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19cm" svg:stroke-color="#840000" draw:stroke-linejoin="round" draw:fill="solid" draw:fill-color="#840000" draw:opacity="0%" fo:padding-top="0.134cm" fo:padding-bottom="0.134cm" fo:padding-left="0.259cm" fo:padding-right="0.259cm"/>
    </style:style>
    <style:style style:name="gr2" style:family="graphic" style:parent-style-name="standard">
      <style:graphic-properties draw:stroke="solid" svg:stroke-width="0.038cm" svg:stroke-color="#840000" draw:stroke-linejoin="round" draw:fill="solid" draw:fill-color="#840000" draw:opacity="0%" fo:padding-top="0.144cm" fo:padding-bottom="0.144cm" fo:padding-left="0.269cm" fo:padding-right="0.269cm"/>
    </style:style>
    <style:style style:name="gr3" style:family="graphic" style:parent-style-name="standard">
      <style:graphic-properties draw:stroke="solid" svg:stroke-width="0.051cm" svg:stroke-color="#840000" draw:stroke-linejoin="round" draw:fill="solid" draw:fill-color="#840000" draw:opacity="0%" fo:padding-top="0.15cm" fo:padding-bottom="0.15cm" fo:padding-left="0.275cm" fo:padding-right="0.275cm"/>
    </style:style>
    <style:style style:name="gr4" style:family="graphic" style:parent-style-name="standard">
      <style:graphic-properties draw:stroke="solid" svg:stroke-width="0.019cm" svg:stroke-color="#840000" draw:stroke-linejoin="round" draw:fill="solid" draw:fill-color="#840000" fo:padding-top="0.134cm" fo:padding-bottom="0.134cm" fo:padding-left="0.259cm" fo:padding-right="0.259cm"/>
    </style:style>
    <style:style style:name="gr5" style:family="graphic" style:parent-style-name="standard">
      <style:graphic-properties draw:stroke="solid" svg:stroke-color="#ffffc2" draw:stroke-linejoin="round" draw:fill="solid" draw:fill-color="#ffffc2" draw:opacity="60%"/>
    </style:style>
    <style:style style:name="gr6" style:family="graphic" style:parent-style-name="standard">
      <style:graphic-properties draw:stroke="solid" svg:stroke-width="0.032cm" svg:stroke-color="#840000" draw:stroke-linejoin="round" draw:fill="solid" draw:fill-color="#840000" draw:opacity="0%" fo:padding-top="0.141cm" fo:padding-bottom="0.141cm" fo:padding-left="0.266cm" fo:padding-right="0.266cm"/>
    </style:style>
    <style:style style:name="gr7" style:family="graphic" style:parent-style-name="standard">
      <style:graphic-properties draw:stroke="solid" svg:stroke-width="0.019cm" svg:stroke-color="#008484" draw:stroke-linejoin="round" draw:fill="solid" draw:fill-color="#008484" draw:opacity="0%" fo:padding-top="0.134cm" fo:padding-bottom="0.134cm" fo:padding-left="0.259cm" fo:padding-right="0.259cm"/>
    </style:style>
    <style:style style:name="gr8" style:family="graphic" style:parent-style-name="standard">
      <style:graphic-properties draw:stroke="solid" svg:stroke-width="0.019cm" svg:stroke-color="#000000" draw:stroke-linejoin="round" draw:fill="solid" draw:fill-color="#000000" draw:opacity="0%" fo:padding-top="0.134cm" fo:padding-bottom="0.134cm" fo:padding-left="0.259cm" fo:padding-right="0.259cm"/>
    </style:style>
    <style:style style:name="gr9" style:family="graphic" style:parent-style-name="standard">
      <style:graphic-properties draw:stroke="solid" svg:stroke-width="0.019cm" svg:stroke-color="#008400" draw:stroke-linejoin="round" draw:fill="solid" draw:fill-color="#008400" draw:opacity="0%" fo:padding-top="0.134cm" fo:padding-bottom="0.134cm" fo:padding-left="0.259cm" fo:padding-right="0.259cm"/>
    </style:style>
    <style:style style:name="gr10" style:family="graphic" style:parent-style-name="standard">
      <style:graphic-properties draw:stroke="solid" svg:stroke-width="0.032cm" svg:stroke-color="#008400" draw:stroke-linejoin="round" draw:fill="solid" draw:fill-color="#008400" fo:padding-top="0.141cm" fo:padding-bottom="0.141cm" fo:padding-left="0.266cm" fo:padding-right="0.266cm"/>
    </style:style>
    <style:style style:name="gr11" style:family="graphic" style:parent-style-name="standard">
      <style:graphic-properties draw:stroke="solid" svg:stroke-width="0.038cm" svg:stroke-color="#000084" draw:stroke-linejoin="round" draw:fill="solid" draw:fill-color="#000084" draw:opacity="0%" fo:padding-top="0.144cm" fo:padding-bottom="0.144cm" fo:padding-left="0.269cm" fo:padding-right="0.269cm"/>
    </style:style>
    <style:style style:name="gr12" style:family="graphic" style:parent-style-name="objectwithoutfill">
      <style:graphic-properties draw:fill="none" draw:textarea-vertical-align="middle"/>
    </style:style>
    <style:style style:name="P1" style:family="paragraph">
      <loext:graphic-properties draw:fill="solid" draw:fill-color="#840000" draw:opacity="0%"/>
    </style:style>
    <style:style style:name="P2" style:family="paragraph">
      <loext:graphic-properties draw:fill="solid" draw:fill-color="#840000"/>
    </style:style>
    <style:style style:name="P3" style:family="paragraph">
      <loext:graphic-properties draw:fill="solid" draw:fill-color="#ffffc2" draw:opacity="60%"/>
    </style:style>
    <style:style style:name="P4" style:family="paragraph">
      <loext:graphic-properties draw:fill="solid" draw:fill-color="#008484" draw:opacity="0%"/>
    </style:style>
    <style:style style:name="P5" style:family="paragraph">
      <loext:graphic-properties draw:fill="solid" draw:fill-color="#000000" draw:opacity="0%"/>
    </style:style>
    <style:style style:name="P6" style:family="paragraph">
      <loext:graphic-properties draw:fill="solid" draw:fill-color="#008400" draw:opacity="0%"/>
    </style:style>
    <style:style style:name="P7" style:family="paragraph">
      <loext:graphic-properties draw:fill="solid" draw:fill-color="#008400"/>
    </style:style>
    <style:style style:name="P8" style:family="paragraph">
      <loext:graphic-properties draw:fill="solid" draw:fill-color="#000084" draw:opacity="0%"/>
    </style:style>
    <style:style style:name="P9" style:family="paragraph">
      <loext:graphic-properties draw:fill="none"/>
      <style:paragraph-properties fo:text-align="center"/>
    </style:style>
  </office:automatic-styles>
  <office:body>
    <office:drawing>
      <draw:page draw:name="page1" draw:style-name="dp1" draw:master-page-name="Default">
        <draw:polygon draw:style-name="gr1" draw:text-style-name="P1" draw:layer="layout" svg:width="13.5cm" svg:height="4cm" svg:x="37.5cm" svg:y="31.626cm" svg:viewBox="0 0 13501 4001" draw:points="6751,4001 0,4001 0,0 13501,0 13501,4001">
          <text:p/>
        </draw:polygon>
        <draw:polygon draw:style-name="gr1" draw:text-style-name="P1" draw:layer="layout" svg:width="49.997cm" svg:height="34.623cm" svg:x="1.251cm" svg:y="1.251cm" svg:viewBox="0 0 49998 34624" draw:points="24999,34624 0,34624 0,0 49998,0 49998,34624">
          <text:p/>
        </draw:polygon>
        <draw:polygon draw:style-name="gr1" draw:text-style-name="P1" draw:layer="layout" svg:width="49.501cm" svg:height="34.128cm" svg:x="1.499cm" svg:y="1.499cm" svg:viewBox="0 0 49502 34129" draw:points="24751,34129 0,34129 0,0 49502,0 49502,34129">
          <text:p/>
        </draw:polygon>
        <draw:line draw:style-name="gr1" draw:text-style-name="P1" draw:layer="layout" svg:x1="7.499cm" svg:y1="1.499cm" svg:x2="7.499cm" svg:y2="1.251cm">
          <text:p/>
        </draw:line>
        <draw:line draw:style-name="gr1" draw:text-style-name="P1" draw:layer="layout" svg:x1="13.751cm" svg:y1="1.499cm" svg:x2="13.751cm" svg:y2="1.251cm">
          <text:p/>
        </draw:line>
        <draw:line draw:style-name="gr1" draw:text-style-name="P1" draw:layer="layout" svg:x1="19.999cm" svg:y1="1.499cm" svg:x2="19.999cm" svg:y2="1.251cm">
          <text:p/>
        </draw:line>
        <draw:line draw:style-name="gr1" draw:text-style-name="P1" draw:layer="layout" svg:x1="26.251cm" svg:y1="1.499cm" svg:x2="26.251cm" svg:y2="1.251cm">
          <text:p/>
        </draw:line>
        <draw:line draw:style-name="gr1" draw:text-style-name="P1" draw:layer="layout" svg:x1="32.499cm" svg:y1="1.499cm" svg:x2="32.499cm" svg:y2="1.251cm">
          <text:p/>
        </draw:line>
        <draw:line draw:style-name="gr1" draw:text-style-name="P1" draw:layer="layout" svg:x1="38.751cm" svg:y1="1.499cm" svg:x2="38.751cm" svg:y2="1.251cm">
          <text:p/>
        </draw:line>
        <draw:line draw:style-name="gr1" draw:text-style-name="P1" draw:layer="layout" svg:x1="44.999cm" svg:y1="1.499cm" svg:x2="44.999cm" svg:y2="1.251cm">
          <text:p/>
        </draw:line>
        <draw:line draw:style-name="gr1" draw:text-style-name="P1" draw:layer="layout" svg:x1="4.505cm" svg:y1="1.448cm" svg:x2="4.413cm" svg:y2="1.448cm">
          <text:p/>
        </draw:line>
        <draw:polyline draw:style-name="gr1" draw:text-style-name="P1" draw:layer="layout" svg:width="0.048cm" svg:height="0.162cm" svg:x="4.413cm" svg:y="1.286cm" svg:viewBox="0 0 49 163" draw:points="49,163 49,0 32,22 16,38 0,45">
          <text:p/>
        </draw:polyline>
        <draw:polyline draw:style-name="gr1" draw:text-style-name="P1" draw:layer="layout" svg:width="0.098cm" svg:height="0.162cm" svg:x="10.655cm" svg:y="1.286cm" svg:viewBox="0 0 99 163" draw:points="6,13 16,6 32,0 71,0 87,6 93,13 99,29 99,45 93,67 0,163 99,163">
          <text:p/>
        </draw:polyline>
        <draw:polyline draw:style-name="gr1" draw:text-style-name="P1" draw:layer="layout" svg:width="0.098cm" svg:height="0.162cm" svg:x="16.907cm" svg:y="1.286cm" svg:viewBox="0 0 99 163" draw:points="0,0 99,0 45,61 71,61 87,67 93,77 99,93 99,131 93,147 87,153 71,163 22,163 6,153 0,147">
          <text:p/>
        </draw:polyline>
        <draw:line draw:style-name="gr1" draw:text-style-name="P1" draw:layer="layout" svg:x1="23.241cm" svg:y1="1.34cm" svg:x2="23.241cm" svg:y2="1.448cm">
          <text:p/>
        </draw:line>
        <draw:polyline draw:style-name="gr1" draw:text-style-name="P1" draw:layer="layout" svg:width="0.102cm" svg:height="0.117cm" svg:x="23.162cm" svg:y="1.276cm" svg:viewBox="0 0 103 118" draw:points="38,0 0,118 103,118">
          <text:p/>
        </draw:polyline>
        <draw:polyline draw:style-name="gr1" draw:text-style-name="P1" draw:layer="layout" svg:width="0.092cm" svg:height="0.162cm" svg:x="29.413cm" svg:y="1.286cm" svg:viewBox="0 0 93 163" draw:points="87,0 10,0 0,77 10,67 26,61 64,61 80,67 87,77 93,93 93,131 87,147 80,153 64,163 26,163 10,153 0,147">
          <text:p/>
        </draw:polyline>
        <draw:polyline draw:style-name="gr1" draw:text-style-name="P1" draw:layer="layout" svg:width="0.092cm" svg:height="0.162cm" svg:x="35.662cm" svg:y="1.286cm" svg:viewBox="0 0 93 163" draw:points="80,0 48,0 32,6 26,13 10,38 0,67 0,131 10,147 16,153 32,163 64,163 80,153 87,147 93,131 93,93 87,77 80,67 64,61 32,61 16,67 10,77 0,93">
          <text:p/>
        </draw:polyline>
        <draw:polyline draw:style-name="gr1" draw:text-style-name="P1" draw:layer="layout" svg:width="0.108cm" svg:height="0.162cm" svg:x="41.907cm" svg:y="1.286cm" svg:viewBox="0 0 109 163" draw:points="0,0 109,0 38,163">
          <text:p/>
        </draw:polyline>
        <draw:polyline draw:style-name="gr1" draw:text-style-name="P1" draw:layer="layout" svg:width="0.092cm" svg:height="0.162cm" svg:x="48.162cm" svg:y="1.286cm" svg:viewBox="0 0 93 163" draw:points="32,67 16,61 10,54 0,38 0,29 10,13 16,6 32,0 64,0 80,6 87,13 93,29 93,38 87,54 80,61 64,67 32,67 16,77 10,83 0,99 0,131 10,147 16,153 32,163 64,163 80,153 87,147 93,131 93,99 87,83 80,77 64,67">
          <text:p/>
        </draw:polyline>
        <draw:line draw:style-name="gr1" draw:text-style-name="P1" draw:layer="layout" svg:x1="7.499cm" svg:y1="35.627cm" svg:x2="7.499cm" svg:y2="35.875cm">
          <text:p/>
        </draw:line>
        <draw:line draw:style-name="gr1" draw:text-style-name="P1" draw:layer="layout" svg:x1="13.751cm" svg:y1="35.627cm" svg:x2="13.751cm" svg:y2="35.875cm">
          <text:p/>
        </draw:line>
        <draw:line draw:style-name="gr1" draw:text-style-name="P1" draw:layer="layout" svg:x1="19.999cm" svg:y1="35.627cm" svg:x2="19.999cm" svg:y2="35.875cm">
          <text:p/>
        </draw:line>
        <draw:line draw:style-name="gr1" draw:text-style-name="P1" draw:layer="layout" svg:x1="26.251cm" svg:y1="35.627cm" svg:x2="26.251cm" svg:y2="35.875cm">
          <text:p/>
        </draw:line>
        <draw:line draw:style-name="gr1" draw:text-style-name="P1" draw:layer="layout" svg:x1="32.499cm" svg:y1="35.627cm" svg:x2="32.499cm" svg:y2="35.875cm">
          <text:p/>
        </draw:line>
        <draw:line draw:style-name="gr1" draw:text-style-name="P1" draw:layer="layout" svg:x1="38.751cm" svg:y1="35.627cm" svg:x2="38.751cm" svg:y2="35.875cm">
          <text:p/>
        </draw:line>
        <draw:line draw:style-name="gr1" draw:text-style-name="P1" draw:layer="layout" svg:x1="44.999cm" svg:y1="35.627cm" svg:x2="44.999cm" svg:y2="35.875cm">
          <text:p/>
        </draw:line>
        <draw:line draw:style-name="gr1" draw:text-style-name="P1" draw:layer="layout" svg:x1="4.505cm" svg:y1="35.824cm" svg:x2="4.413cm" svg:y2="35.824cm">
          <text:p/>
        </draw:line>
        <draw:polyline draw:style-name="gr1" draw:text-style-name="P1" draw:layer="layout" svg:width="0.048cm" svg:height="0.162cm" svg:x="4.413cm" svg:y="35.662cm" svg:viewBox="0 0 49 163" draw:points="49,163 49,0 32,22 16,38 0,45">
          <text:p/>
        </draw:polyline>
        <draw:polyline draw:style-name="gr1" draw:text-style-name="P1" draw:layer="layout" svg:width="0.098cm" svg:height="0.162cm" svg:x="10.655cm" svg:y="35.662cm" svg:viewBox="0 0 99 163" draw:points="6,13 16,6 32,0 71,0 87,6 93,13 99,29 99,45 93,67 0,163 99,163">
          <text:p/>
        </draw:polyline>
        <draw:polyline draw:style-name="gr1" draw:text-style-name="P1" draw:layer="layout" svg:width="0.098cm" svg:height="0.162cm" svg:x="16.907cm" svg:y="35.662cm" svg:viewBox="0 0 99 163" draw:points="0,0 99,0 45,61 71,61 87,67 93,77 99,93 99,131 93,147 87,153 71,163 22,163 6,153 0,147">
          <text:p/>
        </draw:polyline>
        <draw:line draw:style-name="gr1" draw:text-style-name="P1" draw:layer="layout" svg:x1="23.241cm" svg:y1="35.716cm" svg:x2="23.241cm" svg:y2="35.824cm">
          <text:p/>
        </draw:line>
        <draw:polyline draw:style-name="gr1" draw:text-style-name="P1" draw:layer="layout" svg:width="0.102cm" svg:height="0.117cm" svg:x="23.162cm" svg:y="35.652cm" svg:viewBox="0 0 103 118" draw:points="38,0 0,118 103,118">
          <text:p/>
        </draw:polyline>
        <draw:polyline draw:style-name="gr1" draw:text-style-name="P1" draw:layer="layout" svg:width="0.092cm" svg:height="0.162cm" svg:x="29.413cm" svg:y="35.662cm" svg:viewBox="0 0 93 163" draw:points="87,0 10,0 0,77 10,67 26,61 64,61 80,67 87,77 93,93 93,131 87,147 80,153 64,163 26,163 10,153 0,147">
          <text:p/>
        </draw:polyline>
        <draw:polyline draw:style-name="gr1" draw:text-style-name="P1" draw:layer="layout" svg:width="0.092cm" svg:height="0.162cm" svg:x="35.662cm" svg:y="35.662cm" svg:viewBox="0 0 93 163" draw:points="80,0 48,0 32,6 26,13 10,38 0,67 0,131 10,147 16,153 32,163 64,163 80,153 87,147 93,131 93,93 87,77 80,67 64,61 32,61 16,67 10,77 0,93">
          <text:p/>
        </draw:polyline>
        <draw:polyline draw:style-name="gr1" draw:text-style-name="P1" draw:layer="layout" svg:width="0.108cm" svg:height="0.162cm" svg:x="41.907cm" svg:y="35.662cm" svg:viewBox="0 0 109 163" draw:points="0,0 109,0 38,163">
          <text:p/>
        </draw:polyline>
        <draw:polyline draw:style-name="gr1" draw:text-style-name="P1" draw:layer="layout" svg:width="0.092cm" svg:height="0.162cm" svg:x="48.162cm" svg:y="35.662cm" svg:viewBox="0 0 93 163" draw:points="32,67 16,61 10,54 0,38 0,29 10,13 16,6 32,0 64,0 80,6 87,13 93,29 93,38 87,54 80,61 64,67 32,67 16,77 10,83 0,99 0,131 10,147 16,153 32,163 64,163 80,153 87,147 93,131 93,99 87,83 80,77 64,67">
          <text:p/>
        </draw:polyline>
        <draw:line draw:style-name="gr1" draw:text-style-name="P1" draw:layer="layout" svg:x1="1.251cm" svg:y1="7.499cm" svg:x2="1.499cm" svg:y2="7.499cm">
          <text:p/>
        </draw:line>
        <draw:line draw:style-name="gr1" draw:text-style-name="P1" draw:layer="layout" svg:x1="1.251cm" svg:y1="13.751cm" svg:x2="1.499cm" svg:y2="13.751cm">
          <text:p/>
        </draw:line>
        <draw:line draw:style-name="gr1" draw:text-style-name="P1" draw:layer="layout" svg:x1="1.251cm" svg:y1="19.999cm" svg:x2="1.499cm" svg:y2="19.999cm">
          <text:p/>
        </draw:line>
        <draw:line draw:style-name="gr1" draw:text-style-name="P1" draw:layer="layout" svg:x1="1.251cm" svg:y1="26.251cm" svg:x2="1.499cm" svg:y2="26.251cm">
          <text:p/>
        </draw:line>
        <draw:line draw:style-name="gr1" draw:text-style-name="P1" draw:layer="layout" svg:x1="1.251cm" svg:y1="32.499cm" svg:x2="1.499cm" svg:y2="32.499cm">
          <text:p/>
        </draw:line>
        <draw:line draw:style-name="gr1" draw:text-style-name="P1" draw:layer="layout" svg:x1="1.333cm" svg:y1="4.401cm" svg:x2="1.412cm" svg:y2="4.401cm">
          <text:p/>
        </draw:line>
        <draw:polyline draw:style-name="gr1" draw:text-style-name="P1" draw:layer="layout" svg:width="0.108cm" svg:height="0.162cm" svg:x="1.321cm" svg:y="4.286cm" svg:viewBox="0 0 109 163" draw:points="0,163 54,0 109,163">
          <text:p/>
        </draw:polyline>
        <draw:polyline draw:style-name="gr1" draw:text-style-name="P1" draw:layer="layout" svg:width="0.092cm" svg:height="0.162cm" svg:x="1.33cm" svg:y="10.535cm" svg:viewBox="0 0 93 163" draw:points="55,77 77,83 87,93 93,109 93,131 87,147 77,153 64,163 0,163 0,0 55,0 71,6 77,13 87,29 87,45 77,61 71,67 55,77 0,77">
          <text:p/>
        </draw:polyline>
        <draw:polyline draw:style-name="gr1" draw:text-style-name="P1" draw:layer="layout" svg:width="0.098cm" svg:height="0.162cm" svg:x="1.324cm" svg:y="16.786cm" svg:viewBox="0 0 99 163" draw:points="99,147 93,153 71,163 55,163 29,153 16,137 6,121 0,93 0,67 6,38 16,22 29,6 55,0 71,0 93,6 99,13">
          <text:p/>
        </draw:polyline>
        <draw:polygon draw:style-name="gr1" draw:text-style-name="P1" draw:layer="layout" svg:width="0.092cm" svg:height="0.162cm" svg:x="1.33cm" svg:y="23.035cm" svg:viewBox="0 0 93 163" draw:points="0,163 0,0 39,0 64,6 77,22 87,38 93,67 93,93 87,121 77,137 64,153 39,163">
          <text:p/>
        </draw:polygon>
        <draw:line draw:style-name="gr1" draw:text-style-name="P1" draw:layer="layout" svg:x1="1.34cm" svg:y1="29.362cm" svg:x2="1.394cm" svg:y2="29.362cm">
          <text:p/>
        </draw:line>
        <draw:polyline draw:style-name="gr1" draw:text-style-name="P1" draw:layer="layout" svg:width="0.076cm" svg:height="0.162cm" svg:x="1.34cm" svg:y="29.286cm" svg:viewBox="0 0 77 163" draw:points="77,163 0,163 0,0 77,0">
          <text:p/>
        </draw:polyline>
        <draw:line draw:style-name="gr1" draw:text-style-name="P1" draw:layer="layout" svg:x1="1.397cm" svg:y1="35.611cm" svg:x2="1.343cm" svg:y2="35.611cm">
          <text:p/>
        </draw:line>
        <draw:polyline draw:style-name="gr1" draw:text-style-name="P1" draw:layer="layout" svg:width="0.076cm" svg:height="0.162cm" svg:x="1.343cm" svg:y="35.535cm" svg:viewBox="0 0 77 163" draw:points="0,163 0,0 77,0">
          <text:p/>
        </draw:polyline>
        <draw:line draw:style-name="gr1" draw:text-style-name="P1" draw:layer="layout" svg:x1="51.248cm" svg:y1="7.499cm" svg:x2="51cm" svg:y2="7.499cm">
          <text:p/>
        </draw:line>
        <draw:line draw:style-name="gr1" draw:text-style-name="P1" draw:layer="layout" svg:x1="51.248cm" svg:y1="13.751cm" svg:x2="51cm" svg:y2="13.751cm">
          <text:p/>
        </draw:line>
        <draw:line draw:style-name="gr1" draw:text-style-name="P1" draw:layer="layout" svg:x1="51.248cm" svg:y1="19.999cm" svg:x2="51cm" svg:y2="19.999cm">
          <text:p/>
        </draw:line>
        <draw:line draw:style-name="gr1" draw:text-style-name="P1" draw:layer="layout" svg:x1="51.248cm" svg:y1="26.251cm" svg:x2="51cm" svg:y2="26.251cm">
          <text:p/>
        </draw:line>
        <draw:line draw:style-name="gr1" draw:text-style-name="P1" draw:layer="layout" svg:x1="51.248cm" svg:y1="32.499cm" svg:x2="51cm" svg:y2="32.499cm">
          <text:p/>
        </draw:line>
        <draw:line draw:style-name="gr1" draw:text-style-name="P1" draw:layer="layout" svg:x1="51.083cm" svg:y1="4.401cm" svg:x2="51.162cm" svg:y2="4.401cm">
          <text:p/>
        </draw:line>
        <draw:polyline draw:style-name="gr1" draw:text-style-name="P1" draw:layer="layout" svg:width="0.108cm" svg:height="0.162cm" svg:x="51.07cm" svg:y="4.286cm" svg:viewBox="0 0 109 163" draw:points="0,163 54,0 109,163">
          <text:p/>
        </draw:polyline>
        <draw:polyline draw:style-name="gr1" draw:text-style-name="P1" draw:layer="layout" svg:width="0.092cm" svg:height="0.162cm" svg:x="51.079cm" svg:y="10.535cm" svg:viewBox="0 0 93 163" draw:points="55,77 77,83 87,93 93,109 93,131 87,147 77,153 64,163 0,163 0,0 55,0 71,6 77,13 87,29 87,45 77,61 71,67 55,77 0,77">
          <text:p/>
        </draw:polyline>
        <draw:polyline draw:style-name="gr1" draw:text-style-name="P1" draw:layer="layout" svg:width="0.098cm" svg:height="0.162cm" svg:x="51.073cm" svg:y="16.786cm" svg:viewBox="0 0 99 163" draw:points="99,147 93,153 71,163 55,163 29,153 16,137 6,121 0,93 0,67 6,38 16,22 29,6 55,0 71,0 93,6 99,13">
          <text:p/>
        </draw:polyline>
        <draw:polygon draw:style-name="gr1" draw:text-style-name="P1" draw:layer="layout" svg:width="0.092cm" svg:height="0.162cm" svg:x="51.079cm" svg:y="23.035cm" svg:viewBox="0 0 93 163" draw:points="0,163 0,0 39,0 64,6 77,22 87,38 93,67 93,93 87,121 77,137 64,153 39,163">
          <text:p/>
        </draw:polygon>
        <draw:line draw:style-name="gr1" draw:text-style-name="P1" draw:layer="layout" svg:x1="51.089cm" svg:y1="29.362cm" svg:x2="51.143cm" svg:y2="29.362cm">
          <text:p/>
        </draw:line>
        <draw:polyline draw:style-name="gr1" draw:text-style-name="P1" draw:layer="layout" svg:width="0.076cm" svg:height="0.162cm" svg:x="51.089cm" svg:y="29.286cm" svg:viewBox="0 0 77 163" draw:points="77,163 0,163 0,0 77,0">
          <text:p/>
        </draw:polyline>
        <draw:line draw:style-name="gr1" draw:text-style-name="P1" draw:layer="layout" svg:x1="51.146cm" svg:y1="35.611cm" svg:x2="51.092cm" svg:y2="35.611cm">
          <text:p/>
        </draw:line>
        <draw:polyline draw:style-name="gr1" draw:text-style-name="P1" draw:layer="layout" svg:width="0.076cm" svg:height="0.162cm" svg:x="51.092cm" svg:y="35.535cm" svg:viewBox="0 0 77 163" draw:points="0,163 0,0 77,0">
          <text:p/>
        </draw:polyline>
        <draw:polygon draw:style-name="gr1" draw:text-style-name="P1" draw:layer="layout" svg:width="0.105cm" svg:height="0.187cm" svg:x="40.427cm" svg:y="34.909cm" svg:viewBox="0 0 106 188" draw:points="0,188 0,0 45,0 71,10 90,29 96,45 106,80 106,109 96,144 90,163 71,179 45,188">
          <text:p/>
        </draw:polygon>
        <draw:polyline draw:style-name="gr1" draw:text-style-name="P1" draw:layer="layout" svg:width="0.079cm" svg:height="0.124cm" svg:x="40.615cm" svg:y="34.973cm" svg:viewBox="0 0 80 125" draw:points="80,125 80,26 71,10 51,0 16,0 0,10">
          <text:p/>
        </draw:polyline>
        <draw:polyline draw:style-name="gr1" draw:text-style-name="P1" draw:layer="layout" svg:width="0.089cm" svg:height="0.079cm" svg:x="40.605cm" svg:y="35.017cm" svg:viewBox="0 0 90 80" draw:points="90,71 71,80 26,80 10,71 0,55 0,35 10,19 26,10 71,10 90,0">
          <text:p/>
        </draw:polyline>
        <draw:line draw:style-name="gr1" draw:text-style-name="P1" draw:layer="layout" svg:x1="40.757cm" svg:y1="34.973cm" svg:x2="40.827cm" svg:y2="34.973cm">
          <text:p/>
        </draw:line>
        <draw:polyline draw:style-name="gr1" draw:text-style-name="P1" draw:layer="layout" svg:width="0.044cm" svg:height="0.187cm" svg:x="40.783cm" svg:y="34.909cm" svg:viewBox="0 0 45 188" draw:points="0,0 0,163 10,179 26,188 45,188">
          <text:p/>
        </draw:polyline>
        <draw:polyline draw:style-name="gr1" draw:text-style-name="P1" draw:layer="layout" svg:width="0.089cm" svg:height="0.124cm" svg:x="40.881cm" svg:y="34.973cm" svg:viewBox="0 0 90 125" draw:points="80,115 64,125 26,125 10,115 0,99 0,26 10,10 26,0 64,0 80,10 90,26 90,45 0,64">
          <text:p/>
        </draw:polyline>
        <draw:polyline draw:style-name="gr1" draw:text-style-name="P1" draw:layer="layout" svg:width="0.019cm" svg:height="0.016cm" svg:x="41.04cm" svg:y="35.081cm" svg:viewBox="0 0 20 17" draw:points="10,0 20,7 10,17 0,7 10,0 10,17">
          <text:p/>
        </draw:polyline>
        <draw:polyline draw:style-name="gr1" draw:text-style-name="P1" draw:layer="layout" svg:width="0.019cm" svg:height="0.016cm" svg:x="41.04cm" svg:y="34.982cm" svg:viewBox="0 0 20 17" draw:points="10,0 20,7 10,17 0,7 10,0 10,17">
          <text:p/>
        </draw:polyline>
        <draw:line draw:style-name="gr1" draw:text-style-name="P1" draw:layer="layout" svg:x1="37.5cm" svg:y1="35.189cm" svg:x2="51cm" svg:y2="35.189cm">
          <text:p/>
        </draw:line>
        <draw:line draw:style-name="gr1" draw:text-style-name="P1" draw:layer="layout" svg:x1="37.678cm" svg:y1="35.445cm" svg:x2="37.678cm" svg:y2="35.258cm">
          <text:p/>
        </draw:line>
        <draw:line draw:style-name="gr1" draw:text-style-name="P1" draw:layer="layout" svg:x1="37.783cm" svg:y1="35.447cm" svg:x2="37.703cm" svg:y2="35.338cm">
          <text:p/>
        </draw:line>
        <draw:line draw:style-name="gr1" draw:text-style-name="P1" draw:layer="layout" svg:x1="37.784cm" svg:y1="35.258cm" svg:x2="37.678cm" svg:y2="35.367cm">
          <text:p/>
        </draw:line>
        <draw:line draw:style-name="gr1" draw:text-style-name="P1" draw:layer="layout" svg:x1="37.865cm" svg:y1="35.446cm" svg:x2="37.865cm" svg:y2="35.322cm">
          <text:p/>
        </draw:line>
        <draw:polyline draw:style-name="gr1" draw:text-style-name="P1" draw:layer="layout" svg:width="0.016cm" svg:height="0.019cm" svg:x="37.855cm" svg:y="35.258cm" svg:viewBox="0 0 17 20" draw:points="10,0 0,10 10,20 17,10 10,0 10,20">
          <text:p/>
        </draw:polyline>
        <draw:polyline draw:style-name="gr1" draw:text-style-name="P1" draw:layer="layout" svg:width="0.114cm" svg:height="0.187cm" svg:x="37.944cm" svg:y="35.258cm" svg:viewBox="0 0 115 188" draw:points="115,172 109,179 80,188 64,188 35,179 16,163 10,144 0,109 0,80 10,45 16,29 35,10 64,0 80,0 109,10 115,19">
          <text:p/>
        </draw:polyline>
        <draw:polyline draw:style-name="gr1" draw:text-style-name="P1" draw:layer="layout" svg:width="0.079cm" svg:height="0.124cm" svg:x="38.141cm" svg:y="35.322cm" svg:viewBox="0 0 80 125" draw:points="80,125 80,26 71,10 55,0 16,0 0,10">
          <text:p/>
        </draw:polyline>
        <draw:polyline draw:style-name="gr1" draw:text-style-name="P1" draw:layer="layout" svg:width="0.089cm" svg:height="0.079cm" svg:x="38.132cm" svg:y="35.366cm" svg:viewBox="0 0 90 80" draw:points="90,71 71,80 26,80 10,71 0,55 0,35 10,19 26,10 71,10 90,0">
          <text:p/>
        </draw:polyline>
        <draw:line draw:style-name="gr1" draw:text-style-name="P1" draw:layer="layout" svg:x1="38.389cm" svg:y1="35.445cm" svg:x2="38.389cm" svg:y2="35.258cm">
          <text:p/>
        </draw:line>
        <draw:polyline draw:style-name="gr1" draw:text-style-name="P1" draw:layer="layout" svg:width="0.089cm" svg:height="0.124cm" svg:x="38.3cm" svg:y="35.322cm" svg:viewBox="0 0 90 125" draw:points="90,115 74,125 35,125 19,115 10,109 0,90 0,35 10,16 19,10 35,0 74,0 90,10">
          <text:p/>
        </draw:polyline>
        <draw:line draw:style-name="gr1" draw:text-style-name="P1" draw:layer="layout" svg:x1="38.621cm" svg:y1="35.347cm" svg:x2="38.684cm" svg:y2="35.347cm">
          <text:p/>
        </draw:line>
        <draw:polyline draw:style-name="gr1" draw:text-style-name="P1" draw:layer="layout" svg:width="0.089cm" svg:height="0.187cm" svg:x="38.621cm" svg:y="35.258cm" svg:viewBox="0 0 90 188" draw:points="90,188 0,188 0,0 90,0">
          <text:p/>
        </draw:polyline>
        <draw:polyline draw:style-name="gr1" draw:text-style-name="P1" draw:layer="layout" svg:width="0.019cm" svg:height="0.016cm" svg:x="38.783cm" svg:y="35.43cm" svg:viewBox="0 0 20 17" draw:points="10,0 20,7 10,17 0,7 10,0 10,17">
          <text:p/>
        </draw:polyline>
        <draw:polygon draw:style-name="gr1" draw:text-style-name="P1" draw:layer="layout" svg:width="0.108cm" svg:height="0.187cm" svg:x="38.881cm" svg:y="35.258cm" svg:viewBox="0 0 109 188" draw:points="0,188 0,0 45,0 70,10 90,29 99,45 109,80 109,109 99,144 90,163 70,179 45,188">
          <text:p/>
        </draw:polygon>
        <draw:polyline draw:style-name="gr1" draw:text-style-name="P1" draw:layer="layout" svg:width="0.019cm" svg:height="0.016cm" svg:x="39.059cm" svg:y="35.43cm" svg:viewBox="0 0 20 17" draw:points="10,0 20,7 10,17 0,7 10,0 10,17">
          <text:p/>
        </draw:polyline>
        <draw:line draw:style-name="gr1" draw:text-style-name="P1" draw:layer="layout" svg:x1="39.148cm" svg:y1="35.392cm" svg:x2="39.237cm" svg:y2="35.392cm">
          <text:p/>
        </draw:line>
        <draw:polyline draw:style-name="gr1" draw:text-style-name="P1" draw:layer="layout" svg:width="0.124cm" svg:height="0.187cm" svg:x="39.132cm" svg:y="35.258cm" svg:viewBox="0 0 125 188" draw:points="0,188 61,0 125,188">
          <text:p/>
        </draw:polyline>
        <draw:polyline draw:style-name="gr1" draw:text-style-name="P1" draw:layer="layout" svg:width="0.016cm" svg:height="0.016cm" svg:x="39.31cm" svg:y="35.43cm" svg:viewBox="0 0 17 17" draw:points="10,0 17,7 10,17 0,7 10,0 10,17">
          <text:p/>
        </draw:polyline>
        <draw:line draw:style-name="gr1" draw:text-style-name="P1" draw:layer="layout" svg:x1="39.694cm" svg:y1="35.445cm" svg:x2="39.694cm" svg:y2="35.258cm">
          <text:p/>
        </draw:line>
        <draw:line draw:style-name="gr1" draw:text-style-name="P1" draw:layer="layout" svg:x1="39.71cm" svg:y1="35.376cm" svg:x2="39.765cm" svg:y2="35.447cm">
          <text:p/>
        </draw:line>
        <draw:line draw:style-name="gr1" draw:text-style-name="P1" draw:layer="layout" svg:x1="39.765cm" svg:y1="35.322cm" svg:x2="39.694cm" svg:y2="35.393cm">
          <text:p/>
        </draw:line>
        <draw:line draw:style-name="gr1" draw:text-style-name="P1" draw:layer="layout" svg:x1="39.843cm" svg:y1="35.446cm" svg:x2="39.843cm" svg:y2="35.322cm">
          <text:p/>
        </draw:line>
        <draw:polyline draw:style-name="gr1" draw:text-style-name="P1" draw:layer="layout" svg:width="0.019cm" svg:height="0.019cm" svg:x="39.834cm" svg:y="35.258cm" svg:viewBox="0 0 20 20" draw:points="10,0 0,10 10,20 20,10 10,0 10,20">
          <text:p/>
        </draw:polyline>
        <draw:polyline draw:style-name="gr1" draw:text-style-name="P1" draw:layer="layout" svg:width="0.089cm" svg:height="0.124cm" svg:x="39.926cm" svg:y="35.322cm" svg:viewBox="0 0 90 125" draw:points="90,115 71,125 35,125 16,115 6,109 0,90 0,35 6,16 16,10 35,0 71,0 90,10">
          <text:p/>
        </draw:polyline>
        <draw:polyline draw:style-name="gr1" draw:text-style-name="P1" draw:layer="layout" svg:width="0.079cm" svg:height="0.124cm" svg:x="40.094cm" svg:y="35.322cm" svg:viewBox="0 0 80 125" draw:points="80,125 80,26 71,10 55,0 19,0 0,10">
          <text:p/>
        </draw:polyline>
        <draw:polyline draw:style-name="gr1" draw:text-style-name="P1" draw:layer="layout" svg:width="0.089cm" svg:height="0.079cm" svg:x="40.084cm" svg:y="35.366cm" svg:viewBox="0 0 90 80" draw:points="90,71 74,80 29,80 10,71 0,55 0,35 10,19 29,10 74,10 90,0">
          <text:p/>
        </draw:polyline>
        <draw:line draw:style-name="gr1" draw:text-style-name="P1" draw:layer="layout" svg:x1="40.345cm" svg:y1="35.445cm" svg:x2="40.345cm" svg:y2="35.258cm">
          <text:p/>
        </draw:line>
        <draw:polyline draw:style-name="gr1" draw:text-style-name="P1" draw:layer="layout" svg:width="0.089cm" svg:height="0.124cm" svg:x="40.256cm" svg:y="35.322cm" svg:viewBox="0 0 90 125" draw:points="90,115 71,125 35,125 16,115 6,109 0,90 0,35 6,16 16,10 35,0 71,0 90,10">
          <text:p/>
        </draw:polyline>
        <draw:polyline draw:style-name="gr1" draw:text-style-name="P1" draw:layer="layout" svg:width="0.054cm" svg:height="0.286cm" svg:x="40.576cm" svg:y="35.233cm" svg:viewBox="0 0 55 287" draw:points="55,287 45,277 26,249 16,233 6,204 0,159 0,124 6,80 16,54 26,35 45,10 55,0">
          <text:p/>
        </draw:polyline>
        <draw:polyline draw:style-name="gr1" draw:text-style-name="P1" draw:layer="layout" svg:width="0.108cm" svg:height="0.187cm" svg:x="40.691cm" svg:y="35.258cm" svg:viewBox="0 0 109 188" draw:points="99,0 10,0 0,89 10,80 29,73 74,73 90,80 99,89 109,109 109,153 99,172 90,179 74,188 29,188 10,179 0,172">
          <text:p/>
        </draw:polyline>
        <draw:polyline draw:style-name="gr1" draw:text-style-name="P1" draw:layer="layout" svg:width="0.019cm" svg:height="0.016cm" svg:x="40.869cm" svg:y="35.43cm" svg:viewBox="0 0 20 17" draw:points="10,0 20,7 10,17 0,7 10,0 10,17">
          <text:p/>
        </draw:polyline>
        <draw:polygon draw:style-name="gr1" draw:text-style-name="P1" draw:layer="layout" svg:width="0.108cm" svg:height="0.187cm" svg:x="40.957cm" svg:y="35.258cm" svg:viewBox="0 0 109 188" draw:points="48,0 64,0 83,10 93,19 99,35 109,73 109,118 99,153 93,172 83,179 64,188 48,188 29,179 19,172 10,153 0,118 0,73 10,35 19,19 29,10">
          <text:p/>
        </draw:polygon>
        <draw:polyline draw:style-name="gr1" draw:text-style-name="P1" draw:layer="layout" svg:width="0.016cm" svg:height="0.016cm" svg:x="41.138cm" svg:y="35.43cm" svg:viewBox="0 0 17 17" draw:points="7,0 17,7 7,17 0,7 7,0 7,17">
          <text:p/>
        </draw:polyline>
        <draw:polygon draw:style-name="gr1" draw:text-style-name="P1" draw:layer="layout" svg:width="0.105cm" svg:height="0.187cm" svg:x="41.227cm" svg:y="35.258cm" svg:viewBox="0 0 106 188" draw:points="45,0 61,0 80,10 90,19 99,35 106,73 106,118 99,153 90,172 80,179 61,188 45,188 26,179 16,172 10,153 0,118 0,73 10,35 16,19 26,10">
          <text:p/>
        </draw:polygon>
        <draw:polyline draw:style-name="gr1" draw:text-style-name="P1" draw:layer="layout" svg:width="0.054cm" svg:height="0.286cm" svg:x="41.396cm" svg:y="35.233cm" svg:viewBox="0 0 55 287" draw:points="0,287 10,277 29,249 36,233 45,204 55,159 55,124 45,80 36,54 29,35 10,10 0,0">
          <text:p/>
        </draw:polyline>
        <draw:line draw:style-name="gr1" draw:text-style-name="P1" draw:layer="layout" svg:x1="37.5cm" svg:y1="34.814cm" svg:x2="51cm" svg:y2="34.814cm">
          <text:p/>
        </draw:line>
        <draw:line draw:style-name="gr2" draw:text-style-name="P1" draw:layer="layout" svg:x1="48.423cm" svg:y1="35.098cm" svg:x2="48.358cm" svg:y2="35.008cm">
          <text:p/>
        </draw:line>
        <draw:polyline draw:style-name="gr2" draw:text-style-name="P1" draw:layer="layout" svg:width="0.108cm" svg:height="0.187cm" svg:x="48.314cm" svg:y="34.909cm" svg:viewBox="0 0 109 188" draw:points="0,188 0,0 74,0 90,10 99,19 109,35 109,64 99,80 90,89 74,99 0,99">
          <text:p/>
        </draw:polyline>
        <draw:polyline draw:style-name="gr2" draw:text-style-name="P1" draw:layer="layout" svg:width="0.089cm" svg:height="0.124cm" svg:x="48.495cm" svg:y="34.973cm" svg:viewBox="0 0 90 125" draw:points="80,115 61,125 26,125 6,115 0,99 0,26 6,10 26,0 61,0 80,10 90,26 90,45 0,64">
          <text:p/>
        </draw:polyline>
        <draw:polyline draw:style-name="gr2" draw:text-style-name="P1" draw:layer="layout" svg:width="0.089cm" svg:height="0.124cm" svg:x="48.644cm" svg:y="34.973cm" svg:viewBox="0 0 90 125" draw:points="0,0 45,125 90,0">
          <text:p/>
        </draw:polyline>
        <draw:polyline draw:style-name="gr2" draw:text-style-name="P1" draw:layer="layout" svg:width="0.019cm" svg:height="0.016cm" svg:x="48.797cm" svg:y="35.081cm" svg:viewBox="0 0 20 17" draw:points="10,0 20,7 10,17 0,7 10,0 10,17">
          <text:p/>
        </draw:polyline>
        <draw:polyline draw:style-name="gr2" draw:text-style-name="P1" draw:layer="layout" svg:width="0.019cm" svg:height="0.016cm" svg:x="48.797cm" svg:y="34.982cm" svg:viewBox="0 0 20 17" draw:points="10,0 20,7 10,17 0,7 10,0 10,17">
          <text:p/>
        </draw:polyline>
        <draw:polyline draw:style-name="gr2" draw:text-style-name="P1" draw:layer="layout" svg:width="0.117cm" svg:height="0.187cm" svg:x="49.019cm" svg:y="34.909cm" svg:viewBox="0 0 118 188" draw:points="0,0 118,0 54,73 83,73 99,80 109,89 118,109 118,153 109,172 99,179 83,188 29,188 10,179 0,172">
          <text:p/>
        </draw:polyline>
        <draw:polyline draw:style-name="gr2" draw:text-style-name="P1" draw:layer="layout" svg:width="0.019cm" svg:height="0.016cm" svg:x="49.206cm" svg:y="35.081cm" svg:viewBox="0 0 20 17" draw:points="10,0 20,7 10,17 0,7 10,0 10,17">
          <text:p/>
        </draw:polyline>
        <draw:polygon draw:style-name="gr2" draw:text-style-name="P1" draw:layer="layout" svg:width="0.108cm" svg:height="0.187cm" svg:x="49.295cm" svg:y="34.909cm" svg:viewBox="0 0 109 188" draw:points="45,0 64,0 83,10 90,19 99,35 109,73 109,118 99,153 90,172 83,179 64,188 45,188 29,179 19,172 10,153 0,118 0,73 10,35 19,19 29,10">
          <text:p/>
        </draw:polygon>
        <draw:polyline draw:style-name="gr1" draw:text-style-name="P1" draw:layer="layout" svg:width="0.105cm" svg:height="0.187cm" svg:x="37.668cm" svg:y="34.909cm" svg:viewBox="0 0 106 188" draw:points="0,179 26,188 71,188 90,179 99,172 106,153 106,134 99,118 90,109 71,99 35,89 16,80 10,73 0,54 0,35 10,19 16,10 35,0 80,0 106,10">
          <text:p/>
        </draw:polyline>
        <draw:line draw:style-name="gr1" draw:text-style-name="P1" draw:layer="layout" svg:x1="37.855cm" svg:y1="35.097cm" svg:x2="37.855cm" svg:y2="34.973cm">
          <text:p/>
        </draw:line>
        <draw:polyline draw:style-name="gr1" draw:text-style-name="P1" draw:layer="layout" svg:width="0.019cm" svg:height="0.019cm" svg:x="37.846cm" svg:y="34.909cm" svg:viewBox="0 0 20 20" draw:points="10,0 0,10 10,20 20,10 10,0 10,20">
          <text:p/>
        </draw:polyline>
        <draw:polyline draw:style-name="gr1" draw:text-style-name="P1" draw:layer="layout" svg:width="0.098cm" svg:height="0.124cm" svg:x="37.925cm" svg:y="34.973cm" svg:viewBox="0 0 99 125" draw:points="0,0 99,0 0,125 99,125">
          <text:p/>
        </draw:polyline>
        <draw:polyline draw:style-name="gr1" draw:text-style-name="P1" draw:layer="layout" svg:width="0.089cm" svg:height="0.124cm" svg:x="38.087cm" svg:y="34.973cm" svg:viewBox="0 0 90 125" draw:points="80,115 61,125 26,125 10,115 0,99 0,26 10,10 26,0 61,0 80,10 90,26 90,45 0,64">
          <text:p/>
        </draw:polyline>
        <draw:polyline draw:style-name="gr1" draw:text-style-name="P1" draw:layer="layout" svg:width="0.019cm" svg:height="0.016cm" svg:x="38.246cm" svg:y="35.081cm" svg:viewBox="0 0 20 17" draw:points="10,0 20,7 10,17 0,7 10,0 10,17">
          <text:p/>
        </draw:polyline>
        <draw:polyline draw:style-name="gr1" draw:text-style-name="P1" draw:layer="layout" svg:width="0.019cm" svg:height="0.016cm" svg:x="38.246cm" svg:y="34.982cm" svg:viewBox="0 0 20 17" draw:points="10,0 20,7 10,17 0,7 10,0 10,17">
          <text:p/>
        </draw:polyline>
        <draw:line draw:style-name="gr1" draw:text-style-name="P1" draw:layer="layout" svg:x1="38.478cm" svg:y1="35.042cm" svg:x2="38.57cm" svg:y2="35.042cm">
          <text:p/>
        </draw:line>
        <draw:polyline draw:style-name="gr1" draw:text-style-name="P1" draw:layer="layout" svg:width="0.124cm" svg:height="0.187cm" svg:x="38.462cm" svg:y="34.909cm" svg:viewBox="0 0 125 188" draw:points="0,188 61,0 125,188">
          <text:p/>
        </draw:polyline>
        <draw:polyline draw:style-name="gr1" draw:text-style-name="P1" draw:layer="layout" svg:width="0.117cm" svg:height="0.187cm" svg:x="38.63cm" svg:y="34.909cm" svg:viewBox="0 0 118 188" draw:points="0,0 118,0 54,73 80,73 99,80 109,89 118,109 118,153 109,172 99,179 80,188 29,188 10,179 0,172">
          <text:p/>
        </draw:polyline>
        <draw:line draw:style-name="gr1" draw:text-style-name="P1" draw:layer="layout" svg:x1="48.301cm" svg:y1="35.445cm" svg:x2="48.301cm" svg:y2="35.258cm">
          <text:p/>
        </draw:line>
        <draw:line draw:style-name="gr1" draw:text-style-name="P1" draw:layer="layout" svg:x1="48.47cm" svg:y1="35.445cm" svg:x2="48.47cm" svg:y2="35.258cm">
          <text:p/>
        </draw:line>
        <draw:polyline draw:style-name="gr1" draw:text-style-name="P1" draw:layer="layout" svg:width="0.089cm" svg:height="0.124cm" svg:x="48.381cm" svg:y="35.322cm" svg:viewBox="0 0 90 125" draw:points="90,115 71,125 35,125 16,115 10,109 0,90 0,35 10,16 16,10 35,0 71,0 90,10">
          <text:p/>
        </draw:polyline>
        <draw:polyline draw:style-name="gr1" draw:text-style-name="P1" draw:layer="layout" svg:width="0.019cm" svg:height="0.016cm" svg:x="48.549cm" svg:y="35.43cm" svg:viewBox="0 0 20 17" draw:points="10,0 20,7 10,17 0,7 10,0 10,17">
          <text:p/>
        </draw:polyline>
        <draw:polyline draw:style-name="gr1" draw:text-style-name="P1" draw:layer="layout" svg:width="0.019cm" svg:height="0.016cm" svg:x="48.549cm" svg:y="35.331cm" svg:viewBox="0 0 20 17" draw:points="10,0 20,7 10,17 0,7 10,0 10,17">
          <text:p/>
        </draw:polyline>
        <draw:line draw:style-name="gr1" draw:text-style-name="P1" draw:layer="layout" svg:x1="48.889cm" svg:y1="35.446cm" svg:x2="48.781cm" svg:y2="35.446cm">
          <text:p/>
        </draw:line>
        <draw:polyline draw:style-name="gr1" draw:text-style-name="P1" draw:layer="layout" svg:width="0.054cm" svg:height="0.187cm" svg:x="48.781cm" svg:y="35.258cm" svg:viewBox="0 0 55 188" draw:points="55,188 55,0 39,29 19,45 0,54">
          <text:p/>
        </draw:polyline>
        <draw:line draw:style-name="gr1" draw:text-style-name="P1" draw:layer="layout" svg:x1="49.103cm" svg:y1="35.249cm" svg:x2="48.943cm" svg:y2="35.491cm">
          <text:p/>
        </draw:line>
        <draw:line draw:style-name="gr1" draw:text-style-name="P1" draw:layer="layout" svg:x1="49.263cm" svg:y1="35.446cm" svg:x2="49.155cm" svg:y2="35.446cm">
          <text:p/>
        </draw:line>
        <draw:polyline draw:style-name="gr1" draw:text-style-name="P1" draw:layer="layout" svg:width="0.054cm" svg:height="0.187cm" svg:x="49.155cm" svg:y="35.258cm" svg:viewBox="0 0 55 188" draw:points="55,188 55,0 39,29 19,45 0,54">
          <text:p/>
        </draw:polyline>
        <draw:line draw:style-name="gr1" draw:text-style-name="P1" draw:layer="layout" svg:x1="37.5cm" svg:y1="34.312cm" svg:x2="51cm" svg:y2="34.312cm">
          <text:p/>
        </draw:line>
        <draw:line draw:style-name="gr3" draw:text-style-name="P1" draw:layer="layout" svg:x1="37.713cm" svg:y1="34.398cm" svg:x2="37.856cm" svg:y2="34.398cm">
          <text:p/>
        </draw:line>
        <draw:line draw:style-name="gr3" draw:text-style-name="P1" draw:layer="layout" svg:x1="37.751cm" svg:y1="34.65cm" svg:x2="37.784cm" svg:y2="34.398cm">
          <text:p/>
        </draw:line>
        <draw:line draw:style-name="gr3" draw:text-style-name="P1" draw:layer="layout" svg:x1="37.906cm" svg:y1="34.65cm" svg:x2="37.929cm" svg:y2="34.484cm">
          <text:p/>
        </draw:line>
        <draw:polyline draw:style-name="gr3" draw:text-style-name="P1" draw:layer="layout" svg:width="0.025cm" svg:height="0.025cm" svg:x="37.925cm" svg:y="34.398cm" svg:viewBox="0 0 26 26" draw:points="13,0 0,13 10,26 26,13 13,0 10,26">
          <text:p/>
        </draw:polyline>
        <draw:line draw:style-name="gr3" draw:text-style-name="P1" draw:layer="layout" svg:x1="38.011cm" svg:y1="34.484cm" svg:x2="38.106cm" svg:y2="34.484cm">
          <text:p/>
        </draw:line>
        <draw:polyline draw:style-name="gr3" draw:text-style-name="P1" draw:layer="layout" svg:width="0.057cm" svg:height="0.251cm" svg:x="38.03cm" svg:y="34.398cm" svg:viewBox="0 0 58 252" draw:points="29,0 0,217 10,239 32,252 58,252">
          <text:p/>
        </draw:polyline>
        <draw:polyline draw:style-name="gr3" draw:text-style-name="P1" draw:layer="layout" svg:width="0.029cm" svg:height="0.251cm" svg:x="38.176cm" svg:y="34.398cm" svg:viewBox="0 0 30 252" draw:points="30,252 7,239 0,217 26,0">
          <text:p/>
        </draw:polyline>
        <draw:polyline draw:style-name="gr3" draw:text-style-name="P1" draw:layer="layout" svg:width="0.133cm" svg:height="0.165cm" svg:x="38.294cm" svg:y="34.484cm" svg:viewBox="0 0 134 166" draw:points="106,153 80,166 32,166 10,153 0,131 13,35 29,10 54,0 102,0 125,10 134,35 131,57 6,83">
          <text:p/>
        </draw:polyline>
        <draw:polyline draw:style-name="gr3" draw:text-style-name="P1" draw:layer="layout" svg:width="0.022cm" svg:height="0.022cm" svg:x="38.506cm" svg:y="34.627cm" svg:viewBox="0 0 23 23" draw:points="13,0 23,10 10,23 0,10 13,0 10,23">
          <text:p/>
        </draw:polyline>
        <draw:polyline draw:style-name="gr3" draw:text-style-name="P1" draw:layer="layout" svg:width="0.025cm" svg:height="0.025cm" svg:x="38.522cm" svg:y="34.493cm" svg:viewBox="0 0 26 26" draw:points="13,0 26,13 10,26 0,13 13,0 10,26">
          <text:p/>
        </draw:polyline>
        <draw:polygon draw:style-name="gr3" draw:text-style-name="P1" draw:layer="layout" svg:width="0.162cm" svg:height="0.251cm" svg:x="38.827cm" svg:y="34.398cm" svg:viewBox="0 0 163 252" draw:points="0,252 32,0 93,0 128,13 147,38 157,61 163,108 157,143 141,191 125,217 99,239 61,252">
          <text:p/>
        </draw:polygon>
        <draw:line draw:style-name="gr3" draw:text-style-name="P1" draw:layer="layout" svg:x1="39.078cm" svg:y1="34.65cm" svg:x2="39.101cm" svg:y2="34.484cm">
          <text:p/>
        </draw:line>
        <draw:polyline draw:style-name="gr3" draw:text-style-name="P1" draw:layer="layout" svg:width="0.022cm" svg:height="0.025cm" svg:x="39.097cm" svg:y="34.398cm" svg:viewBox="0 0 23 26" draw:points="13,0 0,13 10,26 23,13 13,0 10,26">
          <text:p/>
        </draw:polyline>
        <draw:polyline draw:style-name="gr3" draw:text-style-name="P1" draw:layer="layout" svg:width="0.137cm" svg:height="0.251cm" svg:x="39.189cm" svg:y="34.484cm" svg:viewBox="0 0 138 252" draw:points="138,0 112,204 96,226 83,239 58,252 22,252 0,239">
          <text:p/>
        </draw:polyline>
        <draw:polyline draw:style-name="gr3" draw:text-style-name="P1" draw:layer="layout" svg:width="0.133cm" svg:height="0.165cm" svg:x="39.192cm" svg:y="34.484cm" svg:viewBox="0 0 134 166" draw:points="115,153 90,166 42,166 19,153 10,144 0,118 10,48 22,22 38,10 64,0 112,0 134,10">
          <text:p/>
        </draw:polyline>
        <draw:line draw:style-name="gr3" draw:text-style-name="P1" draw:layer="layout" svg:x1="39.424cm" svg:y1="34.65cm" svg:x2="39.447cm" svg:y2="34.484cm">
          <text:p/>
        </draw:line>
        <draw:polyline draw:style-name="gr3" draw:text-style-name="P1" draw:layer="layout" svg:width="0.022cm" svg:height="0.025cm" svg:x="39.443cm" svg:y="34.398cm" svg:viewBox="0 0 23 26" draw:points="13,0 0,13 10,26 23,13 13,0 10,26">
          <text:p/>
        </draw:polyline>
        <draw:line draw:style-name="gr3" draw:text-style-name="P1" draw:layer="layout" svg:x1="39.529cm" svg:y1="34.484cm" svg:x2="39.624cm" svg:y2="34.484cm">
          <text:p/>
        </draw:line>
        <draw:polyline draw:style-name="gr3" draw:text-style-name="P1" draw:layer="layout" svg:width="0.057cm" svg:height="0.251cm" svg:x="39.548cm" svg:y="34.398cm" svg:viewBox="0 0 58 252" draw:points="29,0 0,217 10,239 32,252 58,252">
          <text:p/>
        </draw:polyline>
        <draw:polyline draw:style-name="gr3" draw:text-style-name="P1" draw:layer="layout" svg:width="0.105cm" svg:height="0.165cm" svg:x="39.707cm" svg:y="34.484cm" svg:viewBox="0 0 106 166" draw:points="90,166 106,35 96,10 74,0 26,0 0,10">
          <text:p/>
        </draw:polyline>
        <draw:polyline draw:style-name="gr3" draw:text-style-name="P1" draw:layer="layout" svg:width="0.127cm" svg:height="0.108cm" svg:x="39.681cm" svg:y="34.541cm" svg:viewBox="0 0 128 109" draw:points="115,96 90,109 29,109 6,96 0,74 0,48 16,26 42,13 102,13 128,0">
          <text:p/>
        </draw:polyline>
        <draw:polyline draw:style-name="gr3" draw:text-style-name="P1" draw:layer="layout" svg:width="0.032cm" svg:height="0.251cm" svg:x="39.919cm" svg:y="34.398cm" svg:viewBox="0 0 33 252" draw:points="33,252 10,239 0,217 26,0">
          <text:p/>
        </draw:polyline>
        <draw:polyline draw:style-name="gr3" draw:text-style-name="P1" draw:layer="layout" svg:width="0.171cm" svg:height="0.251cm" svg:x="40.237cm" svg:y="34.398cm" svg:viewBox="0 0 172 252" draw:points="147,230 134,239 96,252 73,252 38,239 16,217 6,191 0,143 6,108 22,61 38,38 67,13 102,0 128,0 163,13 172,26">
          <text:p/>
        </draw:polyline>
        <draw:polyline draw:style-name="gr3" draw:text-style-name="P1" draw:layer="layout" svg:width="0.162cm" svg:height="0.251cm" svg:x="40.488cm" svg:y="34.398cm" svg:viewBox="0 0 163 252" draw:points="163,13 141,0 102,0 67,13 38,38 22,61 6,108 0,143 6,191 16,217 38,239 73,252 96,252 134,239 147,230 157,143 109,143">
          <text:p/>
        </draw:polyline>
        <draw:line draw:style-name="gr3" draw:text-style-name="P1" draw:layer="layout" svg:x1="40.735cm" svg:y1="34.579cm" svg:x2="40.856cm" svg:y2="34.579cm">
          <text:p/>
        </draw:line>
        <draw:polyline draw:style-name="gr3" draw:text-style-name="P1" draw:layer="layout" svg:width="0.165cm" svg:height="0.251cm" svg:x="40.703cm" svg:y="34.398cm" svg:viewBox="0 0 166 252" draw:points="0,252 115,0 166,252">
          <text:p/>
        </draw:polyline>
        <draw:line draw:style-name="gr3" draw:text-style-name="P1" draw:layer="layout" svg:x1="41.129cm" svg:y1="34.484cm" svg:x2="41.224cm" svg:y2="34.484cm">
          <text:p/>
        </draw:line>
        <draw:polyline draw:style-name="gr3" draw:text-style-name="P1" draw:layer="layout" svg:width="0.057cm" svg:height="0.251cm" svg:x="41.148cm" svg:y="34.398cm" svg:viewBox="0 0 58 252" draw:points="29,0 0,217 10,239 32,252 58,252">
          <text:p/>
        </draw:polyline>
        <draw:polygon draw:style-name="gr3" draw:text-style-name="P1" draw:layer="layout" svg:width="0.14cm" svg:height="0.165cm" svg:x="41.281cm" svg:y="34.484cm" svg:viewBox="0 0 141 166" draw:points="42,166 19,153 10,144 0,118 10,48 26,22 38,10 64,0 99,0 122,10 131,22 141,48 131,118 118,144 106,153 80,166">
          <text:p/>
        </draw:polygon>
        <draw:polygon draw:style-name="gr3" draw:text-style-name="P1" draw:layer="layout" svg:width="0.159cm" svg:height="0.251cm" svg:x="41.707cm" svg:y="34.398cm" svg:viewBox="0 0 160 252" draw:points="0,252 32,0 89,0 125,13 147,38 157,61 160,108 157,143 137,191 125,217 96,239 58,252">
          <text:p/>
        </draw:polygon>
        <draw:polyline draw:style-name="gr3" draw:text-style-name="P1" draw:layer="layout" svg:width="0.168cm" svg:height="0.251cm" svg:x="41.951cm" svg:y="34.398cm" svg:viewBox="0 0 169 252" draw:points="0,0 54,252 169,0">
          <text:p/>
        </draw:polyline>
        <draw:line draw:style-name="gr3" draw:text-style-name="P1" draw:layer="layout" svg:x1="42.17cm" svg:y1="34.65cm" svg:x2="42.203cm" svg:y2="34.398cm">
          <text:p/>
        </draw:line>
        <draw:line draw:style-name="gr3" draw:text-style-name="P1" draw:layer="layout" svg:x1="42.304cm" svg:y1="34.554cm" svg:x2="42.494cm" svg:y2="34.554cm">
          <text:p/>
        </draw:line>
        <draw:polygon draw:style-name="gr3" draw:text-style-name="P1" draw:layer="layout" svg:width="0.162cm" svg:height="0.251cm" svg:x="42.602cm" svg:y="34.398cm" svg:viewBox="0 0 163 252" draw:points="0,252 32,0 89,0 125,13 147,38 157,61 163,108 157,143 141,191 125,217 96,239 61,252">
          <text:p/>
        </draw:polygon>
        <draw:polyline draw:style-name="gr3" draw:text-style-name="P1" draw:layer="layout" svg:width="0.105cm" svg:height="0.165cm" svg:x="43.062cm" svg:y="34.484cm" svg:viewBox="0 0 106 166" draw:points="90,166 106,35 96,10 74,0 26,0 0,10">
          <text:p/>
        </draw:polyline>
        <draw:polyline draw:style-name="gr3" draw:text-style-name="P1" draw:layer="layout" svg:width="0.127cm" svg:height="0.108cm" svg:x="43.037cm" svg:y="34.541cm" svg:viewBox="0 0 128 109" draw:points="115,96 90,109 32,109 6,96 0,74 3,48 16,26 42,13 102,13 128,0">
          <text:p/>
        </draw:polyline>
        <draw:line draw:style-name="gr3" draw:text-style-name="P1" draw:layer="layout" svg:x1="43.377cm" svg:y1="34.65cm" svg:x2="43.41cm" svg:y2="34.398cm">
          <text:p/>
        </draw:line>
        <draw:polyline draw:style-name="gr3" draw:text-style-name="P1" draw:layer="layout" svg:width="0.13cm" svg:height="0.165cm" svg:x="43.266cm" svg:y="34.484cm" svg:viewBox="0 0 131 166" draw:points="115,153 90,166 42,166 19,153 6,144 0,118 6,48 22,22 35,10 61,0 109,0 131,10">
          <text:p/>
        </draw:polyline>
        <draw:polyline draw:style-name="gr3" draw:text-style-name="P1" draw:layer="layout" svg:width="0.105cm" svg:height="0.165cm" svg:x="43.517cm" svg:y="34.484cm" svg:viewBox="0 0 106 166" draw:points="90,166 106,35 96,10 74,0 26,0 0,10">
          <text:p/>
        </draw:polyline>
        <draw:polyline draw:style-name="gr3" draw:text-style-name="P1" draw:layer="layout" svg:width="0.127cm" svg:height="0.108cm" svg:x="43.491cm" svg:y="34.541cm" svg:viewBox="0 0 128 109" draw:points="115,96 90,109 29,109 6,96 0,74 3,48 16,26 42,13 102,13 128,0">
          <text:p/>
        </draw:polyline>
        <draw:line draw:style-name="gr3" draw:text-style-name="P1" draw:layer="layout" svg:x1="43.746cm" svg:y1="34.484cm" svg:x2="43.713cm" svg:y2="34.736cm">
          <text:p/>
        </draw:line>
        <draw:polyline draw:style-name="gr3" draw:text-style-name="P1" draw:layer="layout" svg:width="0.133cm" svg:height="0.165cm" svg:x="43.726cm" svg:y="34.484cm" svg:viewBox="0 0 134 166" draw:points="19,10 45,0 93,0 115,10 125,22 134,48 125,118 109,144 96,153 70,166 22,166 0,153">
          <text:p/>
        </draw:polyline>
        <draw:line draw:style-name="gr3" draw:text-style-name="P1" draw:layer="layout" svg:x1="43.936cm" svg:y1="34.484cm" svg:x2="44.031cm" svg:y2="34.484cm">
          <text:p/>
        </draw:line>
        <draw:polyline draw:style-name="gr3" draw:text-style-name="P1" draw:layer="layout" svg:width="0.057cm" svg:height="0.251cm" svg:x="43.955cm" svg:y="34.398cm" svg:viewBox="0 0 58 252" draw:points="29,0 0,217 10,239 32,252 58,252">
          <text:p/>
        </draw:polyline>
        <draw:polyline draw:style-name="gr3" draw:text-style-name="P1" draw:layer="layout" svg:width="0.13cm" svg:height="0.165cm" svg:x="44.088cm" svg:y="34.484cm" svg:viewBox="0 0 131 166" draw:points="106,153 80,166 32,166 10,153 0,131 10,35 26,10 51,0 99,0 122,10 131,35 128,57 6,83">
          <text:p/>
        </draw:polyline>
        <draw:line draw:style-name="gr3" draw:text-style-name="P1" draw:layer="layout" svg:x1="44.31cm" svg:y1="34.65cm" svg:x2="44.33cm" svg:y2="34.484cm">
          <text:p/>
        </draw:line>
        <draw:polyline draw:style-name="gr3" draw:text-style-name="P1" draw:layer="layout" svg:width="0.079cm" svg:height="0.048cm" svg:x="44.323cm" svg:y="34.484cm" svg:viewBox="0 0 80 49" draw:points="0,49 16,23 29,10 55,0 80,0">
          <text:p/>
        </draw:polyline>
        <draw:line draw:style-name="gr3" draw:text-style-name="P1" draw:layer="layout" svg:x1="44.656cm" svg:y1="34.65cm" svg:x2="44.689cm" svg:y2="34.398cm">
          <text:p/>
        </draw:line>
        <draw:polyline draw:style-name="gr3" draw:text-style-name="P1" draw:layer="layout" svg:width="0.171cm" svg:height="0.251cm" svg:x="44.764cm" svg:y="34.398cm" svg:viewBox="0 0 172 252" draw:points="0,239 35,252 96,252 121,239 134,230 150,204 153,182 144,156 134,143 112,134 64,121 42,108 32,96 22,73 26,48 38,26 54,13 80,0 137,0 172,13">
          <text:p/>
        </draw:polyline>
        <draw:line draw:style-name="gr3" draw:text-style-name="P1" draw:layer="layout" svg:x1="45.012cm" svg:y1="34.579cm" svg:x2="45.129cm" svg:y2="34.579cm">
          <text:p/>
        </draw:line>
        <draw:polyline draw:style-name="gr3" draw:text-style-name="P1" draw:layer="layout" svg:width="0.168cm" svg:height="0.251cm" svg:x="44.977cm" svg:y="34.398cm" svg:viewBox="0 0 169 252" draw:points="0,252 118,0 169,252">
          <text:p/>
        </draw:polyline>
        <draw:polyline draw:style-name="gr3" draw:text-style-name="P1" draw:layer="layout" svg:width="0.171cm" svg:height="0.251cm" svg:x="45.422cm" svg:y="34.398cm" svg:viewBox="0 0 172 252" draw:points="147,230 131,239 96,252 70,252 35,239 16,217 6,191 0,143 3,108 22,61 38,38 64,13 102,0 128,0 160,13 172,26">
          <text:p/>
        </draw:polyline>
        <draw:polyline draw:style-name="gr3" draw:text-style-name="P1" draw:layer="layout" svg:width="0.105cm" svg:height="0.165cm" svg:x="45.691cm" svg:y="34.484cm" svg:viewBox="0 0 106 166" draw:points="87,166 106,35 96,10 74,0 26,0 0,10">
          <text:p/>
        </draw:polyline>
        <draw:polyline draw:style-name="gr3" draw:text-style-name="P1" draw:layer="layout" svg:width="0.13cm" svg:height="0.108cm" svg:x="45.663cm" svg:y="34.541cm" svg:viewBox="0 0 131 109" draw:points="118,96 93,109 32,109 10,96 0,74 3,48 19,26 45,13 106,13 131,0">
          <text:p/>
        </draw:polyline>
        <draw:line draw:style-name="gr3" draw:text-style-name="P1" draw:layer="layout" svg:x1="45.898cm" svg:y1="34.65cm" svg:x2="45.921cm" svg:y2="34.484cm">
          <text:p/>
        </draw:line>
        <draw:polyline draw:style-name="gr3" draw:text-style-name="P1" draw:layer="layout" svg:width="0.076cm" svg:height="0.048cm" svg:x="45.914cm" svg:y="34.484cm" svg:viewBox="0 0 77 49" draw:points="0,49 13,23 29,10 55,0 77,0">
          <text:p/>
        </draw:polyline>
        <draw:line draw:style-name="gr3" draw:text-style-name="P1" draw:layer="layout" svg:x1="46.161cm" svg:y1="34.65cm" svg:x2="46.194cm" svg:y2="34.398cm">
          <text:p/>
        </draw:line>
        <draw:polyline draw:style-name="gr3" draw:text-style-name="P1" draw:layer="layout" svg:width="0.133cm" svg:height="0.165cm" svg:x="46.047cm" svg:y="34.484cm" svg:viewBox="0 0 134 166" draw:points="115,153 90,166 42,166 19,153 10,144 0,118 10,48 26,22 38,10 64,0 112,0 134,10">
          <text:p/>
        </draw:polyline>
        <draw:line draw:style-name="gr1" draw:text-style-name="P1" draw:layer="layout" svg:x1="37.738cm" svg:y1="34.071cm" svg:x2="37.678cm" svg:y2="34.071cm">
          <text:p/>
        </draw:line>
        <draw:polyline draw:style-name="gr1" draw:text-style-name="P1" draw:layer="layout" svg:width="0.089cm" svg:height="0.187cm" svg:x="37.678cm" svg:y="33.982cm" svg:viewBox="0 0 90 188" draw:points="0,188 0,0 90,0">
          <text:p/>
        </draw:polyline>
        <draw:line draw:style-name="gr1" draw:text-style-name="P1" draw:layer="layout" svg:x1="37.836cm" svg:y1="34.17cm" svg:x2="37.836cm" svg:y2="34.046cm">
          <text:p/>
        </draw:line>
        <draw:polyline draw:style-name="gr1" draw:text-style-name="P1" draw:layer="layout" svg:width="0.019cm" svg:height="0.019cm" svg:x="37.827cm" svg:y="33.982cm" svg:viewBox="0 0 20 20" draw:points="10,0 0,10 10,20 20,10 10,0 10,20">
          <text:p/>
        </draw:polyline>
        <draw:polyline draw:style-name="gr1" draw:text-style-name="P1" draw:layer="layout" svg:width="0.029cm" svg:height="0.187cm" svg:x="37.925cm" svg:y="33.982cm" svg:viewBox="0 0 30 188" draw:points="30,188 10,179 0,163 0,0">
          <text:p/>
        </draw:polyline>
        <draw:polyline draw:style-name="gr1" draw:text-style-name="P1" draw:layer="layout" svg:width="0.089cm" svg:height="0.124cm" svg:x="38.014cm" svg:y="34.046cm" svg:viewBox="0 0 90 125" draw:points="83,115 64,125 29,125 10,115 0,99 0,26 10,10 29,0 64,0 83,10 90,26 90,45 0,64">
          <text:p/>
        </draw:polyline>
        <draw:polyline draw:style-name="gr1" draw:text-style-name="P1" draw:layer="layout" svg:width="0.019cm" svg:height="0.016cm" svg:x="38.176cm" svg:y="34.153cm" svg:viewBox="0 0 20 17" draw:points="10,0 20,7 10,17 0,7 10,0 10,17">
          <text:p/>
        </draw:polyline>
        <draw:polyline draw:style-name="gr1" draw:text-style-name="P1" draw:layer="layout" svg:width="0.019cm" svg:height="0.016cm" svg:x="38.176cm" svg:y="34.055cm" svg:viewBox="0 0 20 17" draw:points="10,0 20,7 10,17 0,7 10,0 10,17">
          <text:p/>
        </draw:polyline>
        <draw:polyline draw:style-name="gr1" draw:text-style-name="P1" draw:layer="layout" svg:width="0.127cm" svg:height="0.187cm" svg:x="38.389cm" svg:y="33.982cm" svg:viewBox="0 0 128 188" draw:points="0,0 64,188 128,0">
          <text:p/>
        </draw:polyline>
        <draw:polyline draw:style-name="gr1" draw:text-style-name="P1" draw:layer="layout" svg:width="0.114cm" svg:height="0.187cm" svg:x="38.57cm" svg:y="33.982cm" svg:viewBox="0 0 115 188" draw:points="106,10 90,0 61,0 35,10 16,29 6,45 0,80 0,109 6,144 16,163 35,179 61,188 80,188 106,179 115,172 115,109 80,109">
          <text:p/>
        </draw:polyline>
        <draw:line draw:style-name="gr1" draw:text-style-name="P1" draw:layer="layout" svg:x1="38.757cm" svg:y1="34.115cm" svg:x2="38.846cm" svg:y2="34.115cm">
          <text:p/>
        </draw:line>
        <draw:polyline draw:style-name="gr1" draw:text-style-name="P1" draw:layer="layout" svg:width="0.124cm" svg:height="0.187cm" svg:x="38.738cm" svg:y="33.982cm" svg:viewBox="0 0 125 188" draw:points="0,188 64,0 125,188">
          <text:p/>
        </draw:polyline>
        <draw:line draw:style-name="gr1" draw:text-style-name="P1" draw:layer="layout" svg:x1="38.925cm" svg:y1="34.099cm" svg:x2="39.068cm" svg:y2="34.099cm">
          <text:p/>
        </draw:line>
        <draw:polyline draw:style-name="gr1" draw:text-style-name="P1" draw:layer="layout" svg:width="0.117cm" svg:height="0.187cm" svg:x="39.148cm" svg:y="33.982cm" svg:viewBox="0 0 118 188" draw:points="109,10 90,0 64,0 35,10 19,29 10,45 0,80 0,109 10,144 19,163 35,179 64,188 80,188 109,179 118,172 118,109 80,109">
          <text:p/>
        </draw:polyline>
        <draw:line draw:style-name="gr1" draw:text-style-name="P1" draw:layer="layout" svg:x1="39.345cm" svg:y1="34.17cm" svg:x2="39.345cm" svg:y2="34.046cm">
          <text:p/>
        </draw:line>
        <draw:polyline draw:style-name="gr1" draw:text-style-name="P1" draw:layer="layout" svg:width="0.054cm" svg:height="0.035cm" svg:x="39.345cm" svg:y="34.046cm" svg:viewBox="0 0 55 36" draw:points="0,36 10,16 19,10 36,0 55,0">
          <text:p/>
        </draw:polyline>
        <draw:polyline draw:style-name="gr1" draw:text-style-name="P1" draw:layer="layout" svg:width="0.083cm" svg:height="0.124cm" svg:x="39.459cm" svg:y="34.046cm" svg:viewBox="0 0 84 125" draw:points="84,125 84,26 74,10 55,0 19,0 0,10">
          <text:p/>
        </draw:polyline>
        <draw:polyline draw:style-name="gr1" draw:text-style-name="P1" draw:layer="layout" svg:width="0.089cm" svg:height="0.079cm" svg:x="39.453cm" svg:y="34.09cm" svg:viewBox="0 0 90 80" draw:points="90,71 71,80 26,80 6,71 0,55 0,35 6,19 26,10 71,10 90,0">
          <text:p/>
        </draw:polyline>
        <draw:line draw:style-name="gr1" draw:text-style-name="P1" draw:layer="layout" svg:x1="39.63cm" svg:y1="34.046cm" svg:x2="39.63cm" svg:y2="34.233cm">
          <text:p/>
        </draw:line>
        <draw:polyline draw:style-name="gr1" draw:text-style-name="P1" draw:layer="layout" svg:width="0.089cm" svg:height="0.124cm" svg:x="39.63cm" svg:y="34.046cm" svg:viewBox="0 0 90 125" draw:points="0,10 16,0 55,0 71,10 80,16 90,35 90,90 80,109 71,115 55,125 16,125 0,115">
          <text:p/>
        </draw:polyline>
        <draw:line draw:style-name="gr1" draw:text-style-name="P1" draw:layer="layout" svg:x1="39.799cm" svg:y1="34.169cm" svg:x2="39.799cm" svg:y2="33.982cm">
          <text:p/>
        </draw:line>
        <draw:polyline draw:style-name="gr1" draw:text-style-name="P1" draw:layer="layout" svg:width="0.083cm" svg:height="0.124cm" svg:x="39.799cm" svg:y="34.046cm" svg:viewBox="0 0 84 125" draw:points="84,125 84,26 74,10 55,0 29,0 10,10 0,16">
          <text:p/>
        </draw:polyline>
        <draw:line draw:style-name="gr1" draw:text-style-name="P1" draw:layer="layout" svg:x1="39.97cm" svg:y1="34.17cm" svg:x2="39.97cm" svg:y2="34.046cm">
          <text:p/>
        </draw:line>
        <draw:polyline draw:style-name="gr1" draw:text-style-name="P1" draw:layer="layout" svg:width="0.016cm" svg:height="0.019cm" svg:x="39.961cm" svg:y="33.982cm" svg:viewBox="0 0 17 20" draw:points="10,0 0,10 10,20 17,10 10,0 10,20">
          <text:p/>
        </draw:polyline>
        <draw:polyline draw:style-name="gr1" draw:text-style-name="P1" draw:layer="layout" svg:width="0.089cm" svg:height="0.124cm" svg:x="40.049cm" svg:y="34.046cm" svg:viewBox="0 0 90 125" draw:points="90,115 71,125 35,125 19,115 10,109 0,90 0,35 10,16 19,10 35,0 71,0 90,10">
          <text:p/>
        </draw:polyline>
        <draw:polyline draw:style-name="gr1" draw:text-style-name="P1" draw:layer="layout" svg:width="0.083cm" svg:height="0.124cm" svg:x="40.208cm" svg:y="34.046cm" svg:viewBox="0 0 84 125" draw:points="0,115 19,125 55,125 74,115 84,99 84,90 74,70 55,64 29,64 10,54 0,35 0,26 10,10 29,0 55,0 74,10">
          <text:p/>
        </draw:polyline>
        <draw:line draw:style-name="gr1" draw:text-style-name="P1" draw:layer="layout" svg:x1="40.361cm" svg:y1="34.115cm" svg:x2="40.45cm" svg:y2="34.115cm">
          <text:p/>
        </draw:line>
        <draw:polyline draw:style-name="gr1" draw:text-style-name="P1" draw:layer="layout" svg:width="0.124cm" svg:height="0.187cm" svg:x="40.345cm" svg:y="33.982cm" svg:viewBox="0 0 125 188" draw:points="0,188 61,0 125,188">
          <text:p/>
        </draw:polyline>
        <draw:line draw:style-name="gr1" draw:text-style-name="P1" draw:layer="layout" svg:x1="40.611cm" svg:y1="34.169cm" svg:x2="40.611cm" svg:y2="33.982cm">
          <text:p/>
        </draw:line>
        <draw:polyline draw:style-name="gr1" draw:text-style-name="P1" draw:layer="layout" svg:width="0.089cm" svg:height="0.124cm" svg:x="40.522cm" svg:y="34.046cm" svg:viewBox="0 0 90 125" draw:points="90,115 71,125 35,125 16,115 10,109 0,90 0,35 10,16 16,10 35,0 71,0 90,10">
          <text:p/>
        </draw:polyline>
        <draw:polyline draw:style-name="gr1" draw:text-style-name="P1" draw:layer="layout" svg:width="0.079cm" svg:height="0.124cm" svg:x="40.7cm" svg:y="34.046cm" svg:viewBox="0 0 80 125" draw:points="80,125 80,26 71,10 55,0 19,0 0,10">
          <text:p/>
        </draw:polyline>
        <draw:polyline draw:style-name="gr1" draw:text-style-name="P1" draw:layer="layout" svg:width="0.089cm" svg:height="0.079cm" svg:x="40.691cm" svg:y="34.09cm" svg:viewBox="0 0 90 80" draw:points="90,71 74,80 29,80 10,71 0,55 0,35 10,19 29,10 74,10 90,0">
          <text:p/>
        </draw:polyline>
        <draw:line draw:style-name="gr1" draw:text-style-name="P1" draw:layer="layout" svg:x1="40.869cm" svg:y1="34.046cm" svg:x2="40.869cm" svg:y2="34.233cm">
          <text:p/>
        </draw:line>
        <draw:polyline draw:style-name="gr1" draw:text-style-name="P1" draw:layer="layout" svg:width="0.089cm" svg:height="0.124cm" svg:x="40.869cm" svg:y="34.046cm" svg:viewBox="0 0 90 125" draw:points="0,10 19,0 55,0 74,10 83,16 90,35 90,90 83,109 74,115 55,125 19,125 0,115">
          <text:p/>
        </draw:polyline>
        <draw:line draw:style-name="gr1" draw:text-style-name="P1" draw:layer="layout" svg:x1="41.011cm" svg:y1="34.046cm" svg:x2="41.084cm" svg:y2="34.046cm">
          <text:p/>
        </draw:line>
        <draw:polyline draw:style-name="gr1" draw:text-style-name="P1" draw:layer="layout" svg:width="0.044cm" svg:height="0.187cm" svg:x="41.04cm" svg:y="33.982cm" svg:viewBox="0 0 45 188" draw:points="0,0 0,163 10,179 26,188 45,188">
          <text:p/>
        </draw:polyline>
        <draw:polyline draw:style-name="gr1" draw:text-style-name="P1" draw:layer="layout" svg:width="0.089cm" svg:height="0.124cm" svg:x="41.138cm" svg:y="34.046cm" svg:viewBox="0 0 90 125" draw:points="80,115 61,125 26,125 6,115 0,99 0,26 6,10 26,0 61,0 80,10 90,26 90,45 0,64">
          <text:p/>
        </draw:polyline>
        <draw:line draw:style-name="gr1" draw:text-style-name="P1" draw:layer="layout" svg:x1="41.307cm" svg:y1="34.17cm" svg:x2="41.307cm" svg:y2="34.046cm">
          <text:p/>
        </draw:line>
        <draw:polyline draw:style-name="gr1" draw:text-style-name="P1" draw:layer="layout" svg:width="0.054cm" svg:height="0.035cm" svg:x="41.307cm" svg:y="34.046cm" svg:viewBox="0 0 55 36" draw:points="0,36 10,16 19,10 36,0 55,0">
          <text:p/>
        </draw:polyline>
        <draw:polyline draw:style-name="gr1" draw:text-style-name="P1" draw:layer="layout" svg:width="0.016cm" svg:height="0.016cm" svg:x="41.415cm" svg:y="34.153cm" svg:viewBox="0 0 17 17" draw:points="10,0 17,7 10,17 0,7 10,0 10,17">
          <text:p/>
        </draw:polyline>
        <draw:polyline draw:style-name="gr1" draw:text-style-name="P1" draw:layer="layout" svg:width="0.079cm" svg:height="0.124cm" svg:x="41.504cm" svg:y="34.046cm" svg:viewBox="0 0 80 125" draw:points="0,115 16,125 55,125 71,115 80,99 80,90 71,70 55,64 26,64 10,54 0,35 0,26 10,10 26,0 55,0 71,10">
          <text:p/>
        </draw:polyline>
        <draw:polyline draw:style-name="gr1" draw:text-style-name="P1" draw:layer="layout" svg:width="0.089cm" svg:height="0.124cm" svg:x="41.656cm" svg:y="34.046cm" svg:viewBox="0 0 90 125" draw:points="90,115 71,125 35,125 16,115 6,109 0,90 0,35 6,16 16,10 35,0 71,0 90,10">
          <text:p/>
        </draw:polyline>
        <draw:line draw:style-name="gr1" draw:text-style-name="P1" draw:layer="layout" svg:x1="41.824cm" svg:y1="34.169cm" svg:x2="41.824cm" svg:y2="33.982cm">
          <text:p/>
        </draw:line>
        <draw:polyline draw:style-name="gr1" draw:text-style-name="P1" draw:layer="layout" svg:width="0.079cm" svg:height="0.124cm" svg:x="41.824cm" svg:y="34.046cm" svg:viewBox="0 0 80 125" draw:points="80,125 80,26 71,10 55,0 26,0 10,10 0,16">
          <text:p/>
        </draw:polyline>
        <draw:line draw:style-name="gr1" draw:text-style-name="P1" draw:layer="layout" svg:x1="37.5cm" svg:y1="33.563cm" svg:x2="51cm" svg:y2="33.563cm">
          <text:p/>
        </draw:line>
        <draw:polyline draw:style-name="gr1" draw:text-style-name="P1" draw:layer="layout" svg:width="0.105cm" svg:height="0.187cm" svg:x="37.668cm" svg:y="33.645cm" svg:viewBox="0 0 106 188" draw:points="0,179 26,188 71,188 90,179 99,172 106,153 106,134 99,118 90,109 71,99 35,89 16,80 10,73 0,54 0,35 10,19 16,10 35,0 80,0 106,10">
          <text:p/>
        </draw:polyline>
        <draw:line draw:style-name="gr1" draw:text-style-name="P1" draw:layer="layout" svg:x1="37.855cm" svg:y1="33.832cm" svg:x2="37.855cm" svg:y2="33.645cm">
          <text:p/>
        </draw:line>
        <draw:polyline draw:style-name="gr1" draw:text-style-name="P1" draw:layer="layout" svg:width="0.079cm" svg:height="0.124cm" svg:x="37.855cm" svg:y="33.709cm" svg:viewBox="0 0 80 125" draw:points="80,125 80,26 71,10 55,0 26,0 10,10 0,16">
          <text:p/>
        </draw:polyline>
        <draw:polyline draw:style-name="gr1" draw:text-style-name="P1" draw:layer="layout" svg:width="0.089cm" svg:height="0.124cm" svg:x="38.014cm" svg:y="33.709cm" svg:viewBox="0 0 90 125" draw:points="83,115 64,125 29,125 10,115 0,99 0,26 10,10 29,0 64,0 83,10 90,26 90,45 0,64">
          <text:p/>
        </draw:polyline>
        <draw:polyline draw:style-name="gr1" draw:text-style-name="P1" draw:layer="layout" svg:width="0.089cm" svg:height="0.124cm" svg:x="38.176cm" svg:y="33.709cm" svg:viewBox="0 0 90 125" draw:points="80,115 64,125 26,125 10,115 0,99 0,26 10,10 26,0 64,0 80,10 90,26 90,45 0,64">
          <text:p/>
        </draw:polyline>
        <draw:line draw:style-name="gr1" draw:text-style-name="P1" draw:layer="layout" svg:x1="38.319cm" svg:y1="33.709cm" svg:x2="38.389cm" svg:y2="33.709cm">
          <text:p/>
        </draw:line>
        <draw:polyline draw:style-name="gr1" draw:text-style-name="P1" draw:layer="layout" svg:width="0.044cm" svg:height="0.187cm" svg:x="38.344cm" svg:y="33.645cm" svg:viewBox="0 0 45 188" draw:points="0,0 0,163 10,179 29,188 45,188">
          <text:p/>
        </draw:polyline>
        <draw:polyline draw:style-name="gr1" draw:text-style-name="P1" draw:layer="layout" svg:width="0.019cm" svg:height="0.016cm" svg:x="38.443cm" svg:y="33.817cm" svg:viewBox="0 0 20 17" draw:points="10,0 20,7 10,17 0,7 10,0 10,17">
          <text:p/>
        </draw:polyline>
        <draw:polyline draw:style-name="gr1" draw:text-style-name="P1" draw:layer="layout" svg:width="0.019cm" svg:height="0.016cm" svg:x="38.443cm" svg:y="33.718cm" svg:viewBox="0 0 20 17" draw:points="10,0 20,7 10,17 0,7 10,0 10,17">
          <text:p/>
        </draw:polyline>
        <draw:line draw:style-name="gr1" draw:text-style-name="P1" draw:layer="layout" svg:x1="38.819cm" svg:y1="33.636cm" svg:x2="38.659cm" svg:y2="33.878cm">
          <text:p/>
        </draw:line>
        <draw:polyline draw:style-name="gr2" draw:text-style-name="P1" draw:layer="layout" svg:width="0.108cm" svg:height="0.187cm" svg:x="37.69cm" svg:y="33.271cm" svg:viewBox="0 0 109 188" draw:points="0,0 0,153 10,172 19,179 38,188 74,188 90,179 99,172 109,153 109,0">
          <text:p/>
        </draw:polyline>
        <draw:line draw:style-name="gr2" draw:text-style-name="P1" draw:layer="layout" svg:x1="37.887cm" svg:y1="33.334cm" svg:x2="37.887cm" svg:y2="33.458cm">
          <text:p/>
        </draw:line>
        <draw:polyline draw:style-name="gr2" draw:text-style-name="P1" draw:layer="layout" svg:width="0.079cm" svg:height="0.124cm" svg:x="37.887cm" svg:y="33.334cm" svg:viewBox="0 0 80 125" draw:points="0,16 10,10 29,0 55,0 74,10 80,26 80,125">
          <text:p/>
        </draw:polyline>
        <draw:polyline draw:style-name="gr2" draw:text-style-name="P1" draw:layer="layout" svg:width="0.089cm" svg:height="0.124cm" svg:x="38.049cm" svg:y="33.334cm" svg:viewBox="0 0 90 125" draw:points="90,115 71,125 35,125 16,115 10,109 0,90 0,35 10,16 16,10 35,0 71,0 90,10">
          <text:p/>
        </draw:polyline>
        <draw:line draw:style-name="gr2" draw:text-style-name="P1" draw:layer="layout" svg:x1="38.217cm" svg:y1="33.458cm" svg:x2="38.217cm" svg:y2="33.271cm">
          <text:p/>
        </draw:line>
        <draw:polyline draw:style-name="gr2" draw:text-style-name="P1" draw:layer="layout" svg:width="0.079cm" svg:height="0.124cm" svg:x="38.217cm" svg:y="33.334cm" svg:viewBox="0 0 80 125" draw:points="80,125 80,26 74,10 55,0 29,0 10,10 0,16">
          <text:p/>
        </draw:polyline>
        <draw:polyline draw:style-name="gr2" draw:text-style-name="P1" draw:layer="layout" svg:width="0.089cm" svg:height="0.124cm" svg:x="38.379cm" svg:y="33.334cm" svg:viewBox="0 0 90 125" draw:points="80,115 61,125 26,125 6,115 0,99 0,26 6,10 26,0 61,0 80,10 90,26 90,45 0,64">
          <text:p/>
        </draw:polyline>
        <draw:polyline draw:style-name="gr2" draw:text-style-name="P1" draw:layer="layout" svg:width="0.089cm" svg:height="0.124cm" svg:x="38.538cm" svg:y="33.334cm" svg:viewBox="0 0 90 125" draw:points="90,115 74,125 35,125 19,115 10,109 0,90 0,35 10,16 19,10 35,0 74,0 90,10">
          <text:p/>
        </draw:polyline>
        <draw:line draw:style-name="gr2" draw:text-style-name="P1" draw:layer="layout" svg:x1="38.71cm" svg:y1="33.458cm" svg:x2="38.71cm" svg:y2="33.271cm">
          <text:p/>
        </draw:line>
        <draw:line draw:style-name="gr2" draw:text-style-name="P1" draw:layer="layout" svg:x1="38.725cm" svg:y1="33.388cm" svg:x2="38.78cm" svg:y2="33.459cm">
          <text:p/>
        </draw:line>
        <draw:line draw:style-name="gr2" draw:text-style-name="P1" draw:layer="layout" svg:x1="38.781cm" svg:y1="33.334cm" svg:x2="38.71cm" svg:y2="33.405cm">
          <text:p/>
        </draw:line>
        <draw:polyline draw:style-name="gr2" draw:text-style-name="P1" draw:layer="layout" svg:width="0.089cm" svg:height="0.124cm" svg:x="38.852cm" svg:y="33.334cm" svg:viewBox="0 0 90 125" draw:points="80,115 61,125 26,125 6,115 0,99 0,26 6,10 26,0 61,0 80,10 90,26 90,45 0,64">
          <text:p/>
        </draw:polyline>
        <draw:line draw:style-name="gr2" draw:text-style-name="P1" draw:layer="layout" svg:x1="39.1cm" svg:y1="33.458cm" svg:x2="39.1cm" svg:y2="33.271cm">
          <text:p/>
        </draw:line>
        <draw:polyline draw:style-name="gr2" draw:text-style-name="P1" draw:layer="layout" svg:width="0.089cm" svg:height="0.124cm" svg:x="39.011cm" svg:y="33.334cm" svg:viewBox="0 0 90 125" draw:points="90,115 74,125 35,125 19,115 10,109 0,90 0,35 10,16 19,10 35,0 74,0 90,10">
          <text:p/>
        </draw:polyline>
        <draw:polyline draw:style-name="gr2" draw:text-style-name="P1" draw:layer="layout" svg:width="0.117cm" svg:height="0.187cm" svg:x="39.322cm" svg:y="33.271cm" svg:viewBox="0 0 118 188" draw:points="118,172 109,179 83,188 64,188 38,179 19,163 10,144 0,109 0,80 10,45 19,29 38,10 64,0 83,0 109,10 118,19">
          <text:p/>
        </draw:polyline>
        <draw:polyline draw:style-name="gr2" draw:text-style-name="P1" draw:layer="layout" svg:width="0.083cm" svg:height="0.124cm" svg:x="39.519cm" svg:y="33.334cm" svg:viewBox="0 0 84 125" draw:points="84,125 84,26 74,10 55,0 19,0 0,10">
          <text:p/>
        </draw:polyline>
        <draw:polyline draw:style-name="gr2" draw:text-style-name="P1" draw:layer="layout" svg:width="0.092cm" svg:height="0.079cm" svg:x="39.51cm" svg:y="33.379cm" svg:viewBox="0 0 93 80" draw:points="93,71 74,80 29,80 10,71 0,55 0,35 10,19 29,10 74,10 93,0">
          <text:p/>
        </draw:polyline>
        <draw:polyline draw:style-name="gr2" draw:text-style-name="P1" draw:layer="layout" svg:width="0.079cm" svg:height="0.124cm" svg:x="39.681cm" svg:y="33.334cm" svg:viewBox="0 0 80 125" draw:points="0,115 16,125 55,125 71,115 80,99 80,90 71,70 55,64 26,64 10,54 0,35 0,26 10,10 26,0 55,0 71,10">
          <text:p/>
        </draw:polyline>
        <draw:line draw:style-name="gr2" draw:text-style-name="P1" draw:layer="layout" svg:x1="39.814cm" svg:y1="33.334cm" svg:x2="39.884cm" svg:y2="33.334cm">
          <text:p/>
        </draw:line>
        <draw:polyline draw:style-name="gr2" draw:text-style-name="P1" draw:layer="layout" svg:width="0.044cm" svg:height="0.187cm" svg:x="39.84cm" svg:y="33.271cm" svg:viewBox="0 0 45 188" draw:points="0,0 0,163 10,179 29,188 45,188">
          <text:p/>
        </draw:polyline>
        <draw:line draw:style-name="gr1" draw:text-style-name="P1" draw:layer="layout" svg:x1="39.999cm" svg:y1="34.814cm" svg:x2="39.999cm" svg:y2="35.189cm">
          <text:p/>
        </draw:line>
        <draw:line draw:style-name="gr1" draw:text-style-name="P1" draw:layer="layout" svg:x1="48cm" svg:y1="34.814cm" svg:x2="48cm" svg:y2="35.627cm">
          <text:p/>
        </draw:line>
        <draw:polygon draw:style-name="gr4" draw:text-style-name="P2" draw:layer="layout" svg:width="2.781cm" svg:height="2.496cm" svg:x="24.327cm" svg:y="15.262cm" svg:viewBox="0 0 2782 2497" draw:points="2233,2497 2220,2490 2185,2468 2141,2439 2084,2401 2030,2363 1985,2335 1953,2312 1941,2306 1931,2309 1906,2322 1868,2341 1845,2354 1810,2366 1795,2369 1791,2366 1779,2341 1760,2293 1731,2233 1702,2163 1671,2087 1636,2011 1607,1934 1579,1868 1556,1814 1544,1776 1537,1760 1540,1756 1556,1741 1588,1718 1652,1664 1718,1582 1756,1490 1772,1388 1760,1293 1721,1204 1658,1121 1582,1061 1493,1023 1391,1010 1296,1020 1204,1058 1121,1121 1086,1159 1039,1242 1010,1331 1007,1353 1013,1452 1042,1544 1093,1626 1162,1696 1172,1702 1207,1728 1229,1744 1245,1760 1121,2058 1102,2106 1067,2188 1039,2258 1013,2316 997,2354 988,2366 988,2369 978,2369 956,2363 912,2341 886,2328 854,2312 839,2306 826,2312 797,2331 753,2363 699,2398 648,2433 600,2465 565,2487 549,2497 546,2497 534,2487 505,2465 464,2427 407,2369 397,2360 349,2312 311,2271 286,2242 276,2230 286,2214 308,2179 337,2131 375,2077 476,1931 419,1795 403,1753 381,1702 365,1668 359,1652 343,1645 308,1639 254,1626 187,1614 127,1604 73,1591 32,1585 13,1582 10,1579 6,1569 3,1550 3,1518 0,1464 0,1388 0,1379 3,1305 3,1248 6,1213 6,1197 25,1194 64,1185 121,1175 184,1163 191,1159 254,1147 311,1137 349,1128 365,1121 368,1118 381,1093 400,1051 422,1001 445,950 464,902 476,867 480,851 470,835 448,804 416,756 375,699 375,696 337,638 305,591 286,559 276,543 289,527 318,495 359,451 407,403 422,388 476,334 515,299 537,283 549,276 565,289 600,311 648,343 705,381 708,384 765,422 810,454 845,476 858,483 861,483 883,476 924,464 972,445 1023,422 1070,403 1105,388 1121,378 1128,359 1137,318 1150,260 1162,191 1166,181 1178,114 1188,60 1194,22 1201,6 1210,3 1242,0 1290,0 1350,0 1410,0 1474,0 1525,3 1563,6 1579,10 1585,29 1594,70 1604,130 1620,197 1620,210 1633,276 1645,330 1652,368 1658,381 1661,384 1690,397 1734,416 1788,438 1915,489 2074,381 2087,372 2144,334 2188,302 2220,283 2236,276 2252,289 2284,318 2325,359 2373,410 2411,445 2452,489 2481,518 2496,537 2500,549 2500,556 2490,572 2468,607 2433,654 2395,708 2366,756 2331,807 2309,845 2303,864 2303,870 2315,902 2331,947 2357,1004 2411,1128 2490,1143 2541,1150 2611,1166 2674,1178 2779,1197 2782,1572 2766,1579 2751,1582 2712,1591 2658,1601 2595,1614 2541,1623 2484,1636 2446,1642 2427,1645 2423,1652 2411,1677 2388,1722 2369,1772 2347,1823 2328,1874 2312,1909 2309,1931 2315,1944 2338,1976 2366,2023 2404,2077 2442,2131 2474,2179 2493,2211 2503,2227 2500,2239 2477,2265 2436,2306 2376,2366 2366,2376 2315,2423 2274,2462 2246,2487">
          <text:p/>
        </draw:polygon>
        <draw:polygon draw:style-name="gr5" draw:text-style-name="P3" draw:layer="layout" svg:width="1.27cm" svg:height="1.27cm" svg:x="5.397cm" svg:y="5.715cm" svg:viewBox="0 0 1271 1271" draw:points="635,1271 0,1271 0,0 1271,0 1271,1271">
          <text:p/>
        </draw:polygon>
        <draw:polygon draw:style-name="gr6" draw:text-style-name="P1" draw:layer="layout" svg:width="1.27cm" svg:height="1.27cm" svg:x="5.397cm" svg:y="5.715cm" svg:viewBox="0 0 1271 1271" draw:points="635,1271 0,1271 0,0 1271,0 1271,1271">
          <text:p/>
        </draw:polygon>
        <draw:polygon draw:style-name="gr1" draw:text-style-name="P1" draw:layer="layout" svg:width="0.318cm" svg:height="0.159cm" svg:x="5.715cm" svg:y="6.271cm" svg:viewBox="0 0 319 160" draw:points="0,160 80,160 80,0 159,0 159,160 239,160 239,0 319,0 319,160">
          <text:p/>
        </draw:polygon>
        <draw:line draw:style-name="gr1" draw:text-style-name="P1" draw:layer="layout" svg:x1="6.032cm" svg:y1="5.714cm" svg:x2="6.032cm" svg:y2="5.397cm">
          <text:p/>
        </draw:line>
        <draw:polyline draw:style-name="gr7" draw:text-style-name="P4" draw:layer="layout" svg:width="0.159cm" svg:height="0.105cm" svg:x="5.944cm" svg:y="6.042cm" svg:viewBox="0 0 160 106" draw:points="0,106 160,54 0,0">
          <text:p/>
        </draw:polyline>
        <draw:polyline draw:style-name="gr7" draw:text-style-name="P4" draw:layer="layout" svg:width="0.105cm" svg:height="0.076cm" svg:x="5.998cm" svg:y="5.921cm" svg:viewBox="0 0 106 77" draw:points="99,0 106,16 106,45 99,61 90,68 77,77 29,77 16,68 6,61 0,45 0,16 6,0">
          <text:p/>
        </draw:polyline>
        <draw:polyline draw:style-name="gr7" draw:text-style-name="P4" draw:layer="layout" svg:width="0.105cm" svg:height="0.076cm" svg:x="5.998cm" svg:y="5.785cm" svg:viewBox="0 0 106 77" draw:points="99,0 106,16 106,45 99,61 90,68 77,77 29,77 16,68 6,61 0,45 0,16 6,0">
          <text:p/>
        </draw:polyline>
        <draw:line draw:style-name="gr1" draw:text-style-name="P1" draw:layer="layout" svg:x1="5.991cm" svg:y1="5.585cm" svg:x2="5.991cm" svg:y2="5.677cm">
          <text:p/>
        </draw:line>
        <draw:polyline draw:style-name="gr1" draw:text-style-name="P1" draw:layer="layout" svg:width="0.159cm" svg:height="0.048cm" svg:x="5.832cm" svg:y="5.629cm" svg:viewBox="0 0 160 49" draw:points="160,0 0,0 22,16 38,32 45,49">
          <text:p/>
        </draw:polyline>
        <draw:line draw:style-name="gr1" draw:text-style-name="P1" draw:layer="layout" svg:x1="5.886cm" svg:y1="5.448cm" svg:x2="5.991cm" svg:y2="5.448cm">
          <text:p/>
        </draw:line>
        <draw:polyline draw:style-name="gr1" draw:text-style-name="P1" draw:layer="layout" svg:width="0.111cm" svg:height="0.098cm" svg:x="5.826cm" svg:y="5.426cm" svg:viewBox="0 0 112 99" draw:points="0,61 112,99 112,0">
          <text:p/>
        </draw:polyline>
        <draw:line draw:style-name="gr1" draw:text-style-name="P1" draw:layer="layout" svg:x1="6.032cm" svg:y1="6.985cm" svg:x2="6.032cm" svg:y2="7.302cm">
          <text:p/>
        </draw:line>
        <draw:polyline draw:style-name="gr7" draw:text-style-name="P4" draw:layer="layout" svg:width="0.159cm" svg:height="0.098cm" svg:x="5.944cm" svg:y="6.814cm" svg:viewBox="0 0 160 99" draw:points="10,6 0,22 0,45 10,67 22,83 38,93 70,99 93,99 121,93 137,83 153,67 160,45 160,32 153,6 144,0 93,0 93,32">
          <text:p/>
        </draw:polyline>
        <draw:polyline draw:style-name="gr7" draw:text-style-name="P4" draw:layer="layout" svg:width="0.159cm" svg:height="0.092cm" svg:x="5.944cm" svg:y="6.655cm" svg:viewBox="0 0 160 93" draw:points="160,93 0,93 160,0 0,0">
          <text:p/>
        </draw:polyline>
        <draw:polygon draw:style-name="gr7" draw:text-style-name="P4" draw:layer="layout" svg:width="0.159cm" svg:height="0.089cm" svg:x="5.944cm" svg:y="6.49cm" svg:viewBox="0 0 160 90" draw:points="160,90 0,90 0,51 10,29 22,13 38,6 70,0 93,0 121,6 137,13 153,29 160,51">
          <text:p/>
        </draw:polygon>
        <draw:polyline draw:style-name="gr1" draw:text-style-name="P1" draw:layer="layout" svg:width="0.159cm" svg:height="0.105cm" svg:x="5.832cm" svg:y="7.09cm" svg:viewBox="0 0 160 106" draw:points="0,106 0,0 160,67">
          <text:p/>
        </draw:polyline>
        <draw:line draw:style-name="gr1" draw:text-style-name="P1" draw:layer="layout" svg:x1="6.667cm" svg:y1="6.35cm" svg:x2="6.984cm" svg:y2="6.35cm">
          <text:p/>
        </draw:line>
        <draw:polygon draw:style-name="gr7" draw:text-style-name="P4" draw:layer="layout" svg:width="0.108cm" svg:height="0.159cm" svg:x="6.201cm" svg:y="6.261cm" svg:viewBox="0 0 109 160" draw:points="38,0 70,0 83,10 99,22 109,54 109,105 99,137 83,153 70,160 38,160 22,153 10,137 0,105 0,54 10,22 22,10">
          <text:p/>
        </draw:polygon>
        <draw:polyline draw:style-name="gr7" draw:text-style-name="P4" draw:layer="layout" svg:width="0.092cm" svg:height="0.159cm" svg:x="6.375cm" svg:y="6.261cm" svg:viewBox="0 0 93 160" draw:points="0,0 0,131 6,144 16,153 29,160 61,160 77,153 83,144 93,131 93,0">
          <text:p/>
        </draw:polyline>
        <draw:line draw:style-name="gr7" draw:text-style-name="P4" draw:layer="layout" svg:x1="6.518cm" svg:y1="6.261cm" svg:x2="6.61cm" svg:y2="6.261cm">
          <text:p/>
        </draw:line>
        <draw:line draw:style-name="gr7" draw:text-style-name="P4" draw:layer="layout" svg:x1="6.563cm" svg:y1="6.42cm" svg:x2="6.563cm" svg:y2="6.261cm">
          <text:p/>
        </draw:line>
        <draw:polyline draw:style-name="gr1" draw:text-style-name="P1" draw:layer="layout" svg:width="0.092cm" svg:height="0.159cm" svg:x="6.779cm" svg:y="6.15cm" svg:viewBox="0 0 93 160" draw:points="32,70 16,61 10,54 0,38 0,32 10,16 16,10 32,0 61,0 77,10 83,16 93,32 93,38 83,54 77,61 61,70 32,70 16,77 10,83 0,99 0,131 10,144 16,153 32,160 61,160 77,153 83,144 93,131 93,99 83,83 77,77 61,70">
          <text:p/>
        </draw:polyline>
        <draw:line draw:style-name="gr7" draw:text-style-name="P4" draw:layer="layout" svg:x1="4.658cm" svg:y1="6.121cm" svg:x2="4.764cm" svg:y2="6.281cm">
          <text:p/>
        </draw:line>
        <draw:line draw:style-name="gr7" draw:text-style-name="P4" draw:layer="layout" svg:x1="4.764cm" svg:y1="6.121cm" svg:x2="4.658cm" svg:y2="6.281cm">
          <text:p/>
        </draw:line>
        <draw:line draw:style-name="gr7" draw:text-style-name="P4" draw:layer="layout" svg:x1="4.908cm" svg:y1="6.28cm" svg:x2="4.816cm" svg:y2="6.28cm">
          <text:p/>
        </draw:line>
        <draw:polyline draw:style-name="gr7" draw:text-style-name="P4" draw:layer="layout" svg:width="0.044cm" svg:height="0.159cm" svg:x="4.816cm" svg:y="6.121cm" svg:viewBox="0 0 45 160" draw:points="45,160 45,0 32,22 16,38 0,45">
          <text:p/>
        </draw:polyline>
        <draw:polygon draw:style-name="gr7" draw:text-style-name="P4" draw:layer="layout" svg:width="0.092cm" svg:height="0.159cm" svg:x="3.902cm" svg:y="6.41cm" svg:viewBox="0 0 93 160" draw:points="0,160 0,0 39,0 61,10 77,22 87,38 93,70 93,93 87,121 77,137 61,153 39,160">
          <text:p/>
        </draw:polygon>
        <draw:polyline draw:style-name="gr7" draw:text-style-name="P4" draw:layer="layout" svg:width="0.098cm" svg:height="0.159cm" svg:x="4.054cm" svg:y="6.41cm" svg:viewBox="0 0 99 160" draw:points="93,10 77,0 55,0 32,10 16,22 6,38 0,70 0,93 6,121 16,137 32,153 55,160 67,160 93,153 99,144 99,93 67,93">
          <text:p/>
        </draw:polyline>
        <draw:polygon draw:style-name="gr7" draw:text-style-name="P4" draw:layer="layout" svg:width="0.105cm" svg:height="0.159cm" svg:x="4.213cm" svg:y="6.41cm" svg:viewBox="0 0 106 160" draw:points="38,0 67,0 83,10 99,22 106,54 106,105 99,137 83,153 67,160 38,160 22,153 6,137 0,105 0,54 6,22 22,10">
          <text:p/>
        </draw:polygon>
        <draw:line draw:style-name="gr7" draw:text-style-name="P4" draw:layer="layout" svg:x1="4.439cm" svg:y1="6.487cm" svg:x2="4.388cm" svg:y2="6.487cm">
          <text:p/>
        </draw:line>
        <draw:polyline draw:style-name="gr7" draw:text-style-name="P4" draw:layer="layout" svg:width="0.076cm" svg:height="0.159cm" svg:x="4.388cm" svg:y="6.41cm" svg:viewBox="0 0 77 160" draw:points="0,160 0,0 77,0">
          <text:p/>
        </draw:polyline>
        <draw:polyline draw:style-name="gr7" draw:text-style-name="P4" draw:layer="layout" svg:width="0.092cm" svg:height="0.159cm" svg:x="4.515cm" svg:y="6.41cm" svg:viewBox="0 0 93 160" draw:points="83,0 10,0 0,77 10,70 22,61 61,61 77,70 83,77 93,93 93,131 83,144 77,153 61,160 22,160 10,153 0,144">
          <text:p/>
        </draw:polyline>
        <draw:polyline draw:style-name="gr7" draw:text-style-name="P4" draw:layer="layout" svg:width="0.089cm" svg:height="0.159cm" svg:x="4.667cm" svg:y="6.41cm" svg:viewBox="0 0 90 160" draw:points="0,153 22,160 61,160 77,153 83,144 90,131 90,115 83,99 77,93 61,83 29,77 16,70 6,61 0,45 0,32 6,16 16,10 29,0 67,0 90,10">
          <text:p/>
        </draw:polyline>
        <draw:polyline draw:style-name="gr7" draw:text-style-name="P4" draw:layer="layout" svg:width="0.098cm" svg:height="0.159cm" svg:x="4.81cm" svg:y="6.41cm" svg:viewBox="0 0 99 160" draw:points="0,0 99,0 45,61 71,61 83,70 93,77 99,93 99,131 93,144 83,153 71,160 22,160 6,153 0,144">
          <text:p/>
        </draw:polyline>
        <draw:polygon draw:style-name="gr1" draw:text-style-name="P1" draw:layer="layout" svg:width="0.159cm" svg:height="0.238cm" svg:x="27.464cm" svg:y="9.128cm" svg:viewBox="0 0 160 239" draw:points="0,239 160,239 160,0">
          <text:p/>
        </draw:polygon>
        <draw:polygon draw:style-name="gr6" draw:text-style-name="P1" draw:layer="layout" svg:width="0.318cm" svg:height="0.635cm" svg:x="27.464cm" svg:y="8.572cm" svg:viewBox="0 0 319 636" draw:points="0,159 0,477 319,636 319,397 319,318 319,238 319,0">
          <text:p/>
        </draw:polygon>
        <draw:line draw:style-name="gr1" draw:text-style-name="P1" draw:layer="layout" svg:x1="27.463cm" svg:y1="9.366cm" svg:x2="26.987cm" svg:y2="9.366cm">
          <text:p/>
        </draw:line>
        <draw:line draw:style-name="gr1" draw:text-style-name="P1" draw:layer="layout" svg:x1="27.261cm" svg:y1="9.328cm" svg:x2="27.188cm" svg:y2="9.328cm">
          <text:p/>
        </draw:line>
        <draw:polyline draw:style-name="gr1" draw:text-style-name="P1" draw:layer="layout" svg:width="0.038cm" svg:height="0.127cm" svg:x="27.188cm" svg:y="9.201cm" svg:viewBox="0 0 39 128" draw:points="39,128 39,0 26,16 13,29 0,35">
          <text:p/>
        </draw:polyline>
        <draw:line draw:style-name="gr1" draw:text-style-name="P1" draw:layer="layout" svg:x1="27.463cm" svg:y1="8.89cm" svg:x2="26.987cm" svg:y2="8.89cm">
          <text:p/>
        </draw:line>
        <draw:polyline draw:style-name="gr1" draw:text-style-name="P1" draw:layer="layout" svg:width="0.079cm" svg:height="0.127cm" svg:x="27.181cm" svg:y="8.725cm" svg:viewBox="0 0 80 128" draw:points="0,0 80,0 39,48 55,48 68,54 74,61 80,70 80,102 74,115 68,122 55,128 19,128 6,122 0,115">
          <text:p/>
        </draw:polyline>
        <draw:line draw:style-name="gr1" draw:text-style-name="P1" draw:layer="layout" svg:x1="27.781cm" svg:y1="9.049cm" svg:x2="28.257cm" svg:y2="9.049cm">
          <text:p/>
        </draw:line>
        <draw:line draw:style-name="gr1" draw:text-style-name="P1" draw:layer="layout" svg:x1="28.042cm" svg:y1="8.925cm" svg:x2="28.042cm" svg:y2="9.011cm">
          <text:p/>
        </draw:line>
        <draw:polyline draw:style-name="gr1" draw:text-style-name="P1" draw:layer="layout" svg:width="0.079cm" svg:height="0.089cm" svg:x="27.981cm" svg:y="8.877cm" svg:viewBox="0 0 80 90" draw:points="32,0 0,90 80,90">
          <text:p/>
        </draw:polyline>
        <draw:line draw:style-name="gr1" draw:text-style-name="P1" draw:layer="layout" svg:x1="27.781cm" svg:y1="8.731cm" svg:x2="28.257cm" svg:y2="8.731cm">
          <text:p/>
        </draw:line>
        <draw:polyline draw:style-name="gr1" draw:text-style-name="P1" draw:layer="layout" svg:width="0.073cm" svg:height="0.127cm" svg:x="27.981cm" svg:y="8.566cm" svg:viewBox="0 0 74 128" draw:points="61,0 39,0 26,6 19,10 6,29 0,54 0,102 6,115 13,122 26,128 48,128 61,122 68,115 74,102 74,70 68,61 61,54 48,48 26,48 13,54 6,61 0,70">
          <text:p/>
        </draw:polyline>
        <draw:polyline draw:style-name="gr7" draw:text-style-name="P4" draw:layer="layout" svg:width="0.089cm" svg:height="0.159cm" svg:x="27.426cm" svg:y="7.96cm" svg:viewBox="0 0 90 160" draw:points="0,0 0,131 6,144 13,153 29,160 61,160 74,153 83,144 90,131 90,0">
          <text:p/>
        </draw:polyline>
        <draw:line draw:style-name="gr7" draw:text-style-name="P4" draw:layer="layout" svg:x1="27.673cm" svg:y1="8.118cm" svg:x2="27.584cm" svg:y2="8.118cm">
          <text:p/>
        </draw:line>
        <draw:polyline draw:style-name="gr7" draw:text-style-name="P4" draw:layer="layout" svg:width="0.044cm" svg:height="0.159cm" svg:x="27.584cm" svg:y="7.96cm" svg:viewBox="0 0 45 160" draw:points="45,160 45,0 29,22 13,38 0,45">
          <text:p/>
        </draw:polyline>
        <draw:polyline draw:style-name="gr7" draw:text-style-name="P4" draw:layer="layout" svg:width="0.105cm" svg:height="0.159cm" svg:x="27.727cm" svg:y="7.96cm" svg:viewBox="0 0 106 160" draw:points="0,0 106,0 38,160">
          <text:p/>
        </draw:polyline>
        <draw:polyline draw:style-name="gr7" draw:text-style-name="P4" draw:layer="layout" svg:width="0.105cm" svg:height="0.159cm" svg:x="26.975cm" svg:y="8.249cm" svg:viewBox="0 0 106 160" draw:points="0,0 106,0 38,160">
          <text:p/>
        </draw:polyline>
        <draw:line draw:style-name="gr7" draw:text-style-name="P4" draw:layer="layout" svg:x1="27.21cm" svg:y1="8.303cm" svg:x2="27.21cm" svg:y2="8.408cm">
          <text:p/>
        </draw:line>
        <draw:polyline draw:style-name="gr7" draw:text-style-name="P4" draw:layer="layout" svg:width="0.098cm" svg:height="0.111cm" svg:x="27.134cm" svg:y="8.242cm" svg:viewBox="0 0 99 112" draw:points="38,0 0,112 99,112">
          <text:p/>
        </draw:polyline>
        <draw:polyline draw:style-name="gr7" draw:text-style-name="P4" draw:layer="layout" svg:width="0.076cm" svg:height="0.159cm" svg:x="27.292cm" svg:y="8.249cm" svg:viewBox="0 0 77 160" draw:points="77,160 0,160 0,0">
          <text:p/>
        </draw:polyline>
        <draw:polyline draw:style-name="gr7" draw:text-style-name="P4" draw:layer="layout" svg:width="0.108cm" svg:height="0.159cm" svg:x="27.397cm" svg:y="8.249cm" svg:viewBox="0 0 109 160" draw:points="0,0 54,160 109,0">
          <text:p/>
        </draw:polyline>
        <draw:polyline draw:style-name="gr7" draw:text-style-name="P4" draw:layer="layout" svg:width="0.098cm" svg:height="0.159cm" svg:x="27.549cm" svg:y="8.249cm" svg:viewBox="0 0 99 160" draw:points="99,144 90,153 67,160 55,160 29,153 16,137 6,121 0,93 0,70 6,38 16,22 29,10 55,0 67,0 90,10 99,16">
          <text:p/>
        </draw:polyline>
        <draw:line draw:style-name="gr7" draw:text-style-name="P4" draw:layer="layout" svg:x1="27.797cm" svg:y1="8.407cm" svg:x2="27.708cm" svg:y2="8.407cm">
          <text:p/>
        </draw:line>
        <draw:polyline draw:style-name="gr7" draw:text-style-name="P4" draw:layer="layout" svg:width="0.044cm" svg:height="0.159cm" svg:x="27.708cm" svg:y="8.249cm" svg:viewBox="0 0 45 160" draw:points="45,160 45,0 29,22 16,38 0,45">
          <text:p/>
        </draw:polyline>
        <draw:polyline draw:style-name="gr7" draw:text-style-name="P4" draw:layer="layout" svg:width="0.095cm" svg:height="0.159cm" svg:x="27.861cm" svg:y="8.249cm" svg:viewBox="0 0 96 160" draw:points="90,10 74,0 51,0 29,10 13,22 6,38 0,70 0,93 6,121 13,137 29,153 51,160 67,160 90,153 96,144 96,93 67,93">
          <text:p/>
        </draw:polyline>
        <draw:line draw:style-name="gr7" draw:text-style-name="P4" draw:layer="layout" svg:x1="28.108cm" svg:y1="8.407cm" svg:x2="28.019cm" svg:y2="8.407cm">
          <text:p/>
        </draw:line>
        <draw:polyline draw:style-name="gr7" draw:text-style-name="P4" draw:layer="layout" svg:width="0.044cm" svg:height="0.159cm" svg:x="28.019cm" svg:y="8.249cm" svg:viewBox="0 0 45 160" draw:points="45,160 45,0 29,22 13,38 0,45">
          <text:p/>
        </draw:polyline>
        <draw:polyline draw:style-name="gr7" draw:text-style-name="P4" draw:layer="layout" svg:width="0.092cm" svg:height="0.159cm" svg:x="28.169cm" svg:y="8.249cm" svg:viewBox="0 0 93 160" draw:points="32,70 16,61 10,54 0,38 0,32 10,16 16,10 32,0 61,0 77,10 83,16 93,32 93,38 83,54 77,61 61,70 32,70 16,77 10,83 0,99 0,131 10,144 16,153 32,160 61,160 77,153 83,144 93,131 93,99 83,83 77,77 61,70">
          <text:p/>
        </draw:polyline>
        <draw:polygon draw:style-name="gr1" draw:text-style-name="P1" draw:layer="layout" svg:width="0.159cm" svg:height="0.238cm" svg:x="27.464cm" svg:y="10.398cm" svg:viewBox="0 0 160 239" draw:points="0,239 160,239 160,0">
          <text:p/>
        </draw:polygon>
        <draw:polygon draw:style-name="gr6" draw:text-style-name="P1" draw:layer="layout" svg:width="0.318cm" svg:height="0.635cm" svg:x="27.464cm" svg:y="9.842cm" svg:viewBox="0 0 319 636" draw:points="0,159 0,477 319,636 319,397 319,318 319,238 319,0">
          <text:p/>
        </draw:polygon>
        <draw:line draw:style-name="gr1" draw:text-style-name="P1" draw:layer="layout" svg:x1="27.463cm" svg:y1="10.636cm" svg:x2="26.987cm" svg:y2="10.636cm">
          <text:p/>
        </draw:line>
        <draw:line draw:style-name="gr1" draw:text-style-name="P1" draw:layer="layout" svg:x1="27.261cm" svg:y1="10.598cm" svg:x2="27.188cm" svg:y2="10.598cm">
          <text:p/>
        </draw:line>
        <draw:polyline draw:style-name="gr1" draw:text-style-name="P1" draw:layer="layout" svg:width="0.038cm" svg:height="0.127cm" svg:x="27.188cm" svg:y="10.471cm" svg:viewBox="0 0 39 128" draw:points="39,128 39,0 26,16 13,29 0,35">
          <text:p/>
        </draw:polyline>
        <draw:line draw:style-name="gr1" draw:text-style-name="P1" draw:layer="layout" svg:x1="27.463cm" svg:y1="10.16cm" svg:x2="26.987cm" svg:y2="10.16cm">
          <text:p/>
        </draw:line>
        <draw:polyline draw:style-name="gr1" draw:text-style-name="P1" draw:layer="layout" svg:width="0.079cm" svg:height="0.127cm" svg:x="27.181cm" svg:y="9.995cm" svg:viewBox="0 0 80 128" draw:points="0,0 80,0 39,48 55,48 68,54 74,61 80,70 80,102 74,115 68,122 55,128 19,128 6,122 0,115">
          <text:p/>
        </draw:polyline>
        <draw:line draw:style-name="gr1" draw:text-style-name="P1" draw:layer="layout" svg:x1="27.781cm" svg:y1="10.319cm" svg:x2="28.257cm" svg:y2="10.319cm">
          <text:p/>
        </draw:line>
        <draw:line draw:style-name="gr1" draw:text-style-name="P1" draw:layer="layout" svg:x1="28.042cm" svg:y1="10.195cm" svg:x2="28.042cm" svg:y2="10.281cm">
          <text:p/>
        </draw:line>
        <draw:polyline draw:style-name="gr1" draw:text-style-name="P1" draw:layer="layout" svg:width="0.079cm" svg:height="0.089cm" svg:x="27.981cm" svg:y="10.147cm" svg:viewBox="0 0 80 90" draw:points="32,0 0,90 80,90">
          <text:p/>
        </draw:polyline>
        <draw:line draw:style-name="gr1" draw:text-style-name="P1" draw:layer="layout" svg:x1="27.781cm" svg:y1="10.001cm" svg:x2="28.257cm" svg:y2="10.001cm">
          <text:p/>
        </draw:line>
        <draw:polyline draw:style-name="gr1" draw:text-style-name="P1" draw:layer="layout" svg:width="0.073cm" svg:height="0.127cm" svg:x="27.981cm" svg:y="9.836cm" svg:viewBox="0 0 74 128" draw:points="61,0 39,0 26,6 19,10 6,29 0,54 0,102 6,115 13,122 26,128 48,128 61,122 68,115 74,102 74,70 68,61 61,54 48,48 26,48 13,54 6,61 0,70">
          <text:p/>
        </draw:polyline>
        <draw:polyline draw:style-name="gr7" draw:text-style-name="P4" draw:layer="layout" svg:width="0.089cm" svg:height="0.159cm" svg:x="27.426cm" svg:y="9.23cm" svg:viewBox="0 0 90 160" draw:points="0,0 0,131 6,144 13,153 29,160 61,160 74,153 83,144 90,131 90,0">
          <text:p/>
        </draw:polyline>
        <draw:line draw:style-name="gr7" draw:text-style-name="P4" draw:layer="layout" svg:x1="27.673cm" svg:y1="9.388cm" svg:x2="27.584cm" svg:y2="9.388cm">
          <text:p/>
        </draw:line>
        <draw:polyline draw:style-name="gr7" draw:text-style-name="P4" draw:layer="layout" svg:width="0.044cm" svg:height="0.159cm" svg:x="27.584cm" svg:y="9.23cm" svg:viewBox="0 0 45 160" draw:points="45,160 45,0 29,22 13,38 0,45">
          <text:p/>
        </draw:polyline>
        <draw:polyline draw:style-name="gr7" draw:text-style-name="P4" draw:layer="layout" svg:width="0.092cm" svg:height="0.159cm" svg:x="27.734cm" svg:y="9.23cm" svg:viewBox="0 0 93 160" draw:points="32,70 16,61 10,54 0,38 0,32 10,16 16,10 32,0 61,0 77,10 83,16 93,32 93,38 83,54 77,61 61,70 32,70 16,77 10,83 0,99 0,131 10,144 16,153 32,160 61,160 77,153 83,144 93,131 93,99 83,83 77,77 61,70">
          <text:p/>
        </draw:polyline>
        <draw:polyline draw:style-name="gr7" draw:text-style-name="P4" draw:layer="layout" svg:width="0.105cm" svg:height="0.159cm" svg:x="26.975cm" svg:y="9.519cm" svg:viewBox="0 0 106 160" draw:points="0,0 106,0 38,160">
          <text:p/>
        </draw:polyline>
        <draw:line draw:style-name="gr7" draw:text-style-name="P4" draw:layer="layout" svg:x1="27.21cm" svg:y1="9.573cm" svg:x2="27.21cm" svg:y2="9.678cm">
          <text:p/>
        </draw:line>
        <draw:polyline draw:style-name="gr7" draw:text-style-name="P4" draw:layer="layout" svg:width="0.098cm" svg:height="0.111cm" svg:x="27.134cm" svg:y="9.512cm" svg:viewBox="0 0 99 112" draw:points="38,0 0,112 99,112">
          <text:p/>
        </draw:polyline>
        <draw:polyline draw:style-name="gr7" draw:text-style-name="P4" draw:layer="layout" svg:width="0.076cm" svg:height="0.159cm" svg:x="27.292cm" svg:y="9.519cm" svg:viewBox="0 0 77 160" draw:points="77,160 0,160 0,0">
          <text:p/>
        </draw:polyline>
        <draw:polyline draw:style-name="gr7" draw:text-style-name="P4" draw:layer="layout" svg:width="0.108cm" svg:height="0.159cm" svg:x="27.397cm" svg:y="9.519cm" svg:viewBox="0 0 109 160" draw:points="0,0 54,160 109,0">
          <text:p/>
        </draw:polyline>
        <draw:polyline draw:style-name="gr7" draw:text-style-name="P4" draw:layer="layout" svg:width="0.098cm" svg:height="0.159cm" svg:x="27.549cm" svg:y="9.519cm" svg:viewBox="0 0 99 160" draw:points="99,144 90,153 67,160 55,160 29,153 16,137 6,121 0,93 0,70 6,38 16,22 29,10 55,0 67,0 90,10 99,16">
          <text:p/>
        </draw:polyline>
        <draw:line draw:style-name="gr7" draw:text-style-name="P4" draw:layer="layout" svg:x1="27.797cm" svg:y1="9.677cm" svg:x2="27.708cm" svg:y2="9.677cm">
          <text:p/>
        </draw:line>
        <draw:polyline draw:style-name="gr7" draw:text-style-name="P4" draw:layer="layout" svg:width="0.044cm" svg:height="0.159cm" svg:x="27.708cm" svg:y="9.519cm" svg:viewBox="0 0 45 160" draw:points="45,160 45,0 29,22 16,38 0,45">
          <text:p/>
        </draw:polyline>
        <draw:polyline draw:style-name="gr7" draw:text-style-name="P4" draw:layer="layout" svg:width="0.095cm" svg:height="0.159cm" svg:x="27.861cm" svg:y="9.519cm" svg:viewBox="0 0 96 160" draw:points="90,10 74,0 51,0 29,10 13,22 6,38 0,70 0,93 6,121 13,137 29,153 51,160 67,160 90,153 96,144 96,93 67,93">
          <text:p/>
        </draw:polyline>
        <draw:line draw:style-name="gr7" draw:text-style-name="P4" draw:layer="layout" svg:x1="28.108cm" svg:y1="9.677cm" svg:x2="28.019cm" svg:y2="9.677cm">
          <text:p/>
        </draw:line>
        <draw:polyline draw:style-name="gr7" draw:text-style-name="P4" draw:layer="layout" svg:width="0.044cm" svg:height="0.159cm" svg:x="28.019cm" svg:y="9.519cm" svg:viewBox="0 0 45 160" draw:points="45,160 45,0 29,22 13,38 0,45">
          <text:p/>
        </draw:polyline>
        <draw:polyline draw:style-name="gr7" draw:text-style-name="P4" draw:layer="layout" svg:width="0.092cm" svg:height="0.159cm" svg:x="28.169cm" svg:y="9.519cm" svg:viewBox="0 0 93 160" draw:points="32,70 16,61 10,54 0,38 0,32 10,16 16,10 32,0 61,0 77,10 83,16 93,32 93,38 83,54 77,61 61,70 32,70 16,77 10,83 0,99 0,131 10,144 16,153 32,160 61,160 77,153 83,144 93,131 93,99 83,83 77,77 61,70">
          <text:p/>
        </draw:polyline>
        <draw:polygon draw:style-name="gr1" draw:text-style-name="P1" draw:layer="layout" svg:width="0.159cm" svg:height="0.238cm" svg:x="27.464cm" svg:y="11.509cm" svg:viewBox="0 0 160 239" draw:points="0,239 160,239 160,0">
          <text:p/>
        </draw:polygon>
        <draw:polygon draw:style-name="gr6" draw:text-style-name="P1" draw:layer="layout" svg:width="0.318cm" svg:height="0.635cm" svg:x="27.464cm" svg:y="10.954cm" svg:viewBox="0 0 319 636" draw:points="0,159 0,477 319,636 319,397 319,318 319,238 319,0">
          <text:p/>
        </draw:polygon>
        <draw:line draw:style-name="gr1" draw:text-style-name="P1" draw:layer="layout" svg:x1="27.463cm" svg:y1="11.747cm" svg:x2="26.987cm" svg:y2="11.747cm">
          <text:p/>
        </draw:line>
        <draw:line draw:style-name="gr1" draw:text-style-name="P1" draw:layer="layout" svg:x1="27.261cm" svg:y1="11.709cm" svg:x2="27.188cm" svg:y2="11.709cm">
          <text:p/>
        </draw:line>
        <draw:polyline draw:style-name="gr1" draw:text-style-name="P1" draw:layer="layout" svg:width="0.038cm" svg:height="0.127cm" svg:x="27.188cm" svg:y="11.582cm" svg:viewBox="0 0 39 128" draw:points="39,128 39,0 26,16 13,29 0,35">
          <text:p/>
        </draw:polyline>
        <draw:line draw:style-name="gr1" draw:text-style-name="P1" draw:layer="layout" svg:x1="27.463cm" svg:y1="11.271cm" svg:x2="26.987cm" svg:y2="11.271cm">
          <text:p/>
        </draw:line>
        <draw:polyline draw:style-name="gr1" draw:text-style-name="P1" draw:layer="layout" svg:width="0.079cm" svg:height="0.127cm" svg:x="27.181cm" svg:y="11.106cm" svg:viewBox="0 0 80 128" draw:points="0,0 80,0 39,48 55,48 68,54 74,61 80,70 80,102 74,115 68,122 55,128 19,128 6,122 0,115">
          <text:p/>
        </draw:polyline>
        <draw:line draw:style-name="gr1" draw:text-style-name="P1" draw:layer="layout" svg:x1="27.781cm" svg:y1="11.43cm" svg:x2="28.257cm" svg:y2="11.43cm">
          <text:p/>
        </draw:line>
        <draw:line draw:style-name="gr1" draw:text-style-name="P1" draw:layer="layout" svg:x1="28.042cm" svg:y1="11.306cm" svg:x2="28.042cm" svg:y2="11.392cm">
          <text:p/>
        </draw:line>
        <draw:polyline draw:style-name="gr1" draw:text-style-name="P1" draw:layer="layout" svg:width="0.079cm" svg:height="0.089cm" svg:x="27.981cm" svg:y="11.259cm" svg:viewBox="0 0 80 90" draw:points="32,0 0,90 80,90">
          <text:p/>
        </draw:polyline>
        <draw:line draw:style-name="gr1" draw:text-style-name="P1" draw:layer="layout" svg:x1="27.781cm" svg:y1="11.112cm" svg:x2="28.257cm" svg:y2="11.112cm">
          <text:p/>
        </draw:line>
        <draw:polyline draw:style-name="gr1" draw:text-style-name="P1" draw:layer="layout" svg:width="0.073cm" svg:height="0.127cm" svg:x="27.981cm" svg:y="10.947cm" svg:viewBox="0 0 74 128" draw:points="61,0 39,0 26,6 19,10 6,29 0,54 0,102 6,115 13,122 26,128 48,128 61,122 68,115 74,102 74,70 68,61 61,54 48,48 26,48 13,54 6,61 0,70">
          <text:p/>
        </draw:polyline>
        <draw:polyline draw:style-name="gr7" draw:text-style-name="P4" draw:layer="layout" svg:width="0.089cm" svg:height="0.159cm" svg:x="27.426cm" svg:y="10.341cm" svg:viewBox="0 0 90 160" draw:points="0,0 0,131 6,144 13,153 29,160 61,160 74,153 83,144 90,131 90,0">
          <text:p/>
        </draw:polyline>
        <draw:line draw:style-name="gr7" draw:text-style-name="P4" draw:layer="layout" svg:x1="27.673cm" svg:y1="10.5cm" svg:x2="27.584cm" svg:y2="10.5cm">
          <text:p/>
        </draw:line>
        <draw:polyline draw:style-name="gr7" draw:text-style-name="P4" draw:layer="layout" svg:width="0.044cm" svg:height="0.159cm" svg:x="27.584cm" svg:y="10.341cm" svg:viewBox="0 0 45 160" draw:points="45,160 45,0 29,22 13,38 0,45">
          <text:p/>
        </draw:polyline>
        <draw:polyline draw:style-name="gr7" draw:text-style-name="P4" draw:layer="layout" svg:width="0.092cm" svg:height="0.159cm" svg:x="27.734cm" svg:y="10.341cm" svg:viewBox="0 0 93 160" draw:points="16,160 48,160 61,153 71,144 83,121 93,93 93,32 83,16 77,10 61,0 32,0 16,10 10,16 0,32 0,70 10,83 16,93 32,99 61,99 77,93 83,83 93,70">
          <text:p/>
        </draw:polyline>
        <draw:polyline draw:style-name="gr7" draw:text-style-name="P4" draw:layer="layout" svg:width="0.105cm" svg:height="0.159cm" svg:x="26.975cm" svg:y="10.63cm" svg:viewBox="0 0 106 160" draw:points="0,0 106,0 38,160">
          <text:p/>
        </draw:polyline>
        <draw:line draw:style-name="gr7" draw:text-style-name="P4" draw:layer="layout" svg:x1="27.21cm" svg:y1="10.684cm" svg:x2="27.21cm" svg:y2="10.789cm">
          <text:p/>
        </draw:line>
        <draw:polyline draw:style-name="gr7" draw:text-style-name="P4" draw:layer="layout" svg:width="0.098cm" svg:height="0.111cm" svg:x="27.134cm" svg:y="10.624cm" svg:viewBox="0 0 99 112" draw:points="38,0 0,112 99,112">
          <text:p/>
        </draw:polyline>
        <draw:polyline draw:style-name="gr7" draw:text-style-name="P4" draw:layer="layout" svg:width="0.076cm" svg:height="0.159cm" svg:x="27.292cm" svg:y="10.63cm" svg:viewBox="0 0 77 160" draw:points="77,160 0,160 0,0">
          <text:p/>
        </draw:polyline>
        <draw:polyline draw:style-name="gr7" draw:text-style-name="P4" draw:layer="layout" svg:width="0.108cm" svg:height="0.159cm" svg:x="27.397cm" svg:y="10.63cm" svg:viewBox="0 0 109 160" draw:points="0,0 54,160 109,0">
          <text:p/>
        </draw:polyline>
        <draw:polyline draw:style-name="gr7" draw:text-style-name="P4" draw:layer="layout" svg:width="0.098cm" svg:height="0.159cm" svg:x="27.549cm" svg:y="10.63cm" svg:viewBox="0 0 99 160" draw:points="99,144 90,153 67,160 55,160 29,153 16,137 6,121 0,93 0,70 6,38 16,22 29,10 55,0 67,0 90,10 99,16">
          <text:p/>
        </draw:polyline>
        <draw:line draw:style-name="gr7" draw:text-style-name="P4" draw:layer="layout" svg:x1="27.797cm" svg:y1="10.789cm" svg:x2="27.708cm" svg:y2="10.789cm">
          <text:p/>
        </draw:line>
        <draw:polyline draw:style-name="gr7" draw:text-style-name="P4" draw:layer="layout" svg:width="0.044cm" svg:height="0.159cm" svg:x="27.708cm" svg:y="10.63cm" svg:viewBox="0 0 45 160" draw:points="45,160 45,0 29,22 16,38 0,45">
          <text:p/>
        </draw:polyline>
        <draw:polyline draw:style-name="gr7" draw:text-style-name="P4" draw:layer="layout" svg:width="0.095cm" svg:height="0.159cm" svg:x="27.861cm" svg:y="10.63cm" svg:viewBox="0 0 96 160" draw:points="90,10 74,0 51,0 29,10 13,22 6,38 0,70 0,93 6,121 13,137 29,153 51,160 67,160 90,153 96,144 96,93 67,93">
          <text:p/>
        </draw:polyline>
        <draw:line draw:style-name="gr7" draw:text-style-name="P4" draw:layer="layout" svg:x1="28.108cm" svg:y1="10.789cm" svg:x2="28.019cm" svg:y2="10.789cm">
          <text:p/>
        </draw:line>
        <draw:polyline draw:style-name="gr7" draw:text-style-name="P4" draw:layer="layout" svg:width="0.044cm" svg:height="0.159cm" svg:x="28.019cm" svg:y="10.63cm" svg:viewBox="0 0 45 160" draw:points="45,160 45,0 29,22 13,38 0,45">
          <text:p/>
        </draw:polyline>
        <draw:polyline draw:style-name="gr7" draw:text-style-name="P4" draw:layer="layout" svg:width="0.092cm" svg:height="0.159cm" svg:x="28.169cm" svg:y="10.63cm" svg:viewBox="0 0 93 160" draw:points="32,70 16,61 10,54 0,38 0,32 10,16 16,10 32,0 61,0 77,10 83,16 93,32 93,38 83,54 77,61 61,70 32,70 16,77 10,83 0,99 0,131 10,144 16,153 32,160 61,160 77,153 83,144 93,131 93,99 83,83 77,77 61,70">
          <text:p/>
        </draw:polyline>
        <draw:polygon draw:style-name="gr1" draw:text-style-name="P1" draw:layer="layout" svg:width="0.159cm" svg:height="0.238cm" svg:x="27.464cm" svg:y="12.621cm" svg:viewBox="0 0 160 239" draw:points="0,239 160,239 160,0">
          <text:p/>
        </draw:polygon>
        <draw:polygon draw:style-name="gr6" draw:text-style-name="P1" draw:layer="layout" svg:width="0.318cm" svg:height="0.635cm" svg:x="27.464cm" svg:y="12.065cm" svg:viewBox="0 0 319 636" draw:points="0,159 0,477 319,636 319,397 319,318 319,238 319,0">
          <text:p/>
        </draw:polygon>
        <draw:line draw:style-name="gr1" draw:text-style-name="P1" draw:layer="layout" svg:x1="27.463cm" svg:y1="12.859cm" svg:x2="26.987cm" svg:y2="12.859cm">
          <text:p/>
        </draw:line>
        <draw:line draw:style-name="gr1" draw:text-style-name="P1" draw:layer="layout" svg:x1="27.261cm" svg:y1="12.821cm" svg:x2="27.188cm" svg:y2="12.821cm">
          <text:p/>
        </draw:line>
        <draw:polyline draw:style-name="gr1" draw:text-style-name="P1" draw:layer="layout" svg:width="0.038cm" svg:height="0.127cm" svg:x="27.188cm" svg:y="12.694cm" svg:viewBox="0 0 39 128" draw:points="39,128 39,0 26,16 13,29 0,35">
          <text:p/>
        </draw:polyline>
        <draw:line draw:style-name="gr1" draw:text-style-name="P1" draw:layer="layout" svg:x1="27.463cm" svg:y1="12.382cm" svg:x2="26.987cm" svg:y2="12.382cm">
          <text:p/>
        </draw:line>
        <draw:polyline draw:style-name="gr1" draw:text-style-name="P1" draw:layer="layout" svg:width="0.079cm" svg:height="0.127cm" svg:x="27.181cm" svg:y="12.217cm" svg:viewBox="0 0 80 128" draw:points="0,0 80,0 39,48 55,48 68,54 74,61 80,70 80,102 74,115 68,122 55,128 19,128 6,122 0,115">
          <text:p/>
        </draw:polyline>
        <draw:line draw:style-name="gr1" draw:text-style-name="P1" draw:layer="layout" svg:x1="27.781cm" svg:y1="12.541cm" svg:x2="28.257cm" svg:y2="12.541cm">
          <text:p/>
        </draw:line>
        <draw:line draw:style-name="gr1" draw:text-style-name="P1" draw:layer="layout" svg:x1="28.042cm" svg:y1="12.417cm" svg:x2="28.042cm" svg:y2="12.503cm">
          <text:p/>
        </draw:line>
        <draw:polyline draw:style-name="gr1" draw:text-style-name="P1" draw:layer="layout" svg:width="0.079cm" svg:height="0.089cm" svg:x="27.981cm" svg:y="12.37cm" svg:viewBox="0 0 80 90" draw:points="32,0 0,90 80,90">
          <text:p/>
        </draw:polyline>
        <draw:line draw:style-name="gr1" draw:text-style-name="P1" draw:layer="layout" svg:x1="27.781cm" svg:y1="12.224cm" svg:x2="28.257cm" svg:y2="12.224cm">
          <text:p/>
        </draw:line>
        <draw:polyline draw:style-name="gr1" draw:text-style-name="P1" draw:layer="layout" svg:width="0.073cm" svg:height="0.127cm" svg:x="27.981cm" svg:y="12.059cm" svg:viewBox="0 0 74 128" draw:points="61,0 39,0 26,6 19,10 6,29 0,54 0,102 6,115 13,122 26,128 48,128 61,122 68,115 74,102 74,70 68,61 61,54 48,48 26,48 13,54 6,61 0,70">
          <text:p/>
        </draw:polyline>
        <draw:polyline draw:style-name="gr7" draw:text-style-name="P4" draw:layer="layout" svg:width="0.089cm" svg:height="0.159cm" svg:x="27.426cm" svg:y="11.452cm" svg:viewBox="0 0 90 160" draw:points="0,0 0,131 6,144 13,153 29,160 61,160 74,153 83,144 90,131 90,0">
          <text:p/>
        </draw:polyline>
        <draw:polyline draw:style-name="gr7" draw:text-style-name="P4" draw:layer="layout" svg:width="0.098cm" svg:height="0.159cm" svg:x="27.575cm" svg:y="11.452cm" svg:viewBox="0 0 99 160" draw:points="10,16 16,10 32,0 71,0 83,10 93,16 99,32 99,45 93,70 0,160 99,160">
          <text:p/>
        </draw:polyline>
        <draw:polygon draw:style-name="gr7" draw:text-style-name="P4" draw:layer="layout" svg:width="0.092cm" svg:height="0.159cm" svg:x="27.734cm" svg:y="11.452cm" svg:viewBox="0 0 93 160" draw:points="39,0 55,0 71,10 77,16 83,32 93,61 93,99 83,131 77,144 71,153 55,160 39,160 22,153 16,144 10,131 0,99 0,61 10,32 16,16 22,10">
          <text:p/>
        </draw:polygon>
        <draw:polyline draw:style-name="gr7" draw:text-style-name="P4" draw:layer="layout" svg:width="0.105cm" svg:height="0.159cm" svg:x="26.975cm" svg:y="11.741cm" svg:viewBox="0 0 106 160" draw:points="0,0 106,0 38,160">
          <text:p/>
        </draw:polyline>
        <draw:line draw:style-name="gr7" draw:text-style-name="P4" draw:layer="layout" svg:x1="27.21cm" svg:y1="11.795cm" svg:x2="27.21cm" svg:y2="11.9cm">
          <text:p/>
        </draw:line>
        <draw:polyline draw:style-name="gr7" draw:text-style-name="P4" draw:layer="layout" svg:width="0.098cm" svg:height="0.111cm" svg:x="27.134cm" svg:y="11.735cm" svg:viewBox="0 0 99 112" draw:points="38,0 0,112 99,112">
          <text:p/>
        </draw:polyline>
        <draw:polyline draw:style-name="gr7" draw:text-style-name="P4" draw:layer="layout" svg:width="0.076cm" svg:height="0.159cm" svg:x="27.292cm" svg:y="11.741cm" svg:viewBox="0 0 77 160" draw:points="77,160 0,160 0,0">
          <text:p/>
        </draw:polyline>
        <draw:polyline draw:style-name="gr7" draw:text-style-name="P4" draw:layer="layout" svg:width="0.108cm" svg:height="0.159cm" svg:x="27.397cm" svg:y="11.741cm" svg:viewBox="0 0 109 160" draw:points="0,0 54,160 109,0">
          <text:p/>
        </draw:polyline>
        <draw:polyline draw:style-name="gr7" draw:text-style-name="P4" draw:layer="layout" svg:width="0.098cm" svg:height="0.159cm" svg:x="27.549cm" svg:y="11.741cm" svg:viewBox="0 0 99 160" draw:points="99,144 90,153 67,160 55,160 29,153 16,137 6,121 0,93 0,70 6,38 16,22 29,10 55,0 67,0 90,10 99,16">
          <text:p/>
        </draw:polyline>
        <draw:line draw:style-name="gr7" draw:text-style-name="P4" draw:layer="layout" svg:x1="27.797cm" svg:y1="11.9cm" svg:x2="27.708cm" svg:y2="11.9cm">
          <text:p/>
        </draw:line>
        <draw:polyline draw:style-name="gr7" draw:text-style-name="P4" draw:layer="layout" svg:width="0.044cm" svg:height="0.159cm" svg:x="27.708cm" svg:y="11.741cm" svg:viewBox="0 0 45 160" draw:points="45,160 45,0 29,22 16,38 0,45">
          <text:p/>
        </draw:polyline>
        <draw:polyline draw:style-name="gr7" draw:text-style-name="P4" draw:layer="layout" svg:width="0.095cm" svg:height="0.159cm" svg:x="27.861cm" svg:y="11.741cm" svg:viewBox="0 0 96 160" draw:points="90,10 74,0 51,0 29,10 13,22 6,38 0,70 0,93 6,121 13,137 29,153 51,160 67,160 90,153 96,144 96,93 67,93">
          <text:p/>
        </draw:polyline>
        <draw:line draw:style-name="gr7" draw:text-style-name="P4" draw:layer="layout" svg:x1="28.108cm" svg:y1="11.9cm" svg:x2="28.019cm" svg:y2="11.9cm">
          <text:p/>
        </draw:line>
        <draw:polyline draw:style-name="gr7" draw:text-style-name="P4" draw:layer="layout" svg:width="0.044cm" svg:height="0.159cm" svg:x="28.019cm" svg:y="11.741cm" svg:viewBox="0 0 45 160" draw:points="45,160 45,0 29,22 13,38 0,45">
          <text:p/>
        </draw:polyline>
        <draw:polyline draw:style-name="gr7" draw:text-style-name="P4" draw:layer="layout" svg:width="0.092cm" svg:height="0.159cm" svg:x="28.169cm" svg:y="11.741cm" svg:viewBox="0 0 93 160" draw:points="32,70 16,61 10,54 0,38 0,32 10,16 16,10 32,0 61,0 77,10 83,16 93,32 93,38 83,54 77,61 61,70 32,70 16,77 10,83 0,99 0,131 10,144 16,153 32,160 61,160 77,153 83,144 93,131 93,99 83,83 77,77 61,70">
          <text:p/>
        </draw:polyline>
        <draw:polygon draw:style-name="gr5" draw:text-style-name="P3" draw:layer="layout" svg:width="3.81cm" svg:height="10.16cm" svg:x="33.655cm" svg:y="21.59cm" svg:viewBox="0 0 3811 10161" draw:points="1905,10161 0,10161 0,0 3811,0 3811,10161">
          <text:p/>
        </draw:polygon>
        <draw:polygon draw:style-name="gr6" draw:text-style-name="P1" draw:layer="layout" svg:width="3.81cm" svg:height="10.16cm" svg:x="33.655cm" svg:y="21.59cm" svg:viewBox="0 0 3811 10161" draw:points="1905,10161 0,10161 0,0 3811,0 3811,10161">
          <text:p/>
        </draw:polygon>
        <draw:line draw:style-name="gr1" draw:text-style-name="P1" draw:layer="layout" svg:x1="37.465cm" svg:y1="21.907cm" svg:x2="37.782cm" svg:y2="21.907cm">
          <text:p/>
        </draw:line>
        <draw:polyline draw:style-name="gr7" draw:text-style-name="P4" draw:layer="layout" svg:width="0.098cm" svg:height="0.159cm" svg:x="36.938cm" svg:y="21.819cm" svg:viewBox="0 0 99 160" draw:points="90,10 74,0 51,0 29,10 13,22 6,38 0,70 0,93 6,121 13,137 29,153 51,160 67,160 90,153 99,144 99,93 67,93">
          <text:p/>
        </draw:polyline>
        <draw:polyline draw:style-name="gr7" draw:text-style-name="P4" draw:layer="layout" svg:width="0.092cm" svg:height="0.159cm" svg:x="37.103cm" svg:y="21.819cm" svg:viewBox="0 0 93 160" draw:points="0,160 0,0 93,160 93,0">
          <text:p/>
        </draw:polyline>
        <draw:polygon draw:style-name="gr7" draw:text-style-name="P4" draw:layer="layout" svg:width="0.092cm" svg:height="0.159cm" svg:x="37.268cm" svg:y="21.819cm" svg:viewBox="0 0 93 160" draw:points="0,160 0,0 39,0 61,10 77,22 87,38 93,70 93,93 87,121 77,137 61,153 39,160">
          <text:p/>
        </draw:polygon>
        <draw:line draw:style-name="gr1" draw:text-style-name="P1" draw:layer="layout" svg:x1="37.668cm" svg:y1="21.866cm" svg:x2="37.576cm" svg:y2="21.866cm">
          <text:p/>
        </draw:line>
        <draw:polyline draw:style-name="gr1" draw:text-style-name="P1" draw:layer="layout" svg:width="0.048cm" svg:height="0.159cm" svg:x="37.576cm" svg:y="21.707cm" svg:viewBox="0 0 49 160" draw:points="49,160 49,0 32,22 16,38 0,45">
          <text:p/>
        </draw:polyline>
        <draw:line draw:style-name="gr1" draw:text-style-name="P1" draw:layer="layout" svg:x1="37.465cm" svg:y1="24.765cm" svg:x2="37.782cm" svg:y2="24.765cm">
          <text:p/>
        </draw:line>
        <draw:polyline draw:style-name="gr7" draw:text-style-name="P4" draw:layer="layout" svg:width="0.098cm" svg:height="0.159cm" svg:x="36.938cm" svg:y="24.676cm" svg:viewBox="0 0 99 160" draw:points="90,10 74,0 51,0 29,10 13,22 6,38 0,70 0,93 6,121 13,137 29,153 51,160 67,160 90,153 99,144 99,93 67,93">
          <text:p/>
        </draw:polyline>
        <draw:polyline draw:style-name="gr7" draw:text-style-name="P4" draw:layer="layout" svg:width="0.092cm" svg:height="0.159cm" svg:x="37.103cm" svg:y="24.676cm" svg:viewBox="0 0 93 160" draw:points="0,160 0,0 93,160 93,0">
          <text:p/>
        </draw:polyline>
        <draw:polygon draw:style-name="gr7" draw:text-style-name="P4" draw:layer="layout" svg:width="0.092cm" svg:height="0.159cm" svg:x="37.268cm" svg:y="24.676cm" svg:viewBox="0 0 93 160" draw:points="0,160 0,0 39,0 61,10 77,22 87,38 93,70 93,93 87,121 77,137 61,153 39,160">
          <text:p/>
        </draw:polygon>
        <draw:line draw:style-name="gr1" draw:text-style-name="P1" draw:layer="layout" svg:x1="37.592cm" svg:y1="24.724cm" svg:x2="37.5cm" svg:y2="24.724cm">
          <text:p/>
        </draw:line>
        <draw:polyline draw:style-name="gr1" draw:text-style-name="P1" draw:layer="layout" svg:width="0.048cm" svg:height="0.159cm" svg:x="37.5cm" svg:y="24.565cm" svg:viewBox="0 0 49 160" draw:points="49,160 49,0 32,22 16,38 0,45">
          <text:p/>
        </draw:polyline>
        <draw:polygon draw:style-name="gr1" draw:text-style-name="P1" draw:layer="layout" svg:width="0.092cm" svg:height="0.159cm" svg:x="37.652cm" svg:y="24.565cm" svg:viewBox="0 0 93 160" draw:points="39,0 55,0 67,10 77,16 83,32 93,61 93,99 83,131 77,144 67,153 55,160 39,160 22,153 16,144 6,131 0,99 0,61 6,32 16,16 22,10">
          <text:p/>
        </draw:polygon>
        <draw:line draw:style-name="gr1" draw:text-style-name="P1" draw:layer="layout" svg:x1="37.465cm" svg:y1="25.082cm" svg:x2="37.782cm" svg:y2="25.082cm">
          <text:p/>
        </draw:line>
        <draw:line draw:style-name="gr7" draw:text-style-name="P4" draw:layer="layout" svg:x1="36.884cm" svg:y1="24.949cm" svg:x2="37.065cm" svg:y2="24.949cm">
          <text:p/>
        </draw:line>
        <draw:polyline draw:style-name="gr7" draw:text-style-name="P4" draw:layer="layout" svg:width="0.105cm" svg:height="0.159cm" svg:x="36.922cm" svg:y="24.994cm" svg:viewBox="0 0 106 160" draw:points="0,160 0,0 54,115 106,0 106,160">
          <text:p/>
        </draw:polyline>
        <draw:line draw:style-name="gr7" draw:text-style-name="P4" draw:layer="layout" svg:x1="37.065cm" svg:y1="24.949cm" svg:x2="37.208cm" svg:y2="24.949cm">
          <text:p/>
        </draw:line>
        <draw:line draw:style-name="gr7" draw:text-style-name="P4" draw:layer="layout" svg:x1="37.103cm" svg:y1="25.07cm" svg:x2="37.157cm" svg:y2="25.07cm">
          <text:p/>
        </draw:line>
        <draw:polyline draw:style-name="gr7" draw:text-style-name="P4" draw:layer="layout" svg:width="0.076cm" svg:height="0.159cm" svg:x="37.103cm" svg:y="24.994cm" svg:viewBox="0 0 77 160" draw:points="77,160 0,160 0,0 77,0">
          <text:p/>
        </draw:polyline>
        <draw:line draw:style-name="gr7" draw:text-style-name="P4" draw:layer="layout" svg:x1="37.208cm" svg:y1="24.949cm" svg:x2="37.392cm" svg:y2="24.949cm">
          <text:p/>
        </draw:line>
        <draw:polyline draw:style-name="gr7" draw:text-style-name="P4" draw:layer="layout" svg:width="0.108cm" svg:height="0.159cm" svg:x="37.246cm" svg:y="24.994cm" svg:viewBox="0 0 109 160" draw:points="0,160 0,0 54,115 109,0 109,160">
          <text:p/>
        </draw:polyline>
        <draw:line draw:style-name="gr1" draw:text-style-name="P1" draw:layer="layout" svg:x1="37.592cm" svg:y1="25.041cm" svg:x2="37.5cm" svg:y2="25.041cm">
          <text:p/>
        </draw:line>
        <draw:polyline draw:style-name="gr1" draw:text-style-name="P1" draw:layer="layout" svg:width="0.048cm" svg:height="0.159cm" svg:x="37.5cm" svg:y="24.882cm" svg:viewBox="0 0 49 160" draw:points="49,160 49,0 32,22 16,38 0,45">
          <text:p/>
        </draw:polyline>
        <draw:line draw:style-name="gr1" draw:text-style-name="P1" draw:layer="layout" svg:x1="37.744cm" svg:y1="25.041cm" svg:x2="37.652cm" svg:y2="25.041cm">
          <text:p/>
        </draw:line>
        <draw:polyline draw:style-name="gr1" draw:text-style-name="P1" draw:layer="layout" svg:width="0.044cm" svg:height="0.159cm" svg:x="37.652cm" svg:y="24.882cm" svg:viewBox="0 0 45 160" draw:points="45,160 45,0 32,22 16,38 0,45">
          <text:p/>
        </draw:polyline>
        <draw:line draw:style-name="gr1" draw:text-style-name="P1" draw:layer="layout" svg:x1="37.465cm" svg:y1="25.4cm" svg:x2="37.782cm" svg:y2="25.4cm">
          <text:p/>
        </draw:line>
        <draw:line draw:style-name="gr7" draw:text-style-name="P4" draw:layer="layout" svg:x1="36.884cm" svg:y1="25.267cm" svg:x2="37.065cm" svg:y2="25.267cm">
          <text:p/>
        </draw:line>
        <draw:polyline draw:style-name="gr7" draw:text-style-name="P4" draw:layer="layout" svg:width="0.105cm" svg:height="0.159cm" svg:x="36.922cm" svg:y="25.311cm" svg:viewBox="0 0 106 160" draw:points="0,160 0,0 54,115 106,0 106,160">
          <text:p/>
        </draw:polyline>
        <draw:line draw:style-name="gr7" draw:text-style-name="P4" draw:layer="layout" svg:x1="37.065cm" svg:y1="25.267cm" svg:x2="37.208cm" svg:y2="25.267cm">
          <text:p/>
        </draw:line>
        <draw:line draw:style-name="gr7" draw:text-style-name="P4" draw:layer="layout" svg:x1="37.103cm" svg:y1="25.387cm" svg:x2="37.157cm" svg:y2="25.387cm">
          <text:p/>
        </draw:line>
        <draw:polyline draw:style-name="gr7" draw:text-style-name="P4" draw:layer="layout" svg:width="0.076cm" svg:height="0.159cm" svg:x="37.103cm" svg:y="25.311cm" svg:viewBox="0 0 77 160" draw:points="77,160 0,160 0,0 77,0">
          <text:p/>
        </draw:polyline>
        <draw:line draw:style-name="gr7" draw:text-style-name="P4" draw:layer="layout" svg:x1="37.208cm" svg:y1="25.267cm" svg:x2="37.392cm" svg:y2="25.267cm">
          <text:p/>
        </draw:line>
        <draw:polyline draw:style-name="gr7" draw:text-style-name="P4" draw:layer="layout" svg:width="0.108cm" svg:height="0.159cm" svg:x="37.246cm" svg:y="25.311cm" svg:viewBox="0 0 109 160" draw:points="0,160 0,0 54,115 109,0 109,160">
          <text:p/>
        </draw:polyline>
        <draw:line draw:style-name="gr1" draw:text-style-name="P1" draw:layer="layout" svg:x1="37.592cm" svg:y1="25.359cm" svg:x2="37.5cm" svg:y2="25.359cm">
          <text:p/>
        </draw:line>
        <draw:polyline draw:style-name="gr1" draw:text-style-name="P1" draw:layer="layout" svg:width="0.048cm" svg:height="0.159cm" svg:x="37.5cm" svg:y="25.2cm" svg:viewBox="0 0 49 160" draw:points="49,160 49,0 32,22 16,38 0,45">
          <text:p/>
        </draw:polyline>
        <draw:polyline draw:style-name="gr1" draw:text-style-name="P1" draw:layer="layout" svg:width="0.098cm" svg:height="0.159cm" svg:x="37.646cm" svg:y="25.2cm" svg:viewBox="0 0 99 160" draw:points="6,16 13,10 29,0 67,0 83,10 90,16 99,32 99,45 90,70 0,160 99,160">
          <text:p/>
        </draw:polyline>
        <draw:line draw:style-name="gr1" draw:text-style-name="P1" draw:layer="layout" svg:x1="37.465cm" svg:y1="25.717cm" svg:x2="37.782cm" svg:y2="25.717cm">
          <text:p/>
        </draw:line>
        <draw:line draw:style-name="gr7" draw:text-style-name="P4" draw:layer="layout" svg:x1="36.967cm" svg:y1="25.584cm" svg:x2="37.043cm" svg:y2="25.584cm">
          <text:p/>
        </draw:line>
        <draw:line draw:style-name="gr7" draw:text-style-name="P4" draw:layer="layout" svg:x1="37.005cm" svg:y1="25.788cm" svg:x2="37.005cm" svg:y2="25.629cm">
          <text:p/>
        </draw:line>
        <draw:line draw:style-name="gr7" draw:text-style-name="P4" draw:layer="layout" svg:x1="37.043cm" svg:y1="25.584cm" svg:x2="37.208cm" svg:y2="25.584cm">
          <text:p/>
        </draw:line>
        <draw:polygon draw:style-name="gr7" draw:text-style-name="P4" draw:layer="layout" svg:width="0.105cm" svg:height="0.159cm" svg:x="37.074cm" svg:y="25.629cm" svg:viewBox="0 0 106 160" draw:points="35,0 67,0 83,10 96,22 106,54 106,105 96,137 83,153 67,160 35,160 22,153 6,137 0,105 0,54 6,22 22,10">
          <text:p/>
        </draw:polygon>
        <draw:line draw:style-name="gr7" draw:text-style-name="P4" draw:layer="layout" svg:x1="37.208cm" svg:y1="25.584cm" svg:x2="37.392cm" svg:y2="25.584cm">
          <text:p/>
        </draw:line>
        <draw:polyline draw:style-name="gr7" draw:text-style-name="P4" draw:layer="layout" svg:width="0.133cm" svg:height="0.159cm" svg:x="37.233cm" svg:y="25.629cm" svg:viewBox="0 0 134 160" draw:points="0,0 35,160 67,45 96,160 134,0">
          <text:p/>
        </draw:polyline>
        <draw:line draw:style-name="gr1" draw:text-style-name="P1" draw:layer="layout" svg:x1="37.592cm" svg:y1="25.676cm" svg:x2="37.5cm" svg:y2="25.676cm">
          <text:p/>
        </draw:line>
        <draw:polyline draw:style-name="gr1" draw:text-style-name="P1" draw:layer="layout" svg:width="0.048cm" svg:height="0.159cm" svg:x="37.5cm" svg:y="25.517cm" svg:viewBox="0 0 49 160" draw:points="49,160 49,0 32,22 16,38 0,45">
          <text:p/>
        </draw:polyline>
        <draw:polyline draw:style-name="gr1" draw:text-style-name="P1" draw:layer="layout" svg:width="0.098cm" svg:height="0.159cm" svg:x="37.646cm" svg:y="25.517cm" svg:viewBox="0 0 99 160" draw:points="0,0 99,0 45,61 67,61 83,70 90,77 99,93 99,131 90,144 83,153 67,160 22,160 6,153 0,144">
          <text:p/>
        </draw:polyline>
        <draw:line draw:style-name="gr1" draw:text-style-name="P1" draw:layer="layout" svg:x1="37.465cm" svg:y1="26.035cm" svg:x2="37.782cm" svg:y2="26.035cm">
          <text:p/>
        </draw:line>
        <draw:line draw:style-name="gr7" draw:text-style-name="P4" draw:layer="layout" svg:x1="36.989cm" svg:y1="25.902cm" svg:x2="37.065cm" svg:y2="25.902cm">
          <text:p/>
        </draw:line>
        <draw:line draw:style-name="gr7" draw:text-style-name="P4" draw:layer="layout" svg:x1="37.027cm" svg:y1="26.105cm" svg:x2="37.027cm" svg:y2="25.946cm">
          <text:p/>
        </draw:line>
        <draw:line draw:style-name="gr7" draw:text-style-name="P4" draw:layer="layout" svg:x1="37.065cm" svg:y1="25.902cm" svg:x2="37.233cm" svg:y2="25.902cm">
          <text:p/>
        </draw:line>
        <draw:polygon draw:style-name="gr7" draw:text-style-name="P4" draw:layer="layout" svg:width="0.105cm" svg:height="0.159cm" svg:x="37.097cm" svg:y="25.946cm" svg:viewBox="0 0 106 160" draw:points="38,0 67,0 83,10 99,22 106,54 106,105 99,137 83,153 67,160 38,160 22,153 6,137 0,105 0,54 6,22 22,10">
          <text:p/>
        </draw:polygon>
        <draw:line draw:style-name="gr7" draw:text-style-name="P4" draw:layer="layout" svg:x1="37.233cm" svg:y1="25.902cm" svg:x2="37.392cm" svg:y2="25.902cm">
          <text:p/>
        </draw:line>
        <draw:line draw:style-name="gr7" draw:text-style-name="P4" draw:layer="layout" svg:x1="37.361cm" svg:y1="26.106cm" svg:x2="37.306cm" svg:y2="26.029cm">
          <text:p/>
        </draw:line>
        <draw:polyline draw:style-name="gr7" draw:text-style-name="P4" draw:layer="layout" svg:width="0.092cm" svg:height="0.159cm" svg:x="37.268cm" svg:y="25.946cm" svg:viewBox="0 0 93 160" draw:points="0,160 0,0 61,0 77,10 87,16 93,32 93,54 87,70 77,77 61,83 0,83">
          <text:p/>
        </draw:polyline>
        <draw:line draw:style-name="gr1" draw:text-style-name="P1" draw:layer="layout" svg:x1="37.592cm" svg:y1="25.994cm" svg:x2="37.5cm" svg:y2="25.994cm">
          <text:p/>
        </draw:line>
        <draw:polyline draw:style-name="gr1" draw:text-style-name="P1" draw:layer="layout" svg:width="0.048cm" svg:height="0.159cm" svg:x="37.5cm" svg:y="25.835cm" svg:viewBox="0 0 49 160" draw:points="49,160 49,0 32,22 16,38 0,45">
          <text:p/>
        </draw:polyline>
        <draw:line draw:style-name="gr1" draw:text-style-name="P1" draw:layer="layout" svg:x1="37.728cm" svg:y1="25.889cm" svg:x2="37.728cm" svg:y2="25.994cm">
          <text:p/>
        </draw:line>
        <draw:polyline draw:style-name="gr1" draw:text-style-name="P1" draw:layer="layout" svg:width="0.098cm" svg:height="0.111cm" svg:x="37.652cm" svg:y="25.829cm" svg:viewBox="0 0 99 112" draw:points="38,0 0,112 99,112">
          <text:p/>
        </draw:polyline>
        <draw:line draw:style-name="gr1" draw:text-style-name="P1" draw:layer="layout" svg:x1="37.465cm" svg:y1="26.352cm" svg:x2="37.782cm" svg:y2="26.352cm">
          <text:p/>
        </draw:line>
        <draw:line draw:style-name="gr7" draw:text-style-name="P4" draw:layer="layout" svg:x1="36.627cm" svg:y1="26.219cm" svg:x2="36.786cm" svg:y2="26.219cm">
          <text:p/>
        </draw:line>
        <draw:polygon draw:style-name="gr7" draw:text-style-name="P4" draw:layer="layout" svg:width="0.092cm" svg:height="0.159cm" svg:x="36.665cm" svg:y="26.264cm" svg:viewBox="0 0 93 160" draw:points="0,160 0,0 39,0 61,10 77,22 83,38 93,70 93,93 83,121 77,137 61,153 39,160">
          <text:p/>
        </draw:polygon>
        <draw:line draw:style-name="gr7" draw:text-style-name="P4" draw:layer="layout" svg:x1="36.786cm" svg:y1="26.219cm" svg:x2="36.923cm" svg:y2="26.219cm">
          <text:p/>
        </draw:line>
        <draw:line draw:style-name="gr7" draw:text-style-name="P4" draw:layer="layout" svg:x1="36.817cm" svg:y1="26.378cm" svg:x2="36.89cm" svg:y2="26.378cm">
          <text:p/>
        </draw:line>
        <draw:polyline draw:style-name="gr7" draw:text-style-name="P4" draw:layer="layout" svg:width="0.105cm" svg:height="0.159cm" svg:x="36.801cm" svg:y="26.264cm" svg:viewBox="0 0 106 160" draw:points="0,160 51,0 106,160">
          <text:p/>
        </draw:polyline>
        <draw:line draw:style-name="gr7" draw:text-style-name="P4" draw:layer="layout" svg:x1="36.922cm" svg:y1="26.219cm" svg:x2="37.081cm" svg:y2="26.219cm">
          <text:p/>
        </draw:line>
        <draw:polyline draw:style-name="gr7" draw:text-style-name="P4" draw:layer="layout" svg:width="0.098cm" svg:height="0.159cm" svg:x="36.951cm" svg:y="26.264cm" svg:viewBox="0 0 99 160" draw:points="99,144 93,153 71,160 55,160 32,153 16,137 10,121 0,93 0,70 10,38 16,22 32,10 55,0 71,0 93,10 99,16">
          <text:p/>
        </draw:polyline>
        <draw:line draw:style-name="gr7" draw:text-style-name="P4" draw:layer="layout" svg:x1="37.081cm" svg:y1="26.219cm" svg:x2="37.24cm" svg:y2="26.219cm">
          <text:p/>
        </draw:line>
        <draw:line draw:style-name="gr7" draw:text-style-name="P4" draw:layer="layout" svg:x1="37.119cm" svg:y1="26.423cm" svg:x2="37.119cm" svg:y2="26.264cm">
          <text:p/>
        </draw:line>
        <draw:line draw:style-name="gr7" draw:text-style-name="P4" draw:layer="layout" svg:x1="37.209cm" svg:y1="26.423cm" svg:x2="37.141cm" svg:y2="26.333cm">
          <text:p/>
        </draw:line>
        <draw:line draw:style-name="gr7" draw:text-style-name="P4" draw:layer="layout" svg:x1="37.209cm" svg:y1="26.264cm" svg:x2="37.119cm" svg:y2="26.357cm">
          <text:p/>
        </draw:line>
        <draw:line draw:style-name="gr7" draw:text-style-name="P4" draw:layer="layout" svg:x1="37.24cm" svg:y1="26.219cm" svg:x2="37.392cm" svg:y2="26.219cm">
          <text:p/>
        </draw:line>
        <draw:polyline draw:style-name="gr7" draw:text-style-name="P4" draw:layer="layout" svg:width="0.098cm" svg:height="0.159cm" svg:x="37.262cm" svg:y="26.264cm" svg:viewBox="0 0 99 160" draw:points="0,0 99,0 45,61 67,61 83,70 93,77 99,93 99,131 93,144 83,153 67,160 22,160 6,153 0,144">
          <text:p/>
        </draw:polyline>
        <draw:line draw:style-name="gr1" draw:text-style-name="P1" draw:layer="layout" svg:x1="37.592cm" svg:y1="26.311cm" svg:x2="37.5cm" svg:y2="26.311cm">
          <text:p/>
        </draw:line>
        <draw:polyline draw:style-name="gr1" draw:text-style-name="P1" draw:layer="layout" svg:width="0.048cm" svg:height="0.159cm" svg:x="37.5cm" svg:y="26.152cm" svg:viewBox="0 0 49 160" draw:points="49,160 49,0 32,22 16,38 0,45">
          <text:p/>
        </draw:polyline>
        <draw:polyline draw:style-name="gr1" draw:text-style-name="P1" draw:layer="layout" svg:width="0.092cm" svg:height="0.159cm" svg:x="37.652cm" svg:y="26.152cm" svg:viewBox="0 0 93 160" draw:points="83,0 6,0 0,77 6,70 22,61 61,61 77,70 83,77 93,93 93,131 83,144 77,153 61,160 22,160 6,153 0,144">
          <text:p/>
        </draw:polyline>
        <draw:line draw:style-name="gr1" draw:text-style-name="P1" draw:layer="layout" svg:x1="37.465cm" svg:y1="26.67cm" svg:x2="37.782cm" svg:y2="26.67cm">
          <text:p/>
        </draw:line>
        <draw:polygon draw:style-name="gr7" draw:text-style-name="P4" draw:layer="layout" svg:width="0.092cm" svg:height="0.159cm" svg:x="36.792cm" svg:y="26.581cm" svg:viewBox="0 0 93 160" draw:points="0,160 0,0 39,0 61,10 77,22 87,38 93,70 93,93 87,121 77,137 61,153 39,160">
          <text:p/>
        </draw:polygon>
        <draw:line draw:style-name="gr7" draw:text-style-name="P4" draw:layer="layout" svg:x1="37.044cm" svg:y1="26.741cm" svg:x2="36.989cm" svg:y2="26.664cm">
          <text:p/>
        </draw:line>
        <draw:polyline draw:style-name="gr7" draw:text-style-name="P4" draw:layer="layout" svg:width="0.092cm" svg:height="0.159cm" svg:x="36.951cm" svg:y="26.581cm" svg:viewBox="0 0 93 160" draw:points="0,160 0,0 61,0 77,10 87,16 93,32 93,54 87,70 77,77 61,83 0,83">
          <text:p/>
        </draw:polyline>
        <draw:polyline draw:style-name="gr7" draw:text-style-name="P4" draw:layer="layout" svg:width="0.083cm" svg:height="0.054cm" svg:x="37.135cm" svg:y="26.702cm" svg:viewBox="0 0 84 55" draw:points="84,55 67,49 51,32 29,10 13,0 0,0">
          <text:p/>
        </draw:polyline>
        <draw:polygon draw:style-name="gr7" draw:text-style-name="P4" draw:layer="layout" svg:width="0.105cm" svg:height="0.159cm" svg:x="37.103cm" svg:y="26.581cm" svg:viewBox="0 0 106 160" draw:points="38,160 22,153 6,137 0,105 0,54 6,22 22,10 38,0 67,0 83,10 99,22 106,54 106,105 99,137 83,153 67,160">
          <text:p/>
        </draw:polygon>
        <draw:polyline draw:style-name="gr7" draw:text-style-name="P4" draw:layer="layout" svg:width="0.098cm" svg:height="0.159cm" svg:x="37.262cm" svg:y="26.581cm" svg:viewBox="0 0 99 160" draw:points="0,0 99,0 45,61 67,61 83,70 93,77 99,93 99,131 93,144 83,153 67,160 22,160 6,153 0,144">
          <text:p/>
        </draw:polyline>
        <draw:line draw:style-name="gr1" draw:text-style-name="P1" draw:layer="layout" svg:x1="37.592cm" svg:y1="26.629cm" svg:x2="37.5cm" svg:y2="26.629cm">
          <text:p/>
        </draw:line>
        <draw:polyline draw:style-name="gr1" draw:text-style-name="P1" draw:layer="layout" svg:width="0.048cm" svg:height="0.159cm" svg:x="37.5cm" svg:y="26.47cm" svg:viewBox="0 0 49 160" draw:points="49,160 49,0 32,22 16,38 0,45">
          <text:p/>
        </draw:polyline>
        <draw:polyline draw:style-name="gr1" draw:text-style-name="P1" draw:layer="layout" svg:width="0.092cm" svg:height="0.159cm" svg:x="37.652cm" svg:y="26.47cm" svg:viewBox="0 0 93 160" draw:points="77,0 45,0 32,10 22,16 6,38 0,70 0,131 6,144 16,153 32,160 61,160 77,153 83,144 93,131 93,93 83,77 77,70 61,61 32,61 16,70 6,77 0,93">
          <text:p/>
        </draw:polyline>
        <draw:line draw:style-name="gr1" draw:text-style-name="P1" draw:layer="layout" svg:x1="37.465cm" svg:y1="26.987cm" svg:x2="37.782cm" svg:y2="26.987cm">
          <text:p/>
        </draw:line>
        <draw:line draw:style-name="gr7" draw:text-style-name="P4" draw:layer="layout" svg:x1="36.627cm" svg:y1="26.854cm" svg:x2="36.786cm" svg:y2="26.854cm">
          <text:p/>
        </draw:line>
        <draw:polygon draw:style-name="gr7" draw:text-style-name="P4" draw:layer="layout" svg:width="0.092cm" svg:height="0.159cm" svg:x="36.665cm" svg:y="26.899cm" svg:viewBox="0 0 93 160" draw:points="0,160 0,0 39,0 61,10 77,22 83,38 93,70 93,93 83,121 77,137 61,153 39,160">
          <text:p/>
        </draw:polygon>
        <draw:line draw:style-name="gr7" draw:text-style-name="P4" draw:layer="layout" svg:x1="36.786cm" svg:y1="26.854cm" svg:x2="36.923cm" svg:y2="26.854cm">
          <text:p/>
        </draw:line>
        <draw:line draw:style-name="gr7" draw:text-style-name="P4" draw:layer="layout" svg:x1="36.817cm" svg:y1="27.013cm" svg:x2="36.89cm" svg:y2="27.013cm">
          <text:p/>
        </draw:line>
        <draw:polyline draw:style-name="gr7" draw:text-style-name="P4" draw:layer="layout" svg:width="0.105cm" svg:height="0.159cm" svg:x="36.801cm" svg:y="26.899cm" svg:viewBox="0 0 106 160" draw:points="0,160 51,0 106,160">
          <text:p/>
        </draw:polyline>
        <draw:line draw:style-name="gr7" draw:text-style-name="P4" draw:layer="layout" svg:x1="36.922cm" svg:y1="26.854cm" svg:x2="37.081cm" svg:y2="26.854cm">
          <text:p/>
        </draw:line>
        <draw:polyline draw:style-name="gr7" draw:text-style-name="P4" draw:layer="layout" svg:width="0.098cm" svg:height="0.159cm" svg:x="36.951cm" svg:y="26.899cm" svg:viewBox="0 0 99 160" draw:points="99,144 93,153 71,160 55,160 32,153 16,137 10,121 0,93 0,70 10,38 16,22 32,10 55,0 71,0 93,10 99,16">
          <text:p/>
        </draw:polyline>
        <draw:line draw:style-name="gr7" draw:text-style-name="P4" draw:layer="layout" svg:x1="37.081cm" svg:y1="26.854cm" svg:x2="37.24cm" svg:y2="26.854cm">
          <text:p/>
        </draw:line>
        <draw:line draw:style-name="gr7" draw:text-style-name="P4" draw:layer="layout" svg:x1="37.119cm" svg:y1="27.058cm" svg:x2="37.119cm" svg:y2="26.899cm">
          <text:p/>
        </draw:line>
        <draw:line draw:style-name="gr7" draw:text-style-name="P4" draw:layer="layout" svg:x1="37.209cm" svg:y1="27.058cm" svg:x2="37.141cm" svg:y2="26.968cm">
          <text:p/>
        </draw:line>
        <draw:line draw:style-name="gr7" draw:text-style-name="P4" draw:layer="layout" svg:x1="37.209cm" svg:y1="26.899cm" svg:x2="37.119cm" svg:y2="26.992cm">
          <text:p/>
        </draw:line>
        <draw:line draw:style-name="gr7" draw:text-style-name="P4" draw:layer="layout" svg:x1="37.24cm" svg:y1="26.854cm" svg:x2="37.392cm" svg:y2="26.854cm">
          <text:p/>
        </draw:line>
        <draw:line draw:style-name="gr7" draw:text-style-name="P4" draw:layer="layout" svg:x1="37.36cm" svg:y1="27.057cm" svg:x2="37.268cm" svg:y2="27.057cm">
          <text:p/>
        </draw:line>
        <draw:polyline draw:style-name="gr7" draw:text-style-name="P4" draw:layer="layout" svg:width="0.048cm" svg:height="0.159cm" svg:x="37.268cm" svg:y="26.899cm" svg:viewBox="0 0 49 160" draw:points="49,160 49,0 32,22 16,38 0,45">
          <text:p/>
        </draw:polyline>
        <draw:line draw:style-name="gr1" draw:text-style-name="P1" draw:layer="layout" svg:x1="37.592cm" svg:y1="26.946cm" svg:x2="37.5cm" svg:y2="26.946cm">
          <text:p/>
        </draw:line>
        <draw:polyline draw:style-name="gr1" draw:text-style-name="P1" draw:layer="layout" svg:width="0.048cm" svg:height="0.159cm" svg:x="37.5cm" svg:y="26.787cm" svg:viewBox="0 0 49 160" draw:points="49,160 49,0 32,22 16,38 0,45">
          <text:p/>
        </draw:polyline>
        <draw:polyline draw:style-name="gr1" draw:text-style-name="P1" draw:layer="layout" svg:width="0.105cm" svg:height="0.159cm" svg:x="37.646cm" svg:y="26.787cm" svg:viewBox="0 0 106 160" draw:points="0,0 106,0 38,160">
          <text:p/>
        </draw:polyline>
        <draw:line draw:style-name="gr1" draw:text-style-name="P1" draw:layer="layout" svg:x1="37.465cm" svg:y1="27.305cm" svg:x2="37.782cm" svg:y2="27.305cm">
          <text:p/>
        </draw:line>
        <draw:polygon draw:style-name="gr7" draw:text-style-name="P4" draw:layer="layout" svg:width="0.092cm" svg:height="0.159cm" svg:x="36.792cm" svg:y="27.216cm" svg:viewBox="0 0 93 160" draw:points="0,160 0,0 39,0 61,10 77,22 87,38 93,70 93,93 87,121 77,137 61,153 39,160">
          <text:p/>
        </draw:polygon>
        <draw:line draw:style-name="gr7" draw:text-style-name="P4" draw:layer="layout" svg:x1="37.044cm" svg:y1="27.376cm" svg:x2="36.989cm" svg:y2="27.299cm">
          <text:p/>
        </draw:line>
        <draw:polyline draw:style-name="gr7" draw:text-style-name="P4" draw:layer="layout" svg:width="0.092cm" svg:height="0.159cm" svg:x="36.951cm" svg:y="27.216cm" svg:viewBox="0 0 93 160" draw:points="0,160 0,0 61,0 77,10 87,16 93,32 93,54 87,70 77,77 61,83 0,83">
          <text:p/>
        </draw:polyline>
        <draw:polyline draw:style-name="gr7" draw:text-style-name="P4" draw:layer="layout" svg:width="0.083cm" svg:height="0.054cm" svg:x="37.135cm" svg:y="27.337cm" svg:viewBox="0 0 84 55" draw:points="84,55 67,49 51,32 29,10 13,0 0,0">
          <text:p/>
        </draw:polyline>
        <draw:polygon draw:style-name="gr7" draw:text-style-name="P4" draw:layer="layout" svg:width="0.105cm" svg:height="0.159cm" svg:x="37.103cm" svg:y="27.216cm" svg:viewBox="0 0 106 160" draw:points="38,160 22,153 6,137 0,105 0,54 6,22 22,10 38,0 67,0 83,10 99,22 106,54 106,105 99,137 83,153 67,160">
          <text:p/>
        </draw:polygon>
        <draw:line draw:style-name="gr7" draw:text-style-name="P4" draw:layer="layout" svg:x1="37.36cm" svg:y1="27.375cm" svg:x2="37.268cm" svg:y2="27.375cm">
          <text:p/>
        </draw:line>
        <draw:polyline draw:style-name="gr7" draw:text-style-name="P4" draw:layer="layout" svg:width="0.048cm" svg:height="0.159cm" svg:x="37.268cm" svg:y="27.216cm" svg:viewBox="0 0 49 160" draw:points="49,160 49,0 32,22 16,38 0,45">
          <text:p/>
        </draw:polyline>
        <draw:line draw:style-name="gr1" draw:text-style-name="P1" draw:layer="layout" svg:x1="37.592cm" svg:y1="27.264cm" svg:x2="37.5cm" svg:y2="27.264cm">
          <text:p/>
        </draw:line>
        <draw:polyline draw:style-name="gr1" draw:text-style-name="P1" draw:layer="layout" svg:width="0.048cm" svg:height="0.159cm" svg:x="37.5cm" svg:y="27.105cm" svg:viewBox="0 0 49 160" draw:points="49,160 49,0 32,22 16,38 0,45">
          <text:p/>
        </draw:polyline>
        <draw:polyline draw:style-name="gr1" draw:text-style-name="P1" draw:layer="layout" svg:width="0.092cm" svg:height="0.159cm" svg:x="37.652cm" svg:y="27.105cm" svg:viewBox="0 0 93 160" draw:points="32,70 16,61 6,54 0,38 0,32 6,16 16,10 32,0 61,0 77,10 83,16 93,32 93,38 83,54 77,61 61,70 32,70 16,77 6,83 0,99 0,131 6,144 16,153 32,160 61,160 77,153 83,144 93,131 93,99 83,83 77,77 61,70">
          <text:p/>
        </draw:polyline>
        <draw:line draw:style-name="gr1" draw:text-style-name="P1" draw:layer="layout" svg:x1="37.465cm" svg:y1="27.622cm" svg:x2="37.782cm" svg:y2="27.622cm">
          <text:p/>
        </draw:line>
        <draw:line draw:style-name="gr7" draw:text-style-name="P4" draw:layer="layout" svg:x1="36.627cm" svg:y1="27.489cm" svg:x2="36.786cm" svg:y2="27.489cm">
          <text:p/>
        </draw:line>
        <draw:polygon draw:style-name="gr7" draw:text-style-name="P4" draw:layer="layout" svg:width="0.092cm" svg:height="0.159cm" svg:x="36.665cm" svg:y="27.534cm" svg:viewBox="0 0 93 160" draw:points="0,160 0,0 39,0 61,10 77,22 83,38 93,70 93,93 83,121 77,137 61,153 39,160">
          <text:p/>
        </draw:polygon>
        <draw:line draw:style-name="gr7" draw:text-style-name="P4" draw:layer="layout" svg:x1="36.786cm" svg:y1="27.489cm" svg:x2="36.923cm" svg:y2="27.489cm">
          <text:p/>
        </draw:line>
        <draw:line draw:style-name="gr7" draw:text-style-name="P4" draw:layer="layout" svg:x1="36.817cm" svg:y1="27.648cm" svg:x2="36.89cm" svg:y2="27.648cm">
          <text:p/>
        </draw:line>
        <draw:polyline draw:style-name="gr7" draw:text-style-name="P4" draw:layer="layout" svg:width="0.105cm" svg:height="0.159cm" svg:x="36.801cm" svg:y="27.534cm" svg:viewBox="0 0 106 160" draw:points="0,160 51,0 106,160">
          <text:p/>
        </draw:polyline>
        <draw:line draw:style-name="gr7" draw:text-style-name="P4" draw:layer="layout" svg:x1="36.922cm" svg:y1="27.489cm" svg:x2="37.081cm" svg:y2="27.489cm">
          <text:p/>
        </draw:line>
        <draw:polyline draw:style-name="gr7" draw:text-style-name="P4" draw:layer="layout" svg:width="0.098cm" svg:height="0.159cm" svg:x="36.951cm" svg:y="27.534cm" svg:viewBox="0 0 99 160" draw:points="99,144 93,153 71,160 55,160 32,153 16,137 10,121 0,93 0,70 10,38 16,22 32,10 55,0 71,0 93,10 99,16">
          <text:p/>
        </draw:polyline>
        <draw:line draw:style-name="gr7" draw:text-style-name="P4" draw:layer="layout" svg:x1="37.081cm" svg:y1="27.489cm" svg:x2="37.24cm" svg:y2="27.489cm">
          <text:p/>
        </draw:line>
        <draw:line draw:style-name="gr7" draw:text-style-name="P4" draw:layer="layout" svg:x1="37.119cm" svg:y1="27.693cm" svg:x2="37.119cm" svg:y2="27.534cm">
          <text:p/>
        </draw:line>
        <draw:line draw:style-name="gr7" draw:text-style-name="P4" draw:layer="layout" svg:x1="37.209cm" svg:y1="27.693cm" svg:x2="37.141cm" svg:y2="27.603cm">
          <text:p/>
        </draw:line>
        <draw:line draw:style-name="gr7" draw:text-style-name="P4" draw:layer="layout" svg:x1="37.209cm" svg:y1="27.534cm" svg:x2="37.119cm" svg:y2="27.627cm">
          <text:p/>
        </draw:line>
        <draw:line draw:style-name="gr7" draw:text-style-name="P4" draw:layer="layout" svg:x1="37.24cm" svg:y1="27.489cm" svg:x2="37.392cm" svg:y2="27.489cm">
          <text:p/>
        </draw:line>
        <draw:polygon draw:style-name="gr7" draw:text-style-name="P4" draw:layer="layout" svg:width="0.092cm" svg:height="0.159cm" svg:x="37.268cm" svg:y="27.534cm" svg:viewBox="0 0 93 160" draw:points="39,0 55,0 71,10 77,16 87,32 93,61 93,99 87,131 77,144 71,153 55,160 39,160 26,153 16,144 10,131 0,99 0,61 10,32 16,16 26,10">
          <text:p/>
        </draw:polygon>
        <draw:line draw:style-name="gr1" draw:text-style-name="P1" draw:layer="layout" svg:x1="37.592cm" svg:y1="27.581cm" svg:x2="37.5cm" svg:y2="27.581cm">
          <text:p/>
        </draw:line>
        <draw:polyline draw:style-name="gr1" draw:text-style-name="P1" draw:layer="layout" svg:width="0.048cm" svg:height="0.159cm" svg:x="37.5cm" svg:y="27.422cm" svg:viewBox="0 0 49 160" draw:points="49,160 49,0 32,22 16,38 0,45">
          <text:p/>
        </draw:polyline>
        <draw:polyline draw:style-name="gr1" draw:text-style-name="P1" draw:layer="layout" svg:width="0.092cm" svg:height="0.159cm" svg:x="37.652cm" svg:y="27.422cm" svg:viewBox="0 0 93 160" draw:points="16,160 45,160 61,153 67,144 83,121 93,93 93,32 83,16 77,10 61,0 32,0 16,10 6,16 0,32 0,70 6,83 16,93 32,99 61,99 77,93 83,83 93,70">
          <text:p/>
        </draw:polyline>
        <draw:line draw:style-name="gr1" draw:text-style-name="P1" draw:layer="layout" svg:x1="37.465cm" svg:y1="22.225cm" svg:x2="37.782cm" svg:y2="22.225cm">
          <text:p/>
        </draw:line>
        <draw:line draw:style-name="gr7" draw:text-style-name="P4" draw:layer="layout" svg:x1="36.802cm" svg:y1="22.296cm" svg:x2="36.747cm" svg:y2="22.219cm">
          <text:p/>
        </draw:line>
        <draw:polyline draw:style-name="gr7" draw:text-style-name="P4" draw:layer="layout" svg:width="0.092cm" svg:height="0.159cm" svg:x="36.709cm" svg:y="22.136cm" svg:viewBox="0 0 93 160" draw:points="0,160 0,0 61,0 77,10 83,16 93,32 93,54 83,70 77,77 61,83 0,83">
          <text:p/>
        </draw:polyline>
        <draw:line draw:style-name="gr7" draw:text-style-name="P4" draw:layer="layout" svg:x1="36.868cm" svg:y1="22.212cm" svg:x2="36.922cm" svg:y2="22.212cm">
          <text:p/>
        </draw:line>
        <draw:polyline draw:style-name="gr7" draw:text-style-name="P4" draw:layer="layout" svg:width="0.076cm" svg:height="0.159cm" svg:x="36.868cm" svg:y="22.136cm" svg:viewBox="0 0 77 160" draw:points="77,160 0,160 0,0 77,0">
          <text:p/>
        </draw:polyline>
        <draw:polyline draw:style-name="gr7" draw:text-style-name="P4" draw:layer="layout" svg:width="0.092cm" svg:height="0.159cm" svg:x="37.005cm" svg:y="22.136cm" svg:viewBox="0 0 93 160" draw:points="0,153 22,160 61,160 77,153 83,144 93,131 93,115 83,99 77,93 61,83 32,77 16,70 6,61 0,45 0,32 6,16 16,10 32,0 71,0 93,10">
          <text:p/>
        </draw:polyline>
        <draw:line draw:style-name="gr7" draw:text-style-name="P4" draw:layer="layout" svg:x1="37.163cm" svg:y1="22.212cm" svg:x2="37.217cm" svg:y2="22.212cm">
          <text:p/>
        </draw:line>
        <draw:polyline draw:style-name="gr7" draw:text-style-name="P4" draw:layer="layout" svg:width="0.076cm" svg:height="0.159cm" svg:x="37.163cm" svg:y="22.136cm" svg:viewBox="0 0 77 160" draw:points="77,160 0,160 0,0 77,0">
          <text:p/>
        </draw:polyline>
        <draw:line draw:style-name="gr7" draw:text-style-name="P4" draw:layer="layout" svg:x1="37.284cm" svg:y1="22.136cm" svg:x2="37.376cm" svg:y2="22.136cm">
          <text:p/>
        </draw:line>
        <draw:line draw:style-name="gr7" draw:text-style-name="P4" draw:layer="layout" svg:x1="37.328cm" svg:y1="22.295cm" svg:x2="37.328cm" svg:y2="22.136cm">
          <text:p/>
        </draw:line>
        <draw:polyline draw:style-name="gr1" draw:text-style-name="P1" draw:layer="layout" svg:width="0.098cm" svg:height="0.159cm" svg:x="37.57cm" svg:y="22.025cm" svg:viewBox="0 0 99 160" draw:points="6,16 16,10 29,0 67,0 83,10 90,16 99,32 99,45 90,70 0,160 99,160">
          <text:p/>
        </draw:polyline>
        <draw:line draw:style-name="gr1" draw:text-style-name="P1" draw:layer="layout" svg:x1="37.465cm" svg:y1="27.94cm" svg:x2="37.782cm" svg:y2="27.94cm">
          <text:p/>
        </draw:line>
        <draw:polyline draw:style-name="gr7" draw:text-style-name="P4" draw:layer="layout" svg:width="0.098cm" svg:height="0.159cm" svg:x="36.976cm" svg:y="27.851cm" svg:viewBox="0 0 99 160" draw:points="99,144 90,153 67,160 51,160 29,153 13,137 6,121 0,93 0,70 6,38 13,22 29,10 51,0 67,0 90,10 99,16">
          <text:p/>
        </draw:polyline>
        <draw:polyline draw:style-name="gr7" draw:text-style-name="P4" draw:layer="layout" svg:width="0.076cm" svg:height="0.159cm" svg:x="37.141cm" svg:y="27.851cm" svg:viewBox="0 0 77 160" draw:points="77,160 0,160 0,0">
          <text:p/>
        </draw:polyline>
        <draw:line draw:style-name="gr7" draw:text-style-name="P4" draw:layer="layout" svg:x1="37.268cm" svg:y1="28.01cm" svg:x2="37.268cm" svg:y2="27.851cm">
          <text:p/>
        </draw:line>
        <draw:line draw:style-name="gr7" draw:text-style-name="P4" draw:layer="layout" svg:x1="37.362cm" svg:y1="28.011cm" svg:x2="37.294cm" svg:y2="27.921cm">
          <text:p/>
        </draw:line>
        <draw:line draw:style-name="gr7" draw:text-style-name="P4" draw:layer="layout" svg:x1="37.361cm" svg:y1="27.851cm" svg:x2="37.268cm" svg:y2="27.944cm">
          <text:p/>
        </draw:line>
        <draw:polyline draw:style-name="gr1" draw:text-style-name="P1" draw:layer="layout" svg:width="0.098cm" svg:height="0.159cm" svg:x="37.494cm" svg:y="27.74cm" svg:viewBox="0 0 99 160" draw:points="6,16 16,10 32,0 67,0 83,10 93,16 99,32 99,45 93,70 0,160 99,160">
          <text:p/>
        </draw:polyline>
        <draw:polygon draw:style-name="gr1" draw:text-style-name="P1" draw:layer="layout" svg:width="0.092cm" svg:height="0.159cm" svg:x="37.652cm" svg:y="27.74cm" svg:viewBox="0 0 93 160" draw:points="39,0 55,0 67,10 77,16 83,32 93,61 93,99 83,131 77,144 67,153 55,160 39,160 22,153 16,144 6,131 0,99 0,61 6,32 16,16 22,10">
          <text:p/>
        </draw:polygon>
        <draw:line draw:style-name="gr1" draw:text-style-name="P1" draw:layer="layout" svg:x1="37.465cm" svg:y1="28.257cm" svg:x2="37.782cm" svg:y2="28.257cm">
          <text:p/>
        </draw:line>
        <draw:line draw:style-name="gr7" draw:text-style-name="P4" draw:layer="layout" svg:x1="36.878cm" svg:y1="28.328cm" svg:x2="36.878cm" svg:y2="28.169cm">
          <text:p/>
        </draw:line>
        <draw:line draw:style-name="gr7" draw:text-style-name="P4" draw:layer="layout" svg:x1="37.044cm" svg:y1="28.328cm" svg:x2="36.989cm" svg:y2="28.251cm">
          <text:p/>
        </draw:line>
        <draw:polyline draw:style-name="gr7" draw:text-style-name="P4" draw:layer="layout" svg:width="0.092cm" svg:height="0.159cm" svg:x="36.951cm" svg:y="28.169cm" svg:viewBox="0 0 93 160" draw:points="0,160 0,0 61,0 77,10 87,16 93,32 93,54 87,70 77,77 61,83 0,83">
          <text:p/>
        </draw:polyline>
        <draw:polyline draw:style-name="gr7" draw:text-style-name="P4" draw:layer="layout" svg:width="0.083cm" svg:height="0.054cm" svg:x="37.135cm" svg:y="28.289cm" svg:viewBox="0 0 84 55" draw:points="84,55 67,49 51,32 29,10 13,0 0,0">
          <text:p/>
        </draw:polyline>
        <draw:polygon draw:style-name="gr7" draw:text-style-name="P4" draw:layer="layout" svg:width="0.105cm" svg:height="0.159cm" svg:x="37.103cm" svg:y="28.169cm" svg:viewBox="0 0 106 160" draw:points="38,160 22,153 6,137 0,105 0,54 6,22 22,10 38,0 67,0 83,10 99,22 106,54 106,105 99,137 83,153 67,160">
          <text:p/>
        </draw:polygon>
        <draw:polyline draw:style-name="gr7" draw:text-style-name="P4" draw:layer="layout" svg:width="0.105cm" svg:height="0.159cm" svg:x="37.262cm" svg:y="28.169cm" svg:viewBox="0 0 106 160" draw:points="0,0 106,0 38,160">
          <text:p/>
        </draw:polyline>
        <draw:polyline draw:style-name="gr1" draw:text-style-name="P1" draw:layer="layout" svg:width="0.098cm" svg:height="0.159cm" svg:x="37.494cm" svg:y="28.057cm" svg:viewBox="0 0 99 160" draw:points="6,16 16,10 32,0 67,0 83,10 93,16 99,32 99,45 93,70 0,160 99,160">
          <text:p/>
        </draw:polyline>
        <draw:line draw:style-name="gr1" draw:text-style-name="P1" draw:layer="layout" svg:x1="37.744cm" svg:y1="28.216cm" svg:x2="37.652cm" svg:y2="28.216cm">
          <text:p/>
        </draw:line>
        <draw:polyline draw:style-name="gr1" draw:text-style-name="P1" draw:layer="layout" svg:width="0.044cm" svg:height="0.159cm" svg:x="37.652cm" svg:y="28.057cm" svg:viewBox="0 0 45 160" draw:points="45,160 45,0 32,22 16,38 0,45">
          <text:p/>
        </draw:polyline>
        <draw:line draw:style-name="gr1" draw:text-style-name="P1" draw:layer="layout" svg:x1="37.465cm" svg:y1="28.575cm" svg:x2="37.782cm" svg:y2="28.575cm">
          <text:p/>
        </draw:line>
        <draw:line draw:style-name="gr7" draw:text-style-name="P4" draw:layer="layout" svg:x1="36.878cm" svg:y1="28.645cm" svg:x2="36.878cm" svg:y2="28.486cm">
          <text:p/>
        </draw:line>
        <draw:line draw:style-name="gr7" draw:text-style-name="P4" draw:layer="layout" svg:x1="37.044cm" svg:y1="28.646cm" svg:x2="36.989cm" svg:y2="28.569cm">
          <text:p/>
        </draw:line>
        <draw:polyline draw:style-name="gr7" draw:text-style-name="P4" draw:layer="layout" svg:width="0.092cm" svg:height="0.159cm" svg:x="36.951cm" svg:y="28.486cm" svg:viewBox="0 0 93 160" draw:points="0,160 0,0 61,0 77,10 87,16 93,32 93,54 87,70 77,77 61,83 0,83">
          <text:p/>
        </draw:polyline>
        <draw:polyline draw:style-name="gr7" draw:text-style-name="P4" draw:layer="layout" svg:width="0.083cm" svg:height="0.054cm" svg:x="37.135cm" svg:y="28.607cm" svg:viewBox="0 0 84 55" draw:points="84,55 67,49 51,32 29,10 13,0 0,0">
          <text:p/>
        </draw:polyline>
        <draw:polygon draw:style-name="gr7" draw:text-style-name="P4" draw:layer="layout" svg:width="0.105cm" svg:height="0.159cm" svg:x="37.103cm" svg:y="28.486cm" svg:viewBox="0 0 106 160" draw:points="38,160 22,153 6,137 0,105 0,54 6,22 22,10 38,0 67,0 83,10 99,22 106,54 106,105 99,137 83,153 67,160">
          <text:p/>
        </draw:polygon>
        <draw:polyline draw:style-name="gr7" draw:text-style-name="P4" draw:layer="layout" svg:width="0.092cm" svg:height="0.159cm" svg:x="37.268cm" svg:y="28.486cm" svg:viewBox="0 0 93 160" draw:points="77,0 48,0 32,10 26,16 10,38 0,70 0,131 10,144 16,153 32,160 61,160 77,153 87,144 93,131 93,93 87,77 77,70 61,61 32,61 16,70 10,77 0,93">
          <text:p/>
        </draw:polyline>
        <draw:polyline draw:style-name="gr1" draw:text-style-name="P1" draw:layer="layout" svg:width="0.098cm" svg:height="0.159cm" svg:x="37.494cm" svg:y="28.375cm" svg:viewBox="0 0 99 160" draw:points="6,16 16,10 32,0 67,0 83,10 93,16 99,32 99,45 93,70 0,160 99,160">
          <text:p/>
        </draw:polyline>
        <draw:polyline draw:style-name="gr1" draw:text-style-name="P1" draw:layer="layout" svg:width="0.098cm" svg:height="0.159cm" svg:x="37.646cm" svg:y="28.375cm" svg:viewBox="0 0 99 160" draw:points="6,16 13,10 29,0 67,0 83,10 90,16 99,32 99,45 90,70 0,160 99,160">
          <text:p/>
        </draw:polyline>
        <draw:line draw:style-name="gr1" draw:text-style-name="P1" draw:layer="layout" svg:x1="37.465cm" svg:y1="28.892cm" svg:x2="37.782cm" svg:y2="28.892cm">
          <text:p/>
        </draw:line>
        <draw:line draw:style-name="gr7" draw:text-style-name="P4" draw:layer="layout" svg:x1="36.878cm" svg:y1="28.963cm" svg:x2="36.878cm" svg:y2="28.804cm">
          <text:p/>
        </draw:line>
        <draw:line draw:style-name="gr7" draw:text-style-name="P4" draw:layer="layout" svg:x1="37.044cm" svg:y1="28.963cm" svg:x2="36.989cm" svg:y2="28.886cm">
          <text:p/>
        </draw:line>
        <draw:polyline draw:style-name="gr7" draw:text-style-name="P4" draw:layer="layout" svg:width="0.092cm" svg:height="0.159cm" svg:x="36.951cm" svg:y="28.804cm" svg:viewBox="0 0 93 160" draw:points="0,160 0,0 61,0 77,10 87,16 93,32 93,54 87,70 77,77 61,83 0,83">
          <text:p/>
        </draw:polyline>
        <draw:polyline draw:style-name="gr7" draw:text-style-name="P4" draw:layer="layout" svg:width="0.083cm" svg:height="0.054cm" svg:x="37.135cm" svg:y="28.924cm" svg:viewBox="0 0 84 55" draw:points="84,55 67,49 51,32 29,10 13,0 0,0">
          <text:p/>
        </draw:polyline>
        <draw:polygon draw:style-name="gr7" draw:text-style-name="P4" draw:layer="layout" svg:width="0.105cm" svg:height="0.159cm" svg:x="37.103cm" svg:y="28.804cm" svg:viewBox="0 0 106 160" draw:points="38,160 22,153 6,137 0,105 0,54 6,22 22,10 38,0 67,0 83,10 99,22 106,54 106,105 99,137 83,153 67,160">
          <text:p/>
        </draw:polygon>
        <draw:polyline draw:style-name="gr7" draw:text-style-name="P4" draw:layer="layout" svg:width="0.092cm" svg:height="0.159cm" svg:x="37.268cm" svg:y="28.804cm" svg:viewBox="0 0 93 160" draw:points="87,0 10,0 0,77 10,70 26,61 61,61 77,70 87,77 93,93 93,131 87,144 77,153 61,160 26,160 10,153 0,144">
          <text:p/>
        </draw:polyline>
        <draw:polyline draw:style-name="gr1" draw:text-style-name="P1" draw:layer="layout" svg:width="0.098cm" svg:height="0.159cm" svg:x="37.494cm" svg:y="28.692cm" svg:viewBox="0 0 99 160" draw:points="6,16 16,10 32,0 67,0 83,10 93,16 99,32 99,45 93,70 0,160 99,160">
          <text:p/>
        </draw:polyline>
        <draw:polyline draw:style-name="gr1" draw:text-style-name="P1" draw:layer="layout" svg:width="0.098cm" svg:height="0.159cm" svg:x="37.646cm" svg:y="28.692cm" svg:viewBox="0 0 99 160" draw:points="0,0 99,0 45,61 67,61 83,70 90,77 99,93 99,131 90,144 83,153 67,160 22,160 6,153 0,144">
          <text:p/>
        </draw:polyline>
        <draw:line draw:style-name="gr1" draw:text-style-name="P1" draw:layer="layout" svg:x1="37.465cm" svg:y1="29.21cm" svg:x2="37.782cm" svg:y2="29.21cm">
          <text:p/>
        </draw:line>
        <draw:line draw:style-name="gr7" draw:text-style-name="P4" draw:layer="layout" svg:x1="36.878cm" svg:y1="29.28cm" svg:x2="36.878cm" svg:y2="29.121cm">
          <text:p/>
        </draw:line>
        <draw:line draw:style-name="gr7" draw:text-style-name="P4" draw:layer="layout" svg:x1="37.044cm" svg:y1="29.281cm" svg:x2="36.989cm" svg:y2="29.204cm">
          <text:p/>
        </draw:line>
        <draw:polyline draw:style-name="gr7" draw:text-style-name="P4" draw:layer="layout" svg:width="0.092cm" svg:height="0.159cm" svg:x="36.951cm" svg:y="29.121cm" svg:viewBox="0 0 93 160" draw:points="0,160 0,0 61,0 77,10 87,16 93,32 93,54 87,70 77,77 61,83 0,83">
          <text:p/>
        </draw:polyline>
        <draw:polyline draw:style-name="gr7" draw:text-style-name="P4" draw:layer="layout" svg:width="0.083cm" svg:height="0.054cm" svg:x="37.135cm" svg:y="29.242cm" svg:viewBox="0 0 84 55" draw:points="84,55 67,49 51,32 29,10 13,0 0,0">
          <text:p/>
        </draw:polyline>
        <draw:polygon draw:style-name="gr7" draw:text-style-name="P4" draw:layer="layout" svg:width="0.105cm" svg:height="0.159cm" svg:x="37.103cm" svg:y="29.121cm" svg:viewBox="0 0 106 160" draw:points="38,160 22,153 6,137 0,105 0,54 6,22 22,10 38,0 67,0 83,10 99,22 106,54 106,105 99,137 83,153 67,160">
          <text:p/>
        </draw:polygon>
        <draw:line draw:style-name="gr7" draw:text-style-name="P4" draw:layer="layout" svg:x1="37.344cm" svg:y1="29.175cm" svg:x2="37.344cm" svg:y2="29.28cm">
          <text:p/>
        </draw:line>
        <draw:polyline draw:style-name="gr7" draw:text-style-name="P4" draw:layer="layout" svg:width="0.098cm" svg:height="0.111cm" svg:x="37.268cm" svg:y="29.115cm" svg:viewBox="0 0 99 112" draw:points="38,0 0,112 99,112">
          <text:p/>
        </draw:polyline>
        <draw:polyline draw:style-name="gr1" draw:text-style-name="P1" draw:layer="layout" svg:width="0.098cm" svg:height="0.159cm" svg:x="37.494cm" svg:y="29.01cm" svg:viewBox="0 0 99 160" draw:points="6,16 16,10 32,0 67,0 83,10 93,16 99,32 99,45 93,70 0,160 99,160">
          <text:p/>
        </draw:polyline>
        <draw:line draw:style-name="gr1" draw:text-style-name="P1" draw:layer="layout" svg:x1="37.728cm" svg:y1="29.064cm" svg:x2="37.728cm" svg:y2="29.169cm">
          <text:p/>
        </draw:line>
        <draw:polyline draw:style-name="gr1" draw:text-style-name="P1" draw:layer="layout" svg:width="0.098cm" svg:height="0.111cm" svg:x="37.652cm" svg:y="29.004cm" svg:viewBox="0 0 99 112" draw:points="38,0 0,112 99,112">
          <text:p/>
        </draw:polyline>
        <draw:line draw:style-name="gr1" draw:text-style-name="P1" draw:layer="layout" svg:x1="37.465cm" svg:y1="29.527cm" svg:x2="37.782cm" svg:y2="29.527cm">
          <text:p/>
        </draw:line>
        <draw:line draw:style-name="gr7" draw:text-style-name="P4" draw:layer="layout" svg:x1="36.878cm" svg:y1="29.598cm" svg:x2="36.878cm" svg:y2="29.439cm">
          <text:p/>
        </draw:line>
        <draw:line draw:style-name="gr7" draw:text-style-name="P4" draw:layer="layout" svg:x1="37.044cm" svg:y1="29.598cm" svg:x2="36.989cm" svg:y2="29.521cm">
          <text:p/>
        </draw:line>
        <draw:polyline draw:style-name="gr7" draw:text-style-name="P4" draw:layer="layout" svg:width="0.092cm" svg:height="0.159cm" svg:x="36.951cm" svg:y="29.439cm" svg:viewBox="0 0 93 160" draw:points="0,160 0,0 61,0 77,10 87,16 93,32 93,54 87,70 77,77 61,83 0,83">
          <text:p/>
        </draw:polyline>
        <draw:polyline draw:style-name="gr7" draw:text-style-name="P4" draw:layer="layout" svg:width="0.083cm" svg:height="0.054cm" svg:x="37.135cm" svg:y="29.559cm" svg:viewBox="0 0 84 55" draw:points="84,55 67,49 51,32 29,10 13,0 0,0">
          <text:p/>
        </draw:polyline>
        <draw:polygon draw:style-name="gr7" draw:text-style-name="P4" draw:layer="layout" svg:width="0.105cm" svg:height="0.159cm" svg:x="37.103cm" svg:y="29.439cm" svg:viewBox="0 0 106 160" draw:points="38,160 22,153 6,137 0,105 0,54 6,22 22,10 38,0 67,0 83,10 99,22 106,54 106,105 99,137 83,153 67,160">
          <text:p/>
        </draw:polygon>
        <draw:polyline draw:style-name="gr7" draw:text-style-name="P4" draw:layer="layout" svg:width="0.098cm" svg:height="0.159cm" svg:x="37.262cm" svg:y="29.439cm" svg:viewBox="0 0 99 160" draw:points="0,0 99,0 45,61 67,61 83,70 93,77 99,93 99,131 93,144 83,153 67,160 22,160 6,153 0,144">
          <text:p/>
        </draw:polyline>
        <draw:polyline draw:style-name="gr1" draw:text-style-name="P1" draw:layer="layout" svg:width="0.098cm" svg:height="0.159cm" svg:x="37.494cm" svg:y="29.327cm" svg:viewBox="0 0 99 160" draw:points="6,16 16,10 32,0 67,0 83,10 93,16 99,32 99,45 93,70 0,160 99,160">
          <text:p/>
        </draw:polyline>
        <draw:polyline draw:style-name="gr1" draw:text-style-name="P1" draw:layer="layout" svg:width="0.092cm" svg:height="0.159cm" svg:x="37.652cm" svg:y="29.327cm" svg:viewBox="0 0 93 160" draw:points="83,0 6,0 0,77 6,70 22,61 61,61 77,70 83,77 93,93 93,131 83,144 77,153 61,160 22,160 6,153 0,144">
          <text:p/>
        </draw:polyline>
        <draw:line draw:style-name="gr1" draw:text-style-name="P1" draw:layer="layout" svg:x1="37.465cm" svg:y1="29.845cm" svg:x2="37.782cm" svg:y2="29.845cm">
          <text:p/>
        </draw:line>
        <draw:line draw:style-name="gr7" draw:text-style-name="P4" draw:layer="layout" svg:x1="36.627cm" svg:y1="29.712cm" svg:x2="36.786cm" svg:y2="29.712cm">
          <text:p/>
        </draw:line>
        <draw:polygon draw:style-name="gr7" draw:text-style-name="P4" draw:layer="layout" svg:width="0.092cm" svg:height="0.159cm" svg:x="36.665cm" svg:y="29.756cm" svg:viewBox="0 0 93 160" draw:points="0,160 0,0 39,0 61,10 77,22 83,38 93,70 93,93 83,121 77,137 61,153 39,160">
          <text:p/>
        </draw:polygon>
        <draw:line draw:style-name="gr7" draw:text-style-name="P4" draw:layer="layout" svg:x1="36.786cm" svg:y1="29.712cm" svg:x2="36.923cm" svg:y2="29.712cm">
          <text:p/>
        </draw:line>
        <draw:line draw:style-name="gr7" draw:text-style-name="P4" draw:layer="layout" svg:x1="36.817cm" svg:y1="29.87cm" svg:x2="36.89cm" svg:y2="29.87cm">
          <text:p/>
        </draw:line>
        <draw:polyline draw:style-name="gr7" draw:text-style-name="P4" draw:layer="layout" svg:width="0.105cm" svg:height="0.159cm" svg:x="36.801cm" svg:y="29.756cm" svg:viewBox="0 0 106 160" draw:points="0,160 51,0 106,160">
          <text:p/>
        </draw:polyline>
        <draw:line draw:style-name="gr7" draw:text-style-name="P4" draw:layer="layout" svg:x1="36.922cm" svg:y1="29.712cm" svg:x2="37.081cm" svg:y2="29.712cm">
          <text:p/>
        </draw:line>
        <draw:polyline draw:style-name="gr7" draw:text-style-name="P4" draw:layer="layout" svg:width="0.098cm" svg:height="0.159cm" svg:x="36.951cm" svg:y="29.756cm" svg:viewBox="0 0 99 160" draw:points="99,144 93,153 71,160 55,160 32,153 16,137 10,121 0,93 0,70 10,38 16,22 32,10 55,0 71,0 93,10 99,16">
          <text:p/>
        </draw:polyline>
        <draw:line draw:style-name="gr7" draw:text-style-name="P4" draw:layer="layout" svg:x1="37.081cm" svg:y1="29.712cm" svg:x2="37.24cm" svg:y2="29.712cm">
          <text:p/>
        </draw:line>
        <draw:line draw:style-name="gr7" draw:text-style-name="P4" draw:layer="layout" svg:x1="37.119cm" svg:y1="29.915cm" svg:x2="37.119cm" svg:y2="29.756cm">
          <text:p/>
        </draw:line>
        <draw:line draw:style-name="gr7" draw:text-style-name="P4" draw:layer="layout" svg:x1="37.209cm" svg:y1="29.916cm" svg:x2="37.141cm" svg:y2="29.826cm">
          <text:p/>
        </draw:line>
        <draw:line draw:style-name="gr7" draw:text-style-name="P4" draw:layer="layout" svg:x1="37.209cm" svg:y1="29.756cm" svg:x2="37.119cm" svg:y2="29.849cm">
          <text:p/>
        </draw:line>
        <draw:line draw:style-name="gr7" draw:text-style-name="P4" draw:layer="layout" svg:x1="37.24cm" svg:y1="29.712cm" svg:x2="37.392cm" svg:y2="29.712cm">
          <text:p/>
        </draw:line>
        <draw:polyline draw:style-name="gr7" draw:text-style-name="P4" draw:layer="layout" svg:width="0.098cm" svg:height="0.159cm" svg:x="37.262cm" svg:y="29.756cm" svg:viewBox="0 0 99 160" draw:points="6,16 16,10 32,0 67,0 83,10 93,16 99,32 99,45 93,70 0,160 99,160">
          <text:p/>
        </draw:polyline>
        <draw:polyline draw:style-name="gr1" draw:text-style-name="P1" draw:layer="layout" svg:width="0.098cm" svg:height="0.159cm" svg:x="37.494cm" svg:y="29.645cm" svg:viewBox="0 0 99 160" draw:points="6,16 16,10 32,0 67,0 83,10 93,16 99,32 99,45 93,70 0,160 99,160">
          <text:p/>
        </draw:polyline>
        <draw:polyline draw:style-name="gr1" draw:text-style-name="P1" draw:layer="layout" svg:width="0.092cm" svg:height="0.159cm" svg:x="37.652cm" svg:y="29.645cm" svg:viewBox="0 0 93 160" draw:points="77,0 45,0 32,10 22,16 6,38 0,70 0,131 6,144 16,153 32,160 61,160 77,153 83,144 93,131 93,93 83,77 77,70 61,61 32,61 16,70 6,77 0,93">
          <text:p/>
        </draw:polyline>
        <draw:line draw:style-name="gr1" draw:text-style-name="P1" draw:layer="layout" svg:x1="37.465cm" svg:y1="30.162cm" svg:x2="37.782cm" svg:y2="30.162cm">
          <text:p/>
        </draw:line>
        <draw:line draw:style-name="gr7" draw:text-style-name="P4" draw:layer="layout" svg:x1="37.125cm" svg:y1="30.074cm" svg:x2="37.217cm" svg:y2="30.074cm">
          <text:p/>
        </draw:line>
        <draw:line draw:style-name="gr7" draw:text-style-name="P4" draw:layer="layout" svg:x1="37.17cm" svg:y1="30.233cm" svg:x2="37.17cm" svg:y2="30.074cm">
          <text:p/>
        </draw:line>
        <draw:polyline draw:style-name="gr7" draw:text-style-name="P4" draw:layer="layout" svg:width="0.098cm" svg:height="0.159cm" svg:x="37.262cm" svg:y="30.074cm" svg:viewBox="0 0 99 160" draw:points="99,144 93,153 67,160 55,160 32,153 16,137 6,121 0,93 0,70 6,38 16,22 32,10 55,0 67,0 93,10 99,16">
          <text:p/>
        </draw:polyline>
        <draw:polyline draw:style-name="gr1" draw:text-style-name="P1" draw:layer="layout" svg:width="0.098cm" svg:height="0.159cm" svg:x="37.494cm" svg:y="29.962cm" svg:viewBox="0 0 99 160" draw:points="6,16 16,10 32,0 67,0 83,10 93,16 99,32 99,45 93,70 0,160 99,160">
          <text:p/>
        </draw:polyline>
        <draw:polyline draw:style-name="gr1" draw:text-style-name="P1" draw:layer="layout" svg:width="0.105cm" svg:height="0.159cm" svg:x="37.646cm" svg:y="29.962cm" svg:viewBox="0 0 106 160" draw:points="0,0 106,0 38,160">
          <text:p/>
        </draw:polyline>
        <draw:line draw:style-name="gr1" draw:text-style-name="P1" draw:layer="layout" svg:x1="37.465cm" svg:y1="30.48cm" svg:x2="37.782cm" svg:y2="30.48cm">
          <text:p/>
        </draw:line>
        <draw:line draw:style-name="gr7" draw:text-style-name="P4" draw:layer="layout" svg:x1="37.011cm" svg:y1="30.505cm" svg:x2="37.087cm" svg:y2="30.505cm">
          <text:p/>
        </draw:line>
        <draw:polyline draw:style-name="gr7" draw:text-style-name="P4" draw:layer="layout" svg:width="0.105cm" svg:height="0.159cm" svg:x="36.998cm" svg:y="30.391cm" svg:viewBox="0 0 106 160" draw:points="0,160 51,0 106,160">
          <text:p/>
        </draw:polyline>
        <draw:polyline draw:style-name="gr7" draw:text-style-name="P4" draw:layer="layout" svg:width="0.076cm" svg:height="0.159cm" svg:x="37.157cm" svg:y="30.391cm" svg:viewBox="0 0 77 160" draw:points="77,160 0,160 0,0">
          <text:p/>
        </draw:polyline>
        <draw:line draw:style-name="gr7" draw:text-style-name="P4" draw:layer="layout" svg:x1="37.284cm" svg:y1="30.467cm" svg:x2="37.338cm" svg:y2="30.467cm">
          <text:p/>
        </draw:line>
        <draw:polyline draw:style-name="gr7" draw:text-style-name="P4" draw:layer="layout" svg:width="0.076cm" svg:height="0.159cm" svg:x="37.284cm" svg:y="30.391cm" svg:viewBox="0 0 77 160" draw:points="77,160 0,160 0,0 77,0">
          <text:p/>
        </draw:polyline>
        <draw:polyline draw:style-name="gr1" draw:text-style-name="P1" draw:layer="layout" svg:width="0.098cm" svg:height="0.159cm" svg:x="37.494cm" svg:y="30.28cm" svg:viewBox="0 0 99 160" draw:points="6,16 16,10 32,0 67,0 83,10 93,16 99,32 99,45 93,70 0,160 99,160">
          <text:p/>
        </draw:polyline>
        <draw:polyline draw:style-name="gr1" draw:text-style-name="P1" draw:layer="layout" svg:width="0.092cm" svg:height="0.159cm" svg:x="37.652cm" svg:y="30.28cm" svg:viewBox="0 0 93 160" draw:points="32,70 16,61 6,54 0,38 0,32 6,16 16,10 32,0 61,0 77,10 83,16 93,32 93,38 83,54 77,61 61,70 32,70 16,77 6,83 0,99 0,131 6,144 16,153 32,160 61,160 77,153 83,144 93,131 93,99 83,83 77,77 61,70">
          <text:p/>
        </draw:polyline>
        <draw:line draw:style-name="gr1" draw:text-style-name="P1" draw:layer="layout" svg:x1="37.465cm" svg:y1="30.797cm" svg:x2="37.782cm" svg:y2="30.797cm">
          <text:p/>
        </draw:line>
        <draw:polyline draw:style-name="gr7" draw:text-style-name="P4" draw:layer="layout" svg:width="0.108cm" svg:height="0.159cm" svg:x="36.951cm" svg:y="30.709cm" svg:viewBox="0 0 109 160" draw:points="0,0 54,160 109,0">
          <text:p/>
        </draw:polyline>
        <draw:polyline draw:style-name="gr7" draw:text-style-name="P4" draw:layer="layout" svg:width="0.098cm" svg:height="0.159cm" svg:x="37.103cm" svg:y="30.709cm" svg:viewBox="0 0 99 160" draw:points="99,144 93,153 67,160 55,160 32,153 16,137 6,121 0,93 0,70 6,38 16,22 32,10 55,0 67,0 93,10 99,16">
          <text:p/>
        </draw:polyline>
        <draw:polyline draw:style-name="gr7" draw:text-style-name="P4" draw:layer="layout" svg:width="0.098cm" svg:height="0.159cm" svg:x="37.262cm" svg:y="30.709cm" svg:viewBox="0 0 99 160" draw:points="99,144 93,153 67,160 55,160 32,153 16,137 6,121 0,93 0,70 6,38 16,22 32,10 55,0 67,0 93,10 99,16">
          <text:p/>
        </draw:polyline>
        <draw:polyline draw:style-name="gr1" draw:text-style-name="P1" draw:layer="layout" svg:width="0.098cm" svg:height="0.159cm" svg:x="37.494cm" svg:y="30.597cm" svg:viewBox="0 0 99 160" draw:points="6,16 16,10 32,0 67,0 83,10 93,16 99,32 99,45 93,70 0,160 99,160">
          <text:p/>
        </draw:polyline>
        <draw:polyline draw:style-name="gr1" draw:text-style-name="P1" draw:layer="layout" svg:width="0.092cm" svg:height="0.159cm" svg:x="37.652cm" svg:y="30.597cm" svg:viewBox="0 0 93 160" draw:points="16,160 45,160 61,153 67,144 83,121 93,93 93,32 83,16 77,10 61,0 32,0 16,10 6,16 0,32 0,70 6,83 16,93 32,99 61,99 77,93 83,83 93,70">
          <text:p/>
        </draw:polyline>
        <draw:line draw:style-name="gr1" draw:text-style-name="P1" draw:layer="layout" svg:x1="37.465cm" svg:y1="22.542cm" svg:x2="37.782cm" svg:y2="22.542cm">
          <text:p/>
        </draw:line>
        <draw:polyline draw:style-name="gr7" draw:text-style-name="P4" draw:layer="layout" svg:width="0.108cm" svg:height="0.159cm" svg:x="36.951cm" svg:y="22.454cm" svg:viewBox="0 0 109 160" draw:points="0,0 54,160 109,0">
          <text:p/>
        </draw:polyline>
        <draw:polyline draw:style-name="gr7" draw:text-style-name="P4" draw:layer="layout" svg:width="0.098cm" svg:height="0.159cm" svg:x="37.103cm" svg:y="22.454cm" svg:viewBox="0 0 99 160" draw:points="99,144 93,153 67,160 55,160 32,153 16,137 6,121 0,93 0,70 6,38 16,22 32,10 55,0 67,0 93,10 99,16">
          <text:p/>
        </draw:polyline>
        <draw:polyline draw:style-name="gr7" draw:text-style-name="P4" draw:layer="layout" svg:width="0.098cm" svg:height="0.159cm" svg:x="37.262cm" svg:y="22.454cm" svg:viewBox="0 0 99 160" draw:points="99,144 93,153 67,160 55,160 32,153 16,137 6,121 0,93 0,70 6,38 16,22 32,10 55,0 67,0 93,10 99,16">
          <text:p/>
        </draw:polyline>
        <draw:polyline draw:style-name="gr1" draw:text-style-name="P1" draw:layer="layout" svg:width="0.098cm" svg:height="0.159cm" svg:x="37.57cm" svg:y="22.342cm" svg:viewBox="0 0 99 160" draw:points="0,0 99,0 45,61 67,61 83,70 90,77 99,93 99,131 90,144 83,153 67,160 22,160 6,153 0,144">
          <text:p/>
        </draw:polyline>
        <draw:line draw:style-name="gr1" draw:text-style-name="P1" draw:layer="layout" svg:x1="37.465cm" svg:y1="31.115cm" svg:x2="37.782cm" svg:y2="31.115cm">
          <text:p/>
        </draw:line>
        <draw:polygon draw:style-name="gr7" draw:text-style-name="P4" draw:layer="layout" svg:width="0.105cm" svg:height="0.159cm" svg:x="36.944cm" svg:y="31.026cm" svg:viewBox="0 0 106 160" draw:points="38,0 67,0 83,10 99,22 106,54 106,105 99,137 83,153 67,160 38,160 22,153 6,137 0,105 0,54 6,22 22,10">
          <text:p/>
        </draw:polygon>
        <draw:polyline draw:style-name="gr7" draw:text-style-name="P4" draw:layer="layout" svg:width="0.092cm" svg:height="0.159cm" svg:x="37.109cm" svg:y="31.026cm" svg:viewBox="0 0 93 160" draw:points="0,153 26,160 61,160 77,153 87,144 93,131 93,115 87,99 77,93 61,83 32,77 16,70 10,61 0,45 0,32 10,16 16,10 32,0 71,0 93,10">
          <text:p/>
        </draw:polyline>
        <draw:polyline draw:style-name="gr7" draw:text-style-name="P4" draw:layer="layout" svg:width="0.098cm" svg:height="0.159cm" svg:x="37.262cm" svg:y="31.026cm" svg:viewBox="0 0 99 160" draw:points="99,144 93,153 67,160 55,160 32,153 16,137 6,121 0,93 0,70 6,38 16,22 32,10 55,0 67,0 93,10 99,16">
          <text:p/>
        </draw:polyline>
        <draw:polyline draw:style-name="gr1" draw:text-style-name="P1" draw:layer="layout" svg:width="0.098cm" svg:height="0.159cm" svg:x="37.494cm" svg:y="30.915cm" svg:viewBox="0 0 99 160" draw:points="0,0 99,0 45,61 67,61 83,70 93,77 99,93 99,131 93,144 83,153 67,160 22,160 6,153 0,144">
          <text:p/>
        </draw:polyline>
        <draw:polygon draw:style-name="gr1" draw:text-style-name="P1" draw:layer="layout" svg:width="0.092cm" svg:height="0.159cm" svg:x="37.652cm" svg:y="30.915cm" svg:viewBox="0 0 93 160" draw:points="39,0 55,0 67,10 77,16 83,32 93,61 93,99 83,131 77,144 67,153 55,160 39,160 22,153 16,144 6,131 0,99 0,61 6,32 16,16 22,10">
          <text:p/>
        </draw:polygon>
        <draw:line draw:style-name="gr1" draw:text-style-name="P1" draw:layer="layout" svg:x1="37.465cm" svg:y1="31.432cm" svg:x2="37.782cm" svg:y2="31.432cm">
          <text:p/>
        </draw:line>
        <draw:polyline draw:style-name="gr7" draw:text-style-name="P4" draw:layer="layout" svg:width="0.098cm" svg:height="0.159cm" svg:x="36.938cm" svg:y="31.344cm" svg:viewBox="0 0 99 160" draw:points="90,10 74,0 51,0 29,10 13,22 6,38 0,70 0,93 6,121 13,137 29,153 51,160 67,160 90,153 99,144 99,93 67,93">
          <text:p/>
        </draw:polyline>
        <draw:polyline draw:style-name="gr7" draw:text-style-name="P4" draw:layer="layout" svg:width="0.092cm" svg:height="0.159cm" svg:x="37.103cm" svg:y="31.344cm" svg:viewBox="0 0 93 160" draw:points="0,160 0,0 93,160 93,0">
          <text:p/>
        </draw:polyline>
        <draw:polygon draw:style-name="gr7" draw:text-style-name="P4" draw:layer="layout" svg:width="0.092cm" svg:height="0.159cm" svg:x="37.268cm" svg:y="31.344cm" svg:viewBox="0 0 93 160" draw:points="0,160 0,0 39,0 61,10 77,22 87,38 93,70 93,93 87,121 77,137 61,153 39,160">
          <text:p/>
        </draw:polygon>
        <draw:polyline draw:style-name="gr1" draw:text-style-name="P1" draw:layer="layout" svg:width="0.098cm" svg:height="0.159cm" svg:x="37.494cm" svg:y="31.232cm" svg:viewBox="0 0 99 160" draw:points="0,0 99,0 45,61 67,61 83,70 93,77 99,93 99,131 93,144 83,153 67,160 22,160 6,153 0,144">
          <text:p/>
        </draw:polyline>
        <draw:line draw:style-name="gr1" draw:text-style-name="P1" draw:layer="layout" svg:x1="37.744cm" svg:y1="31.391cm" svg:x2="37.652cm" svg:y2="31.391cm">
          <text:p/>
        </draw:line>
        <draw:polyline draw:style-name="gr1" draw:text-style-name="P1" draw:layer="layout" svg:width="0.044cm" svg:height="0.159cm" svg:x="37.652cm" svg:y="31.232cm" svg:viewBox="0 0 45 160" draw:points="45,160 45,0 32,22 16,38 0,45">
          <text:p/>
        </draw:polyline>
        <draw:line draw:style-name="gr1" draw:text-style-name="P1" draw:layer="layout" svg:x1="33.654cm" svg:y1="21.907cm" svg:x2="33.337cm" svg:y2="21.907cm">
          <text:p/>
        </draw:line>
        <draw:line draw:style-name="gr7" draw:text-style-name="P4" draw:layer="layout" svg:x1="33.763cm" svg:y1="21.978cm" svg:x2="33.763cm" svg:y2="21.819cm">
          <text:p/>
        </draw:line>
        <draw:polygon draw:style-name="gr7" draw:text-style-name="P4" draw:layer="layout" svg:width="0.105cm" svg:height="0.159cm" svg:x="33.833cm" svg:y="21.819cm" svg:viewBox="0 0 106 160" draw:points="38,0 67,0 83,10 99,22 106,54 106,105 99,137 83,153 67,160 38,160 22,153 6,137 0,105 0,54 6,22 22,10">
          <text:p/>
        </draw:polygon>
        <draw:polyline draw:style-name="gr1" draw:text-style-name="P1" draw:layer="layout" svg:width="0.098cm" svg:height="0.159cm" svg:x="33.366cm" svg:y="21.707cm" svg:viewBox="0 0 99 160" draw:points="0,0 99,0 45,61 67,61 83,70 93,77 99,93 99,131 93,144 83,153 67,160 22,160 6,153 0,144">
          <text:p/>
        </draw:polyline>
        <draw:polyline draw:style-name="gr1" draw:text-style-name="P1" draw:layer="layout" svg:width="0.098cm" svg:height="0.159cm" svg:x="33.518cm" svg:y="21.707cm" svg:viewBox="0 0 99 160" draw:points="6,16 13,10 29,0 67,0 83,10 90,16 99,32 99,45 90,70 0,160 99,160">
          <text:p/>
        </draw:polyline>
        <draw:line draw:style-name="gr1" draw:text-style-name="P1" draw:layer="layout" svg:x1="33.654cm" svg:y1="22.225cm" svg:x2="33.337cm" svg:y2="22.225cm">
          <text:p/>
        </draw:line>
        <draw:polygon draw:style-name="gr7" draw:text-style-name="P4" draw:layer="layout" svg:width="0.092cm" svg:height="0.159cm" svg:x="33.763cm" svg:y="22.136cm" svg:viewBox="0 0 93 160" draw:points="0,160 0,0 39,0 61,10 77,22 87,38 93,70 93,93 87,121 77,137 61,153 39,160">
          <text:p/>
        </draw:polygon>
        <draw:polyline draw:style-name="gr7" draw:text-style-name="P4" draw:layer="layout" svg:width="0.092cm" svg:height="0.159cm" svg:x="33.922cm" svg:y="22.136cm" svg:viewBox="0 0 93 160" draw:points="55,77 77,83 87,93 93,105 93,131 87,144 77,153 61,160 0,160 0,0 55,0 71,10 77,16 87,32 87,45 77,61 71,70 55,77 0,77">
          <text:p/>
        </draw:polyline>
        <draw:polyline draw:style-name="gr7" draw:text-style-name="P4" draw:layer="layout" svg:width="0.105cm" svg:height="0.159cm" svg:x="34.068cm" svg:y="22.136cm" svg:viewBox="0 0 106 160" draw:points="0,0 106,0 38,160">
          <text:p/>
        </draw:polyline>
        <draw:polyline draw:style-name="gr1" draw:text-style-name="P1" draw:layer="layout" svg:width="0.098cm" svg:height="0.159cm" svg:x="33.366cm" svg:y="22.025cm" svg:viewBox="0 0 99 160" draw:points="0,0 99,0 45,61 67,61 83,70 93,77 99,93 99,131 93,144 83,153 67,160 22,160 6,153 0,144">
          <text:p/>
        </draw:polyline>
        <draw:polyline draw:style-name="gr1" draw:text-style-name="P1" draw:layer="layout" svg:width="0.098cm" svg:height="0.159cm" svg:x="33.518cm" svg:y="22.025cm" svg:viewBox="0 0 99 160" draw:points="0,0 99,0 45,61 67,61 83,70 90,77 99,93 99,131 90,144 83,153 67,160 22,160 6,153 0,144">
          <text:p/>
        </draw:polyline>
        <draw:line draw:style-name="gr1" draw:text-style-name="P1" draw:layer="layout" svg:x1="33.654cm" svg:y1="22.542cm" svg:x2="33.337cm" svg:y2="22.542cm">
          <text:p/>
        </draw:line>
        <draw:polygon draw:style-name="gr7" draw:text-style-name="P4" draw:layer="layout" svg:width="0.092cm" svg:height="0.159cm" svg:x="33.763cm" svg:y="22.454cm" svg:viewBox="0 0 93 160" draw:points="0,160 0,0 39,0 61,10 77,22 87,38 93,70 93,93 87,121 77,137 61,153 39,160">
          <text:p/>
        </draw:polygon>
        <draw:polyline draw:style-name="gr7" draw:text-style-name="P4" draw:layer="layout" svg:width="0.092cm" svg:height="0.159cm" svg:x="33.922cm" svg:y="22.454cm" svg:viewBox="0 0 93 160" draw:points="55,77 77,83 87,93 93,105 93,131 87,144 77,153 61,160 0,160 0,0 55,0 71,10 77,16 87,32 87,45 77,61 71,70 55,77 0,77">
          <text:p/>
        </draw:polyline>
        <draw:polyline draw:style-name="gr7" draw:text-style-name="P4" draw:layer="layout" svg:width="0.092cm" svg:height="0.159cm" svg:x="34.074cm" svg:y="22.454cm" svg:viewBox="0 0 93 160" draw:points="77,0 45,0 32,10 22,16 6,38 0,70 0,131 6,144 16,153 32,160 61,160 77,153 83,144 93,131 93,93 83,77 77,70 61,61 32,61 16,70 6,77 0,93">
          <text:p/>
        </draw:polyline>
        <draw:polyline draw:style-name="gr1" draw:text-style-name="P1" draw:layer="layout" svg:width="0.098cm" svg:height="0.159cm" svg:x="33.366cm" svg:y="22.342cm" svg:viewBox="0 0 99 160" draw:points="0,0 99,0 45,61 67,61 83,70 93,77 99,93 99,131 93,144 83,153 67,160 22,160 6,153 0,144">
          <text:p/>
        </draw:polyline>
        <draw:line draw:style-name="gr1" draw:text-style-name="P1" draw:layer="layout" svg:x1="33.601cm" svg:y1="22.396cm" svg:x2="33.601cm" svg:y2="22.501cm">
          <text:p/>
        </draw:line>
        <draw:polyline draw:style-name="gr1" draw:text-style-name="P1" draw:layer="layout" svg:width="0.098cm" svg:height="0.111cm" svg:x="33.525cm" svg:y="22.336cm" svg:viewBox="0 0 99 112" draw:points="38,0 0,112 99,112">
          <text:p/>
        </draw:polyline>
        <draw:line draw:style-name="gr1" draw:text-style-name="P1" draw:layer="layout" svg:x1="33.654cm" svg:y1="22.86cm" svg:x2="33.337cm" svg:y2="22.86cm">
          <text:p/>
        </draw:line>
        <draw:polygon draw:style-name="gr7" draw:text-style-name="P4" draw:layer="layout" svg:width="0.092cm" svg:height="0.159cm" svg:x="33.763cm" svg:y="22.771cm" svg:viewBox="0 0 93 160" draw:points="0,160 0,0 39,0 61,10 77,22 87,38 93,70 93,93 87,121 77,137 61,153 39,160">
          <text:p/>
        </draw:polygon>
        <draw:polyline draw:style-name="gr7" draw:text-style-name="P4" draw:layer="layout" svg:width="0.092cm" svg:height="0.159cm" svg:x="33.922cm" svg:y="22.771cm" svg:viewBox="0 0 93 160" draw:points="55,77 77,83 87,93 93,105 93,131 87,144 77,153 61,160 0,160 0,0 55,0 71,10 77,16 87,32 87,45 77,61 71,70 55,77 0,77">
          <text:p/>
        </draw:polyline>
        <draw:polyline draw:style-name="gr7" draw:text-style-name="P4" draw:layer="layout" svg:width="0.092cm" svg:height="0.159cm" svg:x="34.074cm" svg:y="22.771cm" svg:viewBox="0 0 93 160" draw:points="83,0 6,0 0,77 6,70 22,61 61,61 77,70 83,77 93,93 93,131 83,144 77,153 61,160 22,160 6,153 0,144">
          <text:p/>
        </draw:polyline>
        <draw:polyline draw:style-name="gr1" draw:text-style-name="P1" draw:layer="layout" svg:width="0.098cm" svg:height="0.159cm" svg:x="33.366cm" svg:y="22.66cm" svg:viewBox="0 0 99 160" draw:points="0,0 99,0 45,61 67,61 83,70 93,77 99,93 99,131 93,144 83,153 67,160 22,160 6,153 0,144">
          <text:p/>
        </draw:polyline>
        <draw:polyline draw:style-name="gr1" draw:text-style-name="P1" draw:layer="layout" svg:width="0.092cm" svg:height="0.159cm" svg:x="33.525cm" svg:y="22.66cm" svg:viewBox="0 0 93 160" draw:points="83,0 6,0 0,77 6,70 22,61 61,61 77,70 83,77 93,93 93,131 83,144 77,153 61,160 22,160 6,153 0,144">
          <text:p/>
        </draw:polyline>
        <draw:line draw:style-name="gr1" draw:text-style-name="P1" draw:layer="layout" svg:x1="33.654cm" svg:y1="23.177cm" svg:x2="33.337cm" svg:y2="23.177cm">
          <text:p/>
        </draw:line>
        <draw:polygon draw:style-name="gr7" draw:text-style-name="P4" draw:layer="layout" svg:width="0.092cm" svg:height="0.159cm" svg:x="33.763cm" svg:y="23.089cm" svg:viewBox="0 0 93 160" draw:points="0,160 0,0 39,0 61,10 77,22 87,38 93,70 93,93 87,121 77,137 61,153 39,160">
          <text:p/>
        </draw:polygon>
        <draw:polyline draw:style-name="gr7" draw:text-style-name="P4" draw:layer="layout" svg:width="0.092cm" svg:height="0.159cm" svg:x="33.922cm" svg:y="23.089cm" svg:viewBox="0 0 93 160" draw:points="55,77 77,83 87,93 93,105 93,131 87,144 77,153 61,160 0,160 0,0 55,0 71,10 77,16 87,32 87,45 77,61 71,70 55,77 0,77">
          <text:p/>
        </draw:polyline>
        <draw:line draw:style-name="gr7" draw:text-style-name="P4" draw:layer="layout" svg:x1="34.15cm" svg:y1="23.143cm" svg:x2="34.15cm" svg:y2="23.248cm">
          <text:p/>
        </draw:line>
        <draw:polyline draw:style-name="gr7" draw:text-style-name="P4" draw:layer="layout" svg:width="0.098cm" svg:height="0.111cm" svg:x="34.074cm" svg:y="23.082cm" svg:viewBox="0 0 99 112" draw:points="38,0 0,112 99,112">
          <text:p/>
        </draw:polyline>
        <draw:polyline draw:style-name="gr1" draw:text-style-name="P1" draw:layer="layout" svg:width="0.098cm" svg:height="0.159cm" svg:x="33.366cm" svg:y="22.977cm" svg:viewBox="0 0 99 160" draw:points="0,0 99,0 45,61 67,61 83,70 93,77 99,93 99,131 93,144 83,153 67,160 22,160 6,153 0,144">
          <text:p/>
        </draw:polyline>
        <draw:polyline draw:style-name="gr1" draw:text-style-name="P1" draw:layer="layout" svg:width="0.092cm" svg:height="0.159cm" svg:x="33.525cm" svg:y="22.977cm" svg:viewBox="0 0 93 160" draw:points="77,0 45,0 32,10 22,16 6,38 0,70 0,131 6,144 16,153 32,160 61,160 77,153 83,144 93,131 93,93 83,77 77,70 61,61 32,61 16,70 6,77 0,93">
          <text:p/>
        </draw:polyline>
        <draw:line draw:style-name="gr1" draw:text-style-name="P1" draw:layer="layout" svg:x1="33.654cm" svg:y1="23.495cm" svg:x2="33.337cm" svg:y2="23.495cm">
          <text:p/>
        </draw:line>
        <draw:polygon draw:style-name="gr7" draw:text-style-name="P4" draw:layer="layout" svg:width="0.092cm" svg:height="0.159cm" svg:x="33.763cm" svg:y="23.406cm" svg:viewBox="0 0 93 160" draw:points="0,160 0,0 39,0 61,10 77,22 87,38 93,70 93,93 87,121 77,137 61,153 39,160">
          <text:p/>
        </draw:polygon>
        <draw:polyline draw:style-name="gr7" draw:text-style-name="P4" draw:layer="layout" svg:width="0.092cm" svg:height="0.159cm" svg:x="33.922cm" svg:y="23.406cm" svg:viewBox="0 0 93 160" draw:points="55,77 77,83 87,93 93,105 93,131 87,144 77,153 61,160 0,160 0,0 55,0 71,10 77,16 87,32 87,45 77,61 71,70 55,77 0,77">
          <text:p/>
        </draw:polyline>
        <draw:polyline draw:style-name="gr7" draw:text-style-name="P4" draw:layer="layout" svg:width="0.098cm" svg:height="0.159cm" svg:x="34.068cm" svg:y="23.406cm" svg:viewBox="0 0 99 160" draw:points="0,0 99,0 45,61 67,61 83,70 90,77 99,93 99,131 90,144 83,153 67,160 22,160 6,153 0,144">
          <text:p/>
        </draw:polyline>
        <draw:polyline draw:style-name="gr1" draw:text-style-name="P1" draw:layer="layout" svg:width="0.098cm" svg:height="0.159cm" svg:x="33.366cm" svg:y="23.295cm" svg:viewBox="0 0 99 160" draw:points="0,0 99,0 45,61 67,61 83,70 93,77 99,93 99,131 93,144 83,153 67,160 22,160 6,153 0,144">
          <text:p/>
        </draw:polyline>
        <draw:polyline draw:style-name="gr1" draw:text-style-name="P1" draw:layer="layout" svg:width="0.105cm" svg:height="0.159cm" svg:x="33.518cm" svg:y="23.295cm" svg:viewBox="0 0 106 160" draw:points="0,0 106,0 38,160">
          <text:p/>
        </draw:polyline>
        <draw:line draw:style-name="gr1" draw:text-style-name="P1" draw:layer="layout" svg:x1="33.654cm" svg:y1="23.812cm" svg:x2="33.337cm" svg:y2="23.812cm">
          <text:p/>
        </draw:line>
        <draw:polygon draw:style-name="gr7" draw:text-style-name="P4" draw:layer="layout" svg:width="0.092cm" svg:height="0.159cm" svg:x="33.763cm" svg:y="23.724cm" svg:viewBox="0 0 93 160" draw:points="0,160 0,0 39,0 61,10 77,22 87,38 93,70 93,93 87,121 77,137 61,153 39,160">
          <text:p/>
        </draw:polygon>
        <draw:polyline draw:style-name="gr7" draw:text-style-name="P4" draw:layer="layout" svg:width="0.092cm" svg:height="0.159cm" svg:x="33.922cm" svg:y="23.724cm" svg:viewBox="0 0 93 160" draw:points="55,77 77,83 87,93 93,105 93,131 87,144 77,153 61,160 0,160 0,0 55,0 71,10 77,16 87,32 87,45 77,61 71,70 55,77 0,77">
          <text:p/>
        </draw:polyline>
        <draw:polyline draw:style-name="gr7" draw:text-style-name="P4" draw:layer="layout" svg:width="0.098cm" svg:height="0.159cm" svg:x="34.068cm" svg:y="23.724cm" svg:viewBox="0 0 99 160" draw:points="6,16 13,10 29,0 67,0 83,10 90,16 99,32 99,45 90,70 0,160 99,160">
          <text:p/>
        </draw:polyline>
        <draw:polyline draw:style-name="gr1" draw:text-style-name="P1" draw:layer="layout" svg:width="0.098cm" svg:height="0.159cm" svg:x="33.366cm" svg:y="23.612cm" svg:viewBox="0 0 99 160" draw:points="0,0 99,0 45,61 67,61 83,70 93,77 99,93 99,131 93,144 83,153 67,160 22,160 6,153 0,144">
          <text:p/>
        </draw:polyline>
        <draw:polyline draw:style-name="gr1" draw:text-style-name="P1" draw:layer="layout" svg:width="0.092cm" svg:height="0.159cm" svg:x="33.525cm" svg:y="23.612cm" svg:viewBox="0 0 93 160" draw:points="32,70 16,61 6,54 0,38 0,32 6,16 16,10 32,0 61,0 77,10 83,16 93,32 93,38 83,54 77,61 61,70 32,70 16,77 6,83 0,99 0,131 6,144 16,153 32,160 61,160 77,153 83,144 93,131 93,99 83,83 77,77 61,70">
          <text:p/>
        </draw:polyline>
        <draw:line draw:style-name="gr1" draw:text-style-name="P1" draw:layer="layout" svg:x1="33.654cm" svg:y1="24.13cm" svg:x2="33.337cm" svg:y2="24.13cm">
          <text:p/>
        </draw:line>
        <draw:polygon draw:style-name="gr7" draw:text-style-name="P4" draw:layer="layout" svg:width="0.092cm" svg:height="0.159cm" svg:x="33.763cm" svg:y="24.041cm" svg:viewBox="0 0 93 160" draw:points="0,160 0,0 39,0 61,10 77,22 87,38 93,70 93,93 87,121 77,137 61,153 39,160">
          <text:p/>
        </draw:polygon>
        <draw:polyline draw:style-name="gr7" draw:text-style-name="P4" draw:layer="layout" svg:width="0.092cm" svg:height="0.159cm" svg:x="33.922cm" svg:y="24.041cm" svg:viewBox="0 0 93 160" draw:points="55,77 77,83 87,93 93,105 93,131 87,144 77,153 61,160 0,160 0,0 55,0 71,10 77,16 87,32 87,45 77,61 71,70 55,77 0,77">
          <text:p/>
        </draw:polyline>
        <draw:line draw:style-name="gr7" draw:text-style-name="P4" draw:layer="layout" svg:x1="34.166cm" svg:y1="24.2cm" svg:x2="34.074cm" svg:y2="24.2cm">
          <text:p/>
        </draw:line>
        <draw:polyline draw:style-name="gr7" draw:text-style-name="P4" draw:layer="layout" svg:width="0.044cm" svg:height="0.159cm" svg:x="34.074cm" svg:y="24.041cm" svg:viewBox="0 0 45 160" draw:points="45,160 45,0 32,22 16,38 0,45">
          <text:p/>
        </draw:polyline>
        <draw:polyline draw:style-name="gr1" draw:text-style-name="P1" draw:layer="layout" svg:width="0.098cm" svg:height="0.159cm" svg:x="33.366cm" svg:y="23.93cm" svg:viewBox="0 0 99 160" draw:points="0,0 99,0 45,61 67,61 83,70 93,77 99,93 99,131 93,144 83,153 67,160 22,160 6,153 0,144">
          <text:p/>
        </draw:polyline>
        <draw:polyline draw:style-name="gr1" draw:text-style-name="P1" draw:layer="layout" svg:width="0.092cm" svg:height="0.159cm" svg:x="33.525cm" svg:y="23.93cm" svg:viewBox="0 0 93 160" draw:points="16,160 45,160 61,153 67,144 83,121 93,93 93,32 83,16 77,10 61,0 32,0 16,10 6,16 0,32 0,70 6,83 16,93 32,99 61,99 77,93 83,83 93,70">
          <text:p/>
        </draw:polyline>
        <draw:line draw:style-name="gr1" draw:text-style-name="P1" draw:layer="layout" svg:x1="37.465cm" svg:y1="22.86cm" svg:x2="37.782cm" svg:y2="22.86cm">
          <text:p/>
        </draw:line>
        <draw:line draw:style-name="gr7" draw:text-style-name="P4" draw:layer="layout" svg:x1="36.868cm" svg:y1="22.93cm" svg:x2="36.868cm" svg:y2="22.771cm">
          <text:p/>
        </draw:line>
        <draw:polyline draw:style-name="gr7" draw:text-style-name="P4" draw:layer="layout" svg:width="0.092cm" svg:height="0.159cm" svg:x="36.944cm" svg:y="22.771cm" svg:viewBox="0 0 93 160" draw:points="0,160 0,0 93,160 93,0">
          <text:p/>
        </draw:polyline>
        <draw:polyline draw:style-name="gr7" draw:text-style-name="P4" draw:layer="layout" svg:width="0.083cm" svg:height="0.054cm" svg:x="37.135cm" svg:y="22.892cm" svg:viewBox="0 0 84 55" draw:points="84,55 67,49 51,32 29,10 13,0 0,0">
          <text:p/>
        </draw:polyline>
        <draw:polygon draw:style-name="gr7" draw:text-style-name="P4" draw:layer="layout" svg:width="0.105cm" svg:height="0.159cm" svg:x="37.103cm" svg:y="22.771cm" svg:viewBox="0 0 106 160" draw:points="38,160 22,153 6,137 0,105 0,54 6,22 22,10 38,0 67,0 83,10 99,22 106,54 106,105 99,137 83,153 67,160">
          <text:p/>
        </draw:polygon>
        <draw:polyline draw:style-name="gr7" draw:text-style-name="P4" draw:layer="layout" svg:width="0.098cm" svg:height="0.159cm" svg:x="37.262cm" svg:y="22.771cm" svg:viewBox="0 0 99 160" draw:points="6,16 16,10 32,0 67,0 83,10 93,16 99,32 99,45 93,70 0,160 99,160">
          <text:p/>
        </draw:polyline>
        <draw:line draw:style-name="gr1" draw:text-style-name="P1" draw:layer="layout" svg:x1="37.652cm" svg:y1="22.714cm" svg:x2="37.652cm" svg:y2="22.819cm">
          <text:p/>
        </draw:line>
        <draw:polyline draw:style-name="gr1" draw:text-style-name="P1" draw:layer="layout" svg:width="0.098cm" svg:height="0.111cm" svg:x="37.576cm" svg:y="22.654cm" svg:viewBox="0 0 99 112" draw:points="38,0 0,112 99,112">
          <text:p/>
        </draw:polyline>
        <draw:line draw:style-name="gr1" draw:text-style-name="P1" draw:layer="layout" svg:x1="33.654cm" svg:y1="24.447cm" svg:x2="33.337cm" svg:y2="24.447cm">
          <text:p/>
        </draw:line>
        <draw:polygon draw:style-name="gr7" draw:text-style-name="P4" draw:layer="layout" svg:width="0.092cm" svg:height="0.159cm" svg:x="33.763cm" svg:y="24.359cm" svg:viewBox="0 0 93 160" draw:points="0,160 0,0 39,0 61,10 77,22 87,38 93,70 93,93 87,121 77,137 61,153 39,160">
          <text:p/>
        </draw:polygon>
        <draw:polyline draw:style-name="gr7" draw:text-style-name="P4" draw:layer="layout" svg:width="0.092cm" svg:height="0.159cm" svg:x="33.922cm" svg:y="24.359cm" svg:viewBox="0 0 93 160" draw:points="55,77 77,83 87,93 93,105 93,131 87,144 77,153 61,160 0,160 0,0 55,0 71,10 77,16 87,32 87,45 77,61 71,70 55,77 0,77">
          <text:p/>
        </draw:polyline>
        <draw:polygon draw:style-name="gr7" draw:text-style-name="P4" draw:layer="layout" svg:width="0.092cm" svg:height="0.159cm" svg:x="34.074cm" svg:y="24.359cm" svg:viewBox="0 0 93 160" draw:points="39,0 55,0 67,10 77,16 83,32 93,61 93,99 83,131 77,144 67,153 55,160 39,160 22,153 16,144 6,131 0,99 0,61 6,32 16,16 22,10">
          <text:p/>
        </draw:polygon>
        <draw:line draw:style-name="gr1" draw:text-style-name="P1" draw:layer="layout" svg:x1="33.449cm" svg:y1="24.301cm" svg:x2="33.449cm" svg:y2="24.406cm">
          <text:p/>
        </draw:line>
        <draw:polyline draw:style-name="gr1" draw:text-style-name="P1" draw:layer="layout" svg:width="0.098cm" svg:height="0.111cm" svg:x="33.372cm" svg:y="24.241cm" svg:viewBox="0 0 99 112" draw:points="38,0 0,112 99,112">
          <text:p/>
        </draw:polyline>
        <draw:polygon draw:style-name="gr1" draw:text-style-name="P1" draw:layer="layout" svg:width="0.092cm" svg:height="0.159cm" svg:x="33.525cm" svg:y="24.247cm" svg:viewBox="0 0 93 160" draw:points="39,0 55,0 67,10 77,16 83,32 93,61 93,99 83,131 77,144 67,153 55,160 39,160 22,153 16,144 6,131 0,99 0,61 6,32 16,16 22,10">
          <text:p/>
        </draw:polygon>
        <draw:line draw:style-name="gr1" draw:text-style-name="P1" draw:layer="layout" svg:x1="33.654cm" svg:y1="24.765cm" svg:x2="33.337cm" svg:y2="24.765cm">
          <text:p/>
        </draw:line>
        <draw:line draw:style-name="gr7" draw:text-style-name="P4" draw:layer="layout" svg:x1="33.763cm" svg:y1="24.835cm" svg:x2="33.763cm" svg:y2="24.676cm">
          <text:p/>
        </draw:line>
        <draw:polygon draw:style-name="gr7" draw:text-style-name="P4" draw:layer="layout" svg:width="0.105cm" svg:height="0.159cm" svg:x="33.833cm" svg:y="24.676cm" svg:viewBox="0 0 106 160" draw:points="38,0 67,0 83,10 99,22 106,54 106,105 99,137 83,153 67,160 38,160 22,153 6,137 0,105 0,54 6,22 22,10">
          <text:p/>
        </draw:polygon>
        <draw:line draw:style-name="gr7" draw:text-style-name="P4" draw:layer="layout" svg:x1="33.969cm" svg:y1="24.851cm" svg:x2="34.09cm" svg:y2="24.851cm">
          <text:p/>
        </draw:line>
        <draw:line draw:style-name="gr7" draw:text-style-name="P4" draw:layer="layout" svg:x1="34.218cm" svg:y1="24.836cm" svg:x2="34.166cm" svg:y2="24.759cm">
          <text:p/>
        </draw:line>
        <draw:polyline draw:style-name="gr7" draw:text-style-name="P4" draw:layer="layout" svg:width="0.089cm" svg:height="0.159cm" svg:x="34.128cm" svg:y="24.676cm" svg:viewBox="0 0 90 160" draw:points="0,160 0,0 61,0 77,10 83,16 90,32 90,54 83,70 77,77 61,83 0,83">
          <text:p/>
        </draw:polyline>
        <draw:line draw:style-name="gr7" draw:text-style-name="P4" draw:layer="layout" svg:x1="34.287cm" svg:y1="24.752cm" svg:x2="34.338cm" svg:y2="24.752cm">
          <text:p/>
        </draw:line>
        <draw:polyline draw:style-name="gr7" draw:text-style-name="P4" draw:layer="layout" svg:width="0.076cm" svg:height="0.159cm" svg:x="34.287cm" svg:y="24.676cm" svg:viewBox="0 0 77 160" draw:points="77,160 0,160 0,0 77,0">
          <text:p/>
        </draw:polyline>
        <draw:line draw:style-name="gr7" draw:text-style-name="P4" draw:layer="layout" svg:x1="34.423cm" svg:y1="24.79cm" svg:x2="34.496cm" svg:y2="24.79cm">
          <text:p/>
        </draw:line>
        <draw:polyline draw:style-name="gr7" draw:text-style-name="P4" draw:layer="layout" svg:width="0.105cm" svg:height="0.159cm" svg:x="34.407cm" svg:y="24.676cm" svg:viewBox="0 0 106 160" draw:points="0,160 51,0 106,160">
          <text:p/>
        </draw:polyline>
        <draw:polygon draw:style-name="gr7" draw:text-style-name="P4" draw:layer="layout" svg:width="0.089cm" svg:height="0.159cm" svg:x="34.566cm" svg:y="24.676cm" svg:viewBox="0 0 90 160" draw:points="0,160 0,0 39,0 61,10 77,22 83,38 90,70 90,93 83,121 77,137 61,153 39,160">
          <text:p/>
        </draw:polygon>
        <draw:line draw:style-name="gr7" draw:text-style-name="P4" draw:layer="layout" svg:x1="34.754cm" svg:y1="24.759cm" svg:x2="34.754cm" svg:y2="24.835cm">
          <text:p/>
        </draw:line>
        <draw:polyline draw:style-name="gr7" draw:text-style-name="P4" draw:layer="layout" svg:width="0.105cm" svg:height="0.083cm" svg:x="34.703cm" svg:y="24.676cm" svg:viewBox="0 0 106 84" draw:points="0,0 51,84 106,0">
          <text:p/>
        </draw:polyline>
        <draw:line draw:style-name="gr1" draw:text-style-name="P1" draw:layer="layout" svg:x1="33.449cm" svg:y1="24.619cm" svg:x2="33.449cm" svg:y2="24.724cm">
          <text:p/>
        </draw:line>
        <draw:polyline draw:style-name="gr1" draw:text-style-name="P1" draw:layer="layout" svg:width="0.098cm" svg:height="0.111cm" svg:x="33.372cm" svg:y="24.559cm" svg:viewBox="0 0 99 112" draw:points="38,0 0,112 99,112">
          <text:p/>
        </draw:polyline>
        <draw:line draw:style-name="gr1" draw:text-style-name="P1" draw:layer="layout" svg:x1="33.617cm" svg:y1="24.724cm" svg:x2="33.525cm" svg:y2="24.724cm">
          <text:p/>
        </draw:line>
        <draw:polyline draw:style-name="gr1" draw:text-style-name="P1" draw:layer="layout" svg:width="0.044cm" svg:height="0.159cm" svg:x="33.525cm" svg:y="24.565cm" svg:viewBox="0 0 45 160" draw:points="45,160 45,0 32,22 16,38 0,45">
          <text:p/>
        </draw:polyline>
        <draw:line draw:style-name="gr1" draw:text-style-name="P1" draw:layer="layout" svg:x1="33.654cm" svg:y1="25.082cm" svg:x2="33.337cm" svg:y2="25.082cm">
          <text:p/>
        </draw:line>
        <draw:line draw:style-name="gr7" draw:text-style-name="P4" draw:layer="layout" svg:x1="33.757cm" svg:y1="25.108cm" svg:x2="33.833cm" svg:y2="25.108cm">
          <text:p/>
        </draw:line>
        <draw:polyline draw:style-name="gr7" draw:text-style-name="P4" draw:layer="layout" svg:width="0.108cm" svg:height="0.159cm" svg:x="33.741cm" svg:y="24.994cm" svg:viewBox="0 0 109 160" draw:points="0,160 54,0 109,160">
          <text:p/>
        </draw:polyline>
        <draw:line draw:style-name="gr7" draw:text-style-name="P4" draw:layer="layout" svg:x1="33.899cm" svg:y1="25.07cm" svg:x2="33.953cm" svg:y2="25.07cm">
          <text:p/>
        </draw:line>
        <draw:polyline draw:style-name="gr7" draw:text-style-name="P4" draw:layer="layout" svg:width="0.076cm" svg:height="0.159cm" svg:x="33.899cm" svg:y="24.994cm" svg:viewBox="0 0 77 160" draw:points="77,160 0,160 0,0 77,0">
          <text:p/>
        </draw:polyline>
        <draw:polyline draw:style-name="gr7" draw:text-style-name="P4" draw:layer="layout" svg:width="0.089cm" svg:height="0.159cm" svg:x="34.046cm" svg:y="24.994cm" svg:viewBox="0 0 90 160" draw:points="0,160 0,0 90,160 90,0">
          <text:p/>
        </draw:polyline>
        <draw:line draw:style-name="gr1" draw:text-style-name="P1" draw:layer="layout" svg:x1="33.449cm" svg:y1="24.936cm" svg:x2="33.449cm" svg:y2="25.041cm">
          <text:p/>
        </draw:line>
        <draw:polyline draw:style-name="gr1" draw:text-style-name="P1" draw:layer="layout" svg:width="0.098cm" svg:height="0.111cm" svg:x="33.372cm" svg:y="24.876cm" svg:viewBox="0 0 99 112" draw:points="38,0 0,112 99,112">
          <text:p/>
        </draw:polyline>
        <draw:polyline draw:style-name="gr1" draw:text-style-name="P1" draw:layer="layout" svg:width="0.098cm" svg:height="0.159cm" svg:x="33.518cm" svg:y="24.882cm" svg:viewBox="0 0 99 160" draw:points="6,16 13,10 29,0 67,0 83,10 90,16 99,32 99,45 90,70 0,160 99,160">
          <text:p/>
        </draw:polyline>
        <draw:line draw:style-name="gr1" draw:text-style-name="P1" draw:layer="layout" svg:x1="33.654cm" svg:y1="25.4cm" svg:x2="33.337cm" svg:y2="25.4cm">
          <text:p/>
        </draw:line>
        <draw:polyline draw:style-name="gr7" draw:text-style-name="P4" draw:layer="layout" svg:width="0.092cm" svg:height="0.159cm" svg:x="33.763cm" svg:y="25.311cm" svg:viewBox="0 0 93 160" draw:points="55,77 77,83 87,93 93,105 93,131 87,144 77,153 61,160 0,160 0,0 55,0 71,10 77,16 87,32 87,45 77,61 71,70 55,77 0,77">
          <text:p/>
        </draw:polyline>
        <draw:line draw:style-name="gr7" draw:text-style-name="P4" draw:layer="layout" svg:x1="33.915cm" svg:y1="25.425cm" svg:x2="33.991cm" svg:y2="25.425cm">
          <text:p/>
        </draw:line>
        <draw:polyline draw:style-name="gr7" draw:text-style-name="P4" draw:layer="layout" svg:width="0.108cm" svg:height="0.159cm" svg:x="33.899cm" svg:y="25.311cm" svg:viewBox="0 0 109 160" draw:points="0,160 54,0 109,160">
          <text:p/>
        </draw:polyline>
        <draw:line draw:style-name="gr7" draw:text-style-name="P4" draw:layer="layout" svg:x1="34.141cm" svg:y1="25.47cm" svg:x2="34.052cm" svg:y2="25.47cm">
          <text:p/>
        </draw:line>
        <draw:polyline draw:style-name="gr7" draw:text-style-name="P4" draw:layer="layout" svg:width="0.044cm" svg:height="0.159cm" svg:x="34.052cm" svg:y="25.311cm" svg:viewBox="0 0 45 160" draw:points="45,160 45,0 29,22 16,38 0,45">
          <text:p/>
        </draw:polyline>
        <draw:polyline draw:style-name="gr7" draw:text-style-name="P4" draw:layer="layout" svg:width="0.089cm" svg:height="0.159cm" svg:x="34.204cm" svg:y="25.311cm" svg:viewBox="0 0 90 160" draw:points="13,160 45,160 61,153 67,144 83,121 90,93 90,32 83,16 74,10 61,0 29,0 13,10 6,16 0,32 0,70 6,83 13,93 29,99 61,99 74,93 83,83 90,70">
          <text:p/>
        </draw:polyline>
        <draw:line draw:style-name="gr1" draw:text-style-name="P1" draw:layer="layout" svg:x1="33.449cm" svg:y1="25.254cm" svg:x2="33.449cm" svg:y2="25.359cm">
          <text:p/>
        </draw:line>
        <draw:polyline draw:style-name="gr1" draw:text-style-name="P1" draw:layer="layout" svg:width="0.098cm" svg:height="0.111cm" svg:x="33.372cm" svg:y="25.194cm" svg:viewBox="0 0 99 112" draw:points="38,0 0,112 99,112">
          <text:p/>
        </draw:polyline>
        <draw:polyline draw:style-name="gr1" draw:text-style-name="P1" draw:layer="layout" svg:width="0.098cm" svg:height="0.159cm" svg:x="33.518cm" svg:y="25.2cm" svg:viewBox="0 0 99 160" draw:points="0,0 99,0 45,61 67,61 83,70 90,77 99,93 99,131 90,144 83,153 67,160 22,160 6,153 0,144">
          <text:p/>
        </draw:polyline>
        <draw:line draw:style-name="gr1" draw:text-style-name="P1" draw:layer="layout" svg:x1="33.654cm" svg:y1="25.717cm" svg:x2="33.337cm" svg:y2="25.717cm">
          <text:p/>
        </draw:line>
        <draw:polyline draw:style-name="gr7" draw:text-style-name="P4" draw:layer="layout" svg:width="0.092cm" svg:height="0.159cm" svg:x="33.763cm" svg:y="25.629cm" svg:viewBox="0 0 93 160" draw:points="55,77 77,83 87,93 93,105 93,131 87,144 77,153 61,160 0,160 0,0 55,0 71,10 77,16 87,32 87,45 77,61 71,70 55,77 0,77">
          <text:p/>
        </draw:polyline>
        <draw:line draw:style-name="gr7" draw:text-style-name="P4" draw:layer="layout" svg:x1="33.915cm" svg:y1="25.743cm" svg:x2="33.991cm" svg:y2="25.743cm">
          <text:p/>
        </draw:line>
        <draw:polyline draw:style-name="gr7" draw:text-style-name="P4" draw:layer="layout" svg:width="0.108cm" svg:height="0.159cm" svg:x="33.899cm" svg:y="25.629cm" svg:viewBox="0 0 109 160" draw:points="0,160 54,0 109,160">
          <text:p/>
        </draw:polyline>
        <draw:line draw:style-name="gr7" draw:text-style-name="P4" draw:layer="layout" svg:x1="34.141cm" svg:y1="25.787cm" svg:x2="34.052cm" svg:y2="25.787cm">
          <text:p/>
        </draw:line>
        <draw:polyline draw:style-name="gr7" draw:text-style-name="P4" draw:layer="layout" svg:width="0.044cm" svg:height="0.159cm" svg:x="34.052cm" svg:y="25.629cm" svg:viewBox="0 0 45 160" draw:points="45,160 45,0 29,22 16,38 0,45">
          <text:p/>
        </draw:polyline>
        <draw:polyline draw:style-name="gr7" draw:text-style-name="P4" draw:layer="layout" svg:width="0.089cm" svg:height="0.159cm" svg:x="34.204cm" svg:y="25.629cm" svg:viewBox="0 0 90 160" draw:points="29,70 13,61 6,54 0,38 0,32 6,16 13,10 29,0 61,0 74,10 83,16 90,32 90,38 83,54 74,61 61,70 29,70 13,77 6,83 0,99 0,131 6,144 13,153 29,160 61,160 74,153 83,144 90,131 90,99 83,83 74,77 61,70">
          <text:p/>
        </draw:polyline>
        <draw:line draw:style-name="gr1" draw:text-style-name="P1" draw:layer="layout" svg:x1="33.449cm" svg:y1="25.571cm" svg:x2="33.449cm" svg:y2="25.676cm">
          <text:p/>
        </draw:line>
        <draw:polyline draw:style-name="gr1" draw:text-style-name="P1" draw:layer="layout" svg:width="0.098cm" svg:height="0.111cm" svg:x="33.372cm" svg:y="25.511cm" svg:viewBox="0 0 99 112" draw:points="38,0 0,112 99,112">
          <text:p/>
        </draw:polyline>
        <draw:line draw:style-name="gr1" draw:text-style-name="P1" draw:layer="layout" svg:x1="33.601cm" svg:y1="25.571cm" svg:x2="33.601cm" svg:y2="25.676cm">
          <text:p/>
        </draw:line>
        <draw:polyline draw:style-name="gr1" draw:text-style-name="P1" draw:layer="layout" svg:width="0.098cm" svg:height="0.111cm" svg:x="33.525cm" svg:y="25.511cm" svg:viewBox="0 0 99 112" draw:points="38,0 0,112 99,112">
          <text:p/>
        </draw:polyline>
        <draw:line draw:style-name="gr1" draw:text-style-name="P1" draw:layer="layout" svg:x1="33.654cm" svg:y1="26.035cm" svg:x2="33.337cm" svg:y2="26.035cm">
          <text:p/>
        </draw:line>
        <draw:polyline draw:style-name="gr7" draw:text-style-name="P4" draw:layer="layout" svg:width="0.092cm" svg:height="0.159cm" svg:x="33.763cm" svg:y="25.946cm" svg:viewBox="0 0 93 160" draw:points="55,77 77,83 87,93 93,105 93,131 87,144 77,153 61,160 0,160 0,0 55,0 71,10 77,16 87,32 87,45 77,61 71,70 55,77 0,77">
          <text:p/>
        </draw:polyline>
        <draw:line draw:style-name="gr7" draw:text-style-name="P4" draw:layer="layout" svg:x1="33.915cm" svg:y1="26.06cm" svg:x2="33.991cm" svg:y2="26.06cm">
          <text:p/>
        </draw:line>
        <draw:polyline draw:style-name="gr7" draw:text-style-name="P4" draw:layer="layout" svg:width="0.108cm" svg:height="0.159cm" svg:x="33.899cm" svg:y="25.946cm" svg:viewBox="0 0 109 160" draw:points="0,160 54,0 109,160">
          <text:p/>
        </draw:polyline>
        <draw:line draw:style-name="gr7" draw:text-style-name="P4" draw:layer="layout" svg:x1="34.141cm" svg:y1="26.105cm" svg:x2="34.052cm" svg:y2="26.105cm">
          <text:p/>
        </draw:line>
        <draw:polyline draw:style-name="gr7" draw:text-style-name="P4" draw:layer="layout" svg:width="0.044cm" svg:height="0.159cm" svg:x="34.052cm" svg:y="25.946cm" svg:viewBox="0 0 45 160" draw:points="45,160 45,0 29,22 16,38 0,45">
          <text:p/>
        </draw:polyline>
        <draw:polyline draw:style-name="gr7" draw:text-style-name="P4" draw:layer="layout" svg:width="0.105cm" svg:height="0.159cm" svg:x="34.195cm" svg:y="25.946cm" svg:viewBox="0 0 106 160" draw:points="0,0 106,0 38,160">
          <text:p/>
        </draw:polyline>
        <draw:line draw:style-name="gr1" draw:text-style-name="P1" draw:layer="layout" svg:x1="33.449cm" svg:y1="25.889cm" svg:x2="33.449cm" svg:y2="25.994cm">
          <text:p/>
        </draw:line>
        <draw:polyline draw:style-name="gr1" draw:text-style-name="P1" draw:layer="layout" svg:width="0.098cm" svg:height="0.111cm" svg:x="33.372cm" svg:y="25.829cm" svg:viewBox="0 0 99 112" draw:points="38,0 0,112 99,112">
          <text:p/>
        </draw:polyline>
        <draw:polyline draw:style-name="gr1" draw:text-style-name="P1" draw:layer="layout" svg:width="0.092cm" svg:height="0.159cm" svg:x="33.525cm" svg:y="25.835cm" svg:viewBox="0 0 93 160" draw:points="83,0 6,0 0,77 6,70 22,61 61,61 77,70 83,77 93,93 93,131 83,144 77,153 61,160 22,160 6,153 0,144">
          <text:p/>
        </draw:polyline>
        <draw:line draw:style-name="gr1" draw:text-style-name="P1" draw:layer="layout" svg:x1="33.654cm" svg:y1="26.352cm" svg:x2="33.337cm" svg:y2="26.352cm">
          <text:p/>
        </draw:line>
        <draw:polyline draw:style-name="gr7" draw:text-style-name="P4" draw:layer="layout" svg:width="0.092cm" svg:height="0.159cm" svg:x="33.763cm" svg:y="26.264cm" svg:viewBox="0 0 93 160" draw:points="55,77 77,83 87,93 93,105 93,131 87,144 77,153 61,160 0,160 0,0 55,0 71,10 77,16 87,32 87,45 77,61 71,70 55,77 0,77">
          <text:p/>
        </draw:polyline>
        <draw:line draw:style-name="gr7" draw:text-style-name="P4" draw:layer="layout" svg:x1="33.915cm" svg:y1="26.378cm" svg:x2="33.991cm" svg:y2="26.378cm">
          <text:p/>
        </draw:line>
        <draw:polyline draw:style-name="gr7" draw:text-style-name="P4" draw:layer="layout" svg:width="0.108cm" svg:height="0.159cm" svg:x="33.899cm" svg:y="26.264cm" svg:viewBox="0 0 109 160" draw:points="0,160 54,0 109,160">
          <text:p/>
        </draw:polyline>
        <draw:line draw:style-name="gr7" draw:text-style-name="P4" draw:layer="layout" svg:x1="34.141cm" svg:y1="26.422cm" svg:x2="34.052cm" svg:y2="26.422cm">
          <text:p/>
        </draw:line>
        <draw:polyline draw:style-name="gr7" draw:text-style-name="P4" draw:layer="layout" svg:width="0.044cm" svg:height="0.159cm" svg:x="34.052cm" svg:y="26.264cm" svg:viewBox="0 0 45 160" draw:points="45,160 45,0 29,22 16,38 0,45">
          <text:p/>
        </draw:polyline>
        <draw:polyline draw:style-name="gr7" draw:text-style-name="P4" draw:layer="layout" svg:width="0.089cm" svg:height="0.159cm" svg:x="34.204cm" svg:y="26.264cm" svg:viewBox="0 0 90 160" draw:points="74,0 45,0 29,10 22,16 6,38 0,70 0,131 6,144 13,153 29,160 61,160 74,153 83,144 90,131 90,93 83,77 74,70 61,61 29,61 13,70 6,77 0,93">
          <text:p/>
        </draw:polyline>
        <draw:line draw:style-name="gr1" draw:text-style-name="P1" draw:layer="layout" svg:x1="33.449cm" svg:y1="26.206cm" svg:x2="33.449cm" svg:y2="26.311cm">
          <text:p/>
        </draw:line>
        <draw:polyline draw:style-name="gr1" draw:text-style-name="P1" draw:layer="layout" svg:width="0.098cm" svg:height="0.111cm" svg:x="33.372cm" svg:y="26.146cm" svg:viewBox="0 0 99 112" draw:points="38,0 0,112 99,112">
          <text:p/>
        </draw:polyline>
        <draw:polyline draw:style-name="gr1" draw:text-style-name="P1" draw:layer="layout" svg:width="0.092cm" svg:height="0.159cm" svg:x="33.525cm" svg:y="26.152cm" svg:viewBox="0 0 93 160" draw:points="77,0 45,0 32,10 22,16 6,38 0,70 0,131 6,144 16,153 32,160 61,160 77,153 83,144 93,131 93,93 83,77 77,70 61,61 32,61 16,70 6,77 0,93">
          <text:p/>
        </draw:polyline>
        <draw:line draw:style-name="gr1" draw:text-style-name="P1" draw:layer="layout" svg:x1="33.654cm" svg:y1="26.67cm" svg:x2="33.337cm" svg:y2="26.67cm">
          <text:p/>
        </draw:line>
        <draw:polyline draw:style-name="gr7" draw:text-style-name="P4" draw:layer="layout" svg:width="0.092cm" svg:height="0.159cm" svg:x="33.763cm" svg:y="26.581cm" svg:viewBox="0 0 93 160" draw:points="55,77 77,83 87,93 93,105 93,131 87,144 77,153 61,160 0,160 0,0 55,0 71,10 77,16 87,32 87,45 77,61 71,70 55,77 0,77">
          <text:p/>
        </draw:polyline>
        <draw:line draw:style-name="gr7" draw:text-style-name="P4" draw:layer="layout" svg:x1="33.915cm" svg:y1="26.695cm" svg:x2="33.991cm" svg:y2="26.695cm">
          <text:p/>
        </draw:line>
        <draw:polyline draw:style-name="gr7" draw:text-style-name="P4" draw:layer="layout" svg:width="0.108cm" svg:height="0.159cm" svg:x="33.899cm" svg:y="26.581cm" svg:viewBox="0 0 109 160" draw:points="0,160 54,0 109,160">
          <text:p/>
        </draw:polyline>
        <draw:line draw:style-name="gr7" draw:text-style-name="P4" draw:layer="layout" svg:x1="34.141cm" svg:y1="26.74cm" svg:x2="34.052cm" svg:y2="26.74cm">
          <text:p/>
        </draw:line>
        <draw:polyline draw:style-name="gr7" draw:text-style-name="P4" draw:layer="layout" svg:width="0.044cm" svg:height="0.159cm" svg:x="34.052cm" svg:y="26.581cm" svg:viewBox="0 0 45 160" draw:points="45,160 45,0 29,22 16,38 0,45">
          <text:p/>
        </draw:polyline>
        <draw:polyline draw:style-name="gr7" draw:text-style-name="P4" draw:layer="layout" svg:width="0.089cm" svg:height="0.159cm" svg:x="34.204cm" svg:y="26.581cm" svg:viewBox="0 0 90 160" draw:points="83,0 6,0 0,77 6,70 22,61 61,61 74,70 83,77 90,93 90,131 83,144 74,153 61,160 22,160 6,153 0,144">
          <text:p/>
        </draw:polyline>
        <draw:line draw:style-name="gr1" draw:text-style-name="P1" draw:layer="layout" svg:x1="33.449cm" svg:y1="26.524cm" svg:x2="33.449cm" svg:y2="26.629cm">
          <text:p/>
        </draw:line>
        <draw:polyline draw:style-name="gr1" draw:text-style-name="P1" draw:layer="layout" svg:width="0.098cm" svg:height="0.111cm" svg:x="33.372cm" svg:y="26.464cm" svg:viewBox="0 0 99 112" draw:points="38,0 0,112 99,112">
          <text:p/>
        </draw:polyline>
        <draw:polyline draw:style-name="gr1" draw:text-style-name="P1" draw:layer="layout" svg:width="0.105cm" svg:height="0.159cm" svg:x="33.518cm" svg:y="26.47cm" svg:viewBox="0 0 106 160" draw:points="0,0 106,0 38,160">
          <text:p/>
        </draw:polyline>
        <draw:line draw:style-name="gr1" draw:text-style-name="P1" draw:layer="layout" svg:x1="33.654cm" svg:y1="26.987cm" svg:x2="33.337cm" svg:y2="26.987cm">
          <text:p/>
        </draw:line>
        <draw:polyline draw:style-name="gr7" draw:text-style-name="P4" draw:layer="layout" svg:width="0.092cm" svg:height="0.159cm" svg:x="33.763cm" svg:y="26.899cm" svg:viewBox="0 0 93 160" draw:points="55,77 77,83 87,93 93,105 93,131 87,144 77,153 61,160 0,160 0,0 55,0 71,10 77,16 87,32 87,45 77,61 71,70 55,77 0,77">
          <text:p/>
        </draw:polyline>
        <draw:line draw:style-name="gr7" draw:text-style-name="P4" draw:layer="layout" svg:x1="33.915cm" svg:y1="27.013cm" svg:x2="33.991cm" svg:y2="27.013cm">
          <text:p/>
        </draw:line>
        <draw:polyline draw:style-name="gr7" draw:text-style-name="P4" draw:layer="layout" svg:width="0.108cm" svg:height="0.159cm" svg:x="33.899cm" svg:y="26.899cm" svg:viewBox="0 0 109 160" draw:points="0,160 54,0 109,160">
          <text:p/>
        </draw:polyline>
        <draw:line draw:style-name="gr7" draw:text-style-name="P4" draw:layer="layout" svg:x1="34.141cm" svg:y1="27.057cm" svg:x2="34.052cm" svg:y2="27.057cm">
          <text:p/>
        </draw:line>
        <draw:polyline draw:style-name="gr7" draw:text-style-name="P4" draw:layer="layout" svg:width="0.044cm" svg:height="0.159cm" svg:x="34.052cm" svg:y="26.899cm" svg:viewBox="0 0 45 160" draw:points="45,160 45,0 29,22 16,38 0,45">
          <text:p/>
        </draw:polyline>
        <draw:line draw:style-name="gr7" draw:text-style-name="P4" draw:layer="layout" svg:x1="34.277cm" svg:y1="26.953cm" svg:x2="34.277cm" svg:y2="27.058cm">
          <text:p/>
        </draw:line>
        <draw:polyline draw:style-name="gr7" draw:text-style-name="P4" draw:layer="layout" svg:width="0.095cm" svg:height="0.111cm" svg:x="34.204cm" svg:y="26.892cm" svg:viewBox="0 0 96 112" draw:points="35,0 0,112 96,112">
          <text:p/>
        </draw:polyline>
        <draw:line draw:style-name="gr1" draw:text-style-name="P1" draw:layer="layout" svg:x1="33.449cm" svg:y1="26.841cm" svg:x2="33.449cm" svg:y2="26.946cm">
          <text:p/>
        </draw:line>
        <draw:polyline draw:style-name="gr1" draw:text-style-name="P1" draw:layer="layout" svg:width="0.098cm" svg:height="0.111cm" svg:x="33.372cm" svg:y="26.781cm" svg:viewBox="0 0 99 112" draw:points="38,0 0,112 99,112">
          <text:p/>
        </draw:polyline>
        <draw:polyline draw:style-name="gr1" draw:text-style-name="P1" draw:layer="layout" svg:width="0.092cm" svg:height="0.159cm" svg:x="33.525cm" svg:y="26.787cm" svg:viewBox="0 0 93 160" draw:points="32,70 16,61 6,54 0,38 0,32 6,16 16,10 32,0 61,0 77,10 83,16 93,32 93,38 83,54 77,61 61,70 32,70 16,77 6,83 0,99 0,131 6,144 16,153 32,160 61,160 77,153 83,144 93,131 93,99 83,83 77,77 61,70">
          <text:p/>
        </draw:polyline>
        <draw:line draw:style-name="gr1" draw:text-style-name="P1" draw:layer="layout" svg:x1="33.654cm" svg:y1="27.305cm" svg:x2="33.337cm" svg:y2="27.305cm">
          <text:p/>
        </draw:line>
        <draw:polyline draw:style-name="gr7" draw:text-style-name="P4" draw:layer="layout" svg:width="0.092cm" svg:height="0.159cm" svg:x="33.763cm" svg:y="27.216cm" svg:viewBox="0 0 93 160" draw:points="55,77 77,83 87,93 93,105 93,131 87,144 77,153 61,160 0,160 0,0 55,0 71,10 77,16 87,32 87,45 77,61 71,70 55,77 0,77">
          <text:p/>
        </draw:polyline>
        <draw:line draw:style-name="gr7" draw:text-style-name="P4" draw:layer="layout" svg:x1="33.915cm" svg:y1="27.33cm" svg:x2="33.991cm" svg:y2="27.33cm">
          <text:p/>
        </draw:line>
        <draw:polyline draw:style-name="gr7" draw:text-style-name="P4" draw:layer="layout" svg:width="0.108cm" svg:height="0.159cm" svg:x="33.899cm" svg:y="27.216cm" svg:viewBox="0 0 109 160" draw:points="0,160 54,0 109,160">
          <text:p/>
        </draw:polyline>
        <draw:line draw:style-name="gr7" draw:text-style-name="P4" draw:layer="layout" svg:x1="34.141cm" svg:y1="27.375cm" svg:x2="34.052cm" svg:y2="27.375cm">
          <text:p/>
        </draw:line>
        <draw:polyline draw:style-name="gr7" draw:text-style-name="P4" draw:layer="layout" svg:width="0.044cm" svg:height="0.159cm" svg:x="34.052cm" svg:y="27.216cm" svg:viewBox="0 0 45 160" draw:points="45,160 45,0 29,22 16,38 0,45">
          <text:p/>
        </draw:polyline>
        <draw:polyline draw:style-name="gr7" draw:text-style-name="P4" draw:layer="layout" svg:width="0.098cm" svg:height="0.159cm" svg:x="34.195cm" svg:y="27.216cm" svg:viewBox="0 0 99 160" draw:points="0,0 99,0 45,61 71,61 83,70 93,77 99,93 99,131 93,144 83,153 71,160 22,160 10,153 0,144">
          <text:p/>
        </draw:polyline>
        <draw:line draw:style-name="gr1" draw:text-style-name="P1" draw:layer="layout" svg:x1="33.449cm" svg:y1="27.159cm" svg:x2="33.449cm" svg:y2="27.264cm">
          <text:p/>
        </draw:line>
        <draw:polyline draw:style-name="gr1" draw:text-style-name="P1" draw:layer="layout" svg:width="0.098cm" svg:height="0.111cm" svg:x="33.372cm" svg:y="27.099cm" svg:viewBox="0 0 99 112" draw:points="38,0 0,112 99,112">
          <text:p/>
        </draw:polyline>
        <draw:polyline draw:style-name="gr1" draw:text-style-name="P1" draw:layer="layout" svg:width="0.092cm" svg:height="0.159cm" svg:x="33.525cm" svg:y="27.105cm" svg:viewBox="0 0 93 160" draw:points="16,160 45,160 61,153 67,144 83,121 93,93 93,32 83,16 77,10 61,0 32,0 16,10 6,16 0,32 0,70 6,83 16,93 32,99 61,99 77,93 83,83 93,70">
          <text:p/>
        </draw:polyline>
        <draw:line draw:style-name="gr1" draw:text-style-name="P1" draw:layer="layout" svg:x1="37.465cm" svg:y1="23.177cm" svg:x2="37.782cm" svg:y2="23.177cm">
          <text:p/>
        </draw:line>
        <draw:line draw:style-name="gr7" draw:text-style-name="P4" draw:layer="layout" svg:x1="36.944cm" svg:y1="23.187cm" svg:x2="37.065cm" svg:y2="23.187cm">
          <text:p/>
        </draw:line>
        <draw:polyline draw:style-name="gr7" draw:text-style-name="P4" draw:layer="layout" svg:width="0.089cm" svg:height="0.159cm" svg:x="37.135cm" svg:y="23.089cm" svg:viewBox="0 0 90 160" draw:points="83,0 6,0 0,77 6,70 22,61 61,61 74,70 83,77 90,93 90,131 83,144 74,153 61,160 22,160 6,153 0,144">
          <text:p/>
        </draw:polyline>
        <draw:polyline draw:style-name="gr7" draw:text-style-name="P4" draw:layer="layout" svg:width="0.108cm" svg:height="0.159cm" svg:x="37.268cm" svg:y="23.089cm" svg:viewBox="0 0 109 160" draw:points="0,0 54,160 109,0">
          <text:p/>
        </draw:polyline>
        <draw:polyline draw:style-name="gr1" draw:text-style-name="P1" draw:layer="layout" svg:width="0.092cm" svg:height="0.159cm" svg:x="37.576cm" svg:y="22.977cm" svg:viewBox="0 0 93 160" draw:points="83,0 10,0 0,77 10,70 22,61 61,61 77,70 83,77 93,93 93,131 83,144 77,153 61,160 22,160 10,153 0,144">
          <text:p/>
        </draw:polyline>
        <draw:line draw:style-name="gr1" draw:text-style-name="P1" draw:layer="layout" svg:x1="33.654cm" svg:y1="27.622cm" svg:x2="33.337cm" svg:y2="27.622cm">
          <text:p/>
        </draw:line>
        <draw:polyline draw:style-name="gr7" draw:text-style-name="P4" draw:layer="layout" svg:width="0.092cm" svg:height="0.159cm" svg:x="33.763cm" svg:y="27.534cm" svg:viewBox="0 0 93 160" draw:points="55,77 77,83 87,93 93,105 93,131 87,144 77,153 61,160 0,160 0,0 55,0 71,10 77,16 87,32 87,45 77,61 71,70 55,77 0,77">
          <text:p/>
        </draw:polyline>
        <draw:line draw:style-name="gr7" draw:text-style-name="P4" draw:layer="layout" svg:x1="33.915cm" svg:y1="27.648cm" svg:x2="33.991cm" svg:y2="27.648cm">
          <text:p/>
        </draw:line>
        <draw:polyline draw:style-name="gr7" draw:text-style-name="P4" draw:layer="layout" svg:width="0.108cm" svg:height="0.159cm" svg:x="33.899cm" svg:y="27.534cm" svg:viewBox="0 0 109 160" draw:points="0,160 54,0 109,160">
          <text:p/>
        </draw:polyline>
        <draw:line draw:style-name="gr7" draw:text-style-name="P4" draw:layer="layout" svg:x1="34.141cm" svg:y1="27.692cm" svg:x2="34.052cm" svg:y2="27.692cm">
          <text:p/>
        </draw:line>
        <draw:polyline draw:style-name="gr7" draw:text-style-name="P4" draw:layer="layout" svg:width="0.044cm" svg:height="0.159cm" svg:x="34.052cm" svg:y="27.534cm" svg:viewBox="0 0 45 160" draw:points="45,160 45,0 29,22 16,38 0,45">
          <text:p/>
        </draw:polyline>
        <draw:polyline draw:style-name="gr7" draw:text-style-name="P4" draw:layer="layout" svg:width="0.098cm" svg:height="0.159cm" svg:x="34.195cm" svg:y="27.534cm" svg:viewBox="0 0 99 160" draw:points="10,16 16,10 32,0 71,0 83,10 93,16 99,32 99,45 93,70 0,160 99,160">
          <text:p/>
        </draw:polyline>
        <draw:polyline draw:style-name="gr1" draw:text-style-name="P1" draw:layer="layout" svg:width="0.092cm" svg:height="0.159cm" svg:x="33.372cm" svg:y="27.422cm" svg:viewBox="0 0 93 160" draw:points="87,0 10,0 0,77 10,70 26,61 61,61 77,70 87,77 93,93 93,131 87,144 77,153 61,160 26,160 10,153 0,144">
          <text:p/>
        </draw:polyline>
        <draw:polygon draw:style-name="gr1" draw:text-style-name="P1" draw:layer="layout" svg:width="0.092cm" svg:height="0.159cm" svg:x="33.525cm" svg:y="27.422cm" svg:viewBox="0 0 93 160" draw:points="39,0 55,0 67,10 77,16 83,32 93,61 93,99 83,131 77,144 67,153 55,160 39,160 22,153 16,144 6,131 0,99 0,61 6,32 16,16 22,10">
          <text:p/>
        </draw:polygon>
        <draw:line draw:style-name="gr1" draw:text-style-name="P1" draw:layer="layout" svg:x1="33.654cm" svg:y1="27.94cm" svg:x2="33.337cm" svg:y2="27.94cm">
          <text:p/>
        </draw:line>
        <draw:polyline draw:style-name="gr7" draw:text-style-name="P4" draw:layer="layout" svg:width="0.092cm" svg:height="0.159cm" svg:x="33.763cm" svg:y="27.851cm" svg:viewBox="0 0 93 160" draw:points="55,77 77,83 87,93 93,105 93,131 87,144 77,153 61,160 0,160 0,0 55,0 71,10 77,16 87,32 87,45 77,61 71,70 55,77 0,77">
          <text:p/>
        </draw:polyline>
        <draw:line draw:style-name="gr7" draw:text-style-name="P4" draw:layer="layout" svg:x1="33.915cm" svg:y1="27.965cm" svg:x2="33.991cm" svg:y2="27.965cm">
          <text:p/>
        </draw:line>
        <draw:polyline draw:style-name="gr7" draw:text-style-name="P4" draw:layer="layout" svg:width="0.108cm" svg:height="0.159cm" svg:x="33.899cm" svg:y="27.851cm" svg:viewBox="0 0 109 160" draw:points="0,160 54,0 109,160">
          <text:p/>
        </draw:polyline>
        <draw:line draw:style-name="gr7" draw:text-style-name="P4" draw:layer="layout" svg:x1="34.141cm" svg:y1="28.01cm" svg:x2="34.052cm" svg:y2="28.01cm">
          <text:p/>
        </draw:line>
        <draw:polyline draw:style-name="gr7" draw:text-style-name="P4" draw:layer="layout" svg:width="0.044cm" svg:height="0.159cm" svg:x="34.052cm" svg:y="27.851cm" svg:viewBox="0 0 45 160" draw:points="45,160 45,0 29,22 16,38 0,45">
          <text:p/>
        </draw:polyline>
        <draw:line draw:style-name="gr7" draw:text-style-name="P4" draw:layer="layout" svg:x1="34.293cm" svg:y1="28.01cm" svg:x2="34.204cm" svg:y2="28.01cm">
          <text:p/>
        </draw:line>
        <draw:polyline draw:style-name="gr7" draw:text-style-name="P4" draw:layer="layout" svg:width="0.044cm" svg:height="0.159cm" svg:x="34.204cm" svg:y="27.851cm" svg:viewBox="0 0 45 160" draw:points="45,160 45,0 29,22 13,38 0,45">
          <text:p/>
        </draw:polyline>
        <draw:polyline draw:style-name="gr1" draw:text-style-name="P1" draw:layer="layout" svg:width="0.092cm" svg:height="0.159cm" svg:x="33.372cm" svg:y="27.74cm" svg:viewBox="0 0 93 160" draw:points="87,0 10,0 0,77 10,70 26,61 61,61 77,70 87,77 93,93 93,131 87,144 77,153 61,160 26,160 10,153 0,144">
          <text:p/>
        </draw:polyline>
        <draw:line draw:style-name="gr1" draw:text-style-name="P1" draw:layer="layout" svg:x1="33.617cm" svg:y1="27.899cm" svg:x2="33.525cm" svg:y2="27.899cm">
          <text:p/>
        </draw:line>
        <draw:polyline draw:style-name="gr1" draw:text-style-name="P1" draw:layer="layout" svg:width="0.044cm" svg:height="0.159cm" svg:x="33.525cm" svg:y="27.74cm" svg:viewBox="0 0 45 160" draw:points="45,160 45,0 32,22 16,38 0,45">
          <text:p/>
        </draw:polyline>
        <draw:line draw:style-name="gr1" draw:text-style-name="P1" draw:layer="layout" svg:x1="33.654cm" svg:y1="28.257cm" svg:x2="33.337cm" svg:y2="28.257cm">
          <text:p/>
        </draw:line>
        <draw:polyline draw:style-name="gr7" draw:text-style-name="P4" draw:layer="layout" svg:width="0.092cm" svg:height="0.159cm" svg:x="33.763cm" svg:y="28.169cm" svg:viewBox="0 0 93 160" draw:points="55,77 77,83 87,93 93,105 93,131 87,144 77,153 61,160 0,160 0,0 55,0 71,10 77,16 87,32 87,45 77,61 71,70 55,77 0,77">
          <text:p/>
        </draw:polyline>
        <draw:line draw:style-name="gr7" draw:text-style-name="P4" draw:layer="layout" svg:x1="33.915cm" svg:y1="28.283cm" svg:x2="33.991cm" svg:y2="28.283cm">
          <text:p/>
        </draw:line>
        <draw:polyline draw:style-name="gr7" draw:text-style-name="P4" draw:layer="layout" svg:width="0.108cm" svg:height="0.159cm" svg:x="33.899cm" svg:y="28.169cm" svg:viewBox="0 0 109 160" draw:points="0,160 54,0 109,160">
          <text:p/>
        </draw:polyline>
        <draw:line draw:style-name="gr7" draw:text-style-name="P4" draw:layer="layout" svg:x1="34.141cm" svg:y1="28.327cm" svg:x2="34.052cm" svg:y2="28.327cm">
          <text:p/>
        </draw:line>
        <draw:polyline draw:style-name="gr7" draw:text-style-name="P4" draw:layer="layout" svg:width="0.044cm" svg:height="0.159cm" svg:x="34.052cm" svg:y="28.169cm" svg:viewBox="0 0 45 160" draw:points="45,160 45,0 29,22 16,38 0,45">
          <text:p/>
        </draw:polyline>
        <draw:polygon draw:style-name="gr7" draw:text-style-name="P4" draw:layer="layout" svg:width="0.089cm" svg:height="0.159cm" svg:x="34.204cm" svg:y="28.169cm" svg:viewBox="0 0 90 160" draw:points="35,0 51,0 67,10 74,16 83,32 90,61 90,99 83,131 74,144 67,153 51,160 35,160 22,153 13,144 6,131 0,99 0,61 6,32 13,16 22,10">
          <text:p/>
        </draw:polygon>
        <draw:polyline draw:style-name="gr1" draw:text-style-name="P1" draw:layer="layout" svg:width="0.092cm" svg:height="0.159cm" svg:x="33.372cm" svg:y="28.057cm" svg:viewBox="0 0 93 160" draw:points="87,0 10,0 0,77 10,70 26,61 61,61 77,70 87,77 93,93 93,131 87,144 77,153 61,160 26,160 10,153 0,144">
          <text:p/>
        </draw:polyline>
        <draw:polyline draw:style-name="gr1" draw:text-style-name="P1" draw:layer="layout" svg:width="0.098cm" svg:height="0.159cm" svg:x="33.518cm" svg:y="28.057cm" svg:viewBox="0 0 99 160" draw:points="6,16 13,10 29,0 67,0 83,10 90,16 99,32 99,45 90,70 0,160 99,160">
          <text:p/>
        </draw:polyline>
        <draw:line draw:style-name="gr1" draw:text-style-name="P1" draw:layer="layout" svg:x1="33.654cm" svg:y1="28.575cm" svg:x2="33.337cm" svg:y2="28.575cm">
          <text:p/>
        </draw:line>
        <draw:polyline draw:style-name="gr7" draw:text-style-name="P4" draw:layer="layout" svg:width="0.092cm" svg:height="0.159cm" svg:x="33.763cm" svg:y="28.486cm" svg:viewBox="0 0 93 160" draw:points="55,77 77,83 87,93 93,105 93,131 87,144 77,153 61,160 0,160 0,0 55,0 71,10 77,16 87,32 87,45 77,61 71,70 55,77 0,77">
          <text:p/>
        </draw:polyline>
        <draw:line draw:style-name="gr7" draw:text-style-name="P4" draw:layer="layout" svg:x1="33.915cm" svg:y1="28.6cm" svg:x2="33.991cm" svg:y2="28.6cm">
          <text:p/>
        </draw:line>
        <draw:polyline draw:style-name="gr7" draw:text-style-name="P4" draw:layer="layout" svg:width="0.108cm" svg:height="0.159cm" svg:x="33.899cm" svg:y="28.486cm" svg:viewBox="0 0 109 160" draw:points="0,160 54,0 109,160">
          <text:p/>
        </draw:polyline>
        <draw:polygon draw:style-name="gr7" draw:text-style-name="P4" draw:layer="layout" svg:width="0.089cm" svg:height="0.159cm" svg:x="34.052cm" svg:y="28.486cm" svg:viewBox="0 0 90 160" draw:points="39,0 55,0 67,10 77,16 83,32 90,61 90,99 83,131 77,144 67,153 55,160 39,160 22,153 16,144 6,131 0,99 0,61 6,32 16,16 22,10">
          <text:p/>
        </draw:polygon>
        <draw:polyline draw:style-name="gr7" draw:text-style-name="P4" draw:layer="layout" svg:width="0.089cm" svg:height="0.159cm" svg:x="34.204cm" svg:y="28.486cm" svg:viewBox="0 0 90 160" draw:points="13,160 45,160 61,153 67,144 83,121 90,93 90,32 83,16 74,10 61,0 29,0 13,10 6,16 0,32 0,70 6,83 13,93 29,99 61,99 74,93 83,83 90,70">
          <text:p/>
        </draw:polyline>
        <draw:polyline draw:style-name="gr1" draw:text-style-name="P1" draw:layer="layout" svg:width="0.092cm" svg:height="0.159cm" svg:x="33.372cm" svg:y="28.375cm" svg:viewBox="0 0 93 160" draw:points="87,0 10,0 0,77 10,70 26,61 61,61 77,70 87,77 93,93 93,131 87,144 77,153 61,160 26,160 10,153 0,144">
          <text:p/>
        </draw:polyline>
        <draw:polyline draw:style-name="gr1" draw:text-style-name="P1" draw:layer="layout" svg:width="0.098cm" svg:height="0.159cm" svg:x="33.518cm" svg:y="28.375cm" svg:viewBox="0 0 99 160" draw:points="0,0 99,0 45,61 67,61 83,70 90,77 99,93 99,131 90,144 83,153 67,160 22,160 6,153 0,144">
          <text:p/>
        </draw:polyline>
        <draw:line draw:style-name="gr1" draw:text-style-name="P1" draw:layer="layout" svg:x1="33.654cm" svg:y1="28.892cm" svg:x2="33.337cm" svg:y2="28.892cm">
          <text:p/>
        </draw:line>
        <draw:polyline draw:style-name="gr7" draw:text-style-name="P4" draw:layer="layout" svg:width="0.092cm" svg:height="0.159cm" svg:x="33.763cm" svg:y="28.804cm" svg:viewBox="0 0 93 160" draw:points="55,77 77,83 87,93 93,105 93,131 87,144 77,153 61,160 0,160 0,0 55,0 71,10 77,16 87,32 87,45 77,61 71,70 55,77 0,77">
          <text:p/>
        </draw:polyline>
        <draw:line draw:style-name="gr7" draw:text-style-name="P4" draw:layer="layout" svg:x1="33.915cm" svg:y1="28.918cm" svg:x2="33.991cm" svg:y2="28.918cm">
          <text:p/>
        </draw:line>
        <draw:polyline draw:style-name="gr7" draw:text-style-name="P4" draw:layer="layout" svg:width="0.108cm" svg:height="0.159cm" svg:x="33.899cm" svg:y="28.804cm" svg:viewBox="0 0 109 160" draw:points="0,160 54,0 109,160">
          <text:p/>
        </draw:polyline>
        <draw:polygon draw:style-name="gr7" draw:text-style-name="P4" draw:layer="layout" svg:width="0.089cm" svg:height="0.159cm" svg:x="34.052cm" svg:y="28.804cm" svg:viewBox="0 0 90 160" draw:points="39,0 55,0 67,10 77,16 83,32 90,61 90,99 83,131 77,144 67,153 55,160 39,160 22,153 16,144 6,131 0,99 0,61 6,32 16,16 22,10">
          <text:p/>
        </draw:polygon>
        <draw:polyline draw:style-name="gr7" draw:text-style-name="P4" draw:layer="layout" svg:width="0.089cm" svg:height="0.159cm" svg:x="34.204cm" svg:y="28.804cm" svg:viewBox="0 0 90 160" draw:points="29,70 13,61 6,54 0,38 0,32 6,16 13,10 29,0 61,0 74,10 83,16 90,32 90,38 83,54 74,61 61,70 29,70 13,77 6,83 0,99 0,131 6,144 13,153 29,160 61,160 74,153 83,144 90,131 90,99 83,83 74,77 61,70">
          <text:p/>
        </draw:polyline>
        <draw:polyline draw:style-name="gr1" draw:text-style-name="P1" draw:layer="layout" svg:width="0.092cm" svg:height="0.159cm" svg:x="33.372cm" svg:y="28.692cm" svg:viewBox="0 0 93 160" draw:points="87,0 10,0 0,77 10,70 26,61 61,61 77,70 87,77 93,93 93,131 87,144 77,153 61,160 26,160 10,153 0,144">
          <text:p/>
        </draw:polyline>
        <draw:line draw:style-name="gr1" draw:text-style-name="P1" draw:layer="layout" svg:x1="33.601cm" svg:y1="28.746cm" svg:x2="33.601cm" svg:y2="28.851cm">
          <text:p/>
        </draw:line>
        <draw:polyline draw:style-name="gr1" draw:text-style-name="P1" draw:layer="layout" svg:width="0.098cm" svg:height="0.111cm" svg:x="33.525cm" svg:y="28.686cm" svg:viewBox="0 0 99 112" draw:points="38,0 0,112 99,112">
          <text:p/>
        </draw:polyline>
        <draw:line draw:style-name="gr1" draw:text-style-name="P1" draw:layer="layout" svg:x1="33.654cm" svg:y1="29.21cm" svg:x2="33.337cm" svg:y2="29.21cm">
          <text:p/>
        </draw:line>
        <draw:polyline draw:style-name="gr7" draw:text-style-name="P4" draw:layer="layout" svg:width="0.092cm" svg:height="0.159cm" svg:x="33.763cm" svg:y="29.121cm" svg:viewBox="0 0 93 160" draw:points="55,77 77,83 87,93 93,105 93,131 87,144 77,153 61,160 0,160 0,0 55,0 71,10 77,16 87,32 87,45 77,61 71,70 55,77 0,77">
          <text:p/>
        </draw:polyline>
        <draw:line draw:style-name="gr7" draw:text-style-name="P4" draw:layer="layout" svg:x1="33.915cm" svg:y1="29.235cm" svg:x2="33.991cm" svg:y2="29.235cm">
          <text:p/>
        </draw:line>
        <draw:polyline draw:style-name="gr7" draw:text-style-name="P4" draw:layer="layout" svg:width="0.108cm" svg:height="0.159cm" svg:x="33.899cm" svg:y="29.121cm" svg:viewBox="0 0 109 160" draw:points="0,160 54,0 109,160">
          <text:p/>
        </draw:polyline>
        <draw:polygon draw:style-name="gr7" draw:text-style-name="P4" draw:layer="layout" svg:width="0.089cm" svg:height="0.159cm" svg:x="34.052cm" svg:y="29.121cm" svg:viewBox="0 0 90 160" draw:points="39,0 55,0 67,10 77,16 83,32 90,61 90,99 83,131 77,144 67,153 55,160 39,160 22,153 16,144 6,131 0,99 0,61 6,32 16,16 22,10">
          <text:p/>
        </draw:polygon>
        <draw:polyline draw:style-name="gr7" draw:text-style-name="P4" draw:layer="layout" svg:width="0.105cm" svg:height="0.159cm" svg:x="34.195cm" svg:y="29.121cm" svg:viewBox="0 0 106 160" draw:points="0,0 106,0 38,160">
          <text:p/>
        </draw:polyline>
        <draw:polyline draw:style-name="gr1" draw:text-style-name="P1" draw:layer="layout" svg:width="0.092cm" svg:height="0.159cm" svg:x="33.372cm" svg:y="29.01cm" svg:viewBox="0 0 93 160" draw:points="87,0 10,0 0,77 10,70 26,61 61,61 77,70 87,77 93,93 93,131 87,144 77,153 61,160 26,160 10,153 0,144">
          <text:p/>
        </draw:polyline>
        <draw:polyline draw:style-name="gr1" draw:text-style-name="P1" draw:layer="layout" svg:width="0.092cm" svg:height="0.159cm" svg:x="33.525cm" svg:y="29.01cm" svg:viewBox="0 0 93 160" draw:points="83,0 6,0 0,77 6,70 22,61 61,61 77,70 83,77 93,93 93,131 83,144 77,153 61,160 22,160 6,153 0,144">
          <text:p/>
        </draw:polyline>
        <draw:line draw:style-name="gr1" draw:text-style-name="P1" draw:layer="layout" svg:x1="33.654cm" svg:y1="29.527cm" svg:x2="33.337cm" svg:y2="29.527cm">
          <text:p/>
        </draw:line>
        <draw:polyline draw:style-name="gr7" draw:text-style-name="P4" draw:layer="layout" svg:width="0.092cm" svg:height="0.159cm" svg:x="33.763cm" svg:y="29.439cm" svg:viewBox="0 0 93 160" draw:points="55,77 77,83 87,93 93,105 93,131 87,144 77,153 61,160 0,160 0,0 55,0 71,10 77,16 87,32 87,45 77,61 71,70 55,77 0,77">
          <text:p/>
        </draw:polyline>
        <draw:line draw:style-name="gr7" draw:text-style-name="P4" draw:layer="layout" svg:x1="33.915cm" svg:y1="29.553cm" svg:x2="33.991cm" svg:y2="29.553cm">
          <text:p/>
        </draw:line>
        <draw:polyline draw:style-name="gr7" draw:text-style-name="P4" draw:layer="layout" svg:width="0.108cm" svg:height="0.159cm" svg:x="33.899cm" svg:y="29.439cm" svg:viewBox="0 0 109 160" draw:points="0,160 54,0 109,160">
          <text:p/>
        </draw:polyline>
        <draw:polygon draw:style-name="gr7" draw:text-style-name="P4" draw:layer="layout" svg:width="0.089cm" svg:height="0.159cm" svg:x="34.052cm" svg:y="29.439cm" svg:viewBox="0 0 90 160" draw:points="39,0 55,0 67,10 77,16 83,32 90,61 90,99 83,131 77,144 67,153 55,160 39,160 22,153 16,144 6,131 0,99 0,61 6,32 16,16 22,10">
          <text:p/>
        </draw:polygon>
        <draw:polyline draw:style-name="gr7" draw:text-style-name="P4" draw:layer="layout" svg:width="0.089cm" svg:height="0.159cm" svg:x="34.204cm" svg:y="29.439cm" svg:viewBox="0 0 90 160" draw:points="74,0 45,0 29,10 22,16 6,38 0,70 0,131 6,144 13,153 29,160 61,160 74,153 83,144 90,131 90,93 83,77 74,70 61,61 29,61 13,70 6,77 0,93">
          <text:p/>
        </draw:polyline>
        <draw:polyline draw:style-name="gr1" draw:text-style-name="P1" draw:layer="layout" svg:width="0.092cm" svg:height="0.159cm" svg:x="33.372cm" svg:y="29.327cm" svg:viewBox="0 0 93 160" draw:points="87,0 10,0 0,77 10,70 26,61 61,61 77,70 87,77 93,93 93,131 87,144 77,153 61,160 26,160 10,153 0,144">
          <text:p/>
        </draw:polyline>
        <draw:polyline draw:style-name="gr1" draw:text-style-name="P1" draw:layer="layout" svg:width="0.092cm" svg:height="0.159cm" svg:x="33.525cm" svg:y="29.327cm" svg:viewBox="0 0 93 160" draw:points="77,0 45,0 32,10 22,16 6,38 0,70 0,131 6,144 16,153 32,160 61,160 77,153 83,144 93,131 93,93 83,77 77,70 61,61 32,61 16,70 6,77 0,93">
          <text:p/>
        </draw:polyline>
        <draw:line draw:style-name="gr1" draw:text-style-name="P1" draw:layer="layout" svg:x1="33.654cm" svg:y1="29.845cm" svg:x2="33.337cm" svg:y2="29.845cm">
          <text:p/>
        </draw:line>
        <draw:polyline draw:style-name="gr7" draw:text-style-name="P4" draw:layer="layout" svg:width="0.092cm" svg:height="0.159cm" svg:x="33.763cm" svg:y="29.756cm" svg:viewBox="0 0 93 160" draw:points="55,77 77,83 87,93 93,105 93,131 87,144 77,153 61,160 0,160 0,0 55,0 71,10 77,16 87,32 87,45 77,61 71,70 55,77 0,77">
          <text:p/>
        </draw:polyline>
        <draw:line draw:style-name="gr7" draw:text-style-name="P4" draw:layer="layout" svg:x1="33.915cm" svg:y1="29.87cm" svg:x2="33.991cm" svg:y2="29.87cm">
          <text:p/>
        </draw:line>
        <draw:polyline draw:style-name="gr7" draw:text-style-name="P4" draw:layer="layout" svg:width="0.108cm" svg:height="0.159cm" svg:x="33.899cm" svg:y="29.756cm" svg:viewBox="0 0 109 160" draw:points="0,160 54,0 109,160">
          <text:p/>
        </draw:polyline>
        <draw:polygon draw:style-name="gr7" draw:text-style-name="P4" draw:layer="layout" svg:width="0.089cm" svg:height="0.159cm" svg:x="34.052cm" svg:y="29.756cm" svg:viewBox="0 0 90 160" draw:points="39,0 55,0 67,10 77,16 83,32 90,61 90,99 83,131 77,144 67,153 55,160 39,160 22,153 16,144 6,131 0,99 0,61 6,32 16,16 22,10">
          <text:p/>
        </draw:polygon>
        <draw:polyline draw:style-name="gr7" draw:text-style-name="P4" draw:layer="layout" svg:width="0.089cm" svg:height="0.159cm" svg:x="34.204cm" svg:y="29.756cm" svg:viewBox="0 0 90 160" draw:points="83,0 6,0 0,77 6,70 22,61 61,61 74,70 83,77 90,93 90,131 83,144 74,153 61,160 22,160 6,153 0,144">
          <text:p/>
        </draw:polyline>
        <draw:polyline draw:style-name="gr1" draw:text-style-name="P1" draw:layer="layout" svg:width="0.092cm" svg:height="0.159cm" svg:x="33.372cm" svg:y="29.645cm" svg:viewBox="0 0 93 160" draw:points="87,0 10,0 0,77 10,70 26,61 61,61 77,70 87,77 93,93 93,131 87,144 77,153 61,160 26,160 10,153 0,144">
          <text:p/>
        </draw:polyline>
        <draw:polyline draw:style-name="gr1" draw:text-style-name="P1" draw:layer="layout" svg:width="0.105cm" svg:height="0.159cm" svg:x="33.518cm" svg:y="29.645cm" svg:viewBox="0 0 106 160" draw:points="0,0 106,0 38,160">
          <text:p/>
        </draw:polyline>
        <draw:line draw:style-name="gr1" draw:text-style-name="P1" draw:layer="layout" svg:x1="33.654cm" svg:y1="30.162cm" svg:x2="33.337cm" svg:y2="30.162cm">
          <text:p/>
        </draw:line>
        <draw:polyline draw:style-name="gr7" draw:text-style-name="P4" draw:layer="layout" svg:width="0.092cm" svg:height="0.159cm" svg:x="33.763cm" svg:y="30.074cm" svg:viewBox="0 0 93 160" draw:points="55,77 77,83 87,93 93,105 93,131 87,144 77,153 61,160 0,160 0,0 55,0 71,10 77,16 87,32 87,45 77,61 71,70 55,77 0,77">
          <text:p/>
        </draw:polyline>
        <draw:line draw:style-name="gr7" draw:text-style-name="P4" draw:layer="layout" svg:x1="33.915cm" svg:y1="30.188cm" svg:x2="33.991cm" svg:y2="30.188cm">
          <text:p/>
        </draw:line>
        <draw:polyline draw:style-name="gr7" draw:text-style-name="P4" draw:layer="layout" svg:width="0.108cm" svg:height="0.159cm" svg:x="33.899cm" svg:y="30.074cm" svg:viewBox="0 0 109 160" draw:points="0,160 54,0 109,160">
          <text:p/>
        </draw:polyline>
        <draw:polygon draw:style-name="gr7" draw:text-style-name="P4" draw:layer="layout" svg:width="0.089cm" svg:height="0.159cm" svg:x="34.052cm" svg:y="30.074cm" svg:viewBox="0 0 90 160" draw:points="39,0 55,0 67,10 77,16 83,32 90,61 90,99 83,131 77,144 67,153 55,160 39,160 22,153 16,144 6,131 0,99 0,61 6,32 16,16 22,10">
          <text:p/>
        </draw:polygon>
        <draw:line draw:style-name="gr7" draw:text-style-name="P4" draw:layer="layout" svg:x1="34.277cm" svg:y1="30.128cm" svg:x2="34.277cm" svg:y2="30.233cm">
          <text:p/>
        </draw:line>
        <draw:polyline draw:style-name="gr7" draw:text-style-name="P4" draw:layer="layout" svg:width="0.095cm" svg:height="0.111cm" svg:x="34.204cm" svg:y="30.067cm" svg:viewBox="0 0 96 112" draw:points="35,0 0,112 96,112">
          <text:p/>
        </draw:polyline>
        <draw:polyline draw:style-name="gr1" draw:text-style-name="P1" draw:layer="layout" svg:width="0.092cm" svg:height="0.159cm" svg:x="33.372cm" svg:y="29.962cm" svg:viewBox="0 0 93 160" draw:points="87,0 10,0 0,77 10,70 26,61 61,61 77,70 87,77 93,93 93,131 87,144 77,153 61,160 26,160 10,153 0,144">
          <text:p/>
        </draw:polyline>
        <draw:polyline draw:style-name="gr1" draw:text-style-name="P1" draw:layer="layout" svg:width="0.092cm" svg:height="0.159cm" svg:x="33.525cm" svg:y="29.962cm" svg:viewBox="0 0 93 160" draw:points="32,70 16,61 6,54 0,38 0,32 6,16 16,10 32,0 61,0 77,10 83,16 93,32 93,38 83,54 77,61 61,70 32,70 16,77 6,83 0,99 0,131 6,144 16,153 32,160 61,160 77,153 83,144 93,131 93,99 83,83 77,77 61,70">
          <text:p/>
        </draw:polyline>
        <draw:line draw:style-name="gr1" draw:text-style-name="P1" draw:layer="layout" svg:x1="33.654cm" svg:y1="30.48cm" svg:x2="33.337cm" svg:y2="30.48cm">
          <text:p/>
        </draw:line>
        <draw:polyline draw:style-name="gr7" draw:text-style-name="P4" draw:layer="layout" svg:width="0.092cm" svg:height="0.159cm" svg:x="33.763cm" svg:y="30.391cm" svg:viewBox="0 0 93 160" draw:points="55,77 77,83 87,93 93,105 93,131 87,144 77,153 61,160 0,160 0,0 55,0 71,10 77,16 87,32 87,45 77,61 71,70 55,77 0,77">
          <text:p/>
        </draw:polyline>
        <draw:line draw:style-name="gr7" draw:text-style-name="P4" draw:layer="layout" svg:x1="33.915cm" svg:y1="30.505cm" svg:x2="33.991cm" svg:y2="30.505cm">
          <text:p/>
        </draw:line>
        <draw:polyline draw:style-name="gr7" draw:text-style-name="P4" draw:layer="layout" svg:width="0.108cm" svg:height="0.159cm" svg:x="33.899cm" svg:y="30.391cm" svg:viewBox="0 0 109 160" draw:points="0,160 54,0 109,160">
          <text:p/>
        </draw:polyline>
        <draw:polygon draw:style-name="gr7" draw:text-style-name="P4" draw:layer="layout" svg:width="0.089cm" svg:height="0.159cm" svg:x="34.052cm" svg:y="30.391cm" svg:viewBox="0 0 90 160" draw:points="39,0 55,0 67,10 77,16 83,32 90,61 90,99 83,131 77,144 67,153 55,160 39,160 22,153 16,144 6,131 0,99 0,61 6,32 16,16 22,10">
          <text:p/>
        </draw:polygon>
        <draw:polyline draw:style-name="gr7" draw:text-style-name="P4" draw:layer="layout" svg:width="0.098cm" svg:height="0.159cm" svg:x="34.195cm" svg:y="30.391cm" svg:viewBox="0 0 99 160" draw:points="0,0 99,0 45,61 71,61 83,70 93,77 99,93 99,131 93,144 83,153 71,160 22,160 10,153 0,144">
          <text:p/>
        </draw:polyline>
        <draw:polyline draw:style-name="gr1" draw:text-style-name="P1" draw:layer="layout" svg:width="0.092cm" svg:height="0.159cm" svg:x="33.372cm" svg:y="30.28cm" svg:viewBox="0 0 93 160" draw:points="87,0 10,0 0,77 10,70 26,61 61,61 77,70 87,77 93,93 93,131 87,144 77,153 61,160 26,160 10,153 0,144">
          <text:p/>
        </draw:polyline>
        <draw:polyline draw:style-name="gr1" draw:text-style-name="P1" draw:layer="layout" svg:width="0.092cm" svg:height="0.159cm" svg:x="33.525cm" svg:y="30.28cm" svg:viewBox="0 0 93 160" draw:points="16,160 45,160 61,153 67,144 83,121 93,93 93,32 83,16 77,10 61,0 32,0 16,10 6,16 0,32 0,70 6,83 16,93 32,99 61,99 77,93 83,83 93,70">
          <text:p/>
        </draw:polyline>
        <draw:line draw:style-name="gr1" draw:text-style-name="P1" draw:layer="layout" svg:x1="37.465cm" svg:y1="23.495cm" svg:x2="37.782cm" svg:y2="23.495cm">
          <text:p/>
        </draw:line>
        <draw:polygon draw:style-name="gr7" draw:text-style-name="P4" draw:layer="layout" svg:width="0.092cm" svg:height="0.159cm" svg:x="36.792cm" svg:y="23.406cm" svg:viewBox="0 0 93 160" draw:points="0,160 0,0 39,0 61,10 77,22 87,38 93,70 93,93 87,121 77,137 61,153 39,160">
          <text:p/>
        </draw:polygon>
        <draw:line draw:style-name="gr7" draw:text-style-name="P4" draw:layer="layout" svg:x1="37.044cm" svg:y1="23.566cm" svg:x2="36.989cm" svg:y2="23.489cm">
          <text:p/>
        </draw:line>
        <draw:polyline draw:style-name="gr7" draw:text-style-name="P4" draw:layer="layout" svg:width="0.092cm" svg:height="0.159cm" svg:x="36.951cm" svg:y="23.406cm" svg:viewBox="0 0 93 160" draw:points="0,160 0,0 61,0 77,10 87,16 93,32 93,54 87,70 77,77 61,83 0,83">
          <text:p/>
        </draw:polyline>
        <draw:polyline draw:style-name="gr7" draw:text-style-name="P4" draw:layer="layout" svg:width="0.083cm" svg:height="0.054cm" svg:x="37.135cm" svg:y="23.527cm" svg:viewBox="0 0 84 55" draw:points="84,55 67,49 51,32 29,10 13,0 0,0">
          <text:p/>
        </draw:polyline>
        <draw:polygon draw:style-name="gr7" draw:text-style-name="P4" draw:layer="layout" svg:width="0.105cm" svg:height="0.159cm" svg:x="37.103cm" svg:y="23.406cm" svg:viewBox="0 0 106 160" draw:points="38,160 22,153 6,137 0,105 0,54 6,22 22,10 38,0 67,0 83,10 99,22 106,54 106,105 99,137 83,153 67,160">
          <text:p/>
        </draw:polygon>
        <draw:polyline draw:style-name="gr7" draw:text-style-name="P4" draw:layer="layout" svg:width="0.098cm" svg:height="0.159cm" svg:x="37.262cm" svg:y="23.406cm" svg:viewBox="0 0 99 160" draw:points="6,16 16,10 32,0 67,0 83,10 93,16 99,32 99,45 93,70 0,160 99,160">
          <text:p/>
        </draw:polyline>
        <draw:polyline draw:style-name="gr1" draw:text-style-name="P1" draw:layer="layout" svg:width="0.092cm" svg:height="0.159cm" svg:x="37.576cm" svg:y="23.295cm" svg:viewBox="0 0 93 160" draw:points="77,0 48,0 32,10 22,16 10,38 0,70 0,131 10,144 16,153 32,160 61,160 77,153 83,144 93,131 93,93 83,77 77,70 61,61 32,61 16,70 10,77 0,93">
          <text:p/>
        </draw:polyline>
        <draw:line draw:style-name="gr1" draw:text-style-name="P1" draw:layer="layout" svg:x1="33.654cm" svg:y1="30.797cm" svg:x2="33.337cm" svg:y2="30.797cm">
          <text:p/>
        </draw:line>
        <draw:polyline draw:style-name="gr7" draw:text-style-name="P4" draw:layer="layout" svg:width="0.092cm" svg:height="0.159cm" svg:x="33.763cm" svg:y="30.709cm" svg:viewBox="0 0 93 160" draw:points="55,77 77,83 87,93 93,105 93,131 87,144 77,153 61,160 0,160 0,0 55,0 71,10 77,16 87,32 87,45 77,61 71,70 55,77 0,77">
          <text:p/>
        </draw:polyline>
        <draw:line draw:style-name="gr7" draw:text-style-name="P4" draw:layer="layout" svg:x1="33.915cm" svg:y1="30.823cm" svg:x2="33.991cm" svg:y2="30.823cm">
          <text:p/>
        </draw:line>
        <draw:polyline draw:style-name="gr7" draw:text-style-name="P4" draw:layer="layout" svg:width="0.108cm" svg:height="0.159cm" svg:x="33.899cm" svg:y="30.709cm" svg:viewBox="0 0 109 160" draw:points="0,160 54,0 109,160">
          <text:p/>
        </draw:polyline>
        <draw:polygon draw:style-name="gr7" draw:text-style-name="P4" draw:layer="layout" svg:width="0.089cm" svg:height="0.159cm" svg:x="34.052cm" svg:y="30.709cm" svg:viewBox="0 0 90 160" draw:points="39,0 55,0 67,10 77,16 83,32 90,61 90,99 83,131 77,144 67,153 55,160 39,160 22,153 16,144 6,131 0,99 0,61 6,32 16,16 22,10">
          <text:p/>
        </draw:polygon>
        <draw:polyline draw:style-name="gr7" draw:text-style-name="P4" draw:layer="layout" svg:width="0.098cm" svg:height="0.159cm" svg:x="34.195cm" svg:y="30.709cm" svg:viewBox="0 0 99 160" draw:points="10,16 16,10 32,0 71,0 83,10 93,16 99,32 99,45 93,70 0,160 99,160">
          <text:p/>
        </draw:polyline>
        <draw:polyline draw:style-name="gr1" draw:text-style-name="P1" draw:layer="layout" svg:width="0.092cm" svg:height="0.159cm" svg:x="33.372cm" svg:y="30.597cm" svg:viewBox="0 0 93 160" draw:points="77,0 48,0 32,10 26,16 10,38 0,70 0,131 10,144 16,153 32,160 61,160 77,153 87,144 93,131 93,93 87,77 77,70 61,61 32,61 16,70 10,77 0,93">
          <text:p/>
        </draw:polyline>
        <draw:polygon draw:style-name="gr1" draw:text-style-name="P1" draw:layer="layout" svg:width="0.092cm" svg:height="0.159cm" svg:x="33.525cm" svg:y="30.597cm" svg:viewBox="0 0 93 160" draw:points="39,0 55,0 67,10 77,16 83,32 93,61 93,99 83,131 77,144 67,153 55,160 39,160 22,153 16,144 6,131 0,99 0,61 6,32 16,16 22,10">
          <text:p/>
        </draw:polygon>
        <draw:line draw:style-name="gr1" draw:text-style-name="P1" draw:layer="layout" svg:x1="33.654cm" svg:y1="31.115cm" svg:x2="33.337cm" svg:y2="31.115cm">
          <text:p/>
        </draw:line>
        <draw:polyline draw:style-name="gr7" draw:text-style-name="P4" draw:layer="layout" svg:width="0.092cm" svg:height="0.159cm" svg:x="33.763cm" svg:y="31.026cm" svg:viewBox="0 0 93 160" draw:points="55,77 77,83 87,93 93,105 93,131 87,144 77,153 61,160 0,160 0,0 55,0 71,10 77,16 87,32 87,45 77,61 71,70 55,77 0,77">
          <text:p/>
        </draw:polyline>
        <draw:line draw:style-name="gr7" draw:text-style-name="P4" draw:layer="layout" svg:x1="33.915cm" svg:y1="31.14cm" svg:x2="33.991cm" svg:y2="31.14cm">
          <text:p/>
        </draw:line>
        <draw:polyline draw:style-name="gr7" draw:text-style-name="P4" draw:layer="layout" svg:width="0.108cm" svg:height="0.159cm" svg:x="33.899cm" svg:y="31.026cm" svg:viewBox="0 0 109 160" draw:points="0,160 54,0 109,160">
          <text:p/>
        </draw:polyline>
        <draw:polygon draw:style-name="gr7" draw:text-style-name="P4" draw:layer="layout" svg:width="0.089cm" svg:height="0.159cm" svg:x="34.052cm" svg:y="31.026cm" svg:viewBox="0 0 90 160" draw:points="39,0 55,0 67,10 77,16 83,32 90,61 90,99 83,131 77,144 67,153 55,160 39,160 22,153 16,144 6,131 0,99 0,61 6,32 16,16 22,10">
          <text:p/>
        </draw:polygon>
        <draw:line draw:style-name="gr7" draw:text-style-name="P4" draw:layer="layout" svg:x1="34.293cm" svg:y1="31.185cm" svg:x2="34.204cm" svg:y2="31.185cm">
          <text:p/>
        </draw:line>
        <draw:polyline draw:style-name="gr7" draw:text-style-name="P4" draw:layer="layout" svg:width="0.044cm" svg:height="0.159cm" svg:x="34.204cm" svg:y="31.026cm" svg:viewBox="0 0 45 160" draw:points="45,160 45,0 29,22 13,38 0,45">
          <text:p/>
        </draw:polyline>
        <draw:polyline draw:style-name="gr1" draw:text-style-name="P1" draw:layer="layout" svg:width="0.092cm" svg:height="0.159cm" svg:x="33.372cm" svg:y="30.915cm" svg:viewBox="0 0 93 160" draw:points="77,0 48,0 32,10 26,16 10,38 0,70 0,131 10,144 16,153 32,160 61,160 77,153 87,144 93,131 93,93 87,77 77,70 61,61 32,61 16,70 10,77 0,93">
          <text:p/>
        </draw:polyline>
        <draw:line draw:style-name="gr1" draw:text-style-name="P1" draw:layer="layout" svg:x1="33.617cm" svg:y1="31.074cm" svg:x2="33.525cm" svg:y2="31.074cm">
          <text:p/>
        </draw:line>
        <draw:polyline draw:style-name="gr1" draw:text-style-name="P1" draw:layer="layout" svg:width="0.044cm" svg:height="0.159cm" svg:x="33.525cm" svg:y="30.915cm" svg:viewBox="0 0 45 160" draw:points="45,160 45,0 32,22 16,38 0,45">
          <text:p/>
        </draw:polyline>
        <draw:line draw:style-name="gr1" draw:text-style-name="P1" draw:layer="layout" svg:x1="33.654cm" svg:y1="31.432cm" svg:x2="33.337cm" svg:y2="31.432cm">
          <text:p/>
        </draw:line>
        <draw:polyline draw:style-name="gr7" draw:text-style-name="P4" draw:layer="layout" svg:width="0.092cm" svg:height="0.159cm" svg:x="33.763cm" svg:y="31.344cm" svg:viewBox="0 0 93 160" draw:points="55,77 77,83 87,93 93,105 93,131 87,144 77,153 61,160 0,160 0,0 55,0 71,10 77,16 87,32 87,45 77,61 71,70 55,77 0,77">
          <text:p/>
        </draw:polyline>
        <draw:line draw:style-name="gr7" draw:text-style-name="P4" draw:layer="layout" svg:x1="33.915cm" svg:y1="31.458cm" svg:x2="33.991cm" svg:y2="31.458cm">
          <text:p/>
        </draw:line>
        <draw:polyline draw:style-name="gr7" draw:text-style-name="P4" draw:layer="layout" svg:width="0.108cm" svg:height="0.159cm" svg:x="33.899cm" svg:y="31.344cm" svg:viewBox="0 0 109 160" draw:points="0,160 54,0 109,160">
          <text:p/>
        </draw:polyline>
        <draw:polygon draw:style-name="gr7" draw:text-style-name="P4" draw:layer="layout" svg:width="0.089cm" svg:height="0.159cm" svg:x="34.052cm" svg:y="31.344cm" svg:viewBox="0 0 90 160" draw:points="39,0 55,0 67,10 77,16 83,32 90,61 90,99 83,131 77,144 67,153 55,160 39,160 22,153 16,144 6,131 0,99 0,61 6,32 16,16 22,10">
          <text:p/>
        </draw:polygon>
        <draw:polygon draw:style-name="gr7" draw:text-style-name="P4" draw:layer="layout" svg:width="0.089cm" svg:height="0.159cm" svg:x="34.204cm" svg:y="31.344cm" svg:viewBox="0 0 90 160" draw:points="35,0 51,0 67,10 74,16 83,32 90,61 90,99 83,131 74,144 67,153 51,160 35,160 22,153 13,144 6,131 0,99 0,61 6,32 13,16 22,10">
          <text:p/>
        </draw:polygon>
        <draw:polyline draw:style-name="gr1" draw:text-style-name="P1" draw:layer="layout" svg:width="0.092cm" svg:height="0.159cm" svg:x="33.372cm" svg:y="31.232cm" svg:viewBox="0 0 93 160" draw:points="77,0 48,0 32,10 26,16 10,38 0,70 0,131 10,144 16,153 32,160 61,160 77,153 87,144 93,131 93,93 87,77 77,70 61,61 32,61 16,70 10,77 0,93">
          <text:p/>
        </draw:polyline>
        <draw:polyline draw:style-name="gr1" draw:text-style-name="P1" draw:layer="layout" svg:width="0.098cm" svg:height="0.159cm" svg:x="33.518cm" svg:y="31.232cm" svg:viewBox="0 0 99 160" draw:points="6,16 13,10 29,0 67,0 83,10 90,16 99,32 99,45 90,70 0,160 99,160">
          <text:p/>
        </draw:polyline>
        <draw:line draw:style-name="gr1" draw:text-style-name="P1" draw:layer="layout" svg:x1="37.465cm" svg:y1="23.812cm" svg:x2="37.782cm" svg:y2="23.812cm">
          <text:p/>
        </draw:line>
        <draw:line draw:style-name="gr7" draw:text-style-name="P4" draw:layer="layout" svg:x1="36.792cm" svg:y1="23.822cm" svg:x2="36.916cm" svg:y2="23.822cm">
          <text:p/>
        </draw:line>
        <draw:line draw:style-name="gr7" draw:text-style-name="P4" draw:layer="layout" svg:x1="37.074cm" svg:y1="23.882cm" svg:x2="36.982cm" svg:y2="23.882cm">
          <text:p/>
        </draw:line>
        <draw:polyline draw:style-name="gr7" draw:text-style-name="P4" draw:layer="layout" svg:width="0.044cm" svg:height="0.159cm" svg:x="36.982cm" svg:y="23.724cm" svg:viewBox="0 0 45 160" draw:points="45,160 45,0 29,22 16,38 0,45">
          <text:p/>
        </draw:polyline>
        <draw:polyline draw:style-name="gr7" draw:text-style-name="P4" draw:layer="layout" svg:width="0.098cm" svg:height="0.159cm" svg:x="37.125cm" svg:y="23.724cm" svg:viewBox="0 0 99 160" draw:points="10,16 16,10 32,0 71,0 83,10 93,16 99,32 99,45 93,70 0,160 99,160">
          <text:p/>
        </draw:polyline>
        <draw:polyline draw:style-name="gr7" draw:text-style-name="P4" draw:layer="layout" svg:width="0.108cm" svg:height="0.159cm" svg:x="37.268cm" svg:y="23.724cm" svg:viewBox="0 0 109 160" draw:points="0,0 54,160 109,0">
          <text:p/>
        </draw:polyline>
        <draw:polyline draw:style-name="gr1" draw:text-style-name="P1" draw:layer="layout" svg:width="0.105cm" svg:height="0.159cm" svg:x="37.57cm" svg:y="23.612cm" svg:viewBox="0 0 106 160" draw:points="0,0 106,0 38,160">
          <text:p/>
        </draw:polyline>
        <draw:line draw:style-name="gr1" draw:text-style-name="P1" draw:layer="layout" svg:x1="37.465cm" svg:y1="24.13cm" svg:x2="37.782cm" svg:y2="24.13cm">
          <text:p/>
        </draw:line>
        <draw:polyline draw:style-name="gr7" draw:text-style-name="P4" draw:layer="layout" svg:width="0.092cm" svg:height="0.159cm" svg:x="36.474cm" svg:y="24.041cm" svg:viewBox="0 0 93 160" draw:points="0,0 0,131 10,144 16,153 32,160 61,160 77,153 87,144 93,131 93,0">
          <text:p/>
        </draw:polyline>
        <draw:polyline draw:style-name="gr7" draw:text-style-name="P4" draw:layer="layout" svg:width="0.089cm" svg:height="0.159cm" svg:x="36.643cm" svg:y="24.041cm" svg:viewBox="0 0 90 160" draw:points="0,160 0,0 90,160 90,0">
          <text:p/>
        </draw:polyline>
        <draw:polyline draw:style-name="gr7" draw:text-style-name="P4" draw:layer="layout" svg:width="0.092cm" svg:height="0.159cm" svg:x="36.808cm" svg:y="24.041cm" svg:viewBox="0 0 93 160" draw:points="0,0 0,131 10,144 16,153 32,160 61,160 77,153 83,144 93,131 93,0">
          <text:p/>
        </draw:polyline>
        <draw:polyline draw:style-name="gr7" draw:text-style-name="P4" draw:layer="layout" svg:width="0.092cm" svg:height="0.159cm" svg:x="36.967cm" svg:y="24.041cm" svg:viewBox="0 0 93 160" draw:points="0,153 22,160 61,160 77,153 83,144 93,131 93,115 83,99 77,93 61,83 32,77 16,70 10,61 0,45 0,32 10,16 16,10 32,0 71,0 93,10">
          <text:p/>
        </draw:polyline>
        <draw:line draw:style-name="gr7" draw:text-style-name="P4" draw:layer="layout" svg:x1="37.125cm" svg:y1="24.117cm" svg:x2="37.179cm" svg:y2="24.117cm">
          <text:p/>
        </draw:line>
        <draw:polyline draw:style-name="gr7" draw:text-style-name="P4" draw:layer="layout" svg:width="0.076cm" svg:height="0.159cm" svg:x="37.125cm" svg:y="24.041cm" svg:viewBox="0 0 77 160" draw:points="77,160 0,160 0,0 77,0">
          <text:p/>
        </draw:polyline>
        <draw:polygon draw:style-name="gr7" draw:text-style-name="P4" draw:layer="layout" svg:width="0.092cm" svg:height="0.159cm" svg:x="37.268cm" svg:y="24.041cm" svg:viewBox="0 0 93 160" draw:points="0,160 0,0 39,0 61,10 77,22 87,38 93,70 93,93 87,121 77,137 61,153 39,160">
          <text:p/>
        </draw:polygon>
        <draw:polyline draw:style-name="gr1" draw:text-style-name="P1" draw:layer="layout" svg:width="0.092cm" svg:height="0.159cm" svg:x="37.576cm" svg:y="23.93cm" svg:viewBox="0 0 93 160" draw:points="32,70 16,61 10,54 0,38 0,32 10,16 16,10 32,0 61,0 77,10 83,16 93,32 93,38 83,54 77,61 61,70 32,70 16,77 10,83 0,99 0,131 10,144 16,153 32,160 61,160 77,153 83,144 93,131 93,99 83,83 77,77 61,70">
          <text:p/>
        </draw:polyline>
        <draw:line draw:style-name="gr1" draw:text-style-name="P1" draw:layer="layout" svg:x1="37.465cm" svg:y1="24.447cm" svg:x2="37.782cm" svg:y2="24.447cm">
          <text:p/>
        </draw:line>
        <draw:line draw:style-name="gr7" draw:text-style-name="P4" draw:layer="layout" svg:x1="36.792cm" svg:y1="24.457cm" svg:x2="36.916cm" svg:y2="24.457cm">
          <text:p/>
        </draw:line>
        <draw:line draw:style-name="gr7" draw:text-style-name="P4" draw:layer="layout" svg:x1="36.852cm" svg:y1="24.518cm" svg:x2="36.852cm" svg:y2="24.397cm">
          <text:p/>
        </draw:line>
        <draw:line draw:style-name="gr7" draw:text-style-name="P4" draw:layer="layout" svg:x1="37.074cm" svg:y1="24.517cm" svg:x2="36.982cm" svg:y2="24.517cm">
          <text:p/>
        </draw:line>
        <draw:polyline draw:style-name="gr7" draw:text-style-name="P4" draw:layer="layout" svg:width="0.044cm" svg:height="0.159cm" svg:x="36.982cm" svg:y="24.359cm" svg:viewBox="0 0 45 160" draw:points="45,160 45,0 29,22 16,38 0,45">
          <text:p/>
        </draw:polyline>
        <draw:polyline draw:style-name="gr7" draw:text-style-name="P4" draw:layer="layout" svg:width="0.098cm" svg:height="0.159cm" svg:x="37.125cm" svg:y="24.359cm" svg:viewBox="0 0 99 160" draw:points="10,16 16,10 32,0 71,0 83,10 93,16 99,32 99,45 93,70 0,160 99,160">
          <text:p/>
        </draw:polyline>
        <draw:polyline draw:style-name="gr7" draw:text-style-name="P4" draw:layer="layout" svg:width="0.108cm" svg:height="0.159cm" svg:x="37.268cm" svg:y="24.359cm" svg:viewBox="0 0 109 160" draw:points="0,0 54,160 109,0">
          <text:p/>
        </draw:polyline>
        <draw:polyline draw:style-name="gr1" draw:text-style-name="P1" draw:layer="layout" svg:width="0.092cm" svg:height="0.159cm" svg:x="37.576cm" svg:y="24.247cm" svg:viewBox="0 0 93 160" draw:points="16,160 48,160 61,153 71,144 83,121 93,93 93,32 83,16 77,10 61,0 32,0 16,10 10,16 0,32 0,70 10,83 16,93 32,99 61,99 77,93 83,83 93,70">
          <text:p/>
        </draw:polyline>
        <draw:polyline draw:style-name="gr7" draw:text-style-name="P4" draw:layer="layout" svg:width="0.159cm" svg:height="0.06cm" svg:x="35.316cm" svg:y="21.399cm" svg:viewBox="0 0 160 61" draw:points="0,0 115,0 137,10 153,23 160,45 160,61">
          <text:p/>
        </draw:polyline>
        <draw:line draw:style-name="gr7" draw:text-style-name="P4" draw:layer="layout" svg:x1="35.474cm" svg:y1="21.241cm" svg:x2="35.474cm" svg:y2="21.333cm">
          <text:p/>
        </draw:line>
        <draw:polyline draw:style-name="gr7" draw:text-style-name="P4" draw:layer="layout" svg:width="0.159cm" svg:height="0.048cm" svg:x="35.316cm" svg:y="21.285cm" svg:viewBox="0 0 160 49" draw:points="160,0 0,0 22,16 38,32 45,49">
          <text:p/>
        </draw:polyline>
        <draw:polyline draw:style-name="gr7" draw:text-style-name="P4" draw:layer="layout" svg:width="0.159cm" svg:height="0.089cm" svg:x="35.604cm" svg:y="21.355cm" svg:viewBox="0 0 160 90" draw:points="77,39 83,16 93,6 105,0 131,0 144,6 153,16 160,29 160,90 0,90 0,39 10,22 16,16 32,6 45,6 61,16 70,22 77,39 77,90">
          <text:p/>
        </draw:polyline>
        <draw:line draw:style-name="gr7" draw:text-style-name="P4" draw:layer="layout" svg:x1="35.658cm" svg:y1="21.219cm" svg:x2="35.763cm" svg:y2="21.219cm">
          <text:p/>
        </draw:line>
        <draw:polyline draw:style-name="gr7" draw:text-style-name="P4" draw:layer="layout" svg:width="0.105cm" svg:height="0.067cm" svg:x="35.658cm" svg:y="21.219cm" svg:viewBox="0 0 106 68" draw:points="0,68 83,68 99,61 106,45 106,23 99,6 90,0">
          <text:p/>
        </draw:polyline>
        <draw:polyline draw:style-name="gr7" draw:text-style-name="P4" draw:layer="layout" svg:width="0.105cm" svg:height="0.067cm" svg:x="35.658cm" svg:y="21.082cm" svg:viewBox="0 0 106 68" draw:points="99,68 106,55 106,23 99,6 83,0 77,0 61,6 51,23 51,45 45,61 29,68 22,68 6,61 0,45 0,23 6,6">
          <text:p/>
        </draw:polyline>
        <draw:line draw:style-name="gr7" draw:text-style-name="P4" draw:layer="layout" svg:x1="35.779cm" svg:y1="21.054cm" svg:x2="35.779cm" svg:y2="20.93cm">
          <text:p/>
        </draw:line>
        <draw:line draw:style-name="gr7" draw:text-style-name="P4" draw:layer="layout" svg:x1="35.763cm" svg:y1="20.895cm" svg:x2="35.604cm" svg:y2="20.895cm">
          <text:p/>
        </draw:line>
        <draw:polyline draw:style-name="gr7" draw:text-style-name="P4" draw:layer="layout" svg:width="0.159cm" svg:height="0.089cm" svg:x="35.604cm" svg:y="20.736cm" svg:viewBox="0 0 160 90" draw:points="153,90 160,67 160,29 153,13 144,6 131,0 115,0 99,6 93,13 83,29 77,61 70,74 61,83 45,90 32,90 16,83 10,74 0,61 0,22 10,0">
          <text:p/>
        </draw:polyline>
        <draw:line draw:style-name="gr7" draw:text-style-name="P4" draw:layer="layout" svg:x1="35.719cm" svg:y1="20.672cm" svg:x2="35.719cm" svg:y2="20.599cm">
          <text:p/>
        </draw:line>
        <draw:polyline draw:style-name="gr7" draw:text-style-name="P4" draw:layer="layout" svg:width="0.159cm" svg:height="0.105cm" svg:x="35.604cm" svg:y="20.584cm" svg:viewBox="0 0 160 106" draw:points="160,106 0,54 160,0">
          <text:p/>
        </draw:polyline>
        <draw:line draw:style-name="gr7" draw:text-style-name="P4" draw:layer="layout" svg:x1="35.779cm" svg:y1="20.568cm" svg:x2="35.779cm" svg:y2="20.447cm">
          <text:p/>
        </draw:line>
        <draw:polyline draw:style-name="gr7" draw:text-style-name="P4" draw:layer="layout" svg:width="0.159cm" svg:height="0.092cm" svg:x="35.604cm" svg:y="20.326cm" svg:viewBox="0 0 160 93" draw:points="70,61 61,77 54,83 38,93 32,93 16,83 10,77 0,61 0,29 10,16 16,6 32,0 38,0 54,6 61,16 70,29 70,61 77,77 83,83 99,93 131,93 144,83 153,77 160,61 160,29 153,16 144,6 131,0 99,0 83,6 77,16 70,29">
          <text:p/>
        </draw:polyline>
        <draw:line draw:style-name="gr7" draw:text-style-name="P4" draw:layer="layout" svg:x1="35.763cm" svg:y1="20.26cm" svg:x2="35.604cm" svg:y2="20.26cm">
          <text:p/>
        </draw:line>
        <draw:polyline draw:style-name="gr7" draw:text-style-name="P4" draw:layer="layout" svg:width="0.105cm" svg:height="0.076cm" svg:x="35.658cm" svg:y="20.183cm" svg:viewBox="0 0 106 77" draw:points="6,77 0,61 0,29 6,13 16,6 29,0 77,0 90,6 99,13 106,29 106,61 99,77">
          <text:p/>
        </draw:polyline>
        <draw:line draw:style-name="gr7" draw:text-style-name="P4" draw:layer="layout" svg:x1="35.763cm" svg:y1="20.114cm" svg:x2="35.658cm" svg:y2="20.114cm">
          <text:p/>
        </draw:line>
        <draw:polyline draw:style-name="gr7" draw:text-style-name="P4" draw:layer="layout" svg:width="0.016cm" svg:height="0.016cm" svg:x="35.604cm" svg:y="20.107cm" svg:viewBox="0 0 17 17" draw:points="0,7 10,17 17,7 10,0 0,7 17,7">
          <text:p/>
        </draw:polyline>
        <draw:line draw:style-name="gr7" draw:text-style-name="P4" draw:layer="layout" svg:x1="35.658cm" svg:y1="20.062cm" svg:x2="35.658cm" svg:y2="20.002cm">
          <text:p/>
        </draw:line>
        <draw:polyline draw:style-name="gr7" draw:text-style-name="P4" draw:layer="layout" svg:width="0.159cm" svg:height="0.035cm" svg:x="35.604cm" svg:y="20.002cm" svg:viewBox="0 0 160 36" draw:points="0,36 137,36 153,29 160,13 160,0">
          <text:p/>
        </draw:polyline>
        <draw:polyline draw:style-name="gr8" draw:text-style-name="P5" draw:layer="layout" svg:width="0.143cm" svg:height="0.213cm" svg:x="18.444cm" svg:y="14.665cm" svg:viewBox="0 0 144 214" draw:points="0,0 70,214 144,0">
          <text:p/>
        </draw:polyline>
        <draw:line draw:style-name="gr8" draw:text-style-name="P5" draw:layer="layout" svg:x1="18.778cm" svg:y1="14.879cm" svg:x2="18.707cm" svg:y2="14.776cm">
          <text:p/>
        </draw:line>
        <draw:polyline draw:style-name="gr8" draw:text-style-name="P5" draw:layer="layout" svg:width="0.121cm" svg:height="0.213cm" svg:x="18.656cm" svg:y="14.665cm" svg:viewBox="0 0 122 214" draw:points="0,214 0,0 80,0 102,13 112,22 122,41 122,73 112,93 102,102 80,112 0,112">
          <text:p/>
        </draw:polyline>
        <draw:line draw:style-name="gr8" draw:text-style-name="P5" draw:layer="layout" svg:x1="18.859cm" svg:y1="14.818cm" svg:x2="18.961cm" svg:y2="14.818cm">
          <text:p/>
        </draw:line>
        <draw:polyline draw:style-name="gr8" draw:text-style-name="P5" draw:layer="layout" svg:width="0.143cm" svg:height="0.213cm" svg:x="18.837cm" svg:y="14.665cm" svg:viewBox="0 0 144 214" draw:points="0,214 74,0 144,214">
          <text:p/>
        </draw:polyline>
        <draw:polyline draw:style-name="gr8" draw:text-style-name="P5" draw:layer="layout" svg:width="0.143cm" svg:height="0.213cm" svg:x="19.05cm" svg:y="14.665cm" svg:viewBox="0 0 144 214" draw:points="0,214 0,0 74,153 144,0 144,214">
          <text:p/>
        </draw:polyline>
        <draw:polyline draw:style-name="gr8" draw:text-style-name="P5" draw:layer="layout" svg:width="0.133cm" svg:height="0.213cm" svg:x="5.128cm" svg:y="6.41cm" svg:viewBox="0 0 134 214" draw:points="134,195 125,204 93,214 74,214 42,204 22,185 10,163 0,124 0,93 10,51 22,32 42,13 74,0 93,0 125,13 134,22">
          <text:p/>
        </draw:polyline>
        <draw:polyline draw:style-name="gr8" draw:text-style-name="P5" draw:layer="layout" svg:width="0.032cm" svg:height="0.213cm" svg:x="5.35cm" svg:y="6.41cm" svg:viewBox="0 0 33 214" draw:points="33,214 13,204 0,185 0,0">
          <text:p/>
        </draw:polyline>
        <draw:polygon draw:style-name="gr8" draw:text-style-name="P5" draw:layer="layout" svg:width="0.111cm" svg:height="0.14cm" svg:x="5.451cm" svg:y="6.483cm" svg:viewBox="0 0 112 141" draw:points="42,141 22,131 13,122 0,102 0,38 13,19 22,10 42,0 74,0 93,10 103,19 112,38 112,102 103,122 93,131 74,141">
          <text:p/>
        </draw:polygon>
        <draw:polyline draw:style-name="gr8" draw:text-style-name="P5" draw:layer="layout" svg:width="0.102cm" svg:height="0.14cm" svg:x="5.645cm" svg:y="6.483cm" svg:viewBox="0 0 103 141" draw:points="103,131 83,141 42,141 19,131 10,122 0,102 0,38 10,19 19,10 42,0 83,0 103,10">
          <text:p/>
        </draw:polyline>
        <draw:line draw:style-name="gr8" draw:text-style-name="P5" draw:layer="layout" svg:x1="5.839cm" svg:y1="6.623cm" svg:x2="5.839cm" svg:y2="6.41cm">
          <text:p/>
        </draw:line>
        <draw:line draw:style-name="gr8" draw:text-style-name="P5" draw:layer="layout" svg:x1="5.858cm" svg:y1="6.544cm" svg:x2="5.919cm" svg:y2="6.624cm">
          <text:p/>
        </draw:line>
        <draw:line draw:style-name="gr8" draw:text-style-name="P5" draw:layer="layout" svg:x1="5.919cm" svg:y1="6.483cm" svg:x2="5.839cm" svg:y2="6.563cm">
          <text:p/>
        </draw:line>
        <draw:line draw:style-name="gr8" draw:text-style-name="P5" draw:layer="layout" svg:x1="35.96cm" svg:y1="21.387cm" svg:x2="35.96cm" svg:y2="21.174cm">
          <text:p/>
        </draw:line>
        <draw:polyline draw:style-name="gr8" draw:text-style-name="P5" draw:layer="layout" svg:width="0.121cm" svg:height="0.213cm" svg:x="36.052cm" svg:y="21.174cm" svg:viewBox="0 0 122 214" draw:points="0,204 32,214 83,214 102,204 112,195 122,175 122,153 112,134 102,124 83,112 42,102 22,93 10,83 0,61 0,41 10,22 22,13 42,0 93,0 122,13">
          <text:p/>
        </draw:polyline>
        <draw:line draw:style-name="gr8" draw:text-style-name="P5" draw:layer="layout" svg:x1="36.255cm" svg:y1="21.326cm" svg:x2="36.357cm" svg:y2="21.326cm">
          <text:p/>
        </draw:line>
        <draw:polyline draw:style-name="gr8" draw:text-style-name="P5" draw:layer="layout" svg:width="0.14cm" svg:height="0.213cm" svg:x="36.236cm" svg:y="21.174cm" svg:viewBox="0 0 141 214" draw:points="0,214 70,0 141,214">
          <text:p/>
        </draw:polyline>
        <draw:polyline draw:style-name="gr8" draw:text-style-name="P5" draw:layer="layout" svg:width="0.124cm" svg:height="0.213cm" svg:x="36.436cm" svg:y="21.174cm" svg:viewBox="0 0 125 214" draw:points="42,93 22,83 13,73 0,51 0,41 13,22 22,13 42,0 83,0 102,13 115,22 125,41 125,51 115,73 102,83 83,93 42,93 22,102 13,112 0,134 0,175 13,195 22,204 42,214 83,214 102,204 115,195 125,175 125,134 115,112 102,102 83,93">
          <text:p/>
        </draw:polyline>
        <draw:polyline draw:style-name="gr8" draw:text-style-name="P5" draw:layer="layout" svg:width="0.124cm" svg:height="0.213cm" svg:x="36.649cm" svg:y="21.174cm" svg:viewBox="0 0 125 214" draw:points="74,102 102,112 115,124 125,144 125,175 115,195 102,204 83,214 0,214 0,0 74,0 93,13 102,22 115,41 115,61 102,83 93,93 74,102 0,102">
          <text:p/>
        </draw:polyline>
        <draw:line draw:style-name="gr8" draw:text-style-name="P5" draw:layer="layout" svg:x1="36.862cm" svg:y1="21.387cm" svg:x2="36.862cm" svg:y2="21.247cm">
          <text:p/>
        </draw:line>
        <draw:polyline draw:style-name="gr8" draw:text-style-name="P5" draw:layer="layout" svg:width="0.022cm" svg:height="0.022cm" svg:x="36.852cm" svg:y="21.174cm" svg:viewBox="0 0 23 23" draw:points="10,0 0,13 10,23 23,13 10,0 10,23">
          <text:p/>
        </draw:polyline>
        <draw:line draw:style-name="gr8" draw:text-style-name="P5" draw:layer="layout" svg:x1="36.935cm" svg:y1="21.247cm" svg:x2="37.014cm" svg:y2="21.247cm">
          <text:p/>
        </draw:line>
        <draw:polyline draw:style-name="gr8" draw:text-style-name="P5" draw:layer="layout" svg:width="0.051cm" svg:height="0.213cm" svg:x="36.963cm" svg:y="21.174cm" svg:viewBox="0 0 52 214" draw:points="0,0 0,185 13,204 32,214 52,214">
          <text:p/>
        </draw:polyline>
        <draw:polyline draw:style-name="gr8" draw:text-style-name="P5" draw:layer="layout" svg:width="0.121cm" svg:height="0.213cm" svg:x="37.087cm" svg:y="21.174cm" svg:viewBox="0 0 122 214" draw:points="70,102 102,112 112,124 122,144 122,175 112,195 102,204 80,214 0,214 0,0 70,0 90,13 102,22 112,41 112,61 102,83 90,93 70,102 0,102">
          <text:p/>
        </draw:polyline>
        <draw:line draw:style-name="gr8" draw:text-style-name="P5" draw:layer="layout" svg:x1="37.389cm" svg:y1="21.247cm" svg:x2="37.389cm" svg:y2="21.387cm">
          <text:p/>
        </draw:line>
        <draw:polyline draw:style-name="gr8" draw:text-style-name="P5" draw:layer="layout" svg:width="0.089cm" svg:height="0.14cm" svg:x="37.3cm" svg:y="21.247cm" svg:viewBox="0 0 90 141" draw:points="0,0 0,112 10,131 29,141 61,141 80,131 90,122">
          <text:p/>
        </draw:polyline>
        <draw:polyline draw:style-name="gr8" draw:text-style-name="P5" draw:layer="layout" svg:width="0.092cm" svg:height="0.14cm" svg:x="37.481cm" svg:y="21.247cm" svg:viewBox="0 0 93 141" draw:points="0,131 19,141 61,141 83,131 93,112 93,102 83,80 61,70 32,70 10,61 0,38 0,29 10,10 32,0 61,0 83,10">
          <text:p/>
        </draw:polyline>
        <draw:polygon draw:style-name="gr5" draw:text-style-name="P3" draw:layer="layout" svg:width="2.699cm" svg:height="13.494cm" svg:x="38.259cm" svg:y="5.397cm" svg:viewBox="0 0 2700 13495" draw:points="1350,13495 0,13495 0,0 2700,0 2700,13495">
          <text:p/>
        </draw:polygon>
        <draw:polygon draw:style-name="gr1" draw:text-style-name="P1" draw:layer="layout" svg:width="2.699cm" svg:height="13.494cm" svg:x="38.259cm" svg:y="5.397cm" svg:viewBox="0 0 2700 13495" draw:points="1350,13495 0,13495 0,0 2700,0 2700,13495">
          <text:p/>
        </draw:polygon>
        <draw:line draw:style-name="gr1" draw:text-style-name="P1" draw:layer="layout" svg:x1="38.259cm" svg:y1="14.129cm" svg:x2="37.624cm" svg:y2="14.129cm">
          <text:p/>
        </draw:line>
        <draw:polygon draw:style-name="gr7" draw:text-style-name="P4" draw:layer="layout" svg:width="0.092cm" svg:height="0.159cm" svg:x="38.43cm" svg:y="14.04cm" svg:viewBox="0 0 93 160" draw:points="0,160 0,0 39,0 61,10 77,22 87,38 93,70 93,93 87,121 77,137 61,153 39,160">
          <text:p/>
        </draw:polygon>
        <draw:line draw:style-name="gr7" draw:text-style-name="P4" draw:layer="layout" svg:x1="38.589cm" svg:y1="14.116cm" svg:x2="38.643cm" svg:y2="14.116cm">
          <text:p/>
        </draw:line>
        <draw:polyline draw:style-name="gr7" draw:text-style-name="P4" draw:layer="layout" svg:width="0.076cm" svg:height="0.159cm" svg:x="38.589cm" svg:y="14.04cm" svg:viewBox="0 0 77 160" draw:points="77,160 0,160 0,0 77,0">
          <text:p/>
        </draw:polyline>
        <draw:polyline draw:style-name="gr1" draw:text-style-name="P1" draw:layer="layout" svg:width="0.098cm" svg:height="0.159cm" svg:x="37.887cm" svg:y="13.929cm" svg:viewBox="0 0 99 160" draw:points="6,16 16,10 29,0 67,0 83,10 90,16 99,32 99,45 90,70 0,160 99,160">
          <text:p/>
        </draw:polyline>
        <draw:line draw:style-name="gr1" draw:text-style-name="P1" draw:layer="layout" svg:x1="38.259cm" svg:y1="14.446cm" svg:x2="37.624cm" svg:y2="14.446cm">
          <text:p/>
        </draw:line>
        <draw:line draw:style-name="gr7" draw:text-style-name="P4" draw:layer="layout" svg:x1="38.43cm" svg:y1="14.516cm" svg:x2="38.43cm" svg:y2="14.357cm">
          <text:p/>
        </draw:line>
        <draw:line draw:style-name="gr7" draw:text-style-name="P4" draw:layer="layout" svg:x1="38.43cm" svg:y1="14.434cm" svg:x2="38.522cm" svg:y2="14.434cm">
          <text:p/>
        </draw:line>
        <draw:line draw:style-name="gr7" draw:text-style-name="P4" draw:layer="layout" svg:x1="38.522cm" svg:y1="14.516cm" svg:x2="38.522cm" svg:y2="14.357cm">
          <text:p/>
        </draw:line>
        <draw:polyline draw:style-name="gr7" draw:text-style-name="P4" draw:layer="layout" svg:width="0.092cm" svg:height="0.159cm" svg:x="38.589cm" svg:y="14.357cm" svg:viewBox="0 0 93 160" draw:points="0,153 26,160 61,160 77,153 87,144 93,131 93,115 87,99 77,93 61,83 32,77 16,70 10,61 0,45 0,32 10,16 16,10 32,0 71,0 93,10">
          <text:p/>
        </draw:polyline>
        <draw:line draw:style-name="gr7" draw:text-style-name="P4" draw:layer="layout" svg:x1="38.779cm" svg:y1="14.44cm" svg:x2="38.779cm" svg:y2="14.516cm">
          <text:p/>
        </draw:line>
        <draw:polyline draw:style-name="gr7" draw:text-style-name="P4" draw:layer="layout" svg:width="0.108cm" svg:height="0.083cm" svg:x="38.725cm" svg:y="14.357cm" svg:viewBox="0 0 109 84" draw:points="0,0 54,84 109,0">
          <text:p/>
        </draw:polyline>
        <draw:polyline draw:style-name="gr7" draw:text-style-name="P4" draw:layer="layout" svg:width="0.092cm" svg:height="0.159cm" svg:x="38.884cm" svg:y="14.357cm" svg:viewBox="0 0 93 160" draw:points="0,160 0,0 93,160 93,0">
          <text:p/>
        </draw:polyline>
        <draw:polyline draw:style-name="gr7" draw:text-style-name="P4" draw:layer="layout" svg:width="0.098cm" svg:height="0.159cm" svg:x="39.043cm" svg:y="14.357cm" svg:viewBox="0 0 99 160" draw:points="99,144 93,153 71,160 55,160 32,153 16,137 10,121 0,93 0,70 10,38 16,22 32,10 55,0 71,0 93,10 99,16">
          <text:p/>
        </draw:polyline>
        <draw:line draw:style-name="gr1" draw:text-style-name="P1" draw:layer="layout" svg:x1="37.97cm" svg:y1="14.3cm" svg:x2="37.97cm" svg:y2="14.405cm">
          <text:p/>
        </draw:line>
        <draw:polyline draw:style-name="gr1" draw:text-style-name="P1" draw:layer="layout" svg:width="0.098cm" svg:height="0.111cm" svg:x="37.894cm" svg:y="14.24cm" svg:viewBox="0 0 99 112" draw:points="38,0 0,112 99,112">
          <text:p/>
        </draw:polyline>
        <draw:line draw:style-name="gr1" draw:text-style-name="P1" draw:layer="layout" svg:x1="38.259cm" svg:y1="14.764cm" svg:x2="37.624cm" svg:y2="14.764cm">
          <text:p/>
        </draw:line>
        <draw:polyline draw:style-name="gr7" draw:text-style-name="P4" draw:layer="layout" svg:width="0.108cm" svg:height="0.159cm" svg:x="38.408cm" svg:y="14.675cm" svg:viewBox="0 0 109 160" draw:points="0,0 54,160 109,0">
          <text:p/>
        </draw:polyline>
        <draw:polyline draw:style-name="gr7" draw:text-style-name="P4" draw:layer="layout" svg:width="0.089cm" svg:height="0.159cm" svg:x="38.56cm" svg:y="14.675cm" svg:viewBox="0 0 90 160" draw:points="0,153 22,160 61,160 77,153 83,144 90,131 90,115 83,99 77,93 61,83 29,77 16,70 6,61 0,45 0,32 6,16 16,10 29,0 67,0 90,10">
          <text:p/>
        </draw:polyline>
        <draw:line draw:style-name="gr7" draw:text-style-name="P4" draw:layer="layout" svg:x1="38.748cm" svg:y1="14.757cm" svg:x2="38.748cm" svg:y2="14.833cm">
          <text:p/>
        </draw:line>
        <draw:polyline draw:style-name="gr7" draw:text-style-name="P4" draw:layer="layout" svg:width="0.105cm" svg:height="0.083cm" svg:x="38.697cm" svg:y="14.675cm" svg:viewBox="0 0 106 84" draw:points="0,0 51,84 106,0">
          <text:p/>
        </draw:polyline>
        <draw:polyline draw:style-name="gr7" draw:text-style-name="P4" draw:layer="layout" svg:width="0.089cm" svg:height="0.159cm" svg:x="38.856cm" svg:y="14.675cm" svg:viewBox="0 0 90 160" draw:points="0,160 0,0 90,160 90,0">
          <text:p/>
        </draw:polyline>
        <draw:polyline draw:style-name="gr7" draw:text-style-name="P4" draw:layer="layout" svg:width="0.098cm" svg:height="0.159cm" svg:x="39.014cm" svg:y="14.675cm" svg:viewBox="0 0 99 160" draw:points="99,144 90,153 67,160 51,160 29,153 16,137 6,121 0,93 0,70 6,38 16,22 29,10 51,0 67,0 90,10 99,16">
          <text:p/>
        </draw:polyline>
        <draw:polyline draw:style-name="gr1" draw:text-style-name="P1" draw:layer="layout" svg:width="0.092cm" svg:height="0.159cm" svg:x="37.894cm" svg:y="14.564cm" svg:viewBox="0 0 93 160" draw:points="83,0 10,0 0,77 10,70 22,61 61,61 77,70 83,77 93,93 93,131 83,144 77,153 61,160 22,160 10,153 0,144">
          <text:p/>
        </draw:polyline>
        <draw:line draw:style-name="gr1" draw:text-style-name="P1" draw:layer="layout" svg:x1="38.259cm" svg:y1="15.081cm" svg:x2="37.624cm" svg:y2="15.081cm">
          <text:p/>
        </draw:line>
        <draw:polyline draw:style-name="gr7" draw:text-style-name="P4" draw:layer="layout" svg:width="0.098cm" svg:height="0.159cm" svg:x="38.424cm" svg:y="14.992cm" svg:viewBox="0 0 99 160" draw:points="99,144 93,153 67,160 55,160 32,153 16,137 6,121 0,93 0,70 6,38 16,22 32,10 55,0 67,0 93,10 99,16">
          <text:p/>
        </draw:polyline>
        <draw:line draw:style-name="gr7" draw:text-style-name="P4" draw:layer="layout" svg:x1="38.567cm" svg:y1="14.992cm" svg:x2="38.659cm" svg:y2="14.992cm">
          <text:p/>
        </draw:line>
        <draw:line draw:style-name="gr7" draw:text-style-name="P4" draw:layer="layout" svg:x1="38.614cm" svg:y1="15.151cm" svg:x2="38.614cm" svg:y2="14.992cm">
          <text:p/>
        </draw:line>
        <draw:polyline draw:style-name="gr7" draw:text-style-name="P4" draw:layer="layout" svg:width="0.073cm" svg:height="0.159cm" svg:x="38.713cm" svg:y="14.992cm" svg:viewBox="0 0 74 160" draw:points="74,160 0,160 0,0">
          <text:p/>
        </draw:polyline>
        <draw:polyline draw:style-name="gr7" draw:text-style-name="P4" draw:layer="layout" svg:width="0.098cm" svg:height="0.159cm" svg:x="38.824cm" svg:y="14.992cm" svg:viewBox="0 0 99 160" draw:points="0,0 99,0 48,61 71,61 83,70 93,77 99,93 99,131 93,144 83,153 71,160 22,160 10,153 0,144">
          <text:p/>
        </draw:polyline>
        <draw:polyline draw:style-name="gr1" draw:text-style-name="P1" draw:layer="layout" svg:width="0.092cm" svg:height="0.159cm" svg:x="37.894cm" svg:y="14.881cm" svg:viewBox="0 0 93 160" draw:points="77,0 48,0 32,10 22,16 10,38 0,70 0,131 10,144 16,153 32,160 61,160 77,153 83,144 93,131 93,93 83,77 77,70 61,61 32,61 16,70 10,77 0,93">
          <text:p/>
        </draw:polyline>
        <draw:line draw:style-name="gr1" draw:text-style-name="P1" draw:layer="layout" svg:x1="38.259cm" svg:y1="15.399cm" svg:x2="37.624cm" svg:y2="15.399cm">
          <text:p/>
        </draw:line>
        <draw:polyline draw:style-name="gr7" draw:text-style-name="P4" draw:layer="layout" svg:width="0.098cm" svg:height="0.159cm" svg:x="38.424cm" svg:y="15.31cm" svg:viewBox="0 0 99 160" draw:points="99,144 93,153 67,160 55,160 32,153 16,137 6,121 0,93 0,70 6,38 16,22 32,10 55,0 67,0 93,10 99,16">
          <text:p/>
        </draw:polyline>
        <draw:line draw:style-name="gr7" draw:text-style-name="P4" draw:layer="layout" svg:x1="38.567cm" svg:y1="15.31cm" svg:x2="38.659cm" svg:y2="15.31cm">
          <text:p/>
        </draw:line>
        <draw:line draw:style-name="gr7" draw:text-style-name="P4" draw:layer="layout" svg:x1="38.614cm" svg:y1="15.469cm" svg:x2="38.614cm" svg:y2="15.31cm">
          <text:p/>
        </draw:line>
        <draw:polyline draw:style-name="gr7" draw:text-style-name="P4" draw:layer="layout" svg:width="0.073cm" svg:height="0.159cm" svg:x="38.713cm" svg:y="15.31cm" svg:viewBox="0 0 74 160" draw:points="74,160 0,160 0,0">
          <text:p/>
        </draw:polyline>
        <draw:polyline draw:style-name="gr7" draw:text-style-name="P4" draw:layer="layout" svg:width="0.098cm" svg:height="0.159cm" svg:x="38.824cm" svg:y="15.31cm" svg:viewBox="0 0 99 160" draw:points="10,16 16,10 32,0 71,0 83,10 93,16 99,32 99,45 93,70 0,160 99,160">
          <text:p/>
        </draw:polyline>
        <draw:polyline draw:style-name="gr1" draw:text-style-name="P1" draw:layer="layout" svg:width="0.105cm" svg:height="0.159cm" svg:x="37.887cm" svg:y="15.199cm" svg:viewBox="0 0 106 160" draw:points="0,0 106,0 38,160">
          <text:p/>
        </draw:polyline>
        <draw:line draw:style-name="gr1" draw:text-style-name="P1" draw:layer="layout" svg:x1="38.259cm" svg:y1="15.716cm" svg:x2="37.624cm" svg:y2="15.716cm">
          <text:p/>
        </draw:line>
        <draw:polyline draw:style-name="gr7" draw:text-style-name="P4" draw:layer="layout" svg:width="0.098cm" svg:height="0.159cm" svg:x="38.424cm" svg:y="15.627cm" svg:viewBox="0 0 99 160" draw:points="99,144 93,153 67,160 55,160 32,153 16,137 6,121 0,93 0,70 6,38 16,22 32,10 55,0 67,0 93,10 99,16">
          <text:p/>
        </draw:polyline>
        <draw:line draw:style-name="gr7" draw:text-style-name="P4" draw:layer="layout" svg:x1="38.567cm" svg:y1="15.627cm" svg:x2="38.659cm" svg:y2="15.627cm">
          <text:p/>
        </draw:line>
        <draw:line draw:style-name="gr7" draw:text-style-name="P4" draw:layer="layout" svg:x1="38.614cm" svg:y1="15.786cm" svg:x2="38.614cm" svg:y2="15.627cm">
          <text:p/>
        </draw:line>
        <draw:polyline draw:style-name="gr7" draw:text-style-name="P4" draw:layer="layout" svg:width="0.073cm" svg:height="0.159cm" svg:x="38.713cm" svg:y="15.627cm" svg:viewBox="0 0 74 160" draw:points="74,160 0,160 0,0">
          <text:p/>
        </draw:polyline>
        <draw:line draw:style-name="gr7" draw:text-style-name="P4" draw:layer="layout" svg:x1="38.922cm" svg:y1="15.786cm" svg:x2="38.833cm" svg:y2="15.786cm">
          <text:p/>
        </draw:line>
        <draw:polyline draw:style-name="gr7" draw:text-style-name="P4" draw:layer="layout" svg:width="0.044cm" svg:height="0.159cm" svg:x="38.833cm" svg:y="15.627cm" svg:viewBox="0 0 45 160" draw:points="45,160 45,0 29,22 13,38 0,45">
          <text:p/>
        </draw:polyline>
        <draw:polyline draw:style-name="gr1" draw:text-style-name="P1" draw:layer="layout" svg:width="0.092cm" svg:height="0.159cm" svg:x="37.894cm" svg:y="15.516cm" svg:viewBox="0 0 93 160" draw:points="32,70 16,61 10,54 0,38 0,32 10,16 16,10 32,0 61,0 77,10 83,16 93,32 93,38 83,54 77,61 61,70 32,70 16,77 10,83 0,99 0,131 10,144 16,153 32,160 61,160 77,153 83,144 93,131 93,99 83,83 77,77 61,70">
          <text:p/>
        </draw:polyline>
        <draw:line draw:style-name="gr1" draw:text-style-name="P1" draw:layer="layout" svg:x1="38.259cm" svg:y1="17.621cm" svg:x2="37.624cm" svg:y2="17.621cm">
          <text:p/>
        </draw:line>
        <draw:line draw:style-name="gr7" draw:text-style-name="P4" draw:layer="layout" svg:x1="38.43cm" svg:y1="17.609cm" svg:x2="38.484cm" svg:y2="17.609cm">
          <text:p/>
        </draw:line>
        <draw:polyline draw:style-name="gr7" draw:text-style-name="P4" draw:layer="layout" svg:width="0.076cm" svg:height="0.159cm" svg:x="38.43cm" svg:y="17.532cm" svg:viewBox="0 0 77 160" draw:points="77,160 0,160 0,0 77,0">
          <text:p/>
        </draw:polyline>
        <draw:polygon draw:style-name="gr7" draw:text-style-name="P4" draw:layer="layout" svg:width="0.089cm" svg:height="0.159cm" svg:x="38.576cm" svg:y="17.532cm" svg:viewBox="0 0 90 160" draw:points="0,160 0,0 39,0 61,10 74,22 83,38 90,70 90,93 83,121 74,137 61,153 39,160">
          <text:p/>
        </draw:polygon>
        <draw:polyline draw:style-name="gr7" draw:text-style-name="P4" draw:layer="layout" svg:width="0.098cm" svg:height="0.159cm" svg:x="38.725cm" svg:y="17.532cm" svg:viewBox="0 0 99 160" draw:points="93,10 77,0 55,0 32,10 16,22 10,38 0,70 0,93 10,121 16,137 32,153 55,160 71,160 93,153 99,144 99,93 71,93">
          <text:p/>
        </draw:polyline>
        <draw:line draw:style-name="gr7" draw:text-style-name="P4" draw:layer="layout" svg:x1="38.894cm" svg:y1="17.609cm" svg:x2="38.945cm" svg:y2="17.609cm">
          <text:p/>
        </draw:line>
        <draw:polyline draw:style-name="gr7" draw:text-style-name="P4" draw:layer="layout" svg:width="0.073cm" svg:height="0.159cm" svg:x="38.894cm" svg:y="17.532cm" svg:viewBox="0 0 74 160" draw:points="74,160 0,160 0,0 74,0">
          <text:p/>
        </draw:polyline>
        <draw:line draw:style-name="gr7" draw:text-style-name="P4" draw:layer="layout" svg:x1="39.152cm" svg:y1="17.526cm" svg:x2="39.014cm" svg:y2="17.73cm">
          <text:p/>
        </draw:line>
        <draw:line draw:style-name="gr7" draw:text-style-name="P4" draw:layer="layout" svg:x1="39.202cm" svg:y1="17.691cm" svg:x2="39.202cm" svg:y2="17.532cm">
          <text:p/>
        </draw:line>
        <draw:line draw:style-name="gr7" draw:text-style-name="P4" draw:layer="layout" svg:x1="39.202cm" svg:y1="17.609cm" svg:x2="39.294cm" svg:y2="17.609cm">
          <text:p/>
        </draw:line>
        <draw:line draw:style-name="gr7" draw:text-style-name="P4" draw:layer="layout" svg:x1="39.294cm" svg:y1="17.691cm" svg:x2="39.294cm" svg:y2="17.532cm">
          <text:p/>
        </draw:line>
        <draw:line draw:style-name="gr7" draw:text-style-name="P4" draw:layer="layout" svg:x1="39.348cm" svg:y1="17.532cm" svg:x2="39.437cm" svg:y2="17.532cm">
          <text:p/>
        </draw:line>
        <draw:line draw:style-name="gr7" draw:text-style-name="P4" draw:layer="layout" svg:x1="39.392cm" svg:y1="17.691cm" svg:x2="39.392cm" svg:y2="17.532cm">
          <text:p/>
        </draw:line>
        <draw:polyline draw:style-name="gr7" draw:text-style-name="P4" draw:layer="layout" svg:width="0.089cm" svg:height="0.159cm" svg:x="39.491cm" svg:y="17.532cm" svg:viewBox="0 0 90 160" draw:points="0,160 0,0 61,0 77,10 83,16 90,32 90,54 83,70 77,77 61,83 0,83">
          <text:p/>
        </draw:polyline>
        <draw:polyline draw:style-name="gr7" draw:text-style-name="P4" draw:layer="layout" svg:width="0.076cm" svg:height="0.159cm" svg:x="39.649cm" svg:y="17.532cm" svg:viewBox="0 0 77 160" draw:points="77,160 0,160 0,0">
          <text:p/>
        </draw:polyline>
        <draw:polyline draw:style-name="gr7" draw:text-style-name="P4" draw:layer="layout" svg:width="0.098cm" svg:height="0.159cm" svg:x="39.77cm" svg:y="17.532cm" svg:viewBox="0 0 99 160" draw:points="90,10 77,0 55,0 29,10 16,22 6,38 0,70 0,93 6,121 16,137 29,153 55,160 67,160 90,153 99,144 99,93 67,93">
          <text:p/>
        </draw:polyline>
        <draw:polyline draw:style-name="gr1" draw:text-style-name="P1" draw:layer="layout" svg:width="0.092cm" svg:height="0.159cm" svg:x="37.894cm" svg:y="17.421cm" svg:viewBox="0 0 93 160" draw:points="16,160 48,160 61,153 71,144 83,121 93,93 93,32 83,16 77,10 61,0 32,0 16,10 10,16 0,32 0,70 10,83 16,93 32,99 61,99 77,93 83,83 93,70">
          <text:p/>
        </draw:polyline>
        <draw:path draw:style-name="gr1" draw:text-style-name="P1" draw:layer="layout" svg:width="0.159cm" svg:height="0.159cm" svg:x="38.1cm" svg:y="18.177cm" svg:viewBox="0 0 160 160" svg:d="M160 80c0 15-4 27-11 40s-16 22-29 29-25 11-40 11-27-4-40-11-22-16-29-29c-8-13-11-25-11-40s3-27 11-40c7-13 16-22 29-29 13-8 25-11 40-11s27 3 40 11c13 7 22 16 29 29s11 25 11 40z">
          <text:p/>
        </draw:path>
        <draw:line draw:style-name="gr1" draw:text-style-name="P1" draw:layer="layout" svg:x1="38.1cm" svg:y1="18.256cm" svg:x2="37.624cm" svg:y2="18.256cm">
          <text:p/>
        </draw:line>
        <draw:line draw:style-name="gr7" draw:text-style-name="P4" draw:layer="layout" svg:x1="38.395cm" svg:y1="18.123cm" svg:x2="38.554cm" svg:y2="18.123cm">
          <text:p/>
        </draw:line>
        <draw:polyline draw:style-name="gr7" draw:text-style-name="P4" draw:layer="layout" svg:width="0.092cm" svg:height="0.159cm" svg:x="38.43cm" svg:y="18.167cm" svg:viewBox="0 0 93 160" draw:points="0,160 0,0 61,0 77,10 87,16 93,32 93,54 87,70 77,77 61,83 0,83">
          <text:p/>
        </draw:polyline>
        <draw:line draw:style-name="gr7" draw:text-style-name="P4" draw:layer="layout" svg:x1="38.554cm" svg:y1="18.123cm" svg:x2="38.713cm" svg:y2="18.123cm">
          <text:p/>
        </draw:line>
        <draw:polygon draw:style-name="gr7" draw:text-style-name="P4" draw:layer="layout" svg:width="0.092cm" svg:height="0.159cm" svg:x="38.589cm" svg:y="18.167cm" svg:viewBox="0 0 93 160" draw:points="0,160 0,0 39,0 61,10 77,22 87,38 93,70 93,93 87,121 77,137 61,153 39,160">
          <text:p/>
        </draw:polygon>
        <draw:line draw:style-name="gr1" draw:text-style-name="P1" draw:layer="layout" svg:x1="37.909cm" svg:y1="18.215cm" svg:x2="37.817cm" svg:y2="18.215cm">
          <text:p/>
        </draw:line>
        <draw:polyline draw:style-name="gr1" draw:text-style-name="P1" draw:layer="layout" svg:width="0.048cm" svg:height="0.159cm" svg:x="37.817cm" svg:y="18.056cm" svg:viewBox="0 0 49 160" draw:points="49,160 49,0 32,22 16,38 0,45">
          <text:p/>
        </draw:polyline>
        <draw:polygon draw:style-name="gr1" draw:text-style-name="P1" draw:layer="layout" svg:width="0.092cm" svg:height="0.159cm" svg:x="37.97cm" svg:y="18.056cm" svg:viewBox="0 0 93 160" draw:points="39,0 55,0 67,10 77,16 83,32 93,61 93,99 83,131 77,144 67,153 55,160 39,160 22,153 16,144 6,131 0,99 0,61 6,32 16,16 22,10">
          <text:p/>
        </draw:polygon>
        <draw:line draw:style-name="gr1" draw:text-style-name="P1" draw:layer="layout" svg:x1="40.957cm" svg:y1="8.255cm" svg:x2="41.592cm" svg:y2="8.255cm">
          <text:p/>
        </draw:line>
        <draw:line draw:style-name="gr7" draw:text-style-name="P4" draw:layer="layout" svg:x1="40.215cm" svg:y1="8.166cm" svg:x2="40.307cm" svg:y2="8.166cm">
          <text:p/>
        </draw:line>
        <draw:line draw:style-name="gr7" draw:text-style-name="P4" draw:layer="layout" svg:x1="40.259cm" svg:y1="8.325cm" svg:x2="40.259cm" svg:y2="8.166cm">
          <text:p/>
        </draw:line>
        <draw:line draw:style-name="gr7" draw:text-style-name="P4" draw:layer="layout" svg:x1="40.345cm" svg:y1="8.166cm" svg:x2="40.451cm" svg:y2="8.326cm">
          <text:p/>
        </draw:line>
        <draw:line draw:style-name="gr7" draw:text-style-name="P4" draw:layer="layout" svg:x1="40.451cm" svg:y1="8.166cm" svg:x2="40.345cm" svg:y2="8.326cm">
          <text:p/>
        </draw:line>
        <draw:polyline draw:style-name="gr7" draw:text-style-name="P4" draw:layer="layout" svg:width="0.098cm" svg:height="0.159cm" svg:x="40.494cm" svg:y="8.166cm" svg:viewBox="0 0 99 160" draw:points="10,16 16,10 32,0 71,0 83,10 93,16 99,32 99,45 93,70 0,160 99,160">
          <text:p/>
        </draw:polyline>
        <draw:line draw:style-name="gr7" draw:text-style-name="P4" draw:layer="layout" svg:x1="40.662cm" svg:y1="8.265cm" svg:x2="40.783cm" svg:y2="8.265cm">
          <text:p/>
        </draw:line>
        <draw:polyline draw:style-name="gr1" draw:text-style-name="P1" draw:layer="layout" svg:width="0.098cm" svg:height="0.159cm" svg:x="41.145cm" svg:y="8.055cm" svg:viewBox="0 0 99 160" draw:points="0,0 99,0 45,61 67,61 83,70 93,77 99,93 99,131 93,144 83,153 67,160 22,160 6,153 0,144">
          <text:p/>
        </draw:polyline>
        <draw:polygon draw:style-name="gr1" draw:text-style-name="P1" draw:layer="layout" svg:width="0.092cm" svg:height="0.159cm" svg:x="41.304cm" svg:y="8.055cm" svg:viewBox="0 0 93 160" draw:points="39,0 55,0 67,10 77,16 83,32 93,61 93,99 83,131 77,144 67,153 55,160 39,160 22,153 16,144 6,131 0,99 0,61 6,32 16,16 22,10">
          <text:p/>
        </draw:polygon>
        <draw:line draw:style-name="gr1" draw:text-style-name="P1" draw:layer="layout" svg:x1="38.259cm" svg:y1="11.747cm" svg:x2="37.624cm" svg:y2="11.747cm">
          <text:p/>
        </draw:line>
        <draw:polygon draw:style-name="gr7" draw:text-style-name="P4" draw:layer="layout" svg:width="0.092cm" svg:height="0.159cm" svg:x="38.43cm" svg:y="11.659cm" svg:viewBox="0 0 93 160" draw:points="0,160 0,0 39,0 61,10 77,22 87,38 93,70 93,93 87,121 77,137 61,153 39,160">
          <text:p/>
        </draw:polygon>
        <draw:line draw:style-name="gr7" draw:text-style-name="P4" draw:layer="layout" svg:x1="38.583cm" svg:y1="11.773cm" svg:x2="38.659cm" svg:y2="11.773cm">
          <text:p/>
        </draw:line>
        <draw:polyline draw:style-name="gr7" draw:text-style-name="P4" draw:layer="layout" svg:width="0.108cm" svg:height="0.159cm" svg:x="38.567cm" svg:y="11.659cm" svg:viewBox="0 0 109 160" draw:points="0,160 54,0 109,160">
          <text:p/>
        </draw:polyline>
        <draw:line draw:style-name="gr7" draw:text-style-name="P4" draw:layer="layout" svg:x1="38.703cm" svg:y1="11.659cm" svg:x2="38.795cm" svg:y2="11.659cm">
          <text:p/>
        </draw:line>
        <draw:line draw:style-name="gr7" draw:text-style-name="P4" draw:layer="layout" svg:x1="38.748cm" svg:y1="11.818cm" svg:x2="38.748cm" svg:y2="11.659cm">
          <text:p/>
        </draw:line>
        <draw:line draw:style-name="gr7" draw:text-style-name="P4" draw:layer="layout" svg:x1="38.84cm" svg:y1="11.773cm" svg:x2="38.916cm" svg:y2="11.773cm">
          <text:p/>
        </draw:line>
        <draw:polyline draw:style-name="gr7" draw:text-style-name="P4" draw:layer="layout" svg:width="0.108cm" svg:height="0.159cm" svg:x="38.824cm" svg:y="11.659cm" svg:viewBox="0 0 109 160" draw:points="0,160 54,0 109,160">
          <text:p/>
        </draw:polyline>
        <draw:line draw:style-name="gr7" draw:text-style-name="P4" draw:layer="layout" svg:x1="39.065cm" svg:y1="11.817cm" svg:x2="38.976cm" svg:y2="11.817cm">
          <text:p/>
        </draw:line>
        <draw:polyline draw:style-name="gr7" draw:text-style-name="P4" draw:layer="layout" svg:width="0.044cm" svg:height="0.159cm" svg:x="38.976cm" svg:y="11.659cm" svg:viewBox="0 0 45 160" draw:points="45,160 45,0 29,22 16,38 0,45">
          <text:p/>
        </draw:polyline>
        <draw:polyline draw:style-name="gr7" draw:text-style-name="P4" draw:layer="layout" svg:width="0.092cm" svg:height="0.159cm" svg:x="39.125cm" svg:y="11.659cm" svg:viewBox="0 0 93 160" draw:points="16,160 48,160 64,153 71,144 87,121 93,93 93,32 87,16 77,10 64,0 32,0 16,10 10,16 0,32 0,70 10,83 16,93 32,99 64,99 77,93 87,83 93,70">
          <text:p/>
        </draw:polyline>
        <draw:line draw:style-name="gr1" draw:text-style-name="P1" draw:layer="layout" svg:x1="37.894cm" svg:y1="11.601cm" svg:x2="37.894cm" svg:y2="11.706cm">
          <text:p/>
        </draw:line>
        <draw:polyline draw:style-name="gr1" draw:text-style-name="P1" draw:layer="layout" svg:width="0.098cm" svg:height="0.111cm" svg:x="37.817cm" svg:y="11.541cm" svg:viewBox="0 0 99 112" draw:points="38,0 0,112 99,112">
          <text:p/>
        </draw:polyline>
        <draw:polygon draw:style-name="gr1" draw:text-style-name="P1" draw:layer="layout" svg:width="0.092cm" svg:height="0.159cm" svg:x="37.97cm" svg:y="11.547cm" svg:viewBox="0 0 93 160" draw:points="39,0 55,0 67,10 77,16 83,32 93,61 93,99 83,131 77,144 67,153 55,160 39,160 22,153 16,144 6,131 0,99 0,61 6,32 16,16 22,10">
          <text:p/>
        </draw:polygon>
        <draw:line draw:style-name="gr1" draw:text-style-name="P1" draw:layer="layout" svg:x1="38.259cm" svg:y1="9.207cm" svg:x2="37.624cm" svg:y2="9.207cm">
          <text:p/>
        </draw:line>
        <draw:polygon draw:style-name="gr7" draw:text-style-name="P4" draw:layer="layout" svg:width="0.092cm" svg:height="0.159cm" svg:x="38.43cm" svg:y="9.119cm" svg:viewBox="0 0 93 160" draw:points="0,160 0,0 39,0 61,10 77,22 87,38 93,70 93,93 87,121 77,137 61,153 39,160">
          <text:p/>
        </draw:polygon>
        <draw:line draw:style-name="gr7" draw:text-style-name="P4" draw:layer="layout" svg:x1="38.583cm" svg:y1="9.233cm" svg:x2="38.659cm" svg:y2="9.233cm">
          <text:p/>
        </draw:line>
        <draw:polyline draw:style-name="gr7" draw:text-style-name="P4" draw:layer="layout" svg:width="0.108cm" svg:height="0.159cm" svg:x="38.567cm" svg:y="9.119cm" svg:viewBox="0 0 109 160" draw:points="0,160 54,0 109,160">
          <text:p/>
        </draw:polyline>
        <draw:line draw:style-name="gr7" draw:text-style-name="P4" draw:layer="layout" svg:x1="38.703cm" svg:y1="9.119cm" svg:x2="38.795cm" svg:y2="9.119cm">
          <text:p/>
        </draw:line>
        <draw:line draw:style-name="gr7" draw:text-style-name="P4" draw:layer="layout" svg:x1="38.748cm" svg:y1="9.278cm" svg:x2="38.748cm" svg:y2="9.119cm">
          <text:p/>
        </draw:line>
        <draw:line draw:style-name="gr7" draw:text-style-name="P4" draw:layer="layout" svg:x1="38.84cm" svg:y1="9.233cm" svg:x2="38.916cm" svg:y2="9.233cm">
          <text:p/>
        </draw:line>
        <draw:polyline draw:style-name="gr7" draw:text-style-name="P4" draw:layer="layout" svg:width="0.108cm" svg:height="0.159cm" svg:x="38.824cm" svg:y="9.119cm" svg:viewBox="0 0 109 160" draw:points="0,160 54,0 109,160">
          <text:p/>
        </draw:polyline>
        <draw:line draw:style-name="gr7" draw:text-style-name="P4" draw:layer="layout" svg:x1="39.065cm" svg:y1="9.277cm" svg:x2="38.976cm" svg:y2="9.277cm">
          <text:p/>
        </draw:line>
        <draw:polyline draw:style-name="gr7" draw:text-style-name="P4" draw:layer="layout" svg:width="0.044cm" svg:height="0.159cm" svg:x="38.976cm" svg:y="9.119cm" svg:viewBox="0 0 45 160" draw:points="45,160 45,0 29,22 16,38 0,45">
          <text:p/>
        </draw:polyline>
        <draw:line draw:style-name="gr7" draw:text-style-name="P4" draw:layer="layout" svg:x1="39.217cm" svg:y1="9.277cm" svg:x2="39.125cm" svg:y2="9.277cm">
          <text:p/>
        </draw:line>
        <draw:polyline draw:style-name="gr7" draw:text-style-name="P4" draw:layer="layout" svg:width="0.048cm" svg:height="0.159cm" svg:x="39.125cm" svg:y="9.119cm" svg:viewBox="0 0 49 160" draw:points="49,160 49,0 32,22 16,38 0,45">
          <text:p/>
        </draw:polyline>
        <draw:polyline draw:style-name="gr1" draw:text-style-name="P1" draw:layer="layout" svg:width="0.092cm" svg:height="0.159cm" svg:x="37.817cm" svg:y="9.007cm" svg:viewBox="0 0 93 160" draw:points="87,0 10,0 0,77 10,70 26,61 61,61 77,70 87,77 93,93 93,131 87,144 77,153 61,160 26,160 10,153 0,144">
          <text:p/>
        </draw:polyline>
        <draw:polygon draw:style-name="gr1" draw:text-style-name="P1" draw:layer="layout" svg:width="0.092cm" svg:height="0.159cm" svg:x="37.97cm" svg:y="9.007cm" svg:viewBox="0 0 93 160" draw:points="39,0 55,0 67,10 77,16 83,32 93,61 93,99 83,131 77,144 67,153 55,160 39,160 22,153 16,144 6,131 0,99 0,61 6,32 16,16 22,10">
          <text:p/>
        </draw:polygon>
        <draw:line draw:style-name="gr1" draw:text-style-name="P1" draw:layer="layout" svg:x1="38.259cm" svg:y1="6.667cm" svg:x2="37.624cm" svg:y2="6.667cm">
          <text:p/>
        </draw:line>
        <draw:polygon draw:style-name="gr7" draw:text-style-name="P4" draw:layer="layout" svg:width="0.092cm" svg:height="0.159cm" svg:x="38.43cm" svg:y="6.579cm" svg:viewBox="0 0 93 160" draw:points="0,160 0,0 39,0 61,10 77,22 87,38 93,70 93,93 87,121 77,137 61,153 39,160">
          <text:p/>
        </draw:polygon>
        <draw:line draw:style-name="gr7" draw:text-style-name="P4" draw:layer="layout" svg:x1="38.583cm" svg:y1="6.693cm" svg:x2="38.659cm" svg:y2="6.693cm">
          <text:p/>
        </draw:line>
        <draw:polyline draw:style-name="gr7" draw:text-style-name="P4" draw:layer="layout" svg:width="0.108cm" svg:height="0.159cm" svg:x="38.567cm" svg:y="6.579cm" svg:viewBox="0 0 109 160" draw:points="0,160 54,0 109,160">
          <text:p/>
        </draw:polyline>
        <draw:line draw:style-name="gr7" draw:text-style-name="P4" draw:layer="layout" svg:x1="38.703cm" svg:y1="6.579cm" svg:x2="38.795cm" svg:y2="6.579cm">
          <text:p/>
        </draw:line>
        <draw:line draw:style-name="gr7" draw:text-style-name="P4" draw:layer="layout" svg:x1="38.748cm" svg:y1="6.738cm" svg:x2="38.748cm" svg:y2="6.579cm">
          <text:p/>
        </draw:line>
        <draw:line draw:style-name="gr7" draw:text-style-name="P4" draw:layer="layout" svg:x1="38.84cm" svg:y1="6.693cm" svg:x2="38.916cm" svg:y2="6.693cm">
          <text:p/>
        </draw:line>
        <draw:polyline draw:style-name="gr7" draw:text-style-name="P4" draw:layer="layout" svg:width="0.108cm" svg:height="0.159cm" svg:x="38.824cm" svg:y="6.579cm" svg:viewBox="0 0 109 160" draw:points="0,160 54,0 109,160">
          <text:p/>
        </draw:polyline>
        <draw:polyline draw:style-name="gr7" draw:text-style-name="P4" draw:layer="layout" svg:width="0.098cm" svg:height="0.159cm" svg:x="38.967cm" svg:y="6.579cm" svg:viewBox="0 0 99 160" draw:points="0,0 99,0 48,61 71,61 87,70 93,77 99,93 99,131 93,144 87,153 71,160 26,160 10,153 0,144">
          <text:p/>
        </draw:polyline>
        <draw:polyline draw:style-name="gr1" draw:text-style-name="P1" draw:layer="layout" svg:width="0.092cm" svg:height="0.159cm" svg:x="37.817cm" svg:y="6.467cm" svg:viewBox="0 0 93 160" draw:points="77,0 48,0 32,10 26,16 10,38 0,70 0,131 10,144 16,153 32,160 61,160 77,153 87,144 93,131 93,93 87,77 77,70 61,61 32,61 16,70 10,77 0,93">
          <text:p/>
        </draw:polyline>
        <draw:polygon draw:style-name="gr1" draw:text-style-name="P1" draw:layer="layout" svg:width="0.092cm" svg:height="0.159cm" svg:x="37.97cm" svg:y="6.467cm" svg:viewBox="0 0 93 160" draw:points="39,0 55,0 67,10 77,16 83,32 93,61 93,99 83,131 77,144 67,153 55,160 39,160 22,153 16,144 6,131 0,99 0,61 6,32 16,16 22,10">
          <text:p/>
        </draw:polygon>
        <draw:line draw:style-name="gr1" draw:text-style-name="P1" draw:layer="layout" svg:x1="38.259cm" svg:y1="16.351cm" svg:x2="37.624cm" svg:y2="16.351cm">
          <text:p/>
        </draw:line>
        <draw:polyline draw:style-name="gr7" draw:text-style-name="P4" draw:layer="layout" svg:width="0.108cm" svg:height="0.159cm" svg:x="38.43cm" svg:y="16.262cm" svg:viewBox="0 0 109 160" draw:points="0,160 0,0 54,115 109,0 109,160">
          <text:p/>
        </draw:polyline>
        <draw:polyline draw:style-name="gr7" draw:text-style-name="P4" draw:layer="layout" svg:width="0.092cm" svg:height="0.159cm" svg:x="38.605cm" svg:y="16.262cm" svg:viewBox="0 0 93 160" draw:points="0,153 22,160 61,160 77,153 83,144 93,131 93,115 83,99 77,93 61,83 32,77 16,70 10,61 0,45 0,32 10,16 16,10 32,0 71,0 93,10">
          <text:p/>
        </draw:polyline>
        <draw:line draw:style-name="gr7" draw:text-style-name="P4" draw:layer="layout" svg:x1="38.764cm" svg:y1="16.339cm" svg:x2="38.818cm" svg:y2="16.339cm">
          <text:p/>
        </draw:line>
        <draw:polyline draw:style-name="gr7" draw:text-style-name="P4" draw:layer="layout" svg:width="0.076cm" svg:height="0.159cm" svg:x="38.764cm" svg:y="16.262cm" svg:viewBox="0 0 77 160" draw:points="77,160 0,160 0,0 77,0">
          <text:p/>
        </draw:polyline>
        <draw:polyline draw:style-name="gr7" draw:text-style-name="P4" draw:layer="layout" svg:width="0.092cm" svg:height="0.159cm" svg:x="38.906cm" svg:y="16.262cm" svg:viewBox="0 0 93 160" draw:points="0,160 0,0 93,160 93,0">
          <text:p/>
        </draw:polyline>
        <draw:line draw:style-name="gr7" draw:text-style-name="P4" draw:layer="layout" svg:x1="39.19cm" svg:y1="16.256cm" svg:x2="39.052cm" svg:y2="16.46cm">
          <text:p/>
        </draw:line>
        <draw:polyline draw:style-name="gr7" draw:text-style-name="P4" draw:layer="layout" svg:width="0.092cm" svg:height="0.159cm" svg:x="39.24cm" svg:y="16.262cm" svg:viewBox="0 0 93 160" draw:points="0,160 0,0 61,0 77,10 83,16 93,32 93,54 83,70 77,77 61,83 0,83">
          <text:p/>
        </draw:polyline>
        <draw:polygon draw:style-name="gr7" draw:text-style-name="P4" draw:layer="layout" svg:width="0.105cm" svg:height="0.159cm" svg:x="39.392cm" svg:y="16.262cm" svg:viewBox="0 0 106 160" draw:points="38,0 67,0 83,10 99,22 106,54 106,105 99,137 83,153 67,160 38,160 22,153 6,137 0,105 0,54 6,22 22,10">
          <text:p/>
        </draw:polygon>
        <draw:line draw:style-name="gr7" draw:text-style-name="P4" draw:layer="layout" svg:x1="39.649cm" svg:y1="16.421cm" svg:x2="39.557cm" svg:y2="16.421cm">
          <text:p/>
        </draw:line>
        <draw:polyline draw:style-name="gr7" draw:text-style-name="P4" draw:layer="layout" svg:width="0.044cm" svg:height="0.159cm" svg:x="39.557cm" svg:y="16.262cm" svg:viewBox="0 0 45 160" draw:points="45,160 45,0 32,22 16,38 0,45">
          <text:p/>
        </draw:polyline>
        <draw:line draw:style-name="gr1" draw:text-style-name="P1" draw:layer="layout" svg:x1="37.909cm" svg:y1="16.31cm" svg:x2="37.817cm" svg:y2="16.31cm">
          <text:p/>
        </draw:line>
        <draw:polyline draw:style-name="gr1" draw:text-style-name="P1" draw:layer="layout" svg:width="0.048cm" svg:height="0.159cm" svg:x="37.817cm" svg:y="16.151cm" svg:viewBox="0 0 49 160" draw:points="49,160 49,0 32,22 16,38 0,45">
          <text:p/>
        </draw:polyline>
        <draw:line draw:style-name="gr1" draw:text-style-name="P1" draw:layer="layout" svg:x1="38.062cm" svg:y1="16.31cm" svg:x2="37.97cm" svg:y2="16.31cm">
          <text:p/>
        </draw:line>
        <draw:polyline draw:style-name="gr1" draw:text-style-name="P1" draw:layer="layout" svg:width="0.044cm" svg:height="0.159cm" svg:x="37.97cm" svg:y="16.151cm" svg:viewBox="0 0 45 160" draw:points="45,160 45,0 32,22 16,38 0,45">
          <text:p/>
        </draw:polyline>
        <draw:line draw:style-name="gr1" draw:text-style-name="P1" draw:layer="layout" svg:x1="40.957cm" svg:y1="9.049cm" svg:x2="41.592cm" svg:y2="9.049cm">
          <text:p/>
        </draw:line>
        <draw:line draw:style-name="gr7" draw:text-style-name="P4" draw:layer="layout" svg:x1="40.208cm" svg:y1="8.96cm" svg:x2="40.297cm" svg:y2="8.96cm">
          <text:p/>
        </draw:line>
        <draw:line draw:style-name="gr7" draw:text-style-name="P4" draw:layer="layout" svg:x1="40.253cm" svg:y1="9.119cm" svg:x2="40.253cm" svg:y2="8.96cm">
          <text:p/>
        </draw:line>
        <draw:line draw:style-name="gr7" draw:text-style-name="P4" draw:layer="layout" svg:x1="40.335cm" svg:y1="8.96cm" svg:x2="40.441cm" svg:y2="9.12cm">
          <text:p/>
        </draw:line>
        <draw:line draw:style-name="gr7" draw:text-style-name="P4" draw:layer="layout" svg:x1="40.441cm" svg:y1="8.96cm" svg:x2="40.335cm" svg:y2="9.12cm">
          <text:p/>
        </draw:line>
        <draw:polyline draw:style-name="gr7" draw:text-style-name="P4" draw:layer="layout" svg:width="0.098cm" svg:height="0.159cm" svg:x="40.494cm" svg:y="8.96cm" svg:viewBox="0 0 99 160" draw:points="99,144 93,153 71,160 55,160 32,153 16,137 10,121 0,93 0,70 10,38 16,22 32,10 55,0 71,0 93,10 99,16">
          <text:p/>
        </draw:polyline>
        <draw:line draw:style-name="gr7" draw:text-style-name="P4" draw:layer="layout" svg:x1="40.662cm" svg:y1="9.058cm" svg:x2="40.783cm" svg:y2="9.058cm">
          <text:p/>
        </draw:line>
        <draw:polyline draw:style-name="gr1" draw:text-style-name="P1" draw:layer="layout" svg:width="0.098cm" svg:height="0.159cm" svg:x="41.145cm" svg:y="8.849cm" svg:viewBox="0 0 99 160" draw:points="6,16 16,10 32,0 67,0 83,10 93,16 99,32 99,45 93,70 0,160 99,160">
          <text:p/>
        </draw:polyline>
        <draw:line draw:style-name="gr1" draw:text-style-name="P1" draw:layer="layout" svg:x1="41.396cm" svg:y1="9.007cm" svg:x2="41.304cm" svg:y2="9.007cm">
          <text:p/>
        </draw:line>
        <draw:polyline draw:style-name="gr1" draw:text-style-name="P1" draw:layer="layout" svg:width="0.044cm" svg:height="0.159cm" svg:x="41.304cm" svg:y="8.849cm" svg:viewBox="0 0 45 160" draw:points="45,160 45,0 32,22 16,38 0,45">
          <text:p/>
        </draw:polyline>
        <draw:line draw:style-name="gr1" draw:text-style-name="P1" draw:layer="layout" svg:x1="40.957cm" svg:y1="7.937cm" svg:x2="41.592cm" svg:y2="7.937cm">
          <text:p/>
        </draw:line>
        <draw:line draw:style-name="gr7" draw:text-style-name="P4" draw:layer="layout" svg:x1="40.215cm" svg:y1="7.849cm" svg:x2="40.307cm" svg:y2="7.849cm">
          <text:p/>
        </draw:line>
        <draw:line draw:style-name="gr7" draw:text-style-name="P4" draw:layer="layout" svg:x1="40.259cm" svg:y1="8.008cm" svg:x2="40.259cm" svg:y2="7.849cm">
          <text:p/>
        </draw:line>
        <draw:line draw:style-name="gr7" draw:text-style-name="P4" draw:layer="layout" svg:x1="40.345cm" svg:y1="7.849cm" svg:x2="40.451cm" svg:y2="8.009cm">
          <text:p/>
        </draw:line>
        <draw:line draw:style-name="gr7" draw:text-style-name="P4" draw:layer="layout" svg:x1="40.451cm" svg:y1="7.849cm" svg:x2="40.345cm" svg:y2="8.009cm">
          <text:p/>
        </draw:line>
        <draw:polyline draw:style-name="gr7" draw:text-style-name="P4" draw:layer="layout" svg:width="0.098cm" svg:height="0.159cm" svg:x="40.494cm" svg:y="7.849cm" svg:viewBox="0 0 99 160" draw:points="10,16 16,10 32,0 71,0 83,10 93,16 99,32 99,45 93,70 0,160 99,160">
          <text:p/>
        </draw:polyline>
        <draw:line draw:style-name="gr7" draw:text-style-name="P4" draw:layer="layout" svg:x1="40.662cm" svg:y1="7.947cm" svg:x2="40.783cm" svg:y2="7.947cm">
          <text:p/>
        </draw:line>
        <draw:line draw:style-name="gr7" draw:text-style-name="P4" draw:layer="layout" svg:x1="40.723cm" svg:y1="8.008cm" svg:x2="40.723cm" svg:y2="7.887cm">
          <text:p/>
        </draw:line>
        <draw:polyline draw:style-name="gr1" draw:text-style-name="P1" draw:layer="layout" svg:width="0.098cm" svg:height="0.159cm" svg:x="41.145cm" svg:y="7.737cm" svg:viewBox="0 0 99 160" draw:points="0,0 99,0 45,61 67,61 83,70 93,77 99,93 99,131 93,144 83,153 67,160 22,160 6,153 0,144">
          <text:p/>
        </draw:polyline>
        <draw:line draw:style-name="gr1" draw:text-style-name="P1" draw:layer="layout" svg:x1="41.396cm" svg:y1="7.896cm" svg:x2="41.304cm" svg:y2="7.896cm">
          <text:p/>
        </draw:line>
        <draw:polyline draw:style-name="gr1" draw:text-style-name="P1" draw:layer="layout" svg:width="0.044cm" svg:height="0.159cm" svg:x="41.304cm" svg:y="7.737cm" svg:viewBox="0 0 45 160" draw:points="45,160 45,0 32,22 16,38 0,45">
          <text:p/>
        </draw:polyline>
        <draw:line draw:style-name="gr1" draw:text-style-name="P1" draw:layer="layout" svg:x1="38.259cm" svg:y1="11.43cm" svg:x2="37.624cm" svg:y2="11.43cm">
          <text:p/>
        </draw:line>
        <draw:polygon draw:style-name="gr7" draw:text-style-name="P4" draw:layer="layout" svg:width="0.092cm" svg:height="0.159cm" svg:x="38.43cm" svg:y="11.341cm" svg:viewBox="0 0 93 160" draw:points="0,160 0,0 39,0 61,10 77,22 87,38 93,70 93,93 87,121 77,137 61,153 39,160">
          <text:p/>
        </draw:polygon>
        <draw:line draw:style-name="gr7" draw:text-style-name="P4" draw:layer="layout" svg:x1="38.583cm" svg:y1="11.455cm" svg:x2="38.659cm" svg:y2="11.455cm">
          <text:p/>
        </draw:line>
        <draw:polyline draw:style-name="gr7" draw:text-style-name="P4" draw:layer="layout" svg:width="0.108cm" svg:height="0.159cm" svg:x="38.567cm" svg:y="11.341cm" svg:viewBox="0 0 109 160" draw:points="0,160 54,0 109,160">
          <text:p/>
        </draw:polyline>
        <draw:line draw:style-name="gr7" draw:text-style-name="P4" draw:layer="layout" svg:x1="38.703cm" svg:y1="11.341cm" svg:x2="38.795cm" svg:y2="11.341cm">
          <text:p/>
        </draw:line>
        <draw:line draw:style-name="gr7" draw:text-style-name="P4" draw:layer="layout" svg:x1="38.748cm" svg:y1="11.5cm" svg:x2="38.748cm" svg:y2="11.341cm">
          <text:p/>
        </draw:line>
        <draw:line draw:style-name="gr7" draw:text-style-name="P4" draw:layer="layout" svg:x1="38.84cm" svg:y1="11.455cm" svg:x2="38.916cm" svg:y2="11.455cm">
          <text:p/>
        </draw:line>
        <draw:polyline draw:style-name="gr7" draw:text-style-name="P4" draw:layer="layout" svg:width="0.108cm" svg:height="0.159cm" svg:x="38.824cm" svg:y="11.341cm" svg:viewBox="0 0 109 160" draw:points="0,160 54,0 109,160">
          <text:p/>
        </draw:polyline>
        <draw:line draw:style-name="gr7" draw:text-style-name="P4" draw:layer="layout" svg:x1="39.065cm" svg:y1="11.5cm" svg:x2="38.976cm" svg:y2="11.5cm">
          <text:p/>
        </draw:line>
        <draw:polyline draw:style-name="gr7" draw:text-style-name="P4" draw:layer="layout" svg:width="0.044cm" svg:height="0.159cm" svg:x="38.976cm" svg:y="11.341cm" svg:viewBox="0 0 45 160" draw:points="45,160 45,0 29,22 16,38 0,45">
          <text:p/>
        </draw:polyline>
        <draw:polyline draw:style-name="gr7" draw:text-style-name="P4" draw:layer="layout" svg:width="0.092cm" svg:height="0.159cm" svg:x="39.125cm" svg:y="11.341cm" svg:viewBox="0 0 93 160" draw:points="32,70 16,61 10,54 0,38 0,32 10,16 16,10 32,0 64,0 77,10 87,16 93,32 93,38 87,54 77,61 64,70 32,70 16,77 10,83 0,99 0,131 10,144 16,153 32,160 64,160 77,153 87,144 93,131 93,99 87,83 77,77 64,70">
          <text:p/>
        </draw:polyline>
        <draw:line draw:style-name="gr1" draw:text-style-name="P1" draw:layer="layout" svg:x1="37.894cm" svg:y1="11.284cm" svg:x2="37.894cm" svg:y2="11.389cm">
          <text:p/>
        </draw:line>
        <draw:polyline draw:style-name="gr1" draw:text-style-name="P1" draw:layer="layout" svg:width="0.098cm" svg:height="0.111cm" svg:x="37.817cm" svg:y="11.224cm" svg:viewBox="0 0 99 112" draw:points="38,0 0,112 99,112">
          <text:p/>
        </draw:polyline>
        <draw:line draw:style-name="gr1" draw:text-style-name="P1" draw:layer="layout" svg:x1="38.062cm" svg:y1="11.389cm" svg:x2="37.97cm" svg:y2="11.389cm">
          <text:p/>
        </draw:line>
        <draw:polyline draw:style-name="gr1" draw:text-style-name="P1" draw:layer="layout" svg:width="0.044cm" svg:height="0.159cm" svg:x="37.97cm" svg:y="11.23cm" svg:viewBox="0 0 45 160" draw:points="45,160 45,0 32,22 16,38 0,45">
          <text:p/>
        </draw:polyline>
        <draw:line draw:style-name="gr1" draw:text-style-name="P1" draw:layer="layout" svg:x1="38.259cm" svg:y1="8.89cm" svg:x2="37.624cm" svg:y2="8.89cm">
          <text:p/>
        </draw:line>
        <draw:polygon draw:style-name="gr7" draw:text-style-name="P4" draw:layer="layout" svg:width="0.092cm" svg:height="0.159cm" svg:x="38.43cm" svg:y="8.801cm" svg:viewBox="0 0 93 160" draw:points="0,160 0,0 39,0 61,10 77,22 87,38 93,70 93,93 87,121 77,137 61,153 39,160">
          <text:p/>
        </draw:polygon>
        <draw:line draw:style-name="gr7" draw:text-style-name="P4" draw:layer="layout" svg:x1="38.583cm" svg:y1="8.915cm" svg:x2="38.659cm" svg:y2="8.915cm">
          <text:p/>
        </draw:line>
        <draw:polyline draw:style-name="gr7" draw:text-style-name="P4" draw:layer="layout" svg:width="0.108cm" svg:height="0.159cm" svg:x="38.567cm" svg:y="8.801cm" svg:viewBox="0 0 109 160" draw:points="0,160 54,0 109,160">
          <text:p/>
        </draw:polyline>
        <draw:line draw:style-name="gr7" draw:text-style-name="P4" draw:layer="layout" svg:x1="38.703cm" svg:y1="8.801cm" svg:x2="38.795cm" svg:y2="8.801cm">
          <text:p/>
        </draw:line>
        <draw:line draw:style-name="gr7" draw:text-style-name="P4" draw:layer="layout" svg:x1="38.748cm" svg:y1="8.96cm" svg:x2="38.748cm" svg:y2="8.801cm">
          <text:p/>
        </draw:line>
        <draw:line draw:style-name="gr7" draw:text-style-name="P4" draw:layer="layout" svg:x1="38.84cm" svg:y1="8.915cm" svg:x2="38.916cm" svg:y2="8.915cm">
          <text:p/>
        </draw:line>
        <draw:polyline draw:style-name="gr7" draw:text-style-name="P4" draw:layer="layout" svg:width="0.108cm" svg:height="0.159cm" svg:x="38.824cm" svg:y="8.801cm" svg:viewBox="0 0 109 160" draw:points="0,160 54,0 109,160">
          <text:p/>
        </draw:polyline>
        <draw:line draw:style-name="gr7" draw:text-style-name="P4" draw:layer="layout" svg:x1="39.065cm" svg:y1="8.96cm" svg:x2="38.976cm" svg:y2="8.96cm">
          <text:p/>
        </draw:line>
        <draw:polyline draw:style-name="gr7" draw:text-style-name="P4" draw:layer="layout" svg:width="0.044cm" svg:height="0.159cm" svg:x="38.976cm" svg:y="8.801cm" svg:viewBox="0 0 45 160" draw:points="45,160 45,0 29,22 16,38 0,45">
          <text:p/>
        </draw:polyline>
        <draw:polygon draw:style-name="gr7" draw:text-style-name="P4" draw:layer="layout" svg:width="0.092cm" svg:height="0.159cm" svg:x="39.125cm" svg:y="8.801cm" svg:viewBox="0 0 93 160" draw:points="39,0 55,0 71,10 77,16 87,32 93,61 93,99 87,131 77,144 71,153 55,160 39,160 26,153 16,144 10,131 0,99 0,61 10,32 16,16 26,10">
          <text:p/>
        </draw:polygon>
        <draw:polyline draw:style-name="gr1" draw:text-style-name="P1" draw:layer="layout" svg:width="0.092cm" svg:height="0.159cm" svg:x="37.817cm" svg:y="8.69cm" svg:viewBox="0 0 93 160" draw:points="87,0 10,0 0,77 10,70 26,61 61,61 77,70 87,77 93,93 93,131 87,144 77,153 61,160 26,160 10,153 0,144">
          <text:p/>
        </draw:polyline>
        <draw:line draw:style-name="gr1" draw:text-style-name="P1" draw:layer="layout" svg:x1="38.062cm" svg:y1="8.849cm" svg:x2="37.97cm" svg:y2="8.849cm">
          <text:p/>
        </draw:line>
        <draw:polyline draw:style-name="gr1" draw:text-style-name="P1" draw:layer="layout" svg:width="0.044cm" svg:height="0.159cm" svg:x="37.97cm" svg:y="8.69cm" svg:viewBox="0 0 45 160" draw:points="45,160 45,0 32,22 16,38 0,45">
          <text:p/>
        </draw:polyline>
        <draw:line draw:style-name="gr1" draw:text-style-name="P1" draw:layer="layout" svg:x1="38.259cm" svg:y1="6.35cm" svg:x2="37.624cm" svg:y2="6.35cm">
          <text:p/>
        </draw:line>
        <draw:polygon draw:style-name="gr7" draw:text-style-name="P4" draw:layer="layout" svg:width="0.092cm" svg:height="0.159cm" svg:x="38.43cm" svg:y="6.261cm" svg:viewBox="0 0 93 160" draw:points="0,160 0,0 39,0 61,10 77,22 87,38 93,70 93,93 87,121 77,137 61,153 39,160">
          <text:p/>
        </draw:polygon>
        <draw:line draw:style-name="gr7" draw:text-style-name="P4" draw:layer="layout" svg:x1="38.583cm" svg:y1="6.375cm" svg:x2="38.659cm" svg:y2="6.375cm">
          <text:p/>
        </draw:line>
        <draw:polyline draw:style-name="gr7" draw:text-style-name="P4" draw:layer="layout" svg:width="0.108cm" svg:height="0.159cm" svg:x="38.567cm" svg:y="6.261cm" svg:viewBox="0 0 109 160" draw:points="0,160 54,0 109,160">
          <text:p/>
        </draw:polyline>
        <draw:line draw:style-name="gr7" draw:text-style-name="P4" draw:layer="layout" svg:x1="38.703cm" svg:y1="6.261cm" svg:x2="38.795cm" svg:y2="6.261cm">
          <text:p/>
        </draw:line>
        <draw:line draw:style-name="gr7" draw:text-style-name="P4" draw:layer="layout" svg:x1="38.748cm" svg:y1="6.42cm" svg:x2="38.748cm" svg:y2="6.261cm">
          <text:p/>
        </draw:line>
        <draw:line draw:style-name="gr7" draw:text-style-name="P4" draw:layer="layout" svg:x1="38.84cm" svg:y1="6.375cm" svg:x2="38.916cm" svg:y2="6.375cm">
          <text:p/>
        </draw:line>
        <draw:polyline draw:style-name="gr7" draw:text-style-name="P4" draw:layer="layout" svg:width="0.108cm" svg:height="0.159cm" svg:x="38.824cm" svg:y="6.261cm" svg:viewBox="0 0 109 160" draw:points="0,160 54,0 109,160">
          <text:p/>
        </draw:polyline>
        <draw:polyline draw:style-name="gr7" draw:text-style-name="P4" draw:layer="layout" svg:width="0.098cm" svg:height="0.159cm" svg:x="38.967cm" svg:y="6.261cm" svg:viewBox="0 0 99 160" draw:points="10,16 16,10 32,0 71,0 87,10 93,16 99,32 99,45 93,70 0,160 99,160">
          <text:p/>
        </draw:polyline>
        <draw:polyline draw:style-name="gr1" draw:text-style-name="P1" draw:layer="layout" svg:width="0.092cm" svg:height="0.159cm" svg:x="37.817cm" svg:y="6.15cm" svg:viewBox="0 0 93 160" draw:points="77,0 48,0 32,10 26,16 10,38 0,70 0,131 10,144 16,153 32,160 61,160 77,153 87,144 93,131 93,93 87,77 77,70 61,61 32,61 16,70 10,77 0,93">
          <text:p/>
        </draw:polyline>
        <draw:line draw:style-name="gr1" draw:text-style-name="P1" draw:layer="layout" svg:x1="38.062cm" svg:y1="6.309cm" svg:x2="37.97cm" svg:y2="6.309cm">
          <text:p/>
        </draw:line>
        <draw:polyline draw:style-name="gr1" draw:text-style-name="P1" draw:layer="layout" svg:width="0.044cm" svg:height="0.159cm" svg:x="37.97cm" svg:y="6.15cm" svg:viewBox="0 0 45 160" draw:points="45,160 45,0 32,22 16,38 0,45">
          <text:p/>
        </draw:polyline>
        <draw:line draw:style-name="gr1" draw:text-style-name="P1" draw:layer="layout" svg:x1="40.957cm" svg:y1="8.731cm" svg:x2="41.592cm" svg:y2="8.731cm">
          <text:p/>
        </draw:line>
        <draw:line draw:style-name="gr7" draw:text-style-name="P4" draw:layer="layout" svg:x1="40.208cm" svg:y1="8.642cm" svg:x2="40.297cm" svg:y2="8.642cm">
          <text:p/>
        </draw:line>
        <draw:line draw:style-name="gr7" draw:text-style-name="P4" draw:layer="layout" svg:x1="40.253cm" svg:y1="8.801cm" svg:x2="40.253cm" svg:y2="8.642cm">
          <text:p/>
        </draw:line>
        <draw:line draw:style-name="gr7" draw:text-style-name="P4" draw:layer="layout" svg:x1="40.335cm" svg:y1="8.642cm" svg:x2="40.441cm" svg:y2="8.802cm">
          <text:p/>
        </draw:line>
        <draw:line draw:style-name="gr7" draw:text-style-name="P4" draw:layer="layout" svg:x1="40.441cm" svg:y1="8.642cm" svg:x2="40.335cm" svg:y2="8.802cm">
          <text:p/>
        </draw:line>
        <draw:polyline draw:style-name="gr7" draw:text-style-name="P4" draw:layer="layout" svg:width="0.098cm" svg:height="0.159cm" svg:x="40.494cm" svg:y="8.642cm" svg:viewBox="0 0 99 160" draw:points="99,144 93,153 71,160 55,160 32,153 16,137 10,121 0,93 0,70 10,38 16,22 32,10 55,0 71,0 93,10 99,16">
          <text:p/>
        </draw:polyline>
        <draw:line draw:style-name="gr7" draw:text-style-name="P4" draw:layer="layout" svg:x1="40.662cm" svg:y1="8.741cm" svg:x2="40.783cm" svg:y2="8.741cm">
          <text:p/>
        </draw:line>
        <draw:line draw:style-name="gr7" draw:text-style-name="P4" draw:layer="layout" svg:x1="40.723cm" svg:y1="8.801cm" svg:x2="40.723cm" svg:y2="8.68cm">
          <text:p/>
        </draw:line>
        <draw:polyline draw:style-name="gr1" draw:text-style-name="P1" draw:layer="layout" svg:width="0.098cm" svg:height="0.159cm" svg:x="41.145cm" svg:y="8.531cm" svg:viewBox="0 0 99 160" draw:points="6,16 16,10 32,0 67,0 83,10 93,16 99,32 99,45 93,70 0,160 99,160">
          <text:p/>
        </draw:polyline>
        <draw:polyline draw:style-name="gr1" draw:text-style-name="P1" draw:layer="layout" svg:width="0.098cm" svg:height="0.159cm" svg:x="41.297cm" svg:y="8.531cm" svg:viewBox="0 0 99 160" draw:points="6,16 13,10 29,0 67,0 83,10 90,16 99,32 99,45 90,70 0,160 99,160">
          <text:p/>
        </draw:polyline>
        <draw:line draw:style-name="gr1" draw:text-style-name="P1" draw:layer="layout" svg:x1="38.259cm" svg:y1="11.112cm" svg:x2="37.624cm" svg:y2="11.112cm">
          <text:p/>
        </draw:line>
        <draw:polygon draw:style-name="gr7" draw:text-style-name="P4" draw:layer="layout" svg:width="0.092cm" svg:height="0.159cm" svg:x="38.43cm" svg:y="11.024cm" svg:viewBox="0 0 93 160" draw:points="0,160 0,0 39,0 61,10 77,22 87,38 93,70 93,93 87,121 77,137 61,153 39,160">
          <text:p/>
        </draw:polygon>
        <draw:line draw:style-name="gr7" draw:text-style-name="P4" draw:layer="layout" svg:x1="38.583cm" svg:y1="11.138cm" svg:x2="38.659cm" svg:y2="11.138cm">
          <text:p/>
        </draw:line>
        <draw:polyline draw:style-name="gr7" draw:text-style-name="P4" draw:layer="layout" svg:width="0.108cm" svg:height="0.159cm" svg:x="38.567cm" svg:y="11.024cm" svg:viewBox="0 0 109 160" draw:points="0,160 54,0 109,160">
          <text:p/>
        </draw:polyline>
        <draw:line draw:style-name="gr7" draw:text-style-name="P4" draw:layer="layout" svg:x1="38.703cm" svg:y1="11.024cm" svg:x2="38.795cm" svg:y2="11.024cm">
          <text:p/>
        </draw:line>
        <draw:line draw:style-name="gr7" draw:text-style-name="P4" draw:layer="layout" svg:x1="38.748cm" svg:y1="11.183cm" svg:x2="38.748cm" svg:y2="11.024cm">
          <text:p/>
        </draw:line>
        <draw:line draw:style-name="gr7" draw:text-style-name="P4" draw:layer="layout" svg:x1="38.84cm" svg:y1="11.138cm" svg:x2="38.916cm" svg:y2="11.138cm">
          <text:p/>
        </draw:line>
        <draw:polyline draw:style-name="gr7" draw:text-style-name="P4" draw:layer="layout" svg:width="0.108cm" svg:height="0.159cm" svg:x="38.824cm" svg:y="11.024cm" svg:viewBox="0 0 109 160" draw:points="0,160 54,0 109,160">
          <text:p/>
        </draw:polyline>
        <draw:line draw:style-name="gr7" draw:text-style-name="P4" draw:layer="layout" svg:x1="39.065cm" svg:y1="11.182cm" svg:x2="38.976cm" svg:y2="11.182cm">
          <text:p/>
        </draw:line>
        <draw:polyline draw:style-name="gr7" draw:text-style-name="P4" draw:layer="layout" svg:width="0.044cm" svg:height="0.159cm" svg:x="38.976cm" svg:y="11.024cm" svg:viewBox="0 0 45 160" draw:points="45,160 45,0 29,22 16,38 0,45">
          <text:p/>
        </draw:polyline>
        <draw:polyline draw:style-name="gr7" draw:text-style-name="P4" draw:layer="layout" svg:width="0.105cm" svg:height="0.159cm" svg:x="39.119cm" svg:y="11.024cm" svg:viewBox="0 0 106 160" draw:points="0,0 106,0 38,160">
          <text:p/>
        </draw:polyline>
        <draw:line draw:style-name="gr1" draw:text-style-name="P1" draw:layer="layout" svg:x1="37.894cm" svg:y1="10.966cm" svg:x2="37.894cm" svg:y2="11.071cm">
          <text:p/>
        </draw:line>
        <draw:polyline draw:style-name="gr1" draw:text-style-name="P1" draw:layer="layout" svg:width="0.098cm" svg:height="0.111cm" svg:x="37.817cm" svg:y="10.906cm" svg:viewBox="0 0 99 112" draw:points="38,0 0,112 99,112">
          <text:p/>
        </draw:polyline>
        <draw:polyline draw:style-name="gr1" draw:text-style-name="P1" draw:layer="layout" svg:width="0.098cm" svg:height="0.159cm" svg:x="37.963cm" svg:y="10.912cm" svg:viewBox="0 0 99 160" draw:points="6,16 13,10 29,0 67,0 83,10 90,16 99,32 99,45 90,70 0,160 99,160">
          <text:p/>
        </draw:polyline>
        <draw:line draw:style-name="gr1" draw:text-style-name="P1" draw:layer="layout" svg:x1="38.259cm" svg:y1="8.572cm" svg:x2="37.624cm" svg:y2="8.572cm">
          <text:p/>
        </draw:line>
        <draw:polygon draw:style-name="gr7" draw:text-style-name="P4" draw:layer="layout" svg:width="0.092cm" svg:height="0.159cm" svg:x="38.43cm" svg:y="8.484cm" svg:viewBox="0 0 93 160" draw:points="0,160 0,0 39,0 61,10 77,22 87,38 93,70 93,93 87,121 77,137 61,153 39,160">
          <text:p/>
        </draw:polygon>
        <draw:line draw:style-name="gr7" draw:text-style-name="P4" draw:layer="layout" svg:x1="38.583cm" svg:y1="8.598cm" svg:x2="38.659cm" svg:y2="8.598cm">
          <text:p/>
        </draw:line>
        <draw:polyline draw:style-name="gr7" draw:text-style-name="P4" draw:layer="layout" svg:width="0.108cm" svg:height="0.159cm" svg:x="38.567cm" svg:y="8.484cm" svg:viewBox="0 0 109 160" draw:points="0,160 54,0 109,160">
          <text:p/>
        </draw:polyline>
        <draw:line draw:style-name="gr7" draw:text-style-name="P4" draw:layer="layout" svg:x1="38.703cm" svg:y1="8.484cm" svg:x2="38.795cm" svg:y2="8.484cm">
          <text:p/>
        </draw:line>
        <draw:line draw:style-name="gr7" draw:text-style-name="P4" draw:layer="layout" svg:x1="38.748cm" svg:y1="8.643cm" svg:x2="38.748cm" svg:y2="8.484cm">
          <text:p/>
        </draw:line>
        <draw:line draw:style-name="gr7" draw:text-style-name="P4" draw:layer="layout" svg:x1="38.84cm" svg:y1="8.598cm" svg:x2="38.916cm" svg:y2="8.598cm">
          <text:p/>
        </draw:line>
        <draw:polyline draw:style-name="gr7" draw:text-style-name="P4" draw:layer="layout" svg:width="0.108cm" svg:height="0.159cm" svg:x="38.824cm" svg:y="8.484cm" svg:viewBox="0 0 109 160" draw:points="0,160 54,0 109,160">
          <text:p/>
        </draw:polyline>
        <draw:polyline draw:style-name="gr7" draw:text-style-name="P4" draw:layer="layout" svg:width="0.089cm" svg:height="0.159cm" svg:x="38.976cm" svg:y="8.484cm" svg:viewBox="0 0 90 160" draw:points="16,160 45,160 61,153 67,144 83,121 90,93 90,32 83,16 77,10 61,0 29,0 16,10 6,16 0,32 0,70 6,83 16,93 29,99 61,99 77,93 83,83 90,70">
          <text:p/>
        </draw:polyline>
        <draw:polyline draw:style-name="gr1" draw:text-style-name="P1" draw:layer="layout" svg:width="0.092cm" svg:height="0.159cm" svg:x="37.817cm" svg:y="8.372cm" svg:viewBox="0 0 93 160" draw:points="87,0 10,0 0,77 10,70 26,61 61,61 77,70 87,77 93,93 93,131 87,144 77,153 61,160 26,160 10,153 0,144">
          <text:p/>
        </draw:polyline>
        <draw:polyline draw:style-name="gr1" draw:text-style-name="P1" draw:layer="layout" svg:width="0.098cm" svg:height="0.159cm" svg:x="37.963cm" svg:y="8.372cm" svg:viewBox="0 0 99 160" draw:points="6,16 13,10 29,0 67,0 83,10 90,16 99,32 99,45 90,70 0,160 99,160">
          <text:p/>
        </draw:polyline>
        <draw:line draw:style-name="gr1" draw:text-style-name="P1" draw:layer="layout" svg:x1="38.259cm" svg:y1="6.032cm" svg:x2="37.624cm" svg:y2="6.032cm">
          <text:p/>
        </draw:line>
        <draw:polygon draw:style-name="gr7" draw:text-style-name="P4" draw:layer="layout" svg:width="0.092cm" svg:height="0.159cm" svg:x="38.43cm" svg:y="5.944cm" svg:viewBox="0 0 93 160" draw:points="0,160 0,0 39,0 61,10 77,22 87,38 93,70 93,93 87,121 77,137 61,153 39,160">
          <text:p/>
        </draw:polygon>
        <draw:line draw:style-name="gr7" draw:text-style-name="P4" draw:layer="layout" svg:x1="38.583cm" svg:y1="6.058cm" svg:x2="38.659cm" svg:y2="6.058cm">
          <text:p/>
        </draw:line>
        <draw:polyline draw:style-name="gr7" draw:text-style-name="P4" draw:layer="layout" svg:width="0.108cm" svg:height="0.159cm" svg:x="38.567cm" svg:y="5.944cm" svg:viewBox="0 0 109 160" draw:points="0,160 54,0 109,160">
          <text:p/>
        </draw:polyline>
        <draw:line draw:style-name="gr7" draw:text-style-name="P4" draw:layer="layout" svg:x1="38.703cm" svg:y1="5.944cm" svg:x2="38.795cm" svg:y2="5.944cm">
          <text:p/>
        </draw:line>
        <draw:line draw:style-name="gr7" draw:text-style-name="P4" draw:layer="layout" svg:x1="38.748cm" svg:y1="6.103cm" svg:x2="38.748cm" svg:y2="5.944cm">
          <text:p/>
        </draw:line>
        <draw:line draw:style-name="gr7" draw:text-style-name="P4" draw:layer="layout" svg:x1="38.84cm" svg:y1="6.058cm" svg:x2="38.916cm" svg:y2="6.058cm">
          <text:p/>
        </draw:line>
        <draw:polyline draw:style-name="gr7" draw:text-style-name="P4" draw:layer="layout" svg:width="0.108cm" svg:height="0.159cm" svg:x="38.824cm" svg:y="5.944cm" svg:viewBox="0 0 109 160" draw:points="0,160 54,0 109,160">
          <text:p/>
        </draw:polyline>
        <draw:line draw:style-name="gr7" draw:text-style-name="P4" draw:layer="layout" svg:x1="39.065cm" svg:y1="6.102cm" svg:x2="38.976cm" svg:y2="6.102cm">
          <text:p/>
        </draw:line>
        <draw:polyline draw:style-name="gr7" draw:text-style-name="P4" draw:layer="layout" svg:width="0.044cm" svg:height="0.159cm" svg:x="38.976cm" svg:y="5.944cm" svg:viewBox="0 0 45 160" draw:points="45,160 45,0 29,22 16,38 0,45">
          <text:p/>
        </draw:polyline>
        <draw:polyline draw:style-name="gr1" draw:text-style-name="P1" draw:layer="layout" svg:width="0.092cm" svg:height="0.159cm" svg:x="37.817cm" svg:y="5.832cm" svg:viewBox="0 0 93 160" draw:points="77,0 48,0 32,10 26,16 10,38 0,70 0,131 10,144 16,153 32,160 61,160 77,153 87,144 93,131 93,93 87,77 77,70 61,61 32,61 16,70 10,77 0,93">
          <text:p/>
        </draw:polyline>
        <draw:polyline draw:style-name="gr1" draw:text-style-name="P1" draw:layer="layout" svg:width="0.098cm" svg:height="0.159cm" svg:x="37.963cm" svg:y="5.832cm" svg:viewBox="0 0 99 160" draw:points="6,16 13,10 29,0 67,0 83,10 90,16 99,32 99,45 90,70 0,160 99,160">
          <text:p/>
        </draw:polyline>
        <draw:line draw:style-name="gr1" draw:text-style-name="P1" draw:layer="layout" svg:x1="38.259cm" svg:y1="16.669cm" svg:x2="37.624cm" svg:y2="16.669cm">
          <text:p/>
        </draw:line>
        <draw:line draw:style-name="gr7" draw:text-style-name="P4" draw:layer="layout" svg:x1="38.43cm" svg:y1="16.739cm" svg:x2="38.43cm" svg:y2="16.58cm">
          <text:p/>
        </draw:line>
        <draw:polyline draw:style-name="gr7" draw:text-style-name="P4" draw:layer="layout" svg:width="0.089cm" svg:height="0.159cm" svg:x="38.5cm" svg:y="16.58cm" svg:viewBox="0 0 90 160" draw:points="0,153 22,160 61,160 77,153 83,144 90,131 90,115 83,99 77,93 61,83 29,77 16,70 6,61 0,45 0,32 6,16 16,10 29,0 67,0 90,10">
          <text:p/>
        </draw:polyline>
        <draw:line draw:style-name="gr7" draw:text-style-name="P4" draw:layer="layout" svg:x1="38.659cm" svg:y1="16.656cm" svg:x2="38.713cm" svg:y2="16.656cm">
          <text:p/>
        </draw:line>
        <draw:polyline draw:style-name="gr7" draw:text-style-name="P4" draw:layer="layout" svg:width="0.076cm" svg:height="0.159cm" svg:x="38.659cm" svg:y="16.58cm" svg:viewBox="0 0 77 160" draw:points="77,160 0,160 0,0 77,0">
          <text:p/>
        </draw:polyline>
        <draw:polyline draw:style-name="gr7" draw:text-style-name="P4" draw:layer="layout" svg:width="0.076cm" svg:height="0.159cm" svg:x="38.802cm" svg:y="16.58cm" svg:viewBox="0 0 77 160" draw:points="77,160 0,160 0,0">
          <text:p/>
        </draw:polyline>
        <draw:line draw:style-name="gr7" draw:text-style-name="P4" draw:layer="layout" svg:x1="39.044cm" svg:y1="16.573cm" svg:x2="38.906cm" svg:y2="16.777cm">
          <text:p/>
        </draw:line>
        <draw:line draw:style-name="gr7" draw:text-style-name="P4" draw:layer="layout" svg:x1="39.059cm" svg:y1="16.535cm" svg:x2="39.218cm" svg:y2="16.535cm">
          <text:p/>
        </draw:line>
        <draw:line draw:style-name="gr7" draw:text-style-name="P4" draw:layer="layout" svg:x1="39.19cm" svg:y1="16.739cm" svg:x2="39.135cm" svg:y2="16.662cm">
          <text:p/>
        </draw:line>
        <draw:polyline draw:style-name="gr7" draw:text-style-name="P4" draw:layer="layout" svg:width="0.092cm" svg:height="0.159cm" svg:x="39.097cm" svg:y="16.58cm" svg:viewBox="0 0 93 160" draw:points="0,160 0,0 61,0 77,10 83,16 93,32 93,54 83,70 77,77 61,83 0,83">
          <text:p/>
        </draw:polyline>
        <draw:line draw:style-name="gr7" draw:text-style-name="P4" draw:layer="layout" svg:x1="39.218cm" svg:y1="16.535cm" svg:x2="39.37cm" svg:y2="16.535cm">
          <text:p/>
        </draw:line>
        <draw:polyline draw:style-name="gr7" draw:text-style-name="P4" draw:layer="layout" svg:width="0.089cm" svg:height="0.159cm" svg:x="39.249cm" svg:y="16.58cm" svg:viewBox="0 0 90 160" draw:points="0,153 22,160 61,160 74,153 83,144 90,131 90,115 83,99 74,93 61,83 29,77 13,70 6,61 0,45 0,32 6,16 13,10 29,0 67,0 90,10">
          <text:p/>
        </draw:polyline>
        <draw:line draw:style-name="gr7" draw:text-style-name="P4" draw:layer="layout" svg:x1="39.37cm" svg:y1="16.535cm" svg:x2="39.491cm" svg:y2="16.535cm">
          <text:p/>
        </draw:line>
        <draw:line draw:style-name="gr7" draw:text-style-name="P4" draw:layer="layout" svg:x1="39.383cm" svg:y1="16.58cm" svg:x2="39.475cm" svg:y2="16.58cm">
          <text:p/>
        </draw:line>
        <draw:line draw:style-name="gr7" draw:text-style-name="P4" draw:layer="layout" svg:x1="39.43cm" svg:y1="16.739cm" svg:x2="39.43cm" svg:y2="16.58cm">
          <text:p/>
        </draw:line>
        <draw:line draw:style-name="gr1" draw:text-style-name="P1" draw:layer="layout" svg:x1="37.909cm" svg:y1="16.627cm" svg:x2="37.817cm" svg:y2="16.627cm">
          <text:p/>
        </draw:line>
        <draw:polyline draw:style-name="gr1" draw:text-style-name="P1" draw:layer="layout" svg:width="0.048cm" svg:height="0.159cm" svg:x="37.817cm" svg:y="16.469cm" svg:viewBox="0 0 49 160" draw:points="49,160 49,0 32,22 16,38 0,45">
          <text:p/>
        </draw:polyline>
        <draw:polyline draw:style-name="gr1" draw:text-style-name="P1" draw:layer="layout" svg:width="0.098cm" svg:height="0.159cm" svg:x="37.963cm" svg:y="16.469cm" svg:viewBox="0 0 99 160" draw:points="0,0 99,0 45,61 67,61 83,70 90,77 99,93 99,131 90,144 83,153 67,160 22,160 6,153 0,144">
          <text:p/>
        </draw:polyline>
        <draw:line draw:style-name="gr1" draw:text-style-name="P1" draw:layer="layout" svg:x1="38.259cm" svg:y1="10.795cm" svg:x2="37.624cm" svg:y2="10.795cm">
          <text:p/>
        </draw:line>
        <draw:polygon draw:style-name="gr7" draw:text-style-name="P4" draw:layer="layout" svg:width="0.092cm" svg:height="0.159cm" svg:x="38.43cm" svg:y="10.706cm" svg:viewBox="0 0 93 160" draw:points="0,160 0,0 39,0 61,10 77,22 87,38 93,70 93,93 87,121 77,137 61,153 39,160">
          <text:p/>
        </draw:polygon>
        <draw:line draw:style-name="gr7" draw:text-style-name="P4" draw:layer="layout" svg:x1="38.583cm" svg:y1="10.82cm" svg:x2="38.659cm" svg:y2="10.82cm">
          <text:p/>
        </draw:line>
        <draw:polyline draw:style-name="gr7" draw:text-style-name="P4" draw:layer="layout" svg:width="0.108cm" svg:height="0.159cm" svg:x="38.567cm" svg:y="10.706cm" svg:viewBox="0 0 109 160" draw:points="0,160 54,0 109,160">
          <text:p/>
        </draw:polyline>
        <draw:line draw:style-name="gr7" draw:text-style-name="P4" draw:layer="layout" svg:x1="38.703cm" svg:y1="10.706cm" svg:x2="38.795cm" svg:y2="10.706cm">
          <text:p/>
        </draw:line>
        <draw:line draw:style-name="gr7" draw:text-style-name="P4" draw:layer="layout" svg:x1="38.748cm" svg:y1="10.865cm" svg:x2="38.748cm" svg:y2="10.706cm">
          <text:p/>
        </draw:line>
        <draw:line draw:style-name="gr7" draw:text-style-name="P4" draw:layer="layout" svg:x1="38.84cm" svg:y1="10.82cm" svg:x2="38.916cm" svg:y2="10.82cm">
          <text:p/>
        </draw:line>
        <draw:polyline draw:style-name="gr7" draw:text-style-name="P4" draw:layer="layout" svg:width="0.108cm" svg:height="0.159cm" svg:x="38.824cm" svg:y="10.706cm" svg:viewBox="0 0 109 160" draw:points="0,160 54,0 109,160">
          <text:p/>
        </draw:polyline>
        <draw:line draw:style-name="gr7" draw:text-style-name="P4" draw:layer="layout" svg:x1="39.065cm" svg:y1="10.865cm" svg:x2="38.976cm" svg:y2="10.865cm">
          <text:p/>
        </draw:line>
        <draw:polyline draw:style-name="gr7" draw:text-style-name="P4" draw:layer="layout" svg:width="0.044cm" svg:height="0.159cm" svg:x="38.976cm" svg:y="10.706cm" svg:viewBox="0 0 45 160" draw:points="45,160 45,0 29,22 16,38 0,45">
          <text:p/>
        </draw:polyline>
        <draw:polyline draw:style-name="gr7" draw:text-style-name="P4" draw:layer="layout" svg:width="0.092cm" svg:height="0.159cm" svg:x="39.125cm" svg:y="10.706cm" svg:viewBox="0 0 93 160" draw:points="77,0 48,0 32,10 26,16 10,38 0,70 0,131 10,144 16,153 32,160 64,160 77,153 87,144 93,131 93,93 87,77 77,70 64,61 32,61 16,70 10,77 0,93">
          <text:p/>
        </draw:polyline>
        <draw:line draw:style-name="gr1" draw:text-style-name="P1" draw:layer="layout" svg:x1="37.894cm" svg:y1="10.649cm" svg:x2="37.894cm" svg:y2="10.754cm">
          <text:p/>
        </draw:line>
        <draw:polyline draw:style-name="gr1" draw:text-style-name="P1" draw:layer="layout" svg:width="0.098cm" svg:height="0.111cm" svg:x="37.817cm" svg:y="10.589cm" svg:viewBox="0 0 99 112" draw:points="38,0 0,112 99,112">
          <text:p/>
        </draw:polyline>
        <draw:polyline draw:style-name="gr1" draw:text-style-name="P1" draw:layer="layout" svg:width="0.098cm" svg:height="0.159cm" svg:x="37.963cm" svg:y="10.595cm" svg:viewBox="0 0 99 160" draw:points="0,0 99,0 45,61 67,61 83,70 90,77 99,93 99,131 90,144 83,153 67,160 22,160 6,153 0,144">
          <text:p/>
        </draw:polyline>
        <draw:line draw:style-name="gr1" draw:text-style-name="P1" draw:layer="layout" svg:x1="38.259cm" svg:y1="8.255cm" svg:x2="37.624cm" svg:y2="8.255cm">
          <text:p/>
        </draw:line>
        <draw:polygon draw:style-name="gr7" draw:text-style-name="P4" draw:layer="layout" svg:width="0.092cm" svg:height="0.159cm" svg:x="38.43cm" svg:y="8.166cm" svg:viewBox="0 0 93 160" draw:points="0,160 0,0 39,0 61,10 77,22 87,38 93,70 93,93 87,121 77,137 61,153 39,160">
          <text:p/>
        </draw:polygon>
        <draw:line draw:style-name="gr7" draw:text-style-name="P4" draw:layer="layout" svg:x1="38.583cm" svg:y1="8.28cm" svg:x2="38.659cm" svg:y2="8.28cm">
          <text:p/>
        </draw:line>
        <draw:polyline draw:style-name="gr7" draw:text-style-name="P4" draw:layer="layout" svg:width="0.108cm" svg:height="0.159cm" svg:x="38.567cm" svg:y="8.166cm" svg:viewBox="0 0 109 160" draw:points="0,160 54,0 109,160">
          <text:p/>
        </draw:polyline>
        <draw:line draw:style-name="gr7" draw:text-style-name="P4" draw:layer="layout" svg:x1="38.703cm" svg:y1="8.166cm" svg:x2="38.795cm" svg:y2="8.166cm">
          <text:p/>
        </draw:line>
        <draw:line draw:style-name="gr7" draw:text-style-name="P4" draw:layer="layout" svg:x1="38.748cm" svg:y1="8.325cm" svg:x2="38.748cm" svg:y2="8.166cm">
          <text:p/>
        </draw:line>
        <draw:line draw:style-name="gr7" draw:text-style-name="P4" draw:layer="layout" svg:x1="38.84cm" svg:y1="8.28cm" svg:x2="38.916cm" svg:y2="8.28cm">
          <text:p/>
        </draw:line>
        <draw:polyline draw:style-name="gr7" draw:text-style-name="P4" draw:layer="layout" svg:width="0.108cm" svg:height="0.159cm" svg:x="38.824cm" svg:y="8.166cm" svg:viewBox="0 0 109 160" draw:points="0,160 54,0 109,160">
          <text:p/>
        </draw:polyline>
        <draw:polyline draw:style-name="gr7" draw:text-style-name="P4" draw:layer="layout" svg:width="0.089cm" svg:height="0.159cm" svg:x="38.976cm" svg:y="8.166cm" svg:viewBox="0 0 90 160" draw:points="29,70 16,61 6,54 0,38 0,32 6,16 16,10 29,0 61,0 77,10 83,16 90,32 90,38 83,54 77,61 61,70 29,70 16,77 6,83 0,99 0,131 6,144 16,153 29,160 61,160 77,153 83,144 90,131 90,99 83,83 77,77 61,70">
          <text:p/>
        </draw:polyline>
        <draw:polyline draw:style-name="gr1" draw:text-style-name="P1" draw:layer="layout" svg:width="0.092cm" svg:height="0.159cm" svg:x="37.817cm" svg:y="8.055cm" svg:viewBox="0 0 93 160" draw:points="87,0 10,0 0,77 10,70 26,61 61,61 77,70 87,77 93,93 93,131 87,144 77,153 61,160 26,160 10,153 0,144">
          <text:p/>
        </draw:polyline>
        <draw:polyline draw:style-name="gr1" draw:text-style-name="P1" draw:layer="layout" svg:width="0.098cm" svg:height="0.159cm" svg:x="37.963cm" svg:y="8.055cm" svg:viewBox="0 0 99 160" draw:points="0,0 99,0 45,61 67,61 83,70 90,77 99,93 99,131 90,144 83,153 67,160 22,160 6,153 0,144">
          <text:p/>
        </draw:polyline>
        <draw:line draw:style-name="gr1" draw:text-style-name="P1" draw:layer="layout" svg:x1="38.259cm" svg:y1="5.715cm" svg:x2="37.624cm" svg:y2="5.715cm">
          <text:p/>
        </draw:line>
        <draw:polygon draw:style-name="gr7" draw:text-style-name="P4" draw:layer="layout" svg:width="0.092cm" svg:height="0.159cm" svg:x="38.43cm" svg:y="5.626cm" svg:viewBox="0 0 93 160" draw:points="0,160 0,0 39,0 61,10 77,22 87,38 93,70 93,93 87,121 77,137 61,153 39,160">
          <text:p/>
        </draw:polygon>
        <draw:line draw:style-name="gr7" draw:text-style-name="P4" draw:layer="layout" svg:x1="38.583cm" svg:y1="5.74cm" svg:x2="38.659cm" svg:y2="5.74cm">
          <text:p/>
        </draw:line>
        <draw:polyline draw:style-name="gr7" draw:text-style-name="P4" draw:layer="layout" svg:width="0.108cm" svg:height="0.159cm" svg:x="38.567cm" svg:y="5.626cm" svg:viewBox="0 0 109 160" draw:points="0,160 54,0 109,160">
          <text:p/>
        </draw:polyline>
        <draw:line draw:style-name="gr7" draw:text-style-name="P4" draw:layer="layout" svg:x1="38.703cm" svg:y1="5.626cm" svg:x2="38.795cm" svg:y2="5.626cm">
          <text:p/>
        </draw:line>
        <draw:line draw:style-name="gr7" draw:text-style-name="P4" draw:layer="layout" svg:x1="38.748cm" svg:y1="5.785cm" svg:x2="38.748cm" svg:y2="5.626cm">
          <text:p/>
        </draw:line>
        <draw:line draw:style-name="gr7" draw:text-style-name="P4" draw:layer="layout" svg:x1="38.84cm" svg:y1="5.74cm" svg:x2="38.916cm" svg:y2="5.74cm">
          <text:p/>
        </draw:line>
        <draw:polyline draw:style-name="gr7" draw:text-style-name="P4" draw:layer="layout" svg:width="0.108cm" svg:height="0.159cm" svg:x="38.824cm" svg:y="5.626cm" svg:viewBox="0 0 109 160" draw:points="0,160 54,0 109,160">
          <text:p/>
        </draw:polyline>
        <draw:polygon draw:style-name="gr7" draw:text-style-name="P4" draw:layer="layout" svg:width="0.089cm" svg:height="0.159cm" svg:x="38.976cm" svg:y="5.626cm" svg:viewBox="0 0 90 160" draw:points="39,0 55,0 67,10 77,16 83,32 90,61 90,99 83,131 77,144 67,153 55,160 39,160 22,153 16,144 6,131 0,99 0,61 6,32 16,16 22,10">
          <text:p/>
        </draw:polygon>
        <draw:polyline draw:style-name="gr1" draw:text-style-name="P1" draw:layer="layout" svg:width="0.092cm" svg:height="0.159cm" svg:x="37.817cm" svg:y="5.515cm" svg:viewBox="0 0 93 160" draw:points="77,0 48,0 32,10 26,16 10,38 0,70 0,131 10,144 16,153 32,160 61,160 77,153 87,144 93,131 93,93 87,77 77,70 61,61 32,61 16,70 10,77 0,93">
          <text:p/>
        </draw:polyline>
        <draw:polyline draw:style-name="gr1" draw:text-style-name="P1" draw:layer="layout" svg:width="0.098cm" svg:height="0.159cm" svg:x="37.963cm" svg:y="5.515cm" svg:viewBox="0 0 99 160" draw:points="0,0 99,0 45,61 67,61 83,70 90,77 99,93 99,131 90,144 83,153 67,160 22,160 6,153 0,144">
          <text:p/>
        </draw:polyline>
        <draw:line draw:style-name="gr1" draw:text-style-name="P1" draw:layer="layout" svg:x1="38.259cm" svg:y1="17.304cm" svg:x2="37.624cm" svg:y2="17.304cm">
          <text:p/>
        </draw:line>
        <draw:polygon draw:style-name="gr7" draw:text-style-name="P4" draw:layer="layout" svg:width="0.092cm" svg:height="0.159cm" svg:x="38.43cm" svg:y="17.215cm" svg:viewBox="0 0 93 160" draw:points="0,160 0,0 39,0 61,10 77,22 87,38 93,70 93,93 87,121 77,137 61,153 39,160">
          <text:p/>
        </draw:polygon>
        <draw:polyline draw:style-name="gr7" draw:text-style-name="P4" draw:layer="layout" svg:width="0.092cm" svg:height="0.159cm" svg:x="38.583cm" svg:y="17.215cm" svg:viewBox="0 0 93 160" draw:points="0,153 22,160 61,160 77,153 83,144 93,131 93,115 83,99 77,93 61,83 32,77 16,70 6,61 0,45 0,32 6,16 16,10 32,0 67,0 93,10">
          <text:p/>
        </draw:polyline>
        <draw:line draw:style-name="gr7" draw:text-style-name="P4" draw:layer="layout" svg:x1="38.741cm" svg:y1="17.291cm" svg:x2="38.795cm" svg:y2="17.291cm">
          <text:p/>
        </draw:line>
        <draw:polyline draw:style-name="gr7" draw:text-style-name="P4" draw:layer="layout" svg:width="0.076cm" svg:height="0.159cm" svg:x="38.741cm" svg:y="17.215cm" svg:viewBox="0 0 77 160" draw:points="77,160 0,160 0,0 77,0">
          <text:p/>
        </draw:polyline>
        <draw:polyline draw:style-name="gr7" draw:text-style-name="P4" draw:layer="layout" svg:width="0.076cm" svg:height="0.159cm" svg:x="38.884cm" svg:y="17.215cm" svg:viewBox="0 0 77 160" draw:points="77,160 0,160 0,0">
          <text:p/>
        </draw:polyline>
        <draw:line draw:style-name="gr7" draw:text-style-name="P4" draw:layer="layout" svg:x1="39.126cm" svg:y1="17.208cm" svg:x2="38.992cm" svg:y2="17.412cm">
          <text:p/>
        </draw:line>
        <draw:polyline draw:style-name="gr7" draw:text-style-name="P4" draw:layer="layout" svg:width="0.089cm" svg:height="0.159cm" svg:x="39.173cm" svg:y="17.215cm" svg:viewBox="0 0 90 160" draw:points="0,153 22,160 61,160 77,153 83,144 90,131 90,115 83,99 77,93 61,83 29,77 16,70 6,61 0,45 0,32 6,16 16,10 29,0 67,0 90,10">
          <text:p/>
        </draw:polyline>
        <draw:polygon draw:style-name="gr7" draw:text-style-name="P4" draw:layer="layout" svg:width="0.089cm" svg:height="0.159cm" svg:x="39.332cm" svg:y="17.215cm" svg:viewBox="0 0 90 160" draw:points="0,160 0,0 39,0 61,10 77,22 83,38 90,70 90,93 83,121 77,137 61,153 39,160">
          <text:p/>
        </draw:polygon>
        <draw:line draw:style-name="gr7" draw:text-style-name="P4" draw:layer="layout" svg:x1="39.481cm" svg:y1="17.329cm" svg:x2="39.557cm" svg:y2="17.329cm">
          <text:p/>
        </draw:line>
        <draw:polyline draw:style-name="gr7" draw:text-style-name="P4" draw:layer="layout" svg:width="0.105cm" svg:height="0.159cm" svg:x="39.468cm" svg:y="17.215cm" svg:viewBox="0 0 106 160" draw:points="0,160 51,0 106,160">
          <text:p/>
        </draw:polyline>
        <draw:line draw:style-name="gr1" draw:text-style-name="P1" draw:layer="layout" svg:x1="37.909cm" svg:y1="17.262cm" svg:x2="37.817cm" svg:y2="17.262cm">
          <text:p/>
        </draw:line>
        <draw:polyline draw:style-name="gr1" draw:text-style-name="P1" draw:layer="layout" svg:width="0.048cm" svg:height="0.159cm" svg:x="37.817cm" svg:y="17.104cm" svg:viewBox="0 0 49 160" draw:points="49,160 49,0 32,22 16,38 0,45">
          <text:p/>
        </draw:polyline>
        <draw:line draw:style-name="gr1" draw:text-style-name="P1" draw:layer="layout" svg:x1="38.046cm" svg:y1="17.158cm" svg:x2="38.046cm" svg:y2="17.263cm">
          <text:p/>
        </draw:line>
        <draw:polyline draw:style-name="gr1" draw:text-style-name="P1" draw:layer="layout" svg:width="0.098cm" svg:height="0.111cm" svg:x="37.97cm" svg:y="17.097cm" svg:viewBox="0 0 99 112" draw:points="38,0 0,112 99,112">
          <text:p/>
        </draw:polyline>
        <draw:line draw:style-name="gr1" draw:text-style-name="P1" draw:layer="layout" svg:x1="40.957cm" svg:y1="6.667cm" svg:x2="41.592cm" svg:y2="6.667cm">
          <text:p/>
        </draw:line>
        <draw:line draw:style-name="gr7" draw:text-style-name="P4" draw:layer="layout" svg:x1="40.215cm" svg:y1="6.579cm" svg:x2="40.307cm" svg:y2="6.579cm">
          <text:p/>
        </draw:line>
        <draw:line draw:style-name="gr7" draw:text-style-name="P4" draw:layer="layout" svg:x1="40.259cm" svg:y1="6.738cm" svg:x2="40.259cm" svg:y2="6.579cm">
          <text:p/>
        </draw:line>
        <draw:line draw:style-name="gr7" draw:text-style-name="P4" draw:layer="layout" svg:x1="40.345cm" svg:y1="6.579cm" svg:x2="40.451cm" svg:y2="6.739cm">
          <text:p/>
        </draw:line>
        <draw:line draw:style-name="gr7" draw:text-style-name="P4" draw:layer="layout" svg:x1="40.451cm" svg:y1="6.579cm" svg:x2="40.345cm" svg:y2="6.739cm">
          <text:p/>
        </draw:line>
        <draw:polygon draw:style-name="gr7" draw:text-style-name="P4" draw:layer="layout" svg:width="0.089cm" svg:height="0.159cm" svg:x="40.503cm" svg:y="6.579cm" svg:viewBox="0 0 90 160" draw:points="35,0 51,0 67,10 74,16 83,32 90,61 90,99 83,131 74,144 67,153 51,160 35,160 22,153 13,144 6,131 0,99 0,61 6,32 13,16 22,10">
          <text:p/>
        </draw:polygon>
        <draw:line draw:style-name="gr7" draw:text-style-name="P4" draw:layer="layout" svg:x1="40.662cm" svg:y1="6.677cm" svg:x2="40.783cm" svg:y2="6.677cm">
          <text:p/>
        </draw:line>
        <draw:polyline draw:style-name="gr1" draw:text-style-name="P1" draw:layer="layout" svg:width="0.098cm" svg:height="0.159cm" svg:x="41.145cm" svg:y="6.467cm" svg:viewBox="0 0 99 160" draw:points="6,16 16,10 32,0 67,0 83,10 93,16 99,32 99,45 93,70 0,160 99,160">
          <text:p/>
        </draw:polyline>
        <draw:line draw:style-name="gr1" draw:text-style-name="P1" draw:layer="layout" svg:x1="41.38cm" svg:y1="6.521cm" svg:x2="41.38cm" svg:y2="6.626cm">
          <text:p/>
        </draw:line>
        <draw:polyline draw:style-name="gr1" draw:text-style-name="P1" draw:layer="layout" svg:width="0.098cm" svg:height="0.111cm" svg:x="41.304cm" svg:y="6.461cm" svg:viewBox="0 0 99 112" draw:points="38,0 0,112 99,112">
          <text:p/>
        </draw:polyline>
        <draw:line draw:style-name="gr1" draw:text-style-name="P1" draw:layer="layout" svg:x1="38.259cm" svg:y1="18.574cm" svg:x2="37.624cm" svg:y2="18.574cm">
          <text:p/>
        </draw:line>
        <draw:line draw:style-name="gr7" draw:text-style-name="P4" draw:layer="layout" svg:x1="38.523cm" svg:y1="18.644cm" svg:x2="38.468cm" svg:y2="18.567cm">
          <text:p/>
        </draw:line>
        <draw:polyline draw:style-name="gr7" draw:text-style-name="P4" draw:layer="layout" svg:width="0.092cm" svg:height="0.159cm" svg:x="38.43cm" svg:y="18.485cm" svg:viewBox="0 0 93 160" draw:points="0,160 0,0 61,0 77,10 87,16 93,32 93,54 87,70 77,77 61,83 0,83">
          <text:p/>
        </draw:polyline>
        <draw:line draw:style-name="gr7" draw:text-style-name="P4" draw:layer="layout" svg:x1="38.589cm" svg:y1="18.561cm" svg:x2="38.643cm" svg:y2="18.561cm">
          <text:p/>
        </draw:line>
        <draw:polyline draw:style-name="gr7" draw:text-style-name="P4" draw:layer="layout" svg:width="0.076cm" svg:height="0.159cm" svg:x="38.589cm" svg:y="18.485cm" svg:viewBox="0 0 77 160" draw:points="77,160 0,160 0,0 77,0">
          <text:p/>
        </draw:polyline>
        <draw:polyline draw:style-name="gr7" draw:text-style-name="P4" draw:layer="layout" svg:width="0.092cm" svg:height="0.159cm" svg:x="38.725cm" svg:y="18.485cm" svg:viewBox="0 0 93 160" draw:points="0,153 22,160 61,160 77,153 83,144 93,131 93,115 83,99 77,93 61,83 32,77 16,70 10,61 0,45 0,32 10,16 16,10 32,0 71,0 93,10">
          <text:p/>
        </draw:polyline>
        <draw:line draw:style-name="gr7" draw:text-style-name="P4" draw:layer="layout" svg:x1="38.884cm" svg:y1="18.561cm" svg:x2="38.938cm" svg:y2="18.561cm">
          <text:p/>
        </draw:line>
        <draw:polyline draw:style-name="gr7" draw:text-style-name="P4" draw:layer="layout" svg:width="0.076cm" svg:height="0.159cm" svg:x="38.884cm" svg:y="18.485cm" svg:viewBox="0 0 77 160" draw:points="77,160 0,160 0,0 77,0">
          <text:p/>
        </draw:polyline>
        <draw:line draw:style-name="gr7" draw:text-style-name="P4" draw:layer="layout" svg:x1="39.12cm" svg:y1="18.644cm" svg:x2="39.065cm" svg:y2="18.567cm">
          <text:p/>
        </draw:line>
        <draw:polyline draw:style-name="gr7" draw:text-style-name="P4" draw:layer="layout" svg:width="0.089cm" svg:height="0.159cm" svg:x="39.03cm" svg:y="18.485cm" svg:viewBox="0 0 90 160" draw:points="0,160 0,0 61,0 74,10 83,16 90,32 90,54 83,70 74,77 61,83 0,83">
          <text:p/>
        </draw:polyline>
        <draw:polyline draw:style-name="gr7" draw:text-style-name="P4" draw:layer="layout" svg:width="0.108cm" svg:height="0.159cm" svg:x="39.164cm" svg:y="18.485cm" svg:viewBox="0 0 109 160" draw:points="0,0 54,160 109,0">
          <text:p/>
        </draw:polyline>
        <draw:line draw:style-name="gr7" draw:text-style-name="P4" draw:layer="layout" svg:x1="39.322cm" svg:y1="18.561cm" svg:x2="39.376cm" svg:y2="18.561cm">
          <text:p/>
        </draw:line>
        <draw:polyline draw:style-name="gr7" draw:text-style-name="P4" draw:layer="layout" svg:width="0.076cm" svg:height="0.159cm" svg:x="39.322cm" svg:y="18.485cm" svg:viewBox="0 0 77 160" draw:points="77,160 0,160 0,0 77,0">
          <text:p/>
        </draw:polyline>
        <draw:polygon draw:style-name="gr7" draw:text-style-name="P4" draw:layer="layout" svg:width="0.089cm" svg:height="0.159cm" svg:x="39.468cm" svg:y="18.485cm" svg:viewBox="0 0 90 160" draw:points="0,160 0,0 39,0 61,10 74,22 83,38 90,70 90,93 83,121 74,137 61,153 39,160">
          <text:p/>
        </draw:polygon>
        <draw:line draw:style-name="gr7" draw:text-style-name="P4" draw:layer="layout" svg:x1="39.74cm" svg:y1="18.478cm" svg:x2="39.602cm" svg:y2="18.682cm">
          <text:p/>
        </draw:line>
        <draw:polyline draw:style-name="gr7" draw:text-style-name="P4" draw:layer="layout" svg:width="0.098cm" svg:height="0.159cm" svg:x="39.786cm" svg:y="18.485cm" svg:viewBox="0 0 99 160" draw:points="90,10 74,0 51,0 29,10 13,22 6,38 0,70 0,93 6,121 13,137 29,153 51,160 67,160 90,153 99,144 99,93 67,93">
          <text:p/>
        </draw:polyline>
        <draw:polyline draw:style-name="gr7" draw:text-style-name="P4" draw:layer="layout" svg:width="0.092cm" svg:height="0.159cm" svg:x="39.951cm" svg:y="18.485cm" svg:viewBox="0 0 93 160" draw:points="0,160 0,0 93,160 93,0">
          <text:p/>
        </draw:polyline>
        <draw:polygon draw:style-name="gr7" draw:text-style-name="P4" draw:layer="layout" svg:width="0.092cm" svg:height="0.159cm" svg:x="40.116cm" svg:y="18.485cm" svg:viewBox="0 0 93 160" draw:points="0,160 0,0 39,0 61,10 77,22 87,38 93,70 93,93 87,121 77,137 61,153 39,160">
          <text:p/>
        </draw:polygon>
        <draw:polyline draw:style-name="gr1" draw:text-style-name="P1" draw:layer="layout" svg:width="0.098cm" svg:height="0.159cm" svg:x="37.811cm" svg:y="18.374cm" svg:viewBox="0 0 99 160" draw:points="0,0 99,0 45,61 67,61 83,70 93,77 99,93 99,131 93,144 83,153 67,160 22,160 6,153 0,144">
          <text:p/>
        </draw:polyline>
        <draw:line draw:style-name="gr1" draw:text-style-name="P1" draw:layer="layout" svg:x1="38.046cm" svg:y1="18.428cm" svg:x2="38.046cm" svg:y2="18.533cm">
          <text:p/>
        </draw:line>
        <draw:polyline draw:style-name="gr1" draw:text-style-name="P1" draw:layer="layout" svg:width="0.098cm" svg:height="0.111cm" svg:x="37.97cm" svg:y="18.367cm" svg:viewBox="0 0 99 112" draw:points="38,0 0,112 99,112">
          <text:p/>
        </draw:polyline>
        <draw:line draw:style-name="gr1" draw:text-style-name="P1" draw:layer="layout" svg:x1="38.259cm" svg:y1="10.477cm" svg:x2="37.624cm" svg:y2="10.477cm">
          <text:p/>
        </draw:line>
        <draw:polygon draw:style-name="gr7" draw:text-style-name="P4" draw:layer="layout" svg:width="0.092cm" svg:height="0.159cm" svg:x="38.43cm" svg:y="10.389cm" svg:viewBox="0 0 93 160" draw:points="0,160 0,0 39,0 61,10 77,22 87,38 93,70 93,93 87,121 77,137 61,153 39,160">
          <text:p/>
        </draw:polygon>
        <draw:line draw:style-name="gr7" draw:text-style-name="P4" draw:layer="layout" svg:x1="38.583cm" svg:y1="10.503cm" svg:x2="38.659cm" svg:y2="10.503cm">
          <text:p/>
        </draw:line>
        <draw:polyline draw:style-name="gr7" draw:text-style-name="P4" draw:layer="layout" svg:width="0.108cm" svg:height="0.159cm" svg:x="38.567cm" svg:y="10.389cm" svg:viewBox="0 0 109 160" draw:points="0,160 54,0 109,160">
          <text:p/>
        </draw:polyline>
        <draw:line draw:style-name="gr7" draw:text-style-name="P4" draw:layer="layout" svg:x1="38.703cm" svg:y1="10.389cm" svg:x2="38.795cm" svg:y2="10.389cm">
          <text:p/>
        </draw:line>
        <draw:line draw:style-name="gr7" draw:text-style-name="P4" draw:layer="layout" svg:x1="38.748cm" svg:y1="10.548cm" svg:x2="38.748cm" svg:y2="10.389cm">
          <text:p/>
        </draw:line>
        <draw:line draw:style-name="gr7" draw:text-style-name="P4" draw:layer="layout" svg:x1="38.84cm" svg:y1="10.503cm" svg:x2="38.916cm" svg:y2="10.503cm">
          <text:p/>
        </draw:line>
        <draw:polyline draw:style-name="gr7" draw:text-style-name="P4" draw:layer="layout" svg:width="0.108cm" svg:height="0.159cm" svg:x="38.824cm" svg:y="10.389cm" svg:viewBox="0 0 109 160" draw:points="0,160 54,0 109,160">
          <text:p/>
        </draw:polyline>
        <draw:line draw:style-name="gr7" draw:text-style-name="P4" draw:layer="layout" svg:x1="39.065cm" svg:y1="10.547cm" svg:x2="38.976cm" svg:y2="10.547cm">
          <text:p/>
        </draw:line>
        <draw:polyline draw:style-name="gr7" draw:text-style-name="P4" draw:layer="layout" svg:width="0.044cm" svg:height="0.159cm" svg:x="38.976cm" svg:y="10.389cm" svg:viewBox="0 0 45 160" draw:points="45,160 45,0 29,22 16,38 0,45">
          <text:p/>
        </draw:polyline>
        <draw:polyline draw:style-name="gr7" draw:text-style-name="P4" draw:layer="layout" svg:width="0.092cm" svg:height="0.159cm" svg:x="39.125cm" svg:y="10.389cm" svg:viewBox="0 0 93 160" draw:points="87,0 10,0 0,77 10,70 26,61 64,61 77,70 87,77 93,93 93,131 87,144 77,153 64,160 26,160 10,153 0,144">
          <text:p/>
        </draw:polyline>
        <draw:line draw:style-name="gr1" draw:text-style-name="P1" draw:layer="layout" svg:x1="37.894cm" svg:y1="10.331cm" svg:x2="37.894cm" svg:y2="10.436cm">
          <text:p/>
        </draw:line>
        <draw:polyline draw:style-name="gr1" draw:text-style-name="P1" draw:layer="layout" svg:width="0.098cm" svg:height="0.111cm" svg:x="37.817cm" svg:y="10.271cm" svg:viewBox="0 0 99 112" draw:points="38,0 0,112 99,112">
          <text:p/>
        </draw:polyline>
        <draw:line draw:style-name="gr1" draw:text-style-name="P1" draw:layer="layout" svg:x1="38.046cm" svg:y1="10.331cm" svg:x2="38.046cm" svg:y2="10.436cm">
          <text:p/>
        </draw:line>
        <draw:polyline draw:style-name="gr1" draw:text-style-name="P1" draw:layer="layout" svg:width="0.098cm" svg:height="0.111cm" svg:x="37.97cm" svg:y="10.271cm" svg:viewBox="0 0 99 112" draw:points="38,0 0,112 99,112">
          <text:p/>
        </draw:polyline>
        <draw:line draw:style-name="gr1" draw:text-style-name="P1" draw:layer="layout" svg:x1="38.259cm" svg:y1="7.937cm" svg:x2="37.624cm" svg:y2="7.937cm">
          <text:p/>
        </draw:line>
        <draw:polygon draw:style-name="gr7" draw:text-style-name="P4" draw:layer="layout" svg:width="0.092cm" svg:height="0.159cm" svg:x="38.43cm" svg:y="7.849cm" svg:viewBox="0 0 93 160" draw:points="0,160 0,0 39,0 61,10 77,22 87,38 93,70 93,93 87,121 77,137 61,153 39,160">
          <text:p/>
        </draw:polygon>
        <draw:line draw:style-name="gr7" draw:text-style-name="P4" draw:layer="layout" svg:x1="38.583cm" svg:y1="7.963cm" svg:x2="38.659cm" svg:y2="7.963cm">
          <text:p/>
        </draw:line>
        <draw:polyline draw:style-name="gr7" draw:text-style-name="P4" draw:layer="layout" svg:width="0.108cm" svg:height="0.159cm" svg:x="38.567cm" svg:y="7.849cm" svg:viewBox="0 0 109 160" draw:points="0,160 54,0 109,160">
          <text:p/>
        </draw:polyline>
        <draw:line draw:style-name="gr7" draw:text-style-name="P4" draw:layer="layout" svg:x1="38.703cm" svg:y1="7.849cm" svg:x2="38.795cm" svg:y2="7.849cm">
          <text:p/>
        </draw:line>
        <draw:line draw:style-name="gr7" draw:text-style-name="P4" draw:layer="layout" svg:x1="38.748cm" svg:y1="8.008cm" svg:x2="38.748cm" svg:y2="7.849cm">
          <text:p/>
        </draw:line>
        <draw:line draw:style-name="gr7" draw:text-style-name="P4" draw:layer="layout" svg:x1="38.84cm" svg:y1="7.963cm" svg:x2="38.916cm" svg:y2="7.963cm">
          <text:p/>
        </draw:line>
        <draw:polyline draw:style-name="gr7" draw:text-style-name="P4" draw:layer="layout" svg:width="0.108cm" svg:height="0.159cm" svg:x="38.824cm" svg:y="7.849cm" svg:viewBox="0 0 109 160" draw:points="0,160 54,0 109,160">
          <text:p/>
        </draw:polyline>
        <draw:polyline draw:style-name="gr7" draw:text-style-name="P4" draw:layer="layout" svg:width="0.108cm" svg:height="0.159cm" svg:x="38.967cm" svg:y="7.849cm" svg:viewBox="0 0 109 160" draw:points="0,0 109,0 38,160">
          <text:p/>
        </draw:polyline>
        <draw:polyline draw:style-name="gr1" draw:text-style-name="P1" draw:layer="layout" svg:width="0.092cm" svg:height="0.159cm" svg:x="37.817cm" svg:y="7.737cm" svg:viewBox="0 0 93 160" draw:points="87,0 10,0 0,77 10,70 26,61 61,61 77,70 87,77 93,93 93,131 87,144 77,153 61,160 26,160 10,153 0,144">
          <text:p/>
        </draw:polyline>
        <draw:line draw:style-name="gr1" draw:text-style-name="P1" draw:layer="layout" svg:x1="38.046cm" svg:y1="7.791cm" svg:x2="38.046cm" svg:y2="7.896cm">
          <text:p/>
        </draw:line>
        <draw:polyline draw:style-name="gr1" draw:text-style-name="P1" draw:layer="layout" svg:width="0.098cm" svg:height="0.111cm" svg:x="37.97cm" svg:y="7.731cm" svg:viewBox="0 0 99 112" draw:points="38,0 0,112 99,112">
          <text:p/>
        </draw:polyline>
        <draw:line draw:style-name="gr1" draw:text-style-name="P1" draw:layer="layout" svg:x1="38.259cm" svg:y1="16.986cm" svg:x2="37.624cm" svg:y2="16.986cm">
          <text:p/>
        </draw:line>
        <draw:polyline draw:style-name="gr7" draw:text-style-name="P4" draw:layer="layout" svg:width="0.092cm" svg:height="0.159cm" svg:x="38.43cm" svg:y="16.897cm" svg:viewBox="0 0 93 160" draw:points="55,77 77,83 87,93 93,105 93,131 87,144 77,153 61,160 0,160 0,0 55,0 71,10 77,16 87,32 87,45 77,61 71,70 55,77 0,77">
          <text:p/>
        </draw:polyline>
        <draw:polyline draw:style-name="gr7" draw:text-style-name="P4" draw:layer="layout" svg:width="0.092cm" svg:height="0.159cm" svg:x="38.583cm" svg:y="16.897cm" svg:viewBox="0 0 93 160" draw:points="0,153 22,160 61,160 77,153 83,144 93,131 93,115 83,99 77,93 61,83 32,77 16,70 6,61 0,45 0,32 6,16 16,10 32,0 67,0 93,10">
          <text:p/>
        </draw:polyline>
        <draw:line draw:style-name="gr7" draw:text-style-name="P4" draw:layer="layout" svg:x1="38.741cm" svg:y1="16.974cm" svg:x2="38.795cm" svg:y2="16.974cm">
          <text:p/>
        </draw:line>
        <draw:polyline draw:style-name="gr7" draw:text-style-name="P4" draw:layer="layout" svg:width="0.076cm" svg:height="0.159cm" svg:x="38.741cm" svg:y="16.897cm" svg:viewBox="0 0 77 160" draw:points="77,160 0,160 0,0 77,0">
          <text:p/>
        </draw:polyline>
        <draw:polyline draw:style-name="gr7" draw:text-style-name="P4" draw:layer="layout" svg:width="0.076cm" svg:height="0.159cm" svg:x="38.884cm" svg:y="16.897cm" svg:viewBox="0 0 77 160" draw:points="77,160 0,160 0,0">
          <text:p/>
        </draw:polyline>
        <draw:line draw:style-name="gr7" draw:text-style-name="P4" draw:layer="layout" svg:x1="39.126cm" svg:y1="16.891cm" svg:x2="38.992cm" svg:y2="17.095cm">
          <text:p/>
        </draw:line>
        <draw:polyline draw:style-name="gr7" draw:text-style-name="P4" draw:layer="layout" svg:width="0.089cm" svg:height="0.159cm" svg:x="39.173cm" svg:y="16.897cm" svg:viewBox="0 0 90 160" draw:points="0,153 22,160 61,160 77,153 83,144 90,131 90,115 83,99 77,93 61,83 29,77 16,70 6,61 0,45 0,32 6,16 16,10 29,0 67,0 90,10">
          <text:p/>
        </draw:polyline>
        <draw:polyline draw:style-name="gr7" draw:text-style-name="P4" draw:layer="layout" svg:width="0.098cm" svg:height="0.159cm" svg:x="39.322cm" svg:y="16.897cm" svg:viewBox="0 0 99 160" draw:points="99,144 93,153 71,160 55,160 32,153 16,137 10,121 0,93 0,70 10,38 16,22 32,10 55,0 71,0 93,10 99,16">
          <text:p/>
        </draw:polyline>
        <draw:polyline draw:style-name="gr7" draw:text-style-name="P4" draw:layer="layout" svg:width="0.076cm" svg:height="0.159cm" svg:x="39.491cm" svg:y="16.897cm" svg:viewBox="0 0 77 160" draw:points="77,160 0,160 0,0">
          <text:p/>
        </draw:polyline>
        <draw:line draw:style-name="gr1" draw:text-style-name="P1" draw:layer="layout" svg:x1="37.909cm" svg:y1="16.945cm" svg:x2="37.817cm" svg:y2="16.945cm">
          <text:p/>
        </draw:line>
        <draw:polyline draw:style-name="gr1" draw:text-style-name="P1" draw:layer="layout" svg:width="0.048cm" svg:height="0.159cm" svg:x="37.817cm" svg:y="16.786cm" svg:viewBox="0 0 49 160" draw:points="49,160 49,0 32,22 16,38 0,45">
          <text:p/>
        </draw:polyline>
        <draw:polyline draw:style-name="gr1" draw:text-style-name="P1" draw:layer="layout" svg:width="0.092cm" svg:height="0.159cm" svg:x="37.97cm" svg:y="16.786cm" svg:viewBox="0 0 93 160" draw:points="83,0 6,0 0,77 6,70 22,61 61,61 77,70 83,77 93,93 93,131 83,144 77,153 61,160 22,160 6,153 0,144">
          <text:p/>
        </draw:polyline>
        <draw:line draw:style-name="gr1" draw:text-style-name="P1" draw:layer="layout" svg:x1="40.957cm" svg:y1="6.35cm" svg:x2="41.592cm" svg:y2="6.35cm">
          <text:p/>
        </draw:line>
        <draw:line draw:style-name="gr7" draw:text-style-name="P4" draw:layer="layout" svg:x1="40.215cm" svg:y1="6.261cm" svg:x2="40.307cm" svg:y2="6.261cm">
          <text:p/>
        </draw:line>
        <draw:line draw:style-name="gr7" draw:text-style-name="P4" draw:layer="layout" svg:x1="40.259cm" svg:y1="6.42cm" svg:x2="40.259cm" svg:y2="6.261cm">
          <text:p/>
        </draw:line>
        <draw:line draw:style-name="gr7" draw:text-style-name="P4" draw:layer="layout" svg:x1="40.345cm" svg:y1="6.261cm" svg:x2="40.451cm" svg:y2="6.421cm">
          <text:p/>
        </draw:line>
        <draw:line draw:style-name="gr7" draw:text-style-name="P4" draw:layer="layout" svg:x1="40.451cm" svg:y1="6.261cm" svg:x2="40.345cm" svg:y2="6.421cm">
          <text:p/>
        </draw:line>
        <draw:polygon draw:style-name="gr7" draw:text-style-name="P4" draw:layer="layout" svg:width="0.089cm" svg:height="0.159cm" svg:x="40.503cm" svg:y="6.261cm" svg:viewBox="0 0 90 160" draw:points="35,0 51,0 67,10 74,16 83,32 90,61 90,99 83,131 74,144 67,153 51,160 35,160 22,153 13,144 6,131 0,99 0,61 6,32 13,16 22,10">
          <text:p/>
        </draw:polygon>
        <draw:line draw:style-name="gr7" draw:text-style-name="P4" draw:layer="layout" svg:x1="40.662cm" svg:y1="6.36cm" svg:x2="40.783cm" svg:y2="6.36cm">
          <text:p/>
        </draw:line>
        <draw:line draw:style-name="gr7" draw:text-style-name="P4" draw:layer="layout" svg:x1="40.723cm" svg:y1="6.42cm" svg:x2="40.723cm" svg:y2="6.299cm">
          <text:p/>
        </draw:line>
        <draw:polyline draw:style-name="gr1" draw:text-style-name="P1" draw:layer="layout" svg:width="0.098cm" svg:height="0.159cm" svg:x="41.145cm" svg:y="6.15cm" svg:viewBox="0 0 99 160" draw:points="6,16 16,10 32,0 67,0 83,10 93,16 99,32 99,45 93,70 0,160 99,160">
          <text:p/>
        </draw:polyline>
        <draw:polyline draw:style-name="gr1" draw:text-style-name="P1" draw:layer="layout" svg:width="0.092cm" svg:height="0.159cm" svg:x="41.304cm" svg:y="6.15cm" svg:viewBox="0 0 93 160" draw:points="83,0 6,0 0,77 6,70 22,61 61,61 77,70 83,77 93,93 93,131 83,144 77,153 61,160 22,160 6,153 0,144">
          <text:p/>
        </draw:polyline>
        <draw:line draw:style-name="gr1" draw:text-style-name="P1" draw:layer="layout" svg:x1="38.259cm" svg:y1="17.939cm" svg:x2="37.624cm" svg:y2="17.939cm">
          <text:p/>
        </draw:line>
        <draw:polygon draw:style-name="gr7" draw:text-style-name="P4" draw:layer="layout" svg:width="0.092cm" svg:height="0.159cm" svg:x="38.43cm" svg:y="17.85cm" svg:viewBox="0 0 93 160" draw:points="0,160 0,0 39,0 61,10 77,22 87,38 93,70 93,93 87,121 77,137 61,153 39,160">
          <text:p/>
        </draw:polygon>
        <draw:line draw:style-name="gr7" draw:text-style-name="P4" draw:layer="layout" svg:x1="38.589cm" svg:y1="18.009cm" svg:x2="38.589cm" svg:y2="17.85cm">
          <text:p/>
        </draw:line>
        <draw:line draw:style-name="gr7" draw:text-style-name="P4" draw:layer="layout" svg:x1="38.682cm" svg:y1="18.01cm" svg:x2="38.614cm" svg:y2="17.92cm">
          <text:p/>
        </draw:line>
        <draw:line draw:style-name="gr7" draw:text-style-name="P4" draw:layer="layout" svg:x1="38.682cm" svg:y1="17.85cm" svg:x2="38.589cm" svg:y2="17.943cm">
          <text:p/>
        </draw:line>
        <draw:line draw:style-name="gr7" draw:text-style-name="P4" draw:layer="layout" svg:x1="38.748cm" svg:y1="17.926cm" svg:x2="38.802cm" svg:y2="17.926cm">
          <text:p/>
        </draw:line>
        <draw:polyline draw:style-name="gr7" draw:text-style-name="P4" draw:layer="layout" svg:width="0.076cm" svg:height="0.159cm" svg:x="38.748cm" svg:y="17.85cm" svg:viewBox="0 0 77 160" draw:points="77,160 0,160 0,0 77,0">
          <text:p/>
        </draw:polyline>
        <draw:polyline draw:style-name="gr7" draw:text-style-name="P4" draw:layer="layout" svg:width="0.089cm" svg:height="0.159cm" svg:x="38.894cm" svg:y="17.85cm" svg:viewBox="0 0 90 160" draw:points="0,160 0,0 90,160 90,0">
          <text:p/>
        </draw:polyline>
        <draw:polyline draw:style-name="gr1" draw:text-style-name="P1" draw:layer="layout" svg:width="0.098cm" svg:height="0.159cm" svg:x="37.811cm" svg:y="17.739cm" svg:viewBox="0 0 99 160" draw:points="0,0 99,0 45,61 67,61 83,70 93,77 99,93 99,131 93,144 83,153 67,160 22,160 6,153 0,144">
          <text:p/>
        </draw:polyline>
        <draw:polyline draw:style-name="gr1" draw:text-style-name="P1" draw:layer="layout" svg:width="0.092cm" svg:height="0.159cm" svg:x="37.97cm" svg:y="17.739cm" svg:viewBox="0 0 93 160" draw:points="83,0 6,0 0,77 6,70 22,61 61,61 77,70 83,77 93,93 93,131 83,144 77,153 61,160 22,160 6,153 0,144">
          <text:p/>
        </draw:polyline>
        <draw:line draw:style-name="gr1" draw:text-style-name="P1" draw:layer="layout" svg:x1="38.259cm" svg:y1="10.16cm" svg:x2="37.624cm" svg:y2="10.16cm">
          <text:p/>
        </draw:line>
        <draw:polygon draw:style-name="gr7" draw:text-style-name="P4" draw:layer="layout" svg:width="0.092cm" svg:height="0.159cm" svg:x="38.43cm" svg:y="10.071cm" svg:viewBox="0 0 93 160" draw:points="0,160 0,0 39,0 61,10 77,22 87,38 93,70 93,93 87,121 77,137 61,153 39,160">
          <text:p/>
        </draw:polygon>
        <draw:line draw:style-name="gr7" draw:text-style-name="P4" draw:layer="layout" svg:x1="38.583cm" svg:y1="10.185cm" svg:x2="38.659cm" svg:y2="10.185cm">
          <text:p/>
        </draw:line>
        <draw:polyline draw:style-name="gr7" draw:text-style-name="P4" draw:layer="layout" svg:width="0.108cm" svg:height="0.159cm" svg:x="38.567cm" svg:y="10.071cm" svg:viewBox="0 0 109 160" draw:points="0,160 54,0 109,160">
          <text:p/>
        </draw:polyline>
        <draw:line draw:style-name="gr7" draw:text-style-name="P4" draw:layer="layout" svg:x1="38.703cm" svg:y1="10.071cm" svg:x2="38.795cm" svg:y2="10.071cm">
          <text:p/>
        </draw:line>
        <draw:line draw:style-name="gr7" draw:text-style-name="P4" draw:layer="layout" svg:x1="38.748cm" svg:y1="10.23cm" svg:x2="38.748cm" svg:y2="10.071cm">
          <text:p/>
        </draw:line>
        <draw:line draw:style-name="gr7" draw:text-style-name="P4" draw:layer="layout" svg:x1="38.84cm" svg:y1="10.185cm" svg:x2="38.916cm" svg:y2="10.185cm">
          <text:p/>
        </draw:line>
        <draw:polyline draw:style-name="gr7" draw:text-style-name="P4" draw:layer="layout" svg:width="0.108cm" svg:height="0.159cm" svg:x="38.824cm" svg:y="10.071cm" svg:viewBox="0 0 109 160" draw:points="0,160 54,0 109,160">
          <text:p/>
        </draw:polyline>
        <draw:line draw:style-name="gr7" draw:text-style-name="P4" draw:layer="layout" svg:x1="39.065cm" svg:y1="10.23cm" svg:x2="38.976cm" svg:y2="10.23cm">
          <text:p/>
        </draw:line>
        <draw:polyline draw:style-name="gr7" draw:text-style-name="P4" draw:layer="layout" svg:width="0.044cm" svg:height="0.159cm" svg:x="38.976cm" svg:y="10.071cm" svg:viewBox="0 0 45 160" draw:points="45,160 45,0 29,22 16,38 0,45">
          <text:p/>
        </draw:polyline>
        <draw:line draw:style-name="gr7" draw:text-style-name="P4" draw:layer="layout" svg:x1="39.202cm" svg:y1="10.125cm" svg:x2="39.202cm" svg:y2="10.23cm">
          <text:p/>
        </draw:line>
        <draw:polyline draw:style-name="gr7" draw:text-style-name="P4" draw:layer="layout" svg:width="0.098cm" svg:height="0.111cm" svg:x="39.125cm" svg:y="10.065cm" svg:viewBox="0 0 99 112" draw:points="38,0 0,112 99,112">
          <text:p/>
        </draw:polyline>
        <draw:line draw:style-name="gr1" draw:text-style-name="P1" draw:layer="layout" svg:x1="37.894cm" svg:y1="10.014cm" svg:x2="37.894cm" svg:y2="10.119cm">
          <text:p/>
        </draw:line>
        <draw:polyline draw:style-name="gr1" draw:text-style-name="P1" draw:layer="layout" svg:width="0.098cm" svg:height="0.111cm" svg:x="37.817cm" svg:y="9.954cm" svg:viewBox="0 0 99 112" draw:points="38,0 0,112 99,112">
          <text:p/>
        </draw:polyline>
        <draw:polyline draw:style-name="gr1" draw:text-style-name="P1" draw:layer="layout" svg:width="0.092cm" svg:height="0.159cm" svg:x="37.97cm" svg:y="9.96cm" svg:viewBox="0 0 93 160" draw:points="83,0 6,0 0,77 6,70 22,61 61,61 77,70 83,77 93,93 93,131 83,144 77,153 61,160 22,160 6,153 0,144">
          <text:p/>
        </draw:polyline>
        <draw:line draw:style-name="gr1" draw:text-style-name="P1" draw:layer="layout" svg:x1="38.259cm" svg:y1="7.62cm" svg:x2="37.624cm" svg:y2="7.62cm">
          <text:p/>
        </draw:line>
        <draw:polygon draw:style-name="gr7" draw:text-style-name="P4" draw:layer="layout" svg:width="0.092cm" svg:height="0.159cm" svg:x="38.43cm" svg:y="7.531cm" svg:viewBox="0 0 93 160" draw:points="0,160 0,0 39,0 61,10 77,22 87,38 93,70 93,93 87,121 77,137 61,153 39,160">
          <text:p/>
        </draw:polygon>
        <draw:line draw:style-name="gr7" draw:text-style-name="P4" draw:layer="layout" svg:x1="38.583cm" svg:y1="7.645cm" svg:x2="38.659cm" svg:y2="7.645cm">
          <text:p/>
        </draw:line>
        <draw:polyline draw:style-name="gr7" draw:text-style-name="P4" draw:layer="layout" svg:width="0.108cm" svg:height="0.159cm" svg:x="38.567cm" svg:y="7.531cm" svg:viewBox="0 0 109 160" draw:points="0,160 54,0 109,160">
          <text:p/>
        </draw:polyline>
        <draw:line draw:style-name="gr7" draw:text-style-name="P4" draw:layer="layout" svg:x1="38.703cm" svg:y1="7.531cm" svg:x2="38.795cm" svg:y2="7.531cm">
          <text:p/>
        </draw:line>
        <draw:line draw:style-name="gr7" draw:text-style-name="P4" draw:layer="layout" svg:x1="38.748cm" svg:y1="7.69cm" svg:x2="38.748cm" svg:y2="7.531cm">
          <text:p/>
        </draw:line>
        <draw:line draw:style-name="gr7" draw:text-style-name="P4" draw:layer="layout" svg:x1="38.84cm" svg:y1="7.645cm" svg:x2="38.916cm" svg:y2="7.645cm">
          <text:p/>
        </draw:line>
        <draw:polyline draw:style-name="gr7" draw:text-style-name="P4" draw:layer="layout" svg:width="0.108cm" svg:height="0.159cm" svg:x="38.824cm" svg:y="7.531cm" svg:viewBox="0 0 109 160" draw:points="0,160 54,0 109,160">
          <text:p/>
        </draw:polyline>
        <draw:polyline draw:style-name="gr7" draw:text-style-name="P4" draw:layer="layout" svg:width="0.089cm" svg:height="0.159cm" svg:x="38.976cm" svg:y="7.531cm" svg:viewBox="0 0 90 160" draw:points="77,0 45,0 29,10 22,16 6,38 0,70 0,131 6,144 16,153 29,160 61,160 77,153 83,144 90,131 90,93 83,77 77,70 61,61 29,61 16,70 6,77 0,93">
          <text:p/>
        </draw:polyline>
        <draw:polyline draw:style-name="gr1" draw:text-style-name="P1" draw:layer="layout" svg:width="0.092cm" svg:height="0.159cm" svg:x="37.817cm" svg:y="7.42cm" svg:viewBox="0 0 93 160" draw:points="87,0 10,0 0,77 10,70 26,61 61,61 77,70 87,77 93,93 93,131 87,144 77,153 61,160 26,160 10,153 0,144">
          <text:p/>
        </draw:polyline>
        <draw:polyline draw:style-name="gr1" draw:text-style-name="P1" draw:layer="layout" svg:width="0.092cm" svg:height="0.159cm" svg:x="37.97cm" svg:y="7.42cm" svg:viewBox="0 0 93 160" draw:points="83,0 6,0 0,77 6,70 22,61 61,61 77,70 83,77 93,93 93,131 83,144 77,153 61,160 22,160 6,153 0,144">
          <text:p/>
        </draw:polyline>
        <draw:line draw:style-name="gr1" draw:text-style-name="P1" draw:layer="layout" svg:x1="38.259cm" svg:y1="13.017cm" svg:x2="37.624cm" svg:y2="13.017cm">
          <text:p/>
        </draw:line>
        <draw:polygon draw:style-name="gr7" draw:text-style-name="P4" draw:layer="layout" svg:width="0.092cm" svg:height="0.159cm" svg:x="38.43cm" svg:y="12.929cm" svg:viewBox="0 0 93 160" draw:points="0,160 0,0 39,0 61,10 77,22 87,38 93,70 93,93 87,121 77,137 61,153 39,160">
          <text:p/>
        </draw:polygon>
        <draw:line draw:style-name="gr7" draw:text-style-name="P4" draw:layer="layout" svg:x1="38.583cm" svg:y1="13.043cm" svg:x2="38.659cm" svg:y2="13.043cm">
          <text:p/>
        </draw:line>
        <draw:polyline draw:style-name="gr7" draw:text-style-name="P4" draw:layer="layout" svg:width="0.108cm" svg:height="0.159cm" svg:x="38.567cm" svg:y="12.929cm" svg:viewBox="0 0 109 160" draw:points="0,160 54,0 109,160">
          <text:p/>
        </draw:polyline>
        <draw:line draw:style-name="gr7" draw:text-style-name="P4" draw:layer="layout" svg:x1="38.703cm" svg:y1="12.929cm" svg:x2="38.795cm" svg:y2="12.929cm">
          <text:p/>
        </draw:line>
        <draw:line draw:style-name="gr7" draw:text-style-name="P4" draw:layer="layout" svg:x1="38.748cm" svg:y1="13.088cm" svg:x2="38.748cm" svg:y2="12.929cm">
          <text:p/>
        </draw:line>
        <draw:line draw:style-name="gr7" draw:text-style-name="P4" draw:layer="layout" svg:x1="38.84cm" svg:y1="13.043cm" svg:x2="38.916cm" svg:y2="13.043cm">
          <text:p/>
        </draw:line>
        <draw:polyline draw:style-name="gr7" draw:text-style-name="P4" draw:layer="layout" svg:width="0.108cm" svg:height="0.159cm" svg:x="38.824cm" svg:y="12.929cm" svg:viewBox="0 0 109 160" draw:points="0,160 54,0 109,160">
          <text:p/>
        </draw:polyline>
        <draw:polyline draw:style-name="gr7" draw:text-style-name="P4" draw:layer="layout" svg:width="0.098cm" svg:height="0.159cm" svg:x="38.967cm" svg:y="12.929cm" svg:viewBox="0 0 99 160" draw:points="10,16 16,10 32,0 71,0 87,10 93,16 99,32 99,45 93,70 0,160 99,160">
          <text:p/>
        </draw:polyline>
        <draw:polyline draw:style-name="gr7" draw:text-style-name="P4" draw:layer="layout" svg:width="0.098cm" svg:height="0.159cm" svg:x="39.119cm" svg:y="12.929cm" svg:viewBox="0 0 99 160" draw:points="0,0 99,0 45,61 71,61 83,70 93,77 99,93 99,131 93,144 83,153 71,160 22,160 6,153 0,144">
          <text:p/>
        </draw:polyline>
        <draw:polyline draw:style-name="gr1" draw:text-style-name="P1" draw:layer="layout" svg:width="0.098cm" svg:height="0.159cm" svg:x="37.811cm" svg:y="12.817cm" svg:viewBox="0 0 99 160" draw:points="0,0 99,0 45,61 67,61 83,70 93,77 99,93 99,131 93,144 83,153 67,160 22,160 6,153 0,144">
          <text:p/>
        </draw:polyline>
        <draw:polyline draw:style-name="gr1" draw:text-style-name="P1" draw:layer="layout" svg:width="0.092cm" svg:height="0.159cm" svg:x="37.97cm" svg:y="12.817cm" svg:viewBox="0 0 93 160" draw:points="77,0 45,0 32,10 22,16 6,38 0,70 0,131 6,144 16,153 32,160 61,160 77,153 83,144 93,131 93,93 83,77 77,70 61,61 32,61 16,70 6,77 0,93">
          <text:p/>
        </draw:polyline>
        <draw:line draw:style-name="gr1" draw:text-style-name="P1" draw:layer="layout" svg:x1="38.259cm" svg:y1="9.842cm" svg:x2="37.624cm" svg:y2="9.842cm">
          <text:p/>
        </draw:line>
        <draw:polygon draw:style-name="gr7" draw:text-style-name="P4" draw:layer="layout" svg:width="0.092cm" svg:height="0.159cm" svg:x="38.43cm" svg:y="9.754cm" svg:viewBox="0 0 93 160" draw:points="0,160 0,0 39,0 61,10 77,22 87,38 93,70 93,93 87,121 77,137 61,153 39,160">
          <text:p/>
        </draw:polygon>
        <draw:line draw:style-name="gr7" draw:text-style-name="P4" draw:layer="layout" svg:x1="38.583cm" svg:y1="9.868cm" svg:x2="38.659cm" svg:y2="9.868cm">
          <text:p/>
        </draw:line>
        <draw:polyline draw:style-name="gr7" draw:text-style-name="P4" draw:layer="layout" svg:width="0.108cm" svg:height="0.159cm" svg:x="38.567cm" svg:y="9.754cm" svg:viewBox="0 0 109 160" draw:points="0,160 54,0 109,160">
          <text:p/>
        </draw:polyline>
        <draw:line draw:style-name="gr7" draw:text-style-name="P4" draw:layer="layout" svg:x1="38.703cm" svg:y1="9.754cm" svg:x2="38.795cm" svg:y2="9.754cm">
          <text:p/>
        </draw:line>
        <draw:line draw:style-name="gr7" draw:text-style-name="P4" draw:layer="layout" svg:x1="38.748cm" svg:y1="9.913cm" svg:x2="38.748cm" svg:y2="9.754cm">
          <text:p/>
        </draw:line>
        <draw:line draw:style-name="gr7" draw:text-style-name="P4" draw:layer="layout" svg:x1="38.84cm" svg:y1="9.868cm" svg:x2="38.916cm" svg:y2="9.868cm">
          <text:p/>
        </draw:line>
        <draw:polyline draw:style-name="gr7" draw:text-style-name="P4" draw:layer="layout" svg:width="0.108cm" svg:height="0.159cm" svg:x="38.824cm" svg:y="9.754cm" svg:viewBox="0 0 109 160" draw:points="0,160 54,0 109,160">
          <text:p/>
        </draw:polyline>
        <draw:line draw:style-name="gr7" draw:text-style-name="P4" draw:layer="layout" svg:x1="39.065cm" svg:y1="9.912cm" svg:x2="38.976cm" svg:y2="9.912cm">
          <text:p/>
        </draw:line>
        <draw:polyline draw:style-name="gr7" draw:text-style-name="P4" draw:layer="layout" svg:width="0.044cm" svg:height="0.159cm" svg:x="38.976cm" svg:y="9.754cm" svg:viewBox="0 0 45 160" draw:points="45,160 45,0 29,22 16,38 0,45">
          <text:p/>
        </draw:polyline>
        <draw:polyline draw:style-name="gr7" draw:text-style-name="P4" draw:layer="layout" svg:width="0.098cm" svg:height="0.159cm" svg:x="39.119cm" svg:y="9.754cm" svg:viewBox="0 0 99 160" draw:points="0,0 99,0 45,61 71,61 83,70 93,77 99,93 99,131 93,144 83,153 71,160 22,160 6,153 0,144">
          <text:p/>
        </draw:polyline>
        <draw:line draw:style-name="gr1" draw:text-style-name="P1" draw:layer="layout" svg:x1="37.894cm" svg:y1="9.696cm" svg:x2="37.894cm" svg:y2="9.801cm">
          <text:p/>
        </draw:line>
        <draw:polyline draw:style-name="gr1" draw:text-style-name="P1" draw:layer="layout" svg:width="0.098cm" svg:height="0.111cm" svg:x="37.817cm" svg:y="9.636cm" svg:viewBox="0 0 99 112" draw:points="38,0 0,112 99,112">
          <text:p/>
        </draw:polyline>
        <draw:polyline draw:style-name="gr1" draw:text-style-name="P1" draw:layer="layout" svg:width="0.092cm" svg:height="0.159cm" svg:x="37.97cm" svg:y="9.642cm" svg:viewBox="0 0 93 160" draw:points="77,0 45,0 32,10 22,16 6,38 0,70 0,131 6,144 16,153 32,160 61,160 77,153 83,144 93,131 93,93 83,77 77,70 61,61 32,61 16,70 6,77 0,93">
          <text:p/>
        </draw:polyline>
        <draw:line draw:style-name="gr1" draw:text-style-name="P1" draw:layer="layout" svg:x1="38.259cm" svg:y1="13.494cm" svg:x2="37.624cm" svg:y2="13.494cm">
          <text:p/>
        </draw:line>
        <draw:polyline draw:style-name="gr1" draw:text-style-name="P1" draw:layer="layout" svg:width="0.159cm" svg:height="0.159cm" svg:x="38.259cm" svg:y="13.414cm" svg:viewBox="0 0 160 160" draw:points="0,160 160,80 0,0">
          <text:p/>
        </draw:polyline>
        <draw:line draw:style-name="gr7" draw:text-style-name="P4" draw:layer="layout" svg:x1="38.43cm" svg:y1="13.564cm" svg:x2="38.43cm" svg:y2="13.405cm">
          <text:p/>
        </draw:line>
        <draw:polygon draw:style-name="gr7" draw:text-style-name="P4" draw:layer="layout" svg:width="0.092cm" svg:height="0.159cm" svg:x="38.506cm" svg:y="13.405cm" svg:viewBox="0 0 93 160" draw:points="0,160 0,0 39,0 61,10 77,22 83,38 93,70 93,93 83,121 77,137 61,153 39,160">
          <text:p/>
        </draw:polygon>
        <draw:polyline draw:style-name="gr7" draw:text-style-name="P4" draw:layer="layout" svg:width="0.098cm" svg:height="0.159cm" svg:x="38.659cm" svg:y="13.405cm" svg:viewBox="0 0 99 160" draw:points="99,144 90,153 67,160 55,160 29,153 16,137 6,121 0,93 0,70 6,38 16,22 29,10 55,0 67,0 90,10 99,16">
          <text:p/>
        </draw:polyline>
        <draw:line draw:style-name="gr7" draw:text-style-name="P4" draw:layer="layout" svg:x1="38.824cm" svg:y1="13.564cm" svg:x2="38.824cm" svg:y2="13.405cm">
          <text:p/>
        </draw:line>
        <draw:line draw:style-name="gr7" draw:text-style-name="P4" draw:layer="layout" svg:x1="38.917cm" svg:y1="13.565cm" svg:x2="38.846cm" svg:y2="13.475cm">
          <text:p/>
        </draw:line>
        <draw:line draw:style-name="gr7" draw:text-style-name="P4" draw:layer="layout" svg:x1="38.917cm" svg:y1="13.405cm" svg:x2="38.824cm" svg:y2="13.498cm">
          <text:p/>
        </draw:line>
        <draw:line draw:style-name="gr7" draw:text-style-name="P4" draw:layer="layout" svg:x1="38.983cm" svg:y1="13.503cm" svg:x2="39.104cm" svg:y2="13.503cm">
          <text:p/>
        </draw:line>
        <draw:polyline draw:style-name="gr1" draw:text-style-name="P1" draw:layer="layout" svg:width="0.092cm" svg:height="0.159cm" svg:x="37.817cm" svg:y="13.294cm" svg:viewBox="0 0 93 160" draw:points="87,0 10,0 0,77 10,70 26,61 61,61 77,70 87,77 93,93 93,131 87,144 77,153 61,160 26,160 10,153 0,144">
          <text:p/>
        </draw:polyline>
        <draw:polyline draw:style-name="gr1" draw:text-style-name="P1" draw:layer="layout" svg:width="0.092cm" svg:height="0.159cm" svg:x="37.97cm" svg:y="13.294cm" svg:viewBox="0 0 93 160" draw:points="77,0 45,0 32,10 22,16 6,38 0,70 0,131 6,144 16,153 32,160 61,160 77,153 83,144 93,131 93,93 83,77 77,70 61,61 32,61 16,70 6,77 0,93">
          <text:p/>
        </draw:polyline>
        <draw:line draw:style-name="gr1" draw:text-style-name="P1" draw:layer="layout" svg:x1="40.957cm" svg:y1="7.461cm" svg:x2="41.592cm" svg:y2="7.461cm">
          <text:p/>
        </draw:line>
        <draw:line draw:style-name="gr7" draw:text-style-name="P4" draw:layer="layout" svg:x1="40.215cm" svg:y1="7.372cm" svg:x2="40.307cm" svg:y2="7.372cm">
          <text:p/>
        </draw:line>
        <draw:line draw:style-name="gr7" draw:text-style-name="P4" draw:layer="layout" svg:x1="40.259cm" svg:y1="7.531cm" svg:x2="40.259cm" svg:y2="7.372cm">
          <text:p/>
        </draw:line>
        <draw:line draw:style-name="gr7" draw:text-style-name="P4" draw:layer="layout" svg:x1="40.345cm" svg:y1="7.372cm" svg:x2="40.451cm" svg:y2="7.532cm">
          <text:p/>
        </draw:line>
        <draw:line draw:style-name="gr7" draw:text-style-name="P4" draw:layer="layout" svg:x1="40.451cm" svg:y1="7.372cm" svg:x2="40.345cm" svg:y2="7.532cm">
          <text:p/>
        </draw:line>
        <draw:line draw:style-name="gr7" draw:text-style-name="P4" draw:layer="layout" svg:x1="40.592cm" svg:y1="7.531cm" svg:x2="40.503cm" svg:y2="7.531cm">
          <text:p/>
        </draw:line>
        <draw:polyline draw:style-name="gr7" draw:text-style-name="P4" draw:layer="layout" svg:width="0.044cm" svg:height="0.159cm" svg:x="40.503cm" svg:y="7.372cm" svg:viewBox="0 0 45 160" draw:points="45,160 45,0 29,22 13,38 0,45">
          <text:p/>
        </draw:polyline>
        <draw:line draw:style-name="gr7" draw:text-style-name="P4" draw:layer="layout" svg:x1="40.662cm" svg:y1="7.471cm" svg:x2="40.783cm" svg:y2="7.471cm">
          <text:p/>
        </draw:line>
        <draw:polyline draw:style-name="gr1" draw:text-style-name="P1" draw:layer="layout" svg:width="0.098cm" svg:height="0.159cm" svg:x="41.145cm" svg:y="7.261cm" svg:viewBox="0 0 99 160" draw:points="6,16 16,10 32,0 67,0 83,10 93,16 99,32 99,45 93,70 0,160 99,160">
          <text:p/>
        </draw:polyline>
        <draw:polyline draw:style-name="gr1" draw:text-style-name="P1" draw:layer="layout" svg:width="0.105cm" svg:height="0.159cm" svg:x="41.297cm" svg:y="7.261cm" svg:viewBox="0 0 106 160" draw:points="0,0 106,0 38,160">
          <text:p/>
        </draw:polyline>
        <draw:line draw:style-name="gr1" draw:text-style-name="P1" draw:layer="layout" svg:x1="38.259cm" svg:y1="12.7cm" svg:x2="37.624cm" svg:y2="12.7cm">
          <text:p/>
        </draw:line>
        <draw:polygon draw:style-name="gr7" draw:text-style-name="P4" draw:layer="layout" svg:width="0.092cm" svg:height="0.159cm" svg:x="38.43cm" svg:y="12.611cm" svg:viewBox="0 0 93 160" draw:points="0,160 0,0 39,0 61,10 77,22 87,38 93,70 93,93 87,121 77,137 61,153 39,160">
          <text:p/>
        </draw:polygon>
        <draw:line draw:style-name="gr7" draw:text-style-name="P4" draw:layer="layout" svg:x1="38.583cm" svg:y1="12.725cm" svg:x2="38.659cm" svg:y2="12.725cm">
          <text:p/>
        </draw:line>
        <draw:polyline draw:style-name="gr7" draw:text-style-name="P4" draw:layer="layout" svg:width="0.108cm" svg:height="0.159cm" svg:x="38.567cm" svg:y="12.611cm" svg:viewBox="0 0 109 160" draw:points="0,160 54,0 109,160">
          <text:p/>
        </draw:polyline>
        <draw:line draw:style-name="gr7" draw:text-style-name="P4" draw:layer="layout" svg:x1="38.703cm" svg:y1="12.611cm" svg:x2="38.795cm" svg:y2="12.611cm">
          <text:p/>
        </draw:line>
        <draw:line draw:style-name="gr7" draw:text-style-name="P4" draw:layer="layout" svg:x1="38.748cm" svg:y1="12.77cm" svg:x2="38.748cm" svg:y2="12.611cm">
          <text:p/>
        </draw:line>
        <draw:line draw:style-name="gr7" draw:text-style-name="P4" draw:layer="layout" svg:x1="38.84cm" svg:y1="12.725cm" svg:x2="38.916cm" svg:y2="12.725cm">
          <text:p/>
        </draw:line>
        <draw:polyline draw:style-name="gr7" draw:text-style-name="P4" draw:layer="layout" svg:width="0.108cm" svg:height="0.159cm" svg:x="38.824cm" svg:y="12.611cm" svg:viewBox="0 0 109 160" draw:points="0,160 54,0 109,160">
          <text:p/>
        </draw:polyline>
        <draw:polyline draw:style-name="gr7" draw:text-style-name="P4" draw:layer="layout" svg:width="0.098cm" svg:height="0.159cm" svg:x="38.967cm" svg:y="12.611cm" svg:viewBox="0 0 99 160" draw:points="10,16 16,10 32,0 71,0 87,10 93,16 99,32 99,45 93,70 0,160 99,160">
          <text:p/>
        </draw:polyline>
        <draw:polyline draw:style-name="gr7" draw:text-style-name="P4" draw:layer="layout" svg:width="0.098cm" svg:height="0.159cm" svg:x="39.119cm" svg:y="12.611cm" svg:viewBox="0 0 99 160" draw:points="6,16 16,10 32,0 71,0 83,10 93,16 99,32 99,45 93,70 0,160 99,160">
          <text:p/>
        </draw:polyline>
        <draw:polyline draw:style-name="gr1" draw:text-style-name="P1" draw:layer="layout" svg:width="0.098cm" svg:height="0.159cm" svg:x="37.811cm" svg:y="12.5cm" svg:viewBox="0 0 99 160" draw:points="0,0 99,0 45,61 67,61 83,70 93,77 99,93 99,131 93,144 83,153 67,160 22,160 6,153 0,144">
          <text:p/>
        </draw:polyline>
        <draw:polyline draw:style-name="gr1" draw:text-style-name="P1" draw:layer="layout" svg:width="0.105cm" svg:height="0.159cm" svg:x="37.963cm" svg:y="12.5cm" svg:viewBox="0 0 106 160" draw:points="0,0 106,0 38,160">
          <text:p/>
        </draw:polyline>
        <draw:line draw:style-name="gr1" draw:text-style-name="P1" draw:layer="layout" svg:x1="38.259cm" svg:y1="9.525cm" svg:x2="37.624cm" svg:y2="9.525cm">
          <text:p/>
        </draw:line>
        <draw:polygon draw:style-name="gr7" draw:text-style-name="P4" draw:layer="layout" svg:width="0.092cm" svg:height="0.159cm" svg:x="38.43cm" svg:y="9.436cm" svg:viewBox="0 0 93 160" draw:points="0,160 0,0 39,0 61,10 77,22 87,38 93,70 93,93 87,121 77,137 61,153 39,160">
          <text:p/>
        </draw:polygon>
        <draw:line draw:style-name="gr7" draw:text-style-name="P4" draw:layer="layout" svg:x1="38.583cm" svg:y1="9.55cm" svg:x2="38.659cm" svg:y2="9.55cm">
          <text:p/>
        </draw:line>
        <draw:polyline draw:style-name="gr7" draw:text-style-name="P4" draw:layer="layout" svg:width="0.108cm" svg:height="0.159cm" svg:x="38.567cm" svg:y="9.436cm" svg:viewBox="0 0 109 160" draw:points="0,160 54,0 109,160">
          <text:p/>
        </draw:polyline>
        <draw:line draw:style-name="gr7" draw:text-style-name="P4" draw:layer="layout" svg:x1="38.703cm" svg:y1="9.436cm" svg:x2="38.795cm" svg:y2="9.436cm">
          <text:p/>
        </draw:line>
        <draw:line draw:style-name="gr7" draw:text-style-name="P4" draw:layer="layout" svg:x1="38.748cm" svg:y1="9.595cm" svg:x2="38.748cm" svg:y2="9.436cm">
          <text:p/>
        </draw:line>
        <draw:line draw:style-name="gr7" draw:text-style-name="P4" draw:layer="layout" svg:x1="38.84cm" svg:y1="9.55cm" svg:x2="38.916cm" svg:y2="9.55cm">
          <text:p/>
        </draw:line>
        <draw:polyline draw:style-name="gr7" draw:text-style-name="P4" draw:layer="layout" svg:width="0.108cm" svg:height="0.159cm" svg:x="38.824cm" svg:y="9.436cm" svg:viewBox="0 0 109 160" draw:points="0,160 54,0 109,160">
          <text:p/>
        </draw:polyline>
        <draw:line draw:style-name="gr7" draw:text-style-name="P4" draw:layer="layout" svg:x1="39.065cm" svg:y1="9.595cm" svg:x2="38.976cm" svg:y2="9.595cm">
          <text:p/>
        </draw:line>
        <draw:polyline draw:style-name="gr7" draw:text-style-name="P4" draw:layer="layout" svg:width="0.044cm" svg:height="0.159cm" svg:x="38.976cm" svg:y="9.436cm" svg:viewBox="0 0 45 160" draw:points="45,160 45,0 29,22 16,38 0,45">
          <text:p/>
        </draw:polyline>
        <draw:polyline draw:style-name="gr7" draw:text-style-name="P4" draw:layer="layout" svg:width="0.098cm" svg:height="0.159cm" svg:x="39.119cm" svg:y="9.436cm" svg:viewBox="0 0 99 160" draw:points="6,16 16,10 32,0 71,0 83,10 93,16 99,32 99,45 93,70 0,160 99,160">
          <text:p/>
        </draw:polyline>
        <draw:line draw:style-name="gr1" draw:text-style-name="P1" draw:layer="layout" svg:x1="37.894cm" svg:y1="9.379cm" svg:x2="37.894cm" svg:y2="9.484cm">
          <text:p/>
        </draw:line>
        <draw:polyline draw:style-name="gr1" draw:text-style-name="P1" draw:layer="layout" svg:width="0.098cm" svg:height="0.111cm" svg:x="37.817cm" svg:y="9.319cm" svg:viewBox="0 0 99 112" draw:points="38,0 0,112 99,112">
          <text:p/>
        </draw:polyline>
        <draw:polyline draw:style-name="gr1" draw:text-style-name="P1" draw:layer="layout" svg:width="0.105cm" svg:height="0.159cm" svg:x="37.963cm" svg:y="9.325cm" svg:viewBox="0 0 106 160" draw:points="0,0 106,0 38,160">
          <text:p/>
        </draw:polyline>
        <draw:line draw:style-name="gr1" draw:text-style-name="P1" draw:layer="layout" svg:x1="38.259cm" svg:y1="13.811cm" svg:x2="37.624cm" svg:y2="13.811cm">
          <text:p/>
        </draw:line>
        <draw:polyline draw:style-name="gr1" draw:text-style-name="P1" draw:layer="layout" svg:width="0.159cm" svg:height="0.159cm" svg:x="38.259cm" svg:y="13.732cm" svg:viewBox="0 0 160 160" draw:points="0,160 160,80 0,0">
          <text:p/>
        </draw:polyline>
        <draw:line draw:style-name="gr7" draw:text-style-name="P4" draw:layer="layout" svg:x1="38.43cm" svg:y1="13.881cm" svg:x2="38.43cm" svg:y2="13.722cm">
          <text:p/>
        </draw:line>
        <draw:polygon draw:style-name="gr7" draw:text-style-name="P4" draw:layer="layout" svg:width="0.092cm" svg:height="0.159cm" svg:x="38.506cm" svg:y="13.722cm" svg:viewBox="0 0 93 160" draw:points="0,160 0,0 39,0 61,10 77,22 83,38 93,70 93,93 83,121 77,137 61,153 39,160">
          <text:p/>
        </draw:polygon>
        <draw:polyline draw:style-name="gr7" draw:text-style-name="P4" draw:layer="layout" svg:width="0.098cm" svg:height="0.159cm" svg:x="38.659cm" svg:y="13.722cm" svg:viewBox="0 0 99 160" draw:points="99,144 90,153 67,160 55,160 29,153 16,137 6,121 0,93 0,70 6,38 16,22 29,10 55,0 67,0 90,10 99,16">
          <text:p/>
        </draw:polyline>
        <draw:line draw:style-name="gr7" draw:text-style-name="P4" draw:layer="layout" svg:x1="38.824cm" svg:y1="13.881cm" svg:x2="38.824cm" svg:y2="13.722cm">
          <text:p/>
        </draw:line>
        <draw:line draw:style-name="gr7" draw:text-style-name="P4" draw:layer="layout" svg:x1="38.917cm" svg:y1="13.882cm" svg:x2="38.846cm" svg:y2="13.792cm">
          <text:p/>
        </draw:line>
        <draw:line draw:style-name="gr7" draw:text-style-name="P4" draw:layer="layout" svg:x1="38.917cm" svg:y1="13.722cm" svg:x2="38.824cm" svg:y2="13.815cm">
          <text:p/>
        </draw:line>
        <draw:line draw:style-name="gr7" draw:text-style-name="P4" draw:layer="layout" svg:x1="38.983cm" svg:y1="13.821cm" svg:x2="39.104cm" svg:y2="13.821cm">
          <text:p/>
        </draw:line>
        <draw:line draw:style-name="gr7" draw:text-style-name="P4" draw:layer="layout" svg:x1="39.043cm" svg:y1="13.881cm" svg:x2="39.043cm" svg:y2="13.76cm">
          <text:p/>
        </draw:line>
        <draw:polyline draw:style-name="gr1" draw:text-style-name="P1" draw:layer="layout" svg:width="0.092cm" svg:height="0.159cm" svg:x="37.817cm" svg:y="13.611cm" svg:viewBox="0 0 93 160" draw:points="87,0 10,0 0,77 10,70 26,61 61,61 77,70 87,77 93,93 93,131 87,144 77,153 61,160 26,160 10,153 0,144">
          <text:p/>
        </draw:polyline>
        <draw:polyline draw:style-name="gr1" draw:text-style-name="P1" draw:layer="layout" svg:width="0.105cm" svg:height="0.159cm" svg:x="37.963cm" svg:y="13.611cm" svg:viewBox="0 0 106 160" draw:points="0,0 106,0 38,160">
          <text:p/>
        </draw:polyline>
        <draw:line draw:style-name="gr1" draw:text-style-name="P1" draw:layer="layout" svg:x1="40.957cm" svg:y1="7.144cm" svg:x2="41.592cm" svg:y2="7.144cm">
          <text:p/>
        </draw:line>
        <draw:line draw:style-name="gr7" draw:text-style-name="P4" draw:layer="layout" svg:x1="40.215cm" svg:y1="7.055cm" svg:x2="40.307cm" svg:y2="7.055cm">
          <text:p/>
        </draw:line>
        <draw:line draw:style-name="gr7" draw:text-style-name="P4" draw:layer="layout" svg:x1="40.259cm" svg:y1="7.214cm" svg:x2="40.259cm" svg:y2="7.055cm">
          <text:p/>
        </draw:line>
        <draw:line draw:style-name="gr7" draw:text-style-name="P4" draw:layer="layout" svg:x1="40.345cm" svg:y1="7.055cm" svg:x2="40.451cm" svg:y2="7.215cm">
          <text:p/>
        </draw:line>
        <draw:line draw:style-name="gr7" draw:text-style-name="P4" draw:layer="layout" svg:x1="40.451cm" svg:y1="7.055cm" svg:x2="40.345cm" svg:y2="7.215cm">
          <text:p/>
        </draw:line>
        <draw:line draw:style-name="gr7" draw:text-style-name="P4" draw:layer="layout" svg:x1="40.592cm" svg:y1="7.214cm" svg:x2="40.503cm" svg:y2="7.214cm">
          <text:p/>
        </draw:line>
        <draw:polyline draw:style-name="gr7" draw:text-style-name="P4" draw:layer="layout" svg:width="0.044cm" svg:height="0.159cm" svg:x="40.503cm" svg:y="7.055cm" svg:viewBox="0 0 45 160" draw:points="45,160 45,0 29,22 13,38 0,45">
          <text:p/>
        </draw:polyline>
        <draw:line draw:style-name="gr7" draw:text-style-name="P4" draw:layer="layout" svg:x1="40.662cm" svg:y1="7.153cm" svg:x2="40.783cm" svg:y2="7.153cm">
          <text:p/>
        </draw:line>
        <draw:line draw:style-name="gr7" draw:text-style-name="P4" draw:layer="layout" svg:x1="40.723cm" svg:y1="7.214cm" svg:x2="40.723cm" svg:y2="7.093cm">
          <text:p/>
        </draw:line>
        <draw:polyline draw:style-name="gr1" draw:text-style-name="P1" draw:layer="layout" svg:width="0.098cm" svg:height="0.159cm" svg:x="41.145cm" svg:y="6.944cm" svg:viewBox="0 0 99 160" draw:points="6,16 16,10 32,0 67,0 83,10 93,16 99,32 99,45 93,70 0,160 99,160">
          <text:p/>
        </draw:polyline>
        <draw:polyline draw:style-name="gr1" draw:text-style-name="P1" draw:layer="layout" svg:width="0.092cm" svg:height="0.159cm" svg:x="41.304cm" svg:y="6.944cm" svg:viewBox="0 0 93 160" draw:points="32,70 16,61 6,54 0,38 0,32 6,16 16,10 32,0 61,0 77,10 83,16 93,32 93,38 83,54 77,61 61,70 32,70 16,77 6,83 0,99 0,131 6,144 16,153 32,160 61,160 77,153 83,144 93,131 93,99 83,83 77,77 61,70">
          <text:p/>
        </draw:polyline>
        <draw:line draw:style-name="gr1" draw:text-style-name="P1" draw:layer="layout" svg:x1="38.259cm" svg:y1="12.382cm" svg:x2="37.624cm" svg:y2="12.382cm">
          <text:p/>
        </draw:line>
        <draw:polygon draw:style-name="gr7" draw:text-style-name="P4" draw:layer="layout" svg:width="0.092cm" svg:height="0.159cm" svg:x="38.43cm" svg:y="12.294cm" svg:viewBox="0 0 93 160" draw:points="0,160 0,0 39,0 61,10 77,22 87,38 93,70 93,93 87,121 77,137 61,153 39,160">
          <text:p/>
        </draw:polygon>
        <draw:line draw:style-name="gr7" draw:text-style-name="P4" draw:layer="layout" svg:x1="38.583cm" svg:y1="12.408cm" svg:x2="38.659cm" svg:y2="12.408cm">
          <text:p/>
        </draw:line>
        <draw:polyline draw:style-name="gr7" draw:text-style-name="P4" draw:layer="layout" svg:width="0.108cm" svg:height="0.159cm" svg:x="38.567cm" svg:y="12.294cm" svg:viewBox="0 0 109 160" draw:points="0,160 54,0 109,160">
          <text:p/>
        </draw:polyline>
        <draw:line draw:style-name="gr7" draw:text-style-name="P4" draw:layer="layout" svg:x1="38.703cm" svg:y1="12.294cm" svg:x2="38.795cm" svg:y2="12.294cm">
          <text:p/>
        </draw:line>
        <draw:line draw:style-name="gr7" draw:text-style-name="P4" draw:layer="layout" svg:x1="38.748cm" svg:y1="12.453cm" svg:x2="38.748cm" svg:y2="12.294cm">
          <text:p/>
        </draw:line>
        <draw:line draw:style-name="gr7" draw:text-style-name="P4" draw:layer="layout" svg:x1="38.84cm" svg:y1="12.408cm" svg:x2="38.916cm" svg:y2="12.408cm">
          <text:p/>
        </draw:line>
        <draw:polyline draw:style-name="gr7" draw:text-style-name="P4" draw:layer="layout" svg:width="0.108cm" svg:height="0.159cm" svg:x="38.824cm" svg:y="12.294cm" svg:viewBox="0 0 109 160" draw:points="0,160 54,0 109,160">
          <text:p/>
        </draw:polyline>
        <draw:polyline draw:style-name="gr7" draw:text-style-name="P4" draw:layer="layout" svg:width="0.098cm" svg:height="0.159cm" svg:x="38.967cm" svg:y="12.294cm" svg:viewBox="0 0 99 160" draw:points="10,16 16,10 32,0 71,0 87,10 93,16 99,32 99,45 93,70 0,160 99,160">
          <text:p/>
        </draw:polyline>
        <draw:line draw:style-name="gr7" draw:text-style-name="P4" draw:layer="layout" svg:x1="39.217cm" svg:y1="12.452cm" svg:x2="39.125cm" svg:y2="12.452cm">
          <text:p/>
        </draw:line>
        <draw:polyline draw:style-name="gr7" draw:text-style-name="P4" draw:layer="layout" svg:width="0.048cm" svg:height="0.159cm" svg:x="39.125cm" svg:y="12.294cm" svg:viewBox="0 0 49 160" draw:points="49,160 49,0 32,22 16,38 0,45">
          <text:p/>
        </draw:polyline>
        <draw:polyline draw:style-name="gr1" draw:text-style-name="P1" draw:layer="layout" svg:width="0.098cm" svg:height="0.159cm" svg:x="37.811cm" svg:y="12.182cm" svg:viewBox="0 0 99 160" draw:points="0,0 99,0 45,61 67,61 83,70 93,77 99,93 99,131 93,144 83,153 67,160 22,160 6,153 0,144">
          <text:p/>
        </draw:polyline>
        <draw:polyline draw:style-name="gr1" draw:text-style-name="P1" draw:layer="layout" svg:width="0.092cm" svg:height="0.159cm" svg:x="37.97cm" svg:y="12.182cm" svg:viewBox="0 0 93 160" draw:points="32,70 16,61 6,54 0,38 0,32 6,16 16,10 32,0 61,0 77,10 83,16 93,32 93,38 83,54 77,61 61,70 32,70 16,77 6,83 0,99 0,131 6,144 16,153 32,160 61,160 77,153 83,144 93,131 93,99 83,83 77,77 61,70">
          <text:p/>
        </draw:polyline>
        <draw:line draw:style-name="gr1" draw:text-style-name="P1" draw:layer="layout" svg:x1="38.259cm" svg:y1="7.302cm" svg:x2="37.624cm" svg:y2="7.302cm">
          <text:p/>
        </draw:line>
        <draw:polygon draw:style-name="gr7" draw:text-style-name="P4" draw:layer="layout" svg:width="0.092cm" svg:height="0.159cm" svg:x="38.43cm" svg:y="7.214cm" svg:viewBox="0 0 93 160" draw:points="0,160 0,0 39,0 61,10 77,22 87,38 93,70 93,93 87,121 77,137 61,153 39,160">
          <text:p/>
        </draw:polygon>
        <draw:line draw:style-name="gr7" draw:text-style-name="P4" draw:layer="layout" svg:x1="38.583cm" svg:y1="7.328cm" svg:x2="38.659cm" svg:y2="7.328cm">
          <text:p/>
        </draw:line>
        <draw:polyline draw:style-name="gr7" draw:text-style-name="P4" draw:layer="layout" svg:width="0.108cm" svg:height="0.159cm" svg:x="38.567cm" svg:y="7.214cm" svg:viewBox="0 0 109 160" draw:points="0,160 54,0 109,160">
          <text:p/>
        </draw:polyline>
        <draw:line draw:style-name="gr7" draw:text-style-name="P4" draw:layer="layout" svg:x1="38.703cm" svg:y1="7.214cm" svg:x2="38.795cm" svg:y2="7.214cm">
          <text:p/>
        </draw:line>
        <draw:line draw:style-name="gr7" draw:text-style-name="P4" draw:layer="layout" svg:x1="38.748cm" svg:y1="7.373cm" svg:x2="38.748cm" svg:y2="7.214cm">
          <text:p/>
        </draw:line>
        <draw:line draw:style-name="gr7" draw:text-style-name="P4" draw:layer="layout" svg:x1="38.84cm" svg:y1="7.328cm" svg:x2="38.916cm" svg:y2="7.328cm">
          <text:p/>
        </draw:line>
        <draw:polyline draw:style-name="gr7" draw:text-style-name="P4" draw:layer="layout" svg:width="0.108cm" svg:height="0.159cm" svg:x="38.824cm" svg:y="7.214cm" svg:viewBox="0 0 109 160" draw:points="0,160 54,0 109,160">
          <text:p/>
        </draw:polyline>
        <draw:polyline draw:style-name="gr7" draw:text-style-name="P4" draw:layer="layout" svg:width="0.089cm" svg:height="0.159cm" svg:x="38.976cm" svg:y="7.214cm" svg:viewBox="0 0 90 160" draw:points="83,0 6,0 0,77 6,70 22,61 61,61 77,70 83,77 90,93 90,131 83,144 77,153 61,160 22,160 6,153 0,144">
          <text:p/>
        </draw:polyline>
        <draw:polyline draw:style-name="gr1" draw:text-style-name="P1" draw:layer="layout" svg:width="0.092cm" svg:height="0.159cm" svg:x="37.817cm" svg:y="7.102cm" svg:viewBox="0 0 93 160" draw:points="87,0 10,0 0,77 10,70 26,61 61,61 77,70 87,77 93,93 93,131 87,144 77,153 61,160 26,160 10,153 0,144">
          <text:p/>
        </draw:polyline>
        <draw:polyline draw:style-name="gr1" draw:text-style-name="P1" draw:layer="layout" svg:width="0.092cm" svg:height="0.159cm" svg:x="37.97cm" svg:y="7.102cm" svg:viewBox="0 0 93 160" draw:points="32,70 16,61 6,54 0,38 0,32 6,16 16,10 32,0 61,0 77,10 83,16 93,32 93,38 83,54 77,61 61,70 32,70 16,77 6,83 0,99 0,131 6,144 16,153 32,160 61,160 77,153 83,144 93,131 93,99 83,83 77,77 61,70">
          <text:p/>
        </draw:polyline>
        <draw:line draw:style-name="gr1" draw:text-style-name="P1" draw:layer="layout" svg:x1="40.957cm" svg:y1="5.715cm" svg:x2="41.592cm" svg:y2="5.715cm">
          <text:p/>
        </draw:line>
        <draw:line draw:style-name="gr1" draw:text-style-name="P1" draw:layer="layout" svg:x1="40.878cm" svg:y1="5.796cm" svg:x2="41.038cm" svg:y2="5.636cm">
          <text:p/>
        </draw:line>
        <draw:line draw:style-name="gr1" draw:text-style-name="P1" draw:layer="layout" svg:x1="40.878cm" svg:y1="5.636cm" svg:x2="41.038cm" svg:y2="5.796cm">
          <text:p/>
        </draw:line>
        <draw:line draw:style-name="gr7" draw:text-style-name="P4" draw:layer="layout" svg:x1="40.161cm" svg:y1="5.626cm" svg:x2="40.253cm" svg:y2="5.626cm">
          <text:p/>
        </draw:line>
        <draw:line draw:style-name="gr7" draw:text-style-name="P4" draw:layer="layout" svg:x1="40.208cm" svg:y1="5.785cm" svg:x2="40.208cm" svg:y2="5.626cm">
          <text:p/>
        </draw:line>
        <draw:line draw:style-name="gr7" draw:text-style-name="P4" draw:layer="layout" svg:x1="40.358cm" svg:y1="5.702cm" svg:x2="40.307cm" svg:y2="5.702cm">
          <text:p/>
        </draw:line>
        <draw:polyline draw:style-name="gr7" draw:text-style-name="P4" draw:layer="layout" svg:width="0.073cm" svg:height="0.159cm" svg:x="40.307cm" svg:y="5.626cm" svg:viewBox="0 0 74 160" draw:points="0,160 0,0 74,0">
          <text:p/>
        </draw:polyline>
        <draw:line draw:style-name="gr7" draw:text-style-name="P4" draw:layer="layout" svg:x1="40.434cm" svg:y1="5.74cm" svg:x2="40.51cm" svg:y2="5.74cm">
          <text:p/>
        </draw:line>
        <draw:polyline draw:style-name="gr7" draw:text-style-name="P4" draw:layer="layout" svg:width="0.108cm" svg:height="0.159cm" svg:x="40.418cm" svg:y="5.626cm" svg:viewBox="0 0 109 160" draw:points="0,160 54,0 109,160">
          <text:p/>
        </draw:polyline>
        <draw:polygon draw:style-name="gr7" draw:text-style-name="P4" draw:layer="layout" svg:width="0.092cm" svg:height="0.159cm" svg:x="40.576cm" svg:y="5.626cm" svg:viewBox="0 0 93 160" draw:points="0,160 0,0 39,0 61,10 77,22 87,38 93,70 93,93 87,121 77,137 61,153 39,160">
          <text:p/>
        </draw:polygon>
        <draw:polyline draw:style-name="gr7" draw:text-style-name="P4" draw:layer="layout" svg:width="0.06cm" svg:height="0.159cm" svg:x="40.723cm" svg:y="5.626cm" svg:viewBox="0 0 61 160" draw:points="61,0 61,115 52,137 36,153 13,160 0,160">
          <text:p/>
        </draw:polyline>
        <draw:line draw:style-name="gr1" draw:text-style-name="P1" draw:layer="layout" svg:x1="41.243cm" svg:y1="5.674cm" svg:x2="41.151cm" svg:y2="5.674cm">
          <text:p/>
        </draw:line>
        <draw:polyline draw:style-name="gr1" draw:text-style-name="P1" draw:layer="layout" svg:width="0.048cm" svg:height="0.159cm" svg:x="41.151cm" svg:y="5.515cm" svg:viewBox="0 0 49 160" draw:points="49,160 49,0 32,22 16,38 0,45">
          <text:p/>
        </draw:polyline>
        <draw:polyline draw:style-name="gr1" draw:text-style-name="P1" draw:layer="layout" svg:width="0.092cm" svg:height="0.159cm" svg:x="41.304cm" svg:y="5.515cm" svg:viewBox="0 0 93 160" draw:points="16,160 45,160 61,153 67,144 83,121 93,93 93,32 83,16 77,10 61,0 32,0 16,10 6,16 0,32 0,70 6,83 16,93 32,99 61,99 77,93 83,83 93,70">
          <text:p/>
        </draw:polyline>
        <draw:line draw:style-name="gr1" draw:text-style-name="P1" draw:layer="layout" svg:x1="38.259cm" svg:y1="12.065cm" svg:x2="37.624cm" svg:y2="12.065cm">
          <text:p/>
        </draw:line>
        <draw:polygon draw:style-name="gr7" draw:text-style-name="P4" draw:layer="layout" svg:width="0.092cm" svg:height="0.159cm" svg:x="38.43cm" svg:y="11.976cm" svg:viewBox="0 0 93 160" draw:points="0,160 0,0 39,0 61,10 77,22 87,38 93,70 93,93 87,121 77,137 61,153 39,160">
          <text:p/>
        </draw:polygon>
        <draw:line draw:style-name="gr7" draw:text-style-name="P4" draw:layer="layout" svg:x1="38.583cm" svg:y1="12.09cm" svg:x2="38.659cm" svg:y2="12.09cm">
          <text:p/>
        </draw:line>
        <draw:polyline draw:style-name="gr7" draw:text-style-name="P4" draw:layer="layout" svg:width="0.108cm" svg:height="0.159cm" svg:x="38.567cm" svg:y="11.976cm" svg:viewBox="0 0 109 160" draw:points="0,160 54,0 109,160">
          <text:p/>
        </draw:polyline>
        <draw:line draw:style-name="gr7" draw:text-style-name="P4" draw:layer="layout" svg:x1="38.703cm" svg:y1="11.976cm" svg:x2="38.795cm" svg:y2="11.976cm">
          <text:p/>
        </draw:line>
        <draw:line draw:style-name="gr7" draw:text-style-name="P4" draw:layer="layout" svg:x1="38.748cm" svg:y1="12.135cm" svg:x2="38.748cm" svg:y2="11.976cm">
          <text:p/>
        </draw:line>
        <draw:line draw:style-name="gr7" draw:text-style-name="P4" draw:layer="layout" svg:x1="38.84cm" svg:y1="12.09cm" svg:x2="38.916cm" svg:y2="12.09cm">
          <text:p/>
        </draw:line>
        <draw:polyline draw:style-name="gr7" draw:text-style-name="P4" draw:layer="layout" svg:width="0.108cm" svg:height="0.159cm" svg:x="38.824cm" svg:y="11.976cm" svg:viewBox="0 0 109 160" draw:points="0,160 54,0 109,160">
          <text:p/>
        </draw:polyline>
        <draw:polyline draw:style-name="gr7" draw:text-style-name="P4" draw:layer="layout" svg:width="0.098cm" svg:height="0.159cm" svg:x="38.967cm" svg:y="11.976cm" svg:viewBox="0 0 99 160" draw:points="10,16 16,10 32,0 71,0 87,10 93,16 99,32 99,45 93,70 0,160 99,160">
          <text:p/>
        </draw:polyline>
        <draw:polygon draw:style-name="gr7" draw:text-style-name="P4" draw:layer="layout" svg:width="0.092cm" svg:height="0.159cm" svg:x="39.125cm" svg:y="11.976cm" svg:viewBox="0 0 93 160" draw:points="39,0 55,0 71,10 77,16 87,32 93,61 93,99 87,131 77,144 71,153 55,160 39,160 26,153 16,144 10,131 0,99 0,61 10,32 16,16 26,10">
          <text:p/>
        </draw:polygon>
        <draw:polyline draw:style-name="gr1" draw:text-style-name="P1" draw:layer="layout" svg:width="0.098cm" svg:height="0.159cm" svg:x="37.811cm" svg:y="11.865cm" svg:viewBox="0 0 99 160" draw:points="0,0 99,0 45,61 67,61 83,70 93,77 99,93 99,131 93,144 83,153 67,160 22,160 6,153 0,144">
          <text:p/>
        </draw:polyline>
        <draw:polyline draw:style-name="gr1" draw:text-style-name="P1" draw:layer="layout" svg:width="0.092cm" svg:height="0.159cm" svg:x="37.97cm" svg:y="11.865cm" svg:viewBox="0 0 93 160" draw:points="16,160 45,160 61,153 67,144 83,121 93,93 93,32 83,16 77,10 61,0 32,0 16,10 6,16 0,32 0,70 6,83 16,93 32,99 61,99 77,93 83,83 93,70">
          <text:p/>
        </draw:polyline>
        <draw:line draw:style-name="gr1" draw:text-style-name="P1" draw:layer="layout" svg:x1="38.259cm" svg:y1="6.985cm" svg:x2="37.624cm" svg:y2="6.985cm">
          <text:p/>
        </draw:line>
        <draw:polygon draw:style-name="gr7" draw:text-style-name="P4" draw:layer="layout" svg:width="0.092cm" svg:height="0.159cm" svg:x="38.43cm" svg:y="6.896cm" svg:viewBox="0 0 93 160" draw:points="0,160 0,0 39,0 61,10 77,22 87,38 93,70 93,93 87,121 77,137 61,153 39,160">
          <text:p/>
        </draw:polygon>
        <draw:line draw:style-name="gr7" draw:text-style-name="P4" draw:layer="layout" svg:x1="38.583cm" svg:y1="7.01cm" svg:x2="38.659cm" svg:y2="7.01cm">
          <text:p/>
        </draw:line>
        <draw:polyline draw:style-name="gr7" draw:text-style-name="P4" draw:layer="layout" svg:width="0.108cm" svg:height="0.159cm" svg:x="38.567cm" svg:y="6.896cm" svg:viewBox="0 0 109 160" draw:points="0,160 54,0 109,160">
          <text:p/>
        </draw:polyline>
        <draw:line draw:style-name="gr7" draw:text-style-name="P4" draw:layer="layout" svg:x1="38.703cm" svg:y1="6.896cm" svg:x2="38.795cm" svg:y2="6.896cm">
          <text:p/>
        </draw:line>
        <draw:line draw:style-name="gr7" draw:text-style-name="P4" draw:layer="layout" svg:x1="38.748cm" svg:y1="7.055cm" svg:x2="38.748cm" svg:y2="6.896cm">
          <text:p/>
        </draw:line>
        <draw:line draw:style-name="gr7" draw:text-style-name="P4" draw:layer="layout" svg:x1="38.84cm" svg:y1="7.01cm" svg:x2="38.916cm" svg:y2="7.01cm">
          <text:p/>
        </draw:line>
        <draw:polyline draw:style-name="gr7" draw:text-style-name="P4" draw:layer="layout" svg:width="0.108cm" svg:height="0.159cm" svg:x="38.824cm" svg:y="6.896cm" svg:viewBox="0 0 109 160" draw:points="0,160 54,0 109,160">
          <text:p/>
        </draw:polyline>
        <draw:line draw:style-name="gr7" draw:text-style-name="P4" draw:layer="layout" svg:x1="39.052cm" svg:y1="6.95cm" svg:x2="39.052cm" svg:y2="7.055cm">
          <text:p/>
        </draw:line>
        <draw:polyline draw:style-name="gr7" draw:text-style-name="P4" draw:layer="layout" svg:width="0.098cm" svg:height="0.111cm" svg:x="38.976cm" svg:y="6.89cm" svg:viewBox="0 0 99 112" draw:points="38,0 0,112 99,112">
          <text:p/>
        </draw:polyline>
        <draw:polyline draw:style-name="gr1" draw:text-style-name="P1" draw:layer="layout" svg:width="0.092cm" svg:height="0.159cm" svg:x="37.817cm" svg:y="6.785cm" svg:viewBox="0 0 93 160" draw:points="87,0 10,0 0,77 10,70 26,61 61,61 77,70 87,77 93,93 93,131 87,144 77,153 61,160 26,160 10,153 0,144">
          <text:p/>
        </draw:polyline>
        <draw:polyline draw:style-name="gr1" draw:text-style-name="P1" draw:layer="layout" svg:width="0.092cm" svg:height="0.159cm" svg:x="37.97cm" svg:y="6.785cm" svg:viewBox="0 0 93 160" draw:points="16,160 45,160 61,153 67,144 83,121 93,93 93,32 83,16 77,10 61,0 32,0 16,10 6,16 0,32 0,70 6,83 16,93 32,99 61,99 77,93 83,83 93,70">
          <text:p/>
        </draw:polyline>
        <draw:polyline draw:style-name="gr7" draw:text-style-name="P4" draw:layer="layout" svg:width="0.108cm" svg:height="0.191cm" svg:x="39.291cm" svg:y="4.709cm" svg:viewBox="0 0 109 192" draw:points="0,0 0,153 6,172 16,182 35,192 70,192 90,182 99,172 109,153 109,0">
          <text:p/>
        </draw:polyline>
        <draw:polyline draw:style-name="gr7" draw:text-style-name="P4" draw:layer="layout" svg:width="0.117cm" svg:height="0.191cm" svg:x="39.472cm" svg:y="4.709cm" svg:viewBox="0 0 118 192" draw:points="0,0 118,0 54,73 80,73 99,80 109,89 118,109 118,153 109,172 99,182 80,192 26,192 10,182 0,172">
          <text:p/>
        </draw:polyline>
        <draw:polyline draw:style-name="gr7" draw:text-style-name="P4" draw:layer="layout" svg:width="0.108cm" svg:height="0.191cm" svg:x="39.662cm" svg:y="4.709cm" svg:viewBox="0 0 109 192" draw:points="90,0 54,0 35,10 26,16 10,45 0,80 0,153 10,172 16,182 35,192 74,192 90,182 99,172 109,153 109,109 99,89 90,80 74,73 35,73 16,80 10,89 0,109">
          <text:p/>
        </draw:polyline>
        <draw:line draw:style-name="gr7" draw:text-style-name="P4" draw:layer="layout" svg:x1="39.843cm" svg:y1="4.845cm" svg:x2="39.932cm" svg:y2="4.845cm">
          <text:p/>
        </draw:line>
        <draw:polyline draw:style-name="gr7" draw:text-style-name="P4" draw:layer="layout" svg:width="0.127cm" svg:height="0.191cm" svg:x="39.824cm" svg:y="4.709cm" svg:viewBox="0 0 128 192" draw:points="0,192 64,0 128,192">
          <text:p/>
        </draw:polyline>
        <draw:line draw:style-name="gr7" draw:text-style-name="P4" draw:layer="layout" svg:x1="39.103cm" svg:y1="5.045cm" svg:x2="39.211cm" svg:y2="5.045cm">
          <text:p/>
        </draw:line>
        <draw:line draw:style-name="gr7" draw:text-style-name="P4" draw:layer="layout" svg:x1="39.157cm" svg:y1="5.235cm" svg:x2="39.157cm" svg:y2="5.045cm">
          <text:p/>
        </draw:line>
        <draw:line draw:style-name="gr7" draw:text-style-name="P4" draw:layer="layout" svg:x1="39.338cm" svg:y1="5.134cm" svg:x2="39.275cm" svg:y2="5.134cm">
          <text:p/>
        </draw:line>
        <draw:polyline draw:style-name="gr7" draw:text-style-name="P4" draw:layer="layout" svg:width="0.092cm" svg:height="0.191cm" svg:x="39.275cm" svg:y="5.045cm" svg:viewBox="0 0 93 192" draw:points="0,192 0,0 93,0">
          <text:p/>
        </draw:polyline>
        <draw:polyline draw:style-name="gr7" draw:text-style-name="P4" draw:layer="layout" svg:width="0.108cm" svg:height="0.191cm" svg:x="39.44cm" svg:y="5.045cm" svg:viewBox="0 0 109 192" draw:points="0,192 0,0 74,0 90,10 99,16 109,35 109,64 99,80 90,89 74,99 0,99">
          <text:p/>
        </draw:polyline>
        <draw:line draw:style-name="gr7" draw:text-style-name="P4" draw:layer="layout" svg:x1="39.71cm" svg:y1="5.109cm" svg:x2="39.71cm" svg:y2="5.236cm">
          <text:p/>
        </draw:line>
        <draw:polyline draw:style-name="gr7" draw:text-style-name="P4" draw:layer="layout" svg:width="0.117cm" svg:height="0.137cm" svg:x="39.621cm" svg:y="5.036cm" svg:viewBox="0 0 118 138" draw:points="45,0 0,138 118,138">
          <text:p/>
        </draw:polyline>
        <draw:line draw:style-name="gr7" draw:text-style-name="P4" draw:layer="layout" svg:x1="39.91cm" svg:y1="5.236cm" svg:x2="39.802cm" svg:y2="5.236cm">
          <text:p/>
        </draw:line>
        <draw:polyline draw:style-name="gr7" draw:text-style-name="P4" draw:layer="layout" svg:width="0.054cm" svg:height="0.191cm" svg:x="39.802cm" svg:y="5.045cm" svg:viewBox="0 0 55 192" draw:points="55,192 55,0 36,26 19,45 0,54">
          <text:p/>
        </draw:polyline>
        <draw:polygon draw:style-name="gr7" draw:text-style-name="P4" draw:layer="layout" svg:width="0.108cm" svg:height="0.191cm" svg:x="39.983cm" svg:y="5.045cm" svg:viewBox="0 0 109 192" draw:points="45,0 64,0 83,10 93,16 103,35 109,73 109,118 103,153 93,172 83,182 64,192 45,192 29,182 19,172 10,153 0,118 0,73 10,35 19,16 29,10">
          <text:p/>
        </draw:polygon>
        <draw:polyline draw:style-name="gr8" draw:text-style-name="P5" draw:layer="layout" svg:width="0.143cm" svg:height="0.213cm" svg:x="20.666cm" svg:y="18.475cm" svg:viewBox="0 0 144 214" draw:points="0,0 70,214 144,0">
          <text:p/>
        </draw:polyline>
        <draw:line draw:style-name="gr8" draw:text-style-name="P5" draw:layer="layout" svg:x1="21.001cm" svg:y1="18.689cm" svg:x2="20.93cm" svg:y2="18.586cm">
          <text:p/>
        </draw:line>
        <draw:polyline draw:style-name="gr8" draw:text-style-name="P5" draw:layer="layout" svg:width="0.121cm" svg:height="0.213cm" svg:x="20.879cm" svg:y="18.475cm" svg:viewBox="0 0 122 214" draw:points="0,214 0,0 80,0 102,13 112,22 122,41 122,73 112,93 102,102 80,112 0,112">
          <text:p/>
        </draw:polyline>
        <draw:line draw:style-name="gr8" draw:text-style-name="P5" draw:layer="layout" svg:x1="21.082cm" svg:y1="18.628cm" svg:x2="21.184cm" svg:y2="18.628cm">
          <text:p/>
        </draw:line>
        <draw:polyline draw:style-name="gr8" draw:text-style-name="P5" draw:layer="layout" svg:width="0.143cm" svg:height="0.213cm" svg:x="21.06cm" svg:y="18.475cm" svg:viewBox="0 0 144 214" draw:points="0,214 74,0 144,214">
          <text:p/>
        </draw:polyline>
        <draw:polyline draw:style-name="gr8" draw:text-style-name="P5" draw:layer="layout" svg:width="0.143cm" svg:height="0.213cm" svg:x="21.272cm" svg:y="18.475cm" svg:viewBox="0 0 144 214" draw:points="0,214 0,0 74,153 144,0 144,214">
          <text:p/>
        </draw:polyline>
        <draw:polygon draw:style-name="gr5" draw:text-style-name="P3" draw:layer="layout" svg:width="3.81cm" svg:height="1.905cm" svg:x="21.114cm" svg:y="18.732cm" svg:viewBox="0 0 3811 1906" draw:points="1905,1906 0,1906 0,0 3811,0 3811,1906">
          <text:p/>
        </draw:polygon>
        <draw:polygon draw:style-name="gr6" draw:text-style-name="P1" draw:layer="layout" svg:width="3.81cm" svg:height="1.905cm" svg:x="21.114cm" svg:y="18.732cm" svg:viewBox="0 0 3811 1906" draw:points="1905,1906 0,1906 0,0 3811,0 3811,1906">
          <text:p/>
        </draw:polygon>
        <draw:polygon draw:style-name="gr1" draw:text-style-name="P1" draw:layer="layout" svg:width="0.318cm" svg:height="0.159cm" svg:x="22.86cm" svg:y="19.606cm" svg:viewBox="0 0 319 160" draw:points="319,160 0,160 0,0">
          <text:p/>
        </draw:polygon>
        <draw:polygon draw:style-name="gr1" draw:text-style-name="P1" draw:layer="layout" svg:width="0.318cm" svg:height="0.318cm" svg:x="22.86cm" svg:y="19.526cm" svg:viewBox="0 0 319 319" draw:points="319,319 319,80 0,80 0,0">
          <text:p/>
        </draw:polygon>
        <draw:line draw:style-name="gr1" draw:text-style-name="P1" draw:layer="layout" svg:x1="24.289cm" svg:y1="20.637cm" svg:x2="24.289cm" svg:y2="21.272cm">
          <text:p/>
        </draw:line>
        <draw:line draw:style-name="gr7" draw:text-style-name="P4" draw:layer="layout" svg:x1="24.314cm" svg:y1="20.469cm" svg:x2="24.314cm" svg:y2="20.393cm">
          <text:p/>
        </draw:line>
        <draw:polyline draw:style-name="gr7" draw:text-style-name="P4" draw:layer="layout" svg:width="0.159cm" svg:height="0.108cm" svg:x="24.2cm" svg:y="20.377cm" svg:viewBox="0 0 160 109" draw:points="160,109 0,54 160,0">
          <text:p/>
        </draw:polyline>
        <draw:line draw:style-name="gr7" draw:text-style-name="P4" draw:layer="layout" svg:x1="24.298cm" svg:y1="20.327cm" svg:x2="24.298cm" svg:y2="20.206cm">
          <text:p/>
        </draw:line>
        <draw:polyline draw:style-name="gr7" draw:text-style-name="P4" draw:layer="layout" svg:width="0.089cm" svg:height="0.121cm" svg:x="24.254cm" svg:y="20.009cm" svg:viewBox="0 0 90 122" draw:points="0,122 45,0 90,122">
          <text:p/>
        </draw:polyline>
        <draw:polyline draw:style-name="gr7" draw:text-style-name="P4" draw:layer="layout" svg:width="0.159cm" svg:height="0.092cm" svg:x="24.2cm" svg:y="19.841cm" svg:viewBox="0 0 160 93" draw:points="77,39 83,16 93,10 105,0 131,0 144,10 153,16 160,32 160,93 0,93 0,39 10,26 16,16 32,10 45,10 61,16 70,26 77,39 77,93">
          <text:p/>
        </draw:polyline>
        <draw:line draw:style-name="gr1" draw:text-style-name="P1" draw:layer="layout" svg:x1="24.247cm" svg:y1="20.907cm" svg:x2="24.247cm" svg:y2="20.999cm">
          <text:p/>
        </draw:line>
        <draw:polyline draw:style-name="gr1" draw:text-style-name="P1" draw:layer="layout" svg:width="0.159cm" svg:height="0.044cm" svg:x="24.089cm" svg:y="20.955cm" svg:viewBox="0 0 160 45" draw:points="160,0 0,0 22,13 38,29 45,45">
          <text:p/>
        </draw:polyline>
        <draw:line draw:style-name="gr1" draw:text-style-name="P1" draw:layer="layout" svg:x1="24.924cm" svg:y1="19.685cm" svg:x2="25.559cm" svg:y2="19.685cm">
          <text:p/>
        </draw:line>
        <draw:polyline draw:style-name="gr7" draw:text-style-name="P4" draw:layer="layout" svg:width="0.098cm" svg:height="0.159cm" svg:x="24.333cm" svg:y="19.596cm" svg:viewBox="0 0 99 160" draw:points="90,10 74,0 51,0 29,10 13,22 6,38 0,70 0,93 6,121 13,137 29,153 51,160 67,160 90,153 99,144 99,93 67,93">
          <text:p/>
        </draw:polyline>
        <draw:polyline draw:style-name="gr7" draw:text-style-name="P4" draw:layer="layout" svg:width="0.092cm" svg:height="0.159cm" svg:x="24.498cm" svg:y="19.596cm" svg:viewBox="0 0 93 160" draw:points="0,160 0,0 93,160 93,0">
          <text:p/>
        </draw:polyline>
        <draw:polygon draw:style-name="gr7" draw:text-style-name="P4" draw:layer="layout" svg:width="0.092cm" svg:height="0.159cm" svg:x="24.663cm" svg:y="19.596cm" svg:viewBox="0 0 93 160" draw:points="0,160 0,0 39,0 61,10 77,22 87,38 93,70 93,93 87,121 77,137 61,153 39,160">
          <text:p/>
        </draw:polygon>
        <draw:line draw:style-name="gr1" draw:text-style-name="P1" draw:layer="layout" svg:x1="25.209cm" svg:y1="19.644cm" svg:x2="25.117cm" svg:y2="19.644cm">
          <text:p/>
        </draw:line>
        <draw:polyline draw:style-name="gr1" draw:text-style-name="P1" draw:layer="layout" svg:width="0.048cm" svg:height="0.159cm" svg:x="25.117cm" svg:y="19.485cm" svg:viewBox="0 0 49 160" draw:points="49,160 49,0 32,22 16,38 0,45">
          <text:p/>
        </draw:polyline>
        <draw:polygon draw:style-name="gr1" draw:text-style-name="P1" draw:layer="layout" svg:width="0.092cm" svg:height="0.159cm" svg:x="25.27cm" svg:y="19.485cm" svg:viewBox="0 0 93 160" draw:points="39,0 55,0 67,10 77,16 83,32 93,61 93,99 83,131 77,144 67,153 55,160 39,160 22,153 16,144 6,131 0,99 0,61 6,32 16,16 22,10">
          <text:p/>
        </draw:polygon>
        <draw:line draw:style-name="gr1" draw:text-style-name="P1" draw:layer="layout" svg:x1="23.654cm" svg:y1="18.732cm" svg:x2="23.654cm" svg:y2="18.097cm">
          <text:p/>
        </draw:line>
        <draw:polyline draw:style-name="gr7" draw:text-style-name="P4" draw:layer="layout" svg:width="0.159cm" svg:height="0.089cm" svg:x="23.565cm" svg:y="19.05cm" svg:viewBox="0 0 160 90" draw:points="77,39 83,13 93,6 105,0 131,0 144,6 153,13 160,29 160,90 0,90 0,39 10,22 16,13 32,6 45,6 61,13 70,22 77,39 77,90">
          <text:p/>
        </draw:polyline>
        <draw:polyline draw:style-name="gr7" draw:text-style-name="P4" draw:layer="layout" svg:width="0.159cm" svg:height="0.105cm" svg:x="23.565cm" svg:y="18.891cm" svg:viewBox="0 0 160 106" draw:points="0,106 0,0 160,67">
          <text:p/>
        </draw:polyline>
        <draw:line draw:style-name="gr1" draw:text-style-name="P1" draw:layer="layout" svg:x1="23.612cm" svg:y1="18.444cm" svg:x2="23.612cm" svg:y2="18.536cm">
          <text:p/>
        </draw:line>
        <draw:polyline draw:style-name="gr1" draw:text-style-name="P1" draw:layer="layout" svg:width="0.159cm" svg:height="0.048cm" svg:x="23.454cm" svg:y="18.488cm" svg:viewBox="0 0 160 49" draw:points="160,0 0,0 22,16 38,32 45,49">
          <text:p/>
        </draw:polyline>
        <draw:line draw:style-name="gr1" draw:text-style-name="P1" draw:layer="layout" svg:x1="23.612cm" svg:y1="18.291cm" svg:x2="23.612cm" svg:y2="18.383cm">
          <text:p/>
        </draw:line>
        <draw:polyline draw:style-name="gr1" draw:text-style-name="P1" draw:layer="layout" svg:width="0.159cm" svg:height="0.044cm" svg:x="23.454cm" svg:y="18.339cm" svg:viewBox="0 0 160 45" draw:points="160,0 0,0 22,13 38,29 45,45">
          <text:p/>
        </draw:polyline>
        <draw:line draw:style-name="gr1" draw:text-style-name="P1" draw:layer="layout" svg:x1="23.336cm" svg:y1="18.732cm" svg:x2="23.336cm" svg:y2="18.097cm">
          <text:p/>
        </draw:line>
        <draw:polyline draw:style-name="gr7" draw:text-style-name="P4" draw:layer="layout" svg:width="0.159cm" svg:height="0.089cm" svg:x="23.247cm" svg:y="19.05cm" svg:viewBox="0 0 160 90" draw:points="77,39 83,13 93,6 105,0 131,0 144,6 153,13 160,29 160,90 0,90 0,39 10,22 16,13 32,6 45,6 61,13 70,22 77,39 77,90">
          <text:p/>
        </draw:polyline>
        <draw:polyline draw:style-name="gr7" draw:text-style-name="P4" draw:layer="layout" svg:width="0.159cm" svg:height="0.092cm" svg:x="23.247cm" svg:y="18.898cm" svg:viewBox="0 0 160 93" draw:points="0,16 0,45 10,61 16,67 38,83 70,93 131,93 144,83 153,77 160,61 160,32 153,16 144,6 131,0 93,0 77,6 70,16 61,32 61,61 70,77 77,83 93,93">
          <text:p/>
        </draw:polyline>
        <draw:line draw:style-name="gr1" draw:text-style-name="P1" draw:layer="layout" svg:x1="23.295cm" svg:y1="18.444cm" svg:x2="23.295cm" svg:y2="18.536cm">
          <text:p/>
        </draw:line>
        <draw:polyline draw:style-name="gr1" draw:text-style-name="P1" draw:layer="layout" svg:width="0.159cm" svg:height="0.048cm" svg:x="23.136cm" svg:y="18.488cm" svg:viewBox="0 0 160 49" draw:points="160,0 0,0 22,16 38,32 45,49">
          <text:p/>
        </draw:polyline>
        <draw:polyline draw:style-name="gr1" draw:text-style-name="P1" draw:layer="layout" svg:width="0.159cm" svg:height="0.098cm" svg:x="23.136cm" svg:y="18.291cm" svg:viewBox="0 0 160 99" draw:points="16,93 10,87 0,71 0,32 10,16 16,10 32,0 45,0 70,10 160,99 160,0">
          <text:p/>
        </draw:polyline>
        <draw:line draw:style-name="gr1" draw:text-style-name="P1" draw:layer="layout" svg:x1="23.019cm" svg:y1="18.732cm" svg:x2="23.019cm" svg:y2="18.097cm">
          <text:p/>
        </draw:line>
        <draw:polyline draw:style-name="gr7" draw:text-style-name="P4" draw:layer="layout" svg:width="0.159cm" svg:height="0.089cm" svg:x="22.93cm" svg:y="19.05cm" svg:viewBox="0 0 160 90" draw:points="77,39 83,13 93,6 105,0 131,0 144,6 153,13 160,29 160,90 0,90 0,39 10,22 16,13 32,6 45,6 61,13 70,22 77,39 77,90">
          <text:p/>
        </draw:polyline>
        <draw:polyline draw:style-name="gr7" draw:text-style-name="P4" draw:layer="layout" svg:width="0.159cm" svg:height="0.092cm" svg:x="22.93cm" svg:y="18.898cm" svg:viewBox="0 0 160 93" draw:points="0,6 0,83 77,93 70,83 61,67 61,32 70,16 77,6 93,0 131,0 144,6 153,16 160,32 160,67 153,83 144,93">
          <text:p/>
        </draw:polyline>
        <draw:line draw:style-name="gr1" draw:text-style-name="P1" draw:layer="layout" svg:x1="22.977cm" svg:y1="18.444cm" svg:x2="22.977cm" svg:y2="18.536cm">
          <text:p/>
        </draw:line>
        <draw:polyline draw:style-name="gr1" draw:text-style-name="P1" draw:layer="layout" svg:width="0.159cm" svg:height="0.048cm" svg:x="22.819cm" svg:y="18.488cm" svg:viewBox="0 0 160 49" draw:points="160,0 0,0 22,16 38,32 45,49">
          <text:p/>
        </draw:polyline>
        <draw:polyline draw:style-name="gr1" draw:text-style-name="P1" draw:layer="layout" svg:width="0.159cm" svg:height="0.098cm" svg:x="22.819cm" svg:y="18.291cm" svg:viewBox="0 0 160 99" draw:points="0,99 0,0 61,55 61,32 70,16 77,10 93,0 131,0 144,10 153,16 160,32 160,77 153,93 144,99">
          <text:p/>
        </draw:polyline>
        <draw:line draw:style-name="gr1" draw:text-style-name="P1" draw:layer="layout" svg:x1="22.701cm" svg:y1="18.732cm" svg:x2="22.701cm" svg:y2="18.097cm">
          <text:p/>
        </draw:line>
        <draw:polyline draw:style-name="gr7" draw:text-style-name="P4" draw:layer="layout" svg:width="0.159cm" svg:height="0.089cm" svg:x="22.612cm" svg:y="19.05cm" svg:viewBox="0 0 160 90" draw:points="77,39 83,13 93,6 105,0 131,0 144,6 153,13 160,29 160,90 0,90 0,39 10,22 16,13 32,6 45,6 61,13 70,22 77,39 77,90">
          <text:p/>
        </draw:polyline>
        <draw:line draw:style-name="gr7" draw:text-style-name="P4" draw:layer="layout" svg:x1="22.666cm" svg:y1="18.913cm" svg:x2="22.771cm" svg:y2="18.913cm">
          <text:p/>
        </draw:line>
        <draw:polyline draw:style-name="gr7" draw:text-style-name="P4" draw:layer="layout" svg:width="0.111cm" svg:height="0.098cm" svg:x="22.606cm" svg:y="18.891cm" svg:viewBox="0 0 112 99" draw:points="0,61 112,99 112,0">
          <text:p/>
        </draw:polyline>
        <draw:line draw:style-name="gr1" draw:text-style-name="P1" draw:layer="layout" svg:x1="22.66cm" svg:y1="18.444cm" svg:x2="22.66cm" svg:y2="18.536cm">
          <text:p/>
        </draw:line>
        <draw:polyline draw:style-name="gr1" draw:text-style-name="P1" draw:layer="layout" svg:width="0.159cm" svg:height="0.048cm" svg:x="22.501cm" svg:y="18.488cm" svg:viewBox="0 0 160 49" draw:points="160,0 0,0 22,16 38,32 45,49">
          <text:p/>
        </draw:polyline>
        <draw:line draw:style-name="gr1" draw:text-style-name="P1" draw:layer="layout" svg:x1="22.555cm" svg:y1="18.307cm" svg:x2="22.66cm" svg:y2="18.307cm">
          <text:p/>
        </draw:line>
        <draw:polyline draw:style-name="gr1" draw:text-style-name="P1" draw:layer="layout" svg:width="0.111cm" svg:height="0.098cm" svg:x="22.495cm" svg:y="18.285cm" svg:viewBox="0 0 112 99" draw:points="0,61 112,99 112,0">
          <text:p/>
        </draw:polyline>
        <draw:line draw:style-name="gr1" draw:text-style-name="P1" draw:layer="layout" svg:x1="22.384cm" svg:y1="18.732cm" svg:x2="22.384cm" svg:y2="18.097cm">
          <text:p/>
        </draw:line>
        <draw:polyline draw:style-name="gr7" draw:text-style-name="P4" draw:layer="layout" svg:width="0.159cm" svg:height="0.089cm" svg:x="22.295cm" svg:y="19.05cm" svg:viewBox="0 0 160 90" draw:points="77,39 83,13 93,6 105,0 131,0 144,6 153,13 160,29 160,90 0,90 0,39 10,22 16,13 32,6 45,6 61,13 70,22 77,39 77,90">
          <text:p/>
        </draw:polyline>
        <draw:polyline draw:style-name="gr7" draw:text-style-name="P4" draw:layer="layout" svg:width="0.159cm" svg:height="0.098cm" svg:x="22.295cm" svg:y="18.898cm" svg:viewBox="0 0 160 99" draw:points="0,99 0,0 61,55 61,32 70,16 77,6 93,0 131,0 144,6 153,16 160,32 160,77 153,93 144,99">
          <text:p/>
        </draw:polyline>
        <draw:line draw:style-name="gr1" draw:text-style-name="P1" draw:layer="layout" svg:x1="22.342cm" svg:y1="18.444cm" svg:x2="22.342cm" svg:y2="18.536cm">
          <text:p/>
        </draw:line>
        <draw:polyline draw:style-name="gr1" draw:text-style-name="P1" draw:layer="layout" svg:width="0.159cm" svg:height="0.048cm" svg:x="22.184cm" svg:y="18.488cm" svg:viewBox="0 0 160 49" draw:points="160,0 0,0 22,16 38,32 45,49">
          <text:p/>
        </draw:polyline>
        <draw:polyline draw:style-name="gr1" draw:text-style-name="P1" draw:layer="layout" svg:width="0.159cm" svg:height="0.092cm" svg:x="22.184cm" svg:y="18.291cm" svg:viewBox="0 0 160 93" draw:points="0,10 0,87 77,93 70,87 61,71 61,32 70,16 77,10 93,0 131,0 144,10 153,16 160,32 160,71 153,87 144,93">
          <text:p/>
        </draw:polyline>
        <draw:line draw:style-name="gr1" draw:text-style-name="P1" draw:layer="layout" svg:x1="22.066cm" svg:y1="18.732cm" svg:x2="22.066cm" svg:y2="18.097cm">
          <text:p/>
        </draw:line>
        <draw:polyline draw:style-name="gr7" draw:text-style-name="P4" draw:layer="layout" svg:width="0.159cm" svg:height="0.089cm" svg:x="21.977cm" svg:y="19.05cm" svg:viewBox="0 0 160 90" draw:points="77,39 83,13 93,6 105,0 131,0 144,6 153,13 160,29 160,90 0,90 0,39 10,22 16,13 32,6 45,6 61,13 70,22 77,39 77,90">
          <text:p/>
        </draw:polyline>
        <draw:polyline draw:style-name="gr7" draw:text-style-name="P4" draw:layer="layout" svg:width="0.159cm" svg:height="0.098cm" svg:x="21.977cm" svg:y="18.898cm" svg:viewBox="0 0 160 99" draw:points="16,93 10,83 0,67 0,32 10,16 16,6 32,0 45,0 70,6 160,99 160,0">
          <text:p/>
        </draw:polyline>
        <draw:line draw:style-name="gr1" draw:text-style-name="P1" draw:layer="layout" svg:x1="22.025cm" svg:y1="18.444cm" svg:x2="22.025cm" svg:y2="18.536cm">
          <text:p/>
        </draw:line>
        <draw:polyline draw:style-name="gr1" draw:text-style-name="P1" draw:layer="layout" svg:width="0.159cm" svg:height="0.048cm" svg:x="21.866cm" svg:y="18.488cm" svg:viewBox="0 0 160 49" draw:points="160,0 0,0 22,16 38,32 45,49">
          <text:p/>
        </draw:polyline>
        <draw:polyline draw:style-name="gr1" draw:text-style-name="P1" draw:layer="layout" svg:width="0.159cm" svg:height="0.092cm" svg:x="21.866cm" svg:y="18.291cm" svg:viewBox="0 0 160 93" draw:points="0,16 0,48 10,61 16,71 38,87 70,93 131,93 144,87 153,77 160,61 160,32 153,16 144,10 131,0 93,0 77,10 70,16 61,32 61,61 70,77 77,87 93,93">
          <text:p/>
        </draw:polyline>
        <draw:line draw:style-name="gr1" draw:text-style-name="P1" draw:layer="layout" svg:x1="21.749cm" svg:y1="18.732cm" svg:x2="21.749cm" svg:y2="18.097cm">
          <text:p/>
        </draw:line>
        <draw:polyline draw:style-name="gr7" draw:text-style-name="P4" draw:layer="layout" svg:width="0.159cm" svg:height="0.089cm" svg:x="21.66cm" svg:y="19.05cm" svg:viewBox="0 0 160 90" draw:points="77,39 83,13 93,6 105,0 131,0 144,6 153,13 160,29 160,90 0,90 0,39 10,22 16,13 32,6 45,6 61,13 70,22 77,39 77,90">
          <text:p/>
        </draw:polyline>
        <draw:line draw:style-name="gr7" draw:text-style-name="P4" draw:layer="layout" svg:x1="21.819cm" svg:y1="18.898cm" svg:x2="21.819cm" svg:y2="18.99cm">
          <text:p/>
        </draw:line>
        <draw:polyline draw:style-name="gr7" draw:text-style-name="P4" draw:layer="layout" svg:width="0.159cm" svg:height="0.048cm" svg:x="21.66cm" svg:y="18.942cm" svg:viewBox="0 0 160 49" draw:points="160,0 0,0 22,16 38,32 45,49">
          <text:p/>
        </draw:polyline>
        <draw:line draw:style-name="gr1" draw:text-style-name="P1" draw:layer="layout" svg:x1="21.707cm" svg:y1="18.444cm" svg:x2="21.707cm" svg:y2="18.536cm">
          <text:p/>
        </draw:line>
        <draw:polyline draw:style-name="gr1" draw:text-style-name="P1" draw:layer="layout" svg:width="0.159cm" svg:height="0.048cm" svg:x="21.549cm" svg:y="18.488cm" svg:viewBox="0 0 160 49" draw:points="160,0 0,0 22,16 38,32 45,49">
          <text:p/>
        </draw:polyline>
        <draw:polyline draw:style-name="gr1" draw:text-style-name="P1" draw:layer="layout" svg:width="0.159cm" svg:height="0.105cm" svg:x="21.549cm" svg:y="18.285cm" svg:viewBox="0 0 160 106" draw:points="0,106 0,0 160,67">
          <text:p/>
        </draw:polyline>
        <draw:line draw:style-name="gr1" draw:text-style-name="P1" draw:layer="layout" svg:x1="21.431cm" svg:y1="18.732cm" svg:x2="21.431cm" svg:y2="18.097cm">
          <text:p/>
        </draw:line>
        <draw:polyline draw:style-name="gr7" draw:text-style-name="P4" draw:layer="layout" svg:width="0.159cm" svg:height="0.089cm" svg:x="21.342cm" svg:y="19.05cm" svg:viewBox="0 0 160 90" draw:points="77,39 83,13 93,6 105,0 131,0 144,6 153,13 160,29 160,90 0,90 0,39 10,22 16,13 32,6 45,6 61,13 70,22 77,39 77,90">
          <text:p/>
        </draw:polyline>
        <draw:polygon draw:style-name="gr7" draw:text-style-name="P4" draw:layer="layout" svg:width="0.159cm" svg:height="0.092cm" svg:x="21.342cm" svg:y="18.898cm" svg:viewBox="0 0 160 93" draw:points="0,55 0,39 10,22 16,16 32,6 61,0 99,0 131,6 144,16 153,22 160,39 160,55 153,67 144,77 131,83 99,93 61,93 32,83 16,77 10,67">
          <text:p/>
        </draw:polygon>
        <draw:line draw:style-name="gr1" draw:text-style-name="P1" draw:layer="layout" svg:x1="21.39cm" svg:y1="18.444cm" svg:x2="21.39cm" svg:y2="18.536cm">
          <text:p/>
        </draw:line>
        <draw:polyline draw:style-name="gr1" draw:text-style-name="P1" draw:layer="layout" svg:width="0.159cm" svg:height="0.048cm" svg:x="21.231cm" svg:y="18.488cm" svg:viewBox="0 0 160 49" draw:points="160,0 0,0 22,16 38,32 45,49">
          <text:p/>
        </draw:polyline>
        <draw:polyline draw:style-name="gr1" draw:text-style-name="P1" draw:layer="layout" svg:width="0.159cm" svg:height="0.092cm" svg:x="21.231cm" svg:y="18.291cm" svg:viewBox="0 0 160 93" draw:points="70,61 61,77 54,87 38,93 32,93 16,87 10,77 0,61 0,32 10,16 16,10 32,0 38,0 54,10 61,16 70,32 70,61 77,77 83,87 99,93 131,93 144,87 153,77 160,61 160,32 153,16 144,10 131,0 99,0 83,10 77,16 70,32">
          <text:p/>
        </draw:polyline>
        <draw:path draw:style-name="gr1" draw:text-style-name="P1" draw:layer="layout" svg:width="0.159cm" svg:height="0.159cm" svg:x="24.527cm" svg:y="20.637cm" svg:viewBox="0 0 160 160" svg:d="M160 80c0 15-4 27-11 40s-16 22-29 29-25 11-40 11-27-4-40-11-22-16-29-29c-8-13-11-25-11-40s3-27 11-40c7-13 16-22 29-29 13-8 25-11 40-11s27 3 40 11c13 7 22 16 29 29s11 25 11 40z">
          <text:p/>
        </draw:path>
        <draw:line draw:style-name="gr1" draw:text-style-name="P1" draw:layer="layout" svg:x1="24.606cm" svg:y1="20.796cm" svg:x2="24.606cm" svg:y2="21.272cm">
          <text:p/>
        </draw:line>
        <draw:polyline draw:style-name="gr7" draw:text-style-name="P4" draw:layer="layout" svg:width="0.159cm" svg:height="0.098cm" svg:x="24.517cm" svg:y="20.371cm" svg:viewBox="0 0 160 99" draw:points="144,0 153,6 160,32 160,45 153,67 137,83 121,93 93,99 70,99 38,93 22,83 10,67 0,45 0,32 10,6 16,0">
          <text:p/>
        </draw:polyline>
        <draw:line draw:style-name="gr7" draw:text-style-name="P4" draw:layer="layout" svg:x1="24.594cm" svg:y1="20.304cm" svg:x2="24.594cm" svg:y2="20.25cm">
          <text:p/>
        </draw:line>
        <draw:polyline draw:style-name="gr7" draw:text-style-name="P4" draw:layer="layout" svg:width="0.159cm" svg:height="0.076cm" svg:x="24.517cm" svg:y="20.228cm" svg:viewBox="0 0 160 77" draw:points="160,0 160,77 0,77 0,0">
          <text:p/>
        </draw:polyline>
        <draw:line draw:style-name="gr1" draw:text-style-name="P1" draw:layer="layout" svg:x1="24.565cm" svg:y1="20.984cm" svg:x2="24.565cm" svg:y2="21.076cm">
          <text:p/>
        </draw:line>
        <draw:polyline draw:style-name="gr1" draw:text-style-name="P1" draw:layer="layout" svg:width="0.159cm" svg:height="0.048cm" svg:x="24.406cm" svg:y="21.028cm" svg:viewBox="0 0 160 49" draw:points="160,0 0,0 22,16 38,32 45,49">
          <text:p/>
        </draw:polyline>
        <draw:polyline draw:style-name="gr1" draw:text-style-name="P1" draw:layer="layout" svg:width="0.159cm" svg:height="0.092cm" svg:x="24.406cm" svg:y="20.831cm" svg:viewBox="0 0 160 93" draw:points="160,77 160,48 153,32 144,26 121,10 93,0 32,0 16,10 10,16 0,32 0,61 10,77 16,87 32,93 70,93 83,87 93,77 99,61 99,32 93,16 83,10 70,0">
          <text:p/>
        </draw:polyline>
        <draw:line draw:style-name="gr1" draw:text-style-name="P1" draw:layer="layout" svg:x1="21.431cm" svg:y1="20.637cm" svg:x2="21.431cm" svg:y2="21.272cm">
          <text:p/>
        </draw:line>
        <draw:line draw:style-name="gr7" draw:text-style-name="P4" draw:layer="layout" svg:x1="21.457cm" svg:y1="20.469cm" svg:x2="21.457cm" svg:y2="20.393cm">
          <text:p/>
        </draw:line>
        <draw:polyline draw:style-name="gr7" draw:text-style-name="P4" draw:layer="layout" svg:width="0.159cm" svg:height="0.108cm" svg:x="21.342cm" svg:y="20.377cm" svg:viewBox="0 0 160 109" draw:points="160,109 0,54 160,0">
          <text:p/>
        </draw:polyline>
        <draw:polygon draw:style-name="gr7" draw:text-style-name="P4" draw:layer="layout" svg:width="0.159cm" svg:height="0.089cm" svg:x="21.342cm" svg:y="20.244cm" svg:viewBox="0 0 160 90" draw:points="0,51 0,35 10,22 16,13 32,6 61,0 99,0 131,6 144,13 153,22 160,35 160,51 153,67 144,74 131,83 99,90 61,90 32,83 16,74 10,67">
          <text:p/>
        </draw:polygon>
        <draw:polyline draw:style-name="gr1" draw:text-style-name="P1" draw:layer="layout" svg:width="0.159cm" svg:height="0.098cm" svg:x="21.231cm" svg:y="20.907cm" svg:viewBox="0 0 160 99" draw:points="16,93 10,83 0,71 0,32 10,16 16,10 32,0 45,0 70,10 160,99 160,0">
          <text:p/>
        </draw:polyline>
        <draw:line draw:style-name="gr1" draw:text-style-name="P1" draw:layer="layout" svg:x1="21.114cm" svg:y1="19.685cm" svg:x2="20.479cm" svg:y2="19.685cm">
          <text:p/>
        </draw:line>
        <draw:polyline draw:style-name="gr7" draw:text-style-name="P4" draw:layer="layout" svg:width="0.108cm" svg:height="0.159cm" svg:x="21.263cm" svg:y="19.596cm" svg:viewBox="0 0 109 160" draw:points="0,0 54,160 109,0">
          <text:p/>
        </draw:polyline>
        <draw:polyline draw:style-name="gr7" draw:text-style-name="P4" draw:layer="layout" svg:width="0.098cm" svg:height="0.159cm" svg:x="21.415cm" svg:y="19.596cm" svg:viewBox="0 0 99 160" draw:points="99,144 90,153 67,160 55,160 29,153 16,137 6,121 0,93 0,70 6,38 16,22 29,10 55,0 67,0 90,10 99,16">
          <text:p/>
        </draw:polyline>
        <draw:polyline draw:style-name="gr7" draw:text-style-name="P4" draw:layer="layout" svg:width="0.098cm" svg:height="0.159cm" svg:x="21.574cm" svg:y="19.596cm" svg:viewBox="0 0 99 160" draw:points="99,144 90,153 67,160 55,160 29,153 16,137 6,121 0,93 0,70 6,38 16,22 29,10 55,0 67,0 90,10 99,16">
          <text:p/>
        </draw:polyline>
        <draw:polyline draw:style-name="gr1" draw:text-style-name="P1" draw:layer="layout" svg:width="0.098cm" svg:height="0.159cm" svg:x="20.666cm" svg:y="19.485cm" svg:viewBox="0 0 99 160" draw:points="6,16 16,10 32,0 67,0 83,10 93,16 99,32 99,45 93,70 0,160 99,160">
          <text:p/>
        </draw:polyline>
        <draw:polygon draw:style-name="gr1" draw:text-style-name="P1" draw:layer="layout" svg:width="0.092cm" svg:height="0.159cm" svg:x="20.825cm" svg:y="19.485cm" svg:viewBox="0 0 93 160" draw:points="39,0 55,0 67,10 77,16 83,32 93,61 93,99 83,131 77,144 67,153 55,160 39,160 22,153 16,144 6,131 0,99 0,61 6,32 16,16 22,10">
          <text:p/>
        </draw:polygon>
        <draw:line draw:style-name="gr1" draw:text-style-name="P1" draw:layer="layout" svg:x1="21.749cm" svg:y1="20.637cm" svg:x2="21.749cm" svg:y2="21.272cm">
          <text:p/>
        </draw:line>
        <draw:line draw:style-name="gr7" draw:text-style-name="P4" draw:layer="layout" svg:x1="21.774cm" svg:y1="20.469cm" svg:x2="21.774cm" svg:y2="20.393cm">
          <text:p/>
        </draw:line>
        <draw:polyline draw:style-name="gr7" draw:text-style-name="P4" draw:layer="layout" svg:width="0.159cm" svg:height="0.108cm" svg:x="21.66cm" svg:y="20.377cm" svg:viewBox="0 0 160 109" draw:points="160,109 0,54 160,0">
          <text:p/>
        </draw:polyline>
        <draw:line draw:style-name="gr7" draw:text-style-name="P4" draw:layer="layout" svg:x1="21.819cm" svg:y1="20.244cm" svg:x2="21.819cm" svg:y2="20.333cm">
          <text:p/>
        </draw:line>
        <draw:polyline draw:style-name="gr7" draw:text-style-name="P4" draw:layer="layout" svg:width="0.159cm" svg:height="0.044cm" svg:x="21.66cm" svg:y="20.288cm" svg:viewBox="0 0 160 45" draw:points="160,0 0,0 22,16 38,29 45,45">
          <text:p/>
        </draw:polyline>
        <draw:polyline draw:style-name="gr1" draw:text-style-name="P1" draw:layer="layout" svg:width="0.159cm" svg:height="0.098cm" svg:x="21.549cm" svg:y="20.907cm" svg:viewBox="0 0 160 99" draw:points="0,99 0,0 61,55 61,32 70,16 77,10 93,0 131,0 144,10 153,16 160,32 160,77 153,93 144,99">
          <text:p/>
        </draw:polyline>
        <draw:line draw:style-name="gr1" draw:text-style-name="P1" draw:layer="layout" svg:x1="22.066cm" svg:y1="20.637cm" svg:x2="22.066cm" svg:y2="21.272cm">
          <text:p/>
        </draw:line>
        <draw:line draw:style-name="gr7" draw:text-style-name="P4" draw:layer="layout" svg:x1="22.092cm" svg:y1="20.469cm" svg:x2="22.092cm" svg:y2="20.393cm">
          <text:p/>
        </draw:line>
        <draw:polyline draw:style-name="gr7" draw:text-style-name="P4" draw:layer="layout" svg:width="0.159cm" svg:height="0.108cm" svg:x="21.977cm" svg:y="20.377cm" svg:viewBox="0 0 160 109" draw:points="160,109 0,54 160,0">
          <text:p/>
        </draw:polyline>
        <draw:polyline draw:style-name="gr7" draw:text-style-name="P4" draw:layer="layout" svg:width="0.159cm" svg:height="0.098cm" svg:x="21.977cm" svg:y="20.244cm" svg:viewBox="0 0 160 99" draw:points="16,90 10,83 0,67 0,29 10,13 16,6 32,0 45,0 70,6 160,99 160,0">
          <text:p/>
        </draw:polyline>
        <draw:line draw:style-name="gr1" draw:text-style-name="P1" draw:layer="layout" svg:x1="21.92cm" svg:y1="20.923cm" svg:x2="22.025cm" svg:y2="20.923cm">
          <text:p/>
        </draw:line>
        <draw:polyline draw:style-name="gr1" draw:text-style-name="P1" draw:layer="layout" svg:width="0.111cm" svg:height="0.098cm" svg:x="21.86cm" svg:y="20.901cm" svg:viewBox="0 0 112 99" draw:points="0,61 112,99 112,0">
          <text:p/>
        </draw:polyline>
        <draw:line draw:style-name="gr1" draw:text-style-name="P1" draw:layer="layout" svg:x1="22.384cm" svg:y1="20.637cm" svg:x2="22.384cm" svg:y2="21.272cm">
          <text:p/>
        </draw:line>
        <draw:line draw:style-name="gr7" draw:text-style-name="P4" draw:layer="layout" svg:x1="22.409cm" svg:y1="20.469cm" svg:x2="22.409cm" svg:y2="20.393cm">
          <text:p/>
        </draw:line>
        <draw:polyline draw:style-name="gr7" draw:text-style-name="P4" draw:layer="layout" svg:width="0.159cm" svg:height="0.108cm" svg:x="22.295cm" svg:y="20.377cm" svg:viewBox="0 0 160 109" draw:points="160,109 0,54 160,0">
          <text:p/>
        </draw:polyline>
        <draw:polyline draw:style-name="gr7" draw:text-style-name="P4" draw:layer="layout" svg:width="0.159cm" svg:height="0.098cm" svg:x="22.295cm" svg:y="20.244cm" svg:viewBox="0 0 160 99" draw:points="0,99 0,0 61,51 61,29 70,13 77,6 93,0 131,0 144,6 153,13 160,29 160,74 153,90 144,99">
          <text:p/>
        </draw:polyline>
        <draw:polyline draw:style-name="gr1" draw:text-style-name="P1" draw:layer="layout" svg:width="0.159cm" svg:height="0.092cm" svg:x="22.184cm" svg:y="20.907cm" svg:viewBox="0 0 160 93" draw:points="0,10 0,83 77,93 70,83 61,71 61,32 70,16 77,10 93,0 131,0 144,10 153,16 160,32 160,71 153,83 144,93">
          <text:p/>
        </draw:polyline>
        <draw:line draw:style-name="gr1" draw:text-style-name="P1" draw:layer="layout" svg:x1="22.701cm" svg:y1="20.637cm" svg:x2="22.701cm" svg:y2="21.272cm">
          <text:p/>
        </draw:line>
        <draw:line draw:style-name="gr7" draw:text-style-name="P4" draw:layer="layout" svg:x1="22.727cm" svg:y1="20.469cm" svg:x2="22.727cm" svg:y2="20.393cm">
          <text:p/>
        </draw:line>
        <draw:polyline draw:style-name="gr7" draw:text-style-name="P4" draw:layer="layout" svg:width="0.159cm" svg:height="0.108cm" svg:x="22.612cm" svg:y="20.377cm" svg:viewBox="0 0 160 109" draw:points="160,109 0,54 160,0">
          <text:p/>
        </draw:polyline>
        <draw:line draw:style-name="gr7" draw:text-style-name="P4" draw:layer="layout" svg:x1="22.666cm" svg:y1="20.256cm" svg:x2="22.771cm" svg:y2="20.256cm">
          <text:p/>
        </draw:line>
        <draw:polyline draw:style-name="gr7" draw:text-style-name="P4" draw:layer="layout" svg:width="0.111cm" svg:height="0.098cm" svg:x="22.606cm" svg:y="20.234cm" svg:viewBox="0 0 112 99" draw:points="0,61 112,99 112,0">
          <text:p/>
        </draw:polyline>
        <draw:polyline draw:style-name="gr1" draw:text-style-name="P1" draw:layer="layout" svg:width="0.159cm" svg:height="0.092cm" svg:x="22.501cm" svg:y="20.907cm" svg:viewBox="0 0 160 93" draw:points="0,16 0,48 10,61 16,71 38,83 70,93 131,93 144,83 153,77 160,61 160,32 153,16 144,10 131,0 93,0 77,10 70,16 61,32 61,61 70,77 77,83 93,93">
          <text:p/>
        </draw:polyline>
        <draw:line draw:style-name="gr1" draw:text-style-name="P1" draw:layer="layout" svg:x1="23.019cm" svg:y1="20.637cm" svg:x2="23.019cm" svg:y2="21.272cm">
          <text:p/>
        </draw:line>
        <draw:line draw:style-name="gr7" draw:text-style-name="P4" draw:layer="layout" svg:x1="23.044cm" svg:y1="20.469cm" svg:x2="23.044cm" svg:y2="20.393cm">
          <text:p/>
        </draw:line>
        <draw:polyline draw:style-name="gr7" draw:text-style-name="P4" draw:layer="layout" svg:width="0.159cm" svg:height="0.108cm" svg:x="22.93cm" svg:y="20.377cm" svg:viewBox="0 0 160 109" draw:points="160,109 0,54 160,0">
          <text:p/>
        </draw:polyline>
        <draw:polyline draw:style-name="gr7" draw:text-style-name="P4" draw:layer="layout" svg:width="0.159cm" svg:height="0.089cm" svg:x="22.93cm" svg:y="20.244cm" svg:viewBox="0 0 160 90" draw:points="0,6 0,83 77,90 70,83 61,67 61,29 70,13 77,6 93,0 131,0 144,6 153,13 160,29 160,67 153,83 144,90">
          <text:p/>
        </draw:polyline>
        <draw:polyline draw:style-name="gr1" draw:text-style-name="P1" draw:layer="layout" svg:width="0.159cm" svg:height="0.105cm" svg:x="22.819cm" svg:y="20.901cm" svg:viewBox="0 0 160 106" draw:points="0,106 0,0 160,67">
          <text:p/>
        </draw:polyline>
        <draw:line draw:style-name="gr1" draw:text-style-name="P1" draw:layer="layout" svg:x1="23.336cm" svg:y1="20.637cm" svg:x2="23.336cm" svg:y2="21.272cm">
          <text:p/>
        </draw:line>
        <draw:line draw:style-name="gr7" draw:text-style-name="P4" draw:layer="layout" svg:x1="23.362cm" svg:y1="20.469cm" svg:x2="23.362cm" svg:y2="20.393cm">
          <text:p/>
        </draw:line>
        <draw:polyline draw:style-name="gr7" draw:text-style-name="P4" draw:layer="layout" svg:width="0.159cm" svg:height="0.108cm" svg:x="23.247cm" svg:y="20.377cm" svg:viewBox="0 0 160 109" draw:points="160,109 0,54 160,0">
          <text:p/>
        </draw:polyline>
        <draw:polyline draw:style-name="gr7" draw:text-style-name="P4" draw:layer="layout" svg:width="0.159cm" svg:height="0.089cm" svg:x="23.247cm" svg:y="20.244cm" svg:viewBox="0 0 160 90" draw:points="0,13 0,45 10,61 16,67 38,83 70,90 131,90 144,83 153,74 160,61 160,29 153,13 144,6 131,0 93,0 77,6 70,13 61,29 61,61 70,74 77,83 93,90">
          <text:p/>
        </draw:polyline>
        <draw:polyline draw:style-name="gr1" draw:text-style-name="P1" draw:layer="layout" svg:width="0.159cm" svg:height="0.092cm" svg:x="23.136cm" svg:y="20.907cm" svg:viewBox="0 0 160 93" draw:points="70,61 61,77 54,83 38,93 32,93 16,83 10,77 0,61 0,32 10,16 16,10 32,0 38,0 54,10 61,16 70,32 70,61 77,77 83,83 99,93 131,93 144,83 153,77 160,61 160,32 153,16 144,10 131,0 99,0 83,10 77,16 70,32">
          <text:p/>
        </draw:polyline>
        <draw:line draw:style-name="gr1" draw:text-style-name="P1" draw:layer="layout" svg:x1="23.654cm" svg:y1="20.637cm" svg:x2="23.654cm" svg:y2="21.272cm">
          <text:p/>
        </draw:line>
        <draw:line draw:style-name="gr7" draw:text-style-name="P4" draw:layer="layout" svg:x1="23.679cm" svg:y1="20.469cm" svg:x2="23.679cm" svg:y2="20.393cm">
          <text:p/>
        </draw:line>
        <draw:polyline draw:style-name="gr7" draw:text-style-name="P4" draw:layer="layout" svg:width="0.159cm" svg:height="0.108cm" svg:x="23.565cm" svg:y="20.377cm" svg:viewBox="0 0 160 109" draw:points="160,109 0,54 160,0">
          <text:p/>
        </draw:polyline>
        <draw:polyline draw:style-name="gr7" draw:text-style-name="P4" draw:layer="layout" svg:width="0.159cm" svg:height="0.108cm" svg:x="23.565cm" svg:y="20.234cm" svg:viewBox="0 0 160 109" draw:points="0,109 0,0 160,70">
          <text:p/>
        </draw:polyline>
        <draw:polyline draw:style-name="gr1" draw:text-style-name="P1" draw:layer="layout" svg:width="0.159cm" svg:height="0.092cm" svg:x="23.454cm" svg:y="20.907cm" svg:viewBox="0 0 160 93" draw:points="160,77 160,48 153,32 144,22 121,10 93,0 32,0 16,10 10,16 0,32 0,61 10,77 16,83 32,93 70,93 83,83 93,77 99,61 99,32 93,16 83,10 70,0">
          <text:p/>
        </draw:polyline>
        <draw:polyline draw:style-name="gr7" draw:text-style-name="P4" draw:layer="layout" svg:width="0.089cm" svg:height="0.159cm" svg:x="25.737cm" svg:y="19.441cm" svg:viewBox="0 0 90 160" draw:points="0,0 0,131 6,144 13,153 29,160 61,160 74,153 83,144 90,131 90,0">
          <text:p/>
        </draw:polyline>
        <draw:line draw:style-name="gr7" draw:text-style-name="P4" draw:layer="layout" svg:x1="25.984cm" svg:y1="19.599cm" svg:x2="25.895cm" svg:y2="19.599cm">
          <text:p/>
        </draw:line>
        <draw:polyline draw:style-name="gr7" draw:text-style-name="P4" draw:layer="layout" svg:width="0.044cm" svg:height="0.159cm" svg:x="25.895cm" svg:y="19.441cm" svg:viewBox="0 0 45 160" draw:points="45,160 45,0 29,22 13,38 0,45">
          <text:p/>
        </draw:polyline>
        <draw:line draw:style-name="gr7" draw:text-style-name="P4" draw:layer="layout" svg:x1="26.121cm" svg:y1="19.494cm" svg:x2="26.121cm" svg:y2="19.599cm">
          <text:p/>
        </draw:line>
        <draw:polyline draw:style-name="gr7" draw:text-style-name="P4" draw:layer="layout" svg:width="0.098cm" svg:height="0.111cm" svg:x="26.045cm" svg:y="19.434cm" svg:viewBox="0 0 99 112" draw:points="38,0 0,112 99,112">
          <text:p/>
        </draw:polyline>
        <draw:polyline draw:style-name="gr7" draw:text-style-name="P4" draw:layer="layout" svg:width="0.105cm" svg:height="0.159cm" svg:x="25.721cm" svg:y="19.729cm" svg:viewBox="0 0 106 160" draw:points="0,0 106,0 35,160">
          <text:p/>
        </draw:polyline>
        <draw:line draw:style-name="gr7" draw:text-style-name="P4" draw:layer="layout" svg:x1="25.952cm" svg:y1="19.783cm" svg:x2="25.952cm" svg:y2="19.888cm">
          <text:p/>
        </draw:line>
        <draw:polyline draw:style-name="gr7" draw:text-style-name="P4" draw:layer="layout" svg:width="0.098cm" svg:height="0.111cm" svg:x="25.879cm" svg:y="19.723cm" svg:viewBox="0 0 99 112" draw:points="35,0 0,112 99,112">
          <text:p/>
        </draw:polyline>
        <draw:polyline draw:style-name="gr7" draw:text-style-name="P4" draw:layer="layout" svg:width="0.073cm" svg:height="0.159cm" svg:x="26.038cm" svg:y="19.729cm" svg:viewBox="0 0 74 160" draw:points="74,160 0,160 0,0">
          <text:p/>
        </draw:polyline>
        <draw:polyline draw:style-name="gr7" draw:text-style-name="P4" draw:layer="layout" svg:width="0.089cm" svg:height="0.159cm" svg:x="26.159cm" svg:y="19.729cm" svg:viewBox="0 0 90 160" draw:points="0,153 22,160 61,160 74,153 83,144 90,131 90,115 83,99 74,93 61,83 29,77 13,70 6,61 0,45 0,32 6,16 13,10 29,0 67,0 90,10">
          <text:p/>
        </draw:polyline>
        <draw:polyline draw:style-name="gr7" draw:text-style-name="P4" draw:layer="layout" svg:width="0.098cm" svg:height="0.159cm" svg:x="26.302cm" svg:y="19.729cm" svg:viewBox="0 0 99 160" draw:points="6,16 16,10 29,0 67,0 83,10 90,16 99,32 99,45 90,70 0,160 99,160">
          <text:p/>
        </draw:polyline>
        <draw:line draw:style-name="gr7" draw:text-style-name="P4" draw:layer="layout" svg:x1="26.537cm" svg:y1="19.783cm" svg:x2="26.537cm" svg:y2="19.888cm">
          <text:p/>
        </draw:line>
        <draw:polyline draw:style-name="gr7" draw:text-style-name="P4" draw:layer="layout" svg:width="0.098cm" svg:height="0.111cm" svg:x="26.46cm" svg:y="19.723cm" svg:viewBox="0 0 99 112" draw:points="38,0 0,112 99,112">
          <text:p/>
        </draw:polyline>
        <draw:polyline draw:style-name="gr7" draw:text-style-name="P4" draw:layer="layout" svg:width="0.089cm" svg:height="0.159cm" svg:x="26.613cm" svg:y="19.729cm" svg:viewBox="0 0 90 160" draw:points="83,0 6,0 0,77 6,70 22,61 61,61 74,70 83,77 90,93 90,131 83,144 74,153 61,160 22,160 6,153 0,144">
          <text:p/>
        </draw:polyline>
        <draw:polygon draw:style-name="gr5" draw:text-style-name="P3" draw:layer="layout" svg:width="1.27cm" svg:height="4.127cm" svg:x="21.907cm" svg:y="7.937cm" svg:viewBox="0 0 1271 4128" draw:points="635,4128 0,4128 0,0 1271,0 1271,4128">
          <text:p/>
        </draw:polygon>
        <draw:polygon draw:style-name="gr1" draw:text-style-name="P1" draw:layer="layout" svg:width="1.27cm" svg:height="4.127cm" svg:x="21.907cm" svg:y="7.937cm" svg:viewBox="0 0 1271 4128" draw:points="635,4128 0,4128 0,0 1271,0 1271,4128">
          <text:p/>
        </draw:polygon>
        <draw:line draw:style-name="gr1" draw:text-style-name="P1" draw:layer="layout" svg:x1="21.907cm" svg:y1="11.112cm" svg:x2="21.59cm" svg:y2="11.112cm">
          <text:p/>
        </draw:line>
        <draw:polygon draw:style-name="gr7" draw:text-style-name="P4" draw:layer="layout" svg:width="0.092cm" svg:height="0.159cm" svg:x="22.079cm" svg:y="11.024cm" svg:viewBox="0 0 93 160" draw:points="0,160 0,0 39,0 61,10 77,22 87,38 93,70 93,93 87,121 77,137 61,153 39,160">
          <text:p/>
        </draw:polygon>
        <draw:line draw:style-name="gr7" draw:text-style-name="P4" draw:layer="layout" svg:x1="22.238cm" svg:y1="11.183cm" svg:x2="22.238cm" svg:y2="11.024cm">
          <text:p/>
        </draw:line>
        <draw:line draw:style-name="gr7" draw:text-style-name="P4" draw:layer="layout" svg:x1="22.407cm" svg:y1="11.183cm" svg:x2="22.352cm" svg:y2="11.106cm">
          <text:p/>
        </draw:line>
        <draw:polyline draw:style-name="gr7" draw:text-style-name="P4" draw:layer="layout" svg:width="0.092cm" svg:height="0.159cm" svg:x="22.314cm" svg:y="11.024cm" svg:viewBox="0 0 93 160" draw:points="0,160 0,0 61,0 77,10 83,16 93,32 93,54 83,70 77,77 61,83 0,83">
          <text:p/>
        </draw:polyline>
        <draw:line draw:style-name="gr1" draw:text-style-name="P1" draw:layer="layout" svg:x1="21.793cm" svg:y1="11.071cm" svg:x2="21.701cm" svg:y2="11.071cm">
          <text:p/>
        </draw:line>
        <draw:polyline draw:style-name="gr1" draw:text-style-name="P1" draw:layer="layout" svg:width="0.048cm" svg:height="0.159cm" svg:x="21.701cm" svg:y="10.912cm" svg:viewBox="0 0 49 160" draw:points="49,160 49,0 32,22 16,38 0,45">
          <text:p/>
        </draw:polyline>
        <draw:line draw:style-name="gr1" draw:text-style-name="P1" draw:layer="layout" svg:x1="21.907cm" svg:y1="8.572cm" svg:x2="21.59cm" svg:y2="8.572cm">
          <text:p/>
        </draw:line>
        <draw:line draw:style-name="gr7" draw:text-style-name="P4" draw:layer="layout" svg:x1="22.073cm" svg:y1="8.598cm" svg:x2="22.149cm" svg:y2="8.598cm">
          <text:p/>
        </draw:line>
        <draw:polyline draw:style-name="gr7" draw:text-style-name="P4" draw:layer="layout" svg:width="0.108cm" svg:height="0.159cm" svg:x="22.057cm" svg:y="8.484cm" svg:viewBox="0 0 109 160" draw:points="0,160 54,0 109,160">
          <text:p/>
        </draw:polyline>
        <draw:line draw:style-name="gr7" draw:text-style-name="P4" draw:layer="layout" svg:x1="22.298cm" svg:y1="8.642cm" svg:x2="22.209cm" svg:y2="8.642cm">
          <text:p/>
        </draw:line>
        <draw:polyline draw:style-name="gr7" draw:text-style-name="P4" draw:layer="layout" svg:width="0.044cm" svg:height="0.159cm" svg:x="22.209cm" svg:y="8.484cm" svg:viewBox="0 0 45 160" draw:points="45,160 45,0 29,22 16,38 0,45">
          <text:p/>
        </draw:polyline>
        <draw:polyline draw:style-name="gr1" draw:text-style-name="P1" draw:layer="layout" svg:width="0.098cm" svg:height="0.159cm" svg:x="21.695cm" svg:y="8.372cm" svg:viewBox="0 0 99 160" draw:points="6,16 16,10 29,0 67,0 83,10 90,16 99,32 99,45 90,70 0,160 99,160">
          <text:p/>
        </draw:polyline>
        <draw:line draw:style-name="gr1" draw:text-style-name="P1" draw:layer="layout" svg:x1="21.907cm" svg:y1="8.89cm" svg:x2="21.59cm" svg:y2="8.89cm">
          <text:p/>
        </draw:line>
        <draw:line draw:style-name="gr7" draw:text-style-name="P4" draw:layer="layout" svg:x1="22.073cm" svg:y1="8.915cm" svg:x2="22.149cm" svg:y2="8.915cm">
          <text:p/>
        </draw:line>
        <draw:polyline draw:style-name="gr7" draw:text-style-name="P4" draw:layer="layout" svg:width="0.108cm" svg:height="0.159cm" svg:x="22.057cm" svg:y="8.801cm" svg:viewBox="0 0 109 160" draw:points="0,160 54,0 109,160">
          <text:p/>
        </draw:polyline>
        <draw:polyline draw:style-name="gr7" draw:text-style-name="P4" draw:layer="layout" svg:width="0.095cm" svg:height="0.159cm" svg:x="22.203cm" svg:y="8.801cm" svg:viewBox="0 0 96 160" draw:points="6,16 13,10 29,0 67,0 83,10 90,16 96,32 96,45 90,70 0,160 96,160">
          <text:p/>
        </draw:polyline>
        <draw:polyline draw:style-name="gr1" draw:text-style-name="P1" draw:layer="layout" svg:width="0.098cm" svg:height="0.159cm" svg:x="21.695cm" svg:y="8.69cm" svg:viewBox="0 0 99 160" draw:points="0,0 99,0 45,61 67,61 83,70 90,77 99,93 99,131 90,144 83,153 67,160 22,160 6,153 0,144">
          <text:p/>
        </draw:polyline>
        <draw:line draw:style-name="gr1" draw:text-style-name="P1" draw:layer="layout" svg:x1="21.907cm" svg:y1="9.207cm" svg:x2="21.59cm" svg:y2="9.207cm">
          <text:p/>
        </draw:line>
        <draw:line draw:style-name="gr7" draw:text-style-name="P4" draw:layer="layout" svg:x1="22.073cm" svg:y1="9.233cm" svg:x2="22.149cm" svg:y2="9.233cm">
          <text:p/>
        </draw:line>
        <draw:polyline draw:style-name="gr7" draw:text-style-name="P4" draw:layer="layout" svg:width="0.108cm" svg:height="0.159cm" svg:x="22.057cm" svg:y="9.119cm" svg:viewBox="0 0 109 160" draw:points="0,160 54,0 109,160">
          <text:p/>
        </draw:polyline>
        <draw:polyline draw:style-name="gr7" draw:text-style-name="P4" draw:layer="layout" svg:width="0.095cm" svg:height="0.159cm" svg:x="22.203cm" svg:y="9.119cm" svg:viewBox="0 0 96 160" draw:points="0,0 96,0 45,61 67,61 83,70 90,77 96,93 96,131 90,144 83,153 67,160 22,160 6,153 0,144">
          <text:p/>
        </draw:polyline>
        <draw:line draw:style-name="gr1" draw:text-style-name="P1" draw:layer="layout" svg:x1="21.777cm" svg:y1="9.061cm" svg:x2="21.777cm" svg:y2="9.166cm">
          <text:p/>
        </draw:line>
        <draw:polyline draw:style-name="gr1" draw:text-style-name="P1" draw:layer="layout" svg:width="0.098cm" svg:height="0.111cm" svg:x="21.701cm" svg:y="9.001cm" svg:viewBox="0 0 99 112" draw:points="38,0 0,112 99,112">
          <text:p/>
        </draw:polyline>
        <draw:line draw:style-name="gr1" draw:text-style-name="P1" draw:layer="layout" svg:x1="21.907cm" svg:y1="9.525cm" svg:x2="21.59cm" svg:y2="9.525cm">
          <text:p/>
        </draw:line>
        <draw:line draw:style-name="gr7" draw:text-style-name="P4" draw:layer="layout" svg:x1="22.073cm" svg:y1="9.55cm" svg:x2="22.149cm" svg:y2="9.55cm">
          <text:p/>
        </draw:line>
        <draw:polyline draw:style-name="gr7" draw:text-style-name="P4" draw:layer="layout" svg:width="0.108cm" svg:height="0.159cm" svg:x="22.057cm" svg:y="9.436cm" svg:viewBox="0 0 109 160" draw:points="0,160 54,0 109,160">
          <text:p/>
        </draw:polyline>
        <draw:line draw:style-name="gr7" draw:text-style-name="P4" draw:layer="layout" svg:x1="22.285cm" svg:y1="9.49cm" svg:x2="22.285cm" svg:y2="9.595cm">
          <text:p/>
        </draw:line>
        <draw:polyline draw:style-name="gr7" draw:text-style-name="P4" draw:layer="layout" svg:width="0.098cm" svg:height="0.111cm" svg:x="22.209cm" svg:y="9.43cm" svg:viewBox="0 0 99 112" draw:points="38,0 0,112 99,112">
          <text:p/>
        </draw:polyline>
        <draw:polyline draw:style-name="gr1" draw:text-style-name="P1" draw:layer="layout" svg:width="0.092cm" svg:height="0.159cm" svg:x="21.701cm" svg:y="9.325cm" svg:viewBox="0 0 93 160" draw:points="83,0 10,0 0,77 10,70 22,61 61,61 77,70 83,77 93,93 93,131 83,144 77,153 61,160 22,160 10,153 0,144">
          <text:p/>
        </draw:polyline>
        <draw:line draw:style-name="gr1" draw:text-style-name="P1" draw:layer="layout" svg:x1="21.907cm" svg:y1="9.842cm" svg:x2="21.59cm" svg:y2="9.842cm">
          <text:p/>
        </draw:line>
        <draw:line draw:style-name="gr7" draw:text-style-name="P4" draw:layer="layout" svg:x1="22.073cm" svg:y1="9.868cm" svg:x2="22.149cm" svg:y2="9.868cm">
          <text:p/>
        </draw:line>
        <draw:polyline draw:style-name="gr7" draw:text-style-name="P4" draw:layer="layout" svg:width="0.108cm" svg:height="0.159cm" svg:x="22.057cm" svg:y="9.754cm" svg:viewBox="0 0 109 160" draw:points="0,160 54,0 109,160">
          <text:p/>
        </draw:polyline>
        <draw:polyline draw:style-name="gr7" draw:text-style-name="P4" draw:layer="layout" svg:width="0.089cm" svg:height="0.159cm" svg:x="22.209cm" svg:y="9.754cm" svg:viewBox="0 0 90 160" draw:points="83,0 6,0 0,77 6,70 22,61 61,61 77,70 83,77 90,93 90,131 83,144 77,153 61,160 22,160 6,153 0,144">
          <text:p/>
        </draw:polyline>
        <draw:polyline draw:style-name="gr1" draw:text-style-name="P1" draw:layer="layout" svg:width="0.092cm" svg:height="0.159cm" svg:x="21.701cm" svg:y="9.642cm" svg:viewBox="0 0 93 160" draw:points="77,0 48,0 32,10 22,16 10,38 0,70 0,131 10,144 16,153 32,160 61,160 77,153 83,144 93,131 93,93 83,77 77,70 61,61 32,61 16,70 10,77 0,93">
          <text:p/>
        </draw:polyline>
        <draw:line draw:style-name="gr1" draw:text-style-name="P1" draw:layer="layout" svg:x1="21.907cm" svg:y1="10.16cm" svg:x2="21.59cm" svg:y2="10.16cm">
          <text:p/>
        </draw:line>
        <draw:line draw:style-name="gr7" draw:text-style-name="P4" draw:layer="layout" svg:x1="22.073cm" svg:y1="10.185cm" svg:x2="22.149cm" svg:y2="10.185cm">
          <text:p/>
        </draw:line>
        <draw:polyline draw:style-name="gr7" draw:text-style-name="P4" draw:layer="layout" svg:width="0.108cm" svg:height="0.159cm" svg:x="22.057cm" svg:y="10.071cm" svg:viewBox="0 0 109 160" draw:points="0,160 54,0 109,160">
          <text:p/>
        </draw:polyline>
        <draw:polyline draw:style-name="gr7" draw:text-style-name="P4" draw:layer="layout" svg:width="0.089cm" svg:height="0.159cm" svg:x="22.209cm" svg:y="10.071cm" svg:viewBox="0 0 90 160" draw:points="77,0 45,0 29,10 22,16 6,38 0,70 0,131 6,144 16,153 29,160 61,160 77,153 83,144 90,131 90,93 83,77 77,70 61,61 29,61 16,70 6,77 0,93">
          <text:p/>
        </draw:polyline>
        <draw:polyline draw:style-name="gr1" draw:text-style-name="P1" draw:layer="layout" svg:width="0.105cm" svg:height="0.159cm" svg:x="21.695cm" svg:y="9.96cm" svg:viewBox="0 0 106 160" draw:points="0,0 106,0 38,160">
          <text:p/>
        </draw:polyline>
        <draw:line draw:style-name="gr1" draw:text-style-name="P1" draw:layer="layout" svg:x1="21.907cm" svg:y1="10.477cm" svg:x2="21.59cm" svg:y2="10.477cm">
          <text:p/>
        </draw:line>
        <draw:line draw:style-name="gr7" draw:text-style-name="P4" draw:layer="layout" svg:x1="22.073cm" svg:y1="10.503cm" svg:x2="22.149cm" svg:y2="10.503cm">
          <text:p/>
        </draw:line>
        <draw:polyline draw:style-name="gr7" draw:text-style-name="P4" draw:layer="layout" svg:width="0.108cm" svg:height="0.159cm" svg:x="22.057cm" svg:y="10.389cm" svg:viewBox="0 0 109 160" draw:points="0,160 54,0 109,160">
          <text:p/>
        </draw:polyline>
        <draw:polyline draw:style-name="gr7" draw:text-style-name="P4" draw:layer="layout" svg:width="0.105cm" svg:height="0.159cm" svg:x="22.203cm" svg:y="10.389cm" svg:viewBox="0 0 106 160" draw:points="0,0 106,0 35,160">
          <text:p/>
        </draw:polyline>
        <draw:polyline draw:style-name="gr1" draw:text-style-name="P1" draw:layer="layout" svg:width="0.092cm" svg:height="0.159cm" svg:x="21.701cm" svg:y="10.277cm" svg:viewBox="0 0 93 160" draw:points="32,70 16,61 10,54 0,38 0,32 10,16 16,10 32,0 61,0 77,10 83,16 93,32 93,38 83,54 77,61 61,70 32,70 16,77 10,83 0,99 0,131 10,144 16,153 32,160 61,160 77,153 83,144 93,131 93,99 83,83 77,77 61,70">
          <text:p/>
        </draw:polyline>
        <draw:line draw:style-name="gr1" draw:text-style-name="P1" draw:layer="layout" svg:x1="21.907cm" svg:y1="10.795cm" svg:x2="21.59cm" svg:y2="10.795cm">
          <text:p/>
        </draw:line>
        <draw:line draw:style-name="gr7" draw:text-style-name="P4" draw:layer="layout" svg:x1="22.073cm" svg:y1="10.82cm" svg:x2="22.149cm" svg:y2="10.82cm">
          <text:p/>
        </draw:line>
        <draw:polyline draw:style-name="gr7" draw:text-style-name="P4" draw:layer="layout" svg:width="0.108cm" svg:height="0.159cm" svg:x="22.057cm" svg:y="10.706cm" svg:viewBox="0 0 109 160" draw:points="0,160 54,0 109,160">
          <text:p/>
        </draw:polyline>
        <draw:polyline draw:style-name="gr7" draw:text-style-name="P4" draw:layer="layout" svg:width="0.089cm" svg:height="0.159cm" svg:x="22.209cm" svg:y="10.706cm" svg:viewBox="0 0 90 160" draw:points="29,70 16,61 6,54 0,38 0,32 6,16 16,10 29,0 61,0 77,10 83,16 90,32 90,38 83,54 77,61 61,70 29,70 16,77 6,83 0,99 0,131 6,144 16,153 29,160 61,160 77,153 83,144 90,131 90,99 83,83 77,77 61,70">
          <text:p/>
        </draw:polyline>
        <draw:polyline draw:style-name="gr1" draw:text-style-name="P1" draw:layer="layout" svg:width="0.092cm" svg:height="0.159cm" svg:x="21.701cm" svg:y="10.595cm" svg:viewBox="0 0 93 160" draw:points="16,160 48,160 61,153 71,144 83,121 93,93 93,32 83,16 77,10 61,0 32,0 16,10 10,16 0,32 0,70 10,83 16,93 32,99 61,99 77,93 83,83 93,70">
          <text:p/>
        </draw:polyline>
        <draw:line draw:style-name="gr1" draw:text-style-name="P1" draw:layer="layout" svg:x1="22.86cm" svg:y1="12.065cm" svg:x2="22.86cm" svg:y2="12.382cm">
          <text:p/>
        </draw:line>
        <draw:polyline draw:style-name="gr7" draw:text-style-name="P4" draw:layer="layout" svg:width="0.159cm" svg:height="0.098cm" svg:x="22.771cm" svg:y="11.798cm" svg:viewBox="0 0 160 99" draw:points="10,6 0,22 0,45 10,67 22,83 38,93 70,99 93,99 121,93 137,83 153,67 160,45 160,32 153,6 144,0 93,0 93,32">
          <text:p/>
        </draw:polyline>
        <draw:polyline draw:style-name="gr7" draw:text-style-name="P4" draw:layer="layout" svg:width="0.159cm" svg:height="0.092cm" svg:x="22.771cm" svg:y="11.64cm" svg:viewBox="0 0 160 93" draw:points="160,93 0,93 160,0 0,0">
          <text:p/>
        </draw:polyline>
        <draw:polygon draw:style-name="gr7" draw:text-style-name="P4" draw:layer="layout" svg:width="0.159cm" svg:height="0.089cm" svg:x="22.771cm" svg:y="11.474cm" svg:viewBox="0 0 160 90" draw:points="160,90 0,90 0,51 10,29 22,13 38,6 70,0 93,0 121,6 137,13 153,29 160,51">
          <text:p/>
        </draw:polygon>
        <draw:line draw:style-name="gr1" draw:text-style-name="P1" draw:layer="layout" svg:x1="22.819cm" svg:y1="12.252cm" svg:x2="22.819cm" svg:y2="12.344cm">
          <text:p/>
        </draw:line>
        <draw:polyline draw:style-name="gr1" draw:text-style-name="P1" draw:layer="layout" svg:width="0.159cm" svg:height="0.048cm" svg:x="22.66cm" svg:y="12.297cm" svg:viewBox="0 0 160 49" draw:points="160,0 0,0 22,16 38,32 45,49">
          <text:p/>
        </draw:polyline>
        <draw:polygon draw:style-name="gr1" draw:text-style-name="P1" draw:layer="layout" svg:width="0.159cm" svg:height="0.092cm" svg:x="22.66cm" svg:y="12.1cm" svg:viewBox="0 0 160 93" draw:points="0,55 0,39 10,26 16,16 32,10 61,0 99,0 131,10 144,16 153,26 160,39 160,55 153,71 144,77 131,87 99,93 61,93 32,87 16,77 10,71">
          <text:p/>
        </draw:polygon>
        <draw:line draw:style-name="gr1" draw:text-style-name="P1" draw:layer="layout" svg:x1="22.86cm" svg:y1="7.937cm" svg:x2="22.86cm" svg:y2="7.62cm">
          <text:p/>
        </draw:line>
        <draw:polyline draw:style-name="gr7" draw:text-style-name="P4" draw:layer="layout" svg:width="0.159cm" svg:height="0.108cm" svg:x="22.771cm" svg:y="8.404cm" svg:viewBox="0 0 160 109" draw:points="0,109 160,54 0,0">
          <text:p/>
        </draw:polyline>
        <draw:polyline draw:style-name="gr7" draw:text-style-name="P4" draw:layer="layout" svg:width="0.159cm" svg:height="0.098cm" svg:x="22.771cm" svg:y="8.261cm" svg:viewBox="0 0 160 99" draw:points="144,0 153,6 160,32 160,45 153,67 137,83 121,93 93,99 70,99 38,93 22,83 10,67 0,45 0,32 10,6 16,0">
          <text:p/>
        </draw:polyline>
        <draw:polyline draw:style-name="gr7" draw:text-style-name="P4" draw:layer="layout" svg:width="0.159cm" svg:height="0.098cm" svg:x="22.771cm" svg:y="8.103cm" svg:viewBox="0 0 160 99" draw:points="144,0 153,6 160,32 160,45 153,67 137,83 121,93 93,99 70,99 38,93 22,83 10,67 0,45 0,32 10,6 16,0">
          <text:p/>
        </draw:polyline>
        <draw:polyline draw:style-name="gr1" draw:text-style-name="P1" draw:layer="layout" svg:width="0.159cm" svg:height="0.098cm" svg:x="22.66cm" svg:y="7.807cm" svg:viewBox="0 0 160 99" draw:points="16,93 10,83 0,67 0,32 10,16 16,6 32,0 45,0 70,6 160,99 160,0">
          <text:p/>
        </draw:polyline>
        <draw:polygon draw:style-name="gr1" draw:text-style-name="P1" draw:layer="layout" svg:width="0.159cm" svg:height="0.092cm" svg:x="22.66cm" svg:y="7.655cm" svg:viewBox="0 0 160 93" draw:points="0,55 0,39 10,26 16,16 32,10 61,0 99,0 131,10 144,16 153,26 160,39 160,55 153,71 144,77 131,87 99,93 61,93 32,87 16,77 10,71">
          <text:p/>
        </draw:polygon>
        <draw:line draw:style-name="gr1" draw:text-style-name="P1" draw:layer="layout" svg:x1="23.177cm" svg:y1="11.112cm" svg:x2="23.494cm" svg:y2="11.112cm">
          <text:p/>
        </draw:line>
        <draw:polyline draw:style-name="gr7" draw:text-style-name="P4" draw:layer="layout" svg:width="0.089cm" svg:height="0.159cm" svg:x="22.768cm" svg:y="11.024cm" svg:viewBox="0 0 90 160" draw:points="51,77 77,83 83,93 90,105 90,131 83,144 77,153 61,160 0,160 0,0 51,0 67,10 77,16 83,32 83,45 77,61 67,70 51,77 0,77">
          <text:p/>
        </draw:polyline>
        <draw:polyline draw:style-name="gr7" draw:text-style-name="P4" draw:layer="layout" svg:width="0.092cm" svg:height="0.159cm" svg:x="22.917cm" svg:y="11.024cm" svg:viewBox="0 0 93 160" draw:points="32,70 16,61 10,54 0,38 0,32 10,16 16,10 32,0 61,0 77,10 87,16 93,32 93,38 87,54 77,61 61,70 32,70 16,77 10,83 0,99 0,131 10,144 16,153 32,160 61,160 77,153 87,144 93,131 93,99 87,83 77,77 61,70">
          <text:p/>
        </draw:polyline>
        <draw:line draw:style-name="gr1" draw:text-style-name="P1" draw:layer="layout" svg:x1="23.304cm" svg:y1="11.071cm" svg:x2="23.212cm" svg:y2="11.071cm">
          <text:p/>
        </draw:line>
        <draw:polyline draw:style-name="gr1" draw:text-style-name="P1" draw:layer="layout" svg:width="0.048cm" svg:height="0.159cm" svg:x="23.212cm" svg:y="10.912cm" svg:viewBox="0 0 49 160" draw:points="49,160 49,0 32,22 16,38 0,45">
          <text:p/>
        </draw:polyline>
        <draw:line draw:style-name="gr1" draw:text-style-name="P1" draw:layer="layout" svg:x1="23.457cm" svg:y1="11.071cm" svg:x2="23.365cm" svg:y2="11.071cm">
          <text:p/>
        </draw:line>
        <draw:polyline draw:style-name="gr1" draw:text-style-name="P1" draw:layer="layout" svg:width="0.044cm" svg:height="0.159cm" svg:x="23.365cm" svg:y="10.912cm" svg:viewBox="0 0 45 160" draw:points="45,160 45,0 32,22 16,38 0,45">
          <text:p/>
        </draw:polyline>
        <draw:line draw:style-name="gr1" draw:text-style-name="P1" draw:layer="layout" svg:x1="23.177cm" svg:y1="10.795cm" svg:x2="23.494cm" svg:y2="10.795cm">
          <text:p/>
        </draw:line>
        <draw:polyline draw:style-name="gr7" draw:text-style-name="P4" draw:layer="layout" svg:width="0.089cm" svg:height="0.159cm" svg:x="22.768cm" svg:y="10.706cm" svg:viewBox="0 0 90 160" draw:points="51,77 77,83 83,93 90,105 90,131 83,144 77,153 61,160 0,160 0,0 51,0 67,10 77,16 83,32 83,45 77,61 67,70 51,77 0,77">
          <text:p/>
        </draw:polyline>
        <draw:polyline draw:style-name="gr7" draw:text-style-name="P4" draw:layer="layout" svg:width="0.105cm" svg:height="0.159cm" svg:x="22.911cm" svg:y="10.706cm" svg:viewBox="0 0 106 160" draw:points="0,0 106,0 38,160">
          <text:p/>
        </draw:polyline>
        <draw:line draw:style-name="gr1" draw:text-style-name="P1" draw:layer="layout" svg:x1="23.304cm" svg:y1="10.754cm" svg:x2="23.212cm" svg:y2="10.754cm">
          <text:p/>
        </draw:line>
        <draw:polyline draw:style-name="gr1" draw:text-style-name="P1" draw:layer="layout" svg:width="0.048cm" svg:height="0.159cm" svg:x="23.212cm" svg:y="10.595cm" svg:viewBox="0 0 49 160" draw:points="49,160 49,0 32,22 16,38 0,45">
          <text:p/>
        </draw:polyline>
        <draw:polyline draw:style-name="gr1" draw:text-style-name="P1" draw:layer="layout" svg:width="0.098cm" svg:height="0.159cm" svg:x="23.358cm" svg:y="10.595cm" svg:viewBox="0 0 99 160" draw:points="6,16 13,10 29,0 67,0 83,10 90,16 99,32 99,45 90,70 0,160 99,160">
          <text:p/>
        </draw:polyline>
        <draw:line draw:style-name="gr1" draw:text-style-name="P1" draw:layer="layout" svg:x1="23.177cm" svg:y1="10.477cm" svg:x2="23.494cm" svg:y2="10.477cm">
          <text:p/>
        </draw:line>
        <draw:polyline draw:style-name="gr7" draw:text-style-name="P4" draw:layer="layout" svg:width="0.089cm" svg:height="0.159cm" svg:x="22.768cm" svg:y="10.389cm" svg:viewBox="0 0 90 160" draw:points="51,77 77,83 83,93 90,105 90,131 83,144 77,153 61,160 0,160 0,0 51,0 67,10 77,16 83,32 83,45 77,61 67,70 51,77 0,77">
          <text:p/>
        </draw:polyline>
        <draw:polyline draw:style-name="gr7" draw:text-style-name="P4" draw:layer="layout" svg:width="0.092cm" svg:height="0.159cm" svg:x="22.917cm" svg:y="10.389cm" svg:viewBox="0 0 93 160" draw:points="77,0 48,0 32,10 26,16 10,38 0,70 0,131 10,144 16,153 32,160 61,160 77,153 87,144 93,131 93,93 87,77 77,70 61,61 32,61 16,70 10,77 0,93">
          <text:p/>
        </draw:polyline>
        <draw:line draw:style-name="gr1" draw:text-style-name="P1" draw:layer="layout" svg:x1="23.304cm" svg:y1="10.436cm" svg:x2="23.212cm" svg:y2="10.436cm">
          <text:p/>
        </draw:line>
        <draw:polyline draw:style-name="gr1" draw:text-style-name="P1" draw:layer="layout" svg:width="0.048cm" svg:height="0.159cm" svg:x="23.212cm" svg:y="10.277cm" svg:viewBox="0 0 49 160" draw:points="49,160 49,0 32,22 16,38 0,45">
          <text:p/>
        </draw:polyline>
        <draw:polyline draw:style-name="gr1" draw:text-style-name="P1" draw:layer="layout" svg:width="0.098cm" svg:height="0.159cm" svg:x="23.358cm" svg:y="10.277cm" svg:viewBox="0 0 99 160" draw:points="0,0 99,0 45,61 67,61 83,70 90,77 99,93 99,131 90,144 83,153 67,160 22,160 6,153 0,144">
          <text:p/>
        </draw:polyline>
        <draw:line draw:style-name="gr1" draw:text-style-name="P1" draw:layer="layout" svg:x1="23.177cm" svg:y1="10.16cm" svg:x2="23.494cm" svg:y2="10.16cm">
          <text:p/>
        </draw:line>
        <draw:polyline draw:style-name="gr7" draw:text-style-name="P4" draw:layer="layout" svg:width="0.089cm" svg:height="0.159cm" svg:x="22.768cm" svg:y="10.071cm" svg:viewBox="0 0 90 160" draw:points="51,77 77,83 83,93 90,105 90,131 83,144 77,153 61,160 0,160 0,0 51,0 67,10 77,16 83,32 83,45 77,61 67,70 51,77 0,77">
          <text:p/>
        </draw:polyline>
        <draw:polyline draw:style-name="gr7" draw:text-style-name="P4" draw:layer="layout" svg:width="0.092cm" svg:height="0.159cm" svg:x="22.917cm" svg:y="10.071cm" svg:viewBox="0 0 93 160" draw:points="87,0 10,0 0,77 10,70 26,61 61,61 77,70 87,77 93,93 93,131 87,144 77,153 61,160 26,160 10,153 0,144">
          <text:p/>
        </draw:polyline>
        <draw:line draw:style-name="gr1" draw:text-style-name="P1" draw:layer="layout" svg:x1="23.304cm" svg:y1="10.119cm" svg:x2="23.212cm" svg:y2="10.119cm">
          <text:p/>
        </draw:line>
        <draw:polyline draw:style-name="gr1" draw:text-style-name="P1" draw:layer="layout" svg:width="0.048cm" svg:height="0.159cm" svg:x="23.212cm" svg:y="9.96cm" svg:viewBox="0 0 49 160" draw:points="49,160 49,0 32,22 16,38 0,45">
          <text:p/>
        </draw:polyline>
        <draw:line draw:style-name="gr1" draw:text-style-name="P1" draw:layer="layout" svg:x1="23.441cm" svg:y1="10.014cm" svg:x2="23.441cm" svg:y2="10.119cm">
          <text:p/>
        </draw:line>
        <draw:polyline draw:style-name="gr1" draw:text-style-name="P1" draw:layer="layout" svg:width="0.098cm" svg:height="0.111cm" svg:x="23.365cm" svg:y="9.954cm" svg:viewBox="0 0 99 112" draw:points="38,0 0,112 99,112">
          <text:p/>
        </draw:polyline>
        <draw:line draw:style-name="gr1" draw:text-style-name="P1" draw:layer="layout" svg:x1="23.177cm" svg:y1="9.842cm" svg:x2="23.494cm" svg:y2="9.842cm">
          <text:p/>
        </draw:line>
        <draw:polyline draw:style-name="gr7" draw:text-style-name="P4" draw:layer="layout" svg:width="0.089cm" svg:height="0.159cm" svg:x="22.768cm" svg:y="9.754cm" svg:viewBox="0 0 90 160" draw:points="51,77 77,83 83,93 90,105 90,131 83,144 77,153 61,160 0,160 0,0 51,0 67,10 77,16 83,32 83,45 77,61 67,70 51,77 0,77">
          <text:p/>
        </draw:polyline>
        <draw:line draw:style-name="gr7" draw:text-style-name="P4" draw:layer="layout" svg:x1="22.993cm" svg:y1="9.808cm" svg:x2="22.993cm" svg:y2="9.913cm">
          <text:p/>
        </draw:line>
        <draw:polyline draw:style-name="gr7" draw:text-style-name="P4" draw:layer="layout" svg:width="0.098cm" svg:height="0.111cm" svg:x="22.917cm" svg:y="9.747cm" svg:viewBox="0 0 99 112" draw:points="38,0 0,112 99,112">
          <text:p/>
        </draw:polyline>
        <draw:line draw:style-name="gr1" draw:text-style-name="P1" draw:layer="layout" svg:x1="23.304cm" svg:y1="9.801cm" svg:x2="23.212cm" svg:y2="9.801cm">
          <text:p/>
        </draw:line>
        <draw:polyline draw:style-name="gr1" draw:text-style-name="P1" draw:layer="layout" svg:width="0.048cm" svg:height="0.159cm" svg:x="23.212cm" svg:y="9.642cm" svg:viewBox="0 0 49 160" draw:points="49,160 49,0 32,22 16,38 0,45">
          <text:p/>
        </draw:polyline>
        <draw:polyline draw:style-name="gr1" draw:text-style-name="P1" draw:layer="layout" svg:width="0.092cm" svg:height="0.159cm" svg:x="23.365cm" svg:y="9.642cm" svg:viewBox="0 0 93 160" draw:points="83,0 6,0 0,77 6,70 22,61 61,61 77,70 83,77 93,93 93,131 83,144 77,153 61,160 22,160 6,153 0,144">
          <text:p/>
        </draw:polyline>
        <draw:line draw:style-name="gr1" draw:text-style-name="P1" draw:layer="layout" svg:x1="23.177cm" svg:y1="9.525cm" svg:x2="23.494cm" svg:y2="9.525cm">
          <text:p/>
        </draw:line>
        <draw:polyline draw:style-name="gr7" draw:text-style-name="P4" draw:layer="layout" svg:width="0.089cm" svg:height="0.159cm" svg:x="22.768cm" svg:y="9.436cm" svg:viewBox="0 0 90 160" draw:points="51,77 77,83 83,93 90,105 90,131 83,144 77,153 61,160 0,160 0,0 51,0 67,10 77,16 83,32 83,45 77,61 67,70 51,77 0,77">
          <text:p/>
        </draw:polyline>
        <draw:polyline draw:style-name="gr7" draw:text-style-name="P4" draw:layer="layout" svg:width="0.098cm" svg:height="0.159cm" svg:x="22.911cm" svg:y="9.436cm" svg:viewBox="0 0 99 160" draw:points="0,0 99,0 45,61 67,61 83,70 93,77 99,93 99,131 93,144 83,153 67,160 22,160 6,153 0,144">
          <text:p/>
        </draw:polyline>
        <draw:line draw:style-name="gr1" draw:text-style-name="P1" draw:layer="layout" svg:x1="23.304cm" svg:y1="9.484cm" svg:x2="23.212cm" svg:y2="9.484cm">
          <text:p/>
        </draw:line>
        <draw:polyline draw:style-name="gr1" draw:text-style-name="P1" draw:layer="layout" svg:width="0.048cm" svg:height="0.159cm" svg:x="23.212cm" svg:y="9.325cm" svg:viewBox="0 0 49 160" draw:points="49,160 49,0 32,22 16,38 0,45">
          <text:p/>
        </draw:polyline>
        <draw:polyline draw:style-name="gr1" draw:text-style-name="P1" draw:layer="layout" svg:width="0.092cm" svg:height="0.159cm" svg:x="23.365cm" svg:y="9.325cm" svg:viewBox="0 0 93 160" draw:points="77,0 45,0 32,10 22,16 6,38 0,70 0,131 6,144 16,153 32,160 61,160 77,153 83,144 93,131 93,93 83,77 77,70 61,61 32,61 16,70 6,77 0,93">
          <text:p/>
        </draw:polyline>
        <draw:line draw:style-name="gr1" draw:text-style-name="P1" draw:layer="layout" svg:x1="23.177cm" svg:y1="9.207cm" svg:x2="23.494cm" svg:y2="9.207cm">
          <text:p/>
        </draw:line>
        <draw:polyline draw:style-name="gr7" draw:text-style-name="P4" draw:layer="layout" svg:width="0.089cm" svg:height="0.159cm" svg:x="22.768cm" svg:y="9.119cm" svg:viewBox="0 0 90 160" draw:points="51,77 77,83 83,93 90,105 90,131 83,144 77,153 61,160 0,160 0,0 51,0 67,10 77,16 83,32 83,45 77,61 67,70 51,77 0,77">
          <text:p/>
        </draw:polyline>
        <draw:polyline draw:style-name="gr7" draw:text-style-name="P4" draw:layer="layout" svg:width="0.098cm" svg:height="0.159cm" svg:x="22.911cm" svg:y="9.119cm" svg:viewBox="0 0 99 160" draw:points="6,16 16,10 32,0 67,0 83,10 93,16 99,32 99,45 93,70 0,160 99,160">
          <text:p/>
        </draw:polyline>
        <draw:line draw:style-name="gr1" draw:text-style-name="P1" draw:layer="layout" svg:x1="23.304cm" svg:y1="9.166cm" svg:x2="23.212cm" svg:y2="9.166cm">
          <text:p/>
        </draw:line>
        <draw:polyline draw:style-name="gr1" draw:text-style-name="P1" draw:layer="layout" svg:width="0.048cm" svg:height="0.159cm" svg:x="23.212cm" svg:y="9.007cm" svg:viewBox="0 0 49 160" draw:points="49,160 49,0 32,22 16,38 0,45">
          <text:p/>
        </draw:polyline>
        <draw:polyline draw:style-name="gr1" draw:text-style-name="P1" draw:layer="layout" svg:width="0.105cm" svg:height="0.159cm" svg:x="23.358cm" svg:y="9.007cm" svg:viewBox="0 0 106 160" draw:points="0,0 106,0 38,160">
          <text:p/>
        </draw:polyline>
        <draw:line draw:style-name="gr1" draw:text-style-name="P1" draw:layer="layout" svg:x1="23.177cm" svg:y1="8.89cm" svg:x2="23.494cm" svg:y2="8.89cm">
          <text:p/>
        </draw:line>
        <draw:polyline draw:style-name="gr7" draw:text-style-name="P4" draw:layer="layout" svg:width="0.089cm" svg:height="0.159cm" svg:x="22.768cm" svg:y="8.801cm" svg:viewBox="0 0 90 160" draw:points="51,77 77,83 83,93 90,105 90,131 83,144 77,153 61,160 0,160 0,0 51,0 67,10 77,16 83,32 83,45 77,61 67,70 51,77 0,77">
          <text:p/>
        </draw:polyline>
        <draw:line draw:style-name="gr7" draw:text-style-name="P4" draw:layer="layout" svg:x1="23.009cm" svg:y1="8.96cm" svg:x2="22.917cm" svg:y2="8.96cm">
          <text:p/>
        </draw:line>
        <draw:polyline draw:style-name="gr7" draw:text-style-name="P4" draw:layer="layout" svg:width="0.048cm" svg:height="0.159cm" svg:x="22.917cm" svg:y="8.801cm" svg:viewBox="0 0 49 160" draw:points="49,160 49,0 32,22 16,38 0,45">
          <text:p/>
        </draw:polyline>
        <draw:line draw:style-name="gr1" draw:text-style-name="P1" draw:layer="layout" svg:x1="23.304cm" svg:y1="8.849cm" svg:x2="23.212cm" svg:y2="8.849cm">
          <text:p/>
        </draw:line>
        <draw:polyline draw:style-name="gr1" draw:text-style-name="P1" draw:layer="layout" svg:width="0.048cm" svg:height="0.159cm" svg:x="23.212cm" svg:y="8.69cm" svg:viewBox="0 0 49 160" draw:points="49,160 49,0 32,22 16,38 0,45">
          <text:p/>
        </draw:polyline>
        <draw:polyline draw:style-name="gr1" draw:text-style-name="P1" draw:layer="layout" svg:width="0.092cm" svg:height="0.159cm" svg:x="23.365cm" svg:y="8.69cm" svg:viewBox="0 0 93 160" draw:points="32,70 16,61 6,54 0,38 0,32 6,16 16,10 32,0 61,0 77,10 83,16 93,32 93,38 83,54 77,61 61,70 32,70 16,77 6,83 0,99 0,131 6,144 16,153 32,160 61,160 77,153 83,144 93,131 93,99 83,83 77,77 61,70">
          <text:p/>
        </draw:polyline>
        <draw:line draw:style-name="gr1" draw:text-style-name="P1" draw:layer="layout" svg:x1="21.907cm" svg:y1="11.43cm" svg:x2="21.59cm" svg:y2="11.43cm">
          <text:p/>
        </draw:line>
        <draw:line draw:style-name="gr7" draw:text-style-name="P4" draw:layer="layout" svg:x1="22.044cm" svg:y1="11.297cm" svg:x2="22.209cm" svg:y2="11.297cm">
          <text:p/>
        </draw:line>
        <draw:polygon draw:style-name="gr7" draw:text-style-name="P4" draw:layer="layout" svg:width="0.105cm" svg:height="0.159cm" svg:x="22.073cm" svg:y="11.341cm" svg:viewBox="0 0 106 160" draw:points="38,0 67,0 83,10 99,22 106,54 106,105 99,137 83,153 67,160 38,160 22,153 6,137 0,105 0,54 6,22 22,10">
          <text:p/>
        </draw:polygon>
        <draw:line draw:style-name="gr7" draw:text-style-name="P4" draw:layer="layout" svg:x1="22.209cm" svg:y1="11.297cm" svg:x2="22.352cm" svg:y2="11.297cm">
          <text:p/>
        </draw:line>
        <draw:line draw:style-name="gr7" draw:text-style-name="P4" draw:layer="layout" svg:x1="22.247cm" svg:y1="11.417cm" svg:x2="22.298cm" svg:y2="11.417cm">
          <text:p/>
        </draw:line>
        <draw:polyline draw:style-name="gr7" draw:text-style-name="P4" draw:layer="layout" svg:width="0.076cm" svg:height="0.159cm" svg:x="22.247cm" svg:y="11.341cm" svg:viewBox="0 0 77 160" draw:points="77,160 0,160 0,0 77,0">
          <text:p/>
        </draw:polyline>
        <draw:line draw:style-name="gr1" draw:text-style-name="P1" draw:layer="layout" svg:x1="21.717cm" svg:y1="11.389cm" svg:x2="21.625cm" svg:y2="11.389cm">
          <text:p/>
        </draw:line>
        <draw:polyline draw:style-name="gr1" draw:text-style-name="P1" draw:layer="layout" svg:width="0.048cm" svg:height="0.159cm" svg:x="21.625cm" svg:y="11.23cm" svg:viewBox="0 0 49 160" draw:points="49,160 49,0 32,22 16,38 0,45">
          <text:p/>
        </draw:polyline>
        <draw:polyline draw:style-name="gr1" draw:text-style-name="P1" draw:layer="layout" svg:width="0.092cm" svg:height="0.159cm" svg:x="21.777cm" svg:y="11.23cm" svg:viewBox="0 0 93 160" draw:points="16,160 45,160 61,153 67,144 83,121 93,93 93,32 83,16 77,10 61,0 32,0 16,10 6,16 0,32 0,70 6,83 16,93 32,99 61,99 77,93 83,83 93,70">
          <text:p/>
        </draw:polyline>
        <draw:polyline draw:style-name="gr7" draw:text-style-name="P4" draw:layer="layout" svg:width="0.111cm" svg:height="0.191cm" svg:x="22.304cm" svg:y="6.89cm" svg:viewBox="0 0 112 192" draw:points="0,0 0,153 10,172 19,182 38,192 74,192 93,182 103,172 112,153 112,0">
          <text:p/>
        </draw:polyline>
        <draw:line draw:style-name="gr7" draw:text-style-name="P4" draw:layer="layout" svg:x1="22.606cm" svg:y1="7.08cm" svg:x2="22.495cm" svg:y2="7.08cm">
          <text:p/>
        </draw:line>
        <draw:polyline draw:style-name="gr7" draw:text-style-name="P4" draw:layer="layout" svg:width="0.054cm" svg:height="0.191cm" svg:x="22.495cm" svg:y="6.89cm" svg:viewBox="0 0 55 192" draw:points="55,192 55,0 39,26 19,45 0,54">
          <text:p/>
        </draw:polyline>
        <draw:polyline draw:style-name="gr7" draw:text-style-name="P4" draw:layer="layout" svg:width="0.117cm" svg:height="0.191cm" svg:x="22.669cm" svg:y="6.89cm" svg:viewBox="0 0 118 192" draw:points="0,0 118,0 54,73 80,73 99,80 109,89 118,109 118,153 109,172 99,182 80,192 26,192 6,182 0,172">
          <text:p/>
        </draw:polyline>
        <draw:polyline draw:style-name="gr7" draw:text-style-name="P4" draw:layer="layout" svg:width="0.108cm" svg:height="0.191cm" svg:x="21.498cm" svg:y="7.226cm" svg:viewBox="0 0 109 192" draw:points="0,182 29,192 74,192 93,182 99,172 109,153 109,137 99,118 93,109 74,99 35,89 19,80 10,73 0,54 0,35 10,16 19,10 35,0 83,0 109,10">
          <text:p/>
        </draw:polyline>
        <draw:polyline draw:style-name="gr7" draw:text-style-name="P4" draw:layer="layout" svg:width="0.108cm" svg:height="0.191cm" svg:x="21.688cm" svg:y="7.226cm" svg:viewBox="0 0 109 192" draw:points="0,192 0,0 109,192 109,0">
          <text:p/>
        </draw:polyline>
        <draw:polyline draw:style-name="gr7" draw:text-style-name="P4" draw:layer="layout" svg:width="0.127cm" svg:height="0.191cm" svg:x="21.869cm" svg:y="7.226cm" svg:viewBox="0 0 128 192" draw:points="0,0 128,0 45,192">
          <text:p/>
        </draw:polyline>
        <draw:line draw:style-name="gr7" draw:text-style-name="P4" draw:layer="layout" svg:x1="22.152cm" svg:y1="7.29cm" svg:x2="22.152cm" svg:y2="7.417cm">
          <text:p/>
        </draw:line>
        <draw:polyline draw:style-name="gr7" draw:text-style-name="P4" draw:layer="layout" svg:width="0.117cm" svg:height="0.137cm" svg:x="22.06cm" svg:y="7.217cm" svg:viewBox="0 0 118 138" draw:points="45,0 0,138 118,138">
          <text:p/>
        </draw:polyline>
        <draw:polyline draw:style-name="gr7" draw:text-style-name="P4" draw:layer="layout" svg:width="0.092cm" svg:height="0.191cm" svg:x="22.25cm" svg:y="7.226cm" svg:viewBox="0 0 93 192" draw:points="93,192 0,192 0,0">
          <text:p/>
        </draw:polyline>
        <draw:polyline draw:style-name="gr7" draw:text-style-name="P4" draw:layer="layout" svg:width="0.127cm" svg:height="0.191cm" svg:x="22.377cm" svg:y="7.226cm" svg:viewBox="0 0 128 192" draw:points="0,0 64,192 128,0">
          <text:p/>
        </draw:polyline>
        <draw:polyline draw:style-name="gr7" draw:text-style-name="P4" draw:layer="layout" svg:width="0.117cm" svg:height="0.191cm" svg:x="22.558cm" svg:y="7.226cm" svg:viewBox="0 0 118 192" draw:points="118,172 112,182 83,192 64,192 38,182 19,163 10,144 0,109 0,80 10,45 19,26 38,10 64,0 83,0 112,10 118,16">
          <text:p/>
        </draw:polyline>
        <draw:polyline draw:style-name="gr7" draw:text-style-name="P4" draw:layer="layout" svg:width="0.121cm" svg:height="0.191cm" svg:x="22.739cm" svg:y="7.226cm" svg:viewBox="0 0 122 192" draw:points="10,16 19,10 38,0 83,0 102,10 112,16 122,35 122,54 112,80 0,192 122,192">
          <text:p/>
        </draw:polyline>
        <draw:line draw:style-name="gr7" draw:text-style-name="P4" draw:layer="layout" svg:x1="23.022cm" svg:y1="7.29cm" svg:x2="23.022cm" svg:y2="7.417cm">
          <text:p/>
        </draw:line>
        <draw:polyline draw:style-name="gr7" draw:text-style-name="P4" draw:layer="layout" svg:width="0.121cm" svg:height="0.137cm" svg:x="22.93cm" svg:y="7.217cm" svg:viewBox="0 0 122 138" draw:points="48,0 0,138 122,138">
          <text:p/>
        </draw:polyline>
        <draw:polyline draw:style-name="gr7" draw:text-style-name="P4" draw:layer="layout" svg:width="0.108cm" svg:height="0.191cm" svg:x="23.114cm" svg:y="7.226cm" svg:viewBox="0 0 109 192" draw:points="99,0 6,0 0,89 6,80 26,73 70,73 90,80 99,89 109,109 109,153 99,172 90,182 70,192 26,192 6,182 0,172">
          <text:p/>
        </draw:polyline>
        <draw:line draw:style-name="gr7" draw:text-style-name="P4" draw:layer="layout" svg:x1="23.295cm" svg:y1="7.363cm" svg:x2="23.384cm" svg:y2="7.363cm">
          <text:p/>
        </draw:line>
        <draw:polyline draw:style-name="gr7" draw:text-style-name="P4" draw:layer="layout" svg:width="0.127cm" svg:height="0.191cm" svg:x="23.276cm" svg:y="7.226cm" svg:viewBox="0 0 128 192" draw:points="0,192 64,0 128,192">
          <text:p/>
        </draw:polyline>
        <draw:polyline draw:style-name="gr7" draw:text-style-name="P4" draw:layer="layout" svg:width="0.108cm" svg:height="0.191cm" svg:x="23.466cm" svg:y="7.226cm" svg:viewBox="0 0 109 192" draw:points="0,192 0,0 109,192 109,0">
          <text:p/>
        </draw:polyline>
        <draw:polygon draw:style-name="gr1" draw:text-style-name="P1" draw:layer="layout" svg:width="2.54cm" svg:height="6.985cm" svg:x="17.145cm" svg:y="14.922cm" svg:viewBox="0 0 2541 6986" draw:points="1270,6986 0,6986 0,0 2541,0 2541,6986">
          <text:p/>
        </draw:polygon>
        <draw:line draw:style-name="gr1" draw:text-style-name="P1" draw:layer="layout" svg:x1="17.144cm" svg:y1="20.161cm" svg:x2="16.192cm" svg:y2="20.161cm">
          <text:p/>
        </draw:line>
        <draw:line draw:style-name="gr7" draw:text-style-name="P4" draw:layer="layout" svg:x1="17.31cm" svg:y1="20.187cm" svg:x2="17.386cm" svg:y2="20.187cm">
          <text:p/>
        </draw:line>
        <draw:polyline draw:style-name="gr7" draw:text-style-name="P4" draw:layer="layout" svg:width="0.108cm" svg:height="0.159cm" svg:x="17.294cm" svg:y="20.072cm" svg:viewBox="0 0 109 160" draw:points="0,160 54,0 109,160">
          <text:p/>
        </draw:polyline>
        <draw:line draw:style-name="gr7" draw:text-style-name="P4" draw:layer="layout" svg:x1="17.536cm" svg:y1="20.231cm" svg:x2="17.447cm" svg:y2="20.231cm">
          <text:p/>
        </draw:line>
        <draw:polyline draw:style-name="gr7" draw:text-style-name="P4" draw:layer="layout" svg:width="0.044cm" svg:height="0.159cm" svg:x="17.447cm" svg:y="20.072cm" svg:viewBox="0 0 45 160" draw:points="45,160 45,0 29,22 16,38 0,45">
          <text:p/>
        </draw:polyline>
        <draw:polyline draw:style-name="gr7" draw:text-style-name="P4" draw:layer="layout" svg:width="0.089cm" svg:height="0.159cm" svg:x="17.599cm" svg:y="20.072cm" svg:viewBox="0 0 90 160" draw:points="74,0 45,0 29,10 22,16 6,38 0,70 0,131 6,144 13,153 29,160 61,160 74,153 83,144 90,131 90,93 83,77 74,70 61,61 29,61 13,70 6,77 0,93">
          <text:p/>
        </draw:polyline>
        <draw:polyline draw:style-name="gr1" draw:text-style-name="P1" draw:layer="layout" svg:width="0.098cm" svg:height="0.159cm" svg:x="16.615cm" svg:y="19.961cm" svg:viewBox="0 0 99 160" draw:points="6,16 16,10 29,0 67,0 83,10 90,16 99,32 99,45 90,70 0,160 99,160">
          <text:p/>
        </draw:polyline>
        <draw:line draw:style-name="gr1" draw:text-style-name="P1" draw:layer="layout" svg:x1="17.144cm" svg:y1="19.526cm" svg:x2="16.192cm" svg:y2="19.526cm">
          <text:p/>
        </draw:line>
        <draw:line draw:style-name="gr7" draw:text-style-name="P4" draw:layer="layout" svg:x1="17.31cm" svg:y1="19.552cm" svg:x2="17.386cm" svg:y2="19.552cm">
          <text:p/>
        </draw:line>
        <draw:polyline draw:style-name="gr7" draw:text-style-name="P4" draw:layer="layout" svg:width="0.108cm" svg:height="0.159cm" svg:x="17.294cm" svg:y="19.437cm" svg:viewBox="0 0 109 160" draw:points="0,160 54,0 109,160">
          <text:p/>
        </draw:polyline>
        <draw:line draw:style-name="gr7" draw:text-style-name="P4" draw:layer="layout" svg:x1="17.536cm" svg:y1="19.596cm" svg:x2="17.447cm" svg:y2="19.596cm">
          <text:p/>
        </draw:line>
        <draw:polyline draw:style-name="gr7" draw:text-style-name="P4" draw:layer="layout" svg:width="0.044cm" svg:height="0.159cm" svg:x="17.447cm" svg:y="19.437cm" svg:viewBox="0 0 45 160" draw:points="45,160 45,0 29,22 16,38 0,45">
          <text:p/>
        </draw:polyline>
        <draw:line draw:style-name="gr7" draw:text-style-name="P4" draw:layer="layout" svg:x1="17.672cm" svg:y1="19.491cm" svg:x2="17.672cm" svg:y2="19.596cm">
          <text:p/>
        </draw:line>
        <draw:polyline draw:style-name="gr7" draw:text-style-name="P4" draw:layer="layout" svg:width="0.095cm" svg:height="0.111cm" svg:x="17.599cm" svg:y="19.431cm" svg:viewBox="0 0 96 112" draw:points="35,0 0,112 96,112">
          <text:p/>
        </draw:polyline>
        <draw:polyline draw:style-name="gr1" draw:text-style-name="P1" draw:layer="layout" svg:width="0.098cm" svg:height="0.159cm" svg:x="16.615cm" svg:y="19.326cm" svg:viewBox="0 0 99 160" draw:points="0,0 99,0 45,61 67,61 83,70 90,77 99,93 99,131 90,144 83,153 67,160 22,160 6,153 0,144">
          <text:p/>
        </draw:polyline>
        <draw:line draw:style-name="gr1" draw:text-style-name="P1" draw:layer="layout" svg:x1="17.144cm" svg:y1="18.891cm" svg:x2="16.192cm" svg:y2="18.891cm">
          <text:p/>
        </draw:line>
        <draw:line draw:style-name="gr7" draw:text-style-name="P4" draw:layer="layout" svg:x1="17.31cm" svg:y1="18.917cm" svg:x2="17.386cm" svg:y2="18.917cm">
          <text:p/>
        </draw:line>
        <draw:polyline draw:style-name="gr7" draw:text-style-name="P4" draw:layer="layout" svg:width="0.108cm" svg:height="0.159cm" svg:x="17.294cm" svg:y="18.802cm" svg:viewBox="0 0 109 160" draw:points="0,160 54,0 109,160">
          <text:p/>
        </draw:polyline>
        <draw:line draw:style-name="gr7" draw:text-style-name="P4" draw:layer="layout" svg:x1="17.536cm" svg:y1="18.961cm" svg:x2="17.447cm" svg:y2="18.961cm">
          <text:p/>
        </draw:line>
        <draw:polyline draw:style-name="gr7" draw:text-style-name="P4" draw:layer="layout" svg:width="0.044cm" svg:height="0.159cm" svg:x="17.447cm" svg:y="18.802cm" svg:viewBox="0 0 45 160" draw:points="45,160 45,0 29,22 16,38 0,45">
          <text:p/>
        </draw:polyline>
        <draw:polyline draw:style-name="gr7" draw:text-style-name="P4" draw:layer="layout" svg:width="0.098cm" svg:height="0.159cm" svg:x="17.589cm" svg:y="18.802cm" svg:viewBox="0 0 99 160" draw:points="10,16 16,10 32,0 71,0 83,10 93,16 99,32 99,45 93,70 0,160 99,160">
          <text:p/>
        </draw:polyline>
        <draw:line draw:style-name="gr1" draw:text-style-name="P1" draw:layer="layout" svg:x1="16.697cm" svg:y1="18.745cm" svg:x2="16.697cm" svg:y2="18.85cm">
          <text:p/>
        </draw:line>
        <draw:polyline draw:style-name="gr1" draw:text-style-name="P1" draw:layer="layout" svg:width="0.098cm" svg:height="0.111cm" svg:x="16.621cm" svg:y="18.685cm" svg:viewBox="0 0 99 112" draw:points="38,0 0,112 99,112">
          <text:p/>
        </draw:polyline>
        <draw:line draw:style-name="gr1" draw:text-style-name="P1" draw:layer="layout" svg:x1="17.144cm" svg:y1="17.304cm" svg:x2="16.192cm" svg:y2="17.304cm">
          <text:p/>
        </draw:line>
        <draw:line draw:style-name="gr7" draw:text-style-name="P4" draw:layer="layout" svg:x1="17.31cm" svg:y1="17.329cm" svg:x2="17.386cm" svg:y2="17.329cm">
          <text:p/>
        </draw:line>
        <draw:polyline draw:style-name="gr7" draw:text-style-name="P4" draw:layer="layout" svg:width="0.108cm" svg:height="0.159cm" svg:x="17.294cm" svg:y="17.215cm" svg:viewBox="0 0 109 160" draw:points="0,160 54,0 109,160">
          <text:p/>
        </draw:polyline>
        <draw:polyline draw:style-name="gr7" draw:text-style-name="P4" draw:layer="layout" svg:width="0.105cm" svg:height="0.159cm" svg:x="17.44cm" svg:y="17.215cm" svg:viewBox="0 0 106 160" draw:points="0,0 106,0 35,160">
          <text:p/>
        </draw:polyline>
        <draw:polyline draw:style-name="gr1" draw:text-style-name="P1" draw:layer="layout" svg:width="0.092cm" svg:height="0.159cm" svg:x="16.621cm" svg:y="17.104cm" svg:viewBox="0 0 93 160" draw:points="83,0 10,0 0,77 10,70 22,61 61,61 77,70 83,77 93,93 93,131 83,144 77,153 61,160 22,160 10,153 0,144">
          <text:p/>
        </draw:polyline>
        <draw:line draw:style-name="gr1" draw:text-style-name="P1" draw:layer="layout" svg:x1="17.144cm" svg:y1="16.986cm" svg:x2="16.192cm" svg:y2="16.986cm">
          <text:p/>
        </draw:line>
        <draw:line draw:style-name="gr7" draw:text-style-name="P4" draw:layer="layout" svg:x1="17.31cm" svg:y1="17.012cm" svg:x2="17.386cm" svg:y2="17.012cm">
          <text:p/>
        </draw:line>
        <draw:polyline draw:style-name="gr7" draw:text-style-name="P4" draw:layer="layout" svg:width="0.108cm" svg:height="0.159cm" svg:x="17.294cm" svg:y="16.897cm" svg:viewBox="0 0 109 160" draw:points="0,160 54,0 109,160">
          <text:p/>
        </draw:polyline>
        <draw:polyline draw:style-name="gr7" draw:text-style-name="P4" draw:layer="layout" svg:width="0.089cm" svg:height="0.159cm" svg:x="17.447cm" svg:y="16.897cm" svg:viewBox="0 0 90 160" draw:points="77,0 45,0 29,10 22,16 6,38 0,70 0,131 6,144 16,153 29,160 61,160 77,153 83,144 90,131 90,93 83,77 77,70 61,61 29,61 16,70 6,77 0,93">
          <text:p/>
        </draw:polyline>
        <draw:polyline draw:style-name="gr1" draw:text-style-name="P1" draw:layer="layout" svg:width="0.092cm" svg:height="0.159cm" svg:x="16.621cm" svg:y="16.786cm" svg:viewBox="0 0 93 160" draw:points="77,0 48,0 32,10 22,16 10,38 0,70 0,131 10,144 16,153 32,160 61,160 77,153 83,144 93,131 93,93 83,77 77,70 61,61 32,61 16,70 10,77 0,93">
          <text:p/>
        </draw:polyline>
        <draw:line draw:style-name="gr1" draw:text-style-name="P1" draw:layer="layout" svg:x1="17.144cm" svg:y1="16.669cm" svg:x2="16.192cm" svg:y2="16.669cm">
          <text:p/>
        </draw:line>
        <draw:line draw:style-name="gr7" draw:text-style-name="P4" draw:layer="layout" svg:x1="17.31cm" svg:y1="16.694cm" svg:x2="17.386cm" svg:y2="16.694cm">
          <text:p/>
        </draw:line>
        <draw:polyline draw:style-name="gr7" draw:text-style-name="P4" draw:layer="layout" svg:width="0.108cm" svg:height="0.159cm" svg:x="17.294cm" svg:y="16.58cm" svg:viewBox="0 0 109 160" draw:points="0,160 54,0 109,160">
          <text:p/>
        </draw:polyline>
        <draw:polyline draw:style-name="gr7" draw:text-style-name="P4" draw:layer="layout" svg:width="0.089cm" svg:height="0.159cm" svg:x="17.447cm" svg:y="16.58cm" svg:viewBox="0 0 90 160" draw:points="83,0 6,0 0,77 6,70 22,61 61,61 77,70 83,77 90,93 90,131 83,144 77,153 61,160 22,160 6,153 0,144">
          <text:p/>
        </draw:polyline>
        <draw:polyline draw:style-name="gr1" draw:text-style-name="P1" draw:layer="layout" svg:width="0.105cm" svg:height="0.159cm" svg:x="16.615cm" svg:y="16.469cm" svg:viewBox="0 0 106 160" draw:points="0,0 106,0 38,160">
          <text:p/>
        </draw:polyline>
        <draw:line draw:style-name="gr1" draw:text-style-name="P1" draw:layer="layout" svg:x1="17.144cm" svg:y1="16.351cm" svg:x2="16.192cm" svg:y2="16.351cm">
          <text:p/>
        </draw:line>
        <draw:line draw:style-name="gr7" draw:text-style-name="P4" draw:layer="layout" svg:x1="17.31cm" svg:y1="16.377cm" svg:x2="17.386cm" svg:y2="16.377cm">
          <text:p/>
        </draw:line>
        <draw:polyline draw:style-name="gr7" draw:text-style-name="P4" draw:layer="layout" svg:width="0.108cm" svg:height="0.159cm" svg:x="17.294cm" svg:y="16.262cm" svg:viewBox="0 0 109 160" draw:points="0,160 54,0 109,160">
          <text:p/>
        </draw:polyline>
        <draw:line draw:style-name="gr7" draw:text-style-name="P4" draw:layer="layout" svg:x1="17.523cm" svg:y1="16.316cm" svg:x2="17.523cm" svg:y2="16.421cm">
          <text:p/>
        </draw:line>
        <draw:polyline draw:style-name="gr7" draw:text-style-name="P4" draw:layer="layout" svg:width="0.098cm" svg:height="0.111cm" svg:x="17.447cm" svg:y="16.256cm" svg:viewBox="0 0 99 112" draw:points="38,0 0,112 99,112">
          <text:p/>
        </draw:polyline>
        <draw:polyline draw:style-name="gr1" draw:text-style-name="P1" draw:layer="layout" svg:width="0.092cm" svg:height="0.159cm" svg:x="16.621cm" svg:y="16.151cm" svg:viewBox="0 0 93 160" draw:points="32,70 16,61 10,54 0,38 0,32 10,16 16,10 32,0 61,0 77,10 83,16 93,32 93,38 83,54 77,61 61,70 32,70 16,77 10,83 0,99 0,131 10,144 16,153 32,160 61,160 77,153 83,144 93,131 93,99 83,83 77,77 61,70">
          <text:p/>
        </draw:polyline>
        <draw:line draw:style-name="gr1" draw:text-style-name="P1" draw:layer="layout" svg:x1="17.144cm" svg:y1="16.034cm" svg:x2="16.192cm" svg:y2="16.034cm">
          <text:p/>
        </draw:line>
        <draw:line draw:style-name="gr7" draw:text-style-name="P4" draw:layer="layout" svg:x1="17.31cm" svg:y1="16.059cm" svg:x2="17.386cm" svg:y2="16.059cm">
          <text:p/>
        </draw:line>
        <draw:polyline draw:style-name="gr7" draw:text-style-name="P4" draw:layer="layout" svg:width="0.108cm" svg:height="0.159cm" svg:x="17.294cm" svg:y="15.945cm" svg:viewBox="0 0 109 160" draw:points="0,160 54,0 109,160">
          <text:p/>
        </draw:polyline>
        <draw:polyline draw:style-name="gr7" draw:text-style-name="P4" draw:layer="layout" svg:width="0.095cm" svg:height="0.159cm" svg:x="17.44cm" svg:y="15.945cm" svg:viewBox="0 0 96 160" draw:points="0,0 96,0 45,61 67,61 83,70 90,77 96,93 96,131 90,144 83,153 67,160 22,160 6,153 0,144">
          <text:p/>
        </draw:polyline>
        <draw:polyline draw:style-name="gr1" draw:text-style-name="P1" draw:layer="layout" svg:width="0.092cm" svg:height="0.159cm" svg:x="16.621cm" svg:y="15.834cm" svg:viewBox="0 0 93 160" draw:points="16,160 48,160 61,153 71,144 83,121 93,93 93,32 83,16 77,10 61,0 32,0 16,10 10,16 0,32 0,70 10,83 16,93 32,99 61,99 77,93 83,83 93,70">
          <text:p/>
        </draw:polyline>
        <draw:line draw:style-name="gr1" draw:text-style-name="P1" draw:layer="layout" svg:x1="17.144cm" svg:y1="15.716cm" svg:x2="16.192cm" svg:y2="15.716cm">
          <text:p/>
        </draw:line>
        <draw:line draw:style-name="gr7" draw:text-style-name="P4" draw:layer="layout" svg:x1="17.31cm" svg:y1="15.742cm" svg:x2="17.386cm" svg:y2="15.742cm">
          <text:p/>
        </draw:line>
        <draw:polyline draw:style-name="gr7" draw:text-style-name="P4" draw:layer="layout" svg:width="0.108cm" svg:height="0.159cm" svg:x="17.294cm" svg:y="15.627cm" svg:viewBox="0 0 109 160" draw:points="0,160 54,0 109,160">
          <text:p/>
        </draw:polyline>
        <draw:polyline draw:style-name="gr7" draw:text-style-name="P4" draw:layer="layout" svg:width="0.095cm" svg:height="0.159cm" svg:x="17.44cm" svg:y="15.627cm" svg:viewBox="0 0 96 160" draw:points="6,16 13,10 29,0 67,0 83,10 90,16 96,32 96,45 90,70 0,160 96,160">
          <text:p/>
        </draw:polyline>
        <draw:line draw:style-name="gr1" draw:text-style-name="P1" draw:layer="layout" svg:x1="16.637cm" svg:y1="15.675cm" svg:x2="16.545cm" svg:y2="15.675cm">
          <text:p/>
        </draw:line>
        <draw:polyline draw:style-name="gr1" draw:text-style-name="P1" draw:layer="layout" svg:width="0.048cm" svg:height="0.159cm" svg:x="16.545cm" svg:y="15.516cm" svg:viewBox="0 0 49 160" draw:points="49,160 49,0 32,22 16,38 0,45">
          <text:p/>
        </draw:polyline>
        <draw:polygon draw:style-name="gr1" draw:text-style-name="P1" draw:layer="layout" svg:width="0.092cm" svg:height="0.159cm" svg:x="16.697cm" svg:y="15.516cm" svg:viewBox="0 0 93 160" draw:points="39,0 55,0 67,10 77,16 83,32 93,61 93,99 83,131 77,144 67,153 55,160 39,160 22,153 16,144 6,131 0,99 0,61 6,32 16,16 22,10">
          <text:p/>
        </draw:polygon>
        <draw:line draw:style-name="gr1" draw:text-style-name="P1" draw:layer="layout" svg:x1="19.685cm" svg:y1="16.986cm" svg:x2="20.637cm" svg:y2="16.986cm">
          <text:p/>
        </draw:line>
        <draw:polyline draw:style-name="gr7" draw:text-style-name="P4" draw:layer="layout" svg:width="0.083cm" svg:height="0.054cm" svg:x="19.291cm" svg:y="17.018cm" svg:viewBox="0 0 84 55" draw:points="84,55 67,49 51,32 29,10 13,0 0,0">
          <text:p/>
        </draw:polyline>
        <draw:polygon draw:style-name="gr7" draw:text-style-name="P4" draw:layer="layout" svg:width="0.105cm" svg:height="0.159cm" svg:x="19.26cm" svg:y="16.897cm" svg:viewBox="0 0 106 160" draw:points="38,160 22,153 6,137 0,105 0,54 6,22 22,10 38,0 67,0 83,10 99,22 106,54 106,105 99,137 83,153 67,160">
          <text:p/>
        </draw:polygon>
        <draw:polyline draw:style-name="gr7" draw:text-style-name="P4" draw:layer="layout" svg:width="0.092cm" svg:height="0.159cm" svg:x="19.425cm" svg:y="16.897cm" svg:viewBox="0 0 93 160" draw:points="77,0 48,0 32,10 26,16 10,38 0,70 0,131 10,144 16,153 32,160 61,160 77,153 87,144 93,131 93,93 87,77 77,70 61,61 32,61 16,70 10,77 0,93">
          <text:p/>
        </draw:polyline>
        <draw:polyline draw:style-name="gr1" draw:text-style-name="P1" draw:layer="layout" svg:width="0.098cm" svg:height="0.159cm" svg:x="20.031cm" svg:y="16.786cm" svg:viewBox="0 0 99 160" draw:points="6,16 16,10 32,0 67,0 83,10 93,16 99,32 99,45 93,70 0,160 99,160">
          <text:p/>
        </draw:polyline>
        <draw:polygon draw:style-name="gr1" draw:text-style-name="P1" draw:layer="layout" svg:width="0.092cm" svg:height="0.159cm" svg:x="20.19cm" svg:y="16.786cm" svg:viewBox="0 0 93 160" draw:points="39,0 55,0 67,10 77,16 83,32 93,61 93,99 83,131 77,144 67,153 55,160 39,160 22,153 16,144 6,131 0,99 0,61 6,32 16,16 22,10">
          <text:p/>
        </draw:polygon>
        <draw:line draw:style-name="gr1" draw:text-style-name="P1" draw:layer="layout" svg:x1="17.144cm" svg:y1="21.114cm" svg:x2="16.192cm" svg:y2="21.114cm">
          <text:p/>
        </draw:line>
        <draw:polyline draw:style-name="gr7" draw:text-style-name="P4" draw:layer="layout" svg:width="0.098cm" svg:height="0.159cm" svg:x="17.31cm" svg:y="21.025cm" svg:viewBox="0 0 99 160" draw:points="99,144 93,153 67,160 55,160 32,153 16,137 6,121 0,93 0,70 6,38 16,22 32,10 55,0 67,0 93,10 99,16">
          <text:p/>
        </draw:polyline>
        <draw:polyline draw:style-name="gr7" draw:text-style-name="P4" draw:layer="layout" svg:width="0.092cm" svg:height="0.159cm" svg:x="17.469cm" svg:y="21.025cm" svg:viewBox="0 0 93 160" draw:points="0,153 22,160 61,160 77,153 83,144 93,131 93,115 83,99 77,93 61,83 32,77 16,70 6,61 0,45 0,32 6,16 16,10 32,0 67,0 93,10">
          <text:p/>
        </draw:polyline>
        <draw:polyline draw:style-name="gr7" draw:text-style-name="P4" draw:layer="layout" svg:width="0.098cm" svg:height="0.159cm" svg:x="17.612cm" svg:y="21.025cm" svg:viewBox="0 0 99 160" draw:points="10,16 16,10 32,0 71,0 83,10 93,16 99,32 99,45 93,70 0,160 99,160">
          <text:p/>
        </draw:polyline>
        <draw:polyline draw:style-name="gr1" draw:text-style-name="P1" draw:layer="layout" svg:width="0.098cm" svg:height="0.159cm" svg:x="16.539cm" svg:y="20.914cm" svg:viewBox="0 0 99 160" draw:points="0,0 99,0 45,61 67,61 83,70 93,77 99,93 99,131 93,144 83,153 67,160 22,160 6,153 0,144">
          <text:p/>
        </draw:polyline>
        <draw:polygon draw:style-name="gr1" draw:text-style-name="P1" draw:layer="layout" svg:width="0.092cm" svg:height="0.159cm" svg:x="16.697cm" svg:y="20.914cm" svg:viewBox="0 0 93 160" draw:points="39,0 55,0 67,10 77,16 83,32 93,61 93,99 83,131 77,144 67,153 55,160 39,160 22,153 16,144 6,131 0,99 0,61 6,32 16,16 22,10">
          <text:p/>
        </draw:polygon>
        <draw:line draw:style-name="gr1" draw:text-style-name="P1" draw:layer="layout" svg:x1="17.144cm" svg:y1="15.399cm" svg:x2="16.192cm" svg:y2="15.399cm">
          <text:p/>
        </draw:line>
        <draw:line draw:style-name="gr7" draw:text-style-name="P4" draw:layer="layout" svg:x1="17.31cm" svg:y1="15.424cm" svg:x2="17.386cm" svg:y2="15.424cm">
          <text:p/>
        </draw:line>
        <draw:polyline draw:style-name="gr7" draw:text-style-name="P4" draw:layer="layout" svg:width="0.108cm" svg:height="0.159cm" svg:x="17.294cm" svg:y="15.31cm" svg:viewBox="0 0 109 160" draw:points="0,160 54,0 109,160">
          <text:p/>
        </draw:polyline>
        <draw:line draw:style-name="gr7" draw:text-style-name="P4" draw:layer="layout" svg:x1="17.536cm" svg:y1="15.469cm" svg:x2="17.447cm" svg:y2="15.469cm">
          <text:p/>
        </draw:line>
        <draw:polyline draw:style-name="gr7" draw:text-style-name="P4" draw:layer="layout" svg:width="0.044cm" svg:height="0.159cm" svg:x="17.447cm" svg:y="15.31cm" svg:viewBox="0 0 45 160" draw:points="45,160 45,0 29,22 16,38 0,45">
          <text:p/>
        </draw:polyline>
        <draw:line draw:style-name="gr1" draw:text-style-name="P1" draw:layer="layout" svg:x1="16.637cm" svg:y1="15.357cm" svg:x2="16.545cm" svg:y2="15.357cm">
          <text:p/>
        </draw:line>
        <draw:polyline draw:style-name="gr1" draw:text-style-name="P1" draw:layer="layout" svg:width="0.048cm" svg:height="0.159cm" svg:x="16.545cm" svg:y="15.199cm" svg:viewBox="0 0 49 160" draw:points="49,160 49,0 32,22 16,38 0,45">
          <text:p/>
        </draw:polyline>
        <draw:line draw:style-name="gr1" draw:text-style-name="P1" draw:layer="layout" svg:x1="16.789cm" svg:y1="15.357cm" svg:x2="16.697cm" svg:y2="15.357cm">
          <text:p/>
        </draw:line>
        <draw:polyline draw:style-name="gr1" draw:text-style-name="P1" draw:layer="layout" svg:width="0.044cm" svg:height="0.159cm" svg:x="16.697cm" svg:y="15.199cm" svg:viewBox="0 0 45 160" draw:points="45,160 45,0 32,22 16,38 0,45">
          <text:p/>
        </draw:polyline>
        <draw:line draw:style-name="gr1" draw:text-style-name="P1" draw:layer="layout" svg:x1="19.685cm" svg:y1="17.304cm" svg:x2="20.637cm" svg:y2="17.304cm">
          <text:p/>
        </draw:line>
        <draw:polyline draw:style-name="gr7" draw:text-style-name="P4" draw:layer="layout" svg:width="0.083cm" svg:height="0.054cm" svg:x="19.291cm" svg:y="17.335cm" svg:viewBox="0 0 84 55" draw:points="84,55 67,49 51,32 29,10 13,0 0,0">
          <text:p/>
        </draw:polyline>
        <draw:polygon draw:style-name="gr7" draw:text-style-name="P4" draw:layer="layout" svg:width="0.105cm" svg:height="0.159cm" svg:x="19.26cm" svg:y="17.215cm" svg:viewBox="0 0 106 160" draw:points="38,160 22,153 6,137 0,105 0,54 6,22 22,10 38,0 67,0 83,10 99,22 106,54 106,105 99,137 83,153 67,160">
          <text:p/>
        </draw:polygon>
        <draw:polyline draw:style-name="gr7" draw:text-style-name="P4" draw:layer="layout" svg:width="0.105cm" svg:height="0.159cm" svg:x="19.418cm" svg:y="17.215cm" svg:viewBox="0 0 106 160" draw:points="0,0 106,0 38,160">
          <text:p/>
        </draw:polyline>
        <draw:polyline draw:style-name="gr1" draw:text-style-name="P1" draw:layer="layout" svg:width="0.098cm" svg:height="0.159cm" svg:x="20.031cm" svg:y="17.104cm" svg:viewBox="0 0 99 160" draw:points="6,16 16,10 32,0 67,0 83,10 93,16 99,32 99,45 93,70 0,160 99,160">
          <text:p/>
        </draw:polyline>
        <draw:line draw:style-name="gr1" draw:text-style-name="P1" draw:layer="layout" svg:x1="20.282cm" svg:y1="17.262cm" svg:x2="20.19cm" svg:y2="17.262cm">
          <text:p/>
        </draw:line>
        <draw:polyline draw:style-name="gr1" draw:text-style-name="P1" draw:layer="layout" svg:width="0.044cm" svg:height="0.159cm" svg:x="20.19cm" svg:y="17.104cm" svg:viewBox="0 0 45 160" draw:points="45,160 45,0 32,22 16,38 0,45">
          <text:p/>
        </draw:polyline>
        <draw:line draw:style-name="gr1" draw:text-style-name="P1" draw:layer="layout" svg:x1="17.144cm" svg:y1="19.844cm" svg:x2="16.192cm" svg:y2="19.844cm">
          <text:p/>
        </draw:line>
        <draw:line draw:style-name="gr7" draw:text-style-name="P4" draw:layer="layout" svg:x1="17.31cm" svg:y1="19.869cm" svg:x2="17.386cm" svg:y2="19.869cm">
          <text:p/>
        </draw:line>
        <draw:polyline draw:style-name="gr7" draw:text-style-name="P4" draw:layer="layout" svg:width="0.108cm" svg:height="0.159cm" svg:x="17.294cm" svg:y="19.755cm" svg:viewBox="0 0 109 160" draw:points="0,160 54,0 109,160">
          <text:p/>
        </draw:polyline>
        <draw:line draw:style-name="gr7" draw:text-style-name="P4" draw:layer="layout" svg:x1="17.536cm" svg:y1="19.914cm" svg:x2="17.447cm" svg:y2="19.914cm">
          <text:p/>
        </draw:line>
        <draw:polyline draw:style-name="gr7" draw:text-style-name="P4" draw:layer="layout" svg:width="0.044cm" svg:height="0.159cm" svg:x="17.447cm" svg:y="19.755cm" svg:viewBox="0 0 45 160" draw:points="45,160 45,0 29,22 16,38 0,45">
          <text:p/>
        </draw:polyline>
        <draw:polyline draw:style-name="gr7" draw:text-style-name="P4" draw:layer="layout" svg:width="0.089cm" svg:height="0.159cm" svg:x="17.599cm" svg:y="19.755cm" svg:viewBox="0 0 90 160" draw:points="83,0 6,0 0,77 6,70 22,61 61,61 74,70 83,77 90,93 90,131 83,144 74,153 61,160 22,160 6,153 0,144">
          <text:p/>
        </draw:polyline>
        <draw:polyline draw:style-name="gr1" draw:text-style-name="P1" draw:layer="layout" svg:width="0.098cm" svg:height="0.159cm" svg:x="16.539cm" svg:y="19.644cm" svg:viewBox="0 0 99 160" draw:points="0,0 99,0 45,61 67,61 83,70 93,77 99,93 99,131 93,144 83,153 67,160 22,160 6,153 0,144">
          <text:p/>
        </draw:polyline>
        <draw:line draw:style-name="gr1" draw:text-style-name="P1" draw:layer="layout" svg:x1="16.789cm" svg:y1="19.802cm" svg:x2="16.697cm" svg:y2="19.802cm">
          <text:p/>
        </draw:line>
        <draw:polyline draw:style-name="gr1" draw:text-style-name="P1" draw:layer="layout" svg:width="0.044cm" svg:height="0.159cm" svg:x="16.697cm" svg:y="19.644cm" svg:viewBox="0 0 45 160" draw:points="45,160 45,0 32,22 16,38 0,45">
          <text:p/>
        </draw:polyline>
        <draw:line draw:style-name="gr1" draw:text-style-name="P1" draw:layer="layout" svg:x1="17.144cm" svg:y1="15.081cm" svg:x2="16.192cm" svg:y2="15.081cm">
          <text:p/>
        </draw:line>
        <draw:line draw:style-name="gr7" draw:text-style-name="P4" draw:layer="layout" svg:x1="17.31cm" svg:y1="15.107cm" svg:x2="17.386cm" svg:y2="15.107cm">
          <text:p/>
        </draw:line>
        <draw:polyline draw:style-name="gr7" draw:text-style-name="P4" draw:layer="layout" svg:width="0.108cm" svg:height="0.159cm" svg:x="17.294cm" svg:y="14.992cm" svg:viewBox="0 0 109 160" draw:points="0,160 54,0 109,160">
          <text:p/>
        </draw:polyline>
        <draw:polygon draw:style-name="gr7" draw:text-style-name="P4" draw:layer="layout" svg:width="0.089cm" svg:height="0.159cm" svg:x="17.447cm" svg:y="14.992cm" svg:viewBox="0 0 90 160" draw:points="39,0 55,0 67,10 77,16 83,32 90,61 90,99 83,131 77,144 67,153 55,160 39,160 22,153 16,144 6,131 0,99 0,61 6,32 16,16 22,10">
          <text:p/>
        </draw:polygon>
        <draw:line draw:style-name="gr1" draw:text-style-name="P1" draw:layer="layout" svg:x1="16.637cm" svg:y1="15.04cm" svg:x2="16.545cm" svg:y2="15.04cm">
          <text:p/>
        </draw:line>
        <draw:polyline draw:style-name="gr1" draw:text-style-name="P1" draw:layer="layout" svg:width="0.048cm" svg:height="0.159cm" svg:x="16.545cm" svg:y="14.881cm" svg:viewBox="0 0 49 160" draw:points="49,160 49,0 32,22 16,38 0,45">
          <text:p/>
        </draw:polyline>
        <draw:polyline draw:style-name="gr1" draw:text-style-name="P1" draw:layer="layout" svg:width="0.098cm" svg:height="0.159cm" svg:x="16.691cm" svg:y="14.881cm" svg:viewBox="0 0 99 160" draw:points="6,16 13,10 29,0 67,0 83,10 90,16 99,32 99,45 90,70 0,160 99,160">
          <text:p/>
        </draw:polyline>
        <draw:path draw:style-name="gr1" draw:text-style-name="P1" draw:layer="layout" svg:width="0.159cm" svg:height="0.159cm" svg:x="16.986cm" svg:y="20.717cm" svg:viewBox="0 0 160 160" svg:d="M160 80c0 15-4 27-11 40s-16 22-29 29-25 11-40 11-27-4-40-11-22-16-29-29c-8-13-11-25-11-40s3-27 11-40c7-13 16-22 29-29 13-8 25-11 40-11s27 3 40 11c13 7 22 16 29 29s11 25 11 40z">
          <text:p/>
        </draw:path>
        <draw:line draw:style-name="gr1" draw:text-style-name="P1" draw:layer="layout" svg:x1="16.986cm" svg:y1="20.796cm" svg:x2="16.192cm" svg:y2="20.796cm">
          <text:p/>
        </draw:line>
        <draw:polyline draw:style-name="gr7" draw:text-style-name="P4" draw:layer="layout" svg:width="0.098cm" svg:height="0.159cm" svg:x="17.31cm" svg:y="20.707cm" svg:viewBox="0 0 99 160" draw:points="99,144 93,153 67,160 55,160 32,153 16,137 6,121 0,93 0,70 6,38 16,22 32,10 55,0 67,0 93,10 99,16">
          <text:p/>
        </draw:polyline>
        <draw:polyline draw:style-name="gr7" draw:text-style-name="P4" draw:layer="layout" svg:width="0.092cm" svg:height="0.159cm" svg:x="17.469cm" svg:y="20.707cm" svg:viewBox="0 0 93 160" draw:points="0,153 22,160 61,160 77,153 83,144 93,131 93,115 83,99 77,93 61,83 32,77 16,70 6,61 0,45 0,32 6,16 16,10 32,0 67,0 93,10">
          <text:p/>
        </draw:polyline>
        <draw:line draw:style-name="gr7" draw:text-style-name="P4" draw:layer="layout" svg:x1="17.71cm" svg:y1="20.866cm" svg:x2="17.621cm" svg:y2="20.866cm">
          <text:p/>
        </draw:line>
        <draw:polyline draw:style-name="gr7" draw:text-style-name="P4" draw:layer="layout" svg:width="0.044cm" svg:height="0.159cm" svg:x="17.621cm" svg:y="20.707cm" svg:viewBox="0 0 45 160" draw:points="45,160 45,0 29,22 13,38 0,45">
          <text:p/>
        </draw:polyline>
        <draw:polyline draw:style-name="gr1" draw:text-style-name="P1" draw:layer="layout" svg:width="0.098cm" svg:height="0.159cm" svg:x="16.539cm" svg:y="20.596cm" svg:viewBox="0 0 99 160" draw:points="6,16 16,10 32,0 67,0 83,10 93,16 99,32 99,45 93,70 0,160 99,160">
          <text:p/>
        </draw:polyline>
        <draw:polyline draw:style-name="gr1" draw:text-style-name="P1" draw:layer="layout" svg:width="0.098cm" svg:height="0.159cm" svg:x="16.691cm" svg:y="20.596cm" svg:viewBox="0 0 99 160" draw:points="6,16 13,10 29,0 67,0 83,10 90,16 99,32 99,45 90,70 0,160 99,160">
          <text:p/>
        </draw:polyline>
        <draw:line draw:style-name="gr1" draw:text-style-name="P1" draw:layer="layout" svg:x1="19.685cm" svg:y1="15.081cm" svg:x2="20.637cm" svg:y2="15.081cm">
          <text:p/>
        </draw:line>
        <draw:polyline draw:style-name="gr7" draw:text-style-name="P4" draw:layer="layout" svg:width="0.083cm" svg:height="0.054cm" svg:x="19.291cm" svg:y="15.113cm" svg:viewBox="0 0 84 55" draw:points="84,55 67,49 51,32 29,10 13,0 0,0">
          <text:p/>
        </draw:polyline>
        <draw:polygon draw:style-name="gr7" draw:text-style-name="P4" draw:layer="layout" svg:width="0.105cm" svg:height="0.159cm" svg:x="19.26cm" svg:y="14.992cm" svg:viewBox="0 0 106 160" draw:points="38,160 22,153 6,137 0,105 0,54 6,22 22,10 38,0 67,0 83,10 99,22 106,54 106,105 99,137 83,153 67,160">
          <text:p/>
        </draw:polygon>
        <draw:polygon draw:style-name="gr7" draw:text-style-name="P4" draw:layer="layout" svg:width="0.092cm" svg:height="0.159cm" svg:x="19.425cm" svg:y="14.992cm" svg:viewBox="0 0 93 160" draw:points="39,0 55,0 71,10 77,16 87,32 93,61 93,99 87,131 77,144 71,153 55,160 39,160 26,153 16,144 10,131 0,99 0,61 10,32 16,16 26,10">
          <text:p/>
        </draw:polygon>
        <draw:line draw:style-name="gr1" draw:text-style-name="P1" draw:layer="layout" svg:x1="20.129cm" svg:y1="15.04cm" svg:x2="20.037cm" svg:y2="15.04cm">
          <text:p/>
        </draw:line>
        <draw:polyline draw:style-name="gr1" draw:text-style-name="P1" draw:layer="layout" svg:width="0.048cm" svg:height="0.159cm" svg:x="20.037cm" svg:y="14.881cm" svg:viewBox="0 0 49 160" draw:points="49,160 49,0 32,22 16,38 0,45">
          <text:p/>
        </draw:polyline>
        <draw:polyline draw:style-name="gr1" draw:text-style-name="P1" draw:layer="layout" svg:width="0.098cm" svg:height="0.159cm" svg:x="20.183cm" svg:y="14.881cm" svg:viewBox="0 0 99 160" draw:points="0,0 99,0 45,61 67,61 83,70 90,77 99,93 99,131 90,144 83,153 67,160 22,160 6,153 0,144">
          <text:p/>
        </draw:polyline>
        <draw:line draw:style-name="gr1" draw:text-style-name="P1" draw:layer="layout" svg:x1="17.144cm" svg:y1="18.256cm" svg:x2="16.192cm" svg:y2="18.256cm">
          <text:p/>
        </draw:line>
        <draw:line draw:style-name="gr7" draw:text-style-name="P4" draw:layer="layout" svg:x1="17.31cm" svg:y1="18.282cm" svg:x2="17.386cm" svg:y2="18.282cm">
          <text:p/>
        </draw:line>
        <draw:polyline draw:style-name="gr7" draw:text-style-name="P4" draw:layer="layout" svg:width="0.108cm" svg:height="0.159cm" svg:x="17.294cm" svg:y="18.167cm" svg:viewBox="0 0 109 160" draw:points="0,160 54,0 109,160">
          <text:p/>
        </draw:polyline>
        <draw:line draw:style-name="gr7" draw:text-style-name="P4" draw:layer="layout" svg:x1="17.536cm" svg:y1="18.326cm" svg:x2="17.447cm" svg:y2="18.326cm">
          <text:p/>
        </draw:line>
        <draw:polyline draw:style-name="gr7" draw:text-style-name="P4" draw:layer="layout" svg:width="0.044cm" svg:height="0.159cm" svg:x="17.447cm" svg:y="18.167cm" svg:viewBox="0 0 45 160" draw:points="45,160 45,0 29,22 16,38 0,45">
          <text:p/>
        </draw:polyline>
        <draw:polygon draw:style-name="gr7" draw:text-style-name="P4" draw:layer="layout" svg:width="0.089cm" svg:height="0.159cm" svg:x="17.599cm" svg:y="18.167cm" svg:viewBox="0 0 90 160" draw:points="35,0 51,0 67,10 74,16 83,32 90,61 90,99 83,131 74,144 67,153 51,160 35,160 22,153 13,144 6,131 0,99 0,61 6,32 13,16 22,10">
          <text:p/>
        </draw:polygon>
        <draw:polyline draw:style-name="gr1" draw:text-style-name="P1" draw:layer="layout" svg:width="0.098cm" svg:height="0.159cm" svg:x="16.539cm" svg:y="18.056cm" svg:viewBox="0 0 99 160" draw:points="6,16 16,10 32,0 67,0 83,10 93,16 99,32 99,45 93,70 0,160 99,160">
          <text:p/>
        </draw:polyline>
        <draw:polyline draw:style-name="gr1" draw:text-style-name="P1" draw:layer="layout" svg:width="0.098cm" svg:height="0.159cm" svg:x="16.691cm" svg:y="18.056cm" svg:viewBox="0 0 99 160" draw:points="0,0 99,0 45,61 67,61 83,70 90,77 99,93 99,131 90,144 83,153 67,160 22,160 6,153 0,144">
          <text:p/>
        </draw:polyline>
        <draw:line draw:style-name="gr1" draw:text-style-name="P1" draw:layer="layout" svg:x1="19.685cm" svg:y1="15.399cm" svg:x2="20.637cm" svg:y2="15.399cm">
          <text:p/>
        </draw:line>
        <draw:polyline draw:style-name="gr7" draw:text-style-name="P4" draw:layer="layout" svg:width="0.083cm" svg:height="0.054cm" svg:x="19.291cm" svg:y="15.43cm" svg:viewBox="0 0 84 55" draw:points="84,55 67,49 51,32 29,10 13,0 0,0">
          <text:p/>
        </draw:polyline>
        <draw:polygon draw:style-name="gr7" draw:text-style-name="P4" draw:layer="layout" svg:width="0.105cm" svg:height="0.159cm" svg:x="19.26cm" svg:y="15.31cm" svg:viewBox="0 0 106 160" draw:points="38,160 22,153 6,137 0,105 0,54 6,22 22,10 38,0 67,0 83,10 99,22 106,54 106,105 99,137 83,153 67,160">
          <text:p/>
        </draw:polygon>
        <draw:line draw:style-name="gr7" draw:text-style-name="P4" draw:layer="layout" svg:x1="19.517cm" svg:y1="15.469cm" svg:x2="19.425cm" svg:y2="15.469cm">
          <text:p/>
        </draw:line>
        <draw:polyline draw:style-name="gr7" draw:text-style-name="P4" draw:layer="layout" svg:width="0.048cm" svg:height="0.159cm" svg:x="19.425cm" svg:y="15.31cm" svg:viewBox="0 0 49 160" draw:points="49,160 49,0 32,22 16,38 0,45">
          <text:p/>
        </draw:polyline>
        <draw:line draw:style-name="gr1" draw:text-style-name="P1" draw:layer="layout" svg:x1="20.129cm" svg:y1="15.357cm" svg:x2="20.037cm" svg:y2="15.357cm">
          <text:p/>
        </draw:line>
        <draw:polyline draw:style-name="gr1" draw:text-style-name="P1" draw:layer="layout" svg:width="0.048cm" svg:height="0.159cm" svg:x="20.037cm" svg:y="15.199cm" svg:viewBox="0 0 49 160" draw:points="49,160 49,0 32,22 16,38 0,45">
          <text:p/>
        </draw:polyline>
        <draw:line draw:style-name="gr1" draw:text-style-name="P1" draw:layer="layout" svg:x1="20.266cm" svg:y1="15.253cm" svg:x2="20.266cm" svg:y2="15.358cm">
          <text:p/>
        </draw:line>
        <draw:polyline draw:style-name="gr1" draw:text-style-name="P1" draw:layer="layout" svg:width="0.098cm" svg:height="0.111cm" svg:x="20.19cm" svg:y="15.192cm" svg:viewBox="0 0 99 112" draw:points="38,0 0,112 99,112">
          <text:p/>
        </draw:polyline>
        <draw:path draw:style-name="gr1" draw:text-style-name="P1" draw:layer="layout" svg:width="0.159cm" svg:height="0.159cm" svg:x="16.986cm" svg:y="21.352cm" svg:viewBox="0 0 160 160" svg:d="M160 80c0 15-4 27-11 40s-16 22-29 29-25 11-40 11-27-4-40-11-22-16-29-29c-8-13-11-25-11-40s3-27 11-40c7-13 16-22 29-29 13-8 25-11 40-11s27 3 40 11c13 7 22 16 29 29s11 25 11 40z">
          <text:p/>
        </draw:path>
        <draw:line draw:style-name="gr1" draw:text-style-name="P1" draw:layer="layout" svg:x1="16.986cm" svg:y1="21.431cm" svg:x2="16.192cm" svg:y2="21.431cm">
          <text:p/>
        </draw:line>
        <draw:polygon draw:style-name="gr7" draw:text-style-name="P4" draw:layer="layout" svg:width="0.105cm" svg:height="0.159cm" svg:x="17.31cm" svg:y="21.342cm" svg:viewBox="0 0 106 160" draw:points="38,0 67,0 83,10 99,22 106,54 106,105 99,137 83,153 67,160 38,160 22,153 6,137 0,105 0,54 6,22 22,10">
          <text:p/>
        </draw:polygon>
        <draw:line draw:style-name="gr7" draw:text-style-name="P4" draw:layer="layout" svg:x1="17.485cm" svg:y1="21.419cm" svg:x2="17.536cm" svg:y2="21.419cm">
          <text:p/>
        </draw:line>
        <draw:polyline draw:style-name="gr7" draw:text-style-name="P4" draw:layer="layout" svg:width="0.076cm" svg:height="0.159cm" svg:x="17.485cm" svg:y="21.342cm" svg:viewBox="0 0 77 160" draw:points="77,160 0,160 0,0 77,0">
          <text:p/>
        </draw:polyline>
        <draw:polyline draw:style-name="gr1" draw:text-style-name="P1" draw:layer="layout" svg:width="0.098cm" svg:height="0.159cm" svg:x="16.539cm" svg:y="21.231cm" svg:viewBox="0 0 99 160" draw:points="6,16 16,10 32,0 67,0 83,10 93,16 99,32 99,45 93,70 0,160 99,160">
          <text:p/>
        </draw:polyline>
        <draw:line draw:style-name="gr1" draw:text-style-name="P1" draw:layer="layout" svg:x1="16.774cm" svg:y1="21.285cm" svg:x2="16.774cm" svg:y2="21.39cm">
          <text:p/>
        </draw:line>
        <draw:polyline draw:style-name="gr1" draw:text-style-name="P1" draw:layer="layout" svg:width="0.098cm" svg:height="0.111cm" svg:x="16.697cm" svg:y="21.225cm" svg:viewBox="0 0 99 112" draw:points="38,0 0,112 99,112">
          <text:p/>
        </draw:polyline>
        <draw:line draw:style-name="gr1" draw:text-style-name="P1" draw:layer="layout" svg:x1="19.685cm" svg:y1="15.716cm" svg:x2="20.637cm" svg:y2="15.716cm">
          <text:p/>
        </draw:line>
        <draw:polyline draw:style-name="gr7" draw:text-style-name="P4" draw:layer="layout" svg:width="0.083cm" svg:height="0.054cm" svg:x="19.291cm" svg:y="15.748cm" svg:viewBox="0 0 84 55" draw:points="84,55 67,49 51,32 29,10 13,0 0,0">
          <text:p/>
        </draw:polyline>
        <draw:polygon draw:style-name="gr7" draw:text-style-name="P4" draw:layer="layout" svg:width="0.105cm" svg:height="0.159cm" svg:x="19.26cm" svg:y="15.627cm" svg:viewBox="0 0 106 160" draw:points="38,160 22,153 6,137 0,105 0,54 6,22 22,10 38,0 67,0 83,10 99,22 106,54 106,105 99,137 83,153 67,160">
          <text:p/>
        </draw:polygon>
        <draw:polyline draw:style-name="gr7" draw:text-style-name="P4" draw:layer="layout" svg:width="0.098cm" svg:height="0.159cm" svg:x="19.418cm" svg:y="15.627cm" svg:viewBox="0 0 99 160" draw:points="6,16 16,10 32,0 67,0 83,10 93,16 99,32 99,45 93,70 0,160 99,160">
          <text:p/>
        </draw:polyline>
        <draw:line draw:style-name="gr1" draw:text-style-name="P1" draw:layer="layout" svg:x1="20.129cm" svg:y1="15.675cm" svg:x2="20.037cm" svg:y2="15.675cm">
          <text:p/>
        </draw:line>
        <draw:polyline draw:style-name="gr1" draw:text-style-name="P1" draw:layer="layout" svg:width="0.048cm" svg:height="0.159cm" svg:x="20.037cm" svg:y="15.516cm" svg:viewBox="0 0 49 160" draw:points="49,160 49,0 32,22 16,38 0,45">
          <text:p/>
        </draw:polyline>
        <draw:polyline draw:style-name="gr1" draw:text-style-name="P1" draw:layer="layout" svg:width="0.092cm" svg:height="0.159cm" svg:x="20.19cm" svg:y="15.516cm" svg:viewBox="0 0 93 160" draw:points="83,0 6,0 0,77 6,70 22,61 61,61 77,70 83,77 93,93 93,131 83,144 77,153 61,160 22,160 6,153 0,144">
          <text:p/>
        </draw:polyline>
        <draw:line draw:style-name="gr1" draw:text-style-name="P1" draw:layer="layout" svg:x1="17.144cm" svg:y1="18.574cm" svg:x2="16.192cm" svg:y2="18.574cm">
          <text:p/>
        </draw:line>
        <draw:line draw:style-name="gr7" draw:text-style-name="P4" draw:layer="layout" svg:x1="17.31cm" svg:y1="18.599cm" svg:x2="17.386cm" svg:y2="18.599cm">
          <text:p/>
        </draw:line>
        <draw:polyline draw:style-name="gr7" draw:text-style-name="P4" draw:layer="layout" svg:width="0.108cm" svg:height="0.159cm" svg:x="17.294cm" svg:y="18.485cm" svg:viewBox="0 0 109 160" draw:points="0,160 54,0 109,160">
          <text:p/>
        </draw:polyline>
        <draw:line draw:style-name="gr7" draw:text-style-name="P4" draw:layer="layout" svg:x1="17.536cm" svg:y1="18.644cm" svg:x2="17.447cm" svg:y2="18.644cm">
          <text:p/>
        </draw:line>
        <draw:polyline draw:style-name="gr7" draw:text-style-name="P4" draw:layer="layout" svg:width="0.044cm" svg:height="0.159cm" svg:x="17.447cm" svg:y="18.485cm" svg:viewBox="0 0 45 160" draw:points="45,160 45,0 29,22 16,38 0,45">
          <text:p/>
        </draw:polyline>
        <draw:line draw:style-name="gr7" draw:text-style-name="P4" draw:layer="layout" svg:x1="17.688cm" svg:y1="18.644cm" svg:x2="17.599cm" svg:y2="18.644cm">
          <text:p/>
        </draw:line>
        <draw:polyline draw:style-name="gr7" draw:text-style-name="P4" draw:layer="layout" svg:width="0.044cm" svg:height="0.159cm" svg:x="17.599cm" svg:y="18.485cm" svg:viewBox="0 0 45 160" draw:points="45,160 45,0 29,22 13,38 0,45">
          <text:p/>
        </draw:polyline>
        <draw:polyline draw:style-name="gr1" draw:text-style-name="P1" draw:layer="layout" svg:width="0.098cm" svg:height="0.159cm" svg:x="16.539cm" svg:y="18.374cm" svg:viewBox="0 0 99 160" draw:points="6,16 16,10 32,0 67,0 83,10 93,16 99,32 99,45 93,70 0,160 99,160">
          <text:p/>
        </draw:polyline>
        <draw:polyline draw:style-name="gr1" draw:text-style-name="P1" draw:layer="layout" svg:width="0.092cm" svg:height="0.159cm" svg:x="16.697cm" svg:y="18.374cm" svg:viewBox="0 0 93 160" draw:points="83,0 6,0 0,77 6,70 22,61 61,61 77,70 83,77 93,93 93,131 83,144 77,153 61,160 22,160 6,153 0,144">
          <text:p/>
        </draw:polyline>
        <draw:line draw:style-name="gr1" draw:text-style-name="P1" draw:layer="layout" svg:x1="17.144cm" svg:y1="17.939cm" svg:x2="16.192cm" svg:y2="17.939cm">
          <text:p/>
        </draw:line>
        <draw:line draw:style-name="gr7" draw:text-style-name="P4" draw:layer="layout" svg:x1="17.31cm" svg:y1="17.964cm" svg:x2="17.386cm" svg:y2="17.964cm">
          <text:p/>
        </draw:line>
        <draw:polyline draw:style-name="gr7" draw:text-style-name="P4" draw:layer="layout" svg:width="0.108cm" svg:height="0.159cm" svg:x="17.294cm" svg:y="17.85cm" svg:viewBox="0 0 109 160" draw:points="0,160 54,0 109,160">
          <text:p/>
        </draw:polyline>
        <draw:polyline draw:style-name="gr7" draw:text-style-name="P4" draw:layer="layout" svg:width="0.089cm" svg:height="0.159cm" svg:x="17.447cm" svg:y="17.85cm" svg:viewBox="0 0 90 160" draw:points="16,160 45,160 61,153 67,144 83,121 90,93 90,32 83,16 77,10 61,0 29,0 16,10 6,16 0,32 0,70 6,83 16,93 29,99 61,99 77,93 83,83 90,70">
          <text:p/>
        </draw:polyline>
        <draw:polyline draw:style-name="gr1" draw:text-style-name="P1" draw:layer="layout" svg:width="0.098cm" svg:height="0.159cm" svg:x="16.539cm" svg:y="17.739cm" svg:viewBox="0 0 99 160" draw:points="6,16 16,10 32,0 67,0 83,10 93,16 99,32 99,45 93,70 0,160 99,160">
          <text:p/>
        </draw:polyline>
        <draw:polyline draw:style-name="gr1" draw:text-style-name="P1" draw:layer="layout" svg:width="0.092cm" svg:height="0.159cm" svg:x="16.697cm" svg:y="17.739cm" svg:viewBox="0 0 93 160" draw:points="77,0 45,0 32,10 22,16 6,38 0,70 0,131 6,144 16,153 32,160 61,160 77,153 83,144 93,131 93,93 83,77 77,70 61,61 32,61 16,70 6,77 0,93">
          <text:p/>
        </draw:polyline>
        <draw:line draw:style-name="gr1" draw:text-style-name="P1" draw:layer="layout" svg:x1="19.685cm" svg:y1="16.034cm" svg:x2="20.637cm" svg:y2="16.034cm">
          <text:p/>
        </draw:line>
        <draw:polyline draw:style-name="gr7" draw:text-style-name="P4" draw:layer="layout" svg:width="0.083cm" svg:height="0.054cm" svg:x="19.291cm" svg:y="16.065cm" svg:viewBox="0 0 84 55" draw:points="84,55 67,49 51,32 29,10 13,0 0,0">
          <text:p/>
        </draw:polyline>
        <draw:polygon draw:style-name="gr7" draw:text-style-name="P4" draw:layer="layout" svg:width="0.105cm" svg:height="0.159cm" svg:x="19.26cm" svg:y="15.945cm" svg:viewBox="0 0 106 160" draw:points="38,160 22,153 6,137 0,105 0,54 6,22 22,10 38,0 67,0 83,10 99,22 106,54 106,105 99,137 83,153 67,160">
          <text:p/>
        </draw:polygon>
        <draw:polyline draw:style-name="gr7" draw:text-style-name="P4" draw:layer="layout" svg:width="0.098cm" svg:height="0.159cm" svg:x="19.418cm" svg:y="15.945cm" svg:viewBox="0 0 99 160" draw:points="0,0 99,0 45,61 67,61 83,70 93,77 99,93 99,131 93,144 83,153 67,160 22,160 6,153 0,144">
          <text:p/>
        </draw:polyline>
        <draw:line draw:style-name="gr1" draw:text-style-name="P1" draw:layer="layout" svg:x1="20.129cm" svg:y1="15.992cm" svg:x2="20.037cm" svg:y2="15.992cm">
          <text:p/>
        </draw:line>
        <draw:polyline draw:style-name="gr1" draw:text-style-name="P1" draw:layer="layout" svg:width="0.048cm" svg:height="0.159cm" svg:x="20.037cm" svg:y="15.834cm" svg:viewBox="0 0 49 160" draw:points="49,160 49,0 32,22 16,38 0,45">
          <text:p/>
        </draw:polyline>
        <draw:polyline draw:style-name="gr1" draw:text-style-name="P1" draw:layer="layout" svg:width="0.105cm" svg:height="0.159cm" svg:x="20.183cm" svg:y="15.834cm" svg:viewBox="0 0 106 160" draw:points="0,0 106,0 38,160">
          <text:p/>
        </draw:polyline>
        <draw:line draw:style-name="gr1" draw:text-style-name="P1" draw:layer="layout" svg:x1="17.144cm" svg:y1="17.621cm" svg:x2="16.192cm" svg:y2="17.621cm">
          <text:p/>
        </draw:line>
        <draw:line draw:style-name="gr7" draw:text-style-name="P4" draw:layer="layout" svg:x1="17.31cm" svg:y1="17.647cm" svg:x2="17.386cm" svg:y2="17.647cm">
          <text:p/>
        </draw:line>
        <draw:polyline draw:style-name="gr7" draw:text-style-name="P4" draw:layer="layout" svg:width="0.108cm" svg:height="0.159cm" svg:x="17.294cm" svg:y="17.532cm" svg:viewBox="0 0 109 160" draw:points="0,160 54,0 109,160">
          <text:p/>
        </draw:polyline>
        <draw:polyline draw:style-name="gr7" draw:text-style-name="P4" draw:layer="layout" svg:width="0.089cm" svg:height="0.159cm" svg:x="17.447cm" svg:y="17.532cm" svg:viewBox="0 0 90 160" draw:points="29,70 16,61 6,54 0,38 0,32 6,16 16,10 29,0 61,0 77,10 83,16 90,32 90,38 83,54 77,61 61,70 29,70 16,77 6,83 0,99 0,131 6,144 16,153 29,160 61,160 77,153 83,144 90,131 90,99 83,83 77,77 61,70">
          <text:p/>
        </draw:polyline>
        <draw:polyline draw:style-name="gr1" draw:text-style-name="P1" draw:layer="layout" svg:width="0.098cm" svg:height="0.159cm" svg:x="16.539cm" svg:y="17.421cm" svg:viewBox="0 0 99 160" draw:points="6,16 16,10 32,0 67,0 83,10 93,16 99,32 99,45 93,70 0,160 99,160">
          <text:p/>
        </draw:polyline>
        <draw:polyline draw:style-name="gr1" draw:text-style-name="P1" draw:layer="layout" svg:width="0.105cm" svg:height="0.159cm" svg:x="16.691cm" svg:y="17.421cm" svg:viewBox="0 0 106 160" draw:points="0,0 106,0 38,160">
          <text:p/>
        </draw:polyline>
        <draw:line draw:style-name="gr1" draw:text-style-name="P1" draw:layer="layout" svg:x1="19.685cm" svg:y1="16.351cm" svg:x2="20.637cm" svg:y2="16.351cm">
          <text:p/>
        </draw:line>
        <draw:polyline draw:style-name="gr7" draw:text-style-name="P4" draw:layer="layout" svg:width="0.083cm" svg:height="0.054cm" svg:x="19.291cm" svg:y="16.383cm" svg:viewBox="0 0 84 55" draw:points="84,55 67,49 51,32 29,10 13,0 0,0">
          <text:p/>
        </draw:polyline>
        <draw:polygon draw:style-name="gr7" draw:text-style-name="P4" draw:layer="layout" svg:width="0.105cm" svg:height="0.159cm" svg:x="19.26cm" svg:y="16.262cm" svg:viewBox="0 0 106 160" draw:points="38,160 22,153 6,137 0,105 0,54 6,22 22,10 38,0 67,0 83,10 99,22 106,54 106,105 99,137 83,153 67,160">
          <text:p/>
        </draw:polygon>
        <draw:line draw:style-name="gr7" draw:text-style-name="P4" draw:layer="layout" svg:x1="19.501cm" svg:y1="16.316cm" svg:x2="19.501cm" svg:y2="16.421cm">
          <text:p/>
        </draw:line>
        <draw:polyline draw:style-name="gr7" draw:text-style-name="P4" draw:layer="layout" svg:width="0.098cm" svg:height="0.111cm" svg:x="19.425cm" svg:y="16.256cm" svg:viewBox="0 0 99 112" draw:points="38,0 0,112 99,112">
          <text:p/>
        </draw:polyline>
        <draw:line draw:style-name="gr1" draw:text-style-name="P1" draw:layer="layout" svg:x1="20.129cm" svg:y1="16.31cm" svg:x2="20.037cm" svg:y2="16.31cm">
          <text:p/>
        </draw:line>
        <draw:polyline draw:style-name="gr1" draw:text-style-name="P1" draw:layer="layout" svg:width="0.048cm" svg:height="0.159cm" svg:x="20.037cm" svg:y="16.151cm" svg:viewBox="0 0 49 160" draw:points="49,160 49,0 32,22 16,38 0,45">
          <text:p/>
        </draw:polyline>
        <draw:polyline draw:style-name="gr1" draw:text-style-name="P1" draw:layer="layout" svg:width="0.092cm" svg:height="0.159cm" svg:x="20.19cm" svg:y="16.151cm" svg:viewBox="0 0 93 160" draw:points="32,70 16,61 6,54 0,38 0,32 6,16 16,10 32,0 61,0 77,10 83,16 93,32 93,38 83,54 77,61 61,70 32,70 16,77 6,83 0,99 0,131 6,144 16,153 32,160 61,160 77,153 83,144 93,131 93,99 83,83 77,77 61,70">
          <text:p/>
        </draw:polyline>
        <draw:line draw:style-name="gr1" draw:text-style-name="P1" draw:layer="layout" svg:x1="17.144cm" svg:y1="19.209cm" svg:x2="16.192cm" svg:y2="19.209cm">
          <text:p/>
        </draw:line>
        <draw:line draw:style-name="gr7" draw:text-style-name="P4" draw:layer="layout" svg:x1="17.31cm" svg:y1="19.234cm" svg:x2="17.386cm" svg:y2="19.234cm">
          <text:p/>
        </draw:line>
        <draw:polyline draw:style-name="gr7" draw:text-style-name="P4" draw:layer="layout" svg:width="0.108cm" svg:height="0.159cm" svg:x="17.294cm" svg:y="19.12cm" svg:viewBox="0 0 109 160" draw:points="0,160 54,0 109,160">
          <text:p/>
        </draw:polyline>
        <draw:line draw:style-name="gr7" draw:text-style-name="P4" draw:layer="layout" svg:x1="17.536cm" svg:y1="19.279cm" svg:x2="17.447cm" svg:y2="19.279cm">
          <text:p/>
        </draw:line>
        <draw:polyline draw:style-name="gr7" draw:text-style-name="P4" draw:layer="layout" svg:width="0.044cm" svg:height="0.159cm" svg:x="17.447cm" svg:y="19.12cm" svg:viewBox="0 0 45 160" draw:points="45,160 45,0 29,22 16,38 0,45">
          <text:p/>
        </draw:polyline>
        <draw:polyline draw:style-name="gr7" draw:text-style-name="P4" draw:layer="layout" svg:width="0.098cm" svg:height="0.159cm" svg:x="17.589cm" svg:y="19.12cm" svg:viewBox="0 0 99 160" draw:points="0,0 99,0 45,61 71,61 83,70 93,77 99,93 99,131 93,144 83,153 71,160 22,160 10,153 0,144">
          <text:p/>
        </draw:polyline>
        <draw:polyline draw:style-name="gr1" draw:text-style-name="P1" draw:layer="layout" svg:width="0.098cm" svg:height="0.159cm" svg:x="16.539cm" svg:y="19.009cm" svg:viewBox="0 0 99 160" draw:points="6,16 16,10 32,0 67,0 83,10 93,16 99,32 99,45 93,70 0,160 99,160">
          <text:p/>
        </draw:polyline>
        <draw:polyline draw:style-name="gr1" draw:text-style-name="P1" draw:layer="layout" svg:width="0.092cm" svg:height="0.159cm" svg:x="16.697cm" svg:y="19.009cm" svg:viewBox="0 0 93 160" draw:points="32,70 16,61 6,54 0,38 0,32 6,16 16,10 32,0 61,0 77,10 83,16 93,32 93,38 83,54 77,61 61,70 32,70 16,77 6,83 0,99 0,131 6,144 16,153 32,160 61,160 77,153 83,144 93,131 93,99 83,83 77,77 61,70">
          <text:p/>
        </draw:polyline>
        <draw:line draw:style-name="gr1" draw:text-style-name="P1" draw:layer="layout" svg:x1="19.685cm" svg:y1="16.669cm" svg:x2="20.637cm" svg:y2="16.669cm">
          <text:p/>
        </draw:line>
        <draw:polyline draw:style-name="gr7" draw:text-style-name="P4" draw:layer="layout" svg:width="0.083cm" svg:height="0.054cm" svg:x="19.291cm" svg:y="16.7cm" svg:viewBox="0 0 84 55" draw:points="84,55 67,49 51,32 29,10 13,0 0,0">
          <text:p/>
        </draw:polyline>
        <draw:polygon draw:style-name="gr7" draw:text-style-name="P4" draw:layer="layout" svg:width="0.105cm" svg:height="0.159cm" svg:x="19.26cm" svg:y="16.58cm" svg:viewBox="0 0 106 160" draw:points="38,160 22,153 6,137 0,105 0,54 6,22 22,10 38,0 67,0 83,10 99,22 106,54 106,105 99,137 83,153 67,160">
          <text:p/>
        </draw:polygon>
        <draw:polyline draw:style-name="gr7" draw:text-style-name="P4" draw:layer="layout" svg:width="0.092cm" svg:height="0.159cm" svg:x="19.425cm" svg:y="16.58cm" svg:viewBox="0 0 93 160" draw:points="87,0 10,0 0,77 10,70 26,61 61,61 77,70 87,77 93,93 93,131 87,144 77,153 61,160 26,160 10,153 0,144">
          <text:p/>
        </draw:polyline>
        <draw:line draw:style-name="gr1" draw:text-style-name="P1" draw:layer="layout" svg:x1="20.129cm" svg:y1="16.627cm" svg:x2="20.037cm" svg:y2="16.627cm">
          <text:p/>
        </draw:line>
        <draw:polyline draw:style-name="gr1" draw:text-style-name="P1" draw:layer="layout" svg:width="0.048cm" svg:height="0.159cm" svg:x="20.037cm" svg:y="16.469cm" svg:viewBox="0 0 49 160" draw:points="49,160 49,0 32,22 16,38 0,45">
          <text:p/>
        </draw:polyline>
        <draw:polyline draw:style-name="gr1" draw:text-style-name="P1" draw:layer="layout" svg:width="0.092cm" svg:height="0.159cm" svg:x="20.19cm" svg:y="16.469cm" svg:viewBox="0 0 93 160" draw:points="16,160 45,160 61,153 67,144 83,121 93,93 93,32 83,16 77,10 61,0 32,0 16,10 6,16 0,32 0,70 6,83 16,93 32,99 61,99 77,93 83,83 93,70">
          <text:p/>
        </draw:polyline>
        <draw:path draw:style-name="gr1" draw:text-style-name="P1" draw:layer="layout" svg:width="0.159cm" svg:height="0.159cm" svg:x="16.986cm" svg:y="21.669cm" svg:viewBox="0 0 160 160" svg:d="M160 80c0 15-4 27-11 40s-16 22-29 29-25 11-40 11-27-4-40-11-22-16-29-29c-8-13-11-25-11-40s3-27 11-40c7-13 16-22 29-29 13-8 25-11 40-11s27 3 40 11c13 7 22 16 29 29s11 25 11 40z">
          <text:p/>
        </draw:path>
        <draw:line draw:style-name="gr1" draw:text-style-name="P1" draw:layer="layout" svg:x1="16.986cm" svg:y1="21.749cm" svg:x2="16.192cm" svg:y2="21.749cm">
          <text:p/>
        </draw:line>
        <draw:polyline draw:style-name="gr7" draw:text-style-name="P4" draw:layer="layout" svg:width="0.137cm" svg:height="0.159cm" svg:x="17.304cm" svg:y="21.66cm" svg:viewBox="0 0 138 160" draw:points="0,0 38,160 67,45 99,160 138,0">
          <text:p/>
        </draw:polyline>
        <draw:line draw:style-name="gr7" draw:text-style-name="P4" draw:layer="layout" svg:x1="17.591cm" svg:y1="21.819cm" svg:x2="17.536cm" svg:y2="21.742cm">
          <text:p/>
        </draw:line>
        <draw:polyline draw:style-name="gr7" draw:text-style-name="P4" draw:layer="layout" svg:width="0.089cm" svg:height="0.159cm" svg:x="17.501cm" svg:y="21.66cm" svg:viewBox="0 0 90 160" draw:points="0,160 0,0 61,0 74,10 83,16 90,32 90,54 83,70 74,77 61,83 0,83">
          <text:p/>
        </draw:polyline>
        <draw:polyline draw:style-name="gr1" draw:text-style-name="P1" draw:layer="layout" svg:width="0.098cm" svg:height="0.159cm" svg:x="16.539cm" svg:y="21.549cm" svg:viewBox="0 0 99 160" draw:points="6,16 16,10 32,0 67,0 83,10 93,16 99,32 99,45 93,70 0,160 99,160">
          <text:p/>
        </draw:polyline>
        <draw:polyline draw:style-name="gr1" draw:text-style-name="P1" draw:layer="layout" svg:width="0.092cm" svg:height="0.159cm" svg:x="16.697cm" svg:y="21.549cm" svg:viewBox="0 0 93 160" draw:points="16,160 45,160 61,153 67,144 83,121 93,93 93,32 83,16 77,10 61,0 32,0 16,10 6,16 0,32 0,70 6,83 16,93 32,99 61,99 77,93 83,83 93,70">
          <text:p/>
        </draw:polyline>
        <draw:polyline draw:style-name="gr7" draw:text-style-name="P4" draw:layer="layout" svg:width="0.089cm" svg:height="0.159cm" svg:x="18.218cm" svg:y="14.154cm" svg:viewBox="0 0 90 160" draw:points="0,0 0,131 6,144 13,153 29,160 61,160 74,153 83,144 90,131 90,0">
          <text:p/>
        </draw:polyline>
        <draw:line draw:style-name="gr7" draw:text-style-name="P4" draw:layer="layout" svg:x1="18.466cm" svg:y1="14.313cm" svg:x2="18.377cm" svg:y2="14.313cm">
          <text:p/>
        </draw:line>
        <draw:polyline draw:style-name="gr7" draw:text-style-name="P4" draw:layer="layout" svg:width="0.044cm" svg:height="0.159cm" svg:x="18.377cm" svg:y="14.154cm" svg:viewBox="0 0 45 160" draw:points="45,160 45,0 29,22 13,38 0,45">
          <text:p/>
        </draw:polyline>
        <draw:polyline draw:style-name="gr7" draw:text-style-name="P4" draw:layer="layout" svg:width="0.098cm" svg:height="0.159cm" svg:x="18.52cm" svg:y="14.154cm" svg:viewBox="0 0 99 160" draw:points="6,16 16,10 29,0 67,0 83,10 90,16 99,32 99,45 90,70 0,160 99,160">
          <text:p/>
        </draw:polyline>
        <draw:polyline draw:style-name="gr7" draw:text-style-name="P4" draw:layer="layout" svg:width="0.092cm" svg:height="0.159cm" svg:x="17.99cm" svg:y="14.443cm" svg:viewBox="0 0 93 160" draw:points="77,0 45,0 32,10 22,16 10,38 0,70 0,131 10,144 16,153 32,160 61,160 77,153 83,144 93,131 93,93 83,77 77,70 61,61 32,61 16,70 10,77 0,93">
          <text:p/>
        </draw:polyline>
        <draw:polyline draw:style-name="gr7" draw:text-style-name="P4" draw:layer="layout" svg:width="0.098cm" svg:height="0.159cm" svg:x="18.132cm" svg:y="14.443cm" svg:viewBox="0 0 99 160" draw:points="10,16 16,10 32,0 71,0 87,10 93,16 99,32 99,45 93,70 0,160 99,160">
          <text:p/>
        </draw:polyline>
        <draw:polyline draw:style-name="gr7" draw:text-style-name="P4" draw:layer="layout" svg:width="0.092cm" svg:height="0.159cm" svg:x="18.291cm" svg:y="14.443cm" svg:viewBox="0 0 93 160" draw:points="32,70 16,61 10,54 0,38 0,32 10,16 16,10 32,0 61,0 77,10 87,16 93,32 93,38 87,54 77,61 61,70 32,70 16,77 10,83 0,99 0,131 10,144 16,153 32,160 61,160 77,153 87,144 93,131 93,99 87,83 77,77 61,70">
          <text:p/>
        </draw:polyline>
        <draw:line draw:style-name="gr7" draw:text-style-name="P4" draw:layer="layout" svg:x1="18.536cm" svg:y1="14.602cm" svg:x2="18.444cm" svg:y2="14.602cm">
          <text:p/>
        </draw:line>
        <draw:polyline draw:style-name="gr7" draw:text-style-name="P4" draw:layer="layout" svg:width="0.044cm" svg:height="0.159cm" svg:x="18.444cm" svg:y="14.443cm" svg:viewBox="0 0 45 160" draw:points="45,160 45,0 32,22 16,38 0,45">
          <text:p/>
        </draw:polyline>
        <draw:polyline draw:style-name="gr7" draw:text-style-name="P4" draw:layer="layout" svg:width="0.098cm" svg:height="0.159cm" svg:x="18.586cm" svg:y="14.443cm" svg:viewBox="0 0 99 160" draw:points="10,16 16,10 32,0 71,0 83,10 93,16 99,32 99,45 93,70 0,160 99,160">
          <text:p/>
        </draw:polyline>
        <draw:polyline draw:style-name="gr7" draw:text-style-name="P4" draw:layer="layout" svg:width="0.092cm" svg:height="0.159cm" svg:x="18.745cm" svg:y="14.443cm" svg:viewBox="0 0 93 160" draw:points="32,70 16,61 10,54 0,38 0,32 10,16 16,10 32,0 61,0 77,10 83,16 93,32 93,38 83,54 77,61 61,70 32,70 16,77 10,83 0,99 0,131 10,144 16,153 32,160 61,160 77,153 83,144 93,131 93,99 83,83 77,77 61,70">
          <text:p/>
        </draw:polyline>
        <draw:polygon draw:style-name="gr1" draw:text-style-name="P1" draw:layer="layout" svg:width="2.54cm" svg:height="6.985cm" svg:x="17.145cm" svg:y="7.62cm" svg:viewBox="0 0 2541 6986" draw:points="1270,6986 0,6986 0,0 2541,0 2541,6986">
          <text:p/>
        </draw:polygon>
        <draw:line draw:style-name="gr1" draw:text-style-name="P1" draw:layer="layout" svg:x1="17.144cm" svg:y1="12.859cm" svg:x2="16.192cm" svg:y2="12.859cm">
          <text:p/>
        </draw:line>
        <draw:line draw:style-name="gr7" draw:text-style-name="P4" draw:layer="layout" svg:x1="17.31cm" svg:y1="12.884cm" svg:x2="17.386cm" svg:y2="12.884cm">
          <text:p/>
        </draw:line>
        <draw:polyline draw:style-name="gr7" draw:text-style-name="P4" draw:layer="layout" svg:width="0.108cm" svg:height="0.159cm" svg:x="17.294cm" svg:y="12.77cm" svg:viewBox="0 0 109 160" draw:points="0,160 54,0 109,160">
          <text:p/>
        </draw:polyline>
        <draw:line draw:style-name="gr7" draw:text-style-name="P4" draw:layer="layout" svg:x1="17.536cm" svg:y1="12.929cm" svg:x2="17.447cm" svg:y2="12.929cm">
          <text:p/>
        </draw:line>
        <draw:polyline draw:style-name="gr7" draw:text-style-name="P4" draw:layer="layout" svg:width="0.044cm" svg:height="0.159cm" svg:x="17.447cm" svg:y="12.77cm" svg:viewBox="0 0 45 160" draw:points="45,160 45,0 29,22 16,38 0,45">
          <text:p/>
        </draw:polyline>
        <draw:polyline draw:style-name="gr7" draw:text-style-name="P4" draw:layer="layout" svg:width="0.089cm" svg:height="0.159cm" svg:x="17.599cm" svg:y="12.77cm" svg:viewBox="0 0 90 160" draw:points="74,0 45,0 29,10 22,16 6,38 0,70 0,131 6,144 13,153 29,160 61,160 74,153 83,144 90,131 90,93 83,77 74,70 61,61 29,61 13,70 6,77 0,93">
          <text:p/>
        </draw:polyline>
        <draw:polyline draw:style-name="gr1" draw:text-style-name="P1" draw:layer="layout" svg:width="0.098cm" svg:height="0.159cm" svg:x="16.615cm" svg:y="12.659cm" svg:viewBox="0 0 99 160" draw:points="6,16 16,10 29,0 67,0 83,10 90,16 99,32 99,45 90,70 0,160 99,160">
          <text:p/>
        </draw:polyline>
        <draw:line draw:style-name="gr1" draw:text-style-name="P1" draw:layer="layout" svg:x1="17.144cm" svg:y1="12.224cm" svg:x2="16.192cm" svg:y2="12.224cm">
          <text:p/>
        </draw:line>
        <draw:line draw:style-name="gr7" draw:text-style-name="P4" draw:layer="layout" svg:x1="17.31cm" svg:y1="12.249cm" svg:x2="17.386cm" svg:y2="12.249cm">
          <text:p/>
        </draw:line>
        <draw:polyline draw:style-name="gr7" draw:text-style-name="P4" draw:layer="layout" svg:width="0.108cm" svg:height="0.159cm" svg:x="17.294cm" svg:y="12.135cm" svg:viewBox="0 0 109 160" draw:points="0,160 54,0 109,160">
          <text:p/>
        </draw:polyline>
        <draw:line draw:style-name="gr7" draw:text-style-name="P4" draw:layer="layout" svg:x1="17.536cm" svg:y1="12.294cm" svg:x2="17.447cm" svg:y2="12.294cm">
          <text:p/>
        </draw:line>
        <draw:polyline draw:style-name="gr7" draw:text-style-name="P4" draw:layer="layout" svg:width="0.044cm" svg:height="0.159cm" svg:x="17.447cm" svg:y="12.135cm" svg:viewBox="0 0 45 160" draw:points="45,160 45,0 29,22 16,38 0,45">
          <text:p/>
        </draw:polyline>
        <draw:line draw:style-name="gr7" draw:text-style-name="P4" draw:layer="layout" svg:x1="17.672cm" svg:y1="12.189cm" svg:x2="17.672cm" svg:y2="12.294cm">
          <text:p/>
        </draw:line>
        <draw:polyline draw:style-name="gr7" draw:text-style-name="P4" draw:layer="layout" svg:width="0.095cm" svg:height="0.111cm" svg:x="17.599cm" svg:y="12.128cm" svg:viewBox="0 0 96 112" draw:points="35,0 0,112 96,112">
          <text:p/>
        </draw:polyline>
        <draw:polyline draw:style-name="gr1" draw:text-style-name="P1" draw:layer="layout" svg:width="0.098cm" svg:height="0.159cm" svg:x="16.615cm" svg:y="12.024cm" svg:viewBox="0 0 99 160" draw:points="0,0 99,0 45,61 67,61 83,70 90,77 99,93 99,131 90,144 83,153 67,160 22,160 6,153 0,144">
          <text:p/>
        </draw:polyline>
        <draw:line draw:style-name="gr1" draw:text-style-name="P1" draw:layer="layout" svg:x1="17.144cm" svg:y1="11.589cm" svg:x2="16.192cm" svg:y2="11.589cm">
          <text:p/>
        </draw:line>
        <draw:line draw:style-name="gr7" draw:text-style-name="P4" draw:layer="layout" svg:x1="17.31cm" svg:y1="11.614cm" svg:x2="17.386cm" svg:y2="11.614cm">
          <text:p/>
        </draw:line>
        <draw:polyline draw:style-name="gr7" draw:text-style-name="P4" draw:layer="layout" svg:width="0.108cm" svg:height="0.159cm" svg:x="17.294cm" svg:y="11.5cm" svg:viewBox="0 0 109 160" draw:points="0,160 54,0 109,160">
          <text:p/>
        </draw:polyline>
        <draw:line draw:style-name="gr7" draw:text-style-name="P4" draw:layer="layout" svg:x1="17.536cm" svg:y1="11.659cm" svg:x2="17.447cm" svg:y2="11.659cm">
          <text:p/>
        </draw:line>
        <draw:polyline draw:style-name="gr7" draw:text-style-name="P4" draw:layer="layout" svg:width="0.044cm" svg:height="0.159cm" svg:x="17.447cm" svg:y="11.5cm" svg:viewBox="0 0 45 160" draw:points="45,160 45,0 29,22 16,38 0,45">
          <text:p/>
        </draw:polyline>
        <draw:polyline draw:style-name="gr7" draw:text-style-name="P4" draw:layer="layout" svg:width="0.098cm" svg:height="0.159cm" svg:x="17.589cm" svg:y="11.5cm" svg:viewBox="0 0 99 160" draw:points="10,16 16,10 32,0 71,0 83,10 93,16 99,32 99,45 93,70 0,160 99,160">
          <text:p/>
        </draw:polyline>
        <draw:line draw:style-name="gr1" draw:text-style-name="P1" draw:layer="layout" svg:x1="16.697cm" svg:y1="11.443cm" svg:x2="16.697cm" svg:y2="11.548cm">
          <text:p/>
        </draw:line>
        <draw:polyline draw:style-name="gr1" draw:text-style-name="P1" draw:layer="layout" svg:width="0.098cm" svg:height="0.111cm" svg:x="16.621cm" svg:y="11.382cm" svg:viewBox="0 0 99 112" draw:points="38,0 0,112 99,112">
          <text:p/>
        </draw:polyline>
        <draw:line draw:style-name="gr1" draw:text-style-name="P1" draw:layer="layout" svg:x1="17.144cm" svg:y1="10.001cm" svg:x2="16.192cm" svg:y2="10.001cm">
          <text:p/>
        </draw:line>
        <draw:line draw:style-name="gr7" draw:text-style-name="P4" draw:layer="layout" svg:x1="17.31cm" svg:y1="10.027cm" svg:x2="17.386cm" svg:y2="10.027cm">
          <text:p/>
        </draw:line>
        <draw:polyline draw:style-name="gr7" draw:text-style-name="P4" draw:layer="layout" svg:width="0.108cm" svg:height="0.159cm" svg:x="17.294cm" svg:y="9.912cm" svg:viewBox="0 0 109 160" draw:points="0,160 54,0 109,160">
          <text:p/>
        </draw:polyline>
        <draw:polyline draw:style-name="gr7" draw:text-style-name="P4" draw:layer="layout" svg:width="0.105cm" svg:height="0.159cm" svg:x="17.44cm" svg:y="9.912cm" svg:viewBox="0 0 106 160" draw:points="0,0 106,0 35,160">
          <text:p/>
        </draw:polyline>
        <draw:polyline draw:style-name="gr1" draw:text-style-name="P1" draw:layer="layout" svg:width="0.092cm" svg:height="0.159cm" svg:x="16.621cm" svg:y="9.801cm" svg:viewBox="0 0 93 160" draw:points="83,0 10,0 0,77 10,70 22,61 61,61 77,70 83,77 93,93 93,131 83,144 77,153 61,160 22,160 10,153 0,144">
          <text:p/>
        </draw:polyline>
        <draw:line draw:style-name="gr1" draw:text-style-name="P1" draw:layer="layout" svg:x1="17.144cm" svg:y1="9.684cm" svg:x2="16.192cm" svg:y2="9.684cm">
          <text:p/>
        </draw:line>
        <draw:line draw:style-name="gr7" draw:text-style-name="P4" draw:layer="layout" svg:x1="17.31cm" svg:y1="9.709cm" svg:x2="17.386cm" svg:y2="9.709cm">
          <text:p/>
        </draw:line>
        <draw:polyline draw:style-name="gr7" draw:text-style-name="P4" draw:layer="layout" svg:width="0.108cm" svg:height="0.159cm" svg:x="17.294cm" svg:y="9.595cm" svg:viewBox="0 0 109 160" draw:points="0,160 54,0 109,160">
          <text:p/>
        </draw:polyline>
        <draw:polyline draw:style-name="gr7" draw:text-style-name="P4" draw:layer="layout" svg:width="0.089cm" svg:height="0.159cm" svg:x="17.447cm" svg:y="9.595cm" svg:viewBox="0 0 90 160" draw:points="77,0 45,0 29,10 22,16 6,38 0,70 0,131 6,144 16,153 29,160 61,160 77,153 83,144 90,131 90,93 83,77 77,70 61,61 29,61 16,70 6,77 0,93">
          <text:p/>
        </draw:polyline>
        <draw:polyline draw:style-name="gr1" draw:text-style-name="P1" draw:layer="layout" svg:width="0.092cm" svg:height="0.159cm" svg:x="16.621cm" svg:y="9.484cm" svg:viewBox="0 0 93 160" draw:points="77,0 48,0 32,10 22,16 10,38 0,70 0,131 10,144 16,153 32,160 61,160 77,153 83,144 93,131 93,93 83,77 77,70 61,61 32,61 16,70 10,77 0,93">
          <text:p/>
        </draw:polyline>
        <draw:line draw:style-name="gr1" draw:text-style-name="P1" draw:layer="layout" svg:x1="17.144cm" svg:y1="9.366cm" svg:x2="16.192cm" svg:y2="9.366cm">
          <text:p/>
        </draw:line>
        <draw:line draw:style-name="gr7" draw:text-style-name="P4" draw:layer="layout" svg:x1="17.31cm" svg:y1="9.392cm" svg:x2="17.386cm" svg:y2="9.392cm">
          <text:p/>
        </draw:line>
        <draw:polyline draw:style-name="gr7" draw:text-style-name="P4" draw:layer="layout" svg:width="0.108cm" svg:height="0.159cm" svg:x="17.294cm" svg:y="9.277cm" svg:viewBox="0 0 109 160" draw:points="0,160 54,0 109,160">
          <text:p/>
        </draw:polyline>
        <draw:polyline draw:style-name="gr7" draw:text-style-name="P4" draw:layer="layout" svg:width="0.089cm" svg:height="0.159cm" svg:x="17.447cm" svg:y="9.277cm" svg:viewBox="0 0 90 160" draw:points="83,0 6,0 0,77 6,70 22,61 61,61 77,70 83,77 90,93 90,131 83,144 77,153 61,160 22,160 6,153 0,144">
          <text:p/>
        </draw:polyline>
        <draw:polyline draw:style-name="gr1" draw:text-style-name="P1" draw:layer="layout" svg:width="0.105cm" svg:height="0.159cm" svg:x="16.615cm" svg:y="9.166cm" svg:viewBox="0 0 106 160" draw:points="0,0 106,0 38,160">
          <text:p/>
        </draw:polyline>
        <draw:line draw:style-name="gr1" draw:text-style-name="P1" draw:layer="layout" svg:x1="17.144cm" svg:y1="9.049cm" svg:x2="16.192cm" svg:y2="9.049cm">
          <text:p/>
        </draw:line>
        <draw:line draw:style-name="gr7" draw:text-style-name="P4" draw:layer="layout" svg:x1="17.31cm" svg:y1="9.074cm" svg:x2="17.386cm" svg:y2="9.074cm">
          <text:p/>
        </draw:line>
        <draw:polyline draw:style-name="gr7" draw:text-style-name="P4" draw:layer="layout" svg:width="0.108cm" svg:height="0.159cm" svg:x="17.294cm" svg:y="8.96cm" svg:viewBox="0 0 109 160" draw:points="0,160 54,0 109,160">
          <text:p/>
        </draw:polyline>
        <draw:line draw:style-name="gr7" draw:text-style-name="P4" draw:layer="layout" svg:x1="17.523cm" svg:y1="9.014cm" svg:x2="17.523cm" svg:y2="9.119cm">
          <text:p/>
        </draw:line>
        <draw:polyline draw:style-name="gr7" draw:text-style-name="P4" draw:layer="layout" svg:width="0.098cm" svg:height="0.111cm" svg:x="17.447cm" svg:y="8.953cm" svg:viewBox="0 0 99 112" draw:points="38,0 0,112 99,112">
          <text:p/>
        </draw:polyline>
        <draw:polyline draw:style-name="gr1" draw:text-style-name="P1" draw:layer="layout" svg:width="0.092cm" svg:height="0.159cm" svg:x="16.621cm" svg:y="8.849cm" svg:viewBox="0 0 93 160" draw:points="32,70 16,61 10,54 0,38 0,32 10,16 16,10 32,0 61,0 77,10 83,16 93,32 93,38 83,54 77,61 61,70 32,70 16,77 10,83 0,99 0,131 10,144 16,153 32,160 61,160 77,153 83,144 93,131 93,99 83,83 77,77 61,70">
          <text:p/>
        </draw:polyline>
        <draw:line draw:style-name="gr1" draw:text-style-name="P1" draw:layer="layout" svg:x1="17.144cm" svg:y1="8.731cm" svg:x2="16.192cm" svg:y2="8.731cm">
          <text:p/>
        </draw:line>
        <draw:line draw:style-name="gr7" draw:text-style-name="P4" draw:layer="layout" svg:x1="17.31cm" svg:y1="8.757cm" svg:x2="17.386cm" svg:y2="8.757cm">
          <text:p/>
        </draw:line>
        <draw:polyline draw:style-name="gr7" draw:text-style-name="P4" draw:layer="layout" svg:width="0.108cm" svg:height="0.159cm" svg:x="17.294cm" svg:y="8.642cm" svg:viewBox="0 0 109 160" draw:points="0,160 54,0 109,160">
          <text:p/>
        </draw:polyline>
        <draw:polyline draw:style-name="gr7" draw:text-style-name="P4" draw:layer="layout" svg:width="0.095cm" svg:height="0.159cm" svg:x="17.44cm" svg:y="8.642cm" svg:viewBox="0 0 96 160" draw:points="0,0 96,0 45,61 67,61 83,70 90,77 96,93 96,131 90,144 83,153 67,160 22,160 6,153 0,144">
          <text:p/>
        </draw:polyline>
        <draw:polyline draw:style-name="gr1" draw:text-style-name="P1" draw:layer="layout" svg:width="0.092cm" svg:height="0.159cm" svg:x="16.621cm" svg:y="8.531cm" svg:viewBox="0 0 93 160" draw:points="16,160 48,160 61,153 71,144 83,121 93,93 93,32 83,16 77,10 61,0 32,0 16,10 10,16 0,32 0,70 10,83 16,93 32,99 61,99 77,93 83,83 93,70">
          <text:p/>
        </draw:polyline>
        <draw:line draw:style-name="gr1" draw:text-style-name="P1" draw:layer="layout" svg:x1="17.144cm" svg:y1="8.414cm" svg:x2="16.192cm" svg:y2="8.414cm">
          <text:p/>
        </draw:line>
        <draw:line draw:style-name="gr7" draw:text-style-name="P4" draw:layer="layout" svg:x1="17.31cm" svg:y1="8.439cm" svg:x2="17.386cm" svg:y2="8.439cm">
          <text:p/>
        </draw:line>
        <draw:polyline draw:style-name="gr7" draw:text-style-name="P4" draw:layer="layout" svg:width="0.108cm" svg:height="0.159cm" svg:x="17.294cm" svg:y="8.325cm" svg:viewBox="0 0 109 160" draw:points="0,160 54,0 109,160">
          <text:p/>
        </draw:polyline>
        <draw:polyline draw:style-name="gr7" draw:text-style-name="P4" draw:layer="layout" svg:width="0.095cm" svg:height="0.159cm" svg:x="17.44cm" svg:y="8.325cm" svg:viewBox="0 0 96 160" draw:points="6,16 13,10 29,0 67,0 83,10 90,16 96,32 96,45 90,70 0,160 96,160">
          <text:p/>
        </draw:polyline>
        <draw:line draw:style-name="gr1" draw:text-style-name="P1" draw:layer="layout" svg:x1="16.637cm" svg:y1="8.372cm" svg:x2="16.545cm" svg:y2="8.372cm">
          <text:p/>
        </draw:line>
        <draw:polyline draw:style-name="gr1" draw:text-style-name="P1" draw:layer="layout" svg:width="0.048cm" svg:height="0.159cm" svg:x="16.545cm" svg:y="8.214cm" svg:viewBox="0 0 49 160" draw:points="49,160 49,0 32,22 16,38 0,45">
          <text:p/>
        </draw:polyline>
        <draw:polygon draw:style-name="gr1" draw:text-style-name="P1" draw:layer="layout" svg:width="0.092cm" svg:height="0.159cm" svg:x="16.697cm" svg:y="8.214cm" svg:viewBox="0 0 93 160" draw:points="39,0 55,0 67,10 77,16 83,32 93,61 93,99 83,131 77,144 67,153 55,160 39,160 22,153 16,144 6,131 0,99 0,61 6,32 16,16 22,10">
          <text:p/>
        </draw:polygon>
        <draw:line draw:style-name="gr1" draw:text-style-name="P1" draw:layer="layout" svg:x1="19.685cm" svg:y1="9.684cm" svg:x2="20.637cm" svg:y2="9.684cm">
          <text:p/>
        </draw:line>
        <draw:polyline draw:style-name="gr7" draw:text-style-name="P4" draw:layer="layout" svg:width="0.083cm" svg:height="0.054cm" svg:x="19.291cm" svg:y="9.715cm" svg:viewBox="0 0 84 55" draw:points="84,55 67,49 51,32 29,10 13,0 0,0">
          <text:p/>
        </draw:polyline>
        <draw:polygon draw:style-name="gr7" draw:text-style-name="P4" draw:layer="layout" svg:width="0.105cm" svg:height="0.159cm" svg:x="19.26cm" svg:y="9.595cm" svg:viewBox="0 0 106 160" draw:points="38,160 22,153 6,137 0,105 0,54 6,22 22,10 38,0 67,0 83,10 99,22 106,54 106,105 99,137 83,153 67,160">
          <text:p/>
        </draw:polygon>
        <draw:polyline draw:style-name="gr7" draw:text-style-name="P4" draw:layer="layout" svg:width="0.092cm" svg:height="0.159cm" svg:x="19.425cm" svg:y="9.595cm" svg:viewBox="0 0 93 160" draw:points="77,0 48,0 32,10 26,16 10,38 0,70 0,131 10,144 16,153 32,160 61,160 77,153 87,144 93,131 93,93 87,77 77,70 61,61 32,61 16,70 10,77 0,93">
          <text:p/>
        </draw:polyline>
        <draw:polyline draw:style-name="gr1" draw:text-style-name="P1" draw:layer="layout" svg:width="0.098cm" svg:height="0.159cm" svg:x="20.031cm" svg:y="9.484cm" svg:viewBox="0 0 99 160" draw:points="6,16 16,10 32,0 67,0 83,10 93,16 99,32 99,45 93,70 0,160 99,160">
          <text:p/>
        </draw:polyline>
        <draw:polygon draw:style-name="gr1" draw:text-style-name="P1" draw:layer="layout" svg:width="0.092cm" svg:height="0.159cm" svg:x="20.19cm" svg:y="9.484cm" svg:viewBox="0 0 93 160" draw:points="39,0 55,0 67,10 77,16 83,32 93,61 93,99 83,131 77,144 67,153 55,160 39,160 22,153 16,144 6,131 0,99 0,61 6,32 16,16 22,10">
          <text:p/>
        </draw:polygon>
        <draw:line draw:style-name="gr1" draw:text-style-name="P1" draw:layer="layout" svg:x1="17.144cm" svg:y1="13.811cm" svg:x2="16.192cm" svg:y2="13.811cm">
          <text:p/>
        </draw:line>
        <draw:polyline draw:style-name="gr7" draw:text-style-name="P4" draw:layer="layout" svg:width="0.098cm" svg:height="0.159cm" svg:x="17.31cm" svg:y="13.722cm" svg:viewBox="0 0 99 160" draw:points="99,144 93,153 67,160 55,160 32,153 16,137 6,121 0,93 0,70 6,38 16,22 32,10 55,0 67,0 93,10 99,16">
          <text:p/>
        </draw:polyline>
        <draw:polyline draw:style-name="gr7" draw:text-style-name="P4" draw:layer="layout" svg:width="0.092cm" svg:height="0.159cm" svg:x="17.469cm" svg:y="13.722cm" svg:viewBox="0 0 93 160" draw:points="0,153 22,160 61,160 77,153 83,144 93,131 93,115 83,99 77,93 61,83 32,77 16,70 6,61 0,45 0,32 6,16 16,10 32,0 67,0 93,10">
          <text:p/>
        </draw:polyline>
        <draw:polyline draw:style-name="gr7" draw:text-style-name="P4" draw:layer="layout" svg:width="0.098cm" svg:height="0.159cm" svg:x="17.612cm" svg:y="13.722cm" svg:viewBox="0 0 99 160" draw:points="10,16 16,10 32,0 71,0 83,10 93,16 99,32 99,45 93,70 0,160 99,160">
          <text:p/>
        </draw:polyline>
        <draw:polyline draw:style-name="gr1" draw:text-style-name="P1" draw:layer="layout" svg:width="0.098cm" svg:height="0.159cm" svg:x="16.539cm" svg:y="13.611cm" svg:viewBox="0 0 99 160" draw:points="0,0 99,0 45,61 67,61 83,70 93,77 99,93 99,131 93,144 83,153 67,160 22,160 6,153 0,144">
          <text:p/>
        </draw:polyline>
        <draw:polygon draw:style-name="gr1" draw:text-style-name="P1" draw:layer="layout" svg:width="0.092cm" svg:height="0.159cm" svg:x="16.697cm" svg:y="13.611cm" svg:viewBox="0 0 93 160" draw:points="39,0 55,0 67,10 77,16 83,32 93,61 93,99 83,131 77,144 67,153 55,160 39,160 22,153 16,144 6,131 0,99 0,61 6,32 16,16 22,10">
          <text:p/>
        </draw:polygon>
        <draw:line draw:style-name="gr1" draw:text-style-name="P1" draw:layer="layout" svg:x1="17.144cm" svg:y1="8.096cm" svg:x2="16.192cm" svg:y2="8.096cm">
          <text:p/>
        </draw:line>
        <draw:line draw:style-name="gr7" draw:text-style-name="P4" draw:layer="layout" svg:x1="17.31cm" svg:y1="8.122cm" svg:x2="17.386cm" svg:y2="8.122cm">
          <text:p/>
        </draw:line>
        <draw:polyline draw:style-name="gr7" draw:text-style-name="P4" draw:layer="layout" svg:width="0.108cm" svg:height="0.159cm" svg:x="17.294cm" svg:y="8.007cm" svg:viewBox="0 0 109 160" draw:points="0,160 54,0 109,160">
          <text:p/>
        </draw:polyline>
        <draw:line draw:style-name="gr7" draw:text-style-name="P4" draw:layer="layout" svg:x1="17.536cm" svg:y1="8.166cm" svg:x2="17.447cm" svg:y2="8.166cm">
          <text:p/>
        </draw:line>
        <draw:polyline draw:style-name="gr7" draw:text-style-name="P4" draw:layer="layout" svg:width="0.044cm" svg:height="0.159cm" svg:x="17.447cm" svg:y="8.007cm" svg:viewBox="0 0 45 160" draw:points="45,160 45,0 29,22 16,38 0,45">
          <text:p/>
        </draw:polyline>
        <draw:line draw:style-name="gr1" draw:text-style-name="P1" draw:layer="layout" svg:x1="16.637cm" svg:y1="8.055cm" svg:x2="16.545cm" svg:y2="8.055cm">
          <text:p/>
        </draw:line>
        <draw:polyline draw:style-name="gr1" draw:text-style-name="P1" draw:layer="layout" svg:width="0.048cm" svg:height="0.159cm" svg:x="16.545cm" svg:y="7.896cm" svg:viewBox="0 0 49 160" draw:points="49,160 49,0 32,22 16,38 0,45">
          <text:p/>
        </draw:polyline>
        <draw:line draw:style-name="gr1" draw:text-style-name="P1" draw:layer="layout" svg:x1="16.789cm" svg:y1="8.055cm" svg:x2="16.697cm" svg:y2="8.055cm">
          <text:p/>
        </draw:line>
        <draw:polyline draw:style-name="gr1" draw:text-style-name="P1" draw:layer="layout" svg:width="0.044cm" svg:height="0.159cm" svg:x="16.697cm" svg:y="7.896cm" svg:viewBox="0 0 45 160" draw:points="45,160 45,0 32,22 16,38 0,45">
          <text:p/>
        </draw:polyline>
        <draw:line draw:style-name="gr1" draw:text-style-name="P1" draw:layer="layout" svg:x1="19.685cm" svg:y1="10.001cm" svg:x2="20.637cm" svg:y2="10.001cm">
          <text:p/>
        </draw:line>
        <draw:polyline draw:style-name="gr7" draw:text-style-name="P4" draw:layer="layout" svg:width="0.083cm" svg:height="0.054cm" svg:x="19.291cm" svg:y="10.033cm" svg:viewBox="0 0 84 55" draw:points="84,55 67,49 51,32 29,10 13,0 0,0">
          <text:p/>
        </draw:polyline>
        <draw:polygon draw:style-name="gr7" draw:text-style-name="P4" draw:layer="layout" svg:width="0.105cm" svg:height="0.159cm" svg:x="19.26cm" svg:y="9.912cm" svg:viewBox="0 0 106 160" draw:points="38,160 22,153 6,137 0,105 0,54 6,22 22,10 38,0 67,0 83,10 99,22 106,54 106,105 99,137 83,153 67,160">
          <text:p/>
        </draw:polygon>
        <draw:polyline draw:style-name="gr7" draw:text-style-name="P4" draw:layer="layout" svg:width="0.105cm" svg:height="0.159cm" svg:x="19.418cm" svg:y="9.912cm" svg:viewBox="0 0 106 160" draw:points="0,0 106,0 38,160">
          <text:p/>
        </draw:polyline>
        <draw:polyline draw:style-name="gr1" draw:text-style-name="P1" draw:layer="layout" svg:width="0.098cm" svg:height="0.159cm" svg:x="20.031cm" svg:y="9.801cm" svg:viewBox="0 0 99 160" draw:points="6,16 16,10 32,0 67,0 83,10 93,16 99,32 99,45 93,70 0,160 99,160">
          <text:p/>
        </draw:polyline>
        <draw:line draw:style-name="gr1" draw:text-style-name="P1" draw:layer="layout" svg:x1="20.282cm" svg:y1="9.96cm" svg:x2="20.19cm" svg:y2="9.96cm">
          <text:p/>
        </draw:line>
        <draw:polyline draw:style-name="gr1" draw:text-style-name="P1" draw:layer="layout" svg:width="0.044cm" svg:height="0.159cm" svg:x="20.19cm" svg:y="9.801cm" svg:viewBox="0 0 45 160" draw:points="45,160 45,0 32,22 16,38 0,45">
          <text:p/>
        </draw:polyline>
        <draw:line draw:style-name="gr1" draw:text-style-name="P1" draw:layer="layout" svg:x1="17.144cm" svg:y1="12.541cm" svg:x2="16.192cm" svg:y2="12.541cm">
          <text:p/>
        </draw:line>
        <draw:line draw:style-name="gr7" draw:text-style-name="P4" draw:layer="layout" svg:x1="17.31cm" svg:y1="12.567cm" svg:x2="17.386cm" svg:y2="12.567cm">
          <text:p/>
        </draw:line>
        <draw:polyline draw:style-name="gr7" draw:text-style-name="P4" draw:layer="layout" svg:width="0.108cm" svg:height="0.159cm" svg:x="17.294cm" svg:y="12.452cm" svg:viewBox="0 0 109 160" draw:points="0,160 54,0 109,160">
          <text:p/>
        </draw:polyline>
        <draw:line draw:style-name="gr7" draw:text-style-name="P4" draw:layer="layout" svg:x1="17.536cm" svg:y1="12.611cm" svg:x2="17.447cm" svg:y2="12.611cm">
          <text:p/>
        </draw:line>
        <draw:polyline draw:style-name="gr7" draw:text-style-name="P4" draw:layer="layout" svg:width="0.044cm" svg:height="0.159cm" svg:x="17.447cm" svg:y="12.452cm" svg:viewBox="0 0 45 160" draw:points="45,160 45,0 29,22 16,38 0,45">
          <text:p/>
        </draw:polyline>
        <draw:polyline draw:style-name="gr7" draw:text-style-name="P4" draw:layer="layout" svg:width="0.089cm" svg:height="0.159cm" svg:x="17.599cm" svg:y="12.452cm" svg:viewBox="0 0 90 160" draw:points="83,0 6,0 0,77 6,70 22,61 61,61 74,70 83,77 90,93 90,131 83,144 74,153 61,160 22,160 6,153 0,144">
          <text:p/>
        </draw:polyline>
        <draw:polyline draw:style-name="gr1" draw:text-style-name="P1" draw:layer="layout" svg:width="0.098cm" svg:height="0.159cm" svg:x="16.539cm" svg:y="12.341cm" svg:viewBox="0 0 99 160" draw:points="0,0 99,0 45,61 67,61 83,70 93,77 99,93 99,131 93,144 83,153 67,160 22,160 6,153 0,144">
          <text:p/>
        </draw:polyline>
        <draw:line draw:style-name="gr1" draw:text-style-name="P1" draw:layer="layout" svg:x1="16.789cm" svg:y1="12.5cm" svg:x2="16.697cm" svg:y2="12.5cm">
          <text:p/>
        </draw:line>
        <draw:polyline draw:style-name="gr1" draw:text-style-name="P1" draw:layer="layout" svg:width="0.044cm" svg:height="0.159cm" svg:x="16.697cm" svg:y="12.341cm" svg:viewBox="0 0 45 160" draw:points="45,160 45,0 32,22 16,38 0,45">
          <text:p/>
        </draw:polyline>
        <draw:line draw:style-name="gr1" draw:text-style-name="P1" draw:layer="layout" svg:x1="17.144cm" svg:y1="7.779cm" svg:x2="16.192cm" svg:y2="7.779cm">
          <text:p/>
        </draw:line>
        <draw:line draw:style-name="gr7" draw:text-style-name="P4" draw:layer="layout" svg:x1="17.31cm" svg:y1="7.804cm" svg:x2="17.386cm" svg:y2="7.804cm">
          <text:p/>
        </draw:line>
        <draw:polyline draw:style-name="gr7" draw:text-style-name="P4" draw:layer="layout" svg:width="0.108cm" svg:height="0.159cm" svg:x="17.294cm" svg:y="7.69cm" svg:viewBox="0 0 109 160" draw:points="0,160 54,0 109,160">
          <text:p/>
        </draw:polyline>
        <draw:polygon draw:style-name="gr7" draw:text-style-name="P4" draw:layer="layout" svg:width="0.089cm" svg:height="0.159cm" svg:x="17.447cm" svg:y="7.69cm" svg:viewBox="0 0 90 160" draw:points="39,0 55,0 67,10 77,16 83,32 90,61 90,99 83,131 77,144 67,153 55,160 39,160 22,153 16,144 6,131 0,99 0,61 6,32 16,16 22,10">
          <text:p/>
        </draw:polygon>
        <draw:line draw:style-name="gr1" draw:text-style-name="P1" draw:layer="layout" svg:x1="16.637cm" svg:y1="7.737cm" svg:x2="16.545cm" svg:y2="7.737cm">
          <text:p/>
        </draw:line>
        <draw:polyline draw:style-name="gr1" draw:text-style-name="P1" draw:layer="layout" svg:width="0.048cm" svg:height="0.159cm" svg:x="16.545cm" svg:y="7.579cm" svg:viewBox="0 0 49 160" draw:points="49,160 49,0 32,22 16,38 0,45">
          <text:p/>
        </draw:polyline>
        <draw:polyline draw:style-name="gr1" draw:text-style-name="P1" draw:layer="layout" svg:width="0.098cm" svg:height="0.159cm" svg:x="16.691cm" svg:y="7.579cm" svg:viewBox="0 0 99 160" draw:points="6,16 13,10 29,0 67,0 83,10 90,16 99,32 99,45 90,70 0,160 99,160">
          <text:p/>
        </draw:polyline>
        <draw:path draw:style-name="gr1" draw:text-style-name="P1" draw:layer="layout" svg:width="0.159cm" svg:height="0.159cm" svg:x="16.986cm" svg:y="13.414cm" svg:viewBox="0 0 160 160" svg:d="M160 80c0 15-4 27-11 40s-16 22-29 29-25 11-40 11-27-4-40-11-22-16-29-29c-8-13-11-25-11-40s3-27 11-40c7-13 16-22 29-29 13-8 25-11 40-11s27 3 40 11c13 7 22 16 29 29s11 25 11 40z">
          <text:p/>
        </draw:path>
        <draw:line draw:style-name="gr1" draw:text-style-name="P1" draw:layer="layout" svg:x1="16.986cm" svg:y1="13.494cm" svg:x2="16.192cm" svg:y2="13.494cm">
          <text:p/>
        </draw:line>
        <draw:polyline draw:style-name="gr7" draw:text-style-name="P4" draw:layer="layout" svg:width="0.098cm" svg:height="0.159cm" svg:x="17.31cm" svg:y="13.405cm" svg:viewBox="0 0 99 160" draw:points="99,144 93,153 67,160 55,160 32,153 16,137 6,121 0,93 0,70 6,38 16,22 32,10 55,0 67,0 93,10 99,16">
          <text:p/>
        </draw:polyline>
        <draw:polyline draw:style-name="gr7" draw:text-style-name="P4" draw:layer="layout" svg:width="0.092cm" svg:height="0.159cm" svg:x="17.469cm" svg:y="13.405cm" svg:viewBox="0 0 93 160" draw:points="0,153 22,160 61,160 77,153 83,144 93,131 93,115 83,99 77,93 61,83 32,77 16,70 6,61 0,45 0,32 6,16 16,10 32,0 67,0 93,10">
          <text:p/>
        </draw:polyline>
        <draw:line draw:style-name="gr7" draw:text-style-name="P4" draw:layer="layout" svg:x1="17.71cm" svg:y1="13.564cm" svg:x2="17.621cm" svg:y2="13.564cm">
          <text:p/>
        </draw:line>
        <draw:polyline draw:style-name="gr7" draw:text-style-name="P4" draw:layer="layout" svg:width="0.044cm" svg:height="0.159cm" svg:x="17.621cm" svg:y="13.405cm" svg:viewBox="0 0 45 160" draw:points="45,160 45,0 29,22 13,38 0,45">
          <text:p/>
        </draw:polyline>
        <draw:polyline draw:style-name="gr1" draw:text-style-name="P1" draw:layer="layout" svg:width="0.098cm" svg:height="0.159cm" svg:x="16.539cm" svg:y="13.294cm" svg:viewBox="0 0 99 160" draw:points="6,16 16,10 32,0 67,0 83,10 93,16 99,32 99,45 93,70 0,160 99,160">
          <text:p/>
        </draw:polyline>
        <draw:polyline draw:style-name="gr1" draw:text-style-name="P1" draw:layer="layout" svg:width="0.098cm" svg:height="0.159cm" svg:x="16.691cm" svg:y="13.294cm" svg:viewBox="0 0 99 160" draw:points="6,16 13,10 29,0 67,0 83,10 90,16 99,32 99,45 90,70 0,160 99,160">
          <text:p/>
        </draw:polyline>
        <draw:line draw:style-name="gr1" draw:text-style-name="P1" draw:layer="layout" svg:x1="19.685cm" svg:y1="7.779cm" svg:x2="20.637cm" svg:y2="7.779cm">
          <text:p/>
        </draw:line>
        <draw:polyline draw:style-name="gr7" draw:text-style-name="P4" draw:layer="layout" svg:width="0.083cm" svg:height="0.054cm" svg:x="19.291cm" svg:y="7.81cm" svg:viewBox="0 0 84 55" draw:points="84,55 67,49 51,32 29,10 13,0 0,0">
          <text:p/>
        </draw:polyline>
        <draw:polygon draw:style-name="gr7" draw:text-style-name="P4" draw:layer="layout" svg:width="0.105cm" svg:height="0.159cm" svg:x="19.26cm" svg:y="7.69cm" svg:viewBox="0 0 106 160" draw:points="38,160 22,153 6,137 0,105 0,54 6,22 22,10 38,0 67,0 83,10 99,22 106,54 106,105 99,137 83,153 67,160">
          <text:p/>
        </draw:polygon>
        <draw:polygon draw:style-name="gr7" draw:text-style-name="P4" draw:layer="layout" svg:width="0.092cm" svg:height="0.159cm" svg:x="19.425cm" svg:y="7.69cm" svg:viewBox="0 0 93 160" draw:points="39,0 55,0 71,10 77,16 87,32 93,61 93,99 87,131 77,144 71,153 55,160 39,160 26,153 16,144 10,131 0,99 0,61 10,32 16,16 26,10">
          <text:p/>
        </draw:polygon>
        <draw:line draw:style-name="gr1" draw:text-style-name="P1" draw:layer="layout" svg:x1="20.129cm" svg:y1="7.737cm" svg:x2="20.037cm" svg:y2="7.737cm">
          <text:p/>
        </draw:line>
        <draw:polyline draw:style-name="gr1" draw:text-style-name="P1" draw:layer="layout" svg:width="0.048cm" svg:height="0.159cm" svg:x="20.037cm" svg:y="7.579cm" svg:viewBox="0 0 49 160" draw:points="49,160 49,0 32,22 16,38 0,45">
          <text:p/>
        </draw:polyline>
        <draw:polyline draw:style-name="gr1" draw:text-style-name="P1" draw:layer="layout" svg:width="0.098cm" svg:height="0.159cm" svg:x="20.183cm" svg:y="7.579cm" svg:viewBox="0 0 99 160" draw:points="0,0 99,0 45,61 67,61 83,70 90,77 99,93 99,131 90,144 83,153 67,160 22,160 6,153 0,144">
          <text:p/>
        </draw:polyline>
        <draw:line draw:style-name="gr1" draw:text-style-name="P1" draw:layer="layout" svg:x1="17.144cm" svg:y1="10.954cm" svg:x2="16.192cm" svg:y2="10.954cm">
          <text:p/>
        </draw:line>
        <draw:line draw:style-name="gr7" draw:text-style-name="P4" draw:layer="layout" svg:x1="17.31cm" svg:y1="10.979cm" svg:x2="17.386cm" svg:y2="10.979cm">
          <text:p/>
        </draw:line>
        <draw:polyline draw:style-name="gr7" draw:text-style-name="P4" draw:layer="layout" svg:width="0.108cm" svg:height="0.159cm" svg:x="17.294cm" svg:y="10.865cm" svg:viewBox="0 0 109 160" draw:points="0,160 54,0 109,160">
          <text:p/>
        </draw:polyline>
        <draw:line draw:style-name="gr7" draw:text-style-name="P4" draw:layer="layout" svg:x1="17.536cm" svg:y1="11.024cm" svg:x2="17.447cm" svg:y2="11.024cm">
          <text:p/>
        </draw:line>
        <draw:polyline draw:style-name="gr7" draw:text-style-name="P4" draw:layer="layout" svg:width="0.044cm" svg:height="0.159cm" svg:x="17.447cm" svg:y="10.865cm" svg:viewBox="0 0 45 160" draw:points="45,160 45,0 29,22 16,38 0,45">
          <text:p/>
        </draw:polyline>
        <draw:polygon draw:style-name="gr7" draw:text-style-name="P4" draw:layer="layout" svg:width="0.089cm" svg:height="0.159cm" svg:x="17.599cm" svg:y="10.865cm" svg:viewBox="0 0 90 160" draw:points="35,0 51,0 67,10 74,16 83,32 90,61 90,99 83,131 74,144 67,153 51,160 35,160 22,153 13,144 6,131 0,99 0,61 6,32 13,16 22,10">
          <text:p/>
        </draw:polygon>
        <draw:polyline draw:style-name="gr1" draw:text-style-name="P1" draw:layer="layout" svg:width="0.098cm" svg:height="0.159cm" svg:x="16.539cm" svg:y="10.754cm" svg:viewBox="0 0 99 160" draw:points="6,16 16,10 32,0 67,0 83,10 93,16 99,32 99,45 93,70 0,160 99,160">
          <text:p/>
        </draw:polyline>
        <draw:polyline draw:style-name="gr1" draw:text-style-name="P1" draw:layer="layout" svg:width="0.098cm" svg:height="0.159cm" svg:x="16.691cm" svg:y="10.754cm" svg:viewBox="0 0 99 160" draw:points="0,0 99,0 45,61 67,61 83,70 90,77 99,93 99,131 90,144 83,153 67,160 22,160 6,153 0,144">
          <text:p/>
        </draw:polyline>
        <draw:line draw:style-name="gr1" draw:text-style-name="P1" draw:layer="layout" svg:x1="19.685cm" svg:y1="8.096cm" svg:x2="20.637cm" svg:y2="8.096cm">
          <text:p/>
        </draw:line>
        <draw:polyline draw:style-name="gr7" draw:text-style-name="P4" draw:layer="layout" svg:width="0.083cm" svg:height="0.054cm" svg:x="19.291cm" svg:y="8.128cm" svg:viewBox="0 0 84 55" draw:points="84,55 67,49 51,32 29,10 13,0 0,0">
          <text:p/>
        </draw:polyline>
        <draw:polygon draw:style-name="gr7" draw:text-style-name="P4" draw:layer="layout" svg:width="0.105cm" svg:height="0.159cm" svg:x="19.26cm" svg:y="8.007cm" svg:viewBox="0 0 106 160" draw:points="38,160 22,153 6,137 0,105 0,54 6,22 22,10 38,0 67,0 83,10 99,22 106,54 106,105 99,137 83,153 67,160">
          <text:p/>
        </draw:polygon>
        <draw:line draw:style-name="gr7" draw:text-style-name="P4" draw:layer="layout" svg:x1="19.517cm" svg:y1="8.166cm" svg:x2="19.425cm" svg:y2="8.166cm">
          <text:p/>
        </draw:line>
        <draw:polyline draw:style-name="gr7" draw:text-style-name="P4" draw:layer="layout" svg:width="0.048cm" svg:height="0.159cm" svg:x="19.425cm" svg:y="8.007cm" svg:viewBox="0 0 49 160" draw:points="49,160 49,0 32,22 16,38 0,45">
          <text:p/>
        </draw:polyline>
        <draw:line draw:style-name="gr1" draw:text-style-name="P1" draw:layer="layout" svg:x1="20.129cm" svg:y1="8.055cm" svg:x2="20.037cm" svg:y2="8.055cm">
          <text:p/>
        </draw:line>
        <draw:polyline draw:style-name="gr1" draw:text-style-name="P1" draw:layer="layout" svg:width="0.048cm" svg:height="0.159cm" svg:x="20.037cm" svg:y="7.896cm" svg:viewBox="0 0 49 160" draw:points="49,160 49,0 32,22 16,38 0,45">
          <text:p/>
        </draw:polyline>
        <draw:line draw:style-name="gr1" draw:text-style-name="P1" draw:layer="layout" svg:x1="20.266cm" svg:y1="7.95cm" svg:x2="20.266cm" svg:y2="8.055cm">
          <text:p/>
        </draw:line>
        <draw:polyline draw:style-name="gr1" draw:text-style-name="P1" draw:layer="layout" svg:width="0.098cm" svg:height="0.111cm" svg:x="20.19cm" svg:y="7.89cm" svg:viewBox="0 0 99 112" draw:points="38,0 0,112 99,112">
          <text:p/>
        </draw:polyline>
        <draw:path draw:style-name="gr1" draw:text-style-name="P1" draw:layer="layout" svg:width="0.159cm" svg:height="0.159cm" svg:x="16.986cm" svg:y="14.049cm" svg:viewBox="0 0 160 160" svg:d="M160 80c0 15-4 27-11 40s-16 22-29 29-25 11-40 11-27-4-40-11-22-16-29-29c-8-13-11-25-11-40s3-27 11-40c7-13 16-22 29-29 13-8 25-11 40-11s27 3 40 11c13 7 22 16 29 29s11 25 11 40z">
          <text:p/>
        </draw:path>
        <draw:line draw:style-name="gr1" draw:text-style-name="P1" draw:layer="layout" svg:x1="16.986cm" svg:y1="14.129cm" svg:x2="16.192cm" svg:y2="14.129cm">
          <text:p/>
        </draw:line>
        <draw:polygon draw:style-name="gr7" draw:text-style-name="P4" draw:layer="layout" svg:width="0.105cm" svg:height="0.159cm" svg:x="17.31cm" svg:y="14.04cm" svg:viewBox="0 0 106 160" draw:points="38,0 67,0 83,10 99,22 106,54 106,105 99,137 83,153 67,160 38,160 22,153 6,137 0,105 0,54 6,22 22,10">
          <text:p/>
        </draw:polygon>
        <draw:line draw:style-name="gr7" draw:text-style-name="P4" draw:layer="layout" svg:x1="17.485cm" svg:y1="14.116cm" svg:x2="17.536cm" svg:y2="14.116cm">
          <text:p/>
        </draw:line>
        <draw:polyline draw:style-name="gr7" draw:text-style-name="P4" draw:layer="layout" svg:width="0.076cm" svg:height="0.159cm" svg:x="17.485cm" svg:y="14.04cm" svg:viewBox="0 0 77 160" draw:points="77,160 0,160 0,0 77,0">
          <text:p/>
        </draw:polyline>
        <draw:polyline draw:style-name="gr1" draw:text-style-name="P1" draw:layer="layout" svg:width="0.098cm" svg:height="0.159cm" svg:x="16.539cm" svg:y="13.929cm" svg:viewBox="0 0 99 160" draw:points="6,16 16,10 32,0 67,0 83,10 93,16 99,32 99,45 93,70 0,160 99,160">
          <text:p/>
        </draw:polyline>
        <draw:line draw:style-name="gr1" draw:text-style-name="P1" draw:layer="layout" svg:x1="16.774cm" svg:y1="13.983cm" svg:x2="16.774cm" svg:y2="14.088cm">
          <text:p/>
        </draw:line>
        <draw:polyline draw:style-name="gr1" draw:text-style-name="P1" draw:layer="layout" svg:width="0.098cm" svg:height="0.111cm" svg:x="16.697cm" svg:y="13.922cm" svg:viewBox="0 0 99 112" draw:points="38,0 0,112 99,112">
          <text:p/>
        </draw:polyline>
        <draw:line draw:style-name="gr1" draw:text-style-name="P1" draw:layer="layout" svg:x1="19.685cm" svg:y1="8.414cm" svg:x2="20.637cm" svg:y2="8.414cm">
          <text:p/>
        </draw:line>
        <draw:polyline draw:style-name="gr7" draw:text-style-name="P4" draw:layer="layout" svg:width="0.083cm" svg:height="0.054cm" svg:x="19.291cm" svg:y="8.445cm" svg:viewBox="0 0 84 55" draw:points="84,55 67,49 51,32 29,10 13,0 0,0">
          <text:p/>
        </draw:polyline>
        <draw:polygon draw:style-name="gr7" draw:text-style-name="P4" draw:layer="layout" svg:width="0.105cm" svg:height="0.159cm" svg:x="19.26cm" svg:y="8.325cm" svg:viewBox="0 0 106 160" draw:points="38,160 22,153 6,137 0,105 0,54 6,22 22,10 38,0 67,0 83,10 99,22 106,54 106,105 99,137 83,153 67,160">
          <text:p/>
        </draw:polygon>
        <draw:polyline draw:style-name="gr7" draw:text-style-name="P4" draw:layer="layout" svg:width="0.098cm" svg:height="0.159cm" svg:x="19.418cm" svg:y="8.325cm" svg:viewBox="0 0 99 160" draw:points="6,16 16,10 32,0 67,0 83,10 93,16 99,32 99,45 93,70 0,160 99,160">
          <text:p/>
        </draw:polyline>
        <draw:line draw:style-name="gr1" draw:text-style-name="P1" draw:layer="layout" svg:x1="20.129cm" svg:y1="8.372cm" svg:x2="20.037cm" svg:y2="8.372cm">
          <text:p/>
        </draw:line>
        <draw:polyline draw:style-name="gr1" draw:text-style-name="P1" draw:layer="layout" svg:width="0.048cm" svg:height="0.159cm" svg:x="20.037cm" svg:y="8.214cm" svg:viewBox="0 0 49 160" draw:points="49,160 49,0 32,22 16,38 0,45">
          <text:p/>
        </draw:polyline>
        <draw:polyline draw:style-name="gr1" draw:text-style-name="P1" draw:layer="layout" svg:width="0.092cm" svg:height="0.159cm" svg:x="20.19cm" svg:y="8.214cm" svg:viewBox="0 0 93 160" draw:points="83,0 6,0 0,77 6,70 22,61 61,61 77,70 83,77 93,93 93,131 83,144 77,153 61,160 22,160 6,153 0,144">
          <text:p/>
        </draw:polyline>
        <draw:line draw:style-name="gr1" draw:text-style-name="P1" draw:layer="layout" svg:x1="17.144cm" svg:y1="11.271cm" svg:x2="16.192cm" svg:y2="11.271cm">
          <text:p/>
        </draw:line>
        <draw:line draw:style-name="gr7" draw:text-style-name="P4" draw:layer="layout" svg:x1="17.31cm" svg:y1="11.297cm" svg:x2="17.386cm" svg:y2="11.297cm">
          <text:p/>
        </draw:line>
        <draw:polyline draw:style-name="gr7" draw:text-style-name="P4" draw:layer="layout" svg:width="0.108cm" svg:height="0.159cm" svg:x="17.294cm" svg:y="11.182cm" svg:viewBox="0 0 109 160" draw:points="0,160 54,0 109,160">
          <text:p/>
        </draw:polyline>
        <draw:line draw:style-name="gr7" draw:text-style-name="P4" draw:layer="layout" svg:x1="17.536cm" svg:y1="11.341cm" svg:x2="17.447cm" svg:y2="11.341cm">
          <text:p/>
        </draw:line>
        <draw:polyline draw:style-name="gr7" draw:text-style-name="P4" draw:layer="layout" svg:width="0.044cm" svg:height="0.159cm" svg:x="17.447cm" svg:y="11.182cm" svg:viewBox="0 0 45 160" draw:points="45,160 45,0 29,22 16,38 0,45">
          <text:p/>
        </draw:polyline>
        <draw:line draw:style-name="gr7" draw:text-style-name="P4" draw:layer="layout" svg:x1="17.688cm" svg:y1="11.341cm" svg:x2="17.599cm" svg:y2="11.341cm">
          <text:p/>
        </draw:line>
        <draw:polyline draw:style-name="gr7" draw:text-style-name="P4" draw:layer="layout" svg:width="0.044cm" svg:height="0.159cm" svg:x="17.599cm" svg:y="11.182cm" svg:viewBox="0 0 45 160" draw:points="45,160 45,0 29,22 13,38 0,45">
          <text:p/>
        </draw:polyline>
        <draw:polyline draw:style-name="gr1" draw:text-style-name="P1" draw:layer="layout" svg:width="0.098cm" svg:height="0.159cm" svg:x="16.539cm" svg:y="11.071cm" svg:viewBox="0 0 99 160" draw:points="6,16 16,10 32,0 67,0 83,10 93,16 99,32 99,45 93,70 0,160 99,160">
          <text:p/>
        </draw:polyline>
        <draw:polyline draw:style-name="gr1" draw:text-style-name="P1" draw:layer="layout" svg:width="0.092cm" svg:height="0.159cm" svg:x="16.697cm" svg:y="11.071cm" svg:viewBox="0 0 93 160" draw:points="83,0 6,0 0,77 6,70 22,61 61,61 77,70 83,77 93,93 93,131 83,144 77,153 61,160 22,160 6,153 0,144">
          <text:p/>
        </draw:polyline>
        <draw:line draw:style-name="gr1" draw:text-style-name="P1" draw:layer="layout" svg:x1="17.144cm" svg:y1="10.636cm" svg:x2="16.192cm" svg:y2="10.636cm">
          <text:p/>
        </draw:line>
        <draw:line draw:style-name="gr7" draw:text-style-name="P4" draw:layer="layout" svg:x1="17.31cm" svg:y1="10.662cm" svg:x2="17.386cm" svg:y2="10.662cm">
          <text:p/>
        </draw:line>
        <draw:polyline draw:style-name="gr7" draw:text-style-name="P4" draw:layer="layout" svg:width="0.108cm" svg:height="0.159cm" svg:x="17.294cm" svg:y="10.547cm" svg:viewBox="0 0 109 160" draw:points="0,160 54,0 109,160">
          <text:p/>
        </draw:polyline>
        <draw:polyline draw:style-name="gr7" draw:text-style-name="P4" draw:layer="layout" svg:width="0.089cm" svg:height="0.159cm" svg:x="17.447cm" svg:y="10.547cm" svg:viewBox="0 0 90 160" draw:points="16,160 45,160 61,153 67,144 83,121 90,93 90,32 83,16 77,10 61,0 29,0 16,10 6,16 0,32 0,70 6,83 16,93 29,99 61,99 77,93 83,83 90,70">
          <text:p/>
        </draw:polyline>
        <draw:polyline draw:style-name="gr1" draw:text-style-name="P1" draw:layer="layout" svg:width="0.098cm" svg:height="0.159cm" svg:x="16.539cm" svg:y="10.436cm" svg:viewBox="0 0 99 160" draw:points="6,16 16,10 32,0 67,0 83,10 93,16 99,32 99,45 93,70 0,160 99,160">
          <text:p/>
        </draw:polyline>
        <draw:polyline draw:style-name="gr1" draw:text-style-name="P1" draw:layer="layout" svg:width="0.092cm" svg:height="0.159cm" svg:x="16.697cm" svg:y="10.436cm" svg:viewBox="0 0 93 160" draw:points="77,0 45,0 32,10 22,16 6,38 0,70 0,131 6,144 16,153 32,160 61,160 77,153 83,144 93,131 93,93 83,77 77,70 61,61 32,61 16,70 6,77 0,93">
          <text:p/>
        </draw:polyline>
        <draw:line draw:style-name="gr1" draw:text-style-name="P1" draw:layer="layout" svg:x1="19.685cm" svg:y1="8.731cm" svg:x2="20.637cm" svg:y2="8.731cm">
          <text:p/>
        </draw:line>
        <draw:polyline draw:style-name="gr7" draw:text-style-name="P4" draw:layer="layout" svg:width="0.083cm" svg:height="0.054cm" svg:x="19.291cm" svg:y="8.763cm" svg:viewBox="0 0 84 55" draw:points="84,55 67,49 51,32 29,10 13,0 0,0">
          <text:p/>
        </draw:polyline>
        <draw:polygon draw:style-name="gr7" draw:text-style-name="P4" draw:layer="layout" svg:width="0.105cm" svg:height="0.159cm" svg:x="19.26cm" svg:y="8.642cm" svg:viewBox="0 0 106 160" draw:points="38,160 22,153 6,137 0,105 0,54 6,22 22,10 38,0 67,0 83,10 99,22 106,54 106,105 99,137 83,153 67,160">
          <text:p/>
        </draw:polygon>
        <draw:polyline draw:style-name="gr7" draw:text-style-name="P4" draw:layer="layout" svg:width="0.098cm" svg:height="0.159cm" svg:x="19.418cm" svg:y="8.642cm" svg:viewBox="0 0 99 160" draw:points="0,0 99,0 45,61 67,61 83,70 93,77 99,93 99,131 93,144 83,153 67,160 22,160 6,153 0,144">
          <text:p/>
        </draw:polyline>
        <draw:line draw:style-name="gr1" draw:text-style-name="P1" draw:layer="layout" svg:x1="20.129cm" svg:y1="8.69cm" svg:x2="20.037cm" svg:y2="8.69cm">
          <text:p/>
        </draw:line>
        <draw:polyline draw:style-name="gr1" draw:text-style-name="P1" draw:layer="layout" svg:width="0.048cm" svg:height="0.159cm" svg:x="20.037cm" svg:y="8.531cm" svg:viewBox="0 0 49 160" draw:points="49,160 49,0 32,22 16,38 0,45">
          <text:p/>
        </draw:polyline>
        <draw:polyline draw:style-name="gr1" draw:text-style-name="P1" draw:layer="layout" svg:width="0.105cm" svg:height="0.159cm" svg:x="20.183cm" svg:y="8.531cm" svg:viewBox="0 0 106 160" draw:points="0,0 106,0 38,160">
          <text:p/>
        </draw:polyline>
        <draw:line draw:style-name="gr1" draw:text-style-name="P1" draw:layer="layout" svg:x1="17.144cm" svg:y1="10.319cm" svg:x2="16.192cm" svg:y2="10.319cm">
          <text:p/>
        </draw:line>
        <draw:line draw:style-name="gr7" draw:text-style-name="P4" draw:layer="layout" svg:x1="17.31cm" svg:y1="10.344cm" svg:x2="17.386cm" svg:y2="10.344cm">
          <text:p/>
        </draw:line>
        <draw:polyline draw:style-name="gr7" draw:text-style-name="P4" draw:layer="layout" svg:width="0.108cm" svg:height="0.159cm" svg:x="17.294cm" svg:y="10.23cm" svg:viewBox="0 0 109 160" draw:points="0,160 54,0 109,160">
          <text:p/>
        </draw:polyline>
        <draw:polyline draw:style-name="gr7" draw:text-style-name="P4" draw:layer="layout" svg:width="0.089cm" svg:height="0.159cm" svg:x="17.447cm" svg:y="10.23cm" svg:viewBox="0 0 90 160" draw:points="29,70 16,61 6,54 0,38 0,32 6,16 16,10 29,0 61,0 77,10 83,16 90,32 90,38 83,54 77,61 61,70 29,70 16,77 6,83 0,99 0,131 6,144 16,153 29,160 61,160 77,153 83,144 90,131 90,99 83,83 77,77 61,70">
          <text:p/>
        </draw:polyline>
        <draw:polyline draw:style-name="gr1" draw:text-style-name="P1" draw:layer="layout" svg:width="0.098cm" svg:height="0.159cm" svg:x="16.539cm" svg:y="10.119cm" svg:viewBox="0 0 99 160" draw:points="6,16 16,10 32,0 67,0 83,10 93,16 99,32 99,45 93,70 0,160 99,160">
          <text:p/>
        </draw:polyline>
        <draw:polyline draw:style-name="gr1" draw:text-style-name="P1" draw:layer="layout" svg:width="0.105cm" svg:height="0.159cm" svg:x="16.691cm" svg:y="10.119cm" svg:viewBox="0 0 106 160" draw:points="0,0 106,0 38,160">
          <text:p/>
        </draw:polyline>
        <draw:line draw:style-name="gr1" draw:text-style-name="P1" draw:layer="layout" svg:x1="19.685cm" svg:y1="9.049cm" svg:x2="20.637cm" svg:y2="9.049cm">
          <text:p/>
        </draw:line>
        <draw:polyline draw:style-name="gr7" draw:text-style-name="P4" draw:layer="layout" svg:width="0.083cm" svg:height="0.054cm" svg:x="19.291cm" svg:y="9.08cm" svg:viewBox="0 0 84 55" draw:points="84,55 67,49 51,32 29,10 13,0 0,0">
          <text:p/>
        </draw:polyline>
        <draw:polygon draw:style-name="gr7" draw:text-style-name="P4" draw:layer="layout" svg:width="0.105cm" svg:height="0.159cm" svg:x="19.26cm" svg:y="8.96cm" svg:viewBox="0 0 106 160" draw:points="38,160 22,153 6,137 0,105 0,54 6,22 22,10 38,0 67,0 83,10 99,22 106,54 106,105 99,137 83,153 67,160">
          <text:p/>
        </draw:polygon>
        <draw:line draw:style-name="gr7" draw:text-style-name="P4" draw:layer="layout" svg:x1="19.501cm" svg:y1="9.014cm" svg:x2="19.501cm" svg:y2="9.119cm">
          <text:p/>
        </draw:line>
        <draw:polyline draw:style-name="gr7" draw:text-style-name="P4" draw:layer="layout" svg:width="0.098cm" svg:height="0.111cm" svg:x="19.425cm" svg:y="8.953cm" svg:viewBox="0 0 99 112" draw:points="38,0 0,112 99,112">
          <text:p/>
        </draw:polyline>
        <draw:line draw:style-name="gr1" draw:text-style-name="P1" draw:layer="layout" svg:x1="20.129cm" svg:y1="9.007cm" svg:x2="20.037cm" svg:y2="9.007cm">
          <text:p/>
        </draw:line>
        <draw:polyline draw:style-name="gr1" draw:text-style-name="P1" draw:layer="layout" svg:width="0.048cm" svg:height="0.159cm" svg:x="20.037cm" svg:y="8.849cm" svg:viewBox="0 0 49 160" draw:points="49,160 49,0 32,22 16,38 0,45">
          <text:p/>
        </draw:polyline>
        <draw:polyline draw:style-name="gr1" draw:text-style-name="P1" draw:layer="layout" svg:width="0.092cm" svg:height="0.159cm" svg:x="20.19cm" svg:y="8.849cm" svg:viewBox="0 0 93 160" draw:points="32,70 16,61 6,54 0,38 0,32 6,16 16,10 32,0 61,0 77,10 83,16 93,32 93,38 83,54 77,61 61,70 32,70 16,77 6,83 0,99 0,131 6,144 16,153 32,160 61,160 77,153 83,144 93,131 93,99 83,83 77,77 61,70">
          <text:p/>
        </draw:polyline>
        <draw:line draw:style-name="gr1" draw:text-style-name="P1" draw:layer="layout" svg:x1="17.144cm" svg:y1="11.906cm" svg:x2="16.192cm" svg:y2="11.906cm">
          <text:p/>
        </draw:line>
        <draw:line draw:style-name="gr7" draw:text-style-name="P4" draw:layer="layout" svg:x1="17.31cm" svg:y1="11.932cm" svg:x2="17.386cm" svg:y2="11.932cm">
          <text:p/>
        </draw:line>
        <draw:polyline draw:style-name="gr7" draw:text-style-name="P4" draw:layer="layout" svg:width="0.108cm" svg:height="0.159cm" svg:x="17.294cm" svg:y="11.817cm" svg:viewBox="0 0 109 160" draw:points="0,160 54,0 109,160">
          <text:p/>
        </draw:polyline>
        <draw:line draw:style-name="gr7" draw:text-style-name="P4" draw:layer="layout" svg:x1="17.536cm" svg:y1="11.976cm" svg:x2="17.447cm" svg:y2="11.976cm">
          <text:p/>
        </draw:line>
        <draw:polyline draw:style-name="gr7" draw:text-style-name="P4" draw:layer="layout" svg:width="0.044cm" svg:height="0.159cm" svg:x="17.447cm" svg:y="11.817cm" svg:viewBox="0 0 45 160" draw:points="45,160 45,0 29,22 16,38 0,45">
          <text:p/>
        </draw:polyline>
        <draw:polyline draw:style-name="gr7" draw:text-style-name="P4" draw:layer="layout" svg:width="0.098cm" svg:height="0.159cm" svg:x="17.589cm" svg:y="11.817cm" svg:viewBox="0 0 99 160" draw:points="0,0 99,0 45,61 71,61 83,70 93,77 99,93 99,131 93,144 83,153 71,160 22,160 10,153 0,144">
          <text:p/>
        </draw:polyline>
        <draw:polyline draw:style-name="gr1" draw:text-style-name="P1" draw:layer="layout" svg:width="0.098cm" svg:height="0.159cm" svg:x="16.539cm" svg:y="11.706cm" svg:viewBox="0 0 99 160" draw:points="6,16 16,10 32,0 67,0 83,10 93,16 99,32 99,45 93,70 0,160 99,160">
          <text:p/>
        </draw:polyline>
        <draw:polyline draw:style-name="gr1" draw:text-style-name="P1" draw:layer="layout" svg:width="0.092cm" svg:height="0.159cm" svg:x="16.697cm" svg:y="11.706cm" svg:viewBox="0 0 93 160" draw:points="32,70 16,61 6,54 0,38 0,32 6,16 16,10 32,0 61,0 77,10 83,16 93,32 93,38 83,54 77,61 61,70 32,70 16,77 6,83 0,99 0,131 6,144 16,153 32,160 61,160 77,153 83,144 93,131 93,99 83,83 77,77 61,70">
          <text:p/>
        </draw:polyline>
        <draw:line draw:style-name="gr1" draw:text-style-name="P1" draw:layer="layout" svg:x1="19.685cm" svg:y1="9.366cm" svg:x2="20.637cm" svg:y2="9.366cm">
          <text:p/>
        </draw:line>
        <draw:polyline draw:style-name="gr7" draw:text-style-name="P4" draw:layer="layout" svg:width="0.083cm" svg:height="0.054cm" svg:x="19.291cm" svg:y="9.398cm" svg:viewBox="0 0 84 55" draw:points="84,55 67,49 51,32 29,10 13,0 0,0">
          <text:p/>
        </draw:polyline>
        <draw:polygon draw:style-name="gr7" draw:text-style-name="P4" draw:layer="layout" svg:width="0.105cm" svg:height="0.159cm" svg:x="19.26cm" svg:y="9.277cm" svg:viewBox="0 0 106 160" draw:points="38,160 22,153 6,137 0,105 0,54 6,22 22,10 38,0 67,0 83,10 99,22 106,54 106,105 99,137 83,153 67,160">
          <text:p/>
        </draw:polygon>
        <draw:polyline draw:style-name="gr7" draw:text-style-name="P4" draw:layer="layout" svg:width="0.092cm" svg:height="0.159cm" svg:x="19.425cm" svg:y="9.277cm" svg:viewBox="0 0 93 160" draw:points="87,0 10,0 0,77 10,70 26,61 61,61 77,70 87,77 93,93 93,131 87,144 77,153 61,160 26,160 10,153 0,144">
          <text:p/>
        </draw:polyline>
        <draw:line draw:style-name="gr1" draw:text-style-name="P1" draw:layer="layout" svg:x1="20.129cm" svg:y1="9.325cm" svg:x2="20.037cm" svg:y2="9.325cm">
          <text:p/>
        </draw:line>
        <draw:polyline draw:style-name="gr1" draw:text-style-name="P1" draw:layer="layout" svg:width="0.048cm" svg:height="0.159cm" svg:x="20.037cm" svg:y="9.166cm" svg:viewBox="0 0 49 160" draw:points="49,160 49,0 32,22 16,38 0,45">
          <text:p/>
        </draw:polyline>
        <draw:polyline draw:style-name="gr1" draw:text-style-name="P1" draw:layer="layout" svg:width="0.092cm" svg:height="0.159cm" svg:x="20.19cm" svg:y="9.166cm" svg:viewBox="0 0 93 160" draw:points="16,160 45,160 61,153 67,144 83,121 93,93 93,32 83,16 77,10 61,0 32,0 16,10 6,16 0,32 0,70 6,83 16,93 32,99 61,99 77,93 83,83 93,70">
          <text:p/>
        </draw:polyline>
        <draw:path draw:style-name="gr1" draw:text-style-name="P1" draw:layer="layout" svg:width="0.159cm" svg:height="0.159cm" svg:x="16.986cm" svg:y="14.367cm" svg:viewBox="0 0 160 160" svg:d="M160 80c0 15-4 27-11 40s-16 22-29 29-25 11-40 11-27-4-40-11-22-16-29-29c-8-13-11-25-11-40s3-27 11-40c7-13 16-22 29-29 13-8 25-11 40-11s27 3 40 11c13 7 22 16 29 29s11 25 11 40z">
          <text:p/>
        </draw:path>
        <draw:line draw:style-name="gr1" draw:text-style-name="P1" draw:layer="layout" svg:x1="16.986cm" svg:y1="14.446cm" svg:x2="16.192cm" svg:y2="14.446cm">
          <text:p/>
        </draw:line>
        <draw:polyline draw:style-name="gr7" draw:text-style-name="P4" draw:layer="layout" svg:width="0.137cm" svg:height="0.159cm" svg:x="17.304cm" svg:y="14.357cm" svg:viewBox="0 0 138 160" draw:points="0,0 38,160 67,45 99,160 138,0">
          <text:p/>
        </draw:polyline>
        <draw:line draw:style-name="gr7" draw:text-style-name="P4" draw:layer="layout" svg:x1="17.591cm" svg:y1="14.517cm" svg:x2="17.536cm" svg:y2="14.44cm">
          <text:p/>
        </draw:line>
        <draw:polyline draw:style-name="gr7" draw:text-style-name="P4" draw:layer="layout" svg:width="0.089cm" svg:height="0.159cm" svg:x="17.501cm" svg:y="14.357cm" svg:viewBox="0 0 90 160" draw:points="0,160 0,0 61,0 74,10 83,16 90,32 90,54 83,70 74,77 61,83 0,83">
          <text:p/>
        </draw:polyline>
        <draw:polyline draw:style-name="gr1" draw:text-style-name="P1" draw:layer="layout" svg:width="0.098cm" svg:height="0.159cm" svg:x="16.539cm" svg:y="14.246cm" svg:viewBox="0 0 99 160" draw:points="6,16 16,10 32,0 67,0 83,10 93,16 99,32 99,45 93,70 0,160 99,160">
          <text:p/>
        </draw:polyline>
        <draw:polyline draw:style-name="gr1" draw:text-style-name="P1" draw:layer="layout" svg:width="0.092cm" svg:height="0.159cm" svg:x="16.697cm" svg:y="14.246cm" svg:viewBox="0 0 93 160" draw:points="16,160 45,160 61,153 67,144 83,121 93,93 93,32 83,16 77,10 61,0 32,0 16,10 6,16 0,32 0,70 6,83 16,93 32,99 61,99 77,93 83,83 93,70">
          <text:p/>
        </draw:polyline>
        <draw:polyline draw:style-name="gr7" draw:text-style-name="P4" draw:layer="layout" svg:width="0.089cm" svg:height="0.159cm" svg:x="18.218cm" svg:y="6.852cm" svg:viewBox="0 0 90 160" draw:points="0,0 0,131 6,144 13,153 29,160 61,160 74,153 83,144 90,131 90,0">
          <text:p/>
        </draw:polyline>
        <draw:line draw:style-name="gr7" draw:text-style-name="P4" draw:layer="layout" svg:x1="18.466cm" svg:y1="7.01cm" svg:x2="18.377cm" svg:y2="7.01cm">
          <text:p/>
        </draw:line>
        <draw:polyline draw:style-name="gr7" draw:text-style-name="P4" draw:layer="layout" svg:width="0.044cm" svg:height="0.159cm" svg:x="18.377cm" svg:y="6.852cm" svg:viewBox="0 0 45 160" draw:points="45,160 45,0 29,22 13,38 0,45">
          <text:p/>
        </draw:polyline>
        <draw:line draw:style-name="gr7" draw:text-style-name="P4" draw:layer="layout" svg:x1="18.618cm" svg:y1="7.01cm" svg:x2="18.526cm" svg:y2="7.01cm">
          <text:p/>
        </draw:line>
        <draw:polyline draw:style-name="gr7" draw:text-style-name="P4" draw:layer="layout" svg:width="0.048cm" svg:height="0.159cm" svg:x="18.526cm" svg:y="6.852cm" svg:viewBox="0 0 49 160" draw:points="49,160 49,0 32,22 16,38 0,45">
          <text:p/>
        </draw:polyline>
        <draw:polyline draw:style-name="gr7" draw:text-style-name="P4" draw:layer="layout" svg:width="0.092cm" svg:height="0.159cm" svg:x="17.99cm" svg:y="7.141cm" svg:viewBox="0 0 93 160" draw:points="77,0 45,0 32,10 22,16 10,38 0,70 0,131 10,144 16,153 32,160 61,160 77,153 83,144 93,131 93,93 83,77 77,70 61,61 32,61 16,70 10,77 0,93">
          <text:p/>
        </draw:polyline>
        <draw:polyline draw:style-name="gr7" draw:text-style-name="P4" draw:layer="layout" svg:width="0.098cm" svg:height="0.159cm" svg:x="18.132cm" svg:y="7.141cm" svg:viewBox="0 0 99 160" draw:points="10,16 16,10 32,0 71,0 87,10 93,16 99,32 99,45 93,70 0,160 99,160">
          <text:p/>
        </draw:polyline>
        <draw:polyline draw:style-name="gr7" draw:text-style-name="P4" draw:layer="layout" svg:width="0.092cm" svg:height="0.159cm" svg:x="18.291cm" svg:y="7.141cm" svg:viewBox="0 0 93 160" draw:points="32,70 16,61 10,54 0,38 0,32 10,16 16,10 32,0 61,0 77,10 87,16 93,32 93,38 87,54 77,61 61,70 32,70 16,77 10,83 0,99 0,131 10,144 16,153 32,160 61,160 77,153 87,144 93,131 93,99 87,83 77,77 61,70">
          <text:p/>
        </draw:polyline>
        <draw:line draw:style-name="gr7" draw:text-style-name="P4" draw:layer="layout" svg:x1="18.536cm" svg:y1="7.299cm" svg:x2="18.444cm" svg:y2="7.299cm">
          <text:p/>
        </draw:line>
        <draw:polyline draw:style-name="gr7" draw:text-style-name="P4" draw:layer="layout" svg:width="0.044cm" svg:height="0.159cm" svg:x="18.444cm" svg:y="7.141cm" svg:viewBox="0 0 45 160" draw:points="45,160 45,0 32,22 16,38 0,45">
          <text:p/>
        </draw:polyline>
        <draw:polyline draw:style-name="gr7" draw:text-style-name="P4" draw:layer="layout" svg:width="0.098cm" svg:height="0.159cm" svg:x="18.586cm" svg:y="7.141cm" svg:viewBox="0 0 99 160" draw:points="10,16 16,10 32,0 71,0 83,10 93,16 99,32 99,45 93,70 0,160 99,160">
          <text:p/>
        </draw:polyline>
        <draw:polyline draw:style-name="gr7" draw:text-style-name="P4" draw:layer="layout" svg:width="0.092cm" svg:height="0.159cm" svg:x="18.745cm" svg:y="7.141cm" svg:viewBox="0 0 93 160" draw:points="32,70 16,61 10,54 0,38 0,32 10,16 16,10 32,0 61,0 77,10 83,16 93,32 93,38 83,54 77,61 61,70 32,70 16,77 10,83 0,99 0,131 10,144 16,153 32,160 61,160 77,153 83,144 93,131 93,99 83,83 77,77 61,70">
          <text:p/>
        </draw:polyline>
        <draw:line draw:style-name="gr9" draw:text-style-name="P6" draw:layer="layout" svg:x1="21.749cm" svg:y1="17.621cm" svg:x2="22.068cm" svg:y2="17.94cm">
          <text:p/>
        </draw:line>
        <draw:line draw:style-name="gr9" draw:text-style-name="P6" draw:layer="layout" svg:x1="22.066cm" svg:y1="17.621cm" svg:x2="22.385cm" svg:y2="17.94cm">
          <text:p/>
        </draw:line>
        <draw:line draw:style-name="gr9" draw:text-style-name="P6" draw:layer="layout" svg:x1="22.384cm" svg:y1="17.621cm" svg:x2="22.703cm" svg:y2="17.94cm">
          <text:p/>
        </draw:line>
        <draw:line draw:style-name="gr9" draw:text-style-name="P6" draw:layer="layout" svg:x1="22.701cm" svg:y1="17.621cm" svg:x2="23.02cm" svg:y2="17.94cm">
          <text:p/>
        </draw:line>
        <draw:line draw:style-name="gr9" draw:text-style-name="P6" draw:layer="layout" svg:x1="23.019cm" svg:y1="17.621cm" svg:x2="23.338cm" svg:y2="17.94cm">
          <text:p/>
        </draw:line>
        <draw:line draw:style-name="gr9" draw:text-style-name="P6" draw:layer="layout" svg:x1="23.336cm" svg:y1="17.621cm" svg:x2="23.655cm" svg:y2="17.94cm">
          <text:p/>
        </draw:line>
        <draw:line draw:style-name="gr9" draw:text-style-name="P6" draw:layer="layout" svg:x1="21.431cm" svg:y1="17.621cm" svg:x2="21.75cm" svg:y2="17.94cm">
          <text:p/>
        </draw:line>
        <draw:line draw:style-name="gr9" draw:text-style-name="P6" draw:layer="layout" svg:x1="21.114cm" svg:y1="17.621cm" svg:x2="21.433cm" svg:y2="17.94cm">
          <text:p/>
        </draw:line>
        <draw:line draw:style-name="gr9" draw:text-style-name="P6" draw:layer="layout" svg:x1="20.796cm" svg:y1="15.081cm" svg:x2="21.115cm" svg:y2="15.4cm">
          <text:p/>
        </draw:line>
        <draw:line draw:style-name="gr9" draw:text-style-name="P6" draw:layer="layout" svg:x1="20.796cm" svg:y1="15.399cm" svg:x2="21.115cm" svg:y2="15.718cm">
          <text:p/>
        </draw:line>
        <draw:line draw:style-name="gr9" draw:text-style-name="P6" draw:layer="layout" svg:x1="20.796cm" svg:y1="15.716cm" svg:x2="21.115cm" svg:y2="16.035cm">
          <text:p/>
        </draw:line>
        <draw:line draw:style-name="gr9" draw:text-style-name="P6" draw:layer="layout" svg:x1="20.796cm" svg:y1="16.034cm" svg:x2="21.115cm" svg:y2="16.353cm">
          <text:p/>
        </draw:line>
        <draw:line draw:style-name="gr9" draw:text-style-name="P6" draw:layer="layout" svg:x1="20.796cm" svg:y1="16.351cm" svg:x2="21.115cm" svg:y2="16.67cm">
          <text:p/>
        </draw:line>
        <draw:line draw:style-name="gr9" draw:text-style-name="P6" draw:layer="layout" svg:x1="20.796cm" svg:y1="16.669cm" svg:x2="21.115cm" svg:y2="16.988cm">
          <text:p/>
        </draw:line>
        <draw:line draw:style-name="gr9" draw:text-style-name="P6" draw:layer="layout" svg:x1="20.796cm" svg:y1="16.986cm" svg:x2="21.115cm" svg:y2="17.305cm">
          <text:p/>
        </draw:line>
        <draw:line draw:style-name="gr9" draw:text-style-name="P6" draw:layer="layout" svg:x1="20.796cm" svg:y1="17.304cm" svg:x2="21.115cm" svg:y2="17.623cm">
          <text:p/>
        </draw:line>
        <draw:polygon draw:style-name="gr8" draw:text-style-name="P5" draw:layer="layout" svg:width="0.092cm" svg:height="0.159cm" svg:x="20.682cm" svg:y="14.881cm" svg:viewBox="0 0 93 160" draw:points="0,160 0,0 39,0 61,10 77,22 87,38 93,70 93,93 87,121 77,137 61,153 39,160">
          <text:p/>
        </draw:polygon>
        <draw:polygon draw:style-name="gr8" draw:text-style-name="P5" draw:layer="layout" svg:width="0.092cm" svg:height="0.159cm" svg:x="20.834cm" svg:y="14.881cm" svg:viewBox="0 0 93 160" draw:points="39,0 55,0 67,10 77,16 83,32 93,61 93,99 83,131 77,144 67,153 55,160 39,160 22,153 16,144 6,131 0,99 0,61 6,32 16,16 22,10">
          <text:p/>
        </draw:polygon>
        <draw:polygon draw:style-name="gr8" draw:text-style-name="P5" draw:layer="layout" svg:width="0.092cm" svg:height="0.159cm" svg:x="20.682cm" svg:y="15.199cm" svg:viewBox="0 0 93 160" draw:points="0,160 0,0 39,0 61,10 77,22 87,38 93,70 93,93 87,121 77,137 61,153 39,160">
          <text:p/>
        </draw:polygon>
        <draw:line draw:style-name="gr8" draw:text-style-name="P5" draw:layer="layout" svg:x1="20.926cm" svg:y1="15.357cm" svg:x2="20.834cm" svg:y2="15.357cm">
          <text:p/>
        </draw:line>
        <draw:polyline draw:style-name="gr8" draw:text-style-name="P5" draw:layer="layout" svg:width="0.044cm" svg:height="0.159cm" svg:x="20.834cm" svg:y="15.199cm" svg:viewBox="0 0 45 160" draw:points="45,160 45,0 32,22 16,38 0,45">
          <text:p/>
        </draw:polyline>
        <draw:polygon draw:style-name="gr8" draw:text-style-name="P5" draw:layer="layout" svg:width="0.092cm" svg:height="0.159cm" svg:x="20.682cm" svg:y="15.516cm" svg:viewBox="0 0 93 160" draw:points="0,160 0,0 39,0 61,10 77,22 87,38 93,70 93,93 87,121 77,137 61,153 39,160">
          <text:p/>
        </draw:polygon>
        <draw:polyline draw:style-name="gr8" draw:text-style-name="P5" draw:layer="layout" svg:width="0.098cm" svg:height="0.159cm" svg:x="20.828cm" svg:y="15.516cm" svg:viewBox="0 0 99 160" draw:points="6,16 13,10 29,0 67,0 83,10 90,16 99,32 99,45 90,70 0,160 99,160">
          <text:p/>
        </draw:polyline>
        <draw:polygon draw:style-name="gr8" draw:text-style-name="P5" draw:layer="layout" svg:width="0.092cm" svg:height="0.159cm" svg:x="20.682cm" svg:y="15.834cm" svg:viewBox="0 0 93 160" draw:points="0,160 0,0 39,0 61,10 77,22 87,38 93,70 93,93 87,121 77,137 61,153 39,160">
          <text:p/>
        </draw:polygon>
        <draw:polyline draw:style-name="gr8" draw:text-style-name="P5" draw:layer="layout" svg:width="0.098cm" svg:height="0.159cm" svg:x="20.828cm" svg:y="15.834cm" svg:viewBox="0 0 99 160" draw:points="0,0 99,0 45,61 67,61 83,70 90,77 99,93 99,131 90,144 83,153 67,160 22,160 6,153 0,144">
          <text:p/>
        </draw:polyline>
        <draw:polygon draw:style-name="gr8" draw:text-style-name="P5" draw:layer="layout" svg:width="0.092cm" svg:height="0.159cm" svg:x="20.682cm" svg:y="16.151cm" svg:viewBox="0 0 93 160" draw:points="0,160 0,0 39,0 61,10 77,22 87,38 93,70 93,93 87,121 77,137 61,153 39,160">
          <text:p/>
        </draw:polygon>
        <draw:line draw:style-name="gr8" draw:text-style-name="P5" draw:layer="layout" svg:x1="20.911cm" svg:y1="16.205cm" svg:x2="20.911cm" svg:y2="16.31cm">
          <text:p/>
        </draw:line>
        <draw:polyline draw:style-name="gr8" draw:text-style-name="P5" draw:layer="layout" svg:width="0.098cm" svg:height="0.111cm" svg:x="20.834cm" svg:y="16.145cm" svg:viewBox="0 0 99 112" draw:points="38,0 0,112 99,112">
          <text:p/>
        </draw:polyline>
        <draw:polygon draw:style-name="gr8" draw:text-style-name="P5" draw:layer="layout" svg:width="0.092cm" svg:height="0.159cm" svg:x="20.682cm" svg:y="16.469cm" svg:viewBox="0 0 93 160" draw:points="0,160 0,0 39,0 61,10 77,22 87,38 93,70 93,93 87,121 77,137 61,153 39,160">
          <text:p/>
        </draw:polygon>
        <draw:polyline draw:style-name="gr8" draw:text-style-name="P5" draw:layer="layout" svg:width="0.092cm" svg:height="0.159cm" svg:x="20.834cm" svg:y="16.469cm" svg:viewBox="0 0 93 160" draw:points="83,0 6,0 0,77 6,70 22,61 61,61 77,70 83,77 93,93 93,131 83,144 77,153 61,160 22,160 6,153 0,144">
          <text:p/>
        </draw:polyline>
        <draw:polygon draw:style-name="gr8" draw:text-style-name="P5" draw:layer="layout" svg:width="0.092cm" svg:height="0.159cm" svg:x="20.682cm" svg:y="16.786cm" svg:viewBox="0 0 93 160" draw:points="0,160 0,0 39,0 61,10 77,22 87,38 93,70 93,93 87,121 77,137 61,153 39,160">
          <text:p/>
        </draw:polygon>
        <draw:polyline draw:style-name="gr8" draw:text-style-name="P5" draw:layer="layout" svg:width="0.092cm" svg:height="0.159cm" svg:x="20.834cm" svg:y="16.786cm" svg:viewBox="0 0 93 160" draw:points="77,0 45,0 32,10 22,16 6,38 0,70 0,131 6,144 16,153 32,160 61,160 77,153 83,144 93,131 93,93 83,77 77,70 61,61 32,61 16,70 6,77 0,93">
          <text:p/>
        </draw:polyline>
        <draw:polygon draw:style-name="gr8" draw:text-style-name="P5" draw:layer="layout" svg:width="0.092cm" svg:height="0.159cm" svg:x="20.682cm" svg:y="17.104cm" svg:viewBox="0 0 93 160" draw:points="0,160 0,0 39,0 61,10 77,22 87,38 93,70 93,93 87,121 77,137 61,153 39,160">
          <text:p/>
        </draw:polygon>
        <draw:polyline draw:style-name="gr8" draw:text-style-name="P5" draw:layer="layout" svg:width="0.105cm" svg:height="0.159cm" svg:x="20.828cm" svg:y="17.104cm" svg:viewBox="0 0 106 160" draw:points="0,0 106,0 38,160">
          <text:p/>
        </draw:polyline>
        <draw:line draw:style-name="gr9" draw:text-style-name="P6" draw:layer="layout" svg:x1="20.796cm" svg:y1="7.779cm" svg:x2="21.115cm" svg:y2="8.098cm">
          <text:p/>
        </draw:line>
        <draw:line draw:style-name="gr9" draw:text-style-name="P6" draw:layer="layout" svg:x1="20.796cm" svg:y1="8.096cm" svg:x2="21.115cm" svg:y2="8.415cm">
          <text:p/>
        </draw:line>
        <draw:line draw:style-name="gr9" draw:text-style-name="P6" draw:layer="layout" svg:x1="20.796cm" svg:y1="8.414cm" svg:x2="21.115cm" svg:y2="8.733cm">
          <text:p/>
        </draw:line>
        <draw:line draw:style-name="gr9" draw:text-style-name="P6" draw:layer="layout" svg:x1="20.796cm" svg:y1="8.731cm" svg:x2="21.115cm" svg:y2="9.05cm">
          <text:p/>
        </draw:line>
        <draw:line draw:style-name="gr9" draw:text-style-name="P6" draw:layer="layout" svg:x1="20.796cm" svg:y1="9.049cm" svg:x2="21.115cm" svg:y2="9.368cm">
          <text:p/>
        </draw:line>
        <draw:line draw:style-name="gr9" draw:text-style-name="P6" draw:layer="layout" svg:x1="20.796cm" svg:y1="9.366cm" svg:x2="21.115cm" svg:y2="9.685cm">
          <text:p/>
        </draw:line>
        <draw:line draw:style-name="gr9" draw:text-style-name="P6" draw:layer="layout" svg:x1="20.796cm" svg:y1="9.684cm" svg:x2="21.115cm" svg:y2="10.003cm">
          <text:p/>
        </draw:line>
        <draw:line draw:style-name="gr9" draw:text-style-name="P6" draw:layer="layout" svg:x1="20.796cm" svg:y1="10.001cm" svg:x2="21.115cm" svg:y2="10.32cm">
          <text:p/>
        </draw:line>
        <draw:polygon draw:style-name="gr8" draw:text-style-name="P5" draw:layer="layout" svg:width="0.092cm" svg:height="0.159cm" svg:x="20.682cm" svg:y="7.579cm" svg:viewBox="0 0 93 160" draw:points="0,160 0,0 39,0 61,10 77,22 87,38 93,70 93,93 87,121 77,137 61,153 39,160">
          <text:p/>
        </draw:polygon>
        <draw:polygon draw:style-name="gr8" draw:text-style-name="P5" draw:layer="layout" svg:width="0.092cm" svg:height="0.159cm" svg:x="20.834cm" svg:y="7.579cm" svg:viewBox="0 0 93 160" draw:points="39,0 55,0 67,10 77,16 83,32 93,61 93,99 83,131 77,144 67,153 55,160 39,160 22,153 16,144 6,131 0,99 0,61 6,32 16,16 22,10">
          <text:p/>
        </draw:polygon>
        <draw:polygon draw:style-name="gr8" draw:text-style-name="P5" draw:layer="layout" svg:width="0.092cm" svg:height="0.159cm" svg:x="20.682cm" svg:y="7.896cm" svg:viewBox="0 0 93 160" draw:points="0,160 0,0 39,0 61,10 77,22 87,38 93,70 93,93 87,121 77,137 61,153 39,160">
          <text:p/>
        </draw:polygon>
        <draw:line draw:style-name="gr8" draw:text-style-name="P5" draw:layer="layout" svg:x1="20.926cm" svg:y1="8.055cm" svg:x2="20.834cm" svg:y2="8.055cm">
          <text:p/>
        </draw:line>
        <draw:polyline draw:style-name="gr8" draw:text-style-name="P5" draw:layer="layout" svg:width="0.044cm" svg:height="0.159cm" svg:x="20.834cm" svg:y="7.896cm" svg:viewBox="0 0 45 160" draw:points="45,160 45,0 32,22 16,38 0,45">
          <text:p/>
        </draw:polyline>
        <draw:polygon draw:style-name="gr8" draw:text-style-name="P5" draw:layer="layout" svg:width="0.092cm" svg:height="0.159cm" svg:x="20.682cm" svg:y="8.214cm" svg:viewBox="0 0 93 160" draw:points="0,160 0,0 39,0 61,10 77,22 87,38 93,70 93,93 87,121 77,137 61,153 39,160">
          <text:p/>
        </draw:polygon>
        <draw:polyline draw:style-name="gr8" draw:text-style-name="P5" draw:layer="layout" svg:width="0.098cm" svg:height="0.159cm" svg:x="20.828cm" svg:y="8.214cm" svg:viewBox="0 0 99 160" draw:points="6,16 13,10 29,0 67,0 83,10 90,16 99,32 99,45 90,70 0,160 99,160">
          <text:p/>
        </draw:polyline>
        <draw:polygon draw:style-name="gr8" draw:text-style-name="P5" draw:layer="layout" svg:width="0.092cm" svg:height="0.159cm" svg:x="20.682cm" svg:y="8.531cm" svg:viewBox="0 0 93 160" draw:points="0,160 0,0 39,0 61,10 77,22 87,38 93,70 93,93 87,121 77,137 61,153 39,160">
          <text:p/>
        </draw:polygon>
        <draw:polyline draw:style-name="gr8" draw:text-style-name="P5" draw:layer="layout" svg:width="0.098cm" svg:height="0.159cm" svg:x="20.828cm" svg:y="8.531cm" svg:viewBox="0 0 99 160" draw:points="0,0 99,0 45,61 67,61 83,70 90,77 99,93 99,131 90,144 83,153 67,160 22,160 6,153 0,144">
          <text:p/>
        </draw:polyline>
        <draw:polygon draw:style-name="gr8" draw:text-style-name="P5" draw:layer="layout" svg:width="0.092cm" svg:height="0.159cm" svg:x="20.682cm" svg:y="8.849cm" svg:viewBox="0 0 93 160" draw:points="0,160 0,0 39,0 61,10 77,22 87,38 93,70 93,93 87,121 77,137 61,153 39,160">
          <text:p/>
        </draw:polygon>
        <draw:line draw:style-name="gr8" draw:text-style-name="P5" draw:layer="layout" svg:x1="20.911cm" svg:y1="8.903cm" svg:x2="20.911cm" svg:y2="9.008cm">
          <text:p/>
        </draw:line>
        <draw:polyline draw:style-name="gr8" draw:text-style-name="P5" draw:layer="layout" svg:width="0.098cm" svg:height="0.111cm" svg:x="20.834cm" svg:y="8.842cm" svg:viewBox="0 0 99 112" draw:points="38,0 0,112 99,112">
          <text:p/>
        </draw:polyline>
        <draw:polygon draw:style-name="gr8" draw:text-style-name="P5" draw:layer="layout" svg:width="0.092cm" svg:height="0.159cm" svg:x="20.682cm" svg:y="9.166cm" svg:viewBox="0 0 93 160" draw:points="0,160 0,0 39,0 61,10 77,22 87,38 93,70 93,93 87,121 77,137 61,153 39,160">
          <text:p/>
        </draw:polygon>
        <draw:polyline draw:style-name="gr8" draw:text-style-name="P5" draw:layer="layout" svg:width="0.092cm" svg:height="0.159cm" svg:x="20.834cm" svg:y="9.166cm" svg:viewBox="0 0 93 160" draw:points="83,0 6,0 0,77 6,70 22,61 61,61 77,70 83,77 93,93 93,131 83,144 77,153 61,160 22,160 6,153 0,144">
          <text:p/>
        </draw:polyline>
        <draw:polygon draw:style-name="gr8" draw:text-style-name="P5" draw:layer="layout" svg:width="0.092cm" svg:height="0.159cm" svg:x="20.682cm" svg:y="9.484cm" svg:viewBox="0 0 93 160" draw:points="0,160 0,0 39,0 61,10 77,22 87,38 93,70 93,93 87,121 77,137 61,153 39,160">
          <text:p/>
        </draw:polygon>
        <draw:polyline draw:style-name="gr8" draw:text-style-name="P5" draw:layer="layout" svg:width="0.092cm" svg:height="0.159cm" svg:x="20.834cm" svg:y="9.484cm" svg:viewBox="0 0 93 160" draw:points="77,0 45,0 32,10 22,16 6,38 0,70 0,131 6,144 16,153 32,160 61,160 77,153 83,144 93,131 93,93 83,77 77,70 61,61 32,61 16,70 6,77 0,93">
          <text:p/>
        </draw:polyline>
        <draw:polygon draw:style-name="gr8" draw:text-style-name="P5" draw:layer="layout" svg:width="0.092cm" svg:height="0.159cm" svg:x="20.682cm" svg:y="9.801cm" svg:viewBox="0 0 93 160" draw:points="0,160 0,0 39,0 61,10 77,22 87,38 93,70 93,93 87,121 77,137 61,153 39,160">
          <text:p/>
        </draw:polygon>
        <draw:polyline draw:style-name="gr8" draw:text-style-name="P5" draw:layer="layout" svg:width="0.105cm" svg:height="0.159cm" svg:x="20.828cm" svg:y="9.801cm" svg:viewBox="0 0 106 160" draw:points="0,0 106,0 38,160">
          <text:p/>
        </draw:polyline>
        <draw:line draw:style-name="gr9" draw:text-style-name="P6" draw:layer="layout" svg:x1="21.114cm" svg:y1="8.255cm" svg:x2="21.433cm" svg:y2="8.574cm">
          <text:p/>
        </draw:line>
        <draw:line draw:style-name="gr9" draw:text-style-name="P6" draw:layer="layout" svg:x1="21.114cm" svg:y1="8.572cm" svg:x2="21.433cm" svg:y2="8.891cm">
          <text:p/>
        </draw:line>
        <draw:line draw:style-name="gr9" draw:text-style-name="P6" draw:layer="layout" svg:x1="21.114cm" svg:y1="8.89cm" svg:x2="21.433cm" svg:y2="9.209cm">
          <text:p/>
        </draw:line>
        <draw:line draw:style-name="gr9" draw:text-style-name="P6" draw:layer="layout" svg:x1="21.114cm" svg:y1="9.207cm" svg:x2="21.433cm" svg:y2="9.526cm">
          <text:p/>
        </draw:line>
        <draw:line draw:style-name="gr9" draw:text-style-name="P6" draw:layer="layout" svg:x1="21.114cm" svg:y1="9.525cm" svg:x2="21.433cm" svg:y2="9.844cm">
          <text:p/>
        </draw:line>
        <draw:line draw:style-name="gr9" draw:text-style-name="P6" draw:layer="layout" svg:x1="21.114cm" svg:y1="9.842cm" svg:x2="21.433cm" svg:y2="10.161cm">
          <text:p/>
        </draw:line>
        <draw:line draw:style-name="gr9" draw:text-style-name="P6" draw:layer="layout" svg:x1="21.114cm" svg:y1="10.16cm" svg:x2="21.433cm" svg:y2="10.479cm">
          <text:p/>
        </draw:line>
        <draw:line draw:style-name="gr9" draw:text-style-name="P6" draw:layer="layout" svg:x1="21.114cm" svg:y1="10.477cm" svg:x2="21.433cm" svg:y2="10.796cm">
          <text:p/>
        </draw:line>
        <draw:polygon draw:style-name="gr8" draw:text-style-name="P5" draw:layer="layout" svg:width="0.092cm" svg:height="0.159cm" svg:x="21.476cm" svg:y="8.372cm" svg:viewBox="0 0 93 160" draw:points="0,160 0,0 39,0 61,10 77,22 87,38 93,70 93,93 87,121 77,137 61,153 39,160">
          <text:p/>
        </draw:polygon>
        <draw:polygon draw:style-name="gr8" draw:text-style-name="P5" draw:layer="layout" svg:width="0.092cm" svg:height="0.159cm" svg:x="21.628cm" svg:y="8.372cm" svg:viewBox="0 0 93 160" draw:points="39,0 55,0 67,10 77,16 83,32 93,61 93,99 83,131 77,144 67,153 55,160 39,160 22,153 16,144 6,131 0,99 0,61 6,32 16,16 22,10">
          <text:p/>
        </draw:polygon>
        <draw:polygon draw:style-name="gr8" draw:text-style-name="P5" draw:layer="layout" svg:width="0.092cm" svg:height="0.159cm" svg:x="21.476cm" svg:y="8.69cm" svg:viewBox="0 0 93 160" draw:points="0,160 0,0 39,0 61,10 77,22 87,38 93,70 93,93 87,121 77,137 61,153 39,160">
          <text:p/>
        </draw:polygon>
        <draw:line draw:style-name="gr8" draw:text-style-name="P5" draw:layer="layout" svg:x1="21.72cm" svg:y1="8.849cm" svg:x2="21.628cm" svg:y2="8.849cm">
          <text:p/>
        </draw:line>
        <draw:polyline draw:style-name="gr8" draw:text-style-name="P5" draw:layer="layout" svg:width="0.044cm" svg:height="0.159cm" svg:x="21.628cm" svg:y="8.69cm" svg:viewBox="0 0 45 160" draw:points="45,160 45,0 32,22 16,38 0,45">
          <text:p/>
        </draw:polyline>
        <draw:polygon draw:style-name="gr8" draw:text-style-name="P5" draw:layer="layout" svg:width="0.092cm" svg:height="0.159cm" svg:x="21.476cm" svg:y="9.007cm" svg:viewBox="0 0 93 160" draw:points="0,160 0,0 39,0 61,10 77,22 87,38 93,70 93,93 87,121 77,137 61,153 39,160">
          <text:p/>
        </draw:polygon>
        <draw:polyline draw:style-name="gr8" draw:text-style-name="P5" draw:layer="layout" svg:width="0.098cm" svg:height="0.159cm" svg:x="21.622cm" svg:y="9.007cm" svg:viewBox="0 0 99 160" draw:points="6,16 13,10 29,0 67,0 83,10 90,16 99,32 99,45 90,70 0,160 99,160">
          <text:p/>
        </draw:polyline>
        <draw:polygon draw:style-name="gr8" draw:text-style-name="P5" draw:layer="layout" svg:width="0.092cm" svg:height="0.159cm" svg:x="21.476cm" svg:y="9.325cm" svg:viewBox="0 0 93 160" draw:points="0,160 0,0 39,0 61,10 77,22 87,38 93,70 93,93 87,121 77,137 61,153 39,160">
          <text:p/>
        </draw:polygon>
        <draw:polyline draw:style-name="gr8" draw:text-style-name="P5" draw:layer="layout" svg:width="0.098cm" svg:height="0.159cm" svg:x="21.622cm" svg:y="9.325cm" svg:viewBox="0 0 99 160" draw:points="0,0 99,0 45,61 67,61 83,70 90,77 99,93 99,131 90,144 83,153 67,160 22,160 6,153 0,144">
          <text:p/>
        </draw:polyline>
        <draw:polygon draw:style-name="gr8" draw:text-style-name="P5" draw:layer="layout" svg:width="0.092cm" svg:height="0.159cm" svg:x="21.476cm" svg:y="9.642cm" svg:viewBox="0 0 93 160" draw:points="0,160 0,0 39,0 61,10 77,22 87,38 93,70 93,93 87,121 77,137 61,153 39,160">
          <text:p/>
        </draw:polygon>
        <draw:line draw:style-name="gr8" draw:text-style-name="P5" draw:layer="layout" svg:x1="21.704cm" svg:y1="9.696cm" svg:x2="21.704cm" svg:y2="9.801cm">
          <text:p/>
        </draw:line>
        <draw:polyline draw:style-name="gr8" draw:text-style-name="P5" draw:layer="layout" svg:width="0.098cm" svg:height="0.111cm" svg:x="21.628cm" svg:y="9.636cm" svg:viewBox="0 0 99 112" draw:points="38,0 0,112 99,112">
          <text:p/>
        </draw:polyline>
        <draw:polygon draw:style-name="gr8" draw:text-style-name="P5" draw:layer="layout" svg:width="0.092cm" svg:height="0.159cm" svg:x="21.476cm" svg:y="9.96cm" svg:viewBox="0 0 93 160" draw:points="0,160 0,0 39,0 61,10 77,22 87,38 93,70 93,93 87,121 77,137 61,153 39,160">
          <text:p/>
        </draw:polygon>
        <draw:polyline draw:style-name="gr8" draw:text-style-name="P5" draw:layer="layout" svg:width="0.092cm" svg:height="0.159cm" svg:x="21.628cm" svg:y="9.96cm" svg:viewBox="0 0 93 160" draw:points="83,0 6,0 0,77 6,70 22,61 61,61 77,70 83,77 93,93 93,131 83,144 77,153 61,160 22,160 6,153 0,144">
          <text:p/>
        </draw:polyline>
        <draw:polygon draw:style-name="gr8" draw:text-style-name="P5" draw:layer="layout" svg:width="0.092cm" svg:height="0.159cm" svg:x="21.476cm" svg:y="10.277cm" svg:viewBox="0 0 93 160" draw:points="0,160 0,0 39,0 61,10 77,22 87,38 93,70 93,93 87,121 77,137 61,153 39,160">
          <text:p/>
        </draw:polygon>
        <draw:polyline draw:style-name="gr8" draw:text-style-name="P5" draw:layer="layout" svg:width="0.092cm" svg:height="0.159cm" svg:x="21.628cm" svg:y="10.277cm" svg:viewBox="0 0 93 160" draw:points="77,0 45,0 32,10 22,16 6,38 0,70 0,131 6,144 16,153 32,160 61,160 77,153 83,144 93,131 93,93 83,77 77,70 61,61 32,61 16,70 6,77 0,93">
          <text:p/>
        </draw:polyline>
        <draw:polygon draw:style-name="gr8" draw:text-style-name="P5" draw:layer="layout" svg:width="0.092cm" svg:height="0.159cm" svg:x="21.476cm" svg:y="10.595cm" svg:viewBox="0 0 93 160" draw:points="0,160 0,0 39,0 61,10 77,22 87,38 93,70 93,93 87,121 77,137 61,153 39,160">
          <text:p/>
        </draw:polygon>
        <draw:polyline draw:style-name="gr8" draw:text-style-name="P5" draw:layer="layout" svg:width="0.105cm" svg:height="0.159cm" svg:x="21.622cm" svg:y="10.595cm" svg:viewBox="0 0 106 160" draw:points="0,0 106,0 38,160">
          <text:p/>
        </draw:polyline>
        <draw:polyline draw:style-name="gr1" draw:text-style-name="P1" draw:layer="layout" svg:width="0.159cm" svg:height="0.076cm" svg:x="20.39cm" svg:y="25.654cm" svg:viewBox="0 0 160 77" draw:points="160,0 160,77 0,77">
          <text:p/>
        </draw:polyline>
        <draw:polygon draw:style-name="gr1" draw:text-style-name="P1" draw:layer="layout" svg:width="0.105cm" svg:height="0.086cm" svg:x="20.444cm" svg:y="25.524cm" svg:viewBox="0 0 106 87" draw:points="106,55 99,71 90,77 77,87 29,87 16,77 6,71 0,55 0,32 6,16 16,10 29,0 77,0 90,10 99,16 106,32">
          <text:p/>
        </draw:polygon>
        <draw:polyline draw:style-name="gr1" draw:text-style-name="P1" draw:layer="layout" svg:width="0.105cm" svg:height="0.07cm" svg:x="20.444cm" svg:y="25.387cm" svg:viewBox="0 0 106 71" draw:points="106,0 22,0 6,10 0,26 0,55 6,71">
          <text:p/>
        </draw:polyline>
        <draw:polyline draw:style-name="gr1" draw:text-style-name="P1" draw:layer="layout" svg:width="0.067cm" svg:height="0.076cm" svg:x="20.482cm" svg:y="25.387cm" svg:viewBox="0 0 68 77" draw:points="61,0 68,16 68,55 61,71 45,77 29,77 13,71 6,55 6,16 0,0">
          <text:p/>
        </draw:polyline>
        <draw:line draw:style-name="gr1" draw:text-style-name="P1" draw:layer="layout" svg:x1="20.549cm" svg:y1="25.244cm" svg:x2="20.39cm" svg:y2="25.244cm">
          <text:p/>
        </draw:line>
        <draw:polyline draw:style-name="gr1" draw:text-style-name="P1" draw:layer="layout" svg:width="0.105cm" svg:height="0.076cm" svg:x="20.444cm" svg:y="25.244cm" svg:viewBox="0 0 106 77" draw:points="99,0 106,16 106,48 99,61 90,71 77,77 29,77 16,71 6,61 0,48 0,16 6,0">
          <text:p/>
        </draw:polyline>
        <draw:line draw:style-name="gr1" draw:text-style-name="P1" draw:layer="layout" svg:x1="20.466cm" svg:y1="25.168cm" svg:x2="20.466cm" svg:y2="25.117cm">
          <text:p/>
        </draw:line>
        <draw:polyline draw:style-name="gr1" draw:text-style-name="P1" draw:layer="layout" svg:width="0.159cm" svg:height="0.073cm" svg:x="20.39cm" svg:y="25.095cm" svg:viewBox="0 0 160 74" draw:points="160,0 160,74 0,74 0,0">
          <text:p/>
        </draw:polyline>
        <draw:line draw:style-name="gr1" draw:text-style-name="P1" draw:layer="layout" svg:x1="20.444cm" svg:y1="25.025cm" svg:x2="20.549cm" svg:y2="25.025cm">
          <text:p/>
        </draw:line>
        <draw:polyline draw:style-name="gr1" draw:text-style-name="P1" draw:layer="layout" svg:width="0.105cm" svg:height="0.067cm" svg:x="20.444cm" svg:y="24.959cm" svg:viewBox="0 0 106 68" draw:points="16,68 6,61 0,45 0,23 6,6 22,0 106,0">
          <text:p/>
        </draw:polyline>
        <draw:polyline draw:style-name="gr1" draw:text-style-name="P1" draw:layer="layout" svg:width="0.105cm" svg:height="0.067cm" svg:x="20.444cm" svg:y="24.816cm" svg:viewBox="0 0 106 68" draw:points="106,0 22,0 6,6 0,23 0,52 6,68">
          <text:p/>
        </draw:polyline>
        <draw:polyline draw:style-name="gr1" draw:text-style-name="P1" draw:layer="layout" svg:width="0.067cm" svg:height="0.073cm" svg:x="20.482cm" svg:y="24.816cm" svg:viewBox="0 0 68 74" draw:points="61,0 68,13 68,51 61,68 45,74 29,74 13,68 6,51 6,13 0,0">
          <text:p/>
        </draw:polyline>
        <draw:line draw:style-name="gr1" draw:text-style-name="P1" draw:layer="layout" svg:x1="20.549cm" svg:y1="24.74cm" svg:x2="20.39cm" svg:y2="24.74cm">
          <text:p/>
        </draw:line>
        <draw:polyline draw:style-name="gr1" draw:text-style-name="P1" draw:layer="layout" svg:width="0.105cm" svg:height="0.076cm" svg:x="20.444cm" svg:y="24.663cm" svg:viewBox="0 0 106 77" draw:points="6,77 0,61 0,29 6,16 16,6 29,0 77,0 90,6 99,16 106,29 106,61 99,77">
          <text:p/>
        </draw:polyline>
        <draw:polyline draw:style-name="gr1" draw:text-style-name="P1" draw:layer="layout" svg:width="0.159cm" svg:height="0.022cm" svg:x="20.39cm" svg:y="24.571cm" svg:viewBox="0 0 160 23" draw:points="160,0 153,17 137,23 0,23">
          <text:p/>
        </draw:polyline>
        <draw:polyline draw:style-name="gr1" draw:text-style-name="P1" draw:layer="layout" svg:width="0.105cm" svg:height="0.076cm" svg:x="20.444cm" svg:y="24.444cm" svg:viewBox="0 0 106 77" draw:points="99,6 106,23 106,55 99,68 83,77 22,77 6,68 0,55 0,23 6,6 22,0 38,0 51,77">
          <text:p/>
        </draw:polyline>
        <draw:polygon draw:style-name="gr6" draw:text-style-name="P1" draw:layer="layout" svg:width="0.279cm" svg:height="1.584cm" svg:x="20.339cm" svg:y="24.292cm" svg:viewBox="0 0 280 1585" draw:points="140,1585 280,1506 280,79 140,0 0,79 0,1506">
          <text:p/>
        </draw:polygon>
        <draw:polyline draw:style-name="gr1" draw:text-style-name="P1" draw:layer="layout" svg:width="0.159cm" svg:height="0.098cm" svg:x="20.072cm" svg:y="25.638cm" svg:viewBox="0 0 160 99" draw:points="144,0 153,6 160,32 160,45 153,67 137,83 121,93 93,99 70,99 38,93 22,83 10,67 0,45 0,32 10,6 16,0">
          <text:p/>
        </draw:polyline>
        <draw:polygon draw:style-name="gr1" draw:text-style-name="P1" draw:layer="layout" svg:width="0.105cm" svg:height="0.083cm" svg:x="20.126cm" svg:y="25.495cm" svg:viewBox="0 0 106 84" draw:points="106,51 99,67 90,77 77,84 29,84 16,77 6,67 0,51 0,29 6,16 16,6 29,0 77,0 90,6 99,16 106,29">
          <text:p/>
        </draw:polygon>
        <draw:line draw:style-name="gr1" draw:text-style-name="P1" draw:layer="layout" svg:x1="20.126cm" svg:y1="25.359cm" svg:x2="20.231cm" svg:y2="25.359cm">
          <text:p/>
        </draw:line>
        <draw:polyline draw:style-name="gr1" draw:text-style-name="P1" draw:layer="layout" svg:width="0.105cm" svg:height="0.067cm" svg:x="20.126cm" svg:y="25.359cm" svg:viewBox="0 0 106 68" draw:points="0,68 83,68 99,61 106,45 106,23 99,6 90,0">
          <text:p/>
        </draw:polyline>
        <draw:line draw:style-name="gr1" draw:text-style-name="P1" draw:layer="layout" svg:x1="20.126cm" svg:y1="25.283cm" svg:x2="20.231cm" svg:y2="25.283cm">
          <text:p/>
        </draw:line>
        <draw:polyline draw:style-name="gr1" draw:text-style-name="P1" draw:layer="layout" svg:width="0.105cm" svg:height="0.067cm" svg:x="20.126cm" svg:y="25.216cm" svg:viewBox="0 0 106 68" draw:points="16,68 6,61 0,45 0,23 6,6 22,0 106,0">
          <text:p/>
        </draw:polyline>
        <draw:line draw:style-name="gr1" draw:text-style-name="P1" draw:layer="layout" svg:x1="20.126cm" svg:y1="25.162cm" svg:x2="20.126cm" svg:y2="25.102cm">
          <text:p/>
        </draw:line>
        <draw:polyline draw:style-name="gr1" draw:text-style-name="P1" draw:layer="layout" svg:width="0.159cm" svg:height="0.038cm" svg:x="20.072cm" svg:y="25.102cm" svg:viewBox="0 0 160 39" draw:points="0,39 137,39 153,33 160,16 160,0">
          <text:p/>
        </draw:polyline>
        <draw:line draw:style-name="gr1" draw:text-style-name="P1" draw:layer="layout" svg:x1="20.232cm" svg:y1="24.959cm" svg:x2="20.155cm" svg:y2="25.011cm">
          <text:p/>
        </draw:line>
        <draw:polyline draw:style-name="gr1" draw:text-style-name="P1" draw:layer="layout" svg:width="0.159cm" svg:height="0.089cm" svg:x="20.072cm" svg:y="24.959cm" svg:viewBox="0 0 160 90" draw:points="160,90 0,90 0,29 10,16 16,6 32,0 54,0 70,6 77,16 83,29 83,90">
          <text:p/>
        </draw:polyline>
        <draw:polyline draw:style-name="gr1" draw:text-style-name="P1" draw:layer="layout" svg:width="0.105cm" svg:height="0.076cm" svg:x="20.126cm" svg:y="24.822cm" svg:viewBox="0 0 106 77" draw:points="99,6 106,23 106,55 99,68 83,77 22,77 6,68 0,55 0,23 6,6 22,0 38,0 51,77">
          <text:p/>
        </draw:polyline>
        <draw:polyline draw:style-name="gr1" draw:text-style-name="P1" draw:layer="layout" svg:width="0.105cm" svg:height="0.07cm" svg:x="20.126cm" svg:y="24.692cm" svg:viewBox="0 0 106 71" draw:points="99,71 106,55 106,26 99,10 83,0 77,0 61,10 51,26 51,48 45,61 29,71 22,71 6,61 0,48 0,26 6,10">
          <text:p/>
        </draw:polyline>
        <draw:polyline draw:style-name="gr1" draw:text-style-name="P1" draw:layer="layout" svg:width="0.105cm" svg:height="0.073cm" svg:x="20.126cm" svg:y="24.559cm" svg:viewBox="0 0 106 74" draw:points="99,6 106,23 106,51 99,68 83,74 22,74 6,68 0,51 0,23 6,6 22,0 38,0 51,74">
          <text:p/>
        </draw:polyline>
        <draw:line draw:style-name="gr1" draw:text-style-name="P1" draw:layer="layout" svg:x1="20.126cm" svg:y1="24.511cm" svg:x2="20.126cm" svg:y2="24.451cm">
          <text:p/>
        </draw:line>
        <draw:polyline draw:style-name="gr1" draw:text-style-name="P1" draw:layer="layout" svg:width="0.159cm" svg:height="0.038cm" svg:x="20.072cm" svg:y="24.451cm" svg:viewBox="0 0 160 39" draw:points="0,39 137,39 153,33 160,16 160,0">
          <text:p/>
        </draw:polyline>
        <draw:polygon draw:style-name="gr6" draw:text-style-name="P1" draw:layer="layout" svg:width="0.279cm" svg:height="1.562cm" svg:x="20.022cm" svg:y="24.314cm" svg:viewBox="0 0 280 1563" draw:points="140,1563 280,1484 280,79 140,0 0,79 0,1484">
          <text:p/>
        </draw:polygon>
        <draw:polygon draw:style-name="gr1" draw:text-style-name="P1" draw:layer="layout" svg:width="0.318cm" svg:height="0.318cm" svg:x="25.4cm" svg:y="19.685cm" svg:viewBox="0 0 319 319" draw:points="159,0 159,159 319,159 159,319 0,159 159,159">
          <text:p/>
        </draw:polygon>
        <draw:polyline draw:style-name="gr7" draw:text-style-name="P4" draw:layer="layout" svg:width="0.098cm" svg:height="0.159cm" svg:x="25.362cm" svg:y="20.152cm" svg:viewBox="0 0 99 160" draw:points="90,10 77,0 55,0 29,10 16,22 6,38 0,70 0,93 6,121 16,137 29,153 55,160 67,160 90,153 99,144 99,93 67,93">
          <text:p/>
        </draw:polyline>
        <draw:polyline draw:style-name="gr7" draw:text-style-name="P4" draw:layer="layout" svg:width="0.092cm" svg:height="0.159cm" svg:x="25.527cm" svg:y="20.152cm" svg:viewBox="0 0 93 160" draw:points="0,160 0,0 93,160 93,0">
          <text:p/>
        </draw:polyline>
        <draw:polygon draw:style-name="gr7" draw:text-style-name="P4" draw:layer="layout" svg:width="0.089cm" svg:height="0.159cm" svg:x="25.695cm" svg:y="20.152cm" svg:viewBox="0 0 90 160" draw:points="0,160 0,0 39,0 61,10 74,22 83,38 90,70 90,93 83,121 74,137 61,153 39,160">
          <text:p/>
        </draw:polygon>
        <draw:polygon draw:style-name="gr1" draw:text-style-name="P1" draw:layer="layout" svg:width="0.318cm" svg:height="0.318cm" svg:x="5.874cm" svg:y="7.302cm" svg:viewBox="0 0 319 319" draw:points="159,0 159,159 319,159 159,319 0,159 159,159">
          <text:p/>
        </draw:polygon>
        <draw:polyline draw:style-name="gr7" draw:text-style-name="P4" draw:layer="layout" svg:width="0.098cm" svg:height="0.159cm" svg:x="5.836cm" svg:y="7.769cm" svg:viewBox="0 0 99 160" draw:points="90,10 77,0 55,0 29,10 16,22 6,38 0,70 0,93 6,121 16,137 29,153 55,160 67,160 90,153 99,144 99,93 67,93">
          <text:p/>
        </draw:polyline>
        <draw:polyline draw:style-name="gr7" draw:text-style-name="P4" draw:layer="layout" svg:width="0.092cm" svg:height="0.159cm" svg:x="6.001cm" svg:y="7.769cm" svg:viewBox="0 0 93 160" draw:points="0,160 0,0 93,160 93,0">
          <text:p/>
        </draw:polyline>
        <draw:polygon draw:style-name="gr7" draw:text-style-name="P4" draw:layer="layout" svg:width="0.089cm" svg:height="0.159cm" svg:x="6.169cm" svg:y="7.769cm" svg:viewBox="0 0 90 160" draw:points="0,160 0,0 39,0 61,10 74,22 83,38 90,70 90,93 83,121 74,137 61,153 39,160">
          <text:p/>
        </draw:polygon>
        <draw:polyline draw:style-name="gr1" draw:text-style-name="P1" draw:layer="layout" svg:width="0.076cm" svg:height="0.159cm" svg:x="24.432cm" svg:y="21.66cm" svg:viewBox="0 0 77 160" draw:points="77,160 0,160 0,0">
          <text:p/>
        </draw:polyline>
        <draw:polygon draw:style-name="gr1" draw:text-style-name="P1" draw:layer="layout" svg:width="0.083cm" svg:height="0.105cm" svg:x="24.555cm" svg:y="21.714cm" svg:viewBox="0 0 84 106" draw:points="29,106 13,99 6,90 0,77 0,29 6,16 13,6 29,0 51,0 67,6 74,16 84,29 84,77 74,90 67,99 51,106">
          <text:p/>
        </draw:polygon>
        <draw:polyline draw:style-name="gr1" draw:text-style-name="P1" draw:layer="layout" svg:width="0.07cm" svg:height="0.105cm" svg:x="24.705cm" svg:y="21.714cm" svg:viewBox="0 0 71 106" draw:points="71,106 71,22 61,6 45,0 16,0 0,6">
          <text:p/>
        </draw:polyline>
        <draw:polyline draw:style-name="gr1" draw:text-style-name="P1" draw:layer="layout" svg:width="0.076cm" svg:height="0.067cm" svg:x="24.698cm" svg:y="21.752cm" svg:viewBox="0 0 77 68" draw:points="77,61 61,68 23,68 6,61 0,45 0,29 6,13 23,6 61,6 77,0">
          <text:p/>
        </draw:polyline>
        <draw:line draw:style-name="gr1" draw:text-style-name="P1" draw:layer="layout" svg:x1="24.917cm" svg:y1="21.819cm" svg:x2="24.917cm" svg:y2="21.66cm">
          <text:p/>
        </draw:line>
        <draw:polyline draw:style-name="gr1" draw:text-style-name="P1" draw:layer="layout" svg:width="0.076cm" svg:height="0.105cm" svg:x="24.841cm" svg:y="21.714cm" svg:viewBox="0 0 77 106" draw:points="77,99 61,106 32,106 16,99 6,90 0,77 0,29 6,16 16,6 32,0 61,0 77,6">
          <text:p/>
        </draw:polyline>
        <draw:line draw:style-name="gr1" draw:text-style-name="P1" draw:layer="layout" svg:x1="24.994cm" svg:y1="21.736cm" svg:x2="25.045cm" svg:y2="21.736cm">
          <text:p/>
        </draw:line>
        <draw:polyline draw:style-name="gr1" draw:text-style-name="P1" draw:layer="layout" svg:width="0.073cm" svg:height="0.159cm" svg:x="24.994cm" svg:y="21.66cm" svg:viewBox="0 0 74 160" draw:points="74,160 0,160 0,0 74,0">
          <text:p/>
        </draw:polyline>
        <draw:line draw:style-name="gr1" draw:text-style-name="P1" draw:layer="layout" svg:x1="25.136cm" svg:y1="21.714cm" svg:x2="25.136cm" svg:y2="21.819cm">
          <text:p/>
        </draw:line>
        <draw:polyline draw:style-name="gr1" draw:text-style-name="P1" draw:layer="layout" svg:width="0.067cm" svg:height="0.105cm" svg:x="25.136cm" svg:y="21.714cm" svg:viewBox="0 0 68 106" draw:points="0,16 6,6 23,0 45,0 61,6 68,22 68,106">
          <text:p/>
        </draw:polyline>
        <draw:polyline draw:style-name="gr1" draw:text-style-name="P1" draw:layer="layout" svg:width="0.07cm" svg:height="0.105cm" svg:x="25.279cm" svg:y="21.714cm" svg:viewBox="0 0 71 106" draw:points="71,106 71,22 61,6 45,0 16,0 0,6">
          <text:p/>
        </draw:polyline>
        <draw:polyline draw:style-name="gr1" draw:text-style-name="P1" draw:layer="layout" svg:width="0.076cm" svg:height="0.067cm" svg:x="25.273cm" svg:y="21.752cm" svg:viewBox="0 0 77 68" draw:points="77,61 61,68 23,68 6,61 0,45 0,29 6,13 23,6 61,6 77,0">
          <text:p/>
        </draw:polyline>
        <draw:line draw:style-name="gr1" draw:text-style-name="P1" draw:layer="layout" svg:x1="25.422cm" svg:y1="21.819cm" svg:x2="25.422cm" svg:y2="21.66cm">
          <text:p/>
        </draw:line>
        <draw:polyline draw:style-name="gr1" draw:text-style-name="P1" draw:layer="layout" svg:width="0.076cm" svg:height="0.105cm" svg:x="25.422cm" svg:y="21.714cm" svg:viewBox="0 0 77 106" draw:points="0,6 16,0 48,0 61,6 71,16 77,29 77,77 71,90 61,99 48,106 16,106 0,99">
          <text:p/>
        </draw:polyline>
        <draw:polyline draw:style-name="gr1" draw:text-style-name="P1" draw:layer="layout" svg:width="0.022cm" svg:height="0.159cm" svg:x="25.568cm" svg:y="21.66cm" svg:viewBox="0 0 23 160" draw:points="23,160 7,153 0,137 0,0">
          <text:p/>
        </draw:polyline>
        <draw:polyline draw:style-name="gr1" draw:text-style-name="P1" draw:layer="layout" svg:width="0.076cm" svg:height="0.105cm" svg:x="25.641cm" svg:y="21.714cm" svg:viewBox="0 0 77 106" draw:points="71,99 55,106 26,106 10,99 0,83 0,22 10,6 26,0 55,0 71,6 77,22 77,38 0,51">
          <text:p/>
        </draw:polyline>
        <draw:polygon draw:style-name="gr6" draw:text-style-name="P1" draw:layer="layout" svg:width="1.584cm" svg:height="0.279cm" svg:x="24.289cm" svg:y="21.609cm" svg:viewBox="0 0 1585 280" draw:points="0,140 79,280 1506,280 1585,140 1506,0 79,0">
          <text:p/>
        </draw:polygon>
        <draw:polygon draw:style-name="gr1" draw:text-style-name="P1" draw:layer="layout" svg:width="0.318cm" svg:height="0.318cm" svg:x="24.606cm" svg:y="21.114cm" svg:viewBox="0 0 319 319" draw:points="0,159 159,159 159,0 319,159 159,319 159,159">
          <text:p/>
        </draw:polygon>
        <draw:polyline draw:style-name="gr7" draw:text-style-name="P4" draw:layer="layout" svg:width="0.098cm" svg:height="0.159cm" svg:x="25.051cm" svg:y="21.158cm" svg:viewBox="0 0 99 160" draw:points="90,10 77,0 55,0 29,10 16,22 6,38 0,70 0,93 6,121 16,137 29,153 55,160 67,160 90,153 99,144 99,93 67,93">
          <text:p/>
        </draw:polyline>
        <draw:polyline draw:style-name="gr7" draw:text-style-name="P4" draw:layer="layout" svg:width="0.092cm" svg:height="0.159cm" svg:x="25.216cm" svg:y="21.158cm" svg:viewBox="0 0 93 160" draw:points="0,160 0,0 93,160 93,0">
          <text:p/>
        </draw:polyline>
        <draw:polygon draw:style-name="gr7" draw:text-style-name="P4" draw:layer="layout" svg:width="0.089cm" svg:height="0.159cm" svg:x="25.384cm" svg:y="21.158cm" svg:viewBox="0 0 90 160" draw:points="0,160 0,0 39,0 61,10 74,22 83,38 90,70 90,93 83,121 74,137 61,153 39,160">
          <text:p/>
        </draw:polygon>
        <draw:polygon draw:style-name="gr1" draw:text-style-name="P1" draw:layer="layout" svg:width="0.318cm" svg:height="0.318cm" svg:x="30.321cm" svg:y="20.161cm" svg:viewBox="0 0 319 319" draw:points="0,159 159,159 159,0 319,159 159,319 159,159">
          <text:p/>
        </draw:polygon>
        <draw:polyline draw:style-name="gr7" draw:text-style-name="P4" draw:layer="layout" svg:width="0.098cm" svg:height="0.159cm" svg:x="30.766cm" svg:y="20.206cm" svg:viewBox="0 0 99 160" draw:points="90,10 77,0 55,0 29,10 16,22 6,38 0,70 0,93 6,121 16,137 29,153 55,160 67,160 90,153 99,144 99,93 67,93">
          <text:p/>
        </draw:polyline>
        <draw:polyline draw:style-name="gr7" draw:text-style-name="P4" draw:layer="layout" svg:width="0.092cm" svg:height="0.159cm" svg:x="30.931cm" svg:y="20.206cm" svg:viewBox="0 0 93 160" draw:points="0,160 0,0 93,160 93,0">
          <text:p/>
        </draw:polyline>
        <draw:polygon draw:style-name="gr7" draw:text-style-name="P4" draw:layer="layout" svg:width="0.089cm" svg:height="0.159cm" svg:x="31.099cm" svg:y="20.206cm" svg:viewBox="0 0 90 160" draw:points="0,160 0,0 39,0 61,10 74,22 83,38 90,70 90,93 83,121 74,137 61,153 39,160">
          <text:p/>
        </draw:polygon>
        <draw:polygon draw:style-name="gr1" draw:text-style-name="P1" draw:layer="layout" svg:width="0.095cm" svg:height="0.159cm" svg:x="5.937cm" svg:y="5.08cm" svg:viewBox="0 0 96 160" draw:points="0,160 96,0">
          <text:p/>
        </draw:polygon>
        <draw:polygon draw:style-name="gr1" draw:text-style-name="P1" draw:layer="layout" svg:width="0cm" svg:height="0.316cm" svg:x="6.032cm" svg:y="5.08cm" svg:viewBox="0 0 0 317" draw:points="0,317 0,0">
          <text:p/>
        </draw:polygon>
        <draw:polygon draw:style-name="gr1" draw:text-style-name="P1" draw:layer="layout" svg:width="0.095cm" svg:height="0.159cm" svg:x="6.032cm" svg:y="5.08cm" svg:viewBox="0 0 96 160" draw:points="0,0 96,160">
          <text:p/>
        </draw:polygon>
        <draw:line draw:style-name="gr7" draw:text-style-name="P4" draw:layer="layout" svg:x1="5.874cm" svg:y1="4.864cm" svg:x2="5.995cm" svg:y2="4.864cm">
          <text:p/>
        </draw:line>
        <draw:line draw:style-name="gr7" draw:text-style-name="P4" draw:layer="layout" svg:x1="5.934cm" svg:y1="4.925cm" svg:x2="5.934cm" svg:y2="4.804cm">
          <text:p/>
        </draw:line>
        <draw:polyline draw:style-name="gr7" draw:text-style-name="P4" draw:layer="layout" svg:width="0.089cm" svg:height="0.159cm" svg:x="6.064cm" svg:y="4.766cm" svg:viewBox="0 0 90 160" draw:points="83,0 6,0 0,77 6,70 22,61 61,61 77,70 83,77 90,93 90,131 83,144 77,153 61,160 22,160 6,153 0,144">
          <text:p/>
        </draw:polyline>
        <draw:polyline draw:style-name="gr7" draw:text-style-name="P4" draw:layer="layout" svg:width="0.105cm" svg:height="0.159cm" svg:x="6.201cm" svg:y="4.766cm" svg:viewBox="0 0 106 160" draw:points="0,0 51,160 106,0">
          <text:p/>
        </draw:polyline>
        <draw:polygon draw:style-name="gr1" draw:text-style-name="P1" draw:layer="layout" svg:width="0.095cm" svg:height="0.159cm" svg:x="20.383cm" svg:y="19.367cm" svg:viewBox="0 0 96 160" draw:points="0,160 96,0">
          <text:p/>
        </draw:polygon>
        <draw:polygon draw:style-name="gr1" draw:text-style-name="P1" draw:layer="layout" svg:width="0cm" svg:height="0.316cm" svg:x="20.479cm" svg:y="19.367cm" svg:viewBox="0 0 0 317" draw:points="0,317 0,0">
          <text:p/>
        </draw:polygon>
        <draw:polygon draw:style-name="gr1" draw:text-style-name="P1" draw:layer="layout" svg:width="0.095cm" svg:height="0.159cm" svg:x="20.479cm" svg:y="19.367cm" svg:viewBox="0 0 96 160" draw:points="0,0 96,160">
          <text:p/>
        </draw:polygon>
        <draw:line draw:style-name="gr7" draw:text-style-name="P4" draw:layer="layout" svg:x1="20.32cm" svg:y1="19.152cm" svg:x2="20.441cm" svg:y2="19.152cm">
          <text:p/>
        </draw:line>
        <draw:line draw:style-name="gr7" draw:text-style-name="P4" draw:layer="layout" svg:x1="20.38cm" svg:y1="19.212cm" svg:x2="20.38cm" svg:y2="19.091cm">
          <text:p/>
        </draw:line>
        <draw:polyline draw:style-name="gr7" draw:text-style-name="P4" draw:layer="layout" svg:width="0.089cm" svg:height="0.159cm" svg:x="20.51cm" svg:y="19.053cm" svg:viewBox="0 0 90 160" draw:points="83,0 6,0 0,77 6,70 22,61 61,61 77,70 83,77 90,93 90,131 83,144 77,153 61,160 22,160 6,153 0,144">
          <text:p/>
        </draw:polyline>
        <draw:polyline draw:style-name="gr7" draw:text-style-name="P4" draw:layer="layout" svg:width="0.105cm" svg:height="0.159cm" svg:x="20.647cm" svg:y="19.053cm" svg:viewBox="0 0 106 160" draw:points="0,0 51,160 106,0">
          <text:p/>
        </draw:polyline>
        <draw:polygon draw:style-name="gr1" draw:text-style-name="P1" draw:layer="layout" svg:width="0.095cm" svg:height="0.159cm" svg:x="30.321cm" svg:y="25.559cm" svg:viewBox="0 0 96 160" draw:points="96,0 0,160">
          <text:p/>
        </draw:polygon>
        <draw:polygon draw:style-name="gr1" draw:text-style-name="P1" draw:layer="layout" svg:width="0cm" svg:height="0.316cm" svg:x="30.321cm" svg:y="25.4cm" svg:viewBox="0 0 0 317" draw:points="0,0 0,317">
          <text:p/>
        </draw:polygon>
        <draw:polygon draw:style-name="gr1" draw:text-style-name="P1" draw:layer="layout" svg:width="0.095cm" svg:height="0.159cm" svg:x="30.226cm" svg:y="25.559cm" svg:viewBox="0 0 96 160" draw:points="96,160 0,0">
          <text:p/>
        </draw:polygon>
        <draw:line draw:style-name="gr7" draw:text-style-name="P4" draw:layer="layout" svg:x1="30.067cm" svg:y1="25.949cm" svg:x2="30.188cm" svg:y2="25.949cm">
          <text:p/>
        </draw:line>
        <draw:line draw:style-name="gr7" draw:text-style-name="P4" draw:layer="layout" svg:x1="30.128cm" svg:y1="26.01cm" svg:x2="30.128cm" svg:y2="25.889cm">
          <text:p/>
        </draw:line>
        <draw:polyline draw:style-name="gr7" draw:text-style-name="P4" draw:layer="layout" svg:width="0.089cm" svg:height="0.159cm" svg:x="30.258cm" svg:y="25.851cm" svg:viewBox="0 0 90 160" draw:points="83,0 6,0 0,77 6,70 22,61 61,61 77,70 83,77 90,93 90,131 83,144 77,153 61,160 22,160 6,153 0,144">
          <text:p/>
        </draw:polyline>
        <draw:polyline draw:style-name="gr7" draw:text-style-name="P4" draw:layer="layout" svg:width="0.105cm" svg:height="0.159cm" svg:x="30.394cm" svg:y="25.851cm" svg:viewBox="0 0 106 160" draw:points="0,0 51,160 106,0">
          <text:p/>
        </draw:polyline>
        <draw:polygon draw:style-name="gr1" draw:text-style-name="P1" draw:layer="layout" svg:width="0.318cm" svg:height="0.318cm" svg:x="37.306cm" svg:y="18.415cm" svg:viewBox="0 0 319 319" draw:points="319,159 159,159 159,319 0,159 159,0 159,159">
          <text:p/>
        </draw:polygon>
        <draw:polyline draw:style-name="gr7" draw:text-style-name="P4" draw:layer="layout" svg:width="0.098cm" svg:height="0.159cm" svg:x="36.754cm" svg:y="18.507cm" svg:viewBox="0 0 99 160" draw:points="90,10 77,0 55,0 29,10 16,22 6,38 0,70 0,93 6,121 16,137 29,153 55,160 67,160 90,153 99,144 99,93 67,93">
          <text:p/>
        </draw:polyline>
        <draw:polyline draw:style-name="gr7" draw:text-style-name="P4" draw:layer="layout" svg:width="0.092cm" svg:height="0.159cm" svg:x="36.919cm" svg:y="18.507cm" svg:viewBox="0 0 93 160" draw:points="0,160 0,0 93,160 93,0">
          <text:p/>
        </draw:polyline>
        <draw:polygon draw:style-name="gr7" draw:text-style-name="P4" draw:layer="layout" svg:width="0.089cm" svg:height="0.159cm" svg:x="37.087cm" svg:y="18.507cm" svg:viewBox="0 0 90 160" draw:points="0,160 0,0 39,0 61,10 74,22 83,38 90,70 90,93 83,121 74,137 61,153 39,160">
          <text:p/>
        </draw:polygon>
        <draw:polygon draw:style-name="gr1" draw:text-style-name="P1" draw:layer="layout" svg:width="0.159cm" svg:height="0.095cm" svg:x="23.019cm" svg:y="7.525cm" svg:viewBox="0 0 160 96" draw:points="0,0 160,96">
          <text:p/>
        </draw:polygon>
        <draw:polygon draw:style-name="gr1" draw:text-style-name="P1" draw:layer="layout" svg:width="0.316cm" svg:height="0cm" svg:x="22.86cm" svg:y="7.62cm" svg:viewBox="0 0 317 0" draw:points="0,0 317,0">
          <text:p/>
        </draw:polygon>
        <draw:polygon draw:style-name="gr1" draw:text-style-name="P1" draw:layer="layout" svg:width="0.159cm" svg:height="0.095cm" svg:x="23.019cm" svg:y="7.62cm" svg:viewBox="0 0 160 96" draw:points="160,0 0,96">
          <text:p/>
        </draw:polygon>
        <draw:line draw:style-name="gr7" draw:text-style-name="P4" draw:layer="layout" svg:x1="23.314cm" svg:y1="7.683cm" svg:x2="23.435cm" svg:y2="7.683cm">
          <text:p/>
        </draw:line>
        <draw:line draw:style-name="gr7" draw:text-style-name="P4" draw:layer="layout" svg:x1="23.374cm" svg:y1="7.744cm" svg:x2="23.374cm" svg:y2="7.623cm">
          <text:p/>
        </draw:line>
        <draw:polyline draw:style-name="gr7" draw:text-style-name="P4" draw:layer="layout" svg:width="0.098cm" svg:height="0.159cm" svg:x="23.495cm" svg:y="7.585cm" svg:viewBox="0 0 99 160" draw:points="0,0 99,0 45,61 67,61 83,70 90,77 99,93 99,131 90,144 83,153 67,160 22,160 6,153 0,144">
          <text:p/>
        </draw:polyline>
        <draw:polyline draw:style-name="gr7" draw:text-style-name="P4" draw:layer="layout" svg:width="0.013cm" svg:height="0.016cm" svg:x="23.654cm" svg:y="7.728cm" svg:viewBox="0 0 14 17" draw:points="7,0 14,10 7,17 0,10 7,0 7,17">
          <text:p/>
        </draw:polyline>
        <draw:polyline draw:style-name="gr7" draw:text-style-name="P4" draw:layer="layout" svg:width="0.098cm" svg:height="0.159cm" svg:x="23.72cm" svg:y="7.585cm" svg:viewBox="0 0 99 160" draw:points="0,0 99,0 45,61 71,61 83,70 93,77 99,93 99,131 93,144 83,153 71,160 22,160 6,153 0,144">
          <text:p/>
        </draw:polyline>
        <draw:polyline draw:style-name="gr7" draw:text-style-name="P4" draw:layer="layout" svg:width="0.108cm" svg:height="0.159cm" svg:x="23.863cm" svg:y="7.585cm" svg:viewBox="0 0 109 160" draw:points="0,0 54,160 109,0">
          <text:p/>
        </draw:polyline>
        <draw:polygon draw:style-name="gr1" draw:text-style-name="P1" draw:layer="layout" svg:width="0.318cm" svg:height="0.318cm" svg:x="22.701cm" svg:y="12.382cm" svg:viewBox="0 0 319 319" draw:points="159,0 159,159 319,159 159,319 0,159 159,159">
          <text:p/>
        </draw:polygon>
        <draw:polyline draw:style-name="gr7" draw:text-style-name="P4" draw:layer="layout" svg:width="0.098cm" svg:height="0.159cm" svg:x="22.663cm" svg:y="12.849cm" svg:viewBox="0 0 99 160" draw:points="90,10 77,0 55,0 29,10 16,22 6,38 0,70 0,93 6,121 16,137 29,153 55,160 67,160 90,153 99,144 99,93 67,93">
          <text:p/>
        </draw:polyline>
        <draw:polyline draw:style-name="gr7" draw:text-style-name="P4" draw:layer="layout" svg:width="0.092cm" svg:height="0.159cm" svg:x="22.828cm" svg:y="12.849cm" svg:viewBox="0 0 93 160" draw:points="0,160 0,0 93,160 93,0">
          <text:p/>
        </draw:polyline>
        <draw:polygon draw:style-name="gr7" draw:text-style-name="P4" draw:layer="layout" svg:width="0.089cm" svg:height="0.159cm" svg:x="22.997cm" svg:y="12.849cm" svg:viewBox="0 0 90 160" draw:points="0,160 0,0 39,0 61,10 74,22 83,38 90,70 90,93 83,121 74,137 61,153 39,160">
          <text:p/>
        </draw:polygon>
        <draw:line draw:style-name="gr9" draw:text-style-name="P6" draw:layer="layout" svg:x1="32.861cm" svg:y1="28.259cm" svg:x2="33.18cm" svg:y2="27.94cm">
          <text:p/>
        </draw:line>
        <draw:line draw:style-name="gr9" draw:text-style-name="P6" draw:layer="layout" svg:x1="32.861cm" svg:y1="27.941cm" svg:x2="33.18cm" svg:y2="27.622cm">
          <text:p/>
        </draw:line>
        <draw:line draw:style-name="gr9" draw:text-style-name="P6" draw:layer="layout" svg:x1="32.861cm" svg:y1="27.624cm" svg:x2="33.18cm" svg:y2="27.305cm">
          <text:p/>
        </draw:line>
        <draw:line draw:style-name="gr9" draw:text-style-name="P6" draw:layer="layout" svg:x1="32.861cm" svg:y1="29.529cm" svg:x2="33.18cm" svg:y2="29.21cm">
          <text:p/>
        </draw:line>
        <draw:line draw:style-name="gr9" draw:text-style-name="P6" draw:layer="layout" svg:x1="32.861cm" svg:y1="29.211cm" svg:x2="33.18cm" svg:y2="28.892cm">
          <text:p/>
        </draw:line>
        <draw:line draw:style-name="gr9" draw:text-style-name="P6" draw:layer="layout" svg:x1="32.861cm" svg:y1="28.894cm" svg:x2="33.18cm" svg:y2="28.575cm">
          <text:p/>
        </draw:line>
        <draw:line draw:style-name="gr9" draw:text-style-name="P6" draw:layer="layout" svg:x1="32.861cm" svg:y1="28.576cm" svg:x2="33.18cm" svg:y2="28.257cm">
          <text:p/>
        </draw:line>
        <draw:line draw:style-name="gr9" draw:text-style-name="P6" draw:layer="layout" svg:x1="32.861cm" svg:y1="30.799cm" svg:x2="33.18cm" svg:y2="30.48cm">
          <text:p/>
        </draw:line>
        <draw:line draw:style-name="gr9" draw:text-style-name="P6" draw:layer="layout" svg:x1="32.861cm" svg:y1="30.481cm" svg:x2="33.18cm" svg:y2="30.162cm">
          <text:p/>
        </draw:line>
        <draw:line draw:style-name="gr9" draw:text-style-name="P6" draw:layer="layout" svg:x1="32.861cm" svg:y1="30.164cm" svg:x2="33.18cm" svg:y2="29.845cm">
          <text:p/>
        </draw:line>
        <draw:line draw:style-name="gr9" draw:text-style-name="P6" draw:layer="layout" svg:x1="32.861cm" svg:y1="29.846cm" svg:x2="33.18cm" svg:y2="29.527cm">
          <text:p/>
        </draw:line>
        <draw:line draw:style-name="gr9" draw:text-style-name="P6" draw:layer="layout" svg:x1="32.861cm" svg:y1="31.751cm" svg:x2="33.18cm" svg:y2="31.432cm">
          <text:p/>
        </draw:line>
        <draw:line draw:style-name="gr9" draw:text-style-name="P6" draw:layer="layout" svg:x1="32.861cm" svg:y1="31.434cm" svg:x2="33.18cm" svg:y2="31.115cm">
          <text:p/>
        </draw:line>
        <draw:line draw:style-name="gr9" draw:text-style-name="P6" draw:layer="layout" svg:x1="32.861cm" svg:y1="31.116cm" svg:x2="33.18cm" svg:y2="30.797cm">
          <text:p/>
        </draw:line>
        <draw:line draw:style-name="gr8" draw:text-style-name="P5" draw:layer="layout" svg:x1="32.918cm" svg:y1="27.219cm" svg:x2="32.994cm" svg:y2="27.219cm">
          <text:p/>
        </draw:line>
        <draw:polyline draw:style-name="gr8" draw:text-style-name="P5" draw:layer="layout" svg:width="0.108cm" svg:height="0.159cm" svg:x="32.903cm" svg:y="27.105cm" svg:viewBox="0 0 109 160" draw:points="0,160 54,0 109,160">
          <text:p/>
        </draw:polyline>
        <draw:line draw:style-name="gr8" draw:text-style-name="P5" draw:layer="layout" svg:x1="33.144cm" svg:y1="27.264cm" svg:x2="33.055cm" svg:y2="27.264cm">
          <text:p/>
        </draw:line>
        <draw:polyline draw:style-name="gr8" draw:text-style-name="P5" draw:layer="layout" svg:width="0.044cm" svg:height="0.159cm" svg:x="33.055cm" svg:y="27.105cm" svg:viewBox="0 0 45 160" draw:points="45,160 45,0 29,22 16,38 0,45">
          <text:p/>
        </draw:polyline>
        <draw:polyline draw:style-name="gr8" draw:text-style-name="P5" draw:layer="layout" svg:width="0.098cm" svg:height="0.159cm" svg:x="33.198cm" svg:y="27.105cm" svg:viewBox="0 0 99 160" draw:points="0,0 99,0 45,61 67,61 83,70 93,77 99,93 99,131 93,144 83,153 67,160 22,160 6,153 0,144">
          <text:p/>
        </draw:polyline>
        <draw:line draw:style-name="gr8" draw:text-style-name="P5" draw:layer="layout" svg:x1="32.918cm" svg:y1="27.537cm" svg:x2="32.994cm" svg:y2="27.537cm">
          <text:p/>
        </draw:line>
        <draw:polyline draw:style-name="gr8" draw:text-style-name="P5" draw:layer="layout" svg:width="0.108cm" svg:height="0.159cm" svg:x="32.903cm" svg:y="27.422cm" svg:viewBox="0 0 109 160" draw:points="0,160 54,0 109,160">
          <text:p/>
        </draw:polyline>
        <draw:line draw:style-name="gr8" draw:text-style-name="P5" draw:layer="layout" svg:x1="33.144cm" svg:y1="27.581cm" svg:x2="33.055cm" svg:y2="27.581cm">
          <text:p/>
        </draw:line>
        <draw:polyline draw:style-name="gr8" draw:text-style-name="P5" draw:layer="layout" svg:width="0.044cm" svg:height="0.159cm" svg:x="33.055cm" svg:y="27.422cm" svg:viewBox="0 0 45 160" draw:points="45,160 45,0 29,22 16,38 0,45">
          <text:p/>
        </draw:polyline>
        <draw:polyline draw:style-name="gr8" draw:text-style-name="P5" draw:layer="layout" svg:width="0.098cm" svg:height="0.159cm" svg:x="33.198cm" svg:y="27.422cm" svg:viewBox="0 0 99 160" draw:points="6,16 16,10 32,0 67,0 83,10 93,16 99,32 99,45 93,70 0,160 99,160">
          <text:p/>
        </draw:polyline>
        <draw:line draw:style-name="gr8" draw:text-style-name="P5" draw:layer="layout" svg:x1="32.918cm" svg:y1="27.854cm" svg:x2="32.994cm" svg:y2="27.854cm">
          <text:p/>
        </draw:line>
        <draw:polyline draw:style-name="gr8" draw:text-style-name="P5" draw:layer="layout" svg:width="0.108cm" svg:height="0.159cm" svg:x="32.903cm" svg:y="27.74cm" svg:viewBox="0 0 109 160" draw:points="0,160 54,0 109,160">
          <text:p/>
        </draw:polyline>
        <draw:line draw:style-name="gr8" draw:text-style-name="P5" draw:layer="layout" svg:x1="33.144cm" svg:y1="27.899cm" svg:x2="33.055cm" svg:y2="27.899cm">
          <text:p/>
        </draw:line>
        <draw:polyline draw:style-name="gr8" draw:text-style-name="P5" draw:layer="layout" svg:width="0.044cm" svg:height="0.159cm" svg:x="33.055cm" svg:y="27.74cm" svg:viewBox="0 0 45 160" draw:points="45,160 45,0 29,22 16,38 0,45">
          <text:p/>
        </draw:polyline>
        <draw:line draw:style-name="gr8" draw:text-style-name="P5" draw:layer="layout" svg:x1="33.296cm" svg:y1="27.899cm" svg:x2="33.204cm" svg:y2="27.899cm">
          <text:p/>
        </draw:line>
        <draw:polyline draw:style-name="gr8" draw:text-style-name="P5" draw:layer="layout" svg:width="0.048cm" svg:height="0.159cm" svg:x="33.204cm" svg:y="27.74cm" svg:viewBox="0 0 49 160" draw:points="49,160 49,0 32,22 16,38 0,45">
          <text:p/>
        </draw:polyline>
        <draw:line draw:style-name="gr8" draw:text-style-name="P5" draw:layer="layout" svg:x1="32.918cm" svg:y1="28.172cm" svg:x2="32.994cm" svg:y2="28.172cm">
          <text:p/>
        </draw:line>
        <draw:polyline draw:style-name="gr8" draw:text-style-name="P5" draw:layer="layout" svg:width="0.108cm" svg:height="0.159cm" svg:x="32.903cm" svg:y="28.057cm" svg:viewBox="0 0 109 160" draw:points="0,160 54,0 109,160">
          <text:p/>
        </draw:polyline>
        <draw:line draw:style-name="gr8" draw:text-style-name="P5" draw:layer="layout" svg:x1="33.144cm" svg:y1="28.216cm" svg:x2="33.055cm" svg:y2="28.216cm">
          <text:p/>
        </draw:line>
        <draw:polyline draw:style-name="gr8" draw:text-style-name="P5" draw:layer="layout" svg:width="0.044cm" svg:height="0.159cm" svg:x="33.055cm" svg:y="28.057cm" svg:viewBox="0 0 45 160" draw:points="45,160 45,0 29,22 16,38 0,45">
          <text:p/>
        </draw:polyline>
        <draw:polygon draw:style-name="gr8" draw:text-style-name="P5" draw:layer="layout" svg:width="0.092cm" svg:height="0.159cm" svg:x="33.204cm" svg:y="28.057cm" svg:viewBox="0 0 93 160" draw:points="39,0 55,0 71,10 77,16 87,32 93,61 93,99 87,131 77,144 71,153 55,160 39,160 26,153 16,144 10,131 0,99 0,61 10,32 16,16 26,10">
          <text:p/>
        </draw:polygon>
        <draw:line draw:style-name="gr8" draw:text-style-name="P5" draw:layer="layout" svg:x1="33.071cm" svg:y1="28.489cm" svg:x2="33.144cm" svg:y2="28.489cm">
          <text:p/>
        </draw:line>
        <draw:polyline draw:style-name="gr8" draw:text-style-name="P5" draw:layer="layout" svg:width="0.105cm" svg:height="0.159cm" svg:x="33.055cm" svg:y="28.375cm" svg:viewBox="0 0 106 160" draw:points="0,160 51,0 106,160">
          <text:p/>
        </draw:polyline>
        <draw:polyline draw:style-name="gr8" draw:text-style-name="P5" draw:layer="layout" svg:width="0.092cm" svg:height="0.159cm" svg:x="33.204cm" svg:y="28.375cm" svg:viewBox="0 0 93 160" draw:points="16,160 48,160 61,153 71,144 87,121 93,93 93,32 87,16 77,10 61,0 32,0 16,10 10,16 0,32 0,70 10,83 16,93 32,99 61,99 77,93 87,83 93,70">
          <text:p/>
        </draw:polyline>
        <draw:line draw:style-name="gr8" draw:text-style-name="P5" draw:layer="layout" svg:x1="33.071cm" svg:y1="28.807cm" svg:x2="33.144cm" svg:y2="28.807cm">
          <text:p/>
        </draw:line>
        <draw:polyline draw:style-name="gr8" draw:text-style-name="P5" draw:layer="layout" svg:width="0.105cm" svg:height="0.159cm" svg:x="33.055cm" svg:y="28.692cm" svg:viewBox="0 0 106 160" draw:points="0,160 51,0 106,160">
          <text:p/>
        </draw:polyline>
        <draw:polyline draw:style-name="gr8" draw:text-style-name="P5" draw:layer="layout" svg:width="0.092cm" svg:height="0.159cm" svg:x="33.204cm" svg:y="28.692cm" svg:viewBox="0 0 93 160" draw:points="32,70 16,61 10,54 0,38 0,32 10,16 16,10 32,0 61,0 77,10 87,16 93,32 93,38 87,54 77,61 61,70 32,70 16,77 10,83 0,99 0,131 10,144 16,153 32,160 61,160 77,153 87,144 93,131 93,99 87,83 77,77 61,70">
          <text:p/>
        </draw:polyline>
        <draw:line draw:style-name="gr8" draw:text-style-name="P5" draw:layer="layout" svg:x1="33.071cm" svg:y1="29.124cm" svg:x2="33.144cm" svg:y2="29.124cm">
          <text:p/>
        </draw:line>
        <draw:polyline draw:style-name="gr8" draw:text-style-name="P5" draw:layer="layout" svg:width="0.105cm" svg:height="0.159cm" svg:x="33.055cm" svg:y="29.01cm" svg:viewBox="0 0 106 160" draw:points="0,160 51,0 106,160">
          <text:p/>
        </draw:polyline>
        <draw:polyline draw:style-name="gr8" draw:text-style-name="P5" draw:layer="layout" svg:width="0.105cm" svg:height="0.159cm" svg:x="33.198cm" svg:y="29.01cm" svg:viewBox="0 0 106 160" draw:points="0,0 106,0 38,160">
          <text:p/>
        </draw:polyline>
        <draw:line draw:style-name="gr8" draw:text-style-name="P5" draw:layer="layout" svg:x1="33.071cm" svg:y1="29.442cm" svg:x2="33.144cm" svg:y2="29.442cm">
          <text:p/>
        </draw:line>
        <draw:polyline draw:style-name="gr8" draw:text-style-name="P5" draw:layer="layout" svg:width="0.105cm" svg:height="0.159cm" svg:x="33.055cm" svg:y="29.327cm" svg:viewBox="0 0 106 160" draw:points="0,160 51,0 106,160">
          <text:p/>
        </draw:polyline>
        <draw:polyline draw:style-name="gr8" draw:text-style-name="P5" draw:layer="layout" svg:width="0.092cm" svg:height="0.159cm" svg:x="33.204cm" svg:y="29.327cm" svg:viewBox="0 0 93 160" draw:points="77,0 48,0 32,10 26,16 10,38 0,70 0,131 10,144 16,153 32,160 61,160 77,153 87,144 93,131 93,93 87,77 77,70 61,61 32,61 16,70 10,77 0,93">
          <text:p/>
        </draw:polyline>
        <draw:line draw:style-name="gr8" draw:text-style-name="P5" draw:layer="layout" svg:x1="33.071cm" svg:y1="29.759cm" svg:x2="33.144cm" svg:y2="29.759cm">
          <text:p/>
        </draw:line>
        <draw:polyline draw:style-name="gr8" draw:text-style-name="P5" draw:layer="layout" svg:width="0.105cm" svg:height="0.159cm" svg:x="33.055cm" svg:y="29.645cm" svg:viewBox="0 0 106 160" draw:points="0,160 51,0 106,160">
          <text:p/>
        </draw:polyline>
        <draw:polyline draw:style-name="gr8" draw:text-style-name="P5" draw:layer="layout" svg:width="0.092cm" svg:height="0.159cm" svg:x="33.204cm" svg:y="29.645cm" svg:viewBox="0 0 93 160" draw:points="87,0 10,0 0,77 10,70 26,61 61,61 77,70 87,77 93,93 93,131 87,144 77,153 61,160 26,160 10,153 0,144">
          <text:p/>
        </draw:polyline>
        <draw:line draw:style-name="gr8" draw:text-style-name="P5" draw:layer="layout" svg:x1="33.071cm" svg:y1="30.077cm" svg:x2="33.144cm" svg:y2="30.077cm">
          <text:p/>
        </draw:line>
        <draw:polyline draw:style-name="gr8" draw:text-style-name="P5" draw:layer="layout" svg:width="0.105cm" svg:height="0.159cm" svg:x="33.055cm" svg:y="29.962cm" svg:viewBox="0 0 106 160" draw:points="0,160 51,0 106,160">
          <text:p/>
        </draw:polyline>
        <draw:line draw:style-name="gr8" draw:text-style-name="P5" draw:layer="layout" svg:x1="33.28cm" svg:y1="30.016cm" svg:x2="33.28cm" svg:y2="30.121cm">
          <text:p/>
        </draw:line>
        <draw:polyline draw:style-name="gr8" draw:text-style-name="P5" draw:layer="layout" svg:width="0.098cm" svg:height="0.111cm" svg:x="33.204cm" svg:y="29.956cm" svg:viewBox="0 0 99 112" draw:points="38,0 0,112 99,112">
          <text:p/>
        </draw:polyline>
        <draw:line draw:style-name="gr8" draw:text-style-name="P5" draw:layer="layout" svg:x1="33.071cm" svg:y1="30.394cm" svg:x2="33.144cm" svg:y2="30.394cm">
          <text:p/>
        </draw:line>
        <draw:polyline draw:style-name="gr8" draw:text-style-name="P5" draw:layer="layout" svg:width="0.105cm" svg:height="0.159cm" svg:x="33.055cm" svg:y="30.28cm" svg:viewBox="0 0 106 160" draw:points="0,160 51,0 106,160">
          <text:p/>
        </draw:polyline>
        <draw:polyline draw:style-name="gr8" draw:text-style-name="P5" draw:layer="layout" svg:width="0.098cm" svg:height="0.159cm" svg:x="33.198cm" svg:y="30.28cm" svg:viewBox="0 0 99 160" draw:points="0,0 99,0 45,61 67,61 83,70 93,77 99,93 99,131 93,144 83,153 67,160 22,160 6,153 0,144">
          <text:p/>
        </draw:polyline>
        <draw:line draw:style-name="gr8" draw:text-style-name="P5" draw:layer="layout" svg:x1="33.071cm" svg:y1="30.712cm" svg:x2="33.144cm" svg:y2="30.712cm">
          <text:p/>
        </draw:line>
        <draw:polyline draw:style-name="gr8" draw:text-style-name="P5" draw:layer="layout" svg:width="0.105cm" svg:height="0.159cm" svg:x="33.055cm" svg:y="30.597cm" svg:viewBox="0 0 106 160" draw:points="0,160 51,0 106,160">
          <text:p/>
        </draw:polyline>
        <draw:polyline draw:style-name="gr8" draw:text-style-name="P5" draw:layer="layout" svg:width="0.098cm" svg:height="0.159cm" svg:x="33.198cm" svg:y="30.597cm" svg:viewBox="0 0 99 160" draw:points="6,16 16,10 32,0 67,0 83,10 93,16 99,32 99,45 93,70 0,160 99,160">
          <text:p/>
        </draw:polyline>
        <draw:line draw:style-name="gr8" draw:text-style-name="P5" draw:layer="layout" svg:x1="33.071cm" svg:y1="31.029cm" svg:x2="33.144cm" svg:y2="31.029cm">
          <text:p/>
        </draw:line>
        <draw:polyline draw:style-name="gr8" draw:text-style-name="P5" draw:layer="layout" svg:width="0.105cm" svg:height="0.159cm" svg:x="33.055cm" svg:y="30.915cm" svg:viewBox="0 0 106 160" draw:points="0,160 51,0 106,160">
          <text:p/>
        </draw:polyline>
        <draw:line draw:style-name="gr8" draw:text-style-name="P5" draw:layer="layout" svg:x1="33.296cm" svg:y1="31.074cm" svg:x2="33.204cm" svg:y2="31.074cm">
          <text:p/>
        </draw:line>
        <draw:polyline draw:style-name="gr8" draw:text-style-name="P5" draw:layer="layout" svg:width="0.048cm" svg:height="0.159cm" svg:x="33.204cm" svg:y="30.915cm" svg:viewBox="0 0 49 160" draw:points="49,160 49,0 32,22 16,38 0,45">
          <text:p/>
        </draw:polyline>
        <draw:line draw:style-name="gr8" draw:text-style-name="P5" draw:layer="layout" svg:x1="33.071cm" svg:y1="31.347cm" svg:x2="33.144cm" svg:y2="31.347cm">
          <text:p/>
        </draw:line>
        <draw:polyline draw:style-name="gr8" draw:text-style-name="P5" draw:layer="layout" svg:width="0.105cm" svg:height="0.159cm" svg:x="33.055cm" svg:y="31.232cm" svg:viewBox="0 0 106 160" draw:points="0,160 51,0 106,160">
          <text:p/>
        </draw:polyline>
        <draw:polygon draw:style-name="gr8" draw:text-style-name="P5" draw:layer="layout" svg:width="0.092cm" svg:height="0.159cm" svg:x="33.204cm" svg:y="31.232cm" svg:viewBox="0 0 93 160" draw:points="39,0 55,0 71,10 77,16 87,32 93,61 93,99 87,131 77,144 71,153 55,160 39,160 26,153 16,144 10,131 0,99 0,61 10,32 16,16 26,10">
          <text:p/>
        </draw:polygon>
        <draw:line draw:style-name="gr9" draw:text-style-name="P6" draw:layer="layout" svg:x1="12.382cm" svg:y1="34.926cm" svg:x2="12.701cm" svg:y2="34.607cm">
          <text:p/>
        </draw:line>
        <draw:line draw:style-name="gr9" draw:text-style-name="P6" draw:layer="layout" svg:x1="12.065cm" svg:y1="34.926cm" svg:x2="12.384cm" svg:y2="34.607cm">
          <text:p/>
        </draw:line>
        <draw:line draw:style-name="gr9" draw:text-style-name="P6" draw:layer="layout" svg:x1="11.747cm" svg:y1="34.926cm" svg:x2="12.066cm" svg:y2="34.607cm">
          <text:p/>
        </draw:line>
        <draw:line draw:style-name="gr9" draw:text-style-name="P6" draw:layer="layout" svg:x1="11.43cm" svg:y1="34.926cm" svg:x2="11.749cm" svg:y2="34.607cm">
          <text:p/>
        </draw:line>
        <draw:line draw:style-name="gr9" draw:text-style-name="P6" draw:layer="layout" svg:x1="11.112cm" svg:y1="34.926cm" svg:x2="11.431cm" svg:y2="34.607cm">
          <text:p/>
        </draw:line>
        <draw:line draw:style-name="gr9" draw:text-style-name="P6" draw:layer="layout" svg:x1="10.795cm" svg:y1="34.926cm" svg:x2="11.114cm" svg:y2="34.607cm">
          <text:p/>
        </draw:line>
        <draw:line draw:style-name="gr9" draw:text-style-name="P6" draw:layer="layout" svg:x1="18.256cm" svg:y1="34.926cm" svg:x2="18.575cm" svg:y2="34.607cm">
          <text:p/>
        </draw:line>
        <draw:line draw:style-name="gr9" draw:text-style-name="P6" draw:layer="layout" svg:x1="17.939cm" svg:y1="34.926cm" svg:x2="18.258cm" svg:y2="34.607cm">
          <text:p/>
        </draw:line>
        <draw:line draw:style-name="gr9" draw:text-style-name="P6" draw:layer="layout" svg:x1="17.621cm" svg:y1="34.926cm" svg:x2="17.94cm" svg:y2="34.607cm">
          <text:p/>
        </draw:line>
        <draw:line draw:style-name="gr9" draw:text-style-name="P6" draw:layer="layout" svg:x1="17.304cm" svg:y1="34.926cm" svg:x2="17.623cm" svg:y2="34.607cm">
          <text:p/>
        </draw:line>
        <draw:line draw:style-name="gr9" draw:text-style-name="P6" draw:layer="layout" svg:x1="16.986cm" svg:y1="34.926cm" svg:x2="17.305cm" svg:y2="34.607cm">
          <text:p/>
        </draw:line>
        <draw:line draw:style-name="gr9" draw:text-style-name="P6" draw:layer="layout" svg:x1="16.669cm" svg:y1="34.926cm" svg:x2="16.988cm" svg:y2="34.607cm">
          <text:p/>
        </draw:line>
        <draw:line draw:style-name="gr9" draw:text-style-name="P6" draw:layer="layout" svg:x1="17.304cm" svg:y1="34.926cm" svg:x2="17.623cm" svg:y2="34.607cm">
          <text:p/>
        </draw:line>
        <draw:line draw:style-name="gr9" draw:text-style-name="P6" draw:layer="layout" svg:x1="16.986cm" svg:y1="34.926cm" svg:x2="17.305cm" svg:y2="34.607cm">
          <text:p/>
        </draw:line>
        <draw:line draw:style-name="gr9" draw:text-style-name="P6" draw:layer="layout" svg:x1="16.669cm" svg:y1="34.926cm" svg:x2="16.988cm" svg:y2="34.607cm">
          <text:p/>
        </draw:line>
        <draw:line draw:style-name="gr9" draw:text-style-name="P6" draw:layer="layout" svg:x1="16.351cm" svg:y1="34.926cm" svg:x2="16.67cm" svg:y2="34.607cm">
          <text:p/>
        </draw:line>
        <draw:line draw:style-name="gr9" draw:text-style-name="P6" draw:layer="layout" svg:x1="16.034cm" svg:y1="34.926cm" svg:x2="16.353cm" svg:y2="34.607cm">
          <text:p/>
        </draw:line>
        <draw:line draw:style-name="gr8" draw:text-style-name="P5" draw:layer="layout" svg:x1="12.614cm" svg:y1="35.023cm" svg:x2="12.614cm" svg:y2="34.947cm">
          <text:p/>
        </draw:line>
        <draw:polyline draw:style-name="gr8" draw:text-style-name="P5" draw:layer="layout" svg:width="0.159cm" svg:height="0.105cm" svg:x="12.5cm" svg:y="34.935cm" svg:viewBox="0 0 160 106" draw:points="160,106 0,51 160,0">
          <text:p/>
        </draw:polyline>
        <draw:line draw:style-name="gr8" draw:text-style-name="P5" draw:layer="layout" svg:x1="12.659cm" svg:y1="34.798cm" svg:x2="12.659cm" svg:y2="34.887cm">
          <text:p/>
        </draw:line>
        <draw:polyline draw:style-name="gr8" draw:text-style-name="P5" draw:layer="layout" svg:width="0.159cm" svg:height="0.044cm" svg:x="12.5cm" svg:y="34.842cm" svg:viewBox="0 0 160 45" draw:points="160,0 0,0 22,16 38,29 45,45">
          <text:p/>
        </draw:polyline>
        <draw:polyline draw:style-name="gr8" draw:text-style-name="P5" draw:layer="layout" svg:width="0.159cm" svg:height="0.098cm" svg:x="12.5cm" svg:y="34.646cm" svg:viewBox="0 0 160 99" draw:points="0,99 0,0 61,55 61,32 70,16 77,6 93,0 131,0 144,6 153,16 160,32 160,77 153,93 144,99">
          <text:p/>
        </draw:polyline>
        <draw:line draw:style-name="gr8" draw:text-style-name="P5" draw:layer="layout" svg:x1="12.297cm" svg:y1="35.023cm" svg:x2="12.297cm" svg:y2="34.947cm">
          <text:p/>
        </draw:line>
        <draw:polyline draw:style-name="gr8" draw:text-style-name="P5" draw:layer="layout" svg:width="0.159cm" svg:height="0.105cm" svg:x="12.182cm" svg:y="34.935cm" svg:viewBox="0 0 160 106" draw:points="160,106 0,51 160,0">
          <text:p/>
        </draw:polyline>
        <draw:line draw:style-name="gr8" draw:text-style-name="P5" draw:layer="layout" svg:x1="12.341cm" svg:y1="34.798cm" svg:x2="12.341cm" svg:y2="34.887cm">
          <text:p/>
        </draw:line>
        <draw:polyline draw:style-name="gr8" draw:text-style-name="P5" draw:layer="layout" svg:width="0.159cm" svg:height="0.044cm" svg:x="12.182cm" svg:y="34.842cm" svg:viewBox="0 0 160 45" draw:points="160,0 0,0 22,16 38,29 45,45">
          <text:p/>
        </draw:polyline>
        <draw:polyline draw:style-name="gr8" draw:text-style-name="P5" draw:layer="layout" svg:width="0.159cm" svg:height="0.098cm" svg:x="12.182cm" svg:y="34.646cm" svg:viewBox="0 0 160 99" draw:points="16,93 10,83 0,67 0,32 10,16 16,6 32,0 45,0 70,6 160,99 160,0">
          <text:p/>
        </draw:polyline>
        <draw:line draw:style-name="gr8" draw:text-style-name="P5" draw:layer="layout" svg:x1="11.979cm" svg:y1="35.023cm" svg:x2="11.979cm" svg:y2="34.947cm">
          <text:p/>
        </draw:line>
        <draw:polyline draw:style-name="gr8" draw:text-style-name="P5" draw:layer="layout" svg:width="0.159cm" svg:height="0.105cm" svg:x="11.865cm" svg:y="34.935cm" svg:viewBox="0 0 160 106" draw:points="160,106 0,51 160,0">
          <text:p/>
        </draw:polyline>
        <draw:line draw:style-name="gr8" draw:text-style-name="P5" draw:layer="layout" svg:x1="12.024cm" svg:y1="34.798cm" svg:x2="12.024cm" svg:y2="34.887cm">
          <text:p/>
        </draw:line>
        <draw:polyline draw:style-name="gr8" draw:text-style-name="P5" draw:layer="layout" svg:width="0.159cm" svg:height="0.044cm" svg:x="11.865cm" svg:y="34.842cm" svg:viewBox="0 0 160 45" draw:points="160,0 0,0 22,16 38,29 45,45">
          <text:p/>
        </draw:polyline>
        <draw:line draw:style-name="gr8" draw:text-style-name="P5" draw:layer="layout" svg:x1="12.024cm" svg:y1="34.646cm" svg:x2="12.024cm" svg:y2="34.738cm">
          <text:p/>
        </draw:line>
        <draw:polyline draw:style-name="gr8" draw:text-style-name="P5" draw:layer="layout" svg:width="0.159cm" svg:height="0.048cm" svg:x="11.865cm" svg:y="34.69cm" svg:viewBox="0 0 160 49" draw:points="160,0 0,0 22,16 38,32 45,49">
          <text:p/>
        </draw:polyline>
        <draw:line draw:style-name="gr8" draw:text-style-name="P5" draw:layer="layout" svg:x1="11.662cm" svg:y1="35.023cm" svg:x2="11.662cm" svg:y2="34.947cm">
          <text:p/>
        </draw:line>
        <draw:polyline draw:style-name="gr8" draw:text-style-name="P5" draw:layer="layout" svg:width="0.159cm" svg:height="0.105cm" svg:x="11.547cm" svg:y="34.935cm" svg:viewBox="0 0 160 106" draw:points="160,106 0,51 160,0">
          <text:p/>
        </draw:polyline>
        <draw:line draw:style-name="gr8" draw:text-style-name="P5" draw:layer="layout" svg:x1="11.706cm" svg:y1="34.798cm" svg:x2="11.706cm" svg:y2="34.887cm">
          <text:p/>
        </draw:line>
        <draw:polyline draw:style-name="gr8" draw:text-style-name="P5" draw:layer="layout" svg:width="0.159cm" svg:height="0.044cm" svg:x="11.547cm" svg:y="34.842cm" svg:viewBox="0 0 160 45" draw:points="160,0 0,0 22,16 38,29 45,45">
          <text:p/>
        </draw:polyline>
        <draw:polygon draw:style-name="gr8" draw:text-style-name="P5" draw:layer="layout" svg:width="0.159cm" svg:height="0.092cm" svg:x="11.547cm" svg:y="34.646cm" svg:viewBox="0 0 160 93" draw:points="0,55 0,39 10,22 16,16 32,6 61,0 99,0 131,6 144,16 153,22 160,39 160,55 153,67 144,77 131,83 99,93 61,93 32,83 16,77 10,67">
          <text:p/>
        </draw:polygon>
        <draw:line draw:style-name="gr8" draw:text-style-name="P5" draw:layer="layout" svg:x1="11.344cm" svg:y1="34.871cm" svg:x2="11.344cm" svg:y2="34.798cm">
          <text:p/>
        </draw:line>
        <draw:polyline draw:style-name="gr8" draw:text-style-name="P5" draw:layer="layout" svg:width="0.159cm" svg:height="0.105cm" svg:x="11.23cm" svg:y="34.782cm" svg:viewBox="0 0 160 106" draw:points="160,106 0,54 160,0">
          <text:p/>
        </draw:polyline>
        <draw:polyline draw:style-name="gr8" draw:text-style-name="P5" draw:layer="layout" svg:width="0.159cm" svg:height="0.092cm" svg:x="11.23cm" svg:y="34.646cm" svg:viewBox="0 0 160 93" draw:points="160,77 160,45 153,32 144,22 121,6 93,0 32,0 16,6 10,16 0,32 0,61 10,77 16,83 32,93 70,93 83,83 93,77 99,61 99,32 93,16 83,6 70,0">
          <text:p/>
        </draw:polyline>
        <draw:line draw:style-name="gr8" draw:text-style-name="P5" draw:layer="layout" svg:x1="11.027cm" svg:y1="34.871cm" svg:x2="11.027cm" svg:y2="34.798cm">
          <text:p/>
        </draw:line>
        <draw:polyline draw:style-name="gr8" draw:text-style-name="P5" draw:layer="layout" svg:width="0.159cm" svg:height="0.105cm" svg:x="10.912cm" svg:y="34.782cm" svg:viewBox="0 0 160 106" draw:points="160,106 0,54 160,0">
          <text:p/>
        </draw:polyline>
        <draw:polyline draw:style-name="gr8" draw:text-style-name="P5" draw:layer="layout" svg:width="0.159cm" svg:height="0.092cm" svg:x="10.912cm" svg:y="34.646cm" svg:viewBox="0 0 160 93" draw:points="70,61 61,77 54,83 38,93 32,93 16,83 10,77 0,61 0,32 10,16 16,6 32,0 38,0 54,6 61,16 70,32 70,61 77,77 83,83 99,93 131,93 144,83 153,77 160,61 160,32 153,16 144,6 131,0 99,0 83,6 77,16 70,32">
          <text:p/>
        </draw:polyline>
        <draw:line draw:style-name="gr8" draw:text-style-name="P5" draw:layer="layout" svg:x1="18.488cm" svg:y1="34.871cm" svg:x2="18.488cm" svg:y2="34.798cm">
          <text:p/>
        </draw:line>
        <draw:polyline draw:style-name="gr8" draw:text-style-name="P5" draw:layer="layout" svg:width="0.159cm" svg:height="0.105cm" svg:x="18.374cm" svg:y="34.782cm" svg:viewBox="0 0 160 106" draw:points="160,106 0,54 160,0">
          <text:p/>
        </draw:polyline>
        <draw:polyline draw:style-name="gr8" draw:text-style-name="P5" draw:layer="layout" svg:width="0.159cm" svg:height="0.105cm" svg:x="18.374cm" svg:y="34.639cm" svg:viewBox="0 0 160 106" draw:points="0,106 0,0 160,67">
          <text:p/>
        </draw:polyline>
        <draw:line draw:style-name="gr8" draw:text-style-name="P5" draw:layer="layout" svg:x1="18.171cm" svg:y1="34.871cm" svg:x2="18.171cm" svg:y2="34.798cm">
          <text:p/>
        </draw:line>
        <draw:polyline draw:style-name="gr8" draw:text-style-name="P5" draw:layer="layout" svg:width="0.159cm" svg:height="0.105cm" svg:x="18.056cm" svg:y="34.782cm" svg:viewBox="0 0 160 106" draw:points="160,106 0,54 160,0">
          <text:p/>
        </draw:polyline>
        <draw:polyline draw:style-name="gr8" draw:text-style-name="P5" draw:layer="layout" svg:width="0.159cm" svg:height="0.092cm" svg:x="18.056cm" svg:y="34.646cm" svg:viewBox="0 0 160 93" draw:points="0,16 0,45 10,61 16,67 38,83 70,93 131,93 144,83 153,77 160,61 160,32 153,16 144,6 131,0 93,0 77,6 70,16 61,32 61,61 70,77 77,83 93,93">
          <text:p/>
        </draw:polyline>
        <draw:line draw:style-name="gr8" draw:text-style-name="P5" draw:layer="layout" svg:x1="17.853cm" svg:y1="34.871cm" svg:x2="17.853cm" svg:y2="34.798cm">
          <text:p/>
        </draw:line>
        <draw:polyline draw:style-name="gr8" draw:text-style-name="P5" draw:layer="layout" svg:width="0.159cm" svg:height="0.105cm" svg:x="17.739cm" svg:y="34.782cm" svg:viewBox="0 0 160 106" draw:points="160,106 0,54 160,0">
          <text:p/>
        </draw:polyline>
        <draw:polyline draw:style-name="gr8" draw:text-style-name="P5" draw:layer="layout" svg:width="0.159cm" svg:height="0.092cm" svg:x="17.739cm" svg:y="34.646cm" svg:viewBox="0 0 160 93" draw:points="0,6 0,83 77,93 70,83 61,67 61,32 70,16 77,6 93,0 131,0 144,6 153,16 160,32 160,67 153,83 144,93">
          <text:p/>
        </draw:polyline>
        <draw:line draw:style-name="gr8" draw:text-style-name="P5" draw:layer="layout" svg:x1="17.536cm" svg:y1="34.871cm" svg:x2="17.536cm" svg:y2="34.798cm">
          <text:p/>
        </draw:line>
        <draw:polyline draw:style-name="gr8" draw:text-style-name="P5" draw:layer="layout" svg:width="0.159cm" svg:height="0.105cm" svg:x="17.421cm" svg:y="34.782cm" svg:viewBox="0 0 160 106" draw:points="160,106 0,54 160,0">
          <text:p/>
        </draw:polyline>
        <draw:line draw:style-name="gr8" draw:text-style-name="P5" draw:layer="layout" svg:x1="17.475cm" svg:y1="34.661cm" svg:x2="17.58cm" svg:y2="34.661cm">
          <text:p/>
        </draw:line>
        <draw:polyline draw:style-name="gr8" draw:text-style-name="P5" draw:layer="layout" svg:width="0.111cm" svg:height="0.098cm" svg:x="17.415cm" svg:y="34.639cm" svg:viewBox="0 0 112 99" draw:points="0,61 112,99 112,0">
          <text:p/>
        </draw:polyline>
        <draw:line draw:style-name="gr8" draw:text-style-name="P5" draw:layer="layout" svg:x1="17.218cm" svg:y1="34.871cm" svg:x2="17.218cm" svg:y2="34.798cm">
          <text:p/>
        </draw:line>
        <draw:polyline draw:style-name="gr8" draw:text-style-name="P5" draw:layer="layout" svg:width="0.159cm" svg:height="0.105cm" svg:x="17.104cm" svg:y="34.782cm" svg:viewBox="0 0 160 106" draw:points="160,106 0,54 160,0">
          <text:p/>
        </draw:polyline>
        <draw:polyline draw:style-name="gr8" draw:text-style-name="P5" draw:layer="layout" svg:width="0.159cm" svg:height="0.098cm" svg:x="17.104cm" svg:y="34.646cm" svg:viewBox="0 0 160 99" draw:points="0,99 0,0 61,55 61,32 70,16 77,6 93,0 131,0 144,6 153,16 160,32 160,77 153,93 144,99">
          <text:p/>
        </draw:polyline>
        <draw:line draw:style-name="gr8" draw:text-style-name="P5" draw:layer="layout" svg:x1="16.901cm" svg:y1="34.871cm" svg:x2="16.901cm" svg:y2="34.798cm">
          <text:p/>
        </draw:line>
        <draw:polyline draw:style-name="gr8" draw:text-style-name="P5" draw:layer="layout" svg:width="0.159cm" svg:height="0.105cm" svg:x="16.786cm" svg:y="34.782cm" svg:viewBox="0 0 160 106" draw:points="160,106 0,54 160,0">
          <text:p/>
        </draw:polyline>
        <draw:polyline draw:style-name="gr8" draw:text-style-name="P5" draw:layer="layout" svg:width="0.159cm" svg:height="0.098cm" svg:x="16.786cm" svg:y="34.646cm" svg:viewBox="0 0 160 99" draw:points="16,93 10,83 0,67 0,32 10,16 16,6 32,0 45,0 70,6 160,99 160,0">
          <text:p/>
        </draw:polyline>
        <draw:line draw:style-name="gr8" draw:text-style-name="P5" draw:layer="layout" svg:x1="16.583cm" svg:y1="34.871cm" svg:x2="16.583cm" svg:y2="34.798cm">
          <text:p/>
        </draw:line>
        <draw:polyline draw:style-name="gr8" draw:text-style-name="P5" draw:layer="layout" svg:width="0.159cm" svg:height="0.105cm" svg:x="16.469cm" svg:y="34.782cm" svg:viewBox="0 0 160 106" draw:points="160,106 0,54 160,0">
          <text:p/>
        </draw:polyline>
        <draw:line draw:style-name="gr8" draw:text-style-name="P5" draw:layer="layout" svg:x1="16.627cm" svg:y1="34.646cm" svg:x2="16.627cm" svg:y2="34.738cm">
          <text:p/>
        </draw:line>
        <draw:polyline draw:style-name="gr8" draw:text-style-name="P5" draw:layer="layout" svg:width="0.159cm" svg:height="0.048cm" svg:x="16.469cm" svg:y="34.69cm" svg:viewBox="0 0 160 49" draw:points="160,0 0,0 22,16 38,32 45,49">
          <text:p/>
        </draw:polyline>
        <draw:line draw:style-name="gr8" draw:text-style-name="P5" draw:layer="layout" svg:x1="16.266cm" svg:y1="34.871cm" svg:x2="16.266cm" svg:y2="34.798cm">
          <text:p/>
        </draw:line>
        <draw:polyline draw:style-name="gr8" draw:text-style-name="P5" draw:layer="layout" svg:width="0.159cm" svg:height="0.105cm" svg:x="16.151cm" svg:y="34.782cm" svg:viewBox="0 0 160 106" draw:points="160,106 0,54 160,0">
          <text:p/>
        </draw:polyline>
        <draw:polygon draw:style-name="gr8" draw:text-style-name="P5" draw:layer="layout" svg:width="0.159cm" svg:height="0.092cm" svg:x="16.151cm" svg:y="34.646cm" svg:viewBox="0 0 160 93" draw:points="0,55 0,39 10,22 16,16 32,6 61,0 99,0 131,6 144,16 153,22 160,39 160,55 153,67 144,77 131,83 99,93 61,93 32,83 16,77 10,67">
          <text:p/>
        </draw:polygon>
        <draw:line draw:style-name="gr9" draw:text-style-name="P6" draw:layer="layout" svg:x1="13.811cm" svg:y1="25.719cm" svg:x2="14.13cm" svg:y2="25.4cm">
          <text:p/>
        </draw:line>
        <draw:line draw:style-name="gr9" draw:text-style-name="P6" draw:layer="layout" svg:x1="13.494cm" svg:y1="25.719cm" svg:x2="13.813cm" svg:y2="25.4cm">
          <text:p/>
        </draw:line>
        <draw:line draw:style-name="gr9" draw:text-style-name="P6" draw:layer="layout" svg:x1="13.176cm" svg:y1="25.719cm" svg:x2="13.495cm" svg:y2="25.4cm">
          <text:p/>
        </draw:line>
        <draw:line draw:style-name="gr9" draw:text-style-name="P6" draw:layer="layout" svg:x1="12.859cm" svg:y1="25.719cm" svg:x2="13.178cm" svg:y2="25.4cm">
          <text:p/>
        </draw:line>
        <draw:line draw:style-name="gr9" draw:text-style-name="P6" draw:layer="layout" svg:x1="15.718cm" svg:y1="25.719cm" svg:x2="15.399cm" svg:y2="25.4cm">
          <text:p/>
        </draw:line>
        <draw:line draw:style-name="gr9" draw:text-style-name="P6" draw:layer="layout" svg:x1="16.035cm" svg:y1="25.719cm" svg:x2="15.716cm" svg:y2="25.4cm">
          <text:p/>
        </draw:line>
        <draw:line draw:style-name="gr9" draw:text-style-name="P6" draw:layer="layout" svg:x1="16.353cm" svg:y1="25.719cm" svg:x2="16.034cm" svg:y2="25.4cm">
          <text:p/>
        </draw:line>
        <draw:line draw:style-name="gr9" draw:text-style-name="P6" draw:layer="layout" svg:x1="16.67cm" svg:y1="25.719cm" svg:x2="16.351cm" svg:y2="25.4cm">
          <text:p/>
        </draw:line>
        <draw:line draw:style-name="gr9" draw:text-style-name="P6" draw:layer="layout" svg:x1="16.988cm" svg:y1="25.719cm" svg:x2="16.669cm" svg:y2="25.4cm">
          <text:p/>
        </draw:line>
        <draw:line draw:style-name="gr9" draw:text-style-name="P6" draw:layer="layout" svg:x1="17.623cm" svg:y1="25.719cm" svg:x2="17.304cm" svg:y2="25.4cm">
          <text:p/>
        </draw:line>
        <draw:line draw:style-name="gr9" draw:text-style-name="P6" draw:layer="layout" svg:x1="17.94cm" svg:y1="25.719cm" svg:x2="17.621cm" svg:y2="25.4cm">
          <text:p/>
        </draw:line>
        <draw:line draw:style-name="gr9" draw:text-style-name="P6" draw:layer="layout" svg:x1="17.305cm" svg:y1="25.719cm" svg:x2="16.986cm" svg:y2="25.4cm">
          <text:p/>
        </draw:line>
        <draw:line draw:style-name="gr9" draw:text-style-name="P6" draw:layer="layout" svg:x1="17.94cm" svg:y1="25.719cm" svg:x2="17.621cm" svg:y2="25.4cm">
          <text:p/>
        </draw:line>
        <draw:line draw:style-name="gr9" draw:text-style-name="P6" draw:layer="layout" svg:x1="18.575cm" svg:y1="25.719cm" svg:x2="18.256cm" svg:y2="25.4cm">
          <text:p/>
        </draw:line>
        <draw:line draw:style-name="gr9" draw:text-style-name="P6" draw:layer="layout" svg:x1="14.129cm" svg:y1="25.719cm" svg:x2="14.448cm" svg:y2="25.4cm">
          <text:p/>
        </draw:line>
        <draw:line draw:style-name="gr8" draw:text-style-name="P5" draw:layer="layout" svg:x1="13.726cm" svg:y1="25.835cm" svg:x2="13.726cm" svg:y2="25.759cm">
          <text:p/>
        </draw:line>
        <draw:polyline draw:style-name="gr8" draw:text-style-name="P5" draw:layer="layout" svg:width="0.159cm" svg:height="0.108cm" svg:x="13.611cm" svg:y="25.743cm" svg:viewBox="0 0 160 109" draw:points="160,109 0,54 160,0">
          <text:p/>
        </draw:polyline>
        <draw:line draw:style-name="gr8" draw:text-style-name="P5" draw:layer="layout" svg:x1="13.77cm" svg:y1="25.61cm" svg:x2="13.77cm" svg:y2="25.699cm">
          <text:p/>
        </draw:line>
        <draw:polyline draw:style-name="gr8" draw:text-style-name="P5" draw:layer="layout" svg:width="0.159cm" svg:height="0.044cm" svg:x="13.611cm" svg:y="25.654cm" svg:viewBox="0 0 160 45" draw:points="160,0 0,0 22,16 38,29 45,45">
          <text:p/>
        </draw:polyline>
        <draw:polyline draw:style-name="gr8" draw:text-style-name="P5" draw:layer="layout" svg:width="0.159cm" svg:height="0.098cm" svg:x="13.611cm" svg:y="25.457cm" svg:viewBox="0 0 160 99" draw:points="0,99 0,0 61,55 61,29 70,16 77,6 93,0 131,0 144,6 153,16 160,29 160,77 153,93 144,99">
          <text:p/>
        </draw:polyline>
        <draw:line draw:style-name="gr8" draw:text-style-name="P5" draw:layer="layout" svg:x1="13.408cm" svg:y1="25.835cm" svg:x2="13.408cm" svg:y2="25.759cm">
          <text:p/>
        </draw:line>
        <draw:polyline draw:style-name="gr8" draw:text-style-name="P5" draw:layer="layout" svg:width="0.159cm" svg:height="0.108cm" svg:x="13.294cm" svg:y="25.743cm" svg:viewBox="0 0 160 109" draw:points="160,109 0,54 160,0">
          <text:p/>
        </draw:polyline>
        <draw:line draw:style-name="gr8" draw:text-style-name="P5" draw:layer="layout" svg:x1="13.452cm" svg:y1="25.61cm" svg:x2="13.452cm" svg:y2="25.699cm">
          <text:p/>
        </draw:line>
        <draw:polyline draw:style-name="gr8" draw:text-style-name="P5" draw:layer="layout" svg:width="0.159cm" svg:height="0.044cm" svg:x="13.294cm" svg:y="25.654cm" svg:viewBox="0 0 160 45" draw:points="160,0 0,0 22,16 38,29 45,45">
          <text:p/>
        </draw:polyline>
        <draw:polyline draw:style-name="gr8" draw:text-style-name="P5" draw:layer="layout" svg:width="0.159cm" svg:height="0.098cm" svg:x="13.294cm" svg:y="25.457cm" svg:viewBox="0 0 160 99" draw:points="16,93 10,83 0,67 0,29 10,16 16,6 32,0 45,0 70,6 160,99 160,0">
          <text:p/>
        </draw:polyline>
        <draw:line draw:style-name="gr8" draw:text-style-name="P5" draw:layer="layout" svg:x1="13.091cm" svg:y1="25.835cm" svg:x2="13.091cm" svg:y2="25.759cm">
          <text:p/>
        </draw:line>
        <draw:polyline draw:style-name="gr8" draw:text-style-name="P5" draw:layer="layout" svg:width="0.159cm" svg:height="0.108cm" svg:x="12.976cm" svg:y="25.743cm" svg:viewBox="0 0 160 109" draw:points="160,109 0,54 160,0">
          <text:p/>
        </draw:polyline>
        <draw:line draw:style-name="gr8" draw:text-style-name="P5" draw:layer="layout" svg:x1="13.135cm" svg:y1="25.61cm" svg:x2="13.135cm" svg:y2="25.699cm">
          <text:p/>
        </draw:line>
        <draw:polyline draw:style-name="gr8" draw:text-style-name="P5" draw:layer="layout" svg:width="0.159cm" svg:height="0.044cm" svg:x="12.976cm" svg:y="25.654cm" svg:viewBox="0 0 160 45" draw:points="160,0 0,0 22,16 38,29 45,45">
          <text:p/>
        </draw:polyline>
        <draw:line draw:style-name="gr8" draw:text-style-name="P5" draw:layer="layout" svg:x1="13.135cm" svg:y1="25.457cm" svg:x2="13.135cm" svg:y2="25.549cm">
          <text:p/>
        </draw:line>
        <draw:polyline draw:style-name="gr8" draw:text-style-name="P5" draw:layer="layout" svg:width="0.159cm" svg:height="0.048cm" svg:x="12.976cm" svg:y="25.502cm" svg:viewBox="0 0 160 49" draw:points="160,0 0,0 22,16 38,32 45,49">
          <text:p/>
        </draw:polyline>
        <draw:line draw:style-name="gr8" draw:text-style-name="P5" draw:layer="layout" svg:x1="12.773cm" svg:y1="25.835cm" svg:x2="12.773cm" svg:y2="25.759cm">
          <text:p/>
        </draw:line>
        <draw:polyline draw:style-name="gr8" draw:text-style-name="P5" draw:layer="layout" svg:width="0.159cm" svg:height="0.108cm" svg:x="12.659cm" svg:y="25.743cm" svg:viewBox="0 0 160 109" draw:points="160,109 0,54 160,0">
          <text:p/>
        </draw:polyline>
        <draw:line draw:style-name="gr8" draw:text-style-name="P5" draw:layer="layout" svg:x1="12.817cm" svg:y1="25.61cm" svg:x2="12.817cm" svg:y2="25.699cm">
          <text:p/>
        </draw:line>
        <draw:polyline draw:style-name="gr8" draw:text-style-name="P5" draw:layer="layout" svg:width="0.159cm" svg:height="0.044cm" svg:x="12.659cm" svg:y="25.654cm" svg:viewBox="0 0 160 45" draw:points="160,0 0,0 22,16 38,29 45,45">
          <text:p/>
        </draw:polyline>
        <draw:polygon draw:style-name="gr8" draw:text-style-name="P5" draw:layer="layout" svg:width="0.159cm" svg:height="0.092cm" svg:x="12.659cm" svg:y="25.457cm" svg:viewBox="0 0 160 93" draw:points="0,55 0,39 10,22 16,16 32,6 61,0 99,0 131,6 144,16 153,22 160,39 160,55 153,67 144,77 131,83 99,93 61,93 32,83 16,77 10,67">
          <text:p/>
        </draw:polygon>
        <draw:line draw:style-name="gr8" draw:text-style-name="P5" draw:layer="layout" svg:x1="15.631cm" svg:y1="25.981cm" svg:x2="15.631cm" svg:y2="25.908cm">
          <text:p/>
        </draw:line>
        <draw:polyline draw:style-name="gr8" draw:text-style-name="P5" draw:layer="layout" svg:width="0.159cm" svg:height="0.105cm" svg:x="15.516cm" svg:y="25.892cm" svg:viewBox="0 0 160 106" draw:points="160,106 0,54 160,0">
          <text:p/>
        </draw:polyline>
        <draw:polyline draw:style-name="gr8" draw:text-style-name="P5" draw:layer="layout" svg:width="0.159cm" svg:height="0.092cm" svg:x="15.516cm" svg:y="25.756cm" svg:viewBox="0 0 160 93" draw:points="160,77 160,45 153,32 144,22 121,6 93,0 32,0 16,6 10,16 0,32 0,61 10,77 16,83 32,93 70,93 83,83 93,77 99,61 99,32 93,16 83,6 70,0">
          <text:p/>
        </draw:polyline>
        <draw:line draw:style-name="gr8" draw:text-style-name="P5" draw:layer="layout" svg:x1="15.948cm" svg:y1="25.981cm" svg:x2="15.948cm" svg:y2="25.908cm">
          <text:p/>
        </draw:line>
        <draw:polyline draw:style-name="gr8" draw:text-style-name="P5" draw:layer="layout" svg:width="0.159cm" svg:height="0.105cm" svg:x="15.834cm" svg:y="25.892cm" svg:viewBox="0 0 160 106" draw:points="160,106 0,54 160,0">
          <text:p/>
        </draw:polyline>
        <draw:polyline draw:style-name="gr8" draw:text-style-name="P5" draw:layer="layout" svg:width="0.159cm" svg:height="0.092cm" svg:x="15.834cm" svg:y="25.756cm" svg:viewBox="0 0 160 93" draw:points="70,61 61,77 54,83 38,93 32,93 16,83 10,77 0,61 0,32 10,16 16,6 32,0 38,0 54,6 61,16 70,32 70,61 77,77 83,83 99,93 131,93 144,83 153,77 160,61 160,32 153,16 144,6 131,0 99,0 83,6 77,16 70,32">
          <text:p/>
        </draw:polyline>
        <draw:line draw:style-name="gr8" draw:text-style-name="P5" draw:layer="layout" svg:x1="16.266cm" svg:y1="25.981cm" svg:x2="16.266cm" svg:y2="25.908cm">
          <text:p/>
        </draw:line>
        <draw:polyline draw:style-name="gr8" draw:text-style-name="P5" draw:layer="layout" svg:width="0.159cm" svg:height="0.105cm" svg:x="16.151cm" svg:y="25.892cm" svg:viewBox="0 0 160 106" draw:points="160,106 0,54 160,0">
          <text:p/>
        </draw:polyline>
        <draw:polyline draw:style-name="gr8" draw:text-style-name="P5" draw:layer="layout" svg:width="0.159cm" svg:height="0.105cm" svg:x="16.151cm" svg:y="25.749cm" svg:viewBox="0 0 160 106" draw:points="0,106 0,0 160,67">
          <text:p/>
        </draw:polyline>
        <draw:line draw:style-name="gr8" draw:text-style-name="P5" draw:layer="layout" svg:x1="16.583cm" svg:y1="25.981cm" svg:x2="16.583cm" svg:y2="25.908cm">
          <text:p/>
        </draw:line>
        <draw:polyline draw:style-name="gr8" draw:text-style-name="P5" draw:layer="layout" svg:width="0.159cm" svg:height="0.105cm" svg:x="16.469cm" svg:y="25.892cm" svg:viewBox="0 0 160 106" draw:points="160,106 0,54 160,0">
          <text:p/>
        </draw:polyline>
        <draw:polyline draw:style-name="gr8" draw:text-style-name="P5" draw:layer="layout" svg:width="0.159cm" svg:height="0.092cm" svg:x="16.469cm" svg:y="25.756cm" svg:viewBox="0 0 160 93" draw:points="0,16 0,45 10,61 16,67 38,83 70,93 131,93 144,83 153,77 160,61 160,32 153,16 144,6 131,0 93,0 77,6 70,16 61,32 61,61 70,77 77,83 93,93">
          <text:p/>
        </draw:polyline>
        <draw:line draw:style-name="gr8" draw:text-style-name="P5" draw:layer="layout" svg:x1="16.901cm" svg:y1="25.981cm" svg:x2="16.901cm" svg:y2="25.908cm">
          <text:p/>
        </draw:line>
        <draw:polyline draw:style-name="gr8" draw:text-style-name="P5" draw:layer="layout" svg:width="0.159cm" svg:height="0.105cm" svg:x="16.786cm" svg:y="25.892cm" svg:viewBox="0 0 160 106" draw:points="160,106 0,54 160,0">
          <text:p/>
        </draw:polyline>
        <draw:polyline draw:style-name="gr8" draw:text-style-name="P5" draw:layer="layout" svg:width="0.159cm" svg:height="0.092cm" svg:x="16.786cm" svg:y="25.756cm" svg:viewBox="0 0 160 93" draw:points="0,6 0,83 77,93 70,83 61,67 61,32 70,16 77,6 93,0 131,0 144,6 153,16 160,32 160,67 153,83 144,93">
          <text:p/>
        </draw:polyline>
        <draw:line draw:style-name="gr8" draw:text-style-name="P5" draw:layer="layout" svg:x1="17.218cm" svg:y1="25.981cm" svg:x2="17.218cm" svg:y2="25.908cm">
          <text:p/>
        </draw:line>
        <draw:polyline draw:style-name="gr8" draw:text-style-name="P5" draw:layer="layout" svg:width="0.159cm" svg:height="0.105cm" svg:x="17.104cm" svg:y="25.892cm" svg:viewBox="0 0 160 106" draw:points="160,106 0,54 160,0">
          <text:p/>
        </draw:polyline>
        <draw:line draw:style-name="gr8" draw:text-style-name="P5" draw:layer="layout" svg:x1="17.158cm" svg:y1="25.771cm" svg:x2="17.263cm" svg:y2="25.771cm">
          <text:p/>
        </draw:line>
        <draw:polyline draw:style-name="gr8" draw:text-style-name="P5" draw:layer="layout" svg:width="0.111cm" svg:height="0.098cm" svg:x="17.097cm" svg:y="25.749cm" svg:viewBox="0 0 112 99" draw:points="0,61 112,99 112,0">
          <text:p/>
        </draw:polyline>
        <draw:line draw:style-name="gr8" draw:text-style-name="P5" draw:layer="layout" svg:x1="17.536cm" svg:y1="25.981cm" svg:x2="17.536cm" svg:y2="25.908cm">
          <text:p/>
        </draw:line>
        <draw:polyline draw:style-name="gr8" draw:text-style-name="P5" draw:layer="layout" svg:width="0.159cm" svg:height="0.105cm" svg:x="17.421cm" svg:y="25.892cm" svg:viewBox="0 0 160 106" draw:points="160,106 0,54 160,0">
          <text:p/>
        </draw:polyline>
        <draw:polyline draw:style-name="gr8" draw:text-style-name="P5" draw:layer="layout" svg:width="0.159cm" svg:height="0.098cm" svg:x="17.421cm" svg:y="25.756cm" svg:viewBox="0 0 160 99" draw:points="0,99 0,0 61,55 61,32 70,16 77,6 93,0 131,0 144,6 153,16 160,32 160,77 153,93 144,99">
          <text:p/>
        </draw:polyline>
        <draw:line draw:style-name="gr8" draw:text-style-name="P5" draw:layer="layout" svg:x1="17.853cm" svg:y1="25.981cm" svg:x2="17.853cm" svg:y2="25.908cm">
          <text:p/>
        </draw:line>
        <draw:polyline draw:style-name="gr8" draw:text-style-name="P5" draw:layer="layout" svg:width="0.159cm" svg:height="0.105cm" svg:x="17.739cm" svg:y="25.892cm" svg:viewBox="0 0 160 106" draw:points="160,106 0,54 160,0">
          <text:p/>
        </draw:polyline>
        <draw:polyline draw:style-name="gr8" draw:text-style-name="P5" draw:layer="layout" svg:width="0.159cm" svg:height="0.098cm" svg:x="17.739cm" svg:y="25.756cm" svg:viewBox="0 0 160 99" draw:points="16,93 10,83 0,67 0,32 10,16 16,6 32,0 45,0 70,6 160,99 160,0">
          <text:p/>
        </draw:polyline>
        <draw:line draw:style-name="gr8" draw:text-style-name="P5" draw:layer="layout" svg:x1="18.307cm" svg:y1="25.791cm" svg:x2="18.38cm" svg:y2="25.791cm">
          <text:p/>
        </draw:line>
        <draw:polyline draw:style-name="gr8" draw:text-style-name="P5" draw:layer="layout" svg:width="0.105cm" svg:height="0.159cm" svg:x="18.291cm" svg:y="25.676cm" svg:viewBox="0 0 106 160" draw:points="0,160 51,0 106,160">
          <text:p/>
        </draw:polyline>
        <draw:line draw:style-name="gr8" draw:text-style-name="P5" draw:layer="layout" svg:x1="18.532cm" svg:y1="25.835cm" svg:x2="18.44cm" svg:y2="25.835cm">
          <text:p/>
        </draw:line>
        <draw:polyline draw:style-name="gr8" draw:text-style-name="P5" draw:layer="layout" svg:width="0.048cm" svg:height="0.159cm" svg:x="18.44cm" svg:y="25.676cm" svg:viewBox="0 0 49 160" draw:points="49,160 49,0 32,22 16,38 0,45">
          <text:p/>
        </draw:polyline>
        <draw:line draw:style-name="gr8" draw:text-style-name="P5" draw:layer="layout" svg:x1="18.625cm" svg:y1="25.791cm" svg:x2="18.698cm" svg:y2="25.791cm">
          <text:p/>
        </draw:line>
        <draw:polyline draw:style-name="gr8" draw:text-style-name="P5" draw:layer="layout" svg:width="0.105cm" svg:height="0.159cm" svg:x="18.609cm" svg:y="25.676cm" svg:viewBox="0 0 106 160" draw:points="0,160 51,0 106,160">
          <text:p/>
        </draw:polyline>
        <draw:polygon draw:style-name="gr8" draw:text-style-name="P5" draw:layer="layout" svg:width="0.092cm" svg:height="0.159cm" svg:x="18.758cm" svg:y="25.676cm" svg:viewBox="0 0 93 160" draw:points="39,0 55,0 71,10 77,16 87,32 93,61 93,99 87,131 77,144 71,153 55,160 39,160 26,153 16,144 10,131 0,99 0,61 10,32 16,16 26,10">
          <text:p/>
        </draw:polygon>
        <draw:line draw:style-name="gr1" draw:text-style-name="P1" draw:layer="layout" svg:x1="37.919cm" svg:y1="30.505cm" svg:x2="37.995cm" svg:y2="30.505cm">
          <text:p/>
        </draw:line>
        <draw:polyline draw:style-name="gr1" draw:text-style-name="P1" draw:layer="layout" svg:width="0.108cm" svg:height="0.159cm" svg:x="37.903cm" svg:y="30.391cm" svg:viewBox="0 0 109 160" draw:points="0,160 54,0 109,160">
          <text:p/>
        </draw:polyline>
        <draw:polyline draw:style-name="gr1" draw:text-style-name="P1" draw:layer="layout" svg:width="0.076cm" svg:height="0.159cm" svg:x="38.062cm" svg:y="30.391cm" svg:viewBox="0 0 77 160" draw:points="77,160 0,160 0,0">
          <text:p/>
        </draw:polyline>
        <draw:line draw:style-name="gr1" draw:text-style-name="P1" draw:layer="layout" svg:x1="38.192cm" svg:y1="30.467cm" svg:x2="38.243cm" svg:y2="30.467cm">
          <text:p/>
        </draw:line>
        <draw:polyline draw:style-name="gr1" draw:text-style-name="P1" draw:layer="layout" svg:width="0.076cm" svg:height="0.159cm" svg:x="38.192cm" svg:y="30.391cm" svg:viewBox="0 0 77 160" draw:points="77,160 0,160 0,0 77,0">
          <text:p/>
        </draw:polyline>
        <draw:polyline draw:style-name="gr1" draw:text-style-name="P1" draw:layer="layout" svg:width="0.092cm" svg:height="0.159cm" svg:x="38.335cm" svg:y="30.391cm" svg:viewBox="0 0 93 160" draw:points="0,160 0,0 93,160 93,0">
          <text:p/>
        </draw:polyline>
        <draw:polygon draw:style-name="gr6" draw:text-style-name="P1" draw:layer="layout" svg:width="0.806cm" svg:height="0.279cm" svg:x="37.782cm" svg:y="30.34cm" svg:viewBox="0 0 807 280" draw:points="0,140 79,280 728,280 807,140 728,0 79,0">
          <text:p/>
        </draw:polygon>
        <draw:line draw:style-name="gr1" draw:text-style-name="P1" draw:layer="layout" svg:x1="19.345cm" svg:y1="34.792cm" svg:x2="19.421cm" svg:y2="34.792cm">
          <text:p/>
        </draw:line>
        <draw:polyline draw:style-name="gr1" draw:text-style-name="P1" draw:layer="layout" svg:width="0.108cm" svg:height="0.159cm" svg:x="19.329cm" svg:y="34.677cm" svg:viewBox="0 0 109 160" draw:points="0,160 54,0 109,160">
          <text:p/>
        </draw:polyline>
        <draw:polyline draw:style-name="gr1" draw:text-style-name="P1" draw:layer="layout" svg:width="0.076cm" svg:height="0.159cm" svg:x="19.488cm" svg:y="34.677cm" svg:viewBox="0 0 77 160" draw:points="77,160 0,160 0,0">
          <text:p/>
        </draw:polyline>
        <draw:line draw:style-name="gr1" draw:text-style-name="P1" draw:layer="layout" svg:x1="19.618cm" svg:y1="34.754cm" svg:x2="19.669cm" svg:y2="34.754cm">
          <text:p/>
        </draw:line>
        <draw:polyline draw:style-name="gr1" draw:text-style-name="P1" draw:layer="layout" svg:width="0.076cm" svg:height="0.159cm" svg:x="19.618cm" svg:y="34.677cm" svg:viewBox="0 0 77 160" draw:points="77,160 0,160 0,0 77,0">
          <text:p/>
        </draw:polyline>
        <draw:polyline draw:style-name="gr1" draw:text-style-name="P1" draw:layer="layout" svg:width="0.092cm" svg:height="0.159cm" svg:x="19.761cm" svg:y="34.677cm" svg:viewBox="0 0 93 160" draw:points="0,160 0,0 93,160 93,0">
          <text:p/>
        </draw:polyline>
        <draw:polygon draw:style-name="gr6" draw:text-style-name="P1" draw:layer="layout" svg:width="0.806cm" svg:height="0.279cm" svg:x="19.209cm" svg:y="34.627cm" svg:viewBox="0 0 807 280" draw:points="0,140 79,280 728,280 807,140 728,0 79,0">
          <text:p/>
        </draw:polygon>
        <draw:polygon draw:style-name="gr1" draw:text-style-name="P1" draw:layer="layout" svg:width="0.318cm" svg:height="0.318cm" svg:x="20.32cm" svg:y="32.861cm" svg:viewBox="0 0 319 319" draw:points="159,0 159,159 319,159 159,319 0,159 159,159">
          <text:p/>
        </draw:polygon>
        <draw:polyline draw:style-name="gr7" draw:text-style-name="P4" draw:layer="layout" svg:width="0.098cm" svg:height="0.159cm" svg:x="20.282cm" svg:y="33.328cm" svg:viewBox="0 0 99 160" draw:points="90,10 77,0 55,0 29,10 16,22 6,38 0,70 0,93 6,121 16,137 29,153 55,160 67,160 90,153 99,144 99,93 67,93">
          <text:p/>
        </draw:polyline>
        <draw:polyline draw:style-name="gr7" draw:text-style-name="P4" draw:layer="layout" svg:width="0.092cm" svg:height="0.159cm" svg:x="20.447cm" svg:y="33.328cm" svg:viewBox="0 0 93 160" draw:points="0,160 0,0 93,160 93,0">
          <text:p/>
        </draw:polyline>
        <draw:polygon draw:style-name="gr7" draw:text-style-name="P4" draw:layer="layout" svg:width="0.089cm" svg:height="0.159cm" svg:x="20.615cm" svg:y="33.328cm" svg:viewBox="0 0 90 160" draw:points="0,160 0,0 39,0 61,10 74,22 83,38 90,70 90,93 83,121 74,137 61,153 39,160">
          <text:p/>
        </draw:polygon>
        <draw:polygon draw:style-name="gr1" draw:text-style-name="P1" draw:layer="layout" svg:width="0.095cm" svg:height="0.159cm" svg:x="15.303cm" svg:y="32.544cm" svg:viewBox="0 0 96 160" draw:points="0,160 96,0">
          <text:p/>
        </draw:polygon>
        <draw:polygon draw:style-name="gr1" draw:text-style-name="P1" draw:layer="layout" svg:width="0cm" svg:height="0.316cm" svg:x="15.399cm" svg:y="32.544cm" svg:viewBox="0 0 0 317" draw:points="0,317 0,0">
          <text:p/>
        </draw:polygon>
        <draw:polygon draw:style-name="gr1" draw:text-style-name="P1" draw:layer="layout" svg:width="0.095cm" svg:height="0.159cm" svg:x="15.399cm" svg:y="32.544cm" svg:viewBox="0 0 96 160" draw:points="0,0 96,160">
          <text:p/>
        </draw:polygon>
        <draw:line draw:style-name="gr7" draw:text-style-name="P4" draw:layer="layout" svg:x1="15.24cm" svg:y1="32.328cm" svg:x2="15.361cm" svg:y2="32.328cm">
          <text:p/>
        </draw:line>
        <draw:line draw:style-name="gr7" draw:text-style-name="P4" draw:layer="layout" svg:x1="15.3cm" svg:y1="32.389cm" svg:x2="15.3cm" svg:y2="32.268cm">
          <text:p/>
        </draw:line>
        <draw:polyline draw:style-name="gr7" draw:text-style-name="P4" draw:layer="layout" svg:width="0.089cm" svg:height="0.159cm" svg:x="15.43cm" svg:y="32.229cm" svg:viewBox="0 0 90 160" draw:points="83,0 6,0 0,77 6,70 22,61 61,61 77,70 83,77 90,93 90,131 83,144 77,153 61,160 22,160 6,153 0,144">
          <text:p/>
        </draw:polyline>
        <draw:polyline draw:style-name="gr7" draw:text-style-name="P4" draw:layer="layout" svg:width="0.105cm" svg:height="0.159cm" svg:x="15.567cm" svg:y="32.229cm" svg:viewBox="0 0 106 160" draw:points="0,0 51,160 106,0">
          <text:p/>
        </draw:polyline>
        <draw:polygon draw:style-name="gr5" draw:text-style-name="P3" draw:layer="layout" svg:width="12.065cm" svg:height="3.175cm" svg:x="12.224cm" svg:y="26.194cm" svg:viewBox="0 0 12066 3176" draw:points="6033,3176 0,3176 0,0 12066,0 12066,3176">
          <text:p/>
        </draw:polygon>
        <draw:polygon draw:style-name="gr6" draw:text-style-name="P1" draw:layer="layout" svg:width="12.065cm" svg:height="3.175cm" svg:x="12.224cm" svg:y="26.194cm" svg:viewBox="0 0 12066 3176" draw:points="6033,3176 0,3176 0,0 12066,0 12066,3176">
          <text:p/>
        </draw:polygon>
        <draw:line draw:style-name="gr1" draw:text-style-name="P1" draw:layer="layout" svg:x1="15.716cm" svg:y1="26.193cm" svg:x2="15.716cm" svg:y2="25.876cm">
          <text:p/>
        </draw:line>
        <draw:polyline draw:style-name="gr7" draw:text-style-name="P4" draw:layer="layout" svg:width="0.159cm" svg:height="0.089cm" svg:x="15.627cm" svg:y="26.606cm" svg:viewBox="0 0 160 90" draw:points="160,90 0,90 0,29 10,13 16,6 32,0 54,0 70,6 77,13 83,29 83,90">
          <text:p/>
        </draw:polyline>
        <draw:polyline draw:style-name="gr7" draw:text-style-name="P4" draw:layer="layout" svg:width="0.159cm" svg:height="0.089cm" svg:x="15.627cm" svg:y="26.448cm" svg:viewBox="0 0 160 90" draw:points="77,39 83,13 93,6 105,0 131,0 144,6 153,13 160,29 160,90 0,90 0,39 10,22 16,13 32,6 45,6 61,13 70,22 77,39 77,90">
          <text:p/>
        </draw:polyline>
        <draw:polygon draw:style-name="gr7" draw:text-style-name="P4" draw:layer="layout" svg:width="0.159cm" svg:height="0.092cm" svg:x="15.627cm" svg:y="26.295cm" svg:viewBox="0 0 160 93" draw:points="0,55 0,39 10,22 16,16 32,6 61,0 99,0 131,6 144,16 153,22 160,39 160,55 153,67 144,77 131,83 99,93 61,93 32,83 16,77 10,67">
          <text:p/>
        </draw:polygon>
        <draw:line draw:style-name="gr1" draw:text-style-name="P1" draw:layer="layout" svg:x1="15.675cm" svg:y1="25.987cm" svg:x2="15.675cm" svg:y2="26.079cm">
          <text:p/>
        </draw:line>
        <draw:polyline draw:style-name="gr1" draw:text-style-name="P1" draw:layer="layout" svg:width="0.159cm" svg:height="0.044cm" svg:x="15.516cm" svg:y="26.035cm" svg:viewBox="0 0 160 45" draw:points="160,0 0,0 22,13 38,29 45,45">
          <text:p/>
        </draw:polyline>
        <draw:line draw:style-name="gr1" draw:text-style-name="P1" draw:layer="layout" svg:x1="12.223cm" svg:y1="27.781cm" svg:x2="11.906cm" svg:y2="27.781cm">
          <text:p/>
        </draw:line>
        <draw:polyline draw:style-name="gr7" draw:text-style-name="P4" draw:layer="layout" svg:width="0.108cm" svg:height="0.159cm" svg:x="12.309cm" svg:y="27.692cm" svg:viewBox="0 0 109 160" draw:points="0,0 54,160 109,0">
          <text:p/>
        </draw:polyline>
        <draw:polyline draw:style-name="gr7" draw:text-style-name="P4" draw:layer="layout" svg:width="0.098cm" svg:height="0.159cm" svg:x="12.462cm" svg:y="27.692cm" svg:viewBox="0 0 99 160" draw:points="99,144 90,153 67,160 55,160 29,153 16,137 6,121 0,93 0,70 6,38 16,22 29,10 55,0 67,0 90,10 99,16">
          <text:p/>
        </draw:polyline>
        <draw:polyline draw:style-name="gr7" draw:text-style-name="P4" draw:layer="layout" svg:width="0.098cm" svg:height="0.159cm" svg:x="12.621cm" svg:y="27.692cm" svg:viewBox="0 0 99 160" draw:points="99,144 90,153 67,160 55,160 29,153 16,137 6,121 0,93 0,70 6,38 16,22 29,10 55,0 67,0 90,10 99,16">
          <text:p/>
        </draw:polyline>
        <draw:line draw:style-name="gr1" draw:text-style-name="P1" draw:layer="layout" svg:x1="12.033cm" svg:y1="27.74cm" svg:x2="11.941cm" svg:y2="27.74cm">
          <text:p/>
        </draw:line>
        <draw:polyline draw:style-name="gr1" draw:text-style-name="P1" draw:layer="layout" svg:width="0.048cm" svg:height="0.159cm" svg:x="11.941cm" svg:y="27.581cm" svg:viewBox="0 0 49 160" draw:points="49,160 49,0 32,22 16,38 0,45">
          <text:p/>
        </draw:polyline>
        <draw:polygon draw:style-name="gr1" draw:text-style-name="P1" draw:layer="layout" svg:width="0.092cm" svg:height="0.159cm" svg:x="12.094cm" svg:y="27.581cm" svg:viewBox="0 0 93 160" draw:points="39,0 55,0 67,10 77,16 83,32 93,61 93,99 83,131 77,144 67,153 55,160 39,160 22,153 16,144 6,131 0,99 0,61 6,32 16,16 22,10">
          <text:p/>
        </draw:polygon>
        <draw:line draw:style-name="gr1" draw:text-style-name="P1" draw:layer="layout" svg:x1="24.289cm" svg:y1="27.781cm" svg:x2="24.606cm" svg:y2="27.781cm">
          <text:p/>
        </draw:line>
        <draw:polyline draw:style-name="gr7" draw:text-style-name="P4" draw:layer="layout" svg:width="0.098cm" svg:height="0.159cm" svg:x="23.762cm" svg:y="27.692cm" svg:viewBox="0 0 99 160" draw:points="90,10 74,0 51,0 29,10 13,22 6,38 0,70 0,93 6,121 13,137 29,153 51,160 67,160 90,153 99,144 99,93 67,93">
          <text:p/>
        </draw:polyline>
        <draw:polyline draw:style-name="gr7" draw:text-style-name="P4" draw:layer="layout" svg:width="0.092cm" svg:height="0.159cm" svg:x="23.927cm" svg:y="27.692cm" svg:viewBox="0 0 93 160" draw:points="0,160 0,0 93,160 93,0">
          <text:p/>
        </draw:polyline>
        <draw:polygon draw:style-name="gr7" draw:text-style-name="P4" draw:layer="layout" svg:width="0.092cm" svg:height="0.159cm" svg:x="24.092cm" svg:y="27.692cm" svg:viewBox="0 0 93 160" draw:points="0,160 0,0 39,0 61,10 77,22 87,38 93,70 93,93 87,121 77,137 61,153 39,160">
          <text:p/>
        </draw:polygon>
        <draw:line draw:style-name="gr1" draw:text-style-name="P1" draw:layer="layout" svg:x1="24.416cm" svg:y1="27.74cm" svg:x2="24.324cm" svg:y2="27.74cm">
          <text:p/>
        </draw:line>
        <draw:polyline draw:style-name="gr1" draw:text-style-name="P1" draw:layer="layout" svg:width="0.048cm" svg:height="0.159cm" svg:x="24.324cm" svg:y="27.581cm" svg:viewBox="0 0 49 160" draw:points="49,160 49,0 32,22 16,38 0,45">
          <text:p/>
        </draw:polyline>
        <draw:line draw:style-name="gr1" draw:text-style-name="P1" draw:layer="layout" svg:x1="24.568cm" svg:y1="27.74cm" svg:x2="24.476cm" svg:y2="27.74cm">
          <text:p/>
        </draw:line>
        <draw:polyline draw:style-name="gr1" draw:text-style-name="P1" draw:layer="layout" svg:width="0.044cm" svg:height="0.159cm" svg:x="24.476cm" svg:y="27.581cm" svg:viewBox="0 0 45 160" draw:points="45,160 45,0 32,22 16,38 0,45">
          <text:p/>
        </draw:polyline>
        <draw:line draw:style-name="gr1" draw:text-style-name="P1" draw:layer="layout" svg:x1="14.129cm" svg:y1="29.369cm" svg:x2="14.129cm" svg:y2="29.686cm">
          <text:p/>
        </draw:line>
        <draw:line draw:style-name="gr7" draw:text-style-name="P4" draw:layer="layout" svg:x1="14.04cm" svg:y1="29.272cm" svg:x2="14.2cm" svg:y2="29.166cm">
          <text:p/>
        </draw:line>
        <draw:line draw:style-name="gr7" draw:text-style-name="P4" draw:layer="layout" svg:x1="14.04cm" svg:y1="29.166cm" svg:x2="14.2cm" svg:y2="29.272cm">
          <text:p/>
        </draw:line>
        <draw:line draw:style-name="gr7" draw:text-style-name="P4" draw:layer="layout" svg:x1="14.04cm" svg:y1="29.128cm" svg:x2="14.04cm" svg:y2="29.039cm">
          <text:p/>
        </draw:line>
        <draw:line draw:style-name="gr7" draw:text-style-name="P4" draw:layer="layout" svg:x1="14.199cm" svg:y1="29.083cm" svg:x2="14.04cm" svg:y2="29.083cm">
          <text:p/>
        </draw:line>
        <draw:line draw:style-name="gr7" draw:text-style-name="P4" draw:layer="layout" svg:x1="14.154cm" svg:y1="28.991cm" svg:x2="14.154cm" svg:y2="28.915cm">
          <text:p/>
        </draw:line>
        <draw:polyline draw:style-name="gr7" draw:text-style-name="P4" draw:layer="layout" svg:width="0.159cm" svg:height="0.105cm" svg:x="14.04cm" svg:y="28.902cm" svg:viewBox="0 0 160 106" draw:points="160,106 0,51 160,0">
          <text:p/>
        </draw:polyline>
        <draw:polyline draw:style-name="gr7" draw:text-style-name="P4" draw:layer="layout" svg:width="0.159cm" svg:height="0.076cm" svg:x="14.04cm" svg:y="28.772cm" svg:viewBox="0 0 160 77" draw:points="160,0 160,77 0,77">
          <text:p/>
        </draw:polyline>
        <draw:polyline draw:style-name="gr7" draw:text-style-name="P4" draw:layer="layout" svg:width="0.159cm" svg:height="0.098cm" svg:x="14.04cm" svg:y="28.635cm" svg:viewBox="0 0 160 99" draw:points="16,93 10,87 0,71 0,32 10,16 16,10 32,0 45,0 70,10 160,99 160,0">
          <text:p/>
        </draw:polyline>
        <draw:line draw:style-name="gr1" draw:text-style-name="P1" draw:layer="layout" svg:x1="14.087cm" svg:y1="29.556cm" svg:x2="14.087cm" svg:y2="29.648cm">
          <text:p/>
        </draw:line>
        <draw:polyline draw:style-name="gr1" draw:text-style-name="P1" draw:layer="layout" svg:width="0.159cm" svg:height="0.048cm" svg:x="13.929cm" svg:y="29.601cm" svg:viewBox="0 0 160 49" draw:points="160,0 0,0 22,16 38,32 45,49">
          <text:p/>
        </draw:polyline>
        <draw:polyline draw:style-name="gr1" draw:text-style-name="P1" draw:layer="layout" svg:width="0.159cm" svg:height="0.098cm" svg:x="13.929cm" svg:y="29.404cm" svg:viewBox="0 0 160 99" draw:points="16,93 10,87 0,71 0,32 10,16 16,10 32,0 45,0 70,10 160,99 160,0">
          <text:p/>
        </draw:polyline>
        <draw:line draw:style-name="gr1" draw:text-style-name="P1" draw:layer="layout" svg:x1="13.494cm" svg:y1="29.369cm" svg:x2="13.494cm" svg:y2="29.686cm">
          <text:p/>
        </draw:line>
        <draw:line draw:style-name="gr7" draw:text-style-name="P4" draw:layer="layout" svg:x1="13.405cm" svg:y1="29.272cm" svg:x2="13.565cm" svg:y2="29.166cm">
          <text:p/>
        </draw:line>
        <draw:line draw:style-name="gr7" draw:text-style-name="P4" draw:layer="layout" svg:x1="13.405cm" svg:y1="29.166cm" svg:x2="13.565cm" svg:y2="29.272cm">
          <text:p/>
        </draw:line>
        <draw:line draw:style-name="gr7" draw:text-style-name="P4" draw:layer="layout" svg:x1="13.405cm" svg:y1="29.128cm" svg:x2="13.405cm" svg:y2="29.039cm">
          <text:p/>
        </draw:line>
        <draw:line draw:style-name="gr7" draw:text-style-name="P4" draw:layer="layout" svg:x1="13.564cm" svg:y1="29.083cm" svg:x2="13.405cm" svg:y2="29.083cm">
          <text:p/>
        </draw:line>
        <draw:line draw:style-name="gr7" draw:text-style-name="P4" draw:layer="layout" svg:x1="13.519cm" svg:y1="28.991cm" svg:x2="13.519cm" svg:y2="28.915cm">
          <text:p/>
        </draw:line>
        <draw:polyline draw:style-name="gr7" draw:text-style-name="P4" draw:layer="layout" svg:width="0.159cm" svg:height="0.105cm" svg:x="13.405cm" svg:y="28.902cm" svg:viewBox="0 0 160 106" draw:points="160,106 0,51 160,0">
          <text:p/>
        </draw:polyline>
        <draw:polyline draw:style-name="gr7" draw:text-style-name="P4" draw:layer="layout" svg:width="0.159cm" svg:height="0.076cm" svg:x="13.405cm" svg:y="28.772cm" svg:viewBox="0 0 160 77" draw:points="160,0 160,77 0,77">
          <text:p/>
        </draw:polyline>
        <draw:line draw:style-name="gr7" draw:text-style-name="P4" draw:layer="layout" svg:x1="13.564cm" svg:y1="28.635cm" svg:x2="13.564cm" svg:y2="28.727cm">
          <text:p/>
        </draw:line>
        <draw:polyline draw:style-name="gr7" draw:text-style-name="P4" draw:layer="layout" svg:width="0.159cm" svg:height="0.044cm" svg:x="13.405cm" svg:y="28.683cm" svg:viewBox="0 0 160 45" draw:points="160,0 0,0 22,13 38,29 45,45">
          <text:p/>
        </draw:polyline>
        <draw:line draw:style-name="gr1" draw:text-style-name="P1" draw:layer="layout" svg:x1="13.452cm" svg:y1="29.556cm" svg:x2="13.452cm" svg:y2="29.648cm">
          <text:p/>
        </draw:line>
        <draw:polyline draw:style-name="gr1" draw:text-style-name="P1" draw:layer="layout" svg:width="0.159cm" svg:height="0.048cm" svg:x="13.294cm" svg:y="29.601cm" svg:viewBox="0 0 160 49" draw:points="160,0 0,0 22,16 38,32 45,49">
          <text:p/>
        </draw:polyline>
        <draw:polyline draw:style-name="gr1" draw:text-style-name="P1" draw:layer="layout" svg:width="0.159cm" svg:height="0.098cm" svg:x="13.294cm" svg:y="29.404cm" svg:viewBox="0 0 160 99" draw:points="0,99 0,0 61,55 61,32 70,16 77,10 93,0 131,0 144,10 153,16 160,32 160,77 153,93 144,99">
          <text:p/>
        </draw:polyline>
        <draw:line draw:style-name="gr1" draw:text-style-name="P1" draw:layer="layout" svg:x1="21.431cm" svg:y1="26.193cm" svg:x2="21.431cm" svg:y2="25.876cm">
          <text:p/>
        </draw:line>
        <draw:polyline draw:style-name="gr7" draw:text-style-name="P4" draw:layer="layout" svg:width="0.159cm" svg:height="0.089cm" svg:x="21.342cm" svg:y="26.606cm" svg:viewBox="0 0 160 90" draw:points="160,90 0,90 0,29 10,13 16,6 32,0 54,0 70,6 77,13 83,29 83,90">
          <text:p/>
        </draw:polyline>
        <draw:polygon draw:style-name="gr7" draw:text-style-name="P4" draw:layer="layout" svg:width="0.159cm" svg:height="0.089cm" svg:x="21.342cm" svg:y="26.448cm" svg:viewBox="0 0 160 90" draw:points="160,90 0,90 0,51 10,29 22,13 38,6 70,0 93,0 121,6 137,13 153,29 160,51">
          <text:p/>
        </draw:polygon>
        <draw:polygon draw:style-name="gr7" draw:text-style-name="P4" draw:layer="layout" svg:width="0.159cm" svg:height="0.092cm" svg:x="21.342cm" svg:y="26.295cm" svg:viewBox="0 0 160 93" draw:points="0,55 0,39 10,22 16,16 32,6 61,0 99,0 131,6 144,16 153,22 160,39 160,55 153,67 144,77 131,83 99,93 61,93 32,83 16,77 10,67">
          <text:p/>
        </draw:polygon>
        <draw:line draw:style-name="gr1" draw:text-style-name="P1" draw:layer="layout" svg:x1="21.39cm" svg:y1="26.064cm" svg:x2="21.39cm" svg:y2="26.156cm">
          <text:p/>
        </draw:line>
        <draw:polyline draw:style-name="gr1" draw:text-style-name="P1" draw:layer="layout" svg:width="0.159cm" svg:height="0.048cm" svg:x="21.231cm" svg:y="26.108cm" svg:viewBox="0 0 160 49" draw:points="160,0 0,0 22,16 38,32 45,49">
          <text:p/>
        </draw:polyline>
        <draw:line draw:style-name="gr1" draw:text-style-name="P1" draw:layer="layout" svg:x1="21.285cm" svg:y1="25.927cm" svg:x2="21.39cm" svg:y2="25.927cm">
          <text:p/>
        </draw:line>
        <draw:polyline draw:style-name="gr1" draw:text-style-name="P1" draw:layer="layout" svg:width="0.111cm" svg:height="0.098cm" svg:x="21.225cm" svg:y="25.905cm" svg:viewBox="0 0 112 99" draw:points="0,61 112,99 112,0">
          <text:p/>
        </draw:polyline>
        <draw:line draw:style-name="gr1" draw:text-style-name="P1" draw:layer="layout" svg:x1="21.749cm" svg:y1="26.193cm" svg:x2="21.749cm" svg:y2="25.876cm">
          <text:p/>
        </draw:line>
        <draw:polyline draw:style-name="gr7" draw:text-style-name="P4" draw:layer="layout" svg:width="0.159cm" svg:height="0.089cm" svg:x="21.66cm" svg:y="26.606cm" svg:viewBox="0 0 160 90" draw:points="160,90 0,90 0,29 10,13 16,6 32,0 54,0 70,6 77,13 83,29 83,90">
          <text:p/>
        </draw:polyline>
        <draw:polygon draw:style-name="gr7" draw:text-style-name="P4" draw:layer="layout" svg:width="0.159cm" svg:height="0.089cm" svg:x="21.66cm" svg:y="26.448cm" svg:viewBox="0 0 160 90" draw:points="160,90 0,90 0,51 10,29 22,13 38,6 70,0 93,0 121,6 137,13 153,29 160,51">
          <text:p/>
        </draw:polygon>
        <draw:line draw:style-name="gr7" draw:text-style-name="P4" draw:layer="layout" svg:x1="21.819cm" svg:y1="26.295cm" svg:x2="21.819cm" svg:y2="26.387cm">
          <text:p/>
        </draw:line>
        <draw:polyline draw:style-name="gr7" draw:text-style-name="P4" draw:layer="layout" svg:width="0.159cm" svg:height="0.048cm" svg:x="21.66cm" svg:y="26.34cm" svg:viewBox="0 0 160 49" draw:points="160,0 0,0 22,16 38,32 45,49">
          <text:p/>
        </draw:polyline>
        <draw:line draw:style-name="gr1" draw:text-style-name="P1" draw:layer="layout" svg:x1="21.707cm" svg:y1="26.064cm" svg:x2="21.707cm" svg:y2="26.156cm">
          <text:p/>
        </draw:line>
        <draw:polyline draw:style-name="gr1" draw:text-style-name="P1" draw:layer="layout" svg:width="0.159cm" svg:height="0.048cm" svg:x="21.549cm" svg:y="26.108cm" svg:viewBox="0 0 160 49" draw:points="160,0 0,0 22,16 38,32 45,49">
          <text:p/>
        </draw:polyline>
        <draw:polyline draw:style-name="gr1" draw:text-style-name="P1" draw:layer="layout" svg:width="0.159cm" svg:height="0.092cm" svg:x="21.549cm" svg:y="25.911cm" svg:viewBox="0 0 160 93" draw:points="0,10 0,87 77,93 70,87 61,71 61,32 70,16 77,10 93,0 131,0 144,10 153,16 160,32 160,71 153,87 144,93">
          <text:p/>
        </draw:polyline>
        <draw:line draw:style-name="gr1" draw:text-style-name="P1" draw:layer="layout" svg:x1="22.066cm" svg:y1="26.193cm" svg:x2="22.066cm" svg:y2="25.876cm">
          <text:p/>
        </draw:line>
        <draw:polyline draw:style-name="gr7" draw:text-style-name="P4" draw:layer="layout" svg:width="0.159cm" svg:height="0.089cm" svg:x="21.977cm" svg:y="26.606cm" svg:viewBox="0 0 160 90" draw:points="160,90 0,90 0,29 10,13 16,6 32,0 54,0 70,6 77,13 83,29 83,90">
          <text:p/>
        </draw:polyline>
        <draw:polygon draw:style-name="gr7" draw:text-style-name="P4" draw:layer="layout" svg:width="0.159cm" svg:height="0.089cm" svg:x="21.977cm" svg:y="26.448cm" svg:viewBox="0 0 160 90" draw:points="160,90 0,90 0,51 10,29 22,13 38,6 70,0 93,0 121,6 137,13 153,29 160,51">
          <text:p/>
        </draw:polygon>
        <draw:polyline draw:style-name="gr7" draw:text-style-name="P4" draw:layer="layout" svg:width="0.159cm" svg:height="0.098cm" svg:x="21.977cm" svg:y="26.295cm" svg:viewBox="0 0 160 99" draw:points="16,93 10,83 0,67 0,32 10,16 16,6 32,0 45,0 70,6 160,99 160,0">
          <text:p/>
        </draw:polyline>
        <draw:line draw:style-name="gr1" draw:text-style-name="P1" draw:layer="layout" svg:x1="22.025cm" svg:y1="26.064cm" svg:x2="22.025cm" svg:y2="26.156cm">
          <text:p/>
        </draw:line>
        <draw:polyline draw:style-name="gr1" draw:text-style-name="P1" draw:layer="layout" svg:width="0.159cm" svg:height="0.048cm" svg:x="21.866cm" svg:y="26.108cm" svg:viewBox="0 0 160 49" draw:points="160,0 0,0 22,16 38,32 45,49">
          <text:p/>
        </draw:polyline>
        <draw:polyline draw:style-name="gr1" draw:text-style-name="P1" draw:layer="layout" svg:width="0.159cm" svg:height="0.092cm" svg:x="21.866cm" svg:y="25.911cm" svg:viewBox="0 0 160 93" draw:points="0,16 0,48 10,61 16,71 38,87 70,93 131,93 144,87 153,77 160,61 160,32 153,16 144,10 131,0 93,0 77,10 70,16 61,32 61,61 70,77 77,87 93,93">
          <text:p/>
        </draw:polyline>
        <draw:line draw:style-name="gr1" draw:text-style-name="P1" draw:layer="layout" svg:x1="22.384cm" svg:y1="26.193cm" svg:x2="22.384cm" svg:y2="25.876cm">
          <text:p/>
        </draw:line>
        <draw:polyline draw:style-name="gr7" draw:text-style-name="P4" draw:layer="layout" svg:width="0.159cm" svg:height="0.089cm" svg:x="22.295cm" svg:y="26.606cm" svg:viewBox="0 0 160 90" draw:points="160,90 0,90 0,29 10,13 16,6 32,0 54,0 70,6 77,13 83,29 83,90">
          <text:p/>
        </draw:polyline>
        <draw:polygon draw:style-name="gr7" draw:text-style-name="P4" draw:layer="layout" svg:width="0.159cm" svg:height="0.089cm" svg:x="22.295cm" svg:y="26.448cm" svg:viewBox="0 0 160 90" draw:points="160,90 0,90 0,51 10,29 22,13 38,6 70,0 93,0 121,6 137,13 153,29 160,51">
          <text:p/>
        </draw:polygon>
        <draw:polyline draw:style-name="gr7" draw:text-style-name="P4" draw:layer="layout" svg:width="0.159cm" svg:height="0.098cm" svg:x="22.295cm" svg:y="26.295cm" svg:viewBox="0 0 160 99" draw:points="0,99 0,0 61,55 61,32 70,16 77,6 93,0 131,0 144,6 153,16 160,32 160,77 153,93 144,99">
          <text:p/>
        </draw:polyline>
        <draw:line draw:style-name="gr1" draw:text-style-name="P1" draw:layer="layout" svg:x1="22.342cm" svg:y1="26.064cm" svg:x2="22.342cm" svg:y2="26.156cm">
          <text:p/>
        </draw:line>
        <draw:polyline draw:style-name="gr1" draw:text-style-name="P1" draw:layer="layout" svg:width="0.159cm" svg:height="0.048cm" svg:x="22.184cm" svg:y="26.108cm" svg:viewBox="0 0 160 49" draw:points="160,0 0,0 22,16 38,32 45,49">
          <text:p/>
        </draw:polyline>
        <draw:polyline draw:style-name="gr1" draw:text-style-name="P1" draw:layer="layout" svg:width="0.159cm" svg:height="0.105cm" svg:x="22.184cm" svg:y="25.905cm" svg:viewBox="0 0 160 106" draw:points="0,106 0,0 160,67">
          <text:p/>
        </draw:polyline>
        <draw:line draw:style-name="gr1" draw:text-style-name="P1" draw:layer="layout" svg:x1="22.701cm" svg:y1="26.193cm" svg:x2="22.701cm" svg:y2="25.876cm">
          <text:p/>
        </draw:line>
        <draw:polyline draw:style-name="gr7" draw:text-style-name="P4" draw:layer="layout" svg:width="0.159cm" svg:height="0.089cm" svg:x="22.612cm" svg:y="26.606cm" svg:viewBox="0 0 160 90" draw:points="160,90 0,90 0,29 10,13 16,6 32,0 54,0 70,6 77,13 83,29 83,90">
          <text:p/>
        </draw:polyline>
        <draw:polygon draw:style-name="gr7" draw:text-style-name="P4" draw:layer="layout" svg:width="0.159cm" svg:height="0.089cm" svg:x="22.612cm" svg:y="26.448cm" svg:viewBox="0 0 160 90" draw:points="160,90 0,90 0,51 10,29 22,13 38,6 70,0 93,0 121,6 137,13 153,29 160,51">
          <text:p/>
        </draw:polygon>
        <draw:line draw:style-name="gr7" draw:text-style-name="P4" draw:layer="layout" svg:x1="22.666cm" svg:y1="26.311cm" svg:x2="22.771cm" svg:y2="26.311cm">
          <text:p/>
        </draw:line>
        <draw:polyline draw:style-name="gr7" draw:text-style-name="P4" draw:layer="layout" svg:width="0.111cm" svg:height="0.098cm" svg:x="22.606cm" svg:y="26.289cm" svg:viewBox="0 0 112 99" draw:points="0,61 112,99 112,0">
          <text:p/>
        </draw:polyline>
        <draw:line draw:style-name="gr1" draw:text-style-name="P1" draw:layer="layout" svg:x1="22.66cm" svg:y1="26.064cm" svg:x2="22.66cm" svg:y2="26.156cm">
          <text:p/>
        </draw:line>
        <draw:polyline draw:style-name="gr1" draw:text-style-name="P1" draw:layer="layout" svg:width="0.159cm" svg:height="0.048cm" svg:x="22.501cm" svg:y="26.108cm" svg:viewBox="0 0 160 49" draw:points="160,0 0,0 22,16 38,32 45,49">
          <text:p/>
        </draw:polyline>
        <draw:polyline draw:style-name="gr1" draw:text-style-name="P1" draw:layer="layout" svg:width="0.159cm" svg:height="0.092cm" svg:x="22.501cm" svg:y="25.911cm" svg:viewBox="0 0 160 93" draw:points="70,61 61,77 54,87 38,93 32,93 16,87 10,77 0,61 0,32 10,16 16,10 32,0 38,0 54,10 61,16 70,32 70,61 77,77 83,87 99,93 131,93 144,87 153,77 160,61 160,32 153,16 144,10 131,0 99,0 83,10 77,16 70,32">
          <text:p/>
        </draw:polyline>
        <draw:line draw:style-name="gr1" draw:text-style-name="P1" draw:layer="layout" svg:x1="23.019cm" svg:y1="26.193cm" svg:x2="23.019cm" svg:y2="25.876cm">
          <text:p/>
        </draw:line>
        <draw:polyline draw:style-name="gr7" draw:text-style-name="P4" draw:layer="layout" svg:width="0.159cm" svg:height="0.089cm" svg:x="22.93cm" svg:y="26.606cm" svg:viewBox="0 0 160 90" draw:points="160,90 0,90 0,29 10,13 16,6 32,0 54,0 70,6 77,13 83,29 83,90">
          <text:p/>
        </draw:polyline>
        <draw:polygon draw:style-name="gr7" draw:text-style-name="P4" draw:layer="layout" svg:width="0.159cm" svg:height="0.089cm" svg:x="22.93cm" svg:y="26.448cm" svg:viewBox="0 0 160 90" draw:points="160,90 0,90 0,51 10,29 22,13 38,6 70,0 93,0 121,6 137,13 153,29 160,51">
          <text:p/>
        </draw:polygon>
        <draw:polyline draw:style-name="gr7" draw:text-style-name="P4" draw:layer="layout" svg:width="0.159cm" svg:height="0.092cm" svg:x="22.93cm" svg:y="26.295cm" svg:viewBox="0 0 160 93" draw:points="0,6 0,83 77,93 70,83 61,67 61,32 70,16 77,6 93,0 131,0 144,6 153,16 160,32 160,67 153,83 144,93">
          <text:p/>
        </draw:polyline>
        <draw:line draw:style-name="gr1" draw:text-style-name="P1" draw:layer="layout" svg:x1="22.977cm" svg:y1="26.064cm" svg:x2="22.977cm" svg:y2="26.156cm">
          <text:p/>
        </draw:line>
        <draw:polyline draw:style-name="gr1" draw:text-style-name="P1" draw:layer="layout" svg:width="0.159cm" svg:height="0.048cm" svg:x="22.819cm" svg:y="26.108cm" svg:viewBox="0 0 160 49" draw:points="160,0 0,0 22,16 38,32 45,49">
          <text:p/>
        </draw:polyline>
        <draw:polyline draw:style-name="gr1" draw:text-style-name="P1" draw:layer="layout" svg:width="0.159cm" svg:height="0.092cm" svg:x="22.819cm" svg:y="25.911cm" svg:viewBox="0 0 160 93" draw:points="160,77 160,48 153,32 144,26 121,10 93,0 32,0 16,10 10,16 0,32 0,61 10,77 16,87 32,93 70,93 83,87 93,77 99,61 99,32 93,16 83,10 70,0">
          <text:p/>
        </draw:polyline>
        <draw:line draw:style-name="gr1" draw:text-style-name="P1" draw:layer="layout" svg:x1="16.034cm" svg:y1="26.193cm" svg:x2="16.034cm" svg:y2="25.876cm">
          <text:p/>
        </draw:line>
        <draw:polyline draw:style-name="gr7" draw:text-style-name="P4" draw:layer="layout" svg:width="0.159cm" svg:height="0.089cm" svg:x="15.945cm" svg:y="26.606cm" svg:viewBox="0 0 160 90" draw:points="160,90 0,90 0,29 10,13 16,6 32,0 54,0 70,6 77,13 83,29 83,90">
          <text:p/>
        </draw:polyline>
        <draw:polyline draw:style-name="gr7" draw:text-style-name="P4" draw:layer="layout" svg:width="0.159cm" svg:height="0.089cm" svg:x="15.945cm" svg:y="26.448cm" svg:viewBox="0 0 160 90" draw:points="77,39 83,13 93,6 105,0 131,0 144,6 153,13 160,29 160,90 0,90 0,39 10,22 16,13 32,6 45,6 61,13 70,22 77,39 77,90">
          <text:p/>
        </draw:polyline>
        <draw:line draw:style-name="gr7" draw:text-style-name="P4" draw:layer="layout" svg:x1="16.104cm" svg:y1="26.295cm" svg:x2="16.104cm" svg:y2="26.387cm">
          <text:p/>
        </draw:line>
        <draw:polyline draw:style-name="gr7" draw:text-style-name="P4" draw:layer="layout" svg:width="0.159cm" svg:height="0.048cm" svg:x="15.945cm" svg:y="26.34cm" svg:viewBox="0 0 160 49" draw:points="160,0 0,0 22,16 38,32 45,49">
          <text:p/>
        </draw:polyline>
        <draw:polyline draw:style-name="gr1" draw:text-style-name="P1" draw:layer="layout" svg:width="0.159cm" svg:height="0.098cm" svg:x="15.834cm" svg:y="25.987cm" svg:viewBox="0 0 160 99" draw:points="16,93 10,83 0,71 0,32 10,16 16,10 32,0 45,0 70,10 160,99 160,0">
          <text:p/>
        </draw:polyline>
        <draw:line draw:style-name="gr1" draw:text-style-name="P1" draw:layer="layout" svg:x1="23.336cm" svg:y1="26.193cm" svg:x2="23.336cm" svg:y2="25.876cm">
          <text:p/>
        </draw:line>
        <draw:polyline draw:style-name="gr7" draw:text-style-name="P4" draw:layer="layout" svg:width="0.159cm" svg:height="0.089cm" svg:x="23.247cm" svg:y="26.606cm" svg:viewBox="0 0 160 90" draw:points="160,90 0,90 0,29 10,13 16,6 32,0 54,0 70,6 77,13 83,29 83,90">
          <text:p/>
        </draw:polyline>
        <draw:polygon draw:style-name="gr7" draw:text-style-name="P4" draw:layer="layout" svg:width="0.159cm" svg:height="0.089cm" svg:x="23.247cm" svg:y="26.448cm" svg:viewBox="0 0 160 90" draw:points="160,90 0,90 0,51 10,29 22,13 38,6 70,0 93,0 121,6 137,13 153,29 160,51">
          <text:p/>
        </draw:polygon>
        <draw:polyline draw:style-name="gr7" draw:text-style-name="P4" draw:layer="layout" svg:width="0.159cm" svg:height="0.092cm" svg:x="23.247cm" svg:y="26.295cm" svg:viewBox="0 0 160 93" draw:points="0,16 0,45 10,61 16,67 38,83 70,93 131,93 144,83 153,77 160,61 160,32 153,16 144,6 131,0 93,0 77,6 70,16 61,32 61,61 70,77 77,83 93,93">
          <text:p/>
        </draw:polyline>
        <draw:polyline draw:style-name="gr1" draw:text-style-name="P1" draw:layer="layout" svg:width="0.159cm" svg:height="0.098cm" svg:x="23.136cm" svg:y="26.064cm" svg:viewBox="0 0 160 99" draw:points="16,93 10,83 0,67 0,32 10,16 16,6 32,0 45,0 70,6 160,99 160,0">
          <text:p/>
        </draw:polyline>
        <draw:polygon draw:style-name="gr1" draw:text-style-name="P1" draw:layer="layout" svg:width="0.159cm" svg:height="0.092cm" svg:x="23.136cm" svg:y="25.911cm" svg:viewBox="0 0 160 93" draw:points="0,55 0,39 10,26 16,16 32,10 61,0 99,0 131,10 144,16 153,26 160,39 160,55 153,71 144,77 131,87 99,93 61,93 32,87 16,77 10,71">
          <text:p/>
        </draw:polygon>
        <draw:line draw:style-name="gr1" draw:text-style-name="P1" draw:layer="layout" svg:x1="23.654cm" svg:y1="26.193cm" svg:x2="23.654cm" svg:y2="25.876cm">
          <text:p/>
        </draw:line>
        <draw:polyline draw:style-name="gr7" draw:text-style-name="P4" draw:layer="layout" svg:width="0.159cm" svg:height="0.089cm" svg:x="23.565cm" svg:y="26.606cm" svg:viewBox="0 0 160 90" draw:points="160,90 0,90 0,29 10,13 16,6 32,0 54,0 70,6 77,13 83,29 83,90">
          <text:p/>
        </draw:polyline>
        <draw:polygon draw:style-name="gr7" draw:text-style-name="P4" draw:layer="layout" svg:width="0.159cm" svg:height="0.089cm" svg:x="23.565cm" svg:y="26.448cm" svg:viewBox="0 0 160 90" draw:points="160,90 0,90 0,51 10,29 22,13 38,6 70,0 93,0 121,6 137,13 153,29 160,51">
          <text:p/>
        </draw:polygon>
        <draw:polyline draw:style-name="gr7" draw:text-style-name="P4" draw:layer="layout" svg:width="0.159cm" svg:height="0.105cm" svg:x="23.565cm" svg:y="26.289cm" svg:viewBox="0 0 160 106" draw:points="0,106 0,0 160,67">
          <text:p/>
        </draw:polyline>
        <draw:polyline draw:style-name="gr1" draw:text-style-name="P1" draw:layer="layout" svg:width="0.159cm" svg:height="0.098cm" svg:x="23.454cm" svg:y="26.064cm" svg:viewBox="0 0 160 99" draw:points="16,93 10,83 0,67 0,32 10,16 16,6 32,0 45,0 70,6 160,99 160,0">
          <text:p/>
        </draw:polyline>
        <draw:line draw:style-name="gr1" draw:text-style-name="P1" draw:layer="layout" svg:x1="23.612cm" svg:y1="25.911cm" svg:x2="23.612cm" svg:y2="26.003cm">
          <text:p/>
        </draw:line>
        <draw:polyline draw:style-name="gr1" draw:text-style-name="P1" draw:layer="layout" svg:width="0.159cm" svg:height="0.044cm" svg:x="23.454cm" svg:y="25.959cm" svg:viewBox="0 0 160 45" draw:points="160,0 0,0 22,13 38,29 45,45">
          <text:p/>
        </draw:polyline>
        <draw:line draw:style-name="gr1" draw:text-style-name="P1" draw:layer="layout" svg:x1="18.574cm" svg:y1="26.193cm" svg:x2="18.574cm" svg:y2="25.876cm">
          <text:p/>
        </draw:line>
        <draw:polyline draw:style-name="gr7" draw:text-style-name="P4" draw:layer="layout" svg:width="0.159cm" svg:height="0.089cm" svg:x="18.485cm" svg:y="26.606cm" svg:viewBox="0 0 160 90" draw:points="160,90 0,90 0,29 10,13 16,6 32,0 54,0 70,6 77,13 83,29 83,90">
          <text:p/>
        </draw:polyline>
        <draw:polyline draw:style-name="gr7" draw:text-style-name="P4" draw:layer="layout" svg:width="0.159cm" svg:height="0.098cm" svg:x="18.485cm" svg:y="26.448cm" svg:viewBox="0 0 160 99" draw:points="144,0 153,6 160,29 160,45 153,67 137,83 121,90 93,99 70,99 38,90 22,83 10,67 0,45 0,29 10,6 16,0">
          <text:p/>
        </draw:polyline>
        <draw:polygon draw:style-name="gr7" draw:text-style-name="P4" draw:layer="layout" svg:width="0.159cm" svg:height="0.092cm" svg:x="18.485cm" svg:y="26.295cm" svg:viewBox="0 0 160 93" draw:points="0,55 0,39 10,22 16,16 32,6 61,0 99,0 131,6 144,16 153,22 160,39 160,55 153,67 144,77 131,83 99,93 61,93 32,83 16,77 10,67">
          <text:p/>
        </draw:polygon>
        <draw:polyline draw:style-name="gr1" draw:text-style-name="P1" draw:layer="layout" svg:width="0.159cm" svg:height="0.098cm" svg:x="18.374cm" svg:y="26.064cm" svg:viewBox="0 0 160 99" draw:points="16,93 10,83 0,67 0,32 10,16 16,6 32,0 45,0 70,6 160,99 160,0">
          <text:p/>
        </draw:polyline>
        <draw:polyline draw:style-name="gr1" draw:text-style-name="P1" draw:layer="layout" svg:width="0.159cm" svg:height="0.098cm" svg:x="18.374cm" svg:y="25.911cm" svg:viewBox="0 0 160 99" draw:points="16,93 10,87 0,71 0,32 10,16 16,10 32,0 45,0 70,10 160,99 160,0">
          <text:p/>
        </draw:polyline>
        <draw:line draw:style-name="gr1" draw:text-style-name="P1" draw:layer="layout" svg:x1="18.891cm" svg:y1="26.193cm" svg:x2="18.891cm" svg:y2="25.876cm">
          <text:p/>
        </draw:line>
        <draw:polyline draw:style-name="gr7" draw:text-style-name="P4" draw:layer="layout" svg:width="0.159cm" svg:height="0.089cm" svg:x="18.802cm" svg:y="26.606cm" svg:viewBox="0 0 160 90" draw:points="160,90 0,90 0,29 10,13 16,6 32,0 54,0 70,6 77,13 83,29 83,90">
          <text:p/>
        </draw:polyline>
        <draw:polyline draw:style-name="gr7" draw:text-style-name="P4" draw:layer="layout" svg:width="0.159cm" svg:height="0.098cm" svg:x="18.802cm" svg:y="26.448cm" svg:viewBox="0 0 160 99" draw:points="144,0 153,6 160,29 160,45 153,67 137,83 121,90 93,99 70,99 38,90 22,83 10,67 0,45 0,29 10,6 16,0">
          <text:p/>
        </draw:polyline>
        <draw:line draw:style-name="gr7" draw:text-style-name="P4" draw:layer="layout" svg:x1="18.961cm" svg:y1="26.295cm" svg:x2="18.961cm" svg:y2="26.387cm">
          <text:p/>
        </draw:line>
        <draw:polyline draw:style-name="gr7" draw:text-style-name="P4" draw:layer="layout" svg:width="0.159cm" svg:height="0.048cm" svg:x="18.802cm" svg:y="26.34cm" svg:viewBox="0 0 160 49" draw:points="160,0 0,0 22,16 38,32 45,49">
          <text:p/>
        </draw:polyline>
        <draw:polyline draw:style-name="gr1" draw:text-style-name="P1" draw:layer="layout" svg:width="0.159cm" svg:height="0.098cm" svg:x="18.691cm" svg:y="26.064cm" svg:viewBox="0 0 160 99" draw:points="16,93 10,83 0,67 0,32 10,16 16,6 32,0 45,0 70,6 160,99 160,0">
          <text:p/>
        </draw:polyline>
        <draw:polyline draw:style-name="gr1" draw:text-style-name="P1" draw:layer="layout" svg:width="0.159cm" svg:height="0.098cm" svg:x="18.691cm" svg:y="25.911cm" svg:viewBox="0 0 160 99" draw:points="0,99 0,0 61,55 61,32 70,16 77,10 93,0 131,0 144,10 153,16 160,32 160,77 153,93 144,99">
          <text:p/>
        </draw:polyline>
        <draw:line draw:style-name="gr1" draw:text-style-name="P1" draw:layer="layout" svg:x1="19.209cm" svg:y1="26.193cm" svg:x2="19.209cm" svg:y2="25.876cm">
          <text:p/>
        </draw:line>
        <draw:polyline draw:style-name="gr7" draw:text-style-name="P4" draw:layer="layout" svg:width="0.159cm" svg:height="0.089cm" svg:x="19.12cm" svg:y="26.606cm" svg:viewBox="0 0 160 90" draw:points="160,90 0,90 0,29 10,13 16,6 32,0 54,0 70,6 77,13 83,29 83,90">
          <text:p/>
        </draw:polyline>
        <draw:polyline draw:style-name="gr7" draw:text-style-name="P4" draw:layer="layout" svg:width="0.159cm" svg:height="0.098cm" svg:x="19.12cm" svg:y="26.448cm" svg:viewBox="0 0 160 99" draw:points="144,0 153,6 160,29 160,45 153,67 137,83 121,90 93,99 70,99 38,90 22,83 10,67 0,45 0,29 10,6 16,0">
          <text:p/>
        </draw:polyline>
        <draw:polyline draw:style-name="gr7" draw:text-style-name="P4" draw:layer="layout" svg:width="0.159cm" svg:height="0.098cm" svg:x="19.12cm" svg:y="26.295cm" svg:viewBox="0 0 160 99" draw:points="16,93 10,83 0,67 0,32 10,16 16,6 32,0 45,0 70,6 160,99 160,0">
          <text:p/>
        </draw:polyline>
        <draw:polyline draw:style-name="gr1" draw:text-style-name="P1" draw:layer="layout" svg:width="0.159cm" svg:height="0.098cm" svg:x="19.009cm" svg:y="26.064cm" svg:viewBox="0 0 160 99" draw:points="16,93 10,83 0,67 0,32 10,16 16,6 32,0 45,0 70,6 160,99 160,0">
          <text:p/>
        </draw:polyline>
        <draw:line draw:style-name="gr1" draw:text-style-name="P1" draw:layer="layout" svg:x1="19.063cm" svg:y1="25.927cm" svg:x2="19.168cm" svg:y2="25.927cm">
          <text:p/>
        </draw:line>
        <draw:polyline draw:style-name="gr1" draw:text-style-name="P1" draw:layer="layout" svg:width="0.111cm" svg:height="0.098cm" svg:x="19.002cm" svg:y="25.905cm" svg:viewBox="0 0 112 99" draw:points="0,61 112,99 112,0">
          <text:p/>
        </draw:polyline>
        <draw:line draw:style-name="gr1" draw:text-style-name="P1" draw:layer="layout" svg:x1="19.526cm" svg:y1="26.193cm" svg:x2="19.526cm" svg:y2="25.876cm">
          <text:p/>
        </draw:line>
        <draw:polyline draw:style-name="gr7" draw:text-style-name="P4" draw:layer="layout" svg:width="0.159cm" svg:height="0.089cm" svg:x="19.437cm" svg:y="26.606cm" svg:viewBox="0 0 160 90" draw:points="160,90 0,90 0,29 10,13 16,6 32,0 54,0 70,6 77,13 83,29 83,90">
          <text:p/>
        </draw:polyline>
        <draw:polyline draw:style-name="gr7" draw:text-style-name="P4" draw:layer="layout" svg:width="0.159cm" svg:height="0.098cm" svg:x="19.437cm" svg:y="26.448cm" svg:viewBox="0 0 160 99" draw:points="144,0 153,6 160,29 160,45 153,67 137,83 121,90 93,99 70,99 38,90 22,83 10,67 0,45 0,29 10,6 16,0">
          <text:p/>
        </draw:polyline>
        <draw:polyline draw:style-name="gr7" draw:text-style-name="P4" draw:layer="layout" svg:width="0.159cm" svg:height="0.098cm" svg:x="19.437cm" svg:y="26.295cm" svg:viewBox="0 0 160 99" draw:points="0,99 0,0 61,55 61,32 70,16 77,6 93,0 131,0 144,6 153,16 160,32 160,77 153,93 144,99">
          <text:p/>
        </draw:polyline>
        <draw:polyline draw:style-name="gr1" draw:text-style-name="P1" draw:layer="layout" svg:width="0.159cm" svg:height="0.098cm" svg:x="19.326cm" svg:y="26.064cm" svg:viewBox="0 0 160 99" draw:points="16,93 10,83 0,67 0,32 10,16 16,6 32,0 45,0 70,6 160,99 160,0">
          <text:p/>
        </draw:polyline>
        <draw:polyline draw:style-name="gr1" draw:text-style-name="P1" draw:layer="layout" svg:width="0.159cm" svg:height="0.092cm" svg:x="19.326cm" svg:y="25.911cm" svg:viewBox="0 0 160 93" draw:points="0,10 0,87 77,93 70,87 61,71 61,32 70,16 77,10 93,0 131,0 144,10 153,16 160,32 160,71 153,87 144,93">
          <text:p/>
        </draw:polyline>
        <draw:line draw:style-name="gr1" draw:text-style-name="P1" draw:layer="layout" svg:x1="19.844cm" svg:y1="26.193cm" svg:x2="19.844cm" svg:y2="25.876cm">
          <text:p/>
        </draw:line>
        <draw:polyline draw:style-name="gr7" draw:text-style-name="P4" draw:layer="layout" svg:width="0.159cm" svg:height="0.089cm" svg:x="19.755cm" svg:y="26.606cm" svg:viewBox="0 0 160 90" draw:points="160,90 0,90 0,29 10,13 16,6 32,0 54,0 70,6 77,13 83,29 83,90">
          <text:p/>
        </draw:polyline>
        <draw:polyline draw:style-name="gr7" draw:text-style-name="P4" draw:layer="layout" svg:width="0.159cm" svg:height="0.098cm" svg:x="19.755cm" svg:y="26.448cm" svg:viewBox="0 0 160 99" draw:points="144,0 153,6 160,29 160,45 153,67 137,83 121,90 93,99 70,99 38,90 22,83 10,67 0,45 0,29 10,6 16,0">
          <text:p/>
        </draw:polyline>
        <draw:line draw:style-name="gr7" draw:text-style-name="P4" draw:layer="layout" svg:x1="19.809cm" svg:y1="26.311cm" svg:x2="19.914cm" svg:y2="26.311cm">
          <text:p/>
        </draw:line>
        <draw:polyline draw:style-name="gr7" draw:text-style-name="P4" draw:layer="layout" svg:width="0.111cm" svg:height="0.098cm" svg:x="19.748cm" svg:y="26.289cm" svg:viewBox="0 0 112 99" draw:points="0,61 112,99 112,0">
          <text:p/>
        </draw:polyline>
        <draw:polyline draw:style-name="gr1" draw:text-style-name="P1" draw:layer="layout" svg:width="0.159cm" svg:height="0.098cm" svg:x="19.644cm" svg:y="26.064cm" svg:viewBox="0 0 160 99" draw:points="16,93 10,83 0,67 0,32 10,16 16,6 32,0 45,0 70,6 160,99 160,0">
          <text:p/>
        </draw:polyline>
        <draw:polyline draw:style-name="gr1" draw:text-style-name="P1" draw:layer="layout" svg:width="0.159cm" svg:height="0.092cm" svg:x="19.644cm" svg:y="25.911cm" svg:viewBox="0 0 160 93" draw:points="0,16 0,48 10,61 16,71 38,87 70,93 131,93 144,87 153,77 160,61 160,32 153,16 144,10 131,0 93,0 77,10 70,16 61,32 61,61 70,77 77,87 93,93">
          <text:p/>
        </draw:polyline>
        <draw:line draw:style-name="gr1" draw:text-style-name="P1" draw:layer="layout" svg:x1="20.161cm" svg:y1="26.193cm" svg:x2="20.161cm" svg:y2="25.876cm">
          <text:p/>
        </draw:line>
        <draw:polyline draw:style-name="gr7" draw:text-style-name="P4" draw:layer="layout" svg:width="0.159cm" svg:height="0.089cm" svg:x="20.072cm" svg:y="26.606cm" svg:viewBox="0 0 160 90" draw:points="160,90 0,90 0,29 10,13 16,6 32,0 54,0 70,6 77,13 83,29 83,90">
          <text:p/>
        </draw:polyline>
        <draw:polyline draw:style-name="gr7" draw:text-style-name="P4" draw:layer="layout" svg:width="0.159cm" svg:height="0.098cm" svg:x="20.072cm" svg:y="26.448cm" svg:viewBox="0 0 160 99" draw:points="144,0 153,6 160,29 160,45 153,67 137,83 121,90 93,99 70,99 38,90 22,83 10,67 0,45 0,29 10,6 16,0">
          <text:p/>
        </draw:polyline>
        <draw:polyline draw:style-name="gr7" draw:text-style-name="P4" draw:layer="layout" svg:width="0.159cm" svg:height="0.092cm" svg:x="20.072cm" svg:y="26.295cm" svg:viewBox="0 0 160 93" draw:points="0,6 0,83 77,93 70,83 61,67 61,32 70,16 77,6 93,0 131,0 144,6 153,16 160,32 160,67 153,83 144,93">
          <text:p/>
        </draw:polyline>
        <draw:polyline draw:style-name="gr1" draw:text-style-name="P1" draw:layer="layout" svg:width="0.159cm" svg:height="0.098cm" svg:x="19.961cm" svg:y="26.064cm" svg:viewBox="0 0 160 99" draw:points="16,93 10,83 0,67 0,32 10,16 16,6 32,0 45,0 70,6 160,99 160,0">
          <text:p/>
        </draw:polyline>
        <draw:polyline draw:style-name="gr1" draw:text-style-name="P1" draw:layer="layout" svg:width="0.159cm" svg:height="0.105cm" svg:x="19.961cm" svg:y="25.905cm" svg:viewBox="0 0 160 106" draw:points="0,106 0,0 160,67">
          <text:p/>
        </draw:polyline>
        <draw:line draw:style-name="gr1" draw:text-style-name="P1" draw:layer="layout" svg:x1="20.479cm" svg:y1="26.193cm" svg:x2="20.479cm" svg:y2="25.876cm">
          <text:p/>
        </draw:line>
        <draw:polyline draw:style-name="gr7" draw:text-style-name="P4" draw:layer="layout" svg:width="0.159cm" svg:height="0.089cm" svg:x="20.39cm" svg:y="26.606cm" svg:viewBox="0 0 160 90" draw:points="160,90 0,90 0,29 10,13 16,6 32,0 54,0 70,6 77,13 83,29 83,90">
          <text:p/>
        </draw:polyline>
        <draw:polyline draw:style-name="gr7" draw:text-style-name="P4" draw:layer="layout" svg:width="0.159cm" svg:height="0.098cm" svg:x="20.39cm" svg:y="26.448cm" svg:viewBox="0 0 160 99" draw:points="144,0 153,6 160,29 160,45 153,67 137,83 121,90 93,99 70,99 38,90 22,83 10,67 0,45 0,29 10,6 16,0">
          <text:p/>
        </draw:polyline>
        <draw:polyline draw:style-name="gr7" draw:text-style-name="P4" draw:layer="layout" svg:width="0.159cm" svg:height="0.092cm" svg:x="20.39cm" svg:y="26.295cm" svg:viewBox="0 0 160 93" draw:points="0,16 0,45 10,61 16,67 38,83 70,93 131,93 144,83 153,77 160,61 160,32 153,16 144,6 131,0 93,0 77,6 70,16 61,32 61,61 70,77 77,83 93,93">
          <text:p/>
        </draw:polyline>
        <draw:polyline draw:style-name="gr1" draw:text-style-name="P1" draw:layer="layout" svg:width="0.159cm" svg:height="0.098cm" svg:x="20.279cm" svg:y="26.064cm" svg:viewBox="0 0 160 99" draw:points="16,93 10,83 0,67 0,32 10,16 16,6 32,0 45,0 70,6 160,99 160,0">
          <text:p/>
        </draw:polyline>
        <draw:polyline draw:style-name="gr1" draw:text-style-name="P1" draw:layer="layout" svg:width="0.159cm" svg:height="0.092cm" svg:x="20.279cm" svg:y="25.911cm" svg:viewBox="0 0 160 93" draw:points="70,61 61,77 54,87 38,93 32,93 16,87 10,77 0,61 0,32 10,16 16,10 32,0 38,0 54,10 61,16 70,32 70,61 77,77 83,87 99,93 131,93 144,87 153,77 160,61 160,32 153,16 144,10 131,0 99,0 83,10 77,16 70,32">
          <text:p/>
        </draw:polyline>
        <draw:line draw:style-name="gr1" draw:text-style-name="P1" draw:layer="layout" svg:x1="20.796cm" svg:y1="26.193cm" svg:x2="20.796cm" svg:y2="25.876cm">
          <text:p/>
        </draw:line>
        <draw:polyline draw:style-name="gr7" draw:text-style-name="P4" draw:layer="layout" svg:width="0.159cm" svg:height="0.089cm" svg:x="20.707cm" svg:y="26.606cm" svg:viewBox="0 0 160 90" draw:points="160,90 0,90 0,29 10,13 16,6 32,0 54,0 70,6 77,13 83,29 83,90">
          <text:p/>
        </draw:polyline>
        <draw:polyline draw:style-name="gr7" draw:text-style-name="P4" draw:layer="layout" svg:width="0.159cm" svg:height="0.098cm" svg:x="20.707cm" svg:y="26.448cm" svg:viewBox="0 0 160 99" draw:points="144,0 153,6 160,29 160,45 153,67 137,83 121,90 93,99 70,99 38,90 22,83 10,67 0,45 0,29 10,6 16,0">
          <text:p/>
        </draw:polyline>
        <draw:polyline draw:style-name="gr7" draw:text-style-name="P4" draw:layer="layout" svg:width="0.159cm" svg:height="0.105cm" svg:x="20.707cm" svg:y="26.289cm" svg:viewBox="0 0 160 106" draw:points="0,106 0,0 160,67">
          <text:p/>
        </draw:polyline>
        <draw:polyline draw:style-name="gr1" draw:text-style-name="P1" draw:layer="layout" svg:width="0.159cm" svg:height="0.098cm" svg:x="20.596cm" svg:y="26.064cm" svg:viewBox="0 0 160 99" draw:points="16,93 10,83 0,67 0,32 10,16 16,6 32,0 45,0 70,6 160,99 160,0">
          <text:p/>
        </draw:polyline>
        <draw:polyline draw:style-name="gr1" draw:text-style-name="P1" draw:layer="layout" svg:width="0.159cm" svg:height="0.092cm" svg:x="20.596cm" svg:y="25.911cm" svg:viewBox="0 0 160 93" draw:points="160,77 160,48 153,32 144,26 121,10 93,0 32,0 16,10 10,16 0,32 0,61 10,77 16,87 32,93 70,93 83,87 93,77 99,61 99,32 93,16 83,10 70,0">
          <text:p/>
        </draw:polyline>
        <draw:line draw:style-name="gr1" draw:text-style-name="P1" draw:layer="layout" svg:x1="16.351cm" svg:y1="26.193cm" svg:x2="16.351cm" svg:y2="25.876cm">
          <text:p/>
        </draw:line>
        <draw:polyline draw:style-name="gr7" draw:text-style-name="P4" draw:layer="layout" svg:width="0.159cm" svg:height="0.089cm" svg:x="16.262cm" svg:y="26.606cm" svg:viewBox="0 0 160 90" draw:points="160,90 0,90 0,29 10,13 16,6 32,0 54,0 70,6 77,13 83,29 83,90">
          <text:p/>
        </draw:polyline>
        <draw:polyline draw:style-name="gr7" draw:text-style-name="P4" draw:layer="layout" svg:width="0.159cm" svg:height="0.089cm" svg:x="16.262cm" svg:y="26.448cm" svg:viewBox="0 0 160 90" draw:points="77,39 83,13 93,6 105,0 131,0 144,6 153,13 160,29 160,90 0,90 0,39 10,22 16,13 32,6 45,6 61,13 70,22 77,39 77,90">
          <text:p/>
        </draw:polyline>
        <draw:polyline draw:style-name="gr7" draw:text-style-name="P4" draw:layer="layout" svg:width="0.159cm" svg:height="0.098cm" svg:x="16.262cm" svg:y="26.295cm" svg:viewBox="0 0 160 99" draw:points="16,93 10,83 0,67 0,32 10,16 16,6 32,0 45,0 70,6 160,99 160,0">
          <text:p/>
        </draw:polyline>
        <draw:polyline draw:style-name="gr1" draw:text-style-name="P1" draw:layer="layout" svg:width="0.159cm" svg:height="0.098cm" svg:x="16.151cm" svg:y="25.987cm" svg:viewBox="0 0 160 99" draw:points="0,99 0,0 61,55 61,32 70,16 77,10 93,0 131,0 144,10 153,16 160,32 160,77 153,93 144,99">
          <text:p/>
        </draw:polyline>
        <draw:line draw:style-name="gr1" draw:text-style-name="P1" draw:layer="layout" svg:x1="12.223cm" svg:y1="27.464cm" svg:x2="11.906cm" svg:y2="27.464cm">
          <text:p/>
        </draw:line>
        <draw:line draw:style-name="gr7" draw:text-style-name="P4" draw:layer="layout" svg:x1="12.325cm" svg:y1="27.489cm" svg:x2="12.401cm" svg:y2="27.489cm">
          <text:p/>
        </draw:line>
        <draw:polyline draw:style-name="gr7" draw:text-style-name="P4" draw:layer="layout" svg:width="0.108cm" svg:height="0.159cm" svg:x="12.309cm" svg:y="27.375cm" svg:viewBox="0 0 109 160" draw:points="0,160 54,0 109,160">
          <text:p/>
        </draw:polyline>
        <draw:polyline draw:style-name="gr7" draw:text-style-name="P4" draw:layer="layout" svg:width="0.105cm" svg:height="0.159cm" svg:x="12.446cm" svg:y="27.375cm" svg:viewBox="0 0 106 160" draw:points="0,0 54,160 106,0">
          <text:p/>
        </draw:polyline>
        <draw:polyline draw:style-name="gr7" draw:text-style-name="P4" draw:layer="layout" svg:width="0.098cm" svg:height="0.159cm" svg:x="12.598cm" svg:y="27.375cm" svg:viewBox="0 0 99 160" draw:points="99,144 90,153 67,160 51,160 29,153 16,137 6,121 0,93 0,70 6,38 16,22 29,10 51,0 67,0 90,10 99,16">
          <text:p/>
        </draw:polyline>
        <draw:polyline draw:style-name="gr7" draw:text-style-name="P4" draw:layer="layout" svg:width="0.098cm" svg:height="0.159cm" svg:x="12.757cm" svg:y="27.375cm" svg:viewBox="0 0 99 160" draw:points="99,144 90,153 67,160 51,160 29,153 16,137 6,121 0,93 0,70 6,38 16,22 29,10 51,0 67,0 90,10 99,16">
          <text:p/>
        </draw:polyline>
        <draw:polyline draw:style-name="gr1" draw:text-style-name="P1" draw:layer="layout" svg:width="0.098cm" svg:height="0.159cm" svg:x="11.935cm" svg:y="27.264cm" svg:viewBox="0 0 99 160" draw:points="0,0 99,0 45,61 67,61 83,70 93,77 99,93 99,131 93,144 83,153 67,160 22,160 6,153 0,144">
          <text:p/>
        </draw:polyline>
        <draw:polygon draw:style-name="gr1" draw:text-style-name="P1" draw:layer="layout" svg:width="0.092cm" svg:height="0.159cm" svg:x="12.094cm" svg:y="27.264cm" svg:viewBox="0 0 93 160" draw:points="39,0 55,0 67,10 77,16 83,32 93,61 93,99 83,131 77,144 67,153 55,160 39,160 22,153 16,144 6,131 0,99 0,61 6,32 16,16 22,10">
          <text:p/>
        </draw:polygon>
        <draw:line draw:style-name="gr1" draw:text-style-name="P1" draw:layer="layout" svg:x1="14.764cm" svg:y1="29.369cm" svg:x2="14.764cm" svg:y2="29.686cm">
          <text:p/>
        </draw:line>
        <draw:line draw:style-name="gr7" draw:text-style-name="P4" draw:layer="layout" svg:x1="14.789cm" svg:y1="29.264cm" svg:x2="14.789cm" svg:y2="29.188cm">
          <text:p/>
        </draw:line>
        <draw:polyline draw:style-name="gr7" draw:text-style-name="P4" draw:layer="layout" svg:width="0.159cm" svg:height="0.108cm" svg:x="14.675cm" svg:y="29.172cm" svg:viewBox="0 0 160 109" draw:points="160,109 0,54 160,0">
          <text:p/>
        </draw:polyline>
        <draw:line draw:style-name="gr7" draw:text-style-name="P4" draw:layer="layout" svg:x1="14.834cm" svg:y1="29.029cm" svg:x2="14.757cm" svg:y2="29.084cm">
          <text:p/>
        </draw:line>
        <draw:polyline draw:style-name="gr7" draw:text-style-name="P4" draw:layer="layout" svg:width="0.159cm" svg:height="0.092cm" svg:x="14.675cm" svg:y="29.029cm" svg:viewBox="0 0 160 93" draw:points="160,93 0,93 0,32 10,16 16,10 32,0 54,0 70,10 77,16 83,32 83,93">
          <text:p/>
        </draw:polyline>
        <draw:line draw:style-name="gr7" draw:text-style-name="P4" draw:layer="layout" svg:x1="14.751cm" svg:y1="28.962cm" svg:x2="14.751cm" svg:y2="28.908cm">
          <text:p/>
        </draw:line>
        <draw:polyline draw:style-name="gr7" draw:text-style-name="P4" draw:layer="layout" svg:width="0.159cm" svg:height="0.076cm" svg:x="14.675cm" svg:y="28.886cm" svg:viewBox="0 0 160 77" draw:points="160,0 160,77 0,77 0,0">
          <text:p/>
        </draw:polyline>
        <draw:line draw:style-name="gr7" draw:text-style-name="P4" draw:layer="layout" svg:x1="14.751cm" svg:y1="28.765cm" svg:x2="14.751cm" svg:y2="28.819cm">
          <text:p/>
        </draw:line>
        <draw:polyline draw:style-name="gr7" draw:text-style-name="P4" draw:layer="layout" svg:width="0.159cm" svg:height="0.076cm" svg:x="14.675cm" svg:y="28.743cm" svg:viewBox="0 0 160 77" draw:points="160,77 0,77 0,0">
          <text:p/>
        </draw:polyline>
        <draw:polyline draw:style-name="gr1" draw:text-style-name="P1" draw:layer="layout" svg:width="0.159cm" svg:height="0.098cm" svg:x="14.564cm" svg:y="29.556cm" svg:viewBox="0 0 160 99" draw:points="0,99 0,0 61,55 61,32 70,16 77,6 93,0 131,0 144,6 153,16 160,32 160,77 153,93 144,99">
          <text:p/>
        </draw:polyline>
        <draw:polyline draw:style-name="gr1" draw:text-style-name="P1" draw:layer="layout" svg:width="0.159cm" svg:height="0.098cm" svg:x="14.564cm" svg:y="29.404cm" svg:viewBox="0 0 160 99" draw:points="16,93 10,87 0,71 0,32 10,16 16,10 32,0 45,0 70,10 160,99 160,0">
          <text:p/>
        </draw:polyline>
        <draw:line draw:style-name="gr1" draw:text-style-name="P1" draw:layer="layout" svg:x1="15.081cm" svg:y1="26.193cm" svg:x2="15.081cm" svg:y2="25.876cm">
          <text:p/>
        </draw:line>
        <draw:polyline draw:style-name="gr7" draw:text-style-name="P4" draw:layer="layout" svg:width="0.159cm" svg:height="0.089cm" svg:x="14.992cm" svg:y="26.584cm" svg:viewBox="0 0 160 90" draw:points="160,90 0,90 0,29 10,13 16,6 32,0 54,0 70,6 77,13 83,29 83,90">
          <text:p/>
        </draw:polyline>
        <draw:line draw:style-name="gr7" draw:text-style-name="P4" draw:layer="layout" svg:x1="15.107cm" svg:y1="26.521cm" svg:x2="15.107cm" svg:y2="26.448cm">
          <text:p/>
        </draw:line>
        <draw:polyline draw:style-name="gr7" draw:text-style-name="P4" draw:layer="layout" svg:width="0.159cm" svg:height="0.105cm" svg:x="14.992cm" svg:y="26.432cm" svg:viewBox="0 0 160 106" draw:points="160,106 0,54 160,0">
          <text:p/>
        </draw:polyline>
        <draw:polyline draw:style-name="gr7" draw:text-style-name="P4" draw:layer="layout" svg:width="0.159cm" svg:height="0.105cm" svg:x="14.992cm" svg:y="26.289cm" svg:viewBox="0 0 160 106" draw:points="0,106 0,0 160,67">
          <text:p/>
        </draw:polyline>
        <draw:polyline draw:style-name="gr1" draw:text-style-name="P1" draw:layer="layout" svg:width="0.159cm" svg:height="0.098cm" svg:x="14.881cm" svg:y="26.064cm" svg:viewBox="0 0 160 99" draw:points="0,99 0,0 61,55 61,32 70,16 77,6 93,0 131,0 144,6 153,16 160,32 160,77 153,93 144,99">
          <text:p/>
        </draw:polyline>
        <draw:polyline draw:style-name="gr1" draw:text-style-name="P1" draw:layer="layout" svg:width="0.159cm" svg:height="0.098cm" svg:x="14.881cm" svg:y="25.911cm" svg:viewBox="0 0 160 99" draw:points="0,99 0,0 61,55 61,32 70,16 77,10 93,0 131,0 144,10 153,16 160,32 160,77 153,93 144,99">
          <text:p/>
        </draw:polyline>
        <draw:line draw:style-name="gr1" draw:text-style-name="P1" draw:layer="layout" svg:x1="14.764cm" svg:y1="26.193cm" svg:x2="14.764cm" svg:y2="25.876cm">
          <text:p/>
        </draw:line>
        <draw:polyline draw:style-name="gr7" draw:text-style-name="P4" draw:layer="layout" svg:width="0.159cm" svg:height="0.089cm" svg:x="14.675cm" svg:y="26.584cm" svg:viewBox="0 0 160 90" draw:points="160,90 0,90 0,29 10,13 16,6 32,0 54,0 70,6 77,13 83,29 83,90">
          <text:p/>
        </draw:polyline>
        <draw:line draw:style-name="gr7" draw:text-style-name="P4" draw:layer="layout" svg:x1="14.789cm" svg:y1="26.521cm" svg:x2="14.789cm" svg:y2="26.448cm">
          <text:p/>
        </draw:line>
        <draw:polyline draw:style-name="gr7" draw:text-style-name="P4" draw:layer="layout" svg:width="0.159cm" svg:height="0.105cm" svg:x="14.675cm" svg:y="26.432cm" svg:viewBox="0 0 160 106" draw:points="160,106 0,54 160,0">
          <text:p/>
        </draw:polyline>
        <draw:polyline draw:style-name="gr7" draw:text-style-name="P4" draw:layer="layout" svg:width="0.159cm" svg:height="0.092cm" svg:x="14.675cm" svg:y="26.295cm" svg:viewBox="0 0 160 93" draw:points="0,16 0,45 10,61 16,67 38,83 70,93 131,93 144,83 153,77 160,61 160,32 153,16 144,6 131,0 93,0 77,6 70,16 61,32 61,61 70,77 77,83 93,93">
          <text:p/>
        </draw:polyline>
        <draw:polyline draw:style-name="gr1" draw:text-style-name="P1" draw:layer="layout" svg:width="0.159cm" svg:height="0.098cm" svg:x="14.564cm" svg:y="26.064cm" svg:viewBox="0 0 160 99" draw:points="0,99 0,0 61,55 61,32 70,16 77,6 93,0 131,0 144,6 153,16 160,32 160,77 153,93 144,99">
          <text:p/>
        </draw:polyline>
        <draw:line draw:style-name="gr1" draw:text-style-name="P1" draw:layer="layout" svg:x1="14.618cm" svg:y1="25.927cm" svg:x2="14.723cm" svg:y2="25.927cm">
          <text:p/>
        </draw:line>
        <draw:polyline draw:style-name="gr1" draw:text-style-name="P1" draw:layer="layout" svg:width="0.111cm" svg:height="0.098cm" svg:x="14.557cm" svg:y="25.905cm" svg:viewBox="0 0 112 99" draw:points="0,61 112,99 112,0">
          <text:p/>
        </draw:polyline>
        <draw:line draw:style-name="gr1" draw:text-style-name="P1" draw:layer="layout" svg:x1="14.446cm" svg:y1="26.193cm" svg:x2="14.446cm" svg:y2="25.876cm">
          <text:p/>
        </draw:line>
        <draw:polyline draw:style-name="gr7" draw:text-style-name="P4" draw:layer="layout" svg:width="0.159cm" svg:height="0.089cm" svg:x="14.357cm" svg:y="26.584cm" svg:viewBox="0 0 160 90" draw:points="160,90 0,90 0,29 10,13 16,6 32,0 54,0 70,6 77,13 83,29 83,90">
          <text:p/>
        </draw:polyline>
        <draw:line draw:style-name="gr7" draw:text-style-name="P4" draw:layer="layout" svg:x1="14.472cm" svg:y1="26.521cm" svg:x2="14.472cm" svg:y2="26.448cm">
          <text:p/>
        </draw:line>
        <draw:polyline draw:style-name="gr7" draw:text-style-name="P4" draw:layer="layout" svg:width="0.159cm" svg:height="0.105cm" svg:x="14.357cm" svg:y="26.432cm" svg:viewBox="0 0 160 106" draw:points="160,106 0,54 160,0">
          <text:p/>
        </draw:polyline>
        <draw:polyline draw:style-name="gr7" draw:text-style-name="P4" draw:layer="layout" svg:width="0.159cm" svg:height="0.092cm" svg:x="14.357cm" svg:y="26.295cm" svg:viewBox="0 0 160 93" draw:points="0,6 0,83 77,93 70,83 61,67 61,32 70,16 77,6 93,0 131,0 144,6 153,16 160,32 160,67 153,83 144,93">
          <text:p/>
        </draw:polyline>
        <draw:polyline draw:style-name="gr1" draw:text-style-name="P1" draw:layer="layout" svg:width="0.159cm" svg:height="0.098cm" svg:x="14.246cm" svg:y="26.064cm" svg:viewBox="0 0 160 99" draw:points="0,99 0,0 61,55 61,32 70,16 77,6 93,0 131,0 144,6 153,16 160,32 160,77 153,93 144,99">
          <text:p/>
        </draw:polyline>
        <draw:polyline draw:style-name="gr1" draw:text-style-name="P1" draw:layer="layout" svg:width="0.159cm" svg:height="0.092cm" svg:x="14.246cm" svg:y="25.911cm" svg:viewBox="0 0 160 93" draw:points="0,10 0,87 77,93 70,87 61,71 61,32 70,16 77,10 93,0 131,0 144,10 153,16 160,32 160,71 153,87 144,93">
          <text:p/>
        </draw:polyline>
        <draw:line draw:style-name="gr1" draw:text-style-name="P1" draw:layer="layout" svg:x1="14.129cm" svg:y1="26.193cm" svg:x2="14.129cm" svg:y2="25.876cm">
          <text:p/>
        </draw:line>
        <draw:polyline draw:style-name="gr7" draw:text-style-name="P4" draw:layer="layout" svg:width="0.159cm" svg:height="0.089cm" svg:x="14.04cm" svg:y="26.584cm" svg:viewBox="0 0 160 90" draw:points="160,90 0,90 0,29 10,13 16,6 32,0 54,0 70,6 77,13 83,29 83,90">
          <text:p/>
        </draw:polyline>
        <draw:line draw:style-name="gr7" draw:text-style-name="P4" draw:layer="layout" svg:x1="14.154cm" svg:y1="26.521cm" svg:x2="14.154cm" svg:y2="26.448cm">
          <text:p/>
        </draw:line>
        <draw:polyline draw:style-name="gr7" draw:text-style-name="P4" draw:layer="layout" svg:width="0.159cm" svg:height="0.105cm" svg:x="14.04cm" svg:y="26.432cm" svg:viewBox="0 0 160 106" draw:points="160,106 0,54 160,0">
          <text:p/>
        </draw:polyline>
        <draw:line draw:style-name="gr7" draw:text-style-name="P4" draw:layer="layout" svg:x1="14.094cm" svg:y1="26.311cm" svg:x2="14.199cm" svg:y2="26.311cm">
          <text:p/>
        </draw:line>
        <draw:polyline draw:style-name="gr7" draw:text-style-name="P4" draw:layer="layout" svg:width="0.111cm" svg:height="0.098cm" svg:x="14.033cm" svg:y="26.289cm" svg:viewBox="0 0 112 99" draw:points="0,61 112,99 112,0">
          <text:p/>
        </draw:polyline>
        <draw:polyline draw:style-name="gr1" draw:text-style-name="P1" draw:layer="layout" svg:width="0.159cm" svg:height="0.098cm" svg:x="13.929cm" svg:y="26.064cm" svg:viewBox="0 0 160 99" draw:points="0,99 0,0 61,55 61,32 70,16 77,6 93,0 131,0 144,6 153,16 160,32 160,77 153,93 144,99">
          <text:p/>
        </draw:polyline>
        <draw:polyline draw:style-name="gr1" draw:text-style-name="P1" draw:layer="layout" svg:width="0.159cm" svg:height="0.092cm" svg:x="13.929cm" svg:y="25.911cm" svg:viewBox="0 0 160 93" draw:points="0,16 0,48 10,61 16,71 38,87 70,93 131,93 144,87 153,77 160,61 160,32 153,16 144,10 131,0 93,0 77,10 70,16 61,32 61,61 70,77 77,87 93,93">
          <text:p/>
        </draw:polyline>
        <draw:line draw:style-name="gr1" draw:text-style-name="P1" draw:layer="layout" svg:x1="13.811cm" svg:y1="26.193cm" svg:x2="13.811cm" svg:y2="25.876cm">
          <text:p/>
        </draw:line>
        <draw:polyline draw:style-name="gr7" draw:text-style-name="P4" draw:layer="layout" svg:width="0.159cm" svg:height="0.089cm" svg:x="13.722cm" svg:y="26.584cm" svg:viewBox="0 0 160 90" draw:points="160,90 0,90 0,29 10,13 16,6 32,0 54,0 70,6 77,13 83,29 83,90">
          <text:p/>
        </draw:polyline>
        <draw:line draw:style-name="gr7" draw:text-style-name="P4" draw:layer="layout" svg:x1="13.837cm" svg:y1="26.521cm" svg:x2="13.837cm" svg:y2="26.448cm">
          <text:p/>
        </draw:line>
        <draw:polyline draw:style-name="gr7" draw:text-style-name="P4" draw:layer="layout" svg:width="0.159cm" svg:height="0.105cm" svg:x="13.722cm" svg:y="26.432cm" svg:viewBox="0 0 160 106" draw:points="160,106 0,54 160,0">
          <text:p/>
        </draw:polyline>
        <draw:polyline draw:style-name="gr7" draw:text-style-name="P4" draw:layer="layout" svg:width="0.159cm" svg:height="0.098cm" svg:x="13.722cm" svg:y="26.295cm" svg:viewBox="0 0 160 99" draw:points="0,99 0,0 61,55 61,32 70,16 77,6 93,0 131,0 144,6 153,16 160,32 160,77 153,93 144,99">
          <text:p/>
        </draw:polyline>
        <draw:polyline draw:style-name="gr1" draw:text-style-name="P1" draw:layer="layout" svg:width="0.159cm" svg:height="0.098cm" svg:x="13.611cm" svg:y="26.064cm" svg:viewBox="0 0 160 99" draw:points="0,99 0,0 61,55 61,32 70,16 77,6 93,0 131,0 144,6 153,16 160,32 160,77 153,93 144,99">
          <text:p/>
        </draw:polyline>
        <draw:polyline draw:style-name="gr1" draw:text-style-name="P1" draw:layer="layout" svg:width="0.159cm" svg:height="0.105cm" svg:x="13.611cm" svg:y="25.905cm" svg:viewBox="0 0 160 106" draw:points="0,106 0,0 160,67">
          <text:p/>
        </draw:polyline>
        <draw:line draw:style-name="gr1" draw:text-style-name="P1" draw:layer="layout" svg:x1="13.494cm" svg:y1="26.193cm" svg:x2="13.494cm" svg:y2="25.876cm">
          <text:p/>
        </draw:line>
        <draw:polyline draw:style-name="gr7" draw:text-style-name="P4" draw:layer="layout" svg:width="0.159cm" svg:height="0.089cm" svg:x="13.405cm" svg:y="26.584cm" svg:viewBox="0 0 160 90" draw:points="160,90 0,90 0,29 10,13 16,6 32,0 54,0 70,6 77,13 83,29 83,90">
          <text:p/>
        </draw:polyline>
        <draw:line draw:style-name="gr7" draw:text-style-name="P4" draw:layer="layout" svg:x1="13.519cm" svg:y1="26.521cm" svg:x2="13.519cm" svg:y2="26.448cm">
          <text:p/>
        </draw:line>
        <draw:polyline draw:style-name="gr7" draw:text-style-name="P4" draw:layer="layout" svg:width="0.159cm" svg:height="0.105cm" svg:x="13.405cm" svg:y="26.432cm" svg:viewBox="0 0 160 106" draw:points="160,106 0,54 160,0">
          <text:p/>
        </draw:polyline>
        <draw:polyline draw:style-name="gr7" draw:text-style-name="P4" draw:layer="layout" svg:width="0.159cm" svg:height="0.098cm" svg:x="13.405cm" svg:y="26.295cm" svg:viewBox="0 0 160 99" draw:points="16,93 10,83 0,67 0,32 10,16 16,6 32,0 45,0 70,6 160,99 160,0">
          <text:p/>
        </draw:polyline>
        <draw:polyline draw:style-name="gr1" draw:text-style-name="P1" draw:layer="layout" svg:width="0.159cm" svg:height="0.098cm" svg:x="13.294cm" svg:y="26.064cm" svg:viewBox="0 0 160 99" draw:points="0,99 0,0 61,55 61,32 70,16 77,6 93,0 131,0 144,6 153,16 160,32 160,77 153,93 144,99">
          <text:p/>
        </draw:polyline>
        <draw:polyline draw:style-name="gr1" draw:text-style-name="P1" draw:layer="layout" svg:width="0.159cm" svg:height="0.092cm" svg:x="13.294cm" svg:y="25.911cm" svg:viewBox="0 0 160 93" draw:points="70,61 61,77 54,87 38,93 32,93 16,87 10,77 0,61 0,32 10,16 16,10 32,0 38,0 54,10 61,16 70,32 70,61 77,77 83,87 99,93 131,93 144,87 153,77 160,61 160,32 153,16 144,10 131,0 99,0 83,10 77,16 70,32">
          <text:p/>
        </draw:polyline>
        <draw:line draw:style-name="gr1" draw:text-style-name="P1" draw:layer="layout" svg:x1="13.176cm" svg:y1="26.193cm" svg:x2="13.176cm" svg:y2="25.876cm">
          <text:p/>
        </draw:line>
        <draw:polyline draw:style-name="gr7" draw:text-style-name="P4" draw:layer="layout" svg:width="0.159cm" svg:height="0.089cm" svg:x="13.087cm" svg:y="26.584cm" svg:viewBox="0 0 160 90" draw:points="160,90 0,90 0,29 10,13 16,6 32,0 54,0 70,6 77,13 83,29 83,90">
          <text:p/>
        </draw:polyline>
        <draw:line draw:style-name="gr7" draw:text-style-name="P4" draw:layer="layout" svg:x1="13.202cm" svg:y1="26.521cm" svg:x2="13.202cm" svg:y2="26.448cm">
          <text:p/>
        </draw:line>
        <draw:polyline draw:style-name="gr7" draw:text-style-name="P4" draw:layer="layout" svg:width="0.159cm" svg:height="0.105cm" svg:x="13.087cm" svg:y="26.432cm" svg:viewBox="0 0 160 106" draw:points="160,106 0,54 160,0">
          <text:p/>
        </draw:polyline>
        <draw:line draw:style-name="gr7" draw:text-style-name="P4" draw:layer="layout" svg:x1="13.246cm" svg:y1="26.295cm" svg:x2="13.246cm" svg:y2="26.387cm">
          <text:p/>
        </draw:line>
        <draw:polyline draw:style-name="gr7" draw:text-style-name="P4" draw:layer="layout" svg:width="0.159cm" svg:height="0.048cm" svg:x="13.087cm" svg:y="26.34cm" svg:viewBox="0 0 160 49" draw:points="160,0 0,0 22,16 38,32 45,49">
          <text:p/>
        </draw:polyline>
        <draw:polyline draw:style-name="gr1" draw:text-style-name="P1" draw:layer="layout" svg:width="0.159cm" svg:height="0.098cm" svg:x="12.976cm" svg:y="26.064cm" svg:viewBox="0 0 160 99" draw:points="0,99 0,0 61,55 61,32 70,16 77,6 93,0 131,0 144,6 153,16 160,32 160,77 153,93 144,99">
          <text:p/>
        </draw:polyline>
        <draw:polyline draw:style-name="gr1" draw:text-style-name="P1" draw:layer="layout" svg:width="0.159cm" svg:height="0.092cm" svg:x="12.976cm" svg:y="25.911cm" svg:viewBox="0 0 160 93" draw:points="160,77 160,48 153,32 144,26 121,10 93,0 32,0 16,10 10,16 0,32 0,61 10,77 16,87 32,93 70,93 83,87 93,77 99,61 99,32 93,16 83,10 70,0">
          <text:p/>
        </draw:polyline>
        <draw:line draw:style-name="gr1" draw:text-style-name="P1" draw:layer="layout" svg:x1="16.669cm" svg:y1="26.193cm" svg:x2="16.669cm" svg:y2="25.876cm">
          <text:p/>
        </draw:line>
        <draw:polyline draw:style-name="gr7" draw:text-style-name="P4" draw:layer="layout" svg:width="0.159cm" svg:height="0.089cm" svg:x="16.58cm" svg:y="26.606cm" svg:viewBox="0 0 160 90" draw:points="160,90 0,90 0,29 10,13 16,6 32,0 54,0 70,6 77,13 83,29 83,90">
          <text:p/>
        </draw:polyline>
        <draw:polyline draw:style-name="gr7" draw:text-style-name="P4" draw:layer="layout" svg:width="0.159cm" svg:height="0.089cm" svg:x="16.58cm" svg:y="26.448cm" svg:viewBox="0 0 160 90" draw:points="77,39 83,13 93,6 105,0 131,0 144,6 153,13 160,29 160,90 0,90 0,39 10,22 16,13 32,6 45,6 61,13 70,22 77,39 77,90">
          <text:p/>
        </draw:polyline>
        <draw:polyline draw:style-name="gr7" draw:text-style-name="P4" draw:layer="layout" svg:width="0.159cm" svg:height="0.098cm" svg:x="16.58cm" svg:y="26.295cm" svg:viewBox="0 0 160 99" draw:points="0,99 0,0 61,55 61,32 70,16 77,6 93,0 131,0 144,6 153,16 160,32 160,77 153,93 144,99">
          <text:p/>
        </draw:polyline>
        <draw:line draw:style-name="gr1" draw:text-style-name="P1" draw:layer="layout" svg:x1="16.523cm" svg:y1="26.003cm" svg:x2="16.628cm" svg:y2="26.003cm">
          <text:p/>
        </draw:line>
        <draw:polyline draw:style-name="gr1" draw:text-style-name="P1" draw:layer="layout" svg:width="0.111cm" svg:height="0.098cm" svg:x="16.462cm" svg:y="25.981cm" svg:viewBox="0 0 112 99" draw:points="0,61 112,99 112,0">
          <text:p/>
        </draw:polyline>
        <draw:line draw:style-name="gr1" draw:text-style-name="P1" draw:layer="layout" svg:x1="12.859cm" svg:y1="26.193cm" svg:x2="12.859cm" svg:y2="25.876cm">
          <text:p/>
        </draw:line>
        <draw:polyline draw:style-name="gr7" draw:text-style-name="P4" draw:layer="layout" svg:width="0.159cm" svg:height="0.089cm" svg:x="12.77cm" svg:y="26.584cm" svg:viewBox="0 0 160 90" draw:points="160,90 0,90 0,29 10,13 16,6 32,0 54,0 70,6 77,13 83,29 83,90">
          <text:p/>
        </draw:polyline>
        <draw:line draw:style-name="gr7" draw:text-style-name="P4" draw:layer="layout" svg:x1="12.884cm" svg:y1="26.521cm" svg:x2="12.884cm" svg:y2="26.448cm">
          <text:p/>
        </draw:line>
        <draw:polyline draw:style-name="gr7" draw:text-style-name="P4" draw:layer="layout" svg:width="0.159cm" svg:height="0.105cm" svg:x="12.77cm" svg:y="26.432cm" svg:viewBox="0 0 160 106" draw:points="160,106 0,54 160,0">
          <text:p/>
        </draw:polyline>
        <draw:polygon draw:style-name="gr7" draw:text-style-name="P4" draw:layer="layout" svg:width="0.159cm" svg:height="0.092cm" svg:x="12.77cm" svg:y="26.295cm" svg:viewBox="0 0 160 93" draw:points="0,55 0,39 10,22 16,16 32,6 61,0 99,0 131,6 144,16 153,22 160,39 160,55 153,67 144,77 131,83 99,93 61,93 32,83 16,77 10,67">
          <text:p/>
        </draw:polygon>
        <draw:line draw:style-name="gr1" draw:text-style-name="P1" draw:layer="layout" svg:x1="12.713cm" svg:y1="26.079cm" svg:x2="12.818cm" svg:y2="26.079cm">
          <text:p/>
        </draw:line>
        <draw:polyline draw:style-name="gr1" draw:text-style-name="P1" draw:layer="layout" svg:width="0.111cm" svg:height="0.098cm" svg:x="12.652cm" svg:y="26.057cm" svg:viewBox="0 0 112 99" draw:points="0,61 112,99 112,0">
          <text:p/>
        </draw:polyline>
        <draw:polygon draw:style-name="gr1" draw:text-style-name="P1" draw:layer="layout" svg:width="0.159cm" svg:height="0.092cm" svg:x="12.659cm" svg:y="25.911cm" svg:viewBox="0 0 160 93" draw:points="0,55 0,39 10,26 16,16 32,10 61,0 99,0 131,10 144,16 153,26 160,39 160,55 153,71 144,77 131,87 99,93 61,93 32,87 16,77 10,71">
          <text:p/>
        </draw:polygon>
        <draw:line draw:style-name="gr1" draw:text-style-name="P1" draw:layer="layout" svg:x1="16.986cm" svg:y1="26.193cm" svg:x2="16.986cm" svg:y2="25.876cm">
          <text:p/>
        </draw:line>
        <draw:polyline draw:style-name="gr7" draw:text-style-name="P4" draw:layer="layout" svg:width="0.159cm" svg:height="0.089cm" svg:x="16.897cm" svg:y="26.606cm" svg:viewBox="0 0 160 90" draw:points="160,90 0,90 0,29 10,13 16,6 32,0 54,0 70,6 77,13 83,29 83,90">
          <text:p/>
        </draw:polyline>
        <draw:polyline draw:style-name="gr7" draw:text-style-name="P4" draw:layer="layout" svg:width="0.159cm" svg:height="0.089cm" svg:x="16.897cm" svg:y="26.448cm" svg:viewBox="0 0 160 90" draw:points="77,39 83,13 93,6 105,0 131,0 144,6 153,13 160,29 160,90 0,90 0,39 10,22 16,13 32,6 45,6 61,13 70,22 77,39 77,90">
          <text:p/>
        </draw:polyline>
        <draw:line draw:style-name="gr7" draw:text-style-name="P4" draw:layer="layout" svg:x1="16.951cm" svg:y1="26.311cm" svg:x2="17.056cm" svg:y2="26.311cm">
          <text:p/>
        </draw:line>
        <draw:polyline draw:style-name="gr7" draw:text-style-name="P4" draw:layer="layout" svg:width="0.111cm" svg:height="0.098cm" svg:x="16.891cm" svg:y="26.289cm" svg:viewBox="0 0 112 99" draw:points="0,61 112,99 112,0">
          <text:p/>
        </draw:polyline>
        <draw:polyline draw:style-name="gr1" draw:text-style-name="P1" draw:layer="layout" svg:width="0.159cm" svg:height="0.092cm" svg:x="16.786cm" svg:y="25.987cm" svg:viewBox="0 0 160 93" draw:points="0,10 0,83 77,93 70,83 61,71 61,32 70,16 77,10 93,0 131,0 144,10 153,16 160,32 160,71 153,83 144,93">
          <text:p/>
        </draw:polyline>
        <draw:line draw:style-name="gr1" draw:text-style-name="P1" draw:layer="layout" svg:x1="17.304cm" svg:y1="26.193cm" svg:x2="17.304cm" svg:y2="25.876cm">
          <text:p/>
        </draw:line>
        <draw:polyline draw:style-name="gr7" draw:text-style-name="P4" draw:layer="layout" svg:width="0.159cm" svg:height="0.089cm" svg:x="17.215cm" svg:y="26.606cm" svg:viewBox="0 0 160 90" draw:points="160,90 0,90 0,29 10,13 16,6 32,0 54,0 70,6 77,13 83,29 83,90">
          <text:p/>
        </draw:polyline>
        <draw:polyline draw:style-name="gr7" draw:text-style-name="P4" draw:layer="layout" svg:width="0.159cm" svg:height="0.089cm" svg:x="17.215cm" svg:y="26.448cm" svg:viewBox="0 0 160 90" draw:points="77,39 83,13 93,6 105,0 131,0 144,6 153,13 160,29 160,90 0,90 0,39 10,22 16,13 32,6 45,6 61,13 70,22 77,39 77,90">
          <text:p/>
        </draw:polyline>
        <draw:polyline draw:style-name="gr7" draw:text-style-name="P4" draw:layer="layout" svg:width="0.159cm" svg:height="0.092cm" svg:x="17.215cm" svg:y="26.295cm" svg:viewBox="0 0 160 93" draw:points="0,6 0,83 77,93 70,83 61,67 61,32 70,16 77,6 93,0 131,0 144,6 153,16 160,32 160,67 153,83 144,93">
          <text:p/>
        </draw:polyline>
        <draw:polyline draw:style-name="gr1" draw:text-style-name="P1" draw:layer="layout" svg:width="0.159cm" svg:height="0.092cm" svg:x="17.104cm" svg:y="25.987cm" svg:viewBox="0 0 160 93" draw:points="0,16 0,48 10,61 16,71 38,83 70,93 131,93 144,83 153,77 160,61 160,32 153,16 144,10 131,0 93,0 77,10 70,16 61,32 61,61 70,77 77,83 93,93">
          <text:p/>
        </draw:polyline>
        <draw:line draw:style-name="gr1" draw:text-style-name="P1" draw:layer="layout" svg:x1="17.621cm" svg:y1="26.193cm" svg:x2="17.621cm" svg:y2="25.876cm">
          <text:p/>
        </draw:line>
        <draw:polyline draw:style-name="gr7" draw:text-style-name="P4" draw:layer="layout" svg:width="0.159cm" svg:height="0.089cm" svg:x="17.532cm" svg:y="26.606cm" svg:viewBox="0 0 160 90" draw:points="160,90 0,90 0,29 10,13 16,6 32,0 54,0 70,6 77,13 83,29 83,90">
          <text:p/>
        </draw:polyline>
        <draw:polyline draw:style-name="gr7" draw:text-style-name="P4" draw:layer="layout" svg:width="0.159cm" svg:height="0.089cm" svg:x="17.532cm" svg:y="26.448cm" svg:viewBox="0 0 160 90" draw:points="77,39 83,13 93,6 105,0 131,0 144,6 153,13 160,29 160,90 0,90 0,39 10,22 16,13 32,6 45,6 61,13 70,22 77,39 77,90">
          <text:p/>
        </draw:polyline>
        <draw:polyline draw:style-name="gr7" draw:text-style-name="P4" draw:layer="layout" svg:width="0.159cm" svg:height="0.092cm" svg:x="17.532cm" svg:y="26.295cm" svg:viewBox="0 0 160 93" draw:points="0,16 0,45 10,61 16,67 38,83 70,93 131,93 144,83 153,77 160,61 160,32 153,16 144,6 131,0 93,0 77,6 70,16 61,32 61,61 70,77 77,83 93,93">
          <text:p/>
        </draw:polyline>
        <draw:polyline draw:style-name="gr1" draw:text-style-name="P1" draw:layer="layout" svg:width="0.159cm" svg:height="0.105cm" svg:x="17.421cm" svg:y="25.981cm" svg:viewBox="0 0 160 106" draw:points="0,106 0,0 160,67">
          <text:p/>
        </draw:polyline>
        <draw:line draw:style-name="gr1" draw:text-style-name="P1" draw:layer="layout" svg:x1="17.939cm" svg:y1="26.193cm" svg:x2="17.939cm" svg:y2="25.876cm">
          <text:p/>
        </draw:line>
        <draw:polyline draw:style-name="gr7" draw:text-style-name="P4" draw:layer="layout" svg:width="0.159cm" svg:height="0.089cm" svg:x="17.85cm" svg:y="26.606cm" svg:viewBox="0 0 160 90" draw:points="160,90 0,90 0,29 10,13 16,6 32,0 54,0 70,6 77,13 83,29 83,90">
          <text:p/>
        </draw:polyline>
        <draw:polyline draw:style-name="gr7" draw:text-style-name="P4" draw:layer="layout" svg:width="0.159cm" svg:height="0.089cm" svg:x="17.85cm" svg:y="26.448cm" svg:viewBox="0 0 160 90" draw:points="77,39 83,13 93,6 105,0 131,0 144,6 153,13 160,29 160,90 0,90 0,39 10,22 16,13 32,6 45,6 61,13 70,22 77,39 77,90">
          <text:p/>
        </draw:polyline>
        <draw:polyline draw:style-name="gr7" draw:text-style-name="P4" draw:layer="layout" svg:width="0.159cm" svg:height="0.105cm" svg:x="17.85cm" svg:y="26.289cm" svg:viewBox="0 0 160 106" draw:points="0,106 0,0 160,67">
          <text:p/>
        </draw:polyline>
        <draw:polyline draw:style-name="gr1" draw:text-style-name="P1" draw:layer="layout" svg:width="0.159cm" svg:height="0.092cm" svg:x="17.739cm" svg:y="25.987cm" svg:viewBox="0 0 160 93" draw:points="70,61 61,77 54,83 38,93 32,93 16,83 10,77 0,61 0,32 10,16 16,10 32,0 38,0 54,10 61,16 70,32 70,61 77,77 83,83 99,93 131,93 144,83 153,77 160,61 160,32 153,16 144,10 131,0 99,0 83,10 77,16 70,32">
          <text:p/>
        </draw:polyline>
        <draw:line draw:style-name="gr1" draw:text-style-name="P1" draw:layer="layout" svg:x1="12.859cm" svg:y1="29.369cm" svg:x2="12.859cm" svg:y2="29.686cm">
          <text:p/>
        </draw:line>
        <draw:line draw:style-name="gr7" draw:text-style-name="P4" draw:layer="layout" svg:x1="12.725cm" svg:y1="29.296cm" svg:x2="12.725cm" svg:y2="29.137cm">
          <text:p/>
        </draw:line>
        <draw:line draw:style-name="gr7" draw:text-style-name="P4" draw:layer="layout" svg:x1="12.929cm" svg:y1="29.166cm" svg:x2="12.852cm" svg:y2="29.221cm">
          <text:p/>
        </draw:line>
        <draw:polyline draw:style-name="gr7" draw:text-style-name="P4" draw:layer="layout" svg:width="0.159cm" svg:height="0.092cm" svg:x="12.77cm" svg:y="29.166cm" svg:viewBox="0 0 160 93" draw:points="160,93 0,93 0,32 10,16 16,6 32,0 54,0 70,6 77,16 83,32 83,93">
          <text:p/>
        </draw:polyline>
        <draw:line draw:style-name="gr7" draw:text-style-name="P4" draw:layer="layout" svg:x1="12.725cm" svg:y1="29.137cm" svg:x2="12.725cm" svg:y2="28.991cm">
          <text:p/>
        </draw:line>
        <draw:line draw:style-name="gr7" draw:text-style-name="P4" draw:layer="layout" svg:x1="12.846cm" svg:y1="29.099cm" svg:x2="12.846cm" svg:y2="29.045cm">
          <text:p/>
        </draw:line>
        <draw:polyline draw:style-name="gr7" draw:text-style-name="P4" draw:layer="layout" svg:width="0.159cm" svg:height="0.076cm" svg:x="12.77cm" svg:y="29.023cm" svg:viewBox="0 0 160 77" draw:points="160,0 160,77 0,77 0,0">
          <text:p/>
        </draw:polyline>
        <draw:line draw:style-name="gr7" draw:text-style-name="P4" draw:layer="layout" svg:x1="12.725cm" svg:y1="28.991cm" svg:x2="12.725cm" svg:y2="28.842cm">
          <text:p/>
        </draw:line>
        <draw:polyline draw:style-name="gr7" draw:text-style-name="P4" draw:layer="layout" svg:width="0.159cm" svg:height="0.092cm" svg:x="12.77cm" svg:y="28.87cm" svg:viewBox="0 0 160 93" draw:points="153,93 160,71 160,32 153,16 144,10 131,0 115,0 99,10 93,16 83,32 77,61 70,77 61,83 45,93 32,93 16,83 10,77 0,61 0,22 10,0">
          <text:p/>
        </draw:polyline>
        <draw:line draw:style-name="gr7" draw:text-style-name="P4" draw:layer="layout" svg:x1="12.725cm" svg:y1="28.842cm" svg:x2="12.725cm" svg:y2="28.696cm">
          <text:p/>
        </draw:line>
        <draw:line draw:style-name="gr7" draw:text-style-name="P4" draw:layer="layout" svg:x1="12.846cm" svg:y1="28.804cm" svg:x2="12.846cm" svg:y2="28.75cm">
          <text:p/>
        </draw:line>
        <draw:polyline draw:style-name="gr7" draw:text-style-name="P4" draw:layer="layout" svg:width="0.159cm" svg:height="0.076cm" svg:x="12.77cm" svg:y="28.727cm" svg:viewBox="0 0 160 77" draw:points="160,0 160,77 0,77 0,0">
          <text:p/>
        </draw:polyline>
        <draw:line draw:style-name="gr7" draw:text-style-name="P4" draw:layer="layout" svg:x1="12.725cm" svg:y1="28.696cm" svg:x2="12.725cm" svg:y2="28.575cm">
          <text:p/>
        </draw:line>
        <draw:line draw:style-name="gr7" draw:text-style-name="P4" draw:layer="layout" svg:x1="12.77cm" svg:y1="28.683cm" svg:x2="12.77cm" svg:y2="28.591cm">
          <text:p/>
        </draw:line>
        <draw:line draw:style-name="gr7" draw:text-style-name="P4" draw:layer="layout" svg:x1="12.929cm" svg:y1="28.635cm" svg:x2="12.77cm" svg:y2="28.635cm">
          <text:p/>
        </draw:line>
        <draw:polyline draw:style-name="gr1" draw:text-style-name="P1" draw:layer="layout" svg:width="0.159cm" svg:height="0.092cm" svg:x="12.659cm" svg:y="29.48cm" svg:viewBox="0 0 160 93" draw:points="160,77 160,48 153,32 144,22 121,10 93,0 32,0 16,10 10,16 0,32 0,61 10,77 16,83 32,93 70,93 83,83 93,77 99,61 99,32 93,16 83,10 70,0">
          <text:p/>
        </draw:polyline>
        <draw:polyline draw:style-name="gr7" draw:text-style-name="P4" draw:layer="layout" svg:width="0.089cm" svg:height="0.159cm" svg:x="24.784cm" svg:y="27.537cm" svg:viewBox="0 0 90 160" draw:points="0,0 0,131 6,144 13,153 29,160 61,160 74,153 83,144 90,131 90,0">
          <text:p/>
        </draw:polyline>
        <draw:line draw:style-name="gr7" draw:text-style-name="P4" draw:layer="layout" svg:x1="25.032cm" svg:y1="27.696cm" svg:x2="24.943cm" svg:y2="27.696cm">
          <text:p/>
        </draw:line>
        <draw:polyline draw:style-name="gr7" draw:text-style-name="P4" draw:layer="layout" svg:width="0.044cm" svg:height="0.159cm" svg:x="24.943cm" svg:y="27.537cm" svg:viewBox="0 0 45 160" draw:points="45,160 45,0 29,22 13,38 0,45">
          <text:p/>
        </draw:polyline>
        <draw:polygon draw:style-name="gr7" draw:text-style-name="P4" draw:layer="layout" svg:width="0.092cm" svg:height="0.159cm" svg:x="25.092cm" svg:y="27.537cm" svg:viewBox="0 0 93 160" draw:points="39,0 55,0 71,10 77,16 83,32 93,61 93,99 83,131 77,144 71,153 55,160 39,160 22,153 16,144 10,131 0,99 0,61 10,32 16,16 22,10">
          <text:p/>
        </draw:polygon>
        <draw:line draw:style-name="gr7" draw:text-style-name="P4" draw:layer="layout" svg:x1="24.771cm" svg:y1="27.94cm" svg:x2="24.847cm" svg:y2="27.94cm">
          <text:p/>
        </draw:line>
        <draw:polyline draw:style-name="gr7" draw:text-style-name="P4" draw:layer="layout" svg:width="0.105cm" svg:height="0.159cm" svg:x="24.759cm" svg:y="27.826cm" svg:viewBox="0 0 106 160" draw:points="0,160 51,0 106,160">
          <text:p/>
        </draw:polyline>
        <draw:line draw:style-name="gr7" draw:text-style-name="P4" draw:layer="layout" svg:x1="24.892cm" svg:y1="27.826cm" svg:x2="24.984cm" svg:y2="27.826cm">
          <text:p/>
        </draw:line>
        <draw:line draw:style-name="gr7" draw:text-style-name="P4" draw:layer="layout" svg:x1="24.94cm" svg:y1="27.985cm" svg:x2="24.94cm" svg:y2="27.826cm">
          <text:p/>
        </draw:line>
        <draw:line draw:style-name="gr7" draw:text-style-name="P4" draw:layer="layout" svg:x1="25.038cm" svg:y1="27.985cm" svg:x2="25.038cm" svg:y2="27.88cm">
          <text:p/>
        </draw:line>
        <draw:polyline draw:style-name="gr7" draw:text-style-name="P4" draw:layer="layout" svg:width="0.067cm" svg:height="0.105cm" svg:x="25.038cm" svg:y="27.88cm" svg:viewBox="0 0 68 106" draw:points="0,16 6,6 23,0 45,0 61,6 68,22 68,106">
          <text:p/>
        </draw:polyline>
        <draw:polyline draw:style-name="gr7" draw:text-style-name="P4" draw:layer="layout" svg:width="0.07cm" svg:height="0.105cm" svg:x="25.105cm" svg:y="27.88cm" svg:viewBox="0 0 71 106" draw:points="0,22 10,6 23,0 45,0 61,6 71,22 71,106">
          <text:p/>
        </draw:polyline>
        <draw:polyline draw:style-name="gr7" draw:text-style-name="P4" draw:layer="layout" svg:width="0.076cm" svg:height="0.105cm" svg:x="25.241cm" svg:y="27.88cm" svg:viewBox="0 0 77 106" draw:points="68,99 55,106 23,106 6,99 0,83 0,22 6,6 23,0 55,0 68,6 77,22 77,38 0,51">
          <text:p/>
        </draw:polyline>
        <draw:polyline draw:style-name="gr7" draw:text-style-name="P4" draw:layer="layout" svg:width="0.07cm" svg:height="0.159cm" svg:x="25.384cm" svg:y="27.88cm" svg:viewBox="0 0 71 160" draw:points="71,0 71,128 61,144 55,150 39,160 16,160 0,150">
          <text:p/>
        </draw:polyline>
        <draw:polyline draw:style-name="gr7" draw:text-style-name="P4" draw:layer="layout" svg:width="0.076cm" svg:height="0.105cm" svg:x="25.378cm" svg:y="27.88cm" svg:viewBox="0 0 77 106" draw:points="77,99 61,106 29,106 16,99 6,90 0,77 0,29 6,16 16,6 29,0 61,0 77,6">
          <text:p/>
        </draw:polyline>
        <draw:polyline draw:style-name="gr7" draw:text-style-name="P4" draw:layer="layout" svg:width="0.07cm" svg:height="0.105cm" svg:x="25.527cm" svg:y="27.88cm" svg:viewBox="0 0 71 106" draw:points="71,106 71,22 64,6 48,0 16,0 0,6">
          <text:p/>
        </draw:polyline>
        <draw:polyline draw:style-name="gr7" draw:text-style-name="P4" draw:layer="layout" svg:width="0.076cm" svg:height="0.067cm" svg:x="25.521cm" svg:y="27.918cm" svg:viewBox="0 0 77 68" draw:points="77,61 61,68 23,68 6,61 0,45 0,29 6,13 23,6 61,6 77,0">
          <text:p/>
        </draw:polyline>
        <draw:polyline draw:style-name="gr7" draw:text-style-name="P4" draw:layer="layout" svg:width="0.092cm" svg:height="0.159cm" svg:x="25.664cm" svg:y="27.826cm" svg:viewBox="0 0 93 160" draw:points="77,0 48,0 32,10 22,16 10,38 0,70 0,131 10,144 16,153 32,160 61,160 77,153 87,144 93,131 93,93 87,77 77,70 61,61 32,61 16,70 10,77 0,93">
          <text:p/>
        </draw:polyline>
        <draw:line draw:style-name="gr7" draw:text-style-name="P4" draw:layer="layout" svg:x1="25.892cm" svg:y1="27.88cm" svg:x2="25.892cm" svg:y2="27.985cm">
          <text:p/>
        </draw:line>
        <draw:polyline draw:style-name="gr7" draw:text-style-name="P4" draw:layer="layout" svg:width="0.098cm" svg:height="0.111cm" svg:x="25.816cm" svg:y="27.819cm" svg:viewBox="0 0 99 112" draw:points="38,0 0,112 99,112">
          <text:p/>
        </draw:polyline>
        <draw:line draw:style-name="gr7" draw:text-style-name="P4" draw:layer="layout" svg:x1="26.041cm" svg:y1="27.88cm" svg:x2="26.041cm" svg:y2="27.985cm">
          <text:p/>
        </draw:line>
        <draw:polyline draw:style-name="gr7" draw:text-style-name="P4" draw:layer="layout" svg:width="0.098cm" svg:height="0.111cm" svg:x="25.968cm" svg:y="27.819cm" svg:viewBox="0 0 99 112" draw:points="35,0 0,112 99,112">
          <text:p/>
        </draw:polyline>
        <draw:polyline draw:style-name="gr7" draw:text-style-name="P4" draw:layer="layout" svg:width="0.089cm" svg:height="0.159cm" svg:x="26.127cm" svg:y="27.826cm" svg:viewBox="0 0 90 160" draw:points="0,160 0,0 61,0 74,10 83,16 90,32 90,54 83,70 74,77 61,83 0,83">
          <text:p/>
        </draw:polyline>
        <draw:line draw:style-name="gr7" draw:text-style-name="P4" draw:layer="layout" svg:x1="26.286cm" svg:y1="27.924cm" svg:x2="26.407cm" svg:y2="27.924cm">
          <text:p/>
        </draw:line>
        <draw:polyline draw:style-name="gr7" draw:text-style-name="P4" draw:layer="layout" svg:width="0.098cm" svg:height="0.159cm" svg:x="26.467cm" svg:y="27.826cm" svg:viewBox="0 0 99 160" draw:points="6,16 13,10 29,0 67,0 83,10 90,16 99,32 99,45 90,70 0,160 99,160">
          <text:p/>
        </draw:polyline>
        <draw:polygon draw:style-name="gr7" draw:text-style-name="P4" draw:layer="layout" svg:width="0.089cm" svg:height="0.159cm" svg:x="26.626cm" svg:y="27.826cm" svg:viewBox="0 0 90 160" draw:points="39,0 51,0 67,10 77,16 83,32 90,61 90,99 83,131 77,144 67,153 51,160 39,160 22,153 13,144 6,131 0,99 0,61 6,32 13,16 22,10">
          <text:p/>
        </draw:polygon>
        <draw:polyline draw:style-name="gr7" draw:text-style-name="P4" draw:layer="layout" svg:width="0.089cm" svg:height="0.159cm" svg:x="26.784cm" svg:y="27.826cm" svg:viewBox="0 0 90 160" draw:points="0,160 0,0 61,0 77,10 83,16 90,32 90,54 83,70 77,77 61,83 0,83">
          <text:p/>
        </draw:polyline>
        <draw:polyline draw:style-name="gr7" draw:text-style-name="P4" draw:layer="layout" svg:width="0.089cm" svg:height="0.159cm" svg:x="26.943cm" svg:y="27.826cm" svg:viewBox="0 0 90 160" draw:points="0,0 0,131 6,144 13,153 29,160 61,160 77,153 83,144 90,131 90,0">
          <text:p/>
        </draw:polyline>
        <draw:polygon draw:style-name="gr5" draw:text-style-name="P3" draw:layer="layout" svg:width="1.905cm" svg:height="3.81cm" svg:x="29.369cm" svg:y="20.955cm" svg:viewBox="0 0 1906 3811" draw:points="953,3811 0,3811 0,0 1906,0 1906,3811">
          <text:p/>
        </draw:polygon>
        <draw:polygon draw:style-name="gr6" draw:text-style-name="P1" draw:layer="layout" svg:width="1.905cm" svg:height="3.81cm" svg:x="29.369cm" svg:y="20.955cm" svg:viewBox="0 0 1906 3811" draw:points="953,3811 0,3811 0,0 1906,0 1906,3811">
          <text:p/>
        </draw:polygon>
        <draw:polygon draw:style-name="gr1" draw:text-style-name="P1" draw:layer="layout" svg:width="0.159cm" svg:height="0.318cm" svg:x="30.242cm" svg:y="22.701cm" svg:viewBox="0 0 160 319" draw:points="160,0 160,319 0,319">
          <text:p/>
        </draw:polygon>
        <draw:polygon draw:style-name="gr1" draw:text-style-name="P1" draw:layer="layout" svg:width="0.318cm" svg:height="0.318cm" svg:x="30.162cm" svg:y="22.701cm" svg:viewBox="0 0 319 319" draw:points="319,0 80,0 80,319 0,319">
          <text:p/>
        </draw:polygon>
        <draw:line draw:style-name="gr1" draw:text-style-name="P1" draw:layer="layout" svg:x1="31.274cm" svg:y1="21.59cm" svg:x2="31.909cm" svg:y2="21.59cm">
          <text:p/>
        </draw:line>
        <draw:line draw:style-name="gr7" draw:text-style-name="P4" draw:layer="layout" svg:x1="30.477cm" svg:y1="21.615cm" svg:x2="30.553cm" svg:y2="21.615cm">
          <text:p/>
        </draw:line>
        <draw:polyline draw:style-name="gr7" draw:text-style-name="P4" draw:layer="layout" svg:width="0.105cm" svg:height="0.159cm" svg:x="30.464cm" svg:y="21.501cm" svg:viewBox="0 0 106 160" draw:points="0,160 51,0 106,160">
          <text:p/>
        </draw:polyline>
        <draw:line draw:style-name="gr7" draw:text-style-name="P4" draw:layer="layout" svg:x1="30.623cm" svg:y1="21.6cm" svg:x2="30.744cm" svg:y2="21.6cm">
          <text:p/>
        </draw:line>
        <draw:polyline draw:style-name="gr7" draw:text-style-name="P4" draw:layer="layout" svg:width="0.121cm" svg:height="0.089cm" svg:x="30.82cm" svg:y="21.555cm" svg:viewBox="0 0 122 90" draw:points="0,0 122,45 0,90">
          <text:p/>
        </draw:polyline>
        <draw:polyline draw:style-name="gr7" draw:text-style-name="P4" draw:layer="layout" svg:width="0.092cm" svg:height="0.159cm" svg:x="31.013cm" svg:y="21.501cm" svg:viewBox="0 0 93 160" draw:points="55,77 77,83 87,93 93,105 93,131 87,144 77,153 61,160 0,160 0,0 55,0 71,10 77,16 87,32 87,45 77,61 71,70 55,77 0,77">
          <text:p/>
        </draw:polyline>
        <draw:line draw:style-name="gr1" draw:text-style-name="P1" draw:layer="layout" svg:x1="31.636cm" svg:y1="21.549cm" svg:x2="31.544cm" svg:y2="21.549cm">
          <text:p/>
        </draw:line>
        <draw:polyline draw:style-name="gr1" draw:text-style-name="P1" draw:layer="layout" svg:width="0.048cm" svg:height="0.159cm" svg:x="31.544cm" svg:y="21.39cm" svg:viewBox="0 0 49 160" draw:points="49,160 49,0 32,22 16,38 0,45">
          <text:p/>
        </draw:polyline>
        <draw:line draw:style-name="gr1" draw:text-style-name="P1" draw:layer="layout" svg:x1="30.321cm" svg:y1="20.955cm" svg:x2="30.321cm" svg:y2="20.32cm">
          <text:p/>
        </draw:line>
        <draw:polyline draw:style-name="gr7" draw:text-style-name="P4" draw:layer="layout" svg:width="0.159cm" svg:height="0.098cm" svg:x="30.232cm" svg:y="21.444cm" svg:viewBox="0 0 160 99" draw:points="10,10 0,26 0,48 10,71 22,87 38,93 70,99 93,99 121,93 137,87 153,71 160,48 160,32 153,10 144,0 93,0 93,32">
          <text:p/>
        </draw:polyline>
        <draw:polyline draw:style-name="gr7" draw:text-style-name="P4" draw:layer="layout" svg:width="0.159cm" svg:height="0.092cm" svg:x="30.232cm" svg:y="21.285cm" svg:viewBox="0 0 160 93" draw:points="160,93 0,93 160,0 0,0">
          <text:p/>
        </draw:polyline>
        <draw:polygon draw:style-name="gr7" draw:text-style-name="P4" draw:layer="layout" svg:width="0.159cm" svg:height="0.092cm" svg:x="30.232cm" svg:y="21.12cm" svg:viewBox="0 0 160 93" draw:points="160,93 0,93 0,55 10,32 22,16 38,6 70,0 93,0 121,6 137,16 153,32 160,55">
          <text:p/>
        </draw:polygon>
        <draw:line draw:style-name="gr1" draw:text-style-name="P1" draw:layer="layout" svg:x1="30.28cm" svg:y1="20.666cm" svg:x2="30.28cm" svg:y2="20.758cm">
          <text:p/>
        </draw:line>
        <draw:polyline draw:style-name="gr1" draw:text-style-name="P1" draw:layer="layout" svg:width="0.159cm" svg:height="0.048cm" svg:x="30.121cm" svg:y="20.711cm" svg:viewBox="0 0 160 49" draw:points="160,0 0,0 22,16 38,32 45,49">
          <text:p/>
        </draw:polyline>
        <draw:polygon draw:style-name="gr1" draw:text-style-name="P1" draw:layer="layout" svg:width="0.159cm" svg:height="0.092cm" svg:x="30.121cm" svg:y="20.514cm" svg:viewBox="0 0 160 93" draw:points="0,55 0,39 10,26 16,16 32,10 61,0 99,0 131,10 144,16 153,26 160,39 160,55 153,71 144,77 131,87 99,93 61,93 32,87 16,77 10,71">
          <text:p/>
        </draw:polygon>
        <draw:line draw:style-name="gr1" draw:text-style-name="P1" draw:layer="layout" svg:x1="29.369cm" svg:y1="22.225cm" svg:x2="28.734cm" svg:y2="22.225cm">
          <text:p/>
        </draw:line>
        <draw:polyline draw:style-name="gr7" draw:text-style-name="P4" draw:layer="layout" svg:width="0.092cm" svg:height="0.159cm" svg:x="29.54cm" svg:y="22.136cm" svg:viewBox="0 0 93 160" draw:points="55,77 77,83 87,93 93,105 93,131 87,144 77,153 61,160 0,160 0,0 55,0 71,10 77,16 87,32 87,45 77,61 71,70 55,77 0,77">
          <text:p/>
        </draw:polyline>
        <draw:polyline draw:style-name="gr7" draw:text-style-name="P4" draw:layer="layout" svg:width="0.105cm" svg:height="0.159cm" svg:x="29.686cm" svg:y="22.136cm" svg:viewBox="0 0 106 160" draw:points="0,0 106,0 38,160">
          <text:p/>
        </draw:polyline>
        <draw:line draw:style-name="gr1" draw:text-style-name="P1" draw:layer="layout" svg:x1="29.019cm" svg:y1="22.184cm" svg:x2="28.927cm" svg:y2="22.184cm">
          <text:p/>
        </draw:line>
        <draw:polyline draw:style-name="gr1" draw:text-style-name="P1" draw:layer="layout" svg:width="0.048cm" svg:height="0.159cm" svg:x="28.927cm" svg:y="22.025cm" svg:viewBox="0 0 49 160" draw:points="49,160 49,0 32,22 16,38 0,45">
          <text:p/>
        </draw:polyline>
        <draw:line draw:style-name="gr1" draw:text-style-name="P1" draw:layer="layout" svg:x1="29.172cm" svg:y1="22.184cm" svg:x2="29.08cm" svg:y2="22.184cm">
          <text:p/>
        </draw:line>
        <draw:polyline draw:style-name="gr1" draw:text-style-name="P1" draw:layer="layout" svg:width="0.044cm" svg:height="0.159cm" svg:x="29.08cm" svg:y="22.025cm" svg:viewBox="0 0 45 160" draw:points="45,160 45,0 32,22 16,38 0,45">
          <text:p/>
        </draw:polyline>
        <draw:line draw:style-name="gr1" draw:text-style-name="P1" draw:layer="layout" svg:x1="29.369cm" svg:y1="22.542cm" svg:x2="28.734cm" svg:y2="22.542cm">
          <text:p/>
        </draw:line>
        <draw:polyline draw:style-name="gr7" draw:text-style-name="P4" draw:layer="layout" svg:width="0.092cm" svg:height="0.159cm" svg:x="29.54cm" svg:y="22.454cm" svg:viewBox="0 0 93 160" draw:points="55,77 77,83 87,93 93,105 93,131 87,144 77,153 61,160 0,160 0,0 55,0 71,10 77,16 87,32 87,45 77,61 71,70 55,77 0,77">
          <text:p/>
        </draw:polyline>
        <draw:polyline draw:style-name="gr7" draw:text-style-name="P4" draw:layer="layout" svg:width="0.092cm" svg:height="0.159cm" svg:x="29.693cm" svg:y="22.454cm" svg:viewBox="0 0 93 160" draw:points="77,0 45,0 32,10 22,16 6,38 0,70 0,131 6,144 16,153 32,160 61,160 77,153 83,144 93,131 93,93 83,77 77,70 61,61 32,61 16,70 6,77 0,93">
          <text:p/>
        </draw:polyline>
        <draw:line draw:style-name="gr1" draw:text-style-name="P1" draw:layer="layout" svg:x1="29.019cm" svg:y1="22.501cm" svg:x2="28.927cm" svg:y2="22.501cm">
          <text:p/>
        </draw:line>
        <draw:polyline draw:style-name="gr1" draw:text-style-name="P1" draw:layer="layout" svg:width="0.048cm" svg:height="0.159cm" svg:x="28.927cm" svg:y="22.342cm" svg:viewBox="0 0 49 160" draw:points="49,160 49,0 32,22 16,38 0,45">
          <text:p/>
        </draw:polyline>
        <draw:polyline draw:style-name="gr1" draw:text-style-name="P1" draw:layer="layout" svg:width="0.098cm" svg:height="0.159cm" svg:x="29.073cm" svg:y="22.342cm" svg:viewBox="0 0 99 160" draw:points="6,16 13,10 29,0 67,0 83,10 90,16 99,32 99,45 90,70 0,160 99,160">
          <text:p/>
        </draw:polyline>
        <draw:line draw:style-name="gr1" draw:text-style-name="P1" draw:layer="layout" svg:x1="29.369cm" svg:y1="22.86cm" svg:x2="28.734cm" svg:y2="22.86cm">
          <text:p/>
        </draw:line>
        <draw:polyline draw:style-name="gr7" draw:text-style-name="P4" draw:layer="layout" svg:width="0.092cm" svg:height="0.159cm" svg:x="29.54cm" svg:y="22.771cm" svg:viewBox="0 0 93 160" draw:points="55,77 77,83 87,93 93,105 93,131 87,144 77,153 61,160 0,160 0,0 55,0 71,10 77,16 87,32 87,45 77,61 71,70 55,77 0,77">
          <text:p/>
        </draw:polyline>
        <draw:polyline draw:style-name="gr7" draw:text-style-name="P4" draw:layer="layout" svg:width="0.092cm" svg:height="0.159cm" svg:x="29.693cm" svg:y="22.771cm" svg:viewBox="0 0 93 160" draw:points="83,0 6,0 0,77 6,70 22,61 61,61 77,70 83,77 93,93 93,131 83,144 77,153 61,160 22,160 6,153 0,144">
          <text:p/>
        </draw:polyline>
        <draw:line draw:style-name="gr1" draw:text-style-name="P1" draw:layer="layout" svg:x1="29.019cm" svg:y1="22.819cm" svg:x2="28.927cm" svg:y2="22.819cm">
          <text:p/>
        </draw:line>
        <draw:polyline draw:style-name="gr1" draw:text-style-name="P1" draw:layer="layout" svg:width="0.048cm" svg:height="0.159cm" svg:x="28.927cm" svg:y="22.66cm" svg:viewBox="0 0 49 160" draw:points="49,160 49,0 32,22 16,38 0,45">
          <text:p/>
        </draw:polyline>
        <draw:polyline draw:style-name="gr1" draw:text-style-name="P1" draw:layer="layout" svg:width="0.098cm" svg:height="0.159cm" svg:x="29.073cm" svg:y="22.66cm" svg:viewBox="0 0 99 160" draw:points="0,0 99,0 45,61 67,61 83,70 90,77 99,93 99,131 90,144 83,153 67,160 22,160 6,153 0,144">
          <text:p/>
        </draw:polyline>
        <draw:line draw:style-name="gr1" draw:text-style-name="P1" draw:layer="layout" svg:x1="29.369cm" svg:y1="23.177cm" svg:x2="28.734cm" svg:y2="23.177cm">
          <text:p/>
        </draw:line>
        <draw:polyline draw:style-name="gr7" draw:text-style-name="P4" draw:layer="layout" svg:width="0.092cm" svg:height="0.159cm" svg:x="29.54cm" svg:y="23.089cm" svg:viewBox="0 0 93 160" draw:points="55,77 77,83 87,93 93,105 93,131 87,144 77,153 61,160 0,160 0,0 55,0 71,10 77,16 87,32 87,45 77,61 71,70 55,77 0,77">
          <text:p/>
        </draw:polyline>
        <draw:line draw:style-name="gr7" draw:text-style-name="P4" draw:layer="layout" svg:x1="29.769cm" svg:y1="23.143cm" svg:x2="29.769cm" svg:y2="23.248cm">
          <text:p/>
        </draw:line>
        <draw:polyline draw:style-name="gr7" draw:text-style-name="P4" draw:layer="layout" svg:width="0.098cm" svg:height="0.111cm" svg:x="29.693cm" svg:y="23.082cm" svg:viewBox="0 0 99 112" draw:points="38,0 0,112 99,112">
          <text:p/>
        </draw:polyline>
        <draw:line draw:style-name="gr1" draw:text-style-name="P1" draw:layer="layout" svg:x1="29.019cm" svg:y1="23.136cm" svg:x2="28.927cm" svg:y2="23.136cm">
          <text:p/>
        </draw:line>
        <draw:polyline draw:style-name="gr1" draw:text-style-name="P1" draw:layer="layout" svg:width="0.048cm" svg:height="0.159cm" svg:x="28.927cm" svg:y="22.977cm" svg:viewBox="0 0 49 160" draw:points="49,160 49,0 32,22 16,38 0,45">
          <text:p/>
        </draw:polyline>
        <draw:line draw:style-name="gr1" draw:text-style-name="P1" draw:layer="layout" svg:x1="29.156cm" svg:y1="23.031cm" svg:x2="29.156cm" svg:y2="23.136cm">
          <text:p/>
        </draw:line>
        <draw:polyline draw:style-name="gr1" draw:text-style-name="P1" draw:layer="layout" svg:width="0.098cm" svg:height="0.111cm" svg:x="29.08cm" svg:y="22.971cm" svg:viewBox="0 0 99 112" draw:points="38,0 0,112 99,112">
          <text:p/>
        </draw:polyline>
        <draw:line draw:style-name="gr1" draw:text-style-name="P1" draw:layer="layout" svg:x1="29.369cm" svg:y1="23.495cm" svg:x2="28.734cm" svg:y2="23.495cm">
          <text:p/>
        </draw:line>
        <draw:polyline draw:style-name="gr7" draw:text-style-name="P4" draw:layer="layout" svg:width="0.092cm" svg:height="0.159cm" svg:x="29.54cm" svg:y="23.406cm" svg:viewBox="0 0 93 160" draw:points="55,77 77,83 87,93 93,105 93,131 87,144 77,153 61,160 0,160 0,0 55,0 71,10 77,16 87,32 87,45 77,61 71,70 55,77 0,77">
          <text:p/>
        </draw:polyline>
        <draw:polyline draw:style-name="gr7" draw:text-style-name="P4" draw:layer="layout" svg:width="0.098cm" svg:height="0.159cm" svg:x="29.686cm" svg:y="23.406cm" svg:viewBox="0 0 99 160" draw:points="0,0 99,0 45,61 67,61 83,70 90,77 99,93 99,131 90,144 83,153 67,160 22,160 6,153 0,144">
          <text:p/>
        </draw:polyline>
        <draw:line draw:style-name="gr1" draw:text-style-name="P1" draw:layer="layout" svg:x1="29.019cm" svg:y1="23.454cm" svg:x2="28.927cm" svg:y2="23.454cm">
          <text:p/>
        </draw:line>
        <draw:polyline draw:style-name="gr1" draw:text-style-name="P1" draw:layer="layout" svg:width="0.048cm" svg:height="0.159cm" svg:x="28.927cm" svg:y="23.295cm" svg:viewBox="0 0 49 160" draw:points="49,160 49,0 32,22 16,38 0,45">
          <text:p/>
        </draw:polyline>
        <draw:polyline draw:style-name="gr1" draw:text-style-name="P1" draw:layer="layout" svg:width="0.092cm" svg:height="0.159cm" svg:x="29.08cm" svg:y="23.295cm" svg:viewBox="0 0 93 160" draw:points="83,0 6,0 0,77 6,70 22,61 61,61 77,70 83,77 93,93 93,131 83,144 77,153 61,160 22,160 6,153 0,144">
          <text:p/>
        </draw:polyline>
        <draw:line draw:style-name="gr1" draw:text-style-name="P1" draw:layer="layout" svg:x1="29.369cm" svg:y1="23.812cm" svg:x2="28.734cm" svg:y2="23.812cm">
          <text:p/>
        </draw:line>
        <draw:polyline draw:style-name="gr7" draw:text-style-name="P4" draw:layer="layout" svg:width="0.092cm" svg:height="0.159cm" svg:x="29.54cm" svg:y="23.724cm" svg:viewBox="0 0 93 160" draw:points="55,77 77,83 87,93 93,105 93,131 87,144 77,153 61,160 0,160 0,0 55,0 71,10 77,16 87,32 87,45 77,61 71,70 55,77 0,77">
          <text:p/>
        </draw:polyline>
        <draw:polyline draw:style-name="gr7" draw:text-style-name="P4" draw:layer="layout" svg:width="0.098cm" svg:height="0.159cm" svg:x="29.686cm" svg:y="23.724cm" svg:viewBox="0 0 99 160" draw:points="6,16 13,10 29,0 67,0 83,10 90,16 99,32 99,45 90,70 0,160 99,160">
          <text:p/>
        </draw:polyline>
        <draw:line draw:style-name="gr1" draw:text-style-name="P1" draw:layer="layout" svg:x1="29.019cm" svg:y1="23.771cm" svg:x2="28.927cm" svg:y2="23.771cm">
          <text:p/>
        </draw:line>
        <draw:polyline draw:style-name="gr1" draw:text-style-name="P1" draw:layer="layout" svg:width="0.048cm" svg:height="0.159cm" svg:x="28.927cm" svg:y="23.612cm" svg:viewBox="0 0 49 160" draw:points="49,160 49,0 32,22 16,38 0,45">
          <text:p/>
        </draw:polyline>
        <draw:polyline draw:style-name="gr1" draw:text-style-name="P1" draw:layer="layout" svg:width="0.092cm" svg:height="0.159cm" svg:x="29.08cm" svg:y="23.612cm" svg:viewBox="0 0 93 160" draw:points="77,0 45,0 32,10 22,16 6,38 0,70 0,131 6,144 16,153 32,160 61,160 77,153 83,144 93,131 93,93 83,77 77,70 61,61 32,61 16,70 6,77 0,93">
          <text:p/>
        </draw:polyline>
        <draw:line draw:style-name="gr1" draw:text-style-name="P1" draw:layer="layout" svg:x1="29.369cm" svg:y1="24.13cm" svg:x2="28.734cm" svg:y2="24.13cm">
          <text:p/>
        </draw:line>
        <draw:polyline draw:style-name="gr7" draw:text-style-name="P4" draw:layer="layout" svg:width="0.092cm" svg:height="0.159cm" svg:x="29.54cm" svg:y="24.041cm" svg:viewBox="0 0 93 160" draw:points="55,77 77,83 87,93 93,105 93,131 87,144 77,153 61,160 0,160 0,0 55,0 71,10 77,16 87,32 87,45 77,61 71,70 55,77 0,77">
          <text:p/>
        </draw:polyline>
        <draw:line draw:style-name="gr7" draw:text-style-name="P4" draw:layer="layout" svg:x1="29.785cm" svg:y1="24.2cm" svg:x2="29.693cm" svg:y2="24.2cm">
          <text:p/>
        </draw:line>
        <draw:polyline draw:style-name="gr7" draw:text-style-name="P4" draw:layer="layout" svg:width="0.044cm" svg:height="0.159cm" svg:x="29.693cm" svg:y="24.041cm" svg:viewBox="0 0 45 160" draw:points="45,160 45,0 32,22 16,38 0,45">
          <text:p/>
        </draw:polyline>
        <draw:line draw:style-name="gr1" draw:text-style-name="P1" draw:layer="layout" svg:x1="29.019cm" svg:y1="24.089cm" svg:x2="28.927cm" svg:y2="24.089cm">
          <text:p/>
        </draw:line>
        <draw:polyline draw:style-name="gr1" draw:text-style-name="P1" draw:layer="layout" svg:width="0.048cm" svg:height="0.159cm" svg:x="28.927cm" svg:y="23.93cm" svg:viewBox="0 0 49 160" draw:points="49,160 49,0 32,22 16,38 0,45">
          <text:p/>
        </draw:polyline>
        <draw:polyline draw:style-name="gr1" draw:text-style-name="P1" draw:layer="layout" svg:width="0.105cm" svg:height="0.159cm" svg:x="29.073cm" svg:y="23.93cm" svg:viewBox="0 0 106 160" draw:points="0,0 106,0 38,160">
          <text:p/>
        </draw:polyline>
        <draw:line draw:style-name="gr1" draw:text-style-name="P1" draw:layer="layout" svg:x1="29.369cm" svg:y1="24.447cm" svg:x2="28.734cm" svg:y2="24.447cm">
          <text:p/>
        </draw:line>
        <draw:polyline draw:style-name="gr7" draw:text-style-name="P4" draw:layer="layout" svg:width="0.092cm" svg:height="0.159cm" svg:x="29.54cm" svg:y="24.359cm" svg:viewBox="0 0 93 160" draw:points="55,77 77,83 87,93 93,105 93,131 87,144 77,153 61,160 0,160 0,0 55,0 71,10 77,16 87,32 87,45 77,61 71,70 55,77 0,77">
          <text:p/>
        </draw:polyline>
        <draw:polygon draw:style-name="gr7" draw:text-style-name="P4" draw:layer="layout" svg:width="0.092cm" svg:height="0.159cm" svg:x="29.693cm" svg:y="24.359cm" svg:viewBox="0 0 93 160" draw:points="39,0 55,0 67,10 77,16 83,32 93,61 93,99 83,131 77,144 67,153 55,160 39,160 22,153 16,144 6,131 0,99 0,61 6,32 16,16 22,10">
          <text:p/>
        </draw:polygon>
        <draw:line draw:style-name="gr1" draw:text-style-name="P1" draw:layer="layout" svg:x1="29.019cm" svg:y1="24.406cm" svg:x2="28.927cm" svg:y2="24.406cm">
          <text:p/>
        </draw:line>
        <draw:polyline draw:style-name="gr1" draw:text-style-name="P1" draw:layer="layout" svg:width="0.048cm" svg:height="0.159cm" svg:x="28.927cm" svg:y="24.247cm" svg:viewBox="0 0 49 160" draw:points="49,160 49,0 32,22 16,38 0,45">
          <text:p/>
        </draw:polyline>
        <draw:polyline draw:style-name="gr1" draw:text-style-name="P1" draw:layer="layout" svg:width="0.092cm" svg:height="0.159cm" svg:x="29.08cm" svg:y="24.247cm" svg:viewBox="0 0 93 160" draw:points="32,70 16,61 6,54 0,38 0,32 6,16 16,10 32,0 61,0 77,10 83,16 93,32 93,38 83,54 77,61 61,70 32,70 16,77 6,83 0,99 0,131 6,144 16,153 32,160 61,160 77,153 83,144 93,131 93,99 83,83 77,77 61,70">
          <text:p/>
        </draw:polyline>
        <draw:path draw:style-name="gr1" draw:text-style-name="P1" draw:layer="layout" svg:width="0.159cm" svg:height="0.159cm" svg:x="31.274cm" svg:y="21.193cm" svg:viewBox="0 0 160 160" svg:d="M160 80c0 15-4 27-11 40s-16 22-29 29-25 11-40 11-27-4-40-11-22-16-29-29c-8-13-11-25-11-40s3-27 11-40c7-13 16-22 29-29 13-8 25-11 40-11s27 3 40 11c13 7 22 16 29 29s11 25 11 40z">
          <text:p/>
        </draw:path>
        <draw:line draw:style-name="gr1" draw:text-style-name="P1" draw:layer="layout" svg:x1="31.432cm" svg:y1="21.272cm" svg:x2="31.908cm" svg:y2="21.272cm">
          <text:p/>
        </draw:line>
        <draw:polyline draw:style-name="gr7" draw:text-style-name="P4" draw:layer="layout" svg:width="0.098cm" svg:height="0.159cm" svg:x="30.864cm" svg:y="21.184cm" svg:viewBox="0 0 99 160" draw:points="99,144 90,153 67,160 51,160 29,153 16,137 6,121 0,93 0,70 6,38 16,22 29,10 51,0 67,0 90,10 99,16">
          <text:p/>
        </draw:polyline>
        <draw:line draw:style-name="gr7" draw:text-style-name="P4" draw:layer="layout" svg:x1="31.029cm" svg:y1="21.26cm" svg:x2="31.083cm" svg:y2="21.26cm">
          <text:p/>
        </draw:line>
        <draw:polyline draw:style-name="gr7" draw:text-style-name="P4" draw:layer="layout" svg:width="0.076cm" svg:height="0.159cm" svg:x="31.029cm" svg:y="21.184cm" svg:viewBox="0 0 77 160" draw:points="77,160 0,160 0,0 77,0">
          <text:p/>
        </draw:polyline>
        <draw:line draw:style-name="gr1" draw:text-style-name="P1" draw:layer="layout" svg:x1="31.559cm" svg:y1="21.231cm" svg:x2="31.467cm" svg:y2="21.231cm">
          <text:p/>
        </draw:line>
        <draw:polyline draw:style-name="gr1" draw:text-style-name="P1" draw:layer="layout" svg:width="0.048cm" svg:height="0.159cm" svg:x="31.467cm" svg:y="21.072cm" svg:viewBox="0 0 49 160" draw:points="49,160 49,0 32,22 16,38 0,45">
          <text:p/>
        </draw:polyline>
        <draw:polyline draw:style-name="gr1" draw:text-style-name="P1" draw:layer="layout" svg:width="0.092cm" svg:height="0.159cm" svg:x="31.62cm" svg:y="21.072cm" svg:viewBox="0 0 93 160" draw:points="16,160 45,160 61,153 67,144 83,121 93,93 93,32 83,16 77,10 61,0 32,0 16,10 6,16 0,32 0,70 6,83 16,93 32,99 61,99 77,93 83,83 93,70">
          <text:p/>
        </draw:polyline>
        <draw:line draw:style-name="gr1" draw:text-style-name="P1" draw:layer="layout" svg:x1="31.274cm" svg:y1="24.447cm" svg:x2="31.909cm" svg:y2="24.447cm">
          <text:p/>
        </draw:line>
        <draw:line draw:style-name="gr7" draw:text-style-name="P4" draw:layer="layout" svg:x1="30.88cm" svg:y1="24.473cm" svg:x2="30.953cm" svg:y2="24.473cm">
          <text:p/>
        </draw:line>
        <draw:polyline draw:style-name="gr7" draw:text-style-name="P4" draw:layer="layout" svg:width="0.105cm" svg:height="0.159cm" svg:x="30.864cm" svg:y="24.359cm" svg:viewBox="0 0 106 160" draw:points="0,160 51,0 106,160">
          <text:p/>
        </draw:polyline>
        <draw:polygon draw:style-name="gr7" draw:text-style-name="P4" draw:layer="layout" svg:width="0.092cm" svg:height="0.159cm" svg:x="31.013cm" svg:y="24.359cm" svg:viewBox="0 0 93 160" draw:points="39,0 55,0 71,10 77,16 87,32 93,61 93,99 87,131 77,144 71,153 55,160 39,160 26,153 16,144 10,131 0,99 0,61 10,32 16,16 26,10">
          <text:p/>
        </draw:polygon>
        <draw:polyline draw:style-name="gr1" draw:text-style-name="P1" draw:layer="layout" svg:width="0.098cm" svg:height="0.159cm" svg:x="31.537cm" svg:y="24.247cm" svg:viewBox="0 0 99 160" draw:points="6,16 16,10 29,0 67,0 83,10 90,16 99,32 99,45 90,70 0,160 99,160">
          <text:p/>
        </draw:polyline>
        <draw:line draw:style-name="gr1" draw:text-style-name="P1" draw:layer="layout" svg:x1="30.321cm" svg:y1="24.765cm" svg:x2="30.321cm" svg:y2="25.4cm">
          <text:p/>
        </draw:line>
        <draw:polyline draw:style-name="gr7" draw:text-style-name="P4" draw:layer="layout" svg:width="0.159cm" svg:height="0.108cm" svg:x="30.232cm" svg:y="24.505cm" svg:viewBox="0 0 160 109" draw:points="0,109 160,54 0,0">
          <text:p/>
        </draw:polyline>
        <draw:polyline draw:style-name="gr7" draw:text-style-name="P4" draw:layer="layout" svg:width="0.159cm" svg:height="0.098cm" svg:x="30.232cm" svg:y="24.362cm" svg:viewBox="0 0 160 99" draw:points="144,0 153,10 160,32 160,45 153,71 137,83 121,93 93,99 70,99 38,93 22,83 10,71 0,45 0,32 10,10 16,0">
          <text:p/>
        </draw:polyline>
        <draw:polyline draw:style-name="gr7" draw:text-style-name="P4" draw:layer="layout" svg:width="0.159cm" svg:height="0.098cm" svg:x="30.232cm" svg:y="24.203cm" svg:viewBox="0 0 160 99" draw:points="144,0 153,10 160,32 160,45 153,71 137,83 121,93 93,99 70,99 38,93 22,83 10,71 0,45 0,32 10,10 16,0">
          <text:p/>
        </draw:polyline>
        <draw:polyline draw:style-name="gr1" draw:text-style-name="P1" draw:layer="layout" svg:width="0.159cm" svg:height="0.098cm" svg:x="30.121cm" svg:y="25.111cm" svg:viewBox="0 0 160 99" draw:points="16,93 10,83 0,67 0,32 10,16 16,6 32,0 45,0 70,6 160,99 160,0">
          <text:p/>
        </draw:polyline>
        <draw:polygon draw:style-name="gr1" draw:text-style-name="P1" draw:layer="layout" svg:width="0.159cm" svg:height="0.092cm" svg:x="30.121cm" svg:y="24.959cm" svg:viewBox="0 0 160 93" draw:points="0,55 0,39 10,26 16,16 32,10 61,0 99,0 131,10 144,16 153,26 160,39 160,55 153,71 144,77 131,87 99,93 61,93 32,87 16,77 10,71">
          <text:p/>
        </draw:polygon>
        <draw:line draw:style-name="gr1" draw:text-style-name="P1" draw:layer="layout" svg:x1="31.274cm" svg:y1="24.13cm" svg:x2="31.909cm" svg:y2="24.13cm">
          <text:p/>
        </draw:line>
        <draw:line draw:style-name="gr7" draw:text-style-name="P4" draw:layer="layout" svg:x1="30.88cm" svg:y1="24.155cm" svg:x2="30.953cm" svg:y2="24.155cm">
          <text:p/>
        </draw:line>
        <draw:polyline draw:style-name="gr7" draw:text-style-name="P4" draw:layer="layout" svg:width="0.105cm" svg:height="0.159cm" svg:x="30.864cm" svg:y="24.041cm" svg:viewBox="0 0 106 160" draw:points="0,160 51,0 106,160">
          <text:p/>
        </draw:polyline>
        <draw:line draw:style-name="gr7" draw:text-style-name="P4" draw:layer="layout" svg:x1="31.105cm" svg:y1="24.2cm" svg:x2="31.013cm" svg:y2="24.2cm">
          <text:p/>
        </draw:line>
        <draw:polyline draw:style-name="gr7" draw:text-style-name="P4" draw:layer="layout" svg:width="0.048cm" svg:height="0.159cm" svg:x="31.013cm" svg:y="24.041cm" svg:viewBox="0 0 49 160" draw:points="49,160 49,0 32,22 16,38 0,45">
          <text:p/>
        </draw:polyline>
        <draw:polyline draw:style-name="gr1" draw:text-style-name="P1" draw:layer="layout" svg:width="0.098cm" svg:height="0.159cm" svg:x="31.537cm" svg:y="23.93cm" svg:viewBox="0 0 99 160" draw:points="0,0 99,0 45,61 67,61 83,70 90,77 99,93 99,131 90,144 83,153 67,160 22,160 6,153 0,144">
          <text:p/>
        </draw:polyline>
        <draw:line draw:style-name="gr1" draw:text-style-name="P1" draw:layer="layout" svg:x1="31.274cm" svg:y1="23.812cm" svg:x2="31.909cm" svg:y2="23.812cm">
          <text:p/>
        </draw:line>
        <draw:line draw:style-name="gr7" draw:text-style-name="P4" draw:layer="layout" svg:x1="30.88cm" svg:y1="23.838cm" svg:x2="30.953cm" svg:y2="23.838cm">
          <text:p/>
        </draw:line>
        <draw:polyline draw:style-name="gr7" draw:text-style-name="P4" draw:layer="layout" svg:width="0.105cm" svg:height="0.159cm" svg:x="30.864cm" svg:y="23.724cm" svg:viewBox="0 0 106 160" draw:points="0,160 51,0 106,160">
          <text:p/>
        </draw:polyline>
        <draw:polyline draw:style-name="gr7" draw:text-style-name="P4" draw:layer="layout" svg:width="0.098cm" svg:height="0.159cm" svg:x="31.007cm" svg:y="23.724cm" svg:viewBox="0 0 99 160" draw:points="6,16 16,10 32,0 67,0 83,10 93,16 99,32 99,45 93,70 0,160 99,160">
          <text:p/>
        </draw:polyline>
        <draw:line draw:style-name="gr1" draw:text-style-name="P1" draw:layer="layout" svg:x1="31.62cm" svg:y1="23.666cm" svg:x2="31.62cm" svg:y2="23.771cm">
          <text:p/>
        </draw:line>
        <draw:polyline draw:style-name="gr1" draw:text-style-name="P1" draw:layer="layout" svg:width="0.098cm" svg:height="0.111cm" svg:x="31.544cm" svg:y="23.606cm" svg:viewBox="0 0 99 112" draw:points="38,0 0,112 99,112">
          <text:p/>
        </draw:polyline>
        <draw:line draw:style-name="gr1" draw:text-style-name="P1" draw:layer="layout" svg:x1="31.274cm" svg:y1="23.495cm" svg:x2="31.909cm" svg:y2="23.495cm">
          <text:p/>
        </draw:line>
        <draw:line draw:style-name="gr7" draw:text-style-name="P4" draw:layer="layout" svg:x1="30.88cm" svg:y1="23.52cm" svg:x2="30.953cm" svg:y2="23.52cm">
          <text:p/>
        </draw:line>
        <draw:polyline draw:style-name="gr7" draw:text-style-name="P4" draw:layer="layout" svg:width="0.105cm" svg:height="0.159cm" svg:x="30.864cm" svg:y="23.406cm" svg:viewBox="0 0 106 160" draw:points="0,160 51,0 106,160">
          <text:p/>
        </draw:polyline>
        <draw:polyline draw:style-name="gr7" draw:text-style-name="P4" draw:layer="layout" svg:width="0.098cm" svg:height="0.159cm" svg:x="31.007cm" svg:y="23.406cm" svg:viewBox="0 0 99 160" draw:points="0,0 99,0 45,61 67,61 83,70 93,77 99,93 99,131 93,144 83,153 67,160 22,160 6,153 0,144">
          <text:p/>
        </draw:polyline>
        <draw:polyline draw:style-name="gr1" draw:text-style-name="P1" draw:layer="layout" svg:width="0.092cm" svg:height="0.159cm" svg:x="31.544cm" svg:y="23.295cm" svg:viewBox="0 0 93 160" draw:points="83,0 10,0 0,77 10,70 22,61 61,61 77,70 83,77 93,93 93,131 83,144 77,153 61,160 22,160 10,153 0,144">
          <text:p/>
        </draw:polyline>
        <draw:line draw:style-name="gr1" draw:text-style-name="P1" draw:layer="layout" svg:x1="31.274cm" svg:y1="23.177cm" svg:x2="31.909cm" svg:y2="23.177cm">
          <text:p/>
        </draw:line>
        <draw:line draw:style-name="gr7" draw:text-style-name="P4" draw:layer="layout" svg:x1="30.88cm" svg:y1="23.203cm" svg:x2="30.953cm" svg:y2="23.203cm">
          <text:p/>
        </draw:line>
        <draw:polyline draw:style-name="gr7" draw:text-style-name="P4" draw:layer="layout" svg:width="0.105cm" svg:height="0.159cm" svg:x="30.864cm" svg:y="23.089cm" svg:viewBox="0 0 106 160" draw:points="0,160 51,0 106,160">
          <text:p/>
        </draw:polyline>
        <draw:line draw:style-name="gr7" draw:text-style-name="P4" draw:layer="layout" svg:x1="31.09cm" svg:y1="23.143cm" svg:x2="31.09cm" svg:y2="23.248cm">
          <text:p/>
        </draw:line>
        <draw:polyline draw:style-name="gr7" draw:text-style-name="P4" draw:layer="layout" svg:width="0.098cm" svg:height="0.111cm" svg:x="31.013cm" svg:y="23.082cm" svg:viewBox="0 0 99 112" draw:points="38,0 0,112 99,112">
          <text:p/>
        </draw:polyline>
        <draw:polyline draw:style-name="gr1" draw:text-style-name="P1" draw:layer="layout" svg:width="0.092cm" svg:height="0.159cm" svg:x="31.544cm" svg:y="22.977cm" svg:viewBox="0 0 93 160" draw:points="77,0 48,0 32,10 22,16 10,38 0,70 0,131 10,144 16,153 32,160 61,160 77,153 83,144 93,131 93,93 83,77 77,70 61,61 32,61 16,70 10,77 0,93">
          <text:p/>
        </draw:polyline>
        <draw:line draw:style-name="gr1" draw:text-style-name="P1" draw:layer="layout" svg:x1="31.274cm" svg:y1="22.86cm" svg:x2="31.909cm" svg:y2="22.86cm">
          <text:p/>
        </draw:line>
        <draw:line draw:style-name="gr7" draw:text-style-name="P4" draw:layer="layout" svg:x1="30.88cm" svg:y1="22.885cm" svg:x2="30.953cm" svg:y2="22.885cm">
          <text:p/>
        </draw:line>
        <draw:polyline draw:style-name="gr7" draw:text-style-name="P4" draw:layer="layout" svg:width="0.105cm" svg:height="0.159cm" svg:x="30.864cm" svg:y="22.771cm" svg:viewBox="0 0 106 160" draw:points="0,160 51,0 106,160">
          <text:p/>
        </draw:polyline>
        <draw:polyline draw:style-name="gr7" draw:text-style-name="P4" draw:layer="layout" svg:width="0.092cm" svg:height="0.159cm" svg:x="31.013cm" svg:y="22.771cm" svg:viewBox="0 0 93 160" draw:points="87,0 10,0 0,77 10,70 26,61 61,61 77,70 87,77 93,93 93,131 87,144 77,153 61,160 26,160 10,153 0,144">
          <text:p/>
        </draw:polyline>
        <draw:polyline draw:style-name="gr1" draw:text-style-name="P1" draw:layer="layout" svg:width="0.105cm" svg:height="0.159cm" svg:x="31.537cm" svg:y="22.66cm" svg:viewBox="0 0 106 160" draw:points="0,0 106,0 38,160">
          <text:p/>
        </draw:polyline>
        <draw:line draw:style-name="gr1" draw:text-style-name="P1" draw:layer="layout" svg:x1="31.274cm" svg:y1="22.542cm" svg:x2="31.909cm" svg:y2="22.542cm">
          <text:p/>
        </draw:line>
        <draw:line draw:style-name="gr7" draw:text-style-name="P4" draw:layer="layout" svg:x1="30.88cm" svg:y1="22.568cm" svg:x2="30.953cm" svg:y2="22.568cm">
          <text:p/>
        </draw:line>
        <draw:polyline draw:style-name="gr7" draw:text-style-name="P4" draw:layer="layout" svg:width="0.105cm" svg:height="0.159cm" svg:x="30.864cm" svg:y="22.454cm" svg:viewBox="0 0 106 160" draw:points="0,160 51,0 106,160">
          <text:p/>
        </draw:polyline>
        <draw:polyline draw:style-name="gr7" draw:text-style-name="P4" draw:layer="layout" svg:width="0.092cm" svg:height="0.159cm" svg:x="31.013cm" svg:y="22.454cm" svg:viewBox="0 0 93 160" draw:points="77,0 48,0 32,10 26,16 10,38 0,70 0,131 10,144 16,153 32,160 61,160 77,153 87,144 93,131 93,93 87,77 77,70 61,61 32,61 16,70 10,77 0,93">
          <text:p/>
        </draw:polyline>
        <draw:polyline draw:style-name="gr1" draw:text-style-name="P1" draw:layer="layout" svg:width="0.092cm" svg:height="0.159cm" svg:x="31.544cm" svg:y="22.342cm" svg:viewBox="0 0 93 160" draw:points="32,70 16,61 10,54 0,38 0,32 10,16 16,10 32,0 61,0 77,10 83,16 93,32 93,38 83,54 77,61 61,70 32,70 16,77 10,83 0,99 0,131 10,144 16,153 32,160 61,160 77,153 83,144 93,131 93,99 83,83 77,77 61,70">
          <text:p/>
        </draw:polyline>
        <draw:line draw:style-name="gr1" draw:text-style-name="P1" draw:layer="layout" svg:x1="31.274cm" svg:y1="22.225cm" svg:x2="31.909cm" svg:y2="22.225cm">
          <text:p/>
        </draw:line>
        <draw:line draw:style-name="gr7" draw:text-style-name="P4" draw:layer="layout" svg:x1="30.88cm" svg:y1="22.25cm" svg:x2="30.953cm" svg:y2="22.25cm">
          <text:p/>
        </draw:line>
        <draw:polyline draw:style-name="gr7" draw:text-style-name="P4" draw:layer="layout" svg:width="0.105cm" svg:height="0.159cm" svg:x="30.864cm" svg:y="22.136cm" svg:viewBox="0 0 106 160" draw:points="0,160 51,0 106,160">
          <text:p/>
        </draw:polyline>
        <draw:polyline draw:style-name="gr7" draw:text-style-name="P4" draw:layer="layout" svg:width="0.105cm" svg:height="0.159cm" svg:x="31.007cm" svg:y="22.136cm" svg:viewBox="0 0 106 160" draw:points="0,0 106,0 38,160">
          <text:p/>
        </draw:polyline>
        <draw:polyline draw:style-name="gr1" draw:text-style-name="P1" draw:layer="layout" svg:width="0.092cm" svg:height="0.159cm" svg:x="31.544cm" svg:y="22.025cm" svg:viewBox="0 0 93 160" draw:points="16,160 48,160 61,153 71,144 83,121 93,93 93,32 83,16 77,10 61,0 32,0 16,10 10,16 0,32 0,70 10,83 16,93 32,99 61,99 77,93 83,83 93,70">
          <text:p/>
        </draw:polyline>
        <draw:polyline draw:style-name="gr7" draw:text-style-name="P4" draw:layer="layout" svg:width="0.159cm" svg:height="0.089cm" svg:x="30.077cm" svg:y="20.05cm" svg:viewBox="0 0 160 90" draw:points="0,90 131,90 144,83 153,77 160,61 160,29 153,16 144,6 131,0 0,0">
          <text:p/>
        </draw:polyline>
        <draw:polyline draw:style-name="gr7" draw:text-style-name="P4" draw:layer="layout" svg:width="0.159cm" svg:height="0.098cm" svg:x="30.077cm" svg:y="19.891cm" svg:viewBox="0 0 160 99" draw:points="16,90 10,83 0,67 0,29 10,16 16,6 32,0 45,0 70,6 160,99 160,0">
          <text:p/>
        </draw:polyline>
        <draw:polyline draw:style-name="gr7" draw:text-style-name="P4" draw:layer="layout" svg:width="0.159cm" svg:height="0.098cm" svg:x="30.077cm" svg:y="19.739cm" svg:viewBox="0 0 160 99" draw:points="16,93 10,83 0,71 0,32 10,16 16,10 32,0 45,0 70,10 160,99 160,0">
          <text:p/>
        </draw:polyline>
        <draw:polyline draw:style-name="gr7" draw:text-style-name="P4" draw:layer="layout" svg:width="0.159cm" svg:height="0.105cm" svg:x="30.366cm" svg:y="20.05cm" svg:viewBox="0 0 160 106" draw:points="0,106 0,0 160,71">
          <text:p/>
        </draw:polyline>
        <draw:line draw:style-name="gr7" draw:text-style-name="P4" draw:layer="layout" svg:x1="30.42cm" svg:y1="19.923cm" svg:x2="30.525cm" svg:y2="19.923cm">
          <text:p/>
        </draw:line>
        <draw:polyline draw:style-name="gr7" draw:text-style-name="P4" draw:layer="layout" svg:width="0.111cm" svg:height="0.095cm" svg:x="30.359cm" svg:y="19.901cm" svg:viewBox="0 0 112 96" draw:points="0,61 112,96 112,0">
          <text:p/>
        </draw:polyline>
        <draw:polyline draw:style-name="gr7" draw:text-style-name="P4" draw:layer="layout" svg:width="0.159cm" svg:height="0.073cm" svg:x="30.366cm" svg:y="19.764cm" svg:viewBox="0 0 160 74" draw:points="160,0 160,74 0,74">
          <text:p/>
        </draw:polyline>
        <draw:polyline draw:style-name="gr7" draw:text-style-name="P4" draw:layer="layout" svg:width="0.159cm" svg:height="0.089cm" svg:x="30.366cm" svg:y="19.628cm" svg:viewBox="0 0 160 90" draw:points="153,90 160,67 160,29 153,16 144,6 131,0 115,0 99,6 93,16 83,29 77,61 70,77 61,83 45,90 32,90 16,83 10,77 0,61 0,22 10,0">
          <text:p/>
        </draw:polyline>
        <draw:polyline draw:style-name="gr7" draw:text-style-name="P4" draw:layer="layout" svg:width="0.159cm" svg:height="0.098cm" svg:x="30.366cm" svg:y="19.475cm" svg:viewBox="0 0 160 99" draw:points="16,93 10,83 0,71 0,32 10,16 16,10 32,0 45,0 70,10 160,99 160,0">
          <text:p/>
        </draw:polyline>
        <draw:line draw:style-name="gr7" draw:text-style-name="P4" draw:layer="layout" svg:x1="30.42cm" svg:y1="19.339cm" svg:x2="30.525cm" svg:y2="19.339cm">
          <text:p/>
        </draw:line>
        <draw:polyline draw:style-name="gr7" draw:text-style-name="P4" draw:layer="layout" svg:width="0.111cm" svg:height="0.098cm" svg:x="30.359cm" svg:y="19.317cm" svg:viewBox="0 0 112 99" draw:points="0,61 112,99 112,0">
          <text:p/>
        </draw:polyline>
        <draw:polyline draw:style-name="gr7" draw:text-style-name="P4" draw:layer="layout" svg:width="0.159cm" svg:height="0.092cm" svg:x="30.366cm" svg:y="19.174cm" svg:viewBox="0 0 160 93" draw:points="0,6 0,83 77,93 70,83 61,67 61,29 70,16 77,6 93,0 131,0 144,6 153,16 160,29 160,67 153,83 144,93">
          <text:p/>
        </draw:polyline>
        <draw:line draw:style-name="gr9" draw:text-style-name="P6" draw:layer="layout" svg:x1="14.764cm" svg:y1="25.719cm" svg:x2="15.083cm" svg:y2="25.4cm">
          <text:p/>
        </draw:line>
        <draw:line draw:style-name="gr9" draw:text-style-name="P6" draw:layer="layout" svg:x1="14.446cm" svg:y1="25.719cm" svg:x2="14.765cm" svg:y2="25.4cm">
          <text:p/>
        </draw:line>
        <draw:line draw:style-name="gr9" draw:text-style-name="P6" draw:layer="layout" svg:x1="13.811cm" svg:y1="25.719cm" svg:x2="14.13cm" svg:y2="25.4cm">
          <text:p/>
        </draw:line>
        <draw:line draw:style-name="gr9" draw:text-style-name="P6" draw:layer="layout" svg:x1="13.811cm" svg:y1="25.719cm" svg:x2="14.13cm" svg:y2="25.4cm">
          <text:p/>
        </draw:line>
        <draw:line draw:style-name="gr8" draw:text-style-name="P5" draw:layer="layout" svg:x1="14.361cm" svg:y1="25.835cm" svg:x2="14.361cm" svg:y2="25.759cm">
          <text:p/>
        </draw:line>
        <draw:polyline draw:style-name="gr8" draw:text-style-name="P5" draw:layer="layout" svg:width="0.159cm" svg:height="0.108cm" svg:x="14.246cm" svg:y="25.743cm" svg:viewBox="0 0 160 109" draw:points="160,109 0,54 160,0">
          <text:p/>
        </draw:polyline>
        <draw:line draw:style-name="gr8" draw:text-style-name="P5" draw:layer="layout" svg:x1="14.405cm" svg:y1="25.61cm" svg:x2="14.405cm" svg:y2="25.699cm">
          <text:p/>
        </draw:line>
        <draw:polyline draw:style-name="gr8" draw:text-style-name="P5" draw:layer="layout" svg:width="0.159cm" svg:height="0.044cm" svg:x="14.246cm" svg:y="25.654cm" svg:viewBox="0 0 160 45" draw:points="160,0 0,0 22,16 38,29 45,45">
          <text:p/>
        </draw:polyline>
        <draw:polyline draw:style-name="gr8" draw:text-style-name="P5" draw:layer="layout" svg:width="0.159cm" svg:height="0.092cm" svg:x="14.246cm" svg:y="25.457cm" svg:viewBox="0 0 160 93" draw:points="0,6 0,83 77,93 70,83 61,67 61,29 70,16 77,6 93,0 131,0 144,6 153,16 160,29 160,67 153,83 144,93">
          <text:p/>
        </draw:polyline>
        <draw:line draw:style-name="gr8" draw:text-style-name="P5" draw:layer="layout" svg:x1="14.043cm" svg:y1="25.835cm" svg:x2="14.043cm" svg:y2="25.759cm">
          <text:p/>
        </draw:line>
        <draw:polyline draw:style-name="gr8" draw:text-style-name="P5" draw:layer="layout" svg:width="0.159cm" svg:height="0.108cm" svg:x="13.929cm" svg:y="25.743cm" svg:viewBox="0 0 160 109" draw:points="160,109 0,54 160,0">
          <text:p/>
        </draw:polyline>
        <draw:line draw:style-name="gr8" draw:text-style-name="P5" draw:layer="layout" svg:x1="14.087cm" svg:y1="25.61cm" svg:x2="14.087cm" svg:y2="25.699cm">
          <text:p/>
        </draw:line>
        <draw:polyline draw:style-name="gr8" draw:text-style-name="P5" draw:layer="layout" svg:width="0.159cm" svg:height="0.044cm" svg:x="13.929cm" svg:y="25.654cm" svg:viewBox="0 0 160 45" draw:points="160,0 0,0 22,16 38,29 45,45">
          <text:p/>
        </draw:polyline>
        <draw:line draw:style-name="gr8" draw:text-style-name="P5" draw:layer="layout" svg:x1="13.983cm" svg:y1="25.473cm" svg:x2="14.088cm" svg:y2="25.473cm">
          <text:p/>
        </draw:line>
        <draw:polyline draw:style-name="gr8" draw:text-style-name="P5" draw:layer="layout" svg:width="0.111cm" svg:height="0.098cm" svg:x="13.922cm" svg:y="25.451cm" svg:viewBox="0 0 112 99" draw:points="0,61 112,99 112,0">
          <text:p/>
        </draw:polyline>
        <draw:polygon draw:style-name="gr1" draw:text-style-name="P1" draw:layer="layout" svg:width="0.318cm" svg:height="0.318cm" svg:x="24.606cm" svg:y="27.622cm" svg:viewBox="0 0 319 319" draw:points="0,159 159,159 159,0 319,159 159,319 159,159">
          <text:p/>
        </draw:polygon>
        <draw:polyline draw:style-name="gr7" draw:text-style-name="P4" draw:layer="layout" svg:width="0.098cm" svg:height="0.159cm" svg:x="25.051cm" svg:y="27.667cm" svg:viewBox="0 0 99 160" draw:points="90,10 77,0 55,0 29,10 16,22 6,38 0,70 0,93 6,121 16,137 29,153 55,160 67,160 90,153 99,144 99,93 67,93">
          <text:p/>
        </draw:polyline>
        <draw:polyline draw:style-name="gr7" draw:text-style-name="P4" draw:layer="layout" svg:width="0.092cm" svg:height="0.159cm" svg:x="25.216cm" svg:y="27.667cm" svg:viewBox="0 0 93 160" draw:points="0,160 0,0 93,160 93,0">
          <text:p/>
        </draw:polyline>
        <draw:polygon draw:style-name="gr7" draw:text-style-name="P4" draw:layer="layout" svg:width="0.089cm" svg:height="0.159cm" svg:x="25.384cm" svg:y="27.667cm" svg:viewBox="0 0 90 160" draw:points="0,160 0,0 39,0 61,10 74,22 83,38 90,70 90,93 83,121 74,137 61,153 39,160">
          <text:p/>
        </draw:polygon>
        <draw:polygon draw:style-name="gr1" draw:text-style-name="P1" draw:layer="layout" svg:width="0.095cm" svg:height="0.159cm" svg:x="11.906cm" svg:y="27.94cm" svg:viewBox="0 0 96 160" draw:points="96,0 0,160">
          <text:p/>
        </draw:polygon>
        <draw:polygon draw:style-name="gr1" draw:text-style-name="P1" draw:layer="layout" svg:width="0cm" svg:height="0.316cm" svg:x="11.906cm" svg:y="27.781cm" svg:viewBox="0 0 0 317" draw:points="0,0 0,317">
          <text:p/>
        </draw:polygon>
        <draw:polygon draw:style-name="gr1" draw:text-style-name="P1" draw:layer="layout" svg:width="0.095cm" svg:height="0.159cm" svg:x="11.811cm" svg:y="27.94cm" svg:viewBox="0 0 96 160" draw:points="96,160 0,0">
          <text:p/>
        </draw:polygon>
        <draw:line draw:style-name="gr7" draw:text-style-name="P4" draw:layer="layout" svg:x1="11.652cm" svg:y1="28.331cm" svg:x2="11.773cm" svg:y2="28.331cm">
          <text:p/>
        </draw:line>
        <draw:line draw:style-name="gr7" draw:text-style-name="P4" draw:layer="layout" svg:x1="11.713cm" svg:y1="28.391cm" svg:x2="11.713cm" svg:y2="28.27cm">
          <text:p/>
        </draw:line>
        <draw:polyline draw:style-name="gr7" draw:text-style-name="P4" draw:layer="layout" svg:width="0.089cm" svg:height="0.159cm" svg:x="11.843cm" svg:y="28.232cm" svg:viewBox="0 0 90 160" draw:points="83,0 6,0 0,77 6,70 22,61 61,61 77,70 83,77 90,93 90,131 83,144 77,153 61,160 22,160 6,153 0,144">
          <text:p/>
        </draw:polyline>
        <draw:polyline draw:style-name="gr7" draw:text-style-name="P4" draw:layer="layout" svg:width="0.105cm" svg:height="0.159cm" svg:x="11.979cm" svg:y="28.232cm" svg:viewBox="0 0 106 160" draw:points="0,0 51,160 106,0">
          <text:p/>
        </draw:polyline>
        <draw:polygon draw:style-name="gr1" draw:text-style-name="P1" draw:layer="layout" svg:width="0.318cm" svg:height="0.318cm" svg:x="15.081cm" svg:y="32.861cm" svg:viewBox="0 0 319 319" draw:points="159,0 159,159 319,159 159,319 0,159 159,159">
          <text:p/>
        </draw:polygon>
        <draw:polyline draw:style-name="gr7" draw:text-style-name="P4" draw:layer="layout" svg:width="0.098cm" svg:height="0.159cm" svg:x="15.043cm" svg:y="33.328cm" svg:viewBox="0 0 99 160" draw:points="90,10 77,0 55,0 29,10 16,22 6,38 0,70 0,93 6,121 16,137 29,153 55,160 67,160 90,153 99,144 99,93 67,93">
          <text:p/>
        </draw:polyline>
        <draw:polyline draw:style-name="gr7" draw:text-style-name="P4" draw:layer="layout" svg:width="0.092cm" svg:height="0.159cm" svg:x="15.208cm" svg:y="33.328cm" svg:viewBox="0 0 93 160" draw:points="0,160 0,0 93,160 93,0">
          <text:p/>
        </draw:polyline>
        <draw:polygon draw:style-name="gr7" draw:text-style-name="P4" draw:layer="layout" svg:width="0.089cm" svg:height="0.159cm" svg:x="15.377cm" svg:y="33.328cm" svg:viewBox="0 0 90 160" draw:points="0,160 0,0 39,0 61,10 74,22 83,38 90,70 90,93 83,121 74,137 61,153 39,160">
          <text:p/>
        </draw:polygon>
        <draw:polygon draw:style-name="gr1" draw:text-style-name="P1" draw:layer="layout" svg:width="0.095cm" svg:height="0.159cm" svg:x="10.065cm" svg:y="32.544cm" svg:viewBox="0 0 96 160" draw:points="0,160 96,0">
          <text:p/>
        </draw:polygon>
        <draw:polygon draw:style-name="gr1" draw:text-style-name="P1" draw:layer="layout" svg:width="0cm" svg:height="0.316cm" svg:x="10.16cm" svg:y="32.544cm" svg:viewBox="0 0 0 317" draw:points="0,317 0,0">
          <text:p/>
        </draw:polygon>
        <draw:polygon draw:style-name="gr1" draw:text-style-name="P1" draw:layer="layout" svg:width="0.095cm" svg:height="0.159cm" svg:x="10.16cm" svg:y="32.544cm" svg:viewBox="0 0 96 160" draw:points="0,0 96,160">
          <text:p/>
        </draw:polygon>
        <draw:line draw:style-name="gr7" draw:text-style-name="P4" draw:layer="layout" svg:x1="10.001cm" svg:y1="32.328cm" svg:x2="10.122cm" svg:y2="32.328cm">
          <text:p/>
        </draw:line>
        <draw:line draw:style-name="gr7" draw:text-style-name="P4" draw:layer="layout" svg:x1="10.062cm" svg:y1="32.389cm" svg:x2="10.062cm" svg:y2="32.268cm">
          <text:p/>
        </draw:line>
        <draw:polyline draw:style-name="gr7" draw:text-style-name="P4" draw:layer="layout" svg:width="0.089cm" svg:height="0.159cm" svg:x="10.192cm" svg:y="32.229cm" svg:viewBox="0 0 90 160" draw:points="83,0 6,0 0,77 6,70 22,61 61,61 77,70 83,77 90,93 90,131 83,144 77,153 61,160 22,160 6,153 0,144">
          <text:p/>
        </draw:polyline>
        <draw:polyline draw:style-name="gr7" draw:text-style-name="P4" draw:layer="layout" svg:width="0.105cm" svg:height="0.159cm" svg:x="10.328cm" svg:y="32.229cm" svg:viewBox="0 0 106 160" draw:points="0,0 51,160 106,0">
          <text:p/>
        </draw:polyline>
        <draw:line draw:style-name="gr9" draw:text-style-name="P6" draw:layer="layout" svg:x1="13.017cm" svg:y1="34.926cm" svg:x2="13.336cm" svg:y2="34.607cm">
          <text:p/>
        </draw:line>
        <draw:line draw:style-name="gr9" draw:text-style-name="P6" draw:layer="layout" svg:x1="12.7cm" svg:y1="34.926cm" svg:x2="13.019cm" svg:y2="34.607cm">
          <text:p/>
        </draw:line>
        <draw:line draw:style-name="gr8" draw:text-style-name="P5" draw:layer="layout" svg:x1="12.932cm" svg:y1="35.023cm" svg:x2="12.932cm" svg:y2="34.947cm">
          <text:p/>
        </draw:line>
        <draw:polyline draw:style-name="gr8" draw:text-style-name="P5" draw:layer="layout" svg:width="0.159cm" svg:height="0.105cm" svg:x="12.817cm" svg:y="34.935cm" svg:viewBox="0 0 160 106" draw:points="160,106 0,51 160,0">
          <text:p/>
        </draw:polyline>
        <draw:line draw:style-name="gr8" draw:text-style-name="P5" draw:layer="layout" svg:x1="12.976cm" svg:y1="34.798cm" svg:x2="12.976cm" svg:y2="34.887cm">
          <text:p/>
        </draw:line>
        <draw:polyline draw:style-name="gr8" draw:text-style-name="P5" draw:layer="layout" svg:width="0.159cm" svg:height="0.044cm" svg:x="12.817cm" svg:y="34.842cm" svg:viewBox="0 0 160 45" draw:points="160,0 0,0 22,16 38,29 45,45">
          <text:p/>
        </draw:polyline>
        <draw:line draw:style-name="gr8" draw:text-style-name="P5" draw:layer="layout" svg:x1="12.871cm" svg:y1="34.661cm" svg:x2="12.976cm" svg:y2="34.661cm">
          <text:p/>
        </draw:line>
        <draw:polyline draw:style-name="gr8" draw:text-style-name="P5" draw:layer="layout" svg:width="0.111cm" svg:height="0.098cm" svg:x="12.811cm" svg:y="34.639cm" svg:viewBox="0 0 112 99" draw:points="0,61 112,99 112,0">
          <text:p/>
        </draw:polyline>
        <draw:line draw:style-name="gr8" draw:text-style-name="P5" draw:layer="layout" svg:x1="13.373cm" svg:y1="34.522cm" svg:x2="13.449cm" svg:y2="34.522cm">
          <text:p/>
        </draw:line>
        <draw:polyline draw:style-name="gr8" draw:text-style-name="P5" draw:layer="layout" svg:width="0.108cm" svg:height="0.159cm" svg:x="13.357cm" svg:y="34.407cm" svg:viewBox="0 0 109 160" draw:points="0,160 54,0 109,160">
          <text:p/>
        </draw:polyline>
        <draw:line draw:style-name="gr8" draw:text-style-name="P5" draw:layer="layout" svg:x1="13.599cm" svg:y1="34.566cm" svg:x2="13.51cm" svg:y2="34.566cm">
          <text:p/>
        </draw:line>
        <draw:polyline draw:style-name="gr8" draw:text-style-name="P5" draw:layer="layout" svg:width="0.044cm" svg:height="0.159cm" svg:x="13.51cm" svg:y="34.407cm" svg:viewBox="0 0 45 160" draw:points="45,160 45,0 29,22 16,38 0,45">
          <text:p/>
        </draw:polyline>
        <draw:polyline draw:style-name="gr8" draw:text-style-name="P5" draw:layer="layout" svg:width="0.089cm" svg:height="0.159cm" svg:x="13.662cm" svg:y="34.407cm" svg:viewBox="0 0 90 160" draw:points="83,0 6,0 0,77 6,70 22,61 61,61 74,70 83,77 90,93 90,131 83,144 74,153 61,160 22,160 6,153 0,144">
          <text:p/>
        </draw:polyline>
        <draw:line draw:style-name="gr1" draw:text-style-name="P1" draw:layer="layout" svg:x1="14.107cm" svg:y1="34.792cm" svg:x2="14.183cm" svg:y2="34.792cm">
          <text:p/>
        </draw:line>
        <draw:polyline draw:style-name="gr1" draw:text-style-name="P1" draw:layer="layout" svg:width="0.108cm" svg:height="0.159cm" svg:x="14.091cm" svg:y="34.677cm" svg:viewBox="0 0 109 160" draw:points="0,160 54,0 109,160">
          <text:p/>
        </draw:polyline>
        <draw:polyline draw:style-name="gr1" draw:text-style-name="P1" draw:layer="layout" svg:width="0.076cm" svg:height="0.159cm" svg:x="14.249cm" svg:y="34.677cm" svg:viewBox="0 0 77 160" draw:points="77,160 0,160 0,0">
          <text:p/>
        </draw:polyline>
        <draw:line draw:style-name="gr1" draw:text-style-name="P1" draw:layer="layout" svg:x1="14.38cm" svg:y1="34.754cm" svg:x2="14.431cm" svg:y2="34.754cm">
          <text:p/>
        </draw:line>
        <draw:polyline draw:style-name="gr1" draw:text-style-name="P1" draw:layer="layout" svg:width="0.076cm" svg:height="0.159cm" svg:x="14.38cm" svg:y="34.677cm" svg:viewBox="0 0 77 160" draw:points="77,160 0,160 0,0 77,0">
          <text:p/>
        </draw:polyline>
        <draw:polyline draw:style-name="gr1" draw:text-style-name="P1" draw:layer="layout" svg:width="0.092cm" svg:height="0.159cm" svg:x="14.522cm" svg:y="34.677cm" svg:viewBox="0 0 93 160" draw:points="0,160 0,0 93,160 93,0">
          <text:p/>
        </draw:polyline>
        <draw:polygon draw:style-name="gr6" draw:text-style-name="P1" draw:layer="layout" svg:width="0.806cm" svg:height="0.279cm" svg:x="13.97cm" svg:y="34.627cm" svg:viewBox="0 0 807 280" draw:points="0,140 79,280 728,280 807,140 728,0 79,0">
          <text:p/>
        </draw:polygon>
        <draw:line draw:style-name="gr9" draw:text-style-name="P6" draw:layer="layout" svg:x1="18.574cm" svg:y1="31.116cm" svg:x2="18.893cm" svg:y2="30.797cm">
          <text:p/>
        </draw:line>
        <draw:line draw:style-name="gr9" draw:text-style-name="P6" draw:layer="layout" svg:x1="18.256cm" svg:y1="31.116cm" svg:x2="18.575cm" svg:y2="30.797cm">
          <text:p/>
        </draw:line>
        <draw:line draw:style-name="gr9" draw:text-style-name="P6" draw:layer="layout" svg:x1="17.939cm" svg:y1="31.116cm" svg:x2="18.258cm" svg:y2="30.797cm">
          <text:p/>
        </draw:line>
        <draw:line draw:style-name="gr9" draw:text-style-name="P6" draw:layer="layout" svg:x1="16.986cm" svg:y1="31.116cm" svg:x2="17.305cm" svg:y2="30.797cm">
          <text:p/>
        </draw:line>
        <draw:line draw:style-name="gr9" draw:text-style-name="P6" draw:layer="layout" svg:x1="17.621cm" svg:y1="31.116cm" svg:x2="17.94cm" svg:y2="30.797cm">
          <text:p/>
        </draw:line>
        <draw:line draw:style-name="gr9" draw:text-style-name="P6" draw:layer="layout" svg:x1="17.304cm" svg:y1="31.116cm" svg:x2="17.623cm" svg:y2="30.797cm">
          <text:p/>
        </draw:line>
        <draw:line draw:style-name="gr9" draw:text-style-name="P6" draw:layer="layout" svg:x1="16.669cm" svg:y1="31.116cm" svg:x2="16.988cm" svg:y2="30.797cm">
          <text:p/>
        </draw:line>
        <draw:line draw:style-name="gr9" draw:text-style-name="P6" draw:layer="layout" svg:x1="16.351cm" svg:y1="31.116cm" svg:x2="16.67cm" svg:y2="30.797cm">
          <text:p/>
        </draw:line>
        <draw:line draw:style-name="gr8" draw:text-style-name="P5" draw:layer="layout" svg:x1="18.612cm" svg:y1="31.188cm" svg:x2="18.688cm" svg:y2="31.188cm">
          <text:p/>
        </draw:line>
        <draw:polyline draw:style-name="gr8" draw:text-style-name="P5" draw:layer="layout" svg:width="0.108cm" svg:height="0.159cm" svg:x="18.596cm" svg:y="31.074cm" svg:viewBox="0 0 109 160" draw:points="0,160 54,0 109,160">
          <text:p/>
        </draw:polyline>
        <draw:polyline draw:style-name="gr8" draw:text-style-name="P5" draw:layer="layout" svg:width="0.105cm" svg:height="0.159cm" svg:x="18.742cm" svg:y="31.074cm" svg:viewBox="0 0 106 160" draw:points="0,0 106,0 35,160">
          <text:p/>
        </draw:polyline>
        <draw:line draw:style-name="gr8" draw:text-style-name="P5" draw:layer="layout" svg:x1="18.294cm" svg:y1="31.188cm" svg:x2="18.37cm" svg:y2="31.188cm">
          <text:p/>
        </draw:line>
        <draw:polyline draw:style-name="gr8" draw:text-style-name="P5" draw:layer="layout" svg:width="0.108cm" svg:height="0.159cm" svg:x="18.278cm" svg:y="31.074cm" svg:viewBox="0 0 109 160" draw:points="0,160 54,0 109,160">
          <text:p/>
        </draw:polyline>
        <draw:polyline draw:style-name="gr8" draw:text-style-name="P5" draw:layer="layout" svg:width="0.089cm" svg:height="0.159cm" svg:x="18.431cm" svg:y="31.074cm" svg:viewBox="0 0 90 160" draw:points="77,0 45,0 29,10 22,16 6,38 0,70 0,131 6,144 16,153 29,160 61,160 77,153 83,144 90,131 90,93 83,77 77,70 61,61 29,61 16,70 6,77 0,93">
          <text:p/>
        </draw:polyline>
        <draw:line draw:style-name="gr8" draw:text-style-name="P5" draw:layer="layout" svg:x1="17.977cm" svg:y1="31.188cm" svg:x2="18.053cm" svg:y2="31.188cm">
          <text:p/>
        </draw:line>
        <draw:polyline draw:style-name="gr8" draw:text-style-name="P5" draw:layer="layout" svg:width="0.108cm" svg:height="0.159cm" svg:x="17.961cm" svg:y="31.074cm" svg:viewBox="0 0 109 160" draw:points="0,160 54,0 109,160">
          <text:p/>
        </draw:polyline>
        <draw:polyline draw:style-name="gr8" draw:text-style-name="P5" draw:layer="layout" svg:width="0.089cm" svg:height="0.159cm" svg:x="18.113cm" svg:y="31.074cm" svg:viewBox="0 0 90 160" draw:points="83,0 6,0 0,77 6,70 22,61 61,61 77,70 83,77 90,93 90,131 83,144 77,153 61,160 22,160 6,153 0,144">
          <text:p/>
        </draw:polyline>
        <draw:line draw:style-name="gr8" draw:text-style-name="P5" draw:layer="layout" svg:x1="17.659cm" svg:y1="31.188cm" svg:x2="17.735cm" svg:y2="31.188cm">
          <text:p/>
        </draw:line>
        <draw:polyline draw:style-name="gr8" draw:text-style-name="P5" draw:layer="layout" svg:width="0.108cm" svg:height="0.159cm" svg:x="17.643cm" svg:y="31.074cm" svg:viewBox="0 0 109 160" draw:points="0,160 54,0 109,160">
          <text:p/>
        </draw:polyline>
        <draw:line draw:style-name="gr8" draw:text-style-name="P5" draw:layer="layout" svg:x1="17.872cm" svg:y1="31.128cm" svg:x2="17.872cm" svg:y2="31.233cm">
          <text:p/>
        </draw:line>
        <draw:polyline draw:style-name="gr8" draw:text-style-name="P5" draw:layer="layout" svg:width="0.098cm" svg:height="0.111cm" svg:x="17.796cm" svg:y="31.067cm" svg:viewBox="0 0 99 112" draw:points="38,0 0,112 99,112">
          <text:p/>
        </draw:polyline>
        <draw:line draw:style-name="gr8" draw:text-style-name="P5" draw:layer="layout" svg:x1="17.342cm" svg:y1="31.188cm" svg:x2="17.418cm" svg:y2="31.188cm">
          <text:p/>
        </draw:line>
        <draw:polyline draw:style-name="gr8" draw:text-style-name="P5" draw:layer="layout" svg:width="0.108cm" svg:height="0.159cm" svg:x="17.326cm" svg:y="31.074cm" svg:viewBox="0 0 109 160" draw:points="0,160 54,0 109,160">
          <text:p/>
        </draw:polyline>
        <draw:polyline draw:style-name="gr8" draw:text-style-name="P5" draw:layer="layout" svg:width="0.095cm" svg:height="0.159cm" svg:x="17.472cm" svg:y="31.074cm" svg:viewBox="0 0 96 160" draw:points="0,0 96,0 45,61 67,61 83,70 90,77 96,93 96,131 90,144 83,153 67,160 22,160 6,153 0,144">
          <text:p/>
        </draw:polyline>
        <draw:line draw:style-name="gr8" draw:text-style-name="P5" draw:layer="layout" svg:x1="17.024cm" svg:y1="31.188cm" svg:x2="17.1cm" svg:y2="31.188cm">
          <text:p/>
        </draw:line>
        <draw:polyline draw:style-name="gr8" draw:text-style-name="P5" draw:layer="layout" svg:width="0.108cm" svg:height="0.159cm" svg:x="17.008cm" svg:y="31.074cm" svg:viewBox="0 0 109 160" draw:points="0,160 54,0 109,160">
          <text:p/>
        </draw:polyline>
        <draw:polyline draw:style-name="gr8" draw:text-style-name="P5" draw:layer="layout" svg:width="0.095cm" svg:height="0.159cm" svg:x="17.155cm" svg:y="31.074cm" svg:viewBox="0 0 96 160" draw:points="6,16 13,10 29,0 67,0 83,10 90,16 96,32 96,45 90,70 0,160 96,160">
          <text:p/>
        </draw:polyline>
        <draw:line draw:style-name="gr8" draw:text-style-name="P5" draw:layer="layout" svg:x1="16.707cm" svg:y1="31.188cm" svg:x2="16.783cm" svg:y2="31.188cm">
          <text:p/>
        </draw:line>
        <draw:polyline draw:style-name="gr8" draw:text-style-name="P5" draw:layer="layout" svg:width="0.108cm" svg:height="0.159cm" svg:x="16.691cm" svg:y="31.074cm" svg:viewBox="0 0 109 160" draw:points="0,160 54,0 109,160">
          <text:p/>
        </draw:polyline>
        <draw:line draw:style-name="gr8" draw:text-style-name="P5" draw:layer="layout" svg:x1="16.932cm" svg:y1="31.232cm" svg:x2="16.843cm" svg:y2="31.232cm">
          <text:p/>
        </draw:line>
        <draw:polyline draw:style-name="gr8" draw:text-style-name="P5" draw:layer="layout" svg:width="0.044cm" svg:height="0.159cm" svg:x="16.843cm" svg:y="31.074cm" svg:viewBox="0 0 45 160" draw:points="45,160 45,0 29,22 16,38 0,45">
          <text:p/>
        </draw:polyline>
        <draw:line draw:style-name="gr8" draw:text-style-name="P5" draw:layer="layout" svg:x1="16.389cm" svg:y1="31.188cm" svg:x2="16.465cm" svg:y2="31.188cm">
          <text:p/>
        </draw:line>
        <draw:polyline draw:style-name="gr8" draw:text-style-name="P5" draw:layer="layout" svg:width="0.108cm" svg:height="0.159cm" svg:x="16.373cm" svg:y="31.074cm" svg:viewBox="0 0 109 160" draw:points="0,160 54,0 109,160">
          <text:p/>
        </draw:polyline>
        <draw:polygon draw:style-name="gr8" draw:text-style-name="P5" draw:layer="layout" svg:width="0.089cm" svg:height="0.159cm" svg:x="16.526cm" svg:y="31.074cm" svg:viewBox="0 0 90 160" draw:points="39,0 55,0 67,10 77,16 83,32 90,61 90,99 83,131 77,144 67,153 55,160 39,160 22,153 16,144 6,131 0,99 0,61 6,32 16,16 22,10">
          <text:p/>
        </draw:polygon>
        <draw:line draw:style-name="gr9" draw:text-style-name="P6" draw:layer="layout" svg:x1="12.7cm" svg:y1="31.116cm" svg:x2="13.019cm" svg:y2="30.797cm">
          <text:p/>
        </draw:line>
        <draw:line draw:style-name="gr9" draw:text-style-name="P6" draw:layer="layout" svg:x1="12.382cm" svg:y1="31.116cm" svg:x2="12.701cm" svg:y2="30.797cm">
          <text:p/>
        </draw:line>
        <draw:line draw:style-name="gr9" draw:text-style-name="P6" draw:layer="layout" svg:x1="12.065cm" svg:y1="31.116cm" svg:x2="12.384cm" svg:y2="30.797cm">
          <text:p/>
        </draw:line>
        <draw:line draw:style-name="gr9" draw:text-style-name="P6" draw:layer="layout" svg:x1="11.747cm" svg:y1="31.116cm" svg:x2="12.066cm" svg:y2="30.797cm">
          <text:p/>
        </draw:line>
        <draw:line draw:style-name="gr9" draw:text-style-name="P6" draw:layer="layout" svg:x1="11.43cm" svg:y1="31.116cm" svg:x2="11.749cm" svg:y2="30.797cm">
          <text:p/>
        </draw:line>
        <draw:line draw:style-name="gr9" draw:text-style-name="P6" draw:layer="layout" svg:x1="11.112cm" svg:y1="31.116cm" svg:x2="11.431cm" svg:y2="30.797cm">
          <text:p/>
        </draw:line>
        <draw:line draw:style-name="gr8" draw:text-style-name="P5" draw:layer="layout" svg:x1="12.614cm" svg:y1="31.232cm" svg:x2="12.614cm" svg:y2="31.156cm">
          <text:p/>
        </draw:line>
        <draw:polyline draw:style-name="gr8" draw:text-style-name="P5" draw:layer="layout" svg:width="0.159cm" svg:height="0.108cm" svg:x="12.5cm" svg:y="31.14cm" svg:viewBox="0 0 160 109" draw:points="160,109 0,54 160,0">
          <text:p/>
        </draw:polyline>
        <draw:line draw:style-name="gr8" draw:text-style-name="P5" draw:layer="layout" svg:x1="12.659cm" svg:y1="31.007cm" svg:x2="12.659cm" svg:y2="31.096cm">
          <text:p/>
        </draw:line>
        <draw:polyline draw:style-name="gr8" draw:text-style-name="P5" draw:layer="layout" svg:width="0.159cm" svg:height="0.044cm" svg:x="12.5cm" svg:y="31.051cm" svg:viewBox="0 0 160 45" draw:points="160,0 0,0 22,16 38,29 45,45">
          <text:p/>
        </draw:polyline>
        <draw:polyline draw:style-name="gr8" draw:text-style-name="P5" draw:layer="layout" svg:width="0.159cm" svg:height="0.098cm" svg:x="12.5cm" svg:y="30.855cm" svg:viewBox="0 0 160 99" draw:points="0,99 0,0 61,55 61,29 70,16 77,6 93,0 131,0 144,6 153,16 160,29 160,77 153,93 144,99">
          <text:p/>
        </draw:polyline>
        <draw:line draw:style-name="gr8" draw:text-style-name="P5" draw:layer="layout" svg:x1="12.297cm" svg:y1="31.232cm" svg:x2="12.297cm" svg:y2="31.156cm">
          <text:p/>
        </draw:line>
        <draw:polyline draw:style-name="gr8" draw:text-style-name="P5" draw:layer="layout" svg:width="0.159cm" svg:height="0.108cm" svg:x="12.182cm" svg:y="31.14cm" svg:viewBox="0 0 160 109" draw:points="160,109 0,54 160,0">
          <text:p/>
        </draw:polyline>
        <draw:line draw:style-name="gr8" draw:text-style-name="P5" draw:layer="layout" svg:x1="12.341cm" svg:y1="31.007cm" svg:x2="12.341cm" svg:y2="31.096cm">
          <text:p/>
        </draw:line>
        <draw:polyline draw:style-name="gr8" draw:text-style-name="P5" draw:layer="layout" svg:width="0.159cm" svg:height="0.044cm" svg:x="12.182cm" svg:y="31.051cm" svg:viewBox="0 0 160 45" draw:points="160,0 0,0 22,16 38,29 45,45">
          <text:p/>
        </draw:polyline>
        <draw:polyline draw:style-name="gr8" draw:text-style-name="P5" draw:layer="layout" svg:width="0.159cm" svg:height="0.098cm" svg:x="12.182cm" svg:y="30.855cm" svg:viewBox="0 0 160 99" draw:points="16,93 10,83 0,67 0,29 10,16 16,6 32,0 45,0 70,6 160,99 160,0">
          <text:p/>
        </draw:polyline>
        <draw:line draw:style-name="gr8" draw:text-style-name="P5" draw:layer="layout" svg:x1="11.979cm" svg:y1="31.232cm" svg:x2="11.979cm" svg:y2="31.156cm">
          <text:p/>
        </draw:line>
        <draw:polyline draw:style-name="gr8" draw:text-style-name="P5" draw:layer="layout" svg:width="0.159cm" svg:height="0.108cm" svg:x="11.865cm" svg:y="31.14cm" svg:viewBox="0 0 160 109" draw:points="160,109 0,54 160,0">
          <text:p/>
        </draw:polyline>
        <draw:line draw:style-name="gr8" draw:text-style-name="P5" draw:layer="layout" svg:x1="12.024cm" svg:y1="31.007cm" svg:x2="12.024cm" svg:y2="31.096cm">
          <text:p/>
        </draw:line>
        <draw:polyline draw:style-name="gr8" draw:text-style-name="P5" draw:layer="layout" svg:width="0.159cm" svg:height="0.044cm" svg:x="11.865cm" svg:y="31.051cm" svg:viewBox="0 0 160 45" draw:points="160,0 0,0 22,16 38,29 45,45">
          <text:p/>
        </draw:polyline>
        <draw:line draw:style-name="gr8" draw:text-style-name="P5" draw:layer="layout" svg:x1="12.024cm" svg:y1="30.855cm" svg:x2="12.024cm" svg:y2="30.947cm">
          <text:p/>
        </draw:line>
        <draw:polyline draw:style-name="gr8" draw:text-style-name="P5" draw:layer="layout" svg:width="0.159cm" svg:height="0.048cm" svg:x="11.865cm" svg:y="30.899cm" svg:viewBox="0 0 160 49" draw:points="160,0 0,0 22,16 38,32 45,49">
          <text:p/>
        </draw:polyline>
        <draw:line draw:style-name="gr8" draw:text-style-name="P5" draw:layer="layout" svg:x1="11.662cm" svg:y1="31.232cm" svg:x2="11.662cm" svg:y2="31.156cm">
          <text:p/>
        </draw:line>
        <draw:polyline draw:style-name="gr8" draw:text-style-name="P5" draw:layer="layout" svg:width="0.159cm" svg:height="0.108cm" svg:x="11.547cm" svg:y="31.14cm" svg:viewBox="0 0 160 109" draw:points="160,109 0,54 160,0">
          <text:p/>
        </draw:polyline>
        <draw:line draw:style-name="gr8" draw:text-style-name="P5" draw:layer="layout" svg:x1="11.706cm" svg:y1="31.007cm" svg:x2="11.706cm" svg:y2="31.096cm">
          <text:p/>
        </draw:line>
        <draw:polyline draw:style-name="gr8" draw:text-style-name="P5" draw:layer="layout" svg:width="0.159cm" svg:height="0.044cm" svg:x="11.547cm" svg:y="31.051cm" svg:viewBox="0 0 160 45" draw:points="160,0 0,0 22,16 38,29 45,45">
          <text:p/>
        </draw:polyline>
        <draw:polygon draw:style-name="gr8" draw:text-style-name="P5" draw:layer="layout" svg:width="0.159cm" svg:height="0.092cm" svg:x="11.547cm" svg:y="30.855cm" svg:viewBox="0 0 160 93" draw:points="0,55 0,39 10,22 16,16 32,6 61,0 99,0 131,6 144,16 153,22 160,39 160,55 153,67 144,77 131,83 99,93 61,93 32,83 16,77 10,67">
          <text:p/>
        </draw:polygon>
        <draw:line draw:style-name="gr8" draw:text-style-name="P5" draw:layer="layout" svg:x1="11.344cm" svg:y1="31.232cm" svg:x2="11.344cm" svg:y2="31.156cm">
          <text:p/>
        </draw:line>
        <draw:polyline draw:style-name="gr8" draw:text-style-name="P5" draw:layer="layout" svg:width="0.159cm" svg:height="0.108cm" svg:x="11.23cm" svg:y="31.14cm" svg:viewBox="0 0 160 109" draw:points="160,109 0,54 160,0">
          <text:p/>
        </draw:polyline>
        <draw:polyline draw:style-name="gr8" draw:text-style-name="P5" draw:layer="layout" svg:width="0.159cm" svg:height="0.089cm" svg:x="11.23cm" svg:y="31.007cm" svg:viewBox="0 0 160 90" draw:points="160,74 160,45 153,29 144,22 121,6 93,0 32,0 16,6 10,13 0,29 0,61 10,74 16,83 32,90 70,90 83,83 93,74 99,61 99,29 93,13 83,6 70,0">
          <text:p/>
        </draw:polyline>
        <draw:line draw:style-name="gr8" draw:text-style-name="P5" draw:layer="layout" svg:x1="11.027cm" svg:y1="31.232cm" svg:x2="11.027cm" svg:y2="31.156cm">
          <text:p/>
        </draw:line>
        <draw:polyline draw:style-name="gr8" draw:text-style-name="P5" draw:layer="layout" svg:width="0.159cm" svg:height="0.108cm" svg:x="10.912cm" svg:y="31.14cm" svg:viewBox="0 0 160 109" draw:points="160,109 0,54 160,0">
          <text:p/>
        </draw:polyline>
        <draw:polyline draw:style-name="gr8" draw:text-style-name="P5" draw:layer="layout" svg:width="0.159cm" svg:height="0.089cm" svg:x="10.912cm" svg:y="31.007cm" svg:viewBox="0 0 160 90" draw:points="70,61 61,74 54,83 38,90 32,90 16,83 10,74 0,61 0,29 10,13 16,6 32,0 38,0 54,6 61,13 70,29 70,61 77,74 83,83 99,90 131,90 144,83 153,74 160,61 160,29 153,13 144,6 131,0 99,0 83,6 77,13 70,29">
          <text:p/>
        </draw:polyline>
        <draw:line draw:style-name="gr9" draw:text-style-name="P6" draw:layer="layout" svg:x1="13.335cm" svg:y1="31.116cm" svg:x2="13.654cm" svg:y2="30.797cm">
          <text:p/>
        </draw:line>
        <draw:line draw:style-name="gr9" draw:text-style-name="P6" draw:layer="layout" svg:x1="13.017cm" svg:y1="31.116cm" svg:x2="13.336cm" svg:y2="30.797cm">
          <text:p/>
        </draw:line>
        <draw:line draw:style-name="gr8" draw:text-style-name="P5" draw:layer="layout" svg:x1="12.932cm" svg:y1="31.232cm" svg:x2="12.932cm" svg:y2="31.156cm">
          <text:p/>
        </draw:line>
        <draw:polyline draw:style-name="gr8" draw:text-style-name="P5" draw:layer="layout" svg:width="0.159cm" svg:height="0.108cm" svg:x="12.817cm" svg:y="31.14cm" svg:viewBox="0 0 160 109" draw:points="160,109 0,54 160,0">
          <text:p/>
        </draw:polyline>
        <draw:line draw:style-name="gr8" draw:text-style-name="P5" draw:layer="layout" svg:x1="12.976cm" svg:y1="31.007cm" svg:x2="12.976cm" svg:y2="31.096cm">
          <text:p/>
        </draw:line>
        <draw:polyline draw:style-name="gr8" draw:text-style-name="P5" draw:layer="layout" svg:width="0.159cm" svg:height="0.044cm" svg:x="12.817cm" svg:y="31.051cm" svg:viewBox="0 0 160 45" draw:points="160,0 0,0 22,16 38,29 45,45">
          <text:p/>
        </draw:polyline>
        <draw:line draw:style-name="gr8" draw:text-style-name="P5" draw:layer="layout" svg:x1="12.871cm" svg:y1="30.871cm" svg:x2="12.976cm" svg:y2="30.871cm">
          <text:p/>
        </draw:line>
        <draw:polyline draw:style-name="gr8" draw:text-style-name="P5" draw:layer="layout" svg:width="0.111cm" svg:height="0.098cm" svg:x="12.811cm" svg:y="30.848cm" svg:viewBox="0 0 112 99" draw:points="0,61 112,99 112,0">
          <text:p/>
        </draw:polyline>
        <draw:line draw:style-name="gr8" draw:text-style-name="P5" draw:layer="layout" svg:x1="13.249cm" svg:y1="31.232cm" svg:x2="13.249cm" svg:y2="31.156cm">
          <text:p/>
        </draw:line>
        <draw:polyline draw:style-name="gr8" draw:text-style-name="P5" draw:layer="layout" svg:width="0.159cm" svg:height="0.108cm" svg:x="13.135cm" svg:y="31.14cm" svg:viewBox="0 0 160 109" draw:points="160,109 0,54 160,0">
          <text:p/>
        </draw:polyline>
        <draw:line draw:style-name="gr8" draw:text-style-name="P5" draw:layer="layout" svg:x1="13.294cm" svg:y1="31.007cm" svg:x2="13.294cm" svg:y2="31.096cm">
          <text:p/>
        </draw:line>
        <draw:polyline draw:style-name="gr8" draw:text-style-name="P5" draw:layer="layout" svg:width="0.159cm" svg:height="0.044cm" svg:x="13.135cm" svg:y="31.051cm" svg:viewBox="0 0 160 45" draw:points="160,0 0,0 22,16 38,29 45,45">
          <text:p/>
        </draw:polyline>
        <draw:polyline draw:style-name="gr8" draw:text-style-name="P5" draw:layer="layout" svg:width="0.159cm" svg:height="0.092cm" svg:x="13.135cm" svg:y="30.855cm" svg:viewBox="0 0 160 93" draw:points="0,6 0,83 77,93 70,83 61,67 61,29 70,16 77,6 93,0 131,0 144,6 153,16 160,29 160,67 153,83 144,93">
          <text:p/>
        </draw:polyline>
        <draw:line draw:style-name="gr9" draw:text-style-name="P6" draw:layer="layout" svg:x1="18.574cm" svg:y1="25.4cm" svg:x2="18.893cm" svg:y2="25.719cm">
          <text:p/>
        </draw:line>
        <draw:polyline draw:style-name="gr1" draw:text-style-name="P1" draw:layer="layout" svg:width="0.098cm" svg:height="0.159cm" svg:x="36.735cm" svg:y="13.722cm" svg:viewBox="0 0 99 160" draw:points="93,10 77,0 55,0 32,10 16,22 10,38 0,70 0,93 10,121 16,137 32,153 55,160 71,160 93,153 99,144 99,93 71,93">
          <text:p/>
        </draw:polyline>
        <draw:polyline draw:style-name="gr1" draw:text-style-name="P1" draw:layer="layout" svg:width="0.098cm" svg:height="0.159cm" svg:x="36.893cm" svg:y="13.722cm" svg:viewBox="0 0 99 160" draw:points="99,144 93,153 71,160 55,160 32,153 16,137 10,121 0,93 0,70 10,38 16,22 32,10 55,0 71,0 93,10 99,16">
          <text:p/>
        </draw:polyline>
        <draw:polyline draw:style-name="gr1" draw:text-style-name="P1" draw:layer="layout" svg:width="0.022cm" svg:height="0.159cm" svg:x="37.062cm" svg:y="13.722cm" svg:viewBox="0 0 23 160" draw:points="23,160 7,153 0,137 0,0">
          <text:p/>
        </draw:polyline>
        <draw:polygon draw:style-name="gr1" draw:text-style-name="P1" draw:layer="layout" svg:width="0.086cm" svg:height="0.105cm" svg:x="37.135cm" svg:y="13.776cm" svg:viewBox="0 0 87 106" draw:points="32,106 16,99 10,90 0,77 0,29 10,16 16,6 32,0 55,0 71,6 77,16 87,29 87,77 77,90 71,99 55,106">
          <text:p/>
        </draw:polygon>
        <draw:polyline draw:style-name="gr1" draw:text-style-name="P1" draw:layer="layout" svg:width="0.076cm" svg:height="0.105cm" svg:x="37.281cm" svg:y="13.776cm" svg:viewBox="0 0 77 106" draw:points="77,99 61,106 29,106 13,99 6,90 0,77 0,29 6,16 13,6 29,0 61,0 77,6">
          <text:p/>
        </draw:polyline>
        <draw:line draw:style-name="gr1" draw:text-style-name="P1" draw:layer="layout" svg:x1="37.424cm" svg:y1="13.881cm" svg:x2="37.424cm" svg:y2="13.722cm">
          <text:p/>
        </draw:line>
        <draw:line draw:style-name="gr1" draw:text-style-name="P1" draw:layer="layout" svg:x1="37.44cm" svg:y1="13.821cm" svg:x2="37.485cm" svg:y2="13.882cm">
          <text:p/>
        </draw:line>
        <draw:line draw:style-name="gr1" draw:text-style-name="P1" draw:layer="layout" svg:x1="37.485cm" svg:y1="13.776cm" svg:x2="37.424cm" svg:y2="13.837cm">
          <text:p/>
        </draw:line>
        <draw:polygon draw:style-name="gr6" draw:text-style-name="P1" draw:layer="layout" svg:width="1.041cm" svg:height="0.279cm" svg:x="36.582cm" svg:y="13.672cm" svg:viewBox="0 0 1042 280" draw:points="1042,140 963,0 79,0 0,140 79,280 963,280">
          <text:p/>
        </draw:polygon>
        <draw:polygon draw:style-name="gr1" draw:text-style-name="P1" draw:layer="layout" svg:width="0.318cm" svg:height="0.318cm" svg:x="37.306cm" svg:y="13.335cm" svg:viewBox="0 0 319 319" draw:points="319,159 159,159 159,319 0,159 159,0 159,159">
          <text:p/>
        </draw:polygon>
        <draw:polyline draw:style-name="gr7" draw:text-style-name="P4" draw:layer="layout" svg:width="0.098cm" svg:height="0.159cm" svg:x="36.754cm" svg:y="13.427cm" svg:viewBox="0 0 99 160" draw:points="90,10 77,0 55,0 29,10 16,22 6,38 0,70 0,93 6,121 16,137 29,153 55,160 67,160 90,153 99,144 99,93 67,93">
          <text:p/>
        </draw:polyline>
        <draw:polyline draw:style-name="gr7" draw:text-style-name="P4" draw:layer="layout" svg:width="0.092cm" svg:height="0.159cm" svg:x="36.919cm" svg:y="13.427cm" svg:viewBox="0 0 93 160" draw:points="0,160 0,0 93,160 93,0">
          <text:p/>
        </draw:polyline>
        <draw:polygon draw:style-name="gr7" draw:text-style-name="P4" draw:layer="layout" svg:width="0.089cm" svg:height="0.159cm" svg:x="37.087cm" svg:y="13.427cm" svg:viewBox="0 0 90 160" draw:points="0,160 0,0 39,0 61,10 74,22 83,38 90,70 90,93 83,121 74,137 61,153 39,160">
          <text:p/>
        </draw:polygon>
        <draw:polygon draw:style-name="gr5" draw:text-style-name="P3" draw:layer="layout" svg:width="2.222cm" svg:height="3.175cm" svg:x="46.514cm" svg:y="27.305cm" svg:viewBox="0 0 2223 3176" draw:points="1112,3176 0,3176 0,0 2223,0 2223,3176">
          <text:p/>
        </draw:polygon>
        <draw:polygon draw:style-name="gr1" draw:text-style-name="P1" draw:layer="layout" svg:width="2.222cm" svg:height="3.175cm" svg:x="46.514cm" svg:y="27.305cm" svg:viewBox="0 0 2223 3176" draw:points="1112,3176 0,3176 0,0 2223,0 2223,3176">
          <text:p/>
        </draw:polygon>
        <draw:line draw:style-name="gr1" draw:text-style-name="P1" draw:layer="layout" svg:x1="48.736cm" svg:y1="27.622cm" svg:x2="49.371cm" svg:y2="27.622cm">
          <text:p/>
        </draw:line>
        <draw:polygon draw:style-name="gr7" draw:text-style-name="P4" draw:layer="layout" svg:width="0.089cm" svg:height="0.159cm" svg:x="48.025cm" svg:y="27.534cm" svg:viewBox="0 0 90 160" draw:points="0,160 0,0 35,0 61,10 74,22 83,38 90,70 90,93 83,121 74,137 61,153 35,160">
          <text:p/>
        </draw:polygon>
        <draw:polyline draw:style-name="gr7" draw:text-style-name="P4" draw:layer="layout" svg:width="0.108cm" svg:height="0.159cm" svg:x="48.158cm" svg:y="27.534cm" svg:viewBox="0 0 109 160" draw:points="0,0 54,160 109,0">
          <text:p/>
        </draw:polyline>
        <draw:polygon draw:style-name="gr7" draw:text-style-name="P4" draw:layer="layout" svg:width="0.092cm" svg:height="0.159cm" svg:x="48.317cm" svg:y="27.534cm" svg:viewBox="0 0 93 160" draw:points="0,160 0,0 39,0 61,10 77,22 87,38 93,70 93,93 87,121 77,137 61,153 39,160">
          <text:p/>
        </draw:polygon>
        <draw:polygon draw:style-name="gr7" draw:text-style-name="P4" draw:layer="layout" svg:width="0.092cm" svg:height="0.159cm" svg:x="48.476cm" svg:y="27.534cm" svg:viewBox="0 0 93 160" draw:points="0,160 0,0 39,0 61,10 77,22 87,38 93,70 93,93 87,121 77,137 61,153 39,160">
          <text:p/>
        </draw:polygon>
        <draw:line draw:style-name="gr1" draw:text-style-name="P1" draw:layer="layout" svg:x1="49.098cm" svg:y1="27.581cm" svg:x2="49.006cm" svg:y2="27.581cm">
          <text:p/>
        </draw:line>
        <draw:polyline draw:style-name="gr1" draw:text-style-name="P1" draw:layer="layout" svg:width="0.048cm" svg:height="0.159cm" svg:x="49.006cm" svg:y="27.422cm" svg:viewBox="0 0 49 160" draw:points="49,160 49,0 32,22 16,38 0,45">
          <text:p/>
        </draw:polyline>
        <draw:line draw:style-name="gr1" draw:text-style-name="P1" draw:layer="layout" svg:x1="48.736cm" svg:y1="29.845cm" svg:x2="49.371cm" svg:y2="29.845cm">
          <text:p/>
        </draw:line>
        <draw:polyline draw:style-name="gr7" draw:text-style-name="P4" draw:layer="layout" svg:width="0.108cm" svg:height="0.159cm" svg:x="48.038cm" svg:y="29.756cm" svg:viewBox="0 0 109 160" draw:points="0,0 54,160 109,0">
          <text:p/>
        </draw:polyline>
        <draw:line draw:style-name="gr7" draw:text-style-name="P4" draw:layer="layout" svg:x1="48.29cm" svg:y1="29.916cm" svg:x2="48.235cm" svg:y2="29.839cm">
          <text:p/>
        </draw:line>
        <draw:polyline draw:style-name="gr7" draw:text-style-name="P4" draw:layer="layout" svg:width="0.092cm" svg:height="0.159cm" svg:x="48.196cm" svg:y="29.756cm" svg:viewBox="0 0 93 160" draw:points="0,160 0,0 61,0 77,10 87,16 93,32 93,54 87,70 77,77 61,83 0,83">
          <text:p/>
        </draw:polyline>
        <draw:line draw:style-name="gr7" draw:text-style-name="P4" draw:layer="layout" svg:x1="48.355cm" svg:y1="29.832cm" svg:x2="48.409cm" svg:y2="29.832cm">
          <text:p/>
        </draw:line>
        <draw:polyline draw:style-name="gr7" draw:text-style-name="P4" draw:layer="layout" svg:width="0.076cm" svg:height="0.159cm" svg:x="48.355cm" svg:y="29.756cm" svg:viewBox="0 0 77 160" draw:points="77,160 0,160 0,0 77,0">
          <text:p/>
        </draw:polyline>
        <draw:line draw:style-name="gr7" draw:text-style-name="P4" draw:layer="layout" svg:x1="48.552cm" svg:y1="29.832cm" svg:x2="48.501cm" svg:y2="29.832cm">
          <text:p/>
        </draw:line>
        <draw:polyline draw:style-name="gr7" draw:text-style-name="P4" draw:layer="layout" svg:width="0.073cm" svg:height="0.159cm" svg:x="48.501cm" svg:y="29.756cm" svg:viewBox="0 0 74 160" draw:points="0,160 0,0 74,0">
          <text:p/>
        </draw:polyline>
        <draw:polyline draw:style-name="gr1" draw:text-style-name="P1" draw:layer="layout" svg:width="0.098cm" svg:height="0.159cm" svg:x="49cm" svg:y="29.645cm" svg:viewBox="0 0 99 160" draw:points="0,0 99,0 45,61 67,61 83,70 90,77 99,93 99,131 90,144 83,153 67,160 22,160 6,153 0,144">
          <text:p/>
        </draw:polyline>
        <draw:line draw:style-name="gr1" draw:text-style-name="P1" draw:layer="layout" svg:x1="46.514cm" svg:y1="29.21cm" svg:x2="45.879cm" svg:y2="29.21cm">
          <text:p/>
        </draw:line>
        <draw:line draw:style-name="gr7" draw:text-style-name="P4" draw:layer="layout" svg:x1="46.663cm" svg:y1="29.121cm" svg:x2="46.755cm" svg:y2="29.121cm">
          <text:p/>
        </draw:line>
        <draw:line draw:style-name="gr7" draw:text-style-name="P4" draw:layer="layout" svg:x1="46.711cm" svg:y1="29.28cm" svg:x2="46.711cm" svg:y2="29.121cm">
          <text:p/>
        </draw:line>
        <draw:polyline draw:style-name="gr7" draw:text-style-name="P4" draw:layer="layout" svg:width="0.098cm" svg:height="0.159cm" svg:x="46.799cm" svg:y="29.121cm" svg:viewBox="0 0 99 160" draw:points="93,10 77,0 55,0 32,10 16,22 10,38 0,70 0,93 10,121 16,137 32,153 55,160 71,160 93,153 99,144 99,93 71,93">
          <text:p/>
        </draw:polyline>
        <draw:polyline draw:style-name="gr7" draw:text-style-name="P4" draw:layer="layout" svg:width="0.089cm" svg:height="0.159cm" svg:x="46.968cm" svg:y="29.121cm" svg:viewBox="0 0 90 160" draw:points="0,160 0,0 90,160 90,0">
          <text:p/>
        </draw:polyline>
        <draw:polygon draw:style-name="gr7" draw:text-style-name="P4" draw:layer="layout" svg:width="0.089cm" svg:height="0.159cm" svg:x="47.133cm" svg:y="29.121cm" svg:viewBox="0 0 90 160" draw:points="0,160 0,0 39,0 61,10 77,22 83,38 90,70 90,93 83,121 77,137 61,153 39,160">
          <text:p/>
        </draw:polygon>
        <draw:polyline draw:style-name="gr1" draw:text-style-name="P1" draw:layer="layout" svg:width="0.098cm" svg:height="0.159cm" svg:x="46.066cm" svg:y="29.01cm" svg:viewBox="0 0 99 160" draw:points="6,16 16,10 32,0 67,0 83,10 93,16 99,32 99,45 93,70 0,160 99,160">
          <text:p/>
        </draw:polyline>
        <draw:polygon draw:style-name="gr1" draw:text-style-name="P1" draw:layer="layout" svg:width="0.092cm" svg:height="0.159cm" svg:x="46.225cm" svg:y="29.01cm" svg:viewBox="0 0 93 160" draw:points="39,0 55,0 67,10 77,16 83,32 93,61 93,99 83,131 77,144 67,153 55,160 39,160 22,153 16,144 6,131 0,99 0,61 6,32 16,16 22,10">
          <text:p/>
        </draw:polygon>
        <draw:line draw:style-name="gr1" draw:text-style-name="P1" draw:layer="layout" svg:x1="48.736cm" svg:y1="27.94cm" svg:x2="49.371cm" svg:y2="27.94cm">
          <text:p/>
        </draw:line>
        <draw:polygon draw:style-name="gr7" draw:text-style-name="P4" draw:layer="layout" svg:width="0.089cm" svg:height="0.159cm" svg:x="48.025cm" svg:y="27.851cm" svg:viewBox="0 0 90 160" draw:points="0,160 0,0 35,0 61,10 74,22 83,38 90,70 90,93 83,121 74,137 61,153 35,160">
          <text:p/>
        </draw:polygon>
        <draw:polyline draw:style-name="gr7" draw:text-style-name="P4" draw:layer="layout" svg:width="0.108cm" svg:height="0.159cm" svg:x="48.158cm" svg:y="27.851cm" svg:viewBox="0 0 109 160" draw:points="0,0 54,160 109,0">
          <text:p/>
        </draw:polyline>
        <draw:polygon draw:style-name="gr7" draw:text-style-name="P4" draw:layer="layout" svg:width="0.092cm" svg:height="0.159cm" svg:x="48.317cm" svg:y="27.851cm" svg:viewBox="0 0 93 160" draw:points="0,160 0,0 39,0 61,10 77,22 87,38 93,70 93,93 87,121 77,137 61,153 39,160">
          <text:p/>
        </draw:polygon>
        <draw:polygon draw:style-name="gr7" draw:text-style-name="P4" draw:layer="layout" svg:width="0.092cm" svg:height="0.159cm" svg:x="48.476cm" svg:y="27.851cm" svg:viewBox="0 0 93 160" draw:points="0,160 0,0 39,0 61,10 77,22 87,38 93,70 93,93 87,121 77,137 61,153 39,160">
          <text:p/>
        </draw:polygon>
        <draw:line draw:style-name="gr1" draw:text-style-name="P1" draw:layer="layout" svg:x1="49.022cm" svg:y1="27.899cm" svg:x2="48.93cm" svg:y2="27.899cm">
          <text:p/>
        </draw:line>
        <draw:polyline draw:style-name="gr1" draw:text-style-name="P1" draw:layer="layout" svg:width="0.048cm" svg:height="0.159cm" svg:x="48.93cm" svg:y="27.74cm" svg:viewBox="0 0 49 160" draw:points="49,160 49,0 32,22 16,38 0,45">
          <text:p/>
        </draw:polyline>
        <draw:polyline draw:style-name="gr1" draw:text-style-name="P1" draw:layer="layout" svg:width="0.098cm" svg:height="0.159cm" svg:x="49.076cm" svg:y="27.74cm" svg:viewBox="0 0 99 160" draw:points="6,16 13,10 29,0 67,0 83,10 90,16 99,32 99,45 90,70 0,160 99,160">
          <text:p/>
        </draw:polyline>
        <draw:line draw:style-name="gr1" draw:text-style-name="P1" draw:layer="layout" svg:x1="46.514cm" svg:y1="29.845cm" svg:x2="45.879cm" svg:y2="29.845cm">
          <text:p/>
        </draw:line>
        <draw:line draw:style-name="gr7" draw:text-style-name="P4" draw:layer="layout" svg:x1="46.663cm" svg:y1="29.756cm" svg:x2="46.755cm" svg:y2="29.756cm">
          <text:p/>
        </draw:line>
        <draw:line draw:style-name="gr7" draw:text-style-name="P4" draw:layer="layout" svg:x1="46.711cm" svg:y1="29.915cm" svg:x2="46.711cm" svg:y2="29.756cm">
          <text:p/>
        </draw:line>
        <draw:polyline draw:style-name="gr7" draw:text-style-name="P4" draw:layer="layout" svg:width="0.098cm" svg:height="0.159cm" svg:x="46.799cm" svg:y="29.756cm" svg:viewBox="0 0 99 160" draw:points="93,10 77,0 55,0 32,10 16,22 10,38 0,70 0,93 10,121 16,137 32,153 55,160 71,160 93,153 99,144 99,93 71,93">
          <text:p/>
        </draw:polyline>
        <draw:polyline draw:style-name="gr7" draw:text-style-name="P4" draw:layer="layout" svg:width="0.089cm" svg:height="0.159cm" svg:x="46.968cm" svg:y="29.756cm" svg:viewBox="0 0 90 160" draw:points="0,160 0,0 90,160 90,0">
          <text:p/>
        </draw:polyline>
        <draw:polygon draw:style-name="gr7" draw:text-style-name="P4" draw:layer="layout" svg:width="0.089cm" svg:height="0.159cm" svg:x="47.133cm" svg:y="29.756cm" svg:viewBox="0 0 90 160" draw:points="0,160 0,0 39,0 61,10 77,22 83,38 90,70 90,93 83,121 77,137 61,153 39,160">
          <text:p/>
        </draw:polygon>
        <draw:polyline draw:style-name="gr1" draw:text-style-name="P1" draw:layer="layout" svg:width="0.098cm" svg:height="0.159cm" svg:x="46.066cm" svg:y="29.645cm" svg:viewBox="0 0 99 160" draw:points="0,0 99,0 45,61 67,61 83,70 93,77 99,93 99,131 93,144 83,153 67,160 22,160 6,153 0,144">
          <text:p/>
        </draw:polyline>
        <draw:polyline draw:style-name="gr1" draw:text-style-name="P1" draw:layer="layout" svg:width="0.098cm" svg:height="0.159cm" svg:x="46.218cm" svg:y="29.645cm" svg:viewBox="0 0 99 160" draw:points="6,16 13,10 29,0 67,0 83,10 90,16 99,32 99,45 90,70 0,160 99,160">
          <text:p/>
        </draw:polyline>
        <draw:line draw:style-name="gr1" draw:text-style-name="P1" draw:layer="layout" svg:x1="48.736cm" svg:y1="29.21cm" svg:x2="49.371cm" svg:y2="29.21cm">
          <text:p/>
        </draw:line>
        <draw:line draw:style-name="gr7" draw:text-style-name="P4" draw:layer="layout" svg:x1="48.038cm" svg:y1="29.121cm" svg:x2="48.13cm" svg:y2="29.121cm">
          <text:p/>
        </draw:line>
        <draw:line draw:style-name="gr7" draw:text-style-name="P4" draw:layer="layout" svg:x1="48.085cm" svg:y1="29.28cm" svg:x2="48.085cm" svg:y2="29.121cm">
          <text:p/>
        </draw:line>
        <draw:polyline draw:style-name="gr7" draw:text-style-name="P4" draw:layer="layout" svg:width="0.108cm" svg:height="0.159cm" svg:x="48.158cm" svg:y="29.121cm" svg:viewBox="0 0 109 160" draw:points="0,0 54,160 109,0">
          <text:p/>
        </draw:polyline>
        <draw:polygon draw:style-name="gr7" draw:text-style-name="P4" draw:layer="layout" svg:width="0.092cm" svg:height="0.159cm" svg:x="48.317cm" svg:y="29.121cm" svg:viewBox="0 0 93 160" draw:points="0,160 0,0 39,0 61,10 77,22 87,38 93,70 93,93 87,121 77,137 61,153 39,160">
          <text:p/>
        </draw:polygon>
        <draw:polygon draw:style-name="gr7" draw:text-style-name="P4" draw:layer="layout" svg:width="0.092cm" svg:height="0.159cm" svg:x="48.476cm" svg:y="29.121cm" svg:viewBox="0 0 93 160" draw:points="0,160 0,0 39,0 61,10 77,22 87,38 93,70 93,93 87,121 77,137 61,153 39,160">
          <text:p/>
        </draw:polygon>
        <draw:polyline draw:style-name="gr1" draw:text-style-name="P1" draw:layer="layout" svg:width="0.098cm" svg:height="0.159cm" svg:x="48.924cm" svg:y="29.01cm" svg:viewBox="0 0 99 160" draw:points="6,16 16,10 32,0 67,0 83,10 93,16 99,32 99,45 93,70 0,160 99,160">
          <text:p/>
        </draw:polyline>
        <draw:polyline draw:style-name="gr1" draw:text-style-name="P1" draw:layer="layout" svg:width="0.098cm" svg:height="0.159cm" svg:x="49.076cm" svg:y="29.01cm" svg:viewBox="0 0 99 160" draw:points="0,0 99,0 45,61 67,61 83,70 90,77 99,93 99,131 90,144 83,153 67,160 22,160 6,153 0,144">
          <text:p/>
        </draw:polyline>
        <draw:line draw:style-name="gr1" draw:text-style-name="P1" draw:layer="layout" svg:x1="48.736cm" svg:y1="28.257cm" svg:x2="49.371cm" svg:y2="28.257cm">
          <text:p/>
        </draw:line>
        <draw:polygon draw:style-name="gr7" draw:text-style-name="P4" draw:layer="layout" svg:width="0.089cm" svg:height="0.159cm" svg:x="48.025cm" svg:y="28.169cm" svg:viewBox="0 0 90 160" draw:points="0,160 0,0 35,0 61,10 74,22 83,38 90,70 90,93 83,121 74,137 61,153 35,160">
          <text:p/>
        </draw:polygon>
        <draw:polyline draw:style-name="gr7" draw:text-style-name="P4" draw:layer="layout" svg:width="0.108cm" svg:height="0.159cm" svg:x="48.158cm" svg:y="28.169cm" svg:viewBox="0 0 109 160" draw:points="0,0 54,160 109,0">
          <text:p/>
        </draw:polyline>
        <draw:polygon draw:style-name="gr7" draw:text-style-name="P4" draw:layer="layout" svg:width="0.092cm" svg:height="0.159cm" svg:x="48.317cm" svg:y="28.169cm" svg:viewBox="0 0 93 160" draw:points="0,160 0,0 39,0 61,10 77,22 87,38 93,70 93,93 87,121 77,137 61,153 39,160">
          <text:p/>
        </draw:polygon>
        <draw:polygon draw:style-name="gr7" draw:text-style-name="P4" draw:layer="layout" svg:width="0.092cm" svg:height="0.159cm" svg:x="48.476cm" svg:y="28.169cm" svg:viewBox="0 0 93 160" draw:points="0,160 0,0 39,0 61,10 77,22 87,38 93,70 93,93 87,121 77,137 61,153 39,160">
          <text:p/>
        </draw:polygon>
        <draw:polyline draw:style-name="gr1" draw:text-style-name="P1" draw:layer="layout" svg:width="0.098cm" svg:height="0.159cm" svg:x="48.924cm" svg:y="28.057cm" svg:viewBox="0 0 99 160" draw:points="0,0 99,0 45,61 67,61 83,70 93,77 99,93 99,131 93,144 83,153 67,160 22,160 6,153 0,144">
          <text:p/>
        </draw:polyline>
        <draw:polyline draw:style-name="gr1" draw:text-style-name="P1" draw:layer="layout" svg:width="0.098cm" svg:height="0.159cm" svg:x="49.076cm" svg:y="28.057cm" svg:viewBox="0 0 99 160" draw:points="0,0 99,0 45,61 67,61 83,70 90,77 99,93 99,131 90,144 83,153 67,160 22,160 6,153 0,144">
          <text:p/>
        </draw:polyline>
        <draw:line draw:style-name="gr1" draw:text-style-name="P1" draw:layer="layout" svg:x1="46.514cm" svg:y1="28.257cm" svg:x2="45.879cm" svg:y2="28.257cm">
          <text:p/>
        </draw:line>
        <draw:polygon draw:style-name="gr7" draw:text-style-name="P4" draw:layer="layout" svg:width="0.092cm" svg:height="0.159cm" svg:x="46.685cm" svg:y="28.169cm" svg:viewBox="0 0 93 160" draw:points="0,160 0,0 39,0 61,10 77,22 87,38 93,70 93,93 87,121 77,137 61,153 39,160">
          <text:p/>
        </draw:polygon>
        <draw:polyline draw:style-name="gr7" draw:text-style-name="P4" draw:layer="layout" svg:width="0.098cm" svg:height="0.159cm" svg:x="46.838cm" svg:y="28.169cm" svg:viewBox="0 0 99 160" draw:points="93,10 77,0 55,0 32,10 16,22 6,38 0,70 0,93 6,121 16,137 32,153 55,160 67,160 93,153 99,144 99,93 67,93">
          <text:p/>
        </draw:polyline>
        <draw:polyline draw:style-name="gr7" draw:text-style-name="P4" draw:layer="layout" svg:width="0.092cm" svg:height="0.159cm" svg:x="47.003cm" svg:y="28.169cm" svg:viewBox="0 0 93 160" draw:points="0,160 0,0 93,160 93,0">
          <text:p/>
        </draw:polyline>
        <draw:polygon draw:style-name="gr7" draw:text-style-name="P4" draw:layer="layout" svg:width="0.089cm" svg:height="0.159cm" svg:x="47.171cm" svg:y="28.169cm" svg:viewBox="0 0 90 160" draw:points="0,160 0,0 39,0 61,10 77,22 83,38 90,70 90,93 83,121 77,137 61,153 39,160">
          <text:p/>
        </draw:polygon>
        <draw:polyline draw:style-name="gr1" draw:text-style-name="P1" draw:layer="layout" svg:width="0.092cm" svg:height="0.159cm" svg:x="46.072cm" svg:y="28.057cm" svg:viewBox="0 0 93 160" draw:points="77,0 48,0 32,10 26,16 10,38 0,70 0,131 10,144 16,153 32,160 61,160 77,153 87,144 93,131 93,93 87,77 77,70 61,61 32,61 16,70 10,77 0,93">
          <text:p/>
        </draw:polyline>
        <draw:line draw:style-name="gr1" draw:text-style-name="P1" draw:layer="layout" svg:x1="46.301cm" svg:y1="28.111cm" svg:x2="46.301cm" svg:y2="28.216cm">
          <text:p/>
        </draw:line>
        <draw:polyline draw:style-name="gr1" draw:text-style-name="P1" draw:layer="layout" svg:width="0.098cm" svg:height="0.111cm" svg:x="46.225cm" svg:y="28.051cm" svg:viewBox="0 0 99 112" draw:points="38,0 0,112 99,112">
          <text:p/>
        </draw:polyline>
        <draw:line draw:style-name="gr1" draw:text-style-name="P1" draw:layer="layout" svg:x1="47.625cm" svg:y1="30.48cm" svg:x2="47.625cm" svg:y2="31.115cm">
          <text:p/>
        </draw:line>
        <draw:polyline draw:style-name="gr7" draw:text-style-name="P4" draw:layer="layout" svg:width="0.159cm" svg:height="0.092cm" svg:x="47.536cm" svg:y="30.213cm" svg:viewBox="0 0 160 93" draw:points="160,93 0,93 0,32 10,16 16,6 32,0 54,0 70,6 77,16 83,32 83,93">
          <text:p/>
        </draw:polyline>
        <draw:line draw:style-name="gr7" draw:text-style-name="P4" draw:layer="layout" svg:x1="47.65cm" svg:y1="30.153cm" svg:x2="47.65cm" svg:y2="30.077cm">
          <text:p/>
        </draw:line>
        <draw:polyline draw:style-name="gr7" draw:text-style-name="P4" draw:layer="layout" svg:width="0.159cm" svg:height="0.108cm" svg:x="47.536cm" svg:y="30.061cm" svg:viewBox="0 0 160 109" draw:points="160,109 0,54 160,0">
          <text:p/>
        </draw:polyline>
        <draw:polygon draw:style-name="gr7" draw:text-style-name="P4" draw:layer="layout" svg:width="0.159cm" svg:height="0.092cm" svg:x="47.536cm" svg:y="29.918cm" svg:viewBox="0 0 160 93" draw:points="160,93 0,93 0,55 10,32 22,16 38,10 70,0 93,0 121,10 137,16 153,32 160,55">
          <text:p/>
        </draw:polygon>
        <draw:polyline draw:style-name="gr1" draw:text-style-name="P1" draw:layer="layout" svg:width="0.159cm" svg:height="0.092cm" svg:x="47.425cm" svg:y="30.826cm" svg:viewBox="0 0 160 93" draw:points="0,16 0,45 10,61 16,67 38,83 70,93 131,93 144,83 153,77 160,61 160,32 153,16 144,6 131,0 93,0 77,6 70,16 61,32 61,61 70,77 77,83 93,93">
          <text:p/>
        </draw:polyline>
        <draw:polyline draw:style-name="gr1" draw:text-style-name="P1" draw:layer="layout" svg:width="0.159cm" svg:height="0.092cm" svg:x="47.425cm" svg:y="30.674cm" svg:viewBox="0 0 160 93" draw:points="0,10 0,87 77,93 70,87 61,71 61,32 70,16 77,10 93,0 131,0 144,10 153,16 160,32 160,71 153,87 144,93">
          <text:p/>
        </draw:polyline>
        <draw:line draw:style-name="gr1" draw:text-style-name="P1" draw:layer="layout" svg:x1="46.514cm" svg:y1="27.622cm" svg:x2="45.879cm" svg:y2="27.622cm">
          <text:p/>
        </draw:line>
        <draw:polygon draw:style-name="gr7" draw:text-style-name="P4" draw:layer="layout" svg:width="0.092cm" svg:height="0.159cm" svg:x="46.685cm" svg:y="27.534cm" svg:viewBox="0 0 93 160" draw:points="0,160 0,0 39,0 61,10 77,22 87,38 93,70 93,93 87,121 77,137 61,153 39,160">
          <text:p/>
        </draw:polygon>
        <draw:polyline draw:style-name="gr7" draw:text-style-name="P4" draw:layer="layout" svg:width="0.098cm" svg:height="0.159cm" svg:x="46.838cm" svg:y="27.534cm" svg:viewBox="0 0 99 160" draw:points="93,10 77,0 55,0 32,10 16,22 6,38 0,70 0,93 6,121 16,137 32,153 55,160 67,160 93,153 99,144 99,93 67,93">
          <text:p/>
        </draw:polyline>
        <draw:polyline draw:style-name="gr7" draw:text-style-name="P4" draw:layer="layout" svg:width="0.092cm" svg:height="0.159cm" svg:x="47.003cm" svg:y="27.534cm" svg:viewBox="0 0 93 160" draw:points="0,160 0,0 93,160 93,0">
          <text:p/>
        </draw:polyline>
        <draw:polygon draw:style-name="gr7" draw:text-style-name="P4" draw:layer="layout" svg:width="0.089cm" svg:height="0.159cm" svg:x="47.171cm" svg:y="27.534cm" svg:viewBox="0 0 90 160" draw:points="0,160 0,0 39,0 61,10 77,22 83,38 90,70 90,93 83,121 77,137 61,153 39,160">
          <text:p/>
        </draw:polygon>
        <draw:line draw:style-name="gr1" draw:text-style-name="P1" draw:layer="layout" svg:x1="46.164cm" svg:y1="27.581cm" svg:x2="46.072cm" svg:y2="27.581cm">
          <text:p/>
        </draw:line>
        <draw:polyline draw:style-name="gr1" draw:text-style-name="P1" draw:layer="layout" svg:width="0.048cm" svg:height="0.159cm" svg:x="46.072cm" svg:y="27.422cm" svg:viewBox="0 0 49 160" draw:points="49,160 49,0 32,22 16,38 0,45">
          <text:p/>
        </draw:polyline>
        <draw:polyline draw:style-name="gr1" draw:text-style-name="P1" draw:layer="layout" svg:width="0.092cm" svg:height="0.159cm" svg:x="46.225cm" svg:y="27.422cm" svg:viewBox="0 0 93 160" draw:points="77,0 45,0 32,10 22,16 6,38 0,70 0,131 6,144 16,153 32,160 61,160 77,153 83,144 93,131 93,93 83,77 77,70 61,61 32,61 16,70 6,77 0,93">
          <text:p/>
        </draw:polyline>
        <draw:line draw:style-name="gr1" draw:text-style-name="P1" draw:layer="layout" svg:x1="46.514cm" svg:y1="29.527cm" svg:x2="45.879cm" svg:y2="29.527cm">
          <text:p/>
        </draw:line>
        <draw:line draw:style-name="gr7" draw:text-style-name="P4" draw:layer="layout" svg:x1="46.663cm" svg:y1="29.439cm" svg:x2="46.755cm" svg:y2="29.439cm">
          <text:p/>
        </draw:line>
        <draw:line draw:style-name="gr7" draw:text-style-name="P4" draw:layer="layout" svg:x1="46.711cm" svg:y1="29.598cm" svg:x2="46.711cm" svg:y2="29.439cm">
          <text:p/>
        </draw:line>
        <draw:polyline draw:style-name="gr7" draw:text-style-name="P4" draw:layer="layout" svg:width="0.098cm" svg:height="0.159cm" svg:x="46.799cm" svg:y="29.439cm" svg:viewBox="0 0 99 160" draw:points="93,10 77,0 55,0 32,10 16,22 10,38 0,70 0,93 10,121 16,137 32,153 55,160 71,160 93,153 99,144 99,93 71,93">
          <text:p/>
        </draw:polyline>
        <draw:polyline draw:style-name="gr7" draw:text-style-name="P4" draw:layer="layout" svg:width="0.089cm" svg:height="0.159cm" svg:x="46.968cm" svg:y="29.439cm" svg:viewBox="0 0 90 160" draw:points="0,160 0,0 90,160 90,0">
          <text:p/>
        </draw:polyline>
        <draw:polygon draw:style-name="gr7" draw:text-style-name="P4" draw:layer="layout" svg:width="0.089cm" svg:height="0.159cm" svg:x="47.133cm" svg:y="29.439cm" svg:viewBox="0 0 90 160" draw:points="0,160 0,0 39,0 61,10 77,22 83,38 90,70 90,93 83,121 77,137 61,153 39,160">
          <text:p/>
        </draw:polygon>
        <draw:polyline draw:style-name="gr1" draw:text-style-name="P1" draw:layer="layout" svg:width="0.098cm" svg:height="0.159cm" svg:x="46.066cm" svg:y="29.327cm" svg:viewBox="0 0 99 160" draw:points="6,16 16,10 32,0 67,0 83,10 93,16 99,32 99,45 93,70 0,160 99,160">
          <text:p/>
        </draw:polyline>
        <draw:polyline draw:style-name="gr1" draw:text-style-name="P1" draw:layer="layout" svg:width="0.092cm" svg:height="0.159cm" svg:x="46.225cm" svg:y="29.327cm" svg:viewBox="0 0 93 160" draw:points="77,0 45,0 32,10 22,16 6,38 0,70 0,131 6,144 16,153 32,160 61,160 77,153 83,144 93,131 93,93 83,77 77,70 61,61 32,61 16,70 6,77 0,93">
          <text:p/>
        </draw:polyline>
        <draw:line draw:style-name="gr1" draw:text-style-name="P1" draw:layer="layout" svg:x1="46.514cm" svg:y1="28.734cm" svg:x2="45.879cm" svg:y2="28.734cm">
          <text:p/>
        </draw:line>
        <draw:polyline draw:style-name="gr7" draw:text-style-name="P4" draw:layer="layout" svg:width="0.092cm" svg:height="0.159cm" svg:x="46.685cm" svg:y="28.645cm" svg:viewBox="0 0 93 160" draw:points="0,160 0,0 61,0 77,10 87,16 93,32 93,54 87,70 77,77 61,83 0,83">
          <text:p/>
        </draw:polyline>
        <draw:polyline draw:style-name="gr7" draw:text-style-name="P4" draw:layer="layout" svg:width="0.098cm" svg:height="0.159cm" svg:x="46.838cm" svg:y="28.645cm" svg:viewBox="0 0 99 160" draw:points="93,10 77,0 55,0 32,10 16,22 6,38 0,70 0,93 6,121 16,137 32,153 55,160 67,160 93,153 99,144 99,93 67,93">
          <text:p/>
        </draw:polyline>
        <draw:polyline draw:style-name="gr7" draw:text-style-name="P4" draw:layer="layout" svg:width="0.092cm" svg:height="0.159cm" svg:x="47.003cm" svg:y="28.645cm" svg:viewBox="0 0 93 160" draw:points="0,160 0,0 93,160 93,0">
          <text:p/>
        </draw:polyline>
        <draw:polygon draw:style-name="gr7" draw:text-style-name="P4" draw:layer="layout" svg:width="0.089cm" svg:height="0.159cm" svg:x="47.171cm" svg:y="28.645cm" svg:viewBox="0 0 90 160" draw:points="0,160 0,0 39,0 61,10 77,22 83,38 90,70 90,93 83,121 77,137 61,153 39,160">
          <text:p/>
        </draw:polygon>
        <draw:line draw:style-name="gr1" draw:text-style-name="P1" draw:layer="layout" svg:x1="46.164cm" svg:y1="28.692cm" svg:x2="46.072cm" svg:y2="28.692cm">
          <text:p/>
        </draw:line>
        <draw:polyline draw:style-name="gr1" draw:text-style-name="P1" draw:layer="layout" svg:width="0.048cm" svg:height="0.159cm" svg:x="46.072cm" svg:y="28.534cm" svg:viewBox="0 0 49 160" draw:points="49,160 49,0 32,22 16,38 0,45">
          <text:p/>
        </draw:polyline>
        <draw:polyline draw:style-name="gr1" draw:text-style-name="P1" draw:layer="layout" svg:width="0.105cm" svg:height="0.159cm" svg:x="46.218cm" svg:y="28.534cm" svg:viewBox="0 0 106 160" draw:points="0,0 106,0 38,160">
          <text:p/>
        </draw:polyline>
        <draw:line draw:style-name="gr1" draw:text-style-name="P1" draw:layer="layout" svg:x1="48.736cm" svg:y1="28.734cm" svg:x2="49.371cm" svg:y2="28.734cm">
          <text:p/>
        </draw:line>
        <draw:polyline draw:style-name="gr7" draw:text-style-name="P4" draw:layer="layout" svg:width="0.089cm" svg:height="0.159cm" svg:x="48.025cm" svg:y="28.645cm" svg:viewBox="0 0 90 160" draw:points="0,160 0,0 61,0 74,10 83,16 90,32 90,54 83,70 74,77 61,83 0,83">
          <text:p/>
        </draw:polyline>
        <draw:polyline draw:style-name="gr7" draw:text-style-name="P4" draw:layer="layout" svg:width="0.108cm" svg:height="0.159cm" svg:x="48.158cm" svg:y="28.645cm" svg:viewBox="0 0 109 160" draw:points="0,0 54,160 109,0">
          <text:p/>
        </draw:polyline>
        <draw:polygon draw:style-name="gr7" draw:text-style-name="P4" draw:layer="layout" svg:width="0.092cm" svg:height="0.159cm" svg:x="48.317cm" svg:y="28.645cm" svg:viewBox="0 0 93 160" draw:points="0,160 0,0 39,0 61,10 77,22 87,38 93,70 93,93 87,121 77,137 61,153 39,160">
          <text:p/>
        </draw:polygon>
        <draw:polygon draw:style-name="gr7" draw:text-style-name="P4" draw:layer="layout" svg:width="0.092cm" svg:height="0.159cm" svg:x="48.476cm" svg:y="28.645cm" svg:viewBox="0 0 93 160" draw:points="0,160 0,0 39,0 61,10 77,22 87,38 93,70 93,93 87,121 77,137 61,153 39,160">
          <text:p/>
        </draw:polygon>
        <draw:line draw:style-name="gr1" draw:text-style-name="P1" draw:layer="layout" svg:x1="49.022cm" svg:y1="28.692cm" svg:x2="48.93cm" svg:y2="28.692cm">
          <text:p/>
        </draw:line>
        <draw:polyline draw:style-name="gr1" draw:text-style-name="P1" draw:layer="layout" svg:width="0.048cm" svg:height="0.159cm" svg:x="48.93cm" svg:y="28.534cm" svg:viewBox="0 0 49 160" draw:points="49,160 49,0 32,22 16,38 0,45">
          <text:p/>
        </draw:polyline>
        <draw:polyline draw:style-name="gr1" draw:text-style-name="P1" draw:layer="layout" svg:width="0.092cm" svg:height="0.159cm" svg:x="49.082cm" svg:y="28.534cm" svg:viewBox="0 0 93 160" draw:points="32,70 16,61 6,54 0,38 0,32 6,16 16,10 32,0 61,0 77,10 83,16 93,32 93,38 83,54 77,61 61,70 32,70 16,77 6,83 0,99 0,131 6,144 16,153 32,160 61,160 77,153 83,144 93,131 93,99 83,83 77,77 61,70">
          <text:p/>
        </draw:polyline>
        <draw:line draw:style-name="gr1" draw:text-style-name="P1" draw:layer="layout" svg:x1="46.514cm" svg:y1="27.94cm" svg:x2="45.879cm" svg:y2="27.94cm">
          <text:p/>
        </draw:line>
        <draw:polygon draw:style-name="gr7" draw:text-style-name="P4" draw:layer="layout" svg:width="0.092cm" svg:height="0.159cm" svg:x="46.685cm" svg:y="27.851cm" svg:viewBox="0 0 93 160" draw:points="0,160 0,0 39,0 61,10 77,22 87,38 93,70 93,93 87,121 77,137 61,153 39,160">
          <text:p/>
        </draw:polygon>
        <draw:polyline draw:style-name="gr7" draw:text-style-name="P4" draw:layer="layout" svg:width="0.098cm" svg:height="0.159cm" svg:x="46.838cm" svg:y="27.851cm" svg:viewBox="0 0 99 160" draw:points="93,10 77,0 55,0 32,10 16,22 6,38 0,70 0,93 6,121 16,137 32,153 55,160 67,160 93,153 99,144 99,93 67,93">
          <text:p/>
        </draw:polyline>
        <draw:polyline draw:style-name="gr7" draw:text-style-name="P4" draw:layer="layout" svg:width="0.092cm" svg:height="0.159cm" svg:x="47.003cm" svg:y="27.851cm" svg:viewBox="0 0 93 160" draw:points="0,160 0,0 93,160 93,0">
          <text:p/>
        </draw:polyline>
        <draw:polygon draw:style-name="gr7" draw:text-style-name="P4" draw:layer="layout" svg:width="0.089cm" svg:height="0.159cm" svg:x="47.171cm" svg:y="27.851cm" svg:viewBox="0 0 90 160" draw:points="0,160 0,0 39,0 61,10 77,22 83,38 90,70 90,93 83,121 77,137 61,153 39,160">
          <text:p/>
        </draw:polygon>
        <draw:line draw:style-name="gr1" draw:text-style-name="P1" draw:layer="layout" svg:x1="46.149cm" svg:y1="27.794cm" svg:x2="46.149cm" svg:y2="27.899cm">
          <text:p/>
        </draw:line>
        <draw:polyline draw:style-name="gr1" draw:text-style-name="P1" draw:layer="layout" svg:width="0.098cm" svg:height="0.111cm" svg:x="46.072cm" svg:y="27.734cm" svg:viewBox="0 0 99 112" draw:points="38,0 0,112 99,112">
          <text:p/>
        </draw:polyline>
        <draw:polyline draw:style-name="gr1" draw:text-style-name="P1" draw:layer="layout" svg:width="0.092cm" svg:height="0.159cm" svg:x="46.225cm" svg:y="27.74cm" svg:viewBox="0 0 93 160" draw:points="32,70 16,61 6,54 0,38 0,32 6,16 16,10 32,0 61,0 77,10 83,16 93,32 93,38 83,54 77,61 61,70 32,70 16,77 6,83 0,99 0,131 6,144 16,153 32,160 61,160 77,153 83,144 93,131 93,99 83,83 77,77 61,70">
          <text:p/>
        </draw:polyline>
        <draw:line draw:style-name="gr1" draw:text-style-name="P1" draw:layer="layout" svg:x1="48.736cm" svg:y1="29.527cm" svg:x2="49.371cm" svg:y2="29.527cm">
          <text:p/>
        </draw:line>
        <draw:line draw:style-name="gr7" draw:text-style-name="P4" draw:layer="layout" svg:x1="48.038cm" svg:y1="29.439cm" svg:x2="48.13cm" svg:y2="29.439cm">
          <text:p/>
        </draw:line>
        <draw:line draw:style-name="gr7" draw:text-style-name="P4" draw:layer="layout" svg:x1="48.085cm" svg:y1="29.598cm" svg:x2="48.085cm" svg:y2="29.439cm">
          <text:p/>
        </draw:line>
        <draw:polyline draw:style-name="gr7" draw:text-style-name="P4" draw:layer="layout" svg:width="0.108cm" svg:height="0.159cm" svg:x="48.158cm" svg:y="29.439cm" svg:viewBox="0 0 109 160" draw:points="0,0 54,160 109,0">
          <text:p/>
        </draw:polyline>
        <draw:polygon draw:style-name="gr7" draw:text-style-name="P4" draw:layer="layout" svg:width="0.092cm" svg:height="0.159cm" svg:x="48.317cm" svg:y="29.439cm" svg:viewBox="0 0 93 160" draw:points="0,160 0,0 39,0 61,10 77,22 87,38 93,70 93,93 87,121 77,137 61,153 39,160">
          <text:p/>
        </draw:polygon>
        <draw:polygon draw:style-name="gr7" draw:text-style-name="P4" draw:layer="layout" svg:width="0.092cm" svg:height="0.159cm" svg:x="48.476cm" svg:y="29.439cm" svg:viewBox="0 0 93 160" draw:points="0,160 0,0 39,0 61,10 77,22 87,38 93,70 93,93 87,121 77,137 61,153 39,160">
          <text:p/>
        </draw:polygon>
        <draw:polyline draw:style-name="gr1" draw:text-style-name="P1" draw:layer="layout" svg:width="0.098cm" svg:height="0.159cm" svg:x="48.924cm" svg:y="29.327cm" svg:viewBox="0 0 99 160" draw:points="6,16 16,10 32,0 67,0 83,10 93,16 99,32 99,45 93,70 0,160 99,160">
          <text:p/>
        </draw:polyline>
        <draw:polyline draw:style-name="gr1" draw:text-style-name="P1" draw:layer="layout" svg:width="0.092cm" svg:height="0.159cm" svg:x="49.082cm" svg:y="29.327cm" svg:viewBox="0 0 93 160" draw:points="16,160 45,160 61,153 67,144 83,121 93,93 93,32 83,16 77,10 61,0 32,0 16,10 6,16 0,32 0,70 6,83 16,93 32,99 61,99 77,93 83,83 93,70">
          <text:p/>
        </draw:polyline>
        <draw:line draw:style-name="gr1" draw:text-style-name="P1" draw:layer="layout" svg:x1="48.736cm" svg:y1="30.162cm" svg:x2="49.371cm" svg:y2="30.162cm">
          <text:p/>
        </draw:line>
        <draw:line draw:style-name="gr1" draw:text-style-name="P1" draw:layer="layout" svg:x1="48.657cm" svg:y1="30.243cm" svg:x2="48.817cm" svg:y2="30.083cm">
          <text:p/>
        </draw:line>
        <draw:line draw:style-name="gr1" draw:text-style-name="P1" draw:layer="layout" svg:x1="48.657cm" svg:y1="30.083cm" svg:x2="48.817cm" svg:y2="30.243cm">
          <text:p/>
        </draw:line>
        <draw:line draw:style-name="gr1" draw:text-style-name="P1" draw:layer="layout" svg:x1="49.333cm" svg:y1="30.124cm" svg:x2="49.41cm" svg:y2="30.201cm">
          <text:p/>
        </draw:line>
        <draw:line draw:style-name="gr1" draw:text-style-name="P1" draw:layer="layout" svg:x1="49.41cm" svg:y1="30.124cm" svg:x2="49.333cm" svg:y2="30.201cm">
          <text:p/>
        </draw:line>
        <draw:polyline draw:style-name="gr7" draw:text-style-name="P4" draw:layer="layout" svg:width="0.092cm" svg:height="0.159cm" svg:x="48.311cm" svg:y="30.074cm" svg:viewBox="0 0 93 160" draw:points="0,160 0,0 93,160 93,0">
          <text:p/>
        </draw:polyline>
        <draw:polyline draw:style-name="gr7" draw:text-style-name="P4" draw:layer="layout" svg:width="0.098cm" svg:height="0.159cm" svg:x="48.47cm" svg:y="30.074cm" svg:viewBox="0 0 99 160" draw:points="99,144 93,153 67,160 55,160 32,153 16,137 6,121 0,93 0,70 6,38 16,22 32,10 55,0 67,0 93,10 99,16">
          <text:p/>
        </draw:polyline>
        <draw:line draw:style-name="gr1" draw:text-style-name="P1" draw:layer="layout" svg:x1="49.006cm" svg:y1="30.016cm" svg:x2="49.006cm" svg:y2="30.121cm">
          <text:p/>
        </draw:line>
        <draw:polyline draw:style-name="gr1" draw:text-style-name="P1" draw:layer="layout" svg:width="0.098cm" svg:height="0.111cm" svg:x="48.93cm" svg:y="29.956cm" svg:viewBox="0 0 99 112" draw:points="38,0 0,112 99,112">
          <text:p/>
        </draw:polyline>
        <draw:polyline draw:style-name="gr1" draw:text-style-name="P1" draw:layer="layout" svg:width="0.092cm" svg:height="0.159cm" svg:x="49.082cm" svg:y="29.962cm" svg:viewBox="0 0 93 160" draw:points="16,160 45,160 61,153 67,144 83,121 93,93 93,32 83,16 77,10 61,0 32,0 16,10 6,16 0,32 0,70 6,83 16,93 32,99 61,99 77,93 83,83 93,70">
          <text:p/>
        </draw:polyline>
        <draw:polyline draw:style-name="gr7" draw:text-style-name="P4" draw:layer="layout" svg:width="0.111cm" svg:height="0.191cm" svg:x="47.53cm" svg:y="26.616cm" svg:viewBox="0 0 112 192" draw:points="0,0 0,153 10,172 19,182 38,192 74,192 93,182 103,172 112,153 112,0">
          <text:p/>
        </draw:polyline>
        <draw:polyline draw:style-name="gr7" draw:text-style-name="P4" draw:layer="layout" svg:width="0.121cm" svg:height="0.191cm" svg:x="47.711cm" svg:y="26.616cm" svg:viewBox="0 0 122 192" draw:points="0,0 122,0 58,73 83,73 102,80 112,89 122,109 122,153 112,172 102,182 83,192 29,192 10,182 0,172">
          <text:p/>
        </draw:polyline>
        <draw:polyline draw:style-name="gr7" draw:text-style-name="P4" draw:layer="layout" svg:width="0.111cm" svg:height="0.191cm" svg:x="47.901cm" svg:y="26.616cm" svg:viewBox="0 0 112 192" draw:points="93,0 58,0 38,10 29,16 10,45 0,80 0,153 10,172 19,182 38,192 74,192 93,182 103,172 112,153 112,109 103,89 93,80 74,73 38,73 19,80 10,89 0,109">
          <text:p/>
        </draw:polyline>
        <draw:polyline draw:style-name="gr7" draw:text-style-name="P4" draw:layer="layout" svg:width="0.111cm" svg:height="0.191cm" svg:x="48.092cm" svg:y="26.616cm" svg:viewBox="0 0 112 192" draw:points="64,89 93,99 103,109 112,128 112,153 103,172 93,182 74,192 0,192 0,0 64,0 83,10 93,16 103,35 103,54 93,73 83,80 64,89 0,89">
          <text:p/>
        </draw:polyline>
        <draw:line draw:style-name="gr7" draw:text-style-name="P4" draw:layer="layout" svg:x1="47.358cm" svg:y1="26.953cm" svg:x2="47.466cm" svg:y2="26.953cm">
          <text:p/>
        </draw:line>
        <draw:line draw:style-name="gr7" draw:text-style-name="P4" draw:layer="layout" svg:x1="47.412cm" svg:y1="27.143cm" svg:x2="47.412cm" svg:y2="26.953cm">
          <text:p/>
        </draw:line>
        <draw:line draw:style-name="gr7" draw:text-style-name="P4" draw:layer="layout" svg:x1="47.593cm" svg:y1="27.041cm" svg:x2="47.53cm" svg:y2="27.041cm">
          <text:p/>
        </draw:line>
        <draw:polyline draw:style-name="gr7" draw:text-style-name="P4" draw:layer="layout" svg:width="0.092cm" svg:height="0.191cm" svg:x="47.53cm" svg:y="26.953cm" svg:viewBox="0 0 93 192" draw:points="0,192 0,0 93,0">
          <text:p/>
        </draw:polyline>
        <draw:polyline draw:style-name="gr7" draw:text-style-name="P4" draw:layer="layout" svg:width="0.108cm" svg:height="0.191cm" svg:x="47.695cm" svg:y="26.953cm" svg:viewBox="0 0 109 192" draw:points="0,192 0,0 74,0 90,10 99,16 109,35 109,64 99,80 90,89 74,99 0,99">
          <text:p/>
        </draw:polyline>
        <draw:line draw:style-name="gr7" draw:text-style-name="P4" draw:layer="layout" svg:x1="47.965cm" svg:y1="27.016cm" svg:x2="47.965cm" svg:y2="27.143cm">
          <text:p/>
        </draw:line>
        <draw:polyline draw:style-name="gr7" draw:text-style-name="P4" draw:layer="layout" svg:width="0.117cm" svg:height="0.137cm" svg:x="47.876cm" svg:y="26.943cm" svg:viewBox="0 0 118 138" draw:points="45,0 0,138 118,138">
          <text:p/>
        </draw:polyline>
        <draw:line draw:style-name="gr7" draw:text-style-name="P4" draw:layer="layout" svg:x1="48.165cm" svg:y1="27.143cm" svg:x2="48.057cm" svg:y2="27.143cm">
          <text:p/>
        </draw:line>
        <draw:polyline draw:style-name="gr7" draw:text-style-name="P4" draw:layer="layout" svg:width="0.054cm" svg:height="0.191cm" svg:x="48.057cm" svg:y="26.953cm" svg:viewBox="0 0 55 192" draw:points="55,192 55,0 36,26 19,45 0,54">
          <text:p/>
        </draw:polyline>
        <draw:polygon draw:style-name="gr7" draw:text-style-name="P4" draw:layer="layout" svg:width="0.108cm" svg:height="0.191cm" svg:x="48.238cm" svg:y="26.953cm" svg:viewBox="0 0 109 192" draw:points="45,0 64,0 83,10 93,16 103,35 109,73 109,118 103,153 93,172 83,182 64,192 45,192 29,182 19,172 10,153 0,118 0,73 10,35 19,16 29,10">
          <text:p/>
        </draw:polygon>
        <draw:polygon draw:style-name="gr1" draw:text-style-name="P1" draw:layer="layout" svg:width="0.318cm" svg:height="0.318cm" svg:x="45.561cm" svg:y="27.464cm" svg:viewBox="0 0 319 319" draw:points="319,159 159,159 159,319 0,159 159,0 159,159">
          <text:p/>
        </draw:polygon>
        <draw:polyline draw:style-name="gr7" draw:text-style-name="P4" draw:layer="layout" svg:width="0.098cm" svg:height="0.159cm" svg:x="45.009cm" svg:y="27.556cm" svg:viewBox="0 0 99 160" draw:points="90,10 77,0 55,0 29,10 16,22 6,38 0,70 0,93 6,121 16,137 29,153 55,160 67,160 90,153 99,144 99,93 67,93">
          <text:p/>
        </draw:polyline>
        <draw:polyline draw:style-name="gr7" draw:text-style-name="P4" draw:layer="layout" svg:width="0.092cm" svg:height="0.159cm" svg:x="45.174cm" svg:y="27.556cm" svg:viewBox="0 0 93 160" draw:points="0,160 0,0 93,160 93,0">
          <text:p/>
        </draw:polyline>
        <draw:polygon draw:style-name="gr7" draw:text-style-name="P4" draw:layer="layout" svg:width="0.089cm" svg:height="0.159cm" svg:x="45.342cm" svg:y="27.556cm" svg:viewBox="0 0 90 160" draw:points="0,160 0,0 39,0 61,10 74,22 83,38 90,70 90,93 83,121 74,137 61,153 39,160">
          <text:p/>
        </draw:polygon>
        <draw:polygon draw:style-name="gr1" draw:text-style-name="P1" draw:layer="layout" svg:width="0.318cm" svg:height="0.318cm" svg:x="45.561cm" svg:y="27.781cm" svg:viewBox="0 0 319 319" draw:points="319,159 159,159 159,319 0,159 159,0 159,159">
          <text:p/>
        </draw:polygon>
        <draw:polyline draw:style-name="gr7" draw:text-style-name="P4" draw:layer="layout" svg:width="0.098cm" svg:height="0.159cm" svg:x="45.009cm" svg:y="27.873cm" svg:viewBox="0 0 99 160" draw:points="90,10 77,0 55,0 29,10 16,22 6,38 0,70 0,93 6,121 16,137 29,153 55,160 67,160 90,153 99,144 99,93 67,93">
          <text:p/>
        </draw:polyline>
        <draw:polyline draw:style-name="gr7" draw:text-style-name="P4" draw:layer="layout" svg:width="0.092cm" svg:height="0.159cm" svg:x="45.174cm" svg:y="27.873cm" svg:viewBox="0 0 93 160" draw:points="0,160 0,0 93,160 93,0">
          <text:p/>
        </draw:polyline>
        <draw:polygon draw:style-name="gr7" draw:text-style-name="P4" draw:layer="layout" svg:width="0.089cm" svg:height="0.159cm" svg:x="45.342cm" svg:y="27.873cm" svg:viewBox="0 0 90 160" draw:points="0,160 0,0 39,0 61,10 74,22 83,38 90,70 90,93 83,121 74,137 61,153 39,160">
          <text:p/>
        </draw:polygon>
        <draw:polygon draw:style-name="gr1" draw:text-style-name="P1" draw:layer="layout" svg:width="0.318cm" svg:height="0.318cm" svg:x="45.561cm" svg:y="28.099cm" svg:viewBox="0 0 319 319" draw:points="319,159 159,159 159,319 0,159 159,0 159,159">
          <text:p/>
        </draw:polygon>
        <draw:polyline draw:style-name="gr7" draw:text-style-name="P4" draw:layer="layout" svg:width="0.098cm" svg:height="0.159cm" svg:x="45.009cm" svg:y="28.191cm" svg:viewBox="0 0 99 160" draw:points="90,10 77,0 55,0 29,10 16,22 6,38 0,70 0,93 6,121 16,137 29,153 55,160 67,160 90,153 99,144 99,93 67,93">
          <text:p/>
        </draw:polyline>
        <draw:polyline draw:style-name="gr7" draw:text-style-name="P4" draw:layer="layout" svg:width="0.092cm" svg:height="0.159cm" svg:x="45.174cm" svg:y="28.191cm" svg:viewBox="0 0 93 160" draw:points="0,160 0,0 93,160 93,0">
          <text:p/>
        </draw:polyline>
        <draw:polygon draw:style-name="gr7" draw:text-style-name="P4" draw:layer="layout" svg:width="0.089cm" svg:height="0.159cm" svg:x="45.342cm" svg:y="28.191cm" svg:viewBox="0 0 90 160" draw:points="0,160 0,0 39,0 61,10 74,22 83,38 90,70 90,93 83,121 74,137 61,153 39,160">
          <text:p/>
        </draw:polygon>
        <draw:polygon draw:style-name="gr1" draw:text-style-name="P1" draw:layer="layout" svg:width="0.318cm" svg:height="0.318cm" svg:x="45.561cm" svg:y="28.575cm" svg:viewBox="0 0 319 319" draw:points="319,159 159,159 159,319 0,159 159,0 159,159">
          <text:p/>
        </draw:polygon>
        <draw:polyline draw:style-name="gr7" draw:text-style-name="P4" draw:layer="layout" svg:width="0.098cm" svg:height="0.159cm" svg:x="45.009cm" svg:y="28.667cm" svg:viewBox="0 0 99 160" draw:points="90,10 77,0 55,0 29,10 16,22 6,38 0,70 0,93 6,121 16,137 29,153 55,160 67,160 90,153 99,144 99,93 67,93">
          <text:p/>
        </draw:polyline>
        <draw:polyline draw:style-name="gr7" draw:text-style-name="P4" draw:layer="layout" svg:width="0.092cm" svg:height="0.159cm" svg:x="45.174cm" svg:y="28.667cm" svg:viewBox="0 0 93 160" draw:points="0,160 0,0 93,160 93,0">
          <text:p/>
        </draw:polyline>
        <draw:polygon draw:style-name="gr7" draw:text-style-name="P4" draw:layer="layout" svg:width="0.089cm" svg:height="0.159cm" svg:x="45.342cm" svg:y="28.667cm" svg:viewBox="0 0 90 160" draw:points="0,160 0,0 39,0 61,10 74,22 83,38 90,70 90,93 83,121 74,137 61,153 39,160">
          <text:p/>
        </draw:polygon>
        <draw:polygon draw:style-name="gr1" draw:text-style-name="P1" draw:layer="layout" svg:width="0.318cm" svg:height="0.318cm" svg:x="45.561cm" svg:y="29.051cm" svg:viewBox="0 0 319 319" draw:points="319,159 159,159 159,319 0,159 159,0 159,159">
          <text:p/>
        </draw:polygon>
        <draw:polyline draw:style-name="gr7" draw:text-style-name="P4" draw:layer="layout" svg:width="0.098cm" svg:height="0.159cm" svg:x="45.009cm" svg:y="29.143cm" svg:viewBox="0 0 99 160" draw:points="90,10 77,0 55,0 29,10 16,22 6,38 0,70 0,93 6,121 16,137 29,153 55,160 67,160 90,153 99,144 99,93 67,93">
          <text:p/>
        </draw:polyline>
        <draw:polyline draw:style-name="gr7" draw:text-style-name="P4" draw:layer="layout" svg:width="0.092cm" svg:height="0.159cm" svg:x="45.174cm" svg:y="29.143cm" svg:viewBox="0 0 93 160" draw:points="0,160 0,0 93,160 93,0">
          <text:p/>
        </draw:polyline>
        <draw:polygon draw:style-name="gr7" draw:text-style-name="P4" draw:layer="layout" svg:width="0.089cm" svg:height="0.159cm" svg:x="45.342cm" svg:y="29.143cm" svg:viewBox="0 0 90 160" draw:points="0,160 0,0 39,0 61,10 74,22 83,38 90,70 90,93 83,121 74,137 61,153 39,160">
          <text:p/>
        </draw:polygon>
        <draw:polygon draw:style-name="gr1" draw:text-style-name="P1" draw:layer="layout" svg:width="0.318cm" svg:height="0.318cm" svg:x="45.561cm" svg:y="29.369cm" svg:viewBox="0 0 319 319" draw:points="319,159 159,159 159,319 0,159 159,0 159,159">
          <text:p/>
        </draw:polygon>
        <draw:polyline draw:style-name="gr7" draw:text-style-name="P4" draw:layer="layout" svg:width="0.098cm" svg:height="0.159cm" svg:x="45.009cm" svg:y="29.461cm" svg:viewBox="0 0 99 160" draw:points="90,10 77,0 55,0 29,10 16,22 6,38 0,70 0,93 6,121 16,137 29,153 55,160 67,160 90,153 99,144 99,93 67,93">
          <text:p/>
        </draw:polyline>
        <draw:polyline draw:style-name="gr7" draw:text-style-name="P4" draw:layer="layout" svg:width="0.092cm" svg:height="0.159cm" svg:x="45.174cm" svg:y="29.461cm" svg:viewBox="0 0 93 160" draw:points="0,160 0,0 93,160 93,0">
          <text:p/>
        </draw:polyline>
        <draw:polygon draw:style-name="gr7" draw:text-style-name="P4" draw:layer="layout" svg:width="0.089cm" svg:height="0.159cm" svg:x="45.342cm" svg:y="29.461cm" svg:viewBox="0 0 90 160" draw:points="0,160 0,0 39,0 61,10 74,22 83,38 90,70 90,93 83,121 74,137 61,153 39,160">
          <text:p/>
        </draw:polygon>
        <draw:polygon draw:style-name="gr1" draw:text-style-name="P1" draw:layer="layout" svg:width="0.318cm" svg:height="0.318cm" svg:x="45.561cm" svg:y="29.686cm" svg:viewBox="0 0 319 319" draw:points="319,159 159,159 159,319 0,159 159,0 159,159">
          <text:p/>
        </draw:polygon>
        <draw:polyline draw:style-name="gr7" draw:text-style-name="P4" draw:layer="layout" svg:width="0.098cm" svg:height="0.159cm" svg:x="45.009cm" svg:y="29.778cm" svg:viewBox="0 0 99 160" draw:points="90,10 77,0 55,0 29,10 16,22 6,38 0,70 0,93 6,121 16,137 29,153 55,160 67,160 90,153 99,144 99,93 67,93">
          <text:p/>
        </draw:polyline>
        <draw:polyline draw:style-name="gr7" draw:text-style-name="P4" draw:layer="layout" svg:width="0.092cm" svg:height="0.159cm" svg:x="45.174cm" svg:y="29.778cm" svg:viewBox="0 0 93 160" draw:points="0,160 0,0 93,160 93,0">
          <text:p/>
        </draw:polyline>
        <draw:polygon draw:style-name="gr7" draw:text-style-name="P4" draw:layer="layout" svg:width="0.089cm" svg:height="0.159cm" svg:x="45.342cm" svg:y="29.778cm" svg:viewBox="0 0 90 160" draw:points="0,160 0,0 39,0 61,10 74,22 83,38 90,70 90,93 83,121 74,137 61,153 39,160">
          <text:p/>
        </draw:polygon>
        <draw:polygon draw:style-name="gr1" draw:text-style-name="P1" draw:layer="layout" svg:width="0.159cm" svg:height="0.095cm" svg:x="49.53cm" svg:y="27.527cm" svg:viewBox="0 0 160 96" draw:points="0,0 160,96">
          <text:p/>
        </draw:polygon>
        <draw:polygon draw:style-name="gr1" draw:text-style-name="P1" draw:layer="layout" svg:width="0.316cm" svg:height="0cm" svg:x="49.371cm" svg:y="27.622cm" svg:viewBox="0 0 317 0" draw:points="0,0 317,0">
          <text:p/>
        </draw:polygon>
        <draw:polygon draw:style-name="gr1" draw:text-style-name="P1" draw:layer="layout" svg:width="0.159cm" svg:height="0.095cm" svg:x="49.53cm" svg:y="27.622cm" svg:viewBox="0 0 160 96" draw:points="160,0 0,96">
          <text:p/>
        </draw:polygon>
        <draw:line draw:style-name="gr7" draw:text-style-name="P4" draw:layer="layout" svg:x1="49.825cm" svg:y1="27.686cm" svg:x2="49.946cm" svg:y2="27.686cm">
          <text:p/>
        </draw:line>
        <draw:line draw:style-name="gr7" draw:text-style-name="P4" draw:layer="layout" svg:x1="49.886cm" svg:y1="27.747cm" svg:x2="49.886cm" svg:y2="27.626cm">
          <text:p/>
        </draw:line>
        <draw:polyline draw:style-name="gr7" draw:text-style-name="P4" draw:layer="layout" svg:width="0.098cm" svg:height="0.159cm" svg:x="50.006cm" svg:y="27.588cm" svg:viewBox="0 0 99 160" draw:points="0,0 99,0 45,61 67,61 83,70 90,77 99,93 99,131 90,144 83,153 67,160 22,160 6,153 0,144">
          <text:p/>
        </draw:polyline>
        <draw:polyline draw:style-name="gr7" draw:text-style-name="P4" draw:layer="layout" svg:width="0.013cm" svg:height="0.016cm" svg:x="50.165cm" svg:y="27.73cm" svg:viewBox="0 0 14 17" draw:points="7,0 14,10 7,17 0,10 7,0 7,17">
          <text:p/>
        </draw:polyline>
        <draw:polyline draw:style-name="gr7" draw:text-style-name="P4" draw:layer="layout" svg:width="0.098cm" svg:height="0.159cm" svg:x="50.232cm" svg:y="27.588cm" svg:viewBox="0 0 99 160" draw:points="0,0 99,0 45,61 71,61 83,70 93,77 99,93 99,131 93,144 83,153 71,160 22,160 6,153 0,144">
          <text:p/>
        </draw:polyline>
        <draw:polyline draw:style-name="gr7" draw:text-style-name="P4" draw:layer="layout" svg:width="0.108cm" svg:height="0.159cm" svg:x="50.375cm" svg:y="27.588cm" svg:viewBox="0 0 109 160" draw:points="0,0 54,160 109,0">
          <text:p/>
        </draw:polyline>
        <draw:polygon draw:style-name="gr1" draw:text-style-name="P1" draw:layer="layout" svg:width="0.159cm" svg:height="0.095cm" svg:x="49.53cm" svg:y="27.845cm" svg:viewBox="0 0 160 96" draw:points="0,0 160,96">
          <text:p/>
        </draw:polygon>
        <draw:polygon draw:style-name="gr1" draw:text-style-name="P1" draw:layer="layout" svg:width="0.316cm" svg:height="0cm" svg:x="49.371cm" svg:y="27.94cm" svg:viewBox="0 0 317 0" draw:points="0,0 317,0">
          <text:p/>
        </draw:polygon>
        <draw:polygon draw:style-name="gr1" draw:text-style-name="P1" draw:layer="layout" svg:width="0.159cm" svg:height="0.095cm" svg:x="49.53cm" svg:y="27.94cm" svg:viewBox="0 0 160 96" draw:points="160,0 0,96">
          <text:p/>
        </draw:polygon>
        <draw:line draw:style-name="gr7" draw:text-style-name="P4" draw:layer="layout" svg:x1="49.825cm" svg:y1="28.003cm" svg:x2="49.946cm" svg:y2="28.003cm">
          <text:p/>
        </draw:line>
        <draw:line draw:style-name="gr7" draw:text-style-name="P4" draw:layer="layout" svg:x1="49.886cm" svg:y1="28.064cm" svg:x2="49.886cm" svg:y2="27.943cm">
          <text:p/>
        </draw:line>
        <draw:polyline draw:style-name="gr7" draw:text-style-name="P4" draw:layer="layout" svg:width="0.098cm" svg:height="0.159cm" svg:x="50.006cm" svg:y="27.905cm" svg:viewBox="0 0 99 160" draw:points="0,0 99,0 45,61 67,61 83,70 90,77 99,93 99,131 90,144 83,153 67,160 22,160 6,153 0,144">
          <text:p/>
        </draw:polyline>
        <draw:polyline draw:style-name="gr7" draw:text-style-name="P4" draw:layer="layout" svg:width="0.013cm" svg:height="0.016cm" svg:x="50.165cm" svg:y="28.048cm" svg:viewBox="0 0 14 17" draw:points="7,0 14,10 7,17 0,10 7,0 7,17">
          <text:p/>
        </draw:polyline>
        <draw:polyline draw:style-name="gr7" draw:text-style-name="P4" draw:layer="layout" svg:width="0.098cm" svg:height="0.159cm" svg:x="50.232cm" svg:y="27.905cm" svg:viewBox="0 0 99 160" draw:points="0,0 99,0 45,61 71,61 83,70 93,77 99,93 99,131 93,144 83,153 71,160 22,160 6,153 0,144">
          <text:p/>
        </draw:polyline>
        <draw:polyline draw:style-name="gr7" draw:text-style-name="P4" draw:layer="layout" svg:width="0.108cm" svg:height="0.159cm" svg:x="50.375cm" svg:y="27.905cm" svg:viewBox="0 0 109 160" draw:points="0,0 54,160 109,0">
          <text:p/>
        </draw:polyline>
        <draw:polygon draw:style-name="gr1" draw:text-style-name="P1" draw:layer="layout" svg:width="0.159cm" svg:height="0.095cm" svg:x="49.53cm" svg:y="28.162cm" svg:viewBox="0 0 160 96" draw:points="0,0 160,96">
          <text:p/>
        </draw:polygon>
        <draw:polygon draw:style-name="gr1" draw:text-style-name="P1" draw:layer="layout" svg:width="0.316cm" svg:height="0cm" svg:x="49.371cm" svg:y="28.257cm" svg:viewBox="0 0 317 0" draw:points="0,0 317,0">
          <text:p/>
        </draw:polygon>
        <draw:polygon draw:style-name="gr1" draw:text-style-name="P1" draw:layer="layout" svg:width="0.159cm" svg:height="0.095cm" svg:x="49.53cm" svg:y="28.257cm" svg:viewBox="0 0 160 96" draw:points="160,0 0,96">
          <text:p/>
        </draw:polygon>
        <draw:line draw:style-name="gr7" draw:text-style-name="P4" draw:layer="layout" svg:x1="49.825cm" svg:y1="28.321cm" svg:x2="49.946cm" svg:y2="28.321cm">
          <text:p/>
        </draw:line>
        <draw:line draw:style-name="gr7" draw:text-style-name="P4" draw:layer="layout" svg:x1="49.886cm" svg:y1="28.382cm" svg:x2="49.886cm" svg:y2="28.261cm">
          <text:p/>
        </draw:line>
        <draw:polyline draw:style-name="gr7" draw:text-style-name="P4" draw:layer="layout" svg:width="0.098cm" svg:height="0.159cm" svg:x="50.006cm" svg:y="28.223cm" svg:viewBox="0 0 99 160" draw:points="0,0 99,0 45,61 67,61 83,70 90,77 99,93 99,131 90,144 83,153 67,160 22,160 6,153 0,144">
          <text:p/>
        </draw:polyline>
        <draw:polyline draw:style-name="gr7" draw:text-style-name="P4" draw:layer="layout" svg:width="0.013cm" svg:height="0.016cm" svg:x="50.165cm" svg:y="28.365cm" svg:viewBox="0 0 14 17" draw:points="7,0 14,10 7,17 0,10 7,0 7,17">
          <text:p/>
        </draw:polyline>
        <draw:polyline draw:style-name="gr7" draw:text-style-name="P4" draw:layer="layout" svg:width="0.098cm" svg:height="0.159cm" svg:x="50.232cm" svg:y="28.223cm" svg:viewBox="0 0 99 160" draw:points="0,0 99,0 45,61 71,61 83,70 93,77 99,93 99,131 93,144 83,153 71,160 22,160 6,153 0,144">
          <text:p/>
        </draw:polyline>
        <draw:polyline draw:style-name="gr7" draw:text-style-name="P4" draw:layer="layout" svg:width="0.108cm" svg:height="0.159cm" svg:x="50.375cm" svg:y="28.223cm" svg:viewBox="0 0 109 160" draw:points="0,0 54,160 109,0">
          <text:p/>
        </draw:polyline>
        <draw:polygon draw:style-name="gr1" draw:text-style-name="P1" draw:layer="layout" svg:width="0.159cm" svg:height="0.095cm" svg:x="49.53cm" svg:y="28.638cm" svg:viewBox="0 0 160 96" draw:points="0,0 160,96">
          <text:p/>
        </draw:polygon>
        <draw:polygon draw:style-name="gr1" draw:text-style-name="P1" draw:layer="layout" svg:width="0.316cm" svg:height="0cm" svg:x="49.371cm" svg:y="28.734cm" svg:viewBox="0 0 317 0" draw:points="0,0 317,0">
          <text:p/>
        </draw:polygon>
        <draw:polygon draw:style-name="gr1" draw:text-style-name="P1" draw:layer="layout" svg:width="0.159cm" svg:height="0.095cm" svg:x="49.53cm" svg:y="28.734cm" svg:viewBox="0 0 160 96" draw:points="160,0 0,96">
          <text:p/>
        </draw:polygon>
        <draw:line draw:style-name="gr7" draw:text-style-name="P4" draw:layer="layout" svg:x1="49.825cm" svg:y1="28.797cm" svg:x2="49.946cm" svg:y2="28.797cm">
          <text:p/>
        </draw:line>
        <draw:line draw:style-name="gr7" draw:text-style-name="P4" draw:layer="layout" svg:x1="49.886cm" svg:y1="28.858cm" svg:x2="49.886cm" svg:y2="28.737cm">
          <text:p/>
        </draw:line>
        <draw:polyline draw:style-name="gr7" draw:text-style-name="P4" draw:layer="layout" svg:width="0.098cm" svg:height="0.159cm" svg:x="50.006cm" svg:y="28.699cm" svg:viewBox="0 0 99 160" draw:points="0,0 99,0 45,61 67,61 83,70 90,77 99,93 99,131 90,144 83,153 67,160 22,160 6,153 0,144">
          <text:p/>
        </draw:polyline>
        <draw:polyline draw:style-name="gr7" draw:text-style-name="P4" draw:layer="layout" svg:width="0.013cm" svg:height="0.016cm" svg:x="50.165cm" svg:y="28.842cm" svg:viewBox="0 0 14 17" draw:points="7,0 14,10 7,17 0,10 7,0 7,17">
          <text:p/>
        </draw:polyline>
        <draw:polyline draw:style-name="gr7" draw:text-style-name="P4" draw:layer="layout" svg:width="0.098cm" svg:height="0.159cm" svg:x="50.232cm" svg:y="28.699cm" svg:viewBox="0 0 99 160" draw:points="0,0 99,0 45,61 71,61 83,70 93,77 99,93 99,131 93,144 83,153 71,160 22,160 6,153 0,144">
          <text:p/>
        </draw:polyline>
        <draw:polyline draw:style-name="gr7" draw:text-style-name="P4" draw:layer="layout" svg:width="0.108cm" svg:height="0.159cm" svg:x="50.375cm" svg:y="28.699cm" svg:viewBox="0 0 109 160" draw:points="0,0 54,160 109,0">
          <text:p/>
        </draw:polyline>
        <draw:polygon draw:style-name="gr1" draw:text-style-name="P1" draw:layer="layout" svg:width="0.159cm" svg:height="0.095cm" svg:x="49.53cm" svg:y="29.115cm" svg:viewBox="0 0 160 96" draw:points="0,0 160,96">
          <text:p/>
        </draw:polygon>
        <draw:polygon draw:style-name="gr1" draw:text-style-name="P1" draw:layer="layout" svg:width="0.316cm" svg:height="0cm" svg:x="49.371cm" svg:y="29.21cm" svg:viewBox="0 0 317 0" draw:points="0,0 317,0">
          <text:p/>
        </draw:polygon>
        <draw:polygon draw:style-name="gr1" draw:text-style-name="P1" draw:layer="layout" svg:width="0.159cm" svg:height="0.095cm" svg:x="49.53cm" svg:y="29.21cm" svg:viewBox="0 0 160 96" draw:points="160,0 0,96">
          <text:p/>
        </draw:polygon>
        <draw:line draw:style-name="gr7" draw:text-style-name="P4" draw:layer="layout" svg:x1="49.825cm" svg:y1="29.273cm" svg:x2="49.946cm" svg:y2="29.273cm">
          <text:p/>
        </draw:line>
        <draw:line draw:style-name="gr7" draw:text-style-name="P4" draw:layer="layout" svg:x1="49.886cm" svg:y1="29.334cm" svg:x2="49.886cm" svg:y2="29.213cm">
          <text:p/>
        </draw:line>
        <draw:polyline draw:style-name="gr7" draw:text-style-name="P4" draw:layer="layout" svg:width="0.098cm" svg:height="0.159cm" svg:x="50.006cm" svg:y="29.175cm" svg:viewBox="0 0 99 160" draw:points="0,0 99,0 45,61 67,61 83,70 90,77 99,93 99,131 90,144 83,153 67,160 22,160 6,153 0,144">
          <text:p/>
        </draw:polyline>
        <draw:polyline draw:style-name="gr7" draw:text-style-name="P4" draw:layer="layout" svg:width="0.013cm" svg:height="0.016cm" svg:x="50.165cm" svg:y="29.318cm" svg:viewBox="0 0 14 17" draw:points="7,0 14,10 7,17 0,10 7,0 7,17">
          <text:p/>
        </draw:polyline>
        <draw:polyline draw:style-name="gr7" draw:text-style-name="P4" draw:layer="layout" svg:width="0.098cm" svg:height="0.159cm" svg:x="50.232cm" svg:y="29.175cm" svg:viewBox="0 0 99 160" draw:points="0,0 99,0 45,61 71,61 83,70 93,77 99,93 99,131 93,144 83,153 71,160 22,160 6,153 0,144">
          <text:p/>
        </draw:polyline>
        <draw:polyline draw:style-name="gr7" draw:text-style-name="P4" draw:layer="layout" svg:width="0.108cm" svg:height="0.159cm" svg:x="50.375cm" svg:y="29.175cm" svg:viewBox="0 0 109 160" draw:points="0,0 54,160 109,0">
          <text:p/>
        </draw:polyline>
        <draw:polygon draw:style-name="gr1" draw:text-style-name="P1" draw:layer="layout" svg:width="0.159cm" svg:height="0.095cm" svg:x="49.53cm" svg:y="29.432cm" svg:viewBox="0 0 160 96" draw:points="0,0 160,96">
          <text:p/>
        </draw:polygon>
        <draw:polygon draw:style-name="gr1" draw:text-style-name="P1" draw:layer="layout" svg:width="0.316cm" svg:height="0cm" svg:x="49.371cm" svg:y="29.527cm" svg:viewBox="0 0 317 0" draw:points="0,0 317,0">
          <text:p/>
        </draw:polygon>
        <draw:polygon draw:style-name="gr1" draw:text-style-name="P1" draw:layer="layout" svg:width="0.159cm" svg:height="0.095cm" svg:x="49.53cm" svg:y="29.527cm" svg:viewBox="0 0 160 96" draw:points="160,0 0,96">
          <text:p/>
        </draw:polygon>
        <draw:line draw:style-name="gr7" draw:text-style-name="P4" draw:layer="layout" svg:x1="49.825cm" svg:y1="29.591cm" svg:x2="49.946cm" svg:y2="29.591cm">
          <text:p/>
        </draw:line>
        <draw:line draw:style-name="gr7" draw:text-style-name="P4" draw:layer="layout" svg:x1="49.886cm" svg:y1="29.652cm" svg:x2="49.886cm" svg:y2="29.531cm">
          <text:p/>
        </draw:line>
        <draw:polyline draw:style-name="gr7" draw:text-style-name="P4" draw:layer="layout" svg:width="0.098cm" svg:height="0.159cm" svg:x="50.006cm" svg:y="29.493cm" svg:viewBox="0 0 99 160" draw:points="0,0 99,0 45,61 67,61 83,70 90,77 99,93 99,131 90,144 83,153 67,160 22,160 6,153 0,144">
          <text:p/>
        </draw:polyline>
        <draw:polyline draw:style-name="gr7" draw:text-style-name="P4" draw:layer="layout" svg:width="0.013cm" svg:height="0.016cm" svg:x="50.165cm" svg:y="29.635cm" svg:viewBox="0 0 14 17" draw:points="7,0 14,10 7,17 0,10 7,0 7,17">
          <text:p/>
        </draw:polyline>
        <draw:polyline draw:style-name="gr7" draw:text-style-name="P4" draw:layer="layout" svg:width="0.098cm" svg:height="0.159cm" svg:x="50.232cm" svg:y="29.493cm" svg:viewBox="0 0 99 160" draw:points="0,0 99,0 45,61 71,61 83,70 93,77 99,93 99,131 93,144 83,153 71,160 22,160 6,153 0,144">
          <text:p/>
        </draw:polyline>
        <draw:polyline draw:style-name="gr7" draw:text-style-name="P4" draw:layer="layout" svg:width="0.108cm" svg:height="0.159cm" svg:x="50.375cm" svg:y="29.493cm" svg:viewBox="0 0 109 160" draw:points="0,0 54,160 109,0">
          <text:p/>
        </draw:polyline>
        <draw:polygon draw:style-name="gr1" draw:text-style-name="P1" draw:layer="layout" svg:width="0.159cm" svg:height="0.095cm" svg:x="49.53cm" svg:y="29.75cm" svg:viewBox="0 0 160 96" draw:points="0,0 160,96">
          <text:p/>
        </draw:polygon>
        <draw:polygon draw:style-name="gr1" draw:text-style-name="P1" draw:layer="layout" svg:width="0.316cm" svg:height="0cm" svg:x="49.371cm" svg:y="29.845cm" svg:viewBox="0 0 317 0" draw:points="0,0 317,0">
          <text:p/>
        </draw:polygon>
        <draw:polygon draw:style-name="gr1" draw:text-style-name="P1" draw:layer="layout" svg:width="0.159cm" svg:height="0.095cm" svg:x="49.53cm" svg:y="29.845cm" svg:viewBox="0 0 160 96" draw:points="160,0 0,96">
          <text:p/>
        </draw:polygon>
        <draw:line draw:style-name="gr7" draw:text-style-name="P4" draw:layer="layout" svg:x1="49.825cm" svg:y1="29.908cm" svg:x2="49.946cm" svg:y2="29.908cm">
          <text:p/>
        </draw:line>
        <draw:line draw:style-name="gr7" draw:text-style-name="P4" draw:layer="layout" svg:x1="49.886cm" svg:y1="29.969cm" svg:x2="49.886cm" svg:y2="29.848cm">
          <text:p/>
        </draw:line>
        <draw:polyline draw:style-name="gr7" draw:text-style-name="P4" draw:layer="layout" svg:width="0.098cm" svg:height="0.159cm" svg:x="50.006cm" svg:y="29.81cm" svg:viewBox="0 0 99 160" draw:points="0,0 99,0 45,61 67,61 83,70 90,77 99,93 99,131 90,144 83,153 67,160 22,160 6,153 0,144">
          <text:p/>
        </draw:polyline>
        <draw:polyline draw:style-name="gr7" draw:text-style-name="P4" draw:layer="layout" svg:width="0.013cm" svg:height="0.016cm" svg:x="50.165cm" svg:y="29.953cm" svg:viewBox="0 0 14 17" draw:points="7,0 14,10 7,17 0,10 7,0 7,17">
          <text:p/>
        </draw:polyline>
        <draw:polyline draw:style-name="gr7" draw:text-style-name="P4" draw:layer="layout" svg:width="0.098cm" svg:height="0.159cm" svg:x="50.232cm" svg:y="29.81cm" svg:viewBox="0 0 99 160" draw:points="0,0 99,0 45,61 71,61 83,70 93,77 99,93 99,131 93,144 83,153 71,160 22,160 6,153 0,144">
          <text:p/>
        </draw:polyline>
        <draw:polyline draw:style-name="gr7" draw:text-style-name="P4" draw:layer="layout" svg:width="0.108cm" svg:height="0.159cm" svg:x="50.375cm" svg:y="29.81cm" svg:viewBox="0 0 109 160" draw:points="0,0 54,160 109,0">
          <text:p/>
        </draw:polyline>
        <draw:polygon draw:style-name="gr1" draw:text-style-name="P1" draw:layer="layout" svg:width="0.159cm" svg:height="0.095cm" svg:x="37.306cm" svg:y="16.986cm" svg:viewBox="0 0 160 96" draw:points="160,96 0,0">
          <text:p/>
        </draw:polygon>
        <draw:polygon draw:style-name="gr1" draw:text-style-name="P1" draw:layer="layout" svg:width="0.316cm" svg:height="0cm" svg:x="37.306cm" svg:y="16.986cm" svg:viewBox="0 0 317 0" draw:points="317,0 0,0">
          <text:p/>
        </draw:polygon>
        <draw:polygon draw:style-name="gr1" draw:text-style-name="P1" draw:layer="layout" svg:width="0.159cm" svg:height="0.095cm" svg:x="37.306cm" svg:y="16.891cm" svg:viewBox="0 0 160 96" draw:points="0,96 160,0">
          <text:p/>
        </draw:polygon>
        <draw:line draw:style-name="gr7" draw:text-style-name="P4" draw:layer="layout" svg:x1="36.535cm" svg:y1="16.939cm" svg:x2="36.656cm" svg:y2="16.939cm">
          <text:p/>
        </draw:line>
        <draw:line draw:style-name="gr7" draw:text-style-name="P4" draw:layer="layout" svg:x1="36.595cm" svg:y1="16.999cm" svg:x2="36.595cm" svg:y2="16.878cm">
          <text:p/>
        </draw:line>
        <draw:polyline draw:style-name="gr7" draw:text-style-name="P4" draw:layer="layout" svg:width="0.098cm" svg:height="0.159cm" svg:x="36.716cm" svg:y="16.84cm" svg:viewBox="0 0 99 160" draw:points="0,0 99,0 45,61 67,61 83,70 90,77 99,93 99,131 90,144 83,153 67,160 22,160 6,153 0,144">
          <text:p/>
        </draw:polyline>
        <draw:polyline draw:style-name="gr7" draw:text-style-name="P4" draw:layer="layout" svg:width="0.013cm" svg:height="0.016cm" svg:x="36.874cm" svg:y="16.983cm" svg:viewBox="0 0 14 17" draw:points="7,0 14,10 7,17 0,10 7,0 7,17">
          <text:p/>
        </draw:polyline>
        <draw:polyline draw:style-name="gr7" draw:text-style-name="P4" draw:layer="layout" svg:width="0.098cm" svg:height="0.159cm" svg:x="36.941cm" svg:y="16.84cm" svg:viewBox="0 0 99 160" draw:points="0,0 99,0 45,61 71,61 83,70 93,77 99,93 99,131 93,144 83,153 71,160 22,160 6,153 0,144">
          <text:p/>
        </draw:polyline>
        <draw:polyline draw:style-name="gr7" draw:text-style-name="P4" draw:layer="layout" svg:width="0.108cm" svg:height="0.159cm" svg:x="37.084cm" svg:y="16.84cm" svg:viewBox="0 0 109 160" draw:points="0,0 54,160 109,0">
          <text:p/>
        </draw:polyline>
        <draw:polygon draw:style-name="gr1" draw:text-style-name="P1" draw:layer="layout" svg:width="0.318cm" svg:height="0.318cm" svg:x="37.306cm" svg:y="17.462cm" svg:viewBox="0 0 319 319" draw:points="319,159 159,159 159,319 0,159 159,0 159,159">
          <text:p/>
        </draw:polygon>
        <draw:polyline draw:style-name="gr7" draw:text-style-name="P4" draw:layer="layout" svg:width="0.098cm" svg:height="0.159cm" svg:x="36.754cm" svg:y="17.555cm" svg:viewBox="0 0 99 160" draw:points="90,10 77,0 55,0 29,10 16,22 6,38 0,70 0,93 6,121 16,137 29,153 55,160 67,160 90,153 99,144 99,93 67,93">
          <text:p/>
        </draw:polyline>
        <draw:polyline draw:style-name="gr7" draw:text-style-name="P4" draw:layer="layout" svg:width="0.092cm" svg:height="0.159cm" svg:x="36.919cm" svg:y="17.555cm" svg:viewBox="0 0 93 160" draw:points="0,160 0,0 93,160 93,0">
          <text:p/>
        </draw:polyline>
        <draw:polygon draw:style-name="gr7" draw:text-style-name="P4" draw:layer="layout" svg:width="0.089cm" svg:height="0.159cm" svg:x="37.087cm" svg:y="17.555cm" svg:viewBox="0 0 90 160" draw:points="0,160 0,0 39,0 61,10 74,22 83,38 90,70 90,93 83,121 74,137 61,153 39,160">
          <text:p/>
        </draw:polygon>
        <draw:polygon draw:style-name="gr1" draw:text-style-name="P1" draw:layer="layout" svg:width="0.318cm" svg:height="0.318cm" svg:x="37.306cm" svg:y="17.78cm" svg:viewBox="0 0 319 319" draw:points="319,159 159,159 159,319 0,159 159,0 159,159">
          <text:p/>
        </draw:polygon>
        <draw:polyline draw:style-name="gr7" draw:text-style-name="P4" draw:layer="layout" svg:width="0.098cm" svg:height="0.159cm" svg:x="36.754cm" svg:y="17.872cm" svg:viewBox="0 0 99 160" draw:points="90,10 77,0 55,0 29,10 16,22 6,38 0,70 0,93 6,121 16,137 29,153 55,160 67,160 90,153 99,144 99,93 67,93">
          <text:p/>
        </draw:polyline>
        <draw:polyline draw:style-name="gr7" draw:text-style-name="P4" draw:layer="layout" svg:width="0.092cm" svg:height="0.159cm" svg:x="36.919cm" svg:y="17.872cm" svg:viewBox="0 0 93 160" draw:points="0,160 0,0 93,160 93,0">
          <text:p/>
        </draw:polyline>
        <draw:polygon draw:style-name="gr7" draw:text-style-name="P4" draw:layer="layout" svg:width="0.089cm" svg:height="0.159cm" svg:x="37.087cm" svg:y="17.872cm" svg:viewBox="0 0 90 160" draw:points="0,160 0,0 39,0 61,10 74,22 83,38 90,70 90,93 83,121 74,137 61,153 39,160">
          <text:p/>
        </draw:polygon>
        <draw:polygon draw:style-name="gr1" draw:text-style-name="P1" draw:layer="layout" svg:width="0.318cm" svg:height="0.318cm" svg:x="37.306cm" svg:y="18.097cm" svg:viewBox="0 0 319 319" draw:points="319,159 159,159 159,319 0,159 159,0 159,159">
          <text:p/>
        </draw:polygon>
        <draw:polyline draw:style-name="gr7" draw:text-style-name="P4" draw:layer="layout" svg:width="0.098cm" svg:height="0.159cm" svg:x="36.754cm" svg:y="18.19cm" svg:viewBox="0 0 99 160" draw:points="90,10 77,0 55,0 29,10 16,22 6,38 0,70 0,93 6,121 16,137 29,153 55,160 67,160 90,153 99,144 99,93 67,93">
          <text:p/>
        </draw:polyline>
        <draw:polyline draw:style-name="gr7" draw:text-style-name="P4" draw:layer="layout" svg:width="0.092cm" svg:height="0.159cm" svg:x="36.919cm" svg:y="18.19cm" svg:viewBox="0 0 93 160" draw:points="0,160 0,0 93,160 93,0">
          <text:p/>
        </draw:polyline>
        <draw:polygon draw:style-name="gr7" draw:text-style-name="P4" draw:layer="layout" svg:width="0.089cm" svg:height="0.159cm" svg:x="37.087cm" svg:y="18.19cm" svg:viewBox="0 0 90 160" draw:points="0,160 0,0 39,0 61,10 74,22 83,38 90,70 90,93 83,121 74,137 61,153 39,160">
          <text:p/>
        </draw:polygon>
        <draw:polygon draw:style-name="gr1" draw:text-style-name="P1" draw:layer="layout" svg:width="0.318cm" svg:height="0.318cm" svg:x="37.306cm" svg:y="17.145cm" svg:viewBox="0 0 319 319" draw:points="319,159 159,159 159,319 0,159 159,0 159,159">
          <text:p/>
        </draw:polygon>
        <draw:polyline draw:style-name="gr7" draw:text-style-name="P4" draw:layer="layout" svg:width="0.098cm" svg:height="0.159cm" svg:x="36.754cm" svg:y="17.237cm" svg:viewBox="0 0 99 160" draw:points="90,10 77,0 55,0 29,10 16,22 6,38 0,70 0,93 6,121 16,137 29,153 55,160 67,160 90,153 99,144 99,93 67,93">
          <text:p/>
        </draw:polyline>
        <draw:polyline draw:style-name="gr7" draw:text-style-name="P4" draw:layer="layout" svg:width="0.092cm" svg:height="0.159cm" svg:x="36.919cm" svg:y="17.237cm" svg:viewBox="0 0 93 160" draw:points="0,160 0,0 93,160 93,0">
          <text:p/>
        </draw:polyline>
        <draw:polygon draw:style-name="gr7" draw:text-style-name="P4" draw:layer="layout" svg:width="0.089cm" svg:height="0.159cm" svg:x="37.087cm" svg:y="17.237cm" svg:viewBox="0 0 90 160" draw:points="0,160 0,0 39,0 61,10 74,22 83,38 90,70 90,93 83,121 74,137 61,153 39,160">
          <text:p/>
        </draw:polygon>
        <draw:polygon draw:style-name="gr1" draw:text-style-name="P1" draw:layer="layout" svg:width="0.318cm" svg:height="0.318cm" svg:x="37.306cm" svg:y="14.922cm" svg:viewBox="0 0 319 319" draw:points="319,159 159,159 159,319 0,159 159,0 159,159">
          <text:p/>
        </draw:polygon>
        <draw:polyline draw:style-name="gr7" draw:text-style-name="P4" draw:layer="layout" svg:width="0.098cm" svg:height="0.159cm" svg:x="36.754cm" svg:y="15.015cm" svg:viewBox="0 0 99 160" draw:points="90,10 77,0 55,0 29,10 16,22 6,38 0,70 0,93 6,121 16,137 29,153 55,160 67,160 90,153 99,144 99,93 67,93">
          <text:p/>
        </draw:polyline>
        <draw:polyline draw:style-name="gr7" draw:text-style-name="P4" draw:layer="layout" svg:width="0.092cm" svg:height="0.159cm" svg:x="36.919cm" svg:y="15.015cm" svg:viewBox="0 0 93 160" draw:points="0,160 0,0 93,160 93,0">
          <text:p/>
        </draw:polyline>
        <draw:polygon draw:style-name="gr7" draw:text-style-name="P4" draw:layer="layout" svg:width="0.089cm" svg:height="0.159cm" svg:x="37.087cm" svg:y="15.015cm" svg:viewBox="0 0 90 160" draw:points="0,160 0,0 39,0 61,10 74,22 83,38 90,70 90,93 83,121 74,137 61,153 39,160">
          <text:p/>
        </draw:polygon>
        <draw:polygon draw:style-name="gr1" draw:text-style-name="P1" draw:layer="layout" svg:width="0.318cm" svg:height="0.318cm" svg:x="37.306cm" svg:y="15.24cm" svg:viewBox="0 0 319 319" draw:points="319,159 159,159 159,319 0,159 159,0 159,159">
          <text:p/>
        </draw:polygon>
        <draw:polyline draw:style-name="gr7" draw:text-style-name="P4" draw:layer="layout" svg:width="0.098cm" svg:height="0.159cm" svg:x="36.754cm" svg:y="15.332cm" svg:viewBox="0 0 99 160" draw:points="90,10 77,0 55,0 29,10 16,22 6,38 0,70 0,93 6,121 16,137 29,153 55,160 67,160 90,153 99,144 99,93 67,93">
          <text:p/>
        </draw:polyline>
        <draw:polyline draw:style-name="gr7" draw:text-style-name="P4" draw:layer="layout" svg:width="0.092cm" svg:height="0.159cm" svg:x="36.919cm" svg:y="15.332cm" svg:viewBox="0 0 93 160" draw:points="0,160 0,0 93,160 93,0">
          <text:p/>
        </draw:polyline>
        <draw:polygon draw:style-name="gr7" draw:text-style-name="P4" draw:layer="layout" svg:width="0.089cm" svg:height="0.159cm" svg:x="37.087cm" svg:y="15.332cm" svg:viewBox="0 0 90 160" draw:points="0,160 0,0 39,0 61,10 74,22 83,38 90,70 90,93 83,121 74,137 61,153 39,160">
          <text:p/>
        </draw:polygon>
        <draw:polygon draw:style-name="gr1" draw:text-style-name="P1" draw:layer="layout" svg:width="0.318cm" svg:height="0.318cm" svg:x="37.306cm" svg:y="15.557cm" svg:viewBox="0 0 319 319" draw:points="319,159 159,159 159,319 0,159 159,0 159,159">
          <text:p/>
        </draw:polygon>
        <draw:polyline draw:style-name="gr7" draw:text-style-name="P4" draw:layer="layout" svg:width="0.098cm" svg:height="0.159cm" svg:x="36.754cm" svg:y="15.65cm" svg:viewBox="0 0 99 160" draw:points="90,10 77,0 55,0 29,10 16,22 6,38 0,70 0,93 6,121 16,137 29,153 55,160 67,160 90,153 99,144 99,93 67,93">
          <text:p/>
        </draw:polyline>
        <draw:polyline draw:style-name="gr7" draw:text-style-name="P4" draw:layer="layout" svg:width="0.092cm" svg:height="0.159cm" svg:x="36.919cm" svg:y="15.65cm" svg:viewBox="0 0 93 160" draw:points="0,160 0,0 93,160 93,0">
          <text:p/>
        </draw:polyline>
        <draw:polygon draw:style-name="gr7" draw:text-style-name="P4" draw:layer="layout" svg:width="0.089cm" svg:height="0.159cm" svg:x="37.087cm" svg:y="15.65cm" svg:viewBox="0 0 90 160" draw:points="0,160 0,0 39,0 61,10 74,22 83,38 90,70 90,93 83,121 74,137 61,153 39,160">
          <text:p/>
        </draw:polygon>
        <draw:polygon draw:style-name="gr1" draw:text-style-name="P1" draw:layer="layout" svg:width="0.318cm" svg:height="0.318cm" svg:x="37.306cm" svg:y="16.51cm" svg:viewBox="0 0 319 319" draw:points="319,159 159,159 159,319 0,159 159,0 159,159">
          <text:p/>
        </draw:polygon>
        <draw:polyline draw:style-name="gr7" draw:text-style-name="P4" draw:layer="layout" svg:width="0.098cm" svg:height="0.159cm" svg:x="36.754cm" svg:y="16.602cm" svg:viewBox="0 0 99 160" draw:points="90,10 77,0 55,0 29,10 16,22 6,38 0,70 0,93 6,121 16,137 29,153 55,160 67,160 90,153 99,144 99,93 67,93">
          <text:p/>
        </draw:polyline>
        <draw:polyline draw:style-name="gr7" draw:text-style-name="P4" draw:layer="layout" svg:width="0.092cm" svg:height="0.159cm" svg:x="36.919cm" svg:y="16.602cm" svg:viewBox="0 0 93 160" draw:points="0,160 0,0 93,160 93,0">
          <text:p/>
        </draw:polyline>
        <draw:polygon draw:style-name="gr7" draw:text-style-name="P4" draw:layer="layout" svg:width="0.089cm" svg:height="0.159cm" svg:x="37.087cm" svg:y="16.602cm" svg:viewBox="0 0 90 160" draw:points="0,160 0,0 39,0 61,10 74,22 83,38 90,70 90,93 83,121 74,137 61,153 39,160">
          <text:p/>
        </draw:polygon>
        <draw:line draw:style-name="gr9" draw:text-style-name="P6" draw:layer="layout" svg:x1="32.861cm" svg:y1="27.306cm" svg:x2="33.18cm" svg:y2="26.987cm">
          <text:p/>
        </draw:line>
        <draw:line draw:style-name="gr9" draw:text-style-name="P6" draw:layer="layout" svg:x1="32.861cm" svg:y1="26.989cm" svg:x2="33.18cm" svg:y2="26.67cm">
          <text:p/>
        </draw:line>
        <draw:line draw:style-name="gr8" draw:text-style-name="P5" draw:layer="layout" svg:x1="32.918cm" svg:y1="26.584cm" svg:x2="32.994cm" svg:y2="26.584cm">
          <text:p/>
        </draw:line>
        <draw:polyline draw:style-name="gr8" draw:text-style-name="P5" draw:layer="layout" svg:width="0.108cm" svg:height="0.159cm" svg:x="32.903cm" svg:y="26.47cm" svg:viewBox="0 0 109 160" draw:points="0,160 54,0 109,160">
          <text:p/>
        </draw:polyline>
        <draw:line draw:style-name="gr8" draw:text-style-name="P5" draw:layer="layout" svg:x1="33.144cm" svg:y1="26.629cm" svg:x2="33.055cm" svg:y2="26.629cm">
          <text:p/>
        </draw:line>
        <draw:polyline draw:style-name="gr8" draw:text-style-name="P5" draw:layer="layout" svg:width="0.044cm" svg:height="0.159cm" svg:x="33.055cm" svg:y="26.47cm" svg:viewBox="0 0 45 160" draw:points="45,160 45,0 29,22 16,38 0,45">
          <text:p/>
        </draw:polyline>
        <draw:polyline draw:style-name="gr8" draw:text-style-name="P5" draw:layer="layout" svg:width="0.092cm" svg:height="0.159cm" svg:x="33.204cm" svg:y="26.47cm" svg:viewBox="0 0 93 160" draw:points="87,0 10,0 0,77 10,70 26,61 61,61 77,70 87,77 93,93 93,131 87,144 77,153 61,160 26,160 10,153 0,144">
          <text:p/>
        </draw:polyline>
        <draw:line draw:style-name="gr8" draw:text-style-name="P5" draw:layer="layout" svg:x1="32.918cm" svg:y1="26.902cm" svg:x2="32.994cm" svg:y2="26.902cm">
          <text:p/>
        </draw:line>
        <draw:polyline draw:style-name="gr8" draw:text-style-name="P5" draw:layer="layout" svg:width="0.108cm" svg:height="0.159cm" svg:x="32.903cm" svg:y="26.787cm" svg:viewBox="0 0 109 160" draw:points="0,160 54,0 109,160">
          <text:p/>
        </draw:polyline>
        <draw:line draw:style-name="gr8" draw:text-style-name="P5" draw:layer="layout" svg:x1="33.144cm" svg:y1="26.946cm" svg:x2="33.055cm" svg:y2="26.946cm">
          <text:p/>
        </draw:line>
        <draw:polyline draw:style-name="gr8" draw:text-style-name="P5" draw:layer="layout" svg:width="0.044cm" svg:height="0.159cm" svg:x="33.055cm" svg:y="26.787cm" svg:viewBox="0 0 45 160" draw:points="45,160 45,0 29,22 16,38 0,45">
          <text:p/>
        </draw:polyline>
        <draw:line draw:style-name="gr8" draw:text-style-name="P5" draw:layer="layout" svg:x1="33.28cm" svg:y1="26.841cm" svg:x2="33.28cm" svg:y2="26.946cm">
          <text:p/>
        </draw:line>
        <draw:polyline draw:style-name="gr8" draw:text-style-name="P5" draw:layer="layout" svg:width="0.098cm" svg:height="0.111cm" svg:x="33.204cm" svg:y="26.781cm" svg:viewBox="0 0 99 112" draw:points="38,0 0,112 99,112">
          <text:p/>
        </draw:polyline>
        <draw:line draw:style-name="gr1" draw:text-style-name="P1" draw:layer="layout" svg:x1="32.814cm" svg:y1="25.108cm" svg:x2="32.887cm" svg:y2="25.108cm">
          <text:p/>
        </draw:line>
        <draw:polyline draw:style-name="gr1" draw:text-style-name="P1" draw:layer="layout" svg:width="0.105cm" svg:height="0.159cm" svg:x="32.798cm" svg:y="24.994cm" svg:viewBox="0 0 106 160" draw:points="0,160 51,0 106,160">
          <text:p/>
        </draw:polyline>
        <draw:line draw:style-name="gr1" draw:text-style-name="P1" draw:layer="layout" svg:x1="32.956cm" svg:y1="25.07cm" svg:x2="33.007cm" svg:y2="25.07cm">
          <text:p/>
        </draw:line>
        <draw:polyline draw:style-name="gr1" draw:text-style-name="P1" draw:layer="layout" svg:width="0.076cm" svg:height="0.159cm" svg:x="32.956cm" svg:y="24.994cm" svg:viewBox="0 0 77 160" draw:points="77,160 0,160 0,0 77,0">
          <text:p/>
        </draw:polyline>
        <draw:polyline draw:style-name="gr1" draw:text-style-name="P1" draw:layer="layout" svg:width="0.092cm" svg:height="0.159cm" svg:x="33.099cm" svg:y="24.994cm" svg:viewBox="0 0 93 160" draw:points="0,160 0,0 93,160 93,0">
          <text:p/>
        </draw:polyline>
        <draw:polygon draw:style-name="gr6" draw:text-style-name="P1" draw:layer="layout" svg:width="0.676cm" svg:height="0.279cm" svg:x="32.661cm" svg:y="24.943cm" svg:viewBox="0 0 677 280" draw:points="677,140 598,0 79,0 0,140 79,280 598,280">
          <text:p/>
        </draw:polygon>
        <draw:line draw:style-name="gr1" draw:text-style-name="P1" draw:layer="layout" svg:x1="39.481cm" svg:y1="23.997cm" svg:x2="39.554cm" svg:y2="23.997cm">
          <text:p/>
        </draw:line>
        <draw:polyline draw:style-name="gr1" draw:text-style-name="P1" draw:layer="layout" svg:width="0.105cm" svg:height="0.159cm" svg:x="39.465cm" svg:y="23.882cm" svg:viewBox="0 0 106 160" draw:points="0,160 51,0 106,160">
          <text:p/>
        </draw:polyline>
        <draw:line draw:style-name="gr1" draw:text-style-name="P1" draw:layer="layout" svg:x1="39.624cm" svg:y1="23.959cm" svg:x2="39.675cm" svg:y2="23.959cm">
          <text:p/>
        </draw:line>
        <draw:polyline draw:style-name="gr1" draw:text-style-name="P1" draw:layer="layout" svg:width="0.076cm" svg:height="0.159cm" svg:x="39.624cm" svg:y="23.882cm" svg:viewBox="0 0 77 160" draw:points="77,160 0,160 0,0 77,0">
          <text:p/>
        </draw:polyline>
        <draw:polyline draw:style-name="gr1" draw:text-style-name="P1" draw:layer="layout" svg:width="0.092cm" svg:height="0.159cm" svg:x="39.767cm" svg:y="23.882cm" svg:viewBox="0 0 93 160" draw:points="0,160 0,0 93,160 93,0">
          <text:p/>
        </draw:polyline>
        <draw:polygon draw:style-name="gr6" draw:text-style-name="P1" draw:layer="layout" svg:width="0.676cm" svg:height="0.279cm" svg:x="39.329cm" svg:y="23.832cm" svg:viewBox="0 0 677 280" draw:points="677,140 598,0 79,0 0,140 79,280 598,280">
          <text:p/>
        </draw:polygon>
        <draw:polygon draw:style-name="gr5" draw:text-style-name="P3" draw:layer="layout" svg:width="2.064cm" svg:height="6.906cm" svg:x="42.783cm" svg:y="7.779cm" svg:viewBox="0 0 2065 6907" draw:points="2065,6668 2065,318 2027,197 1957,108 1868,44 1747,0 724,0 553,48 241,137 152,181 83,257 35,321 13,352 0,397 0,6589 29,6646 95,6729 260,6821 715,6907 1827,6907 1931,6881 2004,6824 2049,6757">
          <text:p/>
        </draw:polygon>
        <draw:polygon draw:style-name="gr1" draw:text-style-name="P1" draw:layer="layout" svg:width="2.064cm" svg:height="6.906cm" svg:x="42.783cm" svg:y="7.779cm" svg:viewBox="0 0 2065 6907" draw:points="2065,6668 2065,318 2027,197 1957,108 1868,44 1747,0 724,0 553,48 241,137 152,181 83,257 35,321 13,352 0,397 0,6589 29,6646 95,6729 260,6821 715,6907 1827,6907 1931,6881 2004,6824 2049,6757">
          <text:p/>
        </draw:polygon>
        <draw:polygon draw:style-name="gr5" draw:text-style-name="P3" draw:layer="layout" svg:width="1.905cm" svg:height="6.747cm" svg:x="42.862cm" svg:y="7.858cm" svg:viewBox="0 0 1906 6748" draw:points="0,397 3,359 16,314 38,279 73,235 95,206 111,191 175,143 334,95 661,0 1191,0 1668,0 1760,35 1820,83 1846,111 1874,140 1884,175 1890,203 1900,241 1906,318 1906,6589 1906,6615 1893,6646 1871,6688 1849,6710 1814,6732 1782,6742 1763,6742 1747,6748 635,6748 254,6668 206,6653 143,6621 111,6605 79,6589 64,6573 32,6526 35,6532 25,6503 16,6475 6,6443 0,6430">
          <text:p/>
        </draw:polygon>
        <draw:polygon draw:style-name="gr1" draw:text-style-name="P1" draw:layer="layout" svg:width="1.905cm" svg:height="6.747cm" svg:x="42.862cm" svg:y="7.858cm" svg:viewBox="0 0 1906 6748" draw:points="0,397 3,359 16,314 38,279 73,235 95,206 111,191 175,143 334,95 661,0 1191,0 1668,0 1760,35 1820,83 1846,111 1874,140 1884,175 1890,203 1900,241 1906,318 1906,6589 1906,6615 1893,6646 1871,6688 1849,6710 1814,6732 1782,6742 1763,6742 1747,6748 635,6748 254,6668 206,6653 143,6621 111,6605 79,6589 64,6573 32,6526 35,6532 25,6503 16,6475 6,6443 0,6430">
          <text:p/>
        </draw:polygon>
        <draw:path draw:style-name="gr1" draw:text-style-name="P1" draw:layer="layout" svg:width="0.079cm" svg:height="0.076cm" svg:x="42.704cm" svg:y="14.37cm" svg:viewBox="0 0 80 77" svg:d="M80 0c-14 0-27 3-40 11-13 7-22 16-29 29-7 12-10 24-11 37">
          <text:p/>
        </draw:path>
        <draw:polygon draw:style-name="gr4" draw:text-style-name="P2" draw:layer="layout" svg:width="0.318cm" svg:height="0.318cm" svg:x="43.021cm" svg:y="12.541cm" svg:viewBox="0 0 319 319" draw:points="159,319 0,319 0,0 319,0 319,319">
          <text:p/>
        </draw:polygon>
        <draw:polygon draw:style-name="gr4" draw:text-style-name="P2" draw:layer="layout" svg:width="0.318cm" svg:height="0.318cm" svg:x="43.021cm" svg:y="11.906cm" svg:viewBox="0 0 319 319" draw:points="159,319 0,319 0,0 319,0 319,319">
          <text:p/>
        </draw:polygon>
        <draw:polygon draw:style-name="gr4" draw:text-style-name="P2" draw:layer="layout" svg:width="0.318cm" svg:height="0.318cm" svg:x="43.021cm" svg:y="11.271cm" svg:viewBox="0 0 319 319" draw:points="159,319 0,319 0,0 319,0 319,319">
          <text:p/>
        </draw:polygon>
        <draw:polygon draw:style-name="gr4" draw:text-style-name="P2" draw:layer="layout" svg:width="0.318cm" svg:height="0.318cm" svg:x="43.021cm" svg:y="10.636cm" svg:viewBox="0 0 319 319" draw:points="159,319 0,319 0,0 319,0 319,319">
          <text:p/>
        </draw:polygon>
        <draw:polygon draw:style-name="gr4" draw:text-style-name="P2" draw:layer="layout" svg:width="0.318cm" svg:height="0.318cm" svg:x="43.021cm" svg:y="10.001cm" svg:viewBox="0 0 319 319" draw:points="159,319 0,319 0,0 319,0 319,319">
          <text:p/>
        </draw:polygon>
        <draw:polygon draw:style-name="gr4" draw:text-style-name="P2" draw:layer="layout" svg:width="0.318cm" svg:height="0.318cm" svg:x="43.021cm" svg:y="9.366cm" svg:viewBox="0 0 319 319" draw:points="159,319 0,319 0,0 319,0 319,319">
          <text:p/>
        </draw:polygon>
        <draw:polygon draw:style-name="gr4" draw:text-style-name="P2" draw:layer="layout" svg:width="0.318cm" svg:height="0.318cm" svg:x="43.021cm" svg:y="8.731cm" svg:viewBox="0 0 319 319" draw:points="159,319 0,319 0,0 319,0 319,319">
          <text:p/>
        </draw:polygon>
        <draw:polygon draw:style-name="gr4" draw:text-style-name="P2" draw:layer="layout" svg:width="0.318cm" svg:height="0.318cm" svg:x="43.021cm" svg:y="8.096cm" svg:viewBox="0 0 319 319" draw:points="159,319 0,319 0,0 319,0 319,319">
          <text:p/>
        </draw:polygon>
        <draw:polygon draw:style-name="gr4" draw:text-style-name="P2" draw:layer="layout" svg:width="0.318cm" svg:height="0.318cm" svg:x="43.656cm" svg:y="12.541cm" svg:viewBox="0 0 319 319" draw:points="159,319 0,319 0,0 319,0 319,319">
          <text:p/>
        </draw:polygon>
        <draw:polygon draw:style-name="gr4" draw:text-style-name="P2" draw:layer="layout" svg:width="0.318cm" svg:height="0.318cm" svg:x="43.656cm" svg:y="11.906cm" svg:viewBox="0 0 319 319" draw:points="159,319 0,319 0,0 319,0 319,319">
          <text:p/>
        </draw:polygon>
        <draw:polygon draw:style-name="gr4" draw:text-style-name="P2" draw:layer="layout" svg:width="0.318cm" svg:height="0.318cm" svg:x="43.656cm" svg:y="11.271cm" svg:viewBox="0 0 319 319" draw:points="159,319 0,319 0,0 319,0 319,319">
          <text:p/>
        </draw:polygon>
        <draw:polygon draw:style-name="gr4" draw:text-style-name="P2" draw:layer="layout" svg:width="0.318cm" svg:height="0.318cm" svg:x="43.656cm" svg:y="10.636cm" svg:viewBox="0 0 319 319" draw:points="159,319 0,319 0,0 319,0 319,319">
          <text:p/>
        </draw:polygon>
        <draw:polygon draw:style-name="gr4" draw:text-style-name="P2" draw:layer="layout" svg:width="0.318cm" svg:height="0.318cm" svg:x="43.656cm" svg:y="10.001cm" svg:viewBox="0 0 319 319" draw:points="159,319 0,319 0,0 319,0 319,319">
          <text:p/>
        </draw:polygon>
        <draw:polygon draw:style-name="gr4" draw:text-style-name="P2" draw:layer="layout" svg:width="0.318cm" svg:height="0.318cm" svg:x="43.656cm" svg:y="9.366cm" svg:viewBox="0 0 319 319" draw:points="159,319 0,319 0,0 319,0 319,319">
          <text:p/>
        </draw:polygon>
        <draw:polygon draw:style-name="gr4" draw:text-style-name="P2" draw:layer="layout" svg:width="0.318cm" svg:height="0.318cm" svg:x="43.656cm" svg:y="8.731cm" svg:viewBox="0 0 319 319" draw:points="159,319 0,319 0,0 319,0 319,319">
          <text:p/>
        </draw:polygon>
        <draw:polygon draw:style-name="gr4" draw:text-style-name="P2" draw:layer="layout" svg:width="0.318cm" svg:height="0.318cm" svg:x="43.656cm" svg:y="8.096cm" svg:viewBox="0 0 319 319" draw:points="159,319 0,319 0,0 319,0 319,319">
          <text:p/>
        </draw:polygon>
        <draw:polygon draw:style-name="gr4" draw:text-style-name="P2" draw:layer="layout" svg:width="0.318cm" svg:height="0.318cm" svg:x="44.291cm" svg:y="12.541cm" svg:viewBox="0 0 319 319" draw:points="159,319 0,319 0,0 319,0 319,319">
          <text:p/>
        </draw:polygon>
        <draw:polygon draw:style-name="gr4" draw:text-style-name="P2" draw:layer="layout" svg:width="0.318cm" svg:height="0.318cm" svg:x="44.291cm" svg:y="11.906cm" svg:viewBox="0 0 319 319" draw:points="159,319 0,319 0,0 319,0 319,319">
          <text:p/>
        </draw:polygon>
        <draw:polygon draw:style-name="gr4" draw:text-style-name="P2" draw:layer="layout" svg:width="0.318cm" svg:height="0.318cm" svg:x="44.291cm" svg:y="11.271cm" svg:viewBox="0 0 319 319" draw:points="159,319 0,319 0,0 319,0 319,319">
          <text:p/>
        </draw:polygon>
        <draw:polygon draw:style-name="gr4" draw:text-style-name="P2" draw:layer="layout" svg:width="0.318cm" svg:height="0.318cm" svg:x="44.291cm" svg:y="10.636cm" svg:viewBox="0 0 319 319" draw:points="159,319 0,319 0,0 319,0 319,319">
          <text:p/>
        </draw:polygon>
        <draw:polygon draw:style-name="gr4" draw:text-style-name="P2" draw:layer="layout" svg:width="0.318cm" svg:height="0.318cm" svg:x="44.291cm" svg:y="10.001cm" svg:viewBox="0 0 319 319" draw:points="159,319 0,319 0,0 319,0 319,319">
          <text:p/>
        </draw:polygon>
        <draw:polygon draw:style-name="gr4" draw:text-style-name="P2" draw:layer="layout" svg:width="0.318cm" svg:height="0.318cm" svg:x="44.291cm" svg:y="9.366cm" svg:viewBox="0 0 319 319" draw:points="159,319 0,319 0,0 319,0 319,319">
          <text:p/>
        </draw:polygon>
        <draw:polygon draw:style-name="gr4" draw:text-style-name="P2" draw:layer="layout" svg:width="0.318cm" svg:height="0.318cm" svg:x="44.291cm" svg:y="8.731cm" svg:viewBox="0 0 319 319" draw:points="159,319 0,319 0,0 319,0 319,319">
          <text:p/>
        </draw:polygon>
        <draw:polygon draw:style-name="gr4" draw:text-style-name="P2" draw:layer="layout" svg:width="0.318cm" svg:height="0.318cm" svg:x="44.291cm" svg:y="8.096cm" svg:viewBox="0 0 319 319" draw:points="159,319 0,319 0,0 319,0 319,319">
          <text:p/>
        </draw:polygon>
        <draw:polygon draw:style-name="gr1" draw:text-style-name="P1" draw:layer="layout" svg:width="0.158cm" svg:height="0cm" svg:x="42.862cm" svg:y="12.7cm" svg:viewBox="0 0 159 0" draw:points="159,0 0,0">
          <text:p/>
        </draw:polygon>
        <draw:polygon draw:style-name="gr1" draw:text-style-name="P1" draw:layer="layout" svg:width="0.158cm" svg:height="0cm" svg:x="42.862cm" svg:y="12.065cm" svg:viewBox="0 0 159 0" draw:points="159,0 0,0">
          <text:p/>
        </draw:polygon>
        <draw:polygon draw:style-name="gr1" draw:text-style-name="P1" draw:layer="layout" svg:width="0.158cm" svg:height="0cm" svg:x="42.862cm" svg:y="11.43cm" svg:viewBox="0 0 159 0" draw:points="159,0 0,0">
          <text:p/>
        </draw:polygon>
        <draw:polygon draw:style-name="gr1" draw:text-style-name="P1" draw:layer="layout" svg:width="0.158cm" svg:height="0cm" svg:x="42.862cm" svg:y="10.795cm" svg:viewBox="0 0 159 0" draw:points="159,0 0,0">
          <text:p/>
        </draw:polygon>
        <draw:polygon draw:style-name="gr1" draw:text-style-name="P1" draw:layer="layout" svg:width="0.158cm" svg:height="0cm" svg:x="42.862cm" svg:y="10.16cm" svg:viewBox="0 0 159 0" draw:points="159,0 0,0">
          <text:p/>
        </draw:polygon>
        <draw:polygon draw:style-name="gr1" draw:text-style-name="P1" draw:layer="layout" svg:width="0.158cm" svg:height="0cm" svg:x="42.862cm" svg:y="9.525cm" svg:viewBox="0 0 159 0" draw:points="159,0 0,0">
          <text:p/>
        </draw:polygon>
        <draw:polygon draw:style-name="gr1" draw:text-style-name="P1" draw:layer="layout" svg:width="0.158cm" svg:height="0cm" svg:x="42.862cm" svg:y="8.89cm" svg:viewBox="0 0 159 0" draw:points="159,0 0,0">
          <text:p/>
        </draw:polygon>
        <draw:polygon draw:style-name="gr1" draw:text-style-name="P1" draw:layer="layout" svg:width="0.158cm" svg:height="0cm" svg:x="42.862cm" svg:y="8.255cm" svg:viewBox="0 0 159 0" draw:points="159,0 0,0">
          <text:p/>
        </draw:polygon>
        <draw:polygon draw:style-name="gr1" draw:text-style-name="P1" draw:layer="layout" svg:width="0cm" svg:height="0cm" svg:x="44.609cm" svg:y="8.255cm" svg:viewBox="0 0 0 0" draw:points="0,0">
          <text:p/>
        </draw:polygon>
        <draw:polygon draw:style-name="gr1" draw:text-style-name="P1" draw:layer="layout" svg:width="0.158cm" svg:height="0cm" svg:x="44.609cm" svg:y="13.017cm" svg:viewBox="0 0 159 0" draw:points="159,0 0,0">
          <text:p/>
        </draw:polygon>
        <draw:polygon draw:style-name="gr1" draw:text-style-name="P1" draw:layer="layout" svg:width="0.158cm" svg:height="0cm" svg:x="44.609cm" svg:y="12.7cm" svg:viewBox="0 0 159 0" draw:points="159,0 0,0">
          <text:p/>
        </draw:polygon>
        <draw:polygon draw:style-name="gr1" draw:text-style-name="P1" draw:layer="layout" svg:width="0.158cm" svg:height="0cm" svg:x="44.609cm" svg:y="12.382cm" svg:viewBox="0 0 159 0" draw:points="159,0 0,0">
          <text:p/>
        </draw:polygon>
        <draw:polygon draw:style-name="gr1" draw:text-style-name="P1" draw:layer="layout" svg:width="0.158cm" svg:height="0cm" svg:x="44.609cm" svg:y="12.065cm" svg:viewBox="0 0 159 0" draw:points="159,0 0,0">
          <text:p/>
        </draw:polygon>
        <draw:polygon draw:style-name="gr1" draw:text-style-name="P1" draw:layer="layout" svg:width="0.158cm" svg:height="0cm" svg:x="44.609cm" svg:y="11.747cm" svg:viewBox="0 0 159 0" draw:points="159,0 0,0">
          <text:p/>
        </draw:polygon>
        <draw:polygon draw:style-name="gr1" draw:text-style-name="P1" draw:layer="layout" svg:width="0.158cm" svg:height="0cm" svg:x="44.609cm" svg:y="11.43cm" svg:viewBox="0 0 159 0" draw:points="159,0 0,0">
          <text:p/>
        </draw:polygon>
        <draw:polygon draw:style-name="gr1" draw:text-style-name="P1" draw:layer="layout" svg:width="0.158cm" svg:height="0cm" svg:x="44.609cm" svg:y="11.112cm" svg:viewBox="0 0 159 0" draw:points="159,0 0,0">
          <text:p/>
        </draw:polygon>
        <draw:polygon draw:style-name="gr1" draw:text-style-name="P1" draw:layer="layout" svg:width="0.158cm" svg:height="0cm" svg:x="44.609cm" svg:y="10.795cm" svg:viewBox="0 0 159 0" draw:points="159,0 0,0">
          <text:p/>
        </draw:polygon>
        <draw:polygon draw:style-name="gr1" draw:text-style-name="P1" draw:layer="layout" svg:width="0.158cm" svg:height="0cm" svg:x="44.609cm" svg:y="10.477cm" svg:viewBox="0 0 159 0" draw:points="159,0 0,0">
          <text:p/>
        </draw:polygon>
        <draw:polygon draw:style-name="gr1" draw:text-style-name="P1" draw:layer="layout" svg:width="0.158cm" svg:height="0cm" svg:x="44.609cm" svg:y="10.16cm" svg:viewBox="0 0 159 0" draw:points="159,0 0,0">
          <text:p/>
        </draw:polygon>
        <draw:polygon draw:style-name="gr1" draw:text-style-name="P1" draw:layer="layout" svg:width="0.158cm" svg:height="0cm" svg:x="44.609cm" svg:y="9.842cm" svg:viewBox="0 0 159 0" draw:points="159,0 0,0">
          <text:p/>
        </draw:polygon>
        <draw:polygon draw:style-name="gr1" draw:text-style-name="P1" draw:layer="layout" svg:width="0.158cm" svg:height="0cm" svg:x="44.609cm" svg:y="9.525cm" svg:viewBox="0 0 159 0" draw:points="159,0 0,0">
          <text:p/>
        </draw:polygon>
        <draw:polygon draw:style-name="gr1" draw:text-style-name="P1" draw:layer="layout" svg:width="0.158cm" svg:height="0cm" svg:x="44.609cm" svg:y="9.207cm" svg:viewBox="0 0 159 0" draw:points="159,0 0,0">
          <text:p/>
        </draw:polygon>
        <draw:polygon draw:style-name="gr1" draw:text-style-name="P1" draw:layer="layout" svg:width="0.158cm" svg:height="0cm" svg:x="44.609cm" svg:y="8.89cm" svg:viewBox="0 0 159 0" draw:points="159,0 0,0">
          <text:p/>
        </draw:polygon>
        <draw:polygon draw:style-name="gr1" draw:text-style-name="P1" draw:layer="layout" svg:width="0.158cm" svg:height="0cm" svg:x="44.609cm" svg:y="8.572cm" svg:viewBox="0 0 159 0" draw:points="159,0 0,0">
          <text:p/>
        </draw:polygon>
        <draw:polygon draw:style-name="gr1" draw:text-style-name="P1" draw:layer="layout" svg:width="0.158cm" svg:height="0cm" svg:x="44.609cm" svg:y="8.255cm" svg:viewBox="0 0 159 0" draw:points="159,0 0,0">
          <text:p/>
        </draw:polygon>
        <draw:polygon draw:style-name="gr1" draw:text-style-name="P1" draw:layer="layout" svg:width="0.794cm" svg:height="0.159cm" svg:x="43.815cm" svg:y="12.859cm" svg:viewBox="0 0 795 160" draw:points="0,0 159,160 795,160">
          <text:p/>
        </draw:polygon>
        <draw:polygon draw:style-name="gr1" draw:text-style-name="P1" draw:layer="layout" svg:width="0.794cm" svg:height="0.159cm" svg:x="43.815cm" svg:y="12.224cm" svg:viewBox="0 0 795 160" draw:points="0,0 159,160 795,160">
          <text:p/>
        </draw:polygon>
        <draw:polygon draw:style-name="gr1" draw:text-style-name="P1" draw:layer="layout" svg:width="0.794cm" svg:height="0.159cm" svg:x="43.815cm" svg:y="11.589cm" svg:viewBox="0 0 795 160" draw:points="0,0 159,160 795,160">
          <text:p/>
        </draw:polygon>
        <draw:polygon draw:style-name="gr1" draw:text-style-name="P1" draw:layer="layout" svg:width="0.794cm" svg:height="0.159cm" svg:x="43.815cm" svg:y="10.954cm" svg:viewBox="0 0 795 160" draw:points="0,0 159,160 795,160">
          <text:p/>
        </draw:polygon>
        <draw:polygon draw:style-name="gr1" draw:text-style-name="P1" draw:layer="layout" svg:width="0.794cm" svg:height="0.159cm" svg:x="43.815cm" svg:y="10.319cm" svg:viewBox="0 0 795 160" draw:points="0,0 159,160 795,160">
          <text:p/>
        </draw:polygon>
        <draw:polygon draw:style-name="gr1" draw:text-style-name="P1" draw:layer="layout" svg:width="0.794cm" svg:height="0.159cm" svg:x="43.815cm" svg:y="9.684cm" svg:viewBox="0 0 795 160" draw:points="0,0 159,160 795,160">
          <text:p/>
        </draw:polygon>
        <draw:polygon draw:style-name="gr1" draw:text-style-name="P1" draw:layer="layout" svg:width="0.794cm" svg:height="0.159cm" svg:x="43.815cm" svg:y="9.049cm" svg:viewBox="0 0 795 160" draw:points="0,0 159,160 795,160">
          <text:p/>
        </draw:polygon>
        <draw:polygon draw:style-name="gr1" draw:text-style-name="P1" draw:layer="layout" svg:width="0.794cm" svg:height="0.159cm" svg:x="43.815cm" svg:y="8.414cm" svg:viewBox="0 0 795 160" draw:points="0,0 159,160 795,160">
          <text:p/>
        </draw:polygon>
        <draw:line draw:style-name="gr1" draw:text-style-name="P1" draw:layer="layout" svg:x1="44.767cm" svg:y1="8.255cm" svg:x2="45.243cm" svg:y2="8.255cm">
          <text:p/>
        </draw:line>
        <draw:line draw:style-name="gr1" draw:text-style-name="P1" draw:layer="layout" svg:x1="45.05cm" svg:y1="8.214cm" svg:x2="44.958cm" svg:y2="8.214cm">
          <text:p/>
        </draw:line>
        <draw:polyline draw:style-name="gr1" draw:text-style-name="P1" draw:layer="layout" svg:width="0.048cm" svg:height="0.159cm" svg:x="44.958cm" svg:y="8.055cm" svg:viewBox="0 0 49 160" draw:points="49,160 49,0 32,22 16,38 0,45">
          <text:p/>
        </draw:polyline>
        <draw:line draw:style-name="gr1" draw:text-style-name="P1" draw:layer="layout" svg:x1="44.767cm" svg:y1="9.207cm" svg:x2="45.243cm" svg:y2="9.207cm">
          <text:p/>
        </draw:line>
        <draw:line draw:style-name="gr1" draw:text-style-name="P1" draw:layer="layout" svg:x1="44.974cm" svg:y1="9.166cm" svg:x2="44.882cm" svg:y2="9.166cm">
          <text:p/>
        </draw:line>
        <draw:polyline draw:style-name="gr1" draw:text-style-name="P1" draw:layer="layout" svg:width="0.048cm" svg:height="0.159cm" svg:x="44.882cm" svg:y="9.007cm" svg:viewBox="0 0 49 160" draw:points="49,160 49,0 32,22 16,38 0,45">
          <text:p/>
        </draw:polyline>
        <draw:polygon draw:style-name="gr1" draw:text-style-name="P1" draw:layer="layout" svg:width="0.092cm" svg:height="0.159cm" svg:x="45.034cm" svg:y="9.007cm" svg:viewBox="0 0 93 160" draw:points="39,0 55,0 67,10 77,16 83,32 93,61 93,99 83,131 77,144 67,153 55,160 39,160 22,153 16,144 6,131 0,99 0,61 6,32 16,16 22,10">
          <text:p/>
        </draw:polygon>
        <draw:line draw:style-name="gr1" draw:text-style-name="P1" draw:layer="layout" svg:x1="44.767cm" svg:y1="9.842cm" svg:x2="45.243cm" svg:y2="9.842cm">
          <text:p/>
        </draw:line>
        <draw:line draw:style-name="gr1" draw:text-style-name="P1" draw:layer="layout" svg:x1="44.974cm" svg:y1="9.801cm" svg:x2="44.882cm" svg:y2="9.801cm">
          <text:p/>
        </draw:line>
        <draw:polyline draw:style-name="gr1" draw:text-style-name="P1" draw:layer="layout" svg:width="0.048cm" svg:height="0.159cm" svg:x="44.882cm" svg:y="9.642cm" svg:viewBox="0 0 49 160" draw:points="49,160 49,0 32,22 16,38 0,45">
          <text:p/>
        </draw:polyline>
        <draw:line draw:style-name="gr1" draw:text-style-name="P1" draw:layer="layout" svg:x1="45.126cm" svg:y1="9.801cm" svg:x2="45.034cm" svg:y2="9.801cm">
          <text:p/>
        </draw:line>
        <draw:polyline draw:style-name="gr1" draw:text-style-name="P1" draw:layer="layout" svg:width="0.044cm" svg:height="0.159cm" svg:x="45.034cm" svg:y="9.642cm" svg:viewBox="0 0 45 160" draw:points="45,160 45,0 32,22 16,38 0,45">
          <text:p/>
        </draw:polyline>
        <draw:line draw:style-name="gr1" draw:text-style-name="P1" draw:layer="layout" svg:x1="44.767cm" svg:y1="10.477cm" svg:x2="45.243cm" svg:y2="10.477cm">
          <text:p/>
        </draw:line>
        <draw:line draw:style-name="gr1" draw:text-style-name="P1" draw:layer="layout" svg:x1="44.974cm" svg:y1="10.436cm" svg:x2="44.882cm" svg:y2="10.436cm">
          <text:p/>
        </draw:line>
        <draw:polyline draw:style-name="gr1" draw:text-style-name="P1" draw:layer="layout" svg:width="0.048cm" svg:height="0.159cm" svg:x="44.882cm" svg:y="10.277cm" svg:viewBox="0 0 49 160" draw:points="49,160 49,0 32,22 16,38 0,45">
          <text:p/>
        </draw:polyline>
        <draw:polyline draw:style-name="gr1" draw:text-style-name="P1" draw:layer="layout" svg:width="0.098cm" svg:height="0.159cm" svg:x="45.028cm" svg:y="10.277cm" svg:viewBox="0 0 99 160" draw:points="6,16 13,10 29,0 67,0 83,10 90,16 99,32 99,45 90,70 0,160 99,160">
          <text:p/>
        </draw:polyline>
        <draw:line draw:style-name="gr1" draw:text-style-name="P1" draw:layer="layout" svg:x1="44.767cm" svg:y1="11.112cm" svg:x2="45.243cm" svg:y2="11.112cm">
          <text:p/>
        </draw:line>
        <draw:line draw:style-name="gr1" draw:text-style-name="P1" draw:layer="layout" svg:x1="44.974cm" svg:y1="11.071cm" svg:x2="44.882cm" svg:y2="11.071cm">
          <text:p/>
        </draw:line>
        <draw:polyline draw:style-name="gr1" draw:text-style-name="P1" draw:layer="layout" svg:width="0.048cm" svg:height="0.159cm" svg:x="44.882cm" svg:y="10.912cm" svg:viewBox="0 0 49 160" draw:points="49,160 49,0 32,22 16,38 0,45">
          <text:p/>
        </draw:polyline>
        <draw:polyline draw:style-name="gr1" draw:text-style-name="P1" draw:layer="layout" svg:width="0.098cm" svg:height="0.159cm" svg:x="45.028cm" svg:y="10.912cm" svg:viewBox="0 0 99 160" draw:points="0,0 99,0 45,61 67,61 83,70 90,77 99,93 99,131 90,144 83,153 67,160 22,160 6,153 0,144">
          <text:p/>
        </draw:polyline>
        <draw:line draw:style-name="gr1" draw:text-style-name="P1" draw:layer="layout" svg:x1="44.767cm" svg:y1="11.747cm" svg:x2="45.243cm" svg:y2="11.747cm">
          <text:p/>
        </draw:line>
        <draw:line draw:style-name="gr1" draw:text-style-name="P1" draw:layer="layout" svg:x1="44.974cm" svg:y1="11.706cm" svg:x2="44.882cm" svg:y2="11.706cm">
          <text:p/>
        </draw:line>
        <draw:polyline draw:style-name="gr1" draw:text-style-name="P1" draw:layer="layout" svg:width="0.048cm" svg:height="0.159cm" svg:x="44.882cm" svg:y="11.547cm" svg:viewBox="0 0 49 160" draw:points="49,160 49,0 32,22 16,38 0,45">
          <text:p/>
        </draw:polyline>
        <draw:line draw:style-name="gr1" draw:text-style-name="P1" draw:layer="layout" svg:x1="45.11cm" svg:y1="11.601cm" svg:x2="45.11cm" svg:y2="11.706cm">
          <text:p/>
        </draw:line>
        <draw:polyline draw:style-name="gr1" draw:text-style-name="P1" draw:layer="layout" svg:width="0.098cm" svg:height="0.111cm" svg:x="45.034cm" svg:y="11.541cm" svg:viewBox="0 0 99 112" draw:points="38,0 0,112 99,112">
          <text:p/>
        </draw:polyline>
        <draw:line draw:style-name="gr1" draw:text-style-name="P1" draw:layer="layout" svg:x1="44.767cm" svg:y1="12.382cm" svg:x2="45.243cm" svg:y2="12.382cm">
          <text:p/>
        </draw:line>
        <draw:line draw:style-name="gr1" draw:text-style-name="P1" draw:layer="layout" svg:x1="44.974cm" svg:y1="12.341cm" svg:x2="44.882cm" svg:y2="12.341cm">
          <text:p/>
        </draw:line>
        <draw:polyline draw:style-name="gr1" draw:text-style-name="P1" draw:layer="layout" svg:width="0.048cm" svg:height="0.159cm" svg:x="44.882cm" svg:y="12.182cm" svg:viewBox="0 0 49 160" draw:points="49,160 49,0 32,22 16,38 0,45">
          <text:p/>
        </draw:polyline>
        <draw:polyline draw:style-name="gr1" draw:text-style-name="P1" draw:layer="layout" svg:width="0.092cm" svg:height="0.159cm" svg:x="45.034cm" svg:y="12.182cm" svg:viewBox="0 0 93 160" draw:points="83,0 6,0 0,77 6,70 22,61 61,61 77,70 83,77 93,93 93,131 83,144 77,153 61,160 22,160 6,153 0,144">
          <text:p/>
        </draw:polyline>
        <draw:line draw:style-name="gr1" draw:text-style-name="P1" draw:layer="layout" svg:x1="44.767cm" svg:y1="13.017cm" svg:x2="45.243cm" svg:y2="13.017cm">
          <text:p/>
        </draw:line>
        <draw:line draw:style-name="gr1" draw:text-style-name="P1" draw:layer="layout" svg:x1="44.974cm" svg:y1="12.976cm" svg:x2="44.882cm" svg:y2="12.976cm">
          <text:p/>
        </draw:line>
        <draw:polyline draw:style-name="gr1" draw:text-style-name="P1" draw:layer="layout" svg:width="0.048cm" svg:height="0.159cm" svg:x="44.882cm" svg:y="12.817cm" svg:viewBox="0 0 49 160" draw:points="49,160 49,0 32,22 16,38 0,45">
          <text:p/>
        </draw:polyline>
        <draw:polyline draw:style-name="gr1" draw:text-style-name="P1" draw:layer="layout" svg:width="0.092cm" svg:height="0.159cm" svg:x="45.034cm" svg:y="12.817cm" svg:viewBox="0 0 93 160" draw:points="77,0 45,0 32,10 22,16 6,38 0,70 0,131 6,144 16,153 32,160 61,160 77,153 83,144 93,131 93,93 83,77 77,70 61,61 32,61 16,70 6,77 0,93">
          <text:p/>
        </draw:polyline>
        <draw:line draw:style-name="gr1" draw:text-style-name="P1" draw:layer="layout" svg:x1="42.862cm" svg:y1="8.255cm" svg:x2="42.386cm" svg:y2="8.255cm">
          <text:p/>
        </draw:line>
        <draw:line draw:style-name="gr1" draw:text-style-name="P1" draw:layer="layout" svg:x1="42.593cm" svg:y1="8.214cm" svg:x2="42.501cm" svg:y2="8.214cm">
          <text:p/>
        </draw:line>
        <draw:polyline draw:style-name="gr1" draw:text-style-name="P1" draw:layer="layout" svg:width="0.048cm" svg:height="0.159cm" svg:x="42.501cm" svg:y="8.055cm" svg:viewBox="0 0 49 160" draw:points="49,160 49,0 32,22 16,38 0,45">
          <text:p/>
        </draw:polyline>
        <draw:polyline draw:style-name="gr1" draw:text-style-name="P1" draw:layer="layout" svg:width="0.105cm" svg:height="0.159cm" svg:x="42.647cm" svg:y="8.055cm" svg:viewBox="0 0 106 160" draw:points="0,0 106,0 38,160">
          <text:p/>
        </draw:polyline>
        <draw:line draw:style-name="gr1" draw:text-style-name="P1" draw:layer="layout" svg:x1="42.862cm" svg:y1="8.89cm" svg:x2="42.386cm" svg:y2="8.89cm">
          <text:p/>
        </draw:line>
        <draw:line draw:style-name="gr1" draw:text-style-name="P1" draw:layer="layout" svg:x1="42.593cm" svg:y1="8.849cm" svg:x2="42.501cm" svg:y2="8.849cm">
          <text:p/>
        </draw:line>
        <draw:polyline draw:style-name="gr1" draw:text-style-name="P1" draw:layer="layout" svg:width="0.048cm" svg:height="0.159cm" svg:x="42.501cm" svg:y="8.69cm" svg:viewBox="0 0 49 160" draw:points="49,160 49,0 32,22 16,38 0,45">
          <text:p/>
        </draw:polyline>
        <draw:polyline draw:style-name="gr1" draw:text-style-name="P1" draw:layer="layout" svg:width="0.092cm" svg:height="0.159cm" svg:x="42.653cm" svg:y="8.69cm" svg:viewBox="0 0 93 160" draw:points="32,70 16,61 6,54 0,38 0,32 6,16 16,10 32,0 61,0 77,10 83,16 93,32 93,38 83,54 77,61 61,70 32,70 16,77 6,83 0,99 0,131 6,144 16,153 32,160 61,160 77,153 83,144 93,131 93,99 83,83 77,77 61,70">
          <text:p/>
        </draw:polyline>
        <draw:line draw:style-name="gr1" draw:text-style-name="P1" draw:layer="layout" svg:x1="42.862cm" svg:y1="9.525cm" svg:x2="42.386cm" svg:y2="9.525cm">
          <text:p/>
        </draw:line>
        <draw:line draw:style-name="gr1" draw:text-style-name="P1" draw:layer="layout" svg:x1="42.593cm" svg:y1="9.484cm" svg:x2="42.501cm" svg:y2="9.484cm">
          <text:p/>
        </draw:line>
        <draw:polyline draw:style-name="gr1" draw:text-style-name="P1" draw:layer="layout" svg:width="0.048cm" svg:height="0.159cm" svg:x="42.501cm" svg:y="9.325cm" svg:viewBox="0 0 49 160" draw:points="49,160 49,0 32,22 16,38 0,45">
          <text:p/>
        </draw:polyline>
        <draw:polyline draw:style-name="gr1" draw:text-style-name="P1" draw:layer="layout" svg:width="0.092cm" svg:height="0.159cm" svg:x="42.653cm" svg:y="9.325cm" svg:viewBox="0 0 93 160" draw:points="16,160 45,160 61,153 67,144 83,121 93,93 93,32 83,16 77,10 61,0 32,0 16,10 6,16 0,32 0,70 6,83 16,93 32,99 61,99 77,93 83,83 93,70">
          <text:p/>
        </draw:polyline>
        <draw:line draw:style-name="gr1" draw:text-style-name="P1" draw:layer="layout" svg:x1="44.767cm" svg:y1="8.89cm" svg:x2="45.243cm" svg:y2="8.89cm">
          <text:p/>
        </draw:line>
        <draw:polyline draw:style-name="gr1" draw:text-style-name="P1" draw:layer="layout" svg:width="0.098cm" svg:height="0.159cm" svg:x="44.952cm" svg:y="8.69cm" svg:viewBox="0 0 99 160" draw:points="6,16 16,10 29,0 67,0 83,10 90,16 99,32 99,45 90,70 0,160 99,160">
          <text:p/>
        </draw:polyline>
        <draw:line draw:style-name="gr1" draw:text-style-name="P1" draw:layer="layout" svg:x1="42.862cm" svg:y1="10.16cm" svg:x2="42.386cm" svg:y2="10.16cm">
          <text:p/>
        </draw:line>
        <draw:polyline draw:style-name="gr1" draw:text-style-name="P1" draw:layer="layout" svg:width="0.098cm" svg:height="0.159cm" svg:x="42.494cm" svg:y="9.96cm" svg:viewBox="0 0 99 160" draw:points="6,16 16,10 32,0 67,0 83,10 93,16 99,32 99,45 93,70 0,160 99,160">
          <text:p/>
        </draw:polyline>
        <draw:polygon draw:style-name="gr1" draw:text-style-name="P1" draw:layer="layout" svg:width="0.092cm" svg:height="0.159cm" svg:x="42.653cm" svg:y="9.96cm" svg:viewBox="0 0 93 160" draw:points="39,0 55,0 67,10 77,16 83,32 93,61 93,99 83,131 77,144 67,153 55,160 39,160 22,153 16,144 6,131 0,99 0,61 6,32 16,16 22,10">
          <text:p/>
        </draw:polygon>
        <draw:line draw:style-name="gr1" draw:text-style-name="P1" draw:layer="layout" svg:x1="42.862cm" svg:y1="10.795cm" svg:x2="42.386cm" svg:y2="10.795cm">
          <text:p/>
        </draw:line>
        <draw:polyline draw:style-name="gr1" draw:text-style-name="P1" draw:layer="layout" svg:width="0.098cm" svg:height="0.159cm" svg:x="42.494cm" svg:y="10.595cm" svg:viewBox="0 0 99 160" draw:points="6,16 16,10 32,0 67,0 83,10 93,16 99,32 99,45 93,70 0,160 99,160">
          <text:p/>
        </draw:polyline>
        <draw:line draw:style-name="gr1" draw:text-style-name="P1" draw:layer="layout" svg:x1="42.745cm" svg:y1="10.754cm" svg:x2="42.653cm" svg:y2="10.754cm">
          <text:p/>
        </draw:line>
        <draw:polyline draw:style-name="gr1" draw:text-style-name="P1" draw:layer="layout" svg:width="0.044cm" svg:height="0.159cm" svg:x="42.653cm" svg:y="10.595cm" svg:viewBox="0 0 45 160" draw:points="45,160 45,0 32,22 16,38 0,45">
          <text:p/>
        </draw:polyline>
        <draw:line draw:style-name="gr1" draw:text-style-name="P1" draw:layer="layout" svg:x1="42.862cm" svg:y1="11.43cm" svg:x2="42.386cm" svg:y2="11.43cm">
          <text:p/>
        </draw:line>
        <draw:polyline draw:style-name="gr1" draw:text-style-name="P1" draw:layer="layout" svg:width="0.098cm" svg:height="0.159cm" svg:x="42.494cm" svg:y="11.23cm" svg:viewBox="0 0 99 160" draw:points="6,16 16,10 32,0 67,0 83,10 93,16 99,32 99,45 93,70 0,160 99,160">
          <text:p/>
        </draw:polyline>
        <draw:polyline draw:style-name="gr1" draw:text-style-name="P1" draw:layer="layout" svg:width="0.098cm" svg:height="0.159cm" svg:x="42.647cm" svg:y="11.23cm" svg:viewBox="0 0 99 160" draw:points="6,16 13,10 29,0 67,0 83,10 90,16 99,32 99,45 90,70 0,160 99,160">
          <text:p/>
        </draw:polyline>
        <draw:line draw:style-name="gr1" draw:text-style-name="P1" draw:layer="layout" svg:x1="42.862cm" svg:y1="12.065cm" svg:x2="42.386cm" svg:y2="12.065cm">
          <text:p/>
        </draw:line>
        <draw:polyline draw:style-name="gr1" draw:text-style-name="P1" draw:layer="layout" svg:width="0.098cm" svg:height="0.159cm" svg:x="42.494cm" svg:y="11.865cm" svg:viewBox="0 0 99 160" draw:points="6,16 16,10 32,0 67,0 83,10 93,16 99,32 99,45 93,70 0,160 99,160">
          <text:p/>
        </draw:polyline>
        <draw:polyline draw:style-name="gr1" draw:text-style-name="P1" draw:layer="layout" svg:width="0.098cm" svg:height="0.159cm" svg:x="42.647cm" svg:y="11.865cm" svg:viewBox="0 0 99 160" draw:points="0,0 99,0 45,61 67,61 83,70 90,77 99,93 99,131 90,144 83,153 67,160 22,160 6,153 0,144">
          <text:p/>
        </draw:polyline>
        <draw:line draw:style-name="gr1" draw:text-style-name="P1" draw:layer="layout" svg:x1="42.862cm" svg:y1="12.7cm" svg:x2="42.386cm" svg:y2="12.7cm">
          <text:p/>
        </draw:line>
        <draw:polyline draw:style-name="gr1" draw:text-style-name="P1" draw:layer="layout" svg:width="0.098cm" svg:height="0.159cm" svg:x="42.494cm" svg:y="12.5cm" svg:viewBox="0 0 99 160" draw:points="6,16 16,10 32,0 67,0 83,10 93,16 99,32 99,45 93,70 0,160 99,160">
          <text:p/>
        </draw:polyline>
        <draw:line draw:style-name="gr1" draw:text-style-name="P1" draw:layer="layout" svg:x1="42.729cm" svg:y1="12.554cm" svg:x2="42.729cm" svg:y2="12.659cm">
          <text:p/>
        </draw:line>
        <draw:polyline draw:style-name="gr1" draw:text-style-name="P1" draw:layer="layout" svg:width="0.098cm" svg:height="0.111cm" svg:x="42.653cm" svg:y="12.494cm" svg:viewBox="0 0 99 112" draw:points="38,0 0,112 99,112">
          <text:p/>
        </draw:polyline>
        <draw:line draw:style-name="gr1" draw:text-style-name="P1" draw:layer="layout" svg:x1="44.767cm" svg:y1="9.525cm" svg:x2="45.243cm" svg:y2="9.525cm">
          <text:p/>
        </draw:line>
        <draw:polyline draw:style-name="gr1" draw:text-style-name="P1" draw:layer="layout" svg:width="0.098cm" svg:height="0.159cm" svg:x="44.952cm" svg:y="9.325cm" svg:viewBox="0 0 99 160" draw:points="0,0 99,0 45,61 67,61 83,70 90,77 99,93 99,131 90,144 83,153 67,160 22,160 6,153 0,144">
          <text:p/>
        </draw:polyline>
        <draw:line draw:style-name="gr1" draw:text-style-name="P1" draw:layer="layout" svg:x1="44.767cm" svg:y1="10.16cm" svg:x2="45.243cm" svg:y2="10.16cm">
          <text:p/>
        </draw:line>
        <draw:line draw:style-name="gr1" draw:text-style-name="P1" draw:layer="layout" svg:x1="45.034cm" svg:y1="10.014cm" svg:x2="45.034cm" svg:y2="10.119cm">
          <text:p/>
        </draw:line>
        <draw:polyline draw:style-name="gr1" draw:text-style-name="P1" draw:layer="layout" svg:width="0.098cm" svg:height="0.111cm" svg:x="44.958cm" svg:y="9.954cm" svg:viewBox="0 0 99 112" draw:points="38,0 0,112 99,112">
          <text:p/>
        </draw:polyline>
        <draw:line draw:style-name="gr1" draw:text-style-name="P1" draw:layer="layout" svg:x1="44.767cm" svg:y1="10.795cm" svg:x2="45.243cm" svg:y2="10.795cm">
          <text:p/>
        </draw:line>
        <draw:polyline draw:style-name="gr1" draw:text-style-name="P1" draw:layer="layout" svg:width="0.092cm" svg:height="0.159cm" svg:x="44.958cm" svg:y="10.595cm" svg:viewBox="0 0 93 160" draw:points="83,0 10,0 0,77 10,70 22,61 61,61 77,70 83,77 93,93 93,131 83,144 77,153 61,160 22,160 10,153 0,144">
          <text:p/>
        </draw:polyline>
        <draw:line draw:style-name="gr1" draw:text-style-name="P1" draw:layer="layout" svg:x1="44.767cm" svg:y1="11.43cm" svg:x2="45.243cm" svg:y2="11.43cm">
          <text:p/>
        </draw:line>
        <draw:polyline draw:style-name="gr1" draw:text-style-name="P1" draw:layer="layout" svg:width="0.092cm" svg:height="0.159cm" svg:x="44.958cm" svg:y="11.23cm" svg:viewBox="0 0 93 160" draw:points="77,0 48,0 32,10 22,16 10,38 0,70 0,131 10,144 16,153 32,160 61,160 77,153 83,144 93,131 93,93 83,77 77,70 61,61 32,61 16,70 10,77 0,93">
          <text:p/>
        </draw:polyline>
        <draw:line draw:style-name="gr1" draw:text-style-name="P1" draw:layer="layout" svg:x1="44.767cm" svg:y1="12.065cm" svg:x2="45.243cm" svg:y2="12.065cm">
          <text:p/>
        </draw:line>
        <draw:polyline draw:style-name="gr1" draw:text-style-name="P1" draw:layer="layout" svg:width="0.105cm" svg:height="0.159cm" svg:x="44.952cm" svg:y="11.865cm" svg:viewBox="0 0 106 160" draw:points="0,0 106,0 38,160">
          <text:p/>
        </draw:polyline>
        <draw:line draw:style-name="gr1" draw:text-style-name="P1" draw:layer="layout" svg:x1="44.767cm" svg:y1="12.7cm" svg:x2="45.243cm" svg:y2="12.7cm">
          <text:p/>
        </draw:line>
        <draw:polyline draw:style-name="gr1" draw:text-style-name="P1" draw:layer="layout" svg:width="0.092cm" svg:height="0.159cm" svg:x="44.958cm" svg:y="12.5cm" svg:viewBox="0 0 93 160" draw:points="32,70 16,61 10,54 0,38 0,32 10,16 16,10 32,0 61,0 77,10 83,16 93,32 93,38 83,54 77,61 61,70 32,70 16,77 10,83 0,99 0,131 10,144 16,153 32,160 61,160 77,153 83,144 93,131 93,99 83,83 77,77 61,70">
          <text:p/>
        </draw:polyline>
        <draw:line draw:style-name="gr1" draw:text-style-name="P1" draw:layer="layout" svg:x1="44.767cm" svg:y1="8.572cm" svg:x2="45.243cm" svg:y2="8.572cm">
          <text:p/>
        </draw:line>
        <draw:polyline draw:style-name="gr1" draw:text-style-name="P1" draw:layer="layout" svg:width="0.092cm" svg:height="0.159cm" svg:x="44.958cm" svg:y="8.372cm" svg:viewBox="0 0 93 160" draw:points="16,160 48,160 61,153 71,144 83,121 93,93 93,32 83,16 77,10 61,0 32,0 16,10 10,16 0,32 0,70 10,83 16,93 32,99 61,99 77,93 83,83 93,70">
          <text:p/>
        </draw:polyline>
        <draw:line draw:style-name="gr1" draw:text-style-name="P1" draw:layer="layout" svg:x1="42.704cm" svg:y1="14.446cm" svg:x2="42.704cm" svg:y2="14.922cm">
          <text:p/>
        </draw:line>
        <draw:polyline draw:style-name="gr1" draw:text-style-name="P1" draw:layer="layout" svg:width="0.159cm" svg:height="0.092cm" svg:x="42.504cm" svg:y="14.719cm" svg:viewBox="0 0 160 93" draw:points="153,93 160,71 160,32 153,16 144,10 131,0 115,0 99,10 93,16 83,32 77,61 70,77 61,87 45,93 32,93 16,87 10,77 0,61 0,26 10,0">
          <text:p/>
        </draw:polyline>
        <draw:line draw:style-name="gr1" draw:text-style-name="P1" draw:layer="layout" svg:x1="42.663cm" svg:y1="14.653cm" svg:x2="42.504cm" svg:y2="14.653cm">
          <text:p/>
        </draw:line>
        <draw:line draw:style-name="gr1" draw:text-style-name="P1" draw:layer="layout" svg:x1="42.58cm" svg:y1="14.653cm" svg:x2="42.58cm" svg:y2="14.561cm">
          <text:p/>
        </draw:line>
        <draw:line draw:style-name="gr1" draw:text-style-name="P1" draw:layer="layout" svg:x1="42.663cm" svg:y1="14.561cm" svg:x2="42.504cm" svg:y2="14.561cm">
          <text:p/>
        </draw:line>
        <draw:polyline draw:style-name="gr7" draw:text-style-name="P4" draw:layer="layout" svg:width="0.073cm" svg:height="0.191cm" svg:x="43.678cm" svg:y="7.09cm" svg:viewBox="0 0 74 192" draw:points="74,0 74,137 64,163 45,182 16,192 0,192">
          <text:p/>
        </draw:polyline>
        <draw:polyline draw:style-name="gr7" draw:text-style-name="P4" draw:layer="layout" svg:width="0.121cm" svg:height="0.191cm" svg:x="43.821cm" svg:y="7.09cm" svg:viewBox="0 0 122 192" draw:points="10,16 19,10 38,0 83,0 102,10 112,16 122,35 122,54 112,80 0,192 122,192">
          <text:p/>
        </draw:polyline>
        <draw:polyline draw:style-name="gr7" draw:text-style-name="P4" draw:layer="layout" svg:width="0.127cm" svg:height="0.191cm" svg:x="42.907cm" svg:y="7.426cm" svg:viewBox="0 0 128 192" draw:points="0,0 128,0 45,192">
          <text:p/>
        </draw:polyline>
        <draw:line draw:style-name="gr7" draw:text-style-name="P4" draw:layer="layout" svg:x1="43.186cm" svg:y1="7.49cm" svg:x2="43.186cm" svg:y2="7.617cm">
          <text:p/>
        </draw:line>
        <draw:polyline draw:style-name="gr7" draw:text-style-name="P4" draw:layer="layout" svg:width="0.117cm" svg:height="0.137cm" svg:x="43.097cm" svg:y="7.417cm" svg:viewBox="0 0 118 138" draw:points="45,0 0,138 118,138">
          <text:p/>
        </draw:polyline>
        <draw:polyline draw:style-name="gr7" draw:text-style-name="P4" draw:layer="layout" svg:width="0.117cm" svg:height="0.191cm" svg:x="43.269cm" svg:y="7.426cm" svg:viewBox="0 0 118 192" draw:points="0,0 118,0 54,73 83,73 102,80 109,89 118,109 118,153 109,172 102,182 83,192 29,192 10,182 0,172">
          <text:p/>
        </draw:polyline>
        <draw:polyline draw:style-name="gr7" draw:text-style-name="P4" draw:layer="layout" svg:width="0.117cm" svg:height="0.191cm" svg:x="43.45cm" svg:y="7.426cm" svg:viewBox="0 0 118 192" draw:points="10,16 19,10 38,0 83,0 102,10 112,16 118,35 118,54 112,80 0,192 118,192">
          <text:p/>
        </draw:polyline>
        <draw:polygon draw:style-name="gr7" draw:text-style-name="P4" draw:layer="layout" svg:width="0.111cm" svg:height="0.191cm" svg:x="43.64cm" svg:y="7.426cm" svg:viewBox="0 0 112 192" draw:points="48,0 64,0 83,10 93,16 103,35 112,73 112,118 103,153 93,172 83,182 64,192 48,192 29,182 19,172 10,153 0,118 0,73 10,35 19,16 29,10">
          <text:p/>
        </draw:polygon>
        <draw:line draw:style-name="gr7" draw:text-style-name="P4" draw:layer="layout" svg:x1="43.831cm" svg:y1="7.544cm" svg:x2="43.977cm" svg:y2="7.544cm">
          <text:p/>
        </draw:line>
        <draw:polyline draw:style-name="gr7" draw:text-style-name="P4" draw:layer="layout" svg:width="0.108cm" svg:height="0.191cm" svg:x="44.059cm" svg:y="7.426cm" svg:viewBox="0 0 109 192" draw:points="16,192 54,192 74,182 80,172 99,144 109,109 109,35 99,16 90,10 74,0 35,0 16,10 10,16 0,35 0,80 10,99 16,109 35,118 74,118 90,109 99,99 109,80">
          <text:p/>
        </draw:polyline>
        <draw:polygon draw:style-name="gr7" draw:text-style-name="P4" draw:layer="layout" svg:width="0.108cm" svg:height="0.191cm" svg:x="44.24cm" svg:y="7.426cm" svg:viewBox="0 0 109 192" draw:points="45,0 64,0 83,10 90,16 99,35 109,73 109,118 99,153 90,172 83,182 64,192 45,192 26,182 19,172 10,153 0,118 0,73 10,35 19,16 26,10">
          <text:p/>
        </draw:polygon>
        <draw:polygon draw:style-name="gr7" draw:text-style-name="P4" draw:layer="layout" svg:width="0.108cm" svg:height="0.191cm" svg:x="44.421cm" svg:y="7.426cm" svg:viewBox="0 0 109 192" draw:points="45,0 64,0 83,10 93,16 99,35 109,73 109,118 99,153 93,172 83,182 64,192 45,192 29,182 19,172 10,153 0,118 0,73 10,35 19,16 29,10">
          <text:p/>
        </draw:polygon>
        <draw:line draw:style-name="gr7" draw:text-style-name="P4" draw:layer="layout" svg:x1="44.694cm" svg:y1="7.49cm" svg:x2="44.694cm" svg:y2="7.617cm">
          <text:p/>
        </draw:line>
        <draw:polyline draw:style-name="gr7" draw:text-style-name="P4" draw:layer="layout" svg:width="0.117cm" svg:height="0.137cm" svg:x="44.602cm" svg:y="7.417cm" svg:viewBox="0 0 118 138" draw:points="45,0 0,138 118,138">
          <text:p/>
        </draw:polyline>
        <draw:polygon draw:style-name="gr1" draw:text-style-name="P1" draw:layer="layout" svg:width="0.318cm" svg:height="0.318cm" svg:x="42.069cm" svg:y="9.366cm" svg:viewBox="0 0 319 319" draw:points="319,159 159,159 159,319 0,159 159,0 159,159">
          <text:p/>
        </draw:polygon>
        <draw:polyline draw:style-name="gr7" draw:text-style-name="P4" draw:layer="layout" svg:width="0.098cm" svg:height="0.159cm" svg:x="41.516cm" svg:y="9.458cm" svg:viewBox="0 0 99 160" draw:points="90,10 77,0 55,0 29,10 16,22 6,38 0,70 0,93 6,121 16,137 29,153 55,160 67,160 90,153 99,144 99,93 67,93">
          <text:p/>
        </draw:polyline>
        <draw:polyline draw:style-name="gr7" draw:text-style-name="P4" draw:layer="layout" svg:width="0.092cm" svg:height="0.159cm" svg:x="41.681cm" svg:y="9.458cm" svg:viewBox="0 0 93 160" draw:points="0,160 0,0 93,160 93,0">
          <text:p/>
        </draw:polyline>
        <draw:polygon draw:style-name="gr7" draw:text-style-name="P4" draw:layer="layout" svg:width="0.089cm" svg:height="0.159cm" svg:x="41.85cm" svg:y="9.458cm" svg:viewBox="0 0 90 160" draw:points="0,160 0,0 39,0 61,10 74,22 83,38 90,70 90,93 83,121 74,137 61,153 39,160">
          <text:p/>
        </draw:polygon>
        <draw:polygon draw:style-name="gr1" draw:text-style-name="P1" draw:layer="layout" svg:width="0.318cm" svg:height="0.318cm" svg:x="45.244cm" svg:y="9.366cm" svg:viewBox="0 0 319 319" draw:points="0,159 159,159 159,0 319,159 159,319 159,159">
          <text:p/>
        </draw:polygon>
        <draw:polyline draw:style-name="gr7" draw:text-style-name="P4" draw:layer="layout" svg:width="0.098cm" svg:height="0.159cm" svg:x="45.688cm" svg:y="9.411cm" svg:viewBox="0 0 99 160" draw:points="90,10 77,0 55,0 29,10 16,22 6,38 0,70 0,93 6,121 16,137 29,153 55,160 67,160 90,153 99,144 99,93 67,93">
          <text:p/>
        </draw:polyline>
        <draw:polyline draw:style-name="gr7" draw:text-style-name="P4" draw:layer="layout" svg:width="0.092cm" svg:height="0.159cm" svg:x="45.853cm" svg:y="9.411cm" svg:viewBox="0 0 93 160" draw:points="0,160 0,0 93,160 93,0">
          <text:p/>
        </draw:polyline>
        <draw:polygon draw:style-name="gr7" draw:text-style-name="P4" draw:layer="layout" svg:width="0.089cm" svg:height="0.159cm" svg:x="46.022cm" svg:y="9.411cm" svg:viewBox="0 0 90 160" draw:points="0,160 0,0 39,0 61,10 74,22 83,38 90,70 90,93 83,121 74,137 61,153 39,160">
          <text:p/>
        </draw:polygon>
        <draw:polygon draw:style-name="gr1" draw:text-style-name="P1" draw:layer="layout" svg:width="0.318cm" svg:height="0.318cm" svg:x="42.069cm" svg:y="10.001cm" svg:viewBox="0 0 319 319" draw:points="319,159 159,159 159,319 0,159 159,0 159,159">
          <text:p/>
        </draw:polygon>
        <draw:polyline draw:style-name="gr7" draw:text-style-name="P4" draw:layer="layout" svg:width="0.098cm" svg:height="0.159cm" svg:x="41.516cm" svg:y="10.093cm" svg:viewBox="0 0 99 160" draw:points="90,10 77,0 55,0 29,10 16,22 6,38 0,70 0,93 6,121 16,137 29,153 55,160 67,160 90,153 99,144 99,93 67,93">
          <text:p/>
        </draw:polyline>
        <draw:polyline draw:style-name="gr7" draw:text-style-name="P4" draw:layer="layout" svg:width="0.092cm" svg:height="0.159cm" svg:x="41.681cm" svg:y="10.093cm" svg:viewBox="0 0 93 160" draw:points="0,160 0,0 93,160 93,0">
          <text:p/>
        </draw:polyline>
        <draw:polygon draw:style-name="gr7" draw:text-style-name="P4" draw:layer="layout" svg:width="0.089cm" svg:height="0.159cm" svg:x="41.85cm" svg:y="10.093cm" svg:viewBox="0 0 90 160" draw:points="0,160 0,0 39,0 61,10 74,22 83,38 90,70 90,93 83,121 74,137 61,153 39,160">
          <text:p/>
        </draw:polygon>
        <draw:polygon draw:style-name="gr1" draw:text-style-name="P1" draw:layer="layout" svg:width="0.318cm" svg:height="0.318cm" svg:x="42.069cm" svg:y="10.636cm" svg:viewBox="0 0 319 319" draw:points="319,159 159,159 159,319 0,159 159,0 159,159">
          <text:p/>
        </draw:polygon>
        <draw:polyline draw:style-name="gr7" draw:text-style-name="P4" draw:layer="layout" svg:width="0.098cm" svg:height="0.159cm" svg:x="41.516cm" svg:y="10.728cm" svg:viewBox="0 0 99 160" draw:points="90,10 77,0 55,0 29,10 16,22 6,38 0,70 0,93 6,121 16,137 29,153 55,160 67,160 90,153 99,144 99,93 67,93">
          <text:p/>
        </draw:polyline>
        <draw:polyline draw:style-name="gr7" draw:text-style-name="P4" draw:layer="layout" svg:width="0.092cm" svg:height="0.159cm" svg:x="41.681cm" svg:y="10.728cm" svg:viewBox="0 0 93 160" draw:points="0,160 0,0 93,160 93,0">
          <text:p/>
        </draw:polyline>
        <draw:polygon draw:style-name="gr7" draw:text-style-name="P4" draw:layer="layout" svg:width="0.089cm" svg:height="0.159cm" svg:x="41.85cm" svg:y="10.728cm" svg:viewBox="0 0 90 160" draw:points="0,160 0,0 39,0 61,10 74,22 83,38 90,70 90,93 83,121 74,137 61,153 39,160">
          <text:p/>
        </draw:polygon>
        <draw:polygon draw:style-name="gr1" draw:text-style-name="P1" draw:layer="layout" svg:width="0.159cm" svg:height="0.095cm" svg:x="45.402cm" svg:y="11.652cm" svg:viewBox="0 0 160 96" draw:points="0,0 160,96">
          <text:p/>
        </draw:polygon>
        <draw:polygon draw:style-name="gr1" draw:text-style-name="P1" draw:layer="layout" svg:width="0.316cm" svg:height="0cm" svg:x="45.244cm" svg:y="11.747cm" svg:viewBox="0 0 317 0" draw:points="0,0 317,0">
          <text:p/>
        </draw:polygon>
        <draw:polygon draw:style-name="gr1" draw:text-style-name="P1" draw:layer="layout" svg:width="0.159cm" svg:height="0.095cm" svg:x="45.402cm" svg:y="11.747cm" svg:viewBox="0 0 160 96" draw:points="160,0 0,96">
          <text:p/>
        </draw:polygon>
        <draw:line draw:style-name="gr7" draw:text-style-name="P4" draw:layer="layout" svg:x1="45.793cm" svg:y1="11.999cm" svg:x2="45.793cm" svg:y2="11.878cm">
          <text:p/>
        </draw:line>
        <draw:line draw:style-name="gr7" draw:text-style-name="P4" draw:layer="layout" svg:x1="45.854cm" svg:y1="11.938cm" svg:x2="45.733cm" svg:y2="11.938cm">
          <text:p/>
        </draw:line>
        <draw:polyline draw:style-name="gr7" draw:text-style-name="P4" draw:layer="layout" svg:width="0.159cm" svg:height="0.089cm" svg:x="45.695cm" svg:y="11.719cm" svg:viewBox="0 0 160 90" draw:points="0,6 0,83 77,90 70,83 61,67 61,29 70,13 77,6 93,0 131,0 144,6 153,13 160,29 160,67 153,83 144,90">
          <text:p/>
        </draw:polyline>
        <draw:polyline draw:style-name="gr7" draw:text-style-name="P4" draw:layer="layout" svg:width="0.159cm" svg:height="0.105cm" svg:x="45.695cm" svg:y="11.567cm" svg:viewBox="0 0 160 106" draw:points="0,106 160,54 0,0">
          <text:p/>
        </draw:polyline>
        <draw:polygon draw:style-name="gr1" draw:text-style-name="P1" draw:layer="layout" svg:width="0.318cm" svg:height="0.318cm" svg:x="45.402cm" svg:y="12.382cm" svg:viewBox="0 0 319 319" draw:points="159,0 159,159 319,159 159,319 0,159 159,159">
          <text:p/>
        </draw:polygon>
        <draw:polyline draw:style-name="gr7" draw:text-style-name="P4" draw:layer="layout" svg:width="0.159cm" svg:height="0.098cm" svg:x="45.495cm" svg:y="13.151cm" svg:viewBox="0 0 160 99" draw:points="10,10 0,22 0,48 10,71 22,83 38,93 70,99 93,99 121,93 137,83 153,71 160,48 160,32 153,10 144,0 93,0 93,32">
          <text:p/>
        </draw:polyline>
        <draw:polyline draw:style-name="gr7" draw:text-style-name="P4" draw:layer="layout" svg:width="0.159cm" svg:height="0.092cm" svg:x="45.495cm" svg:y="12.992cm" svg:viewBox="0 0 160 93" draw:points="160,93 0,93 160,0 0,0">
          <text:p/>
        </draw:polyline>
        <draw:polygon draw:style-name="gr7" draw:text-style-name="P4" draw:layer="layout" svg:width="0.159cm" svg:height="0.089cm" svg:x="45.495cm" svg:y="12.827cm" svg:viewBox="0 0 160 90" draw:points="160,90 0,90 0,55 10,29 22,16 38,6 70,0 93,0 121,6 137,16 153,29 160,55">
          <text:p/>
        </draw:polygon>
        <draw:polygon draw:style-name="gr6" draw:text-style-name="P1" draw:layer="layout" svg:width="0.952cm" svg:height="0.952cm" svg:x="30.321cm" svg:y="5.556cm" svg:viewBox="0 0 953 953" draw:points="477,953 0,953 0,0 953,0 953,953">
          <text:p/>
        </draw:polygon>
        <draw:line draw:style-name="gr1" draw:text-style-name="P1" draw:layer="layout" svg:x1="30.321cm" svg:y1="6.35cm" svg:x2="30.004cm" svg:y2="6.35cm">
          <text:p/>
        </draw:line>
        <draw:polyline draw:style-name="gr7" draw:text-style-name="P4" draw:layer="layout" svg:width="0.06cm" svg:height="0.127cm" svg:x="30.486cm" svg:y="6.28cm" svg:viewBox="0 0 61 128" draw:points="61,128 0,128 0,0">
          <text:p/>
        </draw:polyline>
        <draw:line draw:style-name="gr7" draw:text-style-name="P4" draw:layer="layout" svg:x1="30.588cm" svg:y1="6.34cm" svg:x2="30.632cm" svg:y2="6.34cm">
          <text:p/>
        </draw:line>
        <draw:polyline draw:style-name="gr7" draw:text-style-name="P4" draw:layer="layout" svg:width="0.06cm" svg:height="0.127cm" svg:x="30.588cm" svg:y="6.28cm" svg:viewBox="0 0 61 128" draw:points="61,128 0,128 0,0 61,0">
          <text:p/>
        </draw:polyline>
        <draw:line draw:style-name="gr1" draw:text-style-name="P1" draw:layer="layout" svg:x1="30.197cm" svg:y1="6.312cm" svg:x2="30.124cm" svg:y2="6.312cm">
          <text:p/>
        </draw:line>
        <draw:polyline draw:style-name="gr1" draw:text-style-name="P1" draw:layer="layout" svg:width="0.038cm" svg:height="0.127cm" svg:x="30.124cm" svg:y="6.185cm" svg:viewBox="0 0 39 128" draw:points="39,128 39,0 26,16 13,29 0,35">
          <text:p/>
        </draw:polyline>
        <draw:line draw:style-name="gr1" draw:text-style-name="P1" draw:layer="layout" svg:x1="30.321cm" svg:y1="5.715cm" svg:x2="30.004cm" svg:y2="5.715cm">
          <text:p/>
        </draw:line>
        <draw:polygon draw:style-name="gr7" draw:text-style-name="P4" draw:layer="layout" svg:width="0.073cm" svg:height="0.127cm" svg:x="30.486cm" svg:y="5.645cm" svg:viewBox="0 0 74 128" draw:points="0,128 0,0 32,0 48,6 61,16 68,29 74,54 74,70 68,96 61,109 48,122 32,128">
          <text:p/>
        </draw:polygon>
        <draw:polyline draw:style-name="gr1" draw:text-style-name="P1" draw:layer="layout" svg:width="0.079cm" svg:height="0.127cm" svg:x="30.118cm" svg:y="5.55cm" svg:viewBox="0 0 80 128" draw:points="0,0 80,0 39,48 55,48 68,54 74,61 80,70 80,102 74,115 68,122 55,128 19,128 6,122 0,115">
          <text:p/>
        </draw:polyline>
        <draw:line draw:style-name="gr1" draw:text-style-name="P1" draw:layer="layout" svg:x1="31.274cm" svg:y1="5.715cm" svg:x2="31.591cm" svg:y2="5.715cm">
          <text:p/>
        </draw:line>
        <draw:polyline draw:style-name="gr7" draw:text-style-name="P4" draw:layer="layout" svg:width="0.067cm" svg:height="0.041cm" svg:x="31.051cm" svg:y="5.74cm" svg:viewBox="0 0 68 42" draw:points="68,42 55,39 42,26 23,7 13,0 0,0">
          <text:p/>
        </draw:polyline>
        <draw:polygon draw:style-name="gr7" draw:text-style-name="P4" draw:layer="layout" svg:width="0.086cm" svg:height="0.127cm" svg:x="31.026cm" svg:y="5.645cm" svg:viewBox="0 0 87 128" draw:points="32,128 19,122 6,109 0,83 0,42 6,16 19,6 32,0 55,0 67,6 80,16 87,42 87,83 80,109 67,122 55,128">
          <text:p/>
        </draw:polygon>
        <draw:line draw:style-name="gr1" draw:text-style-name="P1" draw:layer="layout" svg:x1="31.455cm" svg:y1="5.591cm" svg:x2="31.455cm" svg:y2="5.677cm">
          <text:p/>
        </draw:line>
        <draw:polyline draw:style-name="gr1" draw:text-style-name="P1" draw:layer="layout" svg:width="0.079cm" svg:height="0.089cm" svg:x="31.394cm" svg:y="5.544cm" svg:viewBox="0 0 80 90" draw:points="32,0 0,90 80,90">
          <text:p/>
        </draw:polyline>
        <draw:line draw:style-name="gr1" draw:text-style-name="P1" draw:layer="layout" svg:x1="31.274cm" svg:y1="6.35cm" svg:x2="31.591cm" svg:y2="6.35cm">
          <text:p/>
        </draw:line>
        <draw:line draw:style-name="gr7" draw:text-style-name="P4" draw:layer="layout" svg:x1="30.886cm" svg:y1="6.239cm" svg:x2="31.019cm" svg:y2="6.239cm">
          <text:p/>
        </draw:line>
        <draw:polygon draw:style-name="gr7" draw:text-style-name="P4" draw:layer="layout" svg:width="0.086cm" svg:height="0.127cm" svg:x="30.912cm" svg:y="6.28cm" svg:viewBox="0 0 87 128" draw:points="32,0 55,0 67,6 80,16 87,42 87,83 80,109 67,122 55,128 32,128 19,122 6,109 0,83 0,42 6,16 19,6">
          <text:p/>
        </draw:polygon>
        <draw:line draw:style-name="gr7" draw:text-style-name="P4" draw:layer="layout" svg:x1="31.02cm" svg:y1="6.239cm" svg:x2="31.137cm" svg:y2="6.239cm">
          <text:p/>
        </draw:line>
        <draw:line draw:style-name="gr7" draw:text-style-name="P4" draw:layer="layout" svg:x1="31.051cm" svg:y1="6.34cm" svg:x2="31.092cm" svg:y2="6.34cm">
          <text:p/>
        </draw:line>
        <draw:polyline draw:style-name="gr7" draw:text-style-name="P4" draw:layer="layout" svg:width="0.06cm" svg:height="0.127cm" svg:x="31.051cm" svg:y="6.28cm" svg:viewBox="0 0 61 128" draw:points="61,128 0,128 0,0 61,0">
          <text:p/>
        </draw:polyline>
        <draw:polyline draw:style-name="gr1" draw:text-style-name="P1" draw:layer="layout" svg:width="0.073cm" svg:height="0.127cm" svg:x="31.394cm" svg:y="6.185cm" svg:viewBox="0 0 74 128" draw:points="61,0 39,0 26,6 19,10 6,29 0,54 0,102 6,115 13,122 26,128 48,128 61,122 68,115 74,102 74,70 68,61 61,54 48,48 26,48 13,54 6,61 0,70">
          <text:p/>
        </draw:polyline>
        <draw:polyline draw:style-name="gr7" draw:text-style-name="P4" draw:layer="layout" svg:width="0.089cm" svg:height="0.159cm" svg:x="30.601cm" svg:y="4.943cm" svg:viewBox="0 0 90 160" draw:points="0,0 0,131 6,144 13,153 29,160 61,160 74,153 83,144 90,131 90,0">
          <text:p/>
        </draw:polyline>
        <draw:polyline draw:style-name="gr7" draw:text-style-name="P4" draw:layer="layout" svg:width="0.098cm" svg:height="0.159cm" svg:x="30.75cm" svg:y="4.943cm" svg:viewBox="0 0 99 160" draw:points="10,16 16,10 32,0 71,0 83,10 93,16 99,32 99,45 93,70 0,160 99,160">
          <text:p/>
        </draw:polyline>
        <draw:polyline draw:style-name="gr7" draw:text-style-name="P4" draw:layer="layout" svg:width="0.098cm" svg:height="0.159cm" svg:x="30.902cm" svg:y="4.943cm" svg:viewBox="0 0 99 160" draw:points="0,0 99,0 45,61 67,61 83,70 90,77 99,93 99,131 90,144 83,153 67,160 22,160 6,153 0,144">
          <text:p/>
        </draw:polyline>
        <draw:polyline draw:style-name="gr7" draw:text-style-name="P4" draw:layer="layout" svg:width="0.105cm" svg:height="0.159cm" svg:x="30.074cm" svg:y="5.232cm" svg:viewBox="0 0 106 160" draw:points="0,0 106,0 38,160">
          <text:p/>
        </draw:polyline>
        <draw:line draw:style-name="gr7" draw:text-style-name="P4" draw:layer="layout" svg:x1="30.309cm" svg:y1="5.286cm" svg:x2="30.309cm" svg:y2="5.391cm">
          <text:p/>
        </draw:line>
        <draw:polyline draw:style-name="gr7" draw:text-style-name="P4" draw:layer="layout" svg:width="0.098cm" svg:height="0.111cm" svg:x="30.232cm" svg:y="5.226cm" svg:viewBox="0 0 99 112" draw:points="38,0 0,112 99,112">
          <text:p/>
        </draw:polyline>
        <draw:polyline draw:style-name="gr7" draw:text-style-name="P4" draw:layer="layout" svg:width="0.076cm" svg:height="0.159cm" svg:x="30.391cm" svg:y="5.232cm" svg:viewBox="0 0 77 160" draw:points="77,160 0,160 0,0">
          <text:p/>
        </draw:polyline>
        <draw:polyline draw:style-name="gr7" draw:text-style-name="P4" draw:layer="layout" svg:width="0.108cm" svg:height="0.159cm" svg:x="30.496cm" svg:y="5.232cm" svg:viewBox="0 0 109 160" draw:points="0,0 54,160 109,0">
          <text:p/>
        </draw:polyline>
        <draw:polyline draw:style-name="gr7" draw:text-style-name="P4" draw:layer="layout" svg:width="0.098cm" svg:height="0.159cm" svg:x="30.648cm" svg:y="5.232cm" svg:viewBox="0 0 99 160" draw:points="99,144 93,153 71,160 55,160 32,153 16,137 6,121 0,93 0,70 6,38 16,22 32,10 55,0 71,0 93,10 99,16">
          <text:p/>
        </draw:polyline>
        <draw:line draw:style-name="gr7" draw:text-style-name="P4" draw:layer="layout" svg:x1="30.899cm" svg:y1="5.391cm" svg:x2="30.807cm" svg:y2="5.391cm">
          <text:p/>
        </draw:line>
        <draw:polyline draw:style-name="gr7" draw:text-style-name="P4" draw:layer="layout" svg:width="0.044cm" svg:height="0.159cm" svg:x="30.807cm" svg:y="5.232cm" svg:viewBox="0 0 45 160" draw:points="45,160 45,0 32,22 16,38 0,45">
          <text:p/>
        </draw:polyline>
        <draw:polyline draw:style-name="gr7" draw:text-style-name="P4" draw:layer="layout" svg:width="0.098cm" svg:height="0.159cm" svg:x="30.959cm" svg:y="5.232cm" svg:viewBox="0 0 99 160" draw:points="90,10 77,0 51,0 29,10 13,22 6,38 0,70 0,93 6,121 13,137 29,153 51,160 67,160 90,153 99,144 99,93 67,93">
          <text:p/>
        </draw:polyline>
        <draw:polyline draw:style-name="gr7" draw:text-style-name="P4" draw:layer="layout" svg:width="0.098cm" svg:height="0.159cm" svg:x="31.109cm" svg:y="5.232cm" svg:viewBox="0 0 99 160" draw:points="0,0 99,0 48,61 71,61 87,70 93,77 99,93 99,131 93,144 87,153 71,160 22,160 10,153 0,144">
          <text:p/>
        </draw:polyline>
        <draw:polyline draw:style-name="gr7" draw:text-style-name="P4" draw:layer="layout" svg:width="0.105cm" svg:height="0.159cm" svg:x="31.261cm" svg:y="5.232cm" svg:viewBox="0 0 106 160" draw:points="0,0 106,0 38,160">
          <text:p/>
        </draw:polyline>
        <draw:polyline draw:style-name="gr7" draw:text-style-name="P4" draw:layer="layout" svg:width="0.098cm" svg:height="0.159cm" svg:x="31.413cm" svg:y="5.232cm" svg:viewBox="0 0 99 160" draw:points="0,0 99,0 45,61 67,61 83,70 90,77 99,93 99,131 90,144 83,153 67,160 22,160 6,153 0,144">
          <text:p/>
        </draw:polyline>
        <draw:polygon draw:style-name="gr6" draw:text-style-name="P1" draw:layer="layout" svg:width="0.952cm" svg:height="0.952cm" svg:x="30.321cm" svg:y="6.667cm" svg:viewBox="0 0 953 953" draw:points="477,953 0,953 0,0 953,0 953,953">
          <text:p/>
        </draw:polygon>
        <draw:line draw:style-name="gr1" draw:text-style-name="P1" draw:layer="layout" svg:x1="30.321cm" svg:y1="7.461cm" svg:x2="30.004cm" svg:y2="7.461cm">
          <text:p/>
        </draw:line>
        <draw:polyline draw:style-name="gr7" draw:text-style-name="P4" draw:layer="layout" svg:width="0.06cm" svg:height="0.127cm" svg:x="30.486cm" svg:y="7.391cm" svg:viewBox="0 0 61 128" draw:points="61,128 0,128 0,0">
          <text:p/>
        </draw:polyline>
        <draw:line draw:style-name="gr7" draw:text-style-name="P4" draw:layer="layout" svg:x1="30.588cm" svg:y1="7.452cm" svg:x2="30.632cm" svg:y2="7.452cm">
          <text:p/>
        </draw:line>
        <draw:polyline draw:style-name="gr7" draw:text-style-name="P4" draw:layer="layout" svg:width="0.06cm" svg:height="0.127cm" svg:x="30.588cm" svg:y="7.391cm" svg:viewBox="0 0 61 128" draw:points="61,128 0,128 0,0 61,0">
          <text:p/>
        </draw:polyline>
        <draw:line draw:style-name="gr1" draw:text-style-name="P1" draw:layer="layout" svg:x1="30.197cm" svg:y1="7.423cm" svg:x2="30.124cm" svg:y2="7.423cm">
          <text:p/>
        </draw:line>
        <draw:polyline draw:style-name="gr1" draw:text-style-name="P1" draw:layer="layout" svg:width="0.038cm" svg:height="0.127cm" svg:x="30.124cm" svg:y="7.296cm" svg:viewBox="0 0 39 128" draw:points="39,128 39,0 26,16 13,29 0,35">
          <text:p/>
        </draw:polyline>
        <draw:line draw:style-name="gr1" draw:text-style-name="P1" draw:layer="layout" svg:x1="30.321cm" svg:y1="6.826cm" svg:x2="30.004cm" svg:y2="6.826cm">
          <text:p/>
        </draw:line>
        <draw:polygon draw:style-name="gr7" draw:text-style-name="P4" draw:layer="layout" svg:width="0.073cm" svg:height="0.127cm" svg:x="30.486cm" svg:y="6.756cm" svg:viewBox="0 0 74 128" draw:points="0,128 0,0 32,0 48,6 61,16 68,29 74,54 74,70 68,96 61,109 48,122 32,128">
          <text:p/>
        </draw:polygon>
        <draw:polyline draw:style-name="gr1" draw:text-style-name="P1" draw:layer="layout" svg:width="0.079cm" svg:height="0.127cm" svg:x="30.118cm" svg:y="6.661cm" svg:viewBox="0 0 80 128" draw:points="0,0 80,0 39,48 55,48 68,54 74,61 80,70 80,102 74,115 68,122 55,128 19,128 6,122 0,115">
          <text:p/>
        </draw:polyline>
        <draw:line draw:style-name="gr1" draw:text-style-name="P1" draw:layer="layout" svg:x1="31.274cm" svg:y1="6.826cm" svg:x2="31.591cm" svg:y2="6.826cm">
          <text:p/>
        </draw:line>
        <draw:polyline draw:style-name="gr7" draw:text-style-name="P4" draw:layer="layout" svg:width="0.067cm" svg:height="0.041cm" svg:x="31.051cm" svg:y="6.852cm" svg:viewBox="0 0 68 42" draw:points="68,42 55,39 42,26 23,7 13,0 0,0">
          <text:p/>
        </draw:polyline>
        <draw:polygon draw:style-name="gr7" draw:text-style-name="P4" draw:layer="layout" svg:width="0.086cm" svg:height="0.127cm" svg:x="31.026cm" svg:y="6.756cm" svg:viewBox="0 0 87 128" draw:points="32,128 19,122 6,109 0,83 0,42 6,16 19,6 32,0 55,0 67,6 80,16 87,42 87,83 80,109 67,122 55,128">
          <text:p/>
        </draw:polygon>
        <draw:line draw:style-name="gr1" draw:text-style-name="P1" draw:layer="layout" svg:x1="31.455cm" svg:y1="6.702cm" svg:x2="31.455cm" svg:y2="6.788cm">
          <text:p/>
        </draw:line>
        <draw:polyline draw:style-name="gr1" draw:text-style-name="P1" draw:layer="layout" svg:width="0.079cm" svg:height="0.089cm" svg:x="31.394cm" svg:y="6.655cm" svg:viewBox="0 0 80 90" draw:points="32,0 0,90 80,90">
          <text:p/>
        </draw:polyline>
        <draw:line draw:style-name="gr1" draw:text-style-name="P1" draw:layer="layout" svg:x1="31.274cm" svg:y1="7.461cm" svg:x2="31.591cm" svg:y2="7.461cm">
          <text:p/>
        </draw:line>
        <draw:line draw:style-name="gr7" draw:text-style-name="P4" draw:layer="layout" svg:x1="30.886cm" svg:y1="7.35cm" svg:x2="31.019cm" svg:y2="7.35cm">
          <text:p/>
        </draw:line>
        <draw:polygon draw:style-name="gr7" draw:text-style-name="P4" draw:layer="layout" svg:width="0.086cm" svg:height="0.127cm" svg:x="30.912cm" svg:y="7.391cm" svg:viewBox="0 0 87 128" draw:points="32,0 55,0 67,6 80,16 87,42 87,83 80,109 67,122 55,128 32,128 19,122 6,109 0,83 0,42 6,16 19,6">
          <text:p/>
        </draw:polygon>
        <draw:line draw:style-name="gr7" draw:text-style-name="P4" draw:layer="layout" svg:x1="31.02cm" svg:y1="7.35cm" svg:x2="31.137cm" svg:y2="7.35cm">
          <text:p/>
        </draw:line>
        <draw:line draw:style-name="gr7" draw:text-style-name="P4" draw:layer="layout" svg:x1="31.051cm" svg:y1="7.452cm" svg:x2="31.092cm" svg:y2="7.452cm">
          <text:p/>
        </draw:line>
        <draw:polyline draw:style-name="gr7" draw:text-style-name="P4" draw:layer="layout" svg:width="0.06cm" svg:height="0.127cm" svg:x="31.051cm" svg:y="7.391cm" svg:viewBox="0 0 61 128" draw:points="61,128 0,128 0,0 61,0">
          <text:p/>
        </draw:polyline>
        <draw:polyline draw:style-name="gr1" draw:text-style-name="P1" draw:layer="layout" svg:width="0.073cm" svg:height="0.127cm" svg:x="31.394cm" svg:y="7.296cm" svg:viewBox="0 0 74 128" draw:points="61,0 39,0 26,6 19,10 6,29 0,54 0,102 6,115 13,122 26,128 48,128 61,122 68,115 74,102 74,70 68,61 61,54 48,48 26,48 13,54 6,61 0,70">
          <text:p/>
        </draw:polyline>
        <draw:polyline draw:style-name="gr7" draw:text-style-name="P4" draw:layer="layout" svg:width="0.089cm" svg:height="0.159cm" svg:x="30.601cm" svg:y="6.055cm" svg:viewBox="0 0 90 160" draw:points="0,0 0,131 6,144 13,153 29,160 61,160 74,153 83,144 90,131 90,0">
          <text:p/>
        </draw:polyline>
        <draw:polyline draw:style-name="gr7" draw:text-style-name="P4" draw:layer="layout" svg:width="0.098cm" svg:height="0.159cm" svg:x="30.75cm" svg:y="6.055cm" svg:viewBox="0 0 99 160" draw:points="10,16 16,10 32,0 71,0 83,10 93,16 99,32 99,45 93,70 0,160 99,160">
          <text:p/>
        </draw:polyline>
        <draw:line draw:style-name="gr7" draw:text-style-name="P4" draw:layer="layout" svg:x1="30.985cm" svg:y1="6.109cm" svg:x2="30.985cm" svg:y2="6.214cm">
          <text:p/>
        </draw:line>
        <draw:polyline draw:style-name="gr7" draw:text-style-name="P4" draw:layer="layout" svg:width="0.098cm" svg:height="0.111cm" svg:x="30.909cm" svg:y="6.048cm" svg:viewBox="0 0 99 112" draw:points="38,0 0,112 99,112">
          <text:p/>
        </draw:polyline>
        <draw:polyline draw:style-name="gr7" draw:text-style-name="P4" draw:layer="layout" svg:width="0.105cm" svg:height="0.159cm" svg:x="30.074cm" svg:y="6.344cm" svg:viewBox="0 0 106 160" draw:points="0,0 106,0 38,160">
          <text:p/>
        </draw:polyline>
        <draw:line draw:style-name="gr7" draw:text-style-name="P4" draw:layer="layout" svg:x1="30.309cm" svg:y1="6.398cm" svg:x2="30.309cm" svg:y2="6.503cm">
          <text:p/>
        </draw:line>
        <draw:polyline draw:style-name="gr7" draw:text-style-name="P4" draw:layer="layout" svg:width="0.098cm" svg:height="0.111cm" svg:x="30.232cm" svg:y="6.337cm" svg:viewBox="0 0 99 112" draw:points="38,0 0,112 99,112">
          <text:p/>
        </draw:polyline>
        <draw:polyline draw:style-name="gr7" draw:text-style-name="P4" draw:layer="layout" svg:width="0.076cm" svg:height="0.159cm" svg:x="30.391cm" svg:y="6.344cm" svg:viewBox="0 0 77 160" draw:points="77,160 0,160 0,0">
          <text:p/>
        </draw:polyline>
        <draw:polyline draw:style-name="gr7" draw:text-style-name="P4" draw:layer="layout" svg:width="0.108cm" svg:height="0.159cm" svg:x="30.496cm" svg:y="6.344cm" svg:viewBox="0 0 109 160" draw:points="0,0 54,160 109,0">
          <text:p/>
        </draw:polyline>
        <draw:polyline draw:style-name="gr7" draw:text-style-name="P4" draw:layer="layout" svg:width="0.098cm" svg:height="0.159cm" svg:x="30.648cm" svg:y="6.344cm" svg:viewBox="0 0 99 160" draw:points="99,144 93,153 71,160 55,160 32,153 16,137 6,121 0,93 0,70 6,38 16,22 32,10 55,0 71,0 93,10 99,16">
          <text:p/>
        </draw:polyline>
        <draw:line draw:style-name="gr7" draw:text-style-name="P4" draw:layer="layout" svg:x1="30.899cm" svg:y1="6.502cm" svg:x2="30.807cm" svg:y2="6.502cm">
          <text:p/>
        </draw:line>
        <draw:polyline draw:style-name="gr7" draw:text-style-name="P4" draw:layer="layout" svg:width="0.044cm" svg:height="0.159cm" svg:x="30.807cm" svg:y="6.344cm" svg:viewBox="0 0 45 160" draw:points="45,160 45,0 32,22 16,38 0,45">
          <text:p/>
        </draw:polyline>
        <draw:polyline draw:style-name="gr7" draw:text-style-name="P4" draw:layer="layout" svg:width="0.098cm" svg:height="0.159cm" svg:x="30.959cm" svg:y="6.344cm" svg:viewBox="0 0 99 160" draw:points="90,10 77,0 51,0 29,10 13,22 6,38 0,70 0,93 6,121 13,137 29,153 51,160 67,160 90,153 99,144 99,93 67,93">
          <text:p/>
        </draw:polyline>
        <draw:polyline draw:style-name="gr7" draw:text-style-name="P4" draw:layer="layout" svg:width="0.098cm" svg:height="0.159cm" svg:x="31.109cm" svg:y="6.344cm" svg:viewBox="0 0 99 160" draw:points="0,0 99,0 48,61 71,61 87,70 93,77 99,93 99,131 93,144 87,153 71,160 22,160 10,153 0,144">
          <text:p/>
        </draw:polyline>
        <draw:polyline draw:style-name="gr7" draw:text-style-name="P4" draw:layer="layout" svg:width="0.105cm" svg:height="0.159cm" svg:x="31.261cm" svg:y="6.344cm" svg:viewBox="0 0 106 160" draw:points="0,0 106,0 38,160">
          <text:p/>
        </draw:polyline>
        <draw:polyline draw:style-name="gr7" draw:text-style-name="P4" draw:layer="layout" svg:width="0.098cm" svg:height="0.159cm" svg:x="31.413cm" svg:y="6.344cm" svg:viewBox="0 0 99 160" draw:points="0,0 99,0 45,61 67,61 83,70 90,77 99,93 99,131 90,144 83,153 67,160 22,160 6,153 0,144">
          <text:p/>
        </draw:polyline>
        <draw:polygon draw:style-name="gr6" draw:text-style-name="P1" draw:layer="layout" svg:width="0.952cm" svg:height="0.952cm" svg:x="30.321cm" svg:y="7.779cm" svg:viewBox="0 0 953 953" draw:points="477,953 0,953 0,0 953,0 953,953">
          <text:p/>
        </draw:polygon>
        <draw:line draw:style-name="gr1" draw:text-style-name="P1" draw:layer="layout" svg:x1="30.321cm" svg:y1="8.572cm" svg:x2="30.004cm" svg:y2="8.572cm">
          <text:p/>
        </draw:line>
        <draw:polyline draw:style-name="gr7" draw:text-style-name="P4" draw:layer="layout" svg:width="0.06cm" svg:height="0.127cm" svg:x="30.486cm" svg:y="8.503cm" svg:viewBox="0 0 61 128" draw:points="61,128 0,128 0,0">
          <text:p/>
        </draw:polyline>
        <draw:line draw:style-name="gr7" draw:text-style-name="P4" draw:layer="layout" svg:x1="30.588cm" svg:y1="8.563cm" svg:x2="30.632cm" svg:y2="8.563cm">
          <text:p/>
        </draw:line>
        <draw:polyline draw:style-name="gr7" draw:text-style-name="P4" draw:layer="layout" svg:width="0.06cm" svg:height="0.127cm" svg:x="30.588cm" svg:y="8.503cm" svg:viewBox="0 0 61 128" draw:points="61,128 0,128 0,0 61,0">
          <text:p/>
        </draw:polyline>
        <draw:line draw:style-name="gr1" draw:text-style-name="P1" draw:layer="layout" svg:x1="30.197cm" svg:y1="8.534cm" svg:x2="30.124cm" svg:y2="8.534cm">
          <text:p/>
        </draw:line>
        <draw:polyline draw:style-name="gr1" draw:text-style-name="P1" draw:layer="layout" svg:width="0.038cm" svg:height="0.127cm" svg:x="30.124cm" svg:y="8.407cm" svg:viewBox="0 0 39 128" draw:points="39,128 39,0 26,16 13,29 0,35">
          <text:p/>
        </draw:polyline>
        <draw:line draw:style-name="gr1" draw:text-style-name="P1" draw:layer="layout" svg:x1="30.321cm" svg:y1="7.937cm" svg:x2="30.004cm" svg:y2="7.937cm">
          <text:p/>
        </draw:line>
        <draw:polygon draw:style-name="gr7" draw:text-style-name="P4" draw:layer="layout" svg:width="0.073cm" svg:height="0.127cm" svg:x="30.486cm" svg:y="7.868cm" svg:viewBox="0 0 74 128" draw:points="0,128 0,0 32,0 48,6 61,16 68,29 74,54 74,70 68,96 61,109 48,122 32,128">
          <text:p/>
        </draw:polygon>
        <draw:polyline draw:style-name="gr1" draw:text-style-name="P1" draw:layer="layout" svg:width="0.079cm" svg:height="0.127cm" svg:x="30.118cm" svg:y="7.772cm" svg:viewBox="0 0 80 128" draw:points="0,0 80,0 39,48 55,48 68,54 74,61 80,70 80,102 74,115 68,122 55,128 19,128 6,122 0,115">
          <text:p/>
        </draw:polyline>
        <draw:line draw:style-name="gr1" draw:text-style-name="P1" draw:layer="layout" svg:x1="31.274cm" svg:y1="7.937cm" svg:x2="31.591cm" svg:y2="7.937cm">
          <text:p/>
        </draw:line>
        <draw:polyline draw:style-name="gr7" draw:text-style-name="P4" draw:layer="layout" svg:width="0.067cm" svg:height="0.041cm" svg:x="31.051cm" svg:y="7.963cm" svg:viewBox="0 0 68 42" draw:points="68,42 55,39 42,26 23,7 13,0 0,0">
          <text:p/>
        </draw:polyline>
        <draw:polygon draw:style-name="gr7" draw:text-style-name="P4" draw:layer="layout" svg:width="0.086cm" svg:height="0.127cm" svg:x="31.026cm" svg:y="7.868cm" svg:viewBox="0 0 87 128" draw:points="32,128 19,122 6,109 0,83 0,42 6,16 19,6 32,0 55,0 67,6 80,16 87,42 87,83 80,109 67,122 55,128">
          <text:p/>
        </draw:polygon>
        <draw:line draw:style-name="gr1" draw:text-style-name="P1" draw:layer="layout" svg:x1="31.455cm" svg:y1="7.814cm" svg:x2="31.455cm" svg:y2="7.9cm">
          <text:p/>
        </draw:line>
        <draw:polyline draw:style-name="gr1" draw:text-style-name="P1" draw:layer="layout" svg:width="0.079cm" svg:height="0.089cm" svg:x="31.394cm" svg:y="7.766cm" svg:viewBox="0 0 80 90" draw:points="32,0 0,90 80,90">
          <text:p/>
        </draw:polyline>
        <draw:line draw:style-name="gr1" draw:text-style-name="P1" draw:layer="layout" svg:x1="31.274cm" svg:y1="8.572cm" svg:x2="31.591cm" svg:y2="8.572cm">
          <text:p/>
        </draw:line>
        <draw:line draw:style-name="gr7" draw:text-style-name="P4" draw:layer="layout" svg:x1="30.886cm" svg:y1="8.461cm" svg:x2="31.019cm" svg:y2="8.461cm">
          <text:p/>
        </draw:line>
        <draw:polygon draw:style-name="gr7" draw:text-style-name="P4" draw:layer="layout" svg:width="0.086cm" svg:height="0.127cm" svg:x="30.912cm" svg:y="8.503cm" svg:viewBox="0 0 87 128" draw:points="32,0 55,0 67,6 80,16 87,42 87,83 80,109 67,122 55,128 32,128 19,122 6,109 0,83 0,42 6,16 19,6">
          <text:p/>
        </draw:polygon>
        <draw:line draw:style-name="gr7" draw:text-style-name="P4" draw:layer="layout" svg:x1="31.02cm" svg:y1="8.461cm" svg:x2="31.137cm" svg:y2="8.461cm">
          <text:p/>
        </draw:line>
        <draw:line draw:style-name="gr7" draw:text-style-name="P4" draw:layer="layout" svg:x1="31.051cm" svg:y1="8.563cm" svg:x2="31.092cm" svg:y2="8.563cm">
          <text:p/>
        </draw:line>
        <draw:polyline draw:style-name="gr7" draw:text-style-name="P4" draw:layer="layout" svg:width="0.06cm" svg:height="0.127cm" svg:x="31.051cm" svg:y="8.503cm" svg:viewBox="0 0 61 128" draw:points="61,128 0,128 0,0 61,0">
          <text:p/>
        </draw:polyline>
        <draw:polyline draw:style-name="gr1" draw:text-style-name="P1" draw:layer="layout" svg:width="0.073cm" svg:height="0.127cm" svg:x="31.394cm" svg:y="8.407cm" svg:viewBox="0 0 74 128" draw:points="61,0 39,0 26,6 19,10 6,29 0,54 0,102 6,115 13,122 26,128 48,128 61,122 68,115 74,102 74,70 68,61 61,54 48,48 26,48 13,54 6,61 0,70">
          <text:p/>
        </draw:polyline>
        <draw:polyline draw:style-name="gr7" draw:text-style-name="P4" draw:layer="layout" svg:width="0.089cm" svg:height="0.159cm" svg:x="30.601cm" svg:y="7.166cm" svg:viewBox="0 0 90 160" draw:points="0,0 0,131 6,144 13,153 29,160 61,160 74,153 83,144 90,131 90,0">
          <text:p/>
        </draw:polyline>
        <draw:polyline draw:style-name="gr7" draw:text-style-name="P4" draw:layer="layout" svg:width="0.098cm" svg:height="0.159cm" svg:x="30.75cm" svg:y="7.166cm" svg:viewBox="0 0 99 160" draw:points="10,16 16,10 32,0 71,0 83,10 93,16 99,32 99,45 93,70 0,160 99,160">
          <text:p/>
        </draw:polyline>
        <draw:polyline draw:style-name="gr7" draw:text-style-name="P4" draw:layer="layout" svg:width="0.092cm" svg:height="0.159cm" svg:x="30.909cm" svg:y="7.166cm" svg:viewBox="0 0 93 160" draw:points="83,0 10,0 0,77 10,70 22,61 61,61 77,70 83,77 93,93 93,131 83,144 77,153 61,160 22,160 10,153 0,144">
          <text:p/>
        </draw:polyline>
        <draw:polyline draw:style-name="gr7" draw:text-style-name="P4" draw:layer="layout" svg:width="0.105cm" svg:height="0.159cm" svg:x="30.074cm" svg:y="7.455cm" svg:viewBox="0 0 106 160" draw:points="0,0 106,0 38,160">
          <text:p/>
        </draw:polyline>
        <draw:line draw:style-name="gr7" draw:text-style-name="P4" draw:layer="layout" svg:x1="30.309cm" svg:y1="7.509cm" svg:x2="30.309cm" svg:y2="7.614cm">
          <text:p/>
        </draw:line>
        <draw:polyline draw:style-name="gr7" draw:text-style-name="P4" draw:layer="layout" svg:width="0.098cm" svg:height="0.111cm" svg:x="30.232cm" svg:y="7.449cm" svg:viewBox="0 0 99 112" draw:points="38,0 0,112 99,112">
          <text:p/>
        </draw:polyline>
        <draw:polyline draw:style-name="gr7" draw:text-style-name="P4" draw:layer="layout" svg:width="0.076cm" svg:height="0.159cm" svg:x="30.391cm" svg:y="7.455cm" svg:viewBox="0 0 77 160" draw:points="77,160 0,160 0,0">
          <text:p/>
        </draw:polyline>
        <draw:polyline draw:style-name="gr7" draw:text-style-name="P4" draw:layer="layout" svg:width="0.108cm" svg:height="0.159cm" svg:x="30.496cm" svg:y="7.455cm" svg:viewBox="0 0 109 160" draw:points="0,0 54,160 109,0">
          <text:p/>
        </draw:polyline>
        <draw:polyline draw:style-name="gr7" draw:text-style-name="P4" draw:layer="layout" svg:width="0.098cm" svg:height="0.159cm" svg:x="30.648cm" svg:y="7.455cm" svg:viewBox="0 0 99 160" draw:points="99,144 93,153 71,160 55,160 32,153 16,137 6,121 0,93 0,70 6,38 16,22 32,10 55,0 71,0 93,10 99,16">
          <text:p/>
        </draw:polyline>
        <draw:line draw:style-name="gr7" draw:text-style-name="P4" draw:layer="layout" svg:x1="30.899cm" svg:y1="7.614cm" svg:x2="30.807cm" svg:y2="7.614cm">
          <text:p/>
        </draw:line>
        <draw:polyline draw:style-name="gr7" draw:text-style-name="P4" draw:layer="layout" svg:width="0.044cm" svg:height="0.159cm" svg:x="30.807cm" svg:y="7.455cm" svg:viewBox="0 0 45 160" draw:points="45,160 45,0 32,22 16,38 0,45">
          <text:p/>
        </draw:polyline>
        <draw:polyline draw:style-name="gr7" draw:text-style-name="P4" draw:layer="layout" svg:width="0.098cm" svg:height="0.159cm" svg:x="30.959cm" svg:y="7.455cm" svg:viewBox="0 0 99 160" draw:points="90,10 77,0 51,0 29,10 13,22 6,38 0,70 0,93 6,121 13,137 29,153 51,160 67,160 90,153 99,144 99,93 67,93">
          <text:p/>
        </draw:polyline>
        <draw:polyline draw:style-name="gr7" draw:text-style-name="P4" draw:layer="layout" svg:width="0.098cm" svg:height="0.159cm" svg:x="31.109cm" svg:y="7.455cm" svg:viewBox="0 0 99 160" draw:points="0,0 99,0 48,61 71,61 87,70 93,77 99,93 99,131 93,144 87,153 71,160 22,160 10,153 0,144">
          <text:p/>
        </draw:polyline>
        <draw:polyline draw:style-name="gr7" draw:text-style-name="P4" draw:layer="layout" svg:width="0.105cm" svg:height="0.159cm" svg:x="31.261cm" svg:y="7.455cm" svg:viewBox="0 0 106 160" draw:points="0,0 106,0 38,160">
          <text:p/>
        </draw:polyline>
        <draw:polyline draw:style-name="gr7" draw:text-style-name="P4" draw:layer="layout" svg:width="0.098cm" svg:height="0.159cm" svg:x="31.413cm" svg:y="7.455cm" svg:viewBox="0 0 99 160" draw:points="0,0 99,0 45,61 67,61 83,70 90,77 99,93 99,131 90,144 83,153 67,160 22,160 6,153 0,144">
          <text:p/>
        </draw:polyline>
        <draw:polygon draw:style-name="gr6" draw:text-style-name="P1" draw:layer="layout" svg:width="0.952cm" svg:height="0.952cm" svg:x="30.321cm" svg:y="8.89cm" svg:viewBox="0 0 953 953" draw:points="477,953 0,953 0,0 953,0 953,953">
          <text:p/>
        </draw:polygon>
        <draw:line draw:style-name="gr1" draw:text-style-name="P1" draw:layer="layout" svg:x1="30.321cm" svg:y1="9.684cm" svg:x2="30.004cm" svg:y2="9.684cm">
          <text:p/>
        </draw:line>
        <draw:polyline draw:style-name="gr7" draw:text-style-name="P4" draw:layer="layout" svg:width="0.06cm" svg:height="0.127cm" svg:x="30.486cm" svg:y="9.614cm" svg:viewBox="0 0 61 128" draw:points="61,128 0,128 0,0">
          <text:p/>
        </draw:polyline>
        <draw:line draw:style-name="gr7" draw:text-style-name="P4" draw:layer="layout" svg:x1="30.588cm" svg:y1="9.674cm" svg:x2="30.632cm" svg:y2="9.674cm">
          <text:p/>
        </draw:line>
        <draw:polyline draw:style-name="gr7" draw:text-style-name="P4" draw:layer="layout" svg:width="0.06cm" svg:height="0.127cm" svg:x="30.588cm" svg:y="9.614cm" svg:viewBox="0 0 61 128" draw:points="61,128 0,128 0,0 61,0">
          <text:p/>
        </draw:polyline>
        <draw:line draw:style-name="gr1" draw:text-style-name="P1" draw:layer="layout" svg:x1="30.197cm" svg:y1="9.646cm" svg:x2="30.124cm" svg:y2="9.646cm">
          <text:p/>
        </draw:line>
        <draw:polyline draw:style-name="gr1" draw:text-style-name="P1" draw:layer="layout" svg:width="0.038cm" svg:height="0.127cm" svg:x="30.124cm" svg:y="9.519cm" svg:viewBox="0 0 39 128" draw:points="39,128 39,0 26,16 13,29 0,35">
          <text:p/>
        </draw:polyline>
        <draw:line draw:style-name="gr1" draw:text-style-name="P1" draw:layer="layout" svg:x1="30.321cm" svg:y1="9.049cm" svg:x2="30.004cm" svg:y2="9.049cm">
          <text:p/>
        </draw:line>
        <draw:polygon draw:style-name="gr7" draw:text-style-name="P4" draw:layer="layout" svg:width="0.073cm" svg:height="0.127cm" svg:x="30.486cm" svg:y="8.979cm" svg:viewBox="0 0 74 128" draw:points="0,128 0,0 32,0 48,6 61,16 68,29 74,54 74,70 68,96 61,109 48,122 32,128">
          <text:p/>
        </draw:polygon>
        <draw:polyline draw:style-name="gr1" draw:text-style-name="P1" draw:layer="layout" svg:width="0.079cm" svg:height="0.127cm" svg:x="30.118cm" svg:y="8.884cm" svg:viewBox="0 0 80 128" draw:points="0,0 80,0 39,48 55,48 68,54 74,61 80,70 80,102 74,115 68,122 55,128 19,128 6,122 0,115">
          <text:p/>
        </draw:polyline>
        <draw:line draw:style-name="gr1" draw:text-style-name="P1" draw:layer="layout" svg:x1="31.274cm" svg:y1="9.049cm" svg:x2="31.591cm" svg:y2="9.049cm">
          <text:p/>
        </draw:line>
        <draw:polyline draw:style-name="gr7" draw:text-style-name="P4" draw:layer="layout" svg:width="0.067cm" svg:height="0.041cm" svg:x="31.051cm" svg:y="9.074cm" svg:viewBox="0 0 68 42" draw:points="68,42 55,39 42,26 23,7 13,0 0,0">
          <text:p/>
        </draw:polyline>
        <draw:polygon draw:style-name="gr7" draw:text-style-name="P4" draw:layer="layout" svg:width="0.086cm" svg:height="0.127cm" svg:x="31.026cm" svg:y="8.979cm" svg:viewBox="0 0 87 128" draw:points="32,128 19,122 6,109 0,83 0,42 6,16 19,6 32,0 55,0 67,6 80,16 87,42 87,83 80,109 67,122 55,128">
          <text:p/>
        </draw:polygon>
        <draw:line draw:style-name="gr1" draw:text-style-name="P1" draw:layer="layout" svg:x1="31.455cm" svg:y1="8.925cm" svg:x2="31.455cm" svg:y2="9.011cm">
          <text:p/>
        </draw:line>
        <draw:polyline draw:style-name="gr1" draw:text-style-name="P1" draw:layer="layout" svg:width="0.079cm" svg:height="0.089cm" svg:x="31.394cm" svg:y="8.877cm" svg:viewBox="0 0 80 90" draw:points="32,0 0,90 80,90">
          <text:p/>
        </draw:polyline>
        <draw:line draw:style-name="gr1" draw:text-style-name="P1" draw:layer="layout" svg:x1="31.274cm" svg:y1="9.684cm" svg:x2="31.591cm" svg:y2="9.684cm">
          <text:p/>
        </draw:line>
        <draw:line draw:style-name="gr7" draw:text-style-name="P4" draw:layer="layout" svg:x1="30.886cm" svg:y1="9.573cm" svg:x2="31.019cm" svg:y2="9.573cm">
          <text:p/>
        </draw:line>
        <draw:polygon draw:style-name="gr7" draw:text-style-name="P4" draw:layer="layout" svg:width="0.086cm" svg:height="0.127cm" svg:x="30.912cm" svg:y="9.614cm" svg:viewBox="0 0 87 128" draw:points="32,0 55,0 67,6 80,16 87,42 87,83 80,109 67,122 55,128 32,128 19,122 6,109 0,83 0,42 6,16 19,6">
          <text:p/>
        </draw:polygon>
        <draw:line draw:style-name="gr7" draw:text-style-name="P4" draw:layer="layout" svg:x1="31.02cm" svg:y1="9.573cm" svg:x2="31.137cm" svg:y2="9.573cm">
          <text:p/>
        </draw:line>
        <draw:line draw:style-name="gr7" draw:text-style-name="P4" draw:layer="layout" svg:x1="31.051cm" svg:y1="9.674cm" svg:x2="31.092cm" svg:y2="9.674cm">
          <text:p/>
        </draw:line>
        <draw:polyline draw:style-name="gr7" draw:text-style-name="P4" draw:layer="layout" svg:width="0.06cm" svg:height="0.127cm" svg:x="31.051cm" svg:y="9.614cm" svg:viewBox="0 0 61 128" draw:points="61,128 0,128 0,0 61,0">
          <text:p/>
        </draw:polyline>
        <draw:polyline draw:style-name="gr1" draw:text-style-name="P1" draw:layer="layout" svg:width="0.073cm" svg:height="0.127cm" svg:x="31.394cm" svg:y="9.519cm" svg:viewBox="0 0 74 128" draw:points="61,0 39,0 26,6 19,10 6,29 0,54 0,102 6,115 13,122 26,128 48,128 61,122 68,115 74,102 74,70 68,61 61,54 48,48 26,48 13,54 6,61 0,70">
          <text:p/>
        </draw:polyline>
        <draw:polyline draw:style-name="gr7" draw:text-style-name="P4" draw:layer="layout" svg:width="0.089cm" svg:height="0.159cm" svg:x="30.601cm" svg:y="8.277cm" svg:viewBox="0 0 90 160" draw:points="0,0 0,131 6,144 13,153 29,160 61,160 74,153 83,144 90,131 90,0">
          <text:p/>
        </draw:polyline>
        <draw:polyline draw:style-name="gr7" draw:text-style-name="P4" draw:layer="layout" svg:width="0.098cm" svg:height="0.159cm" svg:x="30.75cm" svg:y="8.277cm" svg:viewBox="0 0 99 160" draw:points="10,16 16,10 32,0 71,0 83,10 93,16 99,32 99,45 93,70 0,160 99,160">
          <text:p/>
        </draw:polyline>
        <draw:polyline draw:style-name="gr7" draw:text-style-name="P4" draw:layer="layout" svg:width="0.092cm" svg:height="0.159cm" svg:x="30.909cm" svg:y="8.277cm" svg:viewBox="0 0 93 160" draw:points="77,0 48,0 32,10 22,16 10,38 0,70 0,131 10,144 16,153 32,160 61,160 77,153 83,144 93,131 93,93 83,77 77,70 61,61 32,61 16,70 10,77 0,93">
          <text:p/>
        </draw:polyline>
        <draw:polyline draw:style-name="gr7" draw:text-style-name="P4" draw:layer="layout" svg:width="0.105cm" svg:height="0.159cm" svg:x="30.074cm" svg:y="8.566cm" svg:viewBox="0 0 106 160" draw:points="0,0 106,0 38,160">
          <text:p/>
        </draw:polyline>
        <draw:line draw:style-name="gr7" draw:text-style-name="P4" draw:layer="layout" svg:x1="30.309cm" svg:y1="8.62cm" svg:x2="30.309cm" svg:y2="8.725cm">
          <text:p/>
        </draw:line>
        <draw:polyline draw:style-name="gr7" draw:text-style-name="P4" draw:layer="layout" svg:width="0.098cm" svg:height="0.111cm" svg:x="30.232cm" svg:y="8.56cm" svg:viewBox="0 0 99 112" draw:points="38,0 0,112 99,112">
          <text:p/>
        </draw:polyline>
        <draw:polyline draw:style-name="gr7" draw:text-style-name="P4" draw:layer="layout" svg:width="0.076cm" svg:height="0.159cm" svg:x="30.391cm" svg:y="8.566cm" svg:viewBox="0 0 77 160" draw:points="77,160 0,160 0,0">
          <text:p/>
        </draw:polyline>
        <draw:polyline draw:style-name="gr7" draw:text-style-name="P4" draw:layer="layout" svg:width="0.108cm" svg:height="0.159cm" svg:x="30.496cm" svg:y="8.566cm" svg:viewBox="0 0 109 160" draw:points="0,0 54,160 109,0">
          <text:p/>
        </draw:polyline>
        <draw:polyline draw:style-name="gr7" draw:text-style-name="P4" draw:layer="layout" svg:width="0.098cm" svg:height="0.159cm" svg:x="30.648cm" svg:y="8.566cm" svg:viewBox="0 0 99 160" draw:points="99,144 93,153 71,160 55,160 32,153 16,137 6,121 0,93 0,70 6,38 16,22 32,10 55,0 71,0 93,10 99,16">
          <text:p/>
        </draw:polyline>
        <draw:line draw:style-name="gr7" draw:text-style-name="P4" draw:layer="layout" svg:x1="30.899cm" svg:y1="8.725cm" svg:x2="30.807cm" svg:y2="8.725cm">
          <text:p/>
        </draw:line>
        <draw:polyline draw:style-name="gr7" draw:text-style-name="P4" draw:layer="layout" svg:width="0.044cm" svg:height="0.159cm" svg:x="30.807cm" svg:y="8.566cm" svg:viewBox="0 0 45 160" draw:points="45,160 45,0 32,22 16,38 0,45">
          <text:p/>
        </draw:polyline>
        <draw:polyline draw:style-name="gr7" draw:text-style-name="P4" draw:layer="layout" svg:width="0.098cm" svg:height="0.159cm" svg:x="30.959cm" svg:y="8.566cm" svg:viewBox="0 0 99 160" draw:points="90,10 77,0 51,0 29,10 13,22 6,38 0,70 0,93 6,121 13,137 29,153 51,160 67,160 90,153 99,144 99,93 67,93">
          <text:p/>
        </draw:polyline>
        <draw:polyline draw:style-name="gr7" draw:text-style-name="P4" draw:layer="layout" svg:width="0.098cm" svg:height="0.159cm" svg:x="31.109cm" svg:y="8.566cm" svg:viewBox="0 0 99 160" draw:points="0,0 99,0 48,61 71,61 87,70 93,77 99,93 99,131 93,144 87,153 71,160 22,160 10,153 0,144">
          <text:p/>
        </draw:polyline>
        <draw:polyline draw:style-name="gr7" draw:text-style-name="P4" draw:layer="layout" svg:width="0.105cm" svg:height="0.159cm" svg:x="31.261cm" svg:y="8.566cm" svg:viewBox="0 0 106 160" draw:points="0,0 106,0 38,160">
          <text:p/>
        </draw:polyline>
        <draw:polyline draw:style-name="gr7" draw:text-style-name="P4" draw:layer="layout" svg:width="0.098cm" svg:height="0.159cm" svg:x="31.413cm" svg:y="8.566cm" svg:viewBox="0 0 99 160" draw:points="0,0 99,0 45,61 67,61 83,70 90,77 99,93 99,131 90,144 83,153 67,160 22,160 6,153 0,144">
          <text:p/>
        </draw:polyline>
        <draw:polygon draw:style-name="gr6" draw:text-style-name="P1" draw:layer="layout" svg:width="0.952cm" svg:height="0.952cm" svg:x="30.321cm" svg:y="10.001cm" svg:viewBox="0 0 953 953" draw:points="477,953 0,953 0,0 953,0 953,953">
          <text:p/>
        </draw:polygon>
        <draw:line draw:style-name="gr1" draw:text-style-name="P1" draw:layer="layout" svg:x1="30.321cm" svg:y1="10.795cm" svg:x2="30.004cm" svg:y2="10.795cm">
          <text:p/>
        </draw:line>
        <draw:polyline draw:style-name="gr7" draw:text-style-name="P4" draw:layer="layout" svg:width="0.06cm" svg:height="0.127cm" svg:x="30.486cm" svg:y="10.725cm" svg:viewBox="0 0 61 128" draw:points="61,128 0,128 0,0">
          <text:p/>
        </draw:polyline>
        <draw:line draw:style-name="gr7" draw:text-style-name="P4" draw:layer="layout" svg:x1="30.588cm" svg:y1="10.785cm" svg:x2="30.632cm" svg:y2="10.785cm">
          <text:p/>
        </draw:line>
        <draw:polyline draw:style-name="gr7" draw:text-style-name="P4" draw:layer="layout" svg:width="0.06cm" svg:height="0.127cm" svg:x="30.588cm" svg:y="10.725cm" svg:viewBox="0 0 61 128" draw:points="61,128 0,128 0,0 61,0">
          <text:p/>
        </draw:polyline>
        <draw:line draw:style-name="gr1" draw:text-style-name="P1" draw:layer="layout" svg:x1="30.197cm" svg:y1="10.757cm" svg:x2="30.124cm" svg:y2="10.757cm">
          <text:p/>
        </draw:line>
        <draw:polyline draw:style-name="gr1" draw:text-style-name="P1" draw:layer="layout" svg:width="0.038cm" svg:height="0.127cm" svg:x="30.124cm" svg:y="10.63cm" svg:viewBox="0 0 39 128" draw:points="39,128 39,0 26,16 13,29 0,35">
          <text:p/>
        </draw:polyline>
        <draw:line draw:style-name="gr1" draw:text-style-name="P1" draw:layer="layout" svg:x1="30.321cm" svg:y1="10.16cm" svg:x2="30.004cm" svg:y2="10.16cm">
          <text:p/>
        </draw:line>
        <draw:polygon draw:style-name="gr7" draw:text-style-name="P4" draw:layer="layout" svg:width="0.073cm" svg:height="0.127cm" svg:x="30.486cm" svg:y="10.09cm" svg:viewBox="0 0 74 128" draw:points="0,128 0,0 32,0 48,6 61,16 68,29 74,54 74,70 68,96 61,109 48,122 32,128">
          <text:p/>
        </draw:polygon>
        <draw:polyline draw:style-name="gr1" draw:text-style-name="P1" draw:layer="layout" svg:width="0.079cm" svg:height="0.127cm" svg:x="30.118cm" svg:y="9.995cm" svg:viewBox="0 0 80 128" draw:points="0,0 80,0 39,48 55,48 68,54 74,61 80,70 80,102 74,115 68,122 55,128 19,128 6,122 0,115">
          <text:p/>
        </draw:polyline>
        <draw:line draw:style-name="gr1" draw:text-style-name="P1" draw:layer="layout" svg:x1="31.274cm" svg:y1="10.16cm" svg:x2="31.591cm" svg:y2="10.16cm">
          <text:p/>
        </draw:line>
        <draw:polyline draw:style-name="gr7" draw:text-style-name="P4" draw:layer="layout" svg:width="0.067cm" svg:height="0.041cm" svg:x="31.051cm" svg:y="10.185cm" svg:viewBox="0 0 68 42" draw:points="68,42 55,39 42,26 23,7 13,0 0,0">
          <text:p/>
        </draw:polyline>
        <draw:polygon draw:style-name="gr7" draw:text-style-name="P4" draw:layer="layout" svg:width="0.086cm" svg:height="0.127cm" svg:x="31.026cm" svg:y="10.09cm" svg:viewBox="0 0 87 128" draw:points="32,128 19,122 6,109 0,83 0,42 6,16 19,6 32,0 55,0 67,6 80,16 87,42 87,83 80,109 67,122 55,128">
          <text:p/>
        </draw:polygon>
        <draw:line draw:style-name="gr1" draw:text-style-name="P1" draw:layer="layout" svg:x1="31.455cm" svg:y1="10.036cm" svg:x2="31.455cm" svg:y2="10.122cm">
          <text:p/>
        </draw:line>
        <draw:polyline draw:style-name="gr1" draw:text-style-name="P1" draw:layer="layout" svg:width="0.079cm" svg:height="0.089cm" svg:x="31.394cm" svg:y="9.989cm" svg:viewBox="0 0 80 90" draw:points="32,0 0,90 80,90">
          <text:p/>
        </draw:polyline>
        <draw:line draw:style-name="gr1" draw:text-style-name="P1" draw:layer="layout" svg:x1="31.274cm" svg:y1="10.795cm" svg:x2="31.591cm" svg:y2="10.795cm">
          <text:p/>
        </draw:line>
        <draw:line draw:style-name="gr7" draw:text-style-name="P4" draw:layer="layout" svg:x1="30.886cm" svg:y1="10.684cm" svg:x2="31.019cm" svg:y2="10.684cm">
          <text:p/>
        </draw:line>
        <draw:polygon draw:style-name="gr7" draw:text-style-name="P4" draw:layer="layout" svg:width="0.086cm" svg:height="0.127cm" svg:x="30.912cm" svg:y="10.725cm" svg:viewBox="0 0 87 128" draw:points="32,0 55,0 67,6 80,16 87,42 87,83 80,109 67,122 55,128 32,128 19,122 6,109 0,83 0,42 6,16 19,6">
          <text:p/>
        </draw:polygon>
        <draw:line draw:style-name="gr7" draw:text-style-name="P4" draw:layer="layout" svg:x1="31.02cm" svg:y1="10.684cm" svg:x2="31.137cm" svg:y2="10.684cm">
          <text:p/>
        </draw:line>
        <draw:line draw:style-name="gr7" draw:text-style-name="P4" draw:layer="layout" svg:x1="31.051cm" svg:y1="10.785cm" svg:x2="31.092cm" svg:y2="10.785cm">
          <text:p/>
        </draw:line>
        <draw:polyline draw:style-name="gr7" draw:text-style-name="P4" draw:layer="layout" svg:width="0.06cm" svg:height="0.127cm" svg:x="31.051cm" svg:y="10.725cm" svg:viewBox="0 0 61 128" draw:points="61,128 0,128 0,0 61,0">
          <text:p/>
        </draw:polyline>
        <draw:polyline draw:style-name="gr1" draw:text-style-name="P1" draw:layer="layout" svg:width="0.073cm" svg:height="0.127cm" svg:x="31.394cm" svg:y="10.63cm" svg:viewBox="0 0 74 128" draw:points="61,0 39,0 26,6 19,10 6,29 0,54 0,102 6,115 13,122 26,128 48,128 61,122 68,115 74,102 74,70 68,61 61,54 48,48 26,48 13,54 6,61 0,70">
          <text:p/>
        </draw:polyline>
        <draw:polyline draw:style-name="gr7" draw:text-style-name="P4" draw:layer="layout" svg:width="0.089cm" svg:height="0.159cm" svg:x="30.601cm" svg:y="9.388cm" svg:viewBox="0 0 90 160" draw:points="0,0 0,131 6,144 13,153 29,160 61,160 74,153 83,144 90,131 90,0">
          <text:p/>
        </draw:polyline>
        <draw:polyline draw:style-name="gr7" draw:text-style-name="P4" draw:layer="layout" svg:width="0.098cm" svg:height="0.159cm" svg:x="30.75cm" svg:y="9.388cm" svg:viewBox="0 0 99 160" draw:points="10,16 16,10 32,0 71,0 83,10 93,16 99,32 99,45 93,70 0,160 99,160">
          <text:p/>
        </draw:polyline>
        <draw:polyline draw:style-name="gr7" draw:text-style-name="P4" draw:layer="layout" svg:width="0.105cm" svg:height="0.159cm" svg:x="30.902cm" svg:y="9.388cm" svg:viewBox="0 0 106 160" draw:points="0,0 106,0 38,160">
          <text:p/>
        </draw:polyline>
        <draw:polyline draw:style-name="gr7" draw:text-style-name="P4" draw:layer="layout" svg:width="0.105cm" svg:height="0.159cm" svg:x="30.074cm" svg:y="9.677cm" svg:viewBox="0 0 106 160" draw:points="0,0 106,0 38,160">
          <text:p/>
        </draw:polyline>
        <draw:line draw:style-name="gr7" draw:text-style-name="P4" draw:layer="layout" svg:x1="30.309cm" svg:y1="9.731cm" svg:x2="30.309cm" svg:y2="9.836cm">
          <text:p/>
        </draw:line>
        <draw:polyline draw:style-name="gr7" draw:text-style-name="P4" draw:layer="layout" svg:width="0.098cm" svg:height="0.111cm" svg:x="30.232cm" svg:y="9.671cm" svg:viewBox="0 0 99 112" draw:points="38,0 0,112 99,112">
          <text:p/>
        </draw:polyline>
        <draw:polyline draw:style-name="gr7" draw:text-style-name="P4" draw:layer="layout" svg:width="0.076cm" svg:height="0.159cm" svg:x="30.391cm" svg:y="9.677cm" svg:viewBox="0 0 77 160" draw:points="77,160 0,160 0,0">
          <text:p/>
        </draw:polyline>
        <draw:polyline draw:style-name="gr7" draw:text-style-name="P4" draw:layer="layout" svg:width="0.108cm" svg:height="0.159cm" svg:x="30.496cm" svg:y="9.677cm" svg:viewBox="0 0 109 160" draw:points="0,0 54,160 109,0">
          <text:p/>
        </draw:polyline>
        <draw:polyline draw:style-name="gr7" draw:text-style-name="P4" draw:layer="layout" svg:width="0.098cm" svg:height="0.159cm" svg:x="30.648cm" svg:y="9.677cm" svg:viewBox="0 0 99 160" draw:points="99,144 93,153 71,160 55,160 32,153 16,137 6,121 0,93 0,70 6,38 16,22 32,10 55,0 71,0 93,10 99,16">
          <text:p/>
        </draw:polyline>
        <draw:line draw:style-name="gr7" draw:text-style-name="P4" draw:layer="layout" svg:x1="30.899cm" svg:y1="9.836cm" svg:x2="30.807cm" svg:y2="9.836cm">
          <text:p/>
        </draw:line>
        <draw:polyline draw:style-name="gr7" draw:text-style-name="P4" draw:layer="layout" svg:width="0.044cm" svg:height="0.159cm" svg:x="30.807cm" svg:y="9.677cm" svg:viewBox="0 0 45 160" draw:points="45,160 45,0 32,22 16,38 0,45">
          <text:p/>
        </draw:polyline>
        <draw:polyline draw:style-name="gr7" draw:text-style-name="P4" draw:layer="layout" svg:width="0.098cm" svg:height="0.159cm" svg:x="30.959cm" svg:y="9.677cm" svg:viewBox="0 0 99 160" draw:points="90,10 77,0 51,0 29,10 13,22 6,38 0,70 0,93 6,121 13,137 29,153 51,160 67,160 90,153 99,144 99,93 67,93">
          <text:p/>
        </draw:polyline>
        <draw:polyline draw:style-name="gr7" draw:text-style-name="P4" draw:layer="layout" svg:width="0.098cm" svg:height="0.159cm" svg:x="31.109cm" svg:y="9.677cm" svg:viewBox="0 0 99 160" draw:points="0,0 99,0 48,61 71,61 87,70 93,77 99,93 99,131 93,144 87,153 71,160 22,160 10,153 0,144">
          <text:p/>
        </draw:polyline>
        <draw:polyline draw:style-name="gr7" draw:text-style-name="P4" draw:layer="layout" svg:width="0.105cm" svg:height="0.159cm" svg:x="31.261cm" svg:y="9.677cm" svg:viewBox="0 0 106 160" draw:points="0,0 106,0 38,160">
          <text:p/>
        </draw:polyline>
        <draw:polyline draw:style-name="gr7" draw:text-style-name="P4" draw:layer="layout" svg:width="0.098cm" svg:height="0.159cm" svg:x="31.413cm" svg:y="9.677cm" svg:viewBox="0 0 99 160" draw:points="0,0 99,0 45,61 67,61 83,70 90,77 99,93 99,131 90,144 83,153 67,160 22,160 6,153 0,144">
          <text:p/>
        </draw:polyline>
        <draw:polygon draw:style-name="gr6" draw:text-style-name="P1" draw:layer="layout" svg:width="0.952cm" svg:height="0.952cm" svg:x="30.321cm" svg:y="11.112cm" svg:viewBox="0 0 953 953" draw:points="477,953 0,953 0,0 953,0 953,953">
          <text:p/>
        </draw:polygon>
        <draw:line draw:style-name="gr1" draw:text-style-name="P1" draw:layer="layout" svg:x1="30.321cm" svg:y1="11.906cm" svg:x2="30.004cm" svg:y2="11.906cm">
          <text:p/>
        </draw:line>
        <draw:polyline draw:style-name="gr7" draw:text-style-name="P4" draw:layer="layout" svg:width="0.06cm" svg:height="0.127cm" svg:x="30.486cm" svg:y="11.836cm" svg:viewBox="0 0 61 128" draw:points="61,128 0,128 0,0">
          <text:p/>
        </draw:polyline>
        <draw:line draw:style-name="gr7" draw:text-style-name="P4" draw:layer="layout" svg:x1="30.588cm" svg:y1="11.897cm" svg:x2="30.632cm" svg:y2="11.897cm">
          <text:p/>
        </draw:line>
        <draw:polyline draw:style-name="gr7" draw:text-style-name="P4" draw:layer="layout" svg:width="0.06cm" svg:height="0.127cm" svg:x="30.588cm" svg:y="11.836cm" svg:viewBox="0 0 61 128" draw:points="61,128 0,128 0,0 61,0">
          <text:p/>
        </draw:polyline>
        <draw:line draw:style-name="gr1" draw:text-style-name="P1" draw:layer="layout" svg:x1="30.197cm" svg:y1="11.868cm" svg:x2="30.124cm" svg:y2="11.868cm">
          <text:p/>
        </draw:line>
        <draw:polyline draw:style-name="gr1" draw:text-style-name="P1" draw:layer="layout" svg:width="0.038cm" svg:height="0.127cm" svg:x="30.124cm" svg:y="11.741cm" svg:viewBox="0 0 39 128" draw:points="39,128 39,0 26,16 13,29 0,35">
          <text:p/>
        </draw:polyline>
        <draw:line draw:style-name="gr1" draw:text-style-name="P1" draw:layer="layout" svg:x1="30.321cm" svg:y1="11.271cm" svg:x2="30.004cm" svg:y2="11.271cm">
          <text:p/>
        </draw:line>
        <draw:polygon draw:style-name="gr7" draw:text-style-name="P4" draw:layer="layout" svg:width="0.073cm" svg:height="0.127cm" svg:x="30.486cm" svg:y="11.201cm" svg:viewBox="0 0 74 128" draw:points="0,128 0,0 32,0 48,6 61,16 68,29 74,54 74,70 68,96 61,109 48,122 32,128">
          <text:p/>
        </draw:polygon>
        <draw:polyline draw:style-name="gr1" draw:text-style-name="P1" draw:layer="layout" svg:width="0.079cm" svg:height="0.127cm" svg:x="30.118cm" svg:y="11.106cm" svg:viewBox="0 0 80 128" draw:points="0,0 80,0 39,48 55,48 68,54 74,61 80,70 80,102 74,115 68,122 55,128 19,128 6,122 0,115">
          <text:p/>
        </draw:polyline>
        <draw:line draw:style-name="gr1" draw:text-style-name="P1" draw:layer="layout" svg:x1="31.274cm" svg:y1="11.271cm" svg:x2="31.591cm" svg:y2="11.271cm">
          <text:p/>
        </draw:line>
        <draw:polyline draw:style-name="gr7" draw:text-style-name="P4" draw:layer="layout" svg:width="0.067cm" svg:height="0.041cm" svg:x="31.051cm" svg:y="11.297cm" svg:viewBox="0 0 68 42" draw:points="68,42 55,39 42,26 23,7 13,0 0,0">
          <text:p/>
        </draw:polyline>
        <draw:polygon draw:style-name="gr7" draw:text-style-name="P4" draw:layer="layout" svg:width="0.086cm" svg:height="0.127cm" svg:x="31.026cm" svg:y="11.201cm" svg:viewBox="0 0 87 128" draw:points="32,128 19,122 6,109 0,83 0,42 6,16 19,6 32,0 55,0 67,6 80,16 87,42 87,83 80,109 67,122 55,128">
          <text:p/>
        </draw:polygon>
        <draw:line draw:style-name="gr1" draw:text-style-name="P1" draw:layer="layout" svg:x1="31.455cm" svg:y1="11.147cm" svg:x2="31.455cm" svg:y2="11.233cm">
          <text:p/>
        </draw:line>
        <draw:polyline draw:style-name="gr1" draw:text-style-name="P1" draw:layer="layout" svg:width="0.079cm" svg:height="0.089cm" svg:x="31.394cm" svg:y="11.1cm" svg:viewBox="0 0 80 90" draw:points="32,0 0,90 80,90">
          <text:p/>
        </draw:polyline>
        <draw:line draw:style-name="gr1" draw:text-style-name="P1" draw:layer="layout" svg:x1="31.274cm" svg:y1="11.906cm" svg:x2="31.591cm" svg:y2="11.906cm">
          <text:p/>
        </draw:line>
        <draw:line draw:style-name="gr7" draw:text-style-name="P4" draw:layer="layout" svg:x1="30.886cm" svg:y1="11.795cm" svg:x2="31.019cm" svg:y2="11.795cm">
          <text:p/>
        </draw:line>
        <draw:polygon draw:style-name="gr7" draw:text-style-name="P4" draw:layer="layout" svg:width="0.086cm" svg:height="0.127cm" svg:x="30.912cm" svg:y="11.836cm" svg:viewBox="0 0 87 128" draw:points="32,0 55,0 67,6 80,16 87,42 87,83 80,109 67,122 55,128 32,128 19,122 6,109 0,83 0,42 6,16 19,6">
          <text:p/>
        </draw:polygon>
        <draw:line draw:style-name="gr7" draw:text-style-name="P4" draw:layer="layout" svg:x1="31.02cm" svg:y1="11.795cm" svg:x2="31.137cm" svg:y2="11.795cm">
          <text:p/>
        </draw:line>
        <draw:line draw:style-name="gr7" draw:text-style-name="P4" draw:layer="layout" svg:x1="31.051cm" svg:y1="11.897cm" svg:x2="31.092cm" svg:y2="11.897cm">
          <text:p/>
        </draw:line>
        <draw:polyline draw:style-name="gr7" draw:text-style-name="P4" draw:layer="layout" svg:width="0.06cm" svg:height="0.127cm" svg:x="31.051cm" svg:y="11.836cm" svg:viewBox="0 0 61 128" draw:points="61,128 0,128 0,0 61,0">
          <text:p/>
        </draw:polyline>
        <draw:polyline draw:style-name="gr1" draw:text-style-name="P1" draw:layer="layout" svg:width="0.073cm" svg:height="0.127cm" svg:x="31.394cm" svg:y="11.741cm" svg:viewBox="0 0 74 128" draw:points="61,0 39,0 26,6 19,10 6,29 0,54 0,102 6,115 13,122 26,128 48,128 61,122 68,115 74,102 74,70 68,61 61,54 48,48 26,48 13,54 6,61 0,70">
          <text:p/>
        </draw:polyline>
        <draw:polyline draw:style-name="gr7" draw:text-style-name="P4" draw:layer="layout" svg:width="0.089cm" svg:height="0.159cm" svg:x="30.601cm" svg:y="10.5cm" svg:viewBox="0 0 90 160" draw:points="0,0 0,131 6,144 13,153 29,160 61,160 74,153 83,144 90,131 90,0">
          <text:p/>
        </draw:polyline>
        <draw:polyline draw:style-name="gr7" draw:text-style-name="P4" draw:layer="layout" svg:width="0.098cm" svg:height="0.159cm" svg:x="30.75cm" svg:y="10.5cm" svg:viewBox="0 0 99 160" draw:points="10,16 16,10 32,0 71,0 83,10 93,16 99,32 99,45 93,70 0,160 99,160">
          <text:p/>
        </draw:polyline>
        <draw:polyline draw:style-name="gr7" draw:text-style-name="P4" draw:layer="layout" svg:width="0.092cm" svg:height="0.159cm" svg:x="30.909cm" svg:y="10.5cm" svg:viewBox="0 0 93 160" draw:points="32,70 16,61 10,54 0,38 0,32 10,16 16,10 32,0 61,0 77,10 83,16 93,32 93,38 83,54 77,61 61,70 32,70 16,77 10,83 0,99 0,131 10,144 16,153 32,160 61,160 77,153 83,144 93,131 93,99 83,83 77,77 61,70">
          <text:p/>
        </draw:polyline>
        <draw:polyline draw:style-name="gr7" draw:text-style-name="P4" draw:layer="layout" svg:width="0.105cm" svg:height="0.159cm" svg:x="30.074cm" svg:y="10.789cm" svg:viewBox="0 0 106 160" draw:points="0,0 106,0 38,160">
          <text:p/>
        </draw:polyline>
        <draw:line draw:style-name="gr7" draw:text-style-name="P4" draw:layer="layout" svg:x1="30.309cm" svg:y1="10.843cm" svg:x2="30.309cm" svg:y2="10.948cm">
          <text:p/>
        </draw:line>
        <draw:polyline draw:style-name="gr7" draw:text-style-name="P4" draw:layer="layout" svg:width="0.098cm" svg:height="0.111cm" svg:x="30.232cm" svg:y="10.782cm" svg:viewBox="0 0 99 112" draw:points="38,0 0,112 99,112">
          <text:p/>
        </draw:polyline>
        <draw:polyline draw:style-name="gr7" draw:text-style-name="P4" draw:layer="layout" svg:width="0.076cm" svg:height="0.159cm" svg:x="30.391cm" svg:y="10.789cm" svg:viewBox="0 0 77 160" draw:points="77,160 0,160 0,0">
          <text:p/>
        </draw:polyline>
        <draw:polyline draw:style-name="gr7" draw:text-style-name="P4" draw:layer="layout" svg:width="0.108cm" svg:height="0.159cm" svg:x="30.496cm" svg:y="10.789cm" svg:viewBox="0 0 109 160" draw:points="0,0 54,160 109,0">
          <text:p/>
        </draw:polyline>
        <draw:polyline draw:style-name="gr7" draw:text-style-name="P4" draw:layer="layout" svg:width="0.098cm" svg:height="0.159cm" svg:x="30.648cm" svg:y="10.789cm" svg:viewBox="0 0 99 160" draw:points="99,144 93,153 71,160 55,160 32,153 16,137 6,121 0,93 0,70 6,38 16,22 32,10 55,0 71,0 93,10 99,16">
          <text:p/>
        </draw:polyline>
        <draw:line draw:style-name="gr7" draw:text-style-name="P4" draw:layer="layout" svg:x1="30.899cm" svg:y1="10.947cm" svg:x2="30.807cm" svg:y2="10.947cm">
          <text:p/>
        </draw:line>
        <draw:polyline draw:style-name="gr7" draw:text-style-name="P4" draw:layer="layout" svg:width="0.044cm" svg:height="0.159cm" svg:x="30.807cm" svg:y="10.789cm" svg:viewBox="0 0 45 160" draw:points="45,160 45,0 32,22 16,38 0,45">
          <text:p/>
        </draw:polyline>
        <draw:polyline draw:style-name="gr7" draw:text-style-name="P4" draw:layer="layout" svg:width="0.098cm" svg:height="0.159cm" svg:x="30.959cm" svg:y="10.789cm" svg:viewBox="0 0 99 160" draw:points="90,10 77,0 51,0 29,10 13,22 6,38 0,70 0,93 6,121 13,137 29,153 51,160 67,160 90,153 99,144 99,93 67,93">
          <text:p/>
        </draw:polyline>
        <draw:polyline draw:style-name="gr7" draw:text-style-name="P4" draw:layer="layout" svg:width="0.098cm" svg:height="0.159cm" svg:x="31.109cm" svg:y="10.789cm" svg:viewBox="0 0 99 160" draw:points="0,0 99,0 48,61 71,61 87,70 93,77 99,93 99,131 93,144 87,153 71,160 22,160 10,153 0,144">
          <text:p/>
        </draw:polyline>
        <draw:polyline draw:style-name="gr7" draw:text-style-name="P4" draw:layer="layout" svg:width="0.105cm" svg:height="0.159cm" svg:x="31.261cm" svg:y="10.789cm" svg:viewBox="0 0 106 160" draw:points="0,0 106,0 38,160">
          <text:p/>
        </draw:polyline>
        <draw:polyline draw:style-name="gr7" draw:text-style-name="P4" draw:layer="layout" svg:width="0.098cm" svg:height="0.159cm" svg:x="31.413cm" svg:y="10.789cm" svg:viewBox="0 0 99 160" draw:points="0,0 99,0 45,61 67,61 83,70 90,77 99,93 99,131 90,144 83,153 67,160 22,160 6,153 0,144">
          <text:p/>
        </draw:polyline>
        <draw:polygon draw:style-name="gr6" draw:text-style-name="P1" draw:layer="layout" svg:width="0.952cm" svg:height="0.952cm" svg:x="30.321cm" svg:y="12.224cm" svg:viewBox="0 0 953 953" draw:points="477,953 0,953 0,0 953,0 953,953">
          <text:p/>
        </draw:polygon>
        <draw:line draw:style-name="gr1" draw:text-style-name="P1" draw:layer="layout" svg:x1="30.321cm" svg:y1="13.017cm" svg:x2="30.004cm" svg:y2="13.017cm">
          <text:p/>
        </draw:line>
        <draw:polyline draw:style-name="gr7" draw:text-style-name="P4" draw:layer="layout" svg:width="0.06cm" svg:height="0.127cm" svg:x="30.486cm" svg:y="12.948cm" svg:viewBox="0 0 61 128" draw:points="61,128 0,128 0,0">
          <text:p/>
        </draw:polyline>
        <draw:line draw:style-name="gr7" draw:text-style-name="P4" draw:layer="layout" svg:x1="30.588cm" svg:y1="13.008cm" svg:x2="30.632cm" svg:y2="13.008cm">
          <text:p/>
        </draw:line>
        <draw:polyline draw:style-name="gr7" draw:text-style-name="P4" draw:layer="layout" svg:width="0.06cm" svg:height="0.127cm" svg:x="30.588cm" svg:y="12.948cm" svg:viewBox="0 0 61 128" draw:points="61,128 0,128 0,0 61,0">
          <text:p/>
        </draw:polyline>
        <draw:line draw:style-name="gr1" draw:text-style-name="P1" draw:layer="layout" svg:x1="30.197cm" svg:y1="12.979cm" svg:x2="30.124cm" svg:y2="12.979cm">
          <text:p/>
        </draw:line>
        <draw:polyline draw:style-name="gr1" draw:text-style-name="P1" draw:layer="layout" svg:width="0.038cm" svg:height="0.127cm" svg:x="30.124cm" svg:y="12.852cm" svg:viewBox="0 0 39 128" draw:points="39,128 39,0 26,16 13,29 0,35">
          <text:p/>
        </draw:polyline>
        <draw:line draw:style-name="gr1" draw:text-style-name="P1" draw:layer="layout" svg:x1="30.321cm" svg:y1="12.382cm" svg:x2="30.004cm" svg:y2="12.382cm">
          <text:p/>
        </draw:line>
        <draw:polygon draw:style-name="gr7" draw:text-style-name="P4" draw:layer="layout" svg:width="0.073cm" svg:height="0.127cm" svg:x="30.486cm" svg:y="12.313cm" svg:viewBox="0 0 74 128" draw:points="0,128 0,0 32,0 48,6 61,16 68,29 74,54 74,70 68,96 61,109 48,122 32,128">
          <text:p/>
        </draw:polygon>
        <draw:polyline draw:style-name="gr1" draw:text-style-name="P1" draw:layer="layout" svg:width="0.079cm" svg:height="0.127cm" svg:x="30.118cm" svg:y="12.217cm" svg:viewBox="0 0 80 128" draw:points="0,0 80,0 39,48 55,48 68,54 74,61 80,70 80,102 74,115 68,122 55,128 19,128 6,122 0,115">
          <text:p/>
        </draw:polyline>
        <draw:line draw:style-name="gr1" draw:text-style-name="P1" draw:layer="layout" svg:x1="31.274cm" svg:y1="12.382cm" svg:x2="31.591cm" svg:y2="12.382cm">
          <text:p/>
        </draw:line>
        <draw:polyline draw:style-name="gr7" draw:text-style-name="P4" draw:layer="layout" svg:width="0.067cm" svg:height="0.041cm" svg:x="31.051cm" svg:y="12.408cm" svg:viewBox="0 0 68 42" draw:points="68,42 55,39 42,26 23,7 13,0 0,0">
          <text:p/>
        </draw:polyline>
        <draw:polygon draw:style-name="gr7" draw:text-style-name="P4" draw:layer="layout" svg:width="0.086cm" svg:height="0.127cm" svg:x="31.026cm" svg:y="12.313cm" svg:viewBox="0 0 87 128" draw:points="32,128 19,122 6,109 0,83 0,42 6,16 19,6 32,0 55,0 67,6 80,16 87,42 87,83 80,109 67,122 55,128">
          <text:p/>
        </draw:polygon>
        <draw:line draw:style-name="gr1" draw:text-style-name="P1" draw:layer="layout" svg:x1="31.455cm" svg:y1="12.259cm" svg:x2="31.455cm" svg:y2="12.345cm">
          <text:p/>
        </draw:line>
        <draw:polyline draw:style-name="gr1" draw:text-style-name="P1" draw:layer="layout" svg:width="0.079cm" svg:height="0.089cm" svg:x="31.394cm" svg:y="12.211cm" svg:viewBox="0 0 80 90" draw:points="32,0 0,90 80,90">
          <text:p/>
        </draw:polyline>
        <draw:line draw:style-name="gr1" draw:text-style-name="P1" draw:layer="layout" svg:x1="31.274cm" svg:y1="13.017cm" svg:x2="31.591cm" svg:y2="13.017cm">
          <text:p/>
        </draw:line>
        <draw:line draw:style-name="gr7" draw:text-style-name="P4" draw:layer="layout" svg:x1="30.886cm" svg:y1="12.906cm" svg:x2="31.019cm" svg:y2="12.906cm">
          <text:p/>
        </draw:line>
        <draw:polygon draw:style-name="gr7" draw:text-style-name="P4" draw:layer="layout" svg:width="0.086cm" svg:height="0.127cm" svg:x="30.912cm" svg:y="12.948cm" svg:viewBox="0 0 87 128" draw:points="32,0 55,0 67,6 80,16 87,42 87,83 80,109 67,122 55,128 32,128 19,122 6,109 0,83 0,42 6,16 19,6">
          <text:p/>
        </draw:polygon>
        <draw:line draw:style-name="gr7" draw:text-style-name="P4" draw:layer="layout" svg:x1="31.02cm" svg:y1="12.906cm" svg:x2="31.137cm" svg:y2="12.906cm">
          <text:p/>
        </draw:line>
        <draw:line draw:style-name="gr7" draw:text-style-name="P4" draw:layer="layout" svg:x1="31.051cm" svg:y1="13.008cm" svg:x2="31.092cm" svg:y2="13.008cm">
          <text:p/>
        </draw:line>
        <draw:polyline draw:style-name="gr7" draw:text-style-name="P4" draw:layer="layout" svg:width="0.06cm" svg:height="0.127cm" svg:x="31.051cm" svg:y="12.948cm" svg:viewBox="0 0 61 128" draw:points="61,128 0,128 0,0 61,0">
          <text:p/>
        </draw:polyline>
        <draw:polyline draw:style-name="gr1" draw:text-style-name="P1" draw:layer="layout" svg:width="0.073cm" svg:height="0.127cm" svg:x="31.394cm" svg:y="12.852cm" svg:viewBox="0 0 74 128" draw:points="61,0 39,0 26,6 19,10 6,29 0,54 0,102 6,115 13,122 26,128 48,128 61,122 68,115 74,102 74,70 68,61 61,54 48,48 26,48 13,54 6,61 0,70">
          <text:p/>
        </draw:polyline>
        <draw:polyline draw:style-name="gr7" draw:text-style-name="P4" draw:layer="layout" svg:width="0.089cm" svg:height="0.159cm" svg:x="30.601cm" svg:y="11.611cm" svg:viewBox="0 0 90 160" draw:points="0,0 0,131 6,144 13,153 29,160 61,160 74,153 83,144 90,131 90,0">
          <text:p/>
        </draw:polyline>
        <draw:polyline draw:style-name="gr7" draw:text-style-name="P4" draw:layer="layout" svg:width="0.098cm" svg:height="0.159cm" svg:x="30.75cm" svg:y="11.611cm" svg:viewBox="0 0 99 160" draw:points="10,16 16,10 32,0 71,0 83,10 93,16 99,32 99,45 93,70 0,160 99,160">
          <text:p/>
        </draw:polyline>
        <draw:polyline draw:style-name="gr7" draw:text-style-name="P4" draw:layer="layout" svg:width="0.092cm" svg:height="0.159cm" svg:x="30.909cm" svg:y="11.611cm" svg:viewBox="0 0 93 160" draw:points="16,160 48,160 61,153 71,144 83,121 93,93 93,32 83,16 77,10 61,0 32,0 16,10 10,16 0,32 0,70 10,83 16,93 32,99 61,99 77,93 83,83 93,70">
          <text:p/>
        </draw:polyline>
        <draw:polyline draw:style-name="gr7" draw:text-style-name="P4" draw:layer="layout" svg:width="0.105cm" svg:height="0.159cm" svg:x="30.074cm" svg:y="11.9cm" svg:viewBox="0 0 106 160" draw:points="0,0 106,0 38,160">
          <text:p/>
        </draw:polyline>
        <draw:line draw:style-name="gr7" draw:text-style-name="P4" draw:layer="layout" svg:x1="30.309cm" svg:y1="11.954cm" svg:x2="30.309cm" svg:y2="12.059cm">
          <text:p/>
        </draw:line>
        <draw:polyline draw:style-name="gr7" draw:text-style-name="P4" draw:layer="layout" svg:width="0.098cm" svg:height="0.111cm" svg:x="30.232cm" svg:y="11.894cm" svg:viewBox="0 0 99 112" draw:points="38,0 0,112 99,112">
          <text:p/>
        </draw:polyline>
        <draw:polyline draw:style-name="gr7" draw:text-style-name="P4" draw:layer="layout" svg:width="0.076cm" svg:height="0.159cm" svg:x="30.391cm" svg:y="11.9cm" svg:viewBox="0 0 77 160" draw:points="77,160 0,160 0,0">
          <text:p/>
        </draw:polyline>
        <draw:polyline draw:style-name="gr7" draw:text-style-name="P4" draw:layer="layout" svg:width="0.108cm" svg:height="0.159cm" svg:x="30.496cm" svg:y="11.9cm" svg:viewBox="0 0 109 160" draw:points="0,0 54,160 109,0">
          <text:p/>
        </draw:polyline>
        <draw:polyline draw:style-name="gr7" draw:text-style-name="P4" draw:layer="layout" svg:width="0.098cm" svg:height="0.159cm" svg:x="30.648cm" svg:y="11.9cm" svg:viewBox="0 0 99 160" draw:points="99,144 93,153 71,160 55,160 32,153 16,137 6,121 0,93 0,70 6,38 16,22 32,10 55,0 71,0 93,10 99,16">
          <text:p/>
        </draw:polyline>
        <draw:line draw:style-name="gr7" draw:text-style-name="P4" draw:layer="layout" svg:x1="30.899cm" svg:y1="12.059cm" svg:x2="30.807cm" svg:y2="12.059cm">
          <text:p/>
        </draw:line>
        <draw:polyline draw:style-name="gr7" draw:text-style-name="P4" draw:layer="layout" svg:width="0.044cm" svg:height="0.159cm" svg:x="30.807cm" svg:y="11.9cm" svg:viewBox="0 0 45 160" draw:points="45,160 45,0 32,22 16,38 0,45">
          <text:p/>
        </draw:polyline>
        <draw:polyline draw:style-name="gr7" draw:text-style-name="P4" draw:layer="layout" svg:width="0.098cm" svg:height="0.159cm" svg:x="30.959cm" svg:y="11.9cm" svg:viewBox="0 0 99 160" draw:points="90,10 77,0 51,0 29,10 13,22 6,38 0,70 0,93 6,121 13,137 29,153 51,160 67,160 90,153 99,144 99,93 67,93">
          <text:p/>
        </draw:polyline>
        <draw:polyline draw:style-name="gr7" draw:text-style-name="P4" draw:layer="layout" svg:width="0.098cm" svg:height="0.159cm" svg:x="31.109cm" svg:y="11.9cm" svg:viewBox="0 0 99 160" draw:points="0,0 99,0 48,61 71,61 87,70 93,77 99,93 99,131 93,144 87,153 71,160 22,160 10,153 0,144">
          <text:p/>
        </draw:polyline>
        <draw:polyline draw:style-name="gr7" draw:text-style-name="P4" draw:layer="layout" svg:width="0.105cm" svg:height="0.159cm" svg:x="31.261cm" svg:y="11.9cm" svg:viewBox="0 0 106 160" draw:points="0,0 106,0 38,160">
          <text:p/>
        </draw:polyline>
        <draw:polyline draw:style-name="gr7" draw:text-style-name="P4" draw:layer="layout" svg:width="0.098cm" svg:height="0.159cm" svg:x="31.413cm" svg:y="11.9cm" svg:viewBox="0 0 99 160" draw:points="0,0 99,0 45,61 67,61 83,70 90,77 99,93 99,131 90,144 83,153 67,160 22,160 6,153 0,144">
          <text:p/>
        </draw:polyline>
        <draw:polygon draw:style-name="gr6" draw:text-style-name="P1" draw:layer="layout" svg:width="0.952cm" svg:height="0.952cm" svg:x="30.321cm" svg:y="13.335cm" svg:viewBox="0 0 953 953" draw:points="477,953 0,953 0,0 953,0 953,953">
          <text:p/>
        </draw:polygon>
        <draw:line draw:style-name="gr1" draw:text-style-name="P1" draw:layer="layout" svg:x1="30.321cm" svg:y1="14.129cm" svg:x2="30.004cm" svg:y2="14.129cm">
          <text:p/>
        </draw:line>
        <draw:polyline draw:style-name="gr7" draw:text-style-name="P4" draw:layer="layout" svg:width="0.06cm" svg:height="0.127cm" svg:x="30.486cm" svg:y="14.059cm" svg:viewBox="0 0 61 128" draw:points="61,128 0,128 0,0">
          <text:p/>
        </draw:polyline>
        <draw:line draw:style-name="gr7" draw:text-style-name="P4" draw:layer="layout" svg:x1="30.588cm" svg:y1="14.119cm" svg:x2="30.632cm" svg:y2="14.119cm">
          <text:p/>
        </draw:line>
        <draw:polyline draw:style-name="gr7" draw:text-style-name="P4" draw:layer="layout" svg:width="0.06cm" svg:height="0.127cm" svg:x="30.588cm" svg:y="14.059cm" svg:viewBox="0 0 61 128" draw:points="61,128 0,128 0,0 61,0">
          <text:p/>
        </draw:polyline>
        <draw:line draw:style-name="gr1" draw:text-style-name="P1" draw:layer="layout" svg:x1="30.197cm" svg:y1="14.091cm" svg:x2="30.124cm" svg:y2="14.091cm">
          <text:p/>
        </draw:line>
        <draw:polyline draw:style-name="gr1" draw:text-style-name="P1" draw:layer="layout" svg:width="0.038cm" svg:height="0.127cm" svg:x="30.124cm" svg:y="13.964cm" svg:viewBox="0 0 39 128" draw:points="39,128 39,0 26,16 13,29 0,35">
          <text:p/>
        </draw:polyline>
        <draw:line draw:style-name="gr1" draw:text-style-name="P1" draw:layer="layout" svg:x1="30.321cm" svg:y1="13.494cm" svg:x2="30.004cm" svg:y2="13.494cm">
          <text:p/>
        </draw:line>
        <draw:polygon draw:style-name="gr7" draw:text-style-name="P4" draw:layer="layout" svg:width="0.073cm" svg:height="0.127cm" svg:x="30.486cm" svg:y="13.424cm" svg:viewBox="0 0 74 128" draw:points="0,128 0,0 32,0 48,6 61,16 68,29 74,54 74,70 68,96 61,109 48,122 32,128">
          <text:p/>
        </draw:polygon>
        <draw:polyline draw:style-name="gr1" draw:text-style-name="P1" draw:layer="layout" svg:width="0.079cm" svg:height="0.127cm" svg:x="30.118cm" svg:y="13.329cm" svg:viewBox="0 0 80 128" draw:points="0,0 80,0 39,48 55,48 68,54 74,61 80,70 80,102 74,115 68,122 55,128 19,128 6,122 0,115">
          <text:p/>
        </draw:polyline>
        <draw:line draw:style-name="gr1" draw:text-style-name="P1" draw:layer="layout" svg:x1="31.274cm" svg:y1="13.494cm" svg:x2="31.591cm" svg:y2="13.494cm">
          <text:p/>
        </draw:line>
        <draw:polyline draw:style-name="gr7" draw:text-style-name="P4" draw:layer="layout" svg:width="0.067cm" svg:height="0.041cm" svg:x="31.051cm" svg:y="13.519cm" svg:viewBox="0 0 68 42" draw:points="68,42 55,39 42,26 23,7 13,0 0,0">
          <text:p/>
        </draw:polyline>
        <draw:polygon draw:style-name="gr7" draw:text-style-name="P4" draw:layer="layout" svg:width="0.086cm" svg:height="0.127cm" svg:x="31.026cm" svg:y="13.424cm" svg:viewBox="0 0 87 128" draw:points="32,128 19,122 6,109 0,83 0,42 6,16 19,6 32,0 55,0 67,6 80,16 87,42 87,83 80,109 67,122 55,128">
          <text:p/>
        </draw:polygon>
        <draw:line draw:style-name="gr1" draw:text-style-name="P1" draw:layer="layout" svg:x1="31.455cm" svg:y1="13.37cm" svg:x2="31.455cm" svg:y2="13.456cm">
          <text:p/>
        </draw:line>
        <draw:polyline draw:style-name="gr1" draw:text-style-name="P1" draw:layer="layout" svg:width="0.079cm" svg:height="0.089cm" svg:x="31.394cm" svg:y="13.322cm" svg:viewBox="0 0 80 90" draw:points="32,0 0,90 80,90">
          <text:p/>
        </draw:polyline>
        <draw:line draw:style-name="gr1" draw:text-style-name="P1" draw:layer="layout" svg:x1="31.274cm" svg:y1="14.129cm" svg:x2="31.591cm" svg:y2="14.129cm">
          <text:p/>
        </draw:line>
        <draw:line draw:style-name="gr7" draw:text-style-name="P4" draw:layer="layout" svg:x1="30.886cm" svg:y1="14.018cm" svg:x2="31.019cm" svg:y2="14.018cm">
          <text:p/>
        </draw:line>
        <draw:polygon draw:style-name="gr7" draw:text-style-name="P4" draw:layer="layout" svg:width="0.086cm" svg:height="0.127cm" svg:x="30.912cm" svg:y="14.059cm" svg:viewBox="0 0 87 128" draw:points="32,0 55,0 67,6 80,16 87,42 87,83 80,109 67,122 55,128 32,128 19,122 6,109 0,83 0,42 6,16 19,6">
          <text:p/>
        </draw:polygon>
        <draw:line draw:style-name="gr7" draw:text-style-name="P4" draw:layer="layout" svg:x1="31.02cm" svg:y1="14.018cm" svg:x2="31.137cm" svg:y2="14.018cm">
          <text:p/>
        </draw:line>
        <draw:line draw:style-name="gr7" draw:text-style-name="P4" draw:layer="layout" svg:x1="31.051cm" svg:y1="14.119cm" svg:x2="31.092cm" svg:y2="14.119cm">
          <text:p/>
        </draw:line>
        <draw:polyline draw:style-name="gr7" draw:text-style-name="P4" draw:layer="layout" svg:width="0.06cm" svg:height="0.127cm" svg:x="31.051cm" svg:y="14.059cm" svg:viewBox="0 0 61 128" draw:points="61,128 0,128 0,0 61,0">
          <text:p/>
        </draw:polyline>
        <draw:polyline draw:style-name="gr1" draw:text-style-name="P1" draw:layer="layout" svg:width="0.073cm" svg:height="0.127cm" svg:x="31.394cm" svg:y="13.964cm" svg:viewBox="0 0 74 128" draw:points="61,0 39,0 26,6 19,10 6,29 0,54 0,102 6,115 13,122 26,128 48,128 61,122 68,115 74,102 74,70 68,61 61,54 48,48 26,48 13,54 6,61 0,70">
          <text:p/>
        </draw:polyline>
        <draw:polyline draw:style-name="gr7" draw:text-style-name="P4" draw:layer="layout" svg:width="0.089cm" svg:height="0.159cm" svg:x="30.601cm" svg:y="12.722cm" svg:viewBox="0 0 90 160" draw:points="0,0 0,131 6,144 13,153 29,160 61,160 74,153 83,144 90,131 90,0">
          <text:p/>
        </draw:polyline>
        <draw:polyline draw:style-name="gr7" draw:text-style-name="P4" draw:layer="layout" svg:width="0.098cm" svg:height="0.159cm" svg:x="30.75cm" svg:y="12.722cm" svg:viewBox="0 0 99 160" draw:points="0,0 99,0 48,61 71,61 83,70 93,77 99,93 99,131 93,144 83,153 71,160 22,160 10,153 0,144">
          <text:p/>
        </draw:polyline>
        <draw:polygon draw:style-name="gr7" draw:text-style-name="P4" draw:layer="layout" svg:width="0.092cm" svg:height="0.159cm" svg:x="30.909cm" svg:y="12.722cm" svg:viewBox="0 0 93 160" draw:points="39,0 55,0 71,10 77,16 83,32 93,61 93,99 83,131 77,144 71,153 55,160 39,160 22,153 16,144 10,131 0,99 0,61 10,32 16,16 22,10">
          <text:p/>
        </draw:polygon>
        <draw:polyline draw:style-name="gr7" draw:text-style-name="P4" draw:layer="layout" svg:width="0.105cm" svg:height="0.159cm" svg:x="30.074cm" svg:y="13.011cm" svg:viewBox="0 0 106 160" draw:points="0,0 106,0 38,160">
          <text:p/>
        </draw:polyline>
        <draw:line draw:style-name="gr7" draw:text-style-name="P4" draw:layer="layout" svg:x1="30.309cm" svg:y1="13.065cm" svg:x2="30.309cm" svg:y2="13.17cm">
          <text:p/>
        </draw:line>
        <draw:polyline draw:style-name="gr7" draw:text-style-name="P4" draw:layer="layout" svg:width="0.098cm" svg:height="0.111cm" svg:x="30.232cm" svg:y="13.005cm" svg:viewBox="0 0 99 112" draw:points="38,0 0,112 99,112">
          <text:p/>
        </draw:polyline>
        <draw:polyline draw:style-name="gr7" draw:text-style-name="P4" draw:layer="layout" svg:width="0.076cm" svg:height="0.159cm" svg:x="30.391cm" svg:y="13.011cm" svg:viewBox="0 0 77 160" draw:points="77,160 0,160 0,0">
          <text:p/>
        </draw:polyline>
        <draw:polyline draw:style-name="gr7" draw:text-style-name="P4" draw:layer="layout" svg:width="0.108cm" svg:height="0.159cm" svg:x="30.496cm" svg:y="13.011cm" svg:viewBox="0 0 109 160" draw:points="0,0 54,160 109,0">
          <text:p/>
        </draw:polyline>
        <draw:polyline draw:style-name="gr7" draw:text-style-name="P4" draw:layer="layout" svg:width="0.098cm" svg:height="0.159cm" svg:x="30.648cm" svg:y="13.011cm" svg:viewBox="0 0 99 160" draw:points="99,144 93,153 71,160 55,160 32,153 16,137 6,121 0,93 0,70 6,38 16,22 32,10 55,0 71,0 93,10 99,16">
          <text:p/>
        </draw:polyline>
        <draw:line draw:style-name="gr7" draw:text-style-name="P4" draw:layer="layout" svg:x1="30.899cm" svg:y1="13.17cm" svg:x2="30.807cm" svg:y2="13.17cm">
          <text:p/>
        </draw:line>
        <draw:polyline draw:style-name="gr7" draw:text-style-name="P4" draw:layer="layout" svg:width="0.044cm" svg:height="0.159cm" svg:x="30.807cm" svg:y="13.011cm" svg:viewBox="0 0 45 160" draw:points="45,160 45,0 32,22 16,38 0,45">
          <text:p/>
        </draw:polyline>
        <draw:polyline draw:style-name="gr7" draw:text-style-name="P4" draw:layer="layout" svg:width="0.098cm" svg:height="0.159cm" svg:x="30.959cm" svg:y="13.011cm" svg:viewBox="0 0 99 160" draw:points="90,10 77,0 51,0 29,10 13,22 6,38 0,70 0,93 6,121 13,137 29,153 51,160 67,160 90,153 99,144 99,93 67,93">
          <text:p/>
        </draw:polyline>
        <draw:polyline draw:style-name="gr7" draw:text-style-name="P4" draw:layer="layout" svg:width="0.098cm" svg:height="0.159cm" svg:x="31.109cm" svg:y="13.011cm" svg:viewBox="0 0 99 160" draw:points="0,0 99,0 48,61 71,61 87,70 93,77 99,93 99,131 93,144 87,153 71,160 22,160 10,153 0,144">
          <text:p/>
        </draw:polyline>
        <draw:polyline draw:style-name="gr7" draw:text-style-name="P4" draw:layer="layout" svg:width="0.105cm" svg:height="0.159cm" svg:x="31.261cm" svg:y="13.011cm" svg:viewBox="0 0 106 160" draw:points="0,0 106,0 38,160">
          <text:p/>
        </draw:polyline>
        <draw:polyline draw:style-name="gr7" draw:text-style-name="P4" draw:layer="layout" svg:width="0.098cm" svg:height="0.159cm" svg:x="31.413cm" svg:y="13.011cm" svg:viewBox="0 0 99 160" draw:points="0,0 99,0 45,61 67,61 83,70 90,77 99,93 99,131 90,144 83,153 67,160 22,160 6,153 0,144">
          <text:p/>
        </draw:polyline>
        <draw:polygon draw:style-name="gr6" draw:text-style-name="P1" draw:layer="layout" svg:width="0.952cm" svg:height="0.952cm" svg:x="30.321cm" svg:y="14.446cm" svg:viewBox="0 0 953 953" draw:points="477,953 0,953 0,0 953,0 953,953">
          <text:p/>
        </draw:polygon>
        <draw:line draw:style-name="gr1" draw:text-style-name="P1" draw:layer="layout" svg:x1="30.321cm" svg:y1="15.24cm" svg:x2="30.004cm" svg:y2="15.24cm">
          <text:p/>
        </draw:line>
        <draw:polyline draw:style-name="gr7" draw:text-style-name="P4" draw:layer="layout" svg:width="0.06cm" svg:height="0.127cm" svg:x="30.486cm" svg:y="15.17cm" svg:viewBox="0 0 61 128" draw:points="61,128 0,128 0,0">
          <text:p/>
        </draw:polyline>
        <draw:line draw:style-name="gr7" draw:text-style-name="P4" draw:layer="layout" svg:x1="30.588cm" svg:y1="15.23cm" svg:x2="30.632cm" svg:y2="15.23cm">
          <text:p/>
        </draw:line>
        <draw:polyline draw:style-name="gr7" draw:text-style-name="P4" draw:layer="layout" svg:width="0.06cm" svg:height="0.127cm" svg:x="30.588cm" svg:y="15.17cm" svg:viewBox="0 0 61 128" draw:points="61,128 0,128 0,0 61,0">
          <text:p/>
        </draw:polyline>
        <draw:line draw:style-name="gr1" draw:text-style-name="P1" draw:layer="layout" svg:x1="30.197cm" svg:y1="15.202cm" svg:x2="30.124cm" svg:y2="15.202cm">
          <text:p/>
        </draw:line>
        <draw:polyline draw:style-name="gr1" draw:text-style-name="P1" draw:layer="layout" svg:width="0.038cm" svg:height="0.127cm" svg:x="30.124cm" svg:y="15.075cm" svg:viewBox="0 0 39 128" draw:points="39,128 39,0 26,16 13,29 0,35">
          <text:p/>
        </draw:polyline>
        <draw:line draw:style-name="gr1" draw:text-style-name="P1" draw:layer="layout" svg:x1="30.321cm" svg:y1="14.605cm" svg:x2="30.004cm" svg:y2="14.605cm">
          <text:p/>
        </draw:line>
        <draw:polygon draw:style-name="gr7" draw:text-style-name="P4" draw:layer="layout" svg:width="0.073cm" svg:height="0.127cm" svg:x="30.486cm" svg:y="14.535cm" svg:viewBox="0 0 74 128" draw:points="0,128 0,0 32,0 48,6 61,16 68,29 74,54 74,70 68,96 61,109 48,122 32,128">
          <text:p/>
        </draw:polygon>
        <draw:polyline draw:style-name="gr1" draw:text-style-name="P1" draw:layer="layout" svg:width="0.079cm" svg:height="0.127cm" svg:x="30.118cm" svg:y="14.44cm" svg:viewBox="0 0 80 128" draw:points="0,0 80,0 39,48 55,48 68,54 74,61 80,70 80,102 74,115 68,122 55,128 19,128 6,122 0,115">
          <text:p/>
        </draw:polyline>
        <draw:line draw:style-name="gr1" draw:text-style-name="P1" draw:layer="layout" svg:x1="31.274cm" svg:y1="14.605cm" svg:x2="31.591cm" svg:y2="14.605cm">
          <text:p/>
        </draw:line>
        <draw:polyline draw:style-name="gr7" draw:text-style-name="P4" draw:layer="layout" svg:width="0.067cm" svg:height="0.041cm" svg:x="31.051cm" svg:y="14.63cm" svg:viewBox="0 0 68 42" draw:points="68,42 55,39 42,26 23,7 13,0 0,0">
          <text:p/>
        </draw:polyline>
        <draw:polygon draw:style-name="gr7" draw:text-style-name="P4" draw:layer="layout" svg:width="0.086cm" svg:height="0.127cm" svg:x="31.026cm" svg:y="14.535cm" svg:viewBox="0 0 87 128" draw:points="32,128 19,122 6,109 0,83 0,42 6,16 19,6 32,0 55,0 67,6 80,16 87,42 87,83 80,109 67,122 55,128">
          <text:p/>
        </draw:polygon>
        <draw:line draw:style-name="gr1" draw:text-style-name="P1" draw:layer="layout" svg:x1="31.455cm" svg:y1="14.481cm" svg:x2="31.455cm" svg:y2="14.567cm">
          <text:p/>
        </draw:line>
        <draw:polyline draw:style-name="gr1" draw:text-style-name="P1" draw:layer="layout" svg:width="0.079cm" svg:height="0.089cm" svg:x="31.394cm" svg:y="14.434cm" svg:viewBox="0 0 80 90" draw:points="32,0 0,90 80,90">
          <text:p/>
        </draw:polyline>
        <draw:line draw:style-name="gr1" draw:text-style-name="P1" draw:layer="layout" svg:x1="31.274cm" svg:y1="15.24cm" svg:x2="31.591cm" svg:y2="15.24cm">
          <text:p/>
        </draw:line>
        <draw:line draw:style-name="gr7" draw:text-style-name="P4" draw:layer="layout" svg:x1="30.886cm" svg:y1="15.129cm" svg:x2="31.019cm" svg:y2="15.129cm">
          <text:p/>
        </draw:line>
        <draw:polygon draw:style-name="gr7" draw:text-style-name="P4" draw:layer="layout" svg:width="0.086cm" svg:height="0.127cm" svg:x="30.912cm" svg:y="15.17cm" svg:viewBox="0 0 87 128" draw:points="32,0 55,0 67,6 80,16 87,42 87,83 80,109 67,122 55,128 32,128 19,122 6,109 0,83 0,42 6,16 19,6">
          <text:p/>
        </draw:polygon>
        <draw:line draw:style-name="gr7" draw:text-style-name="P4" draw:layer="layout" svg:x1="31.02cm" svg:y1="15.129cm" svg:x2="31.137cm" svg:y2="15.129cm">
          <text:p/>
        </draw:line>
        <draw:line draw:style-name="gr7" draw:text-style-name="P4" draw:layer="layout" svg:x1="31.051cm" svg:y1="15.23cm" svg:x2="31.092cm" svg:y2="15.23cm">
          <text:p/>
        </draw:line>
        <draw:polyline draw:style-name="gr7" draw:text-style-name="P4" draw:layer="layout" svg:width="0.06cm" svg:height="0.127cm" svg:x="31.051cm" svg:y="15.17cm" svg:viewBox="0 0 61 128" draw:points="61,128 0,128 0,0 61,0">
          <text:p/>
        </draw:polyline>
        <draw:polyline draw:style-name="gr1" draw:text-style-name="P1" draw:layer="layout" svg:width="0.073cm" svg:height="0.127cm" svg:x="31.394cm" svg:y="15.075cm" svg:viewBox="0 0 74 128" draw:points="61,0 39,0 26,6 19,10 6,29 0,54 0,102 6,115 13,122 26,128 48,128 61,122 68,115 74,102 74,70 68,61 61,54 48,48 26,48 13,54 6,61 0,70">
          <text:p/>
        </draw:polyline>
        <draw:polyline draw:style-name="gr7" draw:text-style-name="P4" draw:layer="layout" svg:width="0.089cm" svg:height="0.159cm" svg:x="30.601cm" svg:y="13.833cm" svg:viewBox="0 0 90 160" draw:points="0,0 0,131 6,144 13,153 29,160 61,160 74,153 83,144 90,131 90,0">
          <text:p/>
        </draw:polyline>
        <draw:polyline draw:style-name="gr7" draw:text-style-name="P4" draw:layer="layout" svg:width="0.098cm" svg:height="0.159cm" svg:x="30.75cm" svg:y="13.833cm" svg:viewBox="0 0 99 160" draw:points="0,0 99,0 48,61 71,61 83,70 93,77 99,93 99,131 93,144 83,153 71,160 22,160 10,153 0,144">
          <text:p/>
        </draw:polyline>
        <draw:line draw:style-name="gr7" draw:text-style-name="P4" draw:layer="layout" svg:x1="31.001cm" svg:y1="13.992cm" svg:x2="30.909cm" svg:y2="13.992cm">
          <text:p/>
        </draw:line>
        <draw:polyline draw:style-name="gr7" draw:text-style-name="P4" draw:layer="layout" svg:width="0.048cm" svg:height="0.159cm" svg:x="30.909cm" svg:y="13.833cm" svg:viewBox="0 0 49 160" draw:points="49,160 49,0 32,22 16,38 0,45">
          <text:p/>
        </draw:polyline>
        <draw:polyline draw:style-name="gr7" draw:text-style-name="P4" draw:layer="layout" svg:width="0.105cm" svg:height="0.159cm" svg:x="30.074cm" svg:y="14.122cm" svg:viewBox="0 0 106 160" draw:points="0,0 106,0 38,160">
          <text:p/>
        </draw:polyline>
        <draw:line draw:style-name="gr7" draw:text-style-name="P4" draw:layer="layout" svg:x1="30.309cm" svg:y1="14.176cm" svg:x2="30.309cm" svg:y2="14.281cm">
          <text:p/>
        </draw:line>
        <draw:polyline draw:style-name="gr7" draw:text-style-name="P4" draw:layer="layout" svg:width="0.098cm" svg:height="0.111cm" svg:x="30.232cm" svg:y="14.116cm" svg:viewBox="0 0 99 112" draw:points="38,0 0,112 99,112">
          <text:p/>
        </draw:polyline>
        <draw:polyline draw:style-name="gr7" draw:text-style-name="P4" draw:layer="layout" svg:width="0.076cm" svg:height="0.159cm" svg:x="30.391cm" svg:y="14.122cm" svg:viewBox="0 0 77 160" draw:points="77,160 0,160 0,0">
          <text:p/>
        </draw:polyline>
        <draw:polyline draw:style-name="gr7" draw:text-style-name="P4" draw:layer="layout" svg:width="0.108cm" svg:height="0.159cm" svg:x="30.496cm" svg:y="14.122cm" svg:viewBox="0 0 109 160" draw:points="0,0 54,160 109,0">
          <text:p/>
        </draw:polyline>
        <draw:polyline draw:style-name="gr7" draw:text-style-name="P4" draw:layer="layout" svg:width="0.098cm" svg:height="0.159cm" svg:x="30.648cm" svg:y="14.122cm" svg:viewBox="0 0 99 160" draw:points="99,144 93,153 71,160 55,160 32,153 16,137 6,121 0,93 0,70 6,38 16,22 32,10 55,0 71,0 93,10 99,16">
          <text:p/>
        </draw:polyline>
        <draw:line draw:style-name="gr7" draw:text-style-name="P4" draw:layer="layout" svg:x1="30.899cm" svg:y1="14.281cm" svg:x2="30.807cm" svg:y2="14.281cm">
          <text:p/>
        </draw:line>
        <draw:polyline draw:style-name="gr7" draw:text-style-name="P4" draw:layer="layout" svg:width="0.044cm" svg:height="0.159cm" svg:x="30.807cm" svg:y="14.122cm" svg:viewBox="0 0 45 160" draw:points="45,160 45,0 32,22 16,38 0,45">
          <text:p/>
        </draw:polyline>
        <draw:polyline draw:style-name="gr7" draw:text-style-name="P4" draw:layer="layout" svg:width="0.098cm" svg:height="0.159cm" svg:x="30.959cm" svg:y="14.122cm" svg:viewBox="0 0 99 160" draw:points="90,10 77,0 51,0 29,10 13,22 6,38 0,70 0,93 6,121 13,137 29,153 51,160 67,160 90,153 99,144 99,93 67,93">
          <text:p/>
        </draw:polyline>
        <draw:polyline draw:style-name="gr7" draw:text-style-name="P4" draw:layer="layout" svg:width="0.098cm" svg:height="0.159cm" svg:x="31.109cm" svg:y="14.122cm" svg:viewBox="0 0 99 160" draw:points="0,0 99,0 48,61 71,61 87,70 93,77 99,93 99,131 93,144 87,153 71,160 22,160 10,153 0,144">
          <text:p/>
        </draw:polyline>
        <draw:polyline draw:style-name="gr7" draw:text-style-name="P4" draw:layer="layout" svg:width="0.105cm" svg:height="0.159cm" svg:x="31.261cm" svg:y="14.122cm" svg:viewBox="0 0 106 160" draw:points="0,0 106,0 38,160">
          <text:p/>
        </draw:polyline>
        <draw:polyline draw:style-name="gr7" draw:text-style-name="P4" draw:layer="layout" svg:width="0.098cm" svg:height="0.159cm" svg:x="31.413cm" svg:y="14.122cm" svg:viewBox="0 0 99 160" draw:points="0,0 99,0 45,61 67,61 83,70 90,77 99,93 99,131 90,144 83,153 67,160 22,160 6,153 0,144">
          <text:p/>
        </draw:polyline>
        <draw:polygon draw:style-name="gr6" draw:text-style-name="P1" draw:layer="layout" svg:width="0.952cm" svg:height="0.952cm" svg:x="30.321cm" svg:y="15.557cm" svg:viewBox="0 0 953 953" draw:points="477,953 0,953 0,0 953,0 953,953">
          <text:p/>
        </draw:polygon>
        <draw:line draw:style-name="gr1" draw:text-style-name="P1" draw:layer="layout" svg:x1="30.321cm" svg:y1="16.351cm" svg:x2="30.004cm" svg:y2="16.351cm">
          <text:p/>
        </draw:line>
        <draw:polyline draw:style-name="gr7" draw:text-style-name="P4" draw:layer="layout" svg:width="0.06cm" svg:height="0.127cm" svg:x="30.486cm" svg:y="16.281cm" svg:viewBox="0 0 61 128" draw:points="61,128 0,128 0,0">
          <text:p/>
        </draw:polyline>
        <draw:line draw:style-name="gr7" draw:text-style-name="P4" draw:layer="layout" svg:x1="30.588cm" svg:y1="16.342cm" svg:x2="30.632cm" svg:y2="16.342cm">
          <text:p/>
        </draw:line>
        <draw:polyline draw:style-name="gr7" draw:text-style-name="P4" draw:layer="layout" svg:width="0.06cm" svg:height="0.127cm" svg:x="30.588cm" svg:y="16.281cm" svg:viewBox="0 0 61 128" draw:points="61,128 0,128 0,0 61,0">
          <text:p/>
        </draw:polyline>
        <draw:line draw:style-name="gr1" draw:text-style-name="P1" draw:layer="layout" svg:x1="30.197cm" svg:y1="16.313cm" svg:x2="30.124cm" svg:y2="16.313cm">
          <text:p/>
        </draw:line>
        <draw:polyline draw:style-name="gr1" draw:text-style-name="P1" draw:layer="layout" svg:width="0.038cm" svg:height="0.127cm" svg:x="30.124cm" svg:y="16.186cm" svg:viewBox="0 0 39 128" draw:points="39,128 39,0 26,16 13,29 0,35">
          <text:p/>
        </draw:polyline>
        <draw:line draw:style-name="gr1" draw:text-style-name="P1" draw:layer="layout" svg:x1="30.321cm" svg:y1="15.716cm" svg:x2="30.004cm" svg:y2="15.716cm">
          <text:p/>
        </draw:line>
        <draw:polygon draw:style-name="gr7" draw:text-style-name="P4" draw:layer="layout" svg:width="0.073cm" svg:height="0.127cm" svg:x="30.486cm" svg:y="15.646cm" svg:viewBox="0 0 74 128" draw:points="0,128 0,0 32,0 48,6 61,16 68,29 74,54 74,70 68,96 61,109 48,122 32,128">
          <text:p/>
        </draw:polygon>
        <draw:polyline draw:style-name="gr1" draw:text-style-name="P1" draw:layer="layout" svg:width="0.079cm" svg:height="0.127cm" svg:x="30.118cm" svg:y="15.551cm" svg:viewBox="0 0 80 128" draw:points="0,0 80,0 39,48 55,48 68,54 74,61 80,70 80,102 74,115 68,122 55,128 19,128 6,122 0,115">
          <text:p/>
        </draw:polyline>
        <draw:line draw:style-name="gr1" draw:text-style-name="P1" draw:layer="layout" svg:x1="31.274cm" svg:y1="15.716cm" svg:x2="31.591cm" svg:y2="15.716cm">
          <text:p/>
        </draw:line>
        <draw:polyline draw:style-name="gr7" draw:text-style-name="P4" draw:layer="layout" svg:width="0.067cm" svg:height="0.041cm" svg:x="31.051cm" svg:y="15.742cm" svg:viewBox="0 0 68 42" draw:points="68,42 55,39 42,26 23,7 13,0 0,0">
          <text:p/>
        </draw:polyline>
        <draw:polygon draw:style-name="gr7" draw:text-style-name="P4" draw:layer="layout" svg:width="0.086cm" svg:height="0.127cm" svg:x="31.026cm" svg:y="15.646cm" svg:viewBox="0 0 87 128" draw:points="32,128 19,122 6,109 0,83 0,42 6,16 19,6 32,0 55,0 67,6 80,16 87,42 87,83 80,109 67,122 55,128">
          <text:p/>
        </draw:polygon>
        <draw:line draw:style-name="gr1" draw:text-style-name="P1" draw:layer="layout" svg:x1="31.455cm" svg:y1="15.592cm" svg:x2="31.455cm" svg:y2="15.678cm">
          <text:p/>
        </draw:line>
        <draw:polyline draw:style-name="gr1" draw:text-style-name="P1" draw:layer="layout" svg:width="0.079cm" svg:height="0.089cm" svg:x="31.394cm" svg:y="15.545cm" svg:viewBox="0 0 80 90" draw:points="32,0 0,90 80,90">
          <text:p/>
        </draw:polyline>
        <draw:line draw:style-name="gr1" draw:text-style-name="P1" draw:layer="layout" svg:x1="31.274cm" svg:y1="16.351cm" svg:x2="31.591cm" svg:y2="16.351cm">
          <text:p/>
        </draw:line>
        <draw:line draw:style-name="gr7" draw:text-style-name="P4" draw:layer="layout" svg:x1="30.886cm" svg:y1="16.24cm" svg:x2="31.019cm" svg:y2="16.24cm">
          <text:p/>
        </draw:line>
        <draw:polygon draw:style-name="gr7" draw:text-style-name="P4" draw:layer="layout" svg:width="0.086cm" svg:height="0.127cm" svg:x="30.912cm" svg:y="16.281cm" svg:viewBox="0 0 87 128" draw:points="32,0 55,0 67,6 80,16 87,42 87,83 80,109 67,122 55,128 32,128 19,122 6,109 0,83 0,42 6,16 19,6">
          <text:p/>
        </draw:polygon>
        <draw:line draw:style-name="gr7" draw:text-style-name="P4" draw:layer="layout" svg:x1="31.02cm" svg:y1="16.24cm" svg:x2="31.137cm" svg:y2="16.24cm">
          <text:p/>
        </draw:line>
        <draw:line draw:style-name="gr7" draw:text-style-name="P4" draw:layer="layout" svg:x1="31.051cm" svg:y1="16.342cm" svg:x2="31.092cm" svg:y2="16.342cm">
          <text:p/>
        </draw:line>
        <draw:polyline draw:style-name="gr7" draw:text-style-name="P4" draw:layer="layout" svg:width="0.06cm" svg:height="0.127cm" svg:x="31.051cm" svg:y="16.281cm" svg:viewBox="0 0 61 128" draw:points="61,128 0,128 0,0 61,0">
          <text:p/>
        </draw:polyline>
        <draw:polyline draw:style-name="gr1" draw:text-style-name="P1" draw:layer="layout" svg:width="0.073cm" svg:height="0.127cm" svg:x="31.394cm" svg:y="16.186cm" svg:viewBox="0 0 74 128" draw:points="61,0 39,0 26,6 19,10 6,29 0,54 0,102 6,115 13,122 26,128 48,128 61,122 68,115 74,102 74,70 68,61 61,54 48,48 26,48 13,54 6,61 0,70">
          <text:p/>
        </draw:polyline>
        <draw:polyline draw:style-name="gr7" draw:text-style-name="P4" draw:layer="layout" svg:width="0.089cm" svg:height="0.159cm" svg:x="30.601cm" svg:y="14.945cm" svg:viewBox="0 0 90 160" draw:points="0,0 0,131 6,144 13,153 29,160 61,160 74,153 83,144 90,131 90,0">
          <text:p/>
        </draw:polyline>
        <draw:polyline draw:style-name="gr7" draw:text-style-name="P4" draw:layer="layout" svg:width="0.098cm" svg:height="0.159cm" svg:x="30.75cm" svg:y="14.945cm" svg:viewBox="0 0 99 160" draw:points="0,0 99,0 48,61 71,61 83,70 93,77 99,93 99,131 93,144 83,153 71,160 22,160 10,153 0,144">
          <text:p/>
        </draw:polyline>
        <draw:polyline draw:style-name="gr7" draw:text-style-name="P4" draw:layer="layout" svg:width="0.098cm" svg:height="0.159cm" svg:x="30.902cm" svg:y="14.945cm" svg:viewBox="0 0 99 160" draw:points="6,16 16,10 29,0 67,0 83,10 90,16 99,32 99,45 90,70 0,160 99,160">
          <text:p/>
        </draw:polyline>
        <draw:polyline draw:style-name="gr7" draw:text-style-name="P4" draw:layer="layout" svg:width="0.105cm" svg:height="0.159cm" svg:x="30.074cm" svg:y="15.234cm" svg:viewBox="0 0 106 160" draw:points="0,0 106,0 38,160">
          <text:p/>
        </draw:polyline>
        <draw:line draw:style-name="gr7" draw:text-style-name="P4" draw:layer="layout" svg:x1="30.309cm" svg:y1="15.288cm" svg:x2="30.309cm" svg:y2="15.393cm">
          <text:p/>
        </draw:line>
        <draw:polyline draw:style-name="gr7" draw:text-style-name="P4" draw:layer="layout" svg:width="0.098cm" svg:height="0.111cm" svg:x="30.232cm" svg:y="15.227cm" svg:viewBox="0 0 99 112" draw:points="38,0 0,112 99,112">
          <text:p/>
        </draw:polyline>
        <draw:polyline draw:style-name="gr7" draw:text-style-name="P4" draw:layer="layout" svg:width="0.076cm" svg:height="0.159cm" svg:x="30.391cm" svg:y="15.234cm" svg:viewBox="0 0 77 160" draw:points="77,160 0,160 0,0">
          <text:p/>
        </draw:polyline>
        <draw:polyline draw:style-name="gr7" draw:text-style-name="P4" draw:layer="layout" svg:width="0.108cm" svg:height="0.159cm" svg:x="30.496cm" svg:y="15.234cm" svg:viewBox="0 0 109 160" draw:points="0,0 54,160 109,0">
          <text:p/>
        </draw:polyline>
        <draw:polyline draw:style-name="gr7" draw:text-style-name="P4" draw:layer="layout" svg:width="0.098cm" svg:height="0.159cm" svg:x="30.648cm" svg:y="15.234cm" svg:viewBox="0 0 99 160" draw:points="99,144 93,153 71,160 55,160 32,153 16,137 6,121 0,93 0,70 6,38 16,22 32,10 55,0 71,0 93,10 99,16">
          <text:p/>
        </draw:polyline>
        <draw:line draw:style-name="gr7" draw:text-style-name="P4" draw:layer="layout" svg:x1="30.899cm" svg:y1="15.392cm" svg:x2="30.807cm" svg:y2="15.392cm">
          <text:p/>
        </draw:line>
        <draw:polyline draw:style-name="gr7" draw:text-style-name="P4" draw:layer="layout" svg:width="0.044cm" svg:height="0.159cm" svg:x="30.807cm" svg:y="15.234cm" svg:viewBox="0 0 45 160" draw:points="45,160 45,0 32,22 16,38 0,45">
          <text:p/>
        </draw:polyline>
        <draw:polyline draw:style-name="gr7" draw:text-style-name="P4" draw:layer="layout" svg:width="0.098cm" svg:height="0.159cm" svg:x="30.959cm" svg:y="15.234cm" svg:viewBox="0 0 99 160" draw:points="90,10 77,0 51,0 29,10 13,22 6,38 0,70 0,93 6,121 13,137 29,153 51,160 67,160 90,153 99,144 99,93 67,93">
          <text:p/>
        </draw:polyline>
        <draw:polyline draw:style-name="gr7" draw:text-style-name="P4" draw:layer="layout" svg:width="0.098cm" svg:height="0.159cm" svg:x="31.109cm" svg:y="15.234cm" svg:viewBox="0 0 99 160" draw:points="0,0 99,0 48,61 71,61 87,70 93,77 99,93 99,131 93,144 87,153 71,160 22,160 10,153 0,144">
          <text:p/>
        </draw:polyline>
        <draw:polyline draw:style-name="gr7" draw:text-style-name="P4" draw:layer="layout" svg:width="0.105cm" svg:height="0.159cm" svg:x="31.261cm" svg:y="15.234cm" svg:viewBox="0 0 106 160" draw:points="0,0 106,0 38,160">
          <text:p/>
        </draw:polyline>
        <draw:polyline draw:style-name="gr7" draw:text-style-name="P4" draw:layer="layout" svg:width="0.098cm" svg:height="0.159cm" svg:x="31.413cm" svg:y="15.234cm" svg:viewBox="0 0 99 160" draw:points="0,0 99,0 45,61 67,61 83,70 90,77 99,93 99,131 90,144 83,153 67,160 22,160 6,153 0,144">
          <text:p/>
        </draw:polyline>
        <draw:polygon draw:style-name="gr6" draw:text-style-name="P1" draw:layer="layout" svg:width="0.952cm" svg:height="0.952cm" svg:x="30.321cm" svg:y="16.669cm" svg:viewBox="0 0 953 953" draw:points="477,953 0,953 0,0 953,0 953,953">
          <text:p/>
        </draw:polygon>
        <draw:line draw:style-name="gr1" draw:text-style-name="P1" draw:layer="layout" svg:x1="30.321cm" svg:y1="17.462cm" svg:x2="30.004cm" svg:y2="17.462cm">
          <text:p/>
        </draw:line>
        <draw:polyline draw:style-name="gr7" draw:text-style-name="P4" draw:layer="layout" svg:width="0.06cm" svg:height="0.127cm" svg:x="30.486cm" svg:y="17.393cm" svg:viewBox="0 0 61 128" draw:points="61,128 0,128 0,0">
          <text:p/>
        </draw:polyline>
        <draw:line draw:style-name="gr7" draw:text-style-name="P4" draw:layer="layout" svg:x1="30.588cm" svg:y1="17.453cm" svg:x2="30.632cm" svg:y2="17.453cm">
          <text:p/>
        </draw:line>
        <draw:polyline draw:style-name="gr7" draw:text-style-name="P4" draw:layer="layout" svg:width="0.06cm" svg:height="0.127cm" svg:x="30.588cm" svg:y="17.393cm" svg:viewBox="0 0 61 128" draw:points="61,128 0,128 0,0 61,0">
          <text:p/>
        </draw:polyline>
        <draw:line draw:style-name="gr1" draw:text-style-name="P1" draw:layer="layout" svg:x1="30.197cm" svg:y1="17.424cm" svg:x2="30.124cm" svg:y2="17.424cm">
          <text:p/>
        </draw:line>
        <draw:polyline draw:style-name="gr1" draw:text-style-name="P1" draw:layer="layout" svg:width="0.038cm" svg:height="0.127cm" svg:x="30.124cm" svg:y="17.297cm" svg:viewBox="0 0 39 128" draw:points="39,128 39,0 26,16 13,29 0,35">
          <text:p/>
        </draw:polyline>
        <draw:line draw:style-name="gr1" draw:text-style-name="P1" draw:layer="layout" svg:x1="30.321cm" svg:y1="16.827cm" svg:x2="30.004cm" svg:y2="16.827cm">
          <text:p/>
        </draw:line>
        <draw:polygon draw:style-name="gr7" draw:text-style-name="P4" draw:layer="layout" svg:width="0.073cm" svg:height="0.127cm" svg:x="30.486cm" svg:y="16.758cm" svg:viewBox="0 0 74 128" draw:points="0,128 0,0 32,0 48,6 61,16 68,29 74,54 74,70 68,96 61,109 48,122 32,128">
          <text:p/>
        </draw:polygon>
        <draw:polyline draw:style-name="gr1" draw:text-style-name="P1" draw:layer="layout" svg:width="0.079cm" svg:height="0.127cm" svg:x="30.118cm" svg:y="16.662cm" svg:viewBox="0 0 80 128" draw:points="0,0 80,0 39,48 55,48 68,54 74,61 80,70 80,102 74,115 68,122 55,128 19,128 6,122 0,115">
          <text:p/>
        </draw:polyline>
        <draw:line draw:style-name="gr1" draw:text-style-name="P1" draw:layer="layout" svg:x1="31.274cm" svg:y1="16.827cm" svg:x2="31.591cm" svg:y2="16.827cm">
          <text:p/>
        </draw:line>
        <draw:polyline draw:style-name="gr7" draw:text-style-name="P4" draw:layer="layout" svg:width="0.067cm" svg:height="0.041cm" svg:x="31.051cm" svg:y="16.853cm" svg:viewBox="0 0 68 42" draw:points="68,42 55,39 42,26 23,7 13,0 0,0">
          <text:p/>
        </draw:polyline>
        <draw:polygon draw:style-name="gr7" draw:text-style-name="P4" draw:layer="layout" svg:width="0.086cm" svg:height="0.127cm" svg:x="31.026cm" svg:y="16.758cm" svg:viewBox="0 0 87 128" draw:points="32,128 19,122 6,109 0,83 0,42 6,16 19,6 32,0 55,0 67,6 80,16 87,42 87,83 80,109 67,122 55,128">
          <text:p/>
        </draw:polygon>
        <draw:line draw:style-name="gr1" draw:text-style-name="P1" draw:layer="layout" svg:x1="31.455cm" svg:y1="16.704cm" svg:x2="31.455cm" svg:y2="16.79cm">
          <text:p/>
        </draw:line>
        <draw:polyline draw:style-name="gr1" draw:text-style-name="P1" draw:layer="layout" svg:width="0.079cm" svg:height="0.089cm" svg:x="31.394cm" svg:y="16.656cm" svg:viewBox="0 0 80 90" draw:points="32,0 0,90 80,90">
          <text:p/>
        </draw:polyline>
        <draw:line draw:style-name="gr1" draw:text-style-name="P1" draw:layer="layout" svg:x1="31.274cm" svg:y1="17.462cm" svg:x2="31.591cm" svg:y2="17.462cm">
          <text:p/>
        </draw:line>
        <draw:line draw:style-name="gr7" draw:text-style-name="P4" draw:layer="layout" svg:x1="30.886cm" svg:y1="17.351cm" svg:x2="31.019cm" svg:y2="17.351cm">
          <text:p/>
        </draw:line>
        <draw:polygon draw:style-name="gr7" draw:text-style-name="P4" draw:layer="layout" svg:width="0.086cm" svg:height="0.127cm" svg:x="30.912cm" svg:y="17.393cm" svg:viewBox="0 0 87 128" draw:points="32,0 55,0 67,6 80,16 87,42 87,83 80,109 67,122 55,128 32,128 19,122 6,109 0,83 0,42 6,16 19,6">
          <text:p/>
        </draw:polygon>
        <draw:line draw:style-name="gr7" draw:text-style-name="P4" draw:layer="layout" svg:x1="31.02cm" svg:y1="17.351cm" svg:x2="31.137cm" svg:y2="17.351cm">
          <text:p/>
        </draw:line>
        <draw:line draw:style-name="gr7" draw:text-style-name="P4" draw:layer="layout" svg:x1="31.051cm" svg:y1="17.453cm" svg:x2="31.092cm" svg:y2="17.453cm">
          <text:p/>
        </draw:line>
        <draw:polyline draw:style-name="gr7" draw:text-style-name="P4" draw:layer="layout" svg:width="0.06cm" svg:height="0.127cm" svg:x="31.051cm" svg:y="17.393cm" svg:viewBox="0 0 61 128" draw:points="61,128 0,128 0,0 61,0">
          <text:p/>
        </draw:polyline>
        <draw:polyline draw:style-name="gr1" draw:text-style-name="P1" draw:layer="layout" svg:width="0.073cm" svg:height="0.127cm" svg:x="31.394cm" svg:y="17.297cm" svg:viewBox="0 0 74 128" draw:points="61,0 39,0 26,6 19,10 6,29 0,54 0,102 6,115 13,122 26,128 48,128 61,122 68,115 74,102 74,70 68,61 61,54 48,48 26,48 13,54 6,61 0,70">
          <text:p/>
        </draw:polyline>
        <draw:polyline draw:style-name="gr7" draw:text-style-name="P4" draw:layer="layout" svg:width="0.089cm" svg:height="0.159cm" svg:x="30.601cm" svg:y="16.056cm" svg:viewBox="0 0 90 160" draw:points="0,0 0,131 6,144 13,153 29,160 61,160 74,153 83,144 90,131 90,0">
          <text:p/>
        </draw:polyline>
        <draw:polyline draw:style-name="gr7" draw:text-style-name="P4" draw:layer="layout" svg:width="0.098cm" svg:height="0.159cm" svg:x="30.75cm" svg:y="16.056cm" svg:viewBox="0 0 99 160" draw:points="0,0 99,0 48,61 71,61 83,70 93,77 99,93 99,131 93,144 83,153 71,160 22,160 10,153 0,144">
          <text:p/>
        </draw:polyline>
        <draw:polyline draw:style-name="gr7" draw:text-style-name="P4" draw:layer="layout" svg:width="0.098cm" svg:height="0.159cm" svg:x="30.902cm" svg:y="16.056cm" svg:viewBox="0 0 99 160" draw:points="0,0 99,0 45,61 67,61 83,70 90,77 99,93 99,131 90,144 83,153 67,160 22,160 6,153 0,144">
          <text:p/>
        </draw:polyline>
        <draw:polyline draw:style-name="gr7" draw:text-style-name="P4" draw:layer="layout" svg:width="0.105cm" svg:height="0.159cm" svg:x="30.074cm" svg:y="16.345cm" svg:viewBox="0 0 106 160" draw:points="0,0 106,0 38,160">
          <text:p/>
        </draw:polyline>
        <draw:line draw:style-name="gr7" draw:text-style-name="P4" draw:layer="layout" svg:x1="30.309cm" svg:y1="16.399cm" svg:x2="30.309cm" svg:y2="16.504cm">
          <text:p/>
        </draw:line>
        <draw:polyline draw:style-name="gr7" draw:text-style-name="P4" draw:layer="layout" svg:width="0.098cm" svg:height="0.111cm" svg:x="30.232cm" svg:y="16.339cm" svg:viewBox="0 0 99 112" draw:points="38,0 0,112 99,112">
          <text:p/>
        </draw:polyline>
        <draw:polyline draw:style-name="gr7" draw:text-style-name="P4" draw:layer="layout" svg:width="0.076cm" svg:height="0.159cm" svg:x="30.391cm" svg:y="16.345cm" svg:viewBox="0 0 77 160" draw:points="77,160 0,160 0,0">
          <text:p/>
        </draw:polyline>
        <draw:polyline draw:style-name="gr7" draw:text-style-name="P4" draw:layer="layout" svg:width="0.108cm" svg:height="0.159cm" svg:x="30.496cm" svg:y="16.345cm" svg:viewBox="0 0 109 160" draw:points="0,0 54,160 109,0">
          <text:p/>
        </draw:polyline>
        <draw:polyline draw:style-name="gr7" draw:text-style-name="P4" draw:layer="layout" svg:width="0.098cm" svg:height="0.159cm" svg:x="30.648cm" svg:y="16.345cm" svg:viewBox="0 0 99 160" draw:points="99,144 93,153 71,160 55,160 32,153 16,137 6,121 0,93 0,70 6,38 16,22 32,10 55,0 71,0 93,10 99,16">
          <text:p/>
        </draw:polyline>
        <draw:line draw:style-name="gr7" draw:text-style-name="P4" draw:layer="layout" svg:x1="30.899cm" svg:y1="16.504cm" svg:x2="30.807cm" svg:y2="16.504cm">
          <text:p/>
        </draw:line>
        <draw:polyline draw:style-name="gr7" draw:text-style-name="P4" draw:layer="layout" svg:width="0.044cm" svg:height="0.159cm" svg:x="30.807cm" svg:y="16.345cm" svg:viewBox="0 0 45 160" draw:points="45,160 45,0 32,22 16,38 0,45">
          <text:p/>
        </draw:polyline>
        <draw:polyline draw:style-name="gr7" draw:text-style-name="P4" draw:layer="layout" svg:width="0.098cm" svg:height="0.159cm" svg:x="30.959cm" svg:y="16.345cm" svg:viewBox="0 0 99 160" draw:points="90,10 77,0 51,0 29,10 13,22 6,38 0,70 0,93 6,121 13,137 29,153 51,160 67,160 90,153 99,144 99,93 67,93">
          <text:p/>
        </draw:polyline>
        <draw:polyline draw:style-name="gr7" draw:text-style-name="P4" draw:layer="layout" svg:width="0.098cm" svg:height="0.159cm" svg:x="31.109cm" svg:y="16.345cm" svg:viewBox="0 0 99 160" draw:points="0,0 99,0 48,61 71,61 87,70 93,77 99,93 99,131 93,144 87,153 71,160 22,160 10,153 0,144">
          <text:p/>
        </draw:polyline>
        <draw:polyline draw:style-name="gr7" draw:text-style-name="P4" draw:layer="layout" svg:width="0.105cm" svg:height="0.159cm" svg:x="31.261cm" svg:y="16.345cm" svg:viewBox="0 0 106 160" draw:points="0,0 106,0 38,160">
          <text:p/>
        </draw:polyline>
        <draw:polyline draw:style-name="gr7" draw:text-style-name="P4" draw:layer="layout" svg:width="0.098cm" svg:height="0.159cm" svg:x="31.413cm" svg:y="16.345cm" svg:viewBox="0 0 99 160" draw:points="0,0 99,0 45,61 67,61 83,70 90,77 99,93 99,131 90,144 83,153 67,160 22,160 6,153 0,144">
          <text:p/>
        </draw:polyline>
        <draw:polygon draw:style-name="gr6" draw:text-style-name="P1" draw:layer="layout" svg:width="0.952cm" svg:height="0.952cm" svg:x="30.321cm" svg:y="17.78cm" svg:viewBox="0 0 953 953" draw:points="477,953 0,953 0,0 953,0 953,953">
          <text:p/>
        </draw:polygon>
        <draw:line draw:style-name="gr1" draw:text-style-name="P1" draw:layer="layout" svg:x1="30.321cm" svg:y1="18.574cm" svg:x2="30.004cm" svg:y2="18.574cm">
          <text:p/>
        </draw:line>
        <draw:polyline draw:style-name="gr7" draw:text-style-name="P4" draw:layer="layout" svg:width="0.06cm" svg:height="0.127cm" svg:x="30.486cm" svg:y="18.504cm" svg:viewBox="0 0 61 128" draw:points="61,128 0,128 0,0">
          <text:p/>
        </draw:polyline>
        <draw:line draw:style-name="gr7" draw:text-style-name="P4" draw:layer="layout" svg:x1="30.588cm" svg:y1="18.564cm" svg:x2="30.632cm" svg:y2="18.564cm">
          <text:p/>
        </draw:line>
        <draw:polyline draw:style-name="gr7" draw:text-style-name="P4" draw:layer="layout" svg:width="0.06cm" svg:height="0.127cm" svg:x="30.588cm" svg:y="18.504cm" svg:viewBox="0 0 61 128" draw:points="61,128 0,128 0,0 61,0">
          <text:p/>
        </draw:polyline>
        <draw:line draw:style-name="gr1" draw:text-style-name="P1" draw:layer="layout" svg:x1="30.197cm" svg:y1="18.536cm" svg:x2="30.124cm" svg:y2="18.536cm">
          <text:p/>
        </draw:line>
        <draw:polyline draw:style-name="gr1" draw:text-style-name="P1" draw:layer="layout" svg:width="0.038cm" svg:height="0.127cm" svg:x="30.124cm" svg:y="18.409cm" svg:viewBox="0 0 39 128" draw:points="39,128 39,0 26,16 13,29 0,35">
          <text:p/>
        </draw:polyline>
        <draw:line draw:style-name="gr1" draw:text-style-name="P1" draw:layer="layout" svg:x1="30.321cm" svg:y1="17.939cm" svg:x2="30.004cm" svg:y2="17.939cm">
          <text:p/>
        </draw:line>
        <draw:polygon draw:style-name="gr7" draw:text-style-name="P4" draw:layer="layout" svg:width="0.073cm" svg:height="0.127cm" svg:x="30.486cm" svg:y="17.869cm" svg:viewBox="0 0 74 128" draw:points="0,128 0,0 32,0 48,6 61,16 68,29 74,54 74,70 68,96 61,109 48,122 32,128">
          <text:p/>
        </draw:polygon>
        <draw:polyline draw:style-name="gr1" draw:text-style-name="P1" draw:layer="layout" svg:width="0.079cm" svg:height="0.127cm" svg:x="30.118cm" svg:y="17.774cm" svg:viewBox="0 0 80 128" draw:points="0,0 80,0 39,48 55,48 68,54 74,61 80,70 80,102 74,115 68,122 55,128 19,128 6,122 0,115">
          <text:p/>
        </draw:polyline>
        <draw:line draw:style-name="gr1" draw:text-style-name="P1" draw:layer="layout" svg:x1="31.274cm" svg:y1="17.939cm" svg:x2="31.591cm" svg:y2="17.939cm">
          <text:p/>
        </draw:line>
        <draw:polyline draw:style-name="gr7" draw:text-style-name="P4" draw:layer="layout" svg:width="0.067cm" svg:height="0.041cm" svg:x="31.051cm" svg:y="17.964cm" svg:viewBox="0 0 68 42" draw:points="68,42 55,39 42,26 23,7 13,0 0,0">
          <text:p/>
        </draw:polyline>
        <draw:polygon draw:style-name="gr7" draw:text-style-name="P4" draw:layer="layout" svg:width="0.086cm" svg:height="0.127cm" svg:x="31.026cm" svg:y="17.869cm" svg:viewBox="0 0 87 128" draw:points="32,128 19,122 6,109 0,83 0,42 6,16 19,6 32,0 55,0 67,6 80,16 87,42 87,83 80,109 67,122 55,128">
          <text:p/>
        </draw:polygon>
        <draw:line draw:style-name="gr1" draw:text-style-name="P1" draw:layer="layout" svg:x1="31.455cm" svg:y1="17.815cm" svg:x2="31.455cm" svg:y2="17.901cm">
          <text:p/>
        </draw:line>
        <draw:polyline draw:style-name="gr1" draw:text-style-name="P1" draw:layer="layout" svg:width="0.079cm" svg:height="0.089cm" svg:x="31.394cm" svg:y="17.767cm" svg:viewBox="0 0 80 90" draw:points="32,0 0,90 80,90">
          <text:p/>
        </draw:polyline>
        <draw:line draw:style-name="gr1" draw:text-style-name="P1" draw:layer="layout" svg:x1="31.274cm" svg:y1="18.574cm" svg:x2="31.591cm" svg:y2="18.574cm">
          <text:p/>
        </draw:line>
        <draw:line draw:style-name="gr7" draw:text-style-name="P4" draw:layer="layout" svg:x1="30.886cm" svg:y1="18.463cm" svg:x2="31.019cm" svg:y2="18.463cm">
          <text:p/>
        </draw:line>
        <draw:polygon draw:style-name="gr7" draw:text-style-name="P4" draw:layer="layout" svg:width="0.086cm" svg:height="0.127cm" svg:x="30.912cm" svg:y="18.504cm" svg:viewBox="0 0 87 128" draw:points="32,0 55,0 67,6 80,16 87,42 87,83 80,109 67,122 55,128 32,128 19,122 6,109 0,83 0,42 6,16 19,6">
          <text:p/>
        </draw:polygon>
        <draw:line draw:style-name="gr7" draw:text-style-name="P4" draw:layer="layout" svg:x1="31.02cm" svg:y1="18.463cm" svg:x2="31.137cm" svg:y2="18.463cm">
          <text:p/>
        </draw:line>
        <draw:line draw:style-name="gr7" draw:text-style-name="P4" draw:layer="layout" svg:x1="31.051cm" svg:y1="18.564cm" svg:x2="31.092cm" svg:y2="18.564cm">
          <text:p/>
        </draw:line>
        <draw:polyline draw:style-name="gr7" draw:text-style-name="P4" draw:layer="layout" svg:width="0.06cm" svg:height="0.127cm" svg:x="31.051cm" svg:y="18.504cm" svg:viewBox="0 0 61 128" draw:points="61,128 0,128 0,0 61,0">
          <text:p/>
        </draw:polyline>
        <draw:polyline draw:style-name="gr1" draw:text-style-name="P1" draw:layer="layout" svg:width="0.073cm" svg:height="0.127cm" svg:x="31.394cm" svg:y="18.409cm" svg:viewBox="0 0 74 128" draw:points="61,0 39,0 26,6 19,10 6,29 0,54 0,102 6,115 13,122 26,128 48,128 61,122 68,115 74,102 74,70 68,61 61,54 48,48 26,48 13,54 6,61 0,70">
          <text:p/>
        </draw:polyline>
        <draw:polyline draw:style-name="gr7" draw:text-style-name="P4" draw:layer="layout" svg:width="0.089cm" svg:height="0.159cm" svg:x="30.601cm" svg:y="17.167cm" svg:viewBox="0 0 90 160" draw:points="0,0 0,131 6,144 13,153 29,160 61,160 74,153 83,144 90,131 90,0">
          <text:p/>
        </draw:polyline>
        <draw:polyline draw:style-name="gr7" draw:text-style-name="P4" draw:layer="layout" svg:width="0.098cm" svg:height="0.159cm" svg:x="30.75cm" svg:y="17.167cm" svg:viewBox="0 0 99 160" draw:points="0,0 99,0 48,61 71,61 83,70 93,77 99,93 99,131 93,144 83,153 71,160 22,160 10,153 0,144">
          <text:p/>
        </draw:polyline>
        <draw:line draw:style-name="gr7" draw:text-style-name="P4" draw:layer="layout" svg:x1="30.985cm" svg:y1="17.221cm" svg:x2="30.985cm" svg:y2="17.326cm">
          <text:p/>
        </draw:line>
        <draw:polyline draw:style-name="gr7" draw:text-style-name="P4" draw:layer="layout" svg:width="0.098cm" svg:height="0.111cm" svg:x="30.909cm" svg:y="17.161cm" svg:viewBox="0 0 99 112" draw:points="38,0 0,112 99,112">
          <text:p/>
        </draw:polyline>
        <draw:polyline draw:style-name="gr7" draw:text-style-name="P4" draw:layer="layout" svg:width="0.105cm" svg:height="0.159cm" svg:x="30.074cm" svg:y="17.456cm" svg:viewBox="0 0 106 160" draw:points="0,0 106,0 38,160">
          <text:p/>
        </draw:polyline>
        <draw:line draw:style-name="gr7" draw:text-style-name="P4" draw:layer="layout" svg:x1="30.309cm" svg:y1="17.51cm" svg:x2="30.309cm" svg:y2="17.615cm">
          <text:p/>
        </draw:line>
        <draw:polyline draw:style-name="gr7" draw:text-style-name="P4" draw:layer="layout" svg:width="0.098cm" svg:height="0.111cm" svg:x="30.232cm" svg:y="17.45cm" svg:viewBox="0 0 99 112" draw:points="38,0 0,112 99,112">
          <text:p/>
        </draw:polyline>
        <draw:polyline draw:style-name="gr7" draw:text-style-name="P4" draw:layer="layout" svg:width="0.076cm" svg:height="0.159cm" svg:x="30.391cm" svg:y="17.456cm" svg:viewBox="0 0 77 160" draw:points="77,160 0,160 0,0">
          <text:p/>
        </draw:polyline>
        <draw:polyline draw:style-name="gr7" draw:text-style-name="P4" draw:layer="layout" svg:width="0.108cm" svg:height="0.159cm" svg:x="30.496cm" svg:y="17.456cm" svg:viewBox="0 0 109 160" draw:points="0,0 54,160 109,0">
          <text:p/>
        </draw:polyline>
        <draw:polyline draw:style-name="gr7" draw:text-style-name="P4" draw:layer="layout" svg:width="0.098cm" svg:height="0.159cm" svg:x="30.648cm" svg:y="17.456cm" svg:viewBox="0 0 99 160" draw:points="99,144 93,153 71,160 55,160 32,153 16,137 6,121 0,93 0,70 6,38 16,22 32,10 55,0 71,0 93,10 99,16">
          <text:p/>
        </draw:polyline>
        <draw:line draw:style-name="gr7" draw:text-style-name="P4" draw:layer="layout" svg:x1="30.899cm" svg:y1="17.615cm" svg:x2="30.807cm" svg:y2="17.615cm">
          <text:p/>
        </draw:line>
        <draw:polyline draw:style-name="gr7" draw:text-style-name="P4" draw:layer="layout" svg:width="0.044cm" svg:height="0.159cm" svg:x="30.807cm" svg:y="17.456cm" svg:viewBox="0 0 45 160" draw:points="45,160 45,0 32,22 16,38 0,45">
          <text:p/>
        </draw:polyline>
        <draw:polyline draw:style-name="gr7" draw:text-style-name="P4" draw:layer="layout" svg:width="0.098cm" svg:height="0.159cm" svg:x="30.959cm" svg:y="17.456cm" svg:viewBox="0 0 99 160" draw:points="90,10 77,0 51,0 29,10 13,22 6,38 0,70 0,93 6,121 13,137 29,153 51,160 67,160 90,153 99,144 99,93 67,93">
          <text:p/>
        </draw:polyline>
        <draw:polyline draw:style-name="gr7" draw:text-style-name="P4" draw:layer="layout" svg:width="0.098cm" svg:height="0.159cm" svg:x="31.109cm" svg:y="17.456cm" svg:viewBox="0 0 99 160" draw:points="0,0 99,0 48,61 71,61 87,70 93,77 99,93 99,131 93,144 87,153 71,160 22,160 10,153 0,144">
          <text:p/>
        </draw:polyline>
        <draw:polyline draw:style-name="gr7" draw:text-style-name="P4" draw:layer="layout" svg:width="0.105cm" svg:height="0.159cm" svg:x="31.261cm" svg:y="17.456cm" svg:viewBox="0 0 106 160" draw:points="0,0 106,0 38,160">
          <text:p/>
        </draw:polyline>
        <draw:polyline draw:style-name="gr7" draw:text-style-name="P4" draw:layer="layout" svg:width="0.098cm" svg:height="0.159cm" svg:x="31.413cm" svg:y="17.456cm" svg:viewBox="0 0 99 160" draw:points="0,0 99,0 45,61 67,61 83,70 90,77 99,93 99,131 90,144 83,153 67,160 22,160 6,153 0,144">
          <text:p/>
        </draw:polyline>
        <draw:line draw:style-name="gr8" draw:text-style-name="P5" draw:layer="layout" svg:x1="14.996cm" svg:y1="25.835cm" svg:x2="14.996cm" svg:y2="25.759cm">
          <text:p/>
        </draw:line>
        <draw:polyline draw:style-name="gr8" draw:text-style-name="P5" draw:layer="layout" svg:width="0.159cm" svg:height="0.108cm" svg:x="14.881cm" svg:y="25.743cm" svg:viewBox="0 0 160 109" draw:points="160,109 0,54 160,0">
          <text:p/>
        </draw:polyline>
        <draw:line draw:style-name="gr8" draw:text-style-name="P5" draw:layer="layout" svg:x1="15.04cm" svg:y1="25.61cm" svg:x2="15.04cm" svg:y2="25.699cm">
          <text:p/>
        </draw:line>
        <draw:polyline draw:style-name="gr8" draw:text-style-name="P5" draw:layer="layout" svg:width="0.159cm" svg:height="0.044cm" svg:x="14.881cm" svg:y="25.654cm" svg:viewBox="0 0 160 45" draw:points="160,0 0,0 22,16 38,29 45,45">
          <text:p/>
        </draw:polyline>
        <draw:polyline draw:style-name="gr8" draw:text-style-name="P5" draw:layer="layout" svg:width="0.159cm" svg:height="0.105cm" svg:x="14.881cm" svg:y="25.451cm" svg:viewBox="0 0 160 106" draw:points="0,106 0,0 160,67">
          <text:p/>
        </draw:polyline>
        <draw:line draw:style-name="gr9" draw:text-style-name="P6" draw:layer="layout" svg:x1="15.4cm" svg:y1="25.4cm" svg:x2="15.081cm" svg:y2="25.719cm">
          <text:p/>
        </draw:line>
        <draw:line draw:style-name="gr1" draw:text-style-name="P1" draw:layer="layout" svg:x1="37.925cm" svg:y1="25.788cm" svg:x2="37.925cm" svg:y2="25.629cm">
          <text:p/>
        </draw:line>
        <draw:polygon draw:style-name="gr1" draw:text-style-name="P1" draw:layer="layout" svg:width="0.105cm" svg:height="0.159cm" svg:x="37.995cm" svg:y="25.629cm" svg:viewBox="0 0 106 160" draw:points="38,0 67,0 83,10 99,22 106,54 106,105 99,137 83,153 67,160 38,160 22,153 6,137 0,105 0,54 6,22 22,10">
          <text:p/>
        </draw:polygon>
        <draw:polyline draw:style-name="gr1" draw:text-style-name="P1" draw:layer="layout" svg:width="0.137cm" svg:height="0.159cm" svg:x="38.154cm" svg:y="25.629cm" svg:viewBox="0 0 138 160" draw:points="0,0 38,160 67,45 99,160 138,0">
          <text:p/>
        </draw:polyline>
        <draw:polygon draw:style-name="gr6" draw:text-style-name="P1" draw:layer="layout" svg:width="0.654cm" svg:height="0.279cm" svg:x="37.782cm" svg:y="25.578cm" svg:viewBox="0 0 655 280" draw:points="0,140 79,280 576,280 655,140 576,0 79,0">
          <text:p/>
        </draw:polygon>
        <draw:line draw:style-name="gr1" draw:text-style-name="P1" draw:layer="layout" svg:x1="20.866cm" svg:y1="25.73cm" svg:x2="20.707cm" svg:y2="25.73cm">
          <text:p/>
        </draw:line>
        <draw:polygon draw:style-name="gr1" draw:text-style-name="P1" draw:layer="layout" svg:width="0.159cm" svg:height="0.105cm" svg:x="20.707cm" svg:y="25.556cm" svg:viewBox="0 0 160 106" draw:points="0,67 0,38 10,22 22,6 54,0 105,0 137,6 153,22 160,38 160,67 153,83 137,99 105,106 54,106 22,99 10,83">
          <text:p/>
        </draw:polygon>
        <draw:polyline draw:style-name="gr1" draw:text-style-name="P1" draw:layer="layout" svg:width="0.159cm" svg:height="0.137cm" svg:x="20.707cm" svg:y="25.365cm" svg:viewBox="0 0 160 138" draw:points="0,138 160,99 45,70 160,38 0,0">
          <text:p/>
        </draw:polyline>
        <draw:polygon draw:style-name="gr6" draw:text-style-name="P1" draw:layer="layout" svg:width="0.279cm" svg:height="0.654cm" svg:x="20.657cm" svg:y="25.222cm" svg:viewBox="0 0 280 655" draw:points="140,655 280,576 280,79 140,0 0,79 0,576">
          <text:p/>
        </draw:polygon>
        <draw:line draw:style-name="gr1" draw:text-style-name="P1" draw:layer="layout" svg:x1="39.51cm" svg:y1="24.359cm" svg:x2="39.51cm" svg:y2="24.2cm">
          <text:p/>
        </draw:line>
        <draw:polygon draw:style-name="gr1" draw:text-style-name="P1" draw:layer="layout" svg:width="0.105cm" svg:height="0.159cm" svg:x="39.58cm" svg:y="24.2cm" svg:viewBox="0 0 106 160" draw:points="35,0 67,0 83,10 96,22 106,54 106,105 96,137 83,153 67,160 35,160 22,153 6,137 0,105 0,54 6,22 22,10">
          <text:p/>
        </draw:polygon>
        <draw:polyline draw:style-name="gr1" draw:text-style-name="P1" draw:layer="layout" svg:width="0.133cm" svg:height="0.159cm" svg:x="39.738cm" svg:y="24.2cm" svg:viewBox="0 0 134 160" draw:points="0,0 35,160 67,45 96,160 134,0">
          <text:p/>
        </draw:polyline>
        <draw:polygon draw:style-name="gr6" draw:text-style-name="P1" draw:layer="layout" svg:width="0.654cm" svg:height="0.279cm" svg:x="39.351cm" svg:y="24.149cm" svg:viewBox="0 0 655 280" draw:points="655,140 576,0 79,0 0,140 79,280 576,280">
          <text:p/>
        </draw:polygon>
        <draw:polygon draw:style-name="gr1" draw:text-style-name="P1" draw:layer="layout" svg:width="0.159cm" svg:height="0.105cm" svg:x="19.755cm" svg:y="25.632cm" svg:viewBox="0 0 160 106" draw:points="0,67 0,38 10,22 22,6 54,0 105,0 137,6 153,22 160,38 160,67 153,83 137,99 105,106 54,106 22,99 10,83">
          <text:p/>
        </draw:polygon>
        <draw:polyline draw:style-name="gr1" draw:text-style-name="P1" draw:layer="layout" svg:width="0.159cm" svg:height="0.089cm" svg:x="19.755cm" svg:y="25.473cm" svg:viewBox="0 0 160 90" draw:points="160,90 0,90 0,29 10,13 16,6 32,0 54,0 70,6 77,13 83,29 83,90">
          <text:p/>
        </draw:polyline>
        <draw:polygon draw:style-name="gr6" draw:text-style-name="P1" draw:layer="layout" svg:width="0.279cm" svg:height="0.556cm" svg:x="19.704cm" svg:y="25.321cm" svg:viewBox="0 0 280 557" draw:points="140,557 280,477 280,80 140,0 0,80 0,477">
          <text:p/>
        </draw:polygon>
        <draw:polyline draw:style-name="gr1" draw:text-style-name="P1" draw:layer="layout" svg:width="0.076cm" svg:height="0.159cm" svg:x="20.958cm" svg:y="31.344cm" svg:viewBox="0 0 77 160" draw:points="77,160 0,160 0,0">
          <text:p/>
        </draw:polyline>
        <draw:polygon draw:style-name="gr1" draw:text-style-name="P1" draw:layer="layout" svg:width="0.086cm" svg:height="0.105cm" svg:x="21.079cm" svg:y="31.398cm" svg:viewBox="0 0 87 106" draw:points="32,106 16,99 10,90 0,77 0,29 10,16 16,6 32,0 55,0 71,6 77,16 87,29 87,77 77,90 71,99 55,106">
          <text:p/>
        </draw:polygon>
        <draw:polyline draw:style-name="gr1" draw:text-style-name="P1" draw:layer="layout" svg:width="0.067cm" svg:height="0.105cm" svg:x="21.231cm" svg:y="31.398cm" svg:viewBox="0 0 68 106" draw:points="68,106 68,22 61,6 45,0 16,0 0,6">
          <text:p/>
        </draw:polyline>
        <draw:polyline draw:style-name="gr1" draw:text-style-name="P1" draw:layer="layout" svg:width="0.073cm" svg:height="0.067cm" svg:x="21.225cm" svg:y="31.436cm" svg:viewBox="0 0 74 68" draw:points="74,61 61,68 23,68 6,61 0,45 0,29 6,13 23,6 61,6 74,0">
          <text:p/>
        </draw:polyline>
        <draw:line draw:style-name="gr1" draw:text-style-name="P1" draw:layer="layout" svg:x1="21.444cm" svg:y1="31.503cm" svg:x2="21.444cm" svg:y2="31.344cm">
          <text:p/>
        </draw:line>
        <draw:polyline draw:style-name="gr1" draw:text-style-name="P1" draw:layer="layout" svg:width="0.076cm" svg:height="0.105cm" svg:x="21.368cm" svg:y="31.398cm" svg:viewBox="0 0 77 106" draw:points="77,99 61,106 29,106 16,99 6,90 0,77 0,29 6,16 16,6 29,0 61,0 77,6">
          <text:p/>
        </draw:polyline>
        <draw:line draw:style-name="gr1" draw:text-style-name="P1" draw:layer="layout" svg:x1="21.517cm" svg:y1="31.42cm" svg:x2="21.571cm" svg:y2="31.42cm">
          <text:p/>
        </draw:line>
        <draw:polyline draw:style-name="gr1" draw:text-style-name="P1" draw:layer="layout" svg:width="0.076cm" svg:height="0.159cm" svg:x="21.517cm" svg:y="31.344cm" svg:viewBox="0 0 77 160" draw:points="77,160 0,160 0,0 77,0">
          <text:p/>
        </draw:polyline>
        <draw:line draw:style-name="gr1" draw:text-style-name="P1" draw:layer="layout" svg:x1="21.663cm" svg:y1="31.398cm" svg:x2="21.663cm" svg:y2="31.503cm">
          <text:p/>
        </draw:line>
        <draw:polyline draw:style-name="gr1" draw:text-style-name="P1" draw:layer="layout" svg:width="0.067cm" svg:height="0.105cm" svg:x="21.663cm" svg:y="31.398cm" svg:viewBox="0 0 68 106" draw:points="0,16 6,6 23,0 45,0 61,6 68,22 68,106">
          <text:p/>
        </draw:polyline>
        <draw:polyline draw:style-name="gr1" draw:text-style-name="P1" draw:layer="layout" svg:width="0.067cm" svg:height="0.105cm" svg:x="21.806cm" svg:y="31.398cm" svg:viewBox="0 0 68 106" draw:points="68,106 68,22 61,6 45,0 16,0 0,6">
          <text:p/>
        </draw:polyline>
        <draw:polyline draw:style-name="gr1" draw:text-style-name="P1" draw:layer="layout" svg:width="0.073cm" svg:height="0.067cm" svg:x="21.8cm" svg:y="31.436cm" svg:viewBox="0 0 74 68" draw:points="74,61 61,68 23,68 6,61 0,45 0,29 6,13 23,6 61,6 74,0">
          <text:p/>
        </draw:polyline>
        <draw:line draw:style-name="gr1" draw:text-style-name="P1" draw:layer="layout" svg:x1="21.949cm" svg:y1="31.503cm" svg:x2="21.949cm" svg:y2="31.344cm">
          <text:p/>
        </draw:line>
        <draw:polyline draw:style-name="gr1" draw:text-style-name="P1" draw:layer="layout" svg:width="0.076cm" svg:height="0.105cm" svg:x="21.949cm" svg:y="31.398cm" svg:viewBox="0 0 77 106" draw:points="0,6 16,0 45,0 61,6 71,16 77,29 77,77 71,90 61,99 45,106 16,106 0,99">
          <text:p/>
        </draw:polyline>
        <draw:polyline draw:style-name="gr1" draw:text-style-name="P1" draw:layer="layout" svg:width="0.025cm" svg:height="0.159cm" svg:x="22.092cm" svg:y="31.344cm" svg:viewBox="0 0 26 160" draw:points="26,160 10,153 0,137 0,0">
          <text:p/>
        </draw:polyline>
        <draw:polyline draw:style-name="gr1" draw:text-style-name="P1" draw:layer="layout" svg:width="0.076cm" svg:height="0.105cm" svg:x="22.168cm" svg:y="31.398cm" svg:viewBox="0 0 77 106" draw:points="71,99 55,106 23,106 10,99 0,83 0,22 10,6 23,0 55,0 71,6 77,22 77,38 0,51">
          <text:p/>
        </draw:polyline>
        <draw:polygon draw:style-name="gr6" draw:text-style-name="P1" draw:layer="layout" svg:width="1.584cm" svg:height="0.279cm" svg:x="20.799cm" svg:y="31.293cm" svg:viewBox="0 0 1585 280" draw:points="1585,140 1506,0 79,0 0,140 79,280 1506,280">
          <text:p/>
        </draw:polygon>
        <draw:polyline draw:style-name="gr1" draw:text-style-name="P1" draw:layer="layout" svg:width="0.048cm" svg:height="0.241cm" svg:x="24.273cm" svg:y="31.321cm" svg:viewBox="0 0 49 242" draw:points="49,242 39,236 26,214 16,198 10,175 0,137 0,105 10,67 16,45 26,32 39,6 49,0">
          <text:p/>
        </draw:polyline>
        <draw:line draw:style-name="gr1" draw:text-style-name="P1" draw:layer="layout" svg:x1="24.381cm" svg:y1="31.503cm" svg:x2="24.381cm" svg:y2="31.398cm">
          <text:p/>
        </draw:line>
        <draw:polyline draw:style-name="gr1" draw:text-style-name="P1" draw:layer="layout" svg:width="0.016cm" svg:height="0.016cm" svg:x="24.371cm" svg:y="31.344cm" svg:viewBox="0 0 17 17" draw:points="10,0 0,10 10,17 17,10 10,0 10,17">
          <text:p/>
        </draw:polyline>
        <draw:line draw:style-name="gr1" draw:text-style-name="P1" draw:layer="layout" svg:x1="24.457cm" svg:y1="31.398cm" svg:x2="24.457cm" svg:y2="31.503cm">
          <text:p/>
        </draw:line>
        <draw:polyline draw:style-name="gr1" draw:text-style-name="P1" draw:layer="layout" svg:width="0.067cm" svg:height="0.105cm" svg:x="24.457cm" svg:y="31.398cm" svg:viewBox="0 0 68 106" draw:points="0,16 6,6 23,0 45,0 61,6 68,22 68,106">
          <text:p/>
        </draw:polyline>
        <draw:polyline draw:style-name="gr1" draw:text-style-name="P1" draw:layer="layout" svg:width="0.076cm" svg:height="0.105cm" svg:x="24.584cm" svg:y="31.398cm" svg:viewBox="0 0 77 106" draw:points="0,0 39,106 77,0">
          <text:p/>
        </draw:polyline>
        <draw:polyline draw:style-name="gr1" draw:text-style-name="P1" draw:layer="layout" svg:width="0.044cm" svg:height="0.241cm" svg:x="24.705cm" svg:y="31.321cm" svg:viewBox="0 0 45 242" draw:points="0,242 10,236 23,214 32,198 39,175 45,137 45,105 39,67 32,45 23,32 10,6 0,0">
          <text:p/>
        </draw:polyline>
        <draw:polyline draw:style-name="gr1" draw:text-style-name="P1" draw:layer="layout" svg:width="0.076cm" svg:height="0.159cm" svg:x="24.825cm" svg:y="31.344cm" svg:viewBox="0 0 77 160" draw:points="77,160 0,160 0,0">
          <text:p/>
        </draw:polyline>
        <draw:line draw:style-name="gr1" draw:text-style-name="P1" draw:layer="layout" svg:x1="24.955cm" svg:y1="31.42cm" svg:x2="25.006cm" svg:y2="31.42cm">
          <text:p/>
        </draw:line>
        <draw:polyline draw:style-name="gr1" draw:text-style-name="P1" draw:layer="layout" svg:width="0.076cm" svg:height="0.159cm" svg:x="24.955cm" svg:y="31.344cm" svg:viewBox="0 0 77 160" draw:points="77,160 0,160 0,0 77,0">
          <text:p/>
        </draw:polyline>
        <draw:polygon draw:style-name="gr6" draw:text-style-name="P1" draw:layer="layout" svg:width="1.057cm" svg:height="0.279cm" svg:x="24.13cm" svg:y="31.293cm" svg:viewBox="0 0 1058 280" draw:points="0,140 79,280 979,280 1058,140 979,0 79,0">
          <text:p/>
        </draw:polygon>
        <draw:polyline draw:style-name="gr1" draw:text-style-name="P1" draw:layer="layout" svg:width="0.098cm" svg:height="0.159cm" svg:x="39.116cm" svg:y="24.517cm" svg:viewBox="0 0 99 160" draw:points="93,10 77,0 55,0 32,10 16,22 10,38 0,70 0,93 10,121 16,137 32,153 55,160 71,160 93,153 99,144 99,93 71,93">
          <text:p/>
        </draw:polyline>
        <draw:polyline draw:style-name="gr1" draw:text-style-name="P1" draw:layer="layout" svg:width="0.098cm" svg:height="0.159cm" svg:x="39.275cm" svg:y="24.517cm" svg:viewBox="0 0 99 160" draw:points="99,144 93,153 71,160 55,160 32,153 16,137 10,121 0,93 0,70 10,38 16,22 32,10 55,0 71,0 93,10 99,16">
          <text:p/>
        </draw:polyline>
        <draw:polyline draw:style-name="gr1" draw:text-style-name="P1" draw:layer="layout" svg:width="0.022cm" svg:height="0.159cm" svg:x="39.443cm" svg:y="24.517cm" svg:viewBox="0 0 23 160" draw:points="23,160 7,153 0,137 0,0">
          <text:p/>
        </draw:polyline>
        <draw:polygon draw:style-name="gr1" draw:text-style-name="P1" draw:layer="layout" svg:width="0.086cm" svg:height="0.105cm" svg:x="39.516cm" svg:y="24.571cm" svg:viewBox="0 0 87 106" draw:points="32,106 16,99 10,90 0,77 0,29 10,16 16,6 32,0 55,0 71,6 77,16 87,29 87,77 77,90 71,99 55,106">
          <text:p/>
        </draw:polygon>
        <draw:polyline draw:style-name="gr1" draw:text-style-name="P1" draw:layer="layout" svg:width="0.076cm" svg:height="0.105cm" svg:x="39.662cm" svg:y="24.571cm" svg:viewBox="0 0 77 106" draw:points="77,99 61,106 29,106 13,99 6,90 0,77 0,29 6,16 13,6 29,0 61,0 77,6">
          <text:p/>
        </draw:polyline>
        <draw:line draw:style-name="gr1" draw:text-style-name="P1" draw:layer="layout" svg:x1="39.805cm" svg:y1="24.676cm" svg:x2="39.805cm" svg:y2="24.517cm">
          <text:p/>
        </draw:line>
        <draw:line draw:style-name="gr1" draw:text-style-name="P1" draw:layer="layout" svg:x1="39.821cm" svg:y1="24.616cm" svg:x2="39.866cm" svg:y2="24.677cm">
          <text:p/>
        </draw:line>
        <draw:line draw:style-name="gr1" draw:text-style-name="P1" draw:layer="layout" svg:x1="39.866cm" svg:y1="24.571cm" svg:x2="39.805cm" svg:y2="24.632cm">
          <text:p/>
        </draw:line>
        <draw:polygon draw:style-name="gr6" draw:text-style-name="P1" draw:layer="layout" svg:width="1.041cm" svg:height="0.279cm" svg:x="38.964cm" svg:y="24.467cm" svg:viewBox="0 0 1042 280" draw:points="1042,140 963,0 79,0 0,140 79,280 963,280">
          <text:p/>
        </draw:polygon>
        <draw:polyline draw:style-name="gr1" draw:text-style-name="P1" draw:layer="layout" svg:width="0.098cm" svg:height="0.159cm" svg:x="15.253cm" svg:y="20.707cm" svg:viewBox="0 0 99 160" draw:points="99,144 90,153 67,160 51,160 29,153 13,137 6,121 0,93 0,70 6,38 13,22 29,10 51,0 67,0 90,10 99,16">
          <text:p/>
        </draw:polyline>
        <draw:polyline draw:style-name="gr1" draw:text-style-name="P1" draw:layer="layout" svg:width="0.089cm" svg:height="0.159cm" svg:x="15.411cm" svg:y="20.707cm" svg:viewBox="0 0 90 160" draw:points="0,153 22,160 61,160 74,153 83,144 90,131 90,115 83,99 74,93 61,83 29,77 13,70 6,61 0,45 0,32 6,16 13,10 29,0 67,0 90,10">
          <text:p/>
        </draw:polyline>
        <draw:polyline draw:style-name="gr1" draw:text-style-name="P1" draw:layer="layout" svg:width="0.044cm" svg:height="0.241cm" svg:x="15.57cm" svg:y="20.685cm" svg:viewBox="0 0 45 242" draw:points="45,242 39,236 23,214 13,198 6,175 0,137 0,105 6,67 13,45 23,32 39,6 45,0">
          <text:p/>
        </draw:polyline>
        <draw:line draw:style-name="gr1" draw:text-style-name="P1" draw:layer="layout" svg:x1="15.675cm" svg:y1="20.866cm" svg:x2="15.675cm" svg:y2="20.761cm">
          <text:p/>
        </draw:line>
        <draw:polyline draw:style-name="gr1" draw:text-style-name="P1" draw:layer="layout" svg:width="0.013cm" svg:height="0.016cm" svg:x="15.669cm" svg:y="20.707cm" svg:viewBox="0 0 14 17" draw:points="7,0 0,10 7,17 14,10 7,0 7,17">
          <text:p/>
        </draw:polyline>
        <draw:line draw:style-name="gr1" draw:text-style-name="P1" draw:layer="layout" svg:x1="15.751cm" svg:y1="20.761cm" svg:x2="15.751cm" svg:y2="20.866cm">
          <text:p/>
        </draw:line>
        <draw:polyline draw:style-name="gr1" draw:text-style-name="P1" draw:layer="layout" svg:width="0.067cm" svg:height="0.105cm" svg:x="15.751cm" svg:y="20.761cm" svg:viewBox="0 0 68 106" draw:points="0,16 6,6 23,0 45,0 61,6 68,22 68,106">
          <text:p/>
        </draw:polyline>
        <draw:polyline draw:style-name="gr1" draw:text-style-name="P1" draw:layer="layout" svg:width="0.076cm" svg:height="0.105cm" svg:x="15.878cm" svg:y="20.761cm" svg:viewBox="0 0 77 106" draw:points="0,0 39,106 77,0">
          <text:p/>
        </draw:polyline>
        <draw:polyline draw:style-name="gr1" draw:text-style-name="P1" draw:layer="layout" svg:width="0.048cm" svg:height="0.241cm" svg:x="15.999cm" svg:y="20.685cm" svg:viewBox="0 0 49 242" draw:points="0,242 10,236 23,214 32,198 39,175 49,137 49,105 39,67 32,45 23,32 10,6 0,0">
          <text:p/>
        </draw:polyline>
        <draw:polygon draw:style-name="gr6" draw:text-style-name="P1" draw:layer="layout" svg:width="1.092cm" svg:height="0.279cm" svg:x="15.1cm" svg:y="20.657cm" svg:viewBox="0 0 1093 280" draw:points="1093,140 1014,0 79,0 0,140 79,280 1014,280">
          <text:p/>
        </draw:polygon>
        <draw:polyline draw:style-name="gr1" draw:text-style-name="P1" draw:layer="layout" svg:width="0.098cm" svg:height="0.159cm" svg:x="15.802cm" svg:y="21.025cm" svg:viewBox="0 0 99 160" draw:points="99,144 93,153 71,160 55,160 32,153 16,137 10,121 0,93 0,70 10,38 16,22 32,10 55,0 71,0 93,10 99,16">
          <text:p/>
        </draw:polyline>
        <draw:polyline draw:style-name="gr1" draw:text-style-name="P1" draw:layer="layout" svg:width="0.092cm" svg:height="0.159cm" svg:x="15.961cm" svg:y="21.025cm" svg:viewBox="0 0 93 160" draw:points="0,153 26,160 61,160 77,153 87,144 93,131 93,115 87,99 77,93 61,83 32,77 16,70 10,61 0,45 0,32 10,16 16,10 32,0 71,0 93,10">
          <text:p/>
        </draw:polyline>
        <draw:polygon draw:style-name="gr6" draw:text-style-name="P1" draw:layer="layout" svg:width="0.543cm" svg:height="0.279cm" svg:x="15.65cm" svg:y="20.974cm" svg:viewBox="0 0 544 280" draw:points="544,140 464,0 80,0 0,140 80,280 464,280">
          <text:p/>
        </draw:polygon>
        <draw:polyline draw:style-name="gr1" draw:text-style-name="P1" draw:layer="layout" svg:width="0.159cm" svg:height="0.098cm" svg:x="4.197cm" svg:y="20.717cm" svg:viewBox="0 0 160 99" draw:points="144,0 153,6 160,32 160,45 153,67 137,83 121,93 93,99 70,99 38,93 22,83 10,67 0,45 0,32 10,6 16,0">
          <text:p/>
        </draw:polyline>
        <draw:polyline draw:style-name="gr1" draw:text-style-name="P1" draw:layer="layout" svg:width="0.159cm" svg:height="0.092cm" svg:x="4.197cm" svg:y="20.564cm" svg:viewBox="0 0 160 93" draw:points="153,93 160,71 160,32 153,16 144,10 131,0 115,0 99,10 93,16 83,32 77,61 70,77 61,87 45,93 32,93 16,87 10,77 0,61 0,26 10,0">
          <text:p/>
        </draw:polyline>
        <draw:polyline draw:style-name="gr1" draw:text-style-name="P1" draw:layer="layout" svg:width="0.241cm" svg:height="0.044cm" svg:x="4.175cm" svg:y="20.453cm" svg:viewBox="0 0 242 45" draw:points="242,0 236,6 214,23 198,29 175,39 137,45 105,45 67,39 45,29 32,23 6,6 0,0">
          <text:p/>
        </draw:polyline>
        <draw:line draw:style-name="gr1" draw:text-style-name="P1" draw:layer="layout" svg:x1="4.356cm" svg:y1="20.393cm" svg:x2="4.251cm" svg:y2="20.393cm">
          <text:p/>
        </draw:line>
        <draw:polyline draw:style-name="gr1" draw:text-style-name="P1" draw:layer="layout" svg:width="0.016cm" svg:height="0.016cm" svg:x="4.197cm" svg:y="20.383cm" svg:viewBox="0 0 17 17" draw:points="0,10 10,17 17,10 10,0 0,10 17,10">
          <text:p/>
        </draw:polyline>
        <draw:line draw:style-name="gr1" draw:text-style-name="P1" draw:layer="layout" svg:x1="4.251cm" svg:y1="20.317cm" svg:x2="4.356cm" svg:y2="20.317cm">
          <text:p/>
        </draw:line>
        <draw:polyline draw:style-name="gr1" draw:text-style-name="P1" draw:layer="layout" svg:width="0.105cm" svg:height="0.07cm" svg:x="4.251cm" svg:y="20.247cm" svg:viewBox="0 0 106 71" draw:points="16,71 6,61 0,48 0,26 6,10 22,0 106,0">
          <text:p/>
        </draw:polyline>
        <draw:polyline draw:style-name="gr1" draw:text-style-name="P1" draw:layer="layout" svg:width="0.105cm" svg:height="0.073cm" svg:x="4.251cm" svg:y="20.114cm" svg:viewBox="0 0 106 74" draw:points="0,74 106,35 0,0">
          <text:p/>
        </draw:polyline>
        <draw:polyline draw:style-name="gr1" draw:text-style-name="P1" draw:layer="layout" svg:width="0.241cm" svg:height="0.044cm" svg:x="4.175cm" svg:y="20.022cm" svg:viewBox="0 0 242 45" draw:points="242,45 236,39 214,23 198,16 175,6 137,0 105,0 67,6 45,16 32,23 6,39 0,45">
          <text:p/>
        </draw:polyline>
        <draw:polygon draw:style-name="gr6" draw:text-style-name="P1" draw:layer="layout" svg:width="0.279cm" svg:height="1.092cm" svg:x="4.147cm" svg:y="19.863cm" svg:viewBox="0 0 280 1093" draw:points="140,1093 280,1014 280,79 140,0 0,79 0,1014">
          <text:p/>
        </draw:polygon>
        <draw:line draw:style-name="gr9" draw:text-style-name="P6" draw:layer="layout" svg:x1="16.192cm" svg:y1="14.446cm" svg:x2="16.192cm" svg:y2="14.129cm">
          <text:p/>
        </draw:line>
        <draw:line draw:style-name="gr9" draw:text-style-name="P6" draw:layer="layout" svg:x1="18.891cm" svg:y1="25.717cm" svg:x2="18.891cm" svg:y2="25.876cm">
          <text:p/>
        </draw:line>
        <draw:path draw:style-name="gr10" draw:text-style-name="P7" draw:layer="layout" svg:width="0.127cm" svg:height="0.127cm" svg:x="45.18cm" svg:y="9.461cm" svg:viewBox="0 0 128 128" svg:d="M128 64c0 12-3 22-9 32-5 10-13 18-23 23-10 6-20 9-32 9s-22-3-32-9c-10-5-18-13-23-23-6-10-9-20-9-32s3-22 9-32c5-10 13-18 23-23 10-6 20-9 32-9s22 3 32 9c10 5 18 13 23 23 6 10 9 20 9 32z">
          <text:p/>
        </draw:path>
        <draw:line draw:style-name="gr9" draw:text-style-name="P6" draw:layer="layout" svg:x1="45.244cm" svg:y1="7.779cm" svg:x2="45.244cm" svg:y2="8.255cm">
          <text:p/>
        </draw:line>
        <draw:line draw:style-name="gr9" draw:text-style-name="P6" draw:layer="layout" svg:x1="31.591cm" svg:y1="17.939cm" svg:x2="36.353cm" svg:y2="17.939cm">
          <text:p/>
        </draw:line>
        <draw:line draw:style-name="gr9" draw:text-style-name="P6" draw:layer="layout" svg:x1="31.591cm" svg:y1="16.827cm" svg:x2="35.877cm" svg:y2="16.827cm">
          <text:p/>
        </draw:line>
        <draw:line draw:style-name="gr9" draw:text-style-name="P6" draw:layer="layout" svg:x1="31.591cm" svg:y1="15.716cm" svg:x2="35.401cm" svg:y2="15.716cm">
          <text:p/>
        </draw:line>
        <draw:line draw:style-name="gr9" draw:text-style-name="P6" draw:layer="layout" svg:x1="31.591cm" svg:y1="14.605cm" svg:x2="34.925cm" svg:y2="14.605cm">
          <text:p/>
        </draw:line>
        <draw:line draw:style-name="gr9" draw:text-style-name="P6" draw:layer="layout" svg:x1="31.591cm" svg:y1="13.494cm" svg:x2="34.448cm" svg:y2="13.494cm">
          <text:p/>
        </draw:line>
        <draw:line draw:style-name="gr9" draw:text-style-name="P6" draw:layer="layout" svg:x1="31.591cm" svg:y1="12.382cm" svg:x2="33.972cm" svg:y2="12.382cm">
          <text:p/>
        </draw:line>
        <draw:line draw:style-name="gr9" draw:text-style-name="P6" draw:layer="layout" svg:x1="31.591cm" svg:y1="11.271cm" svg:x2="33.496cm" svg:y2="11.271cm">
          <text:p/>
        </draw:line>
        <draw:line draw:style-name="gr9" draw:text-style-name="P6" draw:layer="layout" svg:x1="31.591cm" svg:y1="10.16cm" svg:x2="33.02cm" svg:y2="10.16cm">
          <text:p/>
        </draw:line>
        <draw:line draw:style-name="gr9" draw:text-style-name="P6" draw:layer="layout" svg:x1="32.544cm" svg:y1="6.667cm" svg:x2="36.989cm" svg:y2="6.667cm">
          <text:p/>
        </draw:line>
        <draw:line draw:style-name="gr9" draw:text-style-name="P6" draw:layer="layout" svg:x1="32.544cm" svg:y1="9.048cm" svg:x2="32.544cm" svg:y2="6.667cm">
          <text:p/>
        </draw:line>
        <draw:line draw:style-name="gr9" draw:text-style-name="P6" draw:layer="layout" svg:x1="31.591cm" svg:y1="9.049cm" svg:x2="32.543cm" svg:y2="9.049cm">
          <text:p/>
        </draw:line>
        <draw:line draw:style-name="gr9" draw:text-style-name="P6" draw:layer="layout" svg:x1="31.591cm" svg:y1="7.937cm" svg:x2="32.067cm" svg:y2="7.937cm">
          <text:p/>
        </draw:line>
        <draw:line draw:style-name="gr9" draw:text-style-name="P6" draw:layer="layout" svg:x1="32.067cm" svg:y1="6.35cm" svg:x2="37.147cm" svg:y2="6.35cm">
          <text:p/>
        </draw:line>
        <draw:line draw:style-name="gr9" draw:text-style-name="P6" draw:layer="layout" svg:x1="32.067cm" svg:y1="7.937cm" svg:x2="32.067cm" svg:y2="6.35cm">
          <text:p/>
        </draw:line>
        <draw:line draw:style-name="gr9" draw:text-style-name="P6" draw:layer="layout" svg:x1="31.75cm" svg:y1="6.032cm" svg:x2="37.306cm" svg:y2="6.032cm">
          <text:p/>
        </draw:line>
        <draw:line draw:style-name="gr9" draw:text-style-name="P6" draw:layer="layout" svg:x1="31.75cm" svg:y1="6.826cm" svg:x2="31.75cm" svg:y2="6.032cm">
          <text:p/>
        </draw:line>
        <draw:line draw:style-name="gr9" draw:text-style-name="P6" draw:layer="layout" svg:x1="31.591cm" svg:y1="6.826cm" svg:x2="31.75cm" svg:y2="6.826cm">
          <text:p/>
        </draw:line>
        <draw:line draw:style-name="gr9" draw:text-style-name="P6" draw:layer="layout" svg:x1="31.591cm" svg:y1="5.715cm" svg:x2="37.465cm" svg:y2="5.715cm">
          <text:p/>
        </draw:line>
        <draw:line draw:style-name="gr9" draw:text-style-name="P6" draw:layer="layout" svg:x1="28.257cm" svg:y1="17.939cm" svg:x2="30.003cm" svg:y2="17.939cm">
          <text:p/>
        </draw:line>
        <draw:line draw:style-name="gr9" draw:text-style-name="P6" draw:layer="layout" svg:x1="28.257cm" svg:y1="12.541cm" svg:x2="28.257cm" svg:y2="17.938cm">
          <text:p/>
        </draw:line>
        <draw:line draw:style-name="gr9" draw:text-style-name="P6" draw:layer="layout" svg:x1="28.416cm" svg:y1="16.827cm" svg:x2="30.003cm" svg:y2="16.827cm">
          <text:p/>
        </draw:line>
        <draw:line draw:style-name="gr9" draw:text-style-name="P6" draw:layer="layout" svg:x1="28.416cm" svg:y1="11.43cm" svg:x2="28.416cm" svg:y2="16.827cm">
          <text:p/>
        </draw:line>
        <draw:line draw:style-name="gr9" draw:text-style-name="P6" draw:layer="layout" svg:x1="28.257cm" svg:y1="11.43cm" svg:x2="28.416cm" svg:y2="11.43cm">
          <text:p/>
        </draw:line>
        <draw:line draw:style-name="gr9" draw:text-style-name="P6" draw:layer="layout" svg:x1="28.575cm" svg:y1="15.716cm" svg:x2="30.004cm" svg:y2="15.716cm">
          <text:p/>
        </draw:line>
        <draw:line draw:style-name="gr9" draw:text-style-name="P6" draw:layer="layout" svg:x1="28.575cm" svg:y1="10.319cm" svg:x2="28.575cm" svg:y2="15.716cm">
          <text:p/>
        </draw:line>
        <draw:line draw:style-name="gr9" draw:text-style-name="P6" draw:layer="layout" svg:x1="28.257cm" svg:y1="10.319cm" svg:x2="28.574cm" svg:y2="10.319cm">
          <text:p/>
        </draw:line>
        <draw:line draw:style-name="gr9" draw:text-style-name="P6" draw:layer="layout" svg:x1="28.734cm" svg:y1="14.605cm" svg:x2="30.004cm" svg:y2="14.605cm">
          <text:p/>
        </draw:line>
        <draw:line draw:style-name="gr9" draw:text-style-name="P6" draw:layer="layout" svg:x1="28.734cm" svg:y1="9.049cm" svg:x2="28.734cm" svg:y2="14.605cm">
          <text:p/>
        </draw:line>
        <draw:line draw:style-name="gr9" draw:text-style-name="P6" draw:layer="layout" svg:x1="28.257cm" svg:y1="9.049cm" svg:x2="28.733cm" svg:y2="9.049cm">
          <text:p/>
        </draw:line>
        <draw:line draw:style-name="gr9" draw:text-style-name="P6" draw:layer="layout" svg:x1="29.369cm" svg:y1="10.16cm" svg:x2="30.004cm" svg:y2="10.16cm">
          <text:p/>
        </draw:line>
        <draw:line draw:style-name="gr9" draw:text-style-name="P6" draw:layer="layout" svg:x1="29.369cm" svg:y1="10.16cm" svg:x2="29.369cm" svg:y2="13.017cm">
          <text:p/>
        </draw:line>
        <draw:line draw:style-name="gr9" draw:text-style-name="P6" draw:layer="layout" svg:x1="25.559cm" svg:y1="13.017cm" svg:x2="29.369cm" svg:y2="13.017cm">
          <text:p/>
        </draw:line>
        <draw:line draw:style-name="gr9" draw:text-style-name="P6" draw:layer="layout" svg:x1="25.559cm" svg:y1="10.16cm" svg:x2="25.559cm" svg:y2="13.017cm">
          <text:p/>
        </draw:line>
        <draw:line draw:style-name="gr9" draw:text-style-name="P6" draw:layer="layout" svg:x1="29.527cm" svg:y1="11.271cm" svg:x2="30.003cm" svg:y2="11.271cm">
          <text:p/>
        </draw:line>
        <draw:line draw:style-name="gr9" draw:text-style-name="P6" draw:layer="layout" svg:x1="29.527cm" svg:y1="13.176cm" svg:x2="29.527cm" svg:y2="11.271cm">
          <text:p/>
        </draw:line>
        <draw:line draw:style-name="gr9" draw:text-style-name="P6" draw:layer="layout" svg:x1="25.4cm" svg:y1="10.477cm" svg:x2="25.4cm" svg:y2="13.176cm">
          <text:p/>
        </draw:line>
        <draw:line draw:style-name="gr9" draw:text-style-name="P6" draw:layer="layout" svg:x1="29.686cm" svg:y1="13.334cm" svg:x2="29.686cm" svg:y2="12.382cm">
          <text:p/>
        </draw:line>
        <draw:line draw:style-name="gr9" draw:text-style-name="P6" draw:layer="layout" svg:x1="25.241cm" svg:y1="10.795cm" svg:x2="25.241cm" svg:y2="13.335cm">
          <text:p/>
        </draw:line>
        <draw:line draw:style-name="gr9" draw:text-style-name="P6" draw:layer="layout" svg:x1="29.686cm" svg:y1="12.382cm" svg:x2="30.003cm" svg:y2="12.382cm">
          <text:p/>
        </draw:line>
        <draw:line draw:style-name="gr9" draw:text-style-name="P6" draw:layer="layout" svg:x1="29.21cm" svg:y1="9.049cm" svg:x2="30.004cm" svg:y2="9.049cm">
          <text:p/>
        </draw:line>
        <draw:line draw:style-name="gr9" draw:text-style-name="P6" draw:layer="layout" svg:x1="29.21cm" svg:y1="12.224cm" svg:x2="29.21cm" svg:y2="9.049cm">
          <text:p/>
        </draw:line>
        <draw:line draw:style-name="gr9" draw:text-style-name="P6" draw:layer="layout" svg:x1="29.051cm" svg:y1="7.937cm" svg:x2="30.003cm" svg:y2="7.937cm">
          <text:p/>
        </draw:line>
        <draw:line draw:style-name="gr9" draw:text-style-name="P6" draw:layer="layout" svg:x1="29.051cm" svg:y1="11.112cm" svg:x2="29.051cm" svg:y2="7.937cm">
          <text:p/>
        </draw:line>
        <draw:line draw:style-name="gr9" draw:text-style-name="P6" draw:layer="layout" svg:x1="28.892cm" svg:y1="6.826cm" svg:x2="30.003cm" svg:y2="6.826cm">
          <text:p/>
        </draw:line>
        <draw:line draw:style-name="gr9" draw:text-style-name="P6" draw:layer="layout" svg:x1="28.892cm" svg:y1="10.001cm" svg:x2="28.892cm" svg:y2="6.826cm">
          <text:p/>
        </draw:line>
        <draw:line draw:style-name="gr9" draw:text-style-name="P6" draw:layer="layout" svg:x1="28.257cm" svg:y1="5.715cm" svg:x2="30.003cm" svg:y2="5.715cm">
          <text:p/>
        </draw:line>
        <draw:path draw:style-name="gr10" draw:text-style-name="P7" draw:layer="layout" svg:width="0.127cm" svg:height="0.127cm" svg:x="45.18cm" svg:y="9.779cm" svg:viewBox="0 0 128 128" svg:d="M128 64c0 12-3 22-9 32-5 10-13 18-23 23-10 6-20 9-32 9s-22-3-32-9c-10-5-18-13-23-23-6-10-9-20-9-32s3-22 9-32c5-10 13-18 23-23 10-6 20-9 32-9s22 3 32 9c10 5 18 13 23 23 6 10 9 20 9 32z">
          <text:p/>
        </draw:path>
        <draw:line draw:style-name="gr9" draw:text-style-name="P6" draw:layer="layout" svg:x1="45.244cm" svg:y1="9.842cm" svg:x2="45.244cm" svg:y2="9.525cm">
          <text:p/>
        </draw:line>
        <draw:path draw:style-name="gr10" draw:text-style-name="P7" draw:layer="layout" svg:width="0.127cm" svg:height="0.127cm" svg:x="42.323cm" svg:y="10.731cm" svg:viewBox="0 0 128 128" svg:d="M128 64c0 12-3 22-9 32-5 10-13 18-23 23-10 6-20 9-32 9s-22-3-32-9c-10-5-18-13-23-23-6-10-9-20-9-32s3-22 9-32c5-10 13-18 23-23 10-6 20-9 32-9s22 3 32 9c10 5 18 13 23 23 6 10 9 20 9 32z">
          <text:p/>
        </draw:path>
        <draw:line draw:style-name="gr9" draw:text-style-name="P6" draw:layer="layout" svg:x1="42.386cm" svg:y1="10.795cm" svg:x2="42.386cm" svg:y2="11.43cm">
          <text:p/>
        </draw:line>
        <draw:path draw:style-name="gr10" draw:text-style-name="P7" draw:layer="layout" svg:width="0.127cm" svg:height="0.127cm" svg:x="45.18cm" svg:y="11.049cm" svg:viewBox="0 0 128 128" svg:d="M128 64c0 12-3 22-9 32-5 10-13 18-23 23-10 6-20 9-32 9s-22-3-32-9c-10-5-18-13-23-23-6-10-9-20-9-32s3-22 9-32c5-10 13-18 23-23 10-6 20-9 32-9s22 3 32 9c10 5 18 13 23 23 6 10 9 20 9 32z">
          <text:p/>
        </draw:path>
        <draw:line draw:style-name="gr9" draw:text-style-name="P6" draw:layer="layout" svg:x1="45.244cm" svg:y1="11.112cm" svg:x2="45.244cm" svg:y2="11.429cm">
          <text:p/>
        </draw:line>
        <draw:path draw:style-name="gr10" draw:text-style-name="P7" draw:layer="layout" svg:width="0.127cm" svg:height="0.127cm" svg:x="45.18cm" svg:y="10.731cm" svg:viewBox="0 0 128 128" svg:d="M128 64c0 12-3 22-9 32-5 10-13 18-23 23-10 6-20 9-32 9s-22-3-32-9c-10-5-18-13-23-23-6-10-9-20-9-32s3-22 9-32c5-10 13-18 23-23 10-6 20-9 32-9s22 3 32 9c10 5 18 13 23 23 6 10 9 20 9 32z">
          <text:p/>
        </draw:path>
        <draw:line draw:style-name="gr9" draw:text-style-name="P6" draw:layer="layout" svg:x1="45.244cm" svg:y1="11.112cm" svg:x2="45.244cm" svg:y2="10.795cm">
          <text:p/>
        </draw:line>
        <draw:path draw:style-name="gr10" draw:text-style-name="P7" draw:layer="layout" svg:width="0.127cm" svg:height="0.127cm" svg:x="45.18cm" svg:y="10.414cm" svg:viewBox="0 0 128 128" svg:d="M128 64c0 12-3 22-9 32-5 10-13 18-23 23-10 6-20 9-32 9s-22-3-32-9c-10-5-18-13-23-23-6-10-9-20-9-32s3-22 9-32c5-10 13-18 23-23 10-6 20-9 32-9s22 3 32 9c10 5 18 13 23 23 6 10 9 20 9 32z">
          <text:p/>
        </draw:path>
        <draw:line draw:style-name="gr9" draw:text-style-name="P6" draw:layer="layout" svg:x1="45.244cm" svg:y1="10.477cm" svg:x2="45.244cm" svg:y2="10.794cm">
          <text:p/>
        </draw:line>
        <draw:line draw:style-name="gr9" draw:text-style-name="P6" draw:layer="layout" svg:x1="45.244cm" svg:y1="10.16cm" svg:x2="45.244cm" svg:y2="10.477cm">
          <text:p/>
        </draw:line>
        <draw:path draw:style-name="gr10" draw:text-style-name="P7" draw:layer="layout" svg:width="0.127cm" svg:height="0.127cm" svg:x="45.18cm" svg:y="10.096cm" svg:viewBox="0 0 128 128" svg:d="M128 64c0 12-3 22-9 32-5 10-13 18-23 23-10 6-20 9-32 9s-22-3-32-9c-10-5-18-13-23-23-6-10-9-20-9-32s3-22 9-32c5-10 13-18 23-23 10-6 20-9 32-9s22 3 32 9c10 5 18 13 23 23 6 10 9 20 9 32z">
          <text:p/>
        </draw:path>
        <draw:line draw:style-name="gr9" draw:text-style-name="P6" draw:layer="layout" svg:x1="45.244cm" svg:y1="9.842cm" svg:x2="45.244cm" svg:y2="10.159cm">
          <text:p/>
        </draw:line>
        <draw:path draw:style-name="gr10" draw:text-style-name="P7" draw:layer="layout" svg:width="0.127cm" svg:height="0.127cm" svg:x="45.18cm" svg:y="12.636cm" svg:viewBox="0 0 128 128" svg:d="M128 64c0 12-3 22-9 32-5 10-13 18-23 23-10 6-20 9-32 9s-22-3-32-9c-10-5-18-13-23-23-6-10-9-20-9-32s3-22 9-32c5-10 13-18 23-23 10-6 20-9 32-9s22 3 32 9c10 5 18 13 23 23 6 10 9 20 9 32z">
          <text:p/>
        </draw:path>
        <draw:line draw:style-name="gr9" draw:text-style-name="P6" draw:layer="layout" svg:x1="45.244cm" svg:y1="12.7cm" svg:x2="45.244cm" svg:y2="13.017cm">
          <text:p/>
        </draw:line>
        <draw:line draw:style-name="gr9" draw:text-style-name="P6" draw:layer="layout" svg:x1="45.244cm" svg:y1="12.382cm" svg:x2="45.244cm" svg:y2="12.699cm">
          <text:p/>
        </draw:line>
        <draw:path draw:style-name="gr10" draw:text-style-name="P7" draw:layer="layout" svg:width="0.127cm" svg:height="0.127cm" svg:x="45.18cm" svg:y="12.319cm" svg:viewBox="0 0 128 128" svg:d="M128 64c0 12-3 22-9 32-5 10-13 18-23 23-10 6-20 9-32 9s-22-3-32-9c-10-5-18-13-23-23-6-10-9-20-9-32s3-22 9-32c5-10 13-18 23-23 10-6 20-9 32-9s22 3 32 9c10 5 18 13 23 23 6 10 9 20 9 32z">
          <text:p/>
        </draw:path>
        <draw:line draw:style-name="gr9" draw:text-style-name="P6" draw:layer="layout" svg:x1="45.244cm" svg:y1="12.382cm" svg:x2="45.244cm" svg:y2="12.065cm">
          <text:p/>
        </draw:line>
        <draw:line draw:style-name="gr9" draw:text-style-name="P6" draw:layer="layout" svg:x1="45.561cm" svg:y1="12.382cm" svg:x2="45.244cm" svg:y2="12.382cm">
          <text:p/>
        </draw:line>
        <draw:line draw:style-name="gr9" draw:text-style-name="P6" draw:layer="layout" svg:x1="41.592cm" svg:y1="12.7cm" svg:x2="42.386cm" svg:y2="12.7cm">
          <text:p/>
        </draw:line>
        <draw:line draw:style-name="gr9" draw:text-style-name="P6" draw:layer="layout" svg:x1="41.592cm" svg:y1="9.049cm" svg:x2="41.592cm" svg:y2="12.7cm">
          <text:p/>
        </draw:line>
        <draw:line draw:style-name="gr9" draw:text-style-name="P6" draw:layer="layout" svg:x1="41.91cm" svg:y1="12.065cm" svg:x2="42.386cm" svg:y2="12.065cm">
          <text:p/>
        </draw:line>
        <draw:line draw:style-name="gr9" draw:text-style-name="P6" draw:layer="layout" svg:x1="41.91cm" svg:y1="8.731cm" svg:x2="41.91cm" svg:y2="12.065cm">
          <text:p/>
        </draw:line>
        <draw:line draw:style-name="gr9" draw:text-style-name="P6" draw:layer="layout" svg:x1="41.592cm" svg:y1="8.731cm" svg:x2="41.909cm" svg:y2="8.731cm">
          <text:p/>
        </draw:line>
        <draw:line draw:style-name="gr9" draw:text-style-name="P6" draw:layer="layout" svg:x1="41.91cm" svg:y1="7.779cm" svg:x2="45.244cm" svg:y2="7.779cm">
          <text:p/>
        </draw:line>
        <draw:line draw:style-name="gr9" draw:text-style-name="P6" draw:layer="layout" svg:x1="41.91cm" svg:y1="8.255cm" svg:x2="41.91cm" svg:y2="7.779cm">
          <text:p/>
        </draw:line>
        <draw:line draw:style-name="gr9" draw:text-style-name="P6" draw:layer="layout" svg:x1="41.592cm" svg:y1="8.255cm" svg:x2="41.909cm" svg:y2="8.255cm">
          <text:p/>
        </draw:line>
        <draw:line draw:style-name="gr9" draw:text-style-name="P6" draw:layer="layout" svg:x1="45.403cm" svg:y1="8.89cm" svg:x2="45.244cm" svg:y2="8.89cm">
          <text:p/>
        </draw:line>
        <draw:line draw:style-name="gr9" draw:text-style-name="P6" draw:layer="layout" svg:x1="45.402cm" svg:y1="7.937cm" svg:x2="45.402cm" svg:y2="8.889cm">
          <text:p/>
        </draw:line>
        <draw:line draw:style-name="gr9" draw:text-style-name="P6" draw:layer="layout" svg:x1="41.592cm" svg:y1="7.937cm" svg:x2="45.402cm" svg:y2="7.937cm">
          <text:p/>
        </draw:line>
        <draw:line draw:style-name="gr9" draw:text-style-name="P6" draw:layer="layout" svg:x1="45.561cm" svg:y1="8.572cm" svg:x2="45.244cm" svg:y2="8.572cm">
          <text:p/>
        </draw:line>
        <draw:line draw:style-name="gr9" draw:text-style-name="P6" draw:layer="layout" svg:x1="45.561cm" svg:y1="7.461cm" svg:x2="45.561cm" svg:y2="8.572cm">
          <text:p/>
        </draw:line>
        <draw:line draw:style-name="gr9" draw:text-style-name="P6" draw:layer="layout" svg:x1="41.592cm" svg:y1="7.461cm" svg:x2="45.561cm" svg:y2="7.461cm">
          <text:p/>
        </draw:line>
        <draw:line draw:style-name="gr9" draw:text-style-name="P6" draw:layer="layout" svg:x1="45.72cm" svg:y1="9.207cm" svg:x2="45.244cm" svg:y2="9.207cm">
          <text:p/>
        </draw:line>
        <draw:line draw:style-name="gr9" draw:text-style-name="P6" draw:layer="layout" svg:x1="45.72cm" svg:y1="7.144cm" svg:x2="45.72cm" svg:y2="9.208cm">
          <text:p/>
        </draw:line>
        <draw:line draw:style-name="gr9" draw:text-style-name="P6" draw:layer="layout" svg:x1="41.592cm" svg:y1="7.144cm" svg:x2="45.719cm" svg:y2="7.144cm">
          <text:p/>
        </draw:line>
        <draw:line draw:style-name="gr9" draw:text-style-name="P6" draw:layer="layout" svg:x1="42.227cm" svg:y1="8.89cm" svg:x2="42.386cm" svg:y2="8.89cm">
          <text:p/>
        </draw:line>
        <draw:line draw:style-name="gr9" draw:text-style-name="P6" draw:layer="layout" svg:x1="42.227cm" svg:y1="6.35cm" svg:x2="42.227cm" svg:y2="8.89cm">
          <text:p/>
        </draw:line>
        <draw:line draw:style-name="gr9" draw:text-style-name="P6" draw:layer="layout" svg:x1="41.592cm" svg:y1="6.35cm" svg:x2="42.227cm" svg:y2="6.35cm">
          <text:p/>
        </draw:line>
        <draw:line draw:style-name="gr9" draw:text-style-name="P6" draw:layer="layout" svg:x1="42.386cm" svg:y1="6.667cm" svg:x2="42.386cm" svg:y2="8.254cm">
          <text:p/>
        </draw:line>
        <draw:line draw:style-name="gr9" draw:text-style-name="P6" draw:layer="layout" svg:x1="41.592cm" svg:y1="6.667cm" svg:x2="42.386cm" svg:y2="6.667cm">
          <text:p/>
        </draw:line>
        <draw:line draw:style-name="gr9" draw:text-style-name="P6" draw:layer="layout" svg:x1="17.304cm" svg:y1="25.717cm" svg:x2="17.304cm" svg:y2="25.876cm">
          <text:p/>
        </draw:line>
        <draw:line draw:style-name="gr9" draw:text-style-name="P6" draw:layer="layout" svg:x1="13.335cm" svg:y1="31.115cm" svg:x2="13.335cm" svg:y2="31.274cm">
          <text:p/>
        </draw:line>
        <draw:line draw:style-name="gr9" draw:text-style-name="P6" draw:layer="layout" svg:x1="13.017cm" svg:y1="31.115cm" svg:x2="13.017cm" svg:y2="31.274cm">
          <text:p/>
        </draw:line>
        <draw:line draw:style-name="gr9" draw:text-style-name="P6" draw:layer="layout" svg:x1="12.7cm" svg:y1="31.115cm" svg:x2="12.7cm" svg:y2="31.274cm">
          <text:p/>
        </draw:line>
        <draw:line draw:style-name="gr9" draw:text-style-name="P6" draw:layer="layout" svg:x1="12.382cm" svg:y1="31.115cm" svg:x2="12.382cm" svg:y2="31.274cm">
          <text:p/>
        </draw:line>
        <draw:line draw:style-name="gr9" draw:text-style-name="P6" draw:layer="layout" svg:x1="12.065cm" svg:y1="31.115cm" svg:x2="12.065cm" svg:y2="31.274cm">
          <text:p/>
        </draw:line>
        <draw:line draw:style-name="gr9" draw:text-style-name="P6" draw:layer="layout" svg:x1="11.747cm" svg:y1="31.115cm" svg:x2="11.747cm" svg:y2="31.274cm">
          <text:p/>
        </draw:line>
        <draw:line draw:style-name="gr9" draw:text-style-name="P6" draw:layer="layout" svg:x1="11.43cm" svg:y1="31.115cm" svg:x2="11.43cm" svg:y2="31.274cm">
          <text:p/>
        </draw:line>
        <draw:line draw:style-name="gr9" draw:text-style-name="P6" draw:layer="layout" svg:x1="11.112cm" svg:y1="31.115cm" svg:x2="11.112cm" svg:y2="31.274cm">
          <text:p/>
        </draw:line>
        <draw:line draw:style-name="gr9" draw:text-style-name="P6" draw:layer="layout" svg:x1="18.574cm" svg:y1="31.115cm" svg:x2="18.574cm" svg:y2="31.274cm">
          <text:p/>
        </draw:line>
        <draw:line draw:style-name="gr9" draw:text-style-name="P6" draw:layer="layout" svg:x1="18.256cm" svg:y1="31.115cm" svg:x2="18.256cm" svg:y2="31.274cm">
          <text:p/>
        </draw:line>
        <draw:line draw:style-name="gr9" draw:text-style-name="P6" draw:layer="layout" svg:x1="17.939cm" svg:y1="31.115cm" svg:x2="17.939cm" svg:y2="31.274cm">
          <text:p/>
        </draw:line>
        <draw:line draw:style-name="gr9" draw:text-style-name="P6" draw:layer="layout" svg:x1="17.621cm" svg:y1="31.115cm" svg:x2="17.621cm" svg:y2="31.274cm">
          <text:p/>
        </draw:line>
        <draw:line draw:style-name="gr9" draw:text-style-name="P6" draw:layer="layout" svg:x1="17.304cm" svg:y1="31.115cm" svg:x2="17.304cm" svg:y2="31.274cm">
          <text:p/>
        </draw:line>
        <draw:line draw:style-name="gr9" draw:text-style-name="P6" draw:layer="layout" svg:x1="16.986cm" svg:y1="31.115cm" svg:x2="16.986cm" svg:y2="31.274cm">
          <text:p/>
        </draw:line>
        <draw:line draw:style-name="gr9" draw:text-style-name="P6" draw:layer="layout" svg:x1="16.669cm" svg:y1="31.115cm" svg:x2="16.669cm" svg:y2="31.274cm">
          <text:p/>
        </draw:line>
        <draw:line draw:style-name="gr9" draw:text-style-name="P6" draw:layer="layout" svg:x1="16.351cm" svg:y1="31.115cm" svg:x2="16.351cm" svg:y2="31.274cm">
          <text:p/>
        </draw:line>
        <draw:line draw:style-name="gr9" draw:text-style-name="P6" draw:layer="layout" svg:x1="13.97cm" svg:y1="34.766cm" svg:x2="13.97cm" svg:y2="34.449cm">
          <text:p/>
        </draw:line>
        <draw:line draw:style-name="gr9" draw:text-style-name="P6" draw:layer="layout" svg:x1="13.017cm" svg:y1="34.608cm" svg:x2="13.017cm" svg:y2="34.449cm">
          <text:p/>
        </draw:line>
        <draw:line draw:style-name="gr9" draw:text-style-name="P6" draw:layer="layout" svg:x1="13.335cm" svg:y1="34.608cm" svg:x2="13.335cm" svg:y2="34.449cm">
          <text:p/>
        </draw:line>
        <draw:line draw:style-name="gr9" draw:text-style-name="P6" draw:layer="layout" svg:x1="18.256cm" svg:y1="34.449cm" svg:x2="18.256cm" svg:y2="34.608cm">
          <text:p/>
        </draw:line>
        <draw:line draw:style-name="gr9" draw:text-style-name="P6" draw:layer="layout" svg:x1="18.574cm" svg:y1="34.449cm" svg:x2="18.574cm" svg:y2="34.608cm">
          <text:p/>
        </draw:line>
        <draw:line draw:style-name="gr9" draw:text-style-name="P6" draw:layer="layout" svg:x1="15.081cm" svg:y1="25.717cm" svg:x2="15.081cm" svg:y2="25.876cm">
          <text:p/>
        </draw:line>
        <draw:line draw:style-name="gr9" draw:text-style-name="P6" draw:layer="layout" svg:x1="14.764cm" svg:y1="25.717cm" svg:x2="14.764cm" svg:y2="25.876cm">
          <text:p/>
        </draw:line>
        <draw:line draw:style-name="gr9" draw:text-style-name="P6" draw:layer="layout" svg:x1="14.446cm" svg:y1="25.717cm" svg:x2="14.446cm" svg:y2="25.876cm">
          <text:p/>
        </draw:line>
        <draw:line draw:style-name="gr9" draw:text-style-name="P6" draw:layer="layout" svg:x1="14.129cm" svg:y1="25.717cm" svg:x2="14.129cm" svg:y2="25.876cm">
          <text:p/>
        </draw:line>
        <draw:line draw:style-name="gr9" draw:text-style-name="P6" draw:layer="layout" svg:x1="13.811cm" svg:y1="25.717cm" svg:x2="13.811cm" svg:y2="25.876cm">
          <text:p/>
        </draw:line>
        <draw:line draw:style-name="gr9" draw:text-style-name="P6" draw:layer="layout" svg:x1="13.494cm" svg:y1="25.717cm" svg:x2="13.494cm" svg:y2="25.876cm">
          <text:p/>
        </draw:line>
        <draw:line draw:style-name="gr9" draw:text-style-name="P6" draw:layer="layout" svg:x1="13.176cm" svg:y1="25.876cm" svg:x2="13.176cm" svg:y2="25.717cm">
          <text:p/>
        </draw:line>
        <draw:line draw:style-name="gr9" draw:text-style-name="P6" draw:layer="layout" svg:x1="12.859cm" svg:y1="25.876cm" svg:x2="12.859cm" svg:y2="25.717cm">
          <text:p/>
        </draw:line>
        <draw:line draw:style-name="gr9" draw:text-style-name="P6" draw:layer="layout" svg:x1="15.716cm" svg:y1="25.876cm" svg:x2="15.716cm" svg:y2="25.717cm">
          <text:p/>
        </draw:line>
        <draw:line draw:style-name="gr9" draw:text-style-name="P6" draw:layer="layout" svg:x1="16.034cm" svg:y1="25.876cm" svg:x2="16.034cm" svg:y2="25.717cm">
          <text:p/>
        </draw:line>
        <draw:line draw:style-name="gr9" draw:text-style-name="P6" draw:layer="layout" svg:x1="16.351cm" svg:y1="25.876cm" svg:x2="16.351cm" svg:y2="25.717cm">
          <text:p/>
        </draw:line>
        <draw:line draw:style-name="gr9" draw:text-style-name="P6" draw:layer="layout" svg:x1="16.669cm" svg:y1="25.876cm" svg:x2="16.669cm" svg:y2="25.717cm">
          <text:p/>
        </draw:line>
        <draw:line draw:style-name="gr9" draw:text-style-name="P6" draw:layer="layout" svg:x1="16.986cm" svg:y1="25.876cm" svg:x2="16.986cm" svg:y2="25.717cm">
          <text:p/>
        </draw:line>
        <draw:line draw:style-name="gr9" draw:text-style-name="P6" draw:layer="layout" svg:x1="18.574cm" svg:y1="25.717cm" svg:x2="18.574cm" svg:y2="25.876cm">
          <text:p/>
        </draw:line>
        <draw:line draw:style-name="gr9" draw:text-style-name="P6" draw:layer="layout" svg:x1="17.939cm" svg:y1="25.717cm" svg:x2="17.939cm" svg:y2="25.876cm">
          <text:p/>
        </draw:line>
        <draw:line draw:style-name="gr9" draw:text-style-name="P6" draw:layer="layout" svg:x1="17.621cm" svg:y1="25.717cm" svg:x2="17.621cm" svg:y2="25.876cm">
          <text:p/>
        </draw:line>
        <draw:path draw:style-name="gr10" draw:text-style-name="P7" draw:layer="layout" svg:width="0.127cm" svg:height="0.127cm" svg:x="23.59cm" svg:y="22.161cm" svg:viewBox="0 0 128 128" svg:d="M128 64c0 12-3 22-9 32-5 10-13 18-23 23-10 6-20 9-32 9s-22-3-32-9c-10-5-18-13-23-23-6-10-9-20-9-32s3-22 9-32c5-10 13-18 23-23 10-6 20-9 32-9s22 3 32 9c10 5 18 13 23 23 6 10 9 20 9 32z">
          <text:p/>
        </draw:path>
        <draw:line draw:style-name="gr9" draw:text-style-name="P6" draw:layer="layout" svg:x1="23.654cm" svg:y1="22.225cm" svg:x2="23.654cm" svg:y2="25.876cm">
          <text:p/>
        </draw:line>
        <draw:path draw:style-name="gr10" draw:text-style-name="P7" draw:layer="layout" svg:width="0.127cm" svg:height="0.127cm" svg:x="23.273cm" svg:y="22.479cm" svg:viewBox="0 0 128 128" svg:d="M128 64c0 12-3 22-9 32-5 10-13 18-23 23-10 6-20 9-32 9s-22-3-32-9c-10-5-18-13-23-23-6-10-9-20-9-32s3-22 9-32c5-10 13-18 23-23 10-6 20-9 32-9s22 3 32 9c10 5 18 13 23 23 6 10 9 20 9 32z">
          <text:p/>
        </draw:path>
        <draw:line draw:style-name="gr9" draw:text-style-name="P6" draw:layer="layout" svg:x1="23.336cm" svg:y1="22.542cm" svg:x2="23.336cm" svg:y2="25.876cm">
          <text:p/>
        </draw:line>
        <draw:path draw:style-name="gr10" draw:text-style-name="P7" draw:layer="layout" svg:width="0.127cm" svg:height="0.127cm" svg:x="22.955cm" svg:y="22.796cm" svg:viewBox="0 0 128 128" svg:d="M128 64c0 12-3 22-9 32-5 10-13 18-23 23-10 6-20 9-32 9s-22-3-32-9c-10-5-18-13-23-23-6-10-9-20-9-32s3-22 9-32c5-10 13-18 23-23 10-6 20-9 32-9s22 3 32 9c10 5 18 13 23 23 6 10 9 20 9 32z">
          <text:p/>
        </draw:path>
        <draw:line draw:style-name="gr9" draw:text-style-name="P6" draw:layer="layout" svg:x1="23.019cm" svg:y1="22.86cm" svg:x2="23.019cm" svg:y2="25.876cm">
          <text:p/>
        </draw:line>
        <draw:path draw:style-name="gr10" draw:text-style-name="P7" draw:layer="layout" svg:width="0.127cm" svg:height="0.127cm" svg:x="22.638cm" svg:y="23.114cm" svg:viewBox="0 0 128 128" svg:d="M128 64c0 12-3 22-9 32-5 10-13 18-23 23-10 6-20 9-32 9s-22-3-32-9c-10-5-18-13-23-23-6-10-9-20-9-32s3-22 9-32c5-10 13-18 23-23 10-6 20-9 32-9s22 3 32 9c10 5 18 13 23 23 6 10 9 20 9 32z">
          <text:p/>
        </draw:path>
        <draw:line draw:style-name="gr9" draw:text-style-name="P6" draw:layer="layout" svg:x1="22.701cm" svg:y1="23.177cm" svg:x2="22.701cm" svg:y2="25.876cm">
          <text:p/>
        </draw:line>
        <draw:path draw:style-name="gr10" draw:text-style-name="P7" draw:layer="layout" svg:width="0.127cm" svg:height="0.127cm" svg:x="22.32cm" svg:y="23.431cm" svg:viewBox="0 0 128 128" svg:d="M128 64c0 12-3 22-9 32-5 10-13 18-23 23-10 6-20 9-32 9s-22-3-32-9c-10-5-18-13-23-23-6-10-9-20-9-32s3-22 9-32c5-10 13-18 23-23 10-6 20-9 32-9s22 3 32 9c10 5 18 13 23 23 6 10 9 20 9 32z">
          <text:p/>
        </draw:path>
        <draw:line draw:style-name="gr9" draw:text-style-name="P6" draw:layer="layout" svg:x1="22.384cm" svg:y1="23.495cm" svg:x2="22.384cm" svg:y2="25.876cm">
          <text:p/>
        </draw:line>
        <draw:path draw:style-name="gr10" draw:text-style-name="P7" draw:layer="layout" svg:width="0.127cm" svg:height="0.127cm" svg:x="22.003cm" svg:y="23.749cm" svg:viewBox="0 0 128 128" svg:d="M128 64c0 12-3 22-9 32-5 10-13 18-23 23-10 6-20 9-32 9s-22-3-32-9c-10-5-18-13-23-23-6-10-9-20-9-32s3-22 9-32c5-10 13-18 23-23 10-6 20-9 32-9s22 3 32 9c10 5 18 13 23 23 6 10 9 20 9 32z">
          <text:p/>
        </draw:path>
        <draw:line draw:style-name="gr9" draw:text-style-name="P6" draw:layer="layout" svg:x1="22.066cm" svg:y1="23.812cm" svg:x2="22.066cm" svg:y2="25.876cm">
          <text:p/>
        </draw:line>
        <draw:path draw:style-name="gr10" draw:text-style-name="P7" draw:layer="layout" svg:width="0.127cm" svg:height="0.127cm" svg:x="21.685cm" svg:y="24.066cm" svg:viewBox="0 0 128 128" svg:d="M128 64c0 12-3 22-9 32-5 10-13 18-23 23-10 6-20 9-32 9s-22-3-32-9c-10-5-18-13-23-23-6-10-9-20-9-32s3-22 9-32c5-10 13-18 23-23 10-6 20-9 32-9s22 3 32 9c10 5 18 13 23 23 6 10 9 20 9 32z">
          <text:p/>
        </draw:path>
        <draw:line draw:style-name="gr9" draw:text-style-name="P6" draw:layer="layout" svg:x1="21.749cm" svg:y1="24.13cm" svg:x2="21.749cm" svg:y2="25.876cm">
          <text:p/>
        </draw:line>
        <draw:path draw:style-name="gr10" draw:text-style-name="P7" draw:layer="layout" svg:width="0.127cm" svg:height="0.127cm" svg:x="21.368cm" svg:y="24.384cm" svg:viewBox="0 0 128 128" svg:d="M128 64c0 12-3 22-9 32-5 10-13 18-23 23-10 6-20 9-32 9s-22-3-32-9c-10-5-18-13-23-23-6-10-9-20-9-32s3-22 9-32c5-10 13-18 23-23 10-6 20-9 32-9s22 3 32 9c10 5 18 13 23 23 6 10 9 20 9 32z">
          <text:p/>
        </draw:path>
        <draw:line draw:style-name="gr9" draw:text-style-name="P6" draw:layer="layout" svg:x1="21.431cm" svg:y1="24.447cm" svg:x2="21.431cm" svg:y2="25.876cm">
          <text:p/>
        </draw:line>
        <draw:line draw:style-name="gr9" draw:text-style-name="P6" draw:layer="layout" svg:x1="16.192cm" svg:y1="21.431cm" svg:x2="16.192cm" svg:y2="21.748cm">
          <text:p/>
        </draw:line>
        <draw:line draw:style-name="gr9" draw:text-style-name="P6" draw:layer="layout" svg:x1="19.209cm" svg:y1="34.766cm" svg:x2="19.209cm" svg:y2="34.449cm">
          <text:p/>
        </draw:line>
        <draw:line draw:style-name="gr9" draw:text-style-name="P6" draw:layer="layout" svg:x1="16.351cm" svg:y1="34.608cm" svg:x2="16.351cm" svg:y2="34.449cm">
          <text:p/>
        </draw:line>
        <draw:line draw:style-name="gr9" draw:text-style-name="P6" draw:layer="layout" svg:x1="16.669cm" svg:y1="34.608cm" svg:x2="16.669cm" svg:y2="34.449cm">
          <text:p/>
        </draw:line>
        <draw:line draw:style-name="gr9" draw:text-style-name="P6" draw:layer="layout" svg:x1="16.986cm" svg:y1="34.608cm" svg:x2="16.986cm" svg:y2="34.449cm">
          <text:p/>
        </draw:line>
        <draw:line draw:style-name="gr9" draw:text-style-name="P6" draw:layer="layout" svg:x1="17.304cm" svg:y1="34.608cm" svg:x2="17.304cm" svg:y2="34.449cm">
          <text:p/>
        </draw:line>
        <draw:line draw:style-name="gr9" draw:text-style-name="P6" draw:layer="layout" svg:x1="17.621cm" svg:y1="34.608cm" svg:x2="17.621cm" svg:y2="34.449cm">
          <text:p/>
        </draw:line>
        <draw:line draw:style-name="gr9" draw:text-style-name="P6" draw:layer="layout" svg:x1="17.939cm" svg:y1="34.608cm" svg:x2="17.939cm" svg:y2="34.449cm">
          <text:p/>
        </draw:line>
        <draw:line draw:style-name="gr9" draw:text-style-name="P6" draw:layer="layout" svg:x1="11.112cm" svg:y1="34.608cm" svg:x2="11.112cm" svg:y2="34.449cm">
          <text:p/>
        </draw:line>
        <draw:line draw:style-name="gr9" draw:text-style-name="P6" draw:layer="layout" svg:x1="11.43cm" svg:y1="34.608cm" svg:x2="11.43cm" svg:y2="34.449cm">
          <text:p/>
        </draw:line>
        <draw:line draw:style-name="gr9" draw:text-style-name="P6" draw:layer="layout" svg:x1="11.747cm" svg:y1="34.608cm" svg:x2="11.747cm" svg:y2="34.449cm">
          <text:p/>
        </draw:line>
        <draw:line draw:style-name="gr9" draw:text-style-name="P6" draw:layer="layout" svg:x1="12.065cm" svg:y1="34.608cm" svg:x2="12.065cm" svg:y2="34.449cm">
          <text:p/>
        </draw:line>
        <draw:line draw:style-name="gr9" draw:text-style-name="P6" draw:layer="layout" svg:x1="12.382cm" svg:y1="34.608cm" svg:x2="12.382cm" svg:y2="34.449cm">
          <text:p/>
        </draw:line>
        <draw:line draw:style-name="gr9" draw:text-style-name="P6" draw:layer="layout" svg:x1="12.7cm" svg:y1="34.608cm" svg:x2="12.7cm" svg:y2="34.449cm">
          <text:p/>
        </draw:line>
        <draw:line draw:style-name="gr9" draw:text-style-name="P6" draw:layer="layout" svg:x1="33.179cm" svg:y1="31.432cm" svg:x2="33.338cm" svg:y2="31.432cm">
          <text:p/>
        </draw:line>
        <draw:line draw:style-name="gr9" draw:text-style-name="P6" draw:layer="layout" svg:x1="33.179cm" svg:y1="31.115cm" svg:x2="33.338cm" svg:y2="31.115cm">
          <text:p/>
        </draw:line>
        <draw:line draw:style-name="gr9" draw:text-style-name="P6" draw:layer="layout" svg:x1="33.179cm" svg:y1="30.797cm" svg:x2="33.338cm" svg:y2="30.797cm">
          <text:p/>
        </draw:line>
        <draw:line draw:style-name="gr9" draw:text-style-name="P6" draw:layer="layout" svg:x1="24.289cm" svg:y1="21.748cm" svg:x2="24.289cm" svg:y2="21.272cm">
          <text:p/>
        </draw:line>
        <draw:line draw:style-name="gr9" draw:text-style-name="P6" draw:layer="layout" svg:x1="21.431cm" svg:y1="8.572cm" svg:x2="21.59cm" svg:y2="8.572cm">
          <text:p/>
        </draw:line>
        <draw:line draw:style-name="gr9" draw:text-style-name="P6" draw:layer="layout" svg:x1="21.431cm" svg:y1="8.89cm" svg:x2="21.59cm" svg:y2="8.89cm">
          <text:p/>
        </draw:line>
        <draw:line draw:style-name="gr9" draw:text-style-name="P6" draw:layer="layout" svg:x1="21.431cm" svg:y1="9.207cm" svg:x2="21.59cm" svg:y2="9.207cm">
          <text:p/>
        </draw:line>
        <draw:line draw:style-name="gr9" draw:text-style-name="P6" draw:layer="layout" svg:x1="21.431cm" svg:y1="9.525cm" svg:x2="21.59cm" svg:y2="9.525cm">
          <text:p/>
        </draw:line>
        <draw:line draw:style-name="gr9" draw:text-style-name="P6" draw:layer="layout" svg:x1="21.431cm" svg:y1="9.842cm" svg:x2="21.59cm" svg:y2="9.842cm">
          <text:p/>
        </draw:line>
        <draw:line draw:style-name="gr9" draw:text-style-name="P6" draw:layer="layout" svg:x1="21.431cm" svg:y1="10.16cm" svg:x2="21.59cm" svg:y2="10.16cm">
          <text:p/>
        </draw:line>
        <draw:line draw:style-name="gr9" draw:text-style-name="P6" draw:layer="layout" svg:x1="21.431cm" svg:y1="10.477cm" svg:x2="21.59cm" svg:y2="10.477cm">
          <text:p/>
        </draw:line>
        <draw:line draw:style-name="gr9" draw:text-style-name="P6" draw:layer="layout" svg:x1="21.431cm" svg:y1="10.795cm" svg:x2="21.59cm" svg:y2="10.795cm">
          <text:p/>
        </draw:line>
        <draw:line draw:style-name="gr9" draw:text-style-name="P6" draw:layer="layout" svg:x1="20.637cm" svg:y1="10.001cm" svg:x2="20.796cm" svg:y2="10.001cm">
          <text:p/>
        </draw:line>
        <draw:line draw:style-name="gr9" draw:text-style-name="P6" draw:layer="layout" svg:x1="20.637cm" svg:y1="9.684cm" svg:x2="20.796cm" svg:y2="9.684cm">
          <text:p/>
        </draw:line>
        <draw:line draw:style-name="gr9" draw:text-style-name="P6" draw:layer="layout" svg:x1="20.637cm" svg:y1="9.366cm" svg:x2="20.796cm" svg:y2="9.366cm">
          <text:p/>
        </draw:line>
        <draw:line draw:style-name="gr9" draw:text-style-name="P6" draw:layer="layout" svg:x1="20.637cm" svg:y1="9.049cm" svg:x2="20.796cm" svg:y2="9.049cm">
          <text:p/>
        </draw:line>
        <draw:line draw:style-name="gr9" draw:text-style-name="P6" draw:layer="layout" svg:x1="20.637cm" svg:y1="8.731cm" svg:x2="20.796cm" svg:y2="8.731cm">
          <text:p/>
        </draw:line>
        <draw:line draw:style-name="gr9" draw:text-style-name="P6" draw:layer="layout" svg:x1="20.637cm" svg:y1="8.414cm" svg:x2="20.796cm" svg:y2="8.414cm">
          <text:p/>
        </draw:line>
        <draw:line draw:style-name="gr9" draw:text-style-name="P6" draw:layer="layout" svg:x1="20.637cm" svg:y1="8.096cm" svg:x2="20.796cm" svg:y2="8.096cm">
          <text:p/>
        </draw:line>
        <draw:line draw:style-name="gr9" draw:text-style-name="P6" draw:layer="layout" svg:x1="20.637cm" svg:y1="7.779cm" svg:x2="20.796cm" svg:y2="7.779cm">
          <text:p/>
        </draw:line>
        <draw:line draw:style-name="gr9" draw:text-style-name="P6" draw:layer="layout" svg:x1="20.637cm" svg:y1="17.304cm" svg:x2="20.796cm" svg:y2="17.304cm">
          <text:p/>
        </draw:line>
        <draw:line draw:style-name="gr9" draw:text-style-name="P6" draw:layer="layout" svg:x1="20.637cm" svg:y1="16.986cm" svg:x2="20.796cm" svg:y2="16.986cm">
          <text:p/>
        </draw:line>
        <draw:line draw:style-name="gr9" draw:text-style-name="P6" draw:layer="layout" svg:x1="20.637cm" svg:y1="16.669cm" svg:x2="20.796cm" svg:y2="16.669cm">
          <text:p/>
        </draw:line>
        <draw:line draw:style-name="gr9" draw:text-style-name="P6" draw:layer="layout" svg:x1="20.637cm" svg:y1="16.351cm" svg:x2="20.796cm" svg:y2="16.351cm">
          <text:p/>
        </draw:line>
        <draw:line draw:style-name="gr9" draw:text-style-name="P6" draw:layer="layout" svg:x1="20.637cm" svg:y1="16.034cm" svg:x2="20.796cm" svg:y2="16.034cm">
          <text:p/>
        </draw:line>
        <draw:line draw:style-name="gr9" draw:text-style-name="P6" draw:layer="layout" svg:x1="20.637cm" svg:y1="15.716cm" svg:x2="20.796cm" svg:y2="15.716cm">
          <text:p/>
        </draw:line>
        <draw:line draw:style-name="gr9" draw:text-style-name="P6" draw:layer="layout" svg:x1="20.637cm" svg:y1="15.399cm" svg:x2="20.796cm" svg:y2="15.399cm">
          <text:p/>
        </draw:line>
        <draw:line draw:style-name="gr9" draw:text-style-name="P6" draw:layer="layout" svg:x1="20.637cm" svg:y1="15.081cm" svg:x2="20.796cm" svg:y2="15.081cm">
          <text:p/>
        </draw:line>
        <draw:line draw:style-name="gr9" draw:text-style-name="P6" draw:layer="layout" svg:x1="23.654cm" svg:y1="18.098cm" svg:x2="23.654cm" svg:y2="17.939cm">
          <text:p/>
        </draw:line>
        <draw:line draw:style-name="gr9" draw:text-style-name="P6" draw:layer="layout" svg:x1="23.336cm" svg:y1="18.098cm" svg:x2="23.336cm" svg:y2="17.939cm">
          <text:p/>
        </draw:line>
        <draw:line draw:style-name="gr9" draw:text-style-name="P6" draw:layer="layout" svg:x1="23.019cm" svg:y1="18.098cm" svg:x2="23.019cm" svg:y2="17.939cm">
          <text:p/>
        </draw:line>
        <draw:line draw:style-name="gr9" draw:text-style-name="P6" draw:layer="layout" svg:x1="22.701cm" svg:y1="18.098cm" svg:x2="22.701cm" svg:y2="17.939cm">
          <text:p/>
        </draw:line>
        <draw:line draw:style-name="gr9" draw:text-style-name="P6" draw:layer="layout" svg:x1="22.384cm" svg:y1="18.098cm" svg:x2="22.384cm" svg:y2="17.939cm">
          <text:p/>
        </draw:line>
        <draw:line draw:style-name="gr9" draw:text-style-name="P6" draw:layer="layout" svg:x1="22.066cm" svg:y1="18.098cm" svg:x2="22.066cm" svg:y2="17.939cm">
          <text:p/>
        </draw:line>
        <draw:line draw:style-name="gr9" draw:text-style-name="P6" draw:layer="layout" svg:x1="21.749cm" svg:y1="18.098cm" svg:x2="21.749cm" svg:y2="17.939cm">
          <text:p/>
        </draw:line>
        <draw:line draw:style-name="gr9" draw:text-style-name="P6" draw:layer="layout" svg:x1="21.431cm" svg:y1="18.098cm" svg:x2="21.431cm" svg:y2="17.939cm">
          <text:p/>
        </draw:line>
        <draw:line draw:style-name="gr9" draw:text-style-name="P6" draw:layer="layout" svg:x1="25.717cm" svg:y1="12.382cm" svg:x2="26.987cm" svg:y2="12.382cm">
          <text:p/>
        </draw:line>
        <draw:line draw:style-name="gr9" draw:text-style-name="P6" draw:layer="layout" svg:x1="25.717cm" svg:y1="9.842cm" svg:x2="25.717cm" svg:y2="12.382cm">
          <text:p/>
        </draw:line>
        <draw:line draw:style-name="gr9" draw:text-style-name="P6" draw:layer="layout" svg:x1="23.495cm" svg:y1="9.842cm" svg:x2="25.082cm" svg:y2="9.842cm">
          <text:p/>
        </draw:line>
        <draw:line draw:style-name="gr9" draw:text-style-name="P6" draw:layer="layout" svg:x1="25.876cm" svg:y1="9.525cm" svg:x2="25.876cm" svg:y2="11.271cm">
          <text:p/>
        </draw:line>
        <draw:line draw:style-name="gr9" draw:text-style-name="P6" draw:layer="layout" svg:x1="23.495cm" svg:y1="9.525cm" svg:x2="25.4cm" svg:y2="9.525cm">
          <text:p/>
        </draw:line>
        <draw:line draw:style-name="gr9" draw:text-style-name="P6" draw:layer="layout" svg:x1="26.035cm" svg:y1="9.207cm" svg:x2="26.035cm" svg:y2="10.159cm">
          <text:p/>
        </draw:line>
        <draw:line draw:style-name="gr9" draw:text-style-name="P6" draw:layer="layout" svg:x1="23.495cm" svg:y1="9.207cm" svg:x2="25.717cm" svg:y2="9.207cm">
          <text:p/>
        </draw:line>
        <draw:line draw:style-name="gr9" draw:text-style-name="P6" draw:layer="layout" svg:x1="21.749cm" svg:y1="24.129cm" svg:x2="21.749cm" svg:y2="21.272cm">
          <text:p/>
        </draw:line>
        <draw:line draw:style-name="gr9" draw:text-style-name="P6" draw:layer="layout" svg:x1="22.066cm" svg:y1="23.812cm" svg:x2="22.066cm" svg:y2="21.272cm">
          <text:p/>
        </draw:line>
        <draw:line draw:style-name="gr9" draw:text-style-name="P6" draw:layer="layout" svg:x1="22.384cm" svg:y1="23.494cm" svg:x2="22.384cm" svg:y2="21.272cm">
          <text:p/>
        </draw:line>
        <draw:line draw:style-name="gr9" draw:text-style-name="P6" draw:layer="layout" svg:x1="22.701cm" svg:y1="23.177cm" svg:x2="22.701cm" svg:y2="21.272cm">
          <text:p/>
        </draw:line>
        <draw:line draw:style-name="gr9" draw:text-style-name="P6" draw:layer="layout" svg:x1="23.019cm" svg:y1="22.86cm" svg:x2="28.734cm" svg:y2="22.86cm">
          <text:p/>
        </draw:line>
        <draw:line draw:style-name="gr9" draw:text-style-name="P6" draw:layer="layout" svg:x1="23.019cm" svg:y1="22.859cm" svg:x2="23.019cm" svg:y2="21.272cm">
          <text:p/>
        </draw:line>
        <draw:line draw:style-name="gr9" draw:text-style-name="P6" draw:layer="layout" svg:x1="23.336cm" svg:y1="22.542cm" svg:x2="28.733cm" svg:y2="22.542cm">
          <text:p/>
        </draw:line>
        <draw:line draw:style-name="gr9" draw:text-style-name="P6" draw:layer="layout" svg:x1="23.336cm" svg:y1="22.542cm" svg:x2="23.336cm" svg:y2="21.272cm">
          <text:p/>
        </draw:line>
        <draw:line draw:style-name="gr9" draw:text-style-name="P6" draw:layer="layout" svg:x1="23.654cm" svg:y1="22.225cm" svg:x2="28.734cm" svg:y2="22.225cm">
          <text:p/>
        </draw:line>
        <draw:line draw:style-name="gr9" draw:text-style-name="P6" draw:layer="layout" svg:x1="23.654cm" svg:y1="22.224cm" svg:x2="23.654cm" svg:y2="21.272cm">
          <text:p/>
        </draw:line>
        <draw:line draw:style-name="gr9" draw:text-style-name="P6" draw:layer="layout" svg:x1="21.431cm" svg:y1="24.447cm" svg:x2="21.431cm" svg:y2="21.272cm">
          <text:p/>
        </draw:line>
        <draw:line draw:style-name="gr9" draw:text-style-name="P6" draw:layer="layout" svg:x1="28.733cm" svg:y1="23.177cm" svg:x2="22.701cm" svg:y2="23.177cm">
          <text:p/>
        </draw:line>
        <draw:line draw:style-name="gr9" draw:text-style-name="P6" draw:layer="layout" svg:x1="28.734cm" svg:y1="23.495cm" svg:x2="22.384cm" svg:y2="23.495cm">
          <text:p/>
        </draw:line>
        <draw:line draw:style-name="gr9" draw:text-style-name="P6" draw:layer="layout" svg:x1="28.733cm" svg:y1="23.812cm" svg:x2="22.066cm" svg:y2="23.812cm">
          <text:p/>
        </draw:line>
        <draw:line draw:style-name="gr9" draw:text-style-name="P6" draw:layer="layout" svg:x1="28.734cm" svg:y1="24.13cm" svg:x2="21.749cm" svg:y2="24.13cm">
          <text:p/>
        </draw:line>
        <draw:line draw:style-name="gr9" draw:text-style-name="P6" draw:layer="layout" svg:x1="21.431cm" svg:y1="24.447cm" svg:x2="28.733cm" svg:y2="24.447cm">
          <text:p/>
        </draw:line>
        <draw:line draw:style-name="gr9" draw:text-style-name="P6" draw:layer="layout" svg:x1="33.338cm" svg:y1="22.225cm" svg:x2="31.909cm" svg:y2="22.225cm">
          <text:p/>
        </draw:line>
        <draw:line draw:style-name="gr9" draw:text-style-name="P6" draw:layer="layout" svg:x1="33.338cm" svg:y1="22.542cm" svg:x2="31.909cm" svg:y2="22.542cm">
          <text:p/>
        </draw:line>
        <draw:line draw:style-name="gr9" draw:text-style-name="P6" draw:layer="layout" svg:x1="33.338cm" svg:y1="22.86cm" svg:x2="31.909cm" svg:y2="22.86cm">
          <text:p/>
        </draw:line>
        <draw:line draw:style-name="gr9" draw:text-style-name="P6" draw:layer="layout" svg:x1="33.338cm" svg:y1="23.177cm" svg:x2="31.909cm" svg:y2="23.177cm">
          <text:p/>
        </draw:line>
        <draw:line draw:style-name="gr9" draw:text-style-name="P6" draw:layer="layout" svg:x1="33.338cm" svg:y1="23.495cm" svg:x2="31.909cm" svg:y2="23.495cm">
          <text:p/>
        </draw:line>
        <draw:line draw:style-name="gr9" draw:text-style-name="P6" draw:layer="layout" svg:x1="33.338cm" svg:y1="23.812cm" svg:x2="31.909cm" svg:y2="23.812cm">
          <text:p/>
        </draw:line>
        <draw:line draw:style-name="gr9" draw:text-style-name="P6" draw:layer="layout" svg:x1="33.338cm" svg:y1="24.13cm" svg:x2="31.909cm" svg:y2="24.13cm">
          <text:p/>
        </draw:line>
        <draw:line draw:style-name="gr9" draw:text-style-name="P6" draw:layer="layout" svg:x1="33.338cm" svg:y1="24.447cm" svg:x2="31.909cm" svg:y2="24.447cm">
          <text:p/>
        </draw:line>
        <draw:line draw:style-name="gr9" draw:text-style-name="P6" draw:layer="layout" svg:x1="28.257cm" svg:y1="5.715cm" svg:x2="28.257cm" svg:y2="8.731cm">
          <text:p/>
        </draw:line>
        <draw:line draw:style-name="gr9" draw:text-style-name="P6" draw:layer="layout" svg:x1="26.829cm" svg:y1="9.366cm" svg:x2="26.829cm" svg:y2="10.636cm">
          <text:p/>
        </draw:line>
        <draw:path draw:style-name="gr10" draw:text-style-name="P7" draw:layer="layout" svg:width="0.127cm" svg:height="0.127cm" svg:x="26.765cm" svg:y="9.303cm" svg:viewBox="0 0 128 128" svg:d="M128 64c0 12-3 22-9 32-5 10-13 18-23 23-10 6-20 9-32 9s-22-3-32-9c-10-5-18-13-23-23-6-10-9-20-9-32s3-22 9-32c5-10 13-18 23-23 10-6 20-9 32-9s22 3 32 9c10 5 18 13 23 23 6 10 9 20 9 32z">
          <text:p/>
        </draw:path>
        <draw:line draw:style-name="gr9" draw:text-style-name="P6" draw:layer="layout" svg:x1="26.988cm" svg:y1="9.366cm" svg:x2="26.829cm" svg:y2="9.366cm">
          <text:p/>
        </draw:line>
        <draw:path draw:style-name="gr10" draw:text-style-name="P7" draw:layer="layout" svg:width="0.127cm" svg:height="0.127cm" svg:x="26.765cm" svg:y="10.573cm" svg:viewBox="0 0 128 128" svg:d="M128 64c0 12-3 22-9 32-5 10-13 18-23 23-10 6-20 9-32 9s-22-3-32-9c-10-5-18-13-23-23-6-10-9-20-9-32s3-22 9-32c5-10 13-18 23-23 10-6 20-9 32-9s22 3 32 9c10 5 18 13 23 23 6 10 9 20 9 32z">
          <text:p/>
        </draw:path>
        <draw:line draw:style-name="gr9" draw:text-style-name="P6" draw:layer="layout" svg:x1="28.257cm" svg:y1="12.224cm" svg:x2="29.209cm" svg:y2="12.224cm">
          <text:p/>
        </draw:line>
        <draw:line draw:style-name="gr9" draw:text-style-name="P6" draw:layer="layout" svg:x1="28.257cm" svg:y1="11.112cm" svg:x2="29.051cm" svg:y2="11.112cm">
          <text:p/>
        </draw:line>
        <draw:line draw:style-name="gr9" draw:text-style-name="P6" draw:layer="layout" svg:x1="28.892cm" svg:y1="10.001cm" svg:x2="28.257cm" svg:y2="10.001cm">
          <text:p/>
        </draw:line>
        <draw:line draw:style-name="gr9" draw:text-style-name="P6" draw:layer="layout" svg:x1="26.988cm" svg:y1="10.636cm" svg:x2="26.829cm" svg:y2="10.636cm">
          <text:p/>
        </draw:line>
        <draw:line draw:style-name="gr9" draw:text-style-name="P6" draw:layer="layout" svg:x1="26.829cm" svg:y1="11.747cm" svg:x2="26.829cm" svg:y2="10.636cm">
          <text:p/>
        </draw:line>
        <draw:path draw:style-name="gr10" draw:text-style-name="P7" draw:layer="layout" svg:width="0.127cm" svg:height="0.127cm" svg:x="26.765cm" svg:y="11.684cm" svg:viewBox="0 0 128 128" svg:d="M128 64c0 12-3 22-9 32-5 10-13 18-23 23-10 6-20 9-32 9s-22-3-32-9c-10-5-18-13-23-23-6-10-9-20-9-32s3-22 9-32c5-10 13-18 23-23 10-6 20-9 32-9s22 3 32 9c10 5 18 13 23 23 6 10 9 20 9 32z">
          <text:p/>
        </draw:path>
        <draw:line draw:style-name="gr9" draw:text-style-name="P6" draw:layer="layout" svg:x1="26.988cm" svg:y1="11.747cm" svg:x2="26.829cm" svg:y2="11.747cm">
          <text:p/>
        </draw:line>
        <draw:line draw:style-name="gr9" draw:text-style-name="P6" draw:layer="layout" svg:x1="26.829cm" svg:y1="12.858cm" svg:x2="26.829cm" svg:y2="11.747cm">
          <text:p/>
        </draw:line>
        <draw:line draw:style-name="gr9" draw:text-style-name="P6" draw:layer="layout" svg:x1="26.988cm" svg:y1="12.859cm" svg:x2="26.829cm" svg:y2="12.859cm">
          <text:p/>
        </draw:line>
        <draw:polyline draw:style-name="gr1" draw:text-style-name="P1" draw:layer="layout" svg:width="0.098cm" svg:height="0.159cm" svg:x="15.253cm" svg:y="13.722cm" svg:viewBox="0 0 99 160" draw:points="99,144 90,153 67,160 51,160 29,153 13,137 6,121 0,93 0,70 6,38 13,22 29,10 51,0 67,0 90,10 99,16">
          <text:p/>
        </draw:polyline>
        <draw:polyline draw:style-name="gr1" draw:text-style-name="P1" draw:layer="layout" svg:width="0.089cm" svg:height="0.159cm" svg:x="15.411cm" svg:y="13.722cm" svg:viewBox="0 0 90 160" draw:points="0,153 22,160 61,160 74,153 83,144 90,131 90,115 83,99 74,93 61,83 29,77 13,70 6,61 0,45 0,32 6,16 13,10 29,0 67,0 90,10">
          <text:p/>
        </draw:polyline>
        <draw:polyline draw:style-name="gr1" draw:text-style-name="P1" draw:layer="layout" svg:width="0.044cm" svg:height="0.241cm" svg:x="15.57cm" svg:y="13.7cm" svg:viewBox="0 0 45 242" draw:points="45,242 39,236 23,214 13,198 6,175 0,137 0,105 6,67 13,45 23,32 39,6 45,0">
          <text:p/>
        </draw:polyline>
        <draw:line draw:style-name="gr1" draw:text-style-name="P1" draw:layer="layout" svg:x1="15.675cm" svg:y1="13.881cm" svg:x2="15.675cm" svg:y2="13.776cm">
          <text:p/>
        </draw:line>
        <draw:polyline draw:style-name="gr1" draw:text-style-name="P1" draw:layer="layout" svg:width="0.013cm" svg:height="0.016cm" svg:x="15.669cm" svg:y="13.722cm" svg:viewBox="0 0 14 17" draw:points="7,0 0,10 7,17 14,10 7,0 7,17">
          <text:p/>
        </draw:polyline>
        <draw:line draw:style-name="gr1" draw:text-style-name="P1" draw:layer="layout" svg:x1="15.751cm" svg:y1="13.776cm" svg:x2="15.751cm" svg:y2="13.881cm">
          <text:p/>
        </draw:line>
        <draw:polyline draw:style-name="gr1" draw:text-style-name="P1" draw:layer="layout" svg:width="0.067cm" svg:height="0.105cm" svg:x="15.751cm" svg:y="13.776cm" svg:viewBox="0 0 68 106" draw:points="0,16 6,6 23,0 45,0 61,6 68,22 68,106">
          <text:p/>
        </draw:polyline>
        <draw:polyline draw:style-name="gr1" draw:text-style-name="P1" draw:layer="layout" svg:width="0.076cm" svg:height="0.105cm" svg:x="15.878cm" svg:y="13.776cm" svg:viewBox="0 0 77 106" draw:points="0,0 39,106 77,0">
          <text:p/>
        </draw:polyline>
        <draw:polyline draw:style-name="gr1" draw:text-style-name="P1" draw:layer="layout" svg:width="0.048cm" svg:height="0.241cm" svg:x="15.999cm" svg:y="13.7cm" svg:viewBox="0 0 49 242" draw:points="0,242 10,236 23,214 32,198 39,175 49,137 49,105 39,67 32,45 23,32 10,6 0,0">
          <text:p/>
        </draw:polyline>
        <draw:polygon draw:style-name="gr6" draw:text-style-name="P1" draw:layer="layout" svg:width="1.092cm" svg:height="0.279cm" svg:x="15.1cm" svg:y="13.672cm" svg:viewBox="0 0 1093 280" draw:points="1093,140 1014,0 79,0 0,140 79,280 1014,280">
          <text:p/>
        </draw:polygon>
        <draw:polyline draw:style-name="gr1" draw:text-style-name="P1" draw:layer="layout" svg:width="0.098cm" svg:height="0.159cm" svg:x="15.802cm" svg:y="13.405cm" svg:viewBox="0 0 99 160" draw:points="99,144 93,153 71,160 55,160 32,153 16,137 10,121 0,93 0,70 10,38 16,22 32,10 55,0 71,0 93,10 99,16">
          <text:p/>
        </draw:polyline>
        <draw:polyline draw:style-name="gr1" draw:text-style-name="P1" draw:layer="layout" svg:width="0.092cm" svg:height="0.159cm" svg:x="15.961cm" svg:y="13.405cm" svg:viewBox="0 0 93 160" draw:points="0,153 26,160 61,160 77,153 87,144 93,131 93,115 87,99 77,93 61,83 32,77 16,70 10,61 0,45 0,32 10,16 16,10 32,0 71,0 93,10">
          <text:p/>
        </draw:polyline>
        <draw:polygon draw:style-name="gr6" draw:text-style-name="P1" draw:layer="layout" svg:width="0.543cm" svg:height="0.279cm" svg:x="15.65cm" svg:y="13.354cm" svg:viewBox="0 0 544 280" draw:points="544,140 464,0 80,0 0,140 80,280 464,280">
          <text:p/>
        </draw:polygon>
        <draw:polyline draw:style-name="gr1" draw:text-style-name="P1" draw:layer="layout" svg:width="0.159cm" svg:height="0.098cm" svg:x="5.944cm" svg:y="20.717cm" svg:viewBox="0 0 160 99" draw:points="144,0 153,6 160,32 160,45 153,67 137,83 121,93 93,99 70,99 38,93 22,83 10,67 0,45 0,32 10,6 16,0">
          <text:p/>
        </draw:polyline>
        <draw:polyline draw:style-name="gr1" draw:text-style-name="P1" draw:layer="layout" svg:width="0.159cm" svg:height="0.092cm" svg:x="5.944cm" svg:y="20.564cm" svg:viewBox="0 0 160 93" draw:points="153,93 160,71 160,32 153,16 144,10 131,0 115,0 99,10 93,16 83,32 77,61 70,77 61,87 45,93 32,93 16,87 10,77 0,61 0,26 10,0">
          <text:p/>
        </draw:polyline>
        <draw:polygon draw:style-name="gr6" draw:text-style-name="P1" draw:layer="layout" svg:width="0.279cm" svg:height="0.543cm" svg:x="5.893cm" svg:y="20.412cm" svg:viewBox="0 0 280 544" draw:points="140,544 280,464 280,80 140,0 0,80 0,464">
          <text:p/>
        </draw:polygon>
        <draw:polygon draw:style-name="gr1" draw:text-style-name="P1" draw:layer="layout" svg:width="0.318cm" svg:height="0.318cm" svg:x="4.921cm" svg:y="20.002cm" svg:viewBox="0 0 319 319" draw:points="159,319 159,159 0,159 159,0 319,159 159,159">
          <text:p/>
        </draw:polygon>
        <draw:polyline draw:style-name="gr7" draw:text-style-name="P4" draw:layer="layout" svg:width="0.098cm" svg:height="0.159cm" svg:x="4.851cm" svg:y="19.672cm" svg:viewBox="0 0 99 160" draw:points="90,10 77,0 55,0 29,10 16,22 6,38 0,70 0,93 6,121 16,137 29,153 55,160 67,160 90,153 99,144 99,93 67,93">
          <text:p/>
        </draw:polyline>
        <draw:polyline draw:style-name="gr7" draw:text-style-name="P4" draw:layer="layout" svg:width="0.092cm" svg:height="0.159cm" svg:x="5.016cm" svg:y="19.672cm" svg:viewBox="0 0 93 160" draw:points="0,160 0,0 93,160 93,0">
          <text:p/>
        </draw:polyline>
        <draw:polygon draw:style-name="gr7" draw:text-style-name="P4" draw:layer="layout" svg:width="0.089cm" svg:height="0.159cm" svg:x="5.185cm" svg:y="19.672cm" svg:viewBox="0 0 90 160" draw:points="0,160 0,0 39,0 61,10 74,22 83,38 90,70 90,93 83,121 74,137 61,153 39,160">
          <text:p/>
        </draw:polygon>
        <draw:line draw:style-name="gr8" draw:text-style-name="P5" draw:layer="layout" svg:x1="12.897cm" svg:y1="20.076cm" svg:x2="12.973cm" svg:y2="20.076cm">
          <text:p/>
        </draw:line>
        <draw:polyline draw:style-name="gr8" draw:text-style-name="P5" draw:layer="layout" svg:width="0.108cm" svg:height="0.159cm" svg:x="12.881cm" svg:y="19.961cm" svg:viewBox="0 0 109 160" draw:points="0,160 54,0 109,160">
          <text:p/>
        </draw:polyline>
        <draw:line draw:style-name="gr8" draw:text-style-name="P5" draw:layer="layout" svg:x1="13.122cm" svg:y1="20.12cm" svg:x2="13.033cm" svg:y2="20.12cm">
          <text:p/>
        </draw:line>
        <draw:polyline draw:style-name="gr8" draw:text-style-name="P5" draw:layer="layout" svg:width="0.044cm" svg:height="0.159cm" svg:x="13.033cm" svg:y="19.961cm" svg:viewBox="0 0 45 160" draw:points="45,160 45,0 29,22 16,38 0,45">
          <text:p/>
        </draw:polyline>
        <draw:polyline draw:style-name="gr8" draw:text-style-name="P5" draw:layer="layout" svg:width="0.089cm" svg:height="0.159cm" svg:x="13.186cm" svg:y="19.961cm" svg:viewBox="0 0 90 160" draw:points="74,0 45,0 29,10 22,16 6,38 0,70 0,131 6,144 13,153 29,160 61,160 74,153 83,144 90,131 90,93 83,77 74,70 61,61 29,61 13,70 6,77 0,93">
          <text:p/>
        </draw:polyline>
        <draw:line draw:style-name="gr8" draw:text-style-name="P5" draw:layer="layout" svg:x1="12.897cm" svg:y1="19.758cm" svg:x2="12.973cm" svg:y2="19.758cm">
          <text:p/>
        </draw:line>
        <draw:polyline draw:style-name="gr8" draw:text-style-name="P5" draw:layer="layout" svg:width="0.108cm" svg:height="0.159cm" svg:x="12.881cm" svg:y="19.644cm" svg:viewBox="0 0 109 160" draw:points="0,160 54,0 109,160">
          <text:p/>
        </draw:polyline>
        <draw:line draw:style-name="gr8" draw:text-style-name="P5" draw:layer="layout" svg:x1="13.122cm" svg:y1="19.802cm" svg:x2="13.033cm" svg:y2="19.802cm">
          <text:p/>
        </draw:line>
        <draw:polyline draw:style-name="gr8" draw:text-style-name="P5" draw:layer="layout" svg:width="0.044cm" svg:height="0.159cm" svg:x="13.033cm" svg:y="19.644cm" svg:viewBox="0 0 45 160" draw:points="45,160 45,0 29,22 16,38 0,45">
          <text:p/>
        </draw:polyline>
        <draw:polyline draw:style-name="gr8" draw:text-style-name="P5" draw:layer="layout" svg:width="0.089cm" svg:height="0.159cm" svg:x="13.186cm" svg:y="19.644cm" svg:viewBox="0 0 90 160" draw:points="83,0 6,0 0,77 6,70 22,61 61,61 74,70 83,77 90,93 90,131 83,144 74,153 61,160 22,160 6,153 0,144">
          <text:p/>
        </draw:polyline>
        <draw:line draw:style-name="gr8" draw:text-style-name="P5" draw:layer="layout" svg:x1="12.897cm" svg:y1="19.441cm" svg:x2="12.973cm" svg:y2="19.441cm">
          <text:p/>
        </draw:line>
        <draw:polyline draw:style-name="gr8" draw:text-style-name="P5" draw:layer="layout" svg:width="0.108cm" svg:height="0.159cm" svg:x="12.881cm" svg:y="19.326cm" svg:viewBox="0 0 109 160" draw:points="0,160 54,0 109,160">
          <text:p/>
        </draw:polyline>
        <draw:line draw:style-name="gr8" draw:text-style-name="P5" draw:layer="layout" svg:x1="13.122cm" svg:y1="19.485cm" svg:x2="13.033cm" svg:y2="19.485cm">
          <text:p/>
        </draw:line>
        <draw:polyline draw:style-name="gr8" draw:text-style-name="P5" draw:layer="layout" svg:width="0.044cm" svg:height="0.159cm" svg:x="13.033cm" svg:y="19.326cm" svg:viewBox="0 0 45 160" draw:points="45,160 45,0 29,22 16,38 0,45">
          <text:p/>
        </draw:polyline>
        <draw:line draw:style-name="gr8" draw:text-style-name="P5" draw:layer="layout" svg:x1="13.259cm" svg:y1="19.38cm" svg:x2="13.259cm" svg:y2="19.485cm">
          <text:p/>
        </draw:line>
        <draw:polyline draw:style-name="gr8" draw:text-style-name="P5" draw:layer="layout" svg:width="0.095cm" svg:height="0.111cm" svg:x="13.186cm" svg:y="19.32cm" svg:viewBox="0 0 96 112" draw:points="35,0 0,112 96,112">
          <text:p/>
        </draw:polyline>
        <draw:line draw:style-name="gr9" draw:text-style-name="P6" draw:layer="layout" svg:x1="12.541cm" svg:y1="20.161cm" svg:x2="12.86cm" svg:y2="20.48cm">
          <text:p/>
        </draw:line>
        <draw:line draw:style-name="gr9" draw:text-style-name="P6" draw:layer="layout" svg:x1="12.541cm" svg:y1="19.844cm" svg:x2="12.86cm" svg:y2="20.163cm">
          <text:p/>
        </draw:line>
        <draw:line draw:style-name="gr9" draw:text-style-name="P6" draw:layer="layout" svg:x1="12.541cm" svg:y1="19.526cm" svg:x2="12.86cm" svg:y2="19.845cm">
          <text:p/>
        </draw:line>
        <draw:line draw:style-name="gr8" draw:text-style-name="P5" draw:layer="layout" svg:x1="12.91cm" svg:y1="14.996cm" svg:x2="12.983cm" svg:y2="14.996cm">
          <text:p/>
        </draw:line>
        <draw:polyline draw:style-name="gr8" draw:text-style-name="P5" draw:layer="layout" svg:width="0.105cm" svg:height="0.159cm" svg:x="12.894cm" svg:y="14.881cm" svg:viewBox="0 0 106 160" draw:points="0,160 51,0 106,160">
          <text:p/>
        </draw:polyline>
        <draw:polygon draw:style-name="gr8" draw:text-style-name="P5" draw:layer="layout" svg:width="0.092cm" svg:height="0.159cm" svg:x="13.043cm" svg:y="14.881cm" svg:viewBox="0 0 93 160" draw:points="39,0 55,0 71,10 77,16 87,32 93,61 93,99 87,131 77,144 71,153 55,160 39,160 26,153 16,144 10,131 0,99 0,61 10,32 16,16 26,10">
          <text:p/>
        </draw:polygon>
        <draw:line draw:style-name="gr8" draw:text-style-name="P5" draw:layer="layout" svg:x1="12.91cm" svg:y1="15.313cm" svg:x2="12.983cm" svg:y2="15.313cm">
          <text:p/>
        </draw:line>
        <draw:polyline draw:style-name="gr8" draw:text-style-name="P5" draw:layer="layout" svg:width="0.105cm" svg:height="0.159cm" svg:x="12.894cm" svg:y="15.199cm" svg:viewBox="0 0 106 160" draw:points="0,160 51,0 106,160">
          <text:p/>
        </draw:polyline>
        <draw:line draw:style-name="gr8" draw:text-style-name="P5" draw:layer="layout" svg:x1="13.135cm" svg:y1="15.357cm" svg:x2="13.043cm" svg:y2="15.357cm">
          <text:p/>
        </draw:line>
        <draw:polyline draw:style-name="gr8" draw:text-style-name="P5" draw:layer="layout" svg:width="0.048cm" svg:height="0.159cm" svg:x="13.043cm" svg:y="15.199cm" svg:viewBox="0 0 49 160" draw:points="49,160 49,0 32,22 16,38 0,45">
          <text:p/>
        </draw:polyline>
        <draw:line draw:style-name="gr8" draw:text-style-name="P5" draw:layer="layout" svg:x1="12.91cm" svg:y1="15.631cm" svg:x2="12.983cm" svg:y2="15.631cm">
          <text:p/>
        </draw:line>
        <draw:polyline draw:style-name="gr8" draw:text-style-name="P5" draw:layer="layout" svg:width="0.105cm" svg:height="0.159cm" svg:x="12.894cm" svg:y="15.516cm" svg:viewBox="0 0 106 160" draw:points="0,160 51,0 106,160">
          <text:p/>
        </draw:polyline>
        <draw:polyline draw:style-name="gr8" draw:text-style-name="P5" draw:layer="layout" svg:width="0.098cm" svg:height="0.159cm" svg:x="13.037cm" svg:y="15.516cm" svg:viewBox="0 0 99 160" draw:points="6,16 16,10 32,0 67,0 83,10 93,16 99,32 99,45 93,70 0,160 99,160">
          <text:p/>
        </draw:polyline>
        <draw:line draw:style-name="gr8" draw:text-style-name="P5" draw:layer="layout" svg:x1="12.91cm" svg:y1="15.948cm" svg:x2="12.983cm" svg:y2="15.948cm">
          <text:p/>
        </draw:line>
        <draw:polyline draw:style-name="gr8" draw:text-style-name="P5" draw:layer="layout" svg:width="0.105cm" svg:height="0.159cm" svg:x="12.894cm" svg:y="15.834cm" svg:viewBox="0 0 106 160" draw:points="0,160 51,0 106,160">
          <text:p/>
        </draw:polyline>
        <draw:polyline draw:style-name="gr8" draw:text-style-name="P5" draw:layer="layout" svg:width="0.098cm" svg:height="0.159cm" svg:x="13.037cm" svg:y="15.834cm" svg:viewBox="0 0 99 160" draw:points="0,0 99,0 45,61 67,61 83,70 93,77 99,93 99,131 93,144 83,153 67,160 22,160 6,153 0,144">
          <text:p/>
        </draw:polyline>
        <draw:line draw:style-name="gr8" draw:text-style-name="P5" draw:layer="layout" svg:x1="12.91cm" svg:y1="16.583cm" svg:x2="12.983cm" svg:y2="16.583cm">
          <text:p/>
        </draw:line>
        <draw:polyline draw:style-name="gr8" draw:text-style-name="P5" draw:layer="layout" svg:width="0.105cm" svg:height="0.159cm" svg:x="12.894cm" svg:y="16.469cm" svg:viewBox="0 0 106 160" draw:points="0,160 51,0 106,160">
          <text:p/>
        </draw:polyline>
        <draw:polyline draw:style-name="gr8" draw:text-style-name="P5" draw:layer="layout" svg:width="0.092cm" svg:height="0.159cm" svg:x="13.043cm" svg:y="16.469cm" svg:viewBox="0 0 93 160" draw:points="87,0 10,0 0,77 10,70 26,61 61,61 77,70 87,77 93,93 93,131 87,144 77,153 61,160 26,160 10,153 0,144">
          <text:p/>
        </draw:polyline>
        <draw:line draw:style-name="gr8" draw:text-style-name="P5" draw:layer="layout" svg:x1="12.91cm" svg:y1="16.266cm" svg:x2="12.983cm" svg:y2="16.266cm">
          <text:p/>
        </draw:line>
        <draw:polyline draw:style-name="gr8" draw:text-style-name="P5" draw:layer="layout" svg:width="0.105cm" svg:height="0.159cm" svg:x="12.894cm" svg:y="16.151cm" svg:viewBox="0 0 106 160" draw:points="0,160 51,0 106,160">
          <text:p/>
        </draw:polyline>
        <draw:line draw:style-name="gr8" draw:text-style-name="P5" draw:layer="layout" svg:x1="13.119cm" svg:y1="16.205cm" svg:x2="13.119cm" svg:y2="16.31cm">
          <text:p/>
        </draw:line>
        <draw:polyline draw:style-name="gr8" draw:text-style-name="P5" draw:layer="layout" svg:width="0.098cm" svg:height="0.111cm" svg:x="13.043cm" svg:y="16.145cm" svg:viewBox="0 0 99 112" draw:points="38,0 0,112 99,112">
          <text:p/>
        </draw:polyline>
        <draw:line draw:style-name="gr8" draw:text-style-name="P5" draw:layer="layout" svg:x1="12.91cm" svg:y1="16.901cm" svg:x2="12.983cm" svg:y2="16.901cm">
          <text:p/>
        </draw:line>
        <draw:polyline draw:style-name="gr8" draw:text-style-name="P5" draw:layer="layout" svg:width="0.105cm" svg:height="0.159cm" svg:x="12.894cm" svg:y="16.786cm" svg:viewBox="0 0 106 160" draw:points="0,160 51,0 106,160">
          <text:p/>
        </draw:polyline>
        <draw:polyline draw:style-name="gr8" draw:text-style-name="P5" draw:layer="layout" svg:width="0.092cm" svg:height="0.159cm" svg:x="13.043cm" svg:y="16.786cm" svg:viewBox="0 0 93 160" draw:points="77,0 48,0 32,10 26,16 10,38 0,70 0,131 10,144 16,153 32,160 61,160 77,153 87,144 93,131 93,93 87,77 77,70 61,61 32,61 16,70 10,77 0,93">
          <text:p/>
        </draw:polyline>
        <draw:line draw:style-name="gr8" draw:text-style-name="P5" draw:layer="layout" svg:x1="12.91cm" svg:y1="17.218cm" svg:x2="12.983cm" svg:y2="17.218cm">
          <text:p/>
        </draw:line>
        <draw:polyline draw:style-name="gr8" draw:text-style-name="P5" draw:layer="layout" svg:width="0.105cm" svg:height="0.159cm" svg:x="12.894cm" svg:y="17.104cm" svg:viewBox="0 0 106 160" draw:points="0,160 51,0 106,160">
          <text:p/>
        </draw:polyline>
        <draw:polyline draw:style-name="gr8" draw:text-style-name="P5" draw:layer="layout" svg:width="0.105cm" svg:height="0.159cm" svg:x="13.037cm" svg:y="17.104cm" svg:viewBox="0 0 106 160" draw:points="0,0 106,0 38,160">
          <text:p/>
        </draw:polyline>
        <draw:line draw:style-name="gr8" draw:text-style-name="P5" draw:layer="layout" svg:x1="12.91cm" svg:y1="17.536cm" svg:x2="12.983cm" svg:y2="17.536cm">
          <text:p/>
        </draw:line>
        <draw:polyline draw:style-name="gr8" draw:text-style-name="P5" draw:layer="layout" svg:width="0.105cm" svg:height="0.159cm" svg:x="12.894cm" svg:y="17.421cm" svg:viewBox="0 0 106 160" draw:points="0,160 51,0 106,160">
          <text:p/>
        </draw:polyline>
        <draw:polyline draw:style-name="gr8" draw:text-style-name="P5" draw:layer="layout" svg:width="0.092cm" svg:height="0.159cm" svg:x="13.043cm" svg:y="17.421cm" svg:viewBox="0 0 93 160" draw:points="32,70 16,61 10,54 0,38 0,32 10,16 16,10 32,0 61,0 77,10 87,16 93,32 93,38 87,54 77,61 61,70 32,70 16,77 10,83 0,99 0,131 10,144 16,153 32,160 61,160 77,153 87,144 93,131 93,99 87,83 77,77 61,70">
          <text:p/>
        </draw:polyline>
        <draw:line draw:style-name="gr8" draw:text-style-name="P5" draw:layer="layout" svg:x1="12.91cm" svg:y1="17.853cm" svg:x2="12.983cm" svg:y2="17.853cm">
          <text:p/>
        </draw:line>
        <draw:polyline draw:style-name="gr8" draw:text-style-name="P5" draw:layer="layout" svg:width="0.105cm" svg:height="0.159cm" svg:x="12.894cm" svg:y="17.739cm" svg:viewBox="0 0 106 160" draw:points="0,160 51,0 106,160">
          <text:p/>
        </draw:polyline>
        <draw:polyline draw:style-name="gr8" draw:text-style-name="P5" draw:layer="layout" svg:width="0.092cm" svg:height="0.159cm" svg:x="13.043cm" svg:y="17.739cm" svg:viewBox="0 0 93 160" draw:points="16,160 48,160 61,153 71,144 87,121 93,93 93,32 87,16 77,10 61,0 32,0 16,10 10,16 0,32 0,70 10,83 16,93 32,99 61,99 77,93 87,83 93,70">
          <text:p/>
        </draw:polyline>
        <draw:line draw:style-name="gr8" draw:text-style-name="P5" draw:layer="layout" svg:x1="12.916cm" svg:y1="18.171cm" svg:x2="12.992cm" svg:y2="18.171cm">
          <text:p/>
        </draw:line>
        <draw:polyline draw:style-name="gr8" draw:text-style-name="P5" draw:layer="layout" svg:width="0.108cm" svg:height="0.159cm" svg:x="12.9cm" svg:y="18.056cm" svg:viewBox="0 0 109 160" draw:points="0,160 54,0 109,160">
          <text:p/>
        </draw:polyline>
        <draw:line draw:style-name="gr8" draw:text-style-name="P5" draw:layer="layout" svg:x1="13.141cm" svg:y1="18.215cm" svg:x2="13.052cm" svg:y2="18.215cm">
          <text:p/>
        </draw:line>
        <draw:polyline draw:style-name="gr8" draw:text-style-name="P5" draw:layer="layout" svg:width="0.044cm" svg:height="0.159cm" svg:x="13.052cm" svg:y="18.056cm" svg:viewBox="0 0 45 160" draw:points="45,160 45,0 29,22 16,38 0,45">
          <text:p/>
        </draw:polyline>
        <draw:polygon draw:style-name="gr8" draw:text-style-name="P5" draw:layer="layout" svg:width="0.092cm" svg:height="0.159cm" svg:x="13.202cm" svg:y="18.056cm" svg:viewBox="0 0 93 160" draw:points="39,0 55,0 71,10 77,16 87,32 93,61 93,99 87,131 77,144 71,153 55,160 39,160 26,153 16,144 10,131 0,99 0,61 10,32 16,16 26,10">
          <text:p/>
        </draw:polygon>
        <draw:line draw:style-name="gr8" draw:text-style-name="P5" draw:layer="layout" svg:x1="12.916cm" svg:y1="18.488cm" svg:x2="12.992cm" svg:y2="18.488cm">
          <text:p/>
        </draw:line>
        <draw:polyline draw:style-name="gr8" draw:text-style-name="P5" draw:layer="layout" svg:width="0.108cm" svg:height="0.159cm" svg:x="12.9cm" svg:y="18.374cm" svg:viewBox="0 0 109 160" draw:points="0,160 54,0 109,160">
          <text:p/>
        </draw:polyline>
        <draw:line draw:style-name="gr8" draw:text-style-name="P5" draw:layer="layout" svg:x1="13.141cm" svg:y1="18.532cm" svg:x2="13.052cm" svg:y2="18.532cm">
          <text:p/>
        </draw:line>
        <draw:polyline draw:style-name="gr8" draw:text-style-name="P5" draw:layer="layout" svg:width="0.044cm" svg:height="0.159cm" svg:x="13.052cm" svg:y="18.374cm" svg:viewBox="0 0 45 160" draw:points="45,160 45,0 29,22 16,38 0,45">
          <text:p/>
        </draw:polyline>
        <draw:line draw:style-name="gr8" draw:text-style-name="P5" draw:layer="layout" svg:x1="13.294cm" svg:y1="18.532cm" svg:x2="13.202cm" svg:y2="18.532cm">
          <text:p/>
        </draw:line>
        <draw:polyline draw:style-name="gr8" draw:text-style-name="P5" draw:layer="layout" svg:width="0.048cm" svg:height="0.159cm" svg:x="13.202cm" svg:y="18.374cm" svg:viewBox="0 0 49 160" draw:points="49,160 49,0 32,22 16,38 0,45">
          <text:p/>
        </draw:polyline>
        <draw:line draw:style-name="gr8" draw:text-style-name="P5" draw:layer="layout" svg:x1="12.916cm" svg:y1="18.806cm" svg:x2="12.992cm" svg:y2="18.806cm">
          <text:p/>
        </draw:line>
        <draw:polyline draw:style-name="gr8" draw:text-style-name="P5" draw:layer="layout" svg:width="0.108cm" svg:height="0.159cm" svg:x="12.9cm" svg:y="18.691cm" svg:viewBox="0 0 109 160" draw:points="0,160 54,0 109,160">
          <text:p/>
        </draw:polyline>
        <draw:line draw:style-name="gr8" draw:text-style-name="P5" draw:layer="layout" svg:x1="13.141cm" svg:y1="18.85cm" svg:x2="13.052cm" svg:y2="18.85cm">
          <text:p/>
        </draw:line>
        <draw:polyline draw:style-name="gr8" draw:text-style-name="P5" draw:layer="layout" svg:width="0.044cm" svg:height="0.159cm" svg:x="13.052cm" svg:y="18.691cm" svg:viewBox="0 0 45 160" draw:points="45,160 45,0 29,22 16,38 0,45">
          <text:p/>
        </draw:polyline>
        <draw:polyline draw:style-name="gr8" draw:text-style-name="P5" draw:layer="layout" svg:width="0.098cm" svg:height="0.159cm" svg:x="13.195cm" svg:y="18.691cm" svg:viewBox="0 0 99 160" draw:points="6,16 16,10 32,0 67,0 83,10 93,16 99,32 99,45 93,70 0,160 99,160">
          <text:p/>
        </draw:polyline>
        <draw:line draw:style-name="gr8" draw:text-style-name="P5" draw:layer="layout" svg:x1="12.916cm" svg:y1="19.123cm" svg:x2="12.992cm" svg:y2="19.123cm">
          <text:p/>
        </draw:line>
        <draw:polyline draw:style-name="gr8" draw:text-style-name="P5" draw:layer="layout" svg:width="0.108cm" svg:height="0.159cm" svg:x="12.9cm" svg:y="19.009cm" svg:viewBox="0 0 109 160" draw:points="0,160 54,0 109,160">
          <text:p/>
        </draw:polyline>
        <draw:line draw:style-name="gr8" draw:text-style-name="P5" draw:layer="layout" svg:x1="13.141cm" svg:y1="19.167cm" svg:x2="13.052cm" svg:y2="19.167cm">
          <text:p/>
        </draw:line>
        <draw:polyline draw:style-name="gr8" draw:text-style-name="P5" draw:layer="layout" svg:width="0.044cm" svg:height="0.159cm" svg:x="13.052cm" svg:y="19.009cm" svg:viewBox="0 0 45 160" draw:points="45,160 45,0 29,22 16,38 0,45">
          <text:p/>
        </draw:polyline>
        <draw:polyline draw:style-name="gr8" draw:text-style-name="P5" draw:layer="layout" svg:width="0.098cm" svg:height="0.159cm" svg:x="13.195cm" svg:y="19.009cm" svg:viewBox="0 0 99 160" draw:points="0,0 99,0 45,61 67,61 83,70 93,77 99,93 99,131 93,144 83,153 67,160 22,160 6,153 0,144">
          <text:p/>
        </draw:polyline>
        <draw:line draw:style-name="gr9" draw:text-style-name="P6" draw:layer="layout" svg:x1="12.541cm" svg:y1="15.081cm" svg:x2="12.86cm" svg:y2="15.4cm">
          <text:p/>
        </draw:line>
        <draw:line draw:style-name="gr9" draw:text-style-name="P6" draw:layer="layout" svg:x1="12.541cm" svg:y1="15.399cm" svg:x2="12.86cm" svg:y2="15.718cm">
          <text:p/>
        </draw:line>
        <draw:line draw:style-name="gr9" draw:text-style-name="P6" draw:layer="layout" svg:x1="12.541cm" svg:y1="15.716cm" svg:x2="12.86cm" svg:y2="16.035cm">
          <text:p/>
        </draw:line>
        <draw:line draw:style-name="gr9" draw:text-style-name="P6" draw:layer="layout" svg:x1="12.541cm" svg:y1="16.034cm" svg:x2="12.86cm" svg:y2="16.353cm">
          <text:p/>
        </draw:line>
        <draw:line draw:style-name="gr9" draw:text-style-name="P6" draw:layer="layout" svg:x1="12.541cm" svg:y1="16.351cm" svg:x2="12.86cm" svg:y2="16.67cm">
          <text:p/>
        </draw:line>
        <draw:line draw:style-name="gr9" draw:text-style-name="P6" draw:layer="layout" svg:x1="12.541cm" svg:y1="16.669cm" svg:x2="12.86cm" svg:y2="16.988cm">
          <text:p/>
        </draw:line>
        <draw:line draw:style-name="gr9" draw:text-style-name="P6" draw:layer="layout" svg:x1="12.541cm" svg:y1="16.986cm" svg:x2="12.86cm" svg:y2="17.305cm">
          <text:p/>
        </draw:line>
        <draw:line draw:style-name="gr9" draw:text-style-name="P6" draw:layer="layout" svg:x1="12.541cm" svg:y1="17.304cm" svg:x2="12.86cm" svg:y2="17.623cm">
          <text:p/>
        </draw:line>
        <draw:line draw:style-name="gr9" draw:text-style-name="P6" draw:layer="layout" svg:x1="12.541cm" svg:y1="17.939cm" svg:x2="12.86cm" svg:y2="18.258cm">
          <text:p/>
        </draw:line>
        <draw:line draw:style-name="gr9" draw:text-style-name="P6" draw:layer="layout" svg:x1="12.541cm" svg:y1="18.256cm" svg:x2="12.86cm" svg:y2="18.575cm">
          <text:p/>
        </draw:line>
        <draw:line draw:style-name="gr9" draw:text-style-name="P6" draw:layer="layout" svg:x1="12.541cm" svg:y1="18.574cm" svg:x2="12.86cm" svg:y2="18.893cm">
          <text:p/>
        </draw:line>
        <draw:line draw:style-name="gr9" draw:text-style-name="P6" draw:layer="layout" svg:x1="12.541cm" svg:y1="18.891cm" svg:x2="12.86cm" svg:y2="19.21cm">
          <text:p/>
        </draw:line>
        <draw:line draw:style-name="gr9" draw:text-style-name="P6" draw:layer="layout" svg:x1="12.541cm" svg:y1="19.209cm" svg:x2="12.86cm" svg:y2="19.528cm">
          <text:p/>
        </draw:line>
        <draw:path draw:style-name="gr10" draw:text-style-name="P7" draw:layer="layout" svg:width="0.127cm" svg:height="0.127cm" svg:x="16.129cm" svg:y="14.383cm" svg:viewBox="0 0 128 128" svg:d="M128 64c0 12-3 22-9 32-5 10-13 18-23 23-10 6-20 9-32 9s-22-3-32-9c-10-5-18-13-23-23-6-10-9-20-9-32s3-22 9-32c5-10 13-18 23-23 10-6 20-9 32-9s22 3 32 9c10 5 18 13 23 23 6 10 9 20 9 32z">
          <text:p/>
        </draw:path>
        <draw:line draw:style-name="gr9" draw:text-style-name="P6" draw:layer="layout" svg:x1="15.399cm" svg:y1="14.446cm" svg:x2="16.193cm" svg:y2="14.446cm">
          <text:p/>
        </draw:line>
        <draw:line draw:style-name="gr9" draw:text-style-name="P6" draw:layer="layout" svg:x1="15.399cm" svg:y1="14.763cm" svg:x2="15.399cm" svg:y2="14.446cm">
          <text:p/>
        </draw:line>
        <draw:polyline draw:style-name="gr1" draw:text-style-name="P1" draw:layer="layout" svg:width="0.076cm" svg:height="0.159cm" svg:x="15.542cm" svg:y="14.675cm" svg:viewBox="0 0 77 160" draw:points="77,160 0,160 0,0">
          <text:p/>
        </draw:polyline>
        <draw:polygon draw:style-name="gr1" draw:text-style-name="P1" draw:layer="layout" svg:width="0.083cm" svg:height="0.105cm" svg:x="15.665cm" svg:y="14.729cm" svg:viewBox="0 0 84 106" draw:points="29,106 13,99 6,90 0,77 0,29 6,16 13,6 29,0 51,0 67,6 74,16 84,29 84,77 74,90 67,99 51,106">
          <text:p/>
        </draw:polygon>
        <draw:polyline draw:style-name="gr1" draw:text-style-name="P1" draw:layer="layout" svg:width="0.07cm" svg:height="0.105cm" svg:x="15.815cm" svg:y="14.729cm" svg:viewBox="0 0 71 106" draw:points="71,106 71,22 61,6 45,0 16,0 0,6">
          <text:p/>
        </draw:polyline>
        <draw:polyline draw:style-name="gr1" draw:text-style-name="P1" draw:layer="layout" svg:width="0.076cm" svg:height="0.067cm" svg:x="15.808cm" svg:y="14.767cm" svg:viewBox="0 0 77 68" draw:points="77,61 61,68 23,68 6,61 0,45 0,29 6,13 23,6 61,6 77,0">
          <text:p/>
        </draw:polyline>
        <draw:line draw:style-name="gr1" draw:text-style-name="P1" draw:layer="layout" svg:x1="16.027cm" svg:y1="14.834cm" svg:x2="16.027cm" svg:y2="14.675cm">
          <text:p/>
        </draw:line>
        <draw:polyline draw:style-name="gr1" draw:text-style-name="P1" draw:layer="layout" svg:width="0.076cm" svg:height="0.105cm" svg:x="15.951cm" svg:y="14.729cm" svg:viewBox="0 0 77 106" draw:points="77,99 61,106 32,106 16,99 6,90 0,77 0,29 6,16 16,6 32,0 61,0 77,6">
          <text:p/>
        </draw:polyline>
        <draw:line draw:style-name="gr1" draw:text-style-name="P1" draw:layer="layout" svg:x1="16.104cm" svg:y1="14.751cm" svg:x2="16.155cm" svg:y2="14.751cm">
          <text:p/>
        </draw:line>
        <draw:polyline draw:style-name="gr1" draw:text-style-name="P1" draw:layer="layout" svg:width="0.073cm" svg:height="0.159cm" svg:x="16.104cm" svg:y="14.675cm" svg:viewBox="0 0 74 160" draw:points="74,160 0,160 0,0 74,0">
          <text:p/>
        </draw:polyline>
        <draw:line draw:style-name="gr1" draw:text-style-name="P1" draw:layer="layout" svg:x1="16.246cm" svg:y1="14.729cm" svg:x2="16.246cm" svg:y2="14.834cm">
          <text:p/>
        </draw:line>
        <draw:polyline draw:style-name="gr1" draw:text-style-name="P1" draw:layer="layout" svg:width="0.067cm" svg:height="0.105cm" svg:x="16.246cm" svg:y="14.729cm" svg:viewBox="0 0 68 106" draw:points="0,16 6,6 23,0 45,0 61,6 68,22 68,106">
          <text:p/>
        </draw:polyline>
        <draw:polyline draw:style-name="gr1" draw:text-style-name="P1" draw:layer="layout" svg:width="0.07cm" svg:height="0.105cm" svg:x="16.389cm" svg:y="14.729cm" svg:viewBox="0 0 71 106" draw:points="71,106 71,22 61,6 45,0 16,0 0,6">
          <text:p/>
        </draw:polyline>
        <draw:polyline draw:style-name="gr1" draw:text-style-name="P1" draw:layer="layout" svg:width="0.076cm" svg:height="0.067cm" svg:x="16.383cm" svg:y="14.767cm" svg:viewBox="0 0 77 68" draw:points="77,61 61,68 23,68 6,61 0,45 0,29 6,13 23,6 61,6 77,0">
          <text:p/>
        </draw:polyline>
        <draw:line draw:style-name="gr1" draw:text-style-name="P1" draw:layer="layout" svg:x1="16.532cm" svg:y1="14.834cm" svg:x2="16.532cm" svg:y2="14.675cm">
          <text:p/>
        </draw:line>
        <draw:polyline draw:style-name="gr1" draw:text-style-name="P1" draw:layer="layout" svg:width="0.076cm" svg:height="0.105cm" svg:x="16.532cm" svg:y="14.729cm" svg:viewBox="0 0 77 106" draw:points="0,6 16,0 48,0 61,6 71,16 77,29 77,77 71,90 61,99 48,106 16,106 0,99">
          <text:p/>
        </draw:polyline>
        <draw:polyline draw:style-name="gr1" draw:text-style-name="P1" draw:layer="layout" svg:width="0.022cm" svg:height="0.159cm" svg:x="16.678cm" svg:y="14.675cm" svg:viewBox="0 0 23 160" draw:points="23,160 7,153 0,137 0,0">
          <text:p/>
        </draw:polyline>
        <draw:polyline draw:style-name="gr1" draw:text-style-name="P1" draw:layer="layout" svg:width="0.076cm" svg:height="0.105cm" svg:x="16.751cm" svg:y="14.729cm" svg:viewBox="0 0 77 106" draw:points="71,99 55,106 26,106 10,99 0,83 0,22 10,6 26,0 55,0 71,6 77,22 77,38 0,51">
          <text:p/>
        </draw:polyline>
        <draw:polygon draw:style-name="gr6" draw:text-style-name="P1" draw:layer="layout" svg:width="1.584cm" svg:height="0.279cm" svg:x="15.399cm" svg:y="14.624cm" svg:viewBox="0 0 1585 280" draw:points="0,140 79,280 1506,280 1585,140 1506,0 79,0">
          <text:p/>
        </draw:polygon>
        <draw:line draw:style-name="gr9" draw:text-style-name="P6" draw:layer="layout" svg:x1="15.081cm" svg:y1="12.859cm" svg:x2="16.192cm" svg:y2="12.859cm">
          <text:p/>
        </draw:line>
        <draw:line draw:style-name="gr9" draw:text-style-name="P6" draw:layer="layout" svg:x1="14.922cm" svg:y1="12.541cm" svg:x2="16.192cm" svg:y2="12.541cm">
          <text:p/>
        </draw:line>
        <draw:line draw:style-name="gr9" draw:text-style-name="P6" draw:layer="layout" svg:x1="14.764cm" svg:y1="12.224cm" svg:x2="16.193cm" svg:y2="12.224cm">
          <text:p/>
        </draw:line>
        <draw:line draw:style-name="gr9" draw:text-style-name="P6" draw:layer="layout" svg:x1="14.605cm" svg:y1="11.906cm" svg:x2="16.192cm" svg:y2="11.906cm">
          <text:p/>
        </draw:line>
        <draw:line draw:style-name="gr9" draw:text-style-name="P6" draw:layer="layout" svg:x1="14.446cm" svg:y1="11.589cm" svg:x2="16.192cm" svg:y2="11.589cm">
          <text:p/>
        </draw:line>
        <draw:polyline draw:style-name="gr1" draw:text-style-name="P1" draw:layer="layout" svg:width="0.076cm" svg:height="0.159cm" svg:x="14.767cm" svg:y="21.66cm" svg:viewBox="0 0 77 160" draw:points="77,160 0,160 0,0">
          <text:p/>
        </draw:polyline>
        <draw:polygon draw:style-name="gr1" draw:text-style-name="P1" draw:layer="layout" svg:width="0.086cm" svg:height="0.105cm" svg:x="14.888cm" svg:y="21.714cm" svg:viewBox="0 0 87 106" draw:points="32,106 16,99 10,90 0,77 0,29 10,16 16,6 32,0 55,0 71,6 77,16 87,29 87,77 77,90 71,99 55,106">
          <text:p/>
        </draw:polygon>
        <draw:polyline draw:style-name="gr1" draw:text-style-name="P1" draw:layer="layout" svg:width="0.067cm" svg:height="0.105cm" svg:x="15.04cm" svg:y="21.714cm" svg:viewBox="0 0 68 106" draw:points="68,106 68,22 61,6 45,0 16,0 0,6">
          <text:p/>
        </draw:polyline>
        <draw:polyline draw:style-name="gr1" draw:text-style-name="P1" draw:layer="layout" svg:width="0.073cm" svg:height="0.067cm" svg:x="15.034cm" svg:y="21.752cm" svg:viewBox="0 0 74 68" draw:points="74,61 61,68 23,68 6,61 0,45 0,29 6,13 23,6 61,6 74,0">
          <text:p/>
        </draw:polyline>
        <draw:line draw:style-name="gr1" draw:text-style-name="P1" draw:layer="layout" svg:x1="15.253cm" svg:y1="21.819cm" svg:x2="15.253cm" svg:y2="21.66cm">
          <text:p/>
        </draw:line>
        <draw:polyline draw:style-name="gr1" draw:text-style-name="P1" draw:layer="layout" svg:width="0.076cm" svg:height="0.105cm" svg:x="15.176cm" svg:y="21.714cm" svg:viewBox="0 0 77 106" draw:points="77,99 61,106 29,106 16,99 6,90 0,77 0,29 6,16 16,6 29,0 61,0 77,6">
          <text:p/>
        </draw:polyline>
        <draw:line draw:style-name="gr1" draw:text-style-name="P1" draw:layer="layout" svg:x1="15.326cm" svg:y1="21.736cm" svg:x2="15.38cm" svg:y2="21.736cm">
          <text:p/>
        </draw:line>
        <draw:polyline draw:style-name="gr1" draw:text-style-name="P1" draw:layer="layout" svg:width="0.076cm" svg:height="0.159cm" svg:x="15.326cm" svg:y="21.66cm" svg:viewBox="0 0 77 160" draw:points="77,160 0,160 0,0 77,0">
          <text:p/>
        </draw:polyline>
        <draw:line draw:style-name="gr1" draw:text-style-name="P1" draw:layer="layout" svg:x1="15.472cm" svg:y1="21.714cm" svg:x2="15.472cm" svg:y2="21.819cm">
          <text:p/>
        </draw:line>
        <draw:polyline draw:style-name="gr1" draw:text-style-name="P1" draw:layer="layout" svg:width="0.067cm" svg:height="0.105cm" svg:x="15.472cm" svg:y="21.714cm" svg:viewBox="0 0 68 106" draw:points="0,16 6,6 23,0 45,0 61,6 68,22 68,106">
          <text:p/>
        </draw:polyline>
        <draw:polyline draw:style-name="gr1" draw:text-style-name="P1" draw:layer="layout" svg:width="0.067cm" svg:height="0.105cm" svg:x="15.615cm" svg:y="21.714cm" svg:viewBox="0 0 68 106" draw:points="68,106 68,22 61,6 45,0 16,0 0,6">
          <text:p/>
        </draw:polyline>
        <draw:polyline draw:style-name="gr1" draw:text-style-name="P1" draw:layer="layout" svg:width="0.073cm" svg:height="0.067cm" svg:x="15.608cm" svg:y="21.752cm" svg:viewBox="0 0 74 68" draw:points="74,61 61,68 23,68 6,61 0,45 0,29 6,13 23,6 61,6 74,0">
          <text:p/>
        </draw:polyline>
        <draw:line draw:style-name="gr1" draw:text-style-name="P1" draw:layer="layout" svg:x1="15.758cm" svg:y1="21.819cm" svg:x2="15.758cm" svg:y2="21.66cm">
          <text:p/>
        </draw:line>
        <draw:polyline draw:style-name="gr1" draw:text-style-name="P1" draw:layer="layout" svg:width="0.076cm" svg:height="0.105cm" svg:x="15.758cm" svg:y="21.714cm" svg:viewBox="0 0 77 106" draw:points="0,6 16,0 45,0 61,6 71,16 77,29 77,77 71,90 61,99 45,106 16,106 0,99">
          <text:p/>
        </draw:polyline>
        <draw:polyline draw:style-name="gr1" draw:text-style-name="P1" draw:layer="layout" svg:width="0.025cm" svg:height="0.159cm" svg:x="15.9cm" svg:y="21.66cm" svg:viewBox="0 0 26 160" draw:points="26,160 10,153 0,137 0,0">
          <text:p/>
        </draw:polyline>
        <draw:polyline draw:style-name="gr1" draw:text-style-name="P1" draw:layer="layout" svg:width="0.076cm" svg:height="0.105cm" svg:x="15.977cm" svg:y="21.714cm" svg:viewBox="0 0 77 106" draw:points="71,99 55,106 23,106 10,99 0,83 0,22 10,6 23,0 55,0 71,6 77,22 77,38 0,51">
          <text:p/>
        </draw:polyline>
        <draw:polygon draw:style-name="gr6" draw:text-style-name="P1" draw:layer="layout" svg:width="1.584cm" svg:height="0.279cm" svg:x="14.608cm" svg:y="21.609cm" svg:viewBox="0 0 1585 280" draw:points="1585,140 1506,0 79,0 0,140 79,280 1506,280">
          <text:p/>
        </draw:polygon>
        <draw:polygon draw:style-name="gr5" draw:text-style-name="P3" draw:layer="layout" svg:width="3.81cm" svg:height="1.905cm" svg:x="12.065cm" svg:y="22.384cm" svg:viewBox="0 0 3811 1906" draw:points="1905,1906 0,1906 0,0 3811,0 3811,1906">
          <text:p/>
        </draw:polygon>
        <draw:polygon draw:style-name="gr6" draw:text-style-name="P1" draw:layer="layout" svg:width="3.81cm" svg:height="1.905cm" svg:x="12.065cm" svg:y="22.384cm" svg:viewBox="0 0 3811 1906" draw:points="1905,1906 0,1906 0,0 3811,0 3811,1906">
          <text:p/>
        </draw:polygon>
        <draw:polygon draw:style-name="gr1" draw:text-style-name="P1" draw:layer="layout" svg:width="0.318cm" svg:height="0.159cm" svg:x="13.811cm" svg:y="23.257cm" svg:viewBox="0 0 319 160" draw:points="319,160 0,160 0,0">
          <text:p/>
        </draw:polygon>
        <draw:polygon draw:style-name="gr1" draw:text-style-name="P1" draw:layer="layout" svg:width="0.318cm" svg:height="0.318cm" svg:x="13.811cm" svg:y="23.177cm" svg:viewBox="0 0 319 319" draw:points="319,319 319,80 0,80 0,0">
          <text:p/>
        </draw:polygon>
        <draw:line draw:style-name="gr1" draw:text-style-name="P1" draw:layer="layout" svg:x1="15.24cm" svg:y1="24.289cm" svg:x2="15.24cm" svg:y2="24.924cm">
          <text:p/>
        </draw:line>
        <draw:line draw:style-name="gr7" draw:text-style-name="P4" draw:layer="layout" svg:x1="15.265cm" svg:y1="24.12cm" svg:x2="15.265cm" svg:y2="24.044cm">
          <text:p/>
        </draw:line>
        <draw:polyline draw:style-name="gr7" draw:text-style-name="P4" draw:layer="layout" svg:width="0.159cm" svg:height="0.108cm" svg:x="15.151cm" svg:y="24.028cm" svg:viewBox="0 0 160 109" draw:points="160,109 0,54 160,0">
          <text:p/>
        </draw:polyline>
        <draw:line draw:style-name="gr7" draw:text-style-name="P4" draw:layer="layout" svg:x1="15.25cm" svg:y1="23.978cm" svg:x2="15.25cm" svg:y2="23.857cm">
          <text:p/>
        </draw:line>
        <draw:polyline draw:style-name="gr7" draw:text-style-name="P4" draw:layer="layout" svg:width="0.089cm" svg:height="0.121cm" svg:x="15.205cm" svg:y="23.66cm" svg:viewBox="0 0 90 122" draw:points="0,122 45,0 90,122">
          <text:p/>
        </draw:polyline>
        <draw:polyline draw:style-name="gr7" draw:text-style-name="P4" draw:layer="layout" svg:width="0.159cm" svg:height="0.092cm" svg:x="15.151cm" svg:y="23.492cm" svg:viewBox="0 0 160 93" draw:points="77,39 83,16 93,10 105,0 131,0 144,10 153,16 160,32 160,93 0,93 0,39 10,26 16,16 32,10 45,10 61,16 70,26 77,39 77,93">
          <text:p/>
        </draw:polyline>
        <draw:line draw:style-name="gr1" draw:text-style-name="P1" draw:layer="layout" svg:x1="15.199cm" svg:y1="24.559cm" svg:x2="15.199cm" svg:y2="24.651cm">
          <text:p/>
        </draw:line>
        <draw:polyline draw:style-name="gr1" draw:text-style-name="P1" draw:layer="layout" svg:width="0.159cm" svg:height="0.044cm" svg:x="15.04cm" svg:y="24.606cm" svg:viewBox="0 0 160 45" draw:points="160,0 0,0 22,13 38,29 45,45">
          <text:p/>
        </draw:polyline>
        <draw:line draw:style-name="gr1" draw:text-style-name="P1" draw:layer="layout" svg:x1="15.875cm" svg:y1="23.336cm" svg:x2="16.51cm" svg:y2="23.336cm">
          <text:p/>
        </draw:line>
        <draw:polyline draw:style-name="gr7" draw:text-style-name="P4" draw:layer="layout" svg:width="0.098cm" svg:height="0.159cm" svg:x="15.284cm" svg:y="23.247cm" svg:viewBox="0 0 99 160" draw:points="90,10 74,0 51,0 29,10 13,22 6,38 0,70 0,93 6,121 13,137 29,153 51,160 67,160 90,153 99,144 99,93 67,93">
          <text:p/>
        </draw:polyline>
        <draw:polyline draw:style-name="gr7" draw:text-style-name="P4" draw:layer="layout" svg:width="0.092cm" svg:height="0.159cm" svg:x="15.45cm" svg:y="23.247cm" svg:viewBox="0 0 93 160" draw:points="0,160 0,0 93,160 93,0">
          <text:p/>
        </draw:polyline>
        <draw:polygon draw:style-name="gr7" draw:text-style-name="P4" draw:layer="layout" svg:width="0.092cm" svg:height="0.159cm" svg:x="15.615cm" svg:y="23.247cm" svg:viewBox="0 0 93 160" draw:points="0,160 0,0 39,0 61,10 77,22 87,38 93,70 93,93 87,121 77,137 61,153 39,160">
          <text:p/>
        </draw:polygon>
        <draw:line draw:style-name="gr1" draw:text-style-name="P1" draw:layer="layout" svg:x1="16.161cm" svg:y1="23.295cm" svg:x2="16.069cm" svg:y2="23.295cm">
          <text:p/>
        </draw:line>
        <draw:polyline draw:style-name="gr1" draw:text-style-name="P1" draw:layer="layout" svg:width="0.048cm" svg:height="0.159cm" svg:x="16.069cm" svg:y="23.136cm" svg:viewBox="0 0 49 160" draw:points="49,160 49,0 32,22 16,38 0,45">
          <text:p/>
        </draw:polyline>
        <draw:polygon draw:style-name="gr1" draw:text-style-name="P1" draw:layer="layout" svg:width="0.092cm" svg:height="0.159cm" svg:x="16.221cm" svg:y="23.136cm" svg:viewBox="0 0 93 160" draw:points="39,0 55,0 67,10 77,16 83,32 93,61 93,99 83,131 77,144 67,153 55,160 39,160 22,153 16,144 6,131 0,99 0,61 6,32 16,16 22,10">
          <text:p/>
        </draw:polygon>
        <draw:line draw:style-name="gr1" draw:text-style-name="P1" draw:layer="layout" svg:x1="14.605cm" svg:y1="22.384cm" svg:x2="14.605cm" svg:y2="21.749cm">
          <text:p/>
        </draw:line>
        <draw:polyline draw:style-name="gr7" draw:text-style-name="P4" draw:layer="layout" svg:width="0.159cm" svg:height="0.089cm" svg:x="14.516cm" svg:y="22.701cm" svg:viewBox="0 0 160 90" draw:points="77,39 83,13 93,6 105,0 131,0 144,6 153,13 160,29 160,90 0,90 0,39 10,22 16,13 32,6 45,6 61,13 70,22 77,39 77,90">
          <text:p/>
        </draw:polyline>
        <draw:polyline draw:style-name="gr7" draw:text-style-name="P4" draw:layer="layout" svg:width="0.159cm" svg:height="0.105cm" svg:x="14.516cm" svg:y="22.542cm" svg:viewBox="0 0 160 106" draw:points="0,106 0,0 160,67">
          <text:p/>
        </draw:polyline>
        <draw:line draw:style-name="gr1" draw:text-style-name="P1" draw:layer="layout" svg:x1="14.564cm" svg:y1="22.095cm" svg:x2="14.564cm" svg:y2="22.187cm">
          <text:p/>
        </draw:line>
        <draw:polyline draw:style-name="gr1" draw:text-style-name="P1" draw:layer="layout" svg:width="0.159cm" svg:height="0.048cm" svg:x="14.405cm" svg:y="22.139cm" svg:viewBox="0 0 160 49" draw:points="160,0 0,0 22,16 38,32 45,49">
          <text:p/>
        </draw:polyline>
        <draw:line draw:style-name="gr1" draw:text-style-name="P1" draw:layer="layout" svg:x1="14.564cm" svg:y1="21.942cm" svg:x2="14.564cm" svg:y2="22.034cm">
          <text:p/>
        </draw:line>
        <draw:polyline draw:style-name="gr1" draw:text-style-name="P1" draw:layer="layout" svg:width="0.159cm" svg:height="0.044cm" svg:x="14.405cm" svg:y="21.99cm" svg:viewBox="0 0 160 45" draw:points="160,0 0,0 22,13 38,29 45,45">
          <text:p/>
        </draw:polyline>
        <draw:line draw:style-name="gr1" draw:text-style-name="P1" draw:layer="layout" svg:x1="14.287cm" svg:y1="22.384cm" svg:x2="14.287cm" svg:y2="21.749cm">
          <text:p/>
        </draw:line>
        <draw:polyline draw:style-name="gr7" draw:text-style-name="P4" draw:layer="layout" svg:width="0.159cm" svg:height="0.089cm" svg:x="14.199cm" svg:y="22.701cm" svg:viewBox="0 0 160 90" draw:points="77,39 83,13 93,6 105,0 131,0 144,6 153,13 160,29 160,90 0,90 0,39 10,22 16,13 32,6 45,6 61,13 70,22 77,39 77,90">
          <text:p/>
        </draw:polyline>
        <draw:polyline draw:style-name="gr7" draw:text-style-name="P4" draw:layer="layout" svg:width="0.159cm" svg:height="0.092cm" svg:x="14.199cm" svg:y="22.549cm" svg:viewBox="0 0 160 93" draw:points="0,16 0,45 10,61 16,67 38,83 70,93 131,93 144,83 153,77 160,61 160,32 153,16 144,6 131,0 93,0 77,6 70,16 61,32 61,61 70,77 77,83 93,93">
          <text:p/>
        </draw:polyline>
        <draw:line draw:style-name="gr1" draw:text-style-name="P1" draw:layer="layout" svg:x1="14.246cm" svg:y1="22.095cm" svg:x2="14.246cm" svg:y2="22.187cm">
          <text:p/>
        </draw:line>
        <draw:polyline draw:style-name="gr1" draw:text-style-name="P1" draw:layer="layout" svg:width="0.159cm" svg:height="0.048cm" svg:x="14.087cm" svg:y="22.139cm" svg:viewBox="0 0 160 49" draw:points="160,0 0,0 22,16 38,32 45,49">
          <text:p/>
        </draw:polyline>
        <draw:polyline draw:style-name="gr1" draw:text-style-name="P1" draw:layer="layout" svg:width="0.159cm" svg:height="0.098cm" svg:x="14.087cm" svg:y="21.942cm" svg:viewBox="0 0 160 99" draw:points="16,93 10,87 0,71 0,32 10,16 16,10 32,0 45,0 70,10 160,99 160,0">
          <text:p/>
        </draw:polyline>
        <draw:line draw:style-name="gr1" draw:text-style-name="P1" draw:layer="layout" svg:x1="13.97cm" svg:y1="22.384cm" svg:x2="13.97cm" svg:y2="21.749cm">
          <text:p/>
        </draw:line>
        <draw:polyline draw:style-name="gr7" draw:text-style-name="P4" draw:layer="layout" svg:width="0.159cm" svg:height="0.089cm" svg:x="13.881cm" svg:y="22.701cm" svg:viewBox="0 0 160 90" draw:points="77,39 83,13 93,6 105,0 131,0 144,6 153,13 160,29 160,90 0,90 0,39 10,22 16,13 32,6 45,6 61,13 70,22 77,39 77,90">
          <text:p/>
        </draw:polyline>
        <draw:polyline draw:style-name="gr7" draw:text-style-name="P4" draw:layer="layout" svg:width="0.159cm" svg:height="0.092cm" svg:x="13.881cm" svg:y="22.549cm" svg:viewBox="0 0 160 93" draw:points="0,6 0,83 77,93 70,83 61,67 61,32 70,16 77,6 93,0 131,0 144,6 153,16 160,32 160,67 153,83 144,93">
          <text:p/>
        </draw:polyline>
        <draw:line draw:style-name="gr1" draw:text-style-name="P1" draw:layer="layout" svg:x1="13.929cm" svg:y1="22.095cm" svg:x2="13.929cm" svg:y2="22.187cm">
          <text:p/>
        </draw:line>
        <draw:polyline draw:style-name="gr1" draw:text-style-name="P1" draw:layer="layout" svg:width="0.159cm" svg:height="0.048cm" svg:x="13.77cm" svg:y="22.139cm" svg:viewBox="0 0 160 49" draw:points="160,0 0,0 22,16 38,32 45,49">
          <text:p/>
        </draw:polyline>
        <draw:polyline draw:style-name="gr1" draw:text-style-name="P1" draw:layer="layout" svg:width="0.159cm" svg:height="0.098cm" svg:x="13.77cm" svg:y="21.942cm" svg:viewBox="0 0 160 99" draw:points="0,99 0,0 61,55 61,32 70,16 77,10 93,0 131,0 144,10 153,16 160,32 160,77 153,93 144,99">
          <text:p/>
        </draw:polyline>
        <draw:line draw:style-name="gr1" draw:text-style-name="P1" draw:layer="layout" svg:x1="13.652cm" svg:y1="22.384cm" svg:x2="13.652cm" svg:y2="21.749cm">
          <text:p/>
        </draw:line>
        <draw:polyline draw:style-name="gr7" draw:text-style-name="P4" draw:layer="layout" svg:width="0.159cm" svg:height="0.089cm" svg:x="13.564cm" svg:y="22.701cm" svg:viewBox="0 0 160 90" draw:points="77,39 83,13 93,6 105,0 131,0 144,6 153,13 160,29 160,90 0,90 0,39 10,22 16,13 32,6 45,6 61,13 70,22 77,39 77,90">
          <text:p/>
        </draw:polyline>
        <draw:line draw:style-name="gr7" draw:text-style-name="P4" draw:layer="layout" svg:x1="13.618cm" svg:y1="22.565cm" svg:x2="13.723cm" svg:y2="22.565cm">
          <text:p/>
        </draw:line>
        <draw:polyline draw:style-name="gr7" draw:text-style-name="P4" draw:layer="layout" svg:width="0.111cm" svg:height="0.098cm" svg:x="13.557cm" svg:y="22.542cm" svg:viewBox="0 0 112 99" draw:points="0,61 112,99 112,0">
          <text:p/>
        </draw:polyline>
        <draw:line draw:style-name="gr1" draw:text-style-name="P1" draw:layer="layout" svg:x1="13.611cm" svg:y1="22.095cm" svg:x2="13.611cm" svg:y2="22.187cm">
          <text:p/>
        </draw:line>
        <draw:polyline draw:style-name="gr1" draw:text-style-name="P1" draw:layer="layout" svg:width="0.159cm" svg:height="0.048cm" svg:x="13.452cm" svg:y="22.139cm" svg:viewBox="0 0 160 49" draw:points="160,0 0,0 22,16 38,32 45,49">
          <text:p/>
        </draw:polyline>
        <draw:line draw:style-name="gr1" draw:text-style-name="P1" draw:layer="layout" svg:x1="13.506cm" svg:y1="21.958cm" svg:x2="13.611cm" svg:y2="21.958cm">
          <text:p/>
        </draw:line>
        <draw:polyline draw:style-name="gr1" draw:text-style-name="P1" draw:layer="layout" svg:width="0.111cm" svg:height="0.098cm" svg:x="13.446cm" svg:y="21.936cm" svg:viewBox="0 0 112 99" draw:points="0,61 112,99 112,0">
          <text:p/>
        </draw:polyline>
        <draw:line draw:style-name="gr1" draw:text-style-name="P1" draw:layer="layout" svg:x1="13.335cm" svg:y1="22.384cm" svg:x2="13.335cm" svg:y2="21.749cm">
          <text:p/>
        </draw:line>
        <draw:polyline draw:style-name="gr7" draw:text-style-name="P4" draw:layer="layout" svg:width="0.159cm" svg:height="0.089cm" svg:x="13.246cm" svg:y="22.701cm" svg:viewBox="0 0 160 90" draw:points="77,39 83,13 93,6 105,0 131,0 144,6 153,13 160,29 160,90 0,90 0,39 10,22 16,13 32,6 45,6 61,13 70,22 77,39 77,90">
          <text:p/>
        </draw:polyline>
        <draw:polyline draw:style-name="gr7" draw:text-style-name="P4" draw:layer="layout" svg:width="0.159cm" svg:height="0.098cm" svg:x="13.246cm" svg:y="22.549cm" svg:viewBox="0 0 160 99" draw:points="0,99 0,0 61,55 61,32 70,16 77,6 93,0 131,0 144,6 153,16 160,32 160,77 153,93 144,99">
          <text:p/>
        </draw:polyline>
        <draw:line draw:style-name="gr1" draw:text-style-name="P1" draw:layer="layout" svg:x1="13.294cm" svg:y1="22.095cm" svg:x2="13.294cm" svg:y2="22.187cm">
          <text:p/>
        </draw:line>
        <draw:polyline draw:style-name="gr1" draw:text-style-name="P1" draw:layer="layout" svg:width="0.159cm" svg:height="0.048cm" svg:x="13.135cm" svg:y="22.139cm" svg:viewBox="0 0 160 49" draw:points="160,0 0,0 22,16 38,32 45,49">
          <text:p/>
        </draw:polyline>
        <draw:polyline draw:style-name="gr1" draw:text-style-name="P1" draw:layer="layout" svg:width="0.159cm" svg:height="0.092cm" svg:x="13.135cm" svg:y="21.942cm" svg:viewBox="0 0 160 93" draw:points="0,10 0,87 77,93 70,87 61,71 61,32 70,16 77,10 93,0 131,0 144,10 153,16 160,32 160,71 153,87 144,93">
          <text:p/>
        </draw:polyline>
        <draw:line draw:style-name="gr1" draw:text-style-name="P1" draw:layer="layout" svg:x1="13.017cm" svg:y1="22.384cm" svg:x2="13.017cm" svg:y2="21.749cm">
          <text:p/>
        </draw:line>
        <draw:polyline draw:style-name="gr7" draw:text-style-name="P4" draw:layer="layout" svg:width="0.159cm" svg:height="0.089cm" svg:x="12.929cm" svg:y="22.701cm" svg:viewBox="0 0 160 90" draw:points="77,39 83,13 93,6 105,0 131,0 144,6 153,13 160,29 160,90 0,90 0,39 10,22 16,13 32,6 45,6 61,13 70,22 77,39 77,90">
          <text:p/>
        </draw:polyline>
        <draw:polyline draw:style-name="gr7" draw:text-style-name="P4" draw:layer="layout" svg:width="0.159cm" svg:height="0.098cm" svg:x="12.929cm" svg:y="22.549cm" svg:viewBox="0 0 160 99" draw:points="16,93 10,83 0,67 0,32 10,16 16,6 32,0 45,0 70,6 160,99 160,0">
          <text:p/>
        </draw:polyline>
        <draw:line draw:style-name="gr1" draw:text-style-name="P1" draw:layer="layout" svg:x1="12.976cm" svg:y1="22.095cm" svg:x2="12.976cm" svg:y2="22.187cm">
          <text:p/>
        </draw:line>
        <draw:polyline draw:style-name="gr1" draw:text-style-name="P1" draw:layer="layout" svg:width="0.159cm" svg:height="0.048cm" svg:x="12.817cm" svg:y="22.139cm" svg:viewBox="0 0 160 49" draw:points="160,0 0,0 22,16 38,32 45,49">
          <text:p/>
        </draw:polyline>
        <draw:polyline draw:style-name="gr1" draw:text-style-name="P1" draw:layer="layout" svg:width="0.159cm" svg:height="0.092cm" svg:x="12.817cm" svg:y="21.942cm" svg:viewBox="0 0 160 93" draw:points="0,16 0,48 10,61 16,71 38,87 70,93 131,93 144,87 153,77 160,61 160,32 153,16 144,10 131,0 93,0 77,10 70,16 61,32 61,61 70,77 77,87 93,93">
          <text:p/>
        </draw:polyline>
        <draw:line draw:style-name="gr1" draw:text-style-name="P1" draw:layer="layout" svg:x1="12.7cm" svg:y1="22.384cm" svg:x2="12.7cm" svg:y2="21.749cm">
          <text:p/>
        </draw:line>
        <draw:polyline draw:style-name="gr7" draw:text-style-name="P4" draw:layer="layout" svg:width="0.159cm" svg:height="0.089cm" svg:x="12.611cm" svg:y="22.701cm" svg:viewBox="0 0 160 90" draw:points="77,39 83,13 93,6 105,0 131,0 144,6 153,13 160,29 160,90 0,90 0,39 10,22 16,13 32,6 45,6 61,13 70,22 77,39 77,90">
          <text:p/>
        </draw:polyline>
        <draw:line draw:style-name="gr7" draw:text-style-name="P4" draw:layer="layout" svg:x1="12.77cm" svg:y1="22.549cm" svg:x2="12.77cm" svg:y2="22.641cm">
          <text:p/>
        </draw:line>
        <draw:polyline draw:style-name="gr7" draw:text-style-name="P4" draw:layer="layout" svg:width="0.159cm" svg:height="0.048cm" svg:x="12.611cm" svg:y="22.593cm" svg:viewBox="0 0 160 49" draw:points="160,0 0,0 22,16 38,32 45,49">
          <text:p/>
        </draw:polyline>
        <draw:line draw:style-name="gr1" draw:text-style-name="P1" draw:layer="layout" svg:x1="12.659cm" svg:y1="22.095cm" svg:x2="12.659cm" svg:y2="22.187cm">
          <text:p/>
        </draw:line>
        <draw:polyline draw:style-name="gr1" draw:text-style-name="P1" draw:layer="layout" svg:width="0.159cm" svg:height="0.048cm" svg:x="12.5cm" svg:y="22.139cm" svg:viewBox="0 0 160 49" draw:points="160,0 0,0 22,16 38,32 45,49">
          <text:p/>
        </draw:polyline>
        <draw:polyline draw:style-name="gr1" draw:text-style-name="P1" draw:layer="layout" svg:width="0.159cm" svg:height="0.105cm" svg:x="12.5cm" svg:y="21.936cm" svg:viewBox="0 0 160 106" draw:points="0,106 0,0 160,67">
          <text:p/>
        </draw:polyline>
        <draw:line draw:style-name="gr1" draw:text-style-name="P1" draw:layer="layout" svg:x1="12.382cm" svg:y1="22.384cm" svg:x2="12.382cm" svg:y2="21.749cm">
          <text:p/>
        </draw:line>
        <draw:polyline draw:style-name="gr7" draw:text-style-name="P4" draw:layer="layout" svg:width="0.159cm" svg:height="0.089cm" svg:x="12.294cm" svg:y="22.701cm" svg:viewBox="0 0 160 90" draw:points="77,39 83,13 93,6 105,0 131,0 144,6 153,13 160,29 160,90 0,90 0,39 10,22 16,13 32,6 45,6 61,13 70,22 77,39 77,90">
          <text:p/>
        </draw:polyline>
        <draw:polygon draw:style-name="gr7" draw:text-style-name="P4" draw:layer="layout" svg:width="0.159cm" svg:height="0.092cm" svg:x="12.294cm" svg:y="22.549cm" svg:viewBox="0 0 160 93" draw:points="0,55 0,39 10,22 16,16 32,6 61,0 99,0 131,6 144,16 153,22 160,39 160,55 153,67 144,77 131,83 99,93 61,93 32,83 16,77 10,67">
          <text:p/>
        </draw:polygon>
        <draw:line draw:style-name="gr1" draw:text-style-name="P1" draw:layer="layout" svg:x1="12.341cm" svg:y1="22.095cm" svg:x2="12.341cm" svg:y2="22.187cm">
          <text:p/>
        </draw:line>
        <draw:polyline draw:style-name="gr1" draw:text-style-name="P1" draw:layer="layout" svg:width="0.159cm" svg:height="0.048cm" svg:x="12.182cm" svg:y="22.139cm" svg:viewBox="0 0 160 49" draw:points="160,0 0,0 22,16 38,32 45,49">
          <text:p/>
        </draw:polyline>
        <draw:polyline draw:style-name="gr1" draw:text-style-name="P1" draw:layer="layout" svg:width="0.159cm" svg:height="0.092cm" svg:x="12.182cm" svg:y="21.942cm" svg:viewBox="0 0 160 93" draw:points="70,61 61,77 54,87 38,93 32,93 16,87 10,77 0,61 0,32 10,16 16,10 32,0 38,0 54,10 61,16 70,32 70,61 77,77 83,87 99,93 131,93 144,87 153,77 160,61 160,32 153,16 144,10 131,0 99,0 83,10 77,16 70,32">
          <text:p/>
        </draw:polyline>
        <draw:path draw:style-name="gr1" draw:text-style-name="P1" draw:layer="layout" svg:width="0.159cm" svg:height="0.159cm" svg:x="15.478cm" svg:y="24.289cm" svg:viewBox="0 0 160 160" svg:d="M160 80c0 15-4 27-11 40s-16 22-29 29-25 11-40 11-27-4-40-11-22-16-29-29c-8-13-11-25-11-40s3-27 11-40c7-13 16-22 29-29 13-8 25-11 40-11s27 3 40 11c13 7 22 16 29 29s11 25 11 40z">
          <text:p/>
        </draw:path>
        <draw:line draw:style-name="gr1" draw:text-style-name="P1" draw:layer="layout" svg:x1="15.557cm" svg:y1="24.447cm" svg:x2="15.557cm" svg:y2="24.923cm">
          <text:p/>
        </draw:line>
        <draw:polyline draw:style-name="gr7" draw:text-style-name="P4" draw:layer="layout" svg:width="0.159cm" svg:height="0.098cm" svg:x="15.469cm" svg:y="24.022cm" svg:viewBox="0 0 160 99" draw:points="144,0 153,6 160,32 160,45 153,67 137,83 121,93 93,99 70,99 38,93 22,83 10,67 0,45 0,32 10,6 16,0">
          <text:p/>
        </draw:polyline>
        <draw:line draw:style-name="gr7" draw:text-style-name="P4" draw:layer="layout" svg:x1="15.545cm" svg:y1="23.955cm" svg:x2="15.545cm" svg:y2="23.901cm">
          <text:p/>
        </draw:line>
        <draw:polyline draw:style-name="gr7" draw:text-style-name="P4" draw:layer="layout" svg:width="0.159cm" svg:height="0.076cm" svg:x="15.469cm" svg:y="23.879cm" svg:viewBox="0 0 160 77" draw:points="160,0 160,77 0,77 0,0">
          <text:p/>
        </draw:polyline>
        <draw:line draw:style-name="gr1" draw:text-style-name="P1" draw:layer="layout" svg:x1="15.516cm" svg:y1="24.635cm" svg:x2="15.516cm" svg:y2="24.727cm">
          <text:p/>
        </draw:line>
        <draw:polyline draw:style-name="gr1" draw:text-style-name="P1" draw:layer="layout" svg:width="0.159cm" svg:height="0.048cm" svg:x="15.357cm" svg:y="24.679cm" svg:viewBox="0 0 160 49" draw:points="160,0 0,0 22,16 38,32 45,49">
          <text:p/>
        </draw:polyline>
        <draw:polyline draw:style-name="gr1" draw:text-style-name="P1" draw:layer="layout" svg:width="0.159cm" svg:height="0.092cm" svg:x="15.357cm" svg:y="24.482cm" svg:viewBox="0 0 160 93" draw:points="160,77 160,48 153,32 144,26 121,10 93,0 32,0 16,10 10,16 0,32 0,61 10,77 16,87 32,93 70,93 83,87 93,77 99,61 99,32 93,16 83,10 70,0">
          <text:p/>
        </draw:polyline>
        <draw:line draw:style-name="gr1" draw:text-style-name="P1" draw:layer="layout" svg:x1="12.382cm" svg:y1="24.289cm" svg:x2="12.382cm" svg:y2="24.924cm">
          <text:p/>
        </draw:line>
        <draw:line draw:style-name="gr7" draw:text-style-name="P4" draw:layer="layout" svg:x1="12.408cm" svg:y1="24.12cm" svg:x2="12.408cm" svg:y2="24.044cm">
          <text:p/>
        </draw:line>
        <draw:polyline draw:style-name="gr7" draw:text-style-name="P4" draw:layer="layout" svg:width="0.159cm" svg:height="0.108cm" svg:x="12.294cm" svg:y="24.028cm" svg:viewBox="0 0 160 109" draw:points="160,109 0,54 160,0">
          <text:p/>
        </draw:polyline>
        <draw:polygon draw:style-name="gr7" draw:text-style-name="P4" draw:layer="layout" svg:width="0.159cm" svg:height="0.089cm" svg:x="12.294cm" svg:y="23.895cm" svg:viewBox="0 0 160 90" draw:points="0,51 0,35 10,22 16,13 32,6 61,0 99,0 131,6 144,13 153,22 160,35 160,51 153,67 144,74 131,83 99,90 61,90 32,83 16,74 10,67">
          <text:p/>
        </draw:polygon>
        <draw:polyline draw:style-name="gr1" draw:text-style-name="P1" draw:layer="layout" svg:width="0.159cm" svg:height="0.098cm" svg:x="12.182cm" svg:y="24.559cm" svg:viewBox="0 0 160 99" draw:points="16,93 10,83 0,71 0,32 10,16 16,10 32,0 45,0 70,10 160,99 160,0">
          <text:p/>
        </draw:polyline>
        <draw:line draw:style-name="gr1" draw:text-style-name="P1" draw:layer="layout" svg:x1="12.065cm" svg:y1="23.336cm" svg:x2="11.43cm" svg:y2="23.336cm">
          <text:p/>
        </draw:line>
        <draw:polyline draw:style-name="gr7" draw:text-style-name="P4" draw:layer="layout" svg:width="0.108cm" svg:height="0.159cm" svg:x="12.214cm" svg:y="23.247cm" svg:viewBox="0 0 109 160" draw:points="0,0 54,160 109,0">
          <text:p/>
        </draw:polyline>
        <draw:polyline draw:style-name="gr7" draw:text-style-name="P4" draw:layer="layout" svg:width="0.098cm" svg:height="0.159cm" svg:x="12.367cm" svg:y="23.247cm" svg:viewBox="0 0 99 160" draw:points="99,144 90,153 67,160 55,160 29,153 16,137 6,121 0,93 0,70 6,38 16,22 29,10 55,0 67,0 90,10 99,16">
          <text:p/>
        </draw:polyline>
        <draw:polyline draw:style-name="gr7" draw:text-style-name="P4" draw:layer="layout" svg:width="0.098cm" svg:height="0.159cm" svg:x="12.525cm" svg:y="23.247cm" svg:viewBox="0 0 99 160" draw:points="99,144 90,153 67,160 55,160 29,153 16,137 6,121 0,93 0,70 6,38 16,22 29,10 55,0 67,0 90,10 99,16">
          <text:p/>
        </draw:polyline>
        <draw:polyline draw:style-name="gr1" draw:text-style-name="P1" draw:layer="layout" svg:width="0.098cm" svg:height="0.159cm" svg:x="11.617cm" svg:y="23.136cm" svg:viewBox="0 0 99 160" draw:points="6,16 16,10 32,0 67,0 83,10 93,16 99,32 99,45 93,70 0,160 99,160">
          <text:p/>
        </draw:polyline>
        <draw:polygon draw:style-name="gr1" draw:text-style-name="P1" draw:layer="layout" svg:width="0.092cm" svg:height="0.159cm" svg:x="11.776cm" svg:y="23.136cm" svg:viewBox="0 0 93 160" draw:points="39,0 55,0 67,10 77,16 83,32 93,61 93,99 83,131 77,144 67,153 55,160 39,160 22,153 16,144 6,131 0,99 0,61 6,32 16,16 22,10">
          <text:p/>
        </draw:polygon>
        <draw:line draw:style-name="gr1" draw:text-style-name="P1" draw:layer="layout" svg:x1="12.7cm" svg:y1="24.289cm" svg:x2="12.7cm" svg:y2="24.924cm">
          <text:p/>
        </draw:line>
        <draw:line draw:style-name="gr7" draw:text-style-name="P4" draw:layer="layout" svg:x1="12.725cm" svg:y1="24.12cm" svg:x2="12.725cm" svg:y2="24.044cm">
          <text:p/>
        </draw:line>
        <draw:polyline draw:style-name="gr7" draw:text-style-name="P4" draw:layer="layout" svg:width="0.159cm" svg:height="0.108cm" svg:x="12.611cm" svg:y="24.028cm" svg:viewBox="0 0 160 109" draw:points="160,109 0,54 160,0">
          <text:p/>
        </draw:polyline>
        <draw:line draw:style-name="gr7" draw:text-style-name="P4" draw:layer="layout" svg:x1="12.77cm" svg:y1="23.895cm" svg:x2="12.77cm" svg:y2="23.984cm">
          <text:p/>
        </draw:line>
        <draw:polyline draw:style-name="gr7" draw:text-style-name="P4" draw:layer="layout" svg:width="0.159cm" svg:height="0.044cm" svg:x="12.611cm" svg:y="23.939cm" svg:viewBox="0 0 160 45" draw:points="160,0 0,0 22,16 38,29 45,45">
          <text:p/>
        </draw:polyline>
        <draw:polyline draw:style-name="gr1" draw:text-style-name="P1" draw:layer="layout" svg:width="0.159cm" svg:height="0.098cm" svg:x="12.5cm" svg:y="24.559cm" svg:viewBox="0 0 160 99" draw:points="0,99 0,0 61,55 61,32 70,16 77,10 93,0 131,0 144,10 153,16 160,32 160,77 153,93 144,99">
          <text:p/>
        </draw:polyline>
        <draw:line draw:style-name="gr1" draw:text-style-name="P1" draw:layer="layout" svg:x1="13.017cm" svg:y1="24.289cm" svg:x2="13.017cm" svg:y2="24.924cm">
          <text:p/>
        </draw:line>
        <draw:line draw:style-name="gr7" draw:text-style-name="P4" draw:layer="layout" svg:x1="13.043cm" svg:y1="24.12cm" svg:x2="13.043cm" svg:y2="24.044cm">
          <text:p/>
        </draw:line>
        <draw:polyline draw:style-name="gr7" draw:text-style-name="P4" draw:layer="layout" svg:width="0.159cm" svg:height="0.108cm" svg:x="12.929cm" svg:y="24.028cm" svg:viewBox="0 0 160 109" draw:points="160,109 0,54 160,0">
          <text:p/>
        </draw:polyline>
        <draw:polyline draw:style-name="gr7" draw:text-style-name="P4" draw:layer="layout" svg:width="0.159cm" svg:height="0.098cm" svg:x="12.929cm" svg:y="23.895cm" svg:viewBox="0 0 160 99" draw:points="16,90 10,83 0,67 0,29 10,13 16,6 32,0 45,0 70,6 160,99 160,0">
          <text:p/>
        </draw:polyline>
        <draw:line draw:style-name="gr1" draw:text-style-name="P1" draw:layer="layout" svg:x1="12.871cm" svg:y1="24.574cm" svg:x2="12.976cm" svg:y2="24.574cm">
          <text:p/>
        </draw:line>
        <draw:polyline draw:style-name="gr1" draw:text-style-name="P1" draw:layer="layout" svg:width="0.111cm" svg:height="0.098cm" svg:x="12.811cm" svg:y="24.552cm" svg:viewBox="0 0 112 99" draw:points="0,61 112,99 112,0">
          <text:p/>
        </draw:polyline>
        <draw:line draw:style-name="gr1" draw:text-style-name="P1" draw:layer="layout" svg:x1="13.335cm" svg:y1="24.289cm" svg:x2="13.335cm" svg:y2="24.924cm">
          <text:p/>
        </draw:line>
        <draw:line draw:style-name="gr7" draw:text-style-name="P4" draw:layer="layout" svg:x1="13.36cm" svg:y1="24.12cm" svg:x2="13.36cm" svg:y2="24.044cm">
          <text:p/>
        </draw:line>
        <draw:polyline draw:style-name="gr7" draw:text-style-name="P4" draw:layer="layout" svg:width="0.159cm" svg:height="0.108cm" svg:x="13.246cm" svg:y="24.028cm" svg:viewBox="0 0 160 109" draw:points="160,109 0,54 160,0">
          <text:p/>
        </draw:polyline>
        <draw:polyline draw:style-name="gr7" draw:text-style-name="P4" draw:layer="layout" svg:width="0.159cm" svg:height="0.098cm" svg:x="13.246cm" svg:y="23.895cm" svg:viewBox="0 0 160 99" draw:points="0,99 0,0 61,51 61,29 70,13 77,6 93,0 131,0 144,6 153,13 160,29 160,74 153,90 144,99">
          <text:p/>
        </draw:polyline>
        <draw:polyline draw:style-name="gr1" draw:text-style-name="P1" draw:layer="layout" svg:width="0.159cm" svg:height="0.092cm" svg:x="13.135cm" svg:y="24.559cm" svg:viewBox="0 0 160 93" draw:points="0,10 0,83 77,93 70,83 61,71 61,32 70,16 77,10 93,0 131,0 144,10 153,16 160,32 160,71 153,83 144,93">
          <text:p/>
        </draw:polyline>
        <draw:line draw:style-name="gr1" draw:text-style-name="P1" draw:layer="layout" svg:x1="13.652cm" svg:y1="24.289cm" svg:x2="13.652cm" svg:y2="24.924cm">
          <text:p/>
        </draw:line>
        <draw:line draw:style-name="gr7" draw:text-style-name="P4" draw:layer="layout" svg:x1="13.678cm" svg:y1="24.12cm" svg:x2="13.678cm" svg:y2="24.044cm">
          <text:p/>
        </draw:line>
        <draw:polyline draw:style-name="gr7" draw:text-style-name="P4" draw:layer="layout" svg:width="0.159cm" svg:height="0.108cm" svg:x="13.564cm" svg:y="24.028cm" svg:viewBox="0 0 160 109" draw:points="160,109 0,54 160,0">
          <text:p/>
        </draw:polyline>
        <draw:line draw:style-name="gr7" draw:text-style-name="P4" draw:layer="layout" svg:x1="13.618cm" svg:y1="23.908cm" svg:x2="13.723cm" svg:y2="23.908cm">
          <text:p/>
        </draw:line>
        <draw:polyline draw:style-name="gr7" draw:text-style-name="P4" draw:layer="layout" svg:width="0.111cm" svg:height="0.098cm" svg:x="13.557cm" svg:y="23.886cm" svg:viewBox="0 0 112 99" draw:points="0,61 112,99 112,0">
          <text:p/>
        </draw:polyline>
        <draw:polyline draw:style-name="gr1" draw:text-style-name="P1" draw:layer="layout" svg:width="0.159cm" svg:height="0.092cm" svg:x="13.452cm" svg:y="24.559cm" svg:viewBox="0 0 160 93" draw:points="0,16 0,48 10,61 16,71 38,83 70,93 131,93 144,83 153,77 160,61 160,32 153,16 144,10 131,0 93,0 77,10 70,16 61,32 61,61 70,77 77,83 93,93">
          <text:p/>
        </draw:polyline>
        <draw:line draw:style-name="gr1" draw:text-style-name="P1" draw:layer="layout" svg:x1="13.97cm" svg:y1="24.289cm" svg:x2="13.97cm" svg:y2="24.924cm">
          <text:p/>
        </draw:line>
        <draw:line draw:style-name="gr7" draw:text-style-name="P4" draw:layer="layout" svg:x1="13.995cm" svg:y1="24.12cm" svg:x2="13.995cm" svg:y2="24.044cm">
          <text:p/>
        </draw:line>
        <draw:polyline draw:style-name="gr7" draw:text-style-name="P4" draw:layer="layout" svg:width="0.159cm" svg:height="0.108cm" svg:x="13.881cm" svg:y="24.028cm" svg:viewBox="0 0 160 109" draw:points="160,109 0,54 160,0">
          <text:p/>
        </draw:polyline>
        <draw:polyline draw:style-name="gr7" draw:text-style-name="P4" draw:layer="layout" svg:width="0.159cm" svg:height="0.089cm" svg:x="13.881cm" svg:y="23.895cm" svg:viewBox="0 0 160 90" draw:points="0,6 0,83 77,90 70,83 61,67 61,29 70,13 77,6 93,0 131,0 144,6 153,13 160,29 160,67 153,83 144,90">
          <text:p/>
        </draw:polyline>
        <draw:polyline draw:style-name="gr1" draw:text-style-name="P1" draw:layer="layout" svg:width="0.159cm" svg:height="0.105cm" svg:x="13.77cm" svg:y="24.552cm" svg:viewBox="0 0 160 106" draw:points="0,106 0,0 160,67">
          <text:p/>
        </draw:polyline>
        <draw:line draw:style-name="gr1" draw:text-style-name="P1" draw:layer="layout" svg:x1="14.287cm" svg:y1="24.289cm" svg:x2="14.287cm" svg:y2="24.924cm">
          <text:p/>
        </draw:line>
        <draw:line draw:style-name="gr7" draw:text-style-name="P4" draw:layer="layout" svg:x1="14.313cm" svg:y1="24.12cm" svg:x2="14.313cm" svg:y2="24.044cm">
          <text:p/>
        </draw:line>
        <draw:polyline draw:style-name="gr7" draw:text-style-name="P4" draw:layer="layout" svg:width="0.159cm" svg:height="0.108cm" svg:x="14.199cm" svg:y="24.028cm" svg:viewBox="0 0 160 109" draw:points="160,109 0,54 160,0">
          <text:p/>
        </draw:polyline>
        <draw:polyline draw:style-name="gr7" draw:text-style-name="P4" draw:layer="layout" svg:width="0.159cm" svg:height="0.089cm" svg:x="14.199cm" svg:y="23.895cm" svg:viewBox="0 0 160 90" draw:points="0,13 0,45 10,61 16,67 38,83 70,90 131,90 144,83 153,74 160,61 160,29 153,13 144,6 131,0 93,0 77,6 70,13 61,29 61,61 70,74 77,83 93,90">
          <text:p/>
        </draw:polyline>
        <draw:polyline draw:style-name="gr1" draw:text-style-name="P1" draw:layer="layout" svg:width="0.159cm" svg:height="0.092cm" svg:x="14.087cm" svg:y="24.559cm" svg:viewBox="0 0 160 93" draw:points="70,61 61,77 54,83 38,93 32,93 16,83 10,77 0,61 0,32 10,16 16,10 32,0 38,0 54,10 61,16 70,32 70,61 77,77 83,83 99,93 131,93 144,83 153,77 160,61 160,32 153,16 144,10 131,0 99,0 83,10 77,16 70,32">
          <text:p/>
        </draw:polyline>
        <draw:line draw:style-name="gr1" draw:text-style-name="P1" draw:layer="layout" svg:x1="14.605cm" svg:y1="24.289cm" svg:x2="14.605cm" svg:y2="24.924cm">
          <text:p/>
        </draw:line>
        <draw:line draw:style-name="gr7" draw:text-style-name="P4" draw:layer="layout" svg:x1="14.63cm" svg:y1="24.12cm" svg:x2="14.63cm" svg:y2="24.044cm">
          <text:p/>
        </draw:line>
        <draw:polyline draw:style-name="gr7" draw:text-style-name="P4" draw:layer="layout" svg:width="0.159cm" svg:height="0.108cm" svg:x="14.516cm" svg:y="24.028cm" svg:viewBox="0 0 160 109" draw:points="160,109 0,54 160,0">
          <text:p/>
        </draw:polyline>
        <draw:polyline draw:style-name="gr7" draw:text-style-name="P4" draw:layer="layout" svg:width="0.159cm" svg:height="0.108cm" svg:x="14.516cm" svg:y="23.886cm" svg:viewBox="0 0 160 109" draw:points="0,109 0,0 160,70">
          <text:p/>
        </draw:polyline>
        <draw:polyline draw:style-name="gr1" draw:text-style-name="P1" draw:layer="layout" svg:width="0.159cm" svg:height="0.092cm" svg:x="14.405cm" svg:y="24.559cm" svg:viewBox="0 0 160 93" draw:points="160,77 160,48 153,32 144,22 121,10 93,0 32,0 16,10 10,16 0,32 0,61 10,77 16,83 32,93 70,93 83,83 93,77 99,61 99,32 93,16 83,10 70,0">
          <text:p/>
        </draw:polyline>
        <draw:polyline draw:style-name="gr7" draw:text-style-name="P4" draw:layer="layout" svg:width="0.092cm" svg:height="0.159cm" svg:x="16.685cm" svg:y="23.092cm" svg:viewBox="0 0 93 160" draw:points="0,0 0,131 10,144 16,153 32,160 61,160 77,153 87,144 93,131 93,0">
          <text:p/>
        </draw:polyline>
        <draw:polyline draw:style-name="gr7" draw:text-style-name="P4" draw:layer="layout" svg:width="0.092cm" svg:height="0.159cm" svg:x="16.843cm" svg:y="23.092cm" svg:viewBox="0 0 93 160" draw:points="32,70 16,61 10,54 0,38 0,32 10,16 16,10 32,0 61,0 77,10 87,16 93,32 93,38 87,54 77,61 61,70 32,70 16,77 10,83 0,99 0,131 10,144 16,153 32,160 61,160 77,153 87,144 93,131 93,99 87,83 77,77 61,70">
          <text:p/>
        </draw:polyline>
        <draw:polyline draw:style-name="gr7" draw:text-style-name="P4" draw:layer="layout" svg:width="0.105cm" svg:height="0.159cm" svg:x="16.672cm" svg:y="23.381cm" svg:viewBox="0 0 106 160" draw:points="0,0 106,0 35,160">
          <text:p/>
        </draw:polyline>
        <draw:line draw:style-name="gr7" draw:text-style-name="P4" draw:layer="layout" svg:x1="16.904cm" svg:y1="23.435cm" svg:x2="16.904cm" svg:y2="23.54cm">
          <text:p/>
        </draw:line>
        <draw:polyline draw:style-name="gr7" draw:text-style-name="P4" draw:layer="layout" svg:width="0.098cm" svg:height="0.111cm" svg:x="16.831cm" svg:y="23.374cm" svg:viewBox="0 0 99 112" draw:points="35,0 0,112 99,112">
          <text:p/>
        </draw:polyline>
        <draw:polyline draw:style-name="gr7" draw:text-style-name="P4" draw:layer="layout" svg:width="0.073cm" svg:height="0.159cm" svg:x="16.989cm" svg:y="23.381cm" svg:viewBox="0 0 74 160" draw:points="74,160 0,160 0,0">
          <text:p/>
        </draw:polyline>
        <draw:polyline draw:style-name="gr7" draw:text-style-name="P4" draw:layer="layout" svg:width="0.089cm" svg:height="0.159cm" svg:x="17.11cm" svg:y="23.381cm" svg:viewBox="0 0 90 160" draw:points="0,153 22,160 61,160 74,153 83,144 90,131 90,115 83,99 74,93 61,83 29,77 13,70 6,61 0,45 0,32 6,16 13,10 29,0 67,0 90,10">
          <text:p/>
        </draw:polyline>
        <draw:polyline draw:style-name="gr7" draw:text-style-name="P4" draw:layer="layout" svg:width="0.098cm" svg:height="0.159cm" svg:x="17.253cm" svg:y="23.381cm" svg:viewBox="0 0 99 160" draw:points="6,16 16,10 29,0 67,0 83,10 90,16 99,32 99,45 90,70 0,160 99,160">
          <text:p/>
        </draw:polyline>
        <draw:line draw:style-name="gr7" draw:text-style-name="P4" draw:layer="layout" svg:x1="17.488cm" svg:y1="23.435cm" svg:x2="17.488cm" svg:y2="23.54cm">
          <text:p/>
        </draw:line>
        <draw:polyline draw:style-name="gr7" draw:text-style-name="P4" draw:layer="layout" svg:width="0.098cm" svg:height="0.111cm" svg:x="17.412cm" svg:y="23.374cm" svg:viewBox="0 0 99 112" draw:points="38,0 0,112 99,112">
          <text:p/>
        </draw:polyline>
        <draw:polyline draw:style-name="gr7" draw:text-style-name="P4" draw:layer="layout" svg:width="0.089cm" svg:height="0.159cm" svg:x="17.564cm" svg:y="23.381cm" svg:viewBox="0 0 90 160" draw:points="83,0 6,0 0,77 6,70 22,61 61,61 74,70 83,77 90,93 90,131 83,144 74,153 61,160 22,160 6,153 0,144">
          <text:p/>
        </draw:polyline>
        <draw:polygon draw:style-name="gr1" draw:text-style-name="P1" draw:layer="layout" svg:width="0.318cm" svg:height="0.318cm" svg:x="16.351cm" svg:y="23.336cm" svg:viewBox="0 0 319 319" draw:points="159,0 159,159 319,159 159,319 0,159 159,159">
          <text:p/>
        </draw:polygon>
        <draw:polyline draw:style-name="gr7" draw:text-style-name="P4" draw:layer="layout" svg:width="0.098cm" svg:height="0.159cm" svg:x="16.313cm" svg:y="23.803cm" svg:viewBox="0 0 99 160" draw:points="90,10 77,0 55,0 29,10 16,22 6,38 0,70 0,93 6,121 16,137 29,153 55,160 67,160 90,153 99,144 99,93 67,93">
          <text:p/>
        </draw:polyline>
        <draw:polyline draw:style-name="gr7" draw:text-style-name="P4" draw:layer="layout" svg:width="0.092cm" svg:height="0.159cm" svg:x="16.478cm" svg:y="23.803cm" svg:viewBox="0 0 93 160" draw:points="0,160 0,0 93,160 93,0">
          <text:p/>
        </draw:polyline>
        <draw:polygon draw:style-name="gr7" draw:text-style-name="P4" draw:layer="layout" svg:width="0.089cm" svg:height="0.159cm" svg:x="16.647cm" svg:y="23.803cm" svg:viewBox="0 0 90 160" draw:points="0,160 0,0 39,0 61,10 74,22 83,38 90,70 90,93 83,121 74,137 61,153 39,160">
          <text:p/>
        </draw:polygon>
        <draw:polyline draw:style-name="gr1" draw:text-style-name="P1" draw:layer="layout" svg:width="0.076cm" svg:height="0.159cm" svg:x="16.653cm" svg:y="24.994cm" svg:viewBox="0 0 77 160" draw:points="77,160 0,160 0,0">
          <text:p/>
        </draw:polyline>
        <draw:polygon draw:style-name="gr1" draw:text-style-name="P1" draw:layer="layout" svg:width="0.083cm" svg:height="0.105cm" svg:x="16.777cm" svg:y="25.048cm" svg:viewBox="0 0 84 106" draw:points="29,106 13,99 6,90 0,77 0,29 6,16 13,6 29,0 51,0 67,6 74,16 84,29 84,77 74,90 67,99 51,106">
          <text:p/>
        </draw:polygon>
        <draw:polyline draw:style-name="gr1" draw:text-style-name="P1" draw:layer="layout" svg:width="0.07cm" svg:height="0.105cm" svg:x="16.926cm" svg:y="25.048cm" svg:viewBox="0 0 71 106" draw:points="71,106 71,22 61,6 45,0 16,0 0,6">
          <text:p/>
        </draw:polyline>
        <draw:polyline draw:style-name="gr1" draw:text-style-name="P1" draw:layer="layout" svg:width="0.076cm" svg:height="0.067cm" svg:x="16.92cm" svg:y="25.086cm" svg:viewBox="0 0 77 68" draw:points="77,61 61,68 23,68 6,61 0,45 0,29 6,13 23,6 61,6 77,0">
          <text:p/>
        </draw:polyline>
        <draw:line draw:style-name="gr1" draw:text-style-name="P1" draw:layer="layout" svg:x1="17.139cm" svg:y1="25.153cm" svg:x2="17.139cm" svg:y2="24.994cm">
          <text:p/>
        </draw:line>
        <draw:polyline draw:style-name="gr1" draw:text-style-name="P1" draw:layer="layout" svg:width="0.076cm" svg:height="0.105cm" svg:x="17.062cm" svg:y="25.048cm" svg:viewBox="0 0 77 106" draw:points="77,99 61,106 32,106 16,99 6,90 0,77 0,29 6,16 16,6 32,0 61,0 77,6">
          <text:p/>
        </draw:polyline>
        <draw:line draw:style-name="gr1" draw:text-style-name="P1" draw:layer="layout" svg:x1="17.215cm" svg:y1="25.07cm" svg:x2="17.266cm" svg:y2="25.07cm">
          <text:p/>
        </draw:line>
        <draw:polyline draw:style-name="gr1" draw:text-style-name="P1" draw:layer="layout" svg:width="0.073cm" svg:height="0.159cm" svg:x="17.215cm" svg:y="24.994cm" svg:viewBox="0 0 74 160" draw:points="74,160 0,160 0,0 74,0">
          <text:p/>
        </draw:polyline>
        <draw:line draw:style-name="gr1" draw:text-style-name="P1" draw:layer="layout" svg:x1="17.358cm" svg:y1="25.048cm" svg:x2="17.358cm" svg:y2="25.153cm">
          <text:p/>
        </draw:line>
        <draw:polyline draw:style-name="gr1" draw:text-style-name="P1" draw:layer="layout" svg:width="0.067cm" svg:height="0.105cm" svg:x="17.358cm" svg:y="25.048cm" svg:viewBox="0 0 68 106" draw:points="0,16 6,6 23,0 45,0 61,6 68,22 68,106">
          <text:p/>
        </draw:polyline>
        <draw:polyline draw:style-name="gr1" draw:text-style-name="P1" draw:layer="layout" svg:width="0.07cm" svg:height="0.105cm" svg:x="17.501cm" svg:y="25.048cm" svg:viewBox="0 0 71 106" draw:points="71,106 71,22 61,6 45,0 16,0 0,6">
          <text:p/>
        </draw:polyline>
        <draw:polyline draw:style-name="gr1" draw:text-style-name="P1" draw:layer="layout" svg:width="0.076cm" svg:height="0.067cm" svg:x="17.494cm" svg:y="25.086cm" svg:viewBox="0 0 77 68" draw:points="77,61 61,68 23,68 6,61 0,45 0,29 6,13 23,6 61,6 77,0">
          <text:p/>
        </draw:polyline>
        <draw:line draw:style-name="gr1" draw:text-style-name="P1" draw:layer="layout" svg:x1="17.643cm" svg:y1="25.153cm" svg:x2="17.643cm" svg:y2="24.994cm">
          <text:p/>
        </draw:line>
        <draw:polyline draw:style-name="gr1" draw:text-style-name="P1" draw:layer="layout" svg:width="0.076cm" svg:height="0.105cm" svg:x="17.643cm" svg:y="25.048cm" svg:viewBox="0 0 77 106" draw:points="0,6 16,0 48,0 61,6 71,16 77,29 77,77 71,90 61,99 48,106 16,106 0,99">
          <text:p/>
        </draw:polyline>
        <draw:polyline draw:style-name="gr1" draw:text-style-name="P1" draw:layer="layout" svg:width="0.022cm" svg:height="0.159cm" svg:x="17.79cm" svg:y="24.994cm" svg:viewBox="0 0 23 160" draw:points="23,160 7,153 0,137 0,0">
          <text:p/>
        </draw:polyline>
        <draw:polyline draw:style-name="gr1" draw:text-style-name="P1" draw:layer="layout" svg:width="0.076cm" svg:height="0.105cm" svg:x="17.863cm" svg:y="25.048cm" svg:viewBox="0 0 77 106" draw:points="71,99 55,106 26,106 10,99 0,83 0,22 10,6 26,0 55,0 71,6 77,22 77,38 0,51">
          <text:p/>
        </draw:polyline>
        <draw:polygon draw:style-name="gr6" draw:text-style-name="P1" draw:layer="layout" svg:width="1.584cm" svg:height="0.279cm" svg:x="16.51cm" svg:y="24.943cm" svg:viewBox="0 0 1585 280" draw:points="0,140 79,280 1506,280 1585,140 1506,0 79,0">
          <text:p/>
        </draw:polygon>
        <draw:polygon draw:style-name="gr1" draw:text-style-name="P1" draw:layer="layout" svg:width="0.318cm" svg:height="0.318cm" svg:x="15.557cm" svg:y="24.765cm" svg:viewBox="0 0 319 319" draw:points="0,159 159,159 159,0 319,159 159,319 159,159">
          <text:p/>
        </draw:polygon>
        <draw:polyline draw:style-name="gr7" draw:text-style-name="P4" draw:layer="layout" svg:width="0.098cm" svg:height="0.159cm" svg:x="16.002cm" svg:y="24.809cm" svg:viewBox="0 0 99 160" draw:points="90,10 77,0 55,0 29,10 16,22 6,38 0,70 0,93 6,121 16,137 29,153 55,160 67,160 90,153 99,144 99,93 67,93">
          <text:p/>
        </draw:polyline>
        <draw:polyline draw:style-name="gr7" draw:text-style-name="P4" draw:layer="layout" svg:width="0.092cm" svg:height="0.159cm" svg:x="16.167cm" svg:y="24.809cm" svg:viewBox="0 0 93 160" draw:points="0,160 0,0 93,160 93,0">
          <text:p/>
        </draw:polyline>
        <draw:polygon draw:style-name="gr7" draw:text-style-name="P4" draw:layer="layout" svg:width="0.089cm" svg:height="0.159cm" svg:x="16.335cm" svg:y="24.809cm" svg:viewBox="0 0 90 160" draw:points="0,160 0,0 39,0 61,10 74,22 83,38 90,70 90,93 83,121 74,137 61,153 39,160">
          <text:p/>
        </draw:polygon>
        <draw:polygon draw:style-name="gr5" draw:text-style-name="P3" draw:layer="layout" svg:width="3.81cm" svg:height="1.905cm" svg:x="6.826cm" svg:y="22.384cm" svg:viewBox="0 0 3811 1906" draw:points="1905,1906 0,1906 0,0 3811,0 3811,1906">
          <text:p/>
        </draw:polygon>
        <draw:polygon draw:style-name="gr6" draw:text-style-name="P1" draw:layer="layout" svg:width="3.81cm" svg:height="1.905cm" svg:x="6.826cm" svg:y="22.384cm" svg:viewBox="0 0 3811 1906" draw:points="1905,1906 0,1906 0,0 3811,0 3811,1906">
          <text:p/>
        </draw:polygon>
        <draw:polygon draw:style-name="gr1" draw:text-style-name="P1" draw:layer="layout" svg:width="0.318cm" svg:height="0.159cm" svg:x="8.572cm" svg:y="23.257cm" svg:viewBox="0 0 319 160" draw:points="319,160 0,160 0,0">
          <text:p/>
        </draw:polygon>
        <draw:polygon draw:style-name="gr1" draw:text-style-name="P1" draw:layer="layout" svg:width="0.318cm" svg:height="0.318cm" svg:x="8.572cm" svg:y="23.177cm" svg:viewBox="0 0 319 319" draw:points="319,319 319,80 0,80 0,0">
          <text:p/>
        </draw:polygon>
        <draw:line draw:style-name="gr1" draw:text-style-name="P1" draw:layer="layout" svg:x1="10.001cm" svg:y1="24.289cm" svg:x2="10.001cm" svg:y2="24.924cm">
          <text:p/>
        </draw:line>
        <draw:line draw:style-name="gr7" draw:text-style-name="P4" draw:layer="layout" svg:x1="10.027cm" svg:y1="24.12cm" svg:x2="10.027cm" svg:y2="24.044cm">
          <text:p/>
        </draw:line>
        <draw:polyline draw:style-name="gr7" draw:text-style-name="P4" draw:layer="layout" svg:width="0.159cm" svg:height="0.108cm" svg:x="9.912cm" svg:y="24.028cm" svg:viewBox="0 0 160 109" draw:points="160,109 0,54 160,0">
          <text:p/>
        </draw:polyline>
        <draw:line draw:style-name="gr7" draw:text-style-name="P4" draw:layer="layout" svg:x1="10.011cm" svg:y1="23.978cm" svg:x2="10.011cm" svg:y2="23.857cm">
          <text:p/>
        </draw:line>
        <draw:polyline draw:style-name="gr7" draw:text-style-name="P4" draw:layer="layout" svg:width="0.089cm" svg:height="0.121cm" svg:x="9.966cm" svg:y="23.66cm" svg:viewBox="0 0 90 122" draw:points="0,122 45,0 90,122">
          <text:p/>
        </draw:polyline>
        <draw:polyline draw:style-name="gr7" draw:text-style-name="P4" draw:layer="layout" svg:width="0.159cm" svg:height="0.092cm" svg:x="9.912cm" svg:y="23.492cm" svg:viewBox="0 0 160 93" draw:points="77,39 83,16 93,10 105,0 131,0 144,10 153,16 160,32 160,93 0,93 0,39 10,26 16,16 32,10 45,10 61,16 70,26 77,39 77,93">
          <text:p/>
        </draw:polyline>
        <draw:line draw:style-name="gr1" draw:text-style-name="P1" draw:layer="layout" svg:x1="9.96cm" svg:y1="24.559cm" svg:x2="9.96cm" svg:y2="24.651cm">
          <text:p/>
        </draw:line>
        <draw:polyline draw:style-name="gr1" draw:text-style-name="P1" draw:layer="layout" svg:width="0.159cm" svg:height="0.044cm" svg:x="9.801cm" svg:y="24.606cm" svg:viewBox="0 0 160 45" draw:points="160,0 0,0 22,13 38,29 45,45">
          <text:p/>
        </draw:polyline>
        <draw:line draw:style-name="gr1" draw:text-style-name="P1" draw:layer="layout" svg:x1="10.636cm" svg:y1="23.336cm" svg:x2="11.271cm" svg:y2="23.336cm">
          <text:p/>
        </draw:line>
        <draw:polyline draw:style-name="gr7" draw:text-style-name="P4" draw:layer="layout" svg:width="0.098cm" svg:height="0.159cm" svg:x="10.046cm" svg:y="23.247cm" svg:viewBox="0 0 99 160" draw:points="90,10 74,0 51,0 29,10 13,22 6,38 0,70 0,93 6,121 13,137 29,153 51,160 67,160 90,153 99,144 99,93 67,93">
          <text:p/>
        </draw:polyline>
        <draw:polyline draw:style-name="gr7" draw:text-style-name="P4" draw:layer="layout" svg:width="0.092cm" svg:height="0.159cm" svg:x="10.211cm" svg:y="23.247cm" svg:viewBox="0 0 93 160" draw:points="0,160 0,0 93,160 93,0">
          <text:p/>
        </draw:polyline>
        <draw:polygon draw:style-name="gr7" draw:text-style-name="P4" draw:layer="layout" svg:width="0.092cm" svg:height="0.159cm" svg:x="10.376cm" svg:y="23.247cm" svg:viewBox="0 0 93 160" draw:points="0,160 0,0 39,0 61,10 77,22 87,38 93,70 93,93 87,121 77,137 61,153 39,160">
          <text:p/>
        </draw:polygon>
        <draw:line draw:style-name="gr1" draw:text-style-name="P1" draw:layer="layout" svg:x1="10.922cm" svg:y1="23.295cm" svg:x2="10.83cm" svg:y2="23.295cm">
          <text:p/>
        </draw:line>
        <draw:polyline draw:style-name="gr1" draw:text-style-name="P1" draw:layer="layout" svg:width="0.048cm" svg:height="0.159cm" svg:x="10.83cm" svg:y="23.136cm" svg:viewBox="0 0 49 160" draw:points="49,160 49,0 32,22 16,38 0,45">
          <text:p/>
        </draw:polyline>
        <draw:polygon draw:style-name="gr1" draw:text-style-name="P1" draw:layer="layout" svg:width="0.092cm" svg:height="0.159cm" svg:x="10.982cm" svg:y="23.136cm" svg:viewBox="0 0 93 160" draw:points="39,0 55,0 67,10 77,16 83,32 93,61 93,99 83,131 77,144 67,153 55,160 39,160 22,153 16,144 6,131 0,99 0,61 6,32 16,16 22,10">
          <text:p/>
        </draw:polygon>
        <draw:line draw:style-name="gr1" draw:text-style-name="P1" draw:layer="layout" svg:x1="9.366cm" svg:y1="22.384cm" svg:x2="9.366cm" svg:y2="21.749cm">
          <text:p/>
        </draw:line>
        <draw:polyline draw:style-name="gr7" draw:text-style-name="P4" draw:layer="layout" svg:width="0.159cm" svg:height="0.089cm" svg:x="9.277cm" svg:y="22.701cm" svg:viewBox="0 0 160 90" draw:points="77,39 83,13 93,6 105,0 131,0 144,6 153,13 160,29 160,90 0,90 0,39 10,22 16,13 32,6 45,6 61,13 70,22 77,39 77,90">
          <text:p/>
        </draw:polyline>
        <draw:polyline draw:style-name="gr7" draw:text-style-name="P4" draw:layer="layout" svg:width="0.159cm" svg:height="0.105cm" svg:x="9.277cm" svg:y="22.542cm" svg:viewBox="0 0 160 106" draw:points="0,106 0,0 160,67">
          <text:p/>
        </draw:polyline>
        <draw:line draw:style-name="gr1" draw:text-style-name="P1" draw:layer="layout" svg:x1="9.325cm" svg:y1="22.095cm" svg:x2="9.325cm" svg:y2="22.187cm">
          <text:p/>
        </draw:line>
        <draw:polyline draw:style-name="gr1" draw:text-style-name="P1" draw:layer="layout" svg:width="0.159cm" svg:height="0.048cm" svg:x="9.166cm" svg:y="22.139cm" svg:viewBox="0 0 160 49" draw:points="160,0 0,0 22,16 38,32 45,49">
          <text:p/>
        </draw:polyline>
        <draw:line draw:style-name="gr1" draw:text-style-name="P1" draw:layer="layout" svg:x1="9.325cm" svg:y1="21.942cm" svg:x2="9.325cm" svg:y2="22.034cm">
          <text:p/>
        </draw:line>
        <draw:polyline draw:style-name="gr1" draw:text-style-name="P1" draw:layer="layout" svg:width="0.159cm" svg:height="0.044cm" svg:x="9.166cm" svg:y="21.99cm" svg:viewBox="0 0 160 45" draw:points="160,0 0,0 22,13 38,29 45,45">
          <text:p/>
        </draw:polyline>
        <draw:line draw:style-name="gr1" draw:text-style-name="P1" draw:layer="layout" svg:x1="9.049cm" svg:y1="22.384cm" svg:x2="9.049cm" svg:y2="21.749cm">
          <text:p/>
        </draw:line>
        <draw:polyline draw:style-name="gr7" draw:text-style-name="P4" draw:layer="layout" svg:width="0.159cm" svg:height="0.089cm" svg:x="8.96cm" svg:y="22.701cm" svg:viewBox="0 0 160 90" draw:points="77,39 83,13 93,6 105,0 131,0 144,6 153,13 160,29 160,90 0,90 0,39 10,22 16,13 32,6 45,6 61,13 70,22 77,39 77,90">
          <text:p/>
        </draw:polyline>
        <draw:polyline draw:style-name="gr7" draw:text-style-name="P4" draw:layer="layout" svg:width="0.159cm" svg:height="0.092cm" svg:x="8.96cm" svg:y="22.549cm" svg:viewBox="0 0 160 93" draw:points="0,16 0,45 10,61 16,67 38,83 70,93 131,93 144,83 153,77 160,61 160,32 153,16 144,6 131,0 93,0 77,6 70,16 61,32 61,61 70,77 77,83 93,93">
          <text:p/>
        </draw:polyline>
        <draw:line draw:style-name="gr1" draw:text-style-name="P1" draw:layer="layout" svg:x1="9.007cm" svg:y1="22.095cm" svg:x2="9.007cm" svg:y2="22.187cm">
          <text:p/>
        </draw:line>
        <draw:polyline draw:style-name="gr1" draw:text-style-name="P1" draw:layer="layout" svg:width="0.159cm" svg:height="0.048cm" svg:x="8.849cm" svg:y="22.139cm" svg:viewBox="0 0 160 49" draw:points="160,0 0,0 22,16 38,32 45,49">
          <text:p/>
        </draw:polyline>
        <draw:polyline draw:style-name="gr1" draw:text-style-name="P1" draw:layer="layout" svg:width="0.159cm" svg:height="0.098cm" svg:x="8.849cm" svg:y="21.942cm" svg:viewBox="0 0 160 99" draw:points="16,93 10,87 0,71 0,32 10,16 16,10 32,0 45,0 70,10 160,99 160,0">
          <text:p/>
        </draw:polyline>
        <draw:line draw:style-name="gr1" draw:text-style-name="P1" draw:layer="layout" svg:x1="8.731cm" svg:y1="22.384cm" svg:x2="8.731cm" svg:y2="21.749cm">
          <text:p/>
        </draw:line>
        <draw:polyline draw:style-name="gr7" draw:text-style-name="P4" draw:layer="layout" svg:width="0.159cm" svg:height="0.089cm" svg:x="8.642cm" svg:y="22.701cm" svg:viewBox="0 0 160 90" draw:points="77,39 83,13 93,6 105,0 131,0 144,6 153,13 160,29 160,90 0,90 0,39 10,22 16,13 32,6 45,6 61,13 70,22 77,39 77,90">
          <text:p/>
        </draw:polyline>
        <draw:polyline draw:style-name="gr7" draw:text-style-name="P4" draw:layer="layout" svg:width="0.159cm" svg:height="0.092cm" svg:x="8.642cm" svg:y="22.549cm" svg:viewBox="0 0 160 93" draw:points="0,6 0,83 77,93 70,83 61,67 61,32 70,16 77,6 93,0 131,0 144,6 153,16 160,32 160,67 153,83 144,93">
          <text:p/>
        </draw:polyline>
        <draw:line draw:style-name="gr1" draw:text-style-name="P1" draw:layer="layout" svg:x1="8.69cm" svg:y1="22.095cm" svg:x2="8.69cm" svg:y2="22.187cm">
          <text:p/>
        </draw:line>
        <draw:polyline draw:style-name="gr1" draw:text-style-name="P1" draw:layer="layout" svg:width="0.159cm" svg:height="0.048cm" svg:x="8.531cm" svg:y="22.139cm" svg:viewBox="0 0 160 49" draw:points="160,0 0,0 22,16 38,32 45,49">
          <text:p/>
        </draw:polyline>
        <draw:polyline draw:style-name="gr1" draw:text-style-name="P1" draw:layer="layout" svg:width="0.159cm" svg:height="0.098cm" svg:x="8.531cm" svg:y="21.942cm" svg:viewBox="0 0 160 99" draw:points="0,99 0,0 61,55 61,32 70,16 77,10 93,0 131,0 144,10 153,16 160,32 160,77 153,93 144,99">
          <text:p/>
        </draw:polyline>
        <draw:line draw:style-name="gr1" draw:text-style-name="P1" draw:layer="layout" svg:x1="8.414cm" svg:y1="22.384cm" svg:x2="8.414cm" svg:y2="21.749cm">
          <text:p/>
        </draw:line>
        <draw:polyline draw:style-name="gr7" draw:text-style-name="P4" draw:layer="layout" svg:width="0.159cm" svg:height="0.089cm" svg:x="8.325cm" svg:y="22.701cm" svg:viewBox="0 0 160 90" draw:points="77,39 83,13 93,6 105,0 131,0 144,6 153,13 160,29 160,90 0,90 0,39 10,22 16,13 32,6 45,6 61,13 70,22 77,39 77,90">
          <text:p/>
        </draw:polyline>
        <draw:line draw:style-name="gr7" draw:text-style-name="P4" draw:layer="layout" svg:x1="8.379cm" svg:y1="22.565cm" svg:x2="8.484cm" svg:y2="22.565cm">
          <text:p/>
        </draw:line>
        <draw:polyline draw:style-name="gr7" draw:text-style-name="P4" draw:layer="layout" svg:width="0.111cm" svg:height="0.098cm" svg:x="8.318cm" svg:y="22.542cm" svg:viewBox="0 0 112 99" draw:points="0,61 112,99 112,0">
          <text:p/>
        </draw:polyline>
        <draw:line draw:style-name="gr1" draw:text-style-name="P1" draw:layer="layout" svg:x1="8.372cm" svg:y1="22.095cm" svg:x2="8.372cm" svg:y2="22.187cm">
          <text:p/>
        </draw:line>
        <draw:polyline draw:style-name="gr1" draw:text-style-name="P1" draw:layer="layout" svg:width="0.159cm" svg:height="0.048cm" svg:x="8.214cm" svg:y="22.139cm" svg:viewBox="0 0 160 49" draw:points="160,0 0,0 22,16 38,32 45,49">
          <text:p/>
        </draw:polyline>
        <draw:line draw:style-name="gr1" draw:text-style-name="P1" draw:layer="layout" svg:x1="8.268cm" svg:y1="21.958cm" svg:x2="8.373cm" svg:y2="21.958cm">
          <text:p/>
        </draw:line>
        <draw:polyline draw:style-name="gr1" draw:text-style-name="P1" draw:layer="layout" svg:width="0.111cm" svg:height="0.098cm" svg:x="8.207cm" svg:y="21.936cm" svg:viewBox="0 0 112 99" draw:points="0,61 112,99 112,0">
          <text:p/>
        </draw:polyline>
        <draw:line draw:style-name="gr1" draw:text-style-name="P1" draw:layer="layout" svg:x1="8.096cm" svg:y1="22.384cm" svg:x2="8.096cm" svg:y2="21.749cm">
          <text:p/>
        </draw:line>
        <draw:polyline draw:style-name="gr7" draw:text-style-name="P4" draw:layer="layout" svg:width="0.159cm" svg:height="0.089cm" svg:x="8.007cm" svg:y="22.701cm" svg:viewBox="0 0 160 90" draw:points="77,39 83,13 93,6 105,0 131,0 144,6 153,13 160,29 160,90 0,90 0,39 10,22 16,13 32,6 45,6 61,13 70,22 77,39 77,90">
          <text:p/>
        </draw:polyline>
        <draw:polyline draw:style-name="gr7" draw:text-style-name="P4" draw:layer="layout" svg:width="0.159cm" svg:height="0.098cm" svg:x="8.007cm" svg:y="22.549cm" svg:viewBox="0 0 160 99" draw:points="0,99 0,0 61,55 61,32 70,16 77,6 93,0 131,0 144,6 153,16 160,32 160,77 153,93 144,99">
          <text:p/>
        </draw:polyline>
        <draw:line draw:style-name="gr1" draw:text-style-name="P1" draw:layer="layout" svg:x1="8.055cm" svg:y1="22.095cm" svg:x2="8.055cm" svg:y2="22.187cm">
          <text:p/>
        </draw:line>
        <draw:polyline draw:style-name="gr1" draw:text-style-name="P1" draw:layer="layout" svg:width="0.159cm" svg:height="0.048cm" svg:x="7.896cm" svg:y="22.139cm" svg:viewBox="0 0 160 49" draw:points="160,0 0,0 22,16 38,32 45,49">
          <text:p/>
        </draw:polyline>
        <draw:polyline draw:style-name="gr1" draw:text-style-name="P1" draw:layer="layout" svg:width="0.159cm" svg:height="0.092cm" svg:x="7.896cm" svg:y="21.942cm" svg:viewBox="0 0 160 93" draw:points="0,10 0,87 77,93 70,87 61,71 61,32 70,16 77,10 93,0 131,0 144,10 153,16 160,32 160,71 153,87 144,93">
          <text:p/>
        </draw:polyline>
        <draw:line draw:style-name="gr1" draw:text-style-name="P1" draw:layer="layout" svg:x1="7.779cm" svg:y1="22.384cm" svg:x2="7.779cm" svg:y2="21.749cm">
          <text:p/>
        </draw:line>
        <draw:polyline draw:style-name="gr7" draw:text-style-name="P4" draw:layer="layout" svg:width="0.159cm" svg:height="0.089cm" svg:x="7.69cm" svg:y="22.701cm" svg:viewBox="0 0 160 90" draw:points="77,39 83,13 93,6 105,0 131,0 144,6 153,13 160,29 160,90 0,90 0,39 10,22 16,13 32,6 45,6 61,13 70,22 77,39 77,90">
          <text:p/>
        </draw:polyline>
        <draw:polyline draw:style-name="gr7" draw:text-style-name="P4" draw:layer="layout" svg:width="0.159cm" svg:height="0.098cm" svg:x="7.69cm" svg:y="22.549cm" svg:viewBox="0 0 160 99" draw:points="16,93 10,83 0,67 0,32 10,16 16,6 32,0 45,0 70,6 160,99 160,0">
          <text:p/>
        </draw:polyline>
        <draw:line draw:style-name="gr1" draw:text-style-name="P1" draw:layer="layout" svg:x1="7.737cm" svg:y1="22.095cm" svg:x2="7.737cm" svg:y2="22.187cm">
          <text:p/>
        </draw:line>
        <draw:polyline draw:style-name="gr1" draw:text-style-name="P1" draw:layer="layout" svg:width="0.159cm" svg:height="0.048cm" svg:x="7.579cm" svg:y="22.139cm" svg:viewBox="0 0 160 49" draw:points="160,0 0,0 22,16 38,32 45,49">
          <text:p/>
        </draw:polyline>
        <draw:polyline draw:style-name="gr1" draw:text-style-name="P1" draw:layer="layout" svg:width="0.159cm" svg:height="0.092cm" svg:x="7.579cm" svg:y="21.942cm" svg:viewBox="0 0 160 93" draw:points="0,16 0,48 10,61 16,71 38,87 70,93 131,93 144,87 153,77 160,61 160,32 153,16 144,10 131,0 93,0 77,10 70,16 61,32 61,61 70,77 77,87 93,93">
          <text:p/>
        </draw:polyline>
        <draw:line draw:style-name="gr1" draw:text-style-name="P1" draw:layer="layout" svg:x1="7.461cm" svg:y1="22.384cm" svg:x2="7.461cm" svg:y2="21.749cm">
          <text:p/>
        </draw:line>
        <draw:polyline draw:style-name="gr7" draw:text-style-name="P4" draw:layer="layout" svg:width="0.159cm" svg:height="0.089cm" svg:x="7.372cm" svg:y="22.701cm" svg:viewBox="0 0 160 90" draw:points="77,39 83,13 93,6 105,0 131,0 144,6 153,13 160,29 160,90 0,90 0,39 10,22 16,13 32,6 45,6 61,13 70,22 77,39 77,90">
          <text:p/>
        </draw:polyline>
        <draw:line draw:style-name="gr7" draw:text-style-name="P4" draw:layer="layout" svg:x1="7.531cm" svg:y1="22.549cm" svg:x2="7.531cm" svg:y2="22.641cm">
          <text:p/>
        </draw:line>
        <draw:polyline draw:style-name="gr7" draw:text-style-name="P4" draw:layer="layout" svg:width="0.159cm" svg:height="0.048cm" svg:x="7.372cm" svg:y="22.593cm" svg:viewBox="0 0 160 49" draw:points="160,0 0,0 22,16 38,32 45,49">
          <text:p/>
        </draw:polyline>
        <draw:line draw:style-name="gr1" draw:text-style-name="P1" draw:layer="layout" svg:x1="7.42cm" svg:y1="22.095cm" svg:x2="7.42cm" svg:y2="22.187cm">
          <text:p/>
        </draw:line>
        <draw:polyline draw:style-name="gr1" draw:text-style-name="P1" draw:layer="layout" svg:width="0.159cm" svg:height="0.048cm" svg:x="7.261cm" svg:y="22.139cm" svg:viewBox="0 0 160 49" draw:points="160,0 0,0 22,16 38,32 45,49">
          <text:p/>
        </draw:polyline>
        <draw:polyline draw:style-name="gr1" draw:text-style-name="P1" draw:layer="layout" svg:width="0.159cm" svg:height="0.105cm" svg:x="7.261cm" svg:y="21.936cm" svg:viewBox="0 0 160 106" draw:points="0,106 0,0 160,67">
          <text:p/>
        </draw:polyline>
        <draw:line draw:style-name="gr1" draw:text-style-name="P1" draw:layer="layout" svg:x1="7.144cm" svg:y1="22.384cm" svg:x2="7.144cm" svg:y2="21.749cm">
          <text:p/>
        </draw:line>
        <draw:polyline draw:style-name="gr7" draw:text-style-name="P4" draw:layer="layout" svg:width="0.159cm" svg:height="0.089cm" svg:x="7.055cm" svg:y="22.701cm" svg:viewBox="0 0 160 90" draw:points="77,39 83,13 93,6 105,0 131,0 144,6 153,13 160,29 160,90 0,90 0,39 10,22 16,13 32,6 45,6 61,13 70,22 77,39 77,90">
          <text:p/>
        </draw:polyline>
        <draw:polygon draw:style-name="gr7" draw:text-style-name="P4" draw:layer="layout" svg:width="0.159cm" svg:height="0.092cm" svg:x="7.055cm" svg:y="22.549cm" svg:viewBox="0 0 160 93" draw:points="0,55 0,39 10,22 16,16 32,6 61,0 99,0 131,6 144,16 153,22 160,39 160,55 153,67 144,77 131,83 99,93 61,93 32,83 16,77 10,67">
          <text:p/>
        </draw:polygon>
        <draw:line draw:style-name="gr1" draw:text-style-name="P1" draw:layer="layout" svg:x1="7.102cm" svg:y1="22.095cm" svg:x2="7.102cm" svg:y2="22.187cm">
          <text:p/>
        </draw:line>
        <draw:polyline draw:style-name="gr1" draw:text-style-name="P1" draw:layer="layout" svg:width="0.159cm" svg:height="0.048cm" svg:x="6.944cm" svg:y="22.139cm" svg:viewBox="0 0 160 49" draw:points="160,0 0,0 22,16 38,32 45,49">
          <text:p/>
        </draw:polyline>
        <draw:polyline draw:style-name="gr1" draw:text-style-name="P1" draw:layer="layout" svg:width="0.159cm" svg:height="0.092cm" svg:x="6.944cm" svg:y="21.942cm" svg:viewBox="0 0 160 93" draw:points="70,61 61,77 54,87 38,93 32,93 16,87 10,77 0,61 0,32 10,16 16,10 32,0 38,0 54,10 61,16 70,32 70,61 77,77 83,87 99,93 131,93 144,87 153,77 160,61 160,32 153,16 144,10 131,0 99,0 83,10 77,16 70,32">
          <text:p/>
        </draw:polyline>
        <draw:path draw:style-name="gr1" draw:text-style-name="P1" draw:layer="layout" svg:width="0.159cm" svg:height="0.159cm" svg:x="10.239cm" svg:y="24.289cm" svg:viewBox="0 0 160 160" svg:d="M160 80c0 15-4 27-11 40s-16 22-29 29-25 11-40 11-27-4-40-11-22-16-29-29c-8-13-11-25-11-40s3-27 11-40c7-13 16-22 29-29 13-8 25-11 40-11s27 3 40 11c13 7 22 16 29 29s11 25 11 40z">
          <text:p/>
        </draw:path>
        <draw:line draw:style-name="gr1" draw:text-style-name="P1" draw:layer="layout" svg:x1="10.319cm" svg:y1="24.447cm" svg:x2="10.319cm" svg:y2="24.923cm">
          <text:p/>
        </draw:line>
        <draw:polyline draw:style-name="gr7" draw:text-style-name="P4" draw:layer="layout" svg:width="0.159cm" svg:height="0.098cm" svg:x="10.23cm" svg:y="24.022cm" svg:viewBox="0 0 160 99" draw:points="144,0 153,6 160,32 160,45 153,67 137,83 121,93 93,99 70,99 38,93 22,83 10,67 0,45 0,32 10,6 16,0">
          <text:p/>
        </draw:polyline>
        <draw:line draw:style-name="gr7" draw:text-style-name="P4" draw:layer="layout" svg:x1="10.306cm" svg:y1="23.955cm" svg:x2="10.306cm" svg:y2="23.901cm">
          <text:p/>
        </draw:line>
        <draw:polyline draw:style-name="gr7" draw:text-style-name="P4" draw:layer="layout" svg:width="0.159cm" svg:height="0.076cm" svg:x="10.23cm" svg:y="23.879cm" svg:viewBox="0 0 160 77" draw:points="160,0 160,77 0,77 0,0">
          <text:p/>
        </draw:polyline>
        <draw:line draw:style-name="gr1" draw:text-style-name="P1" draw:layer="layout" svg:x1="10.277cm" svg:y1="24.635cm" svg:x2="10.277cm" svg:y2="24.727cm">
          <text:p/>
        </draw:line>
        <draw:polyline draw:style-name="gr1" draw:text-style-name="P1" draw:layer="layout" svg:width="0.159cm" svg:height="0.048cm" svg:x="10.119cm" svg:y="24.679cm" svg:viewBox="0 0 160 49" draw:points="160,0 0,0 22,16 38,32 45,49">
          <text:p/>
        </draw:polyline>
        <draw:polyline draw:style-name="gr1" draw:text-style-name="P1" draw:layer="layout" svg:width="0.159cm" svg:height="0.092cm" svg:x="10.119cm" svg:y="24.482cm" svg:viewBox="0 0 160 93" draw:points="160,77 160,48 153,32 144,26 121,10 93,0 32,0 16,10 10,16 0,32 0,61 10,77 16,87 32,93 70,93 83,87 93,77 99,61 99,32 93,16 83,10 70,0">
          <text:p/>
        </draw:polyline>
        <draw:line draw:style-name="gr1" draw:text-style-name="P1" draw:layer="layout" svg:x1="7.144cm" svg:y1="24.289cm" svg:x2="7.144cm" svg:y2="24.924cm">
          <text:p/>
        </draw:line>
        <draw:line draw:style-name="gr7" draw:text-style-name="P4" draw:layer="layout" svg:x1="7.169cm" svg:y1="24.12cm" svg:x2="7.169cm" svg:y2="24.044cm">
          <text:p/>
        </draw:line>
        <draw:polyline draw:style-name="gr7" draw:text-style-name="P4" draw:layer="layout" svg:width="0.159cm" svg:height="0.108cm" svg:x="7.055cm" svg:y="24.028cm" svg:viewBox="0 0 160 109" draw:points="160,109 0,54 160,0">
          <text:p/>
        </draw:polyline>
        <draw:polygon draw:style-name="gr7" draw:text-style-name="P4" draw:layer="layout" svg:width="0.159cm" svg:height="0.089cm" svg:x="7.055cm" svg:y="23.895cm" svg:viewBox="0 0 160 90" draw:points="0,51 0,35 10,22 16,13 32,6 61,0 99,0 131,6 144,13 153,22 160,35 160,51 153,67 144,74 131,83 99,90 61,90 32,83 16,74 10,67">
          <text:p/>
        </draw:polygon>
        <draw:polyline draw:style-name="gr1" draw:text-style-name="P1" draw:layer="layout" svg:width="0.159cm" svg:height="0.098cm" svg:x="6.944cm" svg:y="24.559cm" svg:viewBox="0 0 160 99" draw:points="16,93 10,83 0,71 0,32 10,16 16,10 32,0 45,0 70,10 160,99 160,0">
          <text:p/>
        </draw:polyline>
        <draw:line draw:style-name="gr1" draw:text-style-name="P1" draw:layer="layout" svg:x1="6.826cm" svg:y1="23.336cm" svg:x2="6.191cm" svg:y2="23.336cm">
          <text:p/>
        </draw:line>
        <draw:polyline draw:style-name="gr7" draw:text-style-name="P4" draw:layer="layout" svg:width="0.108cm" svg:height="0.159cm" svg:x="6.975cm" svg:y="23.247cm" svg:viewBox="0 0 109 160" draw:points="0,0 54,160 109,0">
          <text:p/>
        </draw:polyline>
        <draw:polyline draw:style-name="gr7" draw:text-style-name="P4" draw:layer="layout" svg:width="0.098cm" svg:height="0.159cm" svg:x="7.128cm" svg:y="23.247cm" svg:viewBox="0 0 99 160" draw:points="99,144 90,153 67,160 55,160 29,153 16,137 6,121 0,93 0,70 6,38 16,22 29,10 55,0 67,0 90,10 99,16">
          <text:p/>
        </draw:polyline>
        <draw:polyline draw:style-name="gr7" draw:text-style-name="P4" draw:layer="layout" svg:width="0.098cm" svg:height="0.159cm" svg:x="7.287cm" svg:y="23.247cm" svg:viewBox="0 0 99 160" draw:points="99,144 90,153 67,160 55,160 29,153 16,137 6,121 0,93 0,70 6,38 16,22 29,10 55,0 67,0 90,10 99,16">
          <text:p/>
        </draw:polyline>
        <draw:polyline draw:style-name="gr1" draw:text-style-name="P1" draw:layer="layout" svg:width="0.098cm" svg:height="0.159cm" svg:x="6.379cm" svg:y="23.136cm" svg:viewBox="0 0 99 160" draw:points="6,16 16,10 32,0 67,0 83,10 93,16 99,32 99,45 93,70 0,160 99,160">
          <text:p/>
        </draw:polyline>
        <draw:polygon draw:style-name="gr1" draw:text-style-name="P1" draw:layer="layout" svg:width="0.092cm" svg:height="0.159cm" svg:x="6.537cm" svg:y="23.136cm" svg:viewBox="0 0 93 160" draw:points="39,0 55,0 67,10 77,16 83,32 93,61 93,99 83,131 77,144 67,153 55,160 39,160 22,153 16,144 6,131 0,99 0,61 6,32 16,16 22,10">
          <text:p/>
        </draw:polygon>
        <draw:line draw:style-name="gr1" draw:text-style-name="P1" draw:layer="layout" svg:x1="7.461cm" svg:y1="24.289cm" svg:x2="7.461cm" svg:y2="24.924cm">
          <text:p/>
        </draw:line>
        <draw:line draw:style-name="gr7" draw:text-style-name="P4" draw:layer="layout" svg:x1="7.487cm" svg:y1="24.12cm" svg:x2="7.487cm" svg:y2="24.044cm">
          <text:p/>
        </draw:line>
        <draw:polyline draw:style-name="gr7" draw:text-style-name="P4" draw:layer="layout" svg:width="0.159cm" svg:height="0.108cm" svg:x="7.372cm" svg:y="24.028cm" svg:viewBox="0 0 160 109" draw:points="160,109 0,54 160,0">
          <text:p/>
        </draw:polyline>
        <draw:line draw:style-name="gr7" draw:text-style-name="P4" draw:layer="layout" svg:x1="7.531cm" svg:y1="23.895cm" svg:x2="7.531cm" svg:y2="23.984cm">
          <text:p/>
        </draw:line>
        <draw:polyline draw:style-name="gr7" draw:text-style-name="P4" draw:layer="layout" svg:width="0.159cm" svg:height="0.044cm" svg:x="7.372cm" svg:y="23.939cm" svg:viewBox="0 0 160 45" draw:points="160,0 0,0 22,16 38,29 45,45">
          <text:p/>
        </draw:polyline>
        <draw:polyline draw:style-name="gr1" draw:text-style-name="P1" draw:layer="layout" svg:width="0.159cm" svg:height="0.098cm" svg:x="7.261cm" svg:y="24.559cm" svg:viewBox="0 0 160 99" draw:points="0,99 0,0 61,55 61,32 70,16 77,10 93,0 131,0 144,10 153,16 160,32 160,77 153,93 144,99">
          <text:p/>
        </draw:polyline>
        <draw:line draw:style-name="gr1" draw:text-style-name="P1" draw:layer="layout" svg:x1="7.779cm" svg:y1="24.289cm" svg:x2="7.779cm" svg:y2="24.924cm">
          <text:p/>
        </draw:line>
        <draw:line draw:style-name="gr7" draw:text-style-name="P4" draw:layer="layout" svg:x1="7.804cm" svg:y1="24.12cm" svg:x2="7.804cm" svg:y2="24.044cm">
          <text:p/>
        </draw:line>
        <draw:polyline draw:style-name="gr7" draw:text-style-name="P4" draw:layer="layout" svg:width="0.159cm" svg:height="0.108cm" svg:x="7.69cm" svg:y="24.028cm" svg:viewBox="0 0 160 109" draw:points="160,109 0,54 160,0">
          <text:p/>
        </draw:polyline>
        <draw:polyline draw:style-name="gr7" draw:text-style-name="P4" draw:layer="layout" svg:width="0.159cm" svg:height="0.098cm" svg:x="7.69cm" svg:y="23.895cm" svg:viewBox="0 0 160 99" draw:points="16,90 10,83 0,67 0,29 10,13 16,6 32,0 45,0 70,6 160,99 160,0">
          <text:p/>
        </draw:polyline>
        <draw:line draw:style-name="gr1" draw:text-style-name="P1" draw:layer="layout" svg:x1="7.633cm" svg:y1="24.574cm" svg:x2="7.738cm" svg:y2="24.574cm">
          <text:p/>
        </draw:line>
        <draw:polyline draw:style-name="gr1" draw:text-style-name="P1" draw:layer="layout" svg:width="0.111cm" svg:height="0.098cm" svg:x="7.572cm" svg:y="24.552cm" svg:viewBox="0 0 112 99" draw:points="0,61 112,99 112,0">
          <text:p/>
        </draw:polyline>
        <draw:line draw:style-name="gr1" draw:text-style-name="P1" draw:layer="layout" svg:x1="8.096cm" svg:y1="24.289cm" svg:x2="8.096cm" svg:y2="24.924cm">
          <text:p/>
        </draw:line>
        <draw:line draw:style-name="gr7" draw:text-style-name="P4" draw:layer="layout" svg:x1="8.122cm" svg:y1="24.12cm" svg:x2="8.122cm" svg:y2="24.044cm">
          <text:p/>
        </draw:line>
        <draw:polyline draw:style-name="gr7" draw:text-style-name="P4" draw:layer="layout" svg:width="0.159cm" svg:height="0.108cm" svg:x="8.007cm" svg:y="24.028cm" svg:viewBox="0 0 160 109" draw:points="160,109 0,54 160,0">
          <text:p/>
        </draw:polyline>
        <draw:polyline draw:style-name="gr7" draw:text-style-name="P4" draw:layer="layout" svg:width="0.159cm" svg:height="0.098cm" svg:x="8.007cm" svg:y="23.895cm" svg:viewBox="0 0 160 99" draw:points="0,99 0,0 61,51 61,29 70,13 77,6 93,0 131,0 144,6 153,13 160,29 160,74 153,90 144,99">
          <text:p/>
        </draw:polyline>
        <draw:polyline draw:style-name="gr1" draw:text-style-name="P1" draw:layer="layout" svg:width="0.159cm" svg:height="0.092cm" svg:x="7.896cm" svg:y="24.559cm" svg:viewBox="0 0 160 93" draw:points="0,10 0,83 77,93 70,83 61,71 61,32 70,16 77,10 93,0 131,0 144,10 153,16 160,32 160,71 153,83 144,93">
          <text:p/>
        </draw:polyline>
        <draw:line draw:style-name="gr1" draw:text-style-name="P1" draw:layer="layout" svg:x1="8.414cm" svg:y1="24.289cm" svg:x2="8.414cm" svg:y2="24.924cm">
          <text:p/>
        </draw:line>
        <draw:line draw:style-name="gr7" draw:text-style-name="P4" draw:layer="layout" svg:x1="8.439cm" svg:y1="24.12cm" svg:x2="8.439cm" svg:y2="24.044cm">
          <text:p/>
        </draw:line>
        <draw:polyline draw:style-name="gr7" draw:text-style-name="P4" draw:layer="layout" svg:width="0.159cm" svg:height="0.108cm" svg:x="8.325cm" svg:y="24.028cm" svg:viewBox="0 0 160 109" draw:points="160,109 0,54 160,0">
          <text:p/>
        </draw:polyline>
        <draw:line draw:style-name="gr7" draw:text-style-name="P4" draw:layer="layout" svg:x1="8.379cm" svg:y1="23.908cm" svg:x2="8.484cm" svg:y2="23.908cm">
          <text:p/>
        </draw:line>
        <draw:polyline draw:style-name="gr7" draw:text-style-name="P4" draw:layer="layout" svg:width="0.111cm" svg:height="0.098cm" svg:x="8.318cm" svg:y="23.886cm" svg:viewBox="0 0 112 99" draw:points="0,61 112,99 112,0">
          <text:p/>
        </draw:polyline>
        <draw:polyline draw:style-name="gr1" draw:text-style-name="P1" draw:layer="layout" svg:width="0.159cm" svg:height="0.092cm" svg:x="8.214cm" svg:y="24.559cm" svg:viewBox="0 0 160 93" draw:points="0,16 0,48 10,61 16,71 38,83 70,93 131,93 144,83 153,77 160,61 160,32 153,16 144,10 131,0 93,0 77,10 70,16 61,32 61,61 70,77 77,83 93,93">
          <text:p/>
        </draw:polyline>
        <draw:line draw:style-name="gr1" draw:text-style-name="P1" draw:layer="layout" svg:x1="8.731cm" svg:y1="24.289cm" svg:x2="8.731cm" svg:y2="24.924cm">
          <text:p/>
        </draw:line>
        <draw:line draw:style-name="gr7" draw:text-style-name="P4" draw:layer="layout" svg:x1="8.757cm" svg:y1="24.12cm" svg:x2="8.757cm" svg:y2="24.044cm">
          <text:p/>
        </draw:line>
        <draw:polyline draw:style-name="gr7" draw:text-style-name="P4" draw:layer="layout" svg:width="0.159cm" svg:height="0.108cm" svg:x="8.642cm" svg:y="24.028cm" svg:viewBox="0 0 160 109" draw:points="160,109 0,54 160,0">
          <text:p/>
        </draw:polyline>
        <draw:polyline draw:style-name="gr7" draw:text-style-name="P4" draw:layer="layout" svg:width="0.159cm" svg:height="0.089cm" svg:x="8.642cm" svg:y="23.895cm" svg:viewBox="0 0 160 90" draw:points="0,6 0,83 77,90 70,83 61,67 61,29 70,13 77,6 93,0 131,0 144,6 153,13 160,29 160,67 153,83 144,90">
          <text:p/>
        </draw:polyline>
        <draw:polyline draw:style-name="gr1" draw:text-style-name="P1" draw:layer="layout" svg:width="0.159cm" svg:height="0.105cm" svg:x="8.531cm" svg:y="24.552cm" svg:viewBox="0 0 160 106" draw:points="0,106 0,0 160,67">
          <text:p/>
        </draw:polyline>
        <draw:line draw:style-name="gr1" draw:text-style-name="P1" draw:layer="layout" svg:x1="9.049cm" svg:y1="24.289cm" svg:x2="9.049cm" svg:y2="24.924cm">
          <text:p/>
        </draw:line>
        <draw:line draw:style-name="gr7" draw:text-style-name="P4" draw:layer="layout" svg:x1="9.074cm" svg:y1="24.12cm" svg:x2="9.074cm" svg:y2="24.044cm">
          <text:p/>
        </draw:line>
        <draw:polyline draw:style-name="gr7" draw:text-style-name="P4" draw:layer="layout" svg:width="0.159cm" svg:height="0.108cm" svg:x="8.96cm" svg:y="24.028cm" svg:viewBox="0 0 160 109" draw:points="160,109 0,54 160,0">
          <text:p/>
        </draw:polyline>
        <draw:polyline draw:style-name="gr7" draw:text-style-name="P4" draw:layer="layout" svg:width="0.159cm" svg:height="0.089cm" svg:x="8.96cm" svg:y="23.895cm" svg:viewBox="0 0 160 90" draw:points="0,13 0,45 10,61 16,67 38,83 70,90 131,90 144,83 153,74 160,61 160,29 153,13 144,6 131,0 93,0 77,6 70,13 61,29 61,61 70,74 77,83 93,90">
          <text:p/>
        </draw:polyline>
        <draw:polyline draw:style-name="gr1" draw:text-style-name="P1" draw:layer="layout" svg:width="0.159cm" svg:height="0.092cm" svg:x="8.849cm" svg:y="24.559cm" svg:viewBox="0 0 160 93" draw:points="70,61 61,77 54,83 38,93 32,93 16,83 10,77 0,61 0,32 10,16 16,10 32,0 38,0 54,10 61,16 70,32 70,61 77,77 83,83 99,93 131,93 144,83 153,77 160,61 160,32 153,16 144,10 131,0 99,0 83,10 77,16 70,32">
          <text:p/>
        </draw:polyline>
        <draw:line draw:style-name="gr1" draw:text-style-name="P1" draw:layer="layout" svg:x1="9.366cm" svg:y1="24.289cm" svg:x2="9.366cm" svg:y2="24.924cm">
          <text:p/>
        </draw:line>
        <draw:line draw:style-name="gr7" draw:text-style-name="P4" draw:layer="layout" svg:x1="9.392cm" svg:y1="24.12cm" svg:x2="9.392cm" svg:y2="24.044cm">
          <text:p/>
        </draw:line>
        <draw:polyline draw:style-name="gr7" draw:text-style-name="P4" draw:layer="layout" svg:width="0.159cm" svg:height="0.108cm" svg:x="9.277cm" svg:y="24.028cm" svg:viewBox="0 0 160 109" draw:points="160,109 0,54 160,0">
          <text:p/>
        </draw:polyline>
        <draw:polyline draw:style-name="gr7" draw:text-style-name="P4" draw:layer="layout" svg:width="0.159cm" svg:height="0.108cm" svg:x="9.277cm" svg:y="23.886cm" svg:viewBox="0 0 160 109" draw:points="0,109 0,0 160,70">
          <text:p/>
        </draw:polyline>
        <draw:polyline draw:style-name="gr1" draw:text-style-name="P1" draw:layer="layout" svg:width="0.159cm" svg:height="0.092cm" svg:x="9.166cm" svg:y="24.559cm" svg:viewBox="0 0 160 93" draw:points="160,77 160,48 153,32 144,22 121,10 93,0 32,0 16,10 10,16 0,32 0,61 10,77 16,83 32,93 70,93 83,83 93,77 99,61 99,32 93,16 83,10 70,0">
          <text:p/>
        </draw:polyline>
        <draw:polyline draw:style-name="gr7" draw:text-style-name="P4" draw:layer="layout" svg:width="0.092cm" svg:height="0.159cm" svg:x="11.446cm" svg:y="23.092cm" svg:viewBox="0 0 93 160" draw:points="0,0 0,131 10,144 16,153 32,160 61,160 77,153 87,144 93,131 93,0">
          <text:p/>
        </draw:polyline>
        <draw:polyline draw:style-name="gr7" draw:text-style-name="P4" draw:layer="layout" svg:width="0.092cm" svg:height="0.159cm" svg:x="11.605cm" svg:y="23.092cm" svg:viewBox="0 0 93 160" draw:points="87,0 10,0 0,77 10,70 26,61 61,61 77,70 87,77 93,93 93,131 87,144 77,153 61,160 26,160 10,153 0,144">
          <text:p/>
        </draw:polyline>
        <draw:polyline draw:style-name="gr7" draw:text-style-name="P4" draw:layer="layout" svg:width="0.105cm" svg:height="0.159cm" svg:x="11.433cm" svg:y="23.381cm" svg:viewBox="0 0 106 160" draw:points="0,0 106,0 35,160">
          <text:p/>
        </draw:polyline>
        <draw:line draw:style-name="gr7" draw:text-style-name="P4" draw:layer="layout" svg:x1="11.665cm" svg:y1="23.435cm" svg:x2="11.665cm" svg:y2="23.54cm">
          <text:p/>
        </draw:line>
        <draw:polyline draw:style-name="gr7" draw:text-style-name="P4" draw:layer="layout" svg:width="0.098cm" svg:height="0.111cm" svg:x="11.592cm" svg:y="23.374cm" svg:viewBox="0 0 99 112" draw:points="35,0 0,112 99,112">
          <text:p/>
        </draw:polyline>
        <draw:polyline draw:style-name="gr7" draw:text-style-name="P4" draw:layer="layout" svg:width="0.073cm" svg:height="0.159cm" svg:x="11.751cm" svg:y="23.381cm" svg:viewBox="0 0 74 160" draw:points="74,160 0,160 0,0">
          <text:p/>
        </draw:polyline>
        <draw:polyline draw:style-name="gr7" draw:text-style-name="P4" draw:layer="layout" svg:width="0.089cm" svg:height="0.159cm" svg:x="11.871cm" svg:y="23.381cm" svg:viewBox="0 0 90 160" draw:points="0,153 22,160 61,160 74,153 83,144 90,131 90,115 83,99 74,93 61,83 29,77 13,70 6,61 0,45 0,32 6,16 13,10 29,0 67,0 90,10">
          <text:p/>
        </draw:polyline>
        <draw:polyline draw:style-name="gr7" draw:text-style-name="P4" draw:layer="layout" svg:width="0.098cm" svg:height="0.159cm" svg:x="12.014cm" svg:y="23.381cm" svg:viewBox="0 0 99 160" draw:points="6,16 16,10 29,0 67,0 83,10 90,16 99,32 99,45 90,70 0,160 99,160">
          <text:p/>
        </draw:polyline>
        <draw:line draw:style-name="gr7" draw:text-style-name="P4" draw:layer="layout" svg:x1="12.249cm" svg:y1="23.435cm" svg:x2="12.249cm" svg:y2="23.54cm">
          <text:p/>
        </draw:line>
        <draw:polyline draw:style-name="gr7" draw:text-style-name="P4" draw:layer="layout" svg:width="0.098cm" svg:height="0.111cm" svg:x="12.173cm" svg:y="23.374cm" svg:viewBox="0 0 99 112" draw:points="38,0 0,112 99,112">
          <text:p/>
        </draw:polyline>
        <draw:polyline draw:style-name="gr7" draw:text-style-name="P4" draw:layer="layout" svg:width="0.089cm" svg:height="0.159cm" svg:x="12.325cm" svg:y="23.381cm" svg:viewBox="0 0 90 160" draw:points="83,0 6,0 0,77 6,70 22,61 61,61 74,70 83,77 90,93 90,131 83,144 74,153 61,160 22,160 6,153 0,144">
          <text:p/>
        </draw:polyline>
        <draw:polygon draw:style-name="gr1" draw:text-style-name="P1" draw:layer="layout" svg:width="0.318cm" svg:height="0.318cm" svg:x="11.112cm" svg:y="23.336cm" svg:viewBox="0 0 319 319" draw:points="159,0 159,159 319,159 159,319 0,159 159,159">
          <text:p/>
        </draw:polygon>
        <draw:polyline draw:style-name="gr7" draw:text-style-name="P4" draw:layer="layout" svg:width="0.098cm" svg:height="0.159cm" svg:x="11.074cm" svg:y="23.803cm" svg:viewBox="0 0 99 160" draw:points="90,10 77,0 55,0 29,10 16,22 6,38 0,70 0,93 6,121 16,137 29,153 55,160 67,160 90,153 99,144 99,93 67,93">
          <text:p/>
        </draw:polyline>
        <draw:polyline draw:style-name="gr7" draw:text-style-name="P4" draw:layer="layout" svg:width="0.092cm" svg:height="0.159cm" svg:x="11.239cm" svg:y="23.803cm" svg:viewBox="0 0 93 160" draw:points="0,160 0,0 93,160 93,0">
          <text:p/>
        </draw:polyline>
        <draw:polygon draw:style-name="gr7" draw:text-style-name="P4" draw:layer="layout" svg:width="0.089cm" svg:height="0.159cm" svg:x="11.408cm" svg:y="23.803cm" svg:viewBox="0 0 90 160" draw:points="0,160 0,0 39,0 61,10 74,22 83,38 90,70 90,93 83,121 74,137 61,153 39,160">
          <text:p/>
        </draw:polygon>
        <draw:polyline draw:style-name="gr1" draw:text-style-name="P1" draw:layer="layout" svg:width="0.159cm" svg:height="0.076cm" svg:x="9.912cm" svg:y="26.905cm" svg:viewBox="0 0 160 77" draw:points="160,0 160,77 0,77">
          <text:p/>
        </draw:polyline>
        <draw:polygon draw:style-name="gr1" draw:text-style-name="P1" draw:layer="layout" svg:width="0.105cm" svg:height="0.083cm" svg:x="9.966cm" svg:y="26.778cm" svg:viewBox="0 0 106 84" draw:points="106,51 99,67 90,74 77,84 29,84 16,74 6,67 0,51 0,29 6,13 16,6 29,0 77,0 90,6 99,13 106,29">
          <text:p/>
        </draw:polygon>
        <draw:polyline draw:style-name="gr1" draw:text-style-name="P1" draw:layer="layout" svg:width="0.105cm" svg:height="0.067cm" svg:x="9.966cm" svg:y="26.641cm" svg:viewBox="0 0 106 68" draw:points="106,0 22,0 6,6 0,23 0,52 6,68">
          <text:p/>
        </draw:polyline>
        <draw:polyline draw:style-name="gr1" draw:text-style-name="P1" draw:layer="layout" svg:width="0.067cm" svg:height="0.073cm" svg:x="10.004cm" svg:y="26.641cm" svg:viewBox="0 0 68 74" draw:points="61,0 68,13 68,51 61,68 45,74 29,74 13,68 6,51 6,13 0,0">
          <text:p/>
        </draw:polyline>
        <draw:line draw:style-name="gr1" draw:text-style-name="P1" draw:layer="layout" svg:x1="10.071cm" svg:y1="26.495cm" svg:x2="9.912cm" svg:y2="26.495cm">
          <text:p/>
        </draw:line>
        <draw:polyline draw:style-name="gr1" draw:text-style-name="P1" draw:layer="layout" svg:width="0.105cm" svg:height="0.076cm" svg:x="9.966cm" svg:y="26.495cm" svg:viewBox="0 0 106 77" draw:points="99,0 106,16 106,48 99,61 90,71 77,77 29,77 16,71 6,61 0,48 0,16 6,0">
          <text:p/>
        </draw:polyline>
        <draw:line draw:style-name="gr1" draw:text-style-name="P1" draw:layer="layout" svg:x1="9.989cm" svg:y1="26.422cm" svg:x2="9.989cm" svg:y2="26.368cm">
          <text:p/>
        </draw:line>
        <draw:polyline draw:style-name="gr1" draw:text-style-name="P1" draw:layer="layout" svg:width="0.159cm" svg:height="0.076cm" svg:x="9.912cm" svg:y="26.346cm" svg:viewBox="0 0 160 77" draw:points="160,0 160,77 0,77 0,0">
          <text:p/>
        </draw:polyline>
        <draw:line draw:style-name="gr1" draw:text-style-name="P1" draw:layer="layout" svg:x1="9.966cm" svg:y1="26.276cm" svg:x2="10.071cm" svg:y2="26.276cm">
          <text:p/>
        </draw:line>
        <draw:polyline draw:style-name="gr1" draw:text-style-name="P1" draw:layer="layout" svg:width="0.105cm" svg:height="0.067cm" svg:x="9.966cm" svg:y="26.21cm" svg:viewBox="0 0 106 68" draw:points="16,68 6,61 0,45 0,23 6,6 22,0 106,0">
          <text:p/>
        </draw:polyline>
        <draw:polyline draw:style-name="gr1" draw:text-style-name="P1" draw:layer="layout" svg:width="0.105cm" svg:height="0.067cm" svg:x="9.966cm" svg:y="26.067cm" svg:viewBox="0 0 106 68" draw:points="106,0 22,0 6,6 0,23 0,52 6,68">
          <text:p/>
        </draw:polyline>
        <draw:polyline draw:style-name="gr1" draw:text-style-name="P1" draw:layer="layout" svg:width="0.067cm" svg:height="0.076cm" svg:x="10.004cm" svg:y="26.067cm" svg:viewBox="0 0 68 77" draw:points="61,0 68,13 68,51 61,68 45,77 29,77 13,68 6,51 6,13 0,0">
          <text:p/>
        </draw:polyline>
        <draw:line draw:style-name="gr1" draw:text-style-name="P1" draw:layer="layout" svg:x1="10.071cm" svg:y1="25.991cm" svg:x2="9.912cm" svg:y2="25.991cm">
          <text:p/>
        </draw:line>
        <draw:polyline draw:style-name="gr1" draw:text-style-name="P1" draw:layer="layout" svg:width="0.105cm" svg:height="0.076cm" svg:x="9.966cm" svg:y="25.914cm" svg:viewBox="0 0 106 77" draw:points="6,77 0,61 0,32 6,16 16,6 29,0 77,0 90,6 99,16 106,32 106,61 99,77">
          <text:p/>
        </draw:polyline>
        <draw:polyline draw:style-name="gr1" draw:text-style-name="P1" draw:layer="layout" svg:width="0.159cm" svg:height="0.022cm" svg:x="9.912cm" svg:y="25.825cm" svg:viewBox="0 0 160 23" draw:points="160,0 153,13 137,23 0,23">
          <text:p/>
        </draw:polyline>
        <draw:polyline draw:style-name="gr1" draw:text-style-name="P1" draw:layer="layout" svg:width="0.105cm" svg:height="0.076cm" svg:x="9.966cm" svg:y="25.695cm" svg:viewBox="0 0 106 77" draw:points="99,6 106,23 106,55 99,68 83,77 22,77 6,68 0,55 0,23 6,6 22,0 38,0 51,77">
          <text:p/>
        </draw:polyline>
        <draw:polygon draw:style-name="gr6" draw:text-style-name="P1" draw:layer="layout" svg:width="0.279cm" svg:height="1.584cm" svg:x="9.862cm" svg:y="25.559cm" svg:viewBox="0 0 280 1585" draw:points="140,0 0,79 0,1506 140,1585 280,1506 280,79">
          <text:p/>
        </draw:polygon>
        <draw:polygon draw:style-name="gr1" draw:text-style-name="P1" draw:layer="layout" svg:width="0.318cm" svg:height="0.318cm" svg:x="10.319cm" svg:y="24.765cm" svg:viewBox="0 0 319 319" draw:points="0,159 159,159 159,0 319,159 159,319 159,159">
          <text:p/>
        </draw:polygon>
        <draw:polyline draw:style-name="gr7" draw:text-style-name="P4" draw:layer="layout" svg:width="0.098cm" svg:height="0.159cm" svg:x="10.763cm" svg:y="24.809cm" svg:viewBox="0 0 99 160" draw:points="90,10 77,0 55,0 29,10 16,22 6,38 0,70 0,93 6,121 16,137 29,153 55,160 67,160 90,153 99,144 99,93 67,93">
          <text:p/>
        </draw:polyline>
        <draw:polyline draw:style-name="gr7" draw:text-style-name="P4" draw:layer="layout" svg:width="0.092cm" svg:height="0.159cm" svg:x="10.928cm" svg:y="24.809cm" svg:viewBox="0 0 93 160" draw:points="0,160 0,0 93,160 93,0">
          <text:p/>
        </draw:polyline>
        <draw:polygon draw:style-name="gr7" draw:text-style-name="P4" draw:layer="layout" svg:width="0.089cm" svg:height="0.159cm" svg:x="11.097cm" svg:y="24.809cm" svg:viewBox="0 0 90 160" draw:points="0,160 0,0 39,0 61,10 74,22 83,38 90,70 90,93 83,121 74,137 61,153 39,160">
          <text:p/>
        </draw:polygon>
        <draw:line draw:style-name="gr8" draw:text-style-name="P5" draw:layer="layout" svg:x1="8.011cm" svg:y1="25.498cm" svg:x2="8.011cm" svg:y2="25.422cm">
          <text:p/>
        </draw:line>
        <draw:polyline draw:style-name="gr8" draw:text-style-name="P5" draw:layer="layout" svg:width="0.159cm" svg:height="0.105cm" svg:x="7.896cm" svg:y="25.41cm" svg:viewBox="0 0 160 106" draw:points="160,106 0,51 160,0">
          <text:p/>
        </draw:polyline>
        <draw:line draw:style-name="gr8" draw:text-style-name="P5" draw:layer="layout" svg:x1="8.055cm" svg:y1="25.273cm" svg:x2="8.055cm" svg:y2="25.362cm">
          <text:p/>
        </draw:line>
        <draw:polyline draw:style-name="gr8" draw:text-style-name="P5" draw:layer="layout" svg:width="0.159cm" svg:height="0.044cm" svg:x="7.896cm" svg:y="25.317cm" svg:viewBox="0 0 160 45" draw:points="160,0 0,0 22,16 38,29 45,45">
          <text:p/>
        </draw:polyline>
        <draw:line draw:style-name="gr8" draw:text-style-name="P5" draw:layer="layout" svg:x1="8.055cm" svg:y1="25.121cm" svg:x2="8.055cm" svg:y2="25.213cm">
          <text:p/>
        </draw:line>
        <draw:polyline draw:style-name="gr8" draw:text-style-name="P5" draw:layer="layout" svg:width="0.159cm" svg:height="0.048cm" svg:x="7.896cm" svg:y="25.165cm" svg:viewBox="0 0 160 49" draw:points="160,0 0,0 22,16 38,32 45,49">
          <text:p/>
        </draw:polyline>
        <draw:polygon draw:style-name="gr1" draw:text-style-name="P1" draw:layer="layout" svg:width="0.095cm" svg:height="0.159cm" svg:x="11.335cm" svg:y="23.019cm" svg:viewBox="0 0 96 160" draw:points="0,160 96,0">
          <text:p/>
        </draw:polygon>
        <draw:polygon draw:style-name="gr1" draw:text-style-name="P1" draw:layer="layout" svg:width="0cm" svg:height="0.316cm" svg:x="11.43cm" svg:y="23.019cm" svg:viewBox="0 0 0 317" draw:points="0,317 0,0">
          <text:p/>
        </draw:polygon>
        <draw:polygon draw:style-name="gr1" draw:text-style-name="P1" draw:layer="layout" svg:width="0.095cm" svg:height="0.159cm" svg:x="11.43cm" svg:y="23.019cm" svg:viewBox="0 0 96 160" draw:points="0,0 96,160">
          <text:p/>
        </draw:polygon>
        <draw:line draw:style-name="gr7" draw:text-style-name="P4" draw:layer="layout" svg:x1="11.271cm" svg:y1="22.803cm" svg:x2="11.392cm" svg:y2="22.803cm">
          <text:p/>
        </draw:line>
        <draw:line draw:style-name="gr7" draw:text-style-name="P4" draw:layer="layout" svg:x1="11.332cm" svg:y1="22.864cm" svg:x2="11.332cm" svg:y2="22.743cm">
          <text:p/>
        </draw:line>
        <draw:polyline draw:style-name="gr7" draw:text-style-name="P4" draw:layer="layout" svg:width="0.089cm" svg:height="0.159cm" svg:x="11.462cm" svg:y="22.704cm" svg:viewBox="0 0 90 160" draw:points="83,0 6,0 0,77 6,70 22,61 61,61 77,70 83,77 90,93 90,131 83,144 77,153 61,160 22,160 6,153 0,144">
          <text:p/>
        </draw:polyline>
        <draw:polyline draw:style-name="gr7" draw:text-style-name="P4" draw:layer="layout" svg:width="0.105cm" svg:height="0.159cm" svg:x="11.598cm" svg:y="22.704cm" svg:viewBox="0 0 106 160" draw:points="0,0 51,160 106,0">
          <text:p/>
        </draw:polyline>
        <draw:polygon draw:style-name="gr1" draw:text-style-name="P1" draw:layer="layout" svg:width="0.095cm" svg:height="0.159cm" svg:x="6.096cm" svg:y="23.019cm" svg:viewBox="0 0 96 160" draw:points="0,160 96,0">
          <text:p/>
        </draw:polygon>
        <draw:polygon draw:style-name="gr1" draw:text-style-name="P1" draw:layer="layout" svg:width="0cm" svg:height="0.316cm" svg:x="6.191cm" svg:y="23.019cm" svg:viewBox="0 0 0 317" draw:points="0,317 0,0">
          <text:p/>
        </draw:polygon>
        <draw:polygon draw:style-name="gr1" draw:text-style-name="P1" draw:layer="layout" svg:width="0.095cm" svg:height="0.159cm" svg:x="6.191cm" svg:y="23.019cm" svg:viewBox="0 0 96 160" draw:points="0,0 96,160">
          <text:p/>
        </draw:polygon>
        <draw:line draw:style-name="gr7" draw:text-style-name="P4" draw:layer="layout" svg:x1="6.032cm" svg:y1="22.803cm" svg:x2="6.153cm" svg:y2="22.803cm">
          <text:p/>
        </draw:line>
        <draw:line draw:style-name="gr7" draw:text-style-name="P4" draw:layer="layout" svg:x1="6.093cm" svg:y1="22.864cm" svg:x2="6.093cm" svg:y2="22.743cm">
          <text:p/>
        </draw:line>
        <draw:polyline draw:style-name="gr7" draw:text-style-name="P4" draw:layer="layout" svg:width="0.089cm" svg:height="0.159cm" svg:x="6.223cm" svg:y="22.704cm" svg:viewBox="0 0 90 160" draw:points="83,0 6,0 0,77 6,70 22,61 61,61 77,70 83,77 90,93 90,131 83,144 77,153 61,160 22,160 6,153 0,144">
          <text:p/>
        </draw:polyline>
        <draw:polyline draw:style-name="gr7" draw:text-style-name="P4" draw:layer="layout" svg:width="0.105cm" svg:height="0.159cm" svg:x="6.36cm" svg:y="22.704cm" svg:viewBox="0 0 106 160" draw:points="0,0 51,160 106,0">
          <text:p/>
        </draw:polyline>
        <draw:line draw:style-name="gr9" draw:text-style-name="P6" draw:layer="layout" svg:x1="13.017cm" svg:y1="25.401cm" svg:x2="13.336cm" svg:y2="25.082cm">
          <text:p/>
        </draw:line>
        <draw:line draw:style-name="gr9" draw:text-style-name="P6" draw:layer="layout" svg:x1="12.7cm" svg:y1="25.401cm" svg:x2="13.019cm" svg:y2="25.082cm">
          <text:p/>
        </draw:line>
        <draw:line draw:style-name="gr9" draw:text-style-name="P6" draw:layer="layout" svg:x1="12.065cm" svg:y1="25.401cm" svg:x2="12.384cm" svg:y2="25.082cm">
          <text:p/>
        </draw:line>
        <draw:line draw:style-name="gr9" draw:text-style-name="P6" draw:layer="layout" svg:x1="13.017cm" svg:y1="25.401cm" svg:x2="13.336cm" svg:y2="25.082cm">
          <text:p/>
        </draw:line>
        <draw:line draw:style-name="gr9" draw:text-style-name="P6" draw:layer="layout" svg:x1="12.7cm" svg:y1="25.401cm" svg:x2="13.019cm" svg:y2="25.082cm">
          <text:p/>
        </draw:line>
        <draw:line draw:style-name="gr9" draw:text-style-name="P6" draw:layer="layout" svg:x1="12.382cm" svg:y1="25.401cm" svg:x2="12.701cm" svg:y2="25.082cm">
          <text:p/>
        </draw:line>
        <draw:line draw:style-name="gr8" draw:text-style-name="P5" draw:layer="layout" svg:x1="13.249cm" svg:y1="25.346cm" svg:x2="13.249cm" svg:y2="25.273cm">
          <text:p/>
        </draw:line>
        <draw:polyline draw:style-name="gr8" draw:text-style-name="P5" draw:layer="layout" svg:width="0.159cm" svg:height="0.105cm" svg:x="13.135cm" svg:y="25.257cm" svg:viewBox="0 0 160 106" draw:points="160,106 0,54 160,0">
          <text:p/>
        </draw:polyline>
        <draw:polyline draw:style-name="gr8" draw:text-style-name="P5" draw:layer="layout" svg:width="0.159cm" svg:height="0.098cm" svg:x="13.135cm" svg:y="25.121cm" svg:viewBox="0 0 160 99" draw:points="0,99 0,0 61,55 61,32 70,16 77,6 93,0 131,0 144,6 153,16 160,32 160,77 153,93 144,99">
          <text:p/>
        </draw:polyline>
        <draw:line draw:style-name="gr8" draw:text-style-name="P5" draw:layer="layout" svg:x1="12.932cm" svg:y1="25.346cm" svg:x2="12.932cm" svg:y2="25.273cm">
          <text:p/>
        </draw:line>
        <draw:polyline draw:style-name="gr8" draw:text-style-name="P5" draw:layer="layout" svg:width="0.159cm" svg:height="0.105cm" svg:x="12.817cm" svg:y="25.257cm" svg:viewBox="0 0 160 106" draw:points="160,106 0,54 160,0">
          <text:p/>
        </draw:polyline>
        <draw:polyline draw:style-name="gr8" draw:text-style-name="P5" draw:layer="layout" svg:width="0.159cm" svg:height="0.098cm" svg:x="12.817cm" svg:y="25.121cm" svg:viewBox="0 0 160 99" draw:points="16,93 10,83 0,67 0,32 10,16 16,6 32,0 45,0 70,6 160,99 160,0">
          <text:p/>
        </draw:polyline>
        <draw:line draw:style-name="gr8" draw:text-style-name="P5" draw:layer="layout" svg:x1="12.614cm" svg:y1="25.346cm" svg:x2="12.614cm" svg:y2="25.273cm">
          <text:p/>
        </draw:line>
        <draw:polyline draw:style-name="gr8" draw:text-style-name="P5" draw:layer="layout" svg:width="0.159cm" svg:height="0.105cm" svg:x="12.5cm" svg:y="25.257cm" svg:viewBox="0 0 160 106" draw:points="160,106 0,54 160,0">
          <text:p/>
        </draw:polyline>
        <draw:line draw:style-name="gr8" draw:text-style-name="P5" draw:layer="layout" svg:x1="12.659cm" svg:y1="25.121cm" svg:x2="12.659cm" svg:y2="25.213cm">
          <text:p/>
        </draw:line>
        <draw:polyline draw:style-name="gr8" draw:text-style-name="P5" draw:layer="layout" svg:width="0.159cm" svg:height="0.048cm" svg:x="12.5cm" svg:y="25.165cm" svg:viewBox="0 0 160 49" draw:points="160,0 0,0 22,16 38,32 45,49">
          <text:p/>
        </draw:polyline>
        <draw:line draw:style-name="gr8" draw:text-style-name="P5" draw:layer="layout" svg:x1="12.297cm" svg:y1="25.346cm" svg:x2="12.297cm" svg:y2="25.273cm">
          <text:p/>
        </draw:line>
        <draw:polyline draw:style-name="gr8" draw:text-style-name="P5" draw:layer="layout" svg:width="0.159cm" svg:height="0.105cm" svg:x="12.182cm" svg:y="25.257cm" svg:viewBox="0 0 160 106" draw:points="160,106 0,54 160,0">
          <text:p/>
        </draw:polyline>
        <draw:polygon draw:style-name="gr8" draw:text-style-name="P5" draw:layer="layout" svg:width="0.159cm" svg:height="0.092cm" svg:x="12.182cm" svg:y="25.121cm" svg:viewBox="0 0 160 93" draw:points="0,55 0,39 10,22 16,16 32,6 61,0 99,0 131,6 144,16 153,22 160,39 160,55 153,67 144,77 131,83 99,93 61,93 32,83 16,77 10,67">
          <text:p/>
        </draw:polygon>
        <draw:line draw:style-name="gr9" draw:text-style-name="P6" draw:layer="layout" svg:x1="10.001cm" svg:y1="25.559cm" svg:x2="10.001cm" svg:y2="24.924cm">
          <text:p/>
        </draw:line>
        <draw:line draw:style-name="gr9" draw:text-style-name="P6" draw:layer="layout" svg:x1="13.335cm" svg:y1="25.083cm" svg:x2="13.335cm" svg:y2="24.924cm">
          <text:p/>
        </draw:line>
        <draw:line draw:style-name="gr9" draw:text-style-name="P6" draw:layer="layout" svg:x1="13.017cm" svg:y1="25.083cm" svg:x2="13.017cm" svg:y2="24.924cm">
          <text:p/>
        </draw:line>
        <draw:line draw:style-name="gr9" draw:text-style-name="P6" draw:layer="layout" svg:x1="12.7cm" svg:y1="25.083cm" svg:x2="12.7cm" svg:y2="24.924cm">
          <text:p/>
        </draw:line>
        <draw:line draw:style-name="gr9" draw:text-style-name="P6" draw:layer="layout" svg:x1="12.382cm" svg:y1="25.083cm" svg:x2="12.382cm" svg:y2="24.924cm">
          <text:p/>
        </draw:line>
        <draw:line draw:style-name="gr9" draw:text-style-name="P6" draw:layer="layout" svg:x1="7.779cm" svg:y1="25.401cm" svg:x2="8.098cm" svg:y2="25.082cm">
          <text:p/>
        </draw:line>
        <draw:line draw:style-name="gr9" draw:text-style-name="P6" draw:layer="layout" svg:x1="7.461cm" svg:y1="25.401cm" svg:x2="7.78cm" svg:y2="25.082cm">
          <text:p/>
        </draw:line>
        <draw:line draw:style-name="gr9" draw:text-style-name="P6" draw:layer="layout" svg:x1="7.144cm" svg:y1="25.401cm" svg:x2="7.463cm" svg:y2="25.082cm">
          <text:p/>
        </draw:line>
        <draw:line draw:style-name="gr9" draw:text-style-name="P6" draw:layer="layout" svg:x1="6.826cm" svg:y1="25.401cm" svg:x2="7.145cm" svg:y2="25.082cm">
          <text:p/>
        </draw:line>
        <draw:line draw:style-name="gr9" draw:text-style-name="P6" draw:layer="layout" svg:x1="14.287cm" svg:y1="25.401cm" svg:x2="14.606cm" svg:y2="25.082cm">
          <text:p/>
        </draw:line>
        <draw:line draw:style-name="gr9" draw:text-style-name="P6" draw:layer="layout" svg:x1="13.97cm" svg:y1="25.401cm" svg:x2="14.289cm" svg:y2="25.082cm">
          <text:p/>
        </draw:line>
        <draw:line draw:style-name="gr9" draw:text-style-name="P6" draw:layer="layout" svg:x1="13.652cm" svg:y1="25.401cm" svg:x2="13.971cm" svg:y2="25.082cm">
          <text:p/>
        </draw:line>
        <draw:line draw:style-name="gr8" draw:text-style-name="P5" draw:layer="layout" svg:x1="7.693cm" svg:y1="25.498cm" svg:x2="7.693cm" svg:y2="25.422cm">
          <text:p/>
        </draw:line>
        <draw:polyline draw:style-name="gr8" draw:text-style-name="P5" draw:layer="layout" svg:width="0.159cm" svg:height="0.105cm" svg:x="7.579cm" svg:y="25.41cm" svg:viewBox="0 0 160 106" draw:points="160,106 0,51 160,0">
          <text:p/>
        </draw:polyline>
        <draw:line draw:style-name="gr8" draw:text-style-name="P5" draw:layer="layout" svg:x1="7.737cm" svg:y1="25.273cm" svg:x2="7.737cm" svg:y2="25.362cm">
          <text:p/>
        </draw:line>
        <draw:polyline draw:style-name="gr8" draw:text-style-name="P5" draw:layer="layout" svg:width="0.159cm" svg:height="0.044cm" svg:x="7.579cm" svg:y="25.317cm" svg:viewBox="0 0 160 45" draw:points="160,0 0,0 22,16 38,29 45,45">
          <text:p/>
        </draw:polyline>
        <draw:polygon draw:style-name="gr8" draw:text-style-name="P5" draw:layer="layout" svg:width="0.159cm" svg:height="0.092cm" svg:x="7.579cm" svg:y="25.121cm" svg:viewBox="0 0 160 93" draw:points="0,55 0,39 10,22 16,16 32,6 61,0 99,0 131,6 144,16 153,22 160,39 160,55 153,67 144,77 131,83 99,93 61,93 32,83 16,77 10,67">
          <text:p/>
        </draw:polygon>
        <draw:line draw:style-name="gr8" draw:text-style-name="P5" draw:layer="layout" svg:x1="7.376cm" svg:y1="25.346cm" svg:x2="7.376cm" svg:y2="25.273cm">
          <text:p/>
        </draw:line>
        <draw:polyline draw:style-name="gr8" draw:text-style-name="P5" draw:layer="layout" svg:width="0.159cm" svg:height="0.105cm" svg:x="7.261cm" svg:y="25.257cm" svg:viewBox="0 0 160 106" draw:points="160,106 0,54 160,0">
          <text:p/>
        </draw:polyline>
        <draw:polyline draw:style-name="gr8" draw:text-style-name="P5" draw:layer="layout" svg:width="0.159cm" svg:height="0.092cm" svg:x="7.261cm" svg:y="25.121cm" svg:viewBox="0 0 160 93" draw:points="160,77 160,45 153,32 144,22 121,6 93,0 32,0 16,6 10,16 0,32 0,61 10,77 16,83 32,93 70,93 83,83 93,77 99,61 99,32 93,16 83,6 70,0">
          <text:p/>
        </draw:polyline>
        <draw:line draw:style-name="gr8" draw:text-style-name="P5" draw:layer="layout" svg:x1="7.058cm" svg:y1="25.346cm" svg:x2="7.058cm" svg:y2="25.273cm">
          <text:p/>
        </draw:line>
        <draw:polyline draw:style-name="gr8" draw:text-style-name="P5" draw:layer="layout" svg:width="0.159cm" svg:height="0.105cm" svg:x="6.944cm" svg:y="25.257cm" svg:viewBox="0 0 160 106" draw:points="160,106 0,54 160,0">
          <text:p/>
        </draw:polyline>
        <draw:polyline draw:style-name="gr8" draw:text-style-name="P5" draw:layer="layout" svg:width="0.159cm" svg:height="0.092cm" svg:x="6.944cm" svg:y="25.121cm" svg:viewBox="0 0 160 93" draw:points="70,61 61,77 54,83 38,93 32,93 16,83 10,77 0,61 0,32 10,16 16,6 32,0 38,0 54,6 61,16 70,32 70,61 77,77 83,83 99,93 131,93 144,83 153,77 160,61 160,32 153,16 144,6 131,0 99,0 83,6 77,16 70,32">
          <text:p/>
        </draw:polyline>
        <draw:line draw:style-name="gr8" draw:text-style-name="P5" draw:layer="layout" svg:x1="14.519cm" svg:y1="25.346cm" svg:x2="14.519cm" svg:y2="25.273cm">
          <text:p/>
        </draw:line>
        <draw:polyline draw:style-name="gr8" draw:text-style-name="P5" draw:layer="layout" svg:width="0.159cm" svg:height="0.105cm" svg:x="14.405cm" svg:y="25.257cm" svg:viewBox="0 0 160 106" draw:points="160,106 0,54 160,0">
          <text:p/>
        </draw:polyline>
        <draw:polyline draw:style-name="gr8" draw:text-style-name="P5" draw:layer="layout" svg:width="0.159cm" svg:height="0.105cm" svg:x="14.405cm" svg:y="25.114cm" svg:viewBox="0 0 160 106" draw:points="0,106 0,0 160,67">
          <text:p/>
        </draw:polyline>
        <draw:line draw:style-name="gr8" draw:text-style-name="P5" draw:layer="layout" svg:x1="14.202cm" svg:y1="25.346cm" svg:x2="14.202cm" svg:y2="25.273cm">
          <text:p/>
        </draw:line>
        <draw:polyline draw:style-name="gr8" draw:text-style-name="P5" draw:layer="layout" svg:width="0.159cm" svg:height="0.105cm" svg:x="14.087cm" svg:y="25.257cm" svg:viewBox="0 0 160 106" draw:points="160,106 0,54 160,0">
          <text:p/>
        </draw:polyline>
        <draw:polyline draw:style-name="gr8" draw:text-style-name="P5" draw:layer="layout" svg:width="0.159cm" svg:height="0.092cm" svg:x="14.087cm" svg:y="25.121cm" svg:viewBox="0 0 160 93" draw:points="0,16 0,45 10,61 16,67 38,83 70,93 131,93 144,83 153,77 160,61 160,32 153,16 144,6 131,0 93,0 77,6 70,16 61,32 61,61 70,77 77,83 93,93">
          <text:p/>
        </draw:polyline>
        <draw:line draw:style-name="gr8" draw:text-style-name="P5" draw:layer="layout" svg:x1="13.884cm" svg:y1="25.346cm" svg:x2="13.884cm" svg:y2="25.273cm">
          <text:p/>
        </draw:line>
        <draw:polyline draw:style-name="gr8" draw:text-style-name="P5" draw:layer="layout" svg:width="0.159cm" svg:height="0.105cm" svg:x="13.77cm" svg:y="25.257cm" svg:viewBox="0 0 160 106" draw:points="160,106 0,54 160,0">
          <text:p/>
        </draw:polyline>
        <draw:polyline draw:style-name="gr8" draw:text-style-name="P5" draw:layer="layout" svg:width="0.159cm" svg:height="0.092cm" svg:x="13.77cm" svg:y="25.121cm" svg:viewBox="0 0 160 93" draw:points="0,6 0,83 77,93 70,83 61,67 61,32 70,16 77,6 93,0 131,0 144,6 153,16 160,32 160,67 153,83 144,93">
          <text:p/>
        </draw:polyline>
        <draw:line draw:style-name="gr8" draw:text-style-name="P5" draw:layer="layout" svg:x1="13.567cm" svg:y1="25.346cm" svg:x2="13.567cm" svg:y2="25.273cm">
          <text:p/>
        </draw:line>
        <draw:polyline draw:style-name="gr8" draw:text-style-name="P5" draw:layer="layout" svg:width="0.159cm" svg:height="0.105cm" svg:x="13.452cm" svg:y="25.257cm" svg:viewBox="0 0 160 106" draw:points="160,106 0,54 160,0">
          <text:p/>
        </draw:polyline>
        <draw:line draw:style-name="gr8" draw:text-style-name="P5" draw:layer="layout" svg:x1="13.506cm" svg:y1="25.136cm" svg:x2="13.611cm" svg:y2="25.136cm">
          <text:p/>
        </draw:line>
        <draw:polyline draw:style-name="gr8" draw:text-style-name="P5" draw:layer="layout" svg:width="0.111cm" svg:height="0.098cm" svg:x="13.446cm" svg:y="25.114cm" svg:viewBox="0 0 112 99" draw:points="0,61 112,99 112,0">
          <text:p/>
        </draw:polyline>
        <draw:line draw:style-name="gr9" draw:text-style-name="P6" draw:layer="layout" svg:x1="13.654cm" svg:y1="25.082cm" svg:x2="13.335cm" svg:y2="25.401cm">
          <text:p/>
        </draw:line>
        <draw:line draw:style-name="gr9" draw:text-style-name="P6" draw:layer="layout" svg:x1="13.652cm" svg:y1="25.083cm" svg:x2="13.652cm" svg:y2="24.924cm">
          <text:p/>
        </draw:line>
        <draw:line draw:style-name="gr9" draw:text-style-name="P6" draw:layer="layout" svg:x1="13.97cm" svg:y1="25.083cm" svg:x2="13.97cm" svg:y2="24.924cm">
          <text:p/>
        </draw:line>
        <draw:line draw:style-name="gr9" draw:text-style-name="P6" draw:layer="layout" svg:x1="14.287cm" svg:y1="25.083cm" svg:x2="14.287cm" svg:y2="24.924cm">
          <text:p/>
        </draw:line>
        <draw:line draw:style-name="gr9" draw:text-style-name="P6" draw:layer="layout" svg:x1="14.605cm" svg:y1="25.083cm" svg:x2="14.605cm" svg:y2="24.924cm">
          <text:p/>
        </draw:line>
        <draw:line draw:style-name="gr9" draw:text-style-name="P6" draw:layer="layout" svg:x1="7.144cm" svg:y1="25.083cm" svg:x2="7.144cm" svg:y2="24.924cm">
          <text:p/>
        </draw:line>
        <draw:line draw:style-name="gr9" draw:text-style-name="P6" draw:layer="layout" svg:x1="7.461cm" svg:y1="25.083cm" svg:x2="7.461cm" svg:y2="24.924cm">
          <text:p/>
        </draw:line>
        <draw:line draw:style-name="gr9" draw:text-style-name="P6" draw:layer="layout" svg:x1="7.779cm" svg:y1="25.083cm" svg:x2="7.779cm" svg:y2="24.924cm">
          <text:p/>
        </draw:line>
        <draw:line draw:style-name="gr9" draw:text-style-name="P6" draw:layer="layout" svg:x1="8.096cm" svg:y1="25.083cm" svg:x2="8.096cm" svg:y2="24.924cm">
          <text:p/>
        </draw:line>
        <draw:line draw:style-name="gr9" draw:text-style-name="P6" draw:layer="layout" svg:x1="8.414cm" svg:y1="25.401cm" svg:x2="8.733cm" svg:y2="25.082cm">
          <text:p/>
        </draw:line>
        <draw:line draw:style-name="gr9" draw:text-style-name="P6" draw:layer="layout" svg:x1="8.096cm" svg:y1="25.401cm" svg:x2="8.415cm" svg:y2="25.082cm">
          <text:p/>
        </draw:line>
        <draw:line draw:style-name="gr9" draw:text-style-name="P6" draw:layer="layout" svg:x1="8.731cm" svg:y1="25.401cm" svg:x2="9.05cm" svg:y2="25.082cm">
          <text:p/>
        </draw:line>
        <draw:line draw:style-name="gr8" draw:text-style-name="P5" draw:layer="layout" svg:x1="8.646cm" svg:y1="25.498cm" svg:x2="8.646cm" svg:y2="25.422cm">
          <text:p/>
        </draw:line>
        <draw:polyline draw:style-name="gr8" draw:text-style-name="P5" draw:layer="layout" svg:width="0.159cm" svg:height="0.105cm" svg:x="8.531cm" svg:y="25.41cm" svg:viewBox="0 0 160 106" draw:points="160,106 0,51 160,0">
          <text:p/>
        </draw:polyline>
        <draw:line draw:style-name="gr8" draw:text-style-name="P5" draw:layer="layout" svg:x1="8.69cm" svg:y1="25.273cm" svg:x2="8.69cm" svg:y2="25.362cm">
          <text:p/>
        </draw:line>
        <draw:polyline draw:style-name="gr8" draw:text-style-name="P5" draw:layer="layout" svg:width="0.159cm" svg:height="0.044cm" svg:x="8.531cm" svg:y="25.317cm" svg:viewBox="0 0 160 45" draw:points="160,0 0,0 22,16 38,29 45,45">
          <text:p/>
        </draw:polyline>
        <draw:polyline draw:style-name="gr8" draw:text-style-name="P5" draw:layer="layout" svg:width="0.159cm" svg:height="0.098cm" svg:x="8.531cm" svg:y="25.121cm" svg:viewBox="0 0 160 99" draw:points="0,99 0,0 61,55 61,32 70,16 77,6 93,0 131,0 144,6 153,16 160,32 160,77 153,93 144,99">
          <text:p/>
        </draw:polyline>
        <draw:line draw:style-name="gr8" draw:text-style-name="P5" draw:layer="layout" svg:x1="8.328cm" svg:y1="25.498cm" svg:x2="8.328cm" svg:y2="25.422cm">
          <text:p/>
        </draw:line>
        <draw:polyline draw:style-name="gr8" draw:text-style-name="P5" draw:layer="layout" svg:width="0.159cm" svg:height="0.105cm" svg:x="8.214cm" svg:y="25.41cm" svg:viewBox="0 0 160 106" draw:points="160,106 0,51 160,0">
          <text:p/>
        </draw:polyline>
        <draw:line draw:style-name="gr8" draw:text-style-name="P5" draw:layer="layout" svg:x1="8.372cm" svg:y1="25.273cm" svg:x2="8.372cm" svg:y2="25.362cm">
          <text:p/>
        </draw:line>
        <draw:polyline draw:style-name="gr8" draw:text-style-name="P5" draw:layer="layout" svg:width="0.159cm" svg:height="0.044cm" svg:x="8.214cm" svg:y="25.317cm" svg:viewBox="0 0 160 45" draw:points="160,0 0,0 22,16 38,29 45,45">
          <text:p/>
        </draw:polyline>
        <draw:polyline draw:style-name="gr8" draw:text-style-name="P5" draw:layer="layout" svg:width="0.159cm" svg:height="0.098cm" svg:x="8.214cm" svg:y="25.121cm" svg:viewBox="0 0 160 99" draw:points="16,93 10,83 0,67 0,32 10,16 16,6 32,0 45,0 70,6 160,99 160,0">
          <text:p/>
        </draw:polyline>
        <draw:line draw:style-name="gr9" draw:text-style-name="P6" draw:layer="layout" svg:x1="5.24cm" svg:y1="25.56cm" svg:x2="4.921cm" svg:y2="25.241cm">
          <text:p/>
        </draw:line>
        <draw:line draw:style-name="gr9" draw:text-style-name="P6" draw:layer="layout" svg:x1="5.875cm" svg:y1="25.56cm" svg:x2="5.556cm" svg:y2="25.241cm">
          <text:p/>
        </draw:line>
        <draw:line draw:style-name="gr9" draw:text-style-name="P6" draw:layer="layout" svg:x1="9.049cm" svg:y1="25.401cm" svg:x2="9.368cm" svg:y2="25.082cm">
          <text:p/>
        </draw:line>
        <draw:line draw:style-name="gr9" draw:text-style-name="P6" draw:layer="layout" svg:x1="8.414cm" svg:y1="25.401cm" svg:x2="8.733cm" svg:y2="25.082cm">
          <text:p/>
        </draw:line>
        <draw:line draw:style-name="gr9" draw:text-style-name="P6" draw:layer="layout" svg:x1="8.414cm" svg:y1="25.401cm" svg:x2="8.733cm" svg:y2="25.082cm">
          <text:p/>
        </draw:line>
        <draw:line draw:style-name="gr8" draw:text-style-name="P5" draw:layer="layout" svg:x1="5.471cm" svg:y1="25.657cm" svg:x2="5.471cm" svg:y2="25.581cm">
          <text:p/>
        </draw:line>
        <draw:polyline draw:style-name="gr8" draw:text-style-name="P5" draw:layer="layout" svg:width="0.159cm" svg:height="0.105cm" svg:x="5.356cm" svg:y="25.568cm" svg:viewBox="0 0 160 106" draw:points="160,106 0,51 160,0">
          <text:p/>
        </draw:polyline>
        <draw:line draw:style-name="gr8" draw:text-style-name="P5" draw:layer="layout" svg:x1="5.515cm" svg:y1="25.432cm" svg:x2="5.515cm" svg:y2="25.521cm">
          <text:p/>
        </draw:line>
        <draw:polyline draw:style-name="gr8" draw:text-style-name="P5" draw:layer="layout" svg:width="0.159cm" svg:height="0.044cm" svg:x="5.356cm" svg:y="25.476cm" svg:viewBox="0 0 160 45" draw:points="160,0 0,0 22,16 38,29 45,45">
          <text:p/>
        </draw:polyline>
        <draw:polyline draw:style-name="gr8" draw:text-style-name="P5" draw:layer="layout" svg:width="0.159cm" svg:height="0.105cm" svg:x="5.356cm" svg:y="25.273cm" svg:viewBox="0 0 160 106" draw:points="0,106 0,0 160,67">
          <text:p/>
        </draw:polyline>
        <draw:line draw:style-name="gr8" draw:text-style-name="P5" draw:layer="layout" svg:x1="4.836cm" svg:y1="25.657cm" svg:x2="4.836cm" svg:y2="25.581cm">
          <text:p/>
        </draw:line>
        <draw:polyline draw:style-name="gr8" draw:text-style-name="P5" draw:layer="layout" svg:width="0.159cm" svg:height="0.105cm" svg:x="4.721cm" svg:y="25.568cm" svg:viewBox="0 0 160 106" draw:points="160,106 0,51 160,0">
          <text:p/>
        </draw:polyline>
        <draw:line draw:style-name="gr8" draw:text-style-name="P5" draw:layer="layout" svg:x1="4.88cm" svg:y1="25.432cm" svg:x2="4.88cm" svg:y2="25.521cm">
          <text:p/>
        </draw:line>
        <draw:polyline draw:style-name="gr8" draw:text-style-name="P5" draw:layer="layout" svg:width="0.159cm" svg:height="0.044cm" svg:x="4.721cm" svg:y="25.476cm" svg:viewBox="0 0 160 45" draw:points="160,0 0,0 22,16 38,29 45,45">
          <text:p/>
        </draw:polyline>
        <draw:polyline draw:style-name="gr8" draw:text-style-name="P5" draw:layer="layout" svg:width="0.159cm" svg:height="0.092cm" svg:x="4.721cm" svg:y="25.279cm" svg:viewBox="0 0 160 93" draw:points="0,16 0,45 10,61 16,67 38,83 70,93 131,93 144,83 153,77 160,61 160,32 153,16 144,6 131,0 93,0 77,6 70,16 61,32 61,61 70,77 77,83 93,93">
          <text:p/>
        </draw:polyline>
        <draw:line draw:style-name="gr8" draw:text-style-name="P5" draw:layer="layout" svg:x1="9.281cm" svg:y1="25.498cm" svg:x2="9.281cm" svg:y2="25.422cm">
          <text:p/>
        </draw:line>
        <draw:polyline draw:style-name="gr8" draw:text-style-name="P5" draw:layer="layout" svg:width="0.159cm" svg:height="0.105cm" svg:x="9.166cm" svg:y="25.41cm" svg:viewBox="0 0 160 106" draw:points="160,106 0,51 160,0">
          <text:p/>
        </draw:polyline>
        <draw:line draw:style-name="gr8" draw:text-style-name="P5" draw:layer="layout" svg:x1="9.325cm" svg:y1="25.273cm" svg:x2="9.325cm" svg:y2="25.362cm">
          <text:p/>
        </draw:line>
        <draw:polyline draw:style-name="gr8" draw:text-style-name="P5" draw:layer="layout" svg:width="0.159cm" svg:height="0.044cm" svg:x="9.166cm" svg:y="25.317cm" svg:viewBox="0 0 160 45" draw:points="160,0 0,0 22,16 38,29 45,45">
          <text:p/>
        </draw:polyline>
        <draw:polyline draw:style-name="gr8" draw:text-style-name="P5" draw:layer="layout" svg:width="0.159cm" svg:height="0.092cm" svg:x="9.166cm" svg:y="25.121cm" svg:viewBox="0 0 160 93" draw:points="0,6 0,83 77,93 70,83 61,67 61,32 70,16 77,6 93,0 131,0 144,6 153,16 160,32 160,67 153,83 144,93">
          <text:p/>
        </draw:polyline>
        <draw:line draw:style-name="gr8" draw:text-style-name="P5" draw:layer="layout" svg:x1="8.963cm" svg:y1="25.498cm" svg:x2="8.963cm" svg:y2="25.422cm">
          <text:p/>
        </draw:line>
        <draw:polyline draw:style-name="gr8" draw:text-style-name="P5" draw:layer="layout" svg:width="0.159cm" svg:height="0.105cm" svg:x="8.849cm" svg:y="25.41cm" svg:viewBox="0 0 160 106" draw:points="160,106 0,51 160,0">
          <text:p/>
        </draw:polyline>
        <draw:line draw:style-name="gr8" draw:text-style-name="P5" draw:layer="layout" svg:x1="9.007cm" svg:y1="25.273cm" svg:x2="9.007cm" svg:y2="25.362cm">
          <text:p/>
        </draw:line>
        <draw:polyline draw:style-name="gr8" draw:text-style-name="P5" draw:layer="layout" svg:width="0.159cm" svg:height="0.044cm" svg:x="8.849cm" svg:y="25.317cm" svg:viewBox="0 0 160 45" draw:points="160,0 0,0 22,16 38,29 45,45">
          <text:p/>
        </draw:polyline>
        <draw:line draw:style-name="gr8" draw:text-style-name="P5" draw:layer="layout" svg:x1="8.903cm" svg:y1="25.136cm" svg:x2="9.008cm" svg:y2="25.136cm">
          <text:p/>
        </draw:line>
        <draw:polyline draw:style-name="gr8" draw:text-style-name="P5" draw:layer="layout" svg:width="0.111cm" svg:height="0.098cm" svg:x="8.842cm" svg:y="25.114cm" svg:viewBox="0 0 112 99" draw:points="0,61 112,99 112,0">
          <text:p/>
        </draw:polyline>
        <draw:line draw:style-name="gr9" draw:text-style-name="P6" draw:layer="layout" svg:x1="4.921cm" svg:y1="25.241cm" svg:x2="4.921cm" svg:y2="25.082cm">
          <text:p/>
        </draw:line>
        <draw:line draw:style-name="gr9" draw:text-style-name="P6" draw:layer="layout" svg:x1="5.556cm" svg:y1="25.241cm" svg:x2="5.556cm" svg:y2="25.082cm">
          <text:p/>
        </draw:line>
        <draw:line draw:style-name="gr9" draw:text-style-name="P6" draw:layer="layout" svg:x1="9.366cm" svg:y1="25.083cm" svg:x2="9.366cm" svg:y2="24.924cm">
          <text:p/>
        </draw:line>
        <draw:line draw:style-name="gr9" draw:text-style-name="P6" draw:layer="layout" svg:x1="9.049cm" svg:y1="25.083cm" svg:x2="9.049cm" svg:y2="24.924cm">
          <text:p/>
        </draw:line>
        <draw:line draw:style-name="gr9" draw:text-style-name="P6" draw:layer="layout" svg:x1="8.731cm" svg:y1="25.083cm" svg:x2="8.731cm" svg:y2="24.924cm">
          <text:p/>
        </draw:line>
        <draw:line draw:style-name="gr9" draw:text-style-name="P6" draw:layer="layout" svg:x1="8.414cm" svg:y1="25.083cm" svg:x2="8.414cm" svg:y2="24.924cm">
          <text:p/>
        </draw:line>
        <draw:line draw:style-name="gr11" draw:text-style-name="P8" draw:layer="layout" svg:x1="6.826cm" svg:y1="25.4cm" svg:x2="6.826cm" svg:y2="25.559cm">
          <text:p/>
        </draw:line>
        <draw:line draw:style-name="gr9" draw:text-style-name="P6" draw:layer="layout" svg:x1="8.414cm" svg:y1="21.591cm" svg:x2="8.733cm" svg:y2="21.272cm">
          <text:p/>
        </draw:line>
        <draw:line draw:style-name="gr9" draw:text-style-name="P6" draw:layer="layout" svg:x1="9.049cm" svg:y1="21.591cm" svg:x2="9.368cm" svg:y2="21.272cm">
          <text:p/>
        </draw:line>
        <draw:line draw:style-name="gr8" draw:text-style-name="P5" draw:layer="layout" svg:x1="8.646cm" svg:y1="22.006cm" svg:x2="8.646cm" svg:y2="21.93cm">
          <text:p/>
        </draw:line>
        <draw:polyline draw:style-name="gr8" draw:text-style-name="P5" draw:layer="layout" svg:width="0.159cm" svg:height="0.105cm" svg:x="8.531cm" svg:y="21.917cm" svg:viewBox="0 0 160 106" draw:points="160,106 0,51 160,0">
          <text:p/>
        </draw:polyline>
        <draw:line draw:style-name="gr8" draw:text-style-name="P5" draw:layer="layout" svg:x1="8.69cm" svg:y1="21.78cm" svg:x2="8.69cm" svg:y2="21.869cm">
          <text:p/>
        </draw:line>
        <draw:polyline draw:style-name="gr8" draw:text-style-name="P5" draw:layer="layout" svg:width="0.159cm" svg:height="0.044cm" svg:x="8.531cm" svg:y="21.825cm" svg:viewBox="0 0 160 45" draw:points="160,0 0,0 22,16 38,29 45,45">
          <text:p/>
        </draw:polyline>
        <draw:polyline draw:style-name="gr8" draw:text-style-name="P5" draw:layer="layout" svg:width="0.159cm" svg:height="0.098cm" svg:x="8.531cm" svg:y="21.628cm" svg:viewBox="0 0 160 99" draw:points="0,99 0,0 61,55 61,32 70,16 77,6 93,0 131,0 144,6 153,16 160,32 160,77 153,93 144,99">
          <text:p/>
        </draw:polyline>
        <draw:line draw:style-name="gr8" draw:text-style-name="P5" draw:layer="layout" svg:x1="8.328cm" svg:y1="22.006cm" svg:x2="8.328cm" svg:y2="21.93cm">
          <text:p/>
        </draw:line>
        <draw:polyline draw:style-name="gr8" draw:text-style-name="P5" draw:layer="layout" svg:width="0.159cm" svg:height="0.105cm" svg:x="8.214cm" svg:y="21.917cm" svg:viewBox="0 0 160 106" draw:points="160,106 0,51 160,0">
          <text:p/>
        </draw:polyline>
        <draw:line draw:style-name="gr8" draw:text-style-name="P5" draw:layer="layout" svg:x1="8.372cm" svg:y1="21.78cm" svg:x2="8.372cm" svg:y2="21.869cm">
          <text:p/>
        </draw:line>
        <draw:polyline draw:style-name="gr8" draw:text-style-name="P5" draw:layer="layout" svg:width="0.159cm" svg:height="0.044cm" svg:x="8.214cm" svg:y="21.825cm" svg:viewBox="0 0 160 45" draw:points="160,0 0,0 22,16 38,29 45,45">
          <text:p/>
        </draw:polyline>
        <draw:polyline draw:style-name="gr8" draw:text-style-name="P5" draw:layer="layout" svg:width="0.159cm" svg:height="0.098cm" svg:x="8.214cm" svg:y="21.628cm" svg:viewBox="0 0 160 99" draw:points="16,93 10,83 0,67 0,32 10,16 16,6 32,0 45,0 70,6 160,99 160,0">
          <text:p/>
        </draw:polyline>
        <draw:line draw:style-name="gr9" draw:text-style-name="P6" draw:layer="layout" svg:x1="5.24cm" svg:y1="22.86cm" svg:x2="4.921cm" svg:y2="23.179cm">
          <text:p/>
        </draw:line>
        <draw:line draw:style-name="gr9" draw:text-style-name="P6" draw:layer="layout" svg:x1="5.875cm" svg:y1="22.86cm" svg:x2="5.556cm" svg:y2="23.179cm">
          <text:p/>
        </draw:line>
        <draw:line draw:style-name="gr9" draw:text-style-name="P6" draw:layer="layout" svg:x1="9.366cm" svg:y1="21.591cm" svg:x2="9.685cm" svg:y2="21.272cm">
          <text:p/>
        </draw:line>
        <draw:line draw:style-name="gr9" draw:text-style-name="P6" draw:layer="layout" svg:x1="8.731cm" svg:y1="21.591cm" svg:x2="9.05cm" svg:y2="21.272cm">
          <text:p/>
        </draw:line>
        <draw:line draw:style-name="gr8" draw:text-style-name="P5" draw:layer="layout" svg:x1="5.594cm" svg:y1="23.092cm" svg:x2="5.67cm" svg:y2="23.092cm">
          <text:p/>
        </draw:line>
        <draw:polyline draw:style-name="gr8" draw:text-style-name="P5" draw:layer="layout" svg:width="0.108cm" svg:height="0.159cm" svg:x="5.578cm" svg:y="22.977cm" svg:viewBox="0 0 109 160" draw:points="0,160 54,0 109,160">
          <text:p/>
        </draw:polyline>
        <draw:line draw:style-name="gr8" draw:text-style-name="P5" draw:layer="layout" svg:x1="5.82cm" svg:y1="23.136cm" svg:x2="5.731cm" svg:y2="23.136cm">
          <text:p/>
        </draw:line>
        <draw:polyline draw:style-name="gr8" draw:text-style-name="P5" draw:layer="layout" svg:width="0.044cm" svg:height="0.159cm" svg:x="5.731cm" svg:y="22.977cm" svg:viewBox="0 0 45 160" draw:points="45,160 45,0 29,22 16,38 0,45">
          <text:p/>
        </draw:polyline>
        <draw:polyline draw:style-name="gr8" draw:text-style-name="P5" draw:layer="layout" svg:width="0.105cm" svg:height="0.159cm" svg:x="5.874cm" svg:y="22.977cm" svg:viewBox="0 0 106 160" draw:points="0,0 106,0 38,160">
          <text:p/>
        </draw:polyline>
        <draw:line draw:style-name="gr8" draw:text-style-name="P5" draw:layer="layout" svg:x1="4.959cm" svg:y1="23.092cm" svg:x2="5.035cm" svg:y2="23.092cm">
          <text:p/>
        </draw:line>
        <draw:polyline draw:style-name="gr8" draw:text-style-name="P5" draw:layer="layout" svg:width="0.108cm" svg:height="0.159cm" svg:x="4.943cm" svg:y="22.977cm" svg:viewBox="0 0 109 160" draw:points="0,160 54,0 109,160">
          <text:p/>
        </draw:polyline>
        <draw:line draw:style-name="gr8" draw:text-style-name="P5" draw:layer="layout" svg:x1="5.185cm" svg:y1="23.136cm" svg:x2="5.096cm" svg:y2="23.136cm">
          <text:p/>
        </draw:line>
        <draw:polyline draw:style-name="gr8" draw:text-style-name="P5" draw:layer="layout" svg:width="0.044cm" svg:height="0.159cm" svg:x="5.096cm" svg:y="22.977cm" svg:viewBox="0 0 45 160" draw:points="45,160 45,0 29,22 16,38 0,45">
          <text:p/>
        </draw:polyline>
        <draw:polyline draw:style-name="gr8" draw:text-style-name="P5" draw:layer="layout" svg:width="0.089cm" svg:height="0.159cm" svg:x="5.248cm" svg:y="22.977cm" svg:viewBox="0 0 90 160" draw:points="74,0 45,0 29,10 22,16 6,38 0,70 0,131 6,144 13,153 29,160 61,160 74,153 83,144 90,131 90,93 83,77 74,70 61,61 29,61 13,70 6,77 0,93">
          <text:p/>
        </draw:polyline>
        <draw:line draw:style-name="gr8" draw:text-style-name="P5" draw:layer="layout" svg:x1="9.281cm" svg:y1="22.006cm" svg:x2="9.281cm" svg:y2="21.93cm">
          <text:p/>
        </draw:line>
        <draw:polyline draw:style-name="gr8" draw:text-style-name="P5" draw:layer="layout" svg:width="0.159cm" svg:height="0.105cm" svg:x="9.166cm" svg:y="21.917cm" svg:viewBox="0 0 160 106" draw:points="160,106 0,51 160,0">
          <text:p/>
        </draw:polyline>
        <draw:line draw:style-name="gr8" draw:text-style-name="P5" draw:layer="layout" svg:x1="9.325cm" svg:y1="21.78cm" svg:x2="9.325cm" svg:y2="21.869cm">
          <text:p/>
        </draw:line>
        <draw:polyline draw:style-name="gr8" draw:text-style-name="P5" draw:layer="layout" svg:width="0.159cm" svg:height="0.044cm" svg:x="9.166cm" svg:y="21.825cm" svg:viewBox="0 0 160 45" draw:points="160,0 0,0 22,16 38,29 45,45">
          <text:p/>
        </draw:polyline>
        <draw:polyline draw:style-name="gr8" draw:text-style-name="P5" draw:layer="layout" svg:width="0.159cm" svg:height="0.092cm" svg:x="9.166cm" svg:y="21.628cm" svg:viewBox="0 0 160 93" draw:points="0,6 0,83 77,93 70,83 61,67 61,32 70,16 77,6 93,0 131,0 144,6 153,16 160,32 160,67 153,83 144,93">
          <text:p/>
        </draw:polyline>
        <draw:line draw:style-name="gr8" draw:text-style-name="P5" draw:layer="layout" svg:x1="8.963cm" svg:y1="22.006cm" svg:x2="8.963cm" svg:y2="21.93cm">
          <text:p/>
        </draw:line>
        <draw:polyline draw:style-name="gr8" draw:text-style-name="P5" draw:layer="layout" svg:width="0.159cm" svg:height="0.105cm" svg:x="8.849cm" svg:y="21.917cm" svg:viewBox="0 0 160 106" draw:points="160,106 0,51 160,0">
          <text:p/>
        </draw:polyline>
        <draw:line draw:style-name="gr8" draw:text-style-name="P5" draw:layer="layout" svg:x1="9.007cm" svg:y1="21.78cm" svg:x2="9.007cm" svg:y2="21.869cm">
          <text:p/>
        </draw:line>
        <draw:polyline draw:style-name="gr8" draw:text-style-name="P5" draw:layer="layout" svg:width="0.159cm" svg:height="0.044cm" svg:x="8.849cm" svg:y="21.825cm" svg:viewBox="0 0 160 45" draw:points="160,0 0,0 22,16 38,29 45,45">
          <text:p/>
        </draw:polyline>
        <draw:line draw:style-name="gr8" draw:text-style-name="P5" draw:layer="layout" svg:x1="8.903cm" svg:y1="21.644cm" svg:x2="9.008cm" svg:y2="21.644cm">
          <text:p/>
        </draw:line>
        <draw:polyline draw:style-name="gr8" draw:text-style-name="P5" draw:layer="layout" svg:width="0.111cm" svg:height="0.098cm" svg:x="8.842cm" svg:y="21.622cm" svg:viewBox="0 0 112 99" draw:points="0,61 112,99 112,0">
          <text:p/>
        </draw:polyline>
        <draw:line draw:style-name="gr9" draw:text-style-name="P6" draw:layer="layout" svg:x1="7.779cm" svg:y1="21.591cm" svg:x2="8.098cm" svg:y2="21.272cm">
          <text:p/>
        </draw:line>
        <draw:line draw:style-name="gr9" draw:text-style-name="P6" draw:layer="layout" svg:x1="7.461cm" svg:y1="21.591cm" svg:x2="7.78cm" svg:y2="21.272cm">
          <text:p/>
        </draw:line>
        <draw:line draw:style-name="gr9" draw:text-style-name="P6" draw:layer="layout" svg:x1="7.144cm" svg:y1="21.591cm" svg:x2="7.463cm" svg:y2="21.272cm">
          <text:p/>
        </draw:line>
        <draw:line draw:style-name="gr9" draw:text-style-name="P6" draw:layer="layout" svg:x1="14.605cm" svg:y1="21.591cm" svg:x2="14.924cm" svg:y2="21.272cm">
          <text:p/>
        </draw:line>
        <draw:line draw:style-name="gr9" draw:text-style-name="P6" draw:layer="layout" svg:x1="14.287cm" svg:y1="21.591cm" svg:x2="14.606cm" svg:y2="21.272cm">
          <text:p/>
        </draw:line>
        <draw:line draw:style-name="gr9" draw:text-style-name="P6" draw:layer="layout" svg:x1="13.97cm" svg:y1="21.591cm" svg:x2="14.289cm" svg:y2="21.272cm">
          <text:p/>
        </draw:line>
        <draw:line draw:style-name="gr9" draw:text-style-name="P6" draw:layer="layout" svg:x1="13.652cm" svg:y1="21.591cm" svg:x2="13.971cm" svg:y2="21.272cm">
          <text:p/>
        </draw:line>
        <draw:line draw:style-name="gr8" draw:text-style-name="P5" draw:layer="layout" svg:x1="7.693cm" svg:y1="22.006cm" svg:x2="7.693cm" svg:y2="21.93cm">
          <text:p/>
        </draw:line>
        <draw:polyline draw:style-name="gr8" draw:text-style-name="P5" draw:layer="layout" svg:width="0.159cm" svg:height="0.105cm" svg:x="7.579cm" svg:y="21.917cm" svg:viewBox="0 0 160 106" draw:points="160,106 0,51 160,0">
          <text:p/>
        </draw:polyline>
        <draw:line draw:style-name="gr8" draw:text-style-name="P5" draw:layer="layout" svg:x1="7.737cm" svg:y1="21.78cm" svg:x2="7.737cm" svg:y2="21.869cm">
          <text:p/>
        </draw:line>
        <draw:polyline draw:style-name="gr8" draw:text-style-name="P5" draw:layer="layout" svg:width="0.159cm" svg:height="0.044cm" svg:x="7.579cm" svg:y="21.825cm" svg:viewBox="0 0 160 45" draw:points="160,0 0,0 22,16 38,29 45,45">
          <text:p/>
        </draw:polyline>
        <draw:polygon draw:style-name="gr8" draw:text-style-name="P5" draw:layer="layout" svg:width="0.159cm" svg:height="0.092cm" svg:x="7.579cm" svg:y="21.628cm" svg:viewBox="0 0 160 93" draw:points="0,55 0,39 10,22 16,16 32,6 61,0 99,0 131,6 144,16 153,22 160,39 160,55 153,67 144,77 131,83 99,93 61,93 32,83 16,77 10,67">
          <text:p/>
        </draw:polygon>
        <draw:line draw:style-name="gr8" draw:text-style-name="P5" draw:layer="layout" svg:x1="7.376cm" svg:y1="21.853cm" svg:x2="7.376cm" svg:y2="21.78cm">
          <text:p/>
        </draw:line>
        <draw:polyline draw:style-name="gr8" draw:text-style-name="P5" draw:layer="layout" svg:width="0.159cm" svg:height="0.105cm" svg:x="7.261cm" svg:y="21.765cm" svg:viewBox="0 0 160 106" draw:points="160,106 0,54 160,0">
          <text:p/>
        </draw:polyline>
        <draw:polyline draw:style-name="gr8" draw:text-style-name="P5" draw:layer="layout" svg:width="0.159cm" svg:height="0.092cm" svg:x="7.261cm" svg:y="21.628cm" svg:viewBox="0 0 160 93" draw:points="160,77 160,45 153,32 144,22 121,6 93,0 32,0 16,6 10,16 0,32 0,61 10,77 16,83 32,93 70,93 83,83 93,77 99,61 99,32 93,16 83,6 70,0">
          <text:p/>
        </draw:polyline>
        <draw:line draw:style-name="gr8" draw:text-style-name="P5" draw:layer="layout" svg:x1="7.058cm" svg:y1="21.853cm" svg:x2="7.058cm" svg:y2="21.78cm">
          <text:p/>
        </draw:line>
        <draw:polyline draw:style-name="gr8" draw:text-style-name="P5" draw:layer="layout" svg:width="0.159cm" svg:height="0.105cm" svg:x="6.944cm" svg:y="21.765cm" svg:viewBox="0 0 160 106" draw:points="160,106 0,54 160,0">
          <text:p/>
        </draw:polyline>
        <draw:polyline draw:style-name="gr8" draw:text-style-name="P5" draw:layer="layout" svg:width="0.159cm" svg:height="0.092cm" svg:x="6.944cm" svg:y="21.628cm" svg:viewBox="0 0 160 93" draw:points="70,61 61,77 54,83 38,93 32,93 16,83 10,77 0,61 0,32 10,16 16,6 32,0 38,0 54,6 61,16 70,32 70,61 77,77 83,83 99,93 131,93 144,83 153,77 160,61 160,32 153,16 144,6 131,0 99,0 83,6 77,16 70,32">
          <text:p/>
        </draw:polyline>
        <draw:line draw:style-name="gr8" draw:text-style-name="P5" draw:layer="layout" svg:x1="14.519cm" svg:y1="21.853cm" svg:x2="14.519cm" svg:y2="21.78cm">
          <text:p/>
        </draw:line>
        <draw:polyline draw:style-name="gr8" draw:text-style-name="P5" draw:layer="layout" svg:width="0.159cm" svg:height="0.105cm" svg:x="14.405cm" svg:y="21.765cm" svg:viewBox="0 0 160 106" draw:points="160,106 0,54 160,0">
          <text:p/>
        </draw:polyline>
        <draw:polyline draw:style-name="gr8" draw:text-style-name="P5" draw:layer="layout" svg:width="0.159cm" svg:height="0.105cm" svg:x="14.405cm" svg:y="21.622cm" svg:viewBox="0 0 160 106" draw:points="0,106 0,0 160,67">
          <text:p/>
        </draw:polyline>
        <draw:line draw:style-name="gr8" draw:text-style-name="P5" draw:layer="layout" svg:x1="14.202cm" svg:y1="21.853cm" svg:x2="14.202cm" svg:y2="21.78cm">
          <text:p/>
        </draw:line>
        <draw:polyline draw:style-name="gr8" draw:text-style-name="P5" draw:layer="layout" svg:width="0.159cm" svg:height="0.105cm" svg:x="14.087cm" svg:y="21.765cm" svg:viewBox="0 0 160 106" draw:points="160,106 0,54 160,0">
          <text:p/>
        </draw:polyline>
        <draw:polyline draw:style-name="gr8" draw:text-style-name="P5" draw:layer="layout" svg:width="0.159cm" svg:height="0.092cm" svg:x="14.087cm" svg:y="21.628cm" svg:viewBox="0 0 160 93" draw:points="0,16 0,45 10,61 16,67 38,83 70,93 131,93 144,83 153,77 160,61 160,32 153,16 144,6 131,0 93,0 77,6 70,16 61,32 61,61 70,77 77,83 93,93">
          <text:p/>
        </draw:polyline>
        <draw:line draw:style-name="gr8" draw:text-style-name="P5" draw:layer="layout" svg:x1="13.884cm" svg:y1="21.853cm" svg:x2="13.884cm" svg:y2="21.78cm">
          <text:p/>
        </draw:line>
        <draw:polyline draw:style-name="gr8" draw:text-style-name="P5" draw:layer="layout" svg:width="0.159cm" svg:height="0.105cm" svg:x="13.77cm" svg:y="21.765cm" svg:viewBox="0 0 160 106" draw:points="160,106 0,54 160,0">
          <text:p/>
        </draw:polyline>
        <draw:polyline draw:style-name="gr8" draw:text-style-name="P5" draw:layer="layout" svg:width="0.159cm" svg:height="0.092cm" svg:x="13.77cm" svg:y="21.628cm" svg:viewBox="0 0 160 93" draw:points="0,6 0,83 77,93 70,83 61,67 61,32 70,16 77,6 93,0 131,0 144,6 153,16 160,32 160,67 153,83 144,93">
          <text:p/>
        </draw:polyline>
        <draw:line draw:style-name="gr8" draw:text-style-name="P5" draw:layer="layout" svg:x1="13.567cm" svg:y1="21.853cm" svg:x2="13.567cm" svg:y2="21.78cm">
          <text:p/>
        </draw:line>
        <draw:polyline draw:style-name="gr8" draw:text-style-name="P5" draw:layer="layout" svg:width="0.159cm" svg:height="0.105cm" svg:x="13.452cm" svg:y="21.765cm" svg:viewBox="0 0 160 106" draw:points="160,106 0,54 160,0">
          <text:p/>
        </draw:polyline>
        <draw:line draw:style-name="gr8" draw:text-style-name="P5" draw:layer="layout" svg:x1="13.506cm" svg:y1="21.644cm" svg:x2="13.611cm" svg:y2="21.644cm">
          <text:p/>
        </draw:line>
        <draw:polyline draw:style-name="gr8" draw:text-style-name="P5" draw:layer="layout" svg:width="0.111cm" svg:height="0.098cm" svg:x="13.446cm" svg:y="21.622cm" svg:viewBox="0 0 112 99" draw:points="0,61 112,99 112,0">
          <text:p/>
        </draw:polyline>
        <draw:line draw:style-name="gr9" draw:text-style-name="P6" draw:layer="layout" svg:x1="8.415cm" svg:y1="21.272cm" svg:x2="8.096cm" svg:y2="21.591cm">
          <text:p/>
        </draw:line>
        <draw:line draw:style-name="gr8" draw:text-style-name="P5" draw:layer="layout" svg:x1="8.011cm" svg:y1="22.006cm" svg:x2="8.011cm" svg:y2="21.93cm">
          <text:p/>
        </draw:line>
        <draw:polyline draw:style-name="gr8" draw:text-style-name="P5" draw:layer="layout" svg:width="0.159cm" svg:height="0.105cm" svg:x="7.896cm" svg:y="21.917cm" svg:viewBox="0 0 160 106" draw:points="160,106 0,51 160,0">
          <text:p/>
        </draw:polyline>
        <draw:line draw:style-name="gr8" draw:text-style-name="P5" draw:layer="layout" svg:x1="8.055cm" svg:y1="21.78cm" svg:x2="8.055cm" svg:y2="21.869cm">
          <text:p/>
        </draw:line>
        <draw:polyline draw:style-name="gr8" draw:text-style-name="P5" draw:layer="layout" svg:width="0.159cm" svg:height="0.044cm" svg:x="7.896cm" svg:y="21.825cm" svg:viewBox="0 0 160 45" draw:points="160,0 0,0 22,16 38,29 45,45">
          <text:p/>
        </draw:polyline>
        <draw:line draw:style-name="gr8" draw:text-style-name="P5" draw:layer="layout" svg:x1="8.055cm" svg:y1="21.628cm" svg:x2="8.055cm" svg:y2="21.72cm">
          <text:p/>
        </draw:line>
        <draw:polyline draw:style-name="gr8" draw:text-style-name="P5" draw:layer="layout" svg:width="0.159cm" svg:height="0.048cm" svg:x="7.896cm" svg:y="21.673cm" svg:viewBox="0 0 160 49" draw:points="160,0 0,0 22,16 38,32 45,49">
          <text:p/>
        </draw:polyline>
        <draw:line draw:style-name="gr9" draw:text-style-name="P6" draw:layer="layout" svg:x1="8.096cm" svg:y1="21.59cm" svg:x2="8.096cm" svg:y2="21.749cm">
          <text:p/>
        </draw:line>
        <draw:line draw:style-name="gr9" draw:text-style-name="P6" draw:layer="layout" svg:x1="7.779cm" svg:y1="21.59cm" svg:x2="7.779cm" svg:y2="21.749cm">
          <text:p/>
        </draw:line>
        <draw:line draw:style-name="gr9" draw:text-style-name="P6" draw:layer="layout" svg:x1="7.461cm" svg:y1="21.59cm" svg:x2="7.461cm" svg:y2="21.749cm">
          <text:p/>
        </draw:line>
        <draw:line draw:style-name="gr9" draw:text-style-name="P6" draw:layer="layout" svg:x1="7.144cm" svg:y1="21.59cm" svg:x2="7.144cm" svg:y2="21.749cm">
          <text:p/>
        </draw:line>
        <draw:line draw:style-name="gr9" draw:text-style-name="P6" draw:layer="layout" svg:x1="14.605cm" svg:y1="21.59cm" svg:x2="14.605cm" svg:y2="21.749cm">
          <text:p/>
        </draw:line>
        <draw:line draw:style-name="gr9" draw:text-style-name="P6" draw:layer="layout" svg:x1="14.287cm" svg:y1="21.59cm" svg:x2="14.287cm" svg:y2="21.749cm">
          <text:p/>
        </draw:line>
        <draw:line draw:style-name="gr9" draw:text-style-name="P6" draw:layer="layout" svg:x1="13.97cm" svg:y1="21.59cm" svg:x2="13.97cm" svg:y2="21.749cm">
          <text:p/>
        </draw:line>
        <draw:line draw:style-name="gr9" draw:text-style-name="P6" draw:layer="layout" svg:x1="13.652cm" svg:y1="21.59cm" svg:x2="13.652cm" svg:y2="21.749cm">
          <text:p/>
        </draw:line>
        <draw:line draw:style-name="gr9" draw:text-style-name="P6" draw:layer="layout" svg:x1="8.414cm" svg:y1="21.59cm" svg:x2="8.414cm" svg:y2="21.749cm">
          <text:p/>
        </draw:line>
        <draw:line draw:style-name="gr9" draw:text-style-name="P6" draw:layer="layout" svg:x1="8.731cm" svg:y1="21.59cm" svg:x2="8.731cm" svg:y2="21.749cm">
          <text:p/>
        </draw:line>
        <draw:line draw:style-name="gr9" draw:text-style-name="P6" draw:layer="layout" svg:x1="9.049cm" svg:y1="21.59cm" svg:x2="9.049cm" svg:y2="21.749cm">
          <text:p/>
        </draw:line>
        <draw:line draw:style-name="gr9" draw:text-style-name="P6" draw:layer="layout" svg:x1="9.366cm" svg:y1="21.59cm" svg:x2="9.366cm" svg:y2="21.749cm">
          <text:p/>
        </draw:line>
        <draw:line draw:style-name="gr9" draw:text-style-name="P6" draw:layer="layout" svg:x1="13.335cm" svg:y1="21.591cm" svg:x2="13.654cm" svg:y2="21.272cm">
          <text:p/>
        </draw:line>
        <draw:line draw:style-name="gr9" draw:text-style-name="P6" draw:layer="layout" svg:x1="13.017cm" svg:y1="21.591cm" svg:x2="13.336cm" svg:y2="21.272cm">
          <text:p/>
        </draw:line>
        <draw:line draw:style-name="gr9" draw:text-style-name="P6" draw:layer="layout" svg:x1="12.382cm" svg:y1="21.591cm" svg:x2="12.701cm" svg:y2="21.272cm">
          <text:p/>
        </draw:line>
        <draw:line draw:style-name="gr9" draw:text-style-name="P6" draw:layer="layout" svg:x1="13.335cm" svg:y1="21.591cm" svg:x2="13.654cm" svg:y2="21.272cm">
          <text:p/>
        </draw:line>
        <draw:line draw:style-name="gr9" draw:text-style-name="P6" draw:layer="layout" svg:x1="13.017cm" svg:y1="21.591cm" svg:x2="13.336cm" svg:y2="21.272cm">
          <text:p/>
        </draw:line>
        <draw:line draw:style-name="gr9" draw:text-style-name="P6" draw:layer="layout" svg:x1="12.7cm" svg:y1="21.591cm" svg:x2="13.019cm" svg:y2="21.272cm">
          <text:p/>
        </draw:line>
        <draw:line draw:style-name="gr8" draw:text-style-name="P5" draw:layer="layout" svg:x1="13.249cm" svg:y1="21.853cm" svg:x2="13.249cm" svg:y2="21.78cm">
          <text:p/>
        </draw:line>
        <draw:polyline draw:style-name="gr8" draw:text-style-name="P5" draw:layer="layout" svg:width="0.159cm" svg:height="0.105cm" svg:x="13.135cm" svg:y="21.765cm" svg:viewBox="0 0 160 106" draw:points="160,106 0,54 160,0">
          <text:p/>
        </draw:polyline>
        <draw:polyline draw:style-name="gr8" draw:text-style-name="P5" draw:layer="layout" svg:width="0.159cm" svg:height="0.098cm" svg:x="13.135cm" svg:y="21.628cm" svg:viewBox="0 0 160 99" draw:points="0,99 0,0 61,55 61,32 70,16 77,6 93,0 131,0 144,6 153,16 160,32 160,77 153,93 144,99">
          <text:p/>
        </draw:polyline>
        <draw:line draw:style-name="gr8" draw:text-style-name="P5" draw:layer="layout" svg:x1="12.932cm" svg:y1="21.853cm" svg:x2="12.932cm" svg:y2="21.78cm">
          <text:p/>
        </draw:line>
        <draw:polyline draw:style-name="gr8" draw:text-style-name="P5" draw:layer="layout" svg:width="0.159cm" svg:height="0.105cm" svg:x="12.817cm" svg:y="21.765cm" svg:viewBox="0 0 160 106" draw:points="160,106 0,54 160,0">
          <text:p/>
        </draw:polyline>
        <draw:polyline draw:style-name="gr8" draw:text-style-name="P5" draw:layer="layout" svg:width="0.159cm" svg:height="0.098cm" svg:x="12.817cm" svg:y="21.628cm" svg:viewBox="0 0 160 99" draw:points="16,93 10,83 0,67 0,32 10,16 16,6 32,0 45,0 70,6 160,99 160,0">
          <text:p/>
        </draw:polyline>
        <draw:line draw:style-name="gr8" draw:text-style-name="P5" draw:layer="layout" svg:x1="12.614cm" svg:y1="21.853cm" svg:x2="12.614cm" svg:y2="21.78cm">
          <text:p/>
        </draw:line>
        <draw:polyline draw:style-name="gr8" draw:text-style-name="P5" draw:layer="layout" svg:width="0.159cm" svg:height="0.105cm" svg:x="12.5cm" svg:y="21.765cm" svg:viewBox="0 0 160 106" draw:points="160,106 0,54 160,0">
          <text:p/>
        </draw:polyline>
        <draw:line draw:style-name="gr8" draw:text-style-name="P5" draw:layer="layout" svg:x1="12.659cm" svg:y1="21.628cm" svg:x2="12.659cm" svg:y2="21.72cm">
          <text:p/>
        </draw:line>
        <draw:polyline draw:style-name="gr8" draw:text-style-name="P5" draw:layer="layout" svg:width="0.159cm" svg:height="0.048cm" svg:x="12.5cm" svg:y="21.673cm" svg:viewBox="0 0 160 49" draw:points="160,0 0,0 22,16 38,32 45,49">
          <text:p/>
        </draw:polyline>
        <draw:line draw:style-name="gr8" draw:text-style-name="P5" draw:layer="layout" svg:x1="12.297cm" svg:y1="21.853cm" svg:x2="12.297cm" svg:y2="21.78cm">
          <text:p/>
        </draw:line>
        <draw:polyline draw:style-name="gr8" draw:text-style-name="P5" draw:layer="layout" svg:width="0.159cm" svg:height="0.105cm" svg:x="12.182cm" svg:y="21.765cm" svg:viewBox="0 0 160 106" draw:points="160,106 0,54 160,0">
          <text:p/>
        </draw:polyline>
        <draw:polygon draw:style-name="gr8" draw:text-style-name="P5" draw:layer="layout" svg:width="0.159cm" svg:height="0.092cm" svg:x="12.182cm" svg:y="21.628cm" svg:viewBox="0 0 160 93" draw:points="0,55 0,39 10,22 16,16 32,6 61,0 99,0 131,6 144,16 153,22 160,39 160,55 153,67 144,77 131,83 99,93 61,93 32,83 16,77 10,67">
          <text:p/>
        </draw:polygon>
        <draw:line draw:style-name="gr9" draw:text-style-name="P6" draw:layer="layout" svg:x1="13.335cm" svg:y1="21.749cm" svg:x2="13.335cm" svg:y2="21.59cm">
          <text:p/>
        </draw:line>
        <draw:line draw:style-name="gr9" draw:text-style-name="P6" draw:layer="layout" svg:x1="13.017cm" svg:y1="21.749cm" svg:x2="13.017cm" svg:y2="21.59cm">
          <text:p/>
        </draw:line>
        <draw:line draw:style-name="gr9" draw:text-style-name="P6" draw:layer="layout" svg:x1="12.7cm" svg:y1="21.749cm" svg:x2="12.7cm" svg:y2="21.59cm">
          <text:p/>
        </draw:line>
        <draw:line draw:style-name="gr9" draw:text-style-name="P6" draw:layer="layout" svg:x1="12.382cm" svg:y1="21.749cm" svg:x2="12.382cm" svg:y2="21.59cm">
          <text:p/>
        </draw:line>
        <draw:line draw:style-name="gr9" draw:text-style-name="P6" draw:layer="layout" svg:x1="15.24cm" svg:y1="25.083cm" svg:x2="15.24cm" svg:y2="24.924cm">
          <text:p/>
        </draw:line>
        <draw:line draw:style-name="gr9" draw:text-style-name="P6" draw:layer="layout" svg:x1="15.24cm" svg:y1="25.082cm" svg:x2="16.51cm" svg:y2="25.082cm">
          <text:p/>
        </draw:line>
        <draw:polygon draw:style-name="gr6" draw:text-style-name="P1" draw:layer="layout" svg:width="0.635cm" svg:height="0.794cm" svg:x="4.604cm" svg:y="23.812cm" svg:viewBox="0 0 636 795" draw:points="0,795 636,795 318,0">
          <text:p/>
        </draw:polygon>
        <draw:path draw:style-name="gr1" draw:text-style-name="P1" draw:layer="layout" svg:width="0.127cm" svg:height="0.127cm" svg:x="4.635cm" svg:y="24.066cm" svg:viewBox="0 0 128 128" svg:d="M128 64c0 12-3 22-9 32-5 10-13 18-23 23-10 6-20 9-32 9s-22-3-32-9c-10-5-18-13-23-23-6-10-9-20-9-32s3-22 9-32c5-10 13-18 23-23 10-6 20-9 32-9s22 3 32 9c10 5 18 13 23 23 6 10 9 20 9 32z">
          <text:p/>
        </draw:path>
        <draw:line draw:style-name="gr1" draw:text-style-name="P1" draw:layer="layout" svg:x1="4.635cm" svg:y1="24.13cm" svg:x2="4.286cm" svg:y2="24.13cm">
          <text:p/>
        </draw:line>
        <draw:line draw:style-name="gr1" draw:text-style-name="P1" draw:layer="layout" svg:x1="4.559cm" svg:y1="24.092cm" svg:x2="4.486cm" svg:y2="24.092cm">
          <text:p/>
        </draw:line>
        <draw:polyline draw:style-name="gr1" draw:text-style-name="P1" draw:layer="layout" svg:width="0.038cm" svg:height="0.127cm" svg:x="4.486cm" svg:y="23.965cm" svg:viewBox="0 0 39 128" draw:points="39,128 39,0 26,16 13,29 0,35">
          <text:p/>
        </draw:polyline>
        <draw:line draw:style-name="gr1" draw:text-style-name="P1" draw:layer="layout" svg:x1="4.921cm" svg:y1="24.606cm" svg:x2="4.921cm" svg:y2="25.082cm">
          <text:p/>
        </draw:line>
        <draw:polyline draw:style-name="gr1" draw:text-style-name="P1" draw:layer="layout" svg:width="0.127cm" svg:height="0.079cm" svg:x="4.756cm" svg:y="24.806cm" svg:viewBox="0 0 128 80" draw:points="10,74 6,68 0,55 0,26 6,13 10,6 22,0 35,0 54,6 128,80 128,0">
          <text:p/>
        </draw:polyline>
        <draw:line draw:style-name="gr1" draw:text-style-name="P1" draw:layer="layout" svg:x1="4.921cm" svg:y1="23.812cm" svg:x2="4.921cm" svg:y2="23.336cm">
          <text:p/>
        </draw:line>
        <draw:polyline draw:style-name="gr1" draw:text-style-name="P1" draw:layer="layout" svg:width="0.127cm" svg:height="0.073cm" svg:x="4.756cm" svg:y="23.536cm" svg:viewBox="0 0 128 74" draw:points="0,13 0,39 6,48 10,55 29,68 54,74 102,74 115,68 122,61 128,48 128,26 122,13 115,6 102,0 70,0 61,6 54,13 48,26 48,48 54,61 61,68 70,74">
          <text:p/>
        </draw:polyline>
        <draw:polyline draw:style-name="gr7" draw:text-style-name="P4" draw:layer="layout" svg:width="0.092cm" svg:height="0.159cm" svg:x="5.378cm" svg:y="23.965cm" svg:viewBox="0 0 93 160" draw:points="0,0 0,131 6,144 16,153 32,160 61,160 77,153 83,144 93,131 93,0">
          <text:p/>
        </draw:polyline>
        <draw:line draw:style-name="gr7" draw:text-style-name="P4" draw:layer="layout" svg:x1="5.629cm" svg:y1="24.124cm" svg:x2="5.537cm" svg:y2="24.124cm">
          <text:p/>
        </draw:line>
        <draw:polyline draw:style-name="gr7" draw:text-style-name="P4" draw:layer="layout" svg:width="0.044cm" svg:height="0.159cm" svg:x="5.537cm" svg:y="23.965cm" svg:viewBox="0 0 45 160" draw:points="45,160 45,0 32,22 16,38 0,45">
          <text:p/>
        </draw:polyline>
        <draw:line draw:style-name="gr7" draw:text-style-name="P4" draw:layer="layout" svg:x1="5.69cm" svg:y1="24.079cm" svg:x2="5.763cm" svg:y2="24.079cm">
          <text:p/>
        </draw:line>
        <draw:polyline draw:style-name="gr7" draw:text-style-name="P4" draw:layer="layout" svg:width="0.105cm" svg:height="0.159cm" svg:x="5.674cm" svg:y="23.965cm" svg:viewBox="0 0 106 160" draw:points="0,160 54,0 106,160">
          <text:p/>
        </draw:polyline>
        <draw:polyline draw:style-name="gr7" draw:text-style-name="P4" draw:layer="layout" svg:width="0.108cm" svg:height="0.159cm" svg:x="5.363cm" svg:y="24.254cm" svg:viewBox="0 0 109 160" draw:points="0,0 109,0 38,160">
          <text:p/>
        </draw:polyline>
        <draw:line draw:style-name="gr7" draw:text-style-name="P4" draw:layer="layout" svg:x1="5.598cm" svg:y1="24.308cm" svg:x2="5.598cm" svg:y2="24.413cm">
          <text:p/>
        </draw:line>
        <draw:polyline draw:style-name="gr7" draw:text-style-name="P4" draw:layer="layout" svg:width="0.098cm" svg:height="0.111cm" svg:x="5.521cm" svg:y="24.247cm" svg:viewBox="0 0 99 112" draw:points="38,0 0,112 99,112">
          <text:p/>
        </draw:polyline>
        <draw:line draw:style-name="gr7" draw:text-style-name="P4" draw:layer="layout" svg:x1="5.674cm" svg:y1="24.368cm" svg:x2="5.75cm" svg:y2="24.368cm">
          <text:p/>
        </draw:line>
        <draw:polyline draw:style-name="gr7" draw:text-style-name="P4" draw:layer="layout" svg:width="0.105cm" svg:height="0.159cm" svg:x="5.658cm" svg:y="24.254cm" svg:viewBox="0 0 106 160" draw:points="0,160 54,0 106,160">
          <text:p/>
        </draw:polyline>
        <draw:polyline draw:style-name="gr7" draw:text-style-name="P4" draw:layer="layout" svg:width="0.092cm" svg:height="0.159cm" svg:x="5.817cm" svg:y="24.254cm" svg:viewBox="0 0 93 160" draw:points="0,0 0,131 6,144 16,153 32,160 61,160 77,153 83,144 93,131 93,0">
          <text:p/>
        </draw:polyline>
        <draw:polyline draw:style-name="gr7" draw:text-style-name="P4" draw:layer="layout" svg:width="0.098cm" svg:height="0.159cm" svg:x="5.975cm" svg:y="24.254cm" svg:viewBox="0 0 99 160" draw:points="99,144 93,153 67,160 55,160 32,153 16,137 6,121 0,93 0,70 6,38 16,22 32,10 55,0 67,0 93,10 99,16">
          <text:p/>
        </draw:polyline>
        <draw:polyline draw:style-name="gr7" draw:text-style-name="P4" draw:layer="layout" svg:width="0.098cm" svg:height="0.159cm" svg:x="6.128cm" svg:y="24.254cm" svg:viewBox="0 0 99 160" draw:points="6,16 13,10 29,0 67,0 83,10 90,16 99,32 99,45 90,70 0,160 99,160">
          <text:p/>
        </draw:polyline>
        <draw:polyline draw:style-name="gr7" draw:text-style-name="P4" draw:layer="layout" svg:width="0.098cm" svg:height="0.159cm" svg:x="6.286cm" svg:y="24.254cm" svg:viewBox="0 0 99 160" draw:points="90,10 74,0 51,0 29,10 13,22 6,38 0,70 0,93 6,121 13,137 29,153 51,160 67,160 90,153 99,144 99,93 67,93">
          <text:p/>
        </draw:polyline>
        <draw:line draw:style-name="gr7" draw:text-style-name="P4" draw:layer="layout" svg:x1="6.534cm" svg:y1="24.413cm" svg:x2="6.445cm" svg:y2="24.413cm">
          <text:p/>
        </draw:line>
        <draw:polyline draw:style-name="gr7" draw:text-style-name="P4" draw:layer="layout" svg:width="0.044cm" svg:height="0.159cm" svg:x="6.445cm" svg:y="24.254cm" svg:viewBox="0 0 45 160" draw:points="45,160 45,0 29,22 13,38 0,45">
          <text:p/>
        </draw:polyline>
        <draw:polyline draw:style-name="gr7" draw:text-style-name="P4" draw:layer="layout" svg:width="0.098cm" svg:height="0.159cm" svg:x="6.588cm" svg:y="24.254cm" svg:viewBox="0 0 99 160" draw:points="6,16 16,10 29,0 67,0 83,10 90,16 99,32 99,45 90,70 0,160 99,160">
          <text:p/>
        </draw:polyline>
        <draw:polyline draw:style-name="gr7" draw:text-style-name="P4" draw:layer="layout" svg:width="0.089cm" svg:height="0.159cm" svg:x="6.747cm" svg:y="24.254cm" svg:viewBox="0 0 90 160" draw:points="83,0 6,0 0,77 6,70 22,61 61,61 77,70 83,77 90,93 90,131 83,144 77,153 61,160 22,160 6,153 0,144">
          <text:p/>
        </draw:polyline>
        <draw:polygon draw:style-name="gr6" draw:text-style-name="P1" draw:layer="layout" svg:width="0.635cm" svg:height="0.794cm" svg:x="5.239cm" svg:y="23.812cm" svg:viewBox="0 0 636 795" draw:points="636,795 0,795 318,0">
          <text:p/>
        </draw:polygon>
        <draw:line draw:style-name="gr1" draw:text-style-name="P1" draw:layer="layout" svg:x1="5.556cm" svg:y1="23.812cm" svg:x2="5.556cm" svg:y2="23.336cm">
          <text:p/>
        </draw:line>
        <draw:polyline draw:style-name="gr1" draw:text-style-name="P1" draw:layer="layout" svg:width="0.127cm" svg:height="0.079cm" svg:x="5.391cm" svg:y="23.536cm" svg:viewBox="0 0 128 80" draw:points="0,80 0,0 48,42 48,26 54,13 61,6 70,0 102,0 115,6 122,13 128,26 128,61 122,74 115,80">
          <text:p/>
        </draw:polyline>
        <draw:line draw:style-name="gr1" draw:text-style-name="P1" draw:layer="layout" svg:x1="5.556cm" svg:y1="24.606cm" svg:x2="5.556cm" svg:y2="25.082cm">
          <text:p/>
        </draw:line>
        <draw:polyline draw:style-name="gr1" draw:text-style-name="P1" draw:layer="layout" svg:width="0.127cm" svg:height="0.073cm" svg:x="5.391cm" svg:y="24.806cm" svg:viewBox="0 0 128 74" draw:points="0,6 0,68 61,74 54,68 48,55 48,26 54,13 61,6 70,0 102,0 115,6 122,13 128,26 128,55 122,68 115,74">
          <text:p/>
        </draw:polyline>
        <draw:path draw:style-name="gr1" draw:text-style-name="P1" draw:layer="layout" svg:width="0.127cm" svg:height="0.127cm" svg:x="5.715cm" svg:y="24.066cm" svg:viewBox="0 0 128 128" svg:d="M128 64c0 12-3 22-9 32-5 10-13 18-23 23-10 6-20 9-32 9s-22-3-32-9c-10-5-18-13-23-23-6-10-9-20-9-32s3-22 9-32c5-10 13-18 23-23 10-6 20-9 32-9s22 3 32 9c10 5 18 13 23 23 6 10 9 20 9 32z">
          <text:p/>
        </draw:path>
        <draw:line draw:style-name="gr1" draw:text-style-name="P1" draw:layer="layout" svg:x1="5.842cm" svg:y1="24.13cm" svg:x2="6.191cm" svg:y2="24.13cm">
          <text:p/>
        </draw:line>
        <draw:polyline draw:style-name="gr1" draw:text-style-name="P1" draw:layer="layout" svg:width="0.086cm" svg:height="0.127cm" svg:x="5.909cm" svg:y="23.965cm" svg:viewBox="0 0 87 128" draw:points="0,0 87,0 32,128">
          <text:p/>
        </draw:polyline>
        <draw:polyline draw:style-name="gr7" draw:text-style-name="P4" draw:layer="layout" svg:width="0.092cm" svg:height="0.159cm" svg:x="4.693cm" svg:y="23.965cm" svg:viewBox="0 0 93 160" draw:points="0,0 0,131 10,144 16,153 32,160 61,160 77,153 87,144 93,131 93,0">
          <text:p/>
        </draw:polyline>
        <draw:line draw:style-name="gr7" draw:text-style-name="P4" draw:layer="layout" svg:x1="4.943cm" svg:y1="24.124cm" svg:x2="4.851cm" svg:y2="24.124cm">
          <text:p/>
        </draw:line>
        <draw:polyline draw:style-name="gr7" draw:text-style-name="P4" draw:layer="layout" svg:width="0.048cm" svg:height="0.159cm" svg:x="4.851cm" svg:y="23.965cm" svg:viewBox="0 0 49 160" draw:points="49,160 49,0 32,22 16,38 0,45">
          <text:p/>
        </draw:polyline>
        <draw:polyline draw:style-name="gr7" draw:text-style-name="P4" draw:layer="layout" svg:width="0.092cm" svg:height="0.159cm" svg:x="5.01cm" svg:y="23.965cm" svg:viewBox="0 0 93 160" draw:points="55,77 77,83 87,93 93,105 93,131 87,144 77,153 61,160 0,160 0,0 55,0 71,10 77,16 87,32 87,45 77,61 71,70 55,77 0,77">
          <text:p/>
        </draw:polyline>
        <draw:polyline draw:style-name="gr7" draw:text-style-name="P4" draw:layer="layout" svg:width="0.108cm" svg:height="0.159cm" svg:x="3.626cm" svg:y="24.254cm" svg:viewBox="0 0 109 160" draw:points="0,0 109,0 38,160">
          <text:p/>
        </draw:polyline>
        <draw:line draw:style-name="gr7" draw:text-style-name="P4" draw:layer="layout" svg:x1="3.861cm" svg:y1="24.308cm" svg:x2="3.861cm" svg:y2="24.413cm">
          <text:p/>
        </draw:line>
        <draw:polyline draw:style-name="gr7" draw:text-style-name="P4" draw:layer="layout" svg:width="0.098cm" svg:height="0.111cm" svg:x="3.785cm" svg:y="24.247cm" svg:viewBox="0 0 99 112" draw:points="38,0 0,112 99,112">
          <text:p/>
        </draw:polyline>
        <draw:line draw:style-name="gr7" draw:text-style-name="P4" draw:layer="layout" svg:x1="3.937cm" svg:y1="24.368cm" svg:x2="4.013cm" svg:y2="24.368cm">
          <text:p/>
        </draw:line>
        <draw:polyline draw:style-name="gr7" draw:text-style-name="P4" draw:layer="layout" svg:width="0.105cm" svg:height="0.159cm" svg:x="3.921cm" svg:y="24.254cm" svg:viewBox="0 0 106 160" draw:points="0,160 54,0 106,160">
          <text:p/>
        </draw:polyline>
        <draw:polyline draw:style-name="gr7" draw:text-style-name="P4" draw:layer="layout" svg:width="0.092cm" svg:height="0.159cm" svg:x="4.08cm" svg:y="24.254cm" svg:viewBox="0 0 93 160" draw:points="0,0 0,131 6,144 16,153 32,160 61,160 77,153 83,144 93,131 93,0">
          <text:p/>
        </draw:polyline>
        <draw:polyline draw:style-name="gr7" draw:text-style-name="P4" draw:layer="layout" svg:width="0.098cm" svg:height="0.159cm" svg:x="4.239cm" svg:y="24.254cm" svg:viewBox="0 0 99 160" draw:points="99,144 93,153 67,160 55,160 32,153 16,137 6,121 0,93 0,70 6,38 16,22 32,10 55,0 67,0 93,10 99,16">
          <text:p/>
        </draw:polyline>
        <draw:polyline draw:style-name="gr7" draw:text-style-name="P4" draw:layer="layout" svg:width="0.098cm" svg:height="0.159cm" svg:x="4.391cm" svg:y="24.254cm" svg:viewBox="0 0 99 160" draw:points="6,16 13,10 29,0 67,0 83,10 90,16 99,32 99,45 90,70 0,160 99,160">
          <text:p/>
        </draw:polyline>
        <draw:polyline draw:style-name="gr7" draw:text-style-name="P4" draw:layer="layout" svg:width="0.098cm" svg:height="0.159cm" svg:x="4.55cm" svg:y="24.254cm" svg:viewBox="0 0 99 160" draw:points="90,10 74,0 51,0 29,10 13,22 6,38 0,70 0,93 6,121 13,137 29,153 51,160 67,160 90,153 99,144 99,93 67,93">
          <text:p/>
        </draw:polyline>
        <draw:line draw:style-name="gr7" draw:text-style-name="P4" draw:layer="layout" svg:x1="4.798cm" svg:y1="24.413cm" svg:x2="4.709cm" svg:y2="24.413cm">
          <text:p/>
        </draw:line>
        <draw:polyline draw:style-name="gr7" draw:text-style-name="P4" draw:layer="layout" svg:width="0.044cm" svg:height="0.159cm" svg:x="4.709cm" svg:y="24.254cm" svg:viewBox="0 0 45 160" draw:points="45,160 45,0 29,22 13,38 0,45">
          <text:p/>
        </draw:polyline>
        <draw:polyline draw:style-name="gr7" draw:text-style-name="P4" draw:layer="layout" svg:width="0.098cm" svg:height="0.159cm" svg:x="4.851cm" svg:y="24.254cm" svg:viewBox="0 0 99 160" draw:points="6,16 16,10 29,0 67,0 83,10 90,16 99,32 99,45 90,70 0,160 99,160">
          <text:p/>
        </draw:polyline>
        <draw:polyline draw:style-name="gr7" draw:text-style-name="P4" draw:layer="layout" svg:width="0.089cm" svg:height="0.159cm" svg:x="5.01cm" svg:y="24.254cm" svg:viewBox="0 0 90 160" draw:points="83,0 6,0 0,77 6,70 22,61 61,61 77,70 83,77 90,93 90,131 83,144 77,153 61,160 22,160 6,153 0,144">
          <text:p/>
        </draw:polyline>
        <draw:line draw:style-name="gr9" draw:text-style-name="P6" draw:layer="layout" svg:x1="4.921cm" svg:y1="23.177cm" svg:x2="4.921cm" svg:y2="23.336cm">
          <text:p/>
        </draw:line>
        <draw:line draw:style-name="gr9" draw:text-style-name="P6" draw:layer="layout" svg:x1="5.556cm" svg:y1="23.177cm" svg:x2="5.556cm" svg:y2="23.336cm">
          <text:p/>
        </draw:line>
        <draw:polyline draw:style-name="gr1" draw:text-style-name="P1" draw:layer="layout" svg:width="0.076cm" svg:height="0.159cm" svg:x="2.861cm" svg:y="24.041cm" svg:viewBox="0 0 77 160" draw:points="77,160 0,160 0,0">
          <text:p/>
        </draw:polyline>
        <draw:polygon draw:style-name="gr1" draw:text-style-name="P1" draw:layer="layout" svg:width="0.086cm" svg:height="0.105cm" svg:x="2.981cm" svg:y="24.095cm" svg:viewBox="0 0 87 106" draw:points="32,106 16,99 10,90 0,77 0,29 10,16 16,6 32,0 55,0 71,6 77,16 87,29 87,77 77,90 71,99 55,106">
          <text:p/>
        </draw:polygon>
        <draw:polyline draw:style-name="gr1" draw:text-style-name="P1" draw:layer="layout" svg:width="0.067cm" svg:height="0.105cm" svg:x="3.134cm" svg:y="24.095cm" svg:viewBox="0 0 68 106" draw:points="68,106 68,22 61,6 45,0 16,0 0,6">
          <text:p/>
        </draw:polyline>
        <draw:polyline draw:style-name="gr1" draw:text-style-name="P1" draw:layer="layout" svg:width="0.073cm" svg:height="0.067cm" svg:x="3.127cm" svg:y="24.133cm" svg:viewBox="0 0 74 68" draw:points="74,61 61,68 23,68 6,61 0,45 0,29 6,13 23,6 61,6 74,0">
          <text:p/>
        </draw:polyline>
        <draw:line draw:style-name="gr1" draw:text-style-name="P1" draw:layer="layout" svg:x1="3.346cm" svg:y1="24.2cm" svg:x2="3.346cm" svg:y2="24.041cm">
          <text:p/>
        </draw:line>
        <draw:polyline draw:style-name="gr1" draw:text-style-name="P1" draw:layer="layout" svg:width="0.076cm" svg:height="0.105cm" svg:x="3.27cm" svg:y="24.095cm" svg:viewBox="0 0 77 106" draw:points="77,99 61,106 29,106 16,99 6,90 0,77 0,29 6,16 16,6 29,0 61,0 77,6">
          <text:p/>
        </draw:polyline>
        <draw:line draw:style-name="gr1" draw:text-style-name="P1" draw:layer="layout" svg:x1="3.419cm" svg:y1="24.117cm" svg:x2="3.473cm" svg:y2="24.117cm">
          <text:p/>
        </draw:line>
        <draw:polyline draw:style-name="gr1" draw:text-style-name="P1" draw:layer="layout" svg:width="0.076cm" svg:height="0.159cm" svg:x="3.419cm" svg:y="24.041cm" svg:viewBox="0 0 77 160" draw:points="77,160 0,160 0,0 77,0">
          <text:p/>
        </draw:polyline>
        <draw:line draw:style-name="gr1" draw:text-style-name="P1" draw:layer="layout" svg:x1="3.566cm" svg:y1="24.095cm" svg:x2="3.566cm" svg:y2="24.2cm">
          <text:p/>
        </draw:line>
        <draw:polyline draw:style-name="gr1" draw:text-style-name="P1" draw:layer="layout" svg:width="0.067cm" svg:height="0.105cm" svg:x="3.566cm" svg:y="24.095cm" svg:viewBox="0 0 68 106" draw:points="0,16 6,6 23,0 45,0 61,6 68,22 68,106">
          <text:p/>
        </draw:polyline>
        <draw:polyline draw:style-name="gr1" draw:text-style-name="P1" draw:layer="layout" svg:width="0.067cm" svg:height="0.105cm" svg:x="3.708cm" svg:y="24.095cm" svg:viewBox="0 0 68 106" draw:points="68,106 68,22 61,6 45,0 16,0 0,6">
          <text:p/>
        </draw:polyline>
        <draw:polyline draw:style-name="gr1" draw:text-style-name="P1" draw:layer="layout" svg:width="0.073cm" svg:height="0.067cm" svg:x="3.702cm" svg:y="24.133cm" svg:viewBox="0 0 74 68" draw:points="74,61 61,68 23,68 6,61 0,45 0,29 6,13 23,6 61,6 74,0">
          <text:p/>
        </draw:polyline>
        <draw:line draw:style-name="gr1" draw:text-style-name="P1" draw:layer="layout" svg:x1="3.851cm" svg:y1="24.2cm" svg:x2="3.851cm" svg:y2="24.041cm">
          <text:p/>
        </draw:line>
        <draw:polyline draw:style-name="gr1" draw:text-style-name="P1" draw:layer="layout" svg:width="0.076cm" svg:height="0.105cm" svg:x="3.851cm" svg:y="24.095cm" svg:viewBox="0 0 77 106" draw:points="0,6 16,0 45,0 61,6 71,16 77,29 77,77 71,90 61,99 45,106 16,106 0,99">
          <text:p/>
        </draw:polyline>
        <draw:polyline draw:style-name="gr1" draw:text-style-name="P1" draw:layer="layout" svg:width="0.025cm" svg:height="0.159cm" svg:x="3.994cm" svg:y="24.041cm" svg:viewBox="0 0 26 160" draw:points="26,160 10,153 0,137 0,0">
          <text:p/>
        </draw:polyline>
        <draw:polyline draw:style-name="gr1" draw:text-style-name="P1" draw:layer="layout" svg:width="0.076cm" svg:height="0.105cm" svg:x="4.07cm" svg:y="24.095cm" svg:viewBox="0 0 77 106" draw:points="71,99 55,106 23,106 10,99 0,83 0,22 10,6 23,0 55,0 71,6 77,22 77,38 0,51">
          <text:p/>
        </draw:polyline>
        <draw:polygon draw:style-name="gr6" draw:text-style-name="P1" draw:layer="layout" svg:width="1.584cm" svg:height="0.279cm" svg:x="2.702cm" svg:y="23.99cm" svg:viewBox="0 0 1585 280" draw:points="1585,140 1506,0 79,0 0,140 79,280 1506,280">
          <text:p/>
        </draw:polygon>
        <draw:line draw:style-name="gr9" draw:text-style-name="P6" draw:layer="layout" svg:x1="4.286cm" svg:y1="24.13cm" svg:x2="6.191cm" svg:y2="24.13cm">
          <text:p/>
        </draw:line>
        <draw:line draw:style-name="gr11" draw:text-style-name="P8" draw:layer="layout" svg:x1="5.239cm" svg:y1="22.86cm" svg:x2="5.874cm" svg:y2="22.86cm">
          <text:p/>
        </draw:line>
        <draw:line draw:style-name="gr11" draw:text-style-name="P8" draw:layer="layout" svg:x1="5.874cm" svg:y1="22.859cm" svg:x2="5.874cm" svg:y2="21.272cm">
          <text:p/>
        </draw:line>
        <draw:path draw:style-name="gr10" draw:text-style-name="P7" draw:layer="layout" svg:width="0.127cm" svg:height="0.127cm" svg:x="6.763cm" svg:y="25.495cm" svg:viewBox="0 0 128 128" svg:d="M128 64c0 12-3 22-9 32-5 10-13 18-23 23-10 6-20 9-32 9s-22-3-32-9c-10-5-18-13-23-23-6-10-9-20-9-32s3-22 9-32c5-10 13-18 23-23 10-6 20-9 32-9s22 3 32 9c10 5 18 13 23 23 6 10 9 20 9 32z">
          <text:p/>
        </draw:path>
        <draw:line draw:style-name="gr11" draw:text-style-name="P8" draw:layer="layout" svg:x1="6.826cm" svg:y1="25.559cm" svg:x2="6.826cm" svg:y2="30.798cm">
          <text:p/>
        </draw:line>
        <draw:line draw:style-name="gr9" draw:text-style-name="P6" draw:layer="layout" svg:x1="15.081cm" svg:y1="12.859cm" svg:x2="15.081cm" svg:y2="20.161cm">
          <text:p/>
        </draw:line>
        <draw:polygon draw:style-name="gr6" draw:text-style-name="P1" draw:layer="layout" svg:width="0.794cm" svg:height="0.635cm" svg:x="4.762cm" svg:y="20.637cm" svg:viewBox="0 0 795 636" draw:points="795,0 795,636 0,318">
          <text:p/>
        </draw:polygon>
        <draw:path draw:style-name="gr1" draw:text-style-name="P1" draw:layer="layout" svg:width="0.127cm" svg:height="0.127cm" svg:x="4.635cm" svg:y="20.891cm" svg:viewBox="0 0 128 128" svg:d="M128 64c0 12-3 22-9 32-5 10-13 18-23 23-10 6-20 9-32 9s-22-3-32-9c-10-5-18-13-23-23-6-10-9-20-9-32s3-22 9-32c5-10 13-18 23-23 10-6 20-9 32-9s22 3 32 9c10 5 18 13 23 23 6 10 9 20 9 32z">
          <text:p/>
        </draw:path>
        <draw:line draw:style-name="gr1" draw:text-style-name="P1" draw:layer="layout" svg:x1="4.635cm" svg:y1="20.955cm" svg:x2="4.286cm" svg:y2="20.955cm">
          <text:p/>
        </draw:line>
        <draw:polyline draw:style-name="gr1" draw:text-style-name="P1" draw:layer="layout" svg:width="0.079cm" svg:height="0.127cm" svg:x="4.48cm" svg:y="20.79cm" svg:viewBox="0 0 80 128" draw:points="0,0 80,0 39,48 55,48 68,54 74,61 80,70 80,102 74,115 68,122 55,128 19,128 6,122 0,115">
          <text:p/>
        </draw:polyline>
        <draw:line draw:style-name="gr1" draw:text-style-name="P1" draw:layer="layout" svg:x1="5.556cm" svg:y1="20.955cm" svg:x2="6.032cm" svg:y2="20.955cm">
          <text:p/>
        </draw:line>
        <draw:polyline draw:style-name="gr1" draw:text-style-name="P1" draw:layer="layout" svg:width="0.073cm" svg:height="0.127cm" svg:x="5.756cm" svg:y="20.79cm" svg:viewBox="0 0 74 128" draw:points="68,0 6,0 0,61 6,54 19,48 48,48 61,54 68,61 74,70 74,102 68,115 61,122 48,128 19,128 6,122 0,115">
          <text:p/>
        </draw:polyline>
        <draw:path draw:style-name="gr1" draw:text-style-name="P1" draw:layer="layout" svg:width="0.127cm" svg:height="0.127cm" svg:x="5.016cm" svg:y="20.669cm" svg:viewBox="0 0 128 128" svg:d="M128 64c0 12-3 22-9 32-5 10-13 18-23 23-10 6-20 9-32 9s-22-3-32-9c-10-5-18-13-23-23-6-10-9-20-9-32s3-22 9-32c5-10 13-18 23-23 10-6 20-9 32-9s22 3 32 9c10 5 18 13 23 23 6 10 9 20 9 32z">
          <text:p/>
        </draw:path>
        <draw:line draw:style-name="gr1" draw:text-style-name="P1" draw:layer="layout" svg:x1="5.08cm" svg:y1="20.669cm" svg:x2="5.08cm" svg:y2="20.32cm">
          <text:p/>
        </draw:line>
        <draw:polyline draw:style-name="gr1" draw:text-style-name="P1" draw:layer="layout" svg:width="0.127cm" svg:height="0.086cm" svg:x="4.915cm" svg:y="20.514cm" svg:viewBox="0 0 128 87" draw:points="0,87 0,0 128,55">
          <text:p/>
        </draw:polyline>
        <draw:polyline draw:style-name="gr7" draw:text-style-name="P4" draw:layer="layout" svg:width="0.159cm" svg:height="0.092cm" svg:x="5.207cm" svg:y="21.723cm" svg:viewBox="0 0 160 93" draw:points="0,93 131,93 144,83 153,77 160,61 160,32 153,16 144,6 131,0 0,0">
          <text:p/>
        </draw:polyline>
        <draw:polyline draw:style-name="gr7" draw:text-style-name="P4" draw:layer="layout" svg:width="0.159cm" svg:height="0.098cm" svg:x="5.207cm" svg:y="21.565cm" svg:viewBox="0 0 160 99" draw:points="16,93 10,83 0,67 0,32 10,16 16,6 32,0 45,0 70,6 160,99 160,0">
          <text:p/>
        </draw:polyline>
        <draw:polyline draw:style-name="gr7" draw:text-style-name="P4" draw:layer="layout" svg:width="0.159cm" svg:height="0.092cm" svg:x="5.207cm" svg:y="21.406cm" svg:viewBox="0 0 160 93" draw:points="77,39 83,16 93,6 105,0 131,0 144,6 153,16 160,32 160,93 0,93 0,39 10,22 16,16 32,6 45,6 61,16 70,22 77,39 77,93">
          <text:p/>
        </draw:polyline>
        <draw:polyline draw:style-name="gr7" draw:text-style-name="P4" draw:layer="layout" svg:width="0.159cm" svg:height="0.105cm" svg:x="4.918cm" svg:y="22.736cm" svg:viewBox="0 0 160 106" draw:points="0,106 0,0 160,67">
          <text:p/>
        </draw:polyline>
        <draw:line draw:style-name="gr7" draw:text-style-name="P4" draw:layer="layout" svg:x1="4.972cm" svg:y1="22.606cm" svg:x2="5.077cm" svg:y2="22.606cm">
          <text:p/>
        </draw:line>
        <draw:polyline draw:style-name="gr7" draw:text-style-name="P4" draw:layer="layout" svg:width="0.111cm" svg:height="0.098cm" svg:x="4.912cm" svg:y="22.584cm" svg:viewBox="0 0 112 99" draw:points="0,61 112,99 112,0">
          <text:p/>
        </draw:polyline>
        <draw:polyline draw:style-name="gr7" draw:text-style-name="P4" draw:layer="layout" svg:width="0.159cm" svg:height="0.076cm" svg:x="4.918cm" svg:y="22.447cm" svg:viewBox="0 0 160 77" draw:points="160,0 160,77 0,77">
          <text:p/>
        </draw:polyline>
        <draw:polyline draw:style-name="gr7" draw:text-style-name="P4" draw:layer="layout" svg:width="0.159cm" svg:height="0.108cm" svg:x="4.918cm" svg:y="22.311cm" svg:viewBox="0 0 160 109" draw:points="0,109 160,54 0,0">
          <text:p/>
        </draw:polyline>
        <draw:polyline draw:style-name="gr7" draw:text-style-name="P4" draw:layer="layout" svg:width="0.159cm" svg:height="0.098cm" svg:x="4.918cm" svg:y="22.168cm" svg:viewBox="0 0 160 99" draw:points="144,0 153,6 160,32 160,45 153,67 137,83 121,93 93,99 70,99 38,93 22,83 10,67 0,45 0,32 10,6 16,0">
          <text:p/>
        </draw:polyline>
        <draw:polyline draw:style-name="gr7" draw:text-style-name="P4" draw:layer="layout" svg:width="0.159cm" svg:height="0.098cm" svg:x="4.918cm" svg:y="22.015cm" svg:viewBox="0 0 160 99" draw:points="16,93 10,87 0,71 0,32 10,16 16,10 32,0 45,0 70,10 160,99 160,0">
          <text:p/>
        </draw:polyline>
        <draw:polyline draw:style-name="gr7" draw:text-style-name="P4" draw:layer="layout" svg:width="0.159cm" svg:height="0.098cm" svg:x="4.918cm" svg:y="21.857cm" svg:viewBox="0 0 160 99" draw:points="10,10 0,26 0,48 10,71 22,87 38,93 70,99 93,99 121,93 137,87 153,71 160,48 160,32 153,10 144,0 93,0 93,32">
          <text:p/>
        </draw:polyline>
        <draw:polyline draw:style-name="gr7" draw:text-style-name="P4" draw:layer="layout" svg:width="0.159cm" svg:height="0.098cm" svg:x="4.918cm" svg:y="21.707cm" svg:viewBox="0 0 160 99" draw:points="16,90 10,83 0,67 0,29 10,16 16,6 32,0 45,0 70,6 160,99 160,0">
          <text:p/>
        </draw:polyline>
        <draw:line draw:style-name="gr7" draw:text-style-name="P4" draw:layer="layout" svg:x1="4.972cm" svg:y1="21.571cm" svg:x2="5.077cm" svg:y2="21.571cm">
          <text:p/>
        </draw:line>
        <draw:polyline draw:style-name="gr7" draw:text-style-name="P4" draw:layer="layout" svg:width="0.111cm" svg:height="0.098cm" svg:x="4.912cm" svg:y="21.549cm" svg:viewBox="0 0 112 99" draw:points="0,61 112,99 112,0">
          <text:p/>
        </draw:polyline>
        <draw:polygon draw:style-name="gr7" draw:text-style-name="P4" draw:layer="layout" svg:width="0.159cm" svg:height="0.089cm" svg:x="4.918cm" svg:y="21.406cm" svg:viewBox="0 0 160 90" draw:points="0,51 0,35 10,22 16,13 32,6 61,0 99,0 131,6 144,13 153,22 160,35 160,51 153,67 144,74 131,83 99,90 61,90 32,83 16,74 10,67">
          <text:p/>
        </draw:polygon>
        <draw:line draw:style-name="gr9" draw:text-style-name="P6" draw:layer="layout" svg:x1="14.922cm" svg:y1="12.541cm" svg:x2="14.922cm" svg:y2="19.843cm">
          <text:p/>
        </draw:line>
        <draw:line draw:style-name="gr9" draw:text-style-name="P6" draw:layer="layout" svg:x1="14.764cm" svg:y1="12.224cm" svg:x2="14.764cm" svg:y2="19.526cm">
          <text:p/>
        </draw:line>
        <draw:line draw:style-name="gr9" draw:text-style-name="P6" draw:layer="layout" svg:x1="14.922cm" svg:y1="19.844cm" svg:x2="16.192cm" svg:y2="19.844cm">
          <text:p/>
        </draw:line>
        <draw:path draw:style-name="gr10" draw:text-style-name="P7" draw:layer="layout" svg:width="0.127cm" svg:height="0.127cm" svg:x="14.859cm" svg:y="19.78cm" svg:viewBox="0 0 128 128" svg:d="M128 64c0 12-3 22-9 32-5 10-13 18-23 23-10 6-20 9-32 9s-22-3-32-9c-10-5-18-13-23-23-6-10-9-20-9-32s3-22 9-32c5-10 13-18 23-23 10-6 20-9 32-9s22 3 32 9c10 5 18 13 23 23 6 10 9 20 9 32z">
          <text:p/>
        </draw:path>
        <draw:line draw:style-name="gr9" draw:text-style-name="P6" draw:layer="layout" svg:x1="16.193cm" svg:y1="19.526cm" svg:x2="14.764cm" svg:y2="19.526cm">
          <text:p/>
        </draw:line>
        <draw:path draw:style-name="gr10" draw:text-style-name="P7" draw:layer="layout" svg:width="0.127cm" svg:height="0.127cm" svg:x="14.7cm" svg:y="19.463cm" svg:viewBox="0 0 128 128" svg:d="M128 64c0 12-3 22-9 32-5 10-13 18-23 23-10 6-20 9-32 9s-22-3-32-9c-10-5-18-13-23-23-6-10-9-20-9-32s3-22 9-32c5-10 13-18 23-23 10-6 20-9 32-9s22 3 32 9c10 5 18 13 23 23 6 10 9 20 9 32z">
          <text:p/>
        </draw:path>
        <draw:line draw:style-name="gr9" draw:text-style-name="P6" draw:layer="layout" svg:x1="14.605cm" svg:y1="11.906cm" svg:x2="14.605cm" svg:y2="19.208cm">
          <text:p/>
        </draw:line>
        <draw:line draw:style-name="gr9" draw:text-style-name="P6" draw:layer="layout" svg:x1="14.605cm" svg:y1="19.209cm" svg:x2="16.192cm" svg:y2="19.209cm">
          <text:p/>
        </draw:line>
        <draw:path draw:style-name="gr10" draw:text-style-name="P7" draw:layer="layout" svg:width="0.127cm" svg:height="0.127cm" svg:x="14.383cm" svg:y="18.828cm" svg:viewBox="0 0 128 128" svg:d="M128 64c0 12-3 22-9 32-5 10-13 18-23 23-10 6-20 9-32 9s-22-3-32-9c-10-5-18-13-23-23-6-10-9-20-9-32s3-22 9-32c5-10 13-18 23-23 10-6 20-9 32-9s22 3 32 9c10 5 18 13 23 23 6 10 9 20 9 32z">
          <text:p/>
        </draw:path>
        <draw:line draw:style-name="gr9" draw:text-style-name="P6" draw:layer="layout" svg:x1="14.446cm" svg:y1="18.891cm" svg:x2="16.192cm" svg:y2="18.891cm">
          <text:p/>
        </draw:line>
        <draw:path draw:style-name="gr10" draw:text-style-name="P7" draw:layer="layout" svg:width="0.127cm" svg:height="0.127cm" svg:x="14.541cm" svg:y="19.145cm" svg:viewBox="0 0 128 128" svg:d="M128 64c0 12-3 22-9 32-5 10-13 18-23 23-10 6-20 9-32 9s-22-3-32-9c-10-5-18-13-23-23-6-10-9-20-9-32s3-22 9-32c5-10 13-18 23-23 10-6 20-9 32-9s22 3 32 9c10 5 18 13 23 23 6 10 9 20 9 32z">
          <text:p/>
        </draw:path>
        <draw:line draw:style-name="gr9" draw:text-style-name="P6" draw:layer="layout" svg:x1="12.541cm" svg:y1="17.621cm" svg:x2="12.86cm" svg:y2="17.94cm">
          <text:p/>
        </draw:line>
        <draw:line draw:style-name="gr9" draw:text-style-name="P6" draw:layer="layout" svg:x1="14.446cm" svg:y1="11.589cm" svg:x2="14.446cm" svg:y2="18.891cm">
          <text:p/>
        </draw:line>
        <draw:line draw:style-name="gr9" draw:text-style-name="P6" draw:layer="layout" svg:x1="16.192cm" svg:y1="15.081cm" svg:x2="13.176cm" svg:y2="15.081cm">
          <text:p/>
        </draw:line>
        <draw:line draw:style-name="gr9" draw:text-style-name="P6" draw:layer="layout" svg:x1="14.287cm" svg:y1="18.573cm" svg:x2="14.287cm" svg:y2="11.271cm">
          <text:p/>
        </draw:line>
        <draw:line draw:style-name="gr9" draw:text-style-name="P6" draw:layer="layout" svg:x1="14.287cm" svg:y1="11.271cm" svg:x2="16.192cm" svg:y2="11.271cm">
          <text:p/>
        </draw:line>
        <draw:line draw:style-name="gr9" draw:text-style-name="P6" draw:layer="layout" svg:x1="14.287cm" svg:y1="18.574cm" svg:x2="16.192cm" svg:y2="18.574cm">
          <text:p/>
        </draw:line>
        <draw:line draw:style-name="gr9" draw:text-style-name="P6" draw:layer="layout" svg:x1="14.129cm" svg:y1="10.954cm" svg:x2="14.129cm" svg:y2="18.256cm">
          <text:p/>
        </draw:line>
        <draw:line draw:style-name="gr9" draw:text-style-name="P6" draw:layer="layout" svg:x1="14.129cm" svg:y1="10.954cm" svg:x2="16.193cm" svg:y2="10.954cm">
          <text:p/>
        </draw:line>
        <draw:line draw:style-name="gr9" draw:text-style-name="P6" draw:layer="layout" svg:x1="14.129cm" svg:y1="18.256cm" svg:x2="16.193cm" svg:y2="18.256cm">
          <text:p/>
        </draw:line>
        <draw:line draw:style-name="gr9" draw:text-style-name="P6" draw:layer="layout" svg:x1="16.192cm" svg:y1="10.636cm" svg:x2="13.97cm" svg:y2="10.636cm">
          <text:p/>
        </draw:line>
        <draw:line draw:style-name="gr9" draw:text-style-name="P6" draw:layer="layout" svg:x1="13.97cm" svg:y1="10.636cm" svg:x2="13.97cm" svg:y2="17.938cm">
          <text:p/>
        </draw:line>
        <draw:line draw:style-name="gr9" draw:text-style-name="P6" draw:layer="layout" svg:x1="13.97cm" svg:y1="17.939cm" svg:x2="16.192cm" svg:y2="17.939cm">
          <text:p/>
        </draw:line>
        <draw:line draw:style-name="gr9" draw:text-style-name="P6" draw:layer="layout" svg:x1="16.192cm" svg:y1="10.319cm" svg:x2="13.811cm" svg:y2="10.319cm">
          <text:p/>
        </draw:line>
        <draw:line draw:style-name="gr9" draw:text-style-name="P6" draw:layer="layout" svg:x1="13.811cm" svg:y1="10.319cm" svg:x2="13.811cm" svg:y2="17.621cm">
          <text:p/>
        </draw:line>
        <draw:line draw:style-name="gr9" draw:text-style-name="P6" draw:layer="layout" svg:x1="13.811cm" svg:y1="17.621cm" svg:x2="16.192cm" svg:y2="17.621cm">
          <text:p/>
        </draw:line>
        <draw:line draw:style-name="gr9" draw:text-style-name="P6" draw:layer="layout" svg:x1="16.192cm" svg:y1="10.001cm" svg:x2="13.652cm" svg:y2="10.001cm">
          <text:p/>
        </draw:line>
        <draw:line draw:style-name="gr9" draw:text-style-name="P6" draw:layer="layout" svg:x1="13.652cm" svg:y1="10.001cm" svg:x2="13.652cm" svg:y2="17.303cm">
          <text:p/>
        </draw:line>
        <draw:line draw:style-name="gr9" draw:text-style-name="P6" draw:layer="layout" svg:x1="13.652cm" svg:y1="17.304cm" svg:x2="16.192cm" svg:y2="17.304cm">
          <text:p/>
        </draw:line>
        <draw:line draw:style-name="gr9" draw:text-style-name="P6" draw:layer="layout" svg:x1="16.193cm" svg:y1="9.684cm" svg:x2="13.494cm" svg:y2="9.684cm">
          <text:p/>
        </draw:line>
        <draw:line draw:style-name="gr9" draw:text-style-name="P6" draw:layer="layout" svg:x1="13.494cm" svg:y1="9.684cm" svg:x2="13.494cm" svg:y2="16.986cm">
          <text:p/>
        </draw:line>
        <draw:line draw:style-name="gr9" draw:text-style-name="P6" draw:layer="layout" svg:x1="13.494cm" svg:y1="16.986cm" svg:x2="16.193cm" svg:y2="16.986cm">
          <text:p/>
        </draw:line>
        <draw:line draw:style-name="gr9" draw:text-style-name="P6" draw:layer="layout" svg:x1="16.192cm" svg:y1="9.366cm" svg:x2="13.335cm" svg:y2="9.366cm">
          <text:p/>
        </draw:line>
        <draw:line draw:style-name="gr9" draw:text-style-name="P6" draw:layer="layout" svg:x1="13.335cm" svg:y1="9.366cm" svg:x2="13.335cm" svg:y2="16.668cm">
          <text:p/>
        </draw:line>
        <draw:path draw:style-name="gr10" draw:text-style-name="P7" draw:layer="layout" svg:width="0.127cm" svg:height="0.127cm" svg:x="13.271cm" svg:y="16.605cm" svg:viewBox="0 0 128 128" svg:d="M128 64c0 12-3 22-9 32-5 10-13 18-23 23-10 6-20 9-32 9s-22-3-32-9c-10-5-18-13-23-23-6-10-9-20-9-32s3-22 9-32c5-10 13-18 23-23 10-6 20-9 32-9s22 3 32 9c10 5 18 13 23 23 6 10 9 20 9 32z">
          <text:p/>
        </draw:path>
        <draw:line draw:style-name="gr9" draw:text-style-name="P6" draw:layer="layout" svg:x1="13.335cm" svg:y1="16.669cm" svg:x2="16.192cm" svg:y2="16.669cm">
          <text:p/>
        </draw:line>
        <draw:line draw:style-name="gr9" draw:text-style-name="P6" draw:layer="layout" svg:x1="16.192cm" svg:y1="9.049cm" svg:x2="13.176cm" svg:y2="9.049cm">
          <text:p/>
        </draw:line>
        <draw:line draw:style-name="gr9" draw:text-style-name="P6" draw:layer="layout" svg:x1="13.176cm" svg:y1="9.049cm" svg:x2="13.176cm" svg:y2="15.081cm">
          <text:p/>
        </draw:line>
        <draw:path draw:style-name="gr10" draw:text-style-name="P7" draw:layer="layout" svg:width="0.127cm" svg:height="0.127cm" svg:x="13.113cm" svg:y="16.288cm" svg:viewBox="0 0 128 128" svg:d="M128 64c0 12-3 22-9 32-5 10-13 18-23 23-10 6-20 9-32 9s-22-3-32-9c-10-5-18-13-23-23-6-10-9-20-9-32s3-22 9-32c5-10 13-18 23-23 10-6 20-9 32-9s22 3 32 9c10 5 18 13 23 23 6 10 9 20 9 32z">
          <text:p/>
        </draw:path>
        <draw:line draw:style-name="gr9" draw:text-style-name="P6" draw:layer="layout" svg:x1="13.176cm" svg:y1="16.351cm" svg:x2="16.192cm" svg:y2="16.351cm">
          <text:p/>
        </draw:line>
        <draw:path draw:style-name="gr10" draw:text-style-name="P7" draw:layer="layout" svg:width="0.127cm" svg:height="0.127cm" svg:x="13.113cm" svg:y="15.018cm" svg:viewBox="0 0 128 128" svg:d="M128 64c0 12-3 22-9 32-5 10-13 18-23 23-10 6-20 9-32 9s-22-3-32-9c-10-5-18-13-23-23-6-10-9-20-9-32s3-22 9-32c5-10 13-18 23-23 10-6 20-9 32-9s22 3 32 9c10 5 18 13 23 23 6 10 9 20 9 32z">
          <text:p/>
        </draw:path>
        <draw:line draw:style-name="gr9" draw:text-style-name="P6" draw:layer="layout" svg:x1="13.176cm" svg:y1="15.081cm" svg:x2="12.541cm" svg:y2="15.081cm">
          <text:p/>
        </draw:line>
        <draw:line draw:style-name="gr9" draw:text-style-name="P6" draw:layer="layout" svg:x1="13.176cm" svg:y1="15.081cm" svg:x2="13.176cm" svg:y2="15.398cm">
          <text:p/>
        </draw:line>
        <draw:path draw:style-name="gr10" draw:text-style-name="P7" draw:layer="layout" svg:width="0.127cm" svg:height="0.127cm" svg:x="13.113cm" svg:y="15.335cm" svg:viewBox="0 0 128 128" svg:d="M128 64c0 12-3 22-9 32-5 10-13 18-23 23-10 6-20 9-32 9s-22-3-32-9c-10-5-18-13-23-23-6-10-9-20-9-32s3-22 9-32c5-10 13-18 23-23 10-6 20-9 32-9s22 3 32 9c10 5 18 13 23 23 6 10 9 20 9 32z">
          <text:p/>
        </draw:path>
        <draw:line draw:style-name="gr9" draw:text-style-name="P6" draw:layer="layout" svg:x1="13.176cm" svg:y1="15.399cm" svg:x2="16.192cm" svg:y2="15.399cm">
          <text:p/>
        </draw:line>
        <draw:line draw:style-name="gr9" draw:text-style-name="P6" draw:layer="layout" svg:x1="13.176cm" svg:y1="15.399cm" svg:x2="13.176cm" svg:y2="15.716cm">
          <text:p/>
        </draw:line>
        <draw:path draw:style-name="gr10" draw:text-style-name="P7" draw:layer="layout" svg:width="0.127cm" svg:height="0.127cm" svg:x="13.113cm" svg:y="15.653cm" svg:viewBox="0 0 128 128" svg:d="M128 64c0 12-3 22-9 32-5 10-13 18-23 23-10 6-20 9-32 9s-22-3-32-9c-10-5-18-13-23-23-6-10-9-20-9-32s3-22 9-32c5-10 13-18 23-23 10-6 20-9 32-9s22 3 32 9c10 5 18 13 23 23 6 10 9 20 9 32z">
          <text:p/>
        </draw:path>
        <draw:line draw:style-name="gr9" draw:text-style-name="P6" draw:layer="layout" svg:x1="13.176cm" svg:y1="15.716cm" svg:x2="16.192cm" svg:y2="15.716cm">
          <text:p/>
        </draw:line>
        <draw:line draw:style-name="gr9" draw:text-style-name="P6" draw:layer="layout" svg:x1="13.176cm" svg:y1="15.716cm" svg:x2="13.176cm" svg:y2="16.033cm">
          <text:p/>
        </draw:line>
        <draw:path draw:style-name="gr10" draw:text-style-name="P7" draw:layer="layout" svg:width="0.127cm" svg:height="0.127cm" svg:x="13.113cm" svg:y="15.97cm" svg:viewBox="0 0 128 128" svg:d="M128 64c0 12-3 22-9 32-5 10-13 18-23 23-10 6-20 9-32 9s-22-3-32-9c-10-5-18-13-23-23-6-10-9-20-9-32s3-22 9-32c5-10 13-18 23-23 10-6 20-9 32-9s22 3 32 9c10 5 18 13 23 23 6 10 9 20 9 32z">
          <text:p/>
        </draw:path>
        <draw:line draw:style-name="gr9" draw:text-style-name="P6" draw:layer="layout" svg:x1="13.176cm" svg:y1="16.034cm" svg:x2="16.192cm" svg:y2="16.034cm">
          <text:p/>
        </draw:line>
        <draw:line draw:style-name="gr9" draw:text-style-name="P6" draw:layer="layout" svg:x1="13.176cm" svg:y1="16.034cm" svg:x2="13.176cm" svg:y2="16.351cm">
          <text:p/>
        </draw:line>
        <draw:path draw:style-name="gr10" draw:text-style-name="P7" draw:layer="layout" svg:width="0.127cm" svg:height="0.127cm" svg:x="12.795cm" svg:y="21.209cm" svg:viewBox="0 0 128 128" svg:d="M128 64c0 12-3 22-9 32-5 10-13 18-23 23-10 6-20 9-32 9s-22-3-32-9c-10-5-18-13-23-23-6-10-9-20-9-32s3-22 9-32c5-10 13-18 23-23 10-6 20-9 32-9s22 3 32 9c10 5 18 13 23 23 6 10 9 20 9 32z">
          <text:p/>
        </draw:path>
        <draw:line draw:style-name="gr9" draw:text-style-name="P6" draw:layer="layout" svg:x1="12.541cm" svg:y1="7.779cm" svg:x2="16.192cm" svg:y2="7.779cm">
          <text:p/>
        </draw:line>
        <draw:line draw:style-name="gr9" draw:text-style-name="P6" draw:layer="layout" svg:x1="12.382cm" svg:y1="8.096cm" svg:x2="16.192cm" svg:y2="8.096cm">
          <text:p/>
        </draw:line>
        <draw:line draw:style-name="gr9" draw:text-style-name="P6" draw:layer="layout" svg:x1="12.224cm" svg:y1="8.414cm" svg:x2="16.193cm" svg:y2="8.414cm">
          <text:p/>
        </draw:line>
        <draw:line draw:style-name="gr9" draw:text-style-name="P6" draw:layer="layout" svg:x1="12.065cm" svg:y1="8.731cm" svg:x2="16.192cm" svg:y2="8.731cm">
          <text:p/>
        </draw:line>
        <draw:polygon draw:style-name="gr1" draw:text-style-name="P1" draw:layer="layout" svg:width="4.762cm" svg:height="2.857cm" svg:x="5.874cm" svg:y="8.414cm" svg:viewBox="0 0 4763 2858" draw:points="2382,2858 0,2858 0,0 4763,0 4763,2858">
          <text:p/>
        </draw:polygon>
        <draw:line draw:style-name="gr1" draw:text-style-name="P1" draw:layer="layout" svg:x1="6.509cm" svg:y1="8.413cm" svg:x2="6.509cm" svg:y2="7.461cm">
          <text:p/>
        </draw:line>
        <draw:polyline draw:style-name="gr7" draw:text-style-name="P4" draw:layer="layout" svg:width="0.159cm" svg:height="0.098cm" svg:x="6.42cm" svg:y="9.427cm" svg:viewBox="0 0 160 99" draw:points="144,0 153,6 160,29 160,45 153,67 137,83 121,90 93,99 70,99 38,90 22,83 10,67 0,45 0,29 10,6 16,0">
          <text:p/>
        </draw:polyline>
        <draw:polyline draw:style-name="gr7" draw:text-style-name="P4" draw:layer="layout" svg:width="0.159cm" svg:height="0.076cm" svg:x="6.42cm" svg:y="9.281cm" svg:viewBox="0 0 160 77" draw:points="160,0 160,77 0,77">
          <text:p/>
        </draw:polyline>
        <draw:line draw:style-name="gr7" draw:text-style-name="P4" draw:layer="layout" svg:x1="6.579cm" svg:y1="9.23cm" svg:x2="6.42cm" svg:y2="9.23cm">
          <text:p/>
        </draw:line>
        <draw:line draw:style-name="gr7" draw:text-style-name="P4" draw:layer="layout" svg:x1="6.58cm" svg:y1="9.138cm" svg:x2="6.49cm" svg:y2="9.209cm">
          <text:p/>
        </draw:line>
        <draw:line draw:style-name="gr7" draw:text-style-name="P4" draw:layer="layout" svg:x1="6.42cm" svg:y1="9.138cm" svg:x2="6.513cm" svg:y2="9.231cm">
          <text:p/>
        </draw:line>
        <draw:line draw:style-name="gr7" draw:text-style-name="P4" draw:layer="layout" svg:x1="6.413cm" svg:y1="8.957cm" svg:x2="6.617cm" svg:y2="9.095cm">
          <text:p/>
        </draw:line>
        <draw:line draw:style-name="gr7" draw:text-style-name="P4" draw:layer="layout" svg:x1="6.579cm" svg:y1="8.903cm" svg:x2="6.42cm" svg:y2="8.903cm">
          <text:p/>
        </draw:line>
        <draw:polyline draw:style-name="gr7" draw:text-style-name="P4" draw:layer="layout" svg:width="0.159cm" svg:height="0.092cm" svg:x="6.42cm" svg:y="8.738cm" svg:viewBox="0 0 160 93" draw:points="160,93 0,93 160,0 0,0">
          <text:p/>
        </draw:polyline>
        <draw:line draw:style-name="gr7" draw:text-style-name="P4" draw:layer="layout" svg:x1="6.579cm" svg:y1="8.579cm" svg:x2="6.579cm" svg:y2="8.671cm">
          <text:p/>
        </draw:line>
        <draw:polyline draw:style-name="gr7" draw:text-style-name="P4" draw:layer="layout" svg:width="0.159cm" svg:height="0.048cm" svg:x="6.42cm" svg:y="8.623cm" svg:viewBox="0 0 160 49" draw:points="160,0 0,0 22,16 38,32 45,49">
          <text:p/>
        </draw:polyline>
        <draw:line draw:style-name="gr1" draw:text-style-name="P1" draw:layer="layout" svg:x1="6.467cm" svg:y1="7.89cm" svg:x2="6.467cm" svg:y2="7.982cm">
          <text:p/>
        </draw:line>
        <draw:polyline draw:style-name="gr1" draw:text-style-name="P1" draw:layer="layout" svg:width="0.159cm" svg:height="0.044cm" svg:x="6.309cm" svg:y="7.937cm" svg:viewBox="0 0 160 45" draw:points="160,0 0,0 22,13 38,29 45,45">
          <text:p/>
        </draw:polyline>
        <draw:line draw:style-name="gr1" draw:text-style-name="P1" draw:layer="layout" svg:x1="9.366cm" svg:y1="8.413cm" svg:x2="9.366cm" svg:y2="7.461cm">
          <text:p/>
        </draw:line>
        <draw:line draw:style-name="gr7" draw:text-style-name="P4" draw:layer="layout" svg:x1="9.436cm" svg:y1="9.055cm" svg:x2="9.277cm" svg:y2="9.055cm">
          <text:p/>
        </draw:line>
        <draw:polyline draw:style-name="gr7" draw:text-style-name="P4" draw:layer="layout" svg:width="0.159cm" svg:height="0.089cm" svg:x="9.277cm" svg:y="8.89cm" svg:viewBox="0 0 160 90" draw:points="160,90 0,90 160,0 0,0">
          <text:p/>
        </draw:polyline>
        <draw:line draw:style-name="gr7" draw:text-style-name="P4" draw:layer="layout" svg:x1="9.436cm" svg:y1="8.731cm" svg:x2="9.436cm" svg:y2="8.82cm">
          <text:p/>
        </draw:line>
        <draw:polyline draw:style-name="gr7" draw:text-style-name="P4" draw:layer="layout" svg:width="0.159cm" svg:height="0.044cm" svg:x="9.277cm" svg:y="8.776cm" svg:viewBox="0 0 160 45" draw:points="160,0 0,0 22,16 38,29 45,45">
          <text:p/>
        </draw:polyline>
        <draw:polygon draw:style-name="gr7" draw:text-style-name="P4" draw:layer="layout" svg:width="0.159cm" svg:height="0.092cm" svg:x="9.277cm" svg:y="8.579cm" svg:viewBox="0 0 160 93" draw:points="0,55 0,39 10,22 16,16 32,6 61,0 99,0 131,6 144,16 153,22 160,39 160,55 153,67 144,77 131,83 99,93 61,93 32,83 16,77 10,67">
          <text:p/>
        </draw:polygon>
        <draw:line draw:style-name="gr1" draw:text-style-name="P1" draw:layer="layout" svg:x1="9.325cm" svg:y1="7.966cm" svg:x2="9.325cm" svg:y2="8.058cm">
          <text:p/>
        </draw:line>
        <draw:polyline draw:style-name="gr1" draw:text-style-name="P1" draw:layer="layout" svg:width="0.159cm" svg:height="0.048cm" svg:x="9.166cm" svg:y="8.011cm" svg:viewBox="0 0 160 49" draw:points="160,0 0,0 22,16 38,32 45,49">
          <text:p/>
        </draw:polyline>
        <draw:polygon draw:style-name="gr1" draw:text-style-name="P1" draw:layer="layout" svg:width="0.159cm" svg:height="0.092cm" svg:x="9.166cm" svg:y="7.814cm" svg:viewBox="0 0 160 93" draw:points="0,55 0,39 10,26 16,16 32,10 61,0 99,0 131,10 144,16 153,26 160,39 160,55 153,71 144,77 131,87 99,93 61,93 32,87 16,77 10,71">
          <text:p/>
        </draw:polygon>
        <draw:line draw:style-name="gr1" draw:text-style-name="P1" draw:layer="layout" svg:x1="9.684cm" svg:y1="8.413cm" svg:x2="9.684cm" svg:y2="7.461cm">
          <text:p/>
        </draw:line>
        <draw:line draw:style-name="gr7" draw:text-style-name="P4" draw:layer="layout" svg:x1="9.754cm" svg:y1="9.055cm" svg:x2="9.595cm" svg:y2="9.055cm">
          <text:p/>
        </draw:line>
        <draw:polyline draw:style-name="gr7" draw:text-style-name="P4" draw:layer="layout" svg:width="0.159cm" svg:height="0.089cm" svg:x="9.595cm" svg:y="8.89cm" svg:viewBox="0 0 160 90" draw:points="160,90 0,90 160,0 0,0">
          <text:p/>
        </draw:polyline>
        <draw:line draw:style-name="gr7" draw:text-style-name="P4" draw:layer="layout" svg:x1="9.754cm" svg:y1="8.731cm" svg:x2="9.754cm" svg:y2="8.82cm">
          <text:p/>
        </draw:line>
        <draw:polyline draw:style-name="gr7" draw:text-style-name="P4" draw:layer="layout" svg:width="0.159cm" svg:height="0.044cm" svg:x="9.595cm" svg:y="8.776cm" svg:viewBox="0 0 160 45" draw:points="160,0 0,0 22,16 38,29 45,45">
          <text:p/>
        </draw:polyline>
        <draw:line draw:style-name="gr7" draw:text-style-name="P4" draw:layer="layout" svg:x1="9.754cm" svg:y1="8.579cm" svg:x2="9.754cm" svg:y2="8.671cm">
          <text:p/>
        </draw:line>
        <draw:polyline draw:style-name="gr7" draw:text-style-name="P4" draw:layer="layout" svg:width="0.159cm" svg:height="0.048cm" svg:x="9.595cm" svg:y="8.623cm" svg:viewBox="0 0 160 49" draw:points="160,0 0,0 22,16 38,32 45,49">
          <text:p/>
        </draw:polyline>
        <draw:line draw:style-name="gr1" draw:text-style-name="P1" draw:layer="layout" svg:x1="9.642cm" svg:y1="7.966cm" svg:x2="9.642cm" svg:y2="8.058cm">
          <text:p/>
        </draw:line>
        <draw:polyline draw:style-name="gr1" draw:text-style-name="P1" draw:layer="layout" svg:width="0.159cm" svg:height="0.048cm" svg:x="9.484cm" svg:y="8.011cm" svg:viewBox="0 0 160 49" draw:points="160,0 0,0 22,16 38,32 45,49">
          <text:p/>
        </draw:polyline>
        <draw:line draw:style-name="gr1" draw:text-style-name="P1" draw:layer="layout" svg:x1="9.642cm" svg:y1="7.814cm" svg:x2="9.642cm" svg:y2="7.906cm">
          <text:p/>
        </draw:line>
        <draw:polyline draw:style-name="gr1" draw:text-style-name="P1" draw:layer="layout" svg:width="0.159cm" svg:height="0.044cm" svg:x="9.484cm" svg:y="7.861cm" svg:viewBox="0 0 160 45" draw:points="160,0 0,0 22,13 38,29 45,45">
          <text:p/>
        </draw:polyline>
        <draw:line draw:style-name="gr1" draw:text-style-name="P1" draw:layer="layout" svg:x1="10.001cm" svg:y1="8.413cm" svg:x2="10.001cm" svg:y2="7.461cm">
          <text:p/>
        </draw:line>
        <draw:polyline draw:style-name="gr7" draw:text-style-name="P4" draw:layer="layout" svg:width="0.159cm" svg:height="0.098cm" svg:x="9.912cm" svg:y="8.903cm" svg:viewBox="0 0 160 99" draw:points="10,10 0,26 0,48 10,71 22,87 38,93 70,99 93,99 121,93 137,87 153,71 160,48 160,32 153,10 144,0 93,0 93,32">
          <text:p/>
        </draw:polyline>
        <draw:polyline draw:style-name="gr7" draw:text-style-name="P4" draw:layer="layout" svg:width="0.159cm" svg:height="0.092cm" svg:x="9.912cm" svg:y="8.744cm" svg:viewBox="0 0 160 93" draw:points="160,93 0,93 160,0 0,0">
          <text:p/>
        </draw:polyline>
        <draw:polygon draw:style-name="gr7" draw:text-style-name="P4" draw:layer="layout" svg:width="0.159cm" svg:height="0.092cm" svg:x="9.912cm" svg:y="8.579cm" svg:viewBox="0 0 160 93" draw:points="160,93 0,93 0,55 10,32 22,16 38,6 70,0 93,0 121,6 137,16 153,32 160,55">
          <text:p/>
        </draw:polygon>
        <draw:line draw:style-name="gr1" draw:text-style-name="P1" draw:layer="layout" svg:x1="9.96cm" svg:y1="7.966cm" svg:x2="9.96cm" svg:y2="8.058cm">
          <text:p/>
        </draw:line>
        <draw:polyline draw:style-name="gr1" draw:text-style-name="P1" draw:layer="layout" svg:width="0.159cm" svg:height="0.048cm" svg:x="9.801cm" svg:y="8.011cm" svg:viewBox="0 0 160 49" draw:points="160,0 0,0 22,16 38,32 45,49">
          <text:p/>
        </draw:polyline>
        <draw:polyline draw:style-name="gr1" draw:text-style-name="P1" draw:layer="layout" svg:width="0.159cm" svg:height="0.098cm" svg:x="9.801cm" svg:y="7.814cm" svg:viewBox="0 0 160 99" draw:points="16,93 10,87 0,71 0,32 10,16 16,10 32,0 45,0 70,10 160,99 160,0">
          <text:p/>
        </draw:polyline>
        <draw:line draw:style-name="gr1" draw:text-style-name="P1" draw:layer="layout" svg:x1="10.001cm" svg:y1="11.271cm" svg:x2="10.001cm" svg:y2="12.223cm">
          <text:p/>
        </draw:line>
        <draw:line draw:style-name="gr7" draw:text-style-name="P4" draw:layer="layout" svg:x1="10.071cm" svg:y1="11.097cm" svg:x2="9.912cm" svg:y2="11.097cm">
          <text:p/>
        </draw:line>
        <draw:polyline draw:style-name="gr7" draw:text-style-name="P4" draw:layer="layout" svg:width="0.159cm" svg:height="0.092cm" svg:x="9.912cm" svg:y="10.928cm" svg:viewBox="0 0 160 93" draw:points="160,93 0,93 160,0 0,0">
          <text:p/>
        </draw:polyline>
        <draw:line draw:style-name="gr7" draw:text-style-name="P4" draw:layer="layout" svg:x1="10.071cm" svg:y1="10.77cm" svg:x2="10.071cm" svg:y2="10.862cm">
          <text:p/>
        </draw:line>
        <draw:polyline draw:style-name="gr7" draw:text-style-name="P4" draw:layer="layout" svg:width="0.159cm" svg:height="0.044cm" svg:x="9.912cm" svg:y="10.817cm" svg:viewBox="0 0 160 45" draw:points="160,0 0,0 22,13 38,29 45,45">
          <text:p/>
        </draw:polyline>
        <draw:polyline draw:style-name="gr7" draw:text-style-name="P4" draw:layer="layout" svg:width="0.159cm" svg:height="0.098cm" svg:x="9.912cm" svg:y="10.62cm" svg:viewBox="0 0 160 99" draw:points="0,99 0,0 61,51 61,29 70,13 77,6 93,0 131,0 144,6 153,13 160,29 160,74 153,90 144,99">
          <text:p/>
        </draw:polyline>
        <draw:line draw:style-name="gr1" draw:text-style-name="P1" draw:layer="layout" svg:x1="9.96cm" svg:y1="11.776cm" svg:x2="9.96cm" svg:y2="11.868cm">
          <text:p/>
        </draw:line>
        <draw:polyline draw:style-name="gr1" draw:text-style-name="P1" draw:layer="layout" svg:width="0.159cm" svg:height="0.048cm" svg:x="9.801cm" svg:y="11.821cm" svg:viewBox="0 0 160 49" draw:points="160,0 0,0 22,16 38,32 45,49">
          <text:p/>
        </draw:polyline>
        <draw:polyline draw:style-name="gr1" draw:text-style-name="P1" draw:layer="layout" svg:width="0.159cm" svg:height="0.098cm" svg:x="9.801cm" svg:y="11.624cm" svg:viewBox="0 0 160 99" draw:points="0,99 0,0 61,55 61,32 70,16 77,10 93,0 131,0 144,10 153,16 160,32 160,77 153,93 144,99">
          <text:p/>
        </draw:polyline>
        <draw:line draw:style-name="gr1" draw:text-style-name="P1" draw:layer="layout" svg:x1="9.684cm" svg:y1="11.271cm" svg:x2="9.684cm" svg:y2="12.223cm">
          <text:p/>
        </draw:line>
        <draw:line draw:style-name="gr7" draw:text-style-name="P4" draw:layer="layout" svg:x1="9.754cm" svg:y1="11.097cm" svg:x2="9.595cm" svg:y2="11.097cm">
          <text:p/>
        </draw:line>
        <draw:polygon draw:style-name="gr7" draw:text-style-name="P4" draw:layer="layout" svg:width="0.159cm" svg:height="0.105cm" svg:x="9.595cm" svg:y="10.922cm" svg:viewBox="0 0 160 106" draw:points="0,67 0,38 10,22 22,6 54,0 105,0 137,6 153,22 160,38 160,67 153,83 137,99 105,106 54,106 22,99 10,83">
          <text:p/>
        </draw:polygon>
        <draw:line draw:style-name="gr7" draw:text-style-name="P4" draw:layer="layout" svg:x1="9.754cm" svg:y1="10.77cm" svg:x2="9.754cm" svg:y2="10.862cm">
          <text:p/>
        </draw:line>
        <draw:polyline draw:style-name="gr7" draw:text-style-name="P4" draw:layer="layout" svg:width="0.159cm" svg:height="0.044cm" svg:x="9.595cm" svg:y="10.817cm" svg:viewBox="0 0 160 45" draw:points="160,0 0,0 22,13 38,29 45,45">
          <text:p/>
        </draw:polyline>
        <draw:line draw:style-name="gr7" draw:text-style-name="P4" draw:layer="layout" svg:x1="9.649cm" svg:y1="10.633cm" svg:x2="9.754cm" svg:y2="10.633cm">
          <text:p/>
        </draw:line>
        <draw:polyline draw:style-name="gr7" draw:text-style-name="P4" draw:layer="layout" svg:width="0.111cm" svg:height="0.098cm" svg:x="9.588cm" svg:y="10.611cm" svg:viewBox="0 0 112 99" draw:points="0,61 112,99 112,0">
          <text:p/>
        </draw:polyline>
        <draw:line draw:style-name="gr1" draw:text-style-name="P1" draw:layer="layout" svg:x1="9.642cm" svg:y1="11.776cm" svg:x2="9.642cm" svg:y2="11.868cm">
          <text:p/>
        </draw:line>
        <draw:polyline draw:style-name="gr1" draw:text-style-name="P1" draw:layer="layout" svg:width="0.159cm" svg:height="0.048cm" svg:x="9.484cm" svg:y="11.821cm" svg:viewBox="0 0 160 49" draw:points="160,0 0,0 22,16 38,32 45,49">
          <text:p/>
        </draw:polyline>
        <draw:line draw:style-name="gr1" draw:text-style-name="P1" draw:layer="layout" svg:x1="9.538cm" svg:y1="11.64cm" svg:x2="9.643cm" svg:y2="11.64cm">
          <text:p/>
        </draw:line>
        <draw:polyline draw:style-name="gr1" draw:text-style-name="P1" draw:layer="layout" svg:width="0.111cm" svg:height="0.098cm" svg:x="9.477cm" svg:y="11.617cm" svg:viewBox="0 0 112 99" draw:points="0,61 112,99 112,0">
          <text:p/>
        </draw:polyline>
        <draw:line draw:style-name="gr1" draw:text-style-name="P1" draw:layer="layout" svg:x1="9.366cm" svg:y1="11.271cm" svg:x2="9.366cm" svg:y2="12.223cm">
          <text:p/>
        </draw:line>
        <draw:line draw:style-name="gr7" draw:text-style-name="P4" draw:layer="layout" svg:x1="9.436cm" svg:y1="11.097cm" svg:x2="9.277cm" svg:y2="11.097cm">
          <text:p/>
        </draw:line>
        <draw:polygon draw:style-name="gr7" draw:text-style-name="P4" draw:layer="layout" svg:width="0.159cm" svg:height="0.105cm" svg:x="9.277cm" svg:y="10.922cm" svg:viewBox="0 0 160 106" draw:points="0,67 0,38 10,22 22,6 54,0 105,0 137,6 153,22 160,38 160,67 153,83 137,99 105,106 54,106 22,99 10,83">
          <text:p/>
        </draw:polygon>
        <draw:line draw:style-name="gr7" draw:text-style-name="P4" draw:layer="layout" svg:x1="9.436cm" svg:y1="10.77cm" svg:x2="9.436cm" svg:y2="10.862cm">
          <text:p/>
        </draw:line>
        <draw:polyline draw:style-name="gr7" draw:text-style-name="P4" draw:layer="layout" svg:width="0.159cm" svg:height="0.044cm" svg:x="9.277cm" svg:y="10.817cm" svg:viewBox="0 0 160 45" draw:points="160,0 0,0 22,13 38,29 45,45">
          <text:p/>
        </draw:polyline>
        <draw:polyline draw:style-name="gr7" draw:text-style-name="P4" draw:layer="layout" svg:width="0.159cm" svg:height="0.089cm" svg:x="9.277cm" svg:y="10.62cm" svg:viewBox="0 0 160 90" draw:points="0,6 0,83 77,90 70,83 61,67 61,29 70,13 77,6 93,0 131,0 144,6 153,13 160,29 160,67 153,83 144,90">
          <text:p/>
        </draw:polyline>
        <draw:line draw:style-name="gr1" draw:text-style-name="P1" draw:layer="layout" svg:x1="9.325cm" svg:y1="11.776cm" svg:x2="9.325cm" svg:y2="11.868cm">
          <text:p/>
        </draw:line>
        <draw:polyline draw:style-name="gr1" draw:text-style-name="P1" draw:layer="layout" svg:width="0.159cm" svg:height="0.048cm" svg:x="9.166cm" svg:y="11.821cm" svg:viewBox="0 0 160 49" draw:points="160,0 0,0 22,16 38,32 45,49">
          <text:p/>
        </draw:polyline>
        <draw:polyline draw:style-name="gr1" draw:text-style-name="P1" draw:layer="layout" svg:width="0.159cm" svg:height="0.092cm" svg:x="9.166cm" svg:y="11.624cm" svg:viewBox="0 0 160 93" draw:points="0,10 0,87 77,93 70,87 61,71 61,32 70,16 77,10 93,0 131,0 144,10 153,16 160,32 160,71 153,87 144,93">
          <text:p/>
        </draw:polyline>
        <draw:line draw:style-name="gr1" draw:text-style-name="P1" draw:layer="layout" svg:x1="9.049cm" svg:y1="11.271cm" svg:x2="9.049cm" svg:y2="12.223cm">
          <text:p/>
        </draw:line>
        <draw:line draw:style-name="gr7" draw:text-style-name="P4" draw:layer="layout" svg:x1="9.119cm" svg:y1="11.097cm" svg:x2="8.96cm" svg:y2="11.097cm">
          <text:p/>
        </draw:line>
        <draw:polygon draw:style-name="gr7" draw:text-style-name="P4" draw:layer="layout" svg:width="0.159cm" svg:height="0.105cm" svg:x="8.96cm" svg:y="10.922cm" svg:viewBox="0 0 160 106" draw:points="0,67 0,38 10,22 22,6 54,0 105,0 137,6 153,22 160,38 160,67 153,83 137,99 105,106 54,106 22,99 10,83">
          <text:p/>
        </draw:polygon>
        <draw:line draw:style-name="gr7" draw:text-style-name="P4" draw:layer="layout" svg:x1="9.119cm" svg:y1="10.77cm" svg:x2="9.119cm" svg:y2="10.862cm">
          <text:p/>
        </draw:line>
        <draw:polyline draw:style-name="gr7" draw:text-style-name="P4" draw:layer="layout" svg:width="0.159cm" svg:height="0.044cm" svg:x="8.96cm" svg:y="10.817cm" svg:viewBox="0 0 160 45" draw:points="160,0 0,0 22,13 38,29 45,45">
          <text:p/>
        </draw:polyline>
        <draw:polyline draw:style-name="gr7" draw:text-style-name="P4" draw:layer="layout" svg:width="0.159cm" svg:height="0.089cm" svg:x="8.96cm" svg:y="10.62cm" svg:viewBox="0 0 160 90" draw:points="0,13 0,45 10,61 16,67 38,83 70,90 131,90 144,83 153,74 160,61 160,29 153,13 144,6 131,0 93,0 77,6 70,13 61,29 61,61 70,74 77,83 93,90">
          <text:p/>
        </draw:polyline>
        <draw:line draw:style-name="gr1" draw:text-style-name="P1" draw:layer="layout" svg:x1="9.007cm" svg:y1="11.776cm" svg:x2="9.007cm" svg:y2="11.868cm">
          <text:p/>
        </draw:line>
        <draw:polyline draw:style-name="gr1" draw:text-style-name="P1" draw:layer="layout" svg:width="0.159cm" svg:height="0.048cm" svg:x="8.849cm" svg:y="11.821cm" svg:viewBox="0 0 160 49" draw:points="160,0 0,0 22,16 38,32 45,49">
          <text:p/>
        </draw:polyline>
        <draw:polyline draw:style-name="gr1" draw:text-style-name="P1" draw:layer="layout" svg:width="0.159cm" svg:height="0.092cm" svg:x="8.849cm" svg:y="11.624cm" svg:viewBox="0 0 160 93" draw:points="0,16 0,48 10,61 16,71 38,87 70,93 131,93 144,87 153,77 160,61 160,32 153,16 144,10 131,0 93,0 77,10 70,16 61,32 61,61 70,77 77,87 93,93">
          <text:p/>
        </draw:polyline>
        <draw:line draw:style-name="gr1" draw:text-style-name="P1" draw:layer="layout" svg:x1="8.731cm" svg:y1="11.271cm" svg:x2="8.731cm" svg:y2="12.223cm">
          <text:p/>
        </draw:line>
        <draw:line draw:style-name="gr7" draw:text-style-name="P4" draw:layer="layout" svg:x1="8.801cm" svg:y1="11.097cm" svg:x2="8.642cm" svg:y2="11.097cm">
          <text:p/>
        </draw:line>
        <draw:polygon draw:style-name="gr7" draw:text-style-name="P4" draw:layer="layout" svg:width="0.159cm" svg:height="0.105cm" svg:x="8.642cm" svg:y="10.922cm" svg:viewBox="0 0 160 106" draw:points="0,67 0,38 10,22 22,6 54,0 105,0 137,6 153,22 160,38 160,67 153,83 137,99 105,106 54,106 22,99 10,83">
          <text:p/>
        </draw:polygon>
        <draw:line draw:style-name="gr7" draw:text-style-name="P4" draw:layer="layout" svg:x1="8.801cm" svg:y1="10.77cm" svg:x2="8.801cm" svg:y2="10.862cm">
          <text:p/>
        </draw:line>
        <draw:polyline draw:style-name="gr7" draw:text-style-name="P4" draw:layer="layout" svg:width="0.159cm" svg:height="0.044cm" svg:x="8.642cm" svg:y="10.817cm" svg:viewBox="0 0 160 45" draw:points="160,0 0,0 22,13 38,29 45,45">
          <text:p/>
        </draw:polyline>
        <draw:polyline draw:style-name="gr7" draw:text-style-name="P4" draw:layer="layout" svg:width="0.159cm" svg:height="0.108cm" svg:x="8.642cm" svg:y="10.611cm" svg:viewBox="0 0 160 109" draw:points="0,109 0,0 160,70">
          <text:p/>
        </draw:polyline>
        <draw:line draw:style-name="gr1" draw:text-style-name="P1" draw:layer="layout" svg:x1="8.69cm" svg:y1="11.776cm" svg:x2="8.69cm" svg:y2="11.868cm">
          <text:p/>
        </draw:line>
        <draw:polyline draw:style-name="gr1" draw:text-style-name="P1" draw:layer="layout" svg:width="0.159cm" svg:height="0.048cm" svg:x="8.531cm" svg:y="11.821cm" svg:viewBox="0 0 160 49" draw:points="160,0 0,0 22,16 38,32 45,49">
          <text:p/>
        </draw:polyline>
        <draw:polyline draw:style-name="gr1" draw:text-style-name="P1" draw:layer="layout" svg:width="0.159cm" svg:height="0.105cm" svg:x="8.531cm" svg:y="11.617cm" svg:viewBox="0 0 160 106" draw:points="0,106 0,0 160,67">
          <text:p/>
        </draw:polyline>
        <draw:line draw:style-name="gr1" draw:text-style-name="P1" draw:layer="layout" svg:x1="8.414cm" svg:y1="11.271cm" svg:x2="8.414cm" svg:y2="12.223cm">
          <text:p/>
        </draw:line>
        <draw:line draw:style-name="gr7" draw:text-style-name="P4" draw:layer="layout" svg:x1="8.484cm" svg:y1="11.097cm" svg:x2="8.325cm" svg:y2="11.097cm">
          <text:p/>
        </draw:line>
        <draw:polygon draw:style-name="gr7" draw:text-style-name="P4" draw:layer="layout" svg:width="0.159cm" svg:height="0.105cm" svg:x="8.325cm" svg:y="10.922cm" svg:viewBox="0 0 160 106" draw:points="0,67 0,38 10,22 22,6 54,0 105,0 137,6 153,22 160,38 160,67 153,83 137,99 105,106 54,106 22,99 10,83">
          <text:p/>
        </draw:polygon>
        <draw:line draw:style-name="gr7" draw:text-style-name="P4" draw:layer="layout" svg:x1="8.484cm" svg:y1="10.77cm" svg:x2="8.484cm" svg:y2="10.862cm">
          <text:p/>
        </draw:line>
        <draw:polyline draw:style-name="gr7" draw:text-style-name="P4" draw:layer="layout" svg:width="0.159cm" svg:height="0.044cm" svg:x="8.325cm" svg:y="10.817cm" svg:viewBox="0 0 160 45" draw:points="160,0 0,0 22,13 38,29 45,45">
          <text:p/>
        </draw:polyline>
        <draw:polyline draw:style-name="gr7" draw:text-style-name="P4" draw:layer="layout" svg:width="0.159cm" svg:height="0.089cm" svg:x="8.325cm" svg:y="10.62cm" svg:viewBox="0 0 160 90" draw:points="70,61 61,74 54,83 38,90 32,90 16,83 10,74 0,61 0,29 10,13 16,6 32,0 38,0 54,6 61,13 70,29 70,61 77,74 83,83 99,90 131,90 144,83 153,74 160,61 160,29 153,13 144,6 131,0 99,0 83,6 77,13 70,29">
          <text:p/>
        </draw:polyline>
        <draw:line draw:style-name="gr1" draw:text-style-name="P1" draw:layer="layout" svg:x1="8.372cm" svg:y1="11.776cm" svg:x2="8.372cm" svg:y2="11.868cm">
          <text:p/>
        </draw:line>
        <draw:polyline draw:style-name="gr1" draw:text-style-name="P1" draw:layer="layout" svg:width="0.159cm" svg:height="0.048cm" svg:x="8.214cm" svg:y="11.821cm" svg:viewBox="0 0 160 49" draw:points="160,0 0,0 22,16 38,32 45,49">
          <text:p/>
        </draw:polyline>
        <draw:polyline draw:style-name="gr1" draw:text-style-name="P1" draw:layer="layout" svg:width="0.159cm" svg:height="0.092cm" svg:x="8.214cm" svg:y="11.624cm" svg:viewBox="0 0 160 93" draw:points="70,61 61,77 54,87 38,93 32,93 16,87 10,77 0,61 0,32 10,16 16,10 32,0 38,0 54,10 61,16 70,32 70,61 77,77 83,87 99,93 131,93 144,87 153,77 160,61 160,32 153,16 144,10 131,0 99,0 83,10 77,16 70,32">
          <text:p/>
        </draw:polyline>
        <draw:line draw:style-name="gr1" draw:text-style-name="P1" draw:layer="layout" svg:x1="8.096cm" svg:y1="11.271cm" svg:x2="8.096cm" svg:y2="12.223cm">
          <text:p/>
        </draw:line>
        <draw:line draw:style-name="gr7" draw:text-style-name="P4" draw:layer="layout" svg:x1="8.166cm" svg:y1="11.097cm" svg:x2="8.007cm" svg:y2="11.097cm">
          <text:p/>
        </draw:line>
        <draw:polygon draw:style-name="gr7" draw:text-style-name="P4" draw:layer="layout" svg:width="0.159cm" svg:height="0.105cm" svg:x="8.007cm" svg:y="10.922cm" svg:viewBox="0 0 160 106" draw:points="0,67 0,38 10,22 22,6 54,0 105,0 137,6 153,22 160,38 160,67 153,83 137,99 105,106 54,106 22,99 10,83">
          <text:p/>
        </draw:polygon>
        <draw:line draw:style-name="gr7" draw:text-style-name="P4" draw:layer="layout" svg:x1="8.166cm" svg:y1="10.77cm" svg:x2="8.166cm" svg:y2="10.862cm">
          <text:p/>
        </draw:line>
        <draw:polyline draw:style-name="gr7" draw:text-style-name="P4" draw:layer="layout" svg:width="0.159cm" svg:height="0.044cm" svg:x="8.007cm" svg:y="10.817cm" svg:viewBox="0 0 160 45" draw:points="160,0 0,0 22,13 38,29 45,45">
          <text:p/>
        </draw:polyline>
        <draw:polyline draw:style-name="gr7" draw:text-style-name="P4" draw:layer="layout" svg:width="0.159cm" svg:height="0.089cm" svg:x="8.007cm" svg:y="10.62cm" svg:viewBox="0 0 160 90" draw:points="160,74 160,45 153,29 144,22 121,6 93,0 32,0 16,6 10,13 0,29 0,61 10,74 16,83 32,90 70,90 83,83 93,74 99,61 99,29 93,13 83,6 70,0">
          <text:p/>
        </draw:polyline>
        <draw:line draw:style-name="gr1" draw:text-style-name="P1" draw:layer="layout" svg:x1="8.055cm" svg:y1="11.776cm" svg:x2="8.055cm" svg:y2="11.868cm">
          <text:p/>
        </draw:line>
        <draw:polyline draw:style-name="gr1" draw:text-style-name="P1" draw:layer="layout" svg:width="0.159cm" svg:height="0.048cm" svg:x="7.896cm" svg:y="11.821cm" svg:viewBox="0 0 160 49" draw:points="160,0 0,0 22,16 38,32 45,49">
          <text:p/>
        </draw:polyline>
        <draw:polyline draw:style-name="gr1" draw:text-style-name="P1" draw:layer="layout" svg:width="0.159cm" svg:height="0.092cm" svg:x="7.896cm" svg:y="11.624cm" svg:viewBox="0 0 160 93" draw:points="160,77 160,48 153,32 144,26 121,10 93,0 32,0 16,10 10,16 0,32 0,61 10,77 16,87 32,93 70,93 83,87 93,77 99,61 99,32 93,16 83,10 70,0">
          <text:p/>
        </draw:polyline>
        <draw:line draw:style-name="gr1" draw:text-style-name="P1" draw:layer="layout" svg:x1="6.826cm" svg:y1="8.413cm" svg:x2="6.826cm" svg:y2="7.461cm">
          <text:p/>
        </draw:line>
        <draw:line draw:style-name="gr7" draw:text-style-name="P4" draw:layer="layout" svg:x1="6.896cm" svg:y1="8.903cm" svg:x2="6.737cm" svg:y2="8.903cm">
          <text:p/>
        </draw:line>
        <draw:polyline draw:style-name="gr7" draw:text-style-name="P4" draw:layer="layout" svg:width="0.159cm" svg:height="0.092cm" svg:x="6.737cm" svg:y="8.738cm" svg:viewBox="0 0 160 93" draw:points="160,93 0,93 160,0 0,0">
          <text:p/>
        </draw:polyline>
        <draw:polyline draw:style-name="gr7" draw:text-style-name="P4" draw:layer="layout" svg:width="0.159cm" svg:height="0.098cm" svg:x="6.737cm" svg:y="8.579cm" svg:viewBox="0 0 160 99" draw:points="16,93 10,83 0,67 0,32 10,16 16,6 32,0 45,0 70,6 160,99 160,0">
          <text:p/>
        </draw:polyline>
        <draw:polyline draw:style-name="gr1" draw:text-style-name="P1" draw:layer="layout" svg:width="0.159cm" svg:height="0.098cm" svg:x="6.626cm" svg:y="7.89cm" svg:viewBox="0 0 160 99" draw:points="16,93 10,83 0,71 0,32 10,16 16,10 32,0 45,0 70,10 160,99 160,0">
          <text:p/>
        </draw:polyline>
        <draw:line draw:style-name="gr1" draw:text-style-name="P1" draw:layer="layout" svg:x1="7.779cm" svg:y1="11.271cm" svg:x2="7.779cm" svg:y2="12.223cm">
          <text:p/>
        </draw:line>
        <draw:line draw:style-name="gr7" draw:text-style-name="P4" draw:layer="layout" svg:x1="7.849cm" svg:y1="11.097cm" svg:x2="7.69cm" svg:y2="11.097cm">
          <text:p/>
        </draw:line>
        <draw:polygon draw:style-name="gr7" draw:text-style-name="P4" draw:layer="layout" svg:width="0.159cm" svg:height="0.105cm" svg:x="7.69cm" svg:y="10.922cm" svg:viewBox="0 0 160 106" draw:points="0,67 0,38 10,22 22,6 54,0 105,0 137,6 153,22 160,38 160,67 153,83 137,99 105,106 54,106 22,99 10,83">
          <text:p/>
        </draw:polygon>
        <draw:polyline draw:style-name="gr7" draw:text-style-name="P4" draw:layer="layout" svg:width="0.159cm" svg:height="0.098cm" svg:x="7.69cm" svg:y="10.77cm" svg:viewBox="0 0 160 99" draw:points="16,93 10,83 0,71 0,32 10,16 16,10 32,0 45,0 70,10 160,99 160,0">
          <text:p/>
        </draw:polyline>
        <draw:polygon draw:style-name="gr7" draw:text-style-name="P4" draw:layer="layout" svg:width="0.159cm" svg:height="0.089cm" svg:x="7.69cm" svg:y="10.62cm" svg:viewBox="0 0 160 90" draw:points="0,51 0,39 10,22 16,13 32,6 61,0 99,0 131,6 144,13 153,22 160,39 160,51 153,67 144,74 131,83 99,90 61,90 32,83 16,74 10,67">
          <text:p/>
        </draw:polygon>
        <draw:polyline draw:style-name="gr1" draw:text-style-name="P1" draw:layer="layout" svg:width="0.159cm" svg:height="0.098cm" svg:x="7.579cm" svg:y="11.776cm" svg:viewBox="0 0 160 99" draw:points="16,93 10,83 0,67 0,32 10,16 16,6 32,0 45,0 70,6 160,99 160,0">
          <text:p/>
        </draw:polyline>
        <draw:polygon draw:style-name="gr1" draw:text-style-name="P1" draw:layer="layout" svg:width="0.159cm" svg:height="0.092cm" svg:x="7.579cm" svg:y="11.624cm" svg:viewBox="0 0 160 93" draw:points="0,55 0,39 10,26 16,16 32,10 61,0 99,0 131,10 144,16 153,26 160,39 160,55 153,71 144,77 131,87 99,93 61,93 32,87 16,77 10,71">
          <text:p/>
        </draw:polygon>
        <draw:line draw:style-name="gr1" draw:text-style-name="P1" draw:layer="layout" svg:x1="7.461cm" svg:y1="11.271cm" svg:x2="7.461cm" svg:y2="12.223cm">
          <text:p/>
        </draw:line>
        <draw:line draw:style-name="gr7" draw:text-style-name="P4" draw:layer="layout" svg:x1="7.531cm" svg:y1="11.097cm" svg:x2="7.372cm" svg:y2="11.097cm">
          <text:p/>
        </draw:line>
        <draw:polygon draw:style-name="gr7" draw:text-style-name="P4" draw:layer="layout" svg:width="0.159cm" svg:height="0.105cm" svg:x="7.372cm" svg:y="10.922cm" svg:viewBox="0 0 160 106" draw:points="0,67 0,38 10,22 22,6 54,0 105,0 137,6 153,22 160,38 160,67 153,83 137,99 105,106 54,106 22,99 10,83">
          <text:p/>
        </draw:polygon>
        <draw:polyline draw:style-name="gr7" draw:text-style-name="P4" draw:layer="layout" svg:width="0.159cm" svg:height="0.098cm" svg:x="7.372cm" svg:y="10.77cm" svg:viewBox="0 0 160 99" draw:points="16,93 10,83 0,71 0,32 10,16 16,10 32,0 45,0 70,10 160,99 160,0">
          <text:p/>
        </draw:polyline>
        <draw:line draw:style-name="gr7" draw:text-style-name="P4" draw:layer="layout" svg:x1="7.531cm" svg:y1="10.62cm" svg:x2="7.531cm" svg:y2="10.709cm">
          <text:p/>
        </draw:line>
        <draw:polyline draw:style-name="gr7" draw:text-style-name="P4" draw:layer="layout" svg:width="0.159cm" svg:height="0.044cm" svg:x="7.372cm" svg:y="10.665cm" svg:viewBox="0 0 160 45" draw:points="160,0 0,0 22,16 38,29 45,45">
          <text:p/>
        </draw:polyline>
        <draw:polyline draw:style-name="gr1" draw:text-style-name="P1" draw:layer="layout" svg:width="0.159cm" svg:height="0.098cm" svg:x="7.261cm" svg:y="11.776cm" svg:viewBox="0 0 160 99" draw:points="16,93 10,83 0,67 0,32 10,16 16,6 32,0 45,0 70,6 160,99 160,0">
          <text:p/>
        </draw:polyline>
        <draw:line draw:style-name="gr1" draw:text-style-name="P1" draw:layer="layout" svg:x1="7.42cm" svg:y1="11.624cm" svg:x2="7.42cm" svg:y2="11.716cm">
          <text:p/>
        </draw:line>
        <draw:polyline draw:style-name="gr1" draw:text-style-name="P1" draw:layer="layout" svg:width="0.159cm" svg:height="0.044cm" svg:x="7.261cm" svg:y="11.671cm" svg:viewBox="0 0 160 45" draw:points="160,0 0,0 22,13 38,29 45,45">
          <text:p/>
        </draw:polyline>
        <draw:line draw:style-name="gr1" draw:text-style-name="P1" draw:layer="layout" svg:x1="7.144cm" svg:y1="11.271cm" svg:x2="7.144cm" svg:y2="12.223cm">
          <text:p/>
        </draw:line>
        <draw:line draw:style-name="gr7" draw:text-style-name="P4" draw:layer="layout" svg:x1="7.214cm" svg:y1="11.097cm" svg:x2="7.055cm" svg:y2="11.097cm">
          <text:p/>
        </draw:line>
        <draw:polygon draw:style-name="gr7" draw:text-style-name="P4" draw:layer="layout" svg:width="0.159cm" svg:height="0.105cm" svg:x="7.055cm" svg:y="10.922cm" svg:viewBox="0 0 160 106" draw:points="0,67 0,38 10,22 22,6 54,0 105,0 137,6 153,22 160,38 160,67 153,83 137,99 105,106 54,106 22,99 10,83">
          <text:p/>
        </draw:polygon>
        <draw:polyline draw:style-name="gr7" draw:text-style-name="P4" draw:layer="layout" svg:width="0.159cm" svg:height="0.098cm" svg:x="7.055cm" svg:y="10.77cm" svg:viewBox="0 0 160 99" draw:points="16,93 10,83 0,71 0,32 10,16 16,10 32,0 45,0 70,10 160,99 160,0">
          <text:p/>
        </draw:polyline>
        <draw:polyline draw:style-name="gr7" draw:text-style-name="P4" draw:layer="layout" svg:width="0.159cm" svg:height="0.098cm" svg:x="7.055cm" svg:y="10.62cm" svg:viewBox="0 0 160 99" draw:points="16,90 10,83 0,67 0,29 10,13 16,6 32,0 45,0 70,6 160,99 160,0">
          <text:p/>
        </draw:polyline>
        <draw:polyline draw:style-name="gr1" draw:text-style-name="P1" draw:layer="layout" svg:width="0.159cm" svg:height="0.098cm" svg:x="6.944cm" svg:y="11.776cm" svg:viewBox="0 0 160 99" draw:points="16,93 10,83 0,67 0,32 10,16 16,6 32,0 45,0 70,6 160,99 160,0">
          <text:p/>
        </draw:polyline>
        <draw:polyline draw:style-name="gr1" draw:text-style-name="P1" draw:layer="layout" svg:width="0.159cm" svg:height="0.098cm" svg:x="6.944cm" svg:y="11.624cm" svg:viewBox="0 0 160 99" draw:points="16,93 10,87 0,71 0,32 10,16 16,10 32,0 45,0 70,10 160,99 160,0">
          <text:p/>
        </draw:polyline>
        <draw:line draw:style-name="gr1" draw:text-style-name="P1" draw:layer="layout" svg:x1="6.826cm" svg:y1="11.271cm" svg:x2="6.826cm" svg:y2="12.223cm">
          <text:p/>
        </draw:line>
        <draw:line draw:style-name="gr7" draw:text-style-name="P4" draw:layer="layout" svg:x1="6.896cm" svg:y1="11.097cm" svg:x2="6.737cm" svg:y2="11.097cm">
          <text:p/>
        </draw:line>
        <draw:polygon draw:style-name="gr7" draw:text-style-name="P4" draw:layer="layout" svg:width="0.159cm" svg:height="0.105cm" svg:x="6.737cm" svg:y="10.922cm" svg:viewBox="0 0 160 106" draw:points="0,67 0,38 10,22 22,6 54,0 105,0 137,6 153,22 160,38 160,67 153,83 137,99 105,106 54,106 22,99 10,83">
          <text:p/>
        </draw:polygon>
        <draw:polyline draw:style-name="gr7" draw:text-style-name="P4" draw:layer="layout" svg:width="0.159cm" svg:height="0.098cm" svg:x="6.737cm" svg:y="10.77cm" svg:viewBox="0 0 160 99" draw:points="16,93 10,83 0,71 0,32 10,16 16,10 32,0 45,0 70,10 160,99 160,0">
          <text:p/>
        </draw:polyline>
        <draw:polyline draw:style-name="gr7" draw:text-style-name="P4" draw:layer="layout" svg:width="0.159cm" svg:height="0.098cm" svg:x="6.737cm" svg:y="10.62cm" svg:viewBox="0 0 160 99" draw:points="0,99 0,0 61,51 61,29 70,13 77,6 93,0 131,0 144,6 153,13 160,29 160,74 153,90 144,99">
          <text:p/>
        </draw:polyline>
        <draw:polyline draw:style-name="gr1" draw:text-style-name="P1" draw:layer="layout" svg:width="0.159cm" svg:height="0.098cm" svg:x="6.626cm" svg:y="11.776cm" svg:viewBox="0 0 160 99" draw:points="16,93 10,83 0,67 0,32 10,16 16,6 32,0 45,0 70,6 160,99 160,0">
          <text:p/>
        </draw:polyline>
        <draw:polyline draw:style-name="gr1" draw:text-style-name="P1" draw:layer="layout" svg:width="0.159cm" svg:height="0.098cm" svg:x="6.626cm" svg:y="11.624cm" svg:viewBox="0 0 160 99" draw:points="0,99 0,0 61,55 61,32 70,16 77,10 93,0 131,0 144,10 153,16 160,32 160,77 153,93 144,99">
          <text:p/>
        </draw:polyline>
        <draw:line draw:style-name="gr1" draw:text-style-name="P1" draw:layer="layout" svg:x1="6.509cm" svg:y1="11.271cm" svg:x2="6.509cm" svg:y2="12.223cm">
          <text:p/>
        </draw:line>
        <draw:polyline draw:style-name="gr7" draw:text-style-name="P4" draw:layer="layout" svg:width="0.159cm" svg:height="0.108cm" svg:x="6.42cm" svg:y="11.011cm" svg:viewBox="0 0 160 109" draw:points="0,109 160,54 0,0">
          <text:p/>
        </draw:polyline>
        <draw:polyline draw:style-name="gr7" draw:text-style-name="P4" draw:layer="layout" svg:width="0.159cm" svg:height="0.098cm" svg:x="6.42cm" svg:y="10.868cm" svg:viewBox="0 0 160 99" draw:points="144,0 153,10 160,32 160,45 153,71 137,83 121,93 93,99 70,99 38,93 22,83 10,71 0,45 0,32 10,10 16,0">
          <text:p/>
        </draw:polyline>
        <draw:polyline draw:style-name="gr7" draw:text-style-name="P4" draw:layer="layout" svg:width="0.159cm" svg:height="0.098cm" svg:x="6.42cm" svg:y="10.709cm" svg:viewBox="0 0 160 99" draw:points="144,0 153,10 160,32 160,45 153,71 137,83 121,93 93,99 70,99 38,93 22,83 10,71 0,45 0,32 10,10 16,0">
          <text:p/>
        </draw:polyline>
        <draw:polyline draw:style-name="gr1" draw:text-style-name="P1" draw:layer="layout" svg:width="0.159cm" svg:height="0.098cm" svg:x="6.309cm" svg:y="11.776cm" svg:viewBox="0 0 160 99" draw:points="16,93 10,83 0,67 0,32 10,16 16,6 32,0 45,0 70,6 160,99 160,0">
          <text:p/>
        </draw:polyline>
        <draw:line draw:style-name="gr1" draw:text-style-name="P1" draw:layer="layout" svg:x1="6.363cm" svg:y1="11.64cm" svg:x2="6.468cm" svg:y2="11.64cm">
          <text:p/>
        </draw:line>
        <draw:polyline draw:style-name="gr1" draw:text-style-name="P1" draw:layer="layout" svg:width="0.111cm" svg:height="0.098cm" svg:x="6.302cm" svg:y="11.617cm" svg:viewBox="0 0 112 99" draw:points="0,61 112,99 112,0">
          <text:p/>
        </draw:polyline>
        <draw:line draw:style-name="gr1" draw:text-style-name="P1" draw:layer="layout" svg:x1="7.144cm" svg:y1="8.413cm" svg:x2="7.144cm" svg:y2="7.461cm">
          <text:p/>
        </draw:line>
        <draw:line draw:style-name="gr7" draw:text-style-name="P4" draw:layer="layout" svg:x1="7.214cm" svg:y1="8.903cm" svg:x2="7.055cm" svg:y2="8.903cm">
          <text:p/>
        </draw:line>
        <draw:polyline draw:style-name="gr7" draw:text-style-name="P4" draw:layer="layout" svg:width="0.159cm" svg:height="0.092cm" svg:x="7.055cm" svg:y="8.738cm" svg:viewBox="0 0 160 93" draw:points="160,93 0,93 160,0 0,0">
          <text:p/>
        </draw:polyline>
        <draw:polyline draw:style-name="gr7" draw:text-style-name="P4" draw:layer="layout" svg:width="0.159cm" svg:height="0.098cm" svg:x="7.055cm" svg:y="8.579cm" svg:viewBox="0 0 160 99" draw:points="0,99 0,0 61,55 61,32 70,16 77,6 93,0 131,0 144,6 153,16 160,32 160,77 153,93 144,99">
          <text:p/>
        </draw:polyline>
        <draw:polyline draw:style-name="gr1" draw:text-style-name="P1" draw:layer="layout" svg:width="0.159cm" svg:height="0.098cm" svg:x="6.944cm" svg:y="7.89cm" svg:viewBox="0 0 160 99" draw:points="0,99 0,0 61,55 61,32 70,16 77,10 93,0 131,0 144,10 153,16 160,32 160,77 153,93 144,99">
          <text:p/>
        </draw:polyline>
        <draw:line draw:style-name="gr1" draw:text-style-name="P1" draw:layer="layout" svg:x1="7.461cm" svg:y1="8.413cm" svg:x2="7.461cm" svg:y2="7.461cm">
          <text:p/>
        </draw:line>
        <draw:polyline draw:style-name="gr7" draw:text-style-name="P4" draw:layer="layout" svg:width="0.159cm" svg:height="0.092cm" svg:x="7.372cm" svg:y="9.296cm" svg:viewBox="0 0 160 93" draw:points="160,93 0,93 0,32 10,16 16,10 32,0 54,0 70,10 77,16 83,32 83,93">
          <text:p/>
        </draw:polyline>
        <draw:polygon draw:style-name="gr7" draw:text-style-name="P4" draw:layer="layout" svg:width="0.159cm" svg:height="0.092cm" svg:x="7.372cm" svg:y="9.138cm" svg:viewBox="0 0 160 93" draw:points="160,93 0,93 0,55 10,32 22,16 38,10 70,0 93,0 121,10 137,16 153,32 160,55">
          <text:p/>
        </draw:polygon>
        <draw:line draw:style-name="gr7" draw:text-style-name="P4" draw:layer="layout" svg:x1="7.366cm" svg:y1="8.957cm" svg:x2="7.57cm" svg:y2="9.095cm">
          <text:p/>
        </draw:line>
        <draw:line draw:style-name="gr7" draw:text-style-name="P4" draw:layer="layout" svg:x1="7.531cm" svg:y1="8.903cm" svg:x2="7.372cm" svg:y2="8.903cm">
          <text:p/>
        </draw:line>
        <draw:polyline draw:style-name="gr7" draw:text-style-name="P4" draw:layer="layout" svg:width="0.159cm" svg:height="0.092cm" svg:x="7.372cm" svg:y="8.738cm" svg:viewBox="0 0 160 93" draw:points="160,93 0,93 160,0 0,0">
          <text:p/>
        </draw:polyline>
        <draw:line draw:style-name="gr7" draw:text-style-name="P4" draw:layer="layout" svg:x1="7.426cm" svg:y1="8.595cm" svg:x2="7.531cm" svg:y2="8.595cm">
          <text:p/>
        </draw:line>
        <draw:polyline draw:style-name="gr7" draw:text-style-name="P4" draw:layer="layout" svg:width="0.111cm" svg:height="0.098cm" svg:x="7.366cm" svg:y="8.572cm" svg:viewBox="0 0 112 99" draw:points="0,61 112,99 112,0">
          <text:p/>
        </draw:polyline>
        <draw:line draw:style-name="gr1" draw:text-style-name="P1" draw:layer="layout" svg:x1="7.315cm" svg:y1="7.906cm" svg:x2="7.42cm" svg:y2="7.906cm">
          <text:p/>
        </draw:line>
        <draw:polyline draw:style-name="gr1" draw:text-style-name="P1" draw:layer="layout" svg:width="0.111cm" svg:height="0.098cm" svg:x="7.255cm" svg:y="7.884cm" svg:viewBox="0 0 112 99" draw:points="0,61 112,99 112,0">
          <text:p/>
        </draw:polyline>
        <draw:line draw:style-name="gr1" draw:text-style-name="P1" draw:layer="layout" svg:x1="7.779cm" svg:y1="8.413cm" svg:x2="7.779cm" svg:y2="7.461cm">
          <text:p/>
        </draw:line>
        <draw:line draw:style-name="gr7" draw:text-style-name="P4" draw:layer="layout" svg:x1="7.849cm" svg:y1="8.903cm" svg:x2="7.69cm" svg:y2="8.903cm">
          <text:p/>
        </draw:line>
        <draw:polyline draw:style-name="gr7" draw:text-style-name="P4" draw:layer="layout" svg:width="0.159cm" svg:height="0.092cm" svg:x="7.69cm" svg:y="8.738cm" svg:viewBox="0 0 160 93" draw:points="160,93 0,93 160,0 0,0">
          <text:p/>
        </draw:polyline>
        <draw:polyline draw:style-name="gr7" draw:text-style-name="P4" draw:layer="layout" svg:width="0.159cm" svg:height="0.092cm" svg:x="7.69cm" svg:y="8.579cm" svg:viewBox="0 0 160 93" draw:points="0,6 0,83 77,93 70,83 61,67 61,32 70,16 77,6 93,0 131,0 144,6 153,16 160,32 160,67 153,83 144,93">
          <text:p/>
        </draw:polyline>
        <draw:polyline draw:style-name="gr1" draw:text-style-name="P1" draw:layer="layout" svg:width="0.159cm" svg:height="0.092cm" svg:x="7.579cm" svg:y="7.89cm" svg:viewBox="0 0 160 93" draw:points="0,10 0,83 77,93 70,83 61,71 61,32 70,16 77,10 93,0 131,0 144,10 153,16 160,32 160,71 153,83 144,93">
          <text:p/>
        </draw:polyline>
        <draw:line draw:style-name="gr1" draw:text-style-name="P1" draw:layer="layout" svg:x1="8.096cm" svg:y1="8.413cm" svg:x2="8.096cm" svg:y2="7.461cm">
          <text:p/>
        </draw:line>
        <draw:line draw:style-name="gr7" draw:text-style-name="P4" draw:layer="layout" svg:x1="8.166cm" svg:y1="8.903cm" svg:x2="8.007cm" svg:y2="8.903cm">
          <text:p/>
        </draw:line>
        <draw:polyline draw:style-name="gr7" draw:text-style-name="P4" draw:layer="layout" svg:width="0.159cm" svg:height="0.092cm" svg:x="8.007cm" svg:y="8.738cm" svg:viewBox="0 0 160 93" draw:points="160,93 0,93 160,0 0,0">
          <text:p/>
        </draw:polyline>
        <draw:polyline draw:style-name="gr7" draw:text-style-name="P4" draw:layer="layout" svg:width="0.159cm" svg:height="0.092cm" svg:x="8.007cm" svg:y="8.579cm" svg:viewBox="0 0 160 93" draw:points="0,16 0,45 10,61 16,67 38,83 70,93 131,93 144,83 153,77 160,61 160,32 153,16 144,6 131,0 93,0 77,6 70,16 61,32 61,61 70,77 77,83 93,93">
          <text:p/>
        </draw:polyline>
        <draw:polyline draw:style-name="gr1" draw:text-style-name="P1" draw:layer="layout" svg:width="0.159cm" svg:height="0.092cm" svg:x="7.896cm" svg:y="7.89cm" svg:viewBox="0 0 160 93" draw:points="0,16 0,48 10,61 16,71 38,83 70,93 131,93 144,83 153,77 160,61 160,32 153,16 144,10 131,0 93,0 77,10 70,16 61,32 61,61 70,77 77,83 93,93">
          <text:p/>
        </draw:polyline>
        <draw:line draw:style-name="gr1" draw:text-style-name="P1" draw:layer="layout" svg:x1="8.414cm" svg:y1="8.413cm" svg:x2="8.414cm" svg:y2="7.461cm">
          <text:p/>
        </draw:line>
        <draw:line draw:style-name="gr7" draw:text-style-name="P4" draw:layer="layout" svg:x1="8.484cm" svg:y1="8.903cm" svg:x2="8.325cm" svg:y2="8.903cm">
          <text:p/>
        </draw:line>
        <draw:polyline draw:style-name="gr7" draw:text-style-name="P4" draw:layer="layout" svg:width="0.159cm" svg:height="0.092cm" svg:x="8.325cm" svg:y="8.738cm" svg:viewBox="0 0 160 93" draw:points="160,93 0,93 160,0 0,0">
          <text:p/>
        </draw:polyline>
        <draw:polyline draw:style-name="gr7" draw:text-style-name="P4" draw:layer="layout" svg:width="0.159cm" svg:height="0.105cm" svg:x="8.325cm" svg:y="8.572cm" svg:viewBox="0 0 160 106" draw:points="0,106 0,0 160,67">
          <text:p/>
        </draw:polyline>
        <draw:polyline draw:style-name="gr1" draw:text-style-name="P1" draw:layer="layout" svg:width="0.159cm" svg:height="0.105cm" svg:x="8.214cm" svg:y="7.884cm" svg:viewBox="0 0 160 106" draw:points="0,106 0,0 160,67">
          <text:p/>
        </draw:polyline>
        <draw:line draw:style-name="gr1" draw:text-style-name="P1" draw:layer="layout" svg:x1="8.731cm" svg:y1="8.413cm" svg:x2="8.731cm" svg:y2="7.461cm">
          <text:p/>
        </draw:line>
        <draw:line draw:style-name="gr7" draw:text-style-name="P4" draw:layer="layout" svg:x1="8.801cm" svg:y1="8.903cm" svg:x2="8.642cm" svg:y2="8.903cm">
          <text:p/>
        </draw:line>
        <draw:polyline draw:style-name="gr7" draw:text-style-name="P4" draw:layer="layout" svg:width="0.159cm" svg:height="0.092cm" svg:x="8.642cm" svg:y="8.738cm" svg:viewBox="0 0 160 93" draw:points="160,93 0,93 160,0 0,0">
          <text:p/>
        </draw:polyline>
        <draw:polyline draw:style-name="gr7" draw:text-style-name="P4" draw:layer="layout" svg:width="0.159cm" svg:height="0.092cm" svg:x="8.642cm" svg:y="8.579cm" svg:viewBox="0 0 160 93" draw:points="70,61 61,77 54,83 38,93 32,93 16,83 10,77 0,61 0,32 10,16 16,6 32,0 38,0 54,6 61,16 70,32 70,61 77,77 83,83 99,93 131,93 144,83 153,77 160,61 160,32 153,16 144,6 131,0 99,0 83,6 77,16 70,32">
          <text:p/>
        </draw:polyline>
        <draw:polyline draw:style-name="gr1" draw:text-style-name="P1" draw:layer="layout" svg:width="0.159cm" svg:height="0.092cm" svg:x="8.531cm" svg:y="7.89cm" svg:viewBox="0 0 160 93" draw:points="70,61 61,77 54,83 38,93 32,93 16,83 10,77 0,61 0,32 10,16 16,10 32,0 38,0 54,10 61,16 70,32 70,61 77,77 83,83 99,93 131,93 144,83 153,77 160,61 160,32 153,16 144,10 131,0 99,0 83,10 77,16 70,32">
          <text:p/>
        </draw:polyline>
        <draw:line draw:style-name="gr1" draw:text-style-name="P1" draw:layer="layout" svg:x1="9.049cm" svg:y1="8.413cm" svg:x2="9.049cm" svg:y2="7.461cm">
          <text:p/>
        </draw:line>
        <draw:line draw:style-name="gr7" draw:text-style-name="P4" draw:layer="layout" svg:x1="9.119cm" svg:y1="8.903cm" svg:x2="8.96cm" svg:y2="8.903cm">
          <text:p/>
        </draw:line>
        <draw:polyline draw:style-name="gr7" draw:text-style-name="P4" draw:layer="layout" svg:width="0.159cm" svg:height="0.092cm" svg:x="8.96cm" svg:y="8.738cm" svg:viewBox="0 0 160 93" draw:points="160,93 0,93 160,0 0,0">
          <text:p/>
        </draw:polyline>
        <draw:polyline draw:style-name="gr7" draw:text-style-name="P4" draw:layer="layout" svg:width="0.159cm" svg:height="0.092cm" svg:x="8.96cm" svg:y="8.579cm" svg:viewBox="0 0 160 93" draw:points="160,77 160,45 153,32 144,22 121,6 93,0 32,0 16,6 10,16 0,32 0,61 10,77 16,83 32,93 70,93 83,83 93,77 99,61 99,32 93,16 83,6 70,0">
          <text:p/>
        </draw:polyline>
        <draw:polyline draw:style-name="gr1" draw:text-style-name="P1" draw:layer="layout" svg:width="0.159cm" svg:height="0.092cm" svg:x="8.849cm" svg:y="7.89cm" svg:viewBox="0 0 160 93" draw:points="160,77 160,48 153,32 144,22 121,10 93,0 32,0 16,10 10,16 0,32 0,61 10,77 16,83 32,93 70,93 83,83 93,77 99,61 99,32 93,16 83,10 70,0">
          <text:p/>
        </draw:polyline>
        <draw:polyline draw:style-name="gr7" draw:text-style-name="P4" draw:layer="layout" svg:width="0.092cm" svg:height="0.159cm" svg:x="10.77cm" svg:y="9.614cm" svg:viewBox="0 0 93 160" draw:points="0,0 0,131 10,144 16,153 32,160 61,160 77,153 87,144 93,131 93,0">
          <text:p/>
        </draw:polyline>
        <draw:polyline draw:style-name="gr7" draw:text-style-name="P4" draw:layer="layout" svg:width="0.098cm" svg:height="0.159cm" svg:x="10.922cm" svg:y="9.614cm" svg:viewBox="0 0 99 160" draw:points="0,0 99,0 45,61 67,61 83,70 93,77 99,93 99,131 93,144 83,153 67,160 22,160 6,153 0,144">
          <text:p/>
        </draw:polyline>
        <draw:line draw:style-name="gr7" draw:text-style-name="P4" draw:layer="layout" svg:x1="10.76cm" svg:y1="10.017cm" svg:x2="10.836cm" svg:y2="10.017cm">
          <text:p/>
        </draw:line>
        <draw:polyline draw:style-name="gr7" draw:text-style-name="P4" draw:layer="layout" svg:width="0.105cm" svg:height="0.159cm" svg:x="10.747cm" svg:y="9.903cm" svg:viewBox="0 0 106 160" draw:points="0,160 51,0 106,160">
          <text:p/>
        </draw:polyline>
        <draw:line draw:style-name="gr7" draw:text-style-name="P4" draw:layer="layout" svg:x1="10.884cm" svg:y1="9.903cm" svg:x2="10.973cm" svg:y2="9.903cm">
          <text:p/>
        </draw:line>
        <draw:line draw:style-name="gr7" draw:text-style-name="P4" draw:layer="layout" svg:x1="10.928cm" svg:y1="10.062cm" svg:x2="10.928cm" svg:y2="9.903cm">
          <text:p/>
        </draw:line>
        <draw:line draw:style-name="gr7" draw:text-style-name="P4" draw:layer="layout" svg:x1="11.078cm" svg:y1="9.979cm" svg:x2="11.027cm" svg:y2="9.979cm">
          <text:p/>
        </draw:line>
        <draw:polyline draw:style-name="gr7" draw:text-style-name="P4" draw:layer="layout" svg:width="0.076cm" svg:height="0.159cm" svg:x="11.027cm" svg:y="9.903cm" svg:viewBox="0 0 77 160" draw:points="0,160 0,0 77,0">
          <text:p/>
        </draw:polyline>
        <draw:polyline draw:style-name="gr7" draw:text-style-name="P4" draw:layer="layout" svg:width="0.098cm" svg:height="0.159cm" svg:x="11.147cm" svg:y="9.903cm" svg:viewBox="0 0 99 160" draw:points="6,16 16,10 29,0 67,0 83,10 90,16 99,32 99,45 90,70 0,160 99,160">
          <text:p/>
        </draw:polyline>
        <draw:polyline draw:style-name="gr7" draw:text-style-name="P4" draw:layer="layout" svg:width="0.095cm" svg:height="0.159cm" svg:x="11.3cm" svg:y="9.903cm" svg:viewBox="0 0 96 160" draw:points="6,16 13,10 29,0 67,0 83,10 90,16 96,32 96,45 90,70 0,160 96,160">
          <text:p/>
        </draw:polyline>
        <draw:polyline draw:style-name="gr7" draw:text-style-name="P4" draw:layer="layout" svg:width="0.105cm" svg:height="0.159cm" svg:x="11.443cm" svg:y="9.903cm" svg:viewBox="0 0 106 160" draw:points="0,0 51,160 106,0">
          <text:p/>
        </draw:polyline>
        <draw:line draw:style-name="gr7" draw:text-style-name="P4" draw:layer="layout" svg:x1="11.684cm" svg:y1="10.062cm" svg:x2="11.592cm" svg:y2="10.062cm">
          <text:p/>
        </draw:line>
        <draw:polyline draw:style-name="gr7" draw:text-style-name="P4" draw:layer="layout" svg:width="0.048cm" svg:height="0.159cm" svg:x="11.592cm" svg:y="9.903cm" svg:viewBox="0 0 49 160" draw:points="49,160 49,0 32,22 16,38 0,45">
          <text:p/>
        </draw:polyline>
        <draw:polygon draw:style-name="gr7" draw:text-style-name="P4" draw:layer="layout" svg:width="0.092cm" svg:height="0.159cm" svg:x="11.744cm" svg:y="9.903cm" svg:viewBox="0 0 93 160" draw:points="39,0 55,0 67,10 77,16 83,32 93,61 93,99 83,131 77,144 67,153 55,160 39,160 22,153 16,144 6,131 0,99 0,61 6,32 16,16 22,10">
          <text:p/>
        </draw:polygon>
        <draw:polygon draw:style-name="gr7" draw:text-style-name="P4" draw:layer="layout" svg:width="0.092cm" svg:height="0.159cm" svg:x="11.903cm" svg:y="9.903cm" svg:viewBox="0 0 93 160" draw:points="0,160 0,0 39,0 61,10 77,22 83,38 93,70 93,93 83,121 77,137 61,153 39,160">
          <text:p/>
        </draw:polygon>
        <draw:polygon draw:style-name="gr1" draw:text-style-name="P1" draw:layer="layout" svg:width="4.762cm" svg:height="2.857cm" svg:x="6.191cm" svg:y="14.922cm" svg:viewBox="0 0 4763 2858" draw:points="2382,2858 0,2858 0,0 4763,0 4763,2858">
          <text:p/>
        </draw:polygon>
        <draw:line draw:style-name="gr1" draw:text-style-name="P1" draw:layer="layout" svg:x1="6.826cm" svg:y1="14.922cm" svg:x2="6.826cm" svg:y2="13.97cm">
          <text:p/>
        </draw:line>
        <draw:polyline draw:style-name="gr7" draw:text-style-name="P4" draw:layer="layout" svg:width="0.159cm" svg:height="0.098cm" svg:x="6.737cm" svg:y="15.935cm" svg:viewBox="0 0 160 99" draw:points="144,0 153,6 160,29 160,45 153,67 137,83 121,90 93,99 70,99 38,90 22,83 10,67 0,45 0,29 10,6 16,0">
          <text:p/>
        </draw:polyline>
        <draw:polyline draw:style-name="gr7" draw:text-style-name="P4" draw:layer="layout" svg:width="0.159cm" svg:height="0.076cm" svg:x="6.737cm" svg:y="15.789cm" svg:viewBox="0 0 160 77" draw:points="160,0 160,77 0,77">
          <text:p/>
        </draw:polyline>
        <draw:line draw:style-name="gr7" draw:text-style-name="P4" draw:layer="layout" svg:x1="6.896cm" svg:y1="15.738cm" svg:x2="6.737cm" svg:y2="15.738cm">
          <text:p/>
        </draw:line>
        <draw:line draw:style-name="gr7" draw:text-style-name="P4" draw:layer="layout" svg:x1="6.897cm" svg:y1="15.646cm" svg:x2="6.807cm" svg:y2="15.717cm">
          <text:p/>
        </draw:line>
        <draw:line draw:style-name="gr7" draw:text-style-name="P4" draw:layer="layout" svg:x1="6.737cm" svg:y1="15.646cm" svg:x2="6.83cm" svg:y2="15.739cm">
          <text:p/>
        </draw:line>
        <draw:line draw:style-name="gr7" draw:text-style-name="P4" draw:layer="layout" svg:x1="6.731cm" svg:y1="15.465cm" svg:x2="6.935cm" svg:y2="15.603cm">
          <text:p/>
        </draw:line>
        <draw:line draw:style-name="gr7" draw:text-style-name="P4" draw:layer="layout" svg:x1="6.896cm" svg:y1="15.411cm" svg:x2="6.737cm" svg:y2="15.411cm">
          <text:p/>
        </draw:line>
        <draw:polyline draw:style-name="gr7" draw:text-style-name="P4" draw:layer="layout" svg:width="0.159cm" svg:height="0.092cm" svg:x="6.737cm" svg:y="15.246cm" svg:viewBox="0 0 160 93" draw:points="160,93 0,93 160,0 0,0">
          <text:p/>
        </draw:polyline>
        <draw:line draw:style-name="gr7" draw:text-style-name="P4" draw:layer="layout" svg:x1="6.896cm" svg:y1="15.088cm" svg:x2="6.896cm" svg:y2="15.18cm">
          <text:p/>
        </draw:line>
        <draw:polyline draw:style-name="gr7" draw:text-style-name="P4" draw:layer="layout" svg:width="0.159cm" svg:height="0.048cm" svg:x="6.737cm" svg:y="15.132cm" svg:viewBox="0 0 160 49" draw:points="160,0 0,0 22,16 38,32 45,49">
          <text:p/>
        </draw:polyline>
        <draw:line draw:style-name="gr1" draw:text-style-name="P1" draw:layer="layout" svg:x1="6.785cm" svg:y1="14.399cm" svg:x2="6.785cm" svg:y2="14.491cm">
          <text:p/>
        </draw:line>
        <draw:polyline draw:style-name="gr1" draw:text-style-name="P1" draw:layer="layout" svg:width="0.159cm" svg:height="0.044cm" svg:x="6.626cm" svg:y="14.446cm" svg:viewBox="0 0 160 45" draw:points="160,0 0,0 22,13 38,29 45,45">
          <text:p/>
        </draw:polyline>
        <draw:line draw:style-name="gr1" draw:text-style-name="P1" draw:layer="layout" svg:x1="9.684cm" svg:y1="14.922cm" svg:x2="9.684cm" svg:y2="13.97cm">
          <text:p/>
        </draw:line>
        <draw:line draw:style-name="gr7" draw:text-style-name="P4" draw:layer="layout" svg:x1="9.754cm" svg:y1="15.564cm" svg:x2="9.595cm" svg:y2="15.564cm">
          <text:p/>
        </draw:line>
        <draw:polyline draw:style-name="gr7" draw:text-style-name="P4" draw:layer="layout" svg:width="0.159cm" svg:height="0.089cm" svg:x="9.595cm" svg:y="15.399cm" svg:viewBox="0 0 160 90" draw:points="160,90 0,90 160,0 0,0">
          <text:p/>
        </draw:polyline>
        <draw:line draw:style-name="gr7" draw:text-style-name="P4" draw:layer="layout" svg:x1="9.754cm" svg:y1="15.24cm" svg:x2="9.754cm" svg:y2="15.329cm">
          <text:p/>
        </draw:line>
        <draw:polyline draw:style-name="gr7" draw:text-style-name="P4" draw:layer="layout" svg:width="0.159cm" svg:height="0.044cm" svg:x="9.595cm" svg:y="15.284cm" svg:viewBox="0 0 160 45" draw:points="160,0 0,0 22,16 38,29 45,45">
          <text:p/>
        </draw:polyline>
        <draw:polygon draw:style-name="gr7" draw:text-style-name="P4" draw:layer="layout" svg:width="0.159cm" svg:height="0.092cm" svg:x="9.595cm" svg:y="15.088cm" svg:viewBox="0 0 160 93" draw:points="0,55 0,39 10,22 16,16 32,6 61,0 99,0 131,6 144,16 153,22 160,39 160,55 153,67 144,77 131,83 99,93 61,93 32,83 16,77 10,67">
          <text:p/>
        </draw:polygon>
        <draw:line draw:style-name="gr1" draw:text-style-name="P1" draw:layer="layout" svg:x1="9.642cm" svg:y1="14.475cm" svg:x2="9.642cm" svg:y2="14.567cm">
          <text:p/>
        </draw:line>
        <draw:polyline draw:style-name="gr1" draw:text-style-name="P1" draw:layer="layout" svg:width="0.159cm" svg:height="0.048cm" svg:x="9.484cm" svg:y="14.519cm" svg:viewBox="0 0 160 49" draw:points="160,0 0,0 22,16 38,32 45,49">
          <text:p/>
        </draw:polyline>
        <draw:polygon draw:style-name="gr1" draw:text-style-name="P1" draw:layer="layout" svg:width="0.159cm" svg:height="0.092cm" svg:x="9.484cm" svg:y="14.322cm" svg:viewBox="0 0 160 93" draw:points="0,55 0,39 10,26 16,16 32,10 61,0 99,0 131,10 144,16 153,26 160,39 160,55 153,71 144,77 131,87 99,93 61,93 32,87 16,77 10,71">
          <text:p/>
        </draw:polygon>
        <draw:line draw:style-name="gr1" draw:text-style-name="P1" draw:layer="layout" svg:x1="10.001cm" svg:y1="14.922cm" svg:x2="10.001cm" svg:y2="13.97cm">
          <text:p/>
        </draw:line>
        <draw:line draw:style-name="gr7" draw:text-style-name="P4" draw:layer="layout" svg:x1="10.071cm" svg:y1="15.564cm" svg:x2="9.912cm" svg:y2="15.564cm">
          <text:p/>
        </draw:line>
        <draw:polyline draw:style-name="gr7" draw:text-style-name="P4" draw:layer="layout" svg:width="0.159cm" svg:height="0.089cm" svg:x="9.912cm" svg:y="15.399cm" svg:viewBox="0 0 160 90" draw:points="160,90 0,90 160,0 0,0">
          <text:p/>
        </draw:polyline>
        <draw:line draw:style-name="gr7" draw:text-style-name="P4" draw:layer="layout" svg:x1="10.071cm" svg:y1="15.24cm" svg:x2="10.071cm" svg:y2="15.329cm">
          <text:p/>
        </draw:line>
        <draw:polyline draw:style-name="gr7" draw:text-style-name="P4" draw:layer="layout" svg:width="0.159cm" svg:height="0.044cm" svg:x="9.912cm" svg:y="15.284cm" svg:viewBox="0 0 160 45" draw:points="160,0 0,0 22,16 38,29 45,45">
          <text:p/>
        </draw:polyline>
        <draw:line draw:style-name="gr7" draw:text-style-name="P4" draw:layer="layout" svg:x1="10.071cm" svg:y1="15.088cm" svg:x2="10.071cm" svg:y2="15.18cm">
          <text:p/>
        </draw:line>
        <draw:polyline draw:style-name="gr7" draw:text-style-name="P4" draw:layer="layout" svg:width="0.159cm" svg:height="0.048cm" svg:x="9.912cm" svg:y="15.132cm" svg:viewBox="0 0 160 49" draw:points="160,0 0,0 22,16 38,32 45,49">
          <text:p/>
        </draw:polyline>
        <draw:line draw:style-name="gr1" draw:text-style-name="P1" draw:layer="layout" svg:x1="9.96cm" svg:y1="14.475cm" svg:x2="9.96cm" svg:y2="14.567cm">
          <text:p/>
        </draw:line>
        <draw:polyline draw:style-name="gr1" draw:text-style-name="P1" draw:layer="layout" svg:width="0.159cm" svg:height="0.048cm" svg:x="9.801cm" svg:y="14.519cm" svg:viewBox="0 0 160 49" draw:points="160,0 0,0 22,16 38,32 45,49">
          <text:p/>
        </draw:polyline>
        <draw:line draw:style-name="gr1" draw:text-style-name="P1" draw:layer="layout" svg:x1="9.96cm" svg:y1="14.322cm" svg:x2="9.96cm" svg:y2="14.414cm">
          <text:p/>
        </draw:line>
        <draw:polyline draw:style-name="gr1" draw:text-style-name="P1" draw:layer="layout" svg:width="0.159cm" svg:height="0.044cm" svg:x="9.801cm" svg:y="14.37cm" svg:viewBox="0 0 160 45" draw:points="160,0 0,0 22,13 38,29 45,45">
          <text:p/>
        </draw:polyline>
        <draw:line draw:style-name="gr1" draw:text-style-name="P1" draw:layer="layout" svg:x1="10.319cm" svg:y1="14.922cm" svg:x2="10.319cm" svg:y2="13.97cm">
          <text:p/>
        </draw:line>
        <draw:polyline draw:style-name="gr7" draw:text-style-name="P4" draw:layer="layout" svg:width="0.159cm" svg:height="0.098cm" svg:x="10.23cm" svg:y="15.411cm" svg:viewBox="0 0 160 99" draw:points="10,10 0,26 0,48 10,71 22,87 38,93 70,99 93,99 121,93 137,87 153,71 160,48 160,32 153,10 144,0 93,0 93,32">
          <text:p/>
        </draw:polyline>
        <draw:polyline draw:style-name="gr7" draw:text-style-name="P4" draw:layer="layout" svg:width="0.159cm" svg:height="0.092cm" svg:x="10.23cm" svg:y="15.253cm" svg:viewBox="0 0 160 93" draw:points="160,93 0,93 160,0 0,0">
          <text:p/>
        </draw:polyline>
        <draw:polygon draw:style-name="gr7" draw:text-style-name="P4" draw:layer="layout" svg:width="0.159cm" svg:height="0.092cm" svg:x="10.23cm" svg:y="15.088cm" svg:viewBox="0 0 160 93" draw:points="160,93 0,93 0,55 10,32 22,16 38,6 70,0 93,0 121,6 137,16 153,32 160,55">
          <text:p/>
        </draw:polygon>
        <draw:line draw:style-name="gr1" draw:text-style-name="P1" draw:layer="layout" svg:x1="10.277cm" svg:y1="14.475cm" svg:x2="10.277cm" svg:y2="14.567cm">
          <text:p/>
        </draw:line>
        <draw:polyline draw:style-name="gr1" draw:text-style-name="P1" draw:layer="layout" svg:width="0.159cm" svg:height="0.048cm" svg:x="10.119cm" svg:y="14.519cm" svg:viewBox="0 0 160 49" draw:points="160,0 0,0 22,16 38,32 45,49">
          <text:p/>
        </draw:polyline>
        <draw:polyline draw:style-name="gr1" draw:text-style-name="P1" draw:layer="layout" svg:width="0.159cm" svg:height="0.098cm" svg:x="10.119cm" svg:y="14.322cm" svg:viewBox="0 0 160 99" draw:points="16,93 10,87 0,71 0,32 10,16 16,10 32,0 45,0 70,10 160,99 160,0">
          <text:p/>
        </draw:polyline>
        <draw:line draw:style-name="gr1" draw:text-style-name="P1" draw:layer="layout" svg:x1="10.319cm" svg:y1="17.78cm" svg:x2="10.319cm" svg:y2="18.732cm">
          <text:p/>
        </draw:line>
        <draw:line draw:style-name="gr7" draw:text-style-name="P4" draw:layer="layout" svg:x1="10.389cm" svg:y1="17.605cm" svg:x2="10.23cm" svg:y2="17.605cm">
          <text:p/>
        </draw:line>
        <draw:polyline draw:style-name="gr7" draw:text-style-name="P4" draw:layer="layout" svg:width="0.159cm" svg:height="0.092cm" svg:x="10.23cm" svg:y="17.437cm" svg:viewBox="0 0 160 93" draw:points="160,93 0,93 160,0 0,0">
          <text:p/>
        </draw:polyline>
        <draw:line draw:style-name="gr7" draw:text-style-name="P4" draw:layer="layout" svg:x1="10.389cm" svg:y1="17.278cm" svg:x2="10.389cm" svg:y2="17.37cm">
          <text:p/>
        </draw:line>
        <draw:polyline draw:style-name="gr7" draw:text-style-name="P4" draw:layer="layout" svg:width="0.159cm" svg:height="0.044cm" svg:x="10.23cm" svg:y="17.326cm" svg:viewBox="0 0 160 45" draw:points="160,0 0,0 22,13 38,29 45,45">
          <text:p/>
        </draw:polyline>
        <draw:polyline draw:style-name="gr7" draw:text-style-name="P4" draw:layer="layout" svg:width="0.159cm" svg:height="0.098cm" svg:x="10.23cm" svg:y="17.129cm" svg:viewBox="0 0 160 99" draw:points="0,99 0,0 61,51 61,29 70,13 77,6 93,0 131,0 144,6 153,13 160,29 160,74 153,90 144,99">
          <text:p/>
        </draw:polyline>
        <draw:line draw:style-name="gr1" draw:text-style-name="P1" draw:layer="layout" svg:x1="10.277cm" svg:y1="18.285cm" svg:x2="10.277cm" svg:y2="18.377cm">
          <text:p/>
        </draw:line>
        <draw:polyline draw:style-name="gr1" draw:text-style-name="P1" draw:layer="layout" svg:width="0.159cm" svg:height="0.048cm" svg:x="10.119cm" svg:y="18.329cm" svg:viewBox="0 0 160 49" draw:points="160,0 0,0 22,16 38,32 45,49">
          <text:p/>
        </draw:polyline>
        <draw:polyline draw:style-name="gr1" draw:text-style-name="P1" draw:layer="layout" svg:width="0.159cm" svg:height="0.098cm" svg:x="10.119cm" svg:y="18.132cm" svg:viewBox="0 0 160 99" draw:points="0,99 0,0 61,55 61,32 70,16 77,10 93,0 131,0 144,10 153,16 160,32 160,77 153,93 144,99">
          <text:p/>
        </draw:polyline>
        <draw:line draw:style-name="gr1" draw:text-style-name="P1" draw:layer="layout" svg:x1="10.001cm" svg:y1="17.78cm" svg:x2="10.001cm" svg:y2="18.732cm">
          <text:p/>
        </draw:line>
        <draw:line draw:style-name="gr7" draw:text-style-name="P4" draw:layer="layout" svg:x1="10.071cm" svg:y1="17.605cm" svg:x2="9.912cm" svg:y2="17.605cm">
          <text:p/>
        </draw:line>
        <draw:polygon draw:style-name="gr7" draw:text-style-name="P4" draw:layer="layout" svg:width="0.159cm" svg:height="0.105cm" svg:x="9.912cm" svg:y="17.431cm" svg:viewBox="0 0 160 106" draw:points="0,67 0,38 10,22 22,6 54,0 105,0 137,6 153,22 160,38 160,67 153,83 137,99 105,106 54,106 22,99 10,83">
          <text:p/>
        </draw:polygon>
        <draw:line draw:style-name="gr7" draw:text-style-name="P4" draw:layer="layout" svg:x1="10.071cm" svg:y1="17.278cm" svg:x2="10.071cm" svg:y2="17.37cm">
          <text:p/>
        </draw:line>
        <draw:polyline draw:style-name="gr7" draw:text-style-name="P4" draw:layer="layout" svg:width="0.159cm" svg:height="0.044cm" svg:x="9.912cm" svg:y="17.326cm" svg:viewBox="0 0 160 45" draw:points="160,0 0,0 22,13 38,29 45,45">
          <text:p/>
        </draw:polyline>
        <draw:line draw:style-name="gr7" draw:text-style-name="P4" draw:layer="layout" svg:x1="9.966cm" svg:y1="17.142cm" svg:x2="10.071cm" svg:y2="17.142cm">
          <text:p/>
        </draw:line>
        <draw:polyline draw:style-name="gr7" draw:text-style-name="P4" draw:layer="layout" svg:width="0.111cm" svg:height="0.098cm" svg:x="9.906cm" svg:y="17.12cm" svg:viewBox="0 0 112 99" draw:points="0,61 112,99 112,0">
          <text:p/>
        </draw:polyline>
        <draw:line draw:style-name="gr1" draw:text-style-name="P1" draw:layer="layout" svg:x1="9.96cm" svg:y1="18.285cm" svg:x2="9.96cm" svg:y2="18.377cm">
          <text:p/>
        </draw:line>
        <draw:polyline draw:style-name="gr1" draw:text-style-name="P1" draw:layer="layout" svg:width="0.159cm" svg:height="0.048cm" svg:x="9.801cm" svg:y="18.329cm" svg:viewBox="0 0 160 49" draw:points="160,0 0,0 22,16 38,32 45,49">
          <text:p/>
        </draw:polyline>
        <draw:line draw:style-name="gr1" draw:text-style-name="P1" draw:layer="layout" svg:x1="9.855cm" svg:y1="18.148cm" svg:x2="9.96cm" svg:y2="18.148cm">
          <text:p/>
        </draw:line>
        <draw:polyline draw:style-name="gr1" draw:text-style-name="P1" draw:layer="layout" svg:width="0.111cm" svg:height="0.098cm" svg:x="9.795cm" svg:y="18.126cm" svg:viewBox="0 0 112 99" draw:points="0,61 112,99 112,0">
          <text:p/>
        </draw:polyline>
        <draw:line draw:style-name="gr1" draw:text-style-name="P1" draw:layer="layout" svg:x1="9.684cm" svg:y1="17.78cm" svg:x2="9.684cm" svg:y2="18.732cm">
          <text:p/>
        </draw:line>
        <draw:line draw:style-name="gr7" draw:text-style-name="P4" draw:layer="layout" svg:x1="9.754cm" svg:y1="17.605cm" svg:x2="9.595cm" svg:y2="17.605cm">
          <text:p/>
        </draw:line>
        <draw:polygon draw:style-name="gr7" draw:text-style-name="P4" draw:layer="layout" svg:width="0.159cm" svg:height="0.105cm" svg:x="9.595cm" svg:y="17.431cm" svg:viewBox="0 0 160 106" draw:points="0,67 0,38 10,22 22,6 54,0 105,0 137,6 153,22 160,38 160,67 153,83 137,99 105,106 54,106 22,99 10,83">
          <text:p/>
        </draw:polygon>
        <draw:line draw:style-name="gr7" draw:text-style-name="P4" draw:layer="layout" svg:x1="9.754cm" svg:y1="17.278cm" svg:x2="9.754cm" svg:y2="17.37cm">
          <text:p/>
        </draw:line>
        <draw:polyline draw:style-name="gr7" draw:text-style-name="P4" draw:layer="layout" svg:width="0.159cm" svg:height="0.044cm" svg:x="9.595cm" svg:y="17.326cm" svg:viewBox="0 0 160 45" draw:points="160,0 0,0 22,13 38,29 45,45">
          <text:p/>
        </draw:polyline>
        <draw:polyline draw:style-name="gr7" draw:text-style-name="P4" draw:layer="layout" svg:width="0.159cm" svg:height="0.089cm" svg:x="9.595cm" svg:y="17.129cm" svg:viewBox="0 0 160 90" draw:points="0,6 0,83 77,90 70,83 61,67 61,29 70,13 77,6 93,0 131,0 144,6 153,13 160,29 160,67 153,83 144,90">
          <text:p/>
        </draw:polyline>
        <draw:line draw:style-name="gr1" draw:text-style-name="P1" draw:layer="layout" svg:x1="9.642cm" svg:y1="18.285cm" svg:x2="9.642cm" svg:y2="18.377cm">
          <text:p/>
        </draw:line>
        <draw:polyline draw:style-name="gr1" draw:text-style-name="P1" draw:layer="layout" svg:width="0.159cm" svg:height="0.048cm" svg:x="9.484cm" svg:y="18.329cm" svg:viewBox="0 0 160 49" draw:points="160,0 0,0 22,16 38,32 45,49">
          <text:p/>
        </draw:polyline>
        <draw:polyline draw:style-name="gr1" draw:text-style-name="P1" draw:layer="layout" svg:width="0.159cm" svg:height="0.092cm" svg:x="9.484cm" svg:y="18.132cm" svg:viewBox="0 0 160 93" draw:points="0,10 0,87 77,93 70,87 61,71 61,32 70,16 77,10 93,0 131,0 144,10 153,16 160,32 160,71 153,87 144,93">
          <text:p/>
        </draw:polyline>
        <draw:line draw:style-name="gr1" draw:text-style-name="P1" draw:layer="layout" svg:x1="9.366cm" svg:y1="17.78cm" svg:x2="9.366cm" svg:y2="18.732cm">
          <text:p/>
        </draw:line>
        <draw:line draw:style-name="gr7" draw:text-style-name="P4" draw:layer="layout" svg:x1="9.436cm" svg:y1="17.605cm" svg:x2="9.277cm" svg:y2="17.605cm">
          <text:p/>
        </draw:line>
        <draw:polygon draw:style-name="gr7" draw:text-style-name="P4" draw:layer="layout" svg:width="0.159cm" svg:height="0.105cm" svg:x="9.277cm" svg:y="17.431cm" svg:viewBox="0 0 160 106" draw:points="0,67 0,38 10,22 22,6 54,0 105,0 137,6 153,22 160,38 160,67 153,83 137,99 105,106 54,106 22,99 10,83">
          <text:p/>
        </draw:polygon>
        <draw:line draw:style-name="gr7" draw:text-style-name="P4" draw:layer="layout" svg:x1="9.436cm" svg:y1="17.278cm" svg:x2="9.436cm" svg:y2="17.37cm">
          <text:p/>
        </draw:line>
        <draw:polyline draw:style-name="gr7" draw:text-style-name="P4" draw:layer="layout" svg:width="0.159cm" svg:height="0.044cm" svg:x="9.277cm" svg:y="17.326cm" svg:viewBox="0 0 160 45" draw:points="160,0 0,0 22,13 38,29 45,45">
          <text:p/>
        </draw:polyline>
        <draw:polyline draw:style-name="gr7" draw:text-style-name="P4" draw:layer="layout" svg:width="0.159cm" svg:height="0.089cm" svg:x="9.277cm" svg:y="17.129cm" svg:viewBox="0 0 160 90" draw:points="0,13 0,45 10,61 16,67 38,83 70,90 131,90 144,83 153,74 160,61 160,29 153,13 144,6 131,0 93,0 77,6 70,13 61,29 61,61 70,74 77,83 93,90">
          <text:p/>
        </draw:polyline>
        <draw:line draw:style-name="gr1" draw:text-style-name="P1" draw:layer="layout" svg:x1="9.325cm" svg:y1="18.285cm" svg:x2="9.325cm" svg:y2="18.377cm">
          <text:p/>
        </draw:line>
        <draw:polyline draw:style-name="gr1" draw:text-style-name="P1" draw:layer="layout" svg:width="0.159cm" svg:height="0.048cm" svg:x="9.166cm" svg:y="18.329cm" svg:viewBox="0 0 160 49" draw:points="160,0 0,0 22,16 38,32 45,49">
          <text:p/>
        </draw:polyline>
        <draw:polyline draw:style-name="gr1" draw:text-style-name="P1" draw:layer="layout" svg:width="0.159cm" svg:height="0.092cm" svg:x="9.166cm" svg:y="18.132cm" svg:viewBox="0 0 160 93" draw:points="0,16 0,48 10,61 16,71 38,87 70,93 131,93 144,87 153,77 160,61 160,32 153,16 144,10 131,0 93,0 77,10 70,16 61,32 61,61 70,77 77,87 93,93">
          <text:p/>
        </draw:polyline>
        <draw:line draw:style-name="gr1" draw:text-style-name="P1" draw:layer="layout" svg:x1="9.049cm" svg:y1="17.78cm" svg:x2="9.049cm" svg:y2="18.732cm">
          <text:p/>
        </draw:line>
        <draw:line draw:style-name="gr7" draw:text-style-name="P4" draw:layer="layout" svg:x1="9.119cm" svg:y1="17.605cm" svg:x2="8.96cm" svg:y2="17.605cm">
          <text:p/>
        </draw:line>
        <draw:polygon draw:style-name="gr7" draw:text-style-name="P4" draw:layer="layout" svg:width="0.159cm" svg:height="0.105cm" svg:x="8.96cm" svg:y="17.431cm" svg:viewBox="0 0 160 106" draw:points="0,67 0,38 10,22 22,6 54,0 105,0 137,6 153,22 160,38 160,67 153,83 137,99 105,106 54,106 22,99 10,83">
          <text:p/>
        </draw:polygon>
        <draw:line draw:style-name="gr7" draw:text-style-name="P4" draw:layer="layout" svg:x1="9.119cm" svg:y1="17.278cm" svg:x2="9.119cm" svg:y2="17.37cm">
          <text:p/>
        </draw:line>
        <draw:polyline draw:style-name="gr7" draw:text-style-name="P4" draw:layer="layout" svg:width="0.159cm" svg:height="0.044cm" svg:x="8.96cm" svg:y="17.326cm" svg:viewBox="0 0 160 45" draw:points="160,0 0,0 22,13 38,29 45,45">
          <text:p/>
        </draw:polyline>
        <draw:polyline draw:style-name="gr7" draw:text-style-name="P4" draw:layer="layout" svg:width="0.159cm" svg:height="0.108cm" svg:x="8.96cm" svg:y="17.12cm" svg:viewBox="0 0 160 109" draw:points="0,109 0,0 160,70">
          <text:p/>
        </draw:polyline>
        <draw:line draw:style-name="gr1" draw:text-style-name="P1" draw:layer="layout" svg:x1="9.007cm" svg:y1="18.285cm" svg:x2="9.007cm" svg:y2="18.377cm">
          <text:p/>
        </draw:line>
        <draw:polyline draw:style-name="gr1" draw:text-style-name="P1" draw:layer="layout" svg:width="0.159cm" svg:height="0.048cm" svg:x="8.849cm" svg:y="18.329cm" svg:viewBox="0 0 160 49" draw:points="160,0 0,0 22,16 38,32 45,49">
          <text:p/>
        </draw:polyline>
        <draw:polyline draw:style-name="gr1" draw:text-style-name="P1" draw:layer="layout" svg:width="0.159cm" svg:height="0.105cm" svg:x="8.849cm" svg:y="18.126cm" svg:viewBox="0 0 160 106" draw:points="0,106 0,0 160,67">
          <text:p/>
        </draw:polyline>
        <draw:line draw:style-name="gr1" draw:text-style-name="P1" draw:layer="layout" svg:x1="8.731cm" svg:y1="17.78cm" svg:x2="8.731cm" svg:y2="18.732cm">
          <text:p/>
        </draw:line>
        <draw:line draw:style-name="gr7" draw:text-style-name="P4" draw:layer="layout" svg:x1="8.801cm" svg:y1="17.605cm" svg:x2="8.642cm" svg:y2="17.605cm">
          <text:p/>
        </draw:line>
        <draw:polygon draw:style-name="gr7" draw:text-style-name="P4" draw:layer="layout" svg:width="0.159cm" svg:height="0.105cm" svg:x="8.642cm" svg:y="17.431cm" svg:viewBox="0 0 160 106" draw:points="0,67 0,38 10,22 22,6 54,0 105,0 137,6 153,22 160,38 160,67 153,83 137,99 105,106 54,106 22,99 10,83">
          <text:p/>
        </draw:polygon>
        <draw:line draw:style-name="gr7" draw:text-style-name="P4" draw:layer="layout" svg:x1="8.801cm" svg:y1="17.278cm" svg:x2="8.801cm" svg:y2="17.37cm">
          <text:p/>
        </draw:line>
        <draw:polyline draw:style-name="gr7" draw:text-style-name="P4" draw:layer="layout" svg:width="0.159cm" svg:height="0.044cm" svg:x="8.642cm" svg:y="17.326cm" svg:viewBox="0 0 160 45" draw:points="160,0 0,0 22,13 38,29 45,45">
          <text:p/>
        </draw:polyline>
        <draw:polyline draw:style-name="gr7" draw:text-style-name="P4" draw:layer="layout" svg:width="0.159cm" svg:height="0.089cm" svg:x="8.642cm" svg:y="17.129cm" svg:viewBox="0 0 160 90" draw:points="70,61 61,74 54,83 38,90 32,90 16,83 10,74 0,61 0,29 10,13 16,6 32,0 38,0 54,6 61,13 70,29 70,61 77,74 83,83 99,90 131,90 144,83 153,74 160,61 160,29 153,13 144,6 131,0 99,0 83,6 77,13 70,29">
          <text:p/>
        </draw:polyline>
        <draw:line draw:style-name="gr1" draw:text-style-name="P1" draw:layer="layout" svg:x1="8.69cm" svg:y1="18.285cm" svg:x2="8.69cm" svg:y2="18.377cm">
          <text:p/>
        </draw:line>
        <draw:polyline draw:style-name="gr1" draw:text-style-name="P1" draw:layer="layout" svg:width="0.159cm" svg:height="0.048cm" svg:x="8.531cm" svg:y="18.329cm" svg:viewBox="0 0 160 49" draw:points="160,0 0,0 22,16 38,32 45,49">
          <text:p/>
        </draw:polyline>
        <draw:polyline draw:style-name="gr1" draw:text-style-name="P1" draw:layer="layout" svg:width="0.159cm" svg:height="0.092cm" svg:x="8.531cm" svg:y="18.132cm" svg:viewBox="0 0 160 93" draw:points="70,61 61,77 54,87 38,93 32,93 16,87 10,77 0,61 0,32 10,16 16,10 32,0 38,0 54,10 61,16 70,32 70,61 77,77 83,87 99,93 131,93 144,87 153,77 160,61 160,32 153,16 144,10 131,0 99,0 83,10 77,16 70,32">
          <text:p/>
        </draw:polyline>
        <draw:line draw:style-name="gr1" draw:text-style-name="P1" draw:layer="layout" svg:x1="8.414cm" svg:y1="17.78cm" svg:x2="8.414cm" svg:y2="18.732cm">
          <text:p/>
        </draw:line>
        <draw:line draw:style-name="gr7" draw:text-style-name="P4" draw:layer="layout" svg:x1="8.484cm" svg:y1="17.605cm" svg:x2="8.325cm" svg:y2="17.605cm">
          <text:p/>
        </draw:line>
        <draw:polygon draw:style-name="gr7" draw:text-style-name="P4" draw:layer="layout" svg:width="0.159cm" svg:height="0.105cm" svg:x="8.325cm" svg:y="17.431cm" svg:viewBox="0 0 160 106" draw:points="0,67 0,38 10,22 22,6 54,0 105,0 137,6 153,22 160,38 160,67 153,83 137,99 105,106 54,106 22,99 10,83">
          <text:p/>
        </draw:polygon>
        <draw:line draw:style-name="gr7" draw:text-style-name="P4" draw:layer="layout" svg:x1="8.484cm" svg:y1="17.278cm" svg:x2="8.484cm" svg:y2="17.37cm">
          <text:p/>
        </draw:line>
        <draw:polyline draw:style-name="gr7" draw:text-style-name="P4" draw:layer="layout" svg:width="0.159cm" svg:height="0.044cm" svg:x="8.325cm" svg:y="17.326cm" svg:viewBox="0 0 160 45" draw:points="160,0 0,0 22,13 38,29 45,45">
          <text:p/>
        </draw:polyline>
        <draw:polyline draw:style-name="gr7" draw:text-style-name="P4" draw:layer="layout" svg:width="0.159cm" svg:height="0.089cm" svg:x="8.325cm" svg:y="17.129cm" svg:viewBox="0 0 160 90" draw:points="160,74 160,45 153,29 144,22 121,6 93,0 32,0 16,6 10,13 0,29 0,61 10,74 16,83 32,90 70,90 83,83 93,74 99,61 99,29 93,13 83,6 70,0">
          <text:p/>
        </draw:polyline>
        <draw:line draw:style-name="gr1" draw:text-style-name="P1" draw:layer="layout" svg:x1="8.372cm" svg:y1="18.285cm" svg:x2="8.372cm" svg:y2="18.377cm">
          <text:p/>
        </draw:line>
        <draw:polyline draw:style-name="gr1" draw:text-style-name="P1" draw:layer="layout" svg:width="0.159cm" svg:height="0.048cm" svg:x="8.214cm" svg:y="18.329cm" svg:viewBox="0 0 160 49" draw:points="160,0 0,0 22,16 38,32 45,49">
          <text:p/>
        </draw:polyline>
        <draw:polyline draw:style-name="gr1" draw:text-style-name="P1" draw:layer="layout" svg:width="0.159cm" svg:height="0.092cm" svg:x="8.214cm" svg:y="18.132cm" svg:viewBox="0 0 160 93" draw:points="160,77 160,48 153,32 144,26 121,10 93,0 32,0 16,10 10,16 0,32 0,61 10,77 16,87 32,93 70,93 83,87 93,77 99,61 99,32 93,16 83,10 70,0">
          <text:p/>
        </draw:polyline>
        <draw:line draw:style-name="gr1" draw:text-style-name="P1" draw:layer="layout" svg:x1="7.144cm" svg:y1="14.922cm" svg:x2="7.144cm" svg:y2="13.97cm">
          <text:p/>
        </draw:line>
        <draw:line draw:style-name="gr7" draw:text-style-name="P4" draw:layer="layout" svg:x1="7.214cm" svg:y1="15.411cm" svg:x2="7.055cm" svg:y2="15.411cm">
          <text:p/>
        </draw:line>
        <draw:polyline draw:style-name="gr7" draw:text-style-name="P4" draw:layer="layout" svg:width="0.159cm" svg:height="0.092cm" svg:x="7.055cm" svg:y="15.246cm" svg:viewBox="0 0 160 93" draw:points="160,93 0,93 160,0 0,0">
          <text:p/>
        </draw:polyline>
        <draw:polyline draw:style-name="gr7" draw:text-style-name="P4" draw:layer="layout" svg:width="0.159cm" svg:height="0.098cm" svg:x="7.055cm" svg:y="15.088cm" svg:viewBox="0 0 160 99" draw:points="16,93 10,83 0,67 0,32 10,16 16,6 32,0 45,0 70,6 160,99 160,0">
          <text:p/>
        </draw:polyline>
        <draw:polyline draw:style-name="gr1" draw:text-style-name="P1" draw:layer="layout" svg:width="0.159cm" svg:height="0.098cm" svg:x="6.944cm" svg:y="14.399cm" svg:viewBox="0 0 160 99" draw:points="16,93 10,83 0,71 0,32 10,16 16,10 32,0 45,0 70,10 160,99 160,0">
          <text:p/>
        </draw:polyline>
        <draw:line draw:style-name="gr1" draw:text-style-name="P1" draw:layer="layout" svg:x1="8.096cm" svg:y1="17.78cm" svg:x2="8.096cm" svg:y2="18.732cm">
          <text:p/>
        </draw:line>
        <draw:line draw:style-name="gr7" draw:text-style-name="P4" draw:layer="layout" svg:x1="8.166cm" svg:y1="17.605cm" svg:x2="8.007cm" svg:y2="17.605cm">
          <text:p/>
        </draw:line>
        <draw:polygon draw:style-name="gr7" draw:text-style-name="P4" draw:layer="layout" svg:width="0.159cm" svg:height="0.105cm" svg:x="8.007cm" svg:y="17.431cm" svg:viewBox="0 0 160 106" draw:points="0,67 0,38 10,22 22,6 54,0 105,0 137,6 153,22 160,38 160,67 153,83 137,99 105,106 54,106 22,99 10,83">
          <text:p/>
        </draw:polygon>
        <draw:polyline draw:style-name="gr7" draw:text-style-name="P4" draw:layer="layout" svg:width="0.159cm" svg:height="0.098cm" svg:x="8.007cm" svg:y="17.278cm" svg:viewBox="0 0 160 99" draw:points="16,93 10,83 0,71 0,32 10,16 16,10 32,0 45,0 70,10 160,99 160,0">
          <text:p/>
        </draw:polyline>
        <draw:polygon draw:style-name="gr7" draw:text-style-name="P4" draw:layer="layout" svg:width="0.159cm" svg:height="0.089cm" svg:x="8.007cm" svg:y="17.129cm" svg:viewBox="0 0 160 90" draw:points="0,51 0,39 10,22 16,13 32,6 61,0 99,0 131,6 144,13 153,22 160,39 160,51 153,67 144,74 131,83 99,90 61,90 32,83 16,74 10,67">
          <text:p/>
        </draw:polygon>
        <draw:polyline draw:style-name="gr1" draw:text-style-name="P1" draw:layer="layout" svg:width="0.159cm" svg:height="0.098cm" svg:x="7.896cm" svg:y="18.285cm" svg:viewBox="0 0 160 99" draw:points="16,93 10,83 0,67 0,32 10,16 16,6 32,0 45,0 70,6 160,99 160,0">
          <text:p/>
        </draw:polyline>
        <draw:polygon draw:style-name="gr1" draw:text-style-name="P1" draw:layer="layout" svg:width="0.159cm" svg:height="0.092cm" svg:x="7.896cm" svg:y="18.132cm" svg:viewBox="0 0 160 93" draw:points="0,55 0,39 10,26 16,16 32,10 61,0 99,0 131,10 144,16 153,26 160,39 160,55 153,71 144,77 131,87 99,93 61,93 32,87 16,77 10,71">
          <text:p/>
        </draw:polygon>
        <draw:line draw:style-name="gr1" draw:text-style-name="P1" draw:layer="layout" svg:x1="7.779cm" svg:y1="17.78cm" svg:x2="7.779cm" svg:y2="18.732cm">
          <text:p/>
        </draw:line>
        <draw:line draw:style-name="gr7" draw:text-style-name="P4" draw:layer="layout" svg:x1="7.849cm" svg:y1="17.605cm" svg:x2="7.69cm" svg:y2="17.605cm">
          <text:p/>
        </draw:line>
        <draw:polygon draw:style-name="gr7" draw:text-style-name="P4" draw:layer="layout" svg:width="0.159cm" svg:height="0.105cm" svg:x="7.69cm" svg:y="17.431cm" svg:viewBox="0 0 160 106" draw:points="0,67 0,38 10,22 22,6 54,0 105,0 137,6 153,22 160,38 160,67 153,83 137,99 105,106 54,106 22,99 10,83">
          <text:p/>
        </draw:polygon>
        <draw:polyline draw:style-name="gr7" draw:text-style-name="P4" draw:layer="layout" svg:width="0.159cm" svg:height="0.098cm" svg:x="7.69cm" svg:y="17.278cm" svg:viewBox="0 0 160 99" draw:points="16,93 10,83 0,71 0,32 10,16 16,10 32,0 45,0 70,10 160,99 160,0">
          <text:p/>
        </draw:polyline>
        <draw:line draw:style-name="gr7" draw:text-style-name="P4" draw:layer="layout" svg:x1="7.849cm" svg:y1="17.129cm" svg:x2="7.849cm" svg:y2="17.218cm">
          <text:p/>
        </draw:line>
        <draw:polyline draw:style-name="gr7" draw:text-style-name="P4" draw:layer="layout" svg:width="0.159cm" svg:height="0.044cm" svg:x="7.69cm" svg:y="17.174cm" svg:viewBox="0 0 160 45" draw:points="160,0 0,0 22,16 38,29 45,45">
          <text:p/>
        </draw:polyline>
        <draw:polyline draw:style-name="gr1" draw:text-style-name="P1" draw:layer="layout" svg:width="0.159cm" svg:height="0.098cm" svg:x="7.579cm" svg:y="18.285cm" svg:viewBox="0 0 160 99" draw:points="16,93 10,83 0,67 0,32 10,16 16,6 32,0 45,0 70,6 160,99 160,0">
          <text:p/>
        </draw:polyline>
        <draw:line draw:style-name="gr1" draw:text-style-name="P1" draw:layer="layout" svg:x1="7.737cm" svg:y1="18.132cm" svg:x2="7.737cm" svg:y2="18.224cm">
          <text:p/>
        </draw:line>
        <draw:polyline draw:style-name="gr1" draw:text-style-name="P1" draw:layer="layout" svg:width="0.159cm" svg:height="0.044cm" svg:x="7.579cm" svg:y="18.18cm" svg:viewBox="0 0 160 45" draw:points="160,0 0,0 22,13 38,29 45,45">
          <text:p/>
        </draw:polyline>
        <draw:line draw:style-name="gr1" draw:text-style-name="P1" draw:layer="layout" svg:x1="7.461cm" svg:y1="17.78cm" svg:x2="7.461cm" svg:y2="18.732cm">
          <text:p/>
        </draw:line>
        <draw:line draw:style-name="gr7" draw:text-style-name="P4" draw:layer="layout" svg:x1="7.531cm" svg:y1="17.605cm" svg:x2="7.372cm" svg:y2="17.605cm">
          <text:p/>
        </draw:line>
        <draw:polygon draw:style-name="gr7" draw:text-style-name="P4" draw:layer="layout" svg:width="0.159cm" svg:height="0.105cm" svg:x="7.372cm" svg:y="17.431cm" svg:viewBox="0 0 160 106" draw:points="0,67 0,38 10,22 22,6 54,0 105,0 137,6 153,22 160,38 160,67 153,83 137,99 105,106 54,106 22,99 10,83">
          <text:p/>
        </draw:polygon>
        <draw:polyline draw:style-name="gr7" draw:text-style-name="P4" draw:layer="layout" svg:width="0.159cm" svg:height="0.098cm" svg:x="7.372cm" svg:y="17.278cm" svg:viewBox="0 0 160 99" draw:points="16,93 10,83 0,71 0,32 10,16 16,10 32,0 45,0 70,10 160,99 160,0">
          <text:p/>
        </draw:polyline>
        <draw:polyline draw:style-name="gr7" draw:text-style-name="P4" draw:layer="layout" svg:width="0.159cm" svg:height="0.098cm" svg:x="7.372cm" svg:y="17.129cm" svg:viewBox="0 0 160 99" draw:points="16,90 10,83 0,67 0,29 10,13 16,6 32,0 45,0 70,6 160,99 160,0">
          <text:p/>
        </draw:polyline>
        <draw:polyline draw:style-name="gr1" draw:text-style-name="P1" draw:layer="layout" svg:width="0.159cm" svg:height="0.098cm" svg:x="7.261cm" svg:y="18.285cm" svg:viewBox="0 0 160 99" draw:points="16,93 10,83 0,67 0,32 10,16 16,6 32,0 45,0 70,6 160,99 160,0">
          <text:p/>
        </draw:polyline>
        <draw:polyline draw:style-name="gr1" draw:text-style-name="P1" draw:layer="layout" svg:width="0.159cm" svg:height="0.098cm" svg:x="7.261cm" svg:y="18.132cm" svg:viewBox="0 0 160 99" draw:points="16,93 10,87 0,71 0,32 10,16 16,10 32,0 45,0 70,10 160,99 160,0">
          <text:p/>
        </draw:polyline>
        <draw:line draw:style-name="gr1" draw:text-style-name="P1" draw:layer="layout" svg:x1="7.144cm" svg:y1="17.78cm" svg:x2="7.144cm" svg:y2="18.732cm">
          <text:p/>
        </draw:line>
        <draw:line draw:style-name="gr7" draw:text-style-name="P4" draw:layer="layout" svg:x1="7.214cm" svg:y1="17.605cm" svg:x2="7.055cm" svg:y2="17.605cm">
          <text:p/>
        </draw:line>
        <draw:polygon draw:style-name="gr7" draw:text-style-name="P4" draw:layer="layout" svg:width="0.159cm" svg:height="0.105cm" svg:x="7.055cm" svg:y="17.431cm" svg:viewBox="0 0 160 106" draw:points="0,67 0,38 10,22 22,6 54,0 105,0 137,6 153,22 160,38 160,67 153,83 137,99 105,106 54,106 22,99 10,83">
          <text:p/>
        </draw:polygon>
        <draw:polyline draw:style-name="gr7" draw:text-style-name="P4" draw:layer="layout" svg:width="0.159cm" svg:height="0.098cm" svg:x="7.055cm" svg:y="17.278cm" svg:viewBox="0 0 160 99" draw:points="16,93 10,83 0,71 0,32 10,16 16,10 32,0 45,0 70,10 160,99 160,0">
          <text:p/>
        </draw:polyline>
        <draw:polyline draw:style-name="gr7" draw:text-style-name="P4" draw:layer="layout" svg:width="0.159cm" svg:height="0.098cm" svg:x="7.055cm" svg:y="17.129cm" svg:viewBox="0 0 160 99" draw:points="0,99 0,0 61,51 61,29 70,13 77,6 93,0 131,0 144,6 153,13 160,29 160,74 153,90 144,99">
          <text:p/>
        </draw:polyline>
        <draw:polyline draw:style-name="gr1" draw:text-style-name="P1" draw:layer="layout" svg:width="0.159cm" svg:height="0.098cm" svg:x="6.944cm" svg:y="18.285cm" svg:viewBox="0 0 160 99" draw:points="16,93 10,83 0,67 0,32 10,16 16,6 32,0 45,0 70,6 160,99 160,0">
          <text:p/>
        </draw:polyline>
        <draw:polyline draw:style-name="gr1" draw:text-style-name="P1" draw:layer="layout" svg:width="0.159cm" svg:height="0.098cm" svg:x="6.944cm" svg:y="18.132cm" svg:viewBox="0 0 160 99" draw:points="0,99 0,0 61,55 61,32 70,16 77,10 93,0 131,0 144,10 153,16 160,32 160,77 153,93 144,99">
          <text:p/>
        </draw:polyline>
        <draw:line draw:style-name="gr1" draw:text-style-name="P1" draw:layer="layout" svg:x1="6.826cm" svg:y1="17.78cm" svg:x2="6.826cm" svg:y2="18.732cm">
          <text:p/>
        </draw:line>
        <draw:polyline draw:style-name="gr7" draw:text-style-name="P4" draw:layer="layout" svg:width="0.159cm" svg:height="0.108cm" svg:x="6.737cm" svg:y="17.52cm" svg:viewBox="0 0 160 109" draw:points="0,109 160,54 0,0">
          <text:p/>
        </draw:polyline>
        <draw:polyline draw:style-name="gr7" draw:text-style-name="P4" draw:layer="layout" svg:width="0.159cm" svg:height="0.098cm" svg:x="6.737cm" svg:y="17.377cm" svg:viewBox="0 0 160 99" draw:points="144,0 153,10 160,32 160,45 153,71 137,83 121,93 93,99 70,99 38,93 22,83 10,71 0,45 0,32 10,10 16,0">
          <text:p/>
        </draw:polyline>
        <draw:polyline draw:style-name="gr7" draw:text-style-name="P4" draw:layer="layout" svg:width="0.159cm" svg:height="0.098cm" svg:x="6.737cm" svg:y="17.218cm" svg:viewBox="0 0 160 99" draw:points="144,0 153,10 160,32 160,45 153,71 137,83 121,93 93,99 70,99 38,93 22,83 10,71 0,45 0,32 10,10 16,0">
          <text:p/>
        </draw:polyline>
        <draw:polyline draw:style-name="gr1" draw:text-style-name="P1" draw:layer="layout" svg:width="0.159cm" svg:height="0.098cm" svg:x="6.626cm" svg:y="18.285cm" svg:viewBox="0 0 160 99" draw:points="16,93 10,83 0,67 0,32 10,16 16,6 32,0 45,0 70,6 160,99 160,0">
          <text:p/>
        </draw:polyline>
        <draw:line draw:style-name="gr1" draw:text-style-name="P1" draw:layer="layout" svg:x1="6.68cm" svg:y1="18.148cm" svg:x2="6.785cm" svg:y2="18.148cm">
          <text:p/>
        </draw:line>
        <draw:polyline draw:style-name="gr1" draw:text-style-name="P1" draw:layer="layout" svg:width="0.111cm" svg:height="0.098cm" svg:x="6.62cm" svg:y="18.126cm" svg:viewBox="0 0 112 99" draw:points="0,61 112,99 112,0">
          <text:p/>
        </draw:polyline>
        <draw:line draw:style-name="gr1" draw:text-style-name="P1" draw:layer="layout" svg:x1="7.461cm" svg:y1="14.922cm" svg:x2="7.461cm" svg:y2="13.97cm">
          <text:p/>
        </draw:line>
        <draw:line draw:style-name="gr7" draw:text-style-name="P4" draw:layer="layout" svg:x1="7.531cm" svg:y1="15.411cm" svg:x2="7.372cm" svg:y2="15.411cm">
          <text:p/>
        </draw:line>
        <draw:polyline draw:style-name="gr7" draw:text-style-name="P4" draw:layer="layout" svg:width="0.159cm" svg:height="0.092cm" svg:x="7.372cm" svg:y="15.246cm" svg:viewBox="0 0 160 93" draw:points="160,93 0,93 160,0 0,0">
          <text:p/>
        </draw:polyline>
        <draw:polyline draw:style-name="gr7" draw:text-style-name="P4" draw:layer="layout" svg:width="0.159cm" svg:height="0.098cm" svg:x="7.372cm" svg:y="15.088cm" svg:viewBox="0 0 160 99" draw:points="0,99 0,0 61,55 61,32 70,16 77,6 93,0 131,0 144,6 153,16 160,32 160,77 153,93 144,99">
          <text:p/>
        </draw:polyline>
        <draw:polyline draw:style-name="gr1" draw:text-style-name="P1" draw:layer="layout" svg:width="0.159cm" svg:height="0.098cm" svg:x="7.261cm" svg:y="14.399cm" svg:viewBox="0 0 160 99" draw:points="0,99 0,0 61,55 61,32 70,16 77,10 93,0 131,0 144,10 153,16 160,32 160,77 153,93 144,99">
          <text:p/>
        </draw:polyline>
        <draw:line draw:style-name="gr1" draw:text-style-name="P1" draw:layer="layout" svg:x1="7.779cm" svg:y1="14.922cm" svg:x2="7.779cm" svg:y2="13.97cm">
          <text:p/>
        </draw:line>
        <draw:polyline draw:style-name="gr7" draw:text-style-name="P4" draw:layer="layout" svg:width="0.159cm" svg:height="0.092cm" svg:x="7.69cm" svg:y="15.805cm" svg:viewBox="0 0 160 93" draw:points="160,93 0,93 0,32 10,16 16,10 32,0 54,0 70,10 77,16 83,32 83,93">
          <text:p/>
        </draw:polyline>
        <draw:polygon draw:style-name="gr7" draw:text-style-name="P4" draw:layer="layout" svg:width="0.159cm" svg:height="0.092cm" svg:x="7.69cm" svg:y="15.646cm" svg:viewBox="0 0 160 93" draw:points="160,93 0,93 0,55 10,32 22,16 38,10 70,0 93,0 121,10 137,16 153,32 160,55">
          <text:p/>
        </draw:polygon>
        <draw:line draw:style-name="gr7" draw:text-style-name="P4" draw:layer="layout" svg:x1="7.683cm" svg:y1="15.465cm" svg:x2="7.887cm" svg:y2="15.603cm">
          <text:p/>
        </draw:line>
        <draw:line draw:style-name="gr7" draw:text-style-name="P4" draw:layer="layout" svg:x1="7.849cm" svg:y1="15.411cm" svg:x2="7.69cm" svg:y2="15.411cm">
          <text:p/>
        </draw:line>
        <draw:polyline draw:style-name="gr7" draw:text-style-name="P4" draw:layer="layout" svg:width="0.159cm" svg:height="0.092cm" svg:x="7.69cm" svg:y="15.246cm" svg:viewBox="0 0 160 93" draw:points="160,93 0,93 160,0 0,0">
          <text:p/>
        </draw:polyline>
        <draw:line draw:style-name="gr7" draw:text-style-name="P4" draw:layer="layout" svg:x1="7.744cm" svg:y1="15.103cm" svg:x2="7.849cm" svg:y2="15.103cm">
          <text:p/>
        </draw:line>
        <draw:polyline draw:style-name="gr7" draw:text-style-name="P4" draw:layer="layout" svg:width="0.111cm" svg:height="0.098cm" svg:x="7.683cm" svg:y="15.081cm" svg:viewBox="0 0 112 99" draw:points="0,61 112,99 112,0">
          <text:p/>
        </draw:polyline>
        <draw:line draw:style-name="gr1" draw:text-style-name="P1" draw:layer="layout" svg:x1="7.633cm" svg:y1="14.414cm" svg:x2="7.738cm" svg:y2="14.414cm">
          <text:p/>
        </draw:line>
        <draw:polyline draw:style-name="gr1" draw:text-style-name="P1" draw:layer="layout" svg:width="0.111cm" svg:height="0.098cm" svg:x="7.572cm" svg:y="14.392cm" svg:viewBox="0 0 112 99" draw:points="0,61 112,99 112,0">
          <text:p/>
        </draw:polyline>
        <draw:line draw:style-name="gr1" draw:text-style-name="P1" draw:layer="layout" svg:x1="8.096cm" svg:y1="14.922cm" svg:x2="8.096cm" svg:y2="13.97cm">
          <text:p/>
        </draw:line>
        <draw:line draw:style-name="gr7" draw:text-style-name="P4" draw:layer="layout" svg:x1="8.166cm" svg:y1="15.411cm" svg:x2="8.007cm" svg:y2="15.411cm">
          <text:p/>
        </draw:line>
        <draw:polyline draw:style-name="gr7" draw:text-style-name="P4" draw:layer="layout" svg:width="0.159cm" svg:height="0.092cm" svg:x="8.007cm" svg:y="15.246cm" svg:viewBox="0 0 160 93" draw:points="160,93 0,93 160,0 0,0">
          <text:p/>
        </draw:polyline>
        <draw:polyline draw:style-name="gr7" draw:text-style-name="P4" draw:layer="layout" svg:width="0.159cm" svg:height="0.092cm" svg:x="8.007cm" svg:y="15.088cm" svg:viewBox="0 0 160 93" draw:points="0,6 0,83 77,93 70,83 61,67 61,32 70,16 77,6 93,0 131,0 144,6 153,16 160,32 160,67 153,83 144,93">
          <text:p/>
        </draw:polyline>
        <draw:polyline draw:style-name="gr1" draw:text-style-name="P1" draw:layer="layout" svg:width="0.159cm" svg:height="0.092cm" svg:x="7.896cm" svg:y="14.399cm" svg:viewBox="0 0 160 93" draw:points="0,10 0,83 77,93 70,83 61,71 61,32 70,16 77,10 93,0 131,0 144,10 153,16 160,32 160,71 153,83 144,93">
          <text:p/>
        </draw:polyline>
        <draw:line draw:style-name="gr1" draw:text-style-name="P1" draw:layer="layout" svg:x1="8.414cm" svg:y1="14.922cm" svg:x2="8.414cm" svg:y2="13.97cm">
          <text:p/>
        </draw:line>
        <draw:line draw:style-name="gr7" draw:text-style-name="P4" draw:layer="layout" svg:x1="8.484cm" svg:y1="15.411cm" svg:x2="8.325cm" svg:y2="15.411cm">
          <text:p/>
        </draw:line>
        <draw:polyline draw:style-name="gr7" draw:text-style-name="P4" draw:layer="layout" svg:width="0.159cm" svg:height="0.092cm" svg:x="8.325cm" svg:y="15.246cm" svg:viewBox="0 0 160 93" draw:points="160,93 0,93 160,0 0,0">
          <text:p/>
        </draw:polyline>
        <draw:polyline draw:style-name="gr7" draw:text-style-name="P4" draw:layer="layout" svg:width="0.159cm" svg:height="0.092cm" svg:x="8.325cm" svg:y="15.088cm" svg:viewBox="0 0 160 93" draw:points="0,16 0,45 10,61 16,67 38,83 70,93 131,93 144,83 153,77 160,61 160,32 153,16 144,6 131,0 93,0 77,6 70,16 61,32 61,61 70,77 77,83 93,93">
          <text:p/>
        </draw:polyline>
        <draw:polyline draw:style-name="gr1" draw:text-style-name="P1" draw:layer="layout" svg:width="0.159cm" svg:height="0.092cm" svg:x="8.214cm" svg:y="14.399cm" svg:viewBox="0 0 160 93" draw:points="0,16 0,48 10,61 16,71 38,83 70,93 131,93 144,83 153,77 160,61 160,32 153,16 144,10 131,0 93,0 77,10 70,16 61,32 61,61 70,77 77,83 93,93">
          <text:p/>
        </draw:polyline>
        <draw:line draw:style-name="gr1" draw:text-style-name="P1" draw:layer="layout" svg:x1="8.731cm" svg:y1="14.922cm" svg:x2="8.731cm" svg:y2="13.97cm">
          <text:p/>
        </draw:line>
        <draw:line draw:style-name="gr7" draw:text-style-name="P4" draw:layer="layout" svg:x1="8.801cm" svg:y1="15.411cm" svg:x2="8.642cm" svg:y2="15.411cm">
          <text:p/>
        </draw:line>
        <draw:polyline draw:style-name="gr7" draw:text-style-name="P4" draw:layer="layout" svg:width="0.159cm" svg:height="0.092cm" svg:x="8.642cm" svg:y="15.246cm" svg:viewBox="0 0 160 93" draw:points="160,93 0,93 160,0 0,0">
          <text:p/>
        </draw:polyline>
        <draw:polyline draw:style-name="gr7" draw:text-style-name="P4" draw:layer="layout" svg:width="0.159cm" svg:height="0.105cm" svg:x="8.642cm" svg:y="15.081cm" svg:viewBox="0 0 160 106" draw:points="0,106 0,0 160,67">
          <text:p/>
        </draw:polyline>
        <draw:polyline draw:style-name="gr1" draw:text-style-name="P1" draw:layer="layout" svg:width="0.159cm" svg:height="0.105cm" svg:x="8.531cm" svg:y="14.392cm" svg:viewBox="0 0 160 106" draw:points="0,106 0,0 160,67">
          <text:p/>
        </draw:polyline>
        <draw:line draw:style-name="gr1" draw:text-style-name="P1" draw:layer="layout" svg:x1="9.049cm" svg:y1="14.922cm" svg:x2="9.049cm" svg:y2="13.97cm">
          <text:p/>
        </draw:line>
        <draw:line draw:style-name="gr7" draw:text-style-name="P4" draw:layer="layout" svg:x1="9.119cm" svg:y1="15.411cm" svg:x2="8.96cm" svg:y2="15.411cm">
          <text:p/>
        </draw:line>
        <draw:polyline draw:style-name="gr7" draw:text-style-name="P4" draw:layer="layout" svg:width="0.159cm" svg:height="0.092cm" svg:x="8.96cm" svg:y="15.246cm" svg:viewBox="0 0 160 93" draw:points="160,93 0,93 160,0 0,0">
          <text:p/>
        </draw:polyline>
        <draw:polyline draw:style-name="gr7" draw:text-style-name="P4" draw:layer="layout" svg:width="0.159cm" svg:height="0.092cm" svg:x="8.96cm" svg:y="15.088cm" svg:viewBox="0 0 160 93" draw:points="70,61 61,77 54,83 38,93 32,93 16,83 10,77 0,61 0,32 10,16 16,6 32,0 38,0 54,6 61,16 70,32 70,61 77,77 83,83 99,93 131,93 144,83 153,77 160,61 160,32 153,16 144,6 131,0 99,0 83,6 77,16 70,32">
          <text:p/>
        </draw:polyline>
        <draw:polyline draw:style-name="gr1" draw:text-style-name="P1" draw:layer="layout" svg:width="0.159cm" svg:height="0.092cm" svg:x="8.849cm" svg:y="14.399cm" svg:viewBox="0 0 160 93" draw:points="70,61 61,77 54,83 38,93 32,93 16,83 10,77 0,61 0,32 10,16 16,10 32,0 38,0 54,10 61,16 70,32 70,61 77,77 83,83 99,93 131,93 144,83 153,77 160,61 160,32 153,16 144,10 131,0 99,0 83,10 77,16 70,32">
          <text:p/>
        </draw:polyline>
        <draw:line draw:style-name="gr1" draw:text-style-name="P1" draw:layer="layout" svg:x1="9.366cm" svg:y1="14.922cm" svg:x2="9.366cm" svg:y2="13.97cm">
          <text:p/>
        </draw:line>
        <draw:line draw:style-name="gr7" draw:text-style-name="P4" draw:layer="layout" svg:x1="9.436cm" svg:y1="15.411cm" svg:x2="9.277cm" svg:y2="15.411cm">
          <text:p/>
        </draw:line>
        <draw:polyline draw:style-name="gr7" draw:text-style-name="P4" draw:layer="layout" svg:width="0.159cm" svg:height="0.092cm" svg:x="9.277cm" svg:y="15.246cm" svg:viewBox="0 0 160 93" draw:points="160,93 0,93 160,0 0,0">
          <text:p/>
        </draw:polyline>
        <draw:polyline draw:style-name="gr7" draw:text-style-name="P4" draw:layer="layout" svg:width="0.159cm" svg:height="0.092cm" svg:x="9.277cm" svg:y="15.088cm" svg:viewBox="0 0 160 93" draw:points="160,77 160,45 153,32 144,22 121,6 93,0 32,0 16,6 10,16 0,32 0,61 10,77 16,83 32,93 70,93 83,83 93,77 99,61 99,32 93,16 83,6 70,0">
          <text:p/>
        </draw:polyline>
        <draw:polyline draw:style-name="gr1" draw:text-style-name="P1" draw:layer="layout" svg:width="0.159cm" svg:height="0.092cm" svg:x="9.166cm" svg:y="14.399cm" svg:viewBox="0 0 160 93" draw:points="160,77 160,48 153,32 144,22 121,10 93,0 32,0 16,10 10,16 0,32 0,61 10,77 16,83 32,93 70,93 83,83 93,77 99,61 99,32 93,16 83,10 70,0">
          <text:p/>
        </draw:polyline>
        <draw:polyline draw:style-name="gr7" draw:text-style-name="P4" draw:layer="layout" svg:width="0.092cm" svg:height="0.159cm" svg:x="11.087cm" svg:y="16.123cm" svg:viewBox="0 0 93 160" draw:points="0,0 0,131 10,144 16,153 32,160 61,160 77,153 87,144 93,131 93,0">
          <text:p/>
        </draw:polyline>
        <draw:line draw:style-name="gr7" draw:text-style-name="P4" draw:layer="layout" svg:x1="11.322cm" svg:y1="16.177cm" svg:x2="11.322cm" svg:y2="16.282cm">
          <text:p/>
        </draw:line>
        <draw:polyline draw:style-name="gr7" draw:text-style-name="P4" draw:layer="layout" svg:width="0.098cm" svg:height="0.111cm" svg:x="11.246cm" svg:y="16.116cm" svg:viewBox="0 0 99 112" draw:points="38,0 0,112 99,112">
          <text:p/>
        </draw:polyline>
        <draw:line draw:style-name="gr7" draw:text-style-name="P4" draw:layer="layout" svg:x1="11.078cm" svg:y1="16.526cm" svg:x2="11.154cm" svg:y2="16.526cm">
          <text:p/>
        </draw:line>
        <draw:polyline draw:style-name="gr7" draw:text-style-name="P4" draw:layer="layout" svg:width="0.105cm" svg:height="0.159cm" svg:x="11.065cm" svg:y="16.412cm" svg:viewBox="0 0 106 160" draw:points="0,160 51,0 106,160">
          <text:p/>
        </draw:polyline>
        <draw:line draw:style-name="gr7" draw:text-style-name="P4" draw:layer="layout" svg:x1="11.201cm" svg:y1="16.412cm" svg:x2="11.29cm" svg:y2="16.412cm">
          <text:p/>
        </draw:line>
        <draw:line draw:style-name="gr7" draw:text-style-name="P4" draw:layer="layout" svg:x1="11.246cm" svg:y1="16.571cm" svg:x2="11.246cm" svg:y2="16.412cm">
          <text:p/>
        </draw:line>
        <draw:line draw:style-name="gr7" draw:text-style-name="P4" draw:layer="layout" svg:x1="11.395cm" svg:y1="16.488cm" svg:x2="11.344cm" svg:y2="16.488cm">
          <text:p/>
        </draw:line>
        <draw:polyline draw:style-name="gr7" draw:text-style-name="P4" draw:layer="layout" svg:width="0.076cm" svg:height="0.159cm" svg:x="11.344cm" svg:y="16.412cm" svg:viewBox="0 0 77 160" draw:points="0,160 0,0 77,0">
          <text:p/>
        </draw:polyline>
        <draw:polyline draw:style-name="gr7" draw:text-style-name="P4" draw:layer="layout" svg:width="0.098cm" svg:height="0.159cm" svg:x="11.465cm" svg:y="16.412cm" svg:viewBox="0 0 99 160" draw:points="6,16 16,10 29,0 67,0 83,10 90,16 99,32 99,45 90,70 0,160 99,160">
          <text:p/>
        </draw:polyline>
        <draw:polyline draw:style-name="gr7" draw:text-style-name="P4" draw:layer="layout" svg:width="0.095cm" svg:height="0.159cm" svg:x="11.617cm" svg:y="16.412cm" svg:viewBox="0 0 96 160" draw:points="6,16 13,10 29,0 67,0 83,10 90,16 96,32 96,45 90,70 0,160 96,160">
          <text:p/>
        </draw:polyline>
        <draw:polyline draw:style-name="gr7" draw:text-style-name="P4" draw:layer="layout" svg:width="0.105cm" svg:height="0.159cm" svg:x="11.76cm" svg:y="16.412cm" svg:viewBox="0 0 106 160" draw:points="0,0 51,160 106,0">
          <text:p/>
        </draw:polyline>
        <draw:line draw:style-name="gr7" draw:text-style-name="P4" draw:layer="layout" svg:x1="12.001cm" svg:y1="16.57cm" svg:x2="11.909cm" svg:y2="16.57cm">
          <text:p/>
        </draw:line>
        <draw:polyline draw:style-name="gr7" draw:text-style-name="P4" draw:layer="layout" svg:width="0.048cm" svg:height="0.159cm" svg:x="11.909cm" svg:y="16.412cm" svg:viewBox="0 0 49 160" draw:points="49,160 49,0 32,22 16,38 0,45">
          <text:p/>
        </draw:polyline>
        <draw:polygon draw:style-name="gr7" draw:text-style-name="P4" draw:layer="layout" svg:width="0.092cm" svg:height="0.159cm" svg:x="12.062cm" svg:y="16.412cm" svg:viewBox="0 0 93 160" draw:points="39,0 55,0 67,10 77,16 83,32 93,61 93,99 83,131 77,144 67,153 55,160 39,160 22,153 16,144 6,131 0,99 0,61 6,32 16,16 22,10">
          <text:p/>
        </draw:polygon>
        <draw:polygon draw:style-name="gr7" draw:text-style-name="P4" draw:layer="layout" svg:width="0.092cm" svg:height="0.159cm" svg:x="12.221cm" svg:y="16.412cm" svg:viewBox="0 0 93 160" draw:points="0,160 0,0 39,0 61,10 77,22 83,38 93,70 93,93 83,121 77,137 61,153 39,160">
          <text:p/>
        </draw:polygon>
        <draw:line draw:style-name="gr9" draw:text-style-name="P6" draw:layer="layout" svg:x1="15.081cm" svg:y1="20.161cm" svg:x2="16.192cm" svg:y2="20.161cm">
          <text:p/>
        </draw:line>
        <draw:path draw:style-name="gr10" draw:text-style-name="P7" draw:layer="layout" svg:width="0.127cm" svg:height="0.127cm" svg:x="13.43cm" svg:y="16.923cm" svg:viewBox="0 0 128 128" svg:d="M128 64c0 12-3 22-9 32-5 10-13 18-23 23-10 6-20 9-32 9s-22-3-32-9c-10-5-18-13-23-23-6-10-9-20-9-32s3-22 9-32c5-10 13-18 23-23 10-6 20-9 32-9s22 3 32 9c10 5 18 13 23 23 6 10 9 20 9 32z">
          <text:p/>
        </draw:path>
        <draw:path draw:style-name="gr10" draw:text-style-name="P7" draw:layer="layout" svg:width="0.127cm" svg:height="0.127cm" svg:x="13.589cm" svg:y="17.24cm" svg:viewBox="0 0 128 128" svg:d="M128 64c0 12-3 22-9 32-5 10-13 18-23 23-10 6-20 9-32 9s-22-3-32-9c-10-5-18-13-23-23-6-10-9-20-9-32s3-22 9-32c5-10 13-18 23-23 10-6 20-9 32-9s22 3 32 9c10 5 18 13 23 23 6 10 9 20 9 32z">
          <text:p/>
        </draw:path>
        <draw:path draw:style-name="gr10" draw:text-style-name="P7" draw:layer="layout" svg:width="0.127cm" svg:height="0.127cm" svg:x="13.748cm" svg:y="17.558cm" svg:viewBox="0 0 128 128" svg:d="M128 64c0 12-3 22-9 32-5 10-13 18-23 23-10 6-20 9-32 9s-22-3-32-9c-10-5-18-13-23-23-6-10-9-20-9-32s3-22 9-32c5-10 13-18 23-23 10-6 20-9 32-9s22 3 32 9c10 5 18 13 23 23 6 10 9 20 9 32z">
          <text:p/>
        </draw:path>
        <draw:line draw:style-name="gr9" draw:text-style-name="P6" draw:layer="layout" svg:x1="12.065cm" svg:y1="8.731cm" svg:x2="12.065cm" svg:y2="12.858cm">
          <text:p/>
        </draw:line>
        <draw:line draw:style-name="gr9" draw:text-style-name="P6" draw:layer="layout" svg:x1="12.224cm" svg:y1="8.414cm" svg:x2="12.224cm" svg:y2="12.7cm">
          <text:p/>
        </draw:line>
        <draw:line draw:style-name="gr9" draw:text-style-name="P6" draw:layer="layout" svg:x1="12.382cm" svg:y1="8.096cm" svg:x2="12.382cm" svg:y2="12.541cm">
          <text:p/>
        </draw:line>
        <draw:line draw:style-name="gr9" draw:text-style-name="P6" draw:layer="layout" svg:x1="12.541cm" svg:y1="7.779cm" svg:x2="12.541cm" svg:y2="12.383cm">
          <text:p/>
        </draw:line>
        <draw:line draw:style-name="gr9" draw:text-style-name="P6" draw:layer="layout" svg:x1="6.826cm" svg:y1="12.224cm" svg:x2="6.826cm" svg:y2="13.811cm">
          <text:p/>
        </draw:line>
        <draw:line draw:style-name="gr9" draw:text-style-name="P6" draw:layer="layout" svg:x1="7.144cm" svg:y1="12.224cm" svg:x2="7.144cm" svg:y2="13.653cm">
          <text:p/>
        </draw:line>
        <draw:line draw:style-name="gr9" draw:text-style-name="P6" draw:layer="layout" svg:x1="7.461cm" svg:y1="12.224cm" svg:x2="7.461cm" svg:y2="13.494cm">
          <text:p/>
        </draw:line>
        <draw:line draw:style-name="gr9" draw:text-style-name="P6" draw:layer="layout" svg:x1="8.096cm" svg:y1="12.224cm" svg:x2="8.096cm" svg:y2="13.176cm">
          <text:p/>
        </draw:line>
        <draw:line draw:style-name="gr9" draw:text-style-name="P6" draw:layer="layout" svg:x1="8.414cm" svg:y1="12.224cm" svg:x2="8.414cm" svg:y2="13.018cm">
          <text:p/>
        </draw:line>
        <draw:line draw:style-name="gr9" draw:text-style-name="P6" draw:layer="layout" svg:x1="8.731cm" svg:y1="12.224cm" svg:x2="8.731cm" svg:y2="12.859cm">
          <text:p/>
        </draw:line>
        <draw:line draw:style-name="gr9" draw:text-style-name="P6" draw:layer="layout" svg:x1="9.049cm" svg:y1="12.224cm" svg:x2="9.049cm" svg:y2="12.7cm">
          <text:p/>
        </draw:line>
        <draw:line draw:style-name="gr9" draw:text-style-name="P6" draw:layer="layout" svg:x1="9.684cm" svg:y1="12.224cm" svg:x2="9.684cm" svg:y2="12.383cm">
          <text:p/>
        </draw:line>
        <draw:line draw:style-name="gr9" draw:text-style-name="P6" draw:layer="layout" svg:x1="9.684cm" svg:y1="12.382cm" svg:x2="12.541cm" svg:y2="12.382cm">
          <text:p/>
        </draw:line>
        <draw:path draw:style-name="gr10" draw:text-style-name="P7" draw:layer="layout" svg:width="0.127cm" svg:height="0.127cm" svg:x="9.62cm" svg:y="12.319cm" svg:viewBox="0 0 128 128" svg:d="M128 64c0 12-3 22-9 32-5 10-13 18-23 23-10 6-20 9-32 9s-22-3-32-9c-10-5-18-13-23-23-6-10-9-20-9-32s3-22 9-32c5-10 13-18 23-23 10-6 20-9 32-9s22 3 32 9c10 5 18 13 23 23 6 10 9 20 9 32z">
          <text:p/>
        </draw:path>
        <draw:line draw:style-name="gr9" draw:text-style-name="P6" draw:layer="layout" svg:x1="9.684cm" svg:y1="12.382cm" svg:x2="9.684cm" svg:y2="13.969cm">
          <text:p/>
        </draw:line>
        <draw:path draw:style-name="gr10" draw:text-style-name="P7" draw:layer="layout" svg:width="0.127cm" svg:height="0.127cm" svg:x="12.478cm" svg:y="12.319cm" svg:viewBox="0 0 128 128" svg:d="M128 64c0 12-3 22-9 32-5 10-13 18-23 23-10 6-20 9-32 9s-22-3-32-9c-10-5-18-13-23-23-6-10-9-20-9-32s3-22 9-32c5-10 13-18 23-23 10-6 20-9 32-9s22 3 32 9c10 5 18 13 23 23 6 10 9 20 9 32z">
          <text:p/>
        </draw:path>
        <draw:line draw:style-name="gr9" draw:text-style-name="P6" draw:layer="layout" svg:x1="12.541cm" svg:y1="12.382cm" svg:x2="12.541cm" svg:y2="15.081cm">
          <text:p/>
        </draw:line>
        <draw:line draw:style-name="gr9" draw:text-style-name="P6" draw:layer="layout" svg:x1="9.366cm" svg:y1="12.224cm" svg:x2="9.366cm" svg:y2="12.541cm">
          <text:p/>
        </draw:line>
        <draw:line draw:style-name="gr9" draw:text-style-name="P6" draw:layer="layout" svg:x1="9.366cm" svg:y1="12.541cm" svg:x2="12.382cm" svg:y2="12.541cm">
          <text:p/>
        </draw:line>
        <draw:path draw:style-name="gr10" draw:text-style-name="P7" draw:layer="layout" svg:width="0.127cm" svg:height="0.127cm" svg:x="9.303cm" svg:y="12.478cm" svg:viewBox="0 0 128 128" svg:d="M128 64c0 12-3 22-9 32-5 10-13 18-23 23-10 6-20 9-32 9s-22-3-32-9c-10-5-18-13-23-23-6-10-9-20-9-32s3-22 9-32c5-10 13-18 23-23 10-6 20-9 32-9s22 3 32 9c10 5 18 13 23 23 6 10 9 20 9 32z">
          <text:p/>
        </draw:path>
        <draw:line draw:style-name="gr9" draw:text-style-name="P6" draw:layer="layout" svg:x1="9.366cm" svg:y1="12.541cm" svg:x2="9.366cm" svg:y2="13.97cm">
          <text:p/>
        </draw:line>
        <draw:path draw:style-name="gr10" draw:text-style-name="P7" draw:layer="layout" svg:width="0.127cm" svg:height="0.127cm" svg:x="12.319cm" svg:y="12.478cm" svg:viewBox="0 0 128 128" svg:d="M128 64c0 12-3 22-9 32-5 10-13 18-23 23-10 6-20 9-32 9s-22-3-32-9c-10-5-18-13-23-23-6-10-9-20-9-32s3-22 9-32c5-10 13-18 23-23 10-6 20-9 32-9s22 3 32 9c10 5 18 13 23 23 6 10 9 20 9 32z">
          <text:p/>
        </draw:path>
        <draw:line draw:style-name="gr9" draw:text-style-name="P6" draw:layer="layout" svg:x1="12.382cm" svg:y1="12.541cm" svg:x2="12.382cm" svg:y2="15.398cm">
          <text:p/>
        </draw:line>
        <draw:line draw:style-name="gr9" draw:text-style-name="P6" draw:layer="layout" svg:x1="9.049cm" svg:y1="12.7cm" svg:x2="12.224cm" svg:y2="12.7cm">
          <text:p/>
        </draw:line>
        <draw:path draw:style-name="gr10" draw:text-style-name="P7" draw:layer="layout" svg:width="0.127cm" svg:height="0.127cm" svg:x="8.985cm" svg:y="12.636cm" svg:viewBox="0 0 128 128" svg:d="M128 64c0 12-3 22-9 32-5 10-13 18-23 23-10 6-20 9-32 9s-22-3-32-9c-10-5-18-13-23-23-6-10-9-20-9-32s3-22 9-32c5-10 13-18 23-23 10-6 20-9 32-9s22 3 32 9c10 5 18 13 23 23 6 10 9 20 9 32z">
          <text:p/>
        </draw:path>
        <draw:line draw:style-name="gr9" draw:text-style-name="P6" draw:layer="layout" svg:x1="9.049cm" svg:y1="12.7cm" svg:x2="9.049cm" svg:y2="13.97cm">
          <text:p/>
        </draw:line>
        <draw:path draw:style-name="gr10" draw:text-style-name="P7" draw:layer="layout" svg:width="0.127cm" svg:height="0.127cm" svg:x="12.16cm" svg:y="12.636cm" svg:viewBox="0 0 128 128" svg:d="M128 64c0 12-3 22-9 32-5 10-13 18-23 23-10 6-20 9-32 9s-22-3-32-9c-10-5-18-13-23-23-6-10-9-20-9-32s3-22 9-32c5-10 13-18 23-23 10-6 20-9 32-9s22 3 32 9c10 5 18 13 23 23 6 10 9 20 9 32z">
          <text:p/>
        </draw:path>
        <draw:line draw:style-name="gr9" draw:text-style-name="P6" draw:layer="layout" svg:x1="12.224cm" svg:y1="12.7cm" svg:x2="12.224cm" svg:y2="15.716cm">
          <text:p/>
        </draw:line>
        <draw:line draw:style-name="gr9" draw:text-style-name="P6" draw:layer="layout" svg:x1="8.731cm" svg:y1="12.859cm" svg:x2="12.065cm" svg:y2="12.859cm">
          <text:p/>
        </draw:line>
        <draw:path draw:style-name="gr10" draw:text-style-name="P7" draw:layer="layout" svg:width="0.127cm" svg:height="0.127cm" svg:x="8.668cm" svg:y="12.795cm" svg:viewBox="0 0 128 128" svg:d="M128 64c0 12-3 22-9 32-5 10-13 18-23 23-10 6-20 9-32 9s-22-3-32-9c-10-5-18-13-23-23-6-10-9-20-9-32s3-22 9-32c5-10 13-18 23-23 10-6 20-9 32-9s22 3 32 9c10 5 18 13 23 23 6 10 9 20 9 32z">
          <text:p/>
        </draw:path>
        <draw:line draw:style-name="gr9" draw:text-style-name="P6" draw:layer="layout" svg:x1="8.731cm" svg:y1="12.859cm" svg:x2="8.731cm" svg:y2="13.97cm">
          <text:p/>
        </draw:line>
        <draw:path draw:style-name="gr10" draw:text-style-name="P7" draw:layer="layout" svg:width="0.127cm" svg:height="0.127cm" svg:x="12.001cm" svg:y="12.795cm" svg:viewBox="0 0 128 128" svg:d="M128 64c0 12-3 22-9 32-5 10-13 18-23 23-10 6-20 9-32 9s-22-3-32-9c-10-5-18-13-23-23-6-10-9-20-9-32s3-22 9-32c5-10 13-18 23-23 10-6 20-9 32-9s22 3 32 9c10 5 18 13 23 23 6 10 9 20 9 32z">
          <text:p/>
        </draw:path>
        <draw:line draw:style-name="gr9" draw:text-style-name="P6" draw:layer="layout" svg:x1="12.065cm" svg:y1="12.859cm" svg:x2="12.065cm" svg:y2="16.034cm">
          <text:p/>
        </draw:line>
        <draw:line draw:style-name="gr9" draw:text-style-name="P6" draw:layer="layout" svg:x1="8.414cm" svg:y1="13.017cm" svg:x2="11.906cm" svg:y2="13.017cm">
          <text:p/>
        </draw:line>
        <draw:path draw:style-name="gr10" draw:text-style-name="P7" draw:layer="layout" svg:width="0.127cm" svg:height="0.127cm" svg:x="8.35cm" svg:y="12.954cm" svg:viewBox="0 0 128 128" svg:d="M128 64c0 12-3 22-9 32-5 10-13 18-23 23-10 6-20 9-32 9s-22-3-32-9c-10-5-18-13-23-23-6-10-9-20-9-32s3-22 9-32c5-10 13-18 23-23 10-6 20-9 32-9s22 3 32 9c10 5 18 13 23 23 6 10 9 20 9 32z">
          <text:p/>
        </draw:path>
        <draw:line draw:style-name="gr9" draw:text-style-name="P6" draw:layer="layout" svg:x1="8.414cm" svg:y1="13.017cm" svg:x2="8.414cm" svg:y2="13.969cm">
          <text:p/>
        </draw:line>
        <draw:line draw:style-name="gr9" draw:text-style-name="P6" draw:layer="layout" svg:x1="11.906cm" svg:y1="13.017cm" svg:x2="11.906cm" svg:y2="16.351cm">
          <text:p/>
        </draw:line>
        <draw:line draw:style-name="gr9" draw:text-style-name="P6" draw:layer="layout" svg:x1="8.096cm" svg:y1="13.176cm" svg:x2="11.747cm" svg:y2="13.176cm">
          <text:p/>
        </draw:line>
        <draw:path draw:style-name="gr10" draw:text-style-name="P7" draw:layer="layout" svg:width="0.127cm" svg:height="0.127cm" svg:x="8.033cm" svg:y="13.113cm" svg:viewBox="0 0 128 128" svg:d="M128 64c0 12-3 22-9 32-5 10-13 18-23 23-10 6-20 9-32 9s-22-3-32-9c-10-5-18-13-23-23-6-10-9-20-9-32s3-22 9-32c5-10 13-18 23-23 10-6 20-9 32-9s22 3 32 9c10 5 18 13 23 23 6 10 9 20 9 32z">
          <text:p/>
        </draw:path>
        <draw:line draw:style-name="gr9" draw:text-style-name="P6" draw:layer="layout" svg:x1="8.096cm" svg:y1="13.176cm" svg:x2="8.096cm" svg:y2="13.97cm">
          <text:p/>
        </draw:line>
        <draw:line draw:style-name="gr9" draw:text-style-name="P6" draw:layer="layout" svg:x1="7.461cm" svg:y1="13.494cm" svg:x2="11.43cm" svg:y2="13.494cm">
          <text:p/>
        </draw:line>
        <draw:line draw:style-name="gr9" draw:text-style-name="P6" draw:layer="layout" svg:x1="11.43cm" svg:y1="13.494cm" svg:x2="11.43cm" svg:y2="17.304cm">
          <text:p/>
        </draw:line>
        <draw:path draw:style-name="gr10" draw:text-style-name="P7" draw:layer="layout" svg:width="0.127cm" svg:height="0.127cm" svg:x="7.398cm" svg:y="13.43cm" svg:viewBox="0 0 128 128" svg:d="M128 64c0 12-3 22-9 32-5 10-13 18-23 23-10 6-20 9-32 9s-22-3-32-9c-10-5-18-13-23-23-6-10-9-20-9-32s3-22 9-32c5-10 13-18 23-23 10-6 20-9 32-9s22 3 32 9c10 5 18 13 23 23 6 10 9 20 9 32z">
          <text:p/>
        </draw:path>
        <draw:line draw:style-name="gr9" draw:text-style-name="P6" draw:layer="layout" svg:x1="7.461cm" svg:y1="13.494cm" svg:x2="7.461cm" svg:y2="13.97cm">
          <text:p/>
        </draw:line>
        <draw:line draw:style-name="gr9" draw:text-style-name="P6" draw:layer="layout" svg:x1="7.779cm" svg:y1="12.224cm" svg:x2="7.779cm" svg:y2="13.335cm">
          <text:p/>
        </draw:line>
        <draw:line draw:style-name="gr9" draw:text-style-name="P6" draw:layer="layout" svg:x1="7.779cm" svg:y1="13.335cm" svg:x2="11.589cm" svg:y2="13.335cm">
          <text:p/>
        </draw:line>
        <draw:line draw:style-name="gr9" draw:text-style-name="P6" draw:layer="layout" svg:x1="11.589cm" svg:y1="13.335cm" svg:x2="11.589cm" svg:y2="16.986cm">
          <text:p/>
        </draw:line>
        <draw:path draw:style-name="gr10" draw:text-style-name="P7" draw:layer="layout" svg:width="0.127cm" svg:height="0.127cm" svg:x="7.715cm" svg:y="13.271cm" svg:viewBox="0 0 128 128" svg:d="M128 64c0 12-3 22-9 32-5 10-13 18-23 23-10 6-20 9-32 9s-22-3-32-9c-10-5-18-13-23-23-6-10-9-20-9-32s3-22 9-32c5-10 13-18 23-23 10-6 20-9 32-9s22 3 32 9c10 5 18 13 23 23 6 10 9 20 9 32z">
          <text:p/>
        </draw:path>
        <draw:line draw:style-name="gr9" draw:text-style-name="P6" draw:layer="layout" svg:x1="7.779cm" svg:y1="13.335cm" svg:x2="7.779cm" svg:y2="13.97cm">
          <text:p/>
        </draw:line>
        <draw:line draw:style-name="gr9" draw:text-style-name="P6" draw:layer="layout" svg:x1="11.747cm" svg:y1="16.668cm" svg:x2="11.747cm" svg:y2="13.176cm">
          <text:p/>
        </draw:line>
        <draw:line draw:style-name="gr9" draw:text-style-name="P6" draw:layer="layout" svg:x1="7.144cm" svg:y1="13.652cm" svg:x2="11.271cm" svg:y2="13.652cm">
          <text:p/>
        </draw:line>
        <draw:line draw:style-name="gr9" draw:text-style-name="P6" draw:layer="layout" svg:x1="11.271cm" svg:y1="13.652cm" svg:x2="11.271cm" svg:y2="17.621cm">
          <text:p/>
        </draw:line>
        <draw:path draw:style-name="gr10" draw:text-style-name="P7" draw:layer="layout" svg:width="0.127cm" svg:height="0.127cm" svg:x="7.08cm" svg:y="13.589cm" svg:viewBox="0 0 128 128" svg:d="M128 64c0 12-3 22-9 32-5 10-13 18-23 23-10 6-20 9-32 9s-22-3-32-9c-10-5-18-13-23-23-6-10-9-20-9-32s3-22 9-32c5-10 13-18 23-23 10-6 20-9 32-9s22 3 32 9c10 5 18 13 23 23 6 10 9 20 9 32z">
          <text:p/>
        </draw:path>
        <draw:line draw:style-name="gr9" draw:text-style-name="P6" draw:layer="layout" svg:x1="7.144cm" svg:y1="13.652cm" svg:x2="7.144cm" svg:y2="13.969cm">
          <text:p/>
        </draw:line>
        <draw:line draw:style-name="gr9" draw:text-style-name="P6" draw:layer="layout" svg:x1="6.826cm" svg:y1="13.811cm" svg:x2="11.112cm" svg:y2="13.811cm">
          <text:p/>
        </draw:line>
        <draw:line draw:style-name="gr9" draw:text-style-name="P6" draw:layer="layout" svg:x1="11.112cm" svg:y1="13.811cm" svg:x2="11.112cm" svg:y2="17.938cm">
          <text:p/>
        </draw:line>
        <draw:path draw:style-name="gr10" draw:text-style-name="P7" draw:layer="layout" svg:width="0.127cm" svg:height="0.127cm" svg:x="6.763cm" svg:y="13.748cm" svg:viewBox="0 0 128 128" svg:d="M128 64c0 12-3 22-9 32-5 10-13 18-23 23-10 6-20 9-32 9s-22-3-32-9c-10-5-18-13-23-23-6-10-9-20-9-32s3-22 9-32c5-10 13-18 23-23 10-6 20-9 32-9s22 3 32 9c10 5 18 13 23 23 6 10 9 20 9 32z">
          <text:p/>
        </draw:path>
        <draw:line draw:style-name="gr9" draw:text-style-name="P6" draw:layer="layout" svg:x1="6.826cm" svg:y1="13.811cm" svg:x2="6.826cm" svg:y2="13.97cm">
          <text:p/>
        </draw:line>
        <draw:path draw:style-name="gr10" draw:text-style-name="P7" draw:layer="layout" svg:width="0.127cm" svg:height="0.127cm" svg:x="13.906cm" svg:y="17.875cm" svg:viewBox="0 0 128 128" svg:d="M128 64c0 12-3 22-9 32-5 10-13 18-23 23-10 6-20 9-32 9s-22-3-32-9c-10-5-18-13-23-23-6-10-9-20-9-32s3-22 9-32c5-10 13-18 23-23 10-6 20-9 32-9s22 3 32 9c10 5 18 13 23 23 6 10 9 20 9 32z">
          <text:p/>
        </draw:path>
        <draw:path draw:style-name="gr10" draw:text-style-name="P7" draw:layer="layout" svg:width="0.127cm" svg:height="0.127cm" svg:x="14.065cm" svg:y="18.193cm" svg:viewBox="0 0 128 128" svg:d="M128 64c0 12-3 22-9 32-5 10-13 18-23 23-10 6-20 9-32 9s-22-3-32-9c-10-5-18-13-23-23-6-10-9-20-9-32s3-22 9-32c5-10 13-18 23-23 10-6 20-9 32-9s22 3 32 9c10 5 18 13 23 23 6 10 9 20 9 32z">
          <text:p/>
        </draw:path>
        <draw:path draw:style-name="gr10" draw:text-style-name="P7" draw:layer="layout" svg:width="0.127cm" svg:height="0.127cm" svg:x="14.224cm" svg:y="18.51cm" svg:viewBox="0 0 128 128" svg:d="M128 64c0 12-3 22-9 32-5 10-13 18-23 23-10 6-20 9-32 9s-22-3-32-9c-10-5-18-13-23-23-6-10-9-20-9-32s3-22 9-32c5-10 13-18 23-23 10-6 20-9 32-9s22 3 32 9c10 5 18 13 23 23 6 10 9 20 9 32z">
          <text:p/>
        </draw:path>
        <draw:line draw:style-name="gr9" draw:text-style-name="P6" draw:layer="layout" svg:x1="10.477cm" svg:y1="18.256cm" svg:x2="10.477cm" svg:y2="18.891cm">
          <text:p/>
        </draw:line>
        <draw:line draw:style-name="gr9" draw:text-style-name="P6" draw:layer="layout" svg:x1="10.477cm" svg:y1="18.891cm" svg:x2="10.001cm" svg:y2="18.891cm">
          <text:p/>
        </draw:line>
        <draw:line draw:style-name="gr9" draw:text-style-name="P6" draw:layer="layout" svg:x1="10.001cm" svg:y1="18.891cm" svg:x2="10.001cm" svg:y2="18.732cm">
          <text:p/>
        </draw:line>
        <draw:line draw:style-name="gr9" draw:text-style-name="P6" draw:layer="layout" svg:x1="10.636cm" svg:y1="18.574cm" svg:x2="10.636cm" svg:y2="19.05cm">
          <text:p/>
        </draw:line>
        <draw:line draw:style-name="gr9" draw:text-style-name="P6" draw:layer="layout" svg:x1="10.636cm" svg:y1="19.05cm" svg:x2="9.684cm" svg:y2="19.05cm">
          <text:p/>
        </draw:line>
        <draw:line draw:style-name="gr9" draw:text-style-name="P6" draw:layer="layout" svg:x1="9.684cm" svg:y1="19.049cm" svg:x2="9.684cm" svg:y2="18.732cm">
          <text:p/>
        </draw:line>
        <draw:line draw:style-name="gr9" draw:text-style-name="P6" draw:layer="layout" svg:x1="10.795cm" svg:y1="18.891cm" svg:x2="10.795cm" svg:y2="19.208cm">
          <text:p/>
        </draw:line>
        <draw:line draw:style-name="gr9" draw:text-style-name="P6" draw:layer="layout" svg:x1="10.795cm" svg:y1="19.209cm" svg:x2="9.366cm" svg:y2="19.209cm">
          <text:p/>
        </draw:line>
        <draw:line draw:style-name="gr9" draw:text-style-name="P6" draw:layer="layout" svg:x1="9.366cm" svg:y1="19.208cm" svg:x2="9.366cm" svg:y2="18.732cm">
          <text:p/>
        </draw:line>
        <draw:line draw:style-name="gr9" draw:text-style-name="P6" draw:layer="layout" svg:x1="10.954cm" svg:y1="19.209cm" svg:x2="10.954cm" svg:y2="19.368cm">
          <text:p/>
        </draw:line>
        <draw:line draw:style-name="gr9" draw:text-style-name="P6" draw:layer="layout" svg:x1="10.954cm" svg:y1="19.367cm" svg:x2="9.049cm" svg:y2="19.367cm">
          <text:p/>
        </draw:line>
        <draw:line draw:style-name="gr9" draw:text-style-name="P6" draw:layer="layout" svg:x1="9.049cm" svg:y1="19.367cm" svg:x2="9.049cm" svg:y2="18.732cm">
          <text:p/>
        </draw:line>
        <draw:line draw:style-name="gr9" draw:text-style-name="P6" draw:layer="layout" svg:x1="8.731cm" svg:y1="19.526cm" svg:x2="8.731cm" svg:y2="18.732cm">
          <text:p/>
        </draw:line>
        <draw:line draw:style-name="gr9" draw:text-style-name="P6" draw:layer="layout" svg:x1="8.414cm" svg:y1="19.843cm" svg:x2="8.414cm" svg:y2="18.732cm">
          <text:p/>
        </draw:line>
        <draw:line draw:style-name="gr9" draw:text-style-name="P6" draw:layer="layout" svg:x1="8.096cm" svg:y1="20.161cm" svg:x2="8.096cm" svg:y2="18.732cm">
          <text:p/>
        </draw:line>
        <draw:path draw:style-name="gr10" draw:text-style-name="P7" draw:layer="layout" svg:width="0.127cm" svg:height="0.127cm" svg:x="15.018cm" svg:y="20.098cm" svg:viewBox="0 0 128 128" svg:d="M128 64c0 12-3 22-9 32-5 10-13 18-23 23-10 6-20 9-32 9s-22-3-32-9c-10-5-18-13-23-23-6-10-9-20-9-32s3-22 9-32c5-10 13-18 23-23 10-6 20-9 32-9s22 3 32 9c10 5 18 13 23 23 6 10 9 20 9 32z">
          <text:p/>
        </draw:path>
        <draw:polygon draw:style-name="gr1" draw:text-style-name="P1" draw:layer="layout" svg:width="2.857cm" svg:height="4.762cm" svg:x="9.049cm" svg:y="2.222cm" svg:viewBox="0 0 2858 4763" draw:points="1429,4763 0,4763 0,0 2858,0 2858,4763">
          <text:p/>
        </draw:polygon>
        <draw:line draw:style-name="gr1" draw:text-style-name="P1" draw:layer="layout" svg:x1="9.048cm" svg:y1="6.35cm" svg:x2="8.096cm" svg:y2="6.35cm">
          <text:p/>
        </draw:line>
        <draw:polyline draw:style-name="gr7" draw:text-style-name="P4" draw:layer="layout" svg:width="0.098cm" svg:height="0.159cm" svg:x="9.214cm" svg:y="6.261cm" svg:viewBox="0 0 99 160" draw:points="99,144 93,153 67,160 55,160 32,153 16,137 6,121 0,93 0,70 6,38 16,22 32,10 55,0 67,0 93,10 99,16">
          <text:p/>
        </draw:polyline>
        <draw:polyline draw:style-name="gr7" draw:text-style-name="P4" draw:layer="layout" svg:width="0.076cm" svg:height="0.159cm" svg:x="9.379cm" svg:y="6.261cm" svg:viewBox="0 0 77 160" draw:points="77,160 0,160 0,0">
          <text:p/>
        </draw:polyline>
        <draw:line draw:style-name="gr7" draw:text-style-name="P4" draw:layer="layout" svg:x1="9.509cm" svg:y1="6.42cm" svg:x2="9.509cm" svg:y2="6.261cm">
          <text:p/>
        </draw:line>
        <draw:line draw:style-name="gr7" draw:text-style-name="P4" draw:layer="layout" svg:x1="9.599cm" svg:y1="6.421cm" svg:x2="9.531cm" svg:y2="6.331cm">
          <text:p/>
        </draw:line>
        <draw:line draw:style-name="gr7" draw:text-style-name="P4" draw:layer="layout" svg:x1="9.599cm" svg:y1="6.261cm" svg:x2="9.509cm" svg:y2="6.354cm">
          <text:p/>
        </draw:line>
        <draw:line draw:style-name="gr7" draw:text-style-name="P4" draw:layer="layout" svg:x1="9.784cm" svg:y1="6.255cm" svg:x2="9.646cm" svg:y2="6.459cm">
          <text:p/>
        </draw:line>
        <draw:line draw:style-name="gr7" draw:text-style-name="P4" draw:layer="layout" svg:x1="9.833cm" svg:y1="6.42cm" svg:x2="9.833cm" svg:y2="6.261cm">
          <text:p/>
        </draw:line>
        <draw:polyline draw:style-name="gr7" draw:text-style-name="P4" draw:layer="layout" svg:width="0.092cm" svg:height="0.159cm" svg:x="9.909cm" svg:y="6.261cm" svg:viewBox="0 0 93 160" draw:points="0,160 0,0 93,160 93,0">
          <text:p/>
        </draw:polyline>
        <draw:line draw:style-name="gr7" draw:text-style-name="P4" draw:layer="layout" svg:x1="10.16cm" svg:y1="6.42cm" svg:x2="10.068cm" svg:y2="6.42cm">
          <text:p/>
        </draw:line>
        <draw:polyline draw:style-name="gr7" draw:text-style-name="P4" draw:layer="layout" svg:width="0.044cm" svg:height="0.159cm" svg:x="10.068cm" svg:y="6.261cm" svg:viewBox="0 0 45 160" draw:points="45,160 45,0 32,22 16,38 0,45">
          <text:p/>
        </draw:polyline>
        <draw:line draw:style-name="gr1" draw:text-style-name="P1" draw:layer="layout" svg:x1="8.617cm" svg:y1="6.309cm" svg:x2="8.525cm" svg:y2="6.309cm">
          <text:p/>
        </draw:line>
        <draw:polyline draw:style-name="gr1" draw:text-style-name="P1" draw:layer="layout" svg:width="0.048cm" svg:height="0.159cm" svg:x="8.525cm" svg:y="6.15cm" svg:viewBox="0 0 49 160" draw:points="49,160 49,0 32,22 16,38 0,45">
          <text:p/>
        </draw:polyline>
        <draw:line draw:style-name="gr1" draw:text-style-name="P1" draw:layer="layout" svg:x1="9.048cm" svg:y1="3.492cm" svg:x2="8.096cm" svg:y2="3.492cm">
          <text:p/>
        </draw:line>
        <draw:line draw:style-name="gr7" draw:text-style-name="P4" draw:layer="layout" svg:x1="9.22cm" svg:y1="3.563cm" svg:x2="9.22cm" svg:y2="3.404cm">
          <text:p/>
        </draw:line>
        <draw:polyline draw:style-name="gr7" draw:text-style-name="P4" draw:layer="layout" svg:width="0.092cm" svg:height="0.159cm" svg:x="9.296cm" svg:y="3.404cm" svg:viewBox="0 0 93 160" draw:points="0,160 0,0 93,160 93,0">
          <text:p/>
        </draw:polyline>
        <draw:line draw:style-name="gr7" draw:text-style-name="P4" draw:layer="layout" svg:x1="9.547cm" svg:y1="3.562cm" svg:x2="9.455cm" svg:y2="3.562cm">
          <text:p/>
        </draw:line>
        <draw:polyline draw:style-name="gr7" draw:text-style-name="P4" draw:layer="layout" svg:width="0.048cm" svg:height="0.159cm" svg:x="9.455cm" svg:y="3.404cm" svg:viewBox="0 0 49 160" draw:points="49,160 49,0 32,22 16,38 0,45">
          <text:p/>
        </draw:polyline>
        <draw:polygon draw:style-name="gr7" draw:text-style-name="P4" draw:layer="layout" svg:width="0.089cm" svg:height="0.159cm" svg:x="9.608cm" svg:y="3.404cm" svg:viewBox="0 0 90 160" draw:points="39,0 55,0 67,10 77,16 83,32 90,61 90,99 83,131 77,144 67,153 55,160 39,160 22,153 16,144 6,131 0,99 0,61 6,32 16,16 22,10">
          <text:p/>
        </draw:polygon>
        <draw:line draw:style-name="gr1" draw:text-style-name="P1" draw:layer="layout" svg:x1="8.541cm" svg:y1="3.451cm" svg:x2="8.449cm" svg:y2="3.451cm">
          <text:p/>
        </draw:line>
        <draw:polyline draw:style-name="gr1" draw:text-style-name="P1" draw:layer="layout" svg:width="0.048cm" svg:height="0.159cm" svg:x="8.449cm" svg:y="3.292cm" svg:viewBox="0 0 49 160" draw:points="49,160 49,0 32,22 16,38 0,45">
          <text:p/>
        </draw:polyline>
        <draw:polygon draw:style-name="gr1" draw:text-style-name="P1" draw:layer="layout" svg:width="0.092cm" svg:height="0.159cm" svg:x="8.601cm" svg:y="3.292cm" svg:viewBox="0 0 93 160" draw:points="39,0 55,0 67,10 77,16 83,32 93,61 93,99 83,131 77,144 67,153 55,160 39,160 22,153 16,144 6,131 0,99 0,61 6,32 16,16 22,10">
          <text:p/>
        </draw:polygon>
        <draw:line draw:style-name="gr1" draw:text-style-name="P1" draw:layer="layout" svg:x1="9.048cm" svg:y1="3.175cm" svg:x2="8.096cm" svg:y2="3.175cm">
          <text:p/>
        </draw:line>
        <draw:line draw:style-name="gr7" draw:text-style-name="P4" draw:layer="layout" svg:x1="9.22cm" svg:y1="3.245cm" svg:x2="9.22cm" svg:y2="3.086cm">
          <text:p/>
        </draw:line>
        <draw:polyline draw:style-name="gr7" draw:text-style-name="P4" draw:layer="layout" svg:width="0.092cm" svg:height="0.159cm" svg:x="9.296cm" svg:y="3.086cm" svg:viewBox="0 0 93 160" draw:points="0,160 0,0 93,160 93,0">
          <text:p/>
        </draw:polyline>
        <draw:line draw:style-name="gr7" draw:text-style-name="P4" draw:layer="layout" svg:x1="9.547cm" svg:y1="3.245cm" svg:x2="9.455cm" svg:y2="3.245cm">
          <text:p/>
        </draw:line>
        <draw:polyline draw:style-name="gr7" draw:text-style-name="P4" draw:layer="layout" svg:width="0.048cm" svg:height="0.159cm" svg:x="9.455cm" svg:y="3.086cm" svg:viewBox="0 0 49 160" draw:points="49,160 49,0 32,22 16,38 0,45">
          <text:p/>
        </draw:polyline>
        <draw:line draw:style-name="gr7" draw:text-style-name="P4" draw:layer="layout" svg:x1="9.697cm" svg:y1="3.245cm" svg:x2="9.608cm" svg:y2="3.245cm">
          <text:p/>
        </draw:line>
        <draw:polyline draw:style-name="gr7" draw:text-style-name="P4" draw:layer="layout" svg:width="0.044cm" svg:height="0.159cm" svg:x="9.608cm" svg:y="3.086cm" svg:viewBox="0 0 45 160" draw:points="45,160 45,0 29,22 16,38 0,45">
          <text:p/>
        </draw:polyline>
        <draw:line draw:style-name="gr1" draw:text-style-name="P1" draw:layer="layout" svg:x1="8.541cm" svg:y1="3.134cm" svg:x2="8.449cm" svg:y2="3.134cm">
          <text:p/>
        </draw:line>
        <draw:polyline draw:style-name="gr1" draw:text-style-name="P1" draw:layer="layout" svg:width="0.048cm" svg:height="0.159cm" svg:x="8.449cm" svg:y="2.975cm" svg:viewBox="0 0 49 160" draw:points="49,160 49,0 32,22 16,38 0,45">
          <text:p/>
        </draw:polyline>
        <draw:line draw:style-name="gr1" draw:text-style-name="P1" draw:layer="layout" svg:x1="8.693cm" svg:y1="3.134cm" svg:x2="8.601cm" svg:y2="3.134cm">
          <text:p/>
        </draw:line>
        <draw:polyline draw:style-name="gr1" draw:text-style-name="P1" draw:layer="layout" svg:width="0.044cm" svg:height="0.159cm" svg:x="8.601cm" svg:y="2.975cm" svg:viewBox="0 0 45 160" draw:points="45,160 45,0 32,22 16,38 0,45">
          <text:p/>
        </draw:polyline>
        <draw:line draw:style-name="gr1" draw:text-style-name="P1" draw:layer="layout" svg:x1="9.048cm" svg:y1="2.857cm" svg:x2="8.096cm" svg:y2="2.857cm">
          <text:p/>
        </draw:line>
        <draw:polyline draw:style-name="gr7" draw:text-style-name="P4" draw:layer="layout" svg:width="0.098cm" svg:height="0.159cm" svg:x="9.214cm" svg:y="2.769cm" svg:viewBox="0 0 99 160" draw:points="93,10 77,0 55,0 32,10 16,22 6,38 0,70 0,93 6,121 16,137 32,153 55,160 67,160 93,153 99,144 99,93 67,93">
          <text:p/>
        </draw:polyline>
        <draw:polyline draw:style-name="gr7" draw:text-style-name="P4" draw:layer="layout" svg:width="0.092cm" svg:height="0.159cm" svg:x="9.379cm" svg:y="2.769cm" svg:viewBox="0 0 93 160" draw:points="0,160 0,0 93,160 93,0">
          <text:p/>
        </draw:polyline>
        <draw:polygon draw:style-name="gr7" draw:text-style-name="P4" draw:layer="layout" svg:width="0.089cm" svg:height="0.159cm" svg:x="9.547cm" svg:y="2.769cm" svg:viewBox="0 0 90 160" draw:points="0,160 0,0 39,0 61,10 77,22 83,38 90,70 90,93 83,121 77,137 61,153 39,160">
          <text:p/>
        </draw:polygon>
        <draw:line draw:style-name="gr1" draw:text-style-name="P1" draw:layer="layout" svg:x1="8.541cm" svg:y1="2.816cm" svg:x2="8.449cm" svg:y2="2.816cm">
          <text:p/>
        </draw:line>
        <draw:polyline draw:style-name="gr1" draw:text-style-name="P1" draw:layer="layout" svg:width="0.048cm" svg:height="0.159cm" svg:x="8.449cm" svg:y="2.657cm" svg:viewBox="0 0 49 160" draw:points="49,160 49,0 32,22 16,38 0,45">
          <text:p/>
        </draw:polyline>
        <draw:polyline draw:style-name="gr1" draw:text-style-name="P1" draw:layer="layout" svg:width="0.098cm" svg:height="0.159cm" svg:x="8.595cm" svg:y="2.657cm" svg:viewBox="0 0 99 160" draw:points="6,16 13,10 29,0 67,0 83,10 90,16 99,32 99,45 90,70 0,160 99,160">
          <text:p/>
        </draw:polyline>
        <draw:line draw:style-name="gr1" draw:text-style-name="P1" draw:layer="layout" svg:x1="11.906cm" svg:y1="2.857cm" svg:x2="12.858cm" svg:y2="2.857cm">
          <text:p/>
        </draw:line>
        <draw:line draw:style-name="gr7" draw:text-style-name="P4" draw:layer="layout" svg:x1="11.262cm" svg:y1="2.928cm" svg:x2="11.262cm" svg:y2="2.769cm">
          <text:p/>
        </draw:line>
        <draw:polyline draw:style-name="gr7" draw:text-style-name="P4" draw:layer="layout" svg:width="0.089cm" svg:height="0.159cm" svg:x="11.338cm" svg:y="2.769cm" svg:viewBox="0 0 90 160" draw:points="0,160 0,0 90,160 90,0">
          <text:p/>
        </draw:polyline>
        <draw:line draw:style-name="gr7" draw:text-style-name="P4" draw:layer="layout" svg:x1="11.586cm" svg:y1="2.927cm" svg:x2="11.497cm" svg:y2="2.927cm">
          <text:p/>
        </draw:line>
        <draw:polyline draw:style-name="gr7" draw:text-style-name="P4" draw:layer="layout" svg:width="0.044cm" svg:height="0.159cm" svg:x="11.497cm" svg:y="2.769cm" svg:viewBox="0 0 45 160" draw:points="45,160 45,0 29,22 16,38 0,45">
          <text:p/>
        </draw:polyline>
        <draw:polyline draw:style-name="gr7" draw:text-style-name="P4" draw:layer="layout" svg:width="0.098cm" svg:height="0.159cm" svg:x="11.64cm" svg:y="2.769cm" svg:viewBox="0 0 99 160" draw:points="0,0 99,0 45,61 67,61 83,70 93,77 99,93 99,131 93,144 83,153 67,160 22,160 6,153 0,144">
          <text:p/>
        </draw:polyline>
        <draw:line draw:style-name="gr1" draw:text-style-name="P1" draw:layer="layout" svg:x1="12.351cm" svg:y1="2.816cm" svg:x2="12.259cm" svg:y2="2.816cm">
          <text:p/>
        </draw:line>
        <draw:polyline draw:style-name="gr1" draw:text-style-name="P1" draw:layer="layout" svg:width="0.048cm" svg:height="0.159cm" svg:x="12.259cm" svg:y="2.657cm" svg:viewBox="0 0 49 160" draw:points="49,160 49,0 32,22 16,38 0,45">
          <text:p/>
        </draw:polyline>
        <draw:polyline draw:style-name="gr1" draw:text-style-name="P1" draw:layer="layout" svg:width="0.098cm" svg:height="0.159cm" svg:x="12.405cm" svg:y="2.657cm" svg:viewBox="0 0 99 160" draw:points="0,0 99,0 45,61 67,61 83,70 90,77 99,93 99,131 90,144 83,153 67,160 22,160 6,153 0,144">
          <text:p/>
        </draw:polyline>
        <draw:line draw:style-name="gr1" draw:text-style-name="P1" draw:layer="layout" svg:x1="11.906cm" svg:y1="3.175cm" svg:x2="12.858cm" svg:y2="3.175cm">
          <text:p/>
        </draw:line>
        <draw:line draw:style-name="gr7" draw:text-style-name="P4" draw:layer="layout" svg:x1="11.262cm" svg:y1="3.245cm" svg:x2="11.262cm" svg:y2="3.086cm">
          <text:p/>
        </draw:line>
        <draw:polygon draw:style-name="gr7" draw:text-style-name="P4" draw:layer="layout" svg:width="0.108cm" svg:height="0.159cm" svg:x="11.328cm" svg:y="3.086cm" svg:viewBox="0 0 109 160" draw:points="38,0 70,0 87,10 99,22 109,54 109,105 99,137 87,153 70,160 38,160 26,153 10,137 0,105 0,54 10,22 26,10">
          <text:p/>
        </draw:polygon>
        <draw:line draw:style-name="gr7" draw:text-style-name="P4" draw:layer="layout" svg:x1="11.586cm" svg:y1="3.245cm" svg:x2="11.497cm" svg:y2="3.245cm">
          <text:p/>
        </draw:line>
        <draw:polyline draw:style-name="gr7" draw:text-style-name="P4" draw:layer="layout" svg:width="0.044cm" svg:height="0.159cm" svg:x="11.497cm" svg:y="3.086cm" svg:viewBox="0 0 45 160" draw:points="45,160 45,0 29,22 16,38 0,45">
          <text:p/>
        </draw:polyline>
        <draw:line draw:style-name="gr7" draw:text-style-name="P4" draw:layer="layout" svg:x1="11.722cm" svg:y1="3.14cm" svg:x2="11.722cm" svg:y2="3.245cm">
          <text:p/>
        </draw:line>
        <draw:polyline draw:style-name="gr7" draw:text-style-name="P4" draw:layer="layout" svg:width="0.098cm" svg:height="0.111cm" svg:x="11.646cm" svg:y="3.08cm" svg:viewBox="0 0 99 112" draw:points="38,0 0,112 99,112">
          <text:p/>
        </draw:polyline>
        <draw:line draw:style-name="gr1" draw:text-style-name="P1" draw:layer="layout" svg:x1="12.351cm" svg:y1="3.134cm" svg:x2="12.259cm" svg:y2="3.134cm">
          <text:p/>
        </draw:line>
        <draw:polyline draw:style-name="gr1" draw:text-style-name="P1" draw:layer="layout" svg:width="0.048cm" svg:height="0.159cm" svg:x="12.259cm" svg:y="2.975cm" svg:viewBox="0 0 49 160" draw:points="49,160 49,0 32,22 16,38 0,45">
          <text:p/>
        </draw:polyline>
        <draw:line draw:style-name="gr1" draw:text-style-name="P1" draw:layer="layout" svg:x1="12.487cm" svg:y1="3.029cm" svg:x2="12.487cm" svg:y2="3.134cm">
          <text:p/>
        </draw:line>
        <draw:polyline draw:style-name="gr1" draw:text-style-name="P1" draw:layer="layout" svg:width="0.098cm" svg:height="0.111cm" svg:x="12.411cm" svg:y="2.969cm" svg:viewBox="0 0 99 112" draw:points="38,0 0,112 99,112">
          <text:p/>
        </draw:polyline>
        <draw:line draw:style-name="gr1" draw:text-style-name="P1" draw:layer="layout" svg:x1="11.906cm" svg:y1="3.492cm" svg:x2="12.858cm" svg:y2="3.492cm">
          <text:p/>
        </draw:line>
        <draw:line draw:style-name="gr7" draw:text-style-name="P4" draw:layer="layout" svg:x1="11.262cm" svg:y1="3.563cm" svg:x2="11.262cm" svg:y2="3.404cm">
          <text:p/>
        </draw:line>
        <draw:polygon draw:style-name="gr7" draw:text-style-name="P4" draw:layer="layout" svg:width="0.108cm" svg:height="0.159cm" svg:x="11.328cm" svg:y="3.404cm" svg:viewBox="0 0 109 160" draw:points="38,0 70,0 87,10 99,22 109,54 109,105 99,137 87,153 70,160 38,160 26,153 10,137 0,105 0,54 10,22 26,10">
          <text:p/>
        </draw:polygon>
        <draw:line draw:style-name="gr7" draw:text-style-name="P4" draw:layer="layout" svg:x1="11.586cm" svg:y1="3.562cm" svg:x2="11.497cm" svg:y2="3.562cm">
          <text:p/>
        </draw:line>
        <draw:polyline draw:style-name="gr7" draw:text-style-name="P4" draw:layer="layout" svg:width="0.044cm" svg:height="0.159cm" svg:x="11.497cm" svg:y="3.404cm" svg:viewBox="0 0 45 160" draw:points="45,160 45,0 29,22 16,38 0,45">
          <text:p/>
        </draw:polyline>
        <draw:polyline draw:style-name="gr7" draw:text-style-name="P4" draw:layer="layout" svg:width="0.092cm" svg:height="0.159cm" svg:x="11.646cm" svg:y="3.404cm" svg:viewBox="0 0 93 160" draw:points="87,0 10,0 0,77 10,70 26,61 61,61 77,70 87,77 93,93 93,131 87,144 77,153 61,160 26,160 10,153 0,144">
          <text:p/>
        </draw:polyline>
        <draw:line draw:style-name="gr1" draw:text-style-name="P1" draw:layer="layout" svg:x1="12.351cm" svg:y1="3.451cm" svg:x2="12.259cm" svg:y2="3.451cm">
          <text:p/>
        </draw:line>
        <draw:polyline draw:style-name="gr1" draw:text-style-name="P1" draw:layer="layout" svg:width="0.048cm" svg:height="0.159cm" svg:x="12.259cm" svg:y="3.292cm" svg:viewBox="0 0 49 160" draw:points="49,160 49,0 32,22 16,38 0,45">
          <text:p/>
        </draw:polyline>
        <draw:polyline draw:style-name="gr1" draw:text-style-name="P1" draw:layer="layout" svg:width="0.092cm" svg:height="0.159cm" svg:x="12.411cm" svg:y="3.292cm" svg:viewBox="0 0 93 160" draw:points="83,0 6,0 0,77 6,70 22,61 61,61 77,70 83,77 93,93 93,131 83,144 77,153 61,160 22,160 6,153 0,144">
          <text:p/>
        </draw:polyline>
        <draw:line draw:style-name="gr1" draw:text-style-name="P1" draw:layer="layout" svg:x1="11.906cm" svg:y1="3.81cm" svg:x2="12.858cm" svg:y2="3.81cm">
          <text:p/>
        </draw:line>
        <draw:line draw:style-name="gr7" draw:text-style-name="P4" draw:layer="layout" svg:x1="11.262cm" svg:y1="3.88cm" svg:x2="11.262cm" svg:y2="3.721cm">
          <text:p/>
        </draw:line>
        <draw:polygon draw:style-name="gr7" draw:text-style-name="P4" draw:layer="layout" svg:width="0.108cm" svg:height="0.159cm" svg:x="11.328cm" svg:y="3.721cm" svg:viewBox="0 0 109 160" draw:points="38,0 70,0 87,10 99,22 109,54 109,105 99,137 87,153 70,160 38,160 26,153 10,137 0,105 0,54 10,22 26,10">
          <text:p/>
        </draw:polygon>
        <draw:line draw:style-name="gr7" draw:text-style-name="P4" draw:layer="layout" svg:x1="11.586cm" svg:y1="3.88cm" svg:x2="11.497cm" svg:y2="3.88cm">
          <text:p/>
        </draw:line>
        <draw:polyline draw:style-name="gr7" draw:text-style-name="P4" draw:layer="layout" svg:width="0.044cm" svg:height="0.159cm" svg:x="11.497cm" svg:y="3.721cm" svg:viewBox="0 0 45 160" draw:points="45,160 45,0 29,22 16,38 0,45">
          <text:p/>
        </draw:polyline>
        <draw:polyline draw:style-name="gr7" draw:text-style-name="P4" draw:layer="layout" svg:width="0.092cm" svg:height="0.159cm" svg:x="11.646cm" svg:y="3.721cm" svg:viewBox="0 0 93 160" draw:points="77,0 48,0 32,10 26,16 10,38 0,70 0,131 10,144 16,153 32,160 61,160 77,153 87,144 93,131 93,93 87,77 77,70 61,61 32,61 16,70 10,77 0,93">
          <text:p/>
        </draw:polyline>
        <draw:line draw:style-name="gr1" draw:text-style-name="P1" draw:layer="layout" svg:x1="12.351cm" svg:y1="3.769cm" svg:x2="12.259cm" svg:y2="3.769cm">
          <text:p/>
        </draw:line>
        <draw:polyline draw:style-name="gr1" draw:text-style-name="P1" draw:layer="layout" svg:width="0.048cm" svg:height="0.159cm" svg:x="12.259cm" svg:y="3.61cm" svg:viewBox="0 0 49 160" draw:points="49,160 49,0 32,22 16,38 0,45">
          <text:p/>
        </draw:polyline>
        <draw:polyline draw:style-name="gr1" draw:text-style-name="P1" draw:layer="layout" svg:width="0.092cm" svg:height="0.159cm" svg:x="12.411cm" svg:y="3.61cm" svg:viewBox="0 0 93 160" draw:points="77,0 45,0 32,10 22,16 6,38 0,70 0,131 6,144 16,153 32,160 61,160 77,153 83,144 93,131 93,93 83,77 77,70 61,61 32,61 16,70 6,77 0,93">
          <text:p/>
        </draw:polyline>
        <draw:line draw:style-name="gr1" draw:text-style-name="P1" draw:layer="layout" svg:x1="11.906cm" svg:y1="4.127cm" svg:x2="12.858cm" svg:y2="4.127cm">
          <text:p/>
        </draw:line>
        <draw:line draw:style-name="gr7" draw:text-style-name="P4" draw:layer="layout" svg:x1="11.262cm" svg:y1="4.198cm" svg:x2="11.262cm" svg:y2="4.039cm">
          <text:p/>
        </draw:line>
        <draw:polygon draw:style-name="gr7" draw:text-style-name="P4" draw:layer="layout" svg:width="0.108cm" svg:height="0.159cm" svg:x="11.328cm" svg:y="4.039cm" svg:viewBox="0 0 109 160" draw:points="38,0 70,0 87,10 99,22 109,54 109,105 99,137 87,153 70,160 38,160 26,153 10,137 0,105 0,54 10,22 26,10">
          <text:p/>
        </draw:polygon>
        <draw:line draw:style-name="gr7" draw:text-style-name="P4" draw:layer="layout" svg:x1="11.586cm" svg:y1="4.197cm" svg:x2="11.497cm" svg:y2="4.197cm">
          <text:p/>
        </draw:line>
        <draw:polyline draw:style-name="gr7" draw:text-style-name="P4" draw:layer="layout" svg:width="0.044cm" svg:height="0.159cm" svg:x="11.497cm" svg:y="4.039cm" svg:viewBox="0 0 45 160" draw:points="45,160 45,0 29,22 16,38 0,45">
          <text:p/>
        </draw:polyline>
        <draw:polyline draw:style-name="gr7" draw:text-style-name="P4" draw:layer="layout" svg:width="0.105cm" svg:height="0.159cm" svg:x="11.64cm" svg:y="4.039cm" svg:viewBox="0 0 106 160" draw:points="0,0 106,0 38,160">
          <text:p/>
        </draw:polyline>
        <draw:line draw:style-name="gr1" draw:text-style-name="P1" draw:layer="layout" svg:x1="12.351cm" svg:y1="4.086cm" svg:x2="12.259cm" svg:y2="4.086cm">
          <text:p/>
        </draw:line>
        <draw:polyline draw:style-name="gr1" draw:text-style-name="P1" draw:layer="layout" svg:width="0.048cm" svg:height="0.159cm" svg:x="12.259cm" svg:y="3.927cm" svg:viewBox="0 0 49 160" draw:points="49,160 49,0 32,22 16,38 0,45">
          <text:p/>
        </draw:polyline>
        <draw:polyline draw:style-name="gr1" draw:text-style-name="P1" draw:layer="layout" svg:width="0.105cm" svg:height="0.159cm" svg:x="12.405cm" svg:y="3.927cm" svg:viewBox="0 0 106 160" draw:points="0,0 106,0 38,160">
          <text:p/>
        </draw:polyline>
        <draw:line draw:style-name="gr1" draw:text-style-name="P1" draw:layer="layout" svg:x1="11.906cm" svg:y1="4.445cm" svg:x2="12.858cm" svg:y2="4.445cm">
          <text:p/>
        </draw:line>
        <draw:line draw:style-name="gr7" draw:text-style-name="P4" draw:layer="layout" svg:x1="11.262cm" svg:y1="4.515cm" svg:x2="11.262cm" svg:y2="4.356cm">
          <text:p/>
        </draw:line>
        <draw:polygon draw:style-name="gr7" draw:text-style-name="P4" draw:layer="layout" svg:width="0.108cm" svg:height="0.159cm" svg:x="11.328cm" svg:y="4.356cm" svg:viewBox="0 0 109 160" draw:points="38,0 70,0 87,10 99,22 109,54 109,105 99,137 87,153 70,160 38,160 26,153 10,137 0,105 0,54 10,22 26,10">
          <text:p/>
        </draw:polygon>
        <draw:line draw:style-name="gr7" draw:text-style-name="P4" draw:layer="layout" svg:x1="11.586cm" svg:y1="4.515cm" svg:x2="11.497cm" svg:y2="4.515cm">
          <text:p/>
        </draw:line>
        <draw:polyline draw:style-name="gr7" draw:text-style-name="P4" draw:layer="layout" svg:width="0.044cm" svg:height="0.159cm" svg:x="11.497cm" svg:y="4.356cm" svg:viewBox="0 0 45 160" draw:points="45,160 45,0 29,22 16,38 0,45">
          <text:p/>
        </draw:polyline>
        <draw:polyline draw:style-name="gr7" draw:text-style-name="P4" draw:layer="layout" svg:width="0.092cm" svg:height="0.159cm" svg:x="11.646cm" svg:y="4.356cm" svg:viewBox="0 0 93 160" draw:points="32,70 16,61 10,54 0,38 0,32 10,16 16,10 32,0 61,0 77,10 87,16 93,32 93,38 87,54 77,61 61,70 32,70 16,77 10,83 0,99 0,131 10,144 16,153 32,160 61,160 77,153 87,144 93,131 93,99 87,83 77,77 61,70">
          <text:p/>
        </draw:polyline>
        <draw:line draw:style-name="gr1" draw:text-style-name="P1" draw:layer="layout" svg:x1="12.351cm" svg:y1="4.404cm" svg:x2="12.259cm" svg:y2="4.404cm">
          <text:p/>
        </draw:line>
        <draw:polyline draw:style-name="gr1" draw:text-style-name="P1" draw:layer="layout" svg:width="0.048cm" svg:height="0.159cm" svg:x="12.259cm" svg:y="4.245cm" svg:viewBox="0 0 49 160" draw:points="49,160 49,0 32,22 16,38 0,45">
          <text:p/>
        </draw:polyline>
        <draw:polyline draw:style-name="gr1" draw:text-style-name="P1" draw:layer="layout" svg:width="0.092cm" svg:height="0.159cm" svg:x="12.411cm" svg:y="4.245cm" svg:viewBox="0 0 93 160" draw:points="32,70 16,61 6,54 0,38 0,32 6,16 16,10 32,0 61,0 77,10 83,16 93,32 93,38 83,54 77,61 61,70 32,70 16,77 6,83 0,99 0,131 6,144 16,153 32,160 61,160 77,153 83,144 93,131 93,99 83,83 77,77 61,70">
          <text:p/>
        </draw:polyline>
        <draw:line draw:style-name="gr1" draw:text-style-name="P1" draw:layer="layout" svg:x1="11.906cm" svg:y1="4.762cm" svg:x2="12.858cm" svg:y2="4.762cm">
          <text:p/>
        </draw:line>
        <draw:line draw:style-name="gr7" draw:text-style-name="P4" draw:layer="layout" svg:x1="11.262cm" svg:y1="4.833cm" svg:x2="11.262cm" svg:y2="4.674cm">
          <text:p/>
        </draw:line>
        <draw:polygon draw:style-name="gr7" draw:text-style-name="P4" draw:layer="layout" svg:width="0.108cm" svg:height="0.159cm" svg:x="11.328cm" svg:y="4.674cm" svg:viewBox="0 0 109 160" draw:points="38,0 70,0 87,10 99,22 109,54 109,105 99,137 87,153 70,160 38,160 26,153 10,137 0,105 0,54 10,22 26,10">
          <text:p/>
        </draw:polygon>
        <draw:line draw:style-name="gr7" draw:text-style-name="P4" draw:layer="layout" svg:x1="11.586cm" svg:y1="4.832cm" svg:x2="11.497cm" svg:y2="4.832cm">
          <text:p/>
        </draw:line>
        <draw:polyline draw:style-name="gr7" draw:text-style-name="P4" draw:layer="layout" svg:width="0.044cm" svg:height="0.159cm" svg:x="11.497cm" svg:y="4.674cm" svg:viewBox="0 0 45 160" draw:points="45,160 45,0 29,22 16,38 0,45">
          <text:p/>
        </draw:polyline>
        <draw:polyline draw:style-name="gr7" draw:text-style-name="P4" draw:layer="layout" svg:width="0.092cm" svg:height="0.159cm" svg:x="11.646cm" svg:y="4.674cm" svg:viewBox="0 0 93 160" draw:points="16,160 48,160 61,153 71,144 87,121 93,93 93,32 87,16 77,10 61,0 32,0 16,10 10,16 0,32 0,70 10,83 16,93 32,99 61,99 77,93 87,83 93,70">
          <text:p/>
        </draw:polyline>
        <draw:line draw:style-name="gr1" draw:text-style-name="P1" draw:layer="layout" svg:x1="12.351cm" svg:y1="4.721cm" svg:x2="12.259cm" svg:y2="4.721cm">
          <text:p/>
        </draw:line>
        <draw:polyline draw:style-name="gr1" draw:text-style-name="P1" draw:layer="layout" svg:width="0.048cm" svg:height="0.159cm" svg:x="12.259cm" svg:y="4.562cm" svg:viewBox="0 0 49 160" draw:points="49,160 49,0 32,22 16,38 0,45">
          <text:p/>
        </draw:polyline>
        <draw:polyline draw:style-name="gr1" draw:text-style-name="P1" draw:layer="layout" svg:width="0.092cm" svg:height="0.159cm" svg:x="12.411cm" svg:y="4.562cm" svg:viewBox="0 0 93 160" draw:points="16,160 45,160 61,153 67,144 83,121 93,93 93,32 83,16 77,10 61,0 32,0 16,10 6,16 0,32 0,70 6,83 16,93 32,99 61,99 77,93 83,83 93,70">
          <text:p/>
        </draw:polyline>
        <draw:line draw:style-name="gr1" draw:text-style-name="P1" draw:layer="layout" svg:x1="9.048cm" svg:y1="6.032cm" svg:x2="8.096cm" svg:y2="6.032cm">
          <text:p/>
        </draw:line>
        <draw:line draw:style-name="gr7" draw:text-style-name="P4" draw:layer="layout" svg:x1="9.22cm" svg:y1="6.103cm" svg:x2="9.22cm" svg:y2="5.944cm">
          <text:p/>
        </draw:line>
        <draw:polyline draw:style-name="gr7" draw:text-style-name="P4" draw:layer="layout" svg:width="0.092cm" svg:height="0.159cm" svg:x="9.296cm" svg:y="5.944cm" svg:viewBox="0 0 93 160" draw:points="0,160 0,0 93,160 93,0">
          <text:p/>
        </draw:polyline>
        <draw:polyline draw:style-name="gr7" draw:text-style-name="P4" draw:layer="layout" svg:width="0.098cm" svg:height="0.159cm" svg:x="9.449cm" svg:y="5.944cm" svg:viewBox="0 0 99 160" draw:points="6,16 16,10 29,0 67,0 83,10 90,16 99,32 99,45 90,70 0,160 99,160">
          <text:p/>
        </draw:polyline>
        <draw:polyline draw:style-name="gr1" draw:text-style-name="P1" draw:layer="layout" svg:width="0.098cm" svg:height="0.159cm" svg:x="8.519cm" svg:y="5.832cm" svg:viewBox="0 0 99 160" draw:points="6,16 16,10 29,0 67,0 83,10 90,16 99,32 99,45 90,70 0,160 99,160">
          <text:p/>
        </draw:polyline>
        <draw:line draw:style-name="gr1" draw:text-style-name="P1" draw:layer="layout" svg:x1="11.906cm" svg:y1="5.08cm" svg:x2="12.858cm" svg:y2="5.08cm">
          <text:p/>
        </draw:line>
        <draw:line draw:style-name="gr7" draw:text-style-name="P4" draw:layer="layout" svg:x1="11.262cm" svg:y1="5.15cm" svg:x2="11.262cm" svg:y2="4.991cm">
          <text:p/>
        </draw:line>
        <draw:polygon draw:style-name="gr7" draw:text-style-name="P4" draw:layer="layout" svg:width="0.108cm" svg:height="0.159cm" svg:x="11.328cm" svg:y="4.991cm" svg:viewBox="0 0 109 160" draw:points="38,0 70,0 87,10 99,22 109,54 109,105 99,137 87,153 70,160 38,160 26,153 10,137 0,105 0,54 10,22 26,10">
          <text:p/>
        </draw:polygon>
        <draw:polyline draw:style-name="gr7" draw:text-style-name="P4" draw:layer="layout" svg:width="0.098cm" svg:height="0.159cm" svg:x="11.487cm" svg:y="4.991cm" svg:viewBox="0 0 99 160" draw:points="10,16 16,10 32,0 71,0 87,10 93,16 99,32 99,45 93,70 0,160 99,160">
          <text:p/>
        </draw:polyline>
        <draw:polygon draw:style-name="gr7" draw:text-style-name="P4" draw:layer="layout" svg:width="0.092cm" svg:height="0.159cm" svg:x="11.646cm" svg:y="4.991cm" svg:viewBox="0 0 93 160" draw:points="39,0 55,0 71,10 77,16 87,32 93,61 93,99 87,131 77,144 71,153 55,160 39,160 26,153 16,144 10,131 0,99 0,61 10,32 16,16 26,10">
          <text:p/>
        </draw:polygon>
        <draw:polyline draw:style-name="gr1" draw:text-style-name="P1" draw:layer="layout" svg:width="0.098cm" svg:height="0.159cm" svg:x="12.252cm" svg:y="4.88cm" svg:viewBox="0 0 99 160" draw:points="6,16 16,10 32,0 67,0 83,10 93,16 99,32 99,45 93,70 0,160 99,160">
          <text:p/>
        </draw:polyline>
        <draw:polygon draw:style-name="gr1" draw:text-style-name="P1" draw:layer="layout" svg:width="0.092cm" svg:height="0.159cm" svg:x="12.411cm" svg:y="4.88cm" svg:viewBox="0 0 93 160" draw:points="39,0 55,0 67,10 77,16 83,32 93,61 93,99 83,131 77,144 67,153 55,160 39,160 22,153 16,144 6,131 0,99 0,61 6,32 16,16 22,10">
          <text:p/>
        </draw:polygon>
        <draw:line draw:style-name="gr1" draw:text-style-name="P1" draw:layer="layout" svg:x1="11.906cm" svg:y1="5.397cm" svg:x2="12.858cm" svg:y2="5.397cm">
          <text:p/>
        </draw:line>
        <draw:line draw:style-name="gr7" draw:text-style-name="P4" draw:layer="layout" svg:x1="11.262cm" svg:y1="5.468cm" svg:x2="11.262cm" svg:y2="5.309cm">
          <text:p/>
        </draw:line>
        <draw:polygon draw:style-name="gr7" draw:text-style-name="P4" draw:layer="layout" svg:width="0.108cm" svg:height="0.159cm" svg:x="11.328cm" svg:y="5.309cm" svg:viewBox="0 0 109 160" draw:points="38,0 70,0 87,10 99,22 109,54 109,105 99,137 87,153 70,160 38,160 26,153 10,137 0,105 0,54 10,22 26,10">
          <text:p/>
        </draw:polygon>
        <draw:polyline draw:style-name="gr7" draw:text-style-name="P4" draw:layer="layout" svg:width="0.098cm" svg:height="0.159cm" svg:x="11.487cm" svg:y="5.309cm" svg:viewBox="0 0 99 160" draw:points="10,16 16,10 32,0 71,0 87,10 93,16 99,32 99,45 93,70 0,160 99,160">
          <text:p/>
        </draw:polyline>
        <draw:line draw:style-name="gr7" draw:text-style-name="P4" draw:layer="layout" svg:x1="11.738cm" svg:y1="5.467cm" svg:x2="11.646cm" svg:y2="5.467cm">
          <text:p/>
        </draw:line>
        <draw:polyline draw:style-name="gr7" draw:text-style-name="P4" draw:layer="layout" svg:width="0.048cm" svg:height="0.159cm" svg:x="11.646cm" svg:y="5.309cm" svg:viewBox="0 0 49 160" draw:points="49,160 49,0 32,22 16,38 0,45">
          <text:p/>
        </draw:polyline>
        <draw:polyline draw:style-name="gr1" draw:text-style-name="P1" draw:layer="layout" svg:width="0.098cm" svg:height="0.159cm" svg:x="12.252cm" svg:y="5.197cm" svg:viewBox="0 0 99 160" draw:points="6,16 16,10 32,0 67,0 83,10 93,16 99,32 99,45 93,70 0,160 99,160">
          <text:p/>
        </draw:polyline>
        <draw:line draw:style-name="gr1" draw:text-style-name="P1" draw:layer="layout" svg:x1="12.503cm" svg:y1="5.356cm" svg:x2="12.411cm" svg:y2="5.356cm">
          <text:p/>
        </draw:line>
        <draw:polyline draw:style-name="gr1" draw:text-style-name="P1" draw:layer="layout" svg:width="0.044cm" svg:height="0.159cm" svg:x="12.411cm" svg:y="5.197cm" svg:viewBox="0 0 45 160" draw:points="45,160 45,0 32,22 16,38 0,45">
          <text:p/>
        </draw:polyline>
        <draw:line draw:style-name="gr1" draw:text-style-name="P1" draw:layer="layout" svg:x1="11.906cm" svg:y1="5.715cm" svg:x2="12.858cm" svg:y2="5.715cm">
          <text:p/>
        </draw:line>
        <draw:line draw:style-name="gr7" draw:text-style-name="P4" draw:layer="layout" svg:x1="11.262cm" svg:y1="5.785cm" svg:x2="11.262cm" svg:y2="5.626cm">
          <text:p/>
        </draw:line>
        <draw:polygon draw:style-name="gr7" draw:text-style-name="P4" draw:layer="layout" svg:width="0.108cm" svg:height="0.159cm" svg:x="11.328cm" svg:y="5.626cm" svg:viewBox="0 0 109 160" draw:points="38,0 70,0 87,10 99,22 109,54 109,105 99,137 87,153 70,160 38,160 26,153 10,137 0,105 0,54 10,22 26,10">
          <text:p/>
        </draw:polygon>
        <draw:polyline draw:style-name="gr7" draw:text-style-name="P4" draw:layer="layout" svg:width="0.098cm" svg:height="0.159cm" svg:x="11.487cm" svg:y="5.626cm" svg:viewBox="0 0 99 160" draw:points="10,16 16,10 32,0 71,0 87,10 93,16 99,32 99,45 93,70 0,160 99,160">
          <text:p/>
        </draw:polyline>
        <draw:polyline draw:style-name="gr7" draw:text-style-name="P4" draw:layer="layout" svg:width="0.098cm" svg:height="0.159cm" svg:x="11.64cm" svg:y="5.626cm" svg:viewBox="0 0 99 160" draw:points="6,16 16,10 32,0 67,0 83,10 93,16 99,32 99,45 93,70 0,160 99,160">
          <text:p/>
        </draw:polyline>
        <draw:polyline draw:style-name="gr1" draw:text-style-name="P1" draw:layer="layout" svg:width="0.098cm" svg:height="0.159cm" svg:x="12.252cm" svg:y="5.515cm" svg:viewBox="0 0 99 160" draw:points="6,16 16,10 32,0 67,0 83,10 93,16 99,32 99,45 93,70 0,160 99,160">
          <text:p/>
        </draw:polyline>
        <draw:polyline draw:style-name="gr1" draw:text-style-name="P1" draw:layer="layout" svg:width="0.098cm" svg:height="0.159cm" svg:x="12.405cm" svg:y="5.515cm" svg:viewBox="0 0 99 160" draw:points="6,16 13,10 29,0 67,0 83,10 90,16 99,32 99,45 90,70 0,160 99,160">
          <text:p/>
        </draw:polyline>
        <draw:line draw:style-name="gr1" draw:text-style-name="P1" draw:layer="layout" svg:x1="11.906cm" svg:y1="6.032cm" svg:x2="12.858cm" svg:y2="6.032cm">
          <text:p/>
        </draw:line>
        <draw:line draw:style-name="gr7" draw:text-style-name="P4" draw:layer="layout" svg:x1="11.262cm" svg:y1="6.103cm" svg:x2="11.262cm" svg:y2="5.944cm">
          <text:p/>
        </draw:line>
        <draw:polygon draw:style-name="gr7" draw:text-style-name="P4" draw:layer="layout" svg:width="0.108cm" svg:height="0.159cm" svg:x="11.328cm" svg:y="5.944cm" svg:viewBox="0 0 109 160" draw:points="38,0 70,0 87,10 99,22 109,54 109,105 99,137 87,153 70,160 38,160 26,153 10,137 0,105 0,54 10,22 26,10">
          <text:p/>
        </draw:polygon>
        <draw:polyline draw:style-name="gr7" draw:text-style-name="P4" draw:layer="layout" svg:width="0.098cm" svg:height="0.159cm" svg:x="11.487cm" svg:y="5.944cm" svg:viewBox="0 0 99 160" draw:points="10,16 16,10 32,0 71,0 87,10 93,16 99,32 99,45 93,70 0,160 99,160">
          <text:p/>
        </draw:polyline>
        <draw:polyline draw:style-name="gr7" draw:text-style-name="P4" draw:layer="layout" svg:width="0.098cm" svg:height="0.159cm" svg:x="11.64cm" svg:y="5.944cm" svg:viewBox="0 0 99 160" draw:points="0,0 99,0 45,61 67,61 83,70 93,77 99,93 99,131 93,144 83,153 67,160 22,160 6,153 0,144">
          <text:p/>
        </draw:polyline>
        <draw:polyline draw:style-name="gr1" draw:text-style-name="P1" draw:layer="layout" svg:width="0.098cm" svg:height="0.159cm" svg:x="12.252cm" svg:y="5.832cm" svg:viewBox="0 0 99 160" draw:points="6,16 16,10 32,0 67,0 83,10 93,16 99,32 99,45 93,70 0,160 99,160">
          <text:p/>
        </draw:polyline>
        <draw:polyline draw:style-name="gr1" draw:text-style-name="P1" draw:layer="layout" svg:width="0.098cm" svg:height="0.159cm" svg:x="12.405cm" svg:y="5.832cm" svg:viewBox="0 0 99 160" draw:points="0,0 99,0 45,61 67,61 83,70 90,77 99,93 99,131 90,144 83,153 67,160 22,160 6,153 0,144">
          <text:p/>
        </draw:polyline>
        <draw:line draw:style-name="gr1" draw:text-style-name="P1" draw:layer="layout" svg:x1="11.906cm" svg:y1="6.35cm" svg:x2="12.858cm" svg:y2="6.35cm">
          <text:p/>
        </draw:line>
        <draw:polyline draw:style-name="gr7" draw:text-style-name="P4" draw:layer="layout" svg:width="0.108cm" svg:height="0.159cm" svg:x="11.328cm" svg:y="6.261cm" svg:viewBox="0 0 109 160" draw:points="0,0 54,160 109,0">
          <text:p/>
        </draw:polyline>
        <draw:polyline draw:style-name="gr7" draw:text-style-name="P4" draw:layer="layout" svg:width="0.098cm" svg:height="0.159cm" svg:x="11.481cm" svg:y="6.261cm" svg:viewBox="0 0 99 160" draw:points="99,144 93,153 67,160 55,160 32,153 16,137 6,121 0,93 0,70 6,38 16,22 32,10 55,0 67,0 93,10 99,16">
          <text:p/>
        </draw:polyline>
        <draw:polyline draw:style-name="gr7" draw:text-style-name="P4" draw:layer="layout" svg:width="0.098cm" svg:height="0.159cm" svg:x="11.64cm" svg:y="6.261cm" svg:viewBox="0 0 99 160" draw:points="99,144 93,153 67,160 55,160 32,153 16,137 6,121 0,93 0,70 6,38 16,22 32,10 55,0 67,0 93,10 99,16">
          <text:p/>
        </draw:polyline>
        <draw:polyline draw:style-name="gr1" draw:text-style-name="P1" draw:layer="layout" svg:width="0.098cm" svg:height="0.159cm" svg:x="12.252cm" svg:y="6.15cm" svg:viewBox="0 0 99 160" draw:points="6,16 16,10 32,0 67,0 83,10 93,16 99,32 99,45 93,70 0,160 99,160">
          <text:p/>
        </draw:polyline>
        <draw:line draw:style-name="gr1" draw:text-style-name="P1" draw:layer="layout" svg:x1="12.487cm" svg:y1="6.204cm" svg:x2="12.487cm" svg:y2="6.309cm">
          <text:p/>
        </draw:line>
        <draw:polyline draw:style-name="gr1" draw:text-style-name="P1" draw:layer="layout" svg:width="0.098cm" svg:height="0.111cm" svg:x="12.411cm" svg:y="6.144cm" svg:viewBox="0 0 99 112" draw:points="38,0 0,112 99,112">
          <text:p/>
        </draw:polyline>
        <draw:line draw:style-name="gr1" draw:text-style-name="P1" draw:layer="layout" svg:x1="9.048cm" svg:y1="5.715cm" svg:x2="8.096cm" svg:y2="5.715cm">
          <text:p/>
        </draw:line>
        <draw:line draw:style-name="gr7" draw:text-style-name="P4" draw:layer="layout" svg:x1="9.22cm" svg:y1="5.785cm" svg:x2="9.22cm" svg:y2="5.626cm">
          <text:p/>
        </draw:line>
        <draw:polyline draw:style-name="gr7" draw:text-style-name="P4" draw:layer="layout" svg:width="0.092cm" svg:height="0.159cm" svg:x="9.296cm" svg:y="5.626cm" svg:viewBox="0 0 93 160" draw:points="0,160 0,0 93,160 93,0">
          <text:p/>
        </draw:polyline>
        <draw:polyline draw:style-name="gr7" draw:text-style-name="P4" draw:layer="layout" svg:width="0.098cm" svg:height="0.159cm" svg:x="9.449cm" svg:y="5.626cm" svg:viewBox="0 0 99 160" draw:points="0,0 99,0 45,61 67,61 83,70 90,77 99,93 99,131 90,144 83,153 67,160 22,160 6,153 0,144">
          <text:p/>
        </draw:polyline>
        <draw:polyline draw:style-name="gr1" draw:text-style-name="P1" draw:layer="layout" svg:width="0.098cm" svg:height="0.159cm" svg:x="8.519cm" svg:y="5.515cm" svg:viewBox="0 0 99 160" draw:points="0,0 99,0 45,61 67,61 83,70 90,77 99,93 99,131 90,144 83,153 67,160 22,160 6,153 0,144">
          <text:p/>
        </draw:polyline>
        <draw:line draw:style-name="gr1" draw:text-style-name="P1" draw:layer="layout" svg:x1="9.048cm" svg:y1="5.397cm" svg:x2="8.096cm" svg:y2="5.397cm">
          <text:p/>
        </draw:line>
        <draw:polyline draw:style-name="gr7" draw:text-style-name="P4" draw:layer="layout" svg:width="0.092cm" svg:height="0.159cm" svg:x="9.22cm" svg:y="5.309cm" svg:viewBox="0 0 93 160" draw:points="0,160 0,0 61,0 77,10 87,16 93,32 93,54 87,70 77,77 61,83 0,83">
          <text:p/>
        </draw:polyline>
        <draw:polygon draw:style-name="gr7" draw:text-style-name="P4" draw:layer="layout" svg:width="0.092cm" svg:height="0.159cm" svg:x="9.379cm" svg:y="5.309cm" svg:viewBox="0 0 93 160" draw:points="0,160 0,0 39,0 61,10 77,22 87,38 93,70 93,93 87,121 77,137 61,153 39,160">
          <text:p/>
        </draw:polygon>
        <draw:line draw:style-name="gr7" draw:text-style-name="P4" draw:layer="layout" svg:x1="9.653cm" svg:y1="5.302cm" svg:x2="9.515cm" svg:y2="5.506cm">
          <text:p/>
        </draw:line>
        <draw:line draw:style-name="gr7" draw:text-style-name="P4" draw:layer="layout" svg:x1="9.706cm" svg:y1="5.468cm" svg:x2="9.706cm" svg:y2="5.309cm">
          <text:p/>
        </draw:line>
        <draw:polyline draw:style-name="gr7" draw:text-style-name="P4" draw:layer="layout" svg:width="0.089cm" svg:height="0.159cm" svg:x="9.782cm" svg:y="5.309cm" svg:viewBox="0 0 90 160" draw:points="0,160 0,0 90,160 90,0">
          <text:p/>
        </draw:polyline>
        <draw:line draw:style-name="gr7" draw:text-style-name="P4" draw:layer="layout" svg:x1="10.014cm" svg:y1="5.363cm" svg:x2="10.014cm" svg:y2="5.468cm">
          <text:p/>
        </draw:line>
        <draw:polyline draw:style-name="gr7" draw:text-style-name="P4" draw:layer="layout" svg:width="0.098cm" svg:height="0.111cm" svg:x="9.941cm" svg:y="5.302cm" svg:viewBox="0 0 99 112" draw:points="38,0 0,112 99,112">
          <text:p/>
        </draw:polyline>
        <draw:line draw:style-name="gr1" draw:text-style-name="P1" draw:layer="layout" svg:x1="8.601cm" svg:y1="5.251cm" svg:x2="8.601cm" svg:y2="5.356cm">
          <text:p/>
        </draw:line>
        <draw:polyline draw:style-name="gr1" draw:text-style-name="P1" draw:layer="layout" svg:width="0.098cm" svg:height="0.111cm" svg:x="8.525cm" svg:y="5.191cm" svg:viewBox="0 0 99 112" draw:points="38,0 0,112 99,112">
          <text:p/>
        </draw:polyline>
        <draw:line draw:style-name="gr1" draw:text-style-name="P1" draw:layer="layout" svg:x1="9.048cm" svg:y1="5.08cm" svg:x2="8.096cm" svg:y2="5.08cm">
          <text:p/>
        </draw:line>
        <draw:line draw:style-name="gr7" draw:text-style-name="P4" draw:layer="layout" svg:x1="9.22cm" svg:y1="5.15cm" svg:x2="9.22cm" svg:y2="4.991cm">
          <text:p/>
        </draw:line>
        <draw:polyline draw:style-name="gr7" draw:text-style-name="P4" draw:layer="layout" svg:width="0.092cm" svg:height="0.159cm" svg:x="9.296cm" svg:y="4.991cm" svg:viewBox="0 0 93 160" draw:points="0,160 0,0 93,160 93,0">
          <text:p/>
        </draw:polyline>
        <draw:polyline draw:style-name="gr7" draw:text-style-name="P4" draw:layer="layout" svg:width="0.092cm" svg:height="0.159cm" svg:x="9.455cm" svg:y="4.991cm" svg:viewBox="0 0 93 160" draw:points="83,0 10,0 0,77 10,70 22,61 61,61 77,70 83,77 93,93 93,131 83,144 77,153 61,160 22,160 10,153 0,144">
          <text:p/>
        </draw:polyline>
        <draw:polyline draw:style-name="gr1" draw:text-style-name="P1" draw:layer="layout" svg:width="0.092cm" svg:height="0.159cm" svg:x="8.525cm" svg:y="4.88cm" svg:viewBox="0 0 93 160" draw:points="83,0 10,0 0,77 10,70 22,61 61,61 77,70 83,77 93,93 93,131 83,144 77,153 61,160 22,160 10,153 0,144">
          <text:p/>
        </draw:polyline>
        <draw:line draw:style-name="gr1" draw:text-style-name="P1" draw:layer="layout" svg:x1="9.048cm" svg:y1="4.762cm" svg:x2="8.096cm" svg:y2="4.762cm">
          <text:p/>
        </draw:line>
        <draw:line draw:style-name="gr7" draw:text-style-name="P4" draw:layer="layout" svg:x1="9.22cm" svg:y1="4.833cm" svg:x2="9.22cm" svg:y2="4.674cm">
          <text:p/>
        </draw:line>
        <draw:polyline draw:style-name="gr7" draw:text-style-name="P4" draw:layer="layout" svg:width="0.092cm" svg:height="0.159cm" svg:x="9.296cm" svg:y="4.674cm" svg:viewBox="0 0 93 160" draw:points="0,160 0,0 93,160 93,0">
          <text:p/>
        </draw:polyline>
        <draw:polyline draw:style-name="gr7" draw:text-style-name="P4" draw:layer="layout" svg:width="0.092cm" svg:height="0.159cm" svg:x="9.455cm" svg:y="4.674cm" svg:viewBox="0 0 93 160" draw:points="77,0 48,0 32,10 22,16 10,38 0,70 0,131 10,144 16,153 32,160 61,160 77,153 83,144 93,131 93,93 83,77 77,70 61,61 32,61 16,70 10,77 0,93">
          <text:p/>
        </draw:polyline>
        <draw:polyline draw:style-name="gr1" draw:text-style-name="P1" draw:layer="layout" svg:width="0.092cm" svg:height="0.159cm" svg:x="8.525cm" svg:y="4.562cm" svg:viewBox="0 0 93 160" draw:points="77,0 48,0 32,10 22,16 10,38 0,70 0,131 10,144 16,153 32,160 61,160 77,153 83,144 93,131 93,93 83,77 77,70 61,61 32,61 16,70 10,77 0,93">
          <text:p/>
        </draw:polyline>
        <draw:line draw:style-name="gr1" draw:text-style-name="P1" draw:layer="layout" svg:x1="9.048cm" svg:y1="4.445cm" svg:x2="8.096cm" svg:y2="4.445cm">
          <text:p/>
        </draw:line>
        <draw:line draw:style-name="gr7" draw:text-style-name="P4" draw:layer="layout" svg:x1="9.22cm" svg:y1="4.515cm" svg:x2="9.22cm" svg:y2="4.356cm">
          <text:p/>
        </draw:line>
        <draw:polyline draw:style-name="gr7" draw:text-style-name="P4" draw:layer="layout" svg:width="0.092cm" svg:height="0.159cm" svg:x="9.296cm" svg:y="4.356cm" svg:viewBox="0 0 93 160" draw:points="0,160 0,0 93,160 93,0">
          <text:p/>
        </draw:polyline>
        <draw:polyline draw:style-name="gr7" draw:text-style-name="P4" draw:layer="layout" svg:width="0.105cm" svg:height="0.159cm" svg:x="9.449cm" svg:y="4.356cm" svg:viewBox="0 0 106 160" draw:points="0,0 106,0 38,160">
          <text:p/>
        </draw:polyline>
        <draw:polyline draw:style-name="gr1" draw:text-style-name="P1" draw:layer="layout" svg:width="0.105cm" svg:height="0.159cm" svg:x="8.519cm" svg:y="4.245cm" svg:viewBox="0 0 106 160" draw:points="0,0 106,0 38,160">
          <text:p/>
        </draw:polyline>
        <draw:line draw:style-name="gr1" draw:text-style-name="P1" draw:layer="layout" svg:x1="9.048cm" svg:y1="4.127cm" svg:x2="8.096cm" svg:y2="4.127cm">
          <text:p/>
        </draw:line>
        <draw:line draw:style-name="gr7" draw:text-style-name="P4" draw:layer="layout" svg:x1="9.22cm" svg:y1="4.198cm" svg:x2="9.22cm" svg:y2="4.039cm">
          <text:p/>
        </draw:line>
        <draw:polyline draw:style-name="gr7" draw:text-style-name="P4" draw:layer="layout" svg:width="0.092cm" svg:height="0.159cm" svg:x="9.296cm" svg:y="4.039cm" svg:viewBox="0 0 93 160" draw:points="0,160 0,0 93,160 93,0">
          <text:p/>
        </draw:polyline>
        <draw:polyline draw:style-name="gr7" draw:text-style-name="P4" draw:layer="layout" svg:width="0.092cm" svg:height="0.159cm" svg:x="9.455cm" svg:y="4.039cm" svg:viewBox="0 0 93 160" draw:points="32,70 16,61 10,54 0,38 0,32 10,16 16,10 32,0 61,0 77,10 83,16 93,32 93,38 83,54 77,61 61,70 32,70 16,77 10,83 0,99 0,131 10,144 16,153 32,160 61,160 77,153 83,144 93,131 93,99 83,83 77,77 61,70">
          <text:p/>
        </draw:polyline>
        <draw:polyline draw:style-name="gr1" draw:text-style-name="P1" draw:layer="layout" svg:width="0.092cm" svg:height="0.159cm" svg:x="8.525cm" svg:y="3.927cm" svg:viewBox="0 0 93 160" draw:points="32,70 16,61 10,54 0,38 0,32 10,16 16,10 32,0 61,0 77,10 83,16 93,32 93,38 83,54 77,61 61,70 32,70 16,77 10,83 0,99 0,131 10,144 16,153 32,160 61,160 77,153 83,144 93,131 93,99 83,83 77,77 61,70">
          <text:p/>
        </draw:polyline>
        <draw:line draw:style-name="gr1" draw:text-style-name="P1" draw:layer="layout" svg:x1="9.048cm" svg:y1="3.81cm" svg:x2="8.096cm" svg:y2="3.81cm">
          <text:p/>
        </draw:line>
        <draw:line draw:style-name="gr7" draw:text-style-name="P4" draw:layer="layout" svg:x1="9.22cm" svg:y1="3.88cm" svg:x2="9.22cm" svg:y2="3.721cm">
          <text:p/>
        </draw:line>
        <draw:polyline draw:style-name="gr7" draw:text-style-name="P4" draw:layer="layout" svg:width="0.092cm" svg:height="0.159cm" svg:x="9.296cm" svg:y="3.721cm" svg:viewBox="0 0 93 160" draw:points="0,160 0,0 93,160 93,0">
          <text:p/>
        </draw:polyline>
        <draw:polyline draw:style-name="gr7" draw:text-style-name="P4" draw:layer="layout" svg:width="0.092cm" svg:height="0.159cm" svg:x="9.455cm" svg:y="3.721cm" svg:viewBox="0 0 93 160" draw:points="16,160 48,160 61,153 71,144 83,121 93,93 93,32 83,16 77,10 61,0 32,0 16,10 10,16 0,32 0,70 10,83 16,93 32,99 61,99 77,93 83,83 93,70">
          <text:p/>
        </draw:polyline>
        <draw:polyline draw:style-name="gr1" draw:text-style-name="P1" draw:layer="layout" svg:width="0.092cm" svg:height="0.159cm" svg:x="8.525cm" svg:y="3.61cm" svg:viewBox="0 0 93 160" draw:points="16,160 48,160 61,153 71,144 83,121 93,93 93,32 83,16 77,10 61,0 32,0 16,10 10,16 0,32 0,70 10,83 16,93 32,99 61,99 77,93 83,83 93,70">
          <text:p/>
        </draw:polyline>
        <draw:polyline draw:style-name="gr7" draw:text-style-name="P4" draw:layer="layout" svg:width="0.092cm" svg:height="0.159cm" svg:x="10.354cm" svg:y="1.6cm" svg:viewBox="0 0 93 160" draw:points="0,0 0,131 10,144 16,153 32,160 61,160 77,153 87,144 93,131 93,0">
          <text:p/>
        </draw:polyline>
        <draw:polyline draw:style-name="gr7" draw:text-style-name="P4" draw:layer="layout" svg:width="0.092cm" svg:height="0.159cm" svg:x="10.512cm" svg:y="1.6cm" svg:viewBox="0 0 93 160" draw:points="77,0 48,0 32,10 26,16 10,38 0,70 0,131 10,144 16,153 32,160 61,160 77,153 87,144 93,131 93,93 87,77 77,70 61,61 32,61 16,70 10,77 0,93">
          <text:p/>
        </draw:polyline>
        <draw:line draw:style-name="gr7" draw:text-style-name="P4" draw:layer="layout" svg:x1="9.858cm" svg:y1="2.003cm" svg:x2="9.934cm" svg:y2="2.003cm">
          <text:p/>
        </draw:line>
        <draw:polyline draw:style-name="gr7" draw:text-style-name="P4" draw:layer="layout" svg:width="0.105cm" svg:height="0.159cm" svg:x="9.846cm" svg:y="1.889cm" svg:viewBox="0 0 106 160" draw:points="0,160 51,0 106,160">
          <text:p/>
        </draw:polyline>
        <draw:line draw:style-name="gr7" draw:text-style-name="P4" draw:layer="layout" svg:x1="9.982cm" svg:y1="1.889cm" svg:x2="10.071cm" svg:y2="1.889cm">
          <text:p/>
        </draw:line>
        <draw:line draw:style-name="gr7" draw:text-style-name="P4" draw:layer="layout" svg:x1="10.027cm" svg:y1="2.048cm" svg:x2="10.027cm" svg:y2="1.889cm">
          <text:p/>
        </draw:line>
        <draw:line draw:style-name="gr7" draw:text-style-name="P4" draw:layer="layout" svg:x1="10.176cm" svg:y1="1.965cm" svg:x2="10.125cm" svg:y2="1.965cm">
          <text:p/>
        </draw:line>
        <draw:polyline draw:style-name="gr7" draw:text-style-name="P4" draw:layer="layout" svg:width="0.076cm" svg:height="0.159cm" svg:x="10.125cm" svg:y="1.889cm" svg:viewBox="0 0 77 160" draw:points="0,160 0,0 77,0">
          <text:p/>
        </draw:polyline>
        <draw:polyline draw:style-name="gr7" draw:text-style-name="P4" draw:layer="layout" svg:width="0.098cm" svg:height="0.159cm" svg:x="10.246cm" svg:y="1.889cm" svg:viewBox="0 0 99 160" draw:points="6,16 16,10 29,0 67,0 83,10 90,16 99,32 99,45 90,70 0,160 99,160">
          <text:p/>
        </draw:polyline>
        <draw:polyline draw:style-name="gr7" draw:text-style-name="P4" draw:layer="layout" svg:width="0.095cm" svg:height="0.159cm" svg:x="10.398cm" svg:y="1.889cm" svg:viewBox="0 0 96 160" draw:points="6,16 13,10 29,0 67,0 83,10 90,16 96,32 96,45 90,70 0,160 96,160">
          <text:p/>
        </draw:polyline>
        <draw:polyline draw:style-name="gr7" draw:text-style-name="P4" draw:layer="layout" svg:width="0.105cm" svg:height="0.159cm" svg:x="10.541cm" svg:y="1.889cm" svg:viewBox="0 0 106 160" draw:points="0,0 51,160 106,0">
          <text:p/>
        </draw:polyline>
        <draw:line draw:style-name="gr7" draw:text-style-name="P4" draw:layer="layout" svg:x1="10.782cm" svg:y1="2.048cm" svg:x2="10.69cm" svg:y2="2.048cm">
          <text:p/>
        </draw:line>
        <draw:polyline draw:style-name="gr7" draw:text-style-name="P4" draw:layer="layout" svg:width="0.048cm" svg:height="0.159cm" svg:x="10.69cm" svg:y="1.889cm" svg:viewBox="0 0 49 160" draw:points="49,160 49,0 32,22 16,38 0,45">
          <text:p/>
        </draw:polyline>
        <draw:polygon draw:style-name="gr7" draw:text-style-name="P4" draw:layer="layout" svg:width="0.092cm" svg:height="0.159cm" svg:x="10.843cm" svg:y="1.889cm" svg:viewBox="0 0 93 160" draw:points="39,0 55,0 67,10 77,16 83,32 93,61 93,99 83,131 77,144 67,153 55,160 39,160 22,153 16,144 6,131 0,99 0,61 6,32 16,16 22,10">
          <text:p/>
        </draw:polygon>
        <draw:polygon draw:style-name="gr7" draw:text-style-name="P4" draw:layer="layout" svg:width="0.092cm" svg:height="0.159cm" svg:x="11.001cm" svg:y="1.889cm" svg:viewBox="0 0 93 160" draw:points="0,160 0,0 39,0 61,10 77,22 83,38 93,70 93,93 83,121 77,137 61,153 39,160">
          <text:p/>
        </draw:polygon>
        <draw:line draw:style-name="gr9" draw:text-style-name="P6" draw:layer="layout" svg:x1="6.985cm" svg:y1="6.35cm" svg:x2="8.096cm" svg:y2="6.35cm">
          <text:p/>
        </draw:line>
        <draw:line draw:style-name="gr9" draw:text-style-name="P6" draw:layer="layout" svg:x1="12.859cm" svg:y1="3.175cm" svg:x2="26.829cm" svg:y2="3.175cm">
          <text:p/>
        </draw:line>
        <draw:line draw:style-name="gr9" draw:text-style-name="P6" draw:layer="layout" svg:x1="26.829cm" svg:y1="3.175cm" svg:x2="26.829cm" svg:y2="9.366cm">
          <text:p/>
        </draw:line>
        <draw:line draw:style-name="gr9" draw:text-style-name="P6" draw:layer="layout" svg:x1="13.652cm" svg:y1="3.81cm" svg:x2="13.652cm" svg:y2="7.144cm">
          <text:p/>
        </draw:line>
        <draw:line draw:style-name="gr9" draw:text-style-name="P6" draw:layer="layout" svg:x1="13.653cm" svg:y1="7.144cm" svg:x2="6.509cm" svg:y2="7.144cm">
          <text:p/>
        </draw:line>
        <draw:line draw:style-name="gr9" draw:text-style-name="P6" draw:layer="layout" svg:x1="6.509cm" svg:y1="7.144cm" svg:x2="6.509cm" svg:y2="7.461cm">
          <text:p/>
        </draw:line>
        <draw:polygon draw:style-name="gr1" draw:text-style-name="P1" draw:layer="layout" svg:width="2.857cm" svg:height="4.762cm" svg:x="40.957cm" svg:y="20.479cm" svg:viewBox="0 0 2858 4763" draw:points="1429,4763 0,4763 0,0 2858,0 2858,4763">
          <text:p/>
        </draw:polygon>
        <draw:line draw:style-name="gr1" draw:text-style-name="P1" draw:layer="layout" svg:x1="40.957cm" svg:y1="24.606cm" svg:x2="40.005cm" svg:y2="24.606cm">
          <text:p/>
        </draw:line>
        <draw:polyline draw:style-name="gr7" draw:text-style-name="P4" draw:layer="layout" svg:width="0.098cm" svg:height="0.159cm" svg:x="41.123cm" svg:y="24.517cm" svg:viewBox="0 0 99 160" draw:points="99,144 93,153 67,160 55,160 32,153 16,137 6,121 0,93 0,70 6,38 16,22 32,10 55,0 67,0 93,10 99,16">
          <text:p/>
        </draw:polyline>
        <draw:polyline draw:style-name="gr7" draw:text-style-name="P4" draw:layer="layout" svg:width="0.076cm" svg:height="0.159cm" svg:x="41.288cm" svg:y="24.517cm" svg:viewBox="0 0 77 160" draw:points="77,160 0,160 0,0">
          <text:p/>
        </draw:polyline>
        <draw:line draw:style-name="gr7" draw:text-style-name="P4" draw:layer="layout" svg:x1="41.418cm" svg:y1="24.676cm" svg:x2="41.418cm" svg:y2="24.517cm">
          <text:p/>
        </draw:line>
        <draw:line draw:style-name="gr7" draw:text-style-name="P4" draw:layer="layout" svg:x1="41.508cm" svg:y1="24.677cm" svg:x2="41.44cm" svg:y2="24.587cm">
          <text:p/>
        </draw:line>
        <draw:line draw:style-name="gr7" draw:text-style-name="P4" draw:layer="layout" svg:x1="41.508cm" svg:y1="24.517cm" svg:x2="41.418cm" svg:y2="24.61cm">
          <text:p/>
        </draw:line>
        <draw:line draw:style-name="gr7" draw:text-style-name="P4" draw:layer="layout" svg:x1="41.692cm" svg:y1="24.511cm" svg:x2="41.554cm" svg:y2="24.715cm">
          <text:p/>
        </draw:line>
        <draw:line draw:style-name="gr7" draw:text-style-name="P4" draw:layer="layout" svg:x1="41.742cm" svg:y1="24.676cm" svg:x2="41.742cm" svg:y2="24.517cm">
          <text:p/>
        </draw:line>
        <draw:polyline draw:style-name="gr7" draw:text-style-name="P4" draw:layer="layout" svg:width="0.092cm" svg:height="0.159cm" svg:x="41.818cm" svg:y="24.517cm" svg:viewBox="0 0 93 160" draw:points="0,160 0,0 93,160 93,0">
          <text:p/>
        </draw:polyline>
        <draw:line draw:style-name="gr7" draw:text-style-name="P4" draw:layer="layout" svg:x1="42.069cm" svg:y1="24.676cm" svg:x2="41.977cm" svg:y2="24.676cm">
          <text:p/>
        </draw:line>
        <draw:polyline draw:style-name="gr7" draw:text-style-name="P4" draw:layer="layout" svg:width="0.044cm" svg:height="0.159cm" svg:x="41.977cm" svg:y="24.517cm" svg:viewBox="0 0 45 160" draw:points="45,160 45,0 32,22 16,38 0,45">
          <text:p/>
        </draw:polyline>
        <draw:line draw:style-name="gr1" draw:text-style-name="P1" draw:layer="layout" svg:x1="40.526cm" svg:y1="24.565cm" svg:x2="40.434cm" svg:y2="24.565cm">
          <text:p/>
        </draw:line>
        <draw:polyline draw:style-name="gr1" draw:text-style-name="P1" draw:layer="layout" svg:width="0.048cm" svg:height="0.159cm" svg:x="40.434cm" svg:y="24.406cm" svg:viewBox="0 0 49 160" draw:points="49,160 49,0 32,22 16,38 0,45">
          <text:p/>
        </draw:polyline>
        <draw:line draw:style-name="gr1" draw:text-style-name="P1" draw:layer="layout" svg:x1="40.957cm" svg:y1="21.749cm" svg:x2="40.005cm" svg:y2="21.749cm">
          <text:p/>
        </draw:line>
        <draw:line draw:style-name="gr7" draw:text-style-name="P4" draw:layer="layout" svg:x1="41.129cm" svg:y1="21.819cm" svg:x2="41.129cm" svg:y2="21.66cm">
          <text:p/>
        </draw:line>
        <draw:polyline draw:style-name="gr7" draw:text-style-name="P4" draw:layer="layout" svg:width="0.092cm" svg:height="0.159cm" svg:x="41.205cm" svg:y="21.66cm" svg:viewBox="0 0 93 160" draw:points="0,160 0,0 93,160 93,0">
          <text:p/>
        </draw:polyline>
        <draw:line draw:style-name="gr7" draw:text-style-name="P4" draw:layer="layout" svg:x1="41.456cm" svg:y1="21.819cm" svg:x2="41.364cm" svg:y2="21.819cm">
          <text:p/>
        </draw:line>
        <draw:polyline draw:style-name="gr7" draw:text-style-name="P4" draw:layer="layout" svg:width="0.048cm" svg:height="0.159cm" svg:x="41.364cm" svg:y="21.66cm" svg:viewBox="0 0 49 160" draw:points="49,160 49,0 32,22 16,38 0,45">
          <text:p/>
        </draw:polyline>
        <draw:polygon draw:style-name="gr7" draw:text-style-name="P4" draw:layer="layout" svg:width="0.089cm" svg:height="0.159cm" svg:x="41.516cm" svg:y="21.66cm" svg:viewBox="0 0 90 160" draw:points="39,0 55,0 67,10 77,16 83,32 90,61 90,99 83,131 77,144 67,153 55,160 39,160 22,153 16,144 6,131 0,99 0,61 6,32 16,16 22,10">
          <text:p/>
        </draw:polygon>
        <draw:line draw:style-name="gr1" draw:text-style-name="P1" draw:layer="layout" svg:x1="40.449cm" svg:y1="21.707cm" svg:x2="40.357cm" svg:y2="21.707cm">
          <text:p/>
        </draw:line>
        <draw:polyline draw:style-name="gr1" draw:text-style-name="P1" draw:layer="layout" svg:width="0.048cm" svg:height="0.159cm" svg:x="40.357cm" svg:y="21.549cm" svg:viewBox="0 0 49 160" draw:points="49,160 49,0 32,22 16,38 0,45">
          <text:p/>
        </draw:polyline>
        <draw:polygon draw:style-name="gr1" draw:text-style-name="P1" draw:layer="layout" svg:width="0.092cm" svg:height="0.159cm" svg:x="40.51cm" svg:y="21.549cm" svg:viewBox="0 0 93 160" draw:points="39,0 55,0 67,10 77,16 83,32 93,61 93,99 83,131 77,144 67,153 55,160 39,160 22,153 16,144 6,131 0,99 0,61 6,32 16,16 22,10">
          <text:p/>
        </draw:polygon>
        <draw:line draw:style-name="gr1" draw:text-style-name="P1" draw:layer="layout" svg:x1="40.957cm" svg:y1="21.431cm" svg:x2="40.005cm" svg:y2="21.431cm">
          <text:p/>
        </draw:line>
        <draw:line draw:style-name="gr7" draw:text-style-name="P4" draw:layer="layout" svg:x1="41.129cm" svg:y1="21.501cm" svg:x2="41.129cm" svg:y2="21.342cm">
          <text:p/>
        </draw:line>
        <draw:polyline draw:style-name="gr7" draw:text-style-name="P4" draw:layer="layout" svg:width="0.092cm" svg:height="0.159cm" svg:x="41.205cm" svg:y="21.342cm" svg:viewBox="0 0 93 160" draw:points="0,160 0,0 93,160 93,0">
          <text:p/>
        </draw:polyline>
        <draw:line draw:style-name="gr7" draw:text-style-name="P4" draw:layer="layout" svg:x1="41.456cm" svg:y1="21.501cm" svg:x2="41.364cm" svg:y2="21.501cm">
          <text:p/>
        </draw:line>
        <draw:polyline draw:style-name="gr7" draw:text-style-name="P4" draw:layer="layout" svg:width="0.048cm" svg:height="0.159cm" svg:x="41.364cm" svg:y="21.342cm" svg:viewBox="0 0 49 160" draw:points="49,160 49,0 32,22 16,38 0,45">
          <text:p/>
        </draw:polyline>
        <draw:line draw:style-name="gr7" draw:text-style-name="P4" draw:layer="layout" svg:x1="41.605cm" svg:y1="21.501cm" svg:x2="41.516cm" svg:y2="21.501cm">
          <text:p/>
        </draw:line>
        <draw:polyline draw:style-name="gr7" draw:text-style-name="P4" draw:layer="layout" svg:width="0.044cm" svg:height="0.159cm" svg:x="41.516cm" svg:y="21.342cm" svg:viewBox="0 0 45 160" draw:points="45,160 45,0 29,22 16,38 0,45">
          <text:p/>
        </draw:polyline>
        <draw:line draw:style-name="gr1" draw:text-style-name="P1" draw:layer="layout" svg:x1="40.449cm" svg:y1="21.39cm" svg:x2="40.357cm" svg:y2="21.39cm">
          <text:p/>
        </draw:line>
        <draw:polyline draw:style-name="gr1" draw:text-style-name="P1" draw:layer="layout" svg:width="0.048cm" svg:height="0.159cm" svg:x="40.357cm" svg:y="21.231cm" svg:viewBox="0 0 49 160" draw:points="49,160 49,0 32,22 16,38 0,45">
          <text:p/>
        </draw:polyline>
        <draw:line draw:style-name="gr1" draw:text-style-name="P1" draw:layer="layout" svg:x1="40.602cm" svg:y1="21.39cm" svg:x2="40.51cm" svg:y2="21.39cm">
          <text:p/>
        </draw:line>
        <draw:polyline draw:style-name="gr1" draw:text-style-name="P1" draw:layer="layout" svg:width="0.044cm" svg:height="0.159cm" svg:x="40.51cm" svg:y="21.231cm" svg:viewBox="0 0 45 160" draw:points="45,160 45,0 32,22 16,38 0,45">
          <text:p/>
        </draw:polyline>
        <draw:line draw:style-name="gr1" draw:text-style-name="P1" draw:layer="layout" svg:x1="40.957cm" svg:y1="21.114cm" svg:x2="40.005cm" svg:y2="21.114cm">
          <text:p/>
        </draw:line>
        <draw:polyline draw:style-name="gr7" draw:text-style-name="P4" draw:layer="layout" svg:width="0.098cm" svg:height="0.159cm" svg:x="41.123cm" svg:y="21.025cm" svg:viewBox="0 0 99 160" draw:points="93,10 77,0 55,0 32,10 16,22 6,38 0,70 0,93 6,121 16,137 32,153 55,160 67,160 93,153 99,144 99,93 67,93">
          <text:p/>
        </draw:polyline>
        <draw:polyline draw:style-name="gr7" draw:text-style-name="P4" draw:layer="layout" svg:width="0.092cm" svg:height="0.159cm" svg:x="41.288cm" svg:y="21.025cm" svg:viewBox="0 0 93 160" draw:points="0,160 0,0 93,160 93,0">
          <text:p/>
        </draw:polyline>
        <draw:polygon draw:style-name="gr7" draw:text-style-name="P4" draw:layer="layout" svg:width="0.089cm" svg:height="0.159cm" svg:x="41.456cm" svg:y="21.025cm" svg:viewBox="0 0 90 160" draw:points="0,160 0,0 39,0 61,10 77,22 83,38 90,70 90,93 83,121 77,137 61,153 39,160">
          <text:p/>
        </draw:polygon>
        <draw:line draw:style-name="gr1" draw:text-style-name="P1" draw:layer="layout" svg:x1="40.449cm" svg:y1="21.072cm" svg:x2="40.357cm" svg:y2="21.072cm">
          <text:p/>
        </draw:line>
        <draw:polyline draw:style-name="gr1" draw:text-style-name="P1" draw:layer="layout" svg:width="0.048cm" svg:height="0.159cm" svg:x="40.357cm" svg:y="20.914cm" svg:viewBox="0 0 49 160" draw:points="49,160 49,0 32,22 16,38 0,45">
          <text:p/>
        </draw:polyline>
        <draw:polyline draw:style-name="gr1" draw:text-style-name="P1" draw:layer="layout" svg:width="0.098cm" svg:height="0.159cm" svg:x="40.503cm" svg:y="20.914cm" svg:viewBox="0 0 99 160" draw:points="6,16 13,10 29,0 67,0 83,10 90,16 99,32 99,45 90,70 0,160 99,160">
          <text:p/>
        </draw:polyline>
        <draw:line draw:style-name="gr1" draw:text-style-name="P1" draw:layer="layout" svg:x1="43.815cm" svg:y1="21.114cm" svg:x2="44.767cm" svg:y2="21.114cm">
          <text:p/>
        </draw:line>
        <draw:line draw:style-name="gr7" draw:text-style-name="P4" draw:layer="layout" svg:x1="43.17cm" svg:y1="21.184cm" svg:x2="43.17cm" svg:y2="21.025cm">
          <text:p/>
        </draw:line>
        <draw:polyline draw:style-name="gr7" draw:text-style-name="P4" draw:layer="layout" svg:width="0.089cm" svg:height="0.159cm" svg:x="43.247cm" svg:y="21.025cm" svg:viewBox="0 0 90 160" draw:points="0,160 0,0 90,160 90,0">
          <text:p/>
        </draw:polyline>
        <draw:line draw:style-name="gr7" draw:text-style-name="P4" draw:layer="layout" svg:x1="43.494cm" svg:y1="21.184cm" svg:x2="43.405cm" svg:y2="21.184cm">
          <text:p/>
        </draw:line>
        <draw:polyline draw:style-name="gr7" draw:text-style-name="P4" draw:layer="layout" svg:width="0.044cm" svg:height="0.159cm" svg:x="43.405cm" svg:y="21.025cm" svg:viewBox="0 0 45 160" draw:points="45,160 45,0 29,22 16,38 0,45">
          <text:p/>
        </draw:polyline>
        <draw:polyline draw:style-name="gr7" draw:text-style-name="P4" draw:layer="layout" svg:width="0.098cm" svg:height="0.159cm" svg:x="43.548cm" svg:y="21.025cm" svg:viewBox="0 0 99 160" draw:points="0,0 99,0 45,61 67,61 83,70 93,77 99,93 99,131 93,144 83,153 67,160 22,160 6,153 0,144">
          <text:p/>
        </draw:polyline>
        <draw:line draw:style-name="gr1" draw:text-style-name="P1" draw:layer="layout" svg:x1="44.259cm" svg:y1="21.072cm" svg:x2="44.167cm" svg:y2="21.072cm">
          <text:p/>
        </draw:line>
        <draw:polyline draw:style-name="gr1" draw:text-style-name="P1" draw:layer="layout" svg:width="0.048cm" svg:height="0.159cm" svg:x="44.167cm" svg:y="20.914cm" svg:viewBox="0 0 49 160" draw:points="49,160 49,0 32,22 16,38 0,45">
          <text:p/>
        </draw:polyline>
        <draw:polyline draw:style-name="gr1" draw:text-style-name="P1" draw:layer="layout" svg:width="0.098cm" svg:height="0.159cm" svg:x="44.313cm" svg:y="20.914cm" svg:viewBox="0 0 99 160" draw:points="0,0 99,0 45,61 67,61 83,70 90,77 99,93 99,131 90,144 83,153 67,160 22,160 6,153 0,144">
          <text:p/>
        </draw:polyline>
        <draw:line draw:style-name="gr1" draw:text-style-name="P1" draw:layer="layout" svg:x1="43.815cm" svg:y1="21.431cm" svg:x2="44.767cm" svg:y2="21.431cm">
          <text:p/>
        </draw:line>
        <draw:line draw:style-name="gr7" draw:text-style-name="P4" draw:layer="layout" svg:x1="43.17cm" svg:y1="21.501cm" svg:x2="43.17cm" svg:y2="21.342cm">
          <text:p/>
        </draw:line>
        <draw:polygon draw:style-name="gr7" draw:text-style-name="P4" draw:layer="layout" svg:width="0.108cm" svg:height="0.159cm" svg:x="43.237cm" svg:y="21.342cm" svg:viewBox="0 0 109 160" draw:points="38,0 70,0 87,10 99,22 109,54 109,105 99,137 87,153 70,160 38,160 26,153 10,137 0,105 0,54 10,22 26,10">
          <text:p/>
        </draw:polygon>
        <draw:line draw:style-name="gr7" draw:text-style-name="P4" draw:layer="layout" svg:x1="43.494cm" svg:y1="21.501cm" svg:x2="43.405cm" svg:y2="21.501cm">
          <text:p/>
        </draw:line>
        <draw:polyline draw:style-name="gr7" draw:text-style-name="P4" draw:layer="layout" svg:width="0.044cm" svg:height="0.159cm" svg:x="43.405cm" svg:y="21.342cm" svg:viewBox="0 0 45 160" draw:points="45,160 45,0 29,22 16,38 0,45">
          <text:p/>
        </draw:polyline>
        <draw:line draw:style-name="gr7" draw:text-style-name="P4" draw:layer="layout" svg:x1="43.631cm" svg:y1="21.396cm" svg:x2="43.631cm" svg:y2="21.501cm">
          <text:p/>
        </draw:line>
        <draw:polyline draw:style-name="gr7" draw:text-style-name="P4" draw:layer="layout" svg:width="0.098cm" svg:height="0.111cm" svg:x="43.555cm" svg:y="21.336cm" svg:viewBox="0 0 99 112" draw:points="38,0 0,112 99,112">
          <text:p/>
        </draw:polyline>
        <draw:line draw:style-name="gr1" draw:text-style-name="P1" draw:layer="layout" svg:x1="44.259cm" svg:y1="21.39cm" svg:x2="44.167cm" svg:y2="21.39cm">
          <text:p/>
        </draw:line>
        <draw:polyline draw:style-name="gr1" draw:text-style-name="P1" draw:layer="layout" svg:width="0.048cm" svg:height="0.159cm" svg:x="44.167cm" svg:y="21.231cm" svg:viewBox="0 0 49 160" draw:points="49,160 49,0 32,22 16,38 0,45">
          <text:p/>
        </draw:polyline>
        <draw:line draw:style-name="gr1" draw:text-style-name="P1" draw:layer="layout" svg:x1="44.396cm" svg:y1="21.285cm" svg:x2="44.396cm" svg:y2="21.39cm">
          <text:p/>
        </draw:line>
        <draw:polyline draw:style-name="gr1" draw:text-style-name="P1" draw:layer="layout" svg:width="0.098cm" svg:height="0.111cm" svg:x="44.32cm" svg:y="21.225cm" svg:viewBox="0 0 99 112" draw:points="38,0 0,112 99,112">
          <text:p/>
        </draw:polyline>
        <draw:line draw:style-name="gr1" draw:text-style-name="P1" draw:layer="layout" svg:x1="43.815cm" svg:y1="21.749cm" svg:x2="44.767cm" svg:y2="21.749cm">
          <text:p/>
        </draw:line>
        <draw:line draw:style-name="gr7" draw:text-style-name="P4" draw:layer="layout" svg:x1="43.17cm" svg:y1="21.819cm" svg:x2="43.17cm" svg:y2="21.66cm">
          <text:p/>
        </draw:line>
        <draw:polygon draw:style-name="gr7" draw:text-style-name="P4" draw:layer="layout" svg:width="0.108cm" svg:height="0.159cm" svg:x="43.237cm" svg:y="21.66cm" svg:viewBox="0 0 109 160" draw:points="38,0 70,0 87,10 99,22 109,54 109,105 99,137 87,153 70,160 38,160 26,153 10,137 0,105 0,54 10,22 26,10">
          <text:p/>
        </draw:polygon>
        <draw:line draw:style-name="gr7" draw:text-style-name="P4" draw:layer="layout" svg:x1="43.494cm" svg:y1="21.819cm" svg:x2="43.405cm" svg:y2="21.819cm">
          <text:p/>
        </draw:line>
        <draw:polyline draw:style-name="gr7" draw:text-style-name="P4" draw:layer="layout" svg:width="0.044cm" svg:height="0.159cm" svg:x="43.405cm" svg:y="21.66cm" svg:viewBox="0 0 45 160" draw:points="45,160 45,0 29,22 16,38 0,45">
          <text:p/>
        </draw:polyline>
        <draw:polyline draw:style-name="gr7" draw:text-style-name="P4" draw:layer="layout" svg:width="0.092cm" svg:height="0.159cm" svg:x="43.555cm" svg:y="21.66cm" svg:viewBox="0 0 93 160" draw:points="87,0 10,0 0,77 10,70 26,61 61,61 77,70 87,77 93,93 93,131 87,144 77,153 61,160 26,160 10,153 0,144">
          <text:p/>
        </draw:polyline>
        <draw:line draw:style-name="gr1" draw:text-style-name="P1" draw:layer="layout" svg:x1="44.259cm" svg:y1="21.707cm" svg:x2="44.167cm" svg:y2="21.707cm">
          <text:p/>
        </draw:line>
        <draw:polyline draw:style-name="gr1" draw:text-style-name="P1" draw:layer="layout" svg:width="0.048cm" svg:height="0.159cm" svg:x="44.167cm" svg:y="21.549cm" svg:viewBox="0 0 49 160" draw:points="49,160 49,0 32,22 16,38 0,45">
          <text:p/>
        </draw:polyline>
        <draw:polyline draw:style-name="gr1" draw:text-style-name="P1" draw:layer="layout" svg:width="0.092cm" svg:height="0.159cm" svg:x="44.32cm" svg:y="21.549cm" svg:viewBox="0 0 93 160" draw:points="83,0 6,0 0,77 6,70 22,61 61,61 77,70 83,77 93,93 93,131 83,144 77,153 61,160 22,160 6,153 0,144">
          <text:p/>
        </draw:polyline>
        <draw:line draw:style-name="gr1" draw:text-style-name="P1" draw:layer="layout" svg:x1="43.815cm" svg:y1="22.066cm" svg:x2="44.767cm" svg:y2="22.066cm">
          <text:p/>
        </draw:line>
        <draw:line draw:style-name="gr7" draw:text-style-name="P4" draw:layer="layout" svg:x1="43.17cm" svg:y1="22.136cm" svg:x2="43.17cm" svg:y2="21.977cm">
          <text:p/>
        </draw:line>
        <draw:polygon draw:style-name="gr7" draw:text-style-name="P4" draw:layer="layout" svg:width="0.108cm" svg:height="0.159cm" svg:x="43.237cm" svg:y="21.977cm" svg:viewBox="0 0 109 160" draw:points="38,0 70,0 87,10 99,22 109,54 109,105 99,137 87,153 70,160 38,160 26,153 10,137 0,105 0,54 10,22 26,10">
          <text:p/>
        </draw:polygon>
        <draw:line draw:style-name="gr7" draw:text-style-name="P4" draw:layer="layout" svg:x1="43.494cm" svg:y1="22.136cm" svg:x2="43.405cm" svg:y2="22.136cm">
          <text:p/>
        </draw:line>
        <draw:polyline draw:style-name="gr7" draw:text-style-name="P4" draw:layer="layout" svg:width="0.044cm" svg:height="0.159cm" svg:x="43.405cm" svg:y="21.977cm" svg:viewBox="0 0 45 160" draw:points="45,160 45,0 29,22 16,38 0,45">
          <text:p/>
        </draw:polyline>
        <draw:polyline draw:style-name="gr7" draw:text-style-name="P4" draw:layer="layout" svg:width="0.092cm" svg:height="0.159cm" svg:x="43.555cm" svg:y="21.977cm" svg:viewBox="0 0 93 160" draw:points="77,0 48,0 32,10 26,16 10,38 0,70 0,131 10,144 16,153 32,160 61,160 77,153 87,144 93,131 93,93 87,77 77,70 61,61 32,61 16,70 10,77 0,93">
          <text:p/>
        </draw:polyline>
        <draw:line draw:style-name="gr1" draw:text-style-name="P1" draw:layer="layout" svg:x1="44.259cm" svg:y1="22.025cm" svg:x2="44.167cm" svg:y2="22.025cm">
          <text:p/>
        </draw:line>
        <draw:polyline draw:style-name="gr1" draw:text-style-name="P1" draw:layer="layout" svg:width="0.048cm" svg:height="0.159cm" svg:x="44.167cm" svg:y="21.866cm" svg:viewBox="0 0 49 160" draw:points="49,160 49,0 32,22 16,38 0,45">
          <text:p/>
        </draw:polyline>
        <draw:polyline draw:style-name="gr1" draw:text-style-name="P1" draw:layer="layout" svg:width="0.092cm" svg:height="0.159cm" svg:x="44.32cm" svg:y="21.866cm" svg:viewBox="0 0 93 160" draw:points="77,0 45,0 32,10 22,16 6,38 0,70 0,131 6,144 16,153 32,160 61,160 77,153 83,144 93,131 93,93 83,77 77,70 61,61 32,61 16,70 6,77 0,93">
          <text:p/>
        </draw:polyline>
        <draw:line draw:style-name="gr1" draw:text-style-name="P1" draw:layer="layout" svg:x1="43.815cm" svg:y1="22.384cm" svg:x2="44.767cm" svg:y2="22.384cm">
          <text:p/>
        </draw:line>
        <draw:line draw:style-name="gr7" draw:text-style-name="P4" draw:layer="layout" svg:x1="43.17cm" svg:y1="22.454cm" svg:x2="43.17cm" svg:y2="22.295cm">
          <text:p/>
        </draw:line>
        <draw:polygon draw:style-name="gr7" draw:text-style-name="P4" draw:layer="layout" svg:width="0.108cm" svg:height="0.159cm" svg:x="43.237cm" svg:y="22.295cm" svg:viewBox="0 0 109 160" draw:points="38,0 70,0 87,10 99,22 109,54 109,105 99,137 87,153 70,160 38,160 26,153 10,137 0,105 0,54 10,22 26,10">
          <text:p/>
        </draw:polygon>
        <draw:line draw:style-name="gr7" draw:text-style-name="P4" draw:layer="layout" svg:x1="43.494cm" svg:y1="22.454cm" svg:x2="43.405cm" svg:y2="22.454cm">
          <text:p/>
        </draw:line>
        <draw:polyline draw:style-name="gr7" draw:text-style-name="P4" draw:layer="layout" svg:width="0.044cm" svg:height="0.159cm" svg:x="43.405cm" svg:y="22.295cm" svg:viewBox="0 0 45 160" draw:points="45,160 45,0 29,22 16,38 0,45">
          <text:p/>
        </draw:polyline>
        <draw:polyline draw:style-name="gr7" draw:text-style-name="P4" draw:layer="layout" svg:width="0.105cm" svg:height="0.159cm" svg:x="43.548cm" svg:y="22.295cm" svg:viewBox="0 0 106 160" draw:points="0,0 106,0 38,160">
          <text:p/>
        </draw:polyline>
        <draw:line draw:style-name="gr1" draw:text-style-name="P1" draw:layer="layout" svg:x1="44.259cm" svg:y1="22.342cm" svg:x2="44.167cm" svg:y2="22.342cm">
          <text:p/>
        </draw:line>
        <draw:polyline draw:style-name="gr1" draw:text-style-name="P1" draw:layer="layout" svg:width="0.048cm" svg:height="0.159cm" svg:x="44.167cm" svg:y="22.184cm" svg:viewBox="0 0 49 160" draw:points="49,160 49,0 32,22 16,38 0,45">
          <text:p/>
        </draw:polyline>
        <draw:polyline draw:style-name="gr1" draw:text-style-name="P1" draw:layer="layout" svg:width="0.105cm" svg:height="0.159cm" svg:x="44.313cm" svg:y="22.184cm" svg:viewBox="0 0 106 160" draw:points="0,0 106,0 38,160">
          <text:p/>
        </draw:polyline>
        <draw:line draw:style-name="gr1" draw:text-style-name="P1" draw:layer="layout" svg:x1="43.815cm" svg:y1="22.701cm" svg:x2="44.767cm" svg:y2="22.701cm">
          <text:p/>
        </draw:line>
        <draw:line draw:style-name="gr7" draw:text-style-name="P4" draw:layer="layout" svg:x1="43.17cm" svg:y1="22.771cm" svg:x2="43.17cm" svg:y2="22.612cm">
          <text:p/>
        </draw:line>
        <draw:polygon draw:style-name="gr7" draw:text-style-name="P4" draw:layer="layout" svg:width="0.108cm" svg:height="0.159cm" svg:x="43.237cm" svg:y="22.612cm" svg:viewBox="0 0 109 160" draw:points="38,0 70,0 87,10 99,22 109,54 109,105 99,137 87,153 70,160 38,160 26,153 10,137 0,105 0,54 10,22 26,10">
          <text:p/>
        </draw:polygon>
        <draw:line draw:style-name="gr7" draw:text-style-name="P4" draw:layer="layout" svg:x1="43.494cm" svg:y1="22.771cm" svg:x2="43.405cm" svg:y2="22.771cm">
          <text:p/>
        </draw:line>
        <draw:polyline draw:style-name="gr7" draw:text-style-name="P4" draw:layer="layout" svg:width="0.044cm" svg:height="0.159cm" svg:x="43.405cm" svg:y="22.612cm" svg:viewBox="0 0 45 160" draw:points="45,160 45,0 29,22 16,38 0,45">
          <text:p/>
        </draw:polyline>
        <draw:polyline draw:style-name="gr7" draw:text-style-name="P4" draw:layer="layout" svg:width="0.092cm" svg:height="0.159cm" svg:x="43.555cm" svg:y="22.612cm" svg:viewBox="0 0 93 160" draw:points="32,70 16,61 10,54 0,38 0,32 10,16 16,10 32,0 61,0 77,10 87,16 93,32 93,38 87,54 77,61 61,70 32,70 16,77 10,83 0,99 0,131 10,144 16,153 32,160 61,160 77,153 87,144 93,131 93,99 87,83 77,77 61,70">
          <text:p/>
        </draw:polyline>
        <draw:line draw:style-name="gr1" draw:text-style-name="P1" draw:layer="layout" svg:x1="44.259cm" svg:y1="22.66cm" svg:x2="44.167cm" svg:y2="22.66cm">
          <text:p/>
        </draw:line>
        <draw:polyline draw:style-name="gr1" draw:text-style-name="P1" draw:layer="layout" svg:width="0.048cm" svg:height="0.159cm" svg:x="44.167cm" svg:y="22.501cm" svg:viewBox="0 0 49 160" draw:points="49,160 49,0 32,22 16,38 0,45">
          <text:p/>
        </draw:polyline>
        <draw:polyline draw:style-name="gr1" draw:text-style-name="P1" draw:layer="layout" svg:width="0.092cm" svg:height="0.159cm" svg:x="44.32cm" svg:y="22.501cm" svg:viewBox="0 0 93 160" draw:points="32,70 16,61 6,54 0,38 0,32 6,16 16,10 32,0 61,0 77,10 83,16 93,32 93,38 83,54 77,61 61,70 32,70 16,77 6,83 0,99 0,131 6,144 16,153 32,160 61,160 77,153 83,144 93,131 93,99 83,83 77,77 61,70">
          <text:p/>
        </draw:polyline>
        <draw:line draw:style-name="gr1" draw:text-style-name="P1" draw:layer="layout" svg:x1="43.815cm" svg:y1="23.019cm" svg:x2="44.767cm" svg:y2="23.019cm">
          <text:p/>
        </draw:line>
        <draw:line draw:style-name="gr7" draw:text-style-name="P4" draw:layer="layout" svg:x1="43.17cm" svg:y1="23.089cm" svg:x2="43.17cm" svg:y2="22.93cm">
          <text:p/>
        </draw:line>
        <draw:polygon draw:style-name="gr7" draw:text-style-name="P4" draw:layer="layout" svg:width="0.108cm" svg:height="0.159cm" svg:x="43.237cm" svg:y="22.93cm" svg:viewBox="0 0 109 160" draw:points="38,0 70,0 87,10 99,22 109,54 109,105 99,137 87,153 70,160 38,160 26,153 10,137 0,105 0,54 10,22 26,10">
          <text:p/>
        </draw:polygon>
        <draw:line draw:style-name="gr7" draw:text-style-name="P4" draw:layer="layout" svg:x1="43.494cm" svg:y1="23.089cm" svg:x2="43.405cm" svg:y2="23.089cm">
          <text:p/>
        </draw:line>
        <draw:polyline draw:style-name="gr7" draw:text-style-name="P4" draw:layer="layout" svg:width="0.044cm" svg:height="0.159cm" svg:x="43.405cm" svg:y="22.93cm" svg:viewBox="0 0 45 160" draw:points="45,160 45,0 29,22 16,38 0,45">
          <text:p/>
        </draw:polyline>
        <draw:polyline draw:style-name="gr7" draw:text-style-name="P4" draw:layer="layout" svg:width="0.092cm" svg:height="0.159cm" svg:x="43.555cm" svg:y="22.93cm" svg:viewBox="0 0 93 160" draw:points="16,160 48,160 61,153 71,144 87,121 93,93 93,32 87,16 77,10 61,0 32,0 16,10 10,16 0,32 0,70 10,83 16,93 32,99 61,99 77,93 87,83 93,70">
          <text:p/>
        </draw:polyline>
        <draw:line draw:style-name="gr1" draw:text-style-name="P1" draw:layer="layout" svg:x1="44.259cm" svg:y1="22.977cm" svg:x2="44.167cm" svg:y2="22.977cm">
          <text:p/>
        </draw:line>
        <draw:polyline draw:style-name="gr1" draw:text-style-name="P1" draw:layer="layout" svg:width="0.048cm" svg:height="0.159cm" svg:x="44.167cm" svg:y="22.819cm" svg:viewBox="0 0 49 160" draw:points="49,160 49,0 32,22 16,38 0,45">
          <text:p/>
        </draw:polyline>
        <draw:polyline draw:style-name="gr1" draw:text-style-name="P1" draw:layer="layout" svg:width="0.092cm" svg:height="0.159cm" svg:x="44.32cm" svg:y="22.819cm" svg:viewBox="0 0 93 160" draw:points="16,160 45,160 61,153 67,144 83,121 93,93 93,32 83,16 77,10 61,0 32,0 16,10 6,16 0,32 0,70 6,83 16,93 32,99 61,99 77,93 83,83 93,70">
          <text:p/>
        </draw:polyline>
        <draw:line draw:style-name="gr1" draw:text-style-name="P1" draw:layer="layout" svg:x1="40.957cm" svg:y1="24.289cm" svg:x2="40.005cm" svg:y2="24.289cm">
          <text:p/>
        </draw:line>
        <draw:line draw:style-name="gr7" draw:text-style-name="P4" draw:layer="layout" svg:x1="41.129cm" svg:y1="24.359cm" svg:x2="41.129cm" svg:y2="24.2cm">
          <text:p/>
        </draw:line>
        <draw:polyline draw:style-name="gr7" draw:text-style-name="P4" draw:layer="layout" svg:width="0.092cm" svg:height="0.159cm" svg:x="41.205cm" svg:y="24.2cm" svg:viewBox="0 0 93 160" draw:points="0,160 0,0 93,160 93,0">
          <text:p/>
        </draw:polyline>
        <draw:polyline draw:style-name="gr7" draw:text-style-name="P4" draw:layer="layout" svg:width="0.098cm" svg:height="0.159cm" svg:x="41.358cm" svg:y="24.2cm" svg:viewBox="0 0 99 160" draw:points="6,16 16,10 29,0 67,0 83,10 90,16 99,32 99,45 90,70 0,160 99,160">
          <text:p/>
        </draw:polyline>
        <draw:polyline draw:style-name="gr1" draw:text-style-name="P1" draw:layer="layout" svg:width="0.098cm" svg:height="0.159cm" svg:x="40.427cm" svg:y="24.089cm" svg:viewBox="0 0 99 160" draw:points="6,16 16,10 29,0 67,0 83,10 90,16 99,32 99,45 90,70 0,160 99,160">
          <text:p/>
        </draw:polyline>
        <draw:line draw:style-name="gr1" draw:text-style-name="P1" draw:layer="layout" svg:x1="43.815cm" svg:y1="23.336cm" svg:x2="44.767cm" svg:y2="23.336cm">
          <text:p/>
        </draw:line>
        <draw:line draw:style-name="gr7" draw:text-style-name="P4" draw:layer="layout" svg:x1="43.17cm" svg:y1="23.406cm" svg:x2="43.17cm" svg:y2="23.247cm">
          <text:p/>
        </draw:line>
        <draw:polygon draw:style-name="gr7" draw:text-style-name="P4" draw:layer="layout" svg:width="0.108cm" svg:height="0.159cm" svg:x="43.237cm" svg:y="23.247cm" svg:viewBox="0 0 109 160" draw:points="38,0 70,0 87,10 99,22 109,54 109,105 99,137 87,153 70,160 38,160 26,153 10,137 0,105 0,54 10,22 26,10">
          <text:p/>
        </draw:polygon>
        <draw:polyline draw:style-name="gr7" draw:text-style-name="P4" draw:layer="layout" svg:width="0.098cm" svg:height="0.159cm" svg:x="43.396cm" svg:y="23.247cm" svg:viewBox="0 0 99 160" draw:points="10,16 16,10 32,0 71,0 87,10 93,16 99,32 99,45 93,70 0,160 99,160">
          <text:p/>
        </draw:polyline>
        <draw:polygon draw:style-name="gr7" draw:text-style-name="P4" draw:layer="layout" svg:width="0.092cm" svg:height="0.159cm" svg:x="43.555cm" svg:y="23.247cm" svg:viewBox="0 0 93 160" draw:points="39,0 55,0 71,10 77,16 87,32 93,61 93,99 87,131 77,144 71,153 55,160 39,160 26,153 16,144 10,131 0,99 0,61 10,32 16,16 26,10">
          <text:p/>
        </draw:polygon>
        <draw:polyline draw:style-name="gr1" draw:text-style-name="P1" draw:layer="layout" svg:width="0.098cm" svg:height="0.159cm" svg:x="44.161cm" svg:y="23.136cm" svg:viewBox="0 0 99 160" draw:points="6,16 16,10 32,0 67,0 83,10 93,16 99,32 99,45 93,70 0,160 99,160">
          <text:p/>
        </draw:polyline>
        <draw:polygon draw:style-name="gr1" draw:text-style-name="P1" draw:layer="layout" svg:width="0.092cm" svg:height="0.159cm" svg:x="44.32cm" svg:y="23.136cm" svg:viewBox="0 0 93 160" draw:points="39,0 55,0 67,10 77,16 83,32 93,61 93,99 83,131 77,144 67,153 55,160 39,160 22,153 16,144 6,131 0,99 0,61 6,32 16,16 22,10">
          <text:p/>
        </draw:polygon>
        <draw:line draw:style-name="gr1" draw:text-style-name="P1" draw:layer="layout" svg:x1="43.815cm" svg:y1="23.654cm" svg:x2="44.767cm" svg:y2="23.654cm">
          <text:p/>
        </draw:line>
        <draw:line draw:style-name="gr7" draw:text-style-name="P4" draw:layer="layout" svg:x1="43.17cm" svg:y1="23.724cm" svg:x2="43.17cm" svg:y2="23.565cm">
          <text:p/>
        </draw:line>
        <draw:polygon draw:style-name="gr7" draw:text-style-name="P4" draw:layer="layout" svg:width="0.108cm" svg:height="0.159cm" svg:x="43.237cm" svg:y="23.565cm" svg:viewBox="0 0 109 160" draw:points="38,0 70,0 87,10 99,22 109,54 109,105 99,137 87,153 70,160 38,160 26,153 10,137 0,105 0,54 10,22 26,10">
          <text:p/>
        </draw:polygon>
        <draw:polyline draw:style-name="gr7" draw:text-style-name="P4" draw:layer="layout" svg:width="0.098cm" svg:height="0.159cm" svg:x="43.396cm" svg:y="23.565cm" svg:viewBox="0 0 99 160" draw:points="10,16 16,10 32,0 71,0 87,10 93,16 99,32 99,45 93,70 0,160 99,160">
          <text:p/>
        </draw:polyline>
        <draw:line draw:style-name="gr7" draw:text-style-name="P4" draw:layer="layout" svg:x1="43.647cm" svg:y1="23.724cm" svg:x2="43.555cm" svg:y2="23.724cm">
          <text:p/>
        </draw:line>
        <draw:polyline draw:style-name="gr7" draw:text-style-name="P4" draw:layer="layout" svg:width="0.048cm" svg:height="0.159cm" svg:x="43.555cm" svg:y="23.565cm" svg:viewBox="0 0 49 160" draw:points="49,160 49,0 32,22 16,38 0,45">
          <text:p/>
        </draw:polyline>
        <draw:polyline draw:style-name="gr1" draw:text-style-name="P1" draw:layer="layout" svg:width="0.098cm" svg:height="0.159cm" svg:x="44.161cm" svg:y="23.454cm" svg:viewBox="0 0 99 160" draw:points="6,16 16,10 32,0 67,0 83,10 93,16 99,32 99,45 93,70 0,160 99,160">
          <text:p/>
        </draw:polyline>
        <draw:line draw:style-name="gr1" draw:text-style-name="P1" draw:layer="layout" svg:x1="44.412cm" svg:y1="23.612cm" svg:x2="44.32cm" svg:y2="23.612cm">
          <text:p/>
        </draw:line>
        <draw:polyline draw:style-name="gr1" draw:text-style-name="P1" draw:layer="layout" svg:width="0.044cm" svg:height="0.159cm" svg:x="44.32cm" svg:y="23.454cm" svg:viewBox="0 0 45 160" draw:points="45,160 45,0 32,22 16,38 0,45">
          <text:p/>
        </draw:polyline>
        <draw:line draw:style-name="gr1" draw:text-style-name="P1" draw:layer="layout" svg:x1="43.815cm" svg:y1="23.971cm" svg:x2="44.767cm" svg:y2="23.971cm">
          <text:p/>
        </draw:line>
        <draw:line draw:style-name="gr7" draw:text-style-name="P4" draw:layer="layout" svg:x1="43.17cm" svg:y1="24.041cm" svg:x2="43.17cm" svg:y2="23.882cm">
          <text:p/>
        </draw:line>
        <draw:polygon draw:style-name="gr7" draw:text-style-name="P4" draw:layer="layout" svg:width="0.108cm" svg:height="0.159cm" svg:x="43.237cm" svg:y="23.882cm" svg:viewBox="0 0 109 160" draw:points="38,0 70,0 87,10 99,22 109,54 109,105 99,137 87,153 70,160 38,160 26,153 10,137 0,105 0,54 10,22 26,10">
          <text:p/>
        </draw:polygon>
        <draw:polyline draw:style-name="gr7" draw:text-style-name="P4" draw:layer="layout" svg:width="0.098cm" svg:height="0.159cm" svg:x="43.396cm" svg:y="23.882cm" svg:viewBox="0 0 99 160" draw:points="10,16 16,10 32,0 71,0 87,10 93,16 99,32 99,45 93,70 0,160 99,160">
          <text:p/>
        </draw:polyline>
        <draw:polyline draw:style-name="gr7" draw:text-style-name="P4" draw:layer="layout" svg:width="0.098cm" svg:height="0.159cm" svg:x="43.548cm" svg:y="23.882cm" svg:viewBox="0 0 99 160" draw:points="6,16 16,10 32,0 67,0 83,10 93,16 99,32 99,45 93,70 0,160 99,160">
          <text:p/>
        </draw:polyline>
        <draw:polyline draw:style-name="gr1" draw:text-style-name="P1" draw:layer="layout" svg:width="0.098cm" svg:height="0.159cm" svg:x="44.161cm" svg:y="23.771cm" svg:viewBox="0 0 99 160" draw:points="6,16 16,10 32,0 67,0 83,10 93,16 99,32 99,45 93,70 0,160 99,160">
          <text:p/>
        </draw:polyline>
        <draw:polyline draw:style-name="gr1" draw:text-style-name="P1" draw:layer="layout" svg:width="0.098cm" svg:height="0.159cm" svg:x="44.313cm" svg:y="23.771cm" svg:viewBox="0 0 99 160" draw:points="6,16 13,10 29,0 67,0 83,10 90,16 99,32 99,45 90,70 0,160 99,160">
          <text:p/>
        </draw:polyline>
        <draw:line draw:style-name="gr1" draw:text-style-name="P1" draw:layer="layout" svg:x1="43.815cm" svg:y1="24.289cm" svg:x2="44.767cm" svg:y2="24.289cm">
          <text:p/>
        </draw:line>
        <draw:line draw:style-name="gr7" draw:text-style-name="P4" draw:layer="layout" svg:x1="43.17cm" svg:y1="24.359cm" svg:x2="43.17cm" svg:y2="24.2cm">
          <text:p/>
        </draw:line>
        <draw:polygon draw:style-name="gr7" draw:text-style-name="P4" draw:layer="layout" svg:width="0.108cm" svg:height="0.159cm" svg:x="43.237cm" svg:y="24.2cm" svg:viewBox="0 0 109 160" draw:points="38,0 70,0 87,10 99,22 109,54 109,105 99,137 87,153 70,160 38,160 26,153 10,137 0,105 0,54 10,22 26,10">
          <text:p/>
        </draw:polygon>
        <draw:polyline draw:style-name="gr7" draw:text-style-name="P4" draw:layer="layout" svg:width="0.098cm" svg:height="0.159cm" svg:x="43.396cm" svg:y="24.2cm" svg:viewBox="0 0 99 160" draw:points="10,16 16,10 32,0 71,0 87,10 93,16 99,32 99,45 93,70 0,160 99,160">
          <text:p/>
        </draw:polyline>
        <draw:polyline draw:style-name="gr7" draw:text-style-name="P4" draw:layer="layout" svg:width="0.098cm" svg:height="0.159cm" svg:x="43.548cm" svg:y="24.2cm" svg:viewBox="0 0 99 160" draw:points="0,0 99,0 45,61 67,61 83,70 93,77 99,93 99,131 93,144 83,153 67,160 22,160 6,153 0,144">
          <text:p/>
        </draw:polyline>
        <draw:polyline draw:style-name="gr1" draw:text-style-name="P1" draw:layer="layout" svg:width="0.098cm" svg:height="0.159cm" svg:x="44.161cm" svg:y="24.089cm" svg:viewBox="0 0 99 160" draw:points="6,16 16,10 32,0 67,0 83,10 93,16 99,32 99,45 93,70 0,160 99,160">
          <text:p/>
        </draw:polyline>
        <draw:polyline draw:style-name="gr1" draw:text-style-name="P1" draw:layer="layout" svg:width="0.098cm" svg:height="0.159cm" svg:x="44.313cm" svg:y="24.089cm" svg:viewBox="0 0 99 160" draw:points="0,0 99,0 45,61 67,61 83,70 90,77 99,93 99,131 90,144 83,153 67,160 22,160 6,153 0,144">
          <text:p/>
        </draw:polyline>
        <draw:line draw:style-name="gr1" draw:text-style-name="P1" draw:layer="layout" svg:x1="43.815cm" svg:y1="24.606cm" svg:x2="44.767cm" svg:y2="24.606cm">
          <text:p/>
        </draw:line>
        <draw:polyline draw:style-name="gr7" draw:text-style-name="P4" draw:layer="layout" svg:width="0.108cm" svg:height="0.159cm" svg:x="43.237cm" svg:y="24.517cm" svg:viewBox="0 0 109 160" draw:points="0,0 54,160 109,0">
          <text:p/>
        </draw:polyline>
        <draw:polyline draw:style-name="gr7" draw:text-style-name="P4" draw:layer="layout" svg:width="0.098cm" svg:height="0.159cm" svg:x="43.39cm" svg:y="24.517cm" svg:viewBox="0 0 99 160" draw:points="99,144 93,153 67,160 55,160 32,153 16,137 6,121 0,93 0,70 6,38 16,22 32,10 55,0 67,0 93,10 99,16">
          <text:p/>
        </draw:polyline>
        <draw:polyline draw:style-name="gr7" draw:text-style-name="P4" draw:layer="layout" svg:width="0.098cm" svg:height="0.159cm" svg:x="43.548cm" svg:y="24.517cm" svg:viewBox="0 0 99 160" draw:points="99,144 93,153 67,160 55,160 32,153 16,137 6,121 0,93 0,70 6,38 16,22 32,10 55,0 67,0 93,10 99,16">
          <text:p/>
        </draw:polyline>
        <draw:polyline draw:style-name="gr1" draw:text-style-name="P1" draw:layer="layout" svg:width="0.098cm" svg:height="0.159cm" svg:x="44.161cm" svg:y="24.406cm" svg:viewBox="0 0 99 160" draw:points="6,16 16,10 32,0 67,0 83,10 93,16 99,32 99,45 93,70 0,160 99,160">
          <text:p/>
        </draw:polyline>
        <draw:line draw:style-name="gr1" draw:text-style-name="P1" draw:layer="layout" svg:x1="44.396cm" svg:y1="24.46cm" svg:x2="44.396cm" svg:y2="24.565cm">
          <text:p/>
        </draw:line>
        <draw:polyline draw:style-name="gr1" draw:text-style-name="P1" draw:layer="layout" svg:width="0.098cm" svg:height="0.111cm" svg:x="44.32cm" svg:y="24.4cm" svg:viewBox="0 0 99 112" draw:points="38,0 0,112 99,112">
          <text:p/>
        </draw:polyline>
        <draw:line draw:style-name="gr1" draw:text-style-name="P1" draw:layer="layout" svg:x1="40.957cm" svg:y1="23.971cm" svg:x2="40.005cm" svg:y2="23.971cm">
          <text:p/>
        </draw:line>
        <draw:line draw:style-name="gr7" draw:text-style-name="P4" draw:layer="layout" svg:x1="41.129cm" svg:y1="24.041cm" svg:x2="41.129cm" svg:y2="23.882cm">
          <text:p/>
        </draw:line>
        <draw:polyline draw:style-name="gr7" draw:text-style-name="P4" draw:layer="layout" svg:width="0.092cm" svg:height="0.159cm" svg:x="41.205cm" svg:y="23.882cm" svg:viewBox="0 0 93 160" draw:points="0,160 0,0 93,160 93,0">
          <text:p/>
        </draw:polyline>
        <draw:polyline draw:style-name="gr7" draw:text-style-name="P4" draw:layer="layout" svg:width="0.098cm" svg:height="0.159cm" svg:x="41.358cm" svg:y="23.882cm" svg:viewBox="0 0 99 160" draw:points="0,0 99,0 45,61 67,61 83,70 90,77 99,93 99,131 90,144 83,153 67,160 22,160 6,153 0,144">
          <text:p/>
        </draw:polyline>
        <draw:polyline draw:style-name="gr1" draw:text-style-name="P1" draw:layer="layout" svg:width="0.098cm" svg:height="0.159cm" svg:x="40.427cm" svg:y="23.771cm" svg:viewBox="0 0 99 160" draw:points="0,0 99,0 45,61 67,61 83,70 90,77 99,93 99,131 90,144 83,153 67,160 22,160 6,153 0,144">
          <text:p/>
        </draw:polyline>
        <draw:line draw:style-name="gr1" draw:text-style-name="P1" draw:layer="layout" svg:x1="40.957cm" svg:y1="23.654cm" svg:x2="40.005cm" svg:y2="23.654cm">
          <text:p/>
        </draw:line>
        <draw:polyline draw:style-name="gr7" draw:text-style-name="P4" draw:layer="layout" svg:width="0.092cm" svg:height="0.159cm" svg:x="41.129cm" svg:y="23.565cm" svg:viewBox="0 0 93 160" draw:points="0,160 0,0 61,0 77,10 87,16 93,32 93,54 87,70 77,77 61,83 0,83">
          <text:p/>
        </draw:polyline>
        <draw:polygon draw:style-name="gr7" draw:text-style-name="P4" draw:layer="layout" svg:width="0.092cm" svg:height="0.159cm" svg:x="41.288cm" svg:y="23.565cm" svg:viewBox="0 0 93 160" draw:points="0,160 0,0 39,0 61,10 77,22 87,38 93,70 93,93 87,121 77,137 61,153 39,160">
          <text:p/>
        </draw:polygon>
        <draw:line draw:style-name="gr7" draw:text-style-name="P4" draw:layer="layout" svg:x1="41.562cm" svg:y1="23.558cm" svg:x2="41.424cm" svg:y2="23.762cm">
          <text:p/>
        </draw:line>
        <draw:line draw:style-name="gr7" draw:text-style-name="P4" draw:layer="layout" svg:x1="41.615cm" svg:y1="23.724cm" svg:x2="41.615cm" svg:y2="23.565cm">
          <text:p/>
        </draw:line>
        <draw:polyline draw:style-name="gr7" draw:text-style-name="P4" draw:layer="layout" svg:width="0.089cm" svg:height="0.159cm" svg:x="41.691cm" svg:y="23.565cm" svg:viewBox="0 0 90 160" draw:points="0,160 0,0 90,160 90,0">
          <text:p/>
        </draw:polyline>
        <draw:line draw:style-name="gr7" draw:text-style-name="P4" draw:layer="layout" svg:x1="41.923cm" svg:y1="23.619cm" svg:x2="41.923cm" svg:y2="23.724cm">
          <text:p/>
        </draw:line>
        <draw:polyline draw:style-name="gr7" draw:text-style-name="P4" draw:layer="layout" svg:width="0.098cm" svg:height="0.111cm" svg:x="41.85cm" svg:y="23.558cm" svg:viewBox="0 0 99 112" draw:points="38,0 0,112 99,112">
          <text:p/>
        </draw:polyline>
        <draw:line draw:style-name="gr1" draw:text-style-name="P1" draw:layer="layout" svg:x1="40.51cm" svg:y1="23.508cm" svg:x2="40.51cm" svg:y2="23.613cm">
          <text:p/>
        </draw:line>
        <draw:polyline draw:style-name="gr1" draw:text-style-name="P1" draw:layer="layout" svg:width="0.098cm" svg:height="0.111cm" svg:x="40.434cm" svg:y="23.447cm" svg:viewBox="0 0 99 112" draw:points="38,0 0,112 99,112">
          <text:p/>
        </draw:polyline>
        <draw:line draw:style-name="gr1" draw:text-style-name="P1" draw:layer="layout" svg:x1="40.957cm" svg:y1="23.336cm" svg:x2="40.005cm" svg:y2="23.336cm">
          <text:p/>
        </draw:line>
        <draw:line draw:style-name="gr7" draw:text-style-name="P4" draw:layer="layout" svg:x1="41.129cm" svg:y1="23.406cm" svg:x2="41.129cm" svg:y2="23.247cm">
          <text:p/>
        </draw:line>
        <draw:polyline draw:style-name="gr7" draw:text-style-name="P4" draw:layer="layout" svg:width="0.092cm" svg:height="0.159cm" svg:x="41.205cm" svg:y="23.247cm" svg:viewBox="0 0 93 160" draw:points="0,160 0,0 93,160 93,0">
          <text:p/>
        </draw:polyline>
        <draw:polyline draw:style-name="gr7" draw:text-style-name="P4" draw:layer="layout" svg:width="0.092cm" svg:height="0.159cm" svg:x="41.364cm" svg:y="23.247cm" svg:viewBox="0 0 93 160" draw:points="83,0 10,0 0,77 10,70 22,61 61,61 77,70 83,77 93,93 93,131 83,144 77,153 61,160 22,160 10,153 0,144">
          <text:p/>
        </draw:polyline>
        <draw:polyline draw:style-name="gr1" draw:text-style-name="P1" draw:layer="layout" svg:width="0.092cm" svg:height="0.159cm" svg:x="40.434cm" svg:y="23.136cm" svg:viewBox="0 0 93 160" draw:points="83,0 10,0 0,77 10,70 22,61 61,61 77,70 83,77 93,93 93,131 83,144 77,153 61,160 22,160 10,153 0,144">
          <text:p/>
        </draw:polyline>
        <draw:line draw:style-name="gr1" draw:text-style-name="P1" draw:layer="layout" svg:x1="40.957cm" svg:y1="23.019cm" svg:x2="40.005cm" svg:y2="23.019cm">
          <text:p/>
        </draw:line>
        <draw:line draw:style-name="gr7" draw:text-style-name="P4" draw:layer="layout" svg:x1="41.129cm" svg:y1="23.089cm" svg:x2="41.129cm" svg:y2="22.93cm">
          <text:p/>
        </draw:line>
        <draw:polyline draw:style-name="gr7" draw:text-style-name="P4" draw:layer="layout" svg:width="0.092cm" svg:height="0.159cm" svg:x="41.205cm" svg:y="22.93cm" svg:viewBox="0 0 93 160" draw:points="0,160 0,0 93,160 93,0">
          <text:p/>
        </draw:polyline>
        <draw:polyline draw:style-name="gr7" draw:text-style-name="P4" draw:layer="layout" svg:width="0.092cm" svg:height="0.159cm" svg:x="41.364cm" svg:y="22.93cm" svg:viewBox="0 0 93 160" draw:points="77,0 48,0 32,10 22,16 10,38 0,70 0,131 10,144 16,153 32,160 61,160 77,153 83,144 93,131 93,93 83,77 77,70 61,61 32,61 16,70 10,77 0,93">
          <text:p/>
        </draw:polyline>
        <draw:polyline draw:style-name="gr1" draw:text-style-name="P1" draw:layer="layout" svg:width="0.092cm" svg:height="0.159cm" svg:x="40.434cm" svg:y="22.819cm" svg:viewBox="0 0 93 160" draw:points="77,0 48,0 32,10 22,16 10,38 0,70 0,131 10,144 16,153 32,160 61,160 77,153 83,144 93,131 93,93 83,77 77,70 61,61 32,61 16,70 10,77 0,93">
          <text:p/>
        </draw:polyline>
        <draw:line draw:style-name="gr1" draw:text-style-name="P1" draw:layer="layout" svg:x1="40.957cm" svg:y1="22.701cm" svg:x2="40.005cm" svg:y2="22.701cm">
          <text:p/>
        </draw:line>
        <draw:line draw:style-name="gr7" draw:text-style-name="P4" draw:layer="layout" svg:x1="41.129cm" svg:y1="22.771cm" svg:x2="41.129cm" svg:y2="22.612cm">
          <text:p/>
        </draw:line>
        <draw:polyline draw:style-name="gr7" draw:text-style-name="P4" draw:layer="layout" svg:width="0.092cm" svg:height="0.159cm" svg:x="41.205cm" svg:y="22.612cm" svg:viewBox="0 0 93 160" draw:points="0,160 0,0 93,160 93,0">
          <text:p/>
        </draw:polyline>
        <draw:polyline draw:style-name="gr7" draw:text-style-name="P4" draw:layer="layout" svg:width="0.105cm" svg:height="0.159cm" svg:x="41.358cm" svg:y="22.612cm" svg:viewBox="0 0 106 160" draw:points="0,0 106,0 38,160">
          <text:p/>
        </draw:polyline>
        <draw:polyline draw:style-name="gr1" draw:text-style-name="P1" draw:layer="layout" svg:width="0.105cm" svg:height="0.159cm" svg:x="40.427cm" svg:y="22.501cm" svg:viewBox="0 0 106 160" draw:points="0,0 106,0 38,160">
          <text:p/>
        </draw:polyline>
        <draw:line draw:style-name="gr1" draw:text-style-name="P1" draw:layer="layout" svg:x1="40.957cm" svg:y1="22.384cm" svg:x2="40.005cm" svg:y2="22.384cm">
          <text:p/>
        </draw:line>
        <draw:line draw:style-name="gr7" draw:text-style-name="P4" draw:layer="layout" svg:x1="41.129cm" svg:y1="22.454cm" svg:x2="41.129cm" svg:y2="22.295cm">
          <text:p/>
        </draw:line>
        <draw:polyline draw:style-name="gr7" draw:text-style-name="P4" draw:layer="layout" svg:width="0.092cm" svg:height="0.159cm" svg:x="41.205cm" svg:y="22.295cm" svg:viewBox="0 0 93 160" draw:points="0,160 0,0 93,160 93,0">
          <text:p/>
        </draw:polyline>
        <draw:polyline draw:style-name="gr7" draw:text-style-name="P4" draw:layer="layout" svg:width="0.092cm" svg:height="0.159cm" svg:x="41.364cm" svg:y="22.295cm" svg:viewBox="0 0 93 160" draw:points="32,70 16,61 10,54 0,38 0,32 10,16 16,10 32,0 61,0 77,10 83,16 93,32 93,38 83,54 77,61 61,70 32,70 16,77 10,83 0,99 0,131 10,144 16,153 32,160 61,160 77,153 83,144 93,131 93,99 83,83 77,77 61,70">
          <text:p/>
        </draw:polyline>
        <draw:polyline draw:style-name="gr1" draw:text-style-name="P1" draw:layer="layout" svg:width="0.092cm" svg:height="0.159cm" svg:x="40.434cm" svg:y="22.184cm" svg:viewBox="0 0 93 160" draw:points="32,70 16,61 10,54 0,38 0,32 10,16 16,10 32,0 61,0 77,10 83,16 93,32 93,38 83,54 77,61 61,70 32,70 16,77 10,83 0,99 0,131 10,144 16,153 32,160 61,160 77,153 83,144 93,131 93,99 83,83 77,77 61,70">
          <text:p/>
        </draw:polyline>
        <draw:line draw:style-name="gr1" draw:text-style-name="P1" draw:layer="layout" svg:x1="40.957cm" svg:y1="22.066cm" svg:x2="40.005cm" svg:y2="22.066cm">
          <text:p/>
        </draw:line>
        <draw:line draw:style-name="gr7" draw:text-style-name="P4" draw:layer="layout" svg:x1="41.129cm" svg:y1="22.136cm" svg:x2="41.129cm" svg:y2="21.977cm">
          <text:p/>
        </draw:line>
        <draw:polyline draw:style-name="gr7" draw:text-style-name="P4" draw:layer="layout" svg:width="0.092cm" svg:height="0.159cm" svg:x="41.205cm" svg:y="21.977cm" svg:viewBox="0 0 93 160" draw:points="0,160 0,0 93,160 93,0">
          <text:p/>
        </draw:polyline>
        <draw:polyline draw:style-name="gr7" draw:text-style-name="P4" draw:layer="layout" svg:width="0.092cm" svg:height="0.159cm" svg:x="41.364cm" svg:y="21.977cm" svg:viewBox="0 0 93 160" draw:points="16,160 48,160 61,153 71,144 83,121 93,93 93,32 83,16 77,10 61,0 32,0 16,10 10,16 0,32 0,70 10,83 16,93 32,99 61,99 77,93 83,83 93,70">
          <text:p/>
        </draw:polyline>
        <draw:polyline draw:style-name="gr1" draw:text-style-name="P1" draw:layer="layout" svg:width="0.092cm" svg:height="0.159cm" svg:x="40.434cm" svg:y="21.866cm" svg:viewBox="0 0 93 160" draw:points="16,160 48,160 61,153 71,144 83,121 93,93 93,32 83,16 77,10 61,0 32,0 16,10 10,16 0,32 0,70 10,83 16,93 32,99 61,99 77,93 83,83 93,70">
          <text:p/>
        </draw:polyline>
        <draw:polyline draw:style-name="gr7" draw:text-style-name="P4" draw:layer="layout" svg:width="0.089cm" svg:height="0.159cm" svg:x="42.189cm" svg:y="19.856cm" svg:viewBox="0 0 90 160" draw:points="0,0 0,131 6,144 13,153 29,160 61,160 74,153 83,144 90,131 90,0">
          <text:p/>
        </draw:polyline>
        <draw:polyline draw:style-name="gr7" draw:text-style-name="P4" draw:layer="layout" svg:width="0.098cm" svg:height="0.159cm" svg:x="42.339cm" svg:y="19.856cm" svg:viewBox="0 0 99 160" draw:points="0,0 99,0 48,61 71,61 83,70 93,77 99,93 99,131 93,144 83,153 71,160 22,160 10,153 0,144">
          <text:p/>
        </draw:polyline>
        <draw:polyline draw:style-name="gr7" draw:text-style-name="P4" draw:layer="layout" svg:width="0.105cm" svg:height="0.159cm" svg:x="42.491cm" svg:y="19.856cm" svg:viewBox="0 0 106 160" draw:points="0,0 106,0 38,160">
          <text:p/>
        </draw:polyline>
        <draw:line draw:style-name="gr7" draw:text-style-name="P4" draw:layer="layout" svg:x1="41.913cm" svg:y1="20.26cm" svg:x2="41.989cm" svg:y2="20.26cm">
          <text:p/>
        </draw:line>
        <draw:polyline draw:style-name="gr7" draw:text-style-name="P4" draw:layer="layout" svg:width="0.105cm" svg:height="0.159cm" svg:x="41.897cm" svg:y="20.145cm" svg:viewBox="0 0 106 160" draw:points="0,160 54,0 106,160">
          <text:p/>
        </draw:polyline>
        <draw:line draw:style-name="gr7" draw:text-style-name="P4" draw:layer="layout" svg:x1="42.034cm" svg:y1="20.145cm" svg:x2="42.123cm" svg:y2="20.145cm">
          <text:p/>
        </draw:line>
        <draw:line draw:style-name="gr7" draw:text-style-name="P4" draw:layer="layout" svg:x1="42.078cm" svg:y1="20.304cm" svg:x2="42.078cm" svg:y2="20.145cm">
          <text:p/>
        </draw:line>
        <draw:line draw:style-name="gr7" draw:text-style-name="P4" draw:layer="layout" svg:x1="42.231cm" svg:y1="20.222cm" svg:x2="42.177cm" svg:y2="20.222cm">
          <text:p/>
        </draw:line>
        <draw:polyline draw:style-name="gr7" draw:text-style-name="P4" draw:layer="layout" svg:width="0.076cm" svg:height="0.159cm" svg:x="42.177cm" svg:y="20.145cm" svg:viewBox="0 0 77 160" draw:points="0,160 0,0 77,0">
          <text:p/>
        </draw:polyline>
        <draw:polyline draw:style-name="gr7" draw:text-style-name="P4" draw:layer="layout" svg:width="0.105cm" svg:height="0.159cm" svg:x="42.297cm" svg:y="20.145cm" svg:viewBox="0 0 106 160" draw:points="0,0 106,0 38,160">
          <text:p/>
        </draw:polyline>
        <draw:polyline draw:style-name="gr7" draw:text-style-name="P4" draw:layer="layout" svg:width="0.092cm" svg:height="0.159cm" svg:x="42.456cm" svg:y="20.145cm" svg:viewBox="0 0 93 160" draw:points="83,0 10,0 0,77 10,70 22,61 61,61 77,70 83,77 93,93 93,131 83,144 77,153 61,160 22,160 10,153 0,144">
          <text:p/>
        </draw:polyline>
        <draw:polygon draw:style-name="gr7" draw:text-style-name="P4" draw:layer="layout" svg:width="0.089cm" svg:height="0.159cm" svg:x="42.608cm" svg:y="20.145cm" svg:viewBox="0 0 90 160" draw:points="39,0 51,0 67,10 77,16 83,32 90,61 90,99 83,131 77,144 67,153 51,160 39,160 22,153 16,144 6,131 0,99 0,61 6,32 16,16 22,10">
          <text:p/>
        </draw:polygon>
        <draw:polyline draw:style-name="gr7" draw:text-style-name="P4" draw:layer="layout" svg:width="0.098cm" svg:height="0.159cm" svg:x="42.758cm" svg:y="20.145cm" svg:viewBox="0 0 99 160" draw:points="99,144 93,153 71,160 55,160 32,153 16,137 10,121 0,93 0,70 10,38 16,22 32,10 55,0 71,0 93,10 99,16">
          <text:p/>
        </draw:polyline>
        <draw:line draw:style-name="gr1" draw:text-style-name="P1" draw:layer="layout" svg:x1="44.91cm" svg:y1="21.501cm" svg:x2="44.91cm" svg:y2="21.342cm">
          <text:p/>
        </draw:line>
        <draw:line draw:style-name="gr1" draw:text-style-name="P1" draw:layer="layout" svg:x1="44.91cm" svg:y1="21.419cm" svg:x2="45.002cm" svg:y2="21.419cm">
          <text:p/>
        </draw:line>
        <draw:line draw:style-name="gr1" draw:text-style-name="P1" draw:layer="layout" svg:x1="45.002cm" svg:y1="21.501cm" svg:x2="45.002cm" svg:y2="21.342cm">
          <text:p/>
        </draw:line>
        <draw:polyline draw:style-name="gr1" draw:text-style-name="P1" draw:layer="layout" svg:width="0.07cm" svg:height="0.105cm" svg:x="45.069cm" svg:y="21.396cm" svg:viewBox="0 0 71 106" draw:points="0,99 16,106 48,106 61,99 71,83 71,77 61,61 48,51 26,51 10,45 0,29 0,22 10,6 26,0 48,0 61,6">
          <text:p/>
        </draw:polyline>
        <draw:line draw:style-name="gr1" draw:text-style-name="P1" draw:layer="layout" svg:x1="45.193cm" svg:y1="21.396cm" svg:x2="45.229cm" svg:y2="21.502cm">
          <text:p/>
        </draw:line>
        <draw:polyline draw:style-name="gr1" draw:text-style-name="P1" draw:layer="layout" svg:width="0.073cm" svg:height="0.159cm" svg:x="45.193cm" svg:y="21.396cm" svg:viewBox="0 0 74 160" draw:points="74,0 35,105 23,144 13,150 0,160">
          <text:p/>
        </draw:polyline>
        <draw:line draw:style-name="gr1" draw:text-style-name="P1" draw:layer="layout" svg:x1="45.326cm" svg:y1="21.396cm" svg:x2="45.326cm" svg:y2="21.501cm">
          <text:p/>
        </draw:line>
        <draw:polyline draw:style-name="gr1" draw:text-style-name="P1" draw:layer="layout" svg:width="0.07cm" svg:height="0.105cm" svg:x="45.326cm" svg:y="21.396cm" svg:viewBox="0 0 71 106" draw:points="0,16 10,6 26,0 48,0 61,6 71,22 71,106">
          <text:p/>
        </draw:polyline>
        <draw:polyline draw:style-name="gr1" draw:text-style-name="P1" draw:layer="layout" svg:width="0.076cm" svg:height="0.105cm" svg:x="45.463cm" svg:y="21.396cm" svg:viewBox="0 0 77 106" draw:points="77,99 61,106 32,106 16,99 10,90 0,77 0,29 10,16 16,6 32,0 61,0 77,6">
          <text:p/>
        </draw:polyline>
        <draw:polygon draw:style-name="gr6" draw:text-style-name="P1" draw:layer="layout" svg:width="0.927cm" svg:height="0.279cm" svg:x="44.767cm" svg:y="21.292cm" svg:viewBox="0 0 928 280" draw:points="0,140 79,280 849,280 928,140 849,0 79,0">
          <text:p/>
        </draw:polygon>
        <draw:polyline draw:style-name="gr1" draw:text-style-name="P1" draw:layer="layout" svg:width="0.108cm" svg:height="0.159cm" svg:x="44.888cm" svg:y="21.66cm" svg:viewBox="0 0 109 160" draw:points="0,0 54,160 109,0">
          <text:p/>
        </draw:polyline>
        <draw:polyline draw:style-name="gr1" draw:text-style-name="P1" draw:layer="layout" svg:width="0.067cm" svg:height="0.105cm" svg:x="45.041cm" svg:y="21.714cm" svg:viewBox="0 0 68 106" draw:points="0,99 16,106 45,106 61,99 68,83 68,77 61,61 45,51 23,51 6,45 0,29 0,22 6,6 23,0 45,0 61,6">
          <text:p/>
        </draw:polyline>
        <draw:line draw:style-name="gr1" draw:text-style-name="P1" draw:layer="layout" svg:x1="45.161cm" svg:y1="21.714cm" svg:x2="45.2cm" svg:y2="21.82cm">
          <text:p/>
        </draw:line>
        <draw:polyline draw:style-name="gr1" draw:text-style-name="P1" draw:layer="layout" svg:width="0.076cm" svg:height="0.159cm" svg:x="45.161cm" svg:y="21.714cm" svg:viewBox="0 0 77 160" draw:points="77,0 39,105 23,144 16,150 0,160">
          <text:p/>
        </draw:polyline>
        <draw:line draw:style-name="gr1" draw:text-style-name="P1" draw:layer="layout" svg:x1="45.298cm" svg:y1="21.714cm" svg:x2="45.298cm" svg:y2="21.819cm">
          <text:p/>
        </draw:line>
        <draw:polyline draw:style-name="gr1" draw:text-style-name="P1" draw:layer="layout" svg:width="0.067cm" svg:height="0.105cm" svg:x="45.298cm" svg:y="21.714cm" svg:viewBox="0 0 68 106" draw:points="0,16 6,6 23,0 45,0 61,6 68,22 68,106">
          <text:p/>
        </draw:polyline>
        <draw:polyline draw:style-name="gr1" draw:text-style-name="P1" draw:layer="layout" svg:width="0.076cm" svg:height="0.105cm" svg:x="45.434cm" svg:y="21.714cm" svg:viewBox="0 0 77 106" draw:points="77,99 61,106 29,106 13,99 6,90 0,77 0,29 6,16 13,6 29,0 61,0 77,6">
          <text:p/>
        </draw:polyline>
        <draw:polygon draw:style-name="gr6" draw:text-style-name="P1" draw:layer="layout" svg:width="0.899cm" svg:height="0.279cm" svg:x="44.767cm" svg:y="21.609cm" svg:viewBox="0 0 900 280" draw:points="0,140 79,280 820,280 900,140 820,0 79,0">
          <text:p/>
        </draw:polygon>
        <draw:line draw:style-name="gr1" draw:text-style-name="P1" draw:layer="layout" svg:x1="36.855cm" svg:y1="14.516cm" svg:x2="36.855cm" svg:y2="14.357cm">
          <text:p/>
        </draw:line>
        <draw:line draw:style-name="gr1" draw:text-style-name="P1" draw:layer="layout" svg:x1="36.855cm" svg:y1="14.434cm" svg:x2="36.947cm" svg:y2="14.434cm">
          <text:p/>
        </draw:line>
        <draw:line draw:style-name="gr1" draw:text-style-name="P1" draw:layer="layout" svg:x1="36.947cm" svg:y1="14.516cm" svg:x2="36.947cm" svg:y2="14.357cm">
          <text:p/>
        </draw:line>
        <draw:polyline draw:style-name="gr1" draw:text-style-name="P1" draw:layer="layout" svg:width="0.07cm" svg:height="0.105cm" svg:x="37.014cm" svg:y="14.411cm" svg:viewBox="0 0 71 106" draw:points="0,99 16,106 48,106 61,99 71,83 71,77 61,61 48,51 26,51 10,45 0,29 0,22 10,6 26,0 48,0 61,6">
          <text:p/>
        </draw:polyline>
        <draw:line draw:style-name="gr1" draw:text-style-name="P1" draw:layer="layout" svg:x1="37.135cm" svg:y1="14.411cm" svg:x2="37.174cm" svg:y2="14.517cm">
          <text:p/>
        </draw:line>
        <draw:polyline draw:style-name="gr1" draw:text-style-name="P1" draw:layer="layout" svg:width="0.076cm" svg:height="0.159cm" svg:x="37.135cm" svg:y="14.411cm" svg:viewBox="0 0 77 160" draw:points="77,0 39,105 26,144 16,150 0,160">
          <text:p/>
        </draw:polyline>
        <draw:line draw:style-name="gr1" draw:text-style-name="P1" draw:layer="layout" svg:x1="37.271cm" svg:y1="14.411cm" svg:x2="37.271cm" svg:y2="14.516cm">
          <text:p/>
        </draw:line>
        <draw:polyline draw:style-name="gr1" draw:text-style-name="P1" draw:layer="layout" svg:width="0.07cm" svg:height="0.105cm" svg:x="37.271cm" svg:y="14.411cm" svg:viewBox="0 0 71 106" draw:points="0,16 10,6 23,0 48,0 61,6 71,22 71,106">
          <text:p/>
        </draw:polyline>
        <draw:polyline draw:style-name="gr1" draw:text-style-name="P1" draw:layer="layout" svg:width="0.076cm" svg:height="0.105cm" svg:x="37.408cm" svg:y="14.411cm" svg:viewBox="0 0 77 106" draw:points="77,99 61,106 32,106 16,99 10,90 0,77 0,29 10,16 16,6 32,0 61,0 77,6">
          <text:p/>
        </draw:polyline>
        <draw:polygon draw:style-name="gr6" draw:text-style-name="P1" draw:layer="layout" svg:width="0.927cm" svg:height="0.279cm" svg:x="36.697cm" svg:y="14.307cm" svg:viewBox="0 0 928 280" draw:points="928,140 849,0 79,0 0,140 79,280 849,280">
          <text:p/>
        </draw:polygon>
        <draw:polyline draw:style-name="gr1" draw:text-style-name="P1" draw:layer="layout" svg:width="0.105cm" svg:height="0.159cm" svg:x="36.865cm" svg:y="14.675cm" svg:viewBox="0 0 106 160" draw:points="0,0 51,160 106,0">
          <text:p/>
        </draw:polyline>
        <draw:polyline draw:style-name="gr1" draw:text-style-name="P1" draw:layer="layout" svg:width="0.07cm" svg:height="0.105cm" svg:x="37.014cm" svg:y="14.729cm" svg:viewBox="0 0 71 106" draw:points="0,99 16,106 48,106 61,99 71,83 71,77 61,61 48,51 26,51 10,45 0,29 0,22 10,6 26,0 48,0 61,6">
          <text:p/>
        </draw:polyline>
        <draw:line draw:style-name="gr1" draw:text-style-name="P1" draw:layer="layout" svg:x1="37.135cm" svg:y1="14.729cm" svg:x2="37.174cm" svg:y2="14.835cm">
          <text:p/>
        </draw:line>
        <draw:polyline draw:style-name="gr1" draw:text-style-name="P1" draw:layer="layout" svg:width="0.076cm" svg:height="0.159cm" svg:x="37.135cm" svg:y="14.729cm" svg:viewBox="0 0 77 160" draw:points="77,0 39,105 26,144 16,150 0,160">
          <text:p/>
        </draw:polyline>
        <draw:line draw:style-name="gr1" draw:text-style-name="P1" draw:layer="layout" svg:x1="37.271cm" svg:y1="14.729cm" svg:x2="37.271cm" svg:y2="14.834cm">
          <text:p/>
        </draw:line>
        <draw:polyline draw:style-name="gr1" draw:text-style-name="P1" draw:layer="layout" svg:width="0.07cm" svg:height="0.105cm" svg:x="37.271cm" svg:y="14.729cm" svg:viewBox="0 0 71 106" draw:points="0,16 10,6 23,0 48,0 61,6 71,22 71,106">
          <text:p/>
        </draw:polyline>
        <draw:polyline draw:style-name="gr1" draw:text-style-name="P1" draw:layer="layout" svg:width="0.076cm" svg:height="0.105cm" svg:x="37.408cm" svg:y="14.729cm" svg:viewBox="0 0 77 106" draw:points="77,99 61,106 32,106 16,99 10,90 0,77 0,29 10,16 16,6 32,0 61,0 77,6">
          <text:p/>
        </draw:polyline>
        <draw:polygon draw:style-name="gr6" draw:text-style-name="P1" draw:layer="layout" svg:width="0.899cm" svg:height="0.279cm" svg:x="36.725cm" svg:y="14.624cm" svg:viewBox="0 0 900 280" draw:points="900,140 820,0 79,0 0,140 79,280 820,280">
          <text:p/>
        </draw:polygon>
        <draw:line draw:style-name="gr9" draw:text-style-name="P6" draw:layer="layout" svg:x1="13.653cm" svg:y1="3.81cm" svg:x2="12.859cm" svg:y2="3.81cm">
          <text:p/>
        </draw:line>
        <draw:polygon draw:style-name="gr1" draw:text-style-name="P1" draw:layer="layout" svg:width="0.092cm" svg:height="0.159cm" svg:x="13.002cm" svg:y="3.404cm" svg:viewBox="0 0 93 160" draw:points="0,160 0,0 39,0 61,10 77,22 87,38 93,70 93,93 87,121 77,137 61,153 39,160">
          <text:p/>
        </draw:polygon>
        <draw:line draw:style-name="gr1" draw:text-style-name="P1" draw:layer="layout" svg:x1="13.16cm" svg:y1="3.48cm" svg:x2="13.214cm" svg:y2="3.48cm">
          <text:p/>
        </draw:line>
        <draw:polyline draw:style-name="gr1" draw:text-style-name="P1" draw:layer="layout" svg:width="0.076cm" svg:height="0.159cm" svg:x="13.16cm" svg:y="3.404cm" svg:viewBox="0 0 77 160" draw:points="77,160 0,160 0,0 77,0">
          <text:p/>
        </draw:polyline>
        <draw:polygon draw:style-name="gr6" draw:text-style-name="P1" draw:layer="layout" svg:width="0.533cm" svg:height="0.279cm" svg:x="12.859cm" svg:y="3.353cm" svg:viewBox="0 0 534 280" draw:points="0,140 80,280 455,280 534,140 455,0 80,0">
          <text:p/>
        </draw:polygon>
        <draw:polygon draw:style-name="gr1" draw:text-style-name="P1" draw:layer="layout" svg:width="0.092cm" svg:height="0.159cm" svg:x="37.249cm" svg:y="14.04cm" svg:viewBox="0 0 93 160" draw:points="0,160 0,0 39,0 61,10 77,22 83,38 93,70 93,93 83,121 77,137 61,153 39,160">
          <text:p/>
        </draw:polygon>
        <draw:line draw:style-name="gr1" draw:text-style-name="P1" draw:layer="layout" svg:x1="37.408cm" svg:y1="14.116cm" svg:x2="37.462cm" svg:y2="14.116cm">
          <text:p/>
        </draw:line>
        <draw:polyline draw:style-name="gr1" draw:text-style-name="P1" draw:layer="layout" svg:width="0.076cm" svg:height="0.159cm" svg:x="37.408cm" svg:y="14.04cm" svg:viewBox="0 0 77 160" draw:points="77,160 0,160 0,0 77,0">
          <text:p/>
        </draw:polyline>
        <draw:polygon draw:style-name="gr6" draw:text-style-name="P1" draw:layer="layout" svg:width="0.533cm" svg:height="0.279cm" svg:x="37.09cm" svg:y="13.989cm" svg:viewBox="0 0 534 280" draw:points="534,140 455,0 80,0 0,140 80,280 455,280">
          <text:p/>
        </draw:polygon>
        <draw:polyline draw:style-name="gr1" draw:text-style-name="P1" draw:layer="layout" svg:width="0.159cm" svg:height="0.098cm" svg:x="13.405cm" svg:y="2.937cm" svg:viewBox="0 0 160 99" draw:points="10,6 0,22 0,45 10,67 22,83 38,93 70,99 93,99 121,93 137,83 153,67 160,45 160,32 153,6 144,0 93,0 93,32">
          <text:p/>
        </draw:polyline>
        <draw:polyline draw:style-name="gr1" draw:text-style-name="P1" draw:layer="layout" svg:width="0.159cm" svg:height="0.098cm" svg:x="13.405cm" svg:y="2.778cm" svg:viewBox="0 0 160 99" draw:points="144,0 153,6 160,32 160,45 153,67 137,83 121,93 93,99 70,99 38,93 22,83 10,67 0,45 0,32 10,6 16,0">
          <text:p/>
        </draw:polyline>
        <draw:polyline draw:style-name="gr1" draw:text-style-name="P1" draw:layer="layout" svg:width="0.159cm" svg:height="0.025cm" svg:x="13.405cm" svg:y="2.686cm" svg:viewBox="0 0 160 26" draw:points="160,0 153,17 137,26 0,26">
          <text:p/>
        </draw:polyline>
        <draw:polygon draw:style-name="gr1" draw:text-style-name="P1" draw:layer="layout" svg:width="0.105cm" svg:height="0.083cm" svg:x="13.459cm" svg:y="2.553cm" svg:viewBox="0 0 106 84" draw:points="106,51 99,67 90,74 77,84 29,84 16,74 6,67 0,51 0,29 6,13 16,6 29,0 77,0 90,6 99,13 106,29">
          <text:p/>
        </draw:polygon>
        <draw:polyline draw:style-name="gr1" draw:text-style-name="P1" draw:layer="layout" svg:width="0.105cm" svg:height="0.076cm" svg:x="13.459cm" svg:y="2.416cm" svg:viewBox="0 0 106 77" draw:points="99,0 106,16 106,45 99,61 90,68 77,77 29,77 16,68 6,61 0,45 0,16 6,0">
          <text:p/>
        </draw:polyline>
        <draw:line draw:style-name="gr1" draw:text-style-name="P1" draw:layer="layout" svg:x1="13.564cm" svg:y1="2.346cm" svg:x2="13.405cm" svg:y2="2.346cm">
          <text:p/>
        </draw:line>
        <draw:line draw:style-name="gr1" draw:text-style-name="P1" draw:layer="layout" svg:x1="13.503cm" svg:y1="2.335cm" svg:x2="13.564cm" svg:y2="2.286cm">
          <text:p/>
        </draw:line>
        <draw:line draw:style-name="gr1" draw:text-style-name="P1" draw:layer="layout" svg:x1="13.459cm" svg:y1="2.286cm" svg:x2="13.52cm" svg:y2="2.347cm">
          <text:p/>
        </draw:line>
        <draw:polygon draw:style-name="gr6" draw:text-style-name="P1" draw:layer="layout" svg:width="0.279cm" svg:height="1.041cm" svg:x="13.354cm" svg:y="2.134cm" svg:viewBox="0 0 280 1042" draw:points="140,1042 280,963 280,79 140,0 0,79 0,963">
          <text:p/>
        </draw:polygon>
        <draw:polygon draw:style-name="gr1" draw:text-style-name="P1" draw:layer="layout" svg:width="0.105cm" svg:height="0.159cm" svg:x="7.693cm" svg:y="5.944cm" svg:viewBox="0 0 106 160" draw:points="38,0 67,0 83,10 99,22 106,54 106,105 99,137 83,153 67,160 38,160 22,153 6,137 0,105 0,54 6,22 22,10">
          <text:p/>
        </draw:polygon>
        <draw:polyline draw:style-name="gr1" draw:text-style-name="P1" draw:layer="layout" svg:width="0.092cm" svg:height="0.159cm" svg:x="7.864cm" svg:y="5.944cm" svg:viewBox="0 0 93 160" draw:points="0,160 0,0 61,0 77,10 87,16 93,32 93,54 87,70 77,77 61,83 0,83">
          <text:p/>
        </draw:polyline>
        <draw:polygon draw:style-name="gr6" draw:text-style-name="P1" draw:layer="layout" svg:width="0.556cm" svg:height="0.279cm" svg:x="7.541cm" svg:y="5.893cm" svg:viewBox="0 0 557 280" draw:points="557,140 477,0 80,0 0,140 80,280 477,280">
          <text:p/>
        </draw:polygon>
        <draw:line draw:style-name="gr9" draw:text-style-name="P6" draw:layer="layout" svg:x1="7.779cm" svg:y1="18.732cm" svg:x2="7.779cm" svg:y2="20.954cm">
          <text:p/>
        </draw:line>
        <draw:line draw:style-name="gr9" draw:text-style-name="P6" draw:layer="layout" svg:x1="6.032cm" svg:y1="20.955cm" svg:x2="7.778cm" svg:y2="20.955cm">
          <text:p/>
        </draw:line>
        <draw:polyline draw:style-name="gr1" draw:text-style-name="P1" draw:layer="layout" svg:width="0.098cm" svg:height="0.159cm" svg:x="3.616cm" svg:y="19.596cm" svg:viewBox="0 0 99 160" draw:points="93,10 77,0 55,0 32,10 16,22 10,38 0,70 0,93 10,121 16,137 32,153 55,160 71,160 93,153 99,144 99,93 71,93">
          <text:p/>
        </draw:polyline>
        <draw:line draw:style-name="gr1" draw:text-style-name="P1" draw:layer="layout" svg:x1="3.785cm" svg:y1="19.672cm" svg:x2="3.836cm" svg:y2="19.672cm">
          <text:p/>
        </draw:line>
        <draw:polyline draw:style-name="gr1" draw:text-style-name="P1" draw:layer="layout" svg:width="0.076cm" svg:height="0.159cm" svg:x="3.785cm" svg:y="19.596cm" svg:viewBox="0 0 77 160" draw:points="77,160 0,160 0,0 77,0">
          <text:p/>
        </draw:polyline>
        <draw:line draw:style-name="gr1" draw:text-style-name="P1" draw:layer="layout" svg:x1="3.927cm" svg:y1="19.65cm" svg:x2="3.927cm" svg:y2="19.755cm">
          <text:p/>
        </draw:line>
        <draw:polyline draw:style-name="gr1" draw:text-style-name="P1" draw:layer="layout" svg:width="0.067cm" svg:height="0.105cm" svg:x="3.927cm" svg:y="19.65cm" svg:viewBox="0 0 68 106" draw:points="0,16 6,6 23,0 45,0 61,6 68,22 68,106">
          <text:p/>
        </draw:polyline>
        <draw:line draw:style-name="gr1" draw:text-style-name="P1" draw:layer="layout" svg:x1="4.14cm" svg:y1="19.755cm" svg:x2="4.14cm" svg:y2="19.596cm">
          <text:p/>
        </draw:line>
        <draw:polyline draw:style-name="gr1" draw:text-style-name="P1" draw:layer="layout" svg:width="0.076cm" svg:height="0.105cm" svg:x="4.064cm" svg:y="19.65cm" svg:viewBox="0 0 77 106" draw:points="77,99 61,106 29,106 16,99 6,90 0,77 0,29 6,16 16,6 29,0 61,0 77,6">
          <text:p/>
        </draw:polyline>
        <draw:polygon draw:style-name="gr6" draw:text-style-name="P1" draw:layer="layout" svg:width="0.822cm" svg:height="0.279cm" svg:x="3.464cm" svg:y="19.545cm" svg:viewBox="0 0 823 280" draw:points="823,140 744,0 79,0 0,140 79,280 744,280">
          <text:p/>
        </draw:polygon>
        <draw:polygon draw:style-name="gr6" draw:text-style-name="P1" draw:layer="layout" svg:width="0.794cm" svg:height="0.635cm" svg:x="27.305cm" svg:y="2.857cm" svg:viewBox="0 0 795 636" draw:points="0,636 0,0 795,318">
          <text:p/>
        </draw:polygon>
        <draw:path draw:style-name="gr1" draw:text-style-name="P1" draw:layer="layout" svg:width="0.127cm" svg:height="0.127cm" svg:x="28.099cm" svg:y="3.111cm" svg:viewBox="0 0 128 128" svg:d="M128 64c0 12-3 22-9 32-5 10-13 18-23 23-10 6-20 9-32 9s-22-3-32-9c-10-5-18-13-23-23-6-10-9-20-9-32s3-22 9-32c5-10 13-18 23-23 10-6 20-9 32-9s22 3 32 9c10 5 18 13 23 23 6 10 9 20 9 32z">
          <text:p/>
        </draw:path>
        <draw:line draw:style-name="gr1" draw:text-style-name="P1" draw:layer="layout" svg:x1="28.226cm" svg:y1="3.175cm" svg:x2="28.575cm" svg:y2="3.175cm">
          <text:p/>
        </draw:line>
        <draw:polyline draw:style-name="gr1" draw:text-style-name="P1" draw:layer="layout" svg:width="0.079cm" svg:height="0.127cm" svg:x="28.292cm" svg:y="3.01cm" svg:viewBox="0 0 80 128" draw:points="0,0 80,0 39,48 55,48 68,54 74,61 80,70 80,102 74,115 68,122 55,128 19,128 6,122 0,115">
          <text:p/>
        </draw:polyline>
        <draw:line draw:style-name="gr1" draw:text-style-name="P1" draw:layer="layout" svg:x1="27.305cm" svg:y1="3.175cm" svg:x2="26.829cm" svg:y2="3.175cm">
          <text:p/>
        </draw:line>
        <draw:polyline draw:style-name="gr1" draw:text-style-name="P1" draw:layer="layout" svg:width="0.073cm" svg:height="0.127cm" svg:x="27.029cm" svg:y="3.01cm" svg:viewBox="0 0 74 128" draw:points="68,0 6,0 0,61 6,54 19,48 48,48 61,54 68,61 74,70 74,102 68,115 61,122 48,128 19,128 6,122 0,115">
          <text:p/>
        </draw:polyline>
        <draw:path draw:style-name="gr1" draw:text-style-name="P1" draw:layer="layout" svg:width="0.127cm" svg:height="0.127cm" svg:x="27.718cm" svg:y="3.334cm" svg:viewBox="0 0 128 128" svg:d="M128 64c0 12-3 22-9 32-5 10-13 18-23 23-10 6-20 9-32 9s-22-3-32-9c-10-5-18-13-23-23-6-10-9-20-9-32s3-22 9-32c5-10 13-18 23-23 10-6 20-9 32-9s22 3 32 9c10 5 18 13 23 23 6 10 9 20 9 32z">
          <text:p/>
        </draw:path>
        <draw:line draw:style-name="gr1" draw:text-style-name="P1" draw:layer="layout" svg:x1="27.781cm" svg:y1="3.461cm" svg:x2="27.781cm" svg:y2="3.81cm">
          <text:p/>
        </draw:line>
        <draw:polyline draw:style-name="gr1" draw:text-style-name="P1" draw:layer="layout" svg:width="0.127cm" svg:height="0.086cm" svg:x="27.616cm" svg:y="3.527cm" svg:viewBox="0 0 128 87" draw:points="0,87 0,0 128,55">
          <text:p/>
        </draw:polyline>
        <draw:polyline draw:style-name="gr7" draw:text-style-name="P4" draw:layer="layout" svg:width="0.159cm" svg:height="0.089cm" svg:x="27.473cm" svg:y="2.623cm" svg:viewBox="0 0 160 90" draw:points="0,90 131,90 144,83 153,77 160,61 160,29 153,16 144,6 131,0 0,0">
          <text:p/>
        </draw:polyline>
        <draw:line draw:style-name="gr7" draw:text-style-name="P4" draw:layer="layout" svg:x1="27.632cm" svg:y1="2.464cm" svg:x2="27.632cm" svg:y2="2.553cm">
          <text:p/>
        </draw:line>
        <draw:polyline draw:style-name="gr7" draw:text-style-name="P4" draw:layer="layout" svg:width="0.159cm" svg:height="0.044cm" svg:x="27.473cm" svg:y="2.508cm" svg:viewBox="0 0 160 45" draw:points="160,0 0,0 22,16 38,32 45,45">
          <text:p/>
        </draw:polyline>
        <draw:polyline draw:style-name="gr7" draw:text-style-name="P4" draw:layer="layout" svg:width="0.159cm" svg:height="0.092cm" svg:x="27.473cm" svg:y="2.311cm" svg:viewBox="0 0 160 93" draw:points="0,16 0,48 10,61 16,71 38,83 70,93 131,93 144,83 153,77 160,61 160,32 153,16 144,10 131,0 93,0 77,10 70,16 61,32 61,61 70,77 77,83 93,93">
          <text:p/>
        </draw:polyline>
        <draw:polyline draw:style-name="gr7" draw:text-style-name="P4" draw:layer="layout" svg:width="0.159cm" svg:height="0.092cm" svg:x="27.473cm" svg:y="2.153cm" svg:viewBox="0 0 160 93" draw:points="77,39 83,16 93,10 105,0 131,0 144,10 153,16 160,32 160,93 0,93 0,39 10,22 16,16 32,10 45,10 61,16 70,22 77,39 77,93">
          <text:p/>
        </draw:polyline>
        <draw:polyline draw:style-name="gr7" draw:text-style-name="P4" draw:layer="layout" svg:width="0.159cm" svg:height="0.105cm" svg:x="27.762cm" svg:y="2.623cm" svg:viewBox="0 0 160 106" draw:points="0,106 0,0 160,67">
          <text:p/>
        </draw:polyline>
        <draw:line draw:style-name="gr7" draw:text-style-name="P4" draw:layer="layout" svg:x1="27.816cm" svg:y1="2.492cm" svg:x2="27.921cm" svg:y2="2.492cm">
          <text:p/>
        </draw:line>
        <draw:polyline draw:style-name="gr7" draw:text-style-name="P4" draw:layer="layout" svg:width="0.111cm" svg:height="0.098cm" svg:x="27.756cm" svg:y="2.47cm" svg:viewBox="0 0 112 99" draw:points="0,61 112,99 112,0">
          <text:p/>
        </draw:polyline>
        <draw:polyline draw:style-name="gr7" draw:text-style-name="P4" draw:layer="layout" svg:width="0.159cm" svg:height="0.076cm" svg:x="27.762cm" svg:y="2.334cm" svg:viewBox="0 0 160 77" draw:points="160,0 160,77 0,77">
          <text:p/>
        </draw:polyline>
        <draw:polyline draw:style-name="gr7" draw:text-style-name="P4" draw:layer="layout" svg:width="0.159cm" svg:height="0.108cm" svg:x="27.762cm" svg:y="2.197cm" svg:viewBox="0 0 160 109" draw:points="0,109 160,54 0,0">
          <text:p/>
        </draw:polyline>
        <draw:polyline draw:style-name="gr7" draw:text-style-name="P4" draw:layer="layout" svg:width="0.159cm" svg:height="0.098cm" svg:x="27.762cm" svg:y="2.054cm" svg:viewBox="0 0 160 99" draw:points="144,0 153,6 160,32 160,45 153,67 137,83 121,93 93,99 70,99 38,93 22,83 10,67 0,45 0,32 10,6 16,0">
          <text:p/>
        </draw:polyline>
        <draw:polyline draw:style-name="gr7" draw:text-style-name="P4" draw:layer="layout" svg:width="0.159cm" svg:height="0.098cm" svg:x="27.762cm" svg:y="1.902cm" svg:viewBox="0 0 160 99" draw:points="16,93 10,87 0,71 0,32 10,16 16,10 32,0 45,0 70,10 160,99 160,0">
          <text:p/>
        </draw:polyline>
        <draw:polyline draw:style-name="gr7" draw:text-style-name="P4" draw:layer="layout" svg:width="0.159cm" svg:height="0.098cm" svg:x="27.762cm" svg:y="1.743cm" svg:viewBox="0 0 160 99" draw:points="10,10 0,26 0,48 10,71 22,87 38,93 70,99 93,99 121,93 137,87 153,71 160,48 160,32 153,10 144,0 93,0 93,32">
          <text:p/>
        </draw:polyline>
        <draw:polyline draw:style-name="gr7" draw:text-style-name="P4" draw:layer="layout" svg:width="0.159cm" svg:height="0.098cm" svg:x="27.762cm" svg:y="1.594cm" svg:viewBox="0 0 160 99" draw:points="16,90 10,83 0,67 0,29 10,16 16,6 32,0 45,0 70,6 160,99 160,0">
          <text:p/>
        </draw:polyline>
        <draw:line draw:style-name="gr7" draw:text-style-name="P4" draw:layer="layout" svg:x1="27.816cm" svg:y1="1.457cm" svg:x2="27.921cm" svg:y2="1.457cm">
          <text:p/>
        </draw:line>
        <draw:polyline draw:style-name="gr7" draw:text-style-name="P4" draw:layer="layout" svg:width="0.111cm" svg:height="0.098cm" svg:x="27.756cm" svg:y="1.435cm" svg:viewBox="0 0 112 99" draw:points="0,61 112,99 112,0">
          <text:p/>
        </draw:polyline>
        <draw:polygon draw:style-name="gr7" draw:text-style-name="P4" draw:layer="layout" svg:width="0.159cm" svg:height="0.089cm" svg:x="27.762cm" svg:y="1.292cm" svg:viewBox="0 0 160 90" draw:points="0,51 0,35 10,22 16,13 32,6 61,0 99,0 131,6 144,13 153,22 160,35 160,51 153,67 144,74 131,83 99,90 61,90 32,83 16,74 10,67">
          <text:p/>
        </draw:polygon>
        <draw:polygon draw:style-name="gr1" draw:text-style-name="P1" draw:layer="layout" svg:width="0.318cm" svg:height="0.318cm" svg:x="27.622cm" svg:y="3.81cm" svg:viewBox="0 0 319 319" draw:points="159,0 159,159 319,159 159,319 0,159 159,159">
          <text:p/>
        </draw:polygon>
        <draw:polyline draw:style-name="gr7" draw:text-style-name="P4" draw:layer="layout" svg:width="0.098cm" svg:height="0.159cm" svg:x="27.584cm" svg:y="4.277cm" svg:viewBox="0 0 99 160" draw:points="90,10 77,0 55,0 29,10 16,22 6,38 0,70 0,93 6,121 16,137 29,153 55,160 67,160 90,153 99,144 99,93 67,93">
          <text:p/>
        </draw:polyline>
        <draw:polyline draw:style-name="gr7" draw:text-style-name="P4" draw:layer="layout" svg:width="0.092cm" svg:height="0.159cm" svg:x="27.749cm" svg:y="4.277cm" svg:viewBox="0 0 93 160" draw:points="0,160 0,0 93,160 93,0">
          <text:p/>
        </draw:polyline>
        <draw:polygon draw:style-name="gr7" draw:text-style-name="P4" draw:layer="layout" svg:width="0.089cm" svg:height="0.159cm" svg:x="27.918cm" svg:y="4.277cm" svg:viewBox="0 0 90 160" draw:points="0,160 0,0 39,0 61,10 74,22 83,38 90,70 90,93 83,121 74,137 61,153 39,160">
          <text:p/>
        </draw:polygon>
        <draw:line draw:style-name="gr9" draw:text-style-name="P6" draw:layer="layout" svg:x1="7.461cm" svg:y1="18.732cm" svg:x2="7.461cm" svg:y2="19.684cm">
          <text:p/>
        </draw:line>
        <draw:line draw:style-name="gr9" draw:text-style-name="P6" draw:layer="layout" svg:x1="7.461cm" svg:y1="19.685cm" svg:x2="6.032cm" svg:y2="19.685cm">
          <text:p/>
        </draw:line>
        <draw:polyline draw:style-name="gr1" draw:text-style-name="P1" draw:layer="layout" svg:width="0.159cm" svg:height="0.098cm" svg:x="21.501cm" svg:y="11.998cm" svg:viewBox="0 0 160 99" draw:points="10,6 0,22 0,45 10,67 22,83 38,90 70,99 93,99 121,90 137,83 153,67 160,45 160,29 153,6 144,0 93,0 93,29">
          <text:p/>
        </draw:polyline>
        <draw:line draw:style-name="gr1" draw:text-style-name="P1" draw:layer="layout" svg:x1="21.577cm" svg:y1="11.929cm" svg:x2="21.577cm" svg:y2="11.878cm">
          <text:p/>
        </draw:line>
        <draw:polyline draw:style-name="gr1" draw:text-style-name="P1" draw:layer="layout" svg:width="0.159cm" svg:height="0.073cm" svg:x="21.501cm" svg:y="11.855cm" svg:viewBox="0 0 160 74" draw:points="160,0 160,74 0,74 0,0">
          <text:p/>
        </draw:polyline>
        <draw:line draw:style-name="gr1" draw:text-style-name="P1" draw:layer="layout" svg:x1="21.555cm" svg:y1="11.786cm" svg:x2="21.66cm" svg:y2="11.786cm">
          <text:p/>
        </draw:line>
        <draw:polyline draw:style-name="gr1" draw:text-style-name="P1" draw:layer="layout" svg:width="0.105cm" svg:height="0.067cm" svg:x="21.555cm" svg:y="11.719cm" svg:viewBox="0 0 106 68" draw:points="16,68 6,61 0,45 0,23 6,6 22,0 106,0">
          <text:p/>
        </draw:polyline>
        <draw:line draw:style-name="gr1" draw:text-style-name="P1" draw:layer="layout" svg:x1="21.66cm" svg:y1="11.573cm" svg:x2="21.501cm" svg:y2="11.573cm">
          <text:p/>
        </draw:line>
        <draw:polyline draw:style-name="gr1" draw:text-style-name="P1" draw:layer="layout" svg:width="0.105cm" svg:height="0.076cm" svg:x="21.555cm" svg:y="11.573cm" svg:viewBox="0 0 106 77" draw:points="99,0 106,16 106,48 99,61 90,71 77,77 29,77 16,71 6,61 0,48 0,16 6,0">
          <text:p/>
        </draw:polyline>
        <draw:polygon draw:style-name="gr6" draw:text-style-name="P1" draw:layer="layout" svg:width="0.279cm" svg:height="0.822cm" svg:x="21.45cm" svg:y="11.43cm" svg:viewBox="0 0 280 823" draw:points="140,0 0,79 0,744 140,823 280,744 280,79">
          <text:p/>
        </draw:polygon>
        <draw:polygon draw:style-name="gr1" draw:text-style-name="P1" draw:layer="layout" svg:width="0.318cm" svg:height="0.318cm" svg:x="10.319cm" svg:y="13.811cm" svg:viewBox="0 0 319 319" draw:points="0,159 159,159 159,0 319,159 159,319 159,159">
          <text:p/>
        </draw:polygon>
        <draw:polyline draw:style-name="gr7" draw:text-style-name="P4" draw:layer="layout" svg:width="0.098cm" svg:height="0.159cm" svg:x="10.763cm" svg:y="13.856cm" svg:viewBox="0 0 99 160" draw:points="90,10 77,0 55,0 29,10 16,22 6,38 0,70 0,93 6,121 16,137 29,153 55,160 67,160 90,153 99,144 99,93 67,93">
          <text:p/>
        </draw:polyline>
        <draw:polyline draw:style-name="gr7" draw:text-style-name="P4" draw:layer="layout" svg:width="0.092cm" svg:height="0.159cm" svg:x="10.928cm" svg:y="13.856cm" svg:viewBox="0 0 93 160" draw:points="0,160 0,0 93,160 93,0">
          <text:p/>
        </draw:polyline>
        <draw:polygon draw:style-name="gr7" draw:text-style-name="P4" draw:layer="layout" svg:width="0.089cm" svg:height="0.159cm" svg:x="11.097cm" svg:y="13.856cm" svg:viewBox="0 0 90 160" draw:points="0,160 0,0 39,0 61,10 74,22 83,38 90,70 90,93 83,121 74,137 61,153 39,160">
          <text:p/>
        </draw:polygon>
        <draw:polygon draw:style-name="gr1" draw:text-style-name="P1" draw:layer="layout" svg:width="0.318cm" svg:height="0.318cm" svg:x="10.001cm" svg:y="7.302cm" svg:viewBox="0 0 319 319" draw:points="0,159 159,159 159,0 319,159 159,319 159,159">
          <text:p/>
        </draw:polygon>
        <draw:polyline draw:style-name="gr7" draw:text-style-name="P4" draw:layer="layout" svg:width="0.098cm" svg:height="0.159cm" svg:x="10.446cm" svg:y="7.347cm" svg:viewBox="0 0 99 160" draw:points="90,10 77,0 55,0 29,10 16,22 6,38 0,70 0,93 6,121 16,137 29,153 55,160 67,160 90,153 99,144 99,93 67,93">
          <text:p/>
        </draw:polyline>
        <draw:polyline draw:style-name="gr7" draw:text-style-name="P4" draw:layer="layout" svg:width="0.092cm" svg:height="0.159cm" svg:x="10.611cm" svg:y="7.347cm" svg:viewBox="0 0 93 160" draw:points="0,160 0,0 93,160 93,0">
          <text:p/>
        </draw:polyline>
        <draw:polygon draw:style-name="gr7" draw:text-style-name="P4" draw:layer="layout" svg:width="0.089cm" svg:height="0.159cm" svg:x="10.779cm" svg:y="7.347cm" svg:viewBox="0 0 90 160" draw:points="0,160 0,0 39,0 61,10 74,22 83,38 90,70 90,93 83,121 74,137 61,153 39,160">
          <text:p/>
        </draw:polygon>
        <draw:polygon draw:style-name="gr1" draw:text-style-name="P1" draw:layer="layout" svg:width="0.159cm" svg:height="0.095cm" svg:x="6.191cm" svg:y="12.224cm" svg:viewBox="0 0 160 96" draw:points="160,96 0,0">
          <text:p/>
        </draw:polygon>
        <draw:polygon draw:style-name="gr1" draw:text-style-name="P1" draw:layer="layout" svg:width="0.316cm" svg:height="0cm" svg:x="6.191cm" svg:y="12.224cm" svg:viewBox="0 0 317 0" draw:points="317,0 0,0">
          <text:p/>
        </draw:polygon>
        <draw:polygon draw:style-name="gr1" draw:text-style-name="P1" draw:layer="layout" svg:width="0.159cm" svg:height="0.095cm" svg:x="6.191cm" svg:y="12.128cm" svg:viewBox="0 0 160 96" draw:points="0,96 160,0">
          <text:p/>
        </draw:polygon>
        <draw:line draw:style-name="gr7" draw:text-style-name="P4" draw:layer="layout" svg:x1="5.975cm" svg:y1="12.38cm" svg:x2="5.975cm" svg:y2="12.259cm">
          <text:p/>
        </draw:line>
        <draw:line draw:style-name="gr7" draw:text-style-name="P4" draw:layer="layout" svg:x1="6.036cm" svg:y1="12.319cm" svg:x2="5.915cm" svg:y2="12.319cm">
          <text:p/>
        </draw:line>
        <draw:polyline draw:style-name="gr7" draw:text-style-name="P4" draw:layer="layout" svg:width="0.159cm" svg:height="0.089cm" svg:x="5.877cm" svg:y="12.1cm" svg:viewBox="0 0 160 90" draw:points="0,6 0,83 77,90 70,83 61,67 61,29 70,13 77,6 93,0 131,0 144,6 153,13 160,29 160,67 153,83 144,90">
          <text:p/>
        </draw:polyline>
        <draw:polyline draw:style-name="gr7" draw:text-style-name="P4" draw:layer="layout" svg:width="0.159cm" svg:height="0.105cm" svg:x="5.877cm" svg:y="11.948cm" svg:viewBox="0 0 160 106" draw:points="0,106 160,54 0,0">
          <text:p/>
        </draw:polyline>
        <draw:polygon draw:style-name="gr1" draw:text-style-name="P1" draw:layer="layout" svg:width="0.159cm" svg:height="0.095cm" svg:x="6.509cm" svg:y="18.732cm" svg:viewBox="0 0 160 96" draw:points="160,96 0,0">
          <text:p/>
        </draw:polygon>
        <draw:polygon draw:style-name="gr1" draw:text-style-name="P1" draw:layer="layout" svg:width="0.316cm" svg:height="0cm" svg:x="6.509cm" svg:y="18.732cm" svg:viewBox="0 0 317 0" draw:points="317,0 0,0">
          <text:p/>
        </draw:polygon>
        <draw:polygon draw:style-name="gr1" draw:text-style-name="P1" draw:layer="layout" svg:width="0.159cm" svg:height="0.095cm" svg:x="6.509cm" svg:y="18.637cm" svg:viewBox="0 0 160 96" draw:points="0,96 160,0">
          <text:p/>
        </draw:polygon>
        <draw:line draw:style-name="gr7" draw:text-style-name="P4" draw:layer="layout" svg:x1="6.293cm" svg:y1="18.888cm" svg:x2="6.293cm" svg:y2="18.767cm">
          <text:p/>
        </draw:line>
        <draw:line draw:style-name="gr7" draw:text-style-name="P4" draw:layer="layout" svg:x1="6.354cm" svg:y1="18.828cm" svg:x2="6.233cm" svg:y2="18.828cm">
          <text:p/>
        </draw:line>
        <draw:polyline draw:style-name="gr7" draw:text-style-name="P4" draw:layer="layout" svg:width="0.159cm" svg:height="0.089cm" svg:x="6.194cm" svg:y="18.609cm" svg:viewBox="0 0 160 90" draw:points="0,6 0,83 77,90 70,83 61,67 61,29 70,13 77,6 93,0 131,0 144,6 153,13 160,29 160,67 153,83 144,90">
          <text:p/>
        </draw:polyline>
        <draw:polyline draw:style-name="gr7" draw:text-style-name="P4" draw:layer="layout" svg:width="0.159cm" svg:height="0.105cm" svg:x="6.194cm" svg:y="18.456cm" svg:viewBox="0 0 160 106" draw:points="0,106 160,54 0,0">
          <text:p/>
        </draw:polyline>
        <draw:polygon draw:style-name="gr1" draw:text-style-name="P1" draw:layer="layout" svg:width="0.318cm" svg:height="0.318cm" svg:x="39.687cm" svg:y="20.955cm" svg:viewBox="0 0 319 319" draw:points="319,159 159,159 159,319 0,159 159,0 159,159">
          <text:p/>
        </draw:polygon>
        <draw:polyline draw:style-name="gr7" draw:text-style-name="P4" draw:layer="layout" svg:width="0.098cm" svg:height="0.159cm" svg:x="39.135cm" svg:y="21.047cm" svg:viewBox="0 0 99 160" draw:points="90,10 77,0 55,0 29,10 16,22 6,38 0,70 0,93 6,121 16,137 29,153 55,160 67,160 90,153 99,144 99,93 67,93">
          <text:p/>
        </draw:polyline>
        <draw:polyline draw:style-name="gr7" draw:text-style-name="P4" draw:layer="layout" svg:width="0.092cm" svg:height="0.159cm" svg:x="39.3cm" svg:y="21.047cm" svg:viewBox="0 0 93 160" draw:points="0,160 0,0 93,160 93,0">
          <text:p/>
        </draw:polyline>
        <draw:polygon draw:style-name="gr7" draw:text-style-name="P4" draw:layer="layout" svg:width="0.089cm" svg:height="0.159cm" svg:x="39.468cm" svg:y="21.047cm" svg:viewBox="0 0 90 160" draw:points="0,160 0,0 39,0 61,10 74,22 83,38 90,70 90,93 83,121 74,137 61,153 39,160">
          <text:p/>
        </draw:polygon>
        <draw:polygon draw:style-name="gr1" draw:text-style-name="P1" draw:layer="layout" svg:width="0.159cm" svg:height="0.095cm" svg:x="44.926cm" svg:y="24.511cm" svg:viewBox="0 0 160 96" draw:points="0,0 160,96">
          <text:p/>
        </draw:polygon>
        <draw:polygon draw:style-name="gr1" draw:text-style-name="P1" draw:layer="layout" svg:width="0.316cm" svg:height="0cm" svg:x="44.767cm" svg:y="24.606cm" svg:viewBox="0 0 317 0" draw:points="0,0 317,0">
          <text:p/>
        </draw:polygon>
        <draw:polygon draw:style-name="gr1" draw:text-style-name="P1" draw:layer="layout" svg:width="0.159cm" svg:height="0.095cm" svg:x="44.926cm" svg:y="24.606cm" svg:viewBox="0 0 160 96" draw:points="160,0 0,96">
          <text:p/>
        </draw:polygon>
        <draw:line draw:style-name="gr7" draw:text-style-name="P4" draw:layer="layout" svg:x1="45.317cm" svg:y1="24.857cm" svg:x2="45.317cm" svg:y2="24.736cm">
          <text:p/>
        </draw:line>
        <draw:line draw:style-name="gr7" draw:text-style-name="P4" draw:layer="layout" svg:x1="45.377cm" svg:y1="24.797cm" svg:x2="45.256cm" svg:y2="24.797cm">
          <text:p/>
        </draw:line>
        <draw:polyline draw:style-name="gr7" draw:text-style-name="P4" draw:layer="layout" svg:width="0.159cm" svg:height="0.089cm" svg:x="45.218cm" svg:y="24.578cm" svg:viewBox="0 0 160 90" draw:points="0,6 0,83 77,90 70,83 61,67 61,29 70,13 77,6 93,0 131,0 144,6 153,13 160,29 160,67 153,83 144,90">
          <text:p/>
        </draw:polyline>
        <draw:polyline draw:style-name="gr7" draw:text-style-name="P4" draw:layer="layout" svg:width="0.159cm" svg:height="0.105cm" svg:x="45.218cm" svg:y="24.425cm" svg:viewBox="0 0 160 106" draw:points="0,106 160,54 0,0">
          <text:p/>
        </draw:polyline>
        <draw:line draw:style-name="gr9" draw:text-style-name="P6" draw:layer="layout" svg:x1="30.004cm" svg:y1="18.574cm" svg:x2="29.845cm" svg:y2="18.574cm">
          <text:p/>
        </draw:line>
        <draw:line draw:style-name="gr9" draw:text-style-name="P6" draw:layer="layout" svg:x1="29.845cm" svg:y1="18.573cm" svg:x2="29.845cm" svg:y2="17.462cm">
          <text:p/>
        </draw:line>
        <draw:line draw:style-name="gr9" draw:text-style-name="P6" draw:layer="layout" svg:x1="29.845cm" svg:y1="13.652cm" svg:x2="26.829cm" svg:y2="13.652cm">
          <text:p/>
        </draw:line>
        <draw:line draw:style-name="gr9" draw:text-style-name="P6" draw:layer="layout" svg:x1="26.829cm" svg:y1="13.653cm" svg:x2="26.829cm" svg:y2="12.859cm">
          <text:p/>
        </draw:line>
        <draw:path draw:style-name="gr10" draw:text-style-name="P7" draw:layer="layout" svg:width="0.127cm" svg:height="0.127cm" svg:x="26.765cm" svg:y="12.795cm" svg:viewBox="0 0 128 128" svg:d="M128 64c0 12-3 22-9 32-5 10-13 18-23 23-10 6-20 9-32 9s-22-3-32-9c-10-5-18-13-23-23-6-10-9-20-9-32s3-22 9-32c5-10 13-18 23-23 10-6 20-9 32-9s22 3 32 9c10 5 18 13 23 23 6 10 9 20 9 32z">
          <text:p/>
        </draw:path>
        <draw:line draw:style-name="gr9" draw:text-style-name="P6" draw:layer="layout" svg:x1="29.845cm" svg:y1="14.129cm" svg:x2="30.004cm" svg:y2="14.129cm">
          <text:p/>
        </draw:line>
        <draw:path draw:style-name="gr10" draw:text-style-name="P7" draw:layer="layout" svg:width="0.127cm" svg:height="0.127cm" svg:x="29.781cm" svg:y="14.065cm" svg:viewBox="0 0 128 128" svg:d="M128 64c0 12-3 22-9 32-5 10-13 18-23 23-10 6-20 9-32 9s-22-3-32-9c-10-5-18-13-23-23-6-10-9-20-9-32s3-22 9-32c5-10 13-18 23-23 10-6 20-9 32-9s22 3 32 9c10 5 18 13 23 23 6 10 9 20 9 32z">
          <text:p/>
        </draw:path>
        <draw:line draw:style-name="gr9" draw:text-style-name="P6" draw:layer="layout" svg:x1="29.845cm" svg:y1="14.128cm" svg:x2="29.845cm" svg:y2="13.652cm">
          <text:p/>
        </draw:line>
        <draw:line draw:style-name="gr9" draw:text-style-name="P6" draw:layer="layout" svg:x1="30.004cm" svg:y1="15.24cm" svg:x2="29.845cm" svg:y2="15.24cm">
          <text:p/>
        </draw:line>
        <draw:path draw:style-name="gr10" draw:text-style-name="P7" draw:layer="layout" svg:width="0.127cm" svg:height="0.127cm" svg:x="29.781cm" svg:y="15.176cm" svg:viewBox="0 0 128 128" svg:d="M128 64c0 12-3 22-9 32-5 10-13 18-23 23-10 6-20 9-32 9s-22-3-32-9c-10-5-18-13-23-23-6-10-9-20-9-32s3-22 9-32c5-10 13-18 23-23 10-6 20-9 32-9s22 3 32 9c10 5 18 13 23 23 6 10 9 20 9 32z">
          <text:p/>
        </draw:path>
        <draw:line draw:style-name="gr9" draw:text-style-name="P6" draw:layer="layout" svg:x1="29.845cm" svg:y1="15.24cm" svg:x2="29.845cm" svg:y2="14.129cm">
          <text:p/>
        </draw:line>
        <draw:line draw:style-name="gr9" draw:text-style-name="P6" draw:layer="layout" svg:x1="30.004cm" svg:y1="16.351cm" svg:x2="29.845cm" svg:y2="16.351cm">
          <text:p/>
        </draw:line>
        <draw:path draw:style-name="gr10" draw:text-style-name="P7" draw:layer="layout" svg:width="0.127cm" svg:height="0.127cm" svg:x="29.781cm" svg:y="16.288cm" svg:viewBox="0 0 128 128" svg:d="M128 64c0 12-3 22-9 32-5 10-13 18-23 23-10 6-20 9-32 9s-22-3-32-9c-10-5-18-13-23-23-6-10-9-20-9-32s3-22 9-32c5-10 13-18 23-23 10-6 20-9 32-9s22 3 32 9c10 5 18 13 23 23 6 10 9 20 9 32z">
          <text:p/>
        </draw:path>
        <draw:line draw:style-name="gr9" draw:text-style-name="P6" draw:layer="layout" svg:x1="29.845cm" svg:y1="16.351cm" svg:x2="29.845cm" svg:y2="15.24cm">
          <text:p/>
        </draw:line>
        <draw:line draw:style-name="gr9" draw:text-style-name="P6" draw:layer="layout" svg:x1="29.845cm" svg:y1="17.462cm" svg:x2="30.004cm" svg:y2="17.462cm">
          <text:p/>
        </draw:line>
        <draw:path draw:style-name="gr10" draw:text-style-name="P7" draw:layer="layout" svg:width="0.127cm" svg:height="0.127cm" svg:x="29.781cm" svg:y="17.399cm" svg:viewBox="0 0 128 128" svg:d="M128 64c0 12-3 22-9 32-5 10-13 18-23 23-10 6-20 9-32 9s-22-3-32-9c-10-5-18-13-23-23-6-10-9-20-9-32s3-22 9-32c5-10 13-18 23-23 10-6 20-9 32-9s22 3 32 9c10 5 18 13 23 23 6 10 9 20 9 32z">
          <text:p/>
        </draw:path>
        <draw:line draw:style-name="gr9" draw:text-style-name="P6" draw:layer="layout" svg:x1="29.845cm" svg:y1="17.462cm" svg:x2="29.845cm" svg:y2="16.351cm">
          <text:p/>
        </draw:line>
        <draw:path draw:style-name="gr10" draw:text-style-name="P7" draw:layer="layout" svg:width="0.127cm" svg:height="0.127cm" svg:x="26.765cm" svg:y="3.111cm" svg:viewBox="0 0 128 128" svg:d="M128 64c0 12-3 22-9 32-5 10-13 18-23 23-10 6-20 9-32 9s-22-3-32-9c-10-5-18-13-23-23-6-10-9-20-9-32s3-22 9-32c5-10 13-18 23-23 10-6 20-9 32-9s22 3 32 9c10 5 18 13 23 23 6 10 9 20 9 32z">
          <text:p/>
        </draw:path>
        <draw:line draw:style-name="gr9" draw:text-style-name="P6" draw:layer="layout" svg:x1="28.575cm" svg:y1="3.175cm" svg:x2="29.845cm" svg:y2="3.175cm">
          <text:p/>
        </draw:line>
        <draw:line draw:style-name="gr9" draw:text-style-name="P6" draw:layer="layout" svg:x1="29.845cm" svg:y1="3.175cm" svg:x2="29.845cm" svg:y2="6.35cm">
          <text:p/>
        </draw:line>
        <draw:line draw:style-name="gr9" draw:text-style-name="P6" draw:layer="layout" svg:x1="29.845cm" svg:y1="13.017cm" svg:x2="30.004cm" svg:y2="13.017cm">
          <text:p/>
        </draw:line>
        <draw:line draw:style-name="gr9" draw:text-style-name="P6" draw:layer="layout" svg:x1="30.004cm" svg:y1="11.906cm" svg:x2="29.845cm" svg:y2="11.906cm">
          <text:p/>
        </draw:line>
        <draw:path draw:style-name="gr10" draw:text-style-name="P7" draw:layer="layout" svg:width="0.127cm" svg:height="0.127cm" svg:x="29.781cm" svg:y="11.843cm" svg:viewBox="0 0 128 128" svg:d="M128 64c0 12-3 22-9 32-5 10-13 18-23 23-10 6-20 9-32 9s-22-3-32-9c-10-5-18-13-23-23-6-10-9-20-9-32s3-22 9-32c5-10 13-18 23-23 10-6 20-9 32-9s22 3 32 9c10 5 18 13 23 23 6 10 9 20 9 32z">
          <text:p/>
        </draw:path>
        <draw:line draw:style-name="gr9" draw:text-style-name="P6" draw:layer="layout" svg:x1="29.845cm" svg:y1="11.906cm" svg:x2="29.845cm" svg:y2="13.017cm">
          <text:p/>
        </draw:line>
        <draw:line draw:style-name="gr9" draw:text-style-name="P6" draw:layer="layout" svg:x1="30.004cm" svg:y1="10.795cm" svg:x2="29.845cm" svg:y2="10.795cm">
          <text:p/>
        </draw:line>
        <draw:path draw:style-name="gr10" draw:text-style-name="P7" draw:layer="layout" svg:width="0.127cm" svg:height="0.127cm" svg:x="29.781cm" svg:y="10.731cm" svg:viewBox="0 0 128 128" svg:d="M128 64c0 12-3 22-9 32-5 10-13 18-23 23-10 6-20 9-32 9s-22-3-32-9c-10-5-18-13-23-23-6-10-9-20-9-32s3-22 9-32c5-10 13-18 23-23 10-6 20-9 32-9s22 3 32 9c10 5 18 13 23 23 6 10 9 20 9 32z">
          <text:p/>
        </draw:path>
        <draw:line draw:style-name="gr9" draw:text-style-name="P6" draw:layer="layout" svg:x1="29.845cm" svg:y1="10.795cm" svg:x2="29.845cm" svg:y2="11.906cm">
          <text:p/>
        </draw:line>
        <draw:line draw:style-name="gr9" draw:text-style-name="P6" draw:layer="layout" svg:x1="30.004cm" svg:y1="9.684cm" svg:x2="29.845cm" svg:y2="9.684cm">
          <text:p/>
        </draw:line>
        <draw:path draw:style-name="gr10" draw:text-style-name="P7" draw:layer="layout" svg:width="0.127cm" svg:height="0.127cm" svg:x="29.781cm" svg:y="9.62cm" svg:viewBox="0 0 128 128" svg:d="M128 64c0 12-3 22-9 32-5 10-13 18-23 23-10 6-20 9-32 9s-22-3-32-9c-10-5-18-13-23-23-6-10-9-20-9-32s3-22 9-32c5-10 13-18 23-23 10-6 20-9 32-9s22 3 32 9c10 5 18 13 23 23 6 10 9 20 9 32z">
          <text:p/>
        </draw:path>
        <draw:line draw:style-name="gr9" draw:text-style-name="P6" draw:layer="layout" svg:x1="29.845cm" svg:y1="9.684cm" svg:x2="29.845cm" svg:y2="10.795cm">
          <text:p/>
        </draw:line>
        <draw:line draw:style-name="gr9" draw:text-style-name="P6" draw:layer="layout" svg:x1="30.004cm" svg:y1="8.572cm" svg:x2="29.845cm" svg:y2="8.572cm">
          <text:p/>
        </draw:line>
        <draw:path draw:style-name="gr10" draw:text-style-name="P7" draw:layer="layout" svg:width="0.127cm" svg:height="0.127cm" svg:x="29.781cm" svg:y="8.509cm" svg:viewBox="0 0 128 128" svg:d="M128 64c0 12-3 22-9 32-5 10-13 18-23 23-10 6-20 9-32 9s-22-3-32-9c-10-5-18-13-23-23-6-10-9-20-9-32s3-22 9-32c5-10 13-18 23-23 10-6 20-9 32-9s22 3 32 9c10 5 18 13 23 23 6 10 9 20 9 32z">
          <text:p/>
        </draw:path>
        <draw:line draw:style-name="gr9" draw:text-style-name="P6" draw:layer="layout" svg:x1="29.845cm" svg:y1="8.572cm" svg:x2="29.845cm" svg:y2="9.683cm">
          <text:p/>
        </draw:line>
        <draw:line draw:style-name="gr9" draw:text-style-name="P6" draw:layer="layout" svg:x1="30.004cm" svg:y1="7.461cm" svg:x2="29.845cm" svg:y2="7.461cm">
          <text:p/>
        </draw:line>
        <draw:path draw:style-name="gr10" draw:text-style-name="P7" draw:layer="layout" svg:width="0.127cm" svg:height="0.127cm" svg:x="29.781cm" svg:y="7.398cm" svg:viewBox="0 0 128 128" svg:d="M128 64c0 12-3 22-9 32-5 10-13 18-23 23-10 6-20 9-32 9s-22-3-32-9c-10-5-18-13-23-23-6-10-9-20-9-32s3-22 9-32c5-10 13-18 23-23 10-6 20-9 32-9s22 3 32 9c10 5 18 13 23 23 6 10 9 20 9 32z">
          <text:p/>
        </draw:path>
        <draw:line draw:style-name="gr9" draw:text-style-name="P6" draw:layer="layout" svg:x1="29.845cm" svg:y1="7.461cm" svg:x2="29.845cm" svg:y2="8.572cm">
          <text:p/>
        </draw:line>
        <draw:line draw:style-name="gr9" draw:text-style-name="P6" draw:layer="layout" svg:x1="30.004cm" svg:y1="6.35cm" svg:x2="29.845cm" svg:y2="6.35cm">
          <text:p/>
        </draw:line>
        <draw:path draw:style-name="gr10" draw:text-style-name="P7" draw:layer="layout" svg:width="0.127cm" svg:height="0.127cm" svg:x="29.781cm" svg:y="6.286cm" svg:viewBox="0 0 128 128" svg:d="M128 64c0 12-3 22-9 32-5 10-13 18-23 23-10 6-20 9-32 9s-22-3-32-9c-10-5-18-13-23-23-6-10-9-20-9-32s3-22 9-32c5-10 13-18 23-23 10-6 20-9 32-9s22 3 32 9c10 5 18 13 23 23 6 10 9 20 9 32z">
          <text:p/>
        </draw:path>
        <draw:line draw:style-name="gr9" draw:text-style-name="P6" draw:layer="layout" svg:x1="29.845cm" svg:y1="6.35cm" svg:x2="29.845cm" svg:y2="7.461cm">
          <text:p/>
        </draw:line>
        <draw:polygon draw:style-name="gr1" draw:text-style-name="P1" draw:layer="layout" svg:width="0.318cm" svg:height="0.318cm" svg:x="31.432cm" svg:y="6.032cm" svg:viewBox="0 0 319 319" draw:points="159,319 159,159 0,159 159,0 319,159 159,159">
          <text:p/>
        </draw:polygon>
        <draw:polyline draw:style-name="gr7" draw:text-style-name="P4" draw:layer="layout" svg:width="0.098cm" svg:height="0.159cm" svg:x="31.363cm" svg:y="5.702cm" svg:viewBox="0 0 99 160" draw:points="90,10 77,0 55,0 29,10 16,22 6,38 0,70 0,93 6,121 16,137 29,153 55,160 67,160 90,153 99,144 99,93 67,93">
          <text:p/>
        </draw:polyline>
        <draw:polyline draw:style-name="gr7" draw:text-style-name="P4" draw:layer="layout" svg:width="0.092cm" svg:height="0.159cm" svg:x="31.528cm" svg:y="5.702cm" svg:viewBox="0 0 93 160" draw:points="0,160 0,0 93,160 93,0">
          <text:p/>
        </draw:polyline>
        <draw:polygon draw:style-name="gr7" draw:text-style-name="P4" draw:layer="layout" svg:width="0.089cm" svg:height="0.159cm" svg:x="31.696cm" svg:y="5.702cm" svg:viewBox="0 0 90 160" draw:points="0,160 0,0 39,0 61,10 74,22 83,38 90,70 90,93 83,121 74,137 61,153 39,160">
          <text:p/>
        </draw:polygon>
        <draw:polygon draw:style-name="gr1" draw:text-style-name="P1" draw:layer="layout" svg:width="0.318cm" svg:height="0.318cm" svg:x="31.432cm" svg:y="7.144cm" svg:viewBox="0 0 319 319" draw:points="159,319 159,159 0,159 159,0 319,159 159,159">
          <text:p/>
        </draw:polygon>
        <draw:polyline draw:style-name="gr7" draw:text-style-name="P4" draw:layer="layout" svg:width="0.098cm" svg:height="0.159cm" svg:x="31.363cm" svg:y="6.814cm" svg:viewBox="0 0 99 160" draw:points="90,10 77,0 55,0 29,10 16,22 6,38 0,70 0,93 6,121 16,137 29,153 55,160 67,160 90,153 99,144 99,93 67,93">
          <text:p/>
        </draw:polyline>
        <draw:polyline draw:style-name="gr7" draw:text-style-name="P4" draw:layer="layout" svg:width="0.092cm" svg:height="0.159cm" svg:x="31.528cm" svg:y="6.814cm" svg:viewBox="0 0 93 160" draw:points="0,160 0,0 93,160 93,0">
          <text:p/>
        </draw:polyline>
        <draw:polygon draw:style-name="gr7" draw:text-style-name="P4" draw:layer="layout" svg:width="0.089cm" svg:height="0.159cm" svg:x="31.696cm" svg:y="6.814cm" svg:viewBox="0 0 90 160" draw:points="0,160 0,0 39,0 61,10 74,22 83,38 90,70 90,93 83,121 74,137 61,153 39,160">
          <text:p/>
        </draw:polygon>
        <draw:polygon draw:style-name="gr1" draw:text-style-name="P1" draw:layer="layout" svg:width="0.318cm" svg:height="0.318cm" svg:x="31.432cm" svg:y="8.255cm" svg:viewBox="0 0 319 319" draw:points="159,319 159,159 0,159 159,0 319,159 159,159">
          <text:p/>
        </draw:polygon>
        <draw:polyline draw:style-name="gr7" draw:text-style-name="P4" draw:layer="layout" svg:width="0.098cm" svg:height="0.159cm" svg:x="31.363cm" svg:y="7.925cm" svg:viewBox="0 0 99 160" draw:points="90,10 77,0 55,0 29,10 16,22 6,38 0,70 0,93 6,121 16,137 29,153 55,160 67,160 90,153 99,144 99,93 67,93">
          <text:p/>
        </draw:polyline>
        <draw:polyline draw:style-name="gr7" draw:text-style-name="P4" draw:layer="layout" svg:width="0.092cm" svg:height="0.159cm" svg:x="31.528cm" svg:y="7.925cm" svg:viewBox="0 0 93 160" draw:points="0,160 0,0 93,160 93,0">
          <text:p/>
        </draw:polyline>
        <draw:polygon draw:style-name="gr7" draw:text-style-name="P4" draw:layer="layout" svg:width="0.089cm" svg:height="0.159cm" svg:x="31.696cm" svg:y="7.925cm" svg:viewBox="0 0 90 160" draw:points="0,160 0,0 39,0 61,10 74,22 83,38 90,70 90,93 83,121 74,137 61,153 39,160">
          <text:p/>
        </draw:polygon>
        <draw:polygon draw:style-name="gr1" draw:text-style-name="P1" draw:layer="layout" svg:width="0.318cm" svg:height="0.318cm" svg:x="31.432cm" svg:y="9.366cm" svg:viewBox="0 0 319 319" draw:points="159,319 159,159 0,159 159,0 319,159 159,159">
          <text:p/>
        </draw:polygon>
        <draw:polyline draw:style-name="gr7" draw:text-style-name="P4" draw:layer="layout" svg:width="0.098cm" svg:height="0.159cm" svg:x="31.363cm" svg:y="9.036cm" svg:viewBox="0 0 99 160" draw:points="90,10 77,0 55,0 29,10 16,22 6,38 0,70 0,93 6,121 16,137 29,153 55,160 67,160 90,153 99,144 99,93 67,93">
          <text:p/>
        </draw:polyline>
        <draw:polyline draw:style-name="gr7" draw:text-style-name="P4" draw:layer="layout" svg:width="0.092cm" svg:height="0.159cm" svg:x="31.528cm" svg:y="9.036cm" svg:viewBox="0 0 93 160" draw:points="0,160 0,0 93,160 93,0">
          <text:p/>
        </draw:polyline>
        <draw:polygon draw:style-name="gr7" draw:text-style-name="P4" draw:layer="layout" svg:width="0.089cm" svg:height="0.159cm" svg:x="31.696cm" svg:y="9.036cm" svg:viewBox="0 0 90 160" draw:points="0,160 0,0 39,0 61,10 74,22 83,38 90,70 90,93 83,121 74,137 61,153 39,160">
          <text:p/>
        </draw:polygon>
        <draw:polygon draw:style-name="gr1" draw:text-style-name="P1" draw:layer="layout" svg:width="0.318cm" svg:height="0.318cm" svg:x="31.432cm" svg:y="10.477cm" svg:viewBox="0 0 319 319" draw:points="159,319 159,159 0,159 159,0 319,159 159,159">
          <text:p/>
        </draw:polygon>
        <draw:polyline draw:style-name="gr7" draw:text-style-name="P4" draw:layer="layout" svg:width="0.098cm" svg:height="0.159cm" svg:x="31.363cm" svg:y="10.147cm" svg:viewBox="0 0 99 160" draw:points="90,10 77,0 55,0 29,10 16,22 6,38 0,70 0,93 6,121 16,137 29,153 55,160 67,160 90,153 99,144 99,93 67,93">
          <text:p/>
        </draw:polyline>
        <draw:polyline draw:style-name="gr7" draw:text-style-name="P4" draw:layer="layout" svg:width="0.092cm" svg:height="0.159cm" svg:x="31.528cm" svg:y="10.147cm" svg:viewBox="0 0 93 160" draw:points="0,160 0,0 93,160 93,0">
          <text:p/>
        </draw:polyline>
        <draw:polygon draw:style-name="gr7" draw:text-style-name="P4" draw:layer="layout" svg:width="0.089cm" svg:height="0.159cm" svg:x="31.696cm" svg:y="10.147cm" svg:viewBox="0 0 90 160" draw:points="0,160 0,0 39,0 61,10 74,22 83,38 90,70 90,93 83,121 74,137 61,153 39,160">
          <text:p/>
        </draw:polygon>
        <draw:polygon draw:style-name="gr1" draw:text-style-name="P1" draw:layer="layout" svg:width="0.318cm" svg:height="0.318cm" svg:x="31.432cm" svg:y="11.589cm" svg:viewBox="0 0 319 319" draw:points="159,319 159,159 0,159 159,0 319,159 159,159">
          <text:p/>
        </draw:polygon>
        <draw:polyline draw:style-name="gr7" draw:text-style-name="P4" draw:layer="layout" svg:width="0.098cm" svg:height="0.159cm" svg:x="31.363cm" svg:y="11.259cm" svg:viewBox="0 0 99 160" draw:points="90,10 77,0 55,0 29,10 16,22 6,38 0,70 0,93 6,121 16,137 29,153 55,160 67,160 90,153 99,144 99,93 67,93">
          <text:p/>
        </draw:polyline>
        <draw:polyline draw:style-name="gr7" draw:text-style-name="P4" draw:layer="layout" svg:width="0.092cm" svg:height="0.159cm" svg:x="31.528cm" svg:y="11.259cm" svg:viewBox="0 0 93 160" draw:points="0,160 0,0 93,160 93,0">
          <text:p/>
        </draw:polyline>
        <draw:polygon draw:style-name="gr7" draw:text-style-name="P4" draw:layer="layout" svg:width="0.089cm" svg:height="0.159cm" svg:x="31.696cm" svg:y="11.259cm" svg:viewBox="0 0 90 160" draw:points="0,160 0,0 39,0 61,10 74,22 83,38 90,70 90,93 83,121 74,137 61,153 39,160">
          <text:p/>
        </draw:polygon>
        <draw:polygon draw:style-name="gr1" draw:text-style-name="P1" draw:layer="layout" svg:width="0.318cm" svg:height="0.318cm" svg:x="31.432cm" svg:y="13.811cm" svg:viewBox="0 0 319 319" draw:points="159,319 159,159 0,159 159,0 319,159 159,159">
          <text:p/>
        </draw:polygon>
        <draw:polyline draw:style-name="gr7" draw:text-style-name="P4" draw:layer="layout" svg:width="0.098cm" svg:height="0.159cm" svg:x="31.363cm" svg:y="13.481cm" svg:viewBox="0 0 99 160" draw:points="90,10 77,0 55,0 29,10 16,22 6,38 0,70 0,93 6,121 16,137 29,153 55,160 67,160 90,153 99,144 99,93 67,93">
          <text:p/>
        </draw:polyline>
        <draw:polyline draw:style-name="gr7" draw:text-style-name="P4" draw:layer="layout" svg:width="0.092cm" svg:height="0.159cm" svg:x="31.528cm" svg:y="13.481cm" svg:viewBox="0 0 93 160" draw:points="0,160 0,0 93,160 93,0">
          <text:p/>
        </draw:polyline>
        <draw:polygon draw:style-name="gr7" draw:text-style-name="P4" draw:layer="layout" svg:width="0.089cm" svg:height="0.159cm" svg:x="31.696cm" svg:y="13.481cm" svg:viewBox="0 0 90 160" draw:points="0,160 0,0 39,0 61,10 74,22 83,38 90,70 90,93 83,121 74,137 61,153 39,160">
          <text:p/>
        </draw:polygon>
        <draw:polygon draw:style-name="gr1" draw:text-style-name="P1" draw:layer="layout" svg:width="0.318cm" svg:height="0.318cm" svg:x="31.432cm" svg:y="14.922cm" svg:viewBox="0 0 319 319" draw:points="159,319 159,159 0,159 159,0 319,159 159,159">
          <text:p/>
        </draw:polygon>
        <draw:polyline draw:style-name="gr7" draw:text-style-name="P4" draw:layer="layout" svg:width="0.098cm" svg:height="0.159cm" svg:x="31.363cm" svg:y="14.592cm" svg:viewBox="0 0 99 160" draw:points="90,10 77,0 55,0 29,10 16,22 6,38 0,70 0,93 6,121 16,137 29,153 55,160 67,160 90,153 99,144 99,93 67,93">
          <text:p/>
        </draw:polyline>
        <draw:polyline draw:style-name="gr7" draw:text-style-name="P4" draw:layer="layout" svg:width="0.092cm" svg:height="0.159cm" svg:x="31.528cm" svg:y="14.592cm" svg:viewBox="0 0 93 160" draw:points="0,160 0,0 93,160 93,0">
          <text:p/>
        </draw:polyline>
        <draw:polygon draw:style-name="gr7" draw:text-style-name="P4" draw:layer="layout" svg:width="0.089cm" svg:height="0.159cm" svg:x="31.696cm" svg:y="14.592cm" svg:viewBox="0 0 90 160" draw:points="0,160 0,0 39,0 61,10 74,22 83,38 90,70 90,93 83,121 74,137 61,153 39,160">
          <text:p/>
        </draw:polygon>
        <draw:polygon draw:style-name="gr1" draw:text-style-name="P1" draw:layer="layout" svg:width="0.318cm" svg:height="0.318cm" svg:x="31.432cm" svg:y="16.034cm" svg:viewBox="0 0 319 319" draw:points="159,319 159,159 0,159 159,0 319,159 159,159">
          <text:p/>
        </draw:polygon>
        <draw:polyline draw:style-name="gr7" draw:text-style-name="P4" draw:layer="layout" svg:width="0.098cm" svg:height="0.159cm" svg:x="31.363cm" svg:y="15.704cm" svg:viewBox="0 0 99 160" draw:points="90,10 77,0 55,0 29,10 16,22 6,38 0,70 0,93 6,121 16,137 29,153 55,160 67,160 90,153 99,144 99,93 67,93">
          <text:p/>
        </draw:polyline>
        <draw:polyline draw:style-name="gr7" draw:text-style-name="P4" draw:layer="layout" svg:width="0.092cm" svg:height="0.159cm" svg:x="31.528cm" svg:y="15.704cm" svg:viewBox="0 0 93 160" draw:points="0,160 0,0 93,160 93,0">
          <text:p/>
        </draw:polyline>
        <draw:polygon draw:style-name="gr7" draw:text-style-name="P4" draw:layer="layout" svg:width="0.089cm" svg:height="0.159cm" svg:x="31.696cm" svg:y="15.704cm" svg:viewBox="0 0 90 160" draw:points="0,160 0,0 39,0 61,10 74,22 83,38 90,70 90,93 83,121 74,137 61,153 39,160">
          <text:p/>
        </draw:polygon>
        <draw:polygon draw:style-name="gr1" draw:text-style-name="P1" draw:layer="layout" svg:width="0.318cm" svg:height="0.318cm" svg:x="31.432cm" svg:y="17.145cm" svg:viewBox="0 0 319 319" draw:points="159,319 159,159 0,159 159,0 319,159 159,159">
          <text:p/>
        </draw:polygon>
        <draw:polyline draw:style-name="gr7" draw:text-style-name="P4" draw:layer="layout" svg:width="0.098cm" svg:height="0.159cm" svg:x="31.363cm" svg:y="16.815cm" svg:viewBox="0 0 99 160" draw:points="90,10 77,0 55,0 29,10 16,22 6,38 0,70 0,93 6,121 16,137 29,153 55,160 67,160 90,153 99,144 99,93 67,93">
          <text:p/>
        </draw:polyline>
        <draw:polyline draw:style-name="gr7" draw:text-style-name="P4" draw:layer="layout" svg:width="0.092cm" svg:height="0.159cm" svg:x="31.528cm" svg:y="16.815cm" svg:viewBox="0 0 93 160" draw:points="0,160 0,0 93,160 93,0">
          <text:p/>
        </draw:polyline>
        <draw:polygon draw:style-name="gr7" draw:text-style-name="P4" draw:layer="layout" svg:width="0.089cm" svg:height="0.159cm" svg:x="31.696cm" svg:y="16.815cm" svg:viewBox="0 0 90 160" draw:points="0,160 0,0 39,0 61,10 74,22 83,38 90,70 90,93 83,121 74,137 61,153 39,160">
          <text:p/>
        </draw:polygon>
        <draw:polygon draw:style-name="gr1" draw:text-style-name="P1" draw:layer="layout" svg:width="0.318cm" svg:height="0.318cm" svg:x="31.432cm" svg:y="18.256cm" svg:viewBox="0 0 319 319" draw:points="159,319 159,159 0,159 159,0 319,159 159,159">
          <text:p/>
        </draw:polygon>
        <draw:polyline draw:style-name="gr7" draw:text-style-name="P4" draw:layer="layout" svg:width="0.098cm" svg:height="0.159cm" svg:x="31.363cm" svg:y="17.926cm" svg:viewBox="0 0 99 160" draw:points="90,10 77,0 55,0 29,10 16,22 6,38 0,70 0,93 6,121 16,137 29,153 55,160 67,160 90,153 99,144 99,93 67,93">
          <text:p/>
        </draw:polyline>
        <draw:polyline draw:style-name="gr7" draw:text-style-name="P4" draw:layer="layout" svg:width="0.092cm" svg:height="0.159cm" svg:x="31.528cm" svg:y="17.926cm" svg:viewBox="0 0 93 160" draw:points="0,160 0,0 93,160 93,0">
          <text:p/>
        </draw:polyline>
        <draw:polygon draw:style-name="gr7" draw:text-style-name="P4" draw:layer="layout" svg:width="0.089cm" svg:height="0.159cm" svg:x="31.696cm" svg:y="17.926cm" svg:viewBox="0 0 90 160" draw:points="0,160 0,0 39,0 61,10 74,22 83,38 90,70 90,93 83,121 74,137 61,153 39,160">
          <text:p/>
        </draw:polygon>
        <draw:polygon draw:style-name="gr1" draw:text-style-name="P1" draw:layer="layout" svg:width="2.857cm" svg:height="4.762cm" svg:x="26.987cm" svg:y="26.194cm" svg:viewBox="0 0 2858 4763" draw:points="1429,4763 0,4763 0,0 2858,0 2858,4763">
          <text:p/>
        </draw:polygon>
        <draw:line draw:style-name="gr1" draw:text-style-name="P1" draw:layer="layout" svg:x1="29.845cm" svg:y1="26.829cm" svg:x2="30.797cm" svg:y2="26.829cm">
          <text:p/>
        </draw:line>
        <draw:polyline draw:style-name="gr7" draw:text-style-name="P4" draw:layer="layout" svg:width="0.098cm" svg:height="0.159cm" svg:x="28.731cm" svg:y="26.74cm" svg:viewBox="0 0 99 160" draw:points="99,144 93,153 71,160 55,160 32,153 16,137 10,121 0,93 0,70 10,38 16,22 32,10 55,0 71,0 93,10 99,16">
          <text:p/>
        </draw:polyline>
        <draw:polyline draw:style-name="gr7" draw:text-style-name="P4" draw:layer="layout" svg:width="0.076cm" svg:height="0.159cm" svg:x="28.899cm" svg:y="26.74cm" svg:viewBox="0 0 77 160" draw:points="77,160 0,160 0,0">
          <text:p/>
        </draw:polyline>
        <draw:line draw:style-name="gr7" draw:text-style-name="P4" draw:layer="layout" svg:x1="29.026cm" svg:y1="26.899cm" svg:x2="29.026cm" svg:y2="26.74cm">
          <text:p/>
        </draw:line>
        <draw:line draw:style-name="gr7" draw:text-style-name="P4" draw:layer="layout" svg:x1="29.119cm" svg:y1="26.9cm" svg:x2="29.048cm" svg:y2="26.81cm">
          <text:p/>
        </draw:line>
        <draw:line draw:style-name="gr7" draw:text-style-name="P4" draw:layer="layout" svg:x1="29.119cm" svg:y1="26.74cm" svg:x2="29.026cm" svg:y2="26.833cm">
          <text:p/>
        </draw:line>
        <draw:line draw:style-name="gr7" draw:text-style-name="P4" draw:layer="layout" svg:x1="29.3cm" svg:y1="26.733cm" svg:x2="29.162cm" svg:y2="26.937cm">
          <text:p/>
        </draw:line>
        <draw:line draw:style-name="gr7" draw:text-style-name="P4" draw:layer="layout" svg:x1="29.353cm" svg:y1="26.899cm" svg:x2="29.353cm" svg:y2="26.74cm">
          <text:p/>
        </draw:line>
        <draw:polyline draw:style-name="gr7" draw:text-style-name="P4" draw:layer="layout" svg:width="0.092cm" svg:height="0.159cm" svg:x="29.426cm" svg:y="26.74cm" svg:viewBox="0 0 93 160" draw:points="0,160 0,0 93,160 93,0">
          <text:p/>
        </draw:polyline>
        <draw:line draw:style-name="gr7" draw:text-style-name="P4" draw:layer="layout" svg:x1="29.677cm" svg:y1="26.899cm" svg:x2="29.585cm" svg:y2="26.899cm">
          <text:p/>
        </draw:line>
        <draw:polyline draw:style-name="gr7" draw:text-style-name="P4" draw:layer="layout" svg:width="0.048cm" svg:height="0.159cm" svg:x="29.585cm" svg:y="26.74cm" svg:viewBox="0 0 49 160" draw:points="49,160 49,0 32,22 16,38 0,45">
          <text:p/>
        </draw:polyline>
        <draw:line draw:style-name="gr1" draw:text-style-name="P1" draw:layer="layout" svg:x1="30.366cm" svg:y1="26.787cm" svg:x2="30.274cm" svg:y2="26.787cm">
          <text:p/>
        </draw:line>
        <draw:polyline draw:style-name="gr1" draw:text-style-name="P1" draw:layer="layout" svg:width="0.048cm" svg:height="0.159cm" svg:x="30.274cm" svg:y="26.629cm" svg:viewBox="0 0 49 160" draw:points="49,160 49,0 32,22 16,38 0,45">
          <text:p/>
        </draw:polyline>
        <draw:line draw:style-name="gr1" draw:text-style-name="P1" draw:layer="layout" svg:x1="29.845cm" svg:y1="29.686cm" svg:x2="30.797cm" svg:y2="29.686cm">
          <text:p/>
        </draw:line>
        <draw:line draw:style-name="gr7" draw:text-style-name="P4" draw:layer="layout" svg:x1="29.2cm" svg:y1="29.756cm" svg:x2="29.2cm" svg:y2="29.597cm">
          <text:p/>
        </draw:line>
        <draw:polyline draw:style-name="gr7" draw:text-style-name="P4" draw:layer="layout" svg:width="0.089cm" svg:height="0.159cm" svg:x="29.277cm" svg:y="29.597cm" svg:viewBox="0 0 90 160" draw:points="0,160 0,0 90,160 90,0">
          <text:p/>
        </draw:polyline>
        <draw:line draw:style-name="gr7" draw:text-style-name="P4" draw:layer="layout" svg:x1="29.524cm" svg:y1="29.756cm" svg:x2="29.435cm" svg:y2="29.756cm">
          <text:p/>
        </draw:line>
        <draw:polyline draw:style-name="gr7" draw:text-style-name="P4" draw:layer="layout" svg:width="0.044cm" svg:height="0.159cm" svg:x="29.435cm" svg:y="29.597cm" svg:viewBox="0 0 45 160" draw:points="45,160 45,0 29,22 16,38 0,45">
          <text:p/>
        </draw:polyline>
        <draw:polygon draw:style-name="gr7" draw:text-style-name="P4" draw:layer="layout" svg:width="0.092cm" svg:height="0.159cm" svg:x="29.585cm" svg:y="29.597cm" svg:viewBox="0 0 93 160" draw:points="39,0 55,0 71,10 77,16 87,32 93,61 93,99 87,131 77,144 71,153 55,160 39,160 26,153 16,144 10,131 0,99 0,61 10,32 16,16 26,10">
          <text:p/>
        </draw:polygon>
        <draw:line draw:style-name="gr1" draw:text-style-name="P1" draw:layer="layout" svg:x1="30.289cm" svg:y1="29.645cm" svg:x2="30.197cm" svg:y2="29.645cm">
          <text:p/>
        </draw:line>
        <draw:polyline draw:style-name="gr1" draw:text-style-name="P1" draw:layer="layout" svg:width="0.048cm" svg:height="0.159cm" svg:x="30.197cm" svg:y="29.486cm" svg:viewBox="0 0 49 160" draw:points="49,160 49,0 32,22 16,38 0,45">
          <text:p/>
        </draw:polyline>
        <draw:polygon draw:style-name="gr1" draw:text-style-name="P1" draw:layer="layout" svg:width="0.092cm" svg:height="0.159cm" svg:x="30.35cm" svg:y="29.486cm" svg:viewBox="0 0 93 160" draw:points="39,0 55,0 67,10 77,16 83,32 93,61 93,99 83,131 77,144 67,153 55,160 39,160 22,153 16,144 6,131 0,99 0,61 6,32 16,16 22,10">
          <text:p/>
        </draw:polygon>
        <draw:line draw:style-name="gr1" draw:text-style-name="P1" draw:layer="layout" svg:x1="29.845cm" svg:y1="30.004cm" svg:x2="30.797cm" svg:y2="30.004cm">
          <text:p/>
        </draw:line>
        <draw:line draw:style-name="gr7" draw:text-style-name="P4" draw:layer="layout" svg:x1="29.2cm" svg:y1="30.074cm" svg:x2="29.2cm" svg:y2="29.915cm">
          <text:p/>
        </draw:line>
        <draw:polyline draw:style-name="gr7" draw:text-style-name="P4" draw:layer="layout" svg:width="0.089cm" svg:height="0.159cm" svg:x="29.277cm" svg:y="29.915cm" svg:viewBox="0 0 90 160" draw:points="0,160 0,0 90,160 90,0">
          <text:p/>
        </draw:polyline>
        <draw:line draw:style-name="gr7" draw:text-style-name="P4" draw:layer="layout" svg:x1="29.524cm" svg:y1="30.074cm" svg:x2="29.435cm" svg:y2="30.074cm">
          <text:p/>
        </draw:line>
        <draw:polyline draw:style-name="gr7" draw:text-style-name="P4" draw:layer="layout" svg:width="0.044cm" svg:height="0.159cm" svg:x="29.435cm" svg:y="29.915cm" svg:viewBox="0 0 45 160" draw:points="45,160 45,0 29,22 16,38 0,45">
          <text:p/>
        </draw:polyline>
        <draw:line draw:style-name="gr7" draw:text-style-name="P4" draw:layer="layout" svg:x1="29.677cm" svg:y1="30.074cm" svg:x2="29.585cm" svg:y2="30.074cm">
          <text:p/>
        </draw:line>
        <draw:polyline draw:style-name="gr7" draw:text-style-name="P4" draw:layer="layout" svg:width="0.048cm" svg:height="0.159cm" svg:x="29.585cm" svg:y="29.915cm" svg:viewBox="0 0 49 160" draw:points="49,160 49,0 32,22 16,38 0,45">
          <text:p/>
        </draw:polyline>
        <draw:line draw:style-name="gr1" draw:text-style-name="P1" draw:layer="layout" svg:x1="30.289cm" svg:y1="29.962cm" svg:x2="30.197cm" svg:y2="29.962cm">
          <text:p/>
        </draw:line>
        <draw:polyline draw:style-name="gr1" draw:text-style-name="P1" draw:layer="layout" svg:width="0.048cm" svg:height="0.159cm" svg:x="30.197cm" svg:y="29.804cm" svg:viewBox="0 0 49 160" draw:points="49,160 49,0 32,22 16,38 0,45">
          <text:p/>
        </draw:polyline>
        <draw:line draw:style-name="gr1" draw:text-style-name="P1" draw:layer="layout" svg:x1="30.442cm" svg:y1="29.962cm" svg:x2="30.35cm" svg:y2="29.962cm">
          <text:p/>
        </draw:line>
        <draw:polyline draw:style-name="gr1" draw:text-style-name="P1" draw:layer="layout" svg:width="0.044cm" svg:height="0.159cm" svg:x="30.35cm" svg:y="29.804cm" svg:viewBox="0 0 45 160" draw:points="45,160 45,0 32,22 16,38 0,45">
          <text:p/>
        </draw:polyline>
        <draw:line draw:style-name="gr1" draw:text-style-name="P1" draw:layer="layout" svg:x1="29.845cm" svg:y1="30.321cm" svg:x2="30.797cm" svg:y2="30.321cm">
          <text:p/>
        </draw:line>
        <draw:polyline draw:style-name="gr7" draw:text-style-name="P4" draw:layer="layout" svg:width="0.098cm" svg:height="0.159cm" svg:x="29.254cm" svg:y="30.232cm" svg:viewBox="0 0 99 160" draw:points="90,10 74,0 51,0 29,10 13,22 6,38 0,70 0,93 6,121 13,137 29,153 51,160 67,160 90,153 99,144 99,93 67,93">
          <text:p/>
        </draw:polyline>
        <draw:polyline draw:style-name="gr7" draw:text-style-name="P4" draw:layer="layout" svg:width="0.092cm" svg:height="0.159cm" svg:x="29.42cm" svg:y="30.232cm" svg:viewBox="0 0 93 160" draw:points="0,160 0,0 93,160 93,0">
          <text:p/>
        </draw:polyline>
        <draw:polygon draw:style-name="gr7" draw:text-style-name="P4" draw:layer="layout" svg:width="0.092cm" svg:height="0.159cm" svg:x="29.585cm" svg:y="30.232cm" svg:viewBox="0 0 93 160" draw:points="0,160 0,0 39,0 61,10 77,22 87,38 93,70 93,93 87,121 77,137 61,153 39,160">
          <text:p/>
        </draw:polygon>
        <draw:line draw:style-name="gr1" draw:text-style-name="P1" draw:layer="layout" svg:x1="30.289cm" svg:y1="30.28cm" svg:x2="30.197cm" svg:y2="30.28cm">
          <text:p/>
        </draw:line>
        <draw:polyline draw:style-name="gr1" draw:text-style-name="P1" draw:layer="layout" svg:width="0.048cm" svg:height="0.159cm" svg:x="30.197cm" svg:y="30.121cm" svg:viewBox="0 0 49 160" draw:points="49,160 49,0 32,22 16,38 0,45">
          <text:p/>
        </draw:polyline>
        <draw:polyline draw:style-name="gr1" draw:text-style-name="P1" draw:layer="layout" svg:width="0.098cm" svg:height="0.159cm" svg:x="30.343cm" svg:y="30.121cm" svg:viewBox="0 0 99 160" draw:points="6,16 13,10 29,0 67,0 83,10 90,16 99,32 99,45 90,70 0,160 99,160">
          <text:p/>
        </draw:polyline>
        <draw:line draw:style-name="gr1" draw:text-style-name="P1" draw:layer="layout" svg:x1="26.987cm" svg:y1="30.321cm" svg:x2="26.035cm" svg:y2="30.321cm">
          <text:p/>
        </draw:line>
        <draw:line draw:style-name="gr7" draw:text-style-name="P4" draw:layer="layout" svg:x1="27.159cm" svg:y1="30.391cm" svg:x2="27.159cm" svg:y2="30.232cm">
          <text:p/>
        </draw:line>
        <draw:polyline draw:style-name="gr7" draw:text-style-name="P4" draw:layer="layout" svg:width="0.092cm" svg:height="0.159cm" svg:x="27.235cm" svg:y="30.232cm" svg:viewBox="0 0 93 160" draw:points="0,160 0,0 93,160 93,0">
          <text:p/>
        </draw:polyline>
        <draw:line draw:style-name="gr7" draw:text-style-name="P4" draw:layer="layout" svg:x1="27.486cm" svg:y1="30.391cm" svg:x2="27.394cm" svg:y2="30.391cm">
          <text:p/>
        </draw:line>
        <draw:polyline draw:style-name="gr7" draw:text-style-name="P4" draw:layer="layout" svg:width="0.048cm" svg:height="0.159cm" svg:x="27.394cm" svg:y="30.232cm" svg:viewBox="0 0 49 160" draw:points="49,160 49,0 32,22 16,38 0,45">
          <text:p/>
        </draw:polyline>
        <draw:polyline draw:style-name="gr7" draw:text-style-name="P4" draw:layer="layout" svg:width="0.098cm" svg:height="0.159cm" svg:x="27.537cm" svg:y="30.232cm" svg:viewBox="0 0 99 160" draw:points="0,0 99,0 48,61 71,61 87,70 93,77 99,93 99,131 93,144 87,153 71,160 26,160 10,153 0,144">
          <text:p/>
        </draw:polyline>
        <draw:line draw:style-name="gr1" draw:text-style-name="P1" draw:layer="layout" svg:x1="26.479cm" svg:y1="30.28cm" svg:x2="26.387cm" svg:y2="30.28cm">
          <text:p/>
        </draw:line>
        <draw:polyline draw:style-name="gr1" draw:text-style-name="P1" draw:layer="layout" svg:width="0.048cm" svg:height="0.159cm" svg:x="26.387cm" svg:y="30.121cm" svg:viewBox="0 0 49 160" draw:points="49,160 49,0 32,22 16,38 0,45">
          <text:p/>
        </draw:polyline>
        <draw:polyline draw:style-name="gr1" draw:text-style-name="P1" draw:layer="layout" svg:width="0.098cm" svg:height="0.159cm" svg:x="26.533cm" svg:y="30.121cm" svg:viewBox="0 0 99 160" draw:points="0,0 99,0 45,61 67,61 83,70 90,77 99,93 99,131 90,144 83,153 67,160 22,160 6,153 0,144">
          <text:p/>
        </draw:polyline>
        <draw:line draw:style-name="gr1" draw:text-style-name="P1" draw:layer="layout" svg:x1="26.987cm" svg:y1="30.004cm" svg:x2="26.035cm" svg:y2="30.004cm">
          <text:p/>
        </draw:line>
        <draw:line draw:style-name="gr7" draw:text-style-name="P4" draw:layer="layout" svg:x1="27.159cm" svg:y1="30.074cm" svg:x2="27.159cm" svg:y2="29.915cm">
          <text:p/>
        </draw:line>
        <draw:polygon draw:style-name="gr7" draw:text-style-name="P4" draw:layer="layout" svg:width="0.105cm" svg:height="0.159cm" svg:x="27.229cm" svg:y="29.915cm" svg:viewBox="0 0 106 160" draw:points="38,0 67,0 83,10 99,22 106,54 106,105 99,137 83,153 67,160 38,160 22,153 6,137 0,105 0,54 6,22 22,10">
          <text:p/>
        </draw:polygon>
        <draw:line draw:style-name="gr7" draw:text-style-name="P4" draw:layer="layout" svg:x1="27.486cm" svg:y1="30.074cm" svg:x2="27.394cm" svg:y2="30.074cm">
          <text:p/>
        </draw:line>
        <draw:polyline draw:style-name="gr7" draw:text-style-name="P4" draw:layer="layout" svg:width="0.048cm" svg:height="0.159cm" svg:x="27.394cm" svg:y="29.915cm" svg:viewBox="0 0 49 160" draw:points="49,160 49,0 32,22 16,38 0,45">
          <text:p/>
        </draw:polyline>
        <draw:line draw:style-name="gr7" draw:text-style-name="P4" draw:layer="layout" svg:x1="27.622cm" svg:y1="29.969cm" svg:x2="27.622cm" svg:y2="30.074cm">
          <text:p/>
        </draw:line>
        <draw:polyline draw:style-name="gr7" draw:text-style-name="P4" draw:layer="layout" svg:width="0.098cm" svg:height="0.111cm" svg:x="27.546cm" svg:y="29.908cm" svg:viewBox="0 0 99 112" draw:points="38,0 0,112 99,112">
          <text:p/>
        </draw:polyline>
        <draw:line draw:style-name="gr1" draw:text-style-name="P1" draw:layer="layout" svg:x1="26.479cm" svg:y1="29.962cm" svg:x2="26.387cm" svg:y2="29.962cm">
          <text:p/>
        </draw:line>
        <draw:polyline draw:style-name="gr1" draw:text-style-name="P1" draw:layer="layout" svg:width="0.048cm" svg:height="0.159cm" svg:x="26.387cm" svg:y="29.804cm" svg:viewBox="0 0 49 160" draw:points="49,160 49,0 32,22 16,38 0,45">
          <text:p/>
        </draw:polyline>
        <draw:line draw:style-name="gr1" draw:text-style-name="P1" draw:layer="layout" svg:x1="26.616cm" svg:y1="29.858cm" svg:x2="26.616cm" svg:y2="29.963cm">
          <text:p/>
        </draw:line>
        <draw:polyline draw:style-name="gr1" draw:text-style-name="P1" draw:layer="layout" svg:width="0.098cm" svg:height="0.111cm" svg:x="26.54cm" svg:y="29.797cm" svg:viewBox="0 0 99 112" draw:points="38,0 0,112 99,112">
          <text:p/>
        </draw:polyline>
        <draw:line draw:style-name="gr1" draw:text-style-name="P1" draw:layer="layout" svg:x1="26.987cm" svg:y1="29.686cm" svg:x2="26.035cm" svg:y2="29.686cm">
          <text:p/>
        </draw:line>
        <draw:line draw:style-name="gr7" draw:text-style-name="P4" draw:layer="layout" svg:x1="27.159cm" svg:y1="29.756cm" svg:x2="27.159cm" svg:y2="29.597cm">
          <text:p/>
        </draw:line>
        <draw:polygon draw:style-name="gr7" draw:text-style-name="P4" draw:layer="layout" svg:width="0.105cm" svg:height="0.159cm" svg:x="27.229cm" svg:y="29.597cm" svg:viewBox="0 0 106 160" draw:points="38,0 67,0 83,10 99,22 106,54 106,105 99,137 83,153 67,160 38,160 22,153 6,137 0,105 0,54 6,22 22,10">
          <text:p/>
        </draw:polygon>
        <draw:line draw:style-name="gr7" draw:text-style-name="P4" draw:layer="layout" svg:x1="27.486cm" svg:y1="29.756cm" svg:x2="27.394cm" svg:y2="29.756cm">
          <text:p/>
        </draw:line>
        <draw:polyline draw:style-name="gr7" draw:text-style-name="P4" draw:layer="layout" svg:width="0.048cm" svg:height="0.159cm" svg:x="27.394cm" svg:y="29.597cm" svg:viewBox="0 0 49 160" draw:points="49,160 49,0 32,22 16,38 0,45">
          <text:p/>
        </draw:polyline>
        <draw:polyline draw:style-name="gr7" draw:text-style-name="P4" draw:layer="layout" svg:width="0.089cm" svg:height="0.159cm" svg:x="27.546cm" svg:y="29.597cm" svg:viewBox="0 0 90 160" draw:points="83,0 6,0 0,77 6,70 22,61 61,61 77,70 83,77 90,93 90,131 83,144 77,153 61,160 22,160 6,153 0,144">
          <text:p/>
        </draw:polyline>
        <draw:line draw:style-name="gr1" draw:text-style-name="P1" draw:layer="layout" svg:x1="26.479cm" svg:y1="29.645cm" svg:x2="26.387cm" svg:y2="29.645cm">
          <text:p/>
        </draw:line>
        <draw:polyline draw:style-name="gr1" draw:text-style-name="P1" draw:layer="layout" svg:width="0.048cm" svg:height="0.159cm" svg:x="26.387cm" svg:y="29.486cm" svg:viewBox="0 0 49 160" draw:points="49,160 49,0 32,22 16,38 0,45">
          <text:p/>
        </draw:polyline>
        <draw:polyline draw:style-name="gr1" draw:text-style-name="P1" draw:layer="layout" svg:width="0.092cm" svg:height="0.159cm" svg:x="26.54cm" svg:y="29.486cm" svg:viewBox="0 0 93 160" draw:points="83,0 6,0 0,77 6,70 22,61 61,61 77,70 83,77 93,93 93,131 83,144 77,153 61,160 22,160 6,153 0,144">
          <text:p/>
        </draw:polyline>
        <draw:line draw:style-name="gr1" draw:text-style-name="P1" draw:layer="layout" svg:x1="26.987cm" svg:y1="29.369cm" svg:x2="26.035cm" svg:y2="29.369cm">
          <text:p/>
        </draw:line>
        <draw:line draw:style-name="gr7" draw:text-style-name="P4" draw:layer="layout" svg:x1="27.159cm" svg:y1="29.439cm" svg:x2="27.159cm" svg:y2="29.28cm">
          <text:p/>
        </draw:line>
        <draw:polygon draw:style-name="gr7" draw:text-style-name="P4" draw:layer="layout" svg:width="0.105cm" svg:height="0.159cm" svg:x="27.229cm" svg:y="29.28cm" svg:viewBox="0 0 106 160" draw:points="38,0 67,0 83,10 99,22 106,54 106,105 99,137 83,153 67,160 38,160 22,153 6,137 0,105 0,54 6,22 22,10">
          <text:p/>
        </draw:polygon>
        <draw:line draw:style-name="gr7" draw:text-style-name="P4" draw:layer="layout" svg:x1="27.486cm" svg:y1="29.439cm" svg:x2="27.394cm" svg:y2="29.439cm">
          <text:p/>
        </draw:line>
        <draw:polyline draw:style-name="gr7" draw:text-style-name="P4" draw:layer="layout" svg:width="0.048cm" svg:height="0.159cm" svg:x="27.394cm" svg:y="29.28cm" svg:viewBox="0 0 49 160" draw:points="49,160 49,0 32,22 16,38 0,45">
          <text:p/>
        </draw:polyline>
        <draw:polyline draw:style-name="gr7" draw:text-style-name="P4" draw:layer="layout" svg:width="0.089cm" svg:height="0.159cm" svg:x="27.546cm" svg:y="29.28cm" svg:viewBox="0 0 90 160" draw:points="77,0 45,0 29,10 22,16 6,38 0,70 0,131 6,144 16,153 29,160 61,160 77,153 83,144 90,131 90,93 83,77 77,70 61,61 29,61 16,70 6,77 0,93">
          <text:p/>
        </draw:polyline>
        <draw:line draw:style-name="gr1" draw:text-style-name="P1" draw:layer="layout" svg:x1="26.479cm" svg:y1="29.327cm" svg:x2="26.387cm" svg:y2="29.327cm">
          <text:p/>
        </draw:line>
        <draw:polyline draw:style-name="gr1" draw:text-style-name="P1" draw:layer="layout" svg:width="0.048cm" svg:height="0.159cm" svg:x="26.387cm" svg:y="29.169cm" svg:viewBox="0 0 49 160" draw:points="49,160 49,0 32,22 16,38 0,45">
          <text:p/>
        </draw:polyline>
        <draw:polyline draw:style-name="gr1" draw:text-style-name="P1" draw:layer="layout" svg:width="0.092cm" svg:height="0.159cm" svg:x="26.54cm" svg:y="29.169cm" svg:viewBox="0 0 93 160" draw:points="77,0 45,0 32,10 22,16 6,38 0,70 0,131 6,144 16,153 32,160 61,160 77,153 83,144 93,131 93,93 83,77 77,70 61,61 32,61 16,70 6,77 0,93">
          <text:p/>
        </draw:polyline>
        <draw:line draw:style-name="gr1" draw:text-style-name="P1" draw:layer="layout" svg:x1="26.987cm" svg:y1="29.051cm" svg:x2="26.035cm" svg:y2="29.051cm">
          <text:p/>
        </draw:line>
        <draw:line draw:style-name="gr7" draw:text-style-name="P4" draw:layer="layout" svg:x1="27.159cm" svg:y1="29.121cm" svg:x2="27.159cm" svg:y2="28.962cm">
          <text:p/>
        </draw:line>
        <draw:polygon draw:style-name="gr7" draw:text-style-name="P4" draw:layer="layout" svg:width="0.105cm" svg:height="0.159cm" svg:x="27.229cm" svg:y="28.962cm" svg:viewBox="0 0 106 160" draw:points="38,0 67,0 83,10 99,22 106,54 106,105 99,137 83,153 67,160 38,160 22,153 6,137 0,105 0,54 6,22 22,10">
          <text:p/>
        </draw:polygon>
        <draw:line draw:style-name="gr7" draw:text-style-name="P4" draw:layer="layout" svg:x1="27.486cm" svg:y1="29.121cm" svg:x2="27.394cm" svg:y2="29.121cm">
          <text:p/>
        </draw:line>
        <draw:polyline draw:style-name="gr7" draw:text-style-name="P4" draw:layer="layout" svg:width="0.048cm" svg:height="0.159cm" svg:x="27.394cm" svg:y="28.962cm" svg:viewBox="0 0 49 160" draw:points="49,160 49,0 32,22 16,38 0,45">
          <text:p/>
        </draw:polyline>
        <draw:polyline draw:style-name="gr7" draw:text-style-name="P4" draw:layer="layout" svg:width="0.108cm" svg:height="0.159cm" svg:x="27.537cm" svg:y="28.962cm" svg:viewBox="0 0 109 160" draw:points="0,0 109,0 38,160">
          <text:p/>
        </draw:polyline>
        <draw:line draw:style-name="gr1" draw:text-style-name="P1" draw:layer="layout" svg:x1="26.479cm" svg:y1="29.01cm" svg:x2="26.387cm" svg:y2="29.01cm">
          <text:p/>
        </draw:line>
        <draw:polyline draw:style-name="gr1" draw:text-style-name="P1" draw:layer="layout" svg:width="0.048cm" svg:height="0.159cm" svg:x="26.387cm" svg:y="28.851cm" svg:viewBox="0 0 49 160" draw:points="49,160 49,0 32,22 16,38 0,45">
          <text:p/>
        </draw:polyline>
        <draw:polyline draw:style-name="gr1" draw:text-style-name="P1" draw:layer="layout" svg:width="0.105cm" svg:height="0.159cm" svg:x="26.533cm" svg:y="28.851cm" svg:viewBox="0 0 106 160" draw:points="0,0 106,0 38,160">
          <text:p/>
        </draw:polyline>
        <draw:line draw:style-name="gr1" draw:text-style-name="P1" draw:layer="layout" svg:x1="26.987cm" svg:y1="28.734cm" svg:x2="26.035cm" svg:y2="28.734cm">
          <text:p/>
        </draw:line>
        <draw:line draw:style-name="gr7" draw:text-style-name="P4" draw:layer="layout" svg:x1="27.159cm" svg:y1="28.804cm" svg:x2="27.159cm" svg:y2="28.645cm">
          <text:p/>
        </draw:line>
        <draw:polygon draw:style-name="gr7" draw:text-style-name="P4" draw:layer="layout" svg:width="0.105cm" svg:height="0.159cm" svg:x="27.229cm" svg:y="28.645cm" svg:viewBox="0 0 106 160" draw:points="38,0 67,0 83,10 99,22 106,54 106,105 99,137 83,153 67,160 38,160 22,153 6,137 0,105 0,54 6,22 22,10">
          <text:p/>
        </draw:polygon>
        <draw:line draw:style-name="gr7" draw:text-style-name="P4" draw:layer="layout" svg:x1="27.486cm" svg:y1="28.804cm" svg:x2="27.394cm" svg:y2="28.804cm">
          <text:p/>
        </draw:line>
        <draw:polyline draw:style-name="gr7" draw:text-style-name="P4" draw:layer="layout" svg:width="0.048cm" svg:height="0.159cm" svg:x="27.394cm" svg:y="28.645cm" svg:viewBox="0 0 49 160" draw:points="49,160 49,0 32,22 16,38 0,45">
          <text:p/>
        </draw:polyline>
        <draw:polyline draw:style-name="gr7" draw:text-style-name="P4" draw:layer="layout" svg:width="0.089cm" svg:height="0.159cm" svg:x="27.546cm" svg:y="28.645cm" svg:viewBox="0 0 90 160" draw:points="29,70 16,61 6,54 0,38 0,32 6,16 16,10 29,0 61,0 77,10 83,16 90,32 90,38 83,54 77,61 61,70 29,70 16,77 6,83 0,99 0,131 6,144 16,153 29,160 61,160 77,153 83,144 90,131 90,99 83,83 77,77 61,70">
          <text:p/>
        </draw:polyline>
        <draw:line draw:style-name="gr1" draw:text-style-name="P1" draw:layer="layout" svg:x1="26.479cm" svg:y1="28.692cm" svg:x2="26.387cm" svg:y2="28.692cm">
          <text:p/>
        </draw:line>
        <draw:polyline draw:style-name="gr1" draw:text-style-name="P1" draw:layer="layout" svg:width="0.048cm" svg:height="0.159cm" svg:x="26.387cm" svg:y="28.534cm" svg:viewBox="0 0 49 160" draw:points="49,160 49,0 32,22 16,38 0,45">
          <text:p/>
        </draw:polyline>
        <draw:polyline draw:style-name="gr1" draw:text-style-name="P1" draw:layer="layout" svg:width="0.092cm" svg:height="0.159cm" svg:x="26.54cm" svg:y="28.534cm" svg:viewBox="0 0 93 160" draw:points="32,70 16,61 6,54 0,38 0,32 6,16 16,10 32,0 61,0 77,10 83,16 93,32 93,38 83,54 77,61 61,70 32,70 16,77 6,83 0,99 0,131 6,144 16,153 32,160 61,160 77,153 83,144 93,131 93,99 83,83 77,77 61,70">
          <text:p/>
        </draw:polyline>
        <draw:line draw:style-name="gr1" draw:text-style-name="P1" draw:layer="layout" svg:x1="26.987cm" svg:y1="28.416cm" svg:x2="26.035cm" svg:y2="28.416cm">
          <text:p/>
        </draw:line>
        <draw:line draw:style-name="gr7" draw:text-style-name="P4" draw:layer="layout" svg:x1="27.159cm" svg:y1="28.486cm" svg:x2="27.159cm" svg:y2="28.327cm">
          <text:p/>
        </draw:line>
        <draw:polygon draw:style-name="gr7" draw:text-style-name="P4" draw:layer="layout" svg:width="0.105cm" svg:height="0.159cm" svg:x="27.229cm" svg:y="28.327cm" svg:viewBox="0 0 106 160" draw:points="38,0 67,0 83,10 99,22 106,54 106,105 99,137 83,153 67,160 38,160 22,153 6,137 0,105 0,54 6,22 22,10">
          <text:p/>
        </draw:polygon>
        <draw:line draw:style-name="gr7" draw:text-style-name="P4" draw:layer="layout" svg:x1="27.486cm" svg:y1="28.486cm" svg:x2="27.394cm" svg:y2="28.486cm">
          <text:p/>
        </draw:line>
        <draw:polyline draw:style-name="gr7" draw:text-style-name="P4" draw:layer="layout" svg:width="0.048cm" svg:height="0.159cm" svg:x="27.394cm" svg:y="28.327cm" svg:viewBox="0 0 49 160" draw:points="49,160 49,0 32,22 16,38 0,45">
          <text:p/>
        </draw:polyline>
        <draw:polyline draw:style-name="gr7" draw:text-style-name="P4" draw:layer="layout" svg:width="0.089cm" svg:height="0.159cm" svg:x="27.546cm" svg:y="28.327cm" svg:viewBox="0 0 90 160" draw:points="16,160 45,160 61,153 67,144 83,121 90,93 90,32 83,16 77,10 61,0 29,0 16,10 6,16 0,32 0,70 6,83 16,93 29,99 61,99 77,93 83,83 90,70">
          <text:p/>
        </draw:polyline>
        <draw:line draw:style-name="gr1" draw:text-style-name="P1" draw:layer="layout" svg:x1="26.479cm" svg:y1="28.375cm" svg:x2="26.387cm" svg:y2="28.375cm">
          <text:p/>
        </draw:line>
        <draw:polyline draw:style-name="gr1" draw:text-style-name="P1" draw:layer="layout" svg:width="0.048cm" svg:height="0.159cm" svg:x="26.387cm" svg:y="28.216cm" svg:viewBox="0 0 49 160" draw:points="49,160 49,0 32,22 16,38 0,45">
          <text:p/>
        </draw:polyline>
        <draw:polyline draw:style-name="gr1" draw:text-style-name="P1" draw:layer="layout" svg:width="0.092cm" svg:height="0.159cm" svg:x="26.54cm" svg:y="28.216cm" svg:viewBox="0 0 93 160" draw:points="16,160 45,160 61,153 67,144 83,121 93,93 93,32 83,16 77,10 61,0 32,0 16,10 6,16 0,32 0,70 6,83 16,93 32,99 61,99 77,93 83,83 93,70">
          <text:p/>
        </draw:polyline>
        <draw:line draw:style-name="gr1" draw:text-style-name="P1" draw:layer="layout" svg:x1="29.845cm" svg:y1="27.146cm" svg:x2="30.797cm" svg:y2="27.146cm">
          <text:p/>
        </draw:line>
        <draw:line draw:style-name="gr7" draw:text-style-name="P4" draw:layer="layout" svg:x1="29.353cm" svg:y1="27.216cm" svg:x2="29.353cm" svg:y2="27.057cm">
          <text:p/>
        </draw:line>
        <draw:polyline draw:style-name="gr7" draw:text-style-name="P4" draw:layer="layout" svg:width="0.092cm" svg:height="0.159cm" svg:x="29.426cm" svg:y="27.057cm" svg:viewBox="0 0 93 160" draw:points="0,160 0,0 93,160 93,0">
          <text:p/>
        </draw:polyline>
        <draw:polyline draw:style-name="gr7" draw:text-style-name="P4" draw:layer="layout" svg:width="0.098cm" svg:height="0.159cm" svg:x="29.578cm" svg:y="27.057cm" svg:viewBox="0 0 99 160" draw:points="6,16 16,10 32,0 67,0 83,10 93,16 99,32 99,45 93,70 0,160 99,160">
          <text:p/>
        </draw:polyline>
        <draw:polyline draw:style-name="gr1" draw:text-style-name="P1" draw:layer="layout" svg:width="0.098cm" svg:height="0.159cm" svg:x="30.267cm" svg:y="26.946cm" svg:viewBox="0 0 99 160" draw:points="6,16 16,10 29,0 67,0 83,10 90,16 99,32 99,45 90,70 0,160 99,160">
          <text:p/>
        </draw:polyline>
        <draw:line draw:style-name="gr1" draw:text-style-name="P1" draw:layer="layout" svg:x1="26.987cm" svg:y1="28.099cm" svg:x2="26.035cm" svg:y2="28.099cm">
          <text:p/>
        </draw:line>
        <draw:line draw:style-name="gr7" draw:text-style-name="P4" draw:layer="layout" svg:x1="27.159cm" svg:y1="28.169cm" svg:x2="27.159cm" svg:y2="28.01cm">
          <text:p/>
        </draw:line>
        <draw:polygon draw:style-name="gr7" draw:text-style-name="P4" draw:layer="layout" svg:width="0.105cm" svg:height="0.159cm" svg:x="27.229cm" svg:y="28.01cm" svg:viewBox="0 0 106 160" draw:points="38,0 67,0 83,10 99,22 106,54 106,105 99,137 83,153 67,160 38,160 22,153 6,137 0,105 0,54 6,22 22,10">
          <text:p/>
        </draw:polygon>
        <draw:polyline draw:style-name="gr7" draw:text-style-name="P4" draw:layer="layout" svg:width="0.098cm" svg:height="0.159cm" svg:x="27.388cm" svg:y="28.01cm" svg:viewBox="0 0 99 160" draw:points="6,16 16,10 29,0 67,0 83,10 90,16 99,32 99,45 90,70 0,160 99,160">
          <text:p/>
        </draw:polyline>
        <draw:polygon draw:style-name="gr7" draw:text-style-name="P4" draw:layer="layout" svg:width="0.089cm" svg:height="0.159cm" svg:x="27.546cm" svg:y="28.01cm" svg:viewBox="0 0 90 160" draw:points="39,0 55,0 67,10 77,16 83,32 90,61 90,99 83,131 77,144 67,153 55,160 39,160 22,153 16,144 6,131 0,99 0,61 6,32 16,16 22,10">
          <text:p/>
        </draw:polygon>
        <draw:polyline draw:style-name="gr1" draw:text-style-name="P1" draw:layer="layout" svg:width="0.098cm" svg:height="0.159cm" svg:x="26.381cm" svg:y="27.899cm" svg:viewBox="0 0 99 160" draw:points="6,16 16,10 32,0 67,0 83,10 93,16 99,32 99,45 93,70 0,160 99,160">
          <text:p/>
        </draw:polyline>
        <draw:polygon draw:style-name="gr1" draw:text-style-name="P1" draw:layer="layout" svg:width="0.092cm" svg:height="0.159cm" svg:x="26.54cm" svg:y="27.899cm" svg:viewBox="0 0 93 160" draw:points="39,0 55,0 67,10 77,16 83,32 93,61 93,99 83,131 77,144 67,153 55,160 39,160 22,153 16,144 6,131 0,99 0,61 6,32 16,16 22,10">
          <text:p/>
        </draw:polygon>
        <draw:line draw:style-name="gr1" draw:text-style-name="P1" draw:layer="layout" svg:x1="26.987cm" svg:y1="27.781cm" svg:x2="26.035cm" svg:y2="27.781cm">
          <text:p/>
        </draw:line>
        <draw:line draw:style-name="gr7" draw:text-style-name="P4" draw:layer="layout" svg:x1="27.159cm" svg:y1="27.851cm" svg:x2="27.159cm" svg:y2="27.692cm">
          <text:p/>
        </draw:line>
        <draw:polygon draw:style-name="gr7" draw:text-style-name="P4" draw:layer="layout" svg:width="0.105cm" svg:height="0.159cm" svg:x="27.229cm" svg:y="27.692cm" svg:viewBox="0 0 106 160" draw:points="38,0 67,0 83,10 99,22 106,54 106,105 99,137 83,153 67,160 38,160 22,153 6,137 0,105 0,54 6,22 22,10">
          <text:p/>
        </draw:polygon>
        <draw:polyline draw:style-name="gr7" draw:text-style-name="P4" draw:layer="layout" svg:width="0.098cm" svg:height="0.159cm" svg:x="27.388cm" svg:y="27.692cm" svg:viewBox="0 0 99 160" draw:points="6,16 16,10 29,0 67,0 83,10 90,16 99,32 99,45 90,70 0,160 99,160">
          <text:p/>
        </draw:polyline>
        <draw:line draw:style-name="gr7" draw:text-style-name="P4" draw:layer="layout" svg:x1="27.635cm" svg:y1="27.851cm" svg:x2="27.546cm" svg:y2="27.851cm">
          <text:p/>
        </draw:line>
        <draw:polyline draw:style-name="gr7" draw:text-style-name="P4" draw:layer="layout" svg:width="0.044cm" svg:height="0.159cm" svg:x="27.546cm" svg:y="27.692cm" svg:viewBox="0 0 45 160" draw:points="45,160 45,0 29,22 16,38 0,45">
          <text:p/>
        </draw:polyline>
        <draw:polyline draw:style-name="gr1" draw:text-style-name="P1" draw:layer="layout" svg:width="0.098cm" svg:height="0.159cm" svg:x="26.381cm" svg:y="27.581cm" svg:viewBox="0 0 99 160" draw:points="6,16 16,10 32,0 67,0 83,10 93,16 99,32 99,45 93,70 0,160 99,160">
          <text:p/>
        </draw:polyline>
        <draw:line draw:style-name="gr1" draw:text-style-name="P1" draw:layer="layout" svg:x1="26.632cm" svg:y1="27.74cm" svg:x2="26.54cm" svg:y2="27.74cm">
          <text:p/>
        </draw:line>
        <draw:polyline draw:style-name="gr1" draw:text-style-name="P1" draw:layer="layout" svg:width="0.044cm" svg:height="0.159cm" svg:x="26.54cm" svg:y="27.581cm" svg:viewBox="0 0 45 160" draw:points="45,160 45,0 32,22 16,38 0,45">
          <text:p/>
        </draw:polyline>
        <draw:line draw:style-name="gr1" draw:text-style-name="P1" draw:layer="layout" svg:x1="26.987cm" svg:y1="27.464cm" svg:x2="26.035cm" svg:y2="27.464cm">
          <text:p/>
        </draw:line>
        <draw:line draw:style-name="gr7" draw:text-style-name="P4" draw:layer="layout" svg:x1="27.159cm" svg:y1="27.534cm" svg:x2="27.159cm" svg:y2="27.375cm">
          <text:p/>
        </draw:line>
        <draw:polygon draw:style-name="gr7" draw:text-style-name="P4" draw:layer="layout" svg:width="0.105cm" svg:height="0.159cm" svg:x="27.229cm" svg:y="27.375cm" svg:viewBox="0 0 106 160" draw:points="38,0 67,0 83,10 99,22 106,54 106,105 99,137 83,153 67,160 38,160 22,153 6,137 0,105 0,54 6,22 22,10">
          <text:p/>
        </draw:polygon>
        <draw:polyline draw:style-name="gr7" draw:text-style-name="P4" draw:layer="layout" svg:width="0.098cm" svg:height="0.159cm" svg:x="27.388cm" svg:y="27.375cm" svg:viewBox="0 0 99 160" draw:points="6,16 16,10 29,0 67,0 83,10 90,16 99,32 99,45 90,70 0,160 99,160">
          <text:p/>
        </draw:polyline>
        <draw:polyline draw:style-name="gr7" draw:text-style-name="P4" draw:layer="layout" svg:width="0.098cm" svg:height="0.159cm" svg:x="27.537cm" svg:y="27.375cm" svg:viewBox="0 0 99 160" draw:points="10,16 16,10 32,0 71,0 87,10 93,16 99,32 99,45 93,70 0,160 99,160">
          <text:p/>
        </draw:polyline>
        <draw:polyline draw:style-name="gr1" draw:text-style-name="P1" draw:layer="layout" svg:width="0.098cm" svg:height="0.159cm" svg:x="26.381cm" svg:y="27.264cm" svg:viewBox="0 0 99 160" draw:points="6,16 16,10 32,0 67,0 83,10 93,16 99,32 99,45 93,70 0,160 99,160">
          <text:p/>
        </draw:polyline>
        <draw:polyline draw:style-name="gr1" draw:text-style-name="P1" draw:layer="layout" svg:width="0.098cm" svg:height="0.159cm" svg:x="26.533cm" svg:y="27.264cm" svg:viewBox="0 0 99 160" draw:points="6,16 13,10 29,0 67,0 83,10 90,16 99,32 99,45 90,70 0,160 99,160">
          <text:p/>
        </draw:polyline>
        <draw:line draw:style-name="gr1" draw:text-style-name="P1" draw:layer="layout" svg:x1="26.987cm" svg:y1="27.146cm" svg:x2="26.035cm" svg:y2="27.146cm">
          <text:p/>
        </draw:line>
        <draw:line draw:style-name="gr7" draw:text-style-name="P4" draw:layer="layout" svg:x1="27.159cm" svg:y1="27.216cm" svg:x2="27.159cm" svg:y2="27.057cm">
          <text:p/>
        </draw:line>
        <draw:polygon draw:style-name="gr7" draw:text-style-name="P4" draw:layer="layout" svg:width="0.105cm" svg:height="0.159cm" svg:x="27.229cm" svg:y="27.057cm" svg:viewBox="0 0 106 160" draw:points="38,0 67,0 83,10 99,22 106,54 106,105 99,137 83,153 67,160 38,160 22,153 6,137 0,105 0,54 6,22 22,10">
          <text:p/>
        </draw:polygon>
        <draw:polyline draw:style-name="gr7" draw:text-style-name="P4" draw:layer="layout" svg:width="0.098cm" svg:height="0.159cm" svg:x="27.388cm" svg:y="27.057cm" svg:viewBox="0 0 99 160" draw:points="6,16 16,10 29,0 67,0 83,10 90,16 99,32 99,45 90,70 0,160 99,160">
          <text:p/>
        </draw:polyline>
        <draw:polyline draw:style-name="gr7" draw:text-style-name="P4" draw:layer="layout" svg:width="0.098cm" svg:height="0.159cm" svg:x="27.537cm" svg:y="27.057cm" svg:viewBox="0 0 99 160" draw:points="0,0 99,0 48,61 71,61 87,70 93,77 99,93 99,131 93,144 87,153 71,160 26,160 10,153 0,144">
          <text:p/>
        </draw:polyline>
        <draw:polyline draw:style-name="gr1" draw:text-style-name="P1" draw:layer="layout" svg:width="0.098cm" svg:height="0.159cm" svg:x="26.381cm" svg:y="26.946cm" svg:viewBox="0 0 99 160" draw:points="6,16 16,10 32,0 67,0 83,10 93,16 99,32 99,45 93,70 0,160 99,160">
          <text:p/>
        </draw:polyline>
        <draw:polyline draw:style-name="gr1" draw:text-style-name="P1" draw:layer="layout" svg:width="0.098cm" svg:height="0.159cm" svg:x="26.533cm" svg:y="26.946cm" svg:viewBox="0 0 99 160" draw:points="0,0 99,0 45,61 67,61 83,70 90,77 99,93 99,131 90,144 83,153 67,160 22,160 6,153 0,144">
          <text:p/>
        </draw:polyline>
        <draw:line draw:style-name="gr1" draw:text-style-name="P1" draw:layer="layout" svg:x1="26.987cm" svg:y1="26.829cm" svg:x2="26.035cm" svg:y2="26.829cm">
          <text:p/>
        </draw:line>
        <draw:polyline draw:style-name="gr7" draw:text-style-name="P4" draw:layer="layout" svg:width="0.108cm" svg:height="0.159cm" svg:x="27.137cm" svg:y="26.74cm" svg:viewBox="0 0 109 160" draw:points="0,0 54,160 109,0">
          <text:p/>
        </draw:polyline>
        <draw:polyline draw:style-name="gr7" draw:text-style-name="P4" draw:layer="layout" svg:width="0.098cm" svg:height="0.159cm" svg:x="27.289cm" svg:y="26.74cm" svg:viewBox="0 0 99 160" draw:points="99,144 90,153 67,160 55,160 29,153 16,137 6,121 0,93 0,70 6,38 16,22 29,10 55,0 67,0 90,10 99,16">
          <text:p/>
        </draw:polyline>
        <draw:polyline draw:style-name="gr7" draw:text-style-name="P4" draw:layer="layout" svg:width="0.098cm" svg:height="0.159cm" svg:x="27.448cm" svg:y="26.74cm" svg:viewBox="0 0 99 160" draw:points="99,144 90,153 67,160 55,160 29,153 16,137 6,121 0,93 0,70 6,38 16,22 29,10 55,0 67,0 90,10 99,16">
          <text:p/>
        </draw:polyline>
        <draw:polyline draw:style-name="gr1" draw:text-style-name="P1" draw:layer="layout" svg:width="0.098cm" svg:height="0.159cm" svg:x="26.381cm" svg:y="26.629cm" svg:viewBox="0 0 99 160" draw:points="6,16 16,10 32,0 67,0 83,10 93,16 99,32 99,45 93,70 0,160 99,160">
          <text:p/>
        </draw:polyline>
        <draw:line draw:style-name="gr1" draw:text-style-name="P1" draw:layer="layout" svg:x1="26.616cm" svg:y1="26.683cm" svg:x2="26.616cm" svg:y2="26.788cm">
          <text:p/>
        </draw:line>
        <draw:polyline draw:style-name="gr1" draw:text-style-name="P1" draw:layer="layout" svg:width="0.098cm" svg:height="0.111cm" svg:x="26.54cm" svg:y="26.622cm" svg:viewBox="0 0 99 112" draw:points="38,0 0,112 99,112">
          <text:p/>
        </draw:polyline>
        <draw:line draw:style-name="gr1" draw:text-style-name="P1" draw:layer="layout" svg:x1="29.845cm" svg:y1="27.464cm" svg:x2="30.797cm" svg:y2="27.464cm">
          <text:p/>
        </draw:line>
        <draw:line draw:style-name="gr7" draw:text-style-name="P4" draw:layer="layout" svg:x1="29.353cm" svg:y1="27.534cm" svg:x2="29.353cm" svg:y2="27.375cm">
          <text:p/>
        </draw:line>
        <draw:polyline draw:style-name="gr7" draw:text-style-name="P4" draw:layer="layout" svg:width="0.092cm" svg:height="0.159cm" svg:x="29.426cm" svg:y="27.375cm" svg:viewBox="0 0 93 160" draw:points="0,160 0,0 93,160 93,0">
          <text:p/>
        </draw:polyline>
        <draw:polyline draw:style-name="gr7" draw:text-style-name="P4" draw:layer="layout" svg:width="0.098cm" svg:height="0.159cm" svg:x="29.578cm" svg:y="27.375cm" svg:viewBox="0 0 99 160" draw:points="0,0 99,0 45,61 67,61 83,70 93,77 99,93 99,131 93,144 83,153 67,160 22,160 6,153 0,144">
          <text:p/>
        </draw:polyline>
        <draw:polyline draw:style-name="gr1" draw:text-style-name="P1" draw:layer="layout" svg:width="0.098cm" svg:height="0.159cm" svg:x="30.267cm" svg:y="27.264cm" svg:viewBox="0 0 99 160" draw:points="0,0 99,0 45,61 67,61 83,70 90,77 99,93 99,131 90,144 83,153 67,160 22,160 6,153 0,144">
          <text:p/>
        </draw:polyline>
        <draw:line draw:style-name="gr1" draw:text-style-name="P1" draw:layer="layout" svg:x1="29.845cm" svg:y1="27.781cm" svg:x2="30.797cm" svg:y2="27.781cm">
          <text:p/>
        </draw:line>
        <draw:polyline draw:style-name="gr7" draw:text-style-name="P4" draw:layer="layout" svg:width="0.092cm" svg:height="0.159cm" svg:x="28.867cm" svg:y="27.692cm" svg:viewBox="0 0 93 160" draw:points="0,160 0,0 61,0 77,10 83,16 93,32 93,54 83,70 77,77 61,83 0,83">
          <text:p/>
        </draw:polyline>
        <draw:polygon draw:style-name="gr7" draw:text-style-name="P4" draw:layer="layout" svg:width="0.092cm" svg:height="0.159cm" svg:x="29.026cm" svg:y="27.692cm" svg:viewBox="0 0 93 160" draw:points="0,160 0,0 39,0 61,10 77,22 83,38 93,70 93,93 83,121 77,137 61,153 39,160">
          <text:p/>
        </draw:polygon>
        <draw:line draw:style-name="gr7" draw:text-style-name="P4" draw:layer="layout" svg:x1="29.3cm" svg:y1="27.686cm" svg:x2="29.162cm" svg:y2="27.89cm">
          <text:p/>
        </draw:line>
        <draw:line draw:style-name="gr7" draw:text-style-name="P4" draw:layer="layout" svg:x1="29.353cm" svg:y1="27.851cm" svg:x2="29.353cm" svg:y2="27.692cm">
          <text:p/>
        </draw:line>
        <draw:polyline draw:style-name="gr7" draw:text-style-name="P4" draw:layer="layout" svg:width="0.092cm" svg:height="0.159cm" svg:x="29.426cm" svg:y="27.692cm" svg:viewBox="0 0 93 160" draw:points="0,160 0,0 93,160 93,0">
          <text:p/>
        </draw:polyline>
        <draw:line draw:style-name="gr7" draw:text-style-name="P4" draw:layer="layout" svg:x1="29.661cm" svg:y1="27.746cm" svg:x2="29.661cm" svg:y2="27.851cm">
          <text:p/>
        </draw:line>
        <draw:polyline draw:style-name="gr7" draw:text-style-name="P4" draw:layer="layout" svg:width="0.098cm" svg:height="0.111cm" svg:x="29.585cm" svg:y="27.686cm" svg:viewBox="0 0 99 112" draw:points="38,0 0,112 99,112">
          <text:p/>
        </draw:polyline>
        <draw:line draw:style-name="gr1" draw:text-style-name="P1" draw:layer="layout" svg:x1="30.35cm" svg:y1="27.635cm" svg:x2="30.35cm" svg:y2="27.74cm">
          <text:p/>
        </draw:line>
        <draw:polyline draw:style-name="gr1" draw:text-style-name="P1" draw:layer="layout" svg:width="0.098cm" svg:height="0.111cm" svg:x="30.274cm" svg:y="27.575cm" svg:viewBox="0 0 99 112" draw:points="38,0 0,112 99,112">
          <text:p/>
        </draw:polyline>
        <draw:line draw:style-name="gr1" draw:text-style-name="P1" draw:layer="layout" svg:x1="29.845cm" svg:y1="28.099cm" svg:x2="30.797cm" svg:y2="28.099cm">
          <text:p/>
        </draw:line>
        <draw:line draw:style-name="gr7" draw:text-style-name="P4" draw:layer="layout" svg:x1="29.353cm" svg:y1="28.169cm" svg:x2="29.353cm" svg:y2="28.01cm">
          <text:p/>
        </draw:line>
        <draw:polyline draw:style-name="gr7" draw:text-style-name="P4" draw:layer="layout" svg:width="0.092cm" svg:height="0.159cm" svg:x="29.426cm" svg:y="28.01cm" svg:viewBox="0 0 93 160" draw:points="0,160 0,0 93,160 93,0">
          <text:p/>
        </draw:polyline>
        <draw:polyline draw:style-name="gr7" draw:text-style-name="P4" draw:layer="layout" svg:width="0.092cm" svg:height="0.159cm" svg:x="29.585cm" svg:y="28.01cm" svg:viewBox="0 0 93 160" draw:points="87,0 10,0 0,77 10,70 26,61 61,61 77,70 87,77 93,93 93,131 87,144 77,153 61,160 26,160 10,153 0,144">
          <text:p/>
        </draw:polyline>
        <draw:polyline draw:style-name="gr1" draw:text-style-name="P1" draw:layer="layout" svg:width="0.092cm" svg:height="0.159cm" svg:x="30.274cm" svg:y="27.899cm" svg:viewBox="0 0 93 160" draw:points="83,0 10,0 0,77 10,70 22,61 61,61 77,70 83,77 93,93 93,131 83,144 77,153 61,160 22,160 10,153 0,144">
          <text:p/>
        </draw:polyline>
        <draw:line draw:style-name="gr1" draw:text-style-name="P1" draw:layer="layout" svg:x1="29.845cm" svg:y1="28.416cm" svg:x2="30.797cm" svg:y2="28.416cm">
          <text:p/>
        </draw:line>
        <draw:line draw:style-name="gr7" draw:text-style-name="P4" draw:layer="layout" svg:x1="29.353cm" svg:y1="28.486cm" svg:x2="29.353cm" svg:y2="28.327cm">
          <text:p/>
        </draw:line>
        <draw:polyline draw:style-name="gr7" draw:text-style-name="P4" draw:layer="layout" svg:width="0.092cm" svg:height="0.159cm" svg:x="29.426cm" svg:y="28.327cm" svg:viewBox="0 0 93 160" draw:points="0,160 0,0 93,160 93,0">
          <text:p/>
        </draw:polyline>
        <draw:polyline draw:style-name="gr7" draw:text-style-name="P4" draw:layer="layout" svg:width="0.092cm" svg:height="0.159cm" svg:x="29.585cm" svg:y="28.327cm" svg:viewBox="0 0 93 160" draw:points="77,0 48,0 32,10 26,16 10,38 0,70 0,131 10,144 16,153 32,160 61,160 77,153 87,144 93,131 93,93 87,77 77,70 61,61 32,61 16,70 10,77 0,93">
          <text:p/>
        </draw:polyline>
        <draw:polyline draw:style-name="gr1" draw:text-style-name="P1" draw:layer="layout" svg:width="0.092cm" svg:height="0.159cm" svg:x="30.274cm" svg:y="28.216cm" svg:viewBox="0 0 93 160" draw:points="77,0 48,0 32,10 22,16 10,38 0,70 0,131 10,144 16,153 32,160 61,160 77,153 83,144 93,131 93,93 83,77 77,70 61,61 32,61 16,70 10,77 0,93">
          <text:p/>
        </draw:polyline>
        <draw:line draw:style-name="gr1" draw:text-style-name="P1" draw:layer="layout" svg:x1="29.845cm" svg:y1="28.734cm" svg:x2="30.797cm" svg:y2="28.734cm">
          <text:p/>
        </draw:line>
        <draw:line draw:style-name="gr7" draw:text-style-name="P4" draw:layer="layout" svg:x1="29.353cm" svg:y1="28.804cm" svg:x2="29.353cm" svg:y2="28.645cm">
          <text:p/>
        </draw:line>
        <draw:polyline draw:style-name="gr7" draw:text-style-name="P4" draw:layer="layout" svg:width="0.092cm" svg:height="0.159cm" svg:x="29.426cm" svg:y="28.645cm" svg:viewBox="0 0 93 160" draw:points="0,160 0,0 93,160 93,0">
          <text:p/>
        </draw:polyline>
        <draw:polyline draw:style-name="gr7" draw:text-style-name="P4" draw:layer="layout" svg:width="0.105cm" svg:height="0.159cm" svg:x="29.578cm" svg:y="28.645cm" svg:viewBox="0 0 106 160" draw:points="0,0 106,0 38,160">
          <text:p/>
        </draw:polyline>
        <draw:polyline draw:style-name="gr1" draw:text-style-name="P1" draw:layer="layout" svg:width="0.105cm" svg:height="0.159cm" svg:x="30.267cm" svg:y="28.534cm" svg:viewBox="0 0 106 160" draw:points="0,0 106,0 38,160">
          <text:p/>
        </draw:polyline>
        <draw:line draw:style-name="gr1" draw:text-style-name="P1" draw:layer="layout" svg:x1="29.845cm" svg:y1="29.051cm" svg:x2="30.797cm" svg:y2="29.051cm">
          <text:p/>
        </draw:line>
        <draw:line draw:style-name="gr7" draw:text-style-name="P4" draw:layer="layout" svg:x1="29.353cm" svg:y1="29.121cm" svg:x2="29.353cm" svg:y2="28.962cm">
          <text:p/>
        </draw:line>
        <draw:polyline draw:style-name="gr7" draw:text-style-name="P4" draw:layer="layout" svg:width="0.092cm" svg:height="0.159cm" svg:x="29.426cm" svg:y="28.962cm" svg:viewBox="0 0 93 160" draw:points="0,160 0,0 93,160 93,0">
          <text:p/>
        </draw:polyline>
        <draw:polyline draw:style-name="gr7" draw:text-style-name="P4" draw:layer="layout" svg:width="0.092cm" svg:height="0.159cm" svg:x="29.585cm" svg:y="28.962cm" svg:viewBox="0 0 93 160" draw:points="32,70 16,61 10,54 0,38 0,32 10,16 16,10 32,0 61,0 77,10 87,16 93,32 93,38 87,54 77,61 61,70 32,70 16,77 10,83 0,99 0,131 10,144 16,153 32,160 61,160 77,153 87,144 93,131 93,99 87,83 77,77 61,70">
          <text:p/>
        </draw:polyline>
        <draw:polyline draw:style-name="gr1" draw:text-style-name="P1" draw:layer="layout" svg:width="0.092cm" svg:height="0.159cm" svg:x="30.274cm" svg:y="28.851cm" svg:viewBox="0 0 93 160" draw:points="32,70 16,61 10,54 0,38 0,32 10,16 16,10 32,0 61,0 77,10 83,16 93,32 93,38 83,54 77,61 61,70 32,70 16,77 10,83 0,99 0,131 10,144 16,153 32,160 61,160 77,153 83,144 93,131 93,99 83,83 77,77 61,70">
          <text:p/>
        </draw:polyline>
        <draw:line draw:style-name="gr1" draw:text-style-name="P1" draw:layer="layout" svg:x1="29.845cm" svg:y1="29.369cm" svg:x2="30.797cm" svg:y2="29.369cm">
          <text:p/>
        </draw:line>
        <draw:line draw:style-name="gr7" draw:text-style-name="P4" draw:layer="layout" svg:x1="29.353cm" svg:y1="29.439cm" svg:x2="29.353cm" svg:y2="29.28cm">
          <text:p/>
        </draw:line>
        <draw:polyline draw:style-name="gr7" draw:text-style-name="P4" draw:layer="layout" svg:width="0.092cm" svg:height="0.159cm" svg:x="29.426cm" svg:y="29.28cm" svg:viewBox="0 0 93 160" draw:points="0,160 0,0 93,160 93,0">
          <text:p/>
        </draw:polyline>
        <draw:polyline draw:style-name="gr7" draw:text-style-name="P4" draw:layer="layout" svg:width="0.092cm" svg:height="0.159cm" svg:x="29.585cm" svg:y="29.28cm" svg:viewBox="0 0 93 160" draw:points="16,160 48,160 61,153 71,144 87,121 93,93 93,32 87,16 77,10 61,0 32,0 16,10 10,16 0,32 0,70 10,83 16,93 32,99 61,99 77,93 87,83 93,70">
          <text:p/>
        </draw:polyline>
        <draw:polyline draw:style-name="gr1" draw:text-style-name="P1" draw:layer="layout" svg:width="0.092cm" svg:height="0.159cm" svg:x="30.274cm" svg:y="29.169cm" svg:viewBox="0 0 93 160" draw:points="16,160 48,160 61,153 71,144 83,121 93,93 93,32 83,16 77,10 61,0 32,0 16,10 10,16 0,32 0,70 10,83 16,93 32,99 61,99 77,93 83,83 93,70">
          <text:p/>
        </draw:polyline>
        <draw:polyline draw:style-name="gr7" draw:text-style-name="P4" draw:layer="layout" svg:width="0.089cm" svg:height="0.159cm" svg:x="28.219cm" svg:y="25.587cm" svg:viewBox="0 0 90 160" draw:points="0,0 0,131 6,144 13,153 29,160 61,160 74,153 83,144 90,131 90,0">
          <text:p/>
        </draw:polyline>
        <draw:polyline draw:style-name="gr7" draw:text-style-name="P4" draw:layer="layout" svg:width="0.098cm" svg:height="0.159cm" svg:x="28.369cm" svg:y="25.587cm" svg:viewBox="0 0 99 160" draw:points="10,16 16,10 32,0 71,0 83,10 93,16 99,32 99,45 93,70 0,160 99,160">
          <text:p/>
        </draw:polyline>
        <draw:line draw:style-name="gr7" draw:text-style-name="P4" draw:layer="layout" svg:x1="28.619cm" svg:y1="25.746cm" svg:x2="28.527cm" svg:y2="25.746cm">
          <text:p/>
        </draw:line>
        <draw:polyline draw:style-name="gr7" draw:text-style-name="P4" draw:layer="layout" svg:width="0.048cm" svg:height="0.159cm" svg:x="28.527cm" svg:y="25.587cm" svg:viewBox="0 0 49 160" draw:points="49,160 49,0 32,22 16,38 0,45">
          <text:p/>
        </draw:polyline>
        <draw:line draw:style-name="gr7" draw:text-style-name="P4" draw:layer="layout" svg:x1="27.794cm" svg:y1="25.991cm" svg:x2="27.87cm" svg:y2="25.991cm">
          <text:p/>
        </draw:line>
        <draw:polyline draw:style-name="gr7" draw:text-style-name="P4" draw:layer="layout" svg:width="0.105cm" svg:height="0.159cm" svg:x="27.781cm" svg:y="25.876cm" svg:viewBox="0 0 106 160" draw:points="0,160 51,0 106,160">
          <text:p/>
        </draw:polyline>
        <draw:line draw:style-name="gr7" draw:text-style-name="P4" draw:layer="layout" svg:x1="27.918cm" svg:y1="25.876cm" svg:x2="28.007cm" svg:y2="25.876cm">
          <text:p/>
        </draw:line>
        <draw:line draw:style-name="gr7" draw:text-style-name="P4" draw:layer="layout" svg:x1="27.962cm" svg:y1="26.035cm" svg:x2="27.962cm" svg:y2="25.876cm">
          <text:p/>
        </draw:line>
        <draw:line draw:style-name="gr7" draw:text-style-name="P4" draw:layer="layout" svg:x1="28.112cm" svg:y1="25.952cm" svg:x2="28.061cm" svg:y2="25.952cm">
          <text:p/>
        </draw:line>
        <draw:polyline draw:style-name="gr7" draw:text-style-name="P4" draw:layer="layout" svg:width="0.076cm" svg:height="0.159cm" svg:x="28.061cm" svg:y="25.876cm" svg:viewBox="0 0 77 160" draw:points="0,160 0,0 77,0">
          <text:p/>
        </draw:polyline>
        <draw:polyline draw:style-name="gr7" draw:text-style-name="P4" draw:layer="layout" svg:width="0.098cm" svg:height="0.159cm" svg:x="28.181cm" svg:y="25.876cm" svg:viewBox="0 0 99 160" draw:points="6,16 16,10 29,0 67,0 83,10 90,16 99,32 99,45 90,70 0,160 99,160">
          <text:p/>
        </draw:polyline>
        <draw:polyline draw:style-name="gr7" draw:text-style-name="P4" draw:layer="layout" svg:width="0.095cm" svg:height="0.159cm" svg:x="28.334cm" svg:y="25.876cm" svg:viewBox="0 0 96 160" draw:points="6,16 13,10 29,0 67,0 83,10 90,16 96,32 96,45 90,70 0,160 96,160">
          <text:p/>
        </draw:polyline>
        <draw:polyline draw:style-name="gr7" draw:text-style-name="P4" draw:layer="layout" svg:width="0.105cm" svg:height="0.159cm" svg:x="28.477cm" svg:y="25.876cm" svg:viewBox="0 0 106 160" draw:points="0,0 51,160 106,0">
          <text:p/>
        </draw:polyline>
        <draw:line draw:style-name="gr7" draw:text-style-name="P4" draw:layer="layout" svg:x1="28.718cm" svg:y1="26.035cm" svg:x2="28.626cm" svg:y2="26.035cm">
          <text:p/>
        </draw:line>
        <draw:polyline draw:style-name="gr7" draw:text-style-name="P4" draw:layer="layout" svg:width="0.048cm" svg:height="0.159cm" svg:x="28.626cm" svg:y="25.876cm" svg:viewBox="0 0 49 160" draw:points="49,160 49,0 32,22 16,38 0,45">
          <text:p/>
        </draw:polyline>
        <draw:polygon draw:style-name="gr7" draw:text-style-name="P4" draw:layer="layout" svg:width="0.092cm" svg:height="0.159cm" svg:x="28.778cm" svg:y="25.876cm" svg:viewBox="0 0 93 160" draw:points="39,0 55,0 67,10 77,16 83,32 93,61 93,99 83,131 77,144 67,153 55,160 39,160 22,153 16,144 6,131 0,99 0,61 6,32 16,16 22,10">
          <text:p/>
        </draw:polygon>
        <draw:polygon draw:style-name="gr7" draw:text-style-name="P4" draw:layer="layout" svg:width="0.092cm" svg:height="0.159cm" svg:x="28.937cm" svg:y="25.876cm" svg:viewBox="0 0 93 160" draw:points="0,160 0,0 39,0 61,10 77,22 83,38 93,70 93,93 83,121 77,137 61,153 39,160">
          <text:p/>
        </draw:polygon>
        <draw:line draw:style-name="gr9" draw:text-style-name="P6" draw:layer="layout" svg:x1="33.337cm" svg:y1="25.4cm" svg:x2="30.797cm" svg:y2="25.4cm">
          <text:p/>
        </draw:line>
        <draw:line draw:style-name="gr9" draw:text-style-name="P6" draw:layer="layout" svg:x1="30.797cm" svg:y1="25.4cm" svg:x2="30.797cm" svg:y2="26.829cm">
          <text:p/>
        </draw:line>
        <draw:line draw:style-name="gr9" draw:text-style-name="P6" draw:layer="layout" svg:x1="33.337cm" svg:y1="25.717cm" svg:x2="31.115cm" svg:y2="25.717cm">
          <text:p/>
        </draw:line>
        <draw:line draw:style-name="gr9" draw:text-style-name="P6" draw:layer="layout" svg:x1="33.337cm" svg:y1="26.035cm" svg:x2="31.432cm" svg:y2="26.035cm">
          <text:p/>
        </draw:line>
        <draw:polyline draw:style-name="gr1" draw:text-style-name="P1" draw:layer="layout" svg:width="0.092cm" svg:height="0.159cm" svg:x="25.584cm" svg:y="27.057cm" svg:viewBox="0 0 93 160" draw:points="0,153 26,160 61,160 77,153 87,144 93,131 93,115 87,99 77,93 61,83 32,77 16,70 10,61 0,45 0,32 10,16 16,10 32,0 71,0 93,10">
          <text:p/>
        </draw:polyline>
        <draw:polyline draw:style-name="gr1" draw:text-style-name="P1" draw:layer="layout" svg:width="0.076cm" svg:height="0.105cm" svg:x="25.737cm" svg:y="27.111cm" svg:viewBox="0 0 77 106" draw:points="68,99 55,106 23,106 6,99 0,83 0,22 6,6 23,0 55,0 68,6 77,22 77,38 0,51">
          <text:p/>
        </draw:polyline>
        <draw:polyline draw:style-name="gr1" draw:text-style-name="P1" draw:layer="layout" svg:width="0.022cm" svg:height="0.159cm" svg:x="25.879cm" svg:y="27.057cm" svg:viewBox="0 0 23 160" draw:points="23,160 10,153 0,137 0,0">
          <text:p/>
        </draw:polyline>
        <draw:polygon draw:style-name="gr6" draw:text-style-name="P1" draw:layer="layout" svg:width="0.603cm" svg:height="0.279cm" svg:x="25.432cm" svg:y="27.007cm" svg:viewBox="0 0 604 280" draw:points="604,140 525,0 80,0 0,140 80,280 525,280">
          <text:p/>
        </draw:polygon>
        <draw:polyline draw:style-name="gr1" draw:text-style-name="P1" draw:layer="layout" svg:width="0.159cm" svg:height="0.092cm" svg:x="19.12cm" svg:y="25.644cm" svg:viewBox="0 0 160 93" draw:points="153,93 160,71 160,32 153,16 144,10 131,0 115,0 99,10 93,16 83,32 77,61 70,77 61,87 45,93 32,93 16,87 10,77 0,61 0,26 10,0">
          <text:p/>
        </draw:polyline>
        <draw:polyline draw:style-name="gr1" draw:text-style-name="P1" draw:layer="layout" svg:width="0.105cm" svg:height="0.073cm" svg:x="19.174cm" svg:y="25.511cm" svg:viewBox="0 0 106 74" draw:points="99,6 106,23 106,51 99,68 83,74 22,74 6,68 0,51 0,23 6,6 22,0 38,0 51,74">
          <text:p/>
        </draw:polyline>
        <draw:polyline draw:style-name="gr1" draw:text-style-name="P1" draw:layer="layout" svg:width="0.159cm" svg:height="0.022cm" svg:x="19.12cm" svg:y="25.419cm" svg:viewBox="0 0 160 23" draw:points="160,0 153,17 137,23 0,23">
          <text:p/>
        </draw:polyline>
        <draw:polygon draw:style-name="gr6" draw:text-style-name="P1" draw:layer="layout" svg:width="0.279cm" svg:height="0.603cm" svg:x="19.069cm" svg:y="25.273cm" svg:viewBox="0 0 280 604" draw:points="140,604 280,525 280,80 140,0 0,80 0,525">
          <text:p/>
        </draw:polygon>
        <draw:polygon draw:style-name="gr1" draw:text-style-name="P1" draw:layer="layout" svg:width="0.318cm" svg:height="0.318cm" svg:x="4.921cm" svg:y="18.732cm" svg:viewBox="0 0 319 319" draw:points="159,319 159,159 0,159 159,0 319,159 159,159">
          <text:p/>
        </draw:polygon>
        <draw:polyline draw:style-name="gr7" draw:text-style-name="P4" draw:layer="layout" svg:width="0.098cm" svg:height="0.159cm" svg:x="4.851cm" svg:y="18.402cm" svg:viewBox="0 0 99 160" draw:points="90,10 77,0 55,0 29,10 16,22 6,38 0,70 0,93 6,121 16,137 29,153 55,160 67,160 90,153 99,144 99,93 67,93">
          <text:p/>
        </draw:polyline>
        <draw:polyline draw:style-name="gr7" draw:text-style-name="P4" draw:layer="layout" svg:width="0.092cm" svg:height="0.159cm" svg:x="5.016cm" svg:y="18.402cm" svg:viewBox="0 0 93 160" draw:points="0,160 0,0 93,160 93,0">
          <text:p/>
        </draw:polyline>
        <draw:polygon draw:style-name="gr7" draw:text-style-name="P4" draw:layer="layout" svg:width="0.089cm" svg:height="0.159cm" svg:x="5.185cm" svg:y="18.402cm" svg:viewBox="0 0 90 160" draw:points="0,160 0,0 39,0 61,10 74,22 83,38 90,70 90,93 83,121 74,137 61,153 39,160">
          <text:p/>
        </draw:polygon>
        <draw:polygon draw:style-name="gr6" draw:text-style-name="P1" draw:layer="layout" svg:width="0.794cm" svg:height="0.635cm" svg:x="4.762cm" svg:y="19.367cm" svg:viewBox="0 0 795 636" draw:points="795,0 795,636 0,318">
          <text:p/>
        </draw:polygon>
        <draw:path draw:style-name="gr1" draw:text-style-name="P1" draw:layer="layout" svg:width="0.127cm" svg:height="0.127cm" svg:x="5.016cm" svg:y="19.399cm" svg:viewBox="0 0 128 128" svg:d="M128 64c0 12-3 22-9 32-5 10-13 18-23 23-10 6-20 9-32 9s-22-3-32-9c-10-5-18-13-23-23-6-10-9-20-9-32s3-22 9-32c5-10 13-18 23-23 10-6 20-9 32-9s22 3 32 9c10 5 18 13 23 23 6 10 9 20 9 32z">
          <text:p/>
        </draw:path>
        <draw:line draw:style-name="gr1" draw:text-style-name="P1" draw:layer="layout" svg:x1="5.08cm" svg:y1="19.399cm" svg:x2="5.08cm" svg:y2="19.05cm">
          <text:p/>
        </draw:line>
        <draw:line draw:style-name="gr1" draw:text-style-name="P1" draw:layer="layout" svg:x1="5.042cm" svg:y1="19.25cm" svg:x2="5.042cm" svg:y2="19.323cm">
          <text:p/>
        </draw:line>
        <draw:polyline draw:style-name="gr1" draw:text-style-name="P1" draw:layer="layout" svg:width="0.127cm" svg:height="0.035cm" svg:x="4.915cm" svg:y="19.288cm" svg:viewBox="0 0 128 36" draw:points="128,0 0,0 16,10 29,23 35,36">
          <text:p/>
        </draw:polyline>
        <draw:line draw:style-name="gr1" draw:text-style-name="P1" draw:layer="layout" svg:x1="5.556cm" svg:y1="19.685cm" svg:x2="6.032cm" svg:y2="19.685cm">
          <text:p/>
        </draw:line>
        <draw:polyline draw:style-name="gr1" draw:text-style-name="P1" draw:layer="layout" svg:width="0.079cm" svg:height="0.127cm" svg:x="5.75cm" svg:y="19.52cm" svg:viewBox="0 0 80 128" draw:points="6,10 13,6 26,0 55,0 68,6 74,10 80,22 80,35 74,54 0,128 80,128">
          <text:p/>
        </draw:polyline>
        <draw:path draw:style-name="gr1" draw:text-style-name="P1" draw:layer="layout" svg:width="0.127cm" svg:height="0.127cm" svg:x="4.635cm" svg:y="19.621cm" svg:viewBox="0 0 128 128" svg:d="M128 64c0 12-3 22-9 32-5 10-13 18-23 23-10 6-20 9-32 9s-22-3-32-9c-10-5-18-13-23-23-6-10-9-20-9-32s3-22 9-32c5-10 13-18 23-23 10-6 20-9 32-9s22 3 32 9c10 5 18 13 23 23 6 10 9 20 9 32z">
          <text:p/>
        </draw:path>
        <draw:line draw:style-name="gr1" draw:text-style-name="P1" draw:layer="layout" svg:x1="4.635cm" svg:y1="19.685cm" svg:x2="4.286cm" svg:y2="19.685cm">
          <text:p/>
        </draw:line>
        <draw:polyline draw:style-name="gr1" draw:text-style-name="P1" draw:layer="layout" svg:width="0.073cm" svg:height="0.127cm" svg:x="4.486cm" svg:y="19.52cm" svg:viewBox="0 0 74 128" draw:points="61,0 39,0 26,6 19,10 6,29 0,54 0,102 6,115 13,122 26,128 48,128 61,122 68,115 74,102 74,70 68,61 61,54 48,48 26,48 13,54 6,61 0,70">
          <text:p/>
        </draw:polyline>
        <draw:polyline draw:style-name="gr7" draw:text-style-name="P4" draw:layer="layout" svg:width="0.159cm" svg:height="0.092cm" svg:x="5.207cm" svg:y="20.428cm" svg:viewBox="0 0 160 93" draw:points="0,93 131,93 144,87 153,77 160,64 160,32 153,16 144,10 131,0 0,0">
          <text:p/>
        </draw:polyline>
        <draw:polyline draw:style-name="gr7" draw:text-style-name="P4" draw:layer="layout" svg:width="0.159cm" svg:height="0.098cm" svg:x="5.207cm" svg:y="20.269cm" svg:viewBox="0 0 160 99" draw:points="16,93 10,87 0,71 0,32 10,16 16,10 32,0 45,0 70,10 160,99 160,0">
          <text:p/>
        </draw:polyline>
        <draw:line draw:style-name="gr7" draw:text-style-name="P4" draw:layer="layout" svg:x1="5.321cm" svg:y1="20.209cm" svg:x2="5.321cm" svg:y2="20.136cm">
          <text:p/>
        </draw:line>
        <draw:polyline draw:style-name="gr7" draw:text-style-name="P4" draw:layer="layout" svg:width="0.159cm" svg:height="0.105cm" svg:x="5.207cm" svg:y="20.12cm" svg:viewBox="0 0 160 106" draw:points="160,106 0,54 160,0">
          <text:p/>
        </draw:polyline>
        <draw:polyline draw:style-name="gr7" draw:text-style-name="P4" draw:layer="layout" svg:width="0.159cm" svg:height="0.105cm" svg:x="4.918cm" svg:y="21.466cm" svg:viewBox="0 0 160 106" draw:points="0,106 0,0 160,67">
          <text:p/>
        </draw:polyline>
        <draw:line draw:style-name="gr7" draw:text-style-name="P4" draw:layer="layout" svg:x1="4.972cm" svg:y1="21.336cm" svg:x2="5.077cm" svg:y2="21.336cm">
          <text:p/>
        </draw:line>
        <draw:polyline draw:style-name="gr7" draw:text-style-name="P4" draw:layer="layout" svg:width="0.111cm" svg:height="0.098cm" svg:x="4.912cm" svg:y="21.314cm" svg:viewBox="0 0 112 99" draw:points="0,61 112,99 112,0">
          <text:p/>
        </draw:polyline>
        <draw:polyline draw:style-name="gr7" draw:text-style-name="P4" draw:layer="layout" svg:width="0.159cm" svg:height="0.076cm" svg:x="4.918cm" svg:y="21.177cm" svg:viewBox="0 0 160 77" draw:points="160,0 160,77 0,77">
          <text:p/>
        </draw:polyline>
        <draw:polyline draw:style-name="gr7" draw:text-style-name="P4" draw:layer="layout" svg:width="0.159cm" svg:height="0.108cm" svg:x="4.918cm" svg:y="21.041cm" svg:viewBox="0 0 160 109" draw:points="0,109 160,54 0,0">
          <text:p/>
        </draw:polyline>
        <draw:polyline draw:style-name="gr7" draw:text-style-name="P4" draw:layer="layout" svg:width="0.159cm" svg:height="0.098cm" svg:x="4.918cm" svg:y="20.898cm" svg:viewBox="0 0 160 99" draw:points="144,0 153,6 160,32 160,45 153,67 137,83 121,93 93,99 70,99 38,93 22,83 10,67 0,45 0,32 10,6 16,0">
          <text:p/>
        </draw:polyline>
        <draw:polyline draw:style-name="gr7" draw:text-style-name="P4" draw:layer="layout" svg:width="0.159cm" svg:height="0.098cm" svg:x="4.918cm" svg:y="20.745cm" svg:viewBox="0 0 160 99" draw:points="16,93 10,87 0,71 0,32 10,16 16,10 32,0 45,0 70,10 160,99 160,0">
          <text:p/>
        </draw:polyline>
        <draw:polyline draw:style-name="gr7" draw:text-style-name="P4" draw:layer="layout" svg:width="0.159cm" svg:height="0.098cm" svg:x="4.918cm" svg:y="20.587cm" svg:viewBox="0 0 160 99" draw:points="10,10 0,26 0,48 10,71 22,87 38,93 70,99 93,99 121,93 137,87 153,71 160,48 160,32 153,10 144,0 93,0 93,32">
          <text:p/>
        </draw:polyline>
        <draw:polyline draw:style-name="gr7" draw:text-style-name="P4" draw:layer="layout" svg:width="0.159cm" svg:height="0.098cm" svg:x="4.918cm" svg:y="20.437cm" svg:viewBox="0 0 160 99" draw:points="16,90 10,83 0,67 0,29 10,16 16,6 32,0 45,0 70,6 160,99 160,0">
          <text:p/>
        </draw:polyline>
        <draw:line draw:style-name="gr7" draw:text-style-name="P4" draw:layer="layout" svg:x1="4.972cm" svg:y1="20.301cm" svg:x2="5.077cm" svg:y2="20.301cm">
          <text:p/>
        </draw:line>
        <draw:polyline draw:style-name="gr7" draw:text-style-name="P4" draw:layer="layout" svg:width="0.111cm" svg:height="0.098cm" svg:x="4.912cm" svg:y="20.279cm" svg:viewBox="0 0 112 99" draw:points="0,61 112,99 112,0">
          <text:p/>
        </draw:polyline>
        <draw:polygon draw:style-name="gr7" draw:text-style-name="P4" draw:layer="layout" svg:width="0.159cm" svg:height="0.089cm" svg:x="4.918cm" svg:y="20.136cm" svg:viewBox="0 0 160 90" draw:points="0,51 0,35 10,22 16,13 32,6 61,0 99,0 131,6 144,13 153,22 160,35 160,51 153,67 144,74 131,83 99,90 61,90 32,83 16,74 10,67">
          <text:p/>
        </draw:polygon>
        <draw:line draw:style-name="gr9" draw:text-style-name="P6" draw:layer="layout" svg:x1="22.859cm" svg:y1="12.382cm" svg:x2="21.272cm" svg:y2="12.382cm">
          <text:p/>
        </draw:line>
        <draw:line draw:style-name="gr9" draw:text-style-name="P6" draw:layer="layout" svg:x1="21.272cm" svg:y1="12.382cm" svg:x2="21.272cm" svg:y2="11.112cm">
          <text:p/>
        </draw:line>
        <draw:line draw:style-name="gr9" draw:text-style-name="P6" draw:layer="layout" svg:x1="21.272cm" svg:y1="11.112cm" svg:x2="21.589cm" svg:y2="11.112cm">
          <text:p/>
        </draw:line>
        <draw:path draw:style-name="gr10" draw:text-style-name="P7" draw:layer="layout" svg:width="0.127cm" svg:height="0.127cm" svg:x="22.796cm" svg:y="12.319cm" svg:viewBox="0 0 128 128" svg:d="M128 64c0 12-3 22-9 32-5 10-13 18-23 23-10 6-20 9-32 9s-22-3-32-9c-10-5-18-13-23-23-6-10-9-20-9-32s3-22 9-32c5-10 13-18 23-23 10-6 20-9 32-9s22 3 32 9c10 5 18 13 23 23 6 10 9 20 9 32z">
          <text:p/>
        </draw:path>
        <draw:line draw:style-name="gr1" draw:text-style-name="P1" draw:layer="layout" svg:x1="38.018cm" svg:y1="22.296cm" svg:x2="37.963cm" svg:y2="22.219cm">
          <text:p/>
        </draw:line>
        <draw:polyline draw:style-name="gr1" draw:text-style-name="P1" draw:layer="layout" svg:width="0.092cm" svg:height="0.159cm" svg:x="37.925cm" svg:y="22.136cm" svg:viewBox="0 0 93 160" draw:points="0,160 0,0 61,0 77,10 87,16 93,32 93,54 87,70 77,77 61,83 0,83">
          <text:p/>
        </draw:polyline>
        <draw:polyline draw:style-name="gr1" draw:text-style-name="P1" draw:layer="layout" svg:width="0.092cm" svg:height="0.159cm" svg:x="38.078cm" svg:y="22.136cm" svg:viewBox="0 0 93 160" draw:points="0,153 22,160 61,160 77,153 83,144 93,131 93,115 83,99 77,93 61,83 32,77 16,70 6,61 0,45 0,32 6,16 16,10 32,0 67,0 93,10">
          <text:p/>
        </draw:polyline>
        <draw:line draw:style-name="gr1" draw:text-style-name="P1" draw:layer="layout" svg:x1="38.214cm" svg:y1="22.136cm" svg:x2="38.303cm" svg:y2="22.136cm">
          <text:p/>
        </draw:line>
        <draw:line draw:style-name="gr1" draw:text-style-name="P1" draw:layer="layout" svg:x1="38.259cm" svg:y1="22.295cm" svg:x2="38.259cm" svg:y2="22.136cm">
          <text:p/>
        </draw:line>
        <draw:polygon draw:style-name="gr6" draw:text-style-name="P1" draw:layer="layout" svg:width="0.664cm" svg:height="0.279cm" svg:x="37.782cm" svg:y="22.085cm" svg:viewBox="0 0 665 280" draw:points="0,140 79,280 585,280 665,140 585,0 79,0">
          <text:p/>
        </draw:polygon>
        <draw:line draw:style-name="gr1" draw:text-style-name="P1" draw:layer="layout" svg:x1="24.207cm" svg:y1="32.138cm" svg:x2="24.152cm" svg:y2="32.061cm">
          <text:p/>
        </draw:line>
        <draw:polyline draw:style-name="gr1" draw:text-style-name="P1" draw:layer="layout" svg:width="0.092cm" svg:height="0.159cm" svg:x="24.114cm" svg:y="31.979cm" svg:viewBox="0 0 93 160" draw:points="0,160 0,0 61,0 77,10 87,16 93,32 93,54 87,70 77,77 61,83 0,83">
          <text:p/>
        </draw:polyline>
        <draw:polyline draw:style-name="gr1" draw:text-style-name="P1" draw:layer="layout" svg:width="0.092cm" svg:height="0.159cm" svg:x="24.267cm" svg:y="31.979cm" svg:viewBox="0 0 93 160" draw:points="0,153 22,160 61,160 77,153 83,144 93,131 93,115 83,99 77,93 61,83 32,77 16,70 6,61 0,45 0,32 6,16 16,10 32,0 67,0 93,10">
          <text:p/>
        </draw:polyline>
        <draw:line draw:style-name="gr1" draw:text-style-name="P1" draw:layer="layout" svg:x1="24.403cm" svg:y1="31.979cm" svg:x2="24.492cm" svg:y2="31.979cm">
          <text:p/>
        </draw:line>
        <draw:line draw:style-name="gr1" draw:text-style-name="P1" draw:layer="layout" svg:x1="24.447cm" svg:y1="32.138cm" svg:x2="24.447cm" svg:y2="31.979cm">
          <text:p/>
        </draw:line>
        <draw:polygon draw:style-name="gr6" draw:text-style-name="P1" draw:layer="layout" svg:width="0.664cm" svg:height="0.279cm" svg:x="23.971cm" svg:y="31.928cm" svg:viewBox="0 0 665 280" draw:points="0,140 79,280 585,280 665,140 585,0 79,0">
          <text:p/>
        </draw:polygon>
        <draw:polygon draw:style-name="gr1" draw:text-style-name="P1" draw:layer="layout" svg:width="0.318cm" svg:height="0.318cm" svg:x="23.177cm" svg:y="30.48cm" svg:viewBox="0 0 319 319" draw:points="159,319 159,159 0,159 159,0 319,159 159,159">
          <text:p/>
        </draw:polygon>
        <draw:polyline draw:style-name="gr7" draw:text-style-name="P4" draw:layer="layout" svg:width="0.098cm" svg:height="0.159cm" svg:x="23.108cm" svg:y="30.15cm" svg:viewBox="0 0 99 160" draw:points="90,10 77,0 55,0 29,10 16,22 6,38 0,70 0,93 6,121 16,137 29,153 55,160 67,160 90,153 99,144 99,93 67,93">
          <text:p/>
        </draw:polyline>
        <draw:polyline draw:style-name="gr7" draw:text-style-name="P4" draw:layer="layout" svg:width="0.092cm" svg:height="0.159cm" svg:x="23.273cm" svg:y="30.15cm" svg:viewBox="0 0 93 160" draw:points="0,160 0,0 93,160 93,0">
          <text:p/>
        </draw:polyline>
        <draw:polygon draw:style-name="gr7" draw:text-style-name="P4" draw:layer="layout" svg:width="0.089cm" svg:height="0.159cm" svg:x="23.441cm" svg:y="30.15cm" svg:viewBox="0 0 90 160" draw:points="0,160 0,0 39,0 61,10 74,22 83,38 90,70 90,93 83,121 74,137 61,153 39,160">
          <text:p/>
        </draw:polygon>
        <draw:polygon draw:style-name="gr6" draw:text-style-name="P1" draw:layer="layout" svg:width="0.794cm" svg:height="0.635cm" svg:x="22.86cm" svg:y="31.115cm" svg:viewBox="0 0 795 636" draw:points="0,0 0,636 795,318">
          <text:p/>
        </draw:polygon>
        <draw:path draw:style-name="gr1" draw:text-style-name="P1" draw:layer="layout" svg:width="0.127cm" svg:height="0.127cm" svg:x="23.273cm" svg:y="31.147cm" svg:viewBox="0 0 128 128" svg:d="M128 64c0 12-3 22-9 32-5 10-13 18-23 23-10 6-20 9-32 9s-22-3-32-9c-10-5-18-13-23-23-6-10-9-20-9-32s3-22 9-32c5-10 13-18 23-23 10-6 20-9 32-9s22 3 32 9c10 5 18 13 23 23 6 10 9 20 9 32z">
          <text:p/>
        </draw:path>
        <draw:line draw:style-name="gr1" draw:text-style-name="P1" draw:layer="layout" svg:x1="23.336cm" svg:y1="31.146cm" svg:x2="23.336cm" svg:y2="30.797cm">
          <text:p/>
        </draw:line>
        <draw:line draw:style-name="gr1" draw:text-style-name="P1" draw:layer="layout" svg:x1="23.298cm" svg:y1="30.998cm" svg:x2="23.298cm" svg:y2="31.071cm">
          <text:p/>
        </draw:line>
        <draw:polyline draw:style-name="gr1" draw:text-style-name="P1" draw:layer="layout" svg:width="0.127cm" svg:height="0.035cm" svg:x="23.171cm" svg:y="31.036cm" svg:viewBox="0 0 128 36" draw:points="128,0 0,0 16,10 29,23 35,36">
          <text:p/>
        </draw:polyline>
        <draw:line draw:style-name="gr1" draw:text-style-name="P1" draw:layer="layout" svg:x1="22.86cm" svg:y1="31.432cm" svg:x2="22.384cm" svg:y2="31.432cm">
          <text:p/>
        </draw:line>
        <draw:polyline draw:style-name="gr1" draw:text-style-name="P1" draw:layer="layout" svg:width="0.079cm" svg:height="0.127cm" svg:x="22.577cm" svg:y="31.267cm" svg:viewBox="0 0 80 128" draw:points="6,10 13,6 26,0 55,0 68,6 74,10 80,22 80,35 74,54 0,128 80,128">
          <text:p/>
        </draw:polyline>
        <draw:path draw:style-name="gr1" draw:text-style-name="P1" draw:layer="layout" svg:width="0.127cm" svg:height="0.127cm" svg:x="23.654cm" svg:y="31.369cm" svg:viewBox="0 0 128 128" svg:d="M128 64c0 12-3 22-9 32-5 10-13 18-23 23-10 6-20 9-32 9s-22-3-32-9c-10-5-18-13-23-23-6-10-9-20-9-32s3-22 9-32c5-10 13-18 23-23 10-6 20-9 32-9s22 3 32 9c10 5 18 13 23 23 6 10 9 20 9 32z">
          <text:p/>
        </draw:path>
        <draw:line draw:style-name="gr1" draw:text-style-name="P1" draw:layer="layout" svg:x1="23.781cm" svg:y1="31.432cm" svg:x2="24.13cm" svg:y2="31.432cm">
          <text:p/>
        </draw:line>
        <draw:polyline draw:style-name="gr1" draw:text-style-name="P1" draw:layer="layout" svg:width="0.073cm" svg:height="0.127cm" svg:x="23.854cm" svg:y="31.267cm" svg:viewBox="0 0 74 128" draw:points="61,0 39,0 26,6 19,10 6,29 0,54 0,102 6,115 13,122 26,128 48,128 61,122 68,115 74,102 74,70 68,61 61,54 48,48 26,48 13,54 6,61 0,70">
          <text:p/>
        </draw:polyline>
        <draw:polyline draw:style-name="gr7" draw:text-style-name="P4" draw:layer="layout" svg:width="0.159cm" svg:height="0.092cm" svg:x="23.028cm" svg:y="32.328cm" svg:viewBox="0 0 160 93" draw:points="0,93 131,93 144,83 153,77 160,61 160,32 153,16 144,10 131,0 0,0">
          <text:p/>
        </draw:polyline>
        <draw:line draw:style-name="gr7" draw:text-style-name="P4" draw:layer="layout" svg:x1="23.187cm" svg:y1="32.169cm" svg:x2="23.187cm" svg:y2="32.261cm">
          <text:p/>
        </draw:line>
        <draw:polyline draw:style-name="gr7" draw:text-style-name="P4" draw:layer="layout" svg:width="0.159cm" svg:height="0.044cm" svg:x="23.028cm" svg:y="32.217cm" svg:viewBox="0 0 160 45" draw:points="160,0 0,0 22,13 38,29 45,45">
          <text:p/>
        </draw:polyline>
        <draw:polyline draw:style-name="gr7" draw:text-style-name="P4" draw:layer="layout" svg:width="0.159cm" svg:height="0.089cm" svg:x="23.028cm" svg:y="32.02cm" svg:viewBox="0 0 160 90" draw:points="0,13 0,45 10,61 16,67 38,83 70,90 131,90 144,83 153,74 160,61 160,29 153,13 144,6 131,0 93,0 77,6 70,13 61,29 61,61 70,74 77,83 93,90">
          <text:p/>
        </draw:polyline>
        <draw:line draw:style-name="gr7" draw:text-style-name="P4" draw:layer="layout" svg:x1="23.143cm" svg:y1="31.959cm" svg:x2="23.143cm" svg:y2="31.883cm">
          <text:p/>
        </draw:line>
        <draw:polyline draw:style-name="gr7" draw:text-style-name="P4" draw:layer="layout" svg:width="0.159cm" svg:height="0.105cm" svg:x="23.028cm" svg:y="31.867cm" svg:viewBox="0 0 160 106" draw:points="160,106 0,54 160,0">
          <text:p/>
        </draw:polyline>
        <draw:polyline draw:style-name="gr7" draw:text-style-name="P4" draw:layer="layout" svg:width="0.159cm" svg:height="0.105cm" svg:x="23.317cm" svg:y="33.214cm" svg:viewBox="0 0 160 106" draw:points="0,106 0,0 160,67">
          <text:p/>
        </draw:polyline>
        <draw:line draw:style-name="gr7" draw:text-style-name="P4" draw:layer="layout" svg:x1="23.371cm" svg:y1="33.083cm" svg:x2="23.476cm" svg:y2="33.083cm">
          <text:p/>
        </draw:line>
        <draw:polyline draw:style-name="gr7" draw:text-style-name="P4" draw:layer="layout" svg:width="0.111cm" svg:height="0.098cm" svg:x="23.311cm" svg:y="33.061cm" svg:viewBox="0 0 112 99" draw:points="0,61 112,99 112,0">
          <text:p/>
        </draw:polyline>
        <draw:polyline draw:style-name="gr7" draw:text-style-name="P4" draw:layer="layout" svg:width="0.159cm" svg:height="0.076cm" svg:x="23.317cm" svg:y="32.925cm" svg:viewBox="0 0 160 77" draw:points="160,0 160,77 0,77">
          <text:p/>
        </draw:polyline>
        <draw:polyline draw:style-name="gr7" draw:text-style-name="P4" draw:layer="layout" svg:width="0.159cm" svg:height="0.108cm" svg:x="23.317cm" svg:y="32.788cm" svg:viewBox="0 0 160 109" draw:points="0,109 160,54 0,0">
          <text:p/>
        </draw:polyline>
        <draw:polyline draw:style-name="gr7" draw:text-style-name="P4" draw:layer="layout" svg:width="0.159cm" svg:height="0.098cm" svg:x="23.317cm" svg:y="32.645cm" svg:viewBox="0 0 160 99" draw:points="144,0 153,6 160,32 160,45 153,67 137,83 121,93 93,99 70,99 38,93 22,83 10,67 0,45 0,32 10,6 16,0">
          <text:p/>
        </draw:polyline>
        <draw:polyline draw:style-name="gr7" draw:text-style-name="P4" draw:layer="layout" svg:width="0.159cm" svg:height="0.098cm" svg:x="23.317cm" svg:y="32.493cm" svg:viewBox="0 0 160 99" draw:points="16,93 10,87 0,71 0,32 10,16 16,10 32,0 45,0 70,10 160,99 160,0">
          <text:p/>
        </draw:polyline>
        <draw:polyline draw:style-name="gr7" draw:text-style-name="P4" draw:layer="layout" svg:width="0.159cm" svg:height="0.098cm" svg:x="23.317cm" svg:y="32.334cm" svg:viewBox="0 0 160 99" draw:points="10,10 0,26 0,48 10,71 22,87 38,93 70,99 93,99 121,93 137,87 153,71 160,48 160,32 153,10 144,0 93,0 93,32">
          <text:p/>
        </draw:polyline>
        <draw:polyline draw:style-name="gr7" draw:text-style-name="P4" draw:layer="layout" svg:width="0.159cm" svg:height="0.098cm" svg:x="23.317cm" svg:y="32.185cm" svg:viewBox="0 0 160 99" draw:points="16,90 10,83 0,67 0,29 10,16 16,6 32,0 45,0 70,6 160,99 160,0">
          <text:p/>
        </draw:polyline>
        <draw:line draw:style-name="gr7" draw:text-style-name="P4" draw:layer="layout" svg:x1="23.371cm" svg:y1="32.048cm" svg:x2="23.476cm" svg:y2="32.048cm">
          <text:p/>
        </draw:line>
        <draw:polyline draw:style-name="gr7" draw:text-style-name="P4" draw:layer="layout" svg:width="0.111cm" svg:height="0.098cm" svg:x="23.311cm" svg:y="32.026cm" svg:viewBox="0 0 112 99" draw:points="0,61 112,99 112,0">
          <text:p/>
        </draw:polyline>
        <draw:polygon draw:style-name="gr7" draw:text-style-name="P4" draw:layer="layout" svg:width="0.159cm" svg:height="0.089cm" svg:x="23.317cm" svg:y="31.883cm" svg:viewBox="0 0 160 90" draw:points="0,51 0,35 10,22 16,13 32,6 61,0 99,0 131,6 144,13 153,22 160,35 160,51 153,67 144,74 131,83 99,90 61,90 32,83 16,74 10,67">
          <text:p/>
        </draw:polygon>
        <draw:polygon draw:style-name="gr1" draw:text-style-name="P1" draw:layer="layout" svg:width="0.318cm" svg:height="0.318cm" svg:x="22.86cm" svg:y="32.702cm" svg:viewBox="0 0 319 319" draw:points="159,0 159,159 319,159 159,319 0,159 159,159">
          <text:p/>
        </draw:polygon>
        <draw:polyline draw:style-name="gr7" draw:text-style-name="P4" draw:layer="layout" svg:width="0.098cm" svg:height="0.159cm" svg:x="22.822cm" svg:y="33.169cm" svg:viewBox="0 0 99 160" draw:points="90,10 77,0 55,0 29,10 16,22 6,38 0,70 0,93 6,121 16,137 29,153 55,160 67,160 90,153 99,144 99,93 67,93">
          <text:p/>
        </draw:polyline>
        <draw:polyline draw:style-name="gr7" draw:text-style-name="P4" draw:layer="layout" svg:width="0.092cm" svg:height="0.159cm" svg:x="22.987cm" svg:y="33.169cm" svg:viewBox="0 0 93 160" draw:points="0,160 0,0 93,160 93,0">
          <text:p/>
        </draw:polyline>
        <draw:polygon draw:style-name="gr7" draw:text-style-name="P4" draw:layer="layout" svg:width="0.089cm" svg:height="0.159cm" svg:x="23.155cm" svg:y="33.169cm" svg:viewBox="0 0 90 160" draw:points="0,160 0,0 39,0 61,10 74,22 83,38 90,70 90,93 83,121 74,137 61,153 39,160">
          <text:p/>
        </draw:polygon>
        <draw:polygon draw:style-name="gr6" draw:text-style-name="P1" draw:layer="layout" svg:width="0.794cm" svg:height="0.635cm" svg:x="22.701cm" svg:y="31.75cm" svg:viewBox="0 0 795 636" draw:points="795,636 795,0 0,318">
          <text:p/>
        </draw:polygon>
        <draw:path draw:style-name="gr1" draw:text-style-name="P1" draw:layer="layout" svg:width="0.127cm" svg:height="0.127cm" svg:x="22.955cm" svg:y="32.226cm" svg:viewBox="0 0 128 128" svg:d="M128 64c0 12-3 22-9 32-5 10-13 18-23 23-10 6-20 9-32 9s-22-3-32-9c-10-5-18-13-23-23-6-10-9-20-9-32s3-22 9-32c5-10 13-18 23-23 10-6 20-9 32-9s22 3 32 9c10 5 18 13 23 23 6 10 9 20 9 32z">
          <text:p/>
        </draw:path>
        <draw:line draw:style-name="gr1" draw:text-style-name="P1" draw:layer="layout" svg:x1="23.019cm" svg:y1="32.353cm" svg:x2="23.019cm" svg:y2="32.702cm">
          <text:p/>
        </draw:line>
        <draw:line draw:style-name="gr1" draw:text-style-name="P1" draw:layer="layout" svg:x1="22.981cm" svg:y1="32.426cm" svg:x2="22.981cm" svg:y2="32.499cm">
          <text:p/>
        </draw:line>
        <draw:polyline draw:style-name="gr1" draw:text-style-name="P1" draw:layer="layout" svg:width="0.127cm" svg:height="0.035cm" svg:x="22.854cm" svg:y="32.464cm" svg:viewBox="0 0 128 36" draw:points="128,0 0,0 16,10 29,23 35,36">
          <text:p/>
        </draw:polyline>
        <draw:line draw:style-name="gr1" draw:text-style-name="P1" draw:layer="layout" svg:x1="23.495cm" svg:y1="32.067cm" svg:x2="23.971cm" svg:y2="32.067cm">
          <text:p/>
        </draw:line>
        <draw:polyline draw:style-name="gr1" draw:text-style-name="P1" draw:layer="layout" svg:width="0.079cm" svg:height="0.127cm" svg:x="23.689cm" svg:y="31.902cm" svg:viewBox="0 0 80 128" draw:points="6,10 13,6 26,0 55,0 68,6 74,10 80,22 80,35 74,54 0,128 80,128">
          <text:p/>
        </draw:polyline>
        <draw:path draw:style-name="gr1" draw:text-style-name="P1" draw:layer="layout" svg:width="0.127cm" svg:height="0.127cm" svg:x="22.574cm" svg:y="32.004cm" svg:viewBox="0 0 128 128" svg:d="M128 64c0 12-3 22-9 32-5 10-13 18-23 23-10 6-20 9-32 9s-22-3-32-9c-10-5-18-13-23-23-6-10-9-20-9-32s3-22 9-32c5-10 13-18 23-23 10-6 20-9 32-9s22 3 32 9c10 5 18 13 23 23 6 10 9 20 9 32z">
          <text:p/>
        </draw:path>
        <draw:line draw:style-name="gr1" draw:text-style-name="P1" draw:layer="layout" svg:x1="22.574cm" svg:y1="32.067cm" svg:x2="22.225cm" svg:y2="32.067cm">
          <text:p/>
        </draw:line>
        <draw:polyline draw:style-name="gr1" draw:text-style-name="P1" draw:layer="layout" svg:width="0.073cm" svg:height="0.127cm" svg:x="22.425cm" svg:y="31.902cm" svg:viewBox="0 0 74 128" draw:points="61,0 39,0 26,6 19,10 6,29 0,54 0,102 6,115 13,122 26,128 48,128 61,122 68,115 74,102 74,70 68,61 61,54 48,48 26,48 13,54 6,61 0,70">
          <text:p/>
        </draw:polyline>
        <draw:polyline draw:style-name="gr7" draw:text-style-name="P4" draw:layer="layout" svg:width="0.159cm" svg:height="0.092cm" svg:x="23.146cm" svg:y="31.515cm" svg:viewBox="0 0 160 93" draw:points="0,93 131,93 144,83 153,77 160,61 160,32 153,16 144,10 131,0 0,0">
          <text:p/>
        </draw:polyline>
        <draw:line draw:style-name="gr7" draw:text-style-name="P4" draw:layer="layout" svg:x1="23.304cm" svg:y1="31.356cm" svg:x2="23.304cm" svg:y2="31.448cm">
          <text:p/>
        </draw:line>
        <draw:polyline draw:style-name="gr7" draw:text-style-name="P4" draw:layer="layout" svg:width="0.159cm" svg:height="0.044cm" svg:x="23.146cm" svg:y="31.404cm" svg:viewBox="0 0 160 45" draw:points="160,0 0,0 22,13 38,29 45,45">
          <text:p/>
        </draw:polyline>
        <draw:polyline draw:style-name="gr7" draw:text-style-name="P4" draw:layer="layout" svg:width="0.159cm" svg:height="0.089cm" svg:x="23.146cm" svg:y="31.207cm" svg:viewBox="0 0 160 90" draw:points="0,6 0,83 77,90 70,83 61,67 61,29 70,13 77,6 93,0 131,0 144,6 153,13 160,29 160,67 153,83 144,90">
          <text:p/>
        </draw:polyline>
        <draw:line draw:style-name="gr7" draw:text-style-name="P4" draw:layer="layout" svg:x1="23.26cm" svg:y1="31.147cm" svg:x2="23.26cm" svg:y2="31.071cm">
          <text:p/>
        </draw:line>
        <draw:polyline draw:style-name="gr7" draw:text-style-name="P4" draw:layer="layout" svg:width="0.159cm" svg:height="0.105cm" svg:x="23.146cm" svg:y="31.055cm" svg:viewBox="0 0 160 106" draw:points="160,106 0,54 160,0">
          <text:p/>
        </draw:polyline>
        <draw:polyline draw:style-name="gr7" draw:text-style-name="P4" draw:layer="layout" svg:width="0.159cm" svg:height="0.105cm" svg:x="22.857cm" svg:y="31.515cm" svg:viewBox="0 0 160 106" draw:points="0,106 0,0 160,67">
          <text:p/>
        </draw:polyline>
        <draw:line draw:style-name="gr7" draw:text-style-name="P4" draw:layer="layout" svg:x1="22.911cm" svg:y1="31.385cm" svg:x2="23.016cm" svg:y2="31.385cm">
          <text:p/>
        </draw:line>
        <draw:polyline draw:style-name="gr7" draw:text-style-name="P4" draw:layer="layout" svg:width="0.111cm" svg:height="0.098cm" svg:x="22.85cm" svg:y="31.363cm" svg:viewBox="0 0 112 99" draw:points="0,61 112,99 112,0">
          <text:p/>
        </draw:polyline>
        <draw:polyline draw:style-name="gr7" draw:text-style-name="P4" draw:layer="layout" svg:width="0.159cm" svg:height="0.076cm" svg:x="22.857cm" svg:y="31.226cm" svg:viewBox="0 0 160 77" draw:points="160,0 160,77 0,77">
          <text:p/>
        </draw:polyline>
        <draw:polyline draw:style-name="gr7" draw:text-style-name="P4" draw:layer="layout" svg:width="0.159cm" svg:height="0.108cm" svg:x="22.857cm" svg:y="31.09cm" svg:viewBox="0 0 160 109" draw:points="0,109 160,54 0,0">
          <text:p/>
        </draw:polyline>
        <draw:polyline draw:style-name="gr7" draw:text-style-name="P4" draw:layer="layout" svg:width="0.159cm" svg:height="0.098cm" svg:x="22.857cm" svg:y="30.947cm" svg:viewBox="0 0 160 99" draw:points="144,0 153,6 160,32 160,45 153,67 137,83 121,93 93,99 70,99 38,93 22,83 10,67 0,45 0,32 10,6 16,0">
          <text:p/>
        </draw:polyline>
        <draw:polyline draw:style-name="gr7" draw:text-style-name="P4" draw:layer="layout" svg:width="0.159cm" svg:height="0.098cm" svg:x="22.857cm" svg:y="30.794cm" svg:viewBox="0 0 160 99" draw:points="16,93 10,87 0,71 0,32 10,16 16,10 32,0 45,0 70,10 160,99 160,0">
          <text:p/>
        </draw:polyline>
        <draw:polyline draw:style-name="gr7" draw:text-style-name="P4" draw:layer="layout" svg:width="0.159cm" svg:height="0.098cm" svg:x="22.857cm" svg:y="30.636cm" svg:viewBox="0 0 160 99" draw:points="10,10 0,26 0,48 10,71 22,87 38,93 70,99 93,99 121,93 137,87 153,71 160,48 160,32 153,10 144,0 93,0 93,32">
          <text:p/>
        </draw:polyline>
        <draw:polyline draw:style-name="gr7" draw:text-style-name="P4" draw:layer="layout" svg:width="0.159cm" svg:height="0.098cm" svg:x="22.857cm" svg:y="30.486cm" svg:viewBox="0 0 160 99" draw:points="16,90 10,83 0,67 0,29 10,16 16,6 32,0 45,0 70,6 160,99 160,0">
          <text:p/>
        </draw:polyline>
        <draw:line draw:style-name="gr7" draw:text-style-name="P4" draw:layer="layout" svg:x1="22.911cm" svg:y1="30.35cm" svg:x2="23.016cm" svg:y2="30.35cm">
          <text:p/>
        </draw:line>
        <draw:polyline draw:style-name="gr7" draw:text-style-name="P4" draw:layer="layout" svg:width="0.111cm" svg:height="0.098cm" svg:x="22.85cm" svg:y="30.328cm" svg:viewBox="0 0 112 99" draw:points="0,61 112,99 112,0">
          <text:p/>
        </draw:polyline>
        <draw:polygon draw:style-name="gr7" draw:text-style-name="P4" draw:layer="layout" svg:width="0.159cm" svg:height="0.089cm" svg:x="22.857cm" svg:y="30.185cm" svg:viewBox="0 0 160 90" draw:points="0,51 0,35 10,22 16,13 32,6 61,0 99,0 131,6 144,13 153,22 160,35 160,51 153,67 144,74 131,83 99,90 61,90 32,83 16,74 10,67">
          <text:p/>
        </draw:polygon>
        <draw:line draw:style-name="gr9" draw:text-style-name="P6" draw:layer="layout" svg:x1="33.179cm" svg:y1="30.48cm" svg:x2="33.338cm" svg:y2="30.48cm">
          <text:p/>
        </draw:line>
        <draw:line draw:style-name="gr9" draw:text-style-name="P6" draw:layer="layout" svg:x1="33.179cm" svg:y1="30.162cm" svg:x2="33.338cm" svg:y2="30.162cm">
          <text:p/>
        </draw:line>
        <draw:line draw:style-name="gr9" draw:text-style-name="P6" draw:layer="layout" svg:x1="33.179cm" svg:y1="29.845cm" svg:x2="33.338cm" svg:y2="29.845cm">
          <text:p/>
        </draw:line>
        <draw:line draw:style-name="gr9" draw:text-style-name="P6" draw:layer="layout" svg:x1="33.179cm" svg:y1="29.527cm" svg:x2="33.338cm" svg:y2="29.527cm">
          <text:p/>
        </draw:line>
        <draw:line draw:style-name="gr9" draw:text-style-name="P6" draw:layer="layout" svg:x1="33.179cm" svg:y1="29.21cm" svg:x2="33.338cm" svg:y2="29.21cm">
          <text:p/>
        </draw:line>
        <draw:line draw:style-name="gr9" draw:text-style-name="P6" draw:layer="layout" svg:x1="33.179cm" svg:y1="28.892cm" svg:x2="33.338cm" svg:y2="28.892cm">
          <text:p/>
        </draw:line>
        <draw:line draw:style-name="gr9" draw:text-style-name="P6" draw:layer="layout" svg:x1="33.179cm" svg:y1="28.575cm" svg:x2="33.338cm" svg:y2="28.575cm">
          <text:p/>
        </draw:line>
        <draw:line draw:style-name="gr9" draw:text-style-name="P6" draw:layer="layout" svg:x1="33.179cm" svg:y1="28.257cm" svg:x2="33.338cm" svg:y2="28.257cm">
          <text:p/>
        </draw:line>
        <draw:line draw:style-name="gr9" draw:text-style-name="P6" draw:layer="layout" svg:x1="33.179cm" svg:y1="27.94cm" svg:x2="33.338cm" svg:y2="27.94cm">
          <text:p/>
        </draw:line>
        <draw:line draw:style-name="gr9" draw:text-style-name="P6" draw:layer="layout" svg:x1="33.338cm" svg:y1="27.622cm" svg:x2="33.179cm" svg:y2="27.622cm">
          <text:p/>
        </draw:line>
        <draw:line draw:style-name="gr9" draw:text-style-name="P6" draw:layer="layout" svg:x1="33.179cm" svg:y1="27.305cm" svg:x2="33.338cm" svg:y2="27.305cm">
          <text:p/>
        </draw:line>
        <draw:line draw:style-name="gr9" draw:text-style-name="P6" draw:layer="layout" svg:x1="33.179cm" svg:y1="26.987cm" svg:x2="33.338cm" svg:y2="26.987cm">
          <text:p/>
        </draw:line>
        <draw:line draw:style-name="gr9" draw:text-style-name="P6" draw:layer="layout" svg:x1="33.179cm" svg:y1="26.67cm" svg:x2="33.338cm" svg:y2="26.67cm">
          <text:p/>
        </draw:line>
        <draw:line draw:style-name="gr1" draw:text-style-name="P1" draw:layer="layout" svg:x1="21.261cm" svg:y1="32.138cm" svg:x2="21.209cm" svg:y2="32.061cm">
          <text:p/>
        </draw:line>
        <draw:polyline draw:style-name="gr1" draw:text-style-name="P1" draw:layer="layout" svg:width="0.089cm" svg:height="0.159cm" svg:x="21.171cm" svg:y="31.979cm" svg:viewBox="0 0 90 160" draw:points="0,160 0,0 61,0 77,10 83,16 90,32 90,54 83,70 77,77 61,83 0,83">
          <text:p/>
        </draw:polyline>
        <draw:polyline draw:style-name="gr1" draw:text-style-name="P1" draw:layer="layout" svg:width="0.089cm" svg:height="0.159cm" svg:x="21.323cm" svg:y="31.979cm" svg:viewBox="0 0 90 160" draw:points="0,153 22,160 61,160 74,153 83,144 90,131 90,115 83,99 74,93 61,83 29,77 13,70 6,61 0,45 0,32 6,16 13,10 29,0 67,0 90,10">
          <text:p/>
        </draw:polyline>
        <draw:line draw:style-name="gr1" draw:text-style-name="P1" draw:layer="layout" svg:x1="21.457cm" svg:y1="31.979cm" svg:x2="21.549cm" svg:y2="31.979cm">
          <text:p/>
        </draw:line>
        <draw:line draw:style-name="gr1" draw:text-style-name="P1" draw:layer="layout" svg:x1="21.504cm" svg:y1="32.138cm" svg:x2="21.504cm" svg:y2="31.979cm">
          <text:p/>
        </draw:line>
        <draw:polyline draw:style-name="gr1" draw:text-style-name="P1" draw:layer="layout" svg:width="0.044cm" svg:height="0.241cm" svg:x="21.603cm" svg:y="31.956cm" svg:viewBox="0 0 45 242" draw:points="45,242 39,236 23,214 13,198 6,175 0,137 0,105 6,67 13,45 23,32 39,6 45,0">
          <text:p/>
        </draw:polyline>
        <draw:line draw:style-name="gr1" draw:text-style-name="P1" draw:layer="layout" svg:x1="21.707cm" svg:y1="32.138cm" svg:x2="21.707cm" svg:y2="32.033cm">
          <text:p/>
        </draw:line>
        <draw:polyline draw:style-name="gr1" draw:text-style-name="P1" draw:layer="layout" svg:width="0.013cm" svg:height="0.016cm" svg:x="21.701cm" svg:y="31.979cm" svg:viewBox="0 0 14 17" draw:points="7,0 0,10 7,17 14,10 7,0 7,17">
          <text:p/>
        </draw:polyline>
        <draw:line draw:style-name="gr1" draw:text-style-name="P1" draw:layer="layout" svg:x1="21.784cm" svg:y1="32.033cm" svg:x2="21.784cm" svg:y2="32.138cm">
          <text:p/>
        </draw:line>
        <draw:polyline draw:style-name="gr1" draw:text-style-name="P1" draw:layer="layout" svg:width="0.067cm" svg:height="0.105cm" svg:x="21.784cm" svg:y="32.033cm" svg:viewBox="0 0 68 106" draw:points="0,16 6,6 23,0 45,0 61,6 68,22 68,106">
          <text:p/>
        </draw:polyline>
        <draw:polyline draw:style-name="gr1" draw:text-style-name="P1" draw:layer="layout" svg:width="0.076cm" svg:height="0.105cm" svg:x="21.911cm" svg:y="32.033cm" svg:viewBox="0 0 77 106" draw:points="0,0 39,106 77,0">
          <text:p/>
        </draw:polyline>
        <draw:polyline draw:style-name="gr1" draw:text-style-name="P1" draw:layer="layout" svg:width="0.048cm" svg:height="0.241cm" svg:x="22.031cm" svg:y="31.956cm" svg:viewBox="0 0 49 242" draw:points="0,242 10,236 23,214 32,198 39,175 49,137 49,105 39,67 32,45 23,32 10,6 0,0">
          <text:p/>
        </draw:polyline>
        <draw:polygon draw:style-name="gr6" draw:text-style-name="P1" draw:layer="layout" svg:width="1.216cm" svg:height="0.279cm" svg:x="21.009cm" svg:y="31.928cm" svg:viewBox="0 0 1217 280" draw:points="1217,140 1138,0 79,0 0,140 79,280 1138,280">
          <text:p/>
        </draw:polygon>
        <draw:line draw:style-name="gr9" draw:text-style-name="P6" draw:layer="layout" svg:x1="31.275cm" svg:y1="29.688cm" svg:x2="30.956cm" svg:y2="29.369cm">
          <text:p/>
        </draw:line>
        <draw:line draw:style-name="gr9" draw:text-style-name="P6" draw:layer="layout" svg:x1="31.275cm" svg:y1="29.37cm" svg:x2="30.956cm" svg:y2="29.051cm">
          <text:p/>
        </draw:line>
        <draw:line draw:style-name="gr9" draw:text-style-name="P6" draw:layer="layout" svg:x1="31.275cm" svg:y1="29.053cm" svg:x2="30.956cm" svg:y2="28.734cm">
          <text:p/>
        </draw:line>
        <draw:line draw:style-name="gr9" draw:text-style-name="P6" draw:layer="layout" svg:x1="25.559cm" svg:y1="28.418cm" svg:x2="25.878cm" svg:y2="28.099cm">
          <text:p/>
        </draw:line>
        <draw:line draw:style-name="gr9" draw:text-style-name="P6" draw:layer="layout" svg:x1="25.559cm" svg:y1="28.1cm" svg:x2="25.878cm" svg:y2="27.781cm">
          <text:p/>
        </draw:line>
        <draw:line draw:style-name="gr9" draw:text-style-name="P6" draw:layer="layout" svg:x1="31.275cm" svg:y1="30.323cm" svg:x2="30.956cm" svg:y2="30.004cm">
          <text:p/>
        </draw:line>
        <draw:line draw:style-name="gr9" draw:text-style-name="P6" draw:layer="layout" svg:x1="31.275cm" svg:y1="30.005cm" svg:x2="30.956cm" svg:y2="29.686cm">
          <text:p/>
        </draw:line>
        <draw:line draw:style-name="gr9" draw:text-style-name="P6" draw:layer="layout" svg:x1="25.559cm" svg:y1="29.688cm" svg:x2="25.878cm" svg:y2="29.369cm">
          <text:p/>
        </draw:line>
        <draw:line draw:style-name="gr9" draw:text-style-name="P6" draw:layer="layout" svg:x1="25.559cm" svg:y1="29.37cm" svg:x2="25.878cm" svg:y2="29.051cm">
          <text:p/>
        </draw:line>
        <draw:line draw:style-name="gr9" draw:text-style-name="P6" draw:layer="layout" svg:x1="25.559cm" svg:y1="29.053cm" svg:x2="25.878cm" svg:y2="28.734cm">
          <text:p/>
        </draw:line>
        <draw:line draw:style-name="gr9" draw:text-style-name="P6" draw:layer="layout" svg:x1="25.559cm" svg:y1="28.735cm" svg:x2="25.878cm" svg:y2="28.416cm">
          <text:p/>
        </draw:line>
        <draw:line draw:style-name="gr9" draw:text-style-name="P6" draw:layer="layout" svg:x1="25.559cm" svg:y1="30.64cm" svg:x2="25.878cm" svg:y2="30.321cm">
          <text:p/>
        </draw:line>
        <draw:line draw:style-name="gr9" draw:text-style-name="P6" draw:layer="layout" svg:x1="25.559cm" svg:y1="30.323cm" svg:x2="25.878cm" svg:y2="30.004cm">
          <text:p/>
        </draw:line>
        <draw:line draw:style-name="gr9" draw:text-style-name="P6" draw:layer="layout" svg:x1="25.559cm" svg:y1="30.005cm" svg:x2="25.878cm" svg:y2="29.686cm">
          <text:p/>
        </draw:line>
        <draw:line draw:style-name="gr8" draw:text-style-name="P5" draw:layer="layout" svg:x1="30.836cm" svg:y1="28.648cm" svg:x2="30.912cm" svg:y2="28.648cm">
          <text:p/>
        </draw:line>
        <draw:polyline draw:style-name="gr8" draw:text-style-name="P5" draw:layer="layout" svg:width="0.108cm" svg:height="0.159cm" svg:x="30.82cm" svg:y="28.534cm" svg:viewBox="0 0 109 160" draw:points="0,160 54,0 109,160">
          <text:p/>
        </draw:polyline>
        <draw:line draw:style-name="gr8" draw:text-style-name="P5" draw:layer="layout" svg:x1="31.061cm" svg:y1="28.692cm" svg:x2="30.972cm" svg:y2="28.692cm">
          <text:p/>
        </draw:line>
        <draw:polyline draw:style-name="gr8" draw:text-style-name="P5" draw:layer="layout" svg:width="0.044cm" svg:height="0.159cm" svg:x="30.972cm" svg:y="28.534cm" svg:viewBox="0 0 45 160" draw:points="45,160 45,0 29,22 16,38 0,45">
          <text:p/>
        </draw:polyline>
        <draw:polyline draw:style-name="gr8" draw:text-style-name="P5" draw:layer="layout" svg:width="0.098cm" svg:height="0.159cm" svg:x="31.115cm" svg:y="28.534cm" svg:viewBox="0 0 99 160" draw:points="0,0 99,0 45,61 71,61 83,70 93,77 99,93 99,131 93,144 83,153 71,160 22,160 10,153 0,144">
          <text:p/>
        </draw:polyline>
        <draw:line draw:style-name="gr8" draw:text-style-name="P5" draw:layer="layout" svg:x1="30.836cm" svg:y1="28.966cm" svg:x2="30.912cm" svg:y2="28.966cm">
          <text:p/>
        </draw:line>
        <draw:polyline draw:style-name="gr8" draw:text-style-name="P5" draw:layer="layout" svg:width="0.108cm" svg:height="0.159cm" svg:x="30.82cm" svg:y="28.851cm" svg:viewBox="0 0 109 160" draw:points="0,160 54,0 109,160">
          <text:p/>
        </draw:polyline>
        <draw:line draw:style-name="gr8" draw:text-style-name="P5" draw:layer="layout" svg:x1="31.061cm" svg:y1="29.01cm" svg:x2="30.972cm" svg:y2="29.01cm">
          <text:p/>
        </draw:line>
        <draw:polyline draw:style-name="gr8" draw:text-style-name="P5" draw:layer="layout" svg:width="0.044cm" svg:height="0.159cm" svg:x="30.972cm" svg:y="28.851cm" svg:viewBox="0 0 45 160" draw:points="45,160 45,0 29,22 16,38 0,45">
          <text:p/>
        </draw:polyline>
        <draw:polyline draw:style-name="gr8" draw:text-style-name="P5" draw:layer="layout" svg:width="0.098cm" svg:height="0.159cm" svg:x="31.115cm" svg:y="28.851cm" svg:viewBox="0 0 99 160" draw:points="10,16 16,10 32,0 71,0 83,10 93,16 99,32 99,45 93,70 0,160 99,160">
          <text:p/>
        </draw:polyline>
        <draw:line draw:style-name="gr8" draw:text-style-name="P5" draw:layer="layout" svg:x1="30.836cm" svg:y1="29.283cm" svg:x2="30.912cm" svg:y2="29.283cm">
          <text:p/>
        </draw:line>
        <draw:polyline draw:style-name="gr8" draw:text-style-name="P5" draw:layer="layout" svg:width="0.108cm" svg:height="0.159cm" svg:x="30.82cm" svg:y="29.169cm" svg:viewBox="0 0 109 160" draw:points="0,160 54,0 109,160">
          <text:p/>
        </draw:polyline>
        <draw:line draw:style-name="gr8" draw:text-style-name="P5" draw:layer="layout" svg:x1="31.061cm" svg:y1="29.327cm" svg:x2="30.972cm" svg:y2="29.327cm">
          <text:p/>
        </draw:line>
        <draw:polyline draw:style-name="gr8" draw:text-style-name="P5" draw:layer="layout" svg:width="0.044cm" svg:height="0.159cm" svg:x="30.972cm" svg:y="29.169cm" svg:viewBox="0 0 45 160" draw:points="45,160 45,0 29,22 16,38 0,45">
          <text:p/>
        </draw:polyline>
        <draw:line draw:style-name="gr8" draw:text-style-name="P5" draw:layer="layout" svg:x1="31.214cm" svg:y1="29.327cm" svg:x2="31.125cm" svg:y2="29.327cm">
          <text:p/>
        </draw:line>
        <draw:polyline draw:style-name="gr8" draw:text-style-name="P5" draw:layer="layout" svg:width="0.044cm" svg:height="0.159cm" svg:x="31.125cm" svg:y="29.169cm" svg:viewBox="0 0 45 160" draw:points="45,160 45,0 29,22 13,38 0,45">
          <text:p/>
        </draw:polyline>
        <draw:line draw:style-name="gr8" draw:text-style-name="P5" draw:layer="layout" svg:x1="30.836cm" svg:y1="29.601cm" svg:x2="30.912cm" svg:y2="29.601cm">
          <text:p/>
        </draw:line>
        <draw:polyline draw:style-name="gr8" draw:text-style-name="P5" draw:layer="layout" svg:width="0.108cm" svg:height="0.159cm" svg:x="30.82cm" svg:y="29.486cm" svg:viewBox="0 0 109 160" draw:points="0,160 54,0 109,160">
          <text:p/>
        </draw:polyline>
        <draw:line draw:style-name="gr8" draw:text-style-name="P5" draw:layer="layout" svg:x1="31.061cm" svg:y1="29.645cm" svg:x2="30.972cm" svg:y2="29.645cm">
          <text:p/>
        </draw:line>
        <draw:polyline draw:style-name="gr8" draw:text-style-name="P5" draw:layer="layout" svg:width="0.044cm" svg:height="0.159cm" svg:x="30.972cm" svg:y="29.486cm" svg:viewBox="0 0 45 160" draw:points="45,160 45,0 29,22 16,38 0,45">
          <text:p/>
        </draw:polyline>
        <draw:polygon draw:style-name="gr8" draw:text-style-name="P5" draw:layer="layout" svg:width="0.089cm" svg:height="0.159cm" svg:x="31.125cm" svg:y="29.486cm" svg:viewBox="0 0 90 160" draw:points="35,0 51,0 67,10 74,16 83,32 90,61 90,99 83,131 74,144 67,153 51,160 35,160 22,153 13,144 6,131 0,99 0,61 6,32 13,16 22,10">
          <text:p/>
        </draw:polygon>
        <draw:line draw:style-name="gr9" draw:text-style-name="P6" draw:layer="layout" svg:x1="31.275cm" svg:y1="28.735cm" svg:x2="30.956cm" svg:y2="28.416cm">
          <text:p/>
        </draw:line>
        <draw:line draw:style-name="gr9" draw:text-style-name="P6" draw:layer="layout" svg:x1="31.275cm" svg:y1="28.418cm" svg:x2="30.956cm" svg:y2="28.099cm">
          <text:p/>
        </draw:line>
        <draw:line draw:style-name="gr8" draw:text-style-name="P5" draw:layer="layout" svg:x1="30.836cm" svg:y1="28.013cm" svg:x2="30.912cm" svg:y2="28.013cm">
          <text:p/>
        </draw:line>
        <draw:polyline draw:style-name="gr8" draw:text-style-name="P5" draw:layer="layout" svg:width="0.108cm" svg:height="0.159cm" svg:x="30.82cm" svg:y="27.899cm" svg:viewBox="0 0 109 160" draw:points="0,160 54,0 109,160">
          <text:p/>
        </draw:polyline>
        <draw:line draw:style-name="gr8" draw:text-style-name="P5" draw:layer="layout" svg:x1="31.061cm" svg:y1="28.057cm" svg:x2="30.972cm" svg:y2="28.057cm">
          <text:p/>
        </draw:line>
        <draw:polyline draw:style-name="gr8" draw:text-style-name="P5" draw:layer="layout" svg:width="0.044cm" svg:height="0.159cm" svg:x="30.972cm" svg:y="27.899cm" svg:viewBox="0 0 45 160" draw:points="45,160 45,0 29,22 16,38 0,45">
          <text:p/>
        </draw:polyline>
        <draw:polyline draw:style-name="gr8" draw:text-style-name="P5" draw:layer="layout" svg:width="0.089cm" svg:height="0.159cm" svg:x="31.125cm" svg:y="27.899cm" svg:viewBox="0 0 90 160" draw:points="83,0 6,0 0,77 6,70 22,61 61,61 74,70 83,77 90,93 90,131 83,144 74,153 61,160 22,160 6,153 0,144">
          <text:p/>
        </draw:polyline>
        <draw:line draw:style-name="gr8" draw:text-style-name="P5" draw:layer="layout" svg:x1="30.836cm" svg:y1="28.331cm" svg:x2="30.912cm" svg:y2="28.331cm">
          <text:p/>
        </draw:line>
        <draw:polyline draw:style-name="gr8" draw:text-style-name="P5" draw:layer="layout" svg:width="0.108cm" svg:height="0.159cm" svg:x="30.82cm" svg:y="28.216cm" svg:viewBox="0 0 109 160" draw:points="0,160 54,0 109,160">
          <text:p/>
        </draw:polyline>
        <draw:line draw:style-name="gr8" draw:text-style-name="P5" draw:layer="layout" svg:x1="31.061cm" svg:y1="28.375cm" svg:x2="30.972cm" svg:y2="28.375cm">
          <text:p/>
        </draw:line>
        <draw:polyline draw:style-name="gr8" draw:text-style-name="P5" draw:layer="layout" svg:width="0.044cm" svg:height="0.159cm" svg:x="30.972cm" svg:y="28.216cm" svg:viewBox="0 0 45 160" draw:points="45,160 45,0 29,22 16,38 0,45">
          <text:p/>
        </draw:polyline>
        <draw:line draw:style-name="gr8" draw:text-style-name="P5" draw:layer="layout" svg:x1="31.198cm" svg:y1="28.27cm" svg:x2="31.198cm" svg:y2="28.375cm">
          <text:p/>
        </draw:line>
        <draw:polyline draw:style-name="gr8" draw:text-style-name="P5" draw:layer="layout" svg:width="0.095cm" svg:height="0.111cm" svg:x="31.125cm" svg:y="28.21cm" svg:viewBox="0 0 96 112" draw:points="35,0 0,112 96,112">
          <text:p/>
        </draw:polyline>
        <draw:line draw:style-name="gr8" draw:text-style-name="P5" draw:layer="layout" svg:x1="30.836cm" svg:y1="29.918cm" svg:x2="30.912cm" svg:y2="29.918cm">
          <text:p/>
        </draw:line>
        <draw:polyline draw:style-name="gr8" draw:text-style-name="P5" draw:layer="layout" svg:width="0.108cm" svg:height="0.159cm" svg:x="30.82cm" svg:y="29.804cm" svg:viewBox="0 0 109 160" draw:points="0,160 54,0 109,160">
          <text:p/>
        </draw:polyline>
        <draw:polyline draw:style-name="gr8" draw:text-style-name="P5" draw:layer="layout" svg:width="0.089cm" svg:height="0.159cm" svg:x="30.972cm" svg:y="29.804cm" svg:viewBox="0 0 90 160" draw:points="16,160 45,160 61,153 67,144 83,121 90,93 90,32 83,16 77,10 61,0 29,0 16,10 6,16 0,32 0,70 6,83 16,93 29,99 61,99 77,93 83,83 90,70">
          <text:p/>
        </draw:polyline>
        <draw:line draw:style-name="gr8" draw:text-style-name="P5" draw:layer="layout" svg:x1="25.768cm" svg:y1="27.696cm" svg:x2="25.841cm" svg:y2="27.696cm">
          <text:p/>
        </draw:line>
        <draw:polyline draw:style-name="gr8" draw:text-style-name="P5" draw:layer="layout" svg:width="0.105cm" svg:height="0.159cm" svg:x="25.752cm" svg:y="27.581cm" svg:viewBox="0 0 106 160" draw:points="0,160 51,0 106,160">
          <text:p/>
        </draw:polyline>
        <draw:polyline draw:style-name="gr8" draw:text-style-name="P5" draw:layer="layout" svg:width="0.092cm" svg:height="0.159cm" svg:x="25.902cm" svg:y="27.581cm" svg:viewBox="0 0 93 160" draw:points="32,70 16,61 10,54 0,38 0,32 10,16 16,10 32,0 61,0 77,10 87,16 93,32 93,38 87,54 77,61 61,70 32,70 16,77 10,83 0,99 0,131 10,144 16,153 32,160 61,160 77,153 87,144 93,131 93,99 87,83 77,77 61,70">
          <text:p/>
        </draw:polyline>
        <draw:line draw:style-name="gr8" draw:text-style-name="P5" draw:layer="layout" svg:x1="25.768cm" svg:y1="28.013cm" svg:x2="25.841cm" svg:y2="28.013cm">
          <text:p/>
        </draw:line>
        <draw:polyline draw:style-name="gr8" draw:text-style-name="P5" draw:layer="layout" svg:width="0.105cm" svg:height="0.159cm" svg:x="25.752cm" svg:y="27.899cm" svg:viewBox="0 0 106 160" draw:points="0,160 51,0 106,160">
          <text:p/>
        </draw:polyline>
        <draw:polyline draw:style-name="gr8" draw:text-style-name="P5" draw:layer="layout" svg:width="0.105cm" svg:height="0.159cm" svg:x="25.895cm" svg:y="27.899cm" svg:viewBox="0 0 106 160" draw:points="0,0 106,0 38,160">
          <text:p/>
        </draw:polyline>
        <draw:line draw:style-name="gr8" draw:text-style-name="P5" draw:layer="layout" svg:x1="25.768cm" svg:y1="28.331cm" svg:x2="25.841cm" svg:y2="28.331cm">
          <text:p/>
        </draw:line>
        <draw:polyline draw:style-name="gr8" draw:text-style-name="P5" draw:layer="layout" svg:width="0.105cm" svg:height="0.159cm" svg:x="25.752cm" svg:y="28.216cm" svg:viewBox="0 0 106 160" draw:points="0,160 51,0 106,160">
          <text:p/>
        </draw:polyline>
        <draw:polyline draw:style-name="gr8" draw:text-style-name="P5" draw:layer="layout" svg:width="0.092cm" svg:height="0.159cm" svg:x="25.902cm" svg:y="28.216cm" svg:viewBox="0 0 93 160" draw:points="77,0 48,0 32,10 26,16 10,38 0,70 0,131 10,144 16,153 32,160 61,160 77,153 87,144 93,131 93,93 87,77 77,70 61,61 32,61 16,70 10,77 0,93">
          <text:p/>
        </draw:polyline>
        <draw:line draw:style-name="gr8" draw:text-style-name="P5" draw:layer="layout" svg:x1="25.768cm" svg:y1="28.648cm" svg:x2="25.841cm" svg:y2="28.648cm">
          <text:p/>
        </draw:line>
        <draw:polyline draw:style-name="gr8" draw:text-style-name="P5" draw:layer="layout" svg:width="0.105cm" svg:height="0.159cm" svg:x="25.752cm" svg:y="28.534cm" svg:viewBox="0 0 106 160" draw:points="0,160 51,0 106,160">
          <text:p/>
        </draw:polyline>
        <draw:polyline draw:style-name="gr8" draw:text-style-name="P5" draw:layer="layout" svg:width="0.092cm" svg:height="0.159cm" svg:x="25.902cm" svg:y="28.534cm" svg:viewBox="0 0 93 160" draw:points="87,0 10,0 0,77 10,70 26,61 61,61 77,70 87,77 93,93 93,131 87,144 77,153 61,160 26,160 10,153 0,144">
          <text:p/>
        </draw:polyline>
        <draw:line draw:style-name="gr8" draw:text-style-name="P5" draw:layer="layout" svg:x1="25.768cm" svg:y1="28.966cm" svg:x2="25.841cm" svg:y2="28.966cm">
          <text:p/>
        </draw:line>
        <draw:polyline draw:style-name="gr8" draw:text-style-name="P5" draw:layer="layout" svg:width="0.105cm" svg:height="0.159cm" svg:x="25.752cm" svg:y="28.851cm" svg:viewBox="0 0 106 160" draw:points="0,160 51,0 106,160">
          <text:p/>
        </draw:polyline>
        <draw:line draw:style-name="gr8" draw:text-style-name="P5" draw:layer="layout" svg:x1="25.978cm" svg:y1="28.905cm" svg:x2="25.978cm" svg:y2="29.01cm">
          <text:p/>
        </draw:line>
        <draw:polyline draw:style-name="gr8" draw:text-style-name="P5" draw:layer="layout" svg:width="0.098cm" svg:height="0.111cm" svg:x="25.902cm" svg:y="28.845cm" svg:viewBox="0 0 99 112" draw:points="38,0 0,112 99,112">
          <text:p/>
        </draw:polyline>
        <draw:line draw:style-name="gr8" draw:text-style-name="P5" draw:layer="layout" svg:x1="25.768cm" svg:y1="29.283cm" svg:x2="25.841cm" svg:y2="29.283cm">
          <text:p/>
        </draw:line>
        <draw:polyline draw:style-name="gr8" draw:text-style-name="P5" draw:layer="layout" svg:width="0.105cm" svg:height="0.159cm" svg:x="25.752cm" svg:y="29.169cm" svg:viewBox="0 0 106 160" draw:points="0,160 51,0 106,160">
          <text:p/>
        </draw:polyline>
        <draw:polyline draw:style-name="gr8" draw:text-style-name="P5" draw:layer="layout" svg:width="0.098cm" svg:height="0.159cm" svg:x="25.895cm" svg:y="29.169cm" svg:viewBox="0 0 99 160" draw:points="0,0 99,0 45,61 67,61 83,70 93,77 99,93 99,131 93,144 83,153 67,160 22,160 6,153 0,144">
          <text:p/>
        </draw:polyline>
        <draw:line draw:style-name="gr8" draw:text-style-name="P5" draw:layer="layout" svg:x1="25.768cm" svg:y1="29.601cm" svg:x2="25.841cm" svg:y2="29.601cm">
          <text:p/>
        </draw:line>
        <draw:polyline draw:style-name="gr8" draw:text-style-name="P5" draw:layer="layout" svg:width="0.105cm" svg:height="0.159cm" svg:x="25.752cm" svg:y="29.486cm" svg:viewBox="0 0 106 160" draw:points="0,160 51,0 106,160">
          <text:p/>
        </draw:polyline>
        <draw:polyline draw:style-name="gr8" draw:text-style-name="P5" draw:layer="layout" svg:width="0.098cm" svg:height="0.159cm" svg:x="25.895cm" svg:y="29.486cm" svg:viewBox="0 0 99 160" draw:points="6,16 16,10 32,0 67,0 83,10 93,16 99,32 99,45 93,70 0,160 99,160">
          <text:p/>
        </draw:polyline>
        <draw:line draw:style-name="gr8" draw:text-style-name="P5" draw:layer="layout" svg:x1="25.768cm" svg:y1="29.918cm" svg:x2="25.841cm" svg:y2="29.918cm">
          <text:p/>
        </draw:line>
        <draw:polyline draw:style-name="gr8" draw:text-style-name="P5" draw:layer="layout" svg:width="0.105cm" svg:height="0.159cm" svg:x="25.752cm" svg:y="29.804cm" svg:viewBox="0 0 106 160" draw:points="0,160 51,0 106,160">
          <text:p/>
        </draw:polyline>
        <draw:line draw:style-name="gr8" draw:text-style-name="P5" draw:layer="layout" svg:x1="25.994cm" svg:y1="29.962cm" svg:x2="25.902cm" svg:y2="29.962cm">
          <text:p/>
        </draw:line>
        <draw:polyline draw:style-name="gr8" draw:text-style-name="P5" draw:layer="layout" svg:width="0.048cm" svg:height="0.159cm" svg:x="25.902cm" svg:y="29.804cm" svg:viewBox="0 0 49 160" draw:points="49,160 49,0 32,22 16,38 0,45">
          <text:p/>
        </draw:polyline>
        <draw:line draw:style-name="gr8" draw:text-style-name="P5" draw:layer="layout" svg:x1="25.768cm" svg:y1="30.236cm" svg:x2="25.841cm" svg:y2="30.236cm">
          <text:p/>
        </draw:line>
        <draw:polyline draw:style-name="gr8" draw:text-style-name="P5" draw:layer="layout" svg:width="0.105cm" svg:height="0.159cm" svg:x="25.752cm" svg:y="30.121cm" svg:viewBox="0 0 106 160" draw:points="0,160 51,0 106,160">
          <text:p/>
        </draw:polyline>
        <draw:polygon draw:style-name="gr8" draw:text-style-name="P5" draw:layer="layout" svg:width="0.092cm" svg:height="0.159cm" svg:x="25.902cm" svg:y="30.121cm" svg:viewBox="0 0 93 160" draw:points="39,0 55,0 71,10 77,16 87,32 93,61 93,99 87,131 77,144 71,153 55,160 39,160 26,153 16,144 10,131 0,99 0,61 10,32 16,16 26,10">
          <text:p/>
        </draw:polygon>
        <draw:line draw:style-name="gr9" draw:text-style-name="P6" draw:layer="layout" svg:x1="30.956cm" svg:y1="30.004cm" svg:x2="30.797cm" svg:y2="30.004cm">
          <text:p/>
        </draw:line>
        <draw:line draw:style-name="gr9" draw:text-style-name="P6" draw:layer="layout" svg:x1="30.797cm" svg:y1="29.686cm" svg:x2="30.956cm" svg:y2="29.686cm">
          <text:p/>
        </draw:line>
        <draw:line draw:style-name="gr9" draw:text-style-name="P6" draw:layer="layout" svg:x1="30.797cm" svg:y1="29.369cm" svg:x2="30.956cm" svg:y2="29.369cm">
          <text:p/>
        </draw:line>
        <draw:line draw:style-name="gr9" draw:text-style-name="P6" draw:layer="layout" svg:x1="30.797cm" svg:y1="29.051cm" svg:x2="30.956cm" svg:y2="29.051cm">
          <text:p/>
        </draw:line>
        <draw:line draw:style-name="gr9" draw:text-style-name="P6" draw:layer="layout" svg:x1="30.797cm" svg:y1="28.734cm" svg:x2="30.956cm" svg:y2="28.734cm">
          <text:p/>
        </draw:line>
        <draw:line draw:style-name="gr9" draw:text-style-name="P6" draw:layer="layout" svg:x1="30.797cm" svg:y1="28.416cm" svg:x2="30.956cm" svg:y2="28.416cm">
          <text:p/>
        </draw:line>
        <draw:line draw:style-name="gr9" draw:text-style-name="P6" draw:layer="layout" svg:x1="30.797cm" svg:y1="28.099cm" svg:x2="30.956cm" svg:y2="28.099cm">
          <text:p/>
        </draw:line>
        <draw:line draw:style-name="gr9" draw:text-style-name="P6" draw:layer="layout" svg:x1="26.035cm" svg:y1="30.321cm" svg:x2="25.876cm" svg:y2="30.321cm">
          <text:p/>
        </draw:line>
        <draw:line draw:style-name="gr9" draw:text-style-name="P6" draw:layer="layout" svg:x1="26.035cm" svg:y1="30.004cm" svg:x2="25.876cm" svg:y2="30.004cm">
          <text:p/>
        </draw:line>
        <draw:line draw:style-name="gr9" draw:text-style-name="P6" draw:layer="layout" svg:x1="26.035cm" svg:y1="29.686cm" svg:x2="25.876cm" svg:y2="29.686cm">
          <text:p/>
        </draw:line>
        <draw:line draw:style-name="gr9" draw:text-style-name="P6" draw:layer="layout" svg:x1="26.035cm" svg:y1="29.369cm" svg:x2="25.876cm" svg:y2="29.369cm">
          <text:p/>
        </draw:line>
        <draw:line draw:style-name="gr9" draw:text-style-name="P6" draw:layer="layout" svg:x1="26.035cm" svg:y1="29.051cm" svg:x2="25.876cm" svg:y2="29.051cm">
          <text:p/>
        </draw:line>
        <draw:line draw:style-name="gr9" draw:text-style-name="P6" draw:layer="layout" svg:x1="26.035cm" svg:y1="28.734cm" svg:x2="25.876cm" svg:y2="28.734cm">
          <text:p/>
        </draw:line>
        <draw:line draw:style-name="gr9" draw:text-style-name="P6" draw:layer="layout" svg:x1="25.876cm" svg:y1="28.416cm" svg:x2="26.035cm" svg:y2="28.416cm">
          <text:p/>
        </draw:line>
        <draw:line draw:style-name="gr9" draw:text-style-name="P6" draw:layer="layout" svg:x1="25.876cm" svg:y1="28.099cm" svg:x2="26.035cm" svg:y2="28.099cm">
          <text:p/>
        </draw:line>
        <draw:line draw:style-name="gr9" draw:text-style-name="P6" draw:layer="layout" svg:x1="25.876cm" svg:y1="27.781cm" svg:x2="26.035cm" svg:y2="27.781cm">
          <text:p/>
        </draw:line>
        <draw:path draw:style-name="gr10" draw:text-style-name="P7" draw:layer="layout" svg:width="0.127cm" svg:height="0.127cm" svg:x="32.798cm" svg:y="31.051cm" svg:viewBox="0 0 128 128" svg:d="M128 64c0 12-3 22-9 32-5 10-13 18-23 23-10 6-20 9-32 9s-22-3-32-9c-10-5-18-13-23-23-6-10-9-20-9-32s3-22 9-32c5-10 13-18 23-23 10-6 20-9 32-9s22 3 32 9c10 5 18 13 23 23 6 10 9 20 9 32z">
          <text:p/>
        </draw:path>
        <draw:line draw:style-name="gr1" draw:text-style-name="P1" draw:layer="layout" svg:x1="19.597cm" svg:y1="25.638cm" svg:x2="19.52cm" svg:y2="25.693cm">
          <text:p/>
        </draw:line>
        <draw:polyline draw:style-name="gr1" draw:text-style-name="P1" draw:layer="layout" svg:width="0.159cm" svg:height="0.092cm" svg:x="19.437cm" svg:y="25.638cm" svg:viewBox="0 0 160 93" draw:points="160,93 0,93 0,32 10,16 16,6 32,0 54,0 70,6 77,16 83,32 83,93">
          <text:p/>
        </draw:polyline>
        <draw:line draw:style-name="gr1" draw:text-style-name="P1" draw:layer="layout" svg:x1="19.514cm" svg:y1="25.571cm" svg:x2="19.514cm" svg:y2="25.517cm">
          <text:p/>
        </draw:line>
        <draw:polyline draw:style-name="gr1" draw:text-style-name="P1" draw:layer="layout" svg:width="0.159cm" svg:height="0.076cm" svg:x="19.437cm" svg:y="25.495cm" svg:viewBox="0 0 160 77" draw:points="160,0 160,77 0,77 0,0">
          <text:p/>
        </draw:polyline>
        <draw:polyline draw:style-name="gr1" draw:text-style-name="P1" draw:layer="layout" svg:width="0.159cm" svg:height="0.098cm" svg:x="19.437cm" svg:y="25.336cm" svg:viewBox="0 0 160 99" draw:points="10,6 0,22 0,45 10,67 22,83 38,90 70,99 93,99 121,90 137,83 153,67 160,45 160,29 153,6 144,0 93,0 93,29">
          <text:p/>
        </draw:polyline>
        <draw:polygon draw:style-name="gr6" draw:text-style-name="P1" draw:layer="layout" svg:width="0.279cm" svg:height="0.692cm" svg:x="19.387cm" svg:y="25.184cm" svg:viewBox="0 0 280 693" draw:points="140,693 280,614 280,79 140,0 0,79 0,614">
          <text:p/>
        </draw:polygon>
        <draw:line draw:style-name="gr1" draw:text-style-name="P1" draw:layer="layout" svg:x1="25.595cm" svg:y1="27.534cm" svg:x2="25.54cm" svg:y2="27.457cm">
          <text:p/>
        </draw:line>
        <draw:polyline draw:style-name="gr1" draw:text-style-name="P1" draw:layer="layout" svg:width="0.092cm" svg:height="0.159cm" svg:x="25.502cm" svg:y="27.375cm" svg:viewBox="0 0 93 160" draw:points="0,160 0,0 61,0 77,10 83,16 93,32 93,54 83,70 77,77 61,83 0,83">
          <text:p/>
        </draw:polyline>
        <draw:line draw:style-name="gr1" draw:text-style-name="P1" draw:layer="layout" svg:x1="25.66cm" svg:y1="27.451cm" svg:x2="25.714cm" svg:y2="27.451cm">
          <text:p/>
        </draw:line>
        <draw:polyline draw:style-name="gr1" draw:text-style-name="P1" draw:layer="layout" svg:width="0.076cm" svg:height="0.159cm" svg:x="25.66cm" svg:y="27.375cm" svg:viewBox="0 0 77 160" draw:points="77,160 0,160 0,0 77,0">
          <text:p/>
        </draw:polyline>
        <draw:polyline draw:style-name="gr1" draw:text-style-name="P1" draw:layer="layout" svg:width="0.098cm" svg:height="0.159cm" svg:x="25.797cm" svg:y="27.375cm" svg:viewBox="0 0 99 160" draw:points="93,10 77,0 55,0 32,10 16,22 6,38 0,70 0,93 6,121 16,137 32,153 55,160 67,160 93,153 99,144 99,93 67,93">
          <text:p/>
        </draw:polyline>
        <draw:polygon draw:style-name="gr6" draw:text-style-name="P1" draw:layer="layout" svg:width="0.692cm" svg:height="0.279cm" svg:x="25.343cm" svg:y="27.324cm" svg:viewBox="0 0 693 280" draw:points="693,140 614,0 79,0 0,140 79,280 614,280">
          <text:p/>
        </draw:polygon>
        <draw:polygon draw:style-name="gr1" draw:text-style-name="P1" draw:layer="layout" svg:width="0.318cm" svg:height="0.318cm" svg:x="30.639cm" svg:y="30.321cm" svg:viewBox="0 0 319 319" draw:points="159,0 159,159 319,159 159,319 0,159 159,159">
          <text:p/>
        </draw:polygon>
        <draw:polyline draw:style-name="gr7" draw:text-style-name="P4" draw:layer="layout" svg:width="0.159cm" svg:height="0.098cm" svg:x="30.731cm" svg:y="31.09cm" svg:viewBox="0 0 160 99" draw:points="10,10 0,22 0,48 10,71 22,83 38,93 70,99 93,99 121,93 137,83 153,71 160,48 160,32 153,10 144,0 93,0 93,32">
          <text:p/>
        </draw:polyline>
        <draw:polyline draw:style-name="gr7" draw:text-style-name="P4" draw:layer="layout" svg:width="0.159cm" svg:height="0.092cm" svg:x="30.731cm" svg:y="30.931cm" svg:viewBox="0 0 160 93" draw:points="160,93 0,93 160,0 0,0">
          <text:p/>
        </draw:polyline>
        <draw:polygon draw:style-name="gr7" draw:text-style-name="P4" draw:layer="layout" svg:width="0.159cm" svg:height="0.089cm" svg:x="30.731cm" svg:y="30.766cm" svg:viewBox="0 0 160 90" draw:points="160,90 0,90 0,55 10,29 22,16 38,6 70,0 93,0 121,6 137,16 153,29 160,55">
          <text:p/>
        </draw:polygon>
        <draw:polygon draw:style-name="gr1" draw:text-style-name="P1" draw:layer="layout" svg:width="0.159cm" svg:height="0.095cm" svg:x="25.717cm" svg:y="26.829cm" svg:viewBox="0 0 160 96" draw:points="160,96 0,0">
          <text:p/>
        </draw:polygon>
        <draw:polygon draw:style-name="gr1" draw:text-style-name="P1" draw:layer="layout" svg:width="0.316cm" svg:height="0cm" svg:x="25.717cm" svg:y="26.829cm" svg:viewBox="0 0 317 0" draw:points="317,0 0,0">
          <text:p/>
        </draw:polygon>
        <draw:polygon draw:style-name="gr1" draw:text-style-name="P1" draw:layer="layout" svg:width="0.159cm" svg:height="0.095cm" svg:x="25.717cm" svg:y="26.733cm" svg:viewBox="0 0 160 96" draw:points="0,96 160,0">
          <text:p/>
        </draw:polygon>
        <draw:line draw:style-name="gr7" draw:text-style-name="P4" draw:layer="layout" svg:x1="25.502cm" svg:y1="26.985cm" svg:x2="25.502cm" svg:y2="26.864cm">
          <text:p/>
        </draw:line>
        <draw:line draw:style-name="gr7" draw:text-style-name="P4" draw:layer="layout" svg:x1="25.562cm" svg:y1="26.924cm" svg:x2="25.441cm" svg:y2="26.924cm">
          <text:p/>
        </draw:line>
        <draw:polyline draw:style-name="gr7" draw:text-style-name="P4" draw:layer="layout" svg:width="0.159cm" svg:height="0.089cm" svg:x="25.403cm" svg:y="26.705cm" svg:viewBox="0 0 160 90" draw:points="0,6 0,83 77,90 70,83 61,67 61,29 70,13 77,6 93,0 131,0 144,6 153,13 160,29 160,67 153,83 144,90">
          <text:p/>
        </draw:polyline>
        <draw:polyline draw:style-name="gr7" draw:text-style-name="P4" draw:layer="layout" svg:width="0.159cm" svg:height="0.105cm" svg:x="25.403cm" svg:y="26.553cm" svg:viewBox="0 0 160 106" draw:points="0,106 160,54 0,0">
          <text:p/>
        </draw:polyline>
        <draw:line draw:style-name="gr1" draw:text-style-name="P1" draw:layer="layout" svg:x1="11.895cm" svg:y1="29.757cm" svg:x2="11.843cm" svg:y2="29.68cm">
          <text:p/>
        </draw:line>
        <draw:polyline draw:style-name="gr1" draw:text-style-name="P1" draw:layer="layout" svg:width="0.089cm" svg:height="0.159cm" svg:x="11.805cm" svg:y="29.597cm" svg:viewBox="0 0 90 160" draw:points="0,160 0,0 61,0 77,10 83,16 90,32 90,54 83,70 77,77 61,83 0,83">
          <text:p/>
        </draw:polyline>
        <draw:polyline draw:style-name="gr1" draw:text-style-name="P1" draw:layer="layout" svg:width="0.089cm" svg:height="0.159cm" svg:x="11.957cm" svg:y="29.597cm" svg:viewBox="0 0 90 160" draw:points="0,153 22,160 61,160 74,153 83,144 90,131 90,115 83,99 74,93 61,83 29,77 13,70 6,61 0,45 0,32 6,16 13,10 29,0 67,0 90,10">
          <text:p/>
        </draw:polyline>
        <draw:line draw:style-name="gr1" draw:text-style-name="P1" draw:layer="layout" svg:x1="12.09cm" svg:y1="29.597cm" svg:x2="12.182cm" svg:y2="29.597cm">
          <text:p/>
        </draw:line>
        <draw:line draw:style-name="gr1" draw:text-style-name="P1" draw:layer="layout" svg:x1="12.138cm" svg:y1="29.756cm" svg:x2="12.138cm" svg:y2="29.597cm">
          <text:p/>
        </draw:line>
        <draw:polyline draw:style-name="gr1" draw:text-style-name="P1" draw:layer="layout" svg:width="0.044cm" svg:height="0.241cm" svg:x="12.236cm" svg:y="29.575cm" svg:viewBox="0 0 45 242" draw:points="45,242 39,236 23,214 13,198 6,175 0,137 0,105 6,67 13,45 23,32 39,6 45,0">
          <text:p/>
        </draw:polyline>
        <draw:line draw:style-name="gr1" draw:text-style-name="P1" draw:layer="layout" svg:x1="12.341cm" svg:y1="29.756cm" svg:x2="12.341cm" svg:y2="29.651cm">
          <text:p/>
        </draw:line>
        <draw:polyline draw:style-name="gr1" draw:text-style-name="P1" draw:layer="layout" svg:width="0.013cm" svg:height="0.016cm" svg:x="12.335cm" svg:y="29.597cm" svg:viewBox="0 0 14 17" draw:points="7,0 0,10 7,17 14,10 7,0 7,17">
          <text:p/>
        </draw:polyline>
        <draw:line draw:style-name="gr1" draw:text-style-name="P1" draw:layer="layout" svg:x1="12.417cm" svg:y1="29.651cm" svg:x2="12.417cm" svg:y2="29.756cm">
          <text:p/>
        </draw:line>
        <draw:polyline draw:style-name="gr1" draw:text-style-name="P1" draw:layer="layout" svg:width="0.067cm" svg:height="0.105cm" svg:x="12.417cm" svg:y="29.651cm" svg:viewBox="0 0 68 106" draw:points="0,16 6,6 23,0 45,0 61,6 68,22 68,106">
          <text:p/>
        </draw:polyline>
        <draw:polyline draw:style-name="gr1" draw:text-style-name="P1" draw:layer="layout" svg:width="0.076cm" svg:height="0.105cm" svg:x="12.544cm" svg:y="29.651cm" svg:viewBox="0 0 77 106" draw:points="0,0 39,106 77,0">
          <text:p/>
        </draw:polyline>
        <draw:polyline draw:style-name="gr1" draw:text-style-name="P1" draw:layer="layout" svg:width="0.048cm" svg:height="0.241cm" svg:x="12.665cm" svg:y="29.575cm" svg:viewBox="0 0 49 242" draw:points="0,242 10,236 23,214 32,198 39,175 49,137 49,105 39,67 32,45 23,32 10,6 0,0">
          <text:p/>
        </draw:polyline>
        <draw:polygon draw:style-name="gr6" draw:text-style-name="P1" draw:layer="layout" svg:width="1.216cm" svg:height="0.279cm" svg:x="11.643cm" svg:y="29.547cm" svg:viewBox="0 0 1217 280" draw:points="1217,140 1138,0 79,0 0,140 79,280 1138,280">
          <text:p/>
        </draw:polygon>
        <draw:line draw:style-name="gr9" draw:text-style-name="P6" draw:layer="layout" svg:x1="37.624cm" svg:y1="6.985cm" svg:x2="37.465cm" svg:y2="6.985cm">
          <text:p/>
        </draw:line>
        <draw:line draw:style-name="gr9" draw:text-style-name="P6" draw:layer="layout" svg:x1="37.465cm" svg:y1="6.985cm" svg:x2="37.465cm" svg:y2="5.715cm">
          <text:p/>
        </draw:line>
        <draw:path draw:style-name="gr10" draw:text-style-name="P7" draw:layer="layout" svg:width="0.127cm" svg:height="0.127cm" svg:x="37.401cm" svg:y="5.651cm" svg:viewBox="0 0 128 128" svg:d="M128 64c0 12-3 22-9 32-5 10-13 18-23 23-10 6-20 9-32 9s-22-3-32-9c-10-5-18-13-23-23-6-10-9-20-9-32s3-22 9-32c5-10 13-18 23-23 10-6 20-9 32-9s22 3 32 9c10 5 18 13 23 23 6 10 9 20 9 32z">
          <text:p/>
        </draw:path>
        <draw:line draw:style-name="gr9" draw:text-style-name="P6" draw:layer="layout" svg:x1="37.465cm" svg:y1="5.715cm" svg:x2="37.624cm" svg:y2="5.715cm">
          <text:p/>
        </draw:line>
        <draw:line draw:style-name="gr9" draw:text-style-name="P6" draw:layer="layout" svg:x1="37.623cm" svg:y1="7.302cm" svg:x2="37.306cm" svg:y2="7.302cm">
          <text:p/>
        </draw:line>
        <draw:line draw:style-name="gr9" draw:text-style-name="P6" draw:layer="layout" svg:x1="37.306cm" svg:y1="7.302cm" svg:x2="37.306cm" svg:y2="6.032cm">
          <text:p/>
        </draw:line>
        <draw:path draw:style-name="gr10" draw:text-style-name="P7" draw:layer="layout" svg:width="0.127cm" svg:height="0.127cm" svg:x="37.243cm" svg:y="5.969cm" svg:viewBox="0 0 128 128" svg:d="M128 64c0 12-3 22-9 32-5 10-13 18-23 23-10 6-20 9-32 9s-22-3-32-9c-10-5-18-13-23-23-6-10-9-20-9-32s3-22 9-32c5-10 13-18 23-23 10-6 20-9 32-9s22 3 32 9c10 5 18 13 23 23 6 10 9 20 9 32z">
          <text:p/>
        </draw:path>
        <draw:line draw:style-name="gr9" draw:text-style-name="P6" draw:layer="layout" svg:x1="37.306cm" svg:y1="6.032cm" svg:x2="37.623cm" svg:y2="6.032cm">
          <text:p/>
        </draw:line>
        <draw:line draw:style-name="gr9" draw:text-style-name="P6" draw:layer="layout" svg:x1="37.623cm" svg:y1="7.62cm" svg:x2="37.147cm" svg:y2="7.62cm">
          <text:p/>
        </draw:line>
        <draw:line draw:style-name="gr9" draw:text-style-name="P6" draw:layer="layout" svg:x1="37.147cm" svg:y1="6.35cm" svg:x2="37.147cm" svg:y2="7.62cm">
          <text:p/>
        </draw:line>
        <draw:path draw:style-name="gr10" draw:text-style-name="P7" draw:layer="layout" svg:width="0.127cm" svg:height="0.127cm" svg:x="37.084cm" svg:y="6.286cm" svg:viewBox="0 0 128 128" svg:d="M128 64c0 12-3 22-9 32-5 10-13 18-23 23-10 6-20 9-32 9s-22-3-32-9c-10-5-18-13-23-23-6-10-9-20-9-32s3-22 9-32c5-10 13-18 23-23 10-6 20-9 32-9s22 3 32 9c10 5 18 13 23 23 6 10 9 20 9 32z">
          <text:p/>
        </draw:path>
        <draw:line draw:style-name="gr9" draw:text-style-name="P6" draw:layer="layout" svg:x1="37.147cm" svg:y1="6.35cm" svg:x2="37.623cm" svg:y2="6.35cm">
          <text:p/>
        </draw:line>
        <draw:line draw:style-name="gr9" draw:text-style-name="P6" draw:layer="layout" svg:x1="37.624cm" svg:y1="7.937cm" svg:x2="36.989cm" svg:y2="7.937cm">
          <text:p/>
        </draw:line>
        <draw:line draw:style-name="gr9" draw:text-style-name="P6" draw:layer="layout" svg:x1="36.989cm" svg:y1="7.937cm" svg:x2="36.989cm" svg:y2="6.667cm">
          <text:p/>
        </draw:line>
        <draw:path draw:style-name="gr10" draw:text-style-name="P7" draw:layer="layout" svg:width="0.127cm" svg:height="0.127cm" svg:x="36.925cm" svg:y="6.604cm" svg:viewBox="0 0 128 128" svg:d="M128 64c0 12-3 22-9 32-5 10-13 18-23 23-10 6-20 9-32 9s-22-3-32-9c-10-5-18-13-23-23-6-10-9-20-9-32s3-22 9-32c5-10 13-18 23-23 10-6 20-9 32-9s22 3 32 9c10 5 18 13 23 23 6 10 9 20 9 32z">
          <text:p/>
        </draw:path>
        <draw:line draw:style-name="gr9" draw:text-style-name="P6" draw:layer="layout" svg:x1="36.989cm" svg:y1="6.667cm" svg:x2="37.624cm" svg:y2="6.667cm">
          <text:p/>
        </draw:line>
        <draw:line draw:style-name="gr9" draw:text-style-name="P6" draw:layer="layout" svg:x1="33.02cm" svg:y1="10.16cm" svg:x2="33.02cm" svg:y2="8.255cm">
          <text:p/>
        </draw:line>
        <draw:line draw:style-name="gr9" draw:text-style-name="P6" draw:layer="layout" svg:x1="33.02cm" svg:y1="8.255cm" svg:x2="37.465cm" svg:y2="8.255cm">
          <text:p/>
        </draw:line>
        <draw:line draw:style-name="gr9" draw:text-style-name="P6" draw:layer="layout" svg:x1="33.496cm" svg:y1="11.271cm" svg:x2="33.496cm" svg:y2="8.572cm">
          <text:p/>
        </draw:line>
        <draw:line draw:style-name="gr9" draw:text-style-name="P6" draw:layer="layout" svg:x1="33.496cm" svg:y1="8.572cm" svg:x2="37.306cm" svg:y2="8.572cm">
          <text:p/>
        </draw:line>
        <draw:line draw:style-name="gr9" draw:text-style-name="P6" draw:layer="layout" svg:x1="33.972cm" svg:y1="8.89cm" svg:x2="37.147cm" svg:y2="8.89cm">
          <text:p/>
        </draw:line>
        <draw:line draw:style-name="gr9" draw:text-style-name="P6" draw:layer="layout" svg:x1="33.972cm" svg:y1="8.89cm" svg:x2="33.972cm" svg:y2="12.382cm">
          <text:p/>
        </draw:line>
        <draw:line draw:style-name="gr9" draw:text-style-name="P6" draw:layer="layout" svg:x1="34.449cm" svg:y1="13.493cm" svg:x2="34.449cm" svg:y2="9.207cm">
          <text:p/>
        </draw:line>
        <draw:line draw:style-name="gr9" draw:text-style-name="P6" draw:layer="layout" svg:x1="34.449cm" svg:y1="9.207cm" svg:x2="36.989cm" svg:y2="9.207cm">
          <text:p/>
        </draw:line>
        <draw:line draw:style-name="gr9" draw:text-style-name="P6" draw:layer="layout" svg:x1="37.624cm" svg:y1="9.525cm" svg:x2="37.465cm" svg:y2="9.525cm">
          <text:p/>
        </draw:line>
        <draw:line draw:style-name="gr9" draw:text-style-name="P6" draw:layer="layout" svg:x1="37.465cm" svg:y1="9.525cm" svg:x2="37.465cm" svg:y2="8.255cm">
          <text:p/>
        </draw:line>
        <draw:path draw:style-name="gr10" draw:text-style-name="P7" draw:layer="layout" svg:width="0.127cm" svg:height="0.127cm" svg:x="37.401cm" svg:y="8.191cm" svg:viewBox="0 0 128 128" svg:d="M128 64c0 12-3 22-9 32-5 10-13 18-23 23-10 6-20 9-32 9s-22-3-32-9c-10-5-18-13-23-23-6-10-9-20-9-32s3-22 9-32c5-10 13-18 23-23 10-6 20-9 32-9s22 3 32 9c10 5 18 13 23 23 6 10 9 20 9 32z">
          <text:p/>
        </draw:path>
        <draw:line draw:style-name="gr9" draw:text-style-name="P6" draw:layer="layout" svg:x1="37.465cm" svg:y1="8.255cm" svg:x2="37.624cm" svg:y2="8.255cm">
          <text:p/>
        </draw:line>
        <draw:line draw:style-name="gr9" draw:text-style-name="P6" draw:layer="layout" svg:x1="37.623cm" svg:y1="9.842cm" svg:x2="37.306cm" svg:y2="9.842cm">
          <text:p/>
        </draw:line>
        <draw:line draw:style-name="gr9" draw:text-style-name="P6" draw:layer="layout" svg:x1="37.306cm" svg:y1="9.842cm" svg:x2="37.306cm" svg:y2="8.572cm">
          <text:p/>
        </draw:line>
        <draw:path draw:style-name="gr10" draw:text-style-name="P7" draw:layer="layout" svg:width="0.127cm" svg:height="0.127cm" svg:x="37.243cm" svg:y="8.509cm" svg:viewBox="0 0 128 128" svg:d="M128 64c0 12-3 22-9 32-5 10-13 18-23 23-10 6-20 9-32 9s-22-3-32-9c-10-5-18-13-23-23-6-10-9-20-9-32s3-22 9-32c5-10 13-18 23-23 10-6 20-9 32-9s22 3 32 9c10 5 18 13 23 23 6 10 9 20 9 32z">
          <text:p/>
        </draw:path>
        <draw:line draw:style-name="gr9" draw:text-style-name="P6" draw:layer="layout" svg:x1="37.306cm" svg:y1="8.572cm" svg:x2="37.623cm" svg:y2="8.572cm">
          <text:p/>
        </draw:line>
        <draw:line draw:style-name="gr9" draw:text-style-name="P6" draw:layer="layout" svg:x1="37.623cm" svg:y1="10.16cm" svg:x2="37.147cm" svg:y2="10.16cm">
          <text:p/>
        </draw:line>
        <draw:line draw:style-name="gr9" draw:text-style-name="P6" draw:layer="layout" svg:x1="37.147cm" svg:y1="10.16cm" svg:x2="37.147cm" svg:y2="8.89cm">
          <text:p/>
        </draw:line>
        <draw:path draw:style-name="gr10" draw:text-style-name="P7" draw:layer="layout" svg:width="0.127cm" svg:height="0.127cm" svg:x="37.084cm" svg:y="8.826cm" svg:viewBox="0 0 128 128" svg:d="M128 64c0 12-3 22-9 32-5 10-13 18-23 23-10 6-20 9-32 9s-22-3-32-9c-10-5-18-13-23-23-6-10-9-20-9-32s3-22 9-32c5-10 13-18 23-23 10-6 20-9 32-9s22 3 32 9c10 5 18 13 23 23 6 10 9 20 9 32z">
          <text:p/>
        </draw:path>
        <draw:line draw:style-name="gr9" draw:text-style-name="P6" draw:layer="layout" svg:x1="37.147cm" svg:y1="8.89cm" svg:x2="37.623cm" svg:y2="8.89cm">
          <text:p/>
        </draw:line>
        <draw:line draw:style-name="gr9" draw:text-style-name="P6" draw:layer="layout" svg:x1="37.624cm" svg:y1="10.477cm" svg:x2="36.989cm" svg:y2="10.477cm">
          <text:p/>
        </draw:line>
        <draw:line draw:style-name="gr9" draw:text-style-name="P6" draw:layer="layout" svg:x1="36.989cm" svg:y1="10.477cm" svg:x2="36.989cm" svg:y2="9.207cm">
          <text:p/>
        </draw:line>
        <draw:path draw:style-name="gr10" draw:text-style-name="P7" draw:layer="layout" svg:width="0.127cm" svg:height="0.127cm" svg:x="36.925cm" svg:y="9.144cm" svg:viewBox="0 0 128 128" svg:d="M128 64c0 12-3 22-9 32-5 10-13 18-23 23-10 6-20 9-32 9s-22-3-32-9c-10-5-18-13-23-23-6-10-9-20-9-32s3-22 9-32c5-10 13-18 23-23 10-6 20-9 32-9s22 3 32 9c10 5 18 13 23 23 6 10 9 20 9 32z">
          <text:p/>
        </draw:path>
        <draw:line draw:style-name="gr9" draw:text-style-name="P6" draw:layer="layout" svg:x1="36.989cm" svg:y1="9.207cm" svg:x2="37.624cm" svg:y2="9.207cm">
          <text:p/>
        </draw:line>
        <draw:line draw:style-name="gr9" draw:text-style-name="P6" draw:layer="layout" svg:x1="34.925cm" svg:y1="14.605cm" svg:x2="34.925cm" svg:y2="10.795cm">
          <text:p/>
        </draw:line>
        <draw:line draw:style-name="gr9" draw:text-style-name="P6" draw:layer="layout" svg:x1="34.925cm" svg:y1="10.795cm" svg:x2="37.465cm" svg:y2="10.795cm">
          <text:p/>
        </draw:line>
        <draw:line draw:style-name="gr9" draw:text-style-name="P6" draw:layer="layout" svg:x1="35.401cm" svg:y1="15.716cm" svg:x2="35.401cm" svg:y2="11.112cm">
          <text:p/>
        </draw:line>
        <draw:line draw:style-name="gr9" draw:text-style-name="P6" draw:layer="layout" svg:x1="35.401cm" svg:y1="11.112cm" svg:x2="37.306cm" svg:y2="11.112cm">
          <text:p/>
        </draw:line>
        <draw:line draw:style-name="gr9" draw:text-style-name="P6" draw:layer="layout" svg:x1="35.877cm" svg:y1="11.43cm" svg:x2="37.147cm" svg:y2="11.43cm">
          <text:p/>
        </draw:line>
        <draw:line draw:style-name="gr9" draw:text-style-name="P6" draw:layer="layout" svg:x1="35.877cm" svg:y1="11.43cm" svg:x2="35.877cm" svg:y2="16.827cm">
          <text:p/>
        </draw:line>
        <draw:line draw:style-name="gr9" draw:text-style-name="P6" draw:layer="layout" svg:x1="36.354cm" svg:y1="17.938cm" svg:x2="36.354cm" svg:y2="11.747cm">
          <text:p/>
        </draw:line>
        <draw:line draw:style-name="gr9" draw:text-style-name="P6" draw:layer="layout" svg:x1="36.354cm" svg:y1="11.747cm" svg:x2="36.989cm" svg:y2="11.747cm">
          <text:p/>
        </draw:line>
        <draw:line draw:style-name="gr9" draw:text-style-name="P6" draw:layer="layout" svg:x1="37.624cm" svg:y1="12.065cm" svg:x2="37.465cm" svg:y2="12.065cm">
          <text:p/>
        </draw:line>
        <draw:line draw:style-name="gr9" draw:text-style-name="P6" draw:layer="layout" svg:x1="37.465cm" svg:y1="12.065cm" svg:x2="37.465cm" svg:y2="10.795cm">
          <text:p/>
        </draw:line>
        <draw:path draw:style-name="gr10" draw:text-style-name="P7" draw:layer="layout" svg:width="0.127cm" svg:height="0.127cm" svg:x="37.401cm" svg:y="10.731cm" svg:viewBox="0 0 128 128" svg:d="M128 64c0 12-3 22-9 32-5 10-13 18-23 23-10 6-20 9-32 9s-22-3-32-9c-10-5-18-13-23-23-6-10-9-20-9-32s3-22 9-32c5-10 13-18 23-23 10-6 20-9 32-9s22 3 32 9c10 5 18 13 23 23 6 10 9 20 9 32z">
          <text:p/>
        </draw:path>
        <draw:line draw:style-name="gr9" draw:text-style-name="P6" draw:layer="layout" svg:x1="37.465cm" svg:y1="10.795cm" svg:x2="37.624cm" svg:y2="10.795cm">
          <text:p/>
        </draw:line>
        <draw:line draw:style-name="gr9" draw:text-style-name="P6" draw:layer="layout" svg:x1="37.623cm" svg:y1="12.382cm" svg:x2="37.306cm" svg:y2="12.382cm">
          <text:p/>
        </draw:line>
        <draw:line draw:style-name="gr9" draw:text-style-name="P6" draw:layer="layout" svg:x1="37.306cm" svg:y1="12.382cm" svg:x2="37.306cm" svg:y2="11.112cm">
          <text:p/>
        </draw:line>
        <draw:path draw:style-name="gr10" draw:text-style-name="P7" draw:layer="layout" svg:width="0.127cm" svg:height="0.127cm" svg:x="37.243cm" svg:y="11.049cm" svg:viewBox="0 0 128 128" svg:d="M128 64c0 12-3 22-9 32-5 10-13 18-23 23-10 6-20 9-32 9s-22-3-32-9c-10-5-18-13-23-23-6-10-9-20-9-32s3-22 9-32c5-10 13-18 23-23 10-6 20-9 32-9s22 3 32 9c10 5 18 13 23 23 6 10 9 20 9 32z">
          <text:p/>
        </draw:path>
        <draw:line draw:style-name="gr9" draw:text-style-name="P6" draw:layer="layout" svg:x1="37.306cm" svg:y1="11.112cm" svg:x2="37.623cm" svg:y2="11.112cm">
          <text:p/>
        </draw:line>
        <draw:line draw:style-name="gr9" draw:text-style-name="P6" draw:layer="layout" svg:x1="37.623cm" svg:y1="12.7cm" svg:x2="37.147cm" svg:y2="12.7cm">
          <text:p/>
        </draw:line>
        <draw:line draw:style-name="gr9" draw:text-style-name="P6" draw:layer="layout" svg:x1="37.147cm" svg:y1="12.7cm" svg:x2="37.147cm" svg:y2="11.43cm">
          <text:p/>
        </draw:line>
        <draw:path draw:style-name="gr10" draw:text-style-name="P7" draw:layer="layout" svg:width="0.127cm" svg:height="0.127cm" svg:x="37.084cm" svg:y="11.366cm" svg:viewBox="0 0 128 128" svg:d="M128 64c0 12-3 22-9 32-5 10-13 18-23 23-10 6-20 9-32 9s-22-3-32-9c-10-5-18-13-23-23-6-10-9-20-9-32s3-22 9-32c5-10 13-18 23-23 10-6 20-9 32-9s22 3 32 9c10 5 18 13 23 23 6 10 9 20 9 32z">
          <text:p/>
        </draw:path>
        <draw:line draw:style-name="gr9" draw:text-style-name="P6" draw:layer="layout" svg:x1="37.147cm" svg:y1="11.43cm" svg:x2="37.623cm" svg:y2="11.43cm">
          <text:p/>
        </draw:line>
        <draw:line draw:style-name="gr9" draw:text-style-name="P6" draw:layer="layout" svg:x1="37.624cm" svg:y1="13.017cm" svg:x2="36.989cm" svg:y2="13.017cm">
          <text:p/>
        </draw:line>
        <draw:line draw:style-name="gr9" draw:text-style-name="P6" draw:layer="layout" svg:x1="36.989cm" svg:y1="13.017cm" svg:x2="36.989cm" svg:y2="11.747cm">
          <text:p/>
        </draw:line>
        <draw:path draw:style-name="gr10" draw:text-style-name="P7" draw:layer="layout" svg:width="0.127cm" svg:height="0.127cm" svg:x="36.925cm" svg:y="11.684cm" svg:viewBox="0 0 128 128" svg:d="M128 64c0 12-3 22-9 32-5 10-13 18-23 23-10 6-20 9-32 9s-22-3-32-9c-10-5-18-13-23-23-6-10-9-20-9-32s3-22 9-32c5-10 13-18 23-23 10-6 20-9 32-9s22 3 32 9c10 5 18 13 23 23 6 10 9 20 9 32z">
          <text:p/>
        </draw:path>
        <draw:line draw:style-name="gr9" draw:text-style-name="P6" draw:layer="layout" svg:x1="36.989cm" svg:y1="11.747cm" svg:x2="37.624cm" svg:y2="11.747cm">
          <text:p/>
        </draw:line>
        <draw:polygon draw:style-name="gr1" draw:text-style-name="P1" draw:layer="layout" svg:width="0.318cm" svg:height="0.318cm" svg:x="22.86cm" svg:y="33.972cm" svg:viewBox="0 0 319 319" draw:points="159,0 159,159 319,159 159,319 0,159 159,159">
          <text:p/>
        </draw:polygon>
        <draw:polyline draw:style-name="gr7" draw:text-style-name="P4" draw:layer="layout" svg:width="0.098cm" svg:height="0.159cm" svg:x="22.822cm" svg:y="34.439cm" svg:viewBox="0 0 99 160" draw:points="90,10 77,0 55,0 29,10 16,22 6,38 0,70 0,93 6,121 16,137 29,153 55,160 67,160 90,153 99,144 99,93 67,93">
          <text:p/>
        </draw:polyline>
        <draw:polyline draw:style-name="gr7" draw:text-style-name="P4" draw:layer="layout" svg:width="0.092cm" svg:height="0.159cm" svg:x="22.987cm" svg:y="34.439cm" svg:viewBox="0 0 93 160" draw:points="0,160 0,0 93,160 93,0">
          <text:p/>
        </draw:polyline>
        <draw:polygon draw:style-name="gr7" draw:text-style-name="P4" draw:layer="layout" svg:width="0.089cm" svg:height="0.159cm" svg:x="23.155cm" svg:y="34.439cm" svg:viewBox="0 0 90 160" draw:points="0,160 0,0 39,0 61,10 74,22 83,38 90,70 90,93 83,121 74,137 61,153 39,160">
          <text:p/>
        </draw:polygon>
        <draw:polygon draw:style-name="gr6" draw:text-style-name="P1" draw:layer="layout" svg:width="0.794cm" svg:height="0.635cm" svg:x="22.701cm" svg:y="33.02cm" svg:viewBox="0 0 795 636" draw:points="795,636 795,0 0,318">
          <text:p/>
        </draw:polygon>
        <draw:path draw:style-name="gr1" draw:text-style-name="P1" draw:layer="layout" svg:width="0.127cm" svg:height="0.127cm" svg:x="22.574cm" svg:y="33.274cm" svg:viewBox="0 0 128 128" svg:d="M128 64c0 12-3 22-9 32-5 10-13 18-23 23-10 6-20 9-32 9s-22-3-32-9c-10-5-18-13-23-23-6-10-9-20-9-32s3-22 9-32c5-10 13-18 23-23 10-6 20-9 32-9s22 3 32 9c10 5 18 13 23 23 6 10 9 20 9 32z">
          <text:p/>
        </draw:path>
        <draw:line draw:style-name="gr1" draw:text-style-name="P1" draw:layer="layout" svg:x1="22.574cm" svg:y1="33.337cm" svg:x2="22.225cm" svg:y2="33.337cm">
          <text:p/>
        </draw:line>
        <draw:polyline draw:style-name="gr1" draw:text-style-name="P1" draw:layer="layout" svg:width="0.079cm" svg:height="0.127cm" svg:x="22.419cm" svg:y="33.172cm" svg:viewBox="0 0 80 128" draw:points="0,0 80,0 39,48 55,48 68,54 74,61 80,70 80,102 74,115 68,122 55,128 19,128 6,122 0,115">
          <text:p/>
        </draw:polyline>
        <draw:line draw:style-name="gr1" draw:text-style-name="P1" draw:layer="layout" svg:x1="23.495cm" svg:y1="33.337cm" svg:x2="23.971cm" svg:y2="33.337cm">
          <text:p/>
        </draw:line>
        <draw:polyline draw:style-name="gr1" draw:text-style-name="P1" draw:layer="layout" svg:width="0.073cm" svg:height="0.127cm" svg:x="23.695cm" svg:y="33.172cm" svg:viewBox="0 0 74 128" draw:points="68,0 6,0 0,61 6,54 19,48 48,48 61,54 68,61 74,70 74,102 68,115 61,122 48,128 19,128 6,122 0,115">
          <text:p/>
        </draw:polyline>
        <draw:path draw:style-name="gr1" draw:text-style-name="P1" draw:layer="layout" svg:width="0.127cm" svg:height="0.127cm" svg:x="22.955cm" svg:y="33.496cm" svg:viewBox="0 0 128 128" svg:d="M128 64c0 12-3 22-9 32-5 10-13 18-23 23-10 6-20 9-32 9s-22-3-32-9c-10-5-18-13-23-23-6-10-9-20-9-32s3-22 9-32c5-10 13-18 23-23 10-6 20-9 32-9s22 3 32 9c10 5 18 13 23 23 6 10 9 20 9 32z">
          <text:p/>
        </draw:path>
        <draw:line draw:style-name="gr1" draw:text-style-name="P1" draw:layer="layout" svg:x1="23.019cm" svg:y1="33.623cm" svg:x2="23.019cm" svg:y2="33.972cm">
          <text:p/>
        </draw:line>
        <draw:polyline draw:style-name="gr1" draw:text-style-name="P1" draw:layer="layout" svg:width="0.127cm" svg:height="0.086cm" svg:x="22.854cm" svg:y="33.69cm" svg:viewBox="0 0 128 87" draw:points="0,87 0,0 128,55">
          <text:p/>
        </draw:polyline>
        <draw:polyline draw:style-name="gr7" draw:text-style-name="P4" draw:layer="layout" svg:width="0.159cm" svg:height="0.089cm" svg:x="23.146cm" svg:y="32.785cm" svg:viewBox="0 0 160 90" draw:points="0,90 131,90 144,83 153,77 160,61 160,29 153,16 144,6 131,0 0,0">
          <text:p/>
        </draw:polyline>
        <draw:line draw:style-name="gr7" draw:text-style-name="P4" draw:layer="layout" svg:x1="23.304cm" svg:y1="32.626cm" svg:x2="23.304cm" svg:y2="32.715cm">
          <text:p/>
        </draw:line>
        <draw:polyline draw:style-name="gr7" draw:text-style-name="P4" draw:layer="layout" svg:width="0.159cm" svg:height="0.044cm" svg:x="23.146cm" svg:y="32.671cm" svg:viewBox="0 0 160 45" draw:points="160,0 0,0 22,16 38,32 45,45">
          <text:p/>
        </draw:polyline>
        <draw:polyline draw:style-name="gr7" draw:text-style-name="P4" draw:layer="layout" svg:width="0.159cm" svg:height="0.092cm" svg:x="23.146cm" svg:y="32.474cm" svg:viewBox="0 0 160 93" draw:points="0,10 0,83 77,93 70,83 61,71 61,32 70,16 77,10 93,0 131,0 144,10 153,16 160,32 160,71 153,83 144,93">
          <text:p/>
        </draw:polyline>
        <draw:polyline draw:style-name="gr7" draw:text-style-name="P4" draw:layer="layout" svg:width="0.159cm" svg:height="0.092cm" svg:x="23.146cm" svg:y="32.315cm" svg:viewBox="0 0 160 93" draw:points="77,39 83,16 93,10 105,0 131,0 144,10 153,16 160,32 160,93 0,93 0,39 10,22 16,16 32,10 45,10 61,16 70,22 77,39 77,93">
          <text:p/>
        </draw:polyline>
        <draw:polyline draw:style-name="gr7" draw:text-style-name="P4" draw:layer="layout" svg:width="0.159cm" svg:height="0.105cm" svg:x="22.857cm" svg:y="32.785cm" svg:viewBox="0 0 160 106" draw:points="0,106 0,0 160,67">
          <text:p/>
        </draw:polyline>
        <draw:line draw:style-name="gr7" draw:text-style-name="P4" draw:layer="layout" svg:x1="22.911cm" svg:y1="32.655cm" svg:x2="23.016cm" svg:y2="32.655cm">
          <text:p/>
        </draw:line>
        <draw:polyline draw:style-name="gr7" draw:text-style-name="P4" draw:layer="layout" svg:width="0.111cm" svg:height="0.098cm" svg:x="22.85cm" svg:y="32.633cm" svg:viewBox="0 0 112 99" draw:points="0,61 112,99 112,0">
          <text:p/>
        </draw:polyline>
        <draw:polyline draw:style-name="gr7" draw:text-style-name="P4" draw:layer="layout" svg:width="0.159cm" svg:height="0.076cm" svg:x="22.857cm" svg:y="32.496cm" svg:viewBox="0 0 160 77" draw:points="160,0 160,77 0,77">
          <text:p/>
        </draw:polyline>
        <draw:polyline draw:style-name="gr7" draw:text-style-name="P4" draw:layer="layout" svg:width="0.159cm" svg:height="0.108cm" svg:x="22.857cm" svg:y="32.36cm" svg:viewBox="0 0 160 109" draw:points="0,109 160,54 0,0">
          <text:p/>
        </draw:polyline>
        <draw:polyline draw:style-name="gr7" draw:text-style-name="P4" draw:layer="layout" svg:width="0.159cm" svg:height="0.098cm" svg:x="22.857cm" svg:y="32.217cm" svg:viewBox="0 0 160 99" draw:points="144,0 153,6 160,32 160,45 153,67 137,83 121,93 93,99 70,99 38,93 22,83 10,67 0,45 0,32 10,6 16,0">
          <text:p/>
        </draw:polyline>
        <draw:polyline draw:style-name="gr7" draw:text-style-name="P4" draw:layer="layout" svg:width="0.159cm" svg:height="0.098cm" svg:x="22.857cm" svg:y="32.064cm" svg:viewBox="0 0 160 99" draw:points="16,93 10,87 0,71 0,32 10,16 16,10 32,0 45,0 70,10 160,99 160,0">
          <text:p/>
        </draw:polyline>
        <draw:polyline draw:style-name="gr7" draw:text-style-name="P4" draw:layer="layout" svg:width="0.159cm" svg:height="0.098cm" svg:x="22.857cm" svg:y="31.906cm" svg:viewBox="0 0 160 99" draw:points="10,10 0,26 0,48 10,71 22,87 38,93 70,99 93,99 121,93 137,87 153,71 160,48 160,32 153,10 144,0 93,0 93,32">
          <text:p/>
        </draw:polyline>
        <draw:polyline draw:style-name="gr7" draw:text-style-name="P4" draw:layer="layout" svg:width="0.159cm" svg:height="0.098cm" svg:x="22.857cm" svg:y="31.756cm" svg:viewBox="0 0 160 99" draw:points="16,90 10,83 0,67 0,29 10,16 16,6 32,0 45,0 70,6 160,99 160,0">
          <text:p/>
        </draw:polyline>
        <draw:line draw:style-name="gr7" draw:text-style-name="P4" draw:layer="layout" svg:x1="22.911cm" svg:y1="31.62cm" svg:x2="23.016cm" svg:y2="31.62cm">
          <text:p/>
        </draw:line>
        <draw:polyline draw:style-name="gr7" draw:text-style-name="P4" draw:layer="layout" svg:width="0.111cm" svg:height="0.098cm" svg:x="22.85cm" svg:y="31.598cm" svg:viewBox="0 0 112 99" draw:points="0,61 112,99 112,0">
          <text:p/>
        </draw:polyline>
        <draw:polygon draw:style-name="gr7" draw:text-style-name="P4" draw:layer="layout" svg:width="0.159cm" svg:height="0.089cm" svg:x="22.857cm" svg:y="31.455cm" svg:viewBox="0 0 160 90" draw:points="0,51 0,35 10,22 16,13 32,6 61,0 99,0 131,6 144,13 153,22 160,35 160,51 153,67 144,74 131,83 99,90 61,90 32,83 16,74 10,67">
          <text:p/>
        </draw:polygon>
        <draw:line draw:style-name="gr1" draw:text-style-name="P1" draw:layer="layout" svg:x1="24.108cm" svg:y1="33.363cm" svg:x2="24.184cm" svg:y2="33.363cm">
          <text:p/>
        </draw:line>
        <draw:polyline draw:style-name="gr1" draw:text-style-name="P1" draw:layer="layout" svg:width="0.108cm" svg:height="0.159cm" svg:x="24.092cm" svg:y="33.249cm" svg:viewBox="0 0 109 160" draw:points="0,160 54,0 109,160">
          <text:p/>
        </draw:polyline>
        <draw:polyline draw:style-name="gr1" draw:text-style-name="P1" draw:layer="layout" svg:width="0.076cm" svg:height="0.159cm" svg:x="24.251cm" svg:y="33.249cm" svg:viewBox="0 0 77 160" draw:points="77,160 0,160 0,0">
          <text:p/>
        </draw:polyline>
        <draw:line draw:style-name="gr1" draw:text-style-name="P1" draw:layer="layout" svg:x1="24.381cm" svg:y1="33.325cm" svg:x2="24.432cm" svg:y2="33.325cm">
          <text:p/>
        </draw:line>
        <draw:polyline draw:style-name="gr1" draw:text-style-name="P1" draw:layer="layout" svg:width="0.076cm" svg:height="0.159cm" svg:x="24.381cm" svg:y="33.249cm" svg:viewBox="0 0 77 160" draw:points="77,160 0,160 0,0 77,0">
          <text:p/>
        </draw:polyline>
        <draw:polyline draw:style-name="gr1" draw:text-style-name="P1" draw:layer="layout" svg:width="0.092cm" svg:height="0.159cm" svg:x="24.524cm" svg:y="33.249cm" svg:viewBox="0 0 93 160" draw:points="0,160 0,0 93,160 93,0">
          <text:p/>
        </draw:polyline>
        <draw:polygon draw:style-name="gr6" draw:text-style-name="P1" draw:layer="layout" svg:width="0.806cm" svg:height="0.279cm" svg:x="23.971cm" svg:y="33.198cm" svg:viewBox="0 0 807 280" draw:points="0,140 79,280 728,280 807,140 728,0 79,0">
          <text:p/>
        </draw:polygon>
        <draw:line draw:style-name="gr1" draw:text-style-name="P1" draw:layer="layout" svg:x1="19.663cm" svg:y1="34.474cm" svg:x2="19.739cm" svg:y2="34.474cm">
          <text:p/>
        </draw:line>
        <draw:polyline draw:style-name="gr1" draw:text-style-name="P1" draw:layer="layout" svg:width="0.108cm" svg:height="0.159cm" svg:x="19.647cm" svg:y="34.36cm" svg:viewBox="0 0 109 160" draw:points="0,160 54,0 109,160">
          <text:p/>
        </draw:polyline>
        <draw:polyline draw:style-name="gr1" draw:text-style-name="P1" draw:layer="layout" svg:width="0.076cm" svg:height="0.159cm" svg:x="19.806cm" svg:y="34.36cm" svg:viewBox="0 0 77 160" draw:points="77,160 0,160 0,0">
          <text:p/>
        </draw:polyline>
        <draw:line draw:style-name="gr1" draw:text-style-name="P1" draw:layer="layout" svg:x1="19.936cm" svg:y1="34.436cm" svg:x2="19.987cm" svg:y2="34.436cm">
          <text:p/>
        </draw:line>
        <draw:polyline draw:style-name="gr1" draw:text-style-name="P1" draw:layer="layout" svg:width="0.076cm" svg:height="0.159cm" svg:x="19.936cm" svg:y="34.36cm" svg:viewBox="0 0 77 160" draw:points="77,160 0,160 0,0 77,0">
          <text:p/>
        </draw:polyline>
        <draw:polyline draw:style-name="gr1" draw:text-style-name="P1" draw:layer="layout" svg:width="0.092cm" svg:height="0.159cm" svg:x="20.079cm" svg:y="34.36cm" svg:viewBox="0 0 93 160" draw:points="0,160 0,0 93,160 93,0">
          <text:p/>
        </draw:polyline>
        <draw:polyline draw:style-name="gr1" draw:text-style-name="P1" draw:layer="layout" svg:width="0.048cm" svg:height="0.241cm" svg:x="20.244cm" svg:y="34.338cm" svg:viewBox="0 0 49 242" draw:points="49,242 39,236 26,214 16,198 10,175 0,137 0,105 10,67 16,45 26,32 39,6 49,0">
          <text:p/>
        </draw:polyline>
        <draw:line draw:style-name="gr1" draw:text-style-name="P1" draw:layer="layout" svg:x1="20.352cm" svg:y1="34.519cm" svg:x2="20.352cm" svg:y2="34.414cm">
          <text:p/>
        </draw:line>
        <draw:polyline draw:style-name="gr1" draw:text-style-name="P1" draw:layer="layout" svg:width="0.016cm" svg:height="0.016cm" svg:x="20.342cm" svg:y="34.36cm" svg:viewBox="0 0 17 17" draw:points="10,0 0,10 10,17 17,10 10,0 10,17">
          <text:p/>
        </draw:polyline>
        <draw:line draw:style-name="gr1" draw:text-style-name="P1" draw:layer="layout" svg:x1="20.428cm" svg:y1="34.414cm" svg:x2="20.428cm" svg:y2="34.519cm">
          <text:p/>
        </draw:line>
        <draw:polyline draw:style-name="gr1" draw:text-style-name="P1" draw:layer="layout" svg:width="0.067cm" svg:height="0.105cm" svg:x="20.428cm" svg:y="34.414cm" svg:viewBox="0 0 68 106" draw:points="0,16 6,6 23,0 45,0 61,6 68,22 68,106">
          <text:p/>
        </draw:polyline>
        <draw:polyline draw:style-name="gr1" draw:text-style-name="P1" draw:layer="layout" svg:width="0.076cm" svg:height="0.105cm" svg:x="20.555cm" svg:y="34.414cm" svg:viewBox="0 0 77 106" draw:points="0,0 39,106 77,0">
          <text:p/>
        </draw:polyline>
        <draw:polyline draw:style-name="gr1" draw:text-style-name="P1" draw:layer="layout" svg:width="0.044cm" svg:height="0.241cm" svg:x="20.676cm" svg:y="34.338cm" svg:viewBox="0 0 45 242" draw:points="0,242 6,236 23,214 32,198 39,175 45,137 45,105 39,67 32,45 23,32 6,6 0,0">
          <text:p/>
        </draw:polyline>
        <draw:polygon draw:style-name="gr6" draw:text-style-name="P1" draw:layer="layout" svg:width="1.359cm" svg:height="0.279cm" svg:x="19.526cm" svg:y="34.309cm" svg:viewBox="0 0 1360 280" draw:points="0,140 79,280 1280,280 1360,140 1280,0 79,0">
          <text:p/>
        </draw:polygon>
        <draw:line draw:style-name="gr1" draw:text-style-name="P1" draw:layer="layout" svg:x1="21.018cm" svg:y1="33.363cm" svg:x2="21.094cm" svg:y2="33.363cm">
          <text:p/>
        </draw:line>
        <draw:polyline draw:style-name="gr1" draw:text-style-name="P1" draw:layer="layout" svg:width="0.105cm" svg:height="0.159cm" svg:x="21.006cm" svg:y="33.249cm" svg:viewBox="0 0 106 160" draw:points="0,160 51,0 106,160">
          <text:p/>
        </draw:polyline>
        <draw:polyline draw:style-name="gr1" draw:text-style-name="P1" draw:layer="layout" svg:width="0.073cm" svg:height="0.159cm" svg:x="21.165cm" svg:y="33.249cm" svg:viewBox="0 0 74 160" draw:points="74,160 0,160 0,0">
          <text:p/>
        </draw:polyline>
        <draw:line draw:style-name="gr1" draw:text-style-name="P1" draw:layer="layout" svg:x1="21.292cm" svg:y1="33.325cm" svg:x2="21.346cm" svg:y2="33.325cm">
          <text:p/>
        </draw:line>
        <draw:polyline draw:style-name="gr1" draw:text-style-name="P1" draw:layer="layout" svg:width="0.076cm" svg:height="0.159cm" svg:x="21.292cm" svg:y="33.249cm" svg:viewBox="0 0 77 160" draw:points="77,160 0,160 0,0 77,0">
          <text:p/>
        </draw:polyline>
        <draw:polyline draw:style-name="gr1" draw:text-style-name="P1" draw:layer="layout" svg:width="0.092cm" svg:height="0.159cm" svg:x="21.434cm" svg:y="33.249cm" svg:viewBox="0 0 93 160" draw:points="0,160 0,0 93,160 93,0">
          <text:p/>
        </draw:polyline>
        <draw:polyline draw:style-name="gr1" draw:text-style-name="P1" draw:layer="layout" svg:width="0.044cm" svg:height="0.241cm" svg:x="21.603cm" svg:y="33.226cm" svg:viewBox="0 0 45 242" draw:points="45,242 39,236 23,214 13,198 6,175 0,137 0,105 6,67 13,45 23,32 39,6 45,0">
          <text:p/>
        </draw:polyline>
        <draw:line draw:style-name="gr1" draw:text-style-name="P1" draw:layer="layout" svg:x1="21.707cm" svg:y1="33.408cm" svg:x2="21.707cm" svg:y2="33.303cm">
          <text:p/>
        </draw:line>
        <draw:polyline draw:style-name="gr1" draw:text-style-name="P1" draw:layer="layout" svg:width="0.013cm" svg:height="0.016cm" svg:x="21.701cm" svg:y="33.249cm" svg:viewBox="0 0 14 17" draw:points="7,0 0,10 7,17 14,10 7,0 7,17">
          <text:p/>
        </draw:polyline>
        <draw:line draw:style-name="gr1" draw:text-style-name="P1" draw:layer="layout" svg:x1="21.784cm" svg:y1="33.303cm" svg:x2="21.784cm" svg:y2="33.408cm">
          <text:p/>
        </draw:line>
        <draw:polyline draw:style-name="gr1" draw:text-style-name="P1" draw:layer="layout" svg:width="0.067cm" svg:height="0.105cm" svg:x="21.784cm" svg:y="33.303cm" svg:viewBox="0 0 68 106" draw:points="0,16 6,6 23,0 45,0 61,6 68,22 68,106">
          <text:p/>
        </draw:polyline>
        <draw:polyline draw:style-name="gr1" draw:text-style-name="P1" draw:layer="layout" svg:width="0.076cm" svg:height="0.105cm" svg:x="21.911cm" svg:y="33.303cm" svg:viewBox="0 0 77 106" draw:points="0,0 39,106 77,0">
          <text:p/>
        </draw:polyline>
        <draw:polyline draw:style-name="gr1" draw:text-style-name="P1" draw:layer="layout" svg:width="0.048cm" svg:height="0.241cm" svg:x="22.031cm" svg:y="33.226cm" svg:viewBox="0 0 49 242" draw:points="0,242 10,236 23,214 32,198 39,175 49,137 49,105 39,67 32,45 23,32 10,6 0,0">
          <text:p/>
        </draw:polyline>
        <draw:polygon draw:style-name="gr6" draw:text-style-name="P1" draw:layer="layout" svg:width="1.359cm" svg:height="0.279cm" svg:x="20.866cm" svg:y="33.198cm" svg:viewBox="0 0 1360 280" draw:points="1360,140 1280,0 79,0 0,140 79,280 1280,280">
          <text:p/>
        </draw:polygon>
        <draw:polygon draw:style-name="gr1" draw:text-style-name="P1" draw:layer="layout" svg:width="0.318cm" svg:height="0.318cm" svg:x="31.75cm" svg:y="20.955cm" svg:viewBox="0 0 319 319" draw:points="159,319 159,159 0,159 159,0 319,159 159,159">
          <text:p/>
        </draw:polygon>
        <draw:polyline draw:style-name="gr7" draw:text-style-name="P4" draw:layer="layout" svg:width="0.159cm" svg:height="0.098cm" svg:x="31.794cm" svg:y="20.726cm" svg:viewBox="0 0 160 99" draw:points="10,10 0,22 0,48 10,71 22,83 38,93 70,99 93,99 121,93 137,83 153,71 160,48 160,32 153,10 144,0 93,0 93,32">
          <text:p/>
        </draw:polyline>
        <draw:polyline draw:style-name="gr7" draw:text-style-name="P4" draw:layer="layout" svg:width="0.159cm" svg:height="0.092cm" svg:x="31.794cm" svg:y="20.568cm" svg:viewBox="0 0 160 93" draw:points="160,93 0,93 160,0 0,0">
          <text:p/>
        </draw:polyline>
        <draw:polygon draw:style-name="gr7" draw:text-style-name="P4" draw:layer="layout" svg:width="0.159cm" svg:height="0.089cm" svg:x="31.794cm" svg:y="20.403cm" svg:viewBox="0 0 160 90" draw:points="160,90 0,90 0,55 10,29 22,16 38,6 70,0 93,0 121,6 137,16 153,29 160,55">
          <text:p/>
        </draw:polygon>
        <draw:polygon draw:style-name="gr5" draw:text-style-name="P3" draw:layer="layout" svg:width="3.81cm" svg:height="1.905cm" svg:x="16.034cm" svg:y="31.909cm" svg:viewBox="0 0 3811 1906" draw:points="1905,1906 0,1906 0,0 3811,0 3811,1906">
          <text:p/>
        </draw:polygon>
        <draw:polygon draw:style-name="gr6" draw:text-style-name="P1" draw:layer="layout" svg:width="3.81cm" svg:height="1.905cm" svg:x="16.034cm" svg:y="31.909cm" svg:viewBox="0 0 3811 1906" draw:points="1905,1906 0,1906 0,0 3811,0 3811,1906">
          <text:p/>
        </draw:polygon>
        <draw:polygon draw:style-name="gr1" draw:text-style-name="P1" draw:layer="layout" svg:width="0.318cm" svg:height="0.159cm" svg:x="17.78cm" svg:y="32.782cm" svg:viewBox="0 0 319 160" draw:points="319,160 0,160 0,0">
          <text:p/>
        </draw:polygon>
        <draw:polygon draw:style-name="gr1" draw:text-style-name="P1" draw:layer="layout" svg:width="0.318cm" svg:height="0.318cm" svg:x="17.78cm" svg:y="32.702cm" svg:viewBox="0 0 319 319" draw:points="319,319 319,80 0,80 0,0">
          <text:p/>
        </draw:polygon>
        <draw:line draw:style-name="gr1" draw:text-style-name="P1" draw:layer="layout" svg:x1="19.209cm" svg:y1="33.814cm" svg:x2="19.209cm" svg:y2="34.449cm">
          <text:p/>
        </draw:line>
        <draw:line draw:style-name="gr7" draw:text-style-name="P4" draw:layer="layout" svg:x1="19.234cm" svg:y1="33.645cm" svg:x2="19.234cm" svg:y2="33.569cm">
          <text:p/>
        </draw:line>
        <draw:polyline draw:style-name="gr7" draw:text-style-name="P4" draw:layer="layout" svg:width="0.159cm" svg:height="0.108cm" svg:x="19.12cm" svg:y="33.553cm" svg:viewBox="0 0 160 109" draw:points="160,109 0,54 160,0">
          <text:p/>
        </draw:polyline>
        <draw:line draw:style-name="gr7" draw:text-style-name="P4" draw:layer="layout" svg:x1="19.218cm" svg:y1="33.503cm" svg:x2="19.218cm" svg:y2="33.382cm">
          <text:p/>
        </draw:line>
        <draw:polyline draw:style-name="gr7" draw:text-style-name="P4" draw:layer="layout" svg:width="0.089cm" svg:height="0.121cm" svg:x="19.174cm" svg:y="33.185cm" svg:viewBox="0 0 90 122" draw:points="0,122 45,0 90,122">
          <text:p/>
        </draw:polyline>
        <draw:polyline draw:style-name="gr7" draw:text-style-name="P4" draw:layer="layout" svg:width="0.159cm" svg:height="0.092cm" svg:x="19.12cm" svg:y="33.017cm" svg:viewBox="0 0 160 93" draw:points="77,39 83,16 93,10 105,0 131,0 144,10 153,16 160,32 160,93 0,93 0,39 10,26 16,16 32,10 45,10 61,16 70,26 77,39 77,93">
          <text:p/>
        </draw:polyline>
        <draw:line draw:style-name="gr1" draw:text-style-name="P1" draw:layer="layout" svg:x1="19.167cm" svg:y1="34.084cm" svg:x2="19.167cm" svg:y2="34.176cm">
          <text:p/>
        </draw:line>
        <draw:polyline draw:style-name="gr1" draw:text-style-name="P1" draw:layer="layout" svg:width="0.159cm" svg:height="0.044cm" svg:x="19.009cm" svg:y="34.131cm" svg:viewBox="0 0 160 45" draw:points="160,0 0,0 22,13 38,29 45,45">
          <text:p/>
        </draw:polyline>
        <draw:line draw:style-name="gr1" draw:text-style-name="P1" draw:layer="layout" svg:x1="19.844cm" svg:y1="32.861cm" svg:x2="20.479cm" svg:y2="32.861cm">
          <text:p/>
        </draw:line>
        <draw:polyline draw:style-name="gr7" draw:text-style-name="P4" draw:layer="layout" svg:width="0.098cm" svg:height="0.159cm" svg:x="19.253cm" svg:y="32.772cm" svg:viewBox="0 0 99 160" draw:points="90,10 74,0 51,0 29,10 13,22 6,38 0,70 0,93 6,121 13,137 29,153 51,160 67,160 90,153 99,144 99,93 67,93">
          <text:p/>
        </draw:polyline>
        <draw:polyline draw:style-name="gr7" draw:text-style-name="P4" draw:layer="layout" svg:width="0.092cm" svg:height="0.159cm" svg:x="19.418cm" svg:y="32.772cm" svg:viewBox="0 0 93 160" draw:points="0,160 0,0 93,160 93,0">
          <text:p/>
        </draw:polyline>
        <draw:polygon draw:style-name="gr7" draw:text-style-name="P4" draw:layer="layout" svg:width="0.092cm" svg:height="0.159cm" svg:x="19.583cm" svg:y="32.772cm" svg:viewBox="0 0 93 160" draw:points="0,160 0,0 39,0 61,10 77,22 87,38 93,70 93,93 87,121 77,137 61,153 39,160">
          <text:p/>
        </draw:polygon>
        <draw:line draw:style-name="gr1" draw:text-style-name="P1" draw:layer="layout" svg:x1="20.129cm" svg:y1="32.82cm" svg:x2="20.037cm" svg:y2="32.82cm">
          <text:p/>
        </draw:line>
        <draw:polyline draw:style-name="gr1" draw:text-style-name="P1" draw:layer="layout" svg:width="0.048cm" svg:height="0.159cm" svg:x="20.037cm" svg:y="32.661cm" svg:viewBox="0 0 49 160" draw:points="49,160 49,0 32,22 16,38 0,45">
          <text:p/>
        </draw:polyline>
        <draw:polygon draw:style-name="gr1" draw:text-style-name="P1" draw:layer="layout" svg:width="0.092cm" svg:height="0.159cm" svg:x="20.19cm" svg:y="32.661cm" svg:viewBox="0 0 93 160" draw:points="39,0 55,0 67,10 77,16 83,32 93,61 93,99 83,131 77,144 67,153 55,160 39,160 22,153 16,144 6,131 0,99 0,61 6,32 16,16 22,10">
          <text:p/>
        </draw:polygon>
        <draw:line draw:style-name="gr1" draw:text-style-name="P1" draw:layer="layout" svg:x1="18.574cm" svg:y1="31.909cm" svg:x2="18.574cm" svg:y2="31.274cm">
          <text:p/>
        </draw:line>
        <draw:polyline draw:style-name="gr7" draw:text-style-name="P4" draw:layer="layout" svg:width="0.159cm" svg:height="0.089cm" svg:x="18.485cm" svg:y="32.226cm" svg:viewBox="0 0 160 90" draw:points="77,39 83,13 93,6 105,0 131,0 144,6 153,13 160,29 160,90 0,90 0,39 10,22 16,13 32,6 45,6 61,13 70,22 77,39 77,90">
          <text:p/>
        </draw:polyline>
        <draw:polyline draw:style-name="gr7" draw:text-style-name="P4" draw:layer="layout" svg:width="0.159cm" svg:height="0.105cm" svg:x="18.485cm" svg:y="32.067cm" svg:viewBox="0 0 160 106" draw:points="0,106 0,0 160,67">
          <text:p/>
        </draw:polyline>
        <draw:line draw:style-name="gr1" draw:text-style-name="P1" draw:layer="layout" svg:x1="18.532cm" svg:y1="31.62cm" svg:x2="18.532cm" svg:y2="31.712cm">
          <text:p/>
        </draw:line>
        <draw:polyline draw:style-name="gr1" draw:text-style-name="P1" draw:layer="layout" svg:width="0.159cm" svg:height="0.048cm" svg:x="18.374cm" svg:y="31.664cm" svg:viewBox="0 0 160 49" draw:points="160,0 0,0 22,16 38,32 45,49">
          <text:p/>
        </draw:polyline>
        <draw:line draw:style-name="gr1" draw:text-style-name="P1" draw:layer="layout" svg:x1="18.532cm" svg:y1="31.467cm" svg:x2="18.532cm" svg:y2="31.559cm">
          <text:p/>
        </draw:line>
        <draw:polyline draw:style-name="gr1" draw:text-style-name="P1" draw:layer="layout" svg:width="0.159cm" svg:height="0.044cm" svg:x="18.374cm" svg:y="31.515cm" svg:viewBox="0 0 160 45" draw:points="160,0 0,0 22,13 38,29 45,45">
          <text:p/>
        </draw:polyline>
        <draw:line draw:style-name="gr1" draw:text-style-name="P1" draw:layer="layout" svg:x1="18.256cm" svg:y1="31.909cm" svg:x2="18.256cm" svg:y2="31.274cm">
          <text:p/>
        </draw:line>
        <draw:polyline draw:style-name="gr7" draw:text-style-name="P4" draw:layer="layout" svg:width="0.159cm" svg:height="0.089cm" svg:x="18.167cm" svg:y="32.226cm" svg:viewBox="0 0 160 90" draw:points="77,39 83,13 93,6 105,0 131,0 144,6 153,13 160,29 160,90 0,90 0,39 10,22 16,13 32,6 45,6 61,13 70,22 77,39 77,90">
          <text:p/>
        </draw:polyline>
        <draw:polyline draw:style-name="gr7" draw:text-style-name="P4" draw:layer="layout" svg:width="0.159cm" svg:height="0.092cm" svg:x="18.167cm" svg:y="32.074cm" svg:viewBox="0 0 160 93" draw:points="0,16 0,45 10,61 16,67 38,83 70,93 131,93 144,83 153,77 160,61 160,32 153,16 144,6 131,0 93,0 77,6 70,16 61,32 61,61 70,77 77,83 93,93">
          <text:p/>
        </draw:polyline>
        <draw:line draw:style-name="gr1" draw:text-style-name="P1" draw:layer="layout" svg:x1="18.215cm" svg:y1="31.62cm" svg:x2="18.215cm" svg:y2="31.712cm">
          <text:p/>
        </draw:line>
        <draw:polyline draw:style-name="gr1" draw:text-style-name="P1" draw:layer="layout" svg:width="0.159cm" svg:height="0.048cm" svg:x="18.056cm" svg:y="31.664cm" svg:viewBox="0 0 160 49" draw:points="160,0 0,0 22,16 38,32 45,49">
          <text:p/>
        </draw:polyline>
        <draw:polyline draw:style-name="gr1" draw:text-style-name="P1" draw:layer="layout" svg:width="0.159cm" svg:height="0.098cm" svg:x="18.056cm" svg:y="31.467cm" svg:viewBox="0 0 160 99" draw:points="16,93 10,87 0,71 0,32 10,16 16,10 32,0 45,0 70,10 160,99 160,0">
          <text:p/>
        </draw:polyline>
        <draw:line draw:style-name="gr1" draw:text-style-name="P1" draw:layer="layout" svg:x1="17.939cm" svg:y1="31.909cm" svg:x2="17.939cm" svg:y2="31.274cm">
          <text:p/>
        </draw:line>
        <draw:polyline draw:style-name="gr7" draw:text-style-name="P4" draw:layer="layout" svg:width="0.159cm" svg:height="0.089cm" svg:x="17.85cm" svg:y="32.226cm" svg:viewBox="0 0 160 90" draw:points="77,39 83,13 93,6 105,0 131,0 144,6 153,13 160,29 160,90 0,90 0,39 10,22 16,13 32,6 45,6 61,13 70,22 77,39 77,90">
          <text:p/>
        </draw:polyline>
        <draw:polyline draw:style-name="gr7" draw:text-style-name="P4" draw:layer="layout" svg:width="0.159cm" svg:height="0.092cm" svg:x="17.85cm" svg:y="32.074cm" svg:viewBox="0 0 160 93" draw:points="0,6 0,83 77,93 70,83 61,67 61,32 70,16 77,6 93,0 131,0 144,6 153,16 160,32 160,67 153,83 144,93">
          <text:p/>
        </draw:polyline>
        <draw:line draw:style-name="gr1" draw:text-style-name="P1" draw:layer="layout" svg:x1="17.897cm" svg:y1="31.62cm" svg:x2="17.897cm" svg:y2="31.712cm">
          <text:p/>
        </draw:line>
        <draw:polyline draw:style-name="gr1" draw:text-style-name="P1" draw:layer="layout" svg:width="0.159cm" svg:height="0.048cm" svg:x="17.739cm" svg:y="31.664cm" svg:viewBox="0 0 160 49" draw:points="160,0 0,0 22,16 38,32 45,49">
          <text:p/>
        </draw:polyline>
        <draw:polyline draw:style-name="gr1" draw:text-style-name="P1" draw:layer="layout" svg:width="0.159cm" svg:height="0.098cm" svg:x="17.739cm" svg:y="31.467cm" svg:viewBox="0 0 160 99" draw:points="0,99 0,0 61,55 61,32 70,16 77,10 93,0 131,0 144,10 153,16 160,32 160,77 153,93 144,99">
          <text:p/>
        </draw:polyline>
        <draw:line draw:style-name="gr1" draw:text-style-name="P1" draw:layer="layout" svg:x1="17.621cm" svg:y1="31.909cm" svg:x2="17.621cm" svg:y2="31.274cm">
          <text:p/>
        </draw:line>
        <draw:polyline draw:style-name="gr7" draw:text-style-name="P4" draw:layer="layout" svg:width="0.159cm" svg:height="0.089cm" svg:x="17.532cm" svg:y="32.226cm" svg:viewBox="0 0 160 90" draw:points="77,39 83,13 93,6 105,0 131,0 144,6 153,13 160,29 160,90 0,90 0,39 10,22 16,13 32,6 45,6 61,13 70,22 77,39 77,90">
          <text:p/>
        </draw:polyline>
        <draw:line draw:style-name="gr7" draw:text-style-name="P4" draw:layer="layout" svg:x1="17.586cm" svg:y1="32.09cm" svg:x2="17.691cm" svg:y2="32.09cm">
          <text:p/>
        </draw:line>
        <draw:polyline draw:style-name="gr7" draw:text-style-name="P4" draw:layer="layout" svg:width="0.111cm" svg:height="0.098cm" svg:x="17.526cm" svg:y="32.067cm" svg:viewBox="0 0 112 99" draw:points="0,61 112,99 112,0">
          <text:p/>
        </draw:polyline>
        <draw:line draw:style-name="gr1" draw:text-style-name="P1" draw:layer="layout" svg:x1="17.58cm" svg:y1="31.62cm" svg:x2="17.58cm" svg:y2="31.712cm">
          <text:p/>
        </draw:line>
        <draw:polyline draw:style-name="gr1" draw:text-style-name="P1" draw:layer="layout" svg:width="0.159cm" svg:height="0.048cm" svg:x="17.421cm" svg:y="31.664cm" svg:viewBox="0 0 160 49" draw:points="160,0 0,0 22,16 38,32 45,49">
          <text:p/>
        </draw:polyline>
        <draw:line draw:style-name="gr1" draw:text-style-name="P1" draw:layer="layout" svg:x1="17.475cm" svg:y1="31.483cm" svg:x2="17.58cm" svg:y2="31.483cm">
          <text:p/>
        </draw:line>
        <draw:polyline draw:style-name="gr1" draw:text-style-name="P1" draw:layer="layout" svg:width="0.111cm" svg:height="0.098cm" svg:x="17.415cm" svg:y="31.461cm" svg:viewBox="0 0 112 99" draw:points="0,61 112,99 112,0">
          <text:p/>
        </draw:polyline>
        <draw:line draw:style-name="gr1" draw:text-style-name="P1" draw:layer="layout" svg:x1="17.304cm" svg:y1="31.909cm" svg:x2="17.304cm" svg:y2="31.274cm">
          <text:p/>
        </draw:line>
        <draw:polyline draw:style-name="gr7" draw:text-style-name="P4" draw:layer="layout" svg:width="0.159cm" svg:height="0.089cm" svg:x="17.215cm" svg:y="32.226cm" svg:viewBox="0 0 160 90" draw:points="77,39 83,13 93,6 105,0 131,0 144,6 153,13 160,29 160,90 0,90 0,39 10,22 16,13 32,6 45,6 61,13 70,22 77,39 77,90">
          <text:p/>
        </draw:polyline>
        <draw:polyline draw:style-name="gr7" draw:text-style-name="P4" draw:layer="layout" svg:width="0.159cm" svg:height="0.098cm" svg:x="17.215cm" svg:y="32.074cm" svg:viewBox="0 0 160 99" draw:points="0,99 0,0 61,55 61,32 70,16 77,6 93,0 131,0 144,6 153,16 160,32 160,77 153,93 144,99">
          <text:p/>
        </draw:polyline>
        <draw:line draw:style-name="gr1" draw:text-style-name="P1" draw:layer="layout" svg:x1="17.262cm" svg:y1="31.62cm" svg:x2="17.262cm" svg:y2="31.712cm">
          <text:p/>
        </draw:line>
        <draw:polyline draw:style-name="gr1" draw:text-style-name="P1" draw:layer="layout" svg:width="0.159cm" svg:height="0.048cm" svg:x="17.104cm" svg:y="31.664cm" svg:viewBox="0 0 160 49" draw:points="160,0 0,0 22,16 38,32 45,49">
          <text:p/>
        </draw:polyline>
        <draw:polyline draw:style-name="gr1" draw:text-style-name="P1" draw:layer="layout" svg:width="0.159cm" svg:height="0.092cm" svg:x="17.104cm" svg:y="31.467cm" svg:viewBox="0 0 160 93" draw:points="0,10 0,87 77,93 70,87 61,71 61,32 70,16 77,10 93,0 131,0 144,10 153,16 160,32 160,71 153,87 144,93">
          <text:p/>
        </draw:polyline>
        <draw:line draw:style-name="gr1" draw:text-style-name="P1" draw:layer="layout" svg:x1="16.986cm" svg:y1="31.909cm" svg:x2="16.986cm" svg:y2="31.274cm">
          <text:p/>
        </draw:line>
        <draw:polyline draw:style-name="gr7" draw:text-style-name="P4" draw:layer="layout" svg:width="0.159cm" svg:height="0.089cm" svg:x="16.897cm" svg:y="32.226cm" svg:viewBox="0 0 160 90" draw:points="77,39 83,13 93,6 105,0 131,0 144,6 153,13 160,29 160,90 0,90 0,39 10,22 16,13 32,6 45,6 61,13 70,22 77,39 77,90">
          <text:p/>
        </draw:polyline>
        <draw:polyline draw:style-name="gr7" draw:text-style-name="P4" draw:layer="layout" svg:width="0.159cm" svg:height="0.098cm" svg:x="16.897cm" svg:y="32.074cm" svg:viewBox="0 0 160 99" draw:points="16,93 10,83 0,67 0,32 10,16 16,6 32,0 45,0 70,6 160,99 160,0">
          <text:p/>
        </draw:polyline>
        <draw:line draw:style-name="gr1" draw:text-style-name="P1" draw:layer="layout" svg:x1="16.945cm" svg:y1="31.62cm" svg:x2="16.945cm" svg:y2="31.712cm">
          <text:p/>
        </draw:line>
        <draw:polyline draw:style-name="gr1" draw:text-style-name="P1" draw:layer="layout" svg:width="0.159cm" svg:height="0.048cm" svg:x="16.786cm" svg:y="31.664cm" svg:viewBox="0 0 160 49" draw:points="160,0 0,0 22,16 38,32 45,49">
          <text:p/>
        </draw:polyline>
        <draw:polyline draw:style-name="gr1" draw:text-style-name="P1" draw:layer="layout" svg:width="0.159cm" svg:height="0.092cm" svg:x="16.786cm" svg:y="31.467cm" svg:viewBox="0 0 160 93" draw:points="0,16 0,48 10,61 16,71 38,87 70,93 131,93 144,87 153,77 160,61 160,32 153,16 144,10 131,0 93,0 77,10 70,16 61,32 61,61 70,77 77,87 93,93">
          <text:p/>
        </draw:polyline>
        <draw:line draw:style-name="gr1" draw:text-style-name="P1" draw:layer="layout" svg:x1="16.669cm" svg:y1="31.909cm" svg:x2="16.669cm" svg:y2="31.274cm">
          <text:p/>
        </draw:line>
        <draw:polyline draw:style-name="gr7" draw:text-style-name="P4" draw:layer="layout" svg:width="0.159cm" svg:height="0.089cm" svg:x="16.58cm" svg:y="32.226cm" svg:viewBox="0 0 160 90" draw:points="77,39 83,13 93,6 105,0 131,0 144,6 153,13 160,29 160,90 0,90 0,39 10,22 16,13 32,6 45,6 61,13 70,22 77,39 77,90">
          <text:p/>
        </draw:polyline>
        <draw:line draw:style-name="gr7" draw:text-style-name="P4" draw:layer="layout" svg:x1="16.739cm" svg:y1="32.074cm" svg:x2="16.739cm" svg:y2="32.166cm">
          <text:p/>
        </draw:line>
        <draw:polyline draw:style-name="gr7" draw:text-style-name="P4" draw:layer="layout" svg:width="0.159cm" svg:height="0.048cm" svg:x="16.58cm" svg:y="32.118cm" svg:viewBox="0 0 160 49" draw:points="160,0 0,0 22,16 38,32 45,49">
          <text:p/>
        </draw:polyline>
        <draw:line draw:style-name="gr1" draw:text-style-name="P1" draw:layer="layout" svg:x1="16.627cm" svg:y1="31.62cm" svg:x2="16.627cm" svg:y2="31.712cm">
          <text:p/>
        </draw:line>
        <draw:polyline draw:style-name="gr1" draw:text-style-name="P1" draw:layer="layout" svg:width="0.159cm" svg:height="0.048cm" svg:x="16.469cm" svg:y="31.664cm" svg:viewBox="0 0 160 49" draw:points="160,0 0,0 22,16 38,32 45,49">
          <text:p/>
        </draw:polyline>
        <draw:polyline draw:style-name="gr1" draw:text-style-name="P1" draw:layer="layout" svg:width="0.159cm" svg:height="0.105cm" svg:x="16.469cm" svg:y="31.461cm" svg:viewBox="0 0 160 106" draw:points="0,106 0,0 160,67">
          <text:p/>
        </draw:polyline>
        <draw:line draw:style-name="gr1" draw:text-style-name="P1" draw:layer="layout" svg:x1="16.351cm" svg:y1="31.909cm" svg:x2="16.351cm" svg:y2="31.274cm">
          <text:p/>
        </draw:line>
        <draw:polyline draw:style-name="gr7" draw:text-style-name="P4" draw:layer="layout" svg:width="0.159cm" svg:height="0.089cm" svg:x="16.262cm" svg:y="32.226cm" svg:viewBox="0 0 160 90" draw:points="77,39 83,13 93,6 105,0 131,0 144,6 153,13 160,29 160,90 0,90 0,39 10,22 16,13 32,6 45,6 61,13 70,22 77,39 77,90">
          <text:p/>
        </draw:polyline>
        <draw:polygon draw:style-name="gr7" draw:text-style-name="P4" draw:layer="layout" svg:width="0.159cm" svg:height="0.092cm" svg:x="16.262cm" svg:y="32.074cm" svg:viewBox="0 0 160 93" draw:points="0,55 0,39 10,22 16,16 32,6 61,0 99,0 131,6 144,16 153,22 160,39 160,55 153,67 144,77 131,83 99,93 61,93 32,83 16,77 10,67">
          <text:p/>
        </draw:polygon>
        <draw:line draw:style-name="gr1" draw:text-style-name="P1" draw:layer="layout" svg:x1="16.31cm" svg:y1="31.62cm" svg:x2="16.31cm" svg:y2="31.712cm">
          <text:p/>
        </draw:line>
        <draw:polyline draw:style-name="gr1" draw:text-style-name="P1" draw:layer="layout" svg:width="0.159cm" svg:height="0.048cm" svg:x="16.151cm" svg:y="31.664cm" svg:viewBox="0 0 160 49" draw:points="160,0 0,0 22,16 38,32 45,49">
          <text:p/>
        </draw:polyline>
        <draw:polyline draw:style-name="gr1" draw:text-style-name="P1" draw:layer="layout" svg:width="0.159cm" svg:height="0.092cm" svg:x="16.151cm" svg:y="31.467cm" svg:viewBox="0 0 160 93" draw:points="70,61 61,77 54,87 38,93 32,93 16,87 10,77 0,61 0,32 10,16 16,10 32,0 38,0 54,10 61,16 70,32 70,61 77,77 83,87 99,93 131,93 144,87 153,77 160,61 160,32 153,16 144,10 131,0 99,0 83,10 77,16 70,32">
          <text:p/>
        </draw:polyline>
        <draw:path draw:style-name="gr1" draw:text-style-name="P1" draw:layer="layout" svg:width="0.159cm" svg:height="0.159cm" svg:x="19.447cm" svg:y="33.814cm" svg:viewBox="0 0 160 160" svg:d="M160 80c0 15-4 27-11 40s-16 22-29 29-25 11-40 11-27-4-40-11-22-16-29-29c-8-13-11-25-11-40s3-27 11-40c7-13 16-22 29-29 13-8 25-11 40-11s27 3 40 11c13 7 22 16 29 29s11 25 11 40z">
          <text:p/>
        </draw:path>
        <draw:line draw:style-name="gr1" draw:text-style-name="P1" draw:layer="layout" svg:x1="19.526cm" svg:y1="33.972cm" svg:x2="19.526cm" svg:y2="34.448cm">
          <text:p/>
        </draw:line>
        <draw:polyline draw:style-name="gr7" draw:text-style-name="P4" draw:layer="layout" svg:width="0.159cm" svg:height="0.098cm" svg:x="19.437cm" svg:y="33.547cm" svg:viewBox="0 0 160 99" draw:points="144,0 153,6 160,32 160,45 153,67 137,83 121,93 93,99 70,99 38,93 22,83 10,67 0,45 0,32 10,6 16,0">
          <text:p/>
        </draw:polyline>
        <draw:line draw:style-name="gr7" draw:text-style-name="P4" draw:layer="layout" svg:x1="19.514cm" svg:y1="33.48cm" svg:x2="19.514cm" svg:y2="33.426cm">
          <text:p/>
        </draw:line>
        <draw:polyline draw:style-name="gr7" draw:text-style-name="P4" draw:layer="layout" svg:width="0.159cm" svg:height="0.076cm" svg:x="19.437cm" svg:y="33.404cm" svg:viewBox="0 0 160 77" draw:points="160,0 160,77 0,77 0,0">
          <text:p/>
        </draw:polyline>
        <draw:line draw:style-name="gr1" draw:text-style-name="P1" draw:layer="layout" svg:x1="19.485cm" svg:y1="34.16cm" svg:x2="19.485cm" svg:y2="34.252cm">
          <text:p/>
        </draw:line>
        <draw:polyline draw:style-name="gr1" draw:text-style-name="P1" draw:layer="layout" svg:width="0.159cm" svg:height="0.048cm" svg:x="19.326cm" svg:y="34.204cm" svg:viewBox="0 0 160 49" draw:points="160,0 0,0 22,16 38,32 45,49">
          <text:p/>
        </draw:polyline>
        <draw:polyline draw:style-name="gr1" draw:text-style-name="P1" draw:layer="layout" svg:width="0.159cm" svg:height="0.092cm" svg:x="19.326cm" svg:y="34.007cm" svg:viewBox="0 0 160 93" draw:points="160,77 160,48 153,32 144,26 121,10 93,0 32,0 16,10 10,16 0,32 0,61 10,77 16,87 32,93 70,93 83,87 93,77 99,61 99,32 93,16 83,10 70,0">
          <text:p/>
        </draw:polyline>
        <draw:line draw:style-name="gr1" draw:text-style-name="P1" draw:layer="layout" svg:x1="16.351cm" svg:y1="33.814cm" svg:x2="16.351cm" svg:y2="34.449cm">
          <text:p/>
        </draw:line>
        <draw:line draw:style-name="gr7" draw:text-style-name="P4" draw:layer="layout" svg:x1="16.377cm" svg:y1="33.645cm" svg:x2="16.377cm" svg:y2="33.569cm">
          <text:p/>
        </draw:line>
        <draw:polyline draw:style-name="gr7" draw:text-style-name="P4" draw:layer="layout" svg:width="0.159cm" svg:height="0.108cm" svg:x="16.262cm" svg:y="33.553cm" svg:viewBox="0 0 160 109" draw:points="160,109 0,54 160,0">
          <text:p/>
        </draw:polyline>
        <draw:polygon draw:style-name="gr7" draw:text-style-name="P4" draw:layer="layout" svg:width="0.159cm" svg:height="0.089cm" svg:x="16.262cm" svg:y="33.42cm" svg:viewBox="0 0 160 90" draw:points="0,51 0,35 10,22 16,13 32,6 61,0 99,0 131,6 144,13 153,22 160,35 160,51 153,67 144,74 131,83 99,90 61,90 32,83 16,74 10,67">
          <text:p/>
        </draw:polygon>
        <draw:polyline draw:style-name="gr1" draw:text-style-name="P1" draw:layer="layout" svg:width="0.159cm" svg:height="0.098cm" svg:x="16.151cm" svg:y="34.084cm" svg:viewBox="0 0 160 99" draw:points="16,93 10,83 0,71 0,32 10,16 16,10 32,0 45,0 70,10 160,99 160,0">
          <text:p/>
        </draw:polyline>
        <draw:line draw:style-name="gr1" draw:text-style-name="P1" draw:layer="layout" svg:x1="16.034cm" svg:y1="32.861cm" svg:x2="15.399cm" svg:y2="32.861cm">
          <text:p/>
        </draw:line>
        <draw:polyline draw:style-name="gr7" draw:text-style-name="P4" draw:layer="layout" svg:width="0.108cm" svg:height="0.159cm" svg:x="16.183cm" svg:y="32.772cm" svg:viewBox="0 0 109 160" draw:points="0,0 54,160 109,0">
          <text:p/>
        </draw:polyline>
        <draw:polyline draw:style-name="gr7" draw:text-style-name="P4" draw:layer="layout" svg:width="0.098cm" svg:height="0.159cm" svg:x="16.335cm" svg:y="32.772cm" svg:viewBox="0 0 99 160" draw:points="99,144 90,153 67,160 55,160 29,153 16,137 6,121 0,93 0,70 6,38 16,22 29,10 55,0 67,0 90,10 99,16">
          <text:p/>
        </draw:polyline>
        <draw:polyline draw:style-name="gr7" draw:text-style-name="P4" draw:layer="layout" svg:width="0.098cm" svg:height="0.159cm" svg:x="16.494cm" svg:y="32.772cm" svg:viewBox="0 0 99 160" draw:points="99,144 90,153 67,160 55,160 29,153 16,137 6,121 0,93 0,70 6,38 16,22 29,10 55,0 67,0 90,10 99,16">
          <text:p/>
        </draw:polyline>
        <draw:polyline draw:style-name="gr1" draw:text-style-name="P1" draw:layer="layout" svg:width="0.098cm" svg:height="0.159cm" svg:x="15.586cm" svg:y="32.661cm" svg:viewBox="0 0 99 160" draw:points="6,16 16,10 32,0 67,0 83,10 93,16 99,32 99,45 93,70 0,160 99,160">
          <text:p/>
        </draw:polyline>
        <draw:polygon draw:style-name="gr1" draw:text-style-name="P1" draw:layer="layout" svg:width="0.092cm" svg:height="0.159cm" svg:x="15.745cm" svg:y="32.661cm" svg:viewBox="0 0 93 160" draw:points="39,0 55,0 67,10 77,16 83,32 93,61 93,99 83,131 77,144 67,153 55,160 39,160 22,153 16,144 6,131 0,99 0,61 6,32 16,16 22,10">
          <text:p/>
        </draw:polygon>
        <draw:line draw:style-name="gr1" draw:text-style-name="P1" draw:layer="layout" svg:x1="16.669cm" svg:y1="33.814cm" svg:x2="16.669cm" svg:y2="34.449cm">
          <text:p/>
        </draw:line>
        <draw:line draw:style-name="gr7" draw:text-style-name="P4" draw:layer="layout" svg:x1="16.694cm" svg:y1="33.645cm" svg:x2="16.694cm" svg:y2="33.569cm">
          <text:p/>
        </draw:line>
        <draw:polyline draw:style-name="gr7" draw:text-style-name="P4" draw:layer="layout" svg:width="0.159cm" svg:height="0.108cm" svg:x="16.58cm" svg:y="33.553cm" svg:viewBox="0 0 160 109" draw:points="160,109 0,54 160,0">
          <text:p/>
        </draw:polyline>
        <draw:line draw:style-name="gr7" draw:text-style-name="P4" draw:layer="layout" svg:x1="16.739cm" svg:y1="33.42cm" svg:x2="16.739cm" svg:y2="33.509cm">
          <text:p/>
        </draw:line>
        <draw:polyline draw:style-name="gr7" draw:text-style-name="P4" draw:layer="layout" svg:width="0.159cm" svg:height="0.044cm" svg:x="16.58cm" svg:y="33.464cm" svg:viewBox="0 0 160 45" draw:points="160,0 0,0 22,16 38,29 45,45">
          <text:p/>
        </draw:polyline>
        <draw:polyline draw:style-name="gr1" draw:text-style-name="P1" draw:layer="layout" svg:width="0.159cm" svg:height="0.098cm" svg:x="16.469cm" svg:y="34.084cm" svg:viewBox="0 0 160 99" draw:points="0,99 0,0 61,55 61,32 70,16 77,10 93,0 131,0 144,10 153,16 160,32 160,77 153,93 144,99">
          <text:p/>
        </draw:polyline>
        <draw:line draw:style-name="gr1" draw:text-style-name="P1" draw:layer="layout" svg:x1="16.986cm" svg:y1="33.814cm" svg:x2="16.986cm" svg:y2="34.449cm">
          <text:p/>
        </draw:line>
        <draw:line draw:style-name="gr7" draw:text-style-name="P4" draw:layer="layout" svg:x1="17.012cm" svg:y1="33.645cm" svg:x2="17.012cm" svg:y2="33.569cm">
          <text:p/>
        </draw:line>
        <draw:polyline draw:style-name="gr7" draw:text-style-name="P4" draw:layer="layout" svg:width="0.159cm" svg:height="0.108cm" svg:x="16.897cm" svg:y="33.553cm" svg:viewBox="0 0 160 109" draw:points="160,109 0,54 160,0">
          <text:p/>
        </draw:polyline>
        <draw:polyline draw:style-name="gr7" draw:text-style-name="P4" draw:layer="layout" svg:width="0.159cm" svg:height="0.098cm" svg:x="16.897cm" svg:y="33.42cm" svg:viewBox="0 0 160 99" draw:points="16,90 10,83 0,67 0,29 10,13 16,6 32,0 45,0 70,6 160,99 160,0">
          <text:p/>
        </draw:polyline>
        <draw:line draw:style-name="gr1" draw:text-style-name="P1" draw:layer="layout" svg:x1="16.84cm" svg:y1="34.099cm" svg:x2="16.945cm" svg:y2="34.099cm">
          <text:p/>
        </draw:line>
        <draw:polyline draw:style-name="gr1" draw:text-style-name="P1" draw:layer="layout" svg:width="0.111cm" svg:height="0.098cm" svg:x="16.78cm" svg:y="34.077cm" svg:viewBox="0 0 112 99" draw:points="0,61 112,99 112,0">
          <text:p/>
        </draw:polyline>
        <draw:line draw:style-name="gr1" draw:text-style-name="P1" draw:layer="layout" svg:x1="17.304cm" svg:y1="33.814cm" svg:x2="17.304cm" svg:y2="34.449cm">
          <text:p/>
        </draw:line>
        <draw:line draw:style-name="gr7" draw:text-style-name="P4" draw:layer="layout" svg:x1="17.329cm" svg:y1="33.645cm" svg:x2="17.329cm" svg:y2="33.569cm">
          <text:p/>
        </draw:line>
        <draw:polyline draw:style-name="gr7" draw:text-style-name="P4" draw:layer="layout" svg:width="0.159cm" svg:height="0.108cm" svg:x="17.215cm" svg:y="33.553cm" svg:viewBox="0 0 160 109" draw:points="160,109 0,54 160,0">
          <text:p/>
        </draw:polyline>
        <draw:polyline draw:style-name="gr7" draw:text-style-name="P4" draw:layer="layout" svg:width="0.159cm" svg:height="0.098cm" svg:x="17.215cm" svg:y="33.42cm" svg:viewBox="0 0 160 99" draw:points="0,99 0,0 61,51 61,29 70,13 77,6 93,0 131,0 144,6 153,13 160,29 160,74 153,90 144,99">
          <text:p/>
        </draw:polyline>
        <draw:polyline draw:style-name="gr1" draw:text-style-name="P1" draw:layer="layout" svg:width="0.159cm" svg:height="0.092cm" svg:x="17.104cm" svg:y="34.084cm" svg:viewBox="0 0 160 93" draw:points="0,10 0,83 77,93 70,83 61,71 61,32 70,16 77,10 93,0 131,0 144,10 153,16 160,32 160,71 153,83 144,93">
          <text:p/>
        </draw:polyline>
        <draw:line draw:style-name="gr1" draw:text-style-name="P1" draw:layer="layout" svg:x1="17.621cm" svg:y1="33.814cm" svg:x2="17.621cm" svg:y2="34.449cm">
          <text:p/>
        </draw:line>
        <draw:line draw:style-name="gr7" draw:text-style-name="P4" draw:layer="layout" svg:x1="17.647cm" svg:y1="33.645cm" svg:x2="17.647cm" svg:y2="33.569cm">
          <text:p/>
        </draw:line>
        <draw:polyline draw:style-name="gr7" draw:text-style-name="P4" draw:layer="layout" svg:width="0.159cm" svg:height="0.108cm" svg:x="17.532cm" svg:y="33.553cm" svg:viewBox="0 0 160 109" draw:points="160,109 0,54 160,0">
          <text:p/>
        </draw:polyline>
        <draw:line draw:style-name="gr7" draw:text-style-name="P4" draw:layer="layout" svg:x1="17.586cm" svg:y1="33.433cm" svg:x2="17.691cm" svg:y2="33.433cm">
          <text:p/>
        </draw:line>
        <draw:polyline draw:style-name="gr7" draw:text-style-name="P4" draw:layer="layout" svg:width="0.111cm" svg:height="0.098cm" svg:x="17.526cm" svg:y="33.411cm" svg:viewBox="0 0 112 99" draw:points="0,61 112,99 112,0">
          <text:p/>
        </draw:polyline>
        <draw:polyline draw:style-name="gr1" draw:text-style-name="P1" draw:layer="layout" svg:width="0.159cm" svg:height="0.092cm" svg:x="17.421cm" svg:y="34.084cm" svg:viewBox="0 0 160 93" draw:points="0,16 0,48 10,61 16,71 38,83 70,93 131,93 144,83 153,77 160,61 160,32 153,16 144,10 131,0 93,0 77,10 70,16 61,32 61,61 70,77 77,83 93,93">
          <text:p/>
        </draw:polyline>
        <draw:line draw:style-name="gr1" draw:text-style-name="P1" draw:layer="layout" svg:x1="17.939cm" svg:y1="33.814cm" svg:x2="17.939cm" svg:y2="34.449cm">
          <text:p/>
        </draw:line>
        <draw:line draw:style-name="gr7" draw:text-style-name="P4" draw:layer="layout" svg:x1="17.964cm" svg:y1="33.645cm" svg:x2="17.964cm" svg:y2="33.569cm">
          <text:p/>
        </draw:line>
        <draw:polyline draw:style-name="gr7" draw:text-style-name="P4" draw:layer="layout" svg:width="0.159cm" svg:height="0.108cm" svg:x="17.85cm" svg:y="33.553cm" svg:viewBox="0 0 160 109" draw:points="160,109 0,54 160,0">
          <text:p/>
        </draw:polyline>
        <draw:polyline draw:style-name="gr7" draw:text-style-name="P4" draw:layer="layout" svg:width="0.159cm" svg:height="0.089cm" svg:x="17.85cm" svg:y="33.42cm" svg:viewBox="0 0 160 90" draw:points="0,6 0,83 77,90 70,83 61,67 61,29 70,13 77,6 93,0 131,0 144,6 153,13 160,29 160,67 153,83 144,90">
          <text:p/>
        </draw:polyline>
        <draw:polyline draw:style-name="gr1" draw:text-style-name="P1" draw:layer="layout" svg:width="0.159cm" svg:height="0.105cm" svg:x="17.739cm" svg:y="34.077cm" svg:viewBox="0 0 160 106" draw:points="0,106 0,0 160,67">
          <text:p/>
        </draw:polyline>
        <draw:line draw:style-name="gr1" draw:text-style-name="P1" draw:layer="layout" svg:x1="18.256cm" svg:y1="33.814cm" svg:x2="18.256cm" svg:y2="34.449cm">
          <text:p/>
        </draw:line>
        <draw:line draw:style-name="gr7" draw:text-style-name="P4" draw:layer="layout" svg:x1="18.282cm" svg:y1="33.645cm" svg:x2="18.282cm" svg:y2="33.569cm">
          <text:p/>
        </draw:line>
        <draw:polyline draw:style-name="gr7" draw:text-style-name="P4" draw:layer="layout" svg:width="0.159cm" svg:height="0.108cm" svg:x="18.167cm" svg:y="33.553cm" svg:viewBox="0 0 160 109" draw:points="160,109 0,54 160,0">
          <text:p/>
        </draw:polyline>
        <draw:polyline draw:style-name="gr7" draw:text-style-name="P4" draw:layer="layout" svg:width="0.159cm" svg:height="0.089cm" svg:x="18.167cm" svg:y="33.42cm" svg:viewBox="0 0 160 90" draw:points="0,13 0,45 10,61 16,67 38,83 70,90 131,90 144,83 153,74 160,61 160,29 153,13 144,6 131,0 93,0 77,6 70,13 61,29 61,61 70,74 77,83 93,90">
          <text:p/>
        </draw:polyline>
        <draw:polyline draw:style-name="gr1" draw:text-style-name="P1" draw:layer="layout" svg:width="0.159cm" svg:height="0.092cm" svg:x="18.056cm" svg:y="34.084cm" svg:viewBox="0 0 160 93" draw:points="70,61 61,77 54,83 38,93 32,93 16,83 10,77 0,61 0,32 10,16 16,10 32,0 38,0 54,10 61,16 70,32 70,61 77,77 83,83 99,93 131,93 144,83 153,77 160,61 160,32 153,16 144,10 131,0 99,0 83,10 77,16 70,32">
          <text:p/>
        </draw:polyline>
        <draw:line draw:style-name="gr1" draw:text-style-name="P1" draw:layer="layout" svg:x1="18.574cm" svg:y1="33.814cm" svg:x2="18.574cm" svg:y2="34.449cm">
          <text:p/>
        </draw:line>
        <draw:line draw:style-name="gr7" draw:text-style-name="P4" draw:layer="layout" svg:x1="18.599cm" svg:y1="33.645cm" svg:x2="18.599cm" svg:y2="33.569cm">
          <text:p/>
        </draw:line>
        <draw:polyline draw:style-name="gr7" draw:text-style-name="P4" draw:layer="layout" svg:width="0.159cm" svg:height="0.108cm" svg:x="18.485cm" svg:y="33.553cm" svg:viewBox="0 0 160 109" draw:points="160,109 0,54 160,0">
          <text:p/>
        </draw:polyline>
        <draw:polyline draw:style-name="gr7" draw:text-style-name="P4" draw:layer="layout" svg:width="0.159cm" svg:height="0.108cm" svg:x="18.485cm" svg:y="33.411cm" svg:viewBox="0 0 160 109" draw:points="0,109 0,0 160,70">
          <text:p/>
        </draw:polyline>
        <draw:polyline draw:style-name="gr1" draw:text-style-name="P1" draw:layer="layout" svg:width="0.159cm" svg:height="0.092cm" svg:x="18.374cm" svg:y="34.084cm" svg:viewBox="0 0 160 93" draw:points="160,77 160,48 153,32 144,22 121,10 93,0 32,0 16,10 10,16 0,32 0,61 10,77 16,83 32,93 70,93 83,83 93,77 99,61 99,32 93,16 83,10 70,0">
          <text:p/>
        </draw:polyline>
        <draw:polyline draw:style-name="gr7" draw:text-style-name="P4" draw:layer="layout" svg:width="0.092cm" svg:height="0.159cm" svg:x="20.653cm" svg:y="32.617cm" svg:viewBox="0 0 93 160" draw:points="0,0 0,131 10,144 16,153 32,160 61,160 77,153 87,144 93,131 93,0">
          <text:p/>
        </draw:polyline>
        <draw:polyline draw:style-name="gr7" draw:text-style-name="P4" draw:layer="layout" svg:width="0.092cm" svg:height="0.159cm" svg:x="20.812cm" svg:y="32.617cm" svg:viewBox="0 0 93 160" draw:points="16,160 48,160 61,153 71,144 87,121 93,93 93,32 87,16 77,10 61,0 32,0 16,10 10,16 0,32 0,70 10,83 16,93 32,99 61,99 77,93 87,83 93,70">
          <text:p/>
        </draw:polyline>
        <draw:polyline draw:style-name="gr7" draw:text-style-name="P4" draw:layer="layout" svg:width="0.105cm" svg:height="0.159cm" svg:x="20.641cm" svg:y="32.906cm" svg:viewBox="0 0 106 160" draw:points="0,0 106,0 35,160">
          <text:p/>
        </draw:polyline>
        <draw:line draw:style-name="gr7" draw:text-style-name="P4" draw:layer="layout" svg:x1="20.872cm" svg:y1="32.96cm" svg:x2="20.872cm" svg:y2="33.065cm">
          <text:p/>
        </draw:line>
        <draw:polyline draw:style-name="gr7" draw:text-style-name="P4" draw:layer="layout" svg:width="0.098cm" svg:height="0.111cm" svg:x="20.799cm" svg:y="32.899cm" svg:viewBox="0 0 99 112" draw:points="35,0 0,112 99,112">
          <text:p/>
        </draw:polyline>
        <draw:polyline draw:style-name="gr7" draw:text-style-name="P4" draw:layer="layout" svg:width="0.073cm" svg:height="0.159cm" svg:x="20.958cm" svg:y="32.906cm" svg:viewBox="0 0 74 160" draw:points="74,160 0,160 0,0">
          <text:p/>
        </draw:polyline>
        <draw:polyline draw:style-name="gr7" draw:text-style-name="P4" draw:layer="layout" svg:width="0.089cm" svg:height="0.159cm" svg:x="21.079cm" svg:y="32.906cm" svg:viewBox="0 0 90 160" draw:points="0,153 22,160 61,160 74,153 83,144 90,131 90,115 83,99 74,93 61,83 29,77 13,70 6,61 0,45 0,32 6,16 13,10 29,0 67,0 90,10">
          <text:p/>
        </draw:polyline>
        <draw:polyline draw:style-name="gr7" draw:text-style-name="P4" draw:layer="layout" svg:width="0.098cm" svg:height="0.159cm" svg:x="21.222cm" svg:y="32.906cm" svg:viewBox="0 0 99 160" draw:points="6,16 16,10 29,0 67,0 83,10 90,16 99,32 99,45 90,70 0,160 99,160">
          <text:p/>
        </draw:polyline>
        <draw:line draw:style-name="gr7" draw:text-style-name="P4" draw:layer="layout" svg:x1="21.457cm" svg:y1="32.96cm" svg:x2="21.457cm" svg:y2="33.065cm">
          <text:p/>
        </draw:line>
        <draw:polyline draw:style-name="gr7" draw:text-style-name="P4" draw:layer="layout" svg:width="0.098cm" svg:height="0.111cm" svg:x="21.38cm" svg:y="32.899cm" svg:viewBox="0 0 99 112" draw:points="38,0 0,112 99,112">
          <text:p/>
        </draw:polyline>
        <draw:polyline draw:style-name="gr7" draw:text-style-name="P4" draw:layer="layout" svg:width="0.089cm" svg:height="0.159cm" svg:x="21.533cm" svg:y="32.906cm" svg:viewBox="0 0 90 160" draw:points="83,0 6,0 0,77 6,70 22,61 61,61 74,70 83,77 90,93 90,131 83,144 74,153 61,160 22,160 6,153 0,144">
          <text:p/>
        </draw:polyline>
        <draw:polygon draw:style-name="gr5" draw:text-style-name="P3" draw:layer="layout" svg:width="3.81cm" svg:height="1.905cm" svg:x="10.795cm" svg:y="31.909cm" svg:viewBox="0 0 3811 1906" draw:points="1905,1906 0,1906 0,0 3811,0 3811,1906">
          <text:p/>
        </draw:polygon>
        <draw:polygon draw:style-name="gr6" draw:text-style-name="P1" draw:layer="layout" svg:width="3.81cm" svg:height="1.905cm" svg:x="10.795cm" svg:y="31.909cm" svg:viewBox="0 0 3811 1906" draw:points="1905,1906 0,1906 0,0 3811,0 3811,1906">
          <text:p/>
        </draw:polygon>
        <draw:polygon draw:style-name="gr1" draw:text-style-name="P1" draw:layer="layout" svg:width="0.318cm" svg:height="0.159cm" svg:x="12.541cm" svg:y="32.782cm" svg:viewBox="0 0 319 160" draw:points="319,160 0,160 0,0">
          <text:p/>
        </draw:polygon>
        <draw:polygon draw:style-name="gr1" draw:text-style-name="P1" draw:layer="layout" svg:width="0.318cm" svg:height="0.318cm" svg:x="12.541cm" svg:y="32.702cm" svg:viewBox="0 0 319 319" draw:points="319,319 319,80 0,80 0,0">
          <text:p/>
        </draw:polygon>
        <draw:line draw:style-name="gr1" draw:text-style-name="P1" draw:layer="layout" svg:x1="13.97cm" svg:y1="33.814cm" svg:x2="13.97cm" svg:y2="34.449cm">
          <text:p/>
        </draw:line>
        <draw:line draw:style-name="gr7" draw:text-style-name="P4" draw:layer="layout" svg:x1="13.995cm" svg:y1="33.645cm" svg:x2="13.995cm" svg:y2="33.569cm">
          <text:p/>
        </draw:line>
        <draw:polyline draw:style-name="gr7" draw:text-style-name="P4" draw:layer="layout" svg:width="0.159cm" svg:height="0.108cm" svg:x="13.881cm" svg:y="33.553cm" svg:viewBox="0 0 160 109" draw:points="160,109 0,54 160,0">
          <text:p/>
        </draw:polyline>
        <draw:line draw:style-name="gr7" draw:text-style-name="P4" draw:layer="layout" svg:x1="13.98cm" svg:y1="33.503cm" svg:x2="13.98cm" svg:y2="33.382cm">
          <text:p/>
        </draw:line>
        <draw:polyline draw:style-name="gr7" draw:text-style-name="P4" draw:layer="layout" svg:width="0.089cm" svg:height="0.121cm" svg:x="13.935cm" svg:y="33.185cm" svg:viewBox="0 0 90 122" draw:points="0,122 45,0 90,122">
          <text:p/>
        </draw:polyline>
        <draw:polyline draw:style-name="gr7" draw:text-style-name="P4" draw:layer="layout" svg:width="0.159cm" svg:height="0.092cm" svg:x="13.881cm" svg:y="33.017cm" svg:viewBox="0 0 160 93" draw:points="77,39 83,16 93,10 105,0 131,0 144,10 153,16 160,32 160,93 0,93 0,39 10,26 16,16 32,10 45,10 61,16 70,26 77,39 77,93">
          <text:p/>
        </draw:polyline>
        <draw:line draw:style-name="gr1" draw:text-style-name="P1" draw:layer="layout" svg:x1="13.929cm" svg:y1="34.084cm" svg:x2="13.929cm" svg:y2="34.176cm">
          <text:p/>
        </draw:line>
        <draw:polyline draw:style-name="gr1" draw:text-style-name="P1" draw:layer="layout" svg:width="0.159cm" svg:height="0.044cm" svg:x="13.77cm" svg:y="34.131cm" svg:viewBox="0 0 160 45" draw:points="160,0 0,0 22,13 38,29 45,45">
          <text:p/>
        </draw:polyline>
        <draw:line draw:style-name="gr1" draw:text-style-name="P1" draw:layer="layout" svg:x1="14.605cm" svg:y1="32.861cm" svg:x2="15.24cm" svg:y2="32.861cm">
          <text:p/>
        </draw:line>
        <draw:polyline draw:style-name="gr7" draw:text-style-name="P4" draw:layer="layout" svg:width="0.098cm" svg:height="0.159cm" svg:x="14.014cm" svg:y="32.772cm" svg:viewBox="0 0 99 160" draw:points="90,10 74,0 51,0 29,10 13,22 6,38 0,70 0,93 6,121 13,137 29,153 51,160 67,160 90,153 99,144 99,93 67,93">
          <text:p/>
        </draw:polyline>
        <draw:polyline draw:style-name="gr7" draw:text-style-name="P4" draw:layer="layout" svg:width="0.092cm" svg:height="0.159cm" svg:x="14.18cm" svg:y="32.772cm" svg:viewBox="0 0 93 160" draw:points="0,160 0,0 93,160 93,0">
          <text:p/>
        </draw:polyline>
        <draw:polygon draw:style-name="gr7" draw:text-style-name="P4" draw:layer="layout" svg:width="0.092cm" svg:height="0.159cm" svg:x="14.345cm" svg:y="32.772cm" svg:viewBox="0 0 93 160" draw:points="0,160 0,0 39,0 61,10 77,22 87,38 93,70 93,93 87,121 77,137 61,153 39,160">
          <text:p/>
        </draw:polygon>
        <draw:line draw:style-name="gr1" draw:text-style-name="P1" draw:layer="layout" svg:x1="14.891cm" svg:y1="32.82cm" svg:x2="14.799cm" svg:y2="32.82cm">
          <text:p/>
        </draw:line>
        <draw:polyline draw:style-name="gr1" draw:text-style-name="P1" draw:layer="layout" svg:width="0.048cm" svg:height="0.159cm" svg:x="14.799cm" svg:y="32.661cm" svg:viewBox="0 0 49 160" draw:points="49,160 49,0 32,22 16,38 0,45">
          <text:p/>
        </draw:polyline>
        <draw:polygon draw:style-name="gr1" draw:text-style-name="P1" draw:layer="layout" svg:width="0.092cm" svg:height="0.159cm" svg:x="14.951cm" svg:y="32.661cm" svg:viewBox="0 0 93 160" draw:points="39,0 55,0 67,10 77,16 83,32 93,61 93,99 83,131 77,144 67,153 55,160 39,160 22,153 16,144 6,131 0,99 0,61 6,32 16,16 22,10">
          <text:p/>
        </draw:polygon>
        <draw:line draw:style-name="gr1" draw:text-style-name="P1" draw:layer="layout" svg:x1="13.335cm" svg:y1="31.909cm" svg:x2="13.335cm" svg:y2="31.274cm">
          <text:p/>
        </draw:line>
        <draw:polyline draw:style-name="gr7" draw:text-style-name="P4" draw:layer="layout" svg:width="0.159cm" svg:height="0.089cm" svg:x="13.246cm" svg:y="32.226cm" svg:viewBox="0 0 160 90" draw:points="77,39 83,13 93,6 105,0 131,0 144,6 153,13 160,29 160,90 0,90 0,39 10,22 16,13 32,6 45,6 61,13 70,22 77,39 77,90">
          <text:p/>
        </draw:polyline>
        <draw:polyline draw:style-name="gr7" draw:text-style-name="P4" draw:layer="layout" svg:width="0.159cm" svg:height="0.105cm" svg:x="13.246cm" svg:y="32.067cm" svg:viewBox="0 0 160 106" draw:points="0,106 0,0 160,67">
          <text:p/>
        </draw:polyline>
        <draw:line draw:style-name="gr1" draw:text-style-name="P1" draw:layer="layout" svg:x1="13.294cm" svg:y1="31.62cm" svg:x2="13.294cm" svg:y2="31.712cm">
          <text:p/>
        </draw:line>
        <draw:polyline draw:style-name="gr1" draw:text-style-name="P1" draw:layer="layout" svg:width="0.159cm" svg:height="0.048cm" svg:x="13.135cm" svg:y="31.664cm" svg:viewBox="0 0 160 49" draw:points="160,0 0,0 22,16 38,32 45,49">
          <text:p/>
        </draw:polyline>
        <draw:line draw:style-name="gr1" draw:text-style-name="P1" draw:layer="layout" svg:x1="13.294cm" svg:y1="31.467cm" svg:x2="13.294cm" svg:y2="31.559cm">
          <text:p/>
        </draw:line>
        <draw:polyline draw:style-name="gr1" draw:text-style-name="P1" draw:layer="layout" svg:width="0.159cm" svg:height="0.044cm" svg:x="13.135cm" svg:y="31.515cm" svg:viewBox="0 0 160 45" draw:points="160,0 0,0 22,13 38,29 45,45">
          <text:p/>
        </draw:polyline>
        <draw:line draw:style-name="gr1" draw:text-style-name="P1" draw:layer="layout" svg:x1="13.017cm" svg:y1="31.909cm" svg:x2="13.017cm" svg:y2="31.274cm">
          <text:p/>
        </draw:line>
        <draw:polyline draw:style-name="gr7" draw:text-style-name="P4" draw:layer="layout" svg:width="0.159cm" svg:height="0.089cm" svg:x="12.929cm" svg:y="32.226cm" svg:viewBox="0 0 160 90" draw:points="77,39 83,13 93,6 105,0 131,0 144,6 153,13 160,29 160,90 0,90 0,39 10,22 16,13 32,6 45,6 61,13 70,22 77,39 77,90">
          <text:p/>
        </draw:polyline>
        <draw:polyline draw:style-name="gr7" draw:text-style-name="P4" draw:layer="layout" svg:width="0.159cm" svg:height="0.092cm" svg:x="12.929cm" svg:y="32.074cm" svg:viewBox="0 0 160 93" draw:points="0,16 0,45 10,61 16,67 38,83 70,93 131,93 144,83 153,77 160,61 160,32 153,16 144,6 131,0 93,0 77,6 70,16 61,32 61,61 70,77 77,83 93,93">
          <text:p/>
        </draw:polyline>
        <draw:line draw:style-name="gr1" draw:text-style-name="P1" draw:layer="layout" svg:x1="12.976cm" svg:y1="31.62cm" svg:x2="12.976cm" svg:y2="31.712cm">
          <text:p/>
        </draw:line>
        <draw:polyline draw:style-name="gr1" draw:text-style-name="P1" draw:layer="layout" svg:width="0.159cm" svg:height="0.048cm" svg:x="12.817cm" svg:y="31.664cm" svg:viewBox="0 0 160 49" draw:points="160,0 0,0 22,16 38,32 45,49">
          <text:p/>
        </draw:polyline>
        <draw:polyline draw:style-name="gr1" draw:text-style-name="P1" draw:layer="layout" svg:width="0.159cm" svg:height="0.098cm" svg:x="12.817cm" svg:y="31.467cm" svg:viewBox="0 0 160 99" draw:points="16,93 10,87 0,71 0,32 10,16 16,10 32,0 45,0 70,10 160,99 160,0">
          <text:p/>
        </draw:polyline>
        <draw:line draw:style-name="gr1" draw:text-style-name="P1" draw:layer="layout" svg:x1="12.7cm" svg:y1="31.909cm" svg:x2="12.7cm" svg:y2="31.274cm">
          <text:p/>
        </draw:line>
        <draw:polyline draw:style-name="gr7" draw:text-style-name="P4" draw:layer="layout" svg:width="0.159cm" svg:height="0.089cm" svg:x="12.611cm" svg:y="32.226cm" svg:viewBox="0 0 160 90" draw:points="77,39 83,13 93,6 105,0 131,0 144,6 153,13 160,29 160,90 0,90 0,39 10,22 16,13 32,6 45,6 61,13 70,22 77,39 77,90">
          <text:p/>
        </draw:polyline>
        <draw:polyline draw:style-name="gr7" draw:text-style-name="P4" draw:layer="layout" svg:width="0.159cm" svg:height="0.092cm" svg:x="12.611cm" svg:y="32.074cm" svg:viewBox="0 0 160 93" draw:points="0,6 0,83 77,93 70,83 61,67 61,32 70,16 77,6 93,0 131,0 144,6 153,16 160,32 160,67 153,83 144,93">
          <text:p/>
        </draw:polyline>
        <draw:line draw:style-name="gr1" draw:text-style-name="P1" draw:layer="layout" svg:x1="12.659cm" svg:y1="31.62cm" svg:x2="12.659cm" svg:y2="31.712cm">
          <text:p/>
        </draw:line>
        <draw:polyline draw:style-name="gr1" draw:text-style-name="P1" draw:layer="layout" svg:width="0.159cm" svg:height="0.048cm" svg:x="12.5cm" svg:y="31.664cm" svg:viewBox="0 0 160 49" draw:points="160,0 0,0 22,16 38,32 45,49">
          <text:p/>
        </draw:polyline>
        <draw:polyline draw:style-name="gr1" draw:text-style-name="P1" draw:layer="layout" svg:width="0.159cm" svg:height="0.098cm" svg:x="12.5cm" svg:y="31.467cm" svg:viewBox="0 0 160 99" draw:points="0,99 0,0 61,55 61,32 70,16 77,10 93,0 131,0 144,10 153,16 160,32 160,77 153,93 144,99">
          <text:p/>
        </draw:polyline>
        <draw:line draw:style-name="gr1" draw:text-style-name="P1" draw:layer="layout" svg:x1="12.382cm" svg:y1="31.909cm" svg:x2="12.382cm" svg:y2="31.274cm">
          <text:p/>
        </draw:line>
        <draw:polyline draw:style-name="gr7" draw:text-style-name="P4" draw:layer="layout" svg:width="0.159cm" svg:height="0.089cm" svg:x="12.294cm" svg:y="32.226cm" svg:viewBox="0 0 160 90" draw:points="77,39 83,13 93,6 105,0 131,0 144,6 153,13 160,29 160,90 0,90 0,39 10,22 16,13 32,6 45,6 61,13 70,22 77,39 77,90">
          <text:p/>
        </draw:polyline>
        <draw:line draw:style-name="gr7" draw:text-style-name="P4" draw:layer="layout" svg:x1="12.348cm" svg:y1="32.09cm" svg:x2="12.453cm" svg:y2="32.09cm">
          <text:p/>
        </draw:line>
        <draw:polyline draw:style-name="gr7" draw:text-style-name="P4" draw:layer="layout" svg:width="0.111cm" svg:height="0.098cm" svg:x="12.287cm" svg:y="32.067cm" svg:viewBox="0 0 112 99" draw:points="0,61 112,99 112,0">
          <text:p/>
        </draw:polyline>
        <draw:line draw:style-name="gr1" draw:text-style-name="P1" draw:layer="layout" svg:x1="12.341cm" svg:y1="31.62cm" svg:x2="12.341cm" svg:y2="31.712cm">
          <text:p/>
        </draw:line>
        <draw:polyline draw:style-name="gr1" draw:text-style-name="P1" draw:layer="layout" svg:width="0.159cm" svg:height="0.048cm" svg:x="12.182cm" svg:y="31.664cm" svg:viewBox="0 0 160 49" draw:points="160,0 0,0 22,16 38,32 45,49">
          <text:p/>
        </draw:polyline>
        <draw:line draw:style-name="gr1" draw:text-style-name="P1" draw:layer="layout" svg:x1="12.236cm" svg:y1="31.483cm" svg:x2="12.341cm" svg:y2="31.483cm">
          <text:p/>
        </draw:line>
        <draw:polyline draw:style-name="gr1" draw:text-style-name="P1" draw:layer="layout" svg:width="0.111cm" svg:height="0.098cm" svg:x="12.176cm" svg:y="31.461cm" svg:viewBox="0 0 112 99" draw:points="0,61 112,99 112,0">
          <text:p/>
        </draw:polyline>
        <draw:line draw:style-name="gr1" draw:text-style-name="P1" draw:layer="layout" svg:x1="12.065cm" svg:y1="31.909cm" svg:x2="12.065cm" svg:y2="31.274cm">
          <text:p/>
        </draw:line>
        <draw:polyline draw:style-name="gr7" draw:text-style-name="P4" draw:layer="layout" svg:width="0.159cm" svg:height="0.089cm" svg:x="11.976cm" svg:y="32.226cm" svg:viewBox="0 0 160 90" draw:points="77,39 83,13 93,6 105,0 131,0 144,6 153,13 160,29 160,90 0,90 0,39 10,22 16,13 32,6 45,6 61,13 70,22 77,39 77,90">
          <text:p/>
        </draw:polyline>
        <draw:polyline draw:style-name="gr7" draw:text-style-name="P4" draw:layer="layout" svg:width="0.159cm" svg:height="0.098cm" svg:x="11.976cm" svg:y="32.074cm" svg:viewBox="0 0 160 99" draw:points="0,99 0,0 61,55 61,32 70,16 77,6 93,0 131,0 144,6 153,16 160,32 160,77 153,93 144,99">
          <text:p/>
        </draw:polyline>
        <draw:line draw:style-name="gr1" draw:text-style-name="P1" draw:layer="layout" svg:x1="12.024cm" svg:y1="31.62cm" svg:x2="12.024cm" svg:y2="31.712cm">
          <text:p/>
        </draw:line>
        <draw:polyline draw:style-name="gr1" draw:text-style-name="P1" draw:layer="layout" svg:width="0.159cm" svg:height="0.048cm" svg:x="11.865cm" svg:y="31.664cm" svg:viewBox="0 0 160 49" draw:points="160,0 0,0 22,16 38,32 45,49">
          <text:p/>
        </draw:polyline>
        <draw:polyline draw:style-name="gr1" draw:text-style-name="P1" draw:layer="layout" svg:width="0.159cm" svg:height="0.092cm" svg:x="11.865cm" svg:y="31.467cm" svg:viewBox="0 0 160 93" draw:points="0,10 0,87 77,93 70,87 61,71 61,32 70,16 77,10 93,0 131,0 144,10 153,16 160,32 160,71 153,87 144,93">
          <text:p/>
        </draw:polyline>
        <draw:line draw:style-name="gr1" draw:text-style-name="P1" draw:layer="layout" svg:x1="11.747cm" svg:y1="31.909cm" svg:x2="11.747cm" svg:y2="31.274cm">
          <text:p/>
        </draw:line>
        <draw:polyline draw:style-name="gr7" draw:text-style-name="P4" draw:layer="layout" svg:width="0.159cm" svg:height="0.089cm" svg:x="11.659cm" svg:y="32.226cm" svg:viewBox="0 0 160 90" draw:points="77,39 83,13 93,6 105,0 131,0 144,6 153,13 160,29 160,90 0,90 0,39 10,22 16,13 32,6 45,6 61,13 70,22 77,39 77,90">
          <text:p/>
        </draw:polyline>
        <draw:polyline draw:style-name="gr7" draw:text-style-name="P4" draw:layer="layout" svg:width="0.159cm" svg:height="0.098cm" svg:x="11.659cm" svg:y="32.074cm" svg:viewBox="0 0 160 99" draw:points="16,93 10,83 0,67 0,32 10,16 16,6 32,0 45,0 70,6 160,99 160,0">
          <text:p/>
        </draw:polyline>
        <draw:line draw:style-name="gr1" draw:text-style-name="P1" draw:layer="layout" svg:x1="11.706cm" svg:y1="31.62cm" svg:x2="11.706cm" svg:y2="31.712cm">
          <text:p/>
        </draw:line>
        <draw:polyline draw:style-name="gr1" draw:text-style-name="P1" draw:layer="layout" svg:width="0.159cm" svg:height="0.048cm" svg:x="11.547cm" svg:y="31.664cm" svg:viewBox="0 0 160 49" draw:points="160,0 0,0 22,16 38,32 45,49">
          <text:p/>
        </draw:polyline>
        <draw:polyline draw:style-name="gr1" draw:text-style-name="P1" draw:layer="layout" svg:width="0.159cm" svg:height="0.092cm" svg:x="11.547cm" svg:y="31.467cm" svg:viewBox="0 0 160 93" draw:points="0,16 0,48 10,61 16,71 38,87 70,93 131,93 144,87 153,77 160,61 160,32 153,16 144,10 131,0 93,0 77,10 70,16 61,32 61,61 70,77 77,87 93,93">
          <text:p/>
        </draw:polyline>
        <draw:line draw:style-name="gr1" draw:text-style-name="P1" draw:layer="layout" svg:x1="11.43cm" svg:y1="31.909cm" svg:x2="11.43cm" svg:y2="31.274cm">
          <text:p/>
        </draw:line>
        <draw:polyline draw:style-name="gr7" draw:text-style-name="P4" draw:layer="layout" svg:width="0.159cm" svg:height="0.089cm" svg:x="11.341cm" svg:y="32.226cm" svg:viewBox="0 0 160 90" draw:points="77,39 83,13 93,6 105,0 131,0 144,6 153,13 160,29 160,90 0,90 0,39 10,22 16,13 32,6 45,6 61,13 70,22 77,39 77,90">
          <text:p/>
        </draw:polyline>
        <draw:line draw:style-name="gr7" draw:text-style-name="P4" draw:layer="layout" svg:x1="11.5cm" svg:y1="32.074cm" svg:x2="11.5cm" svg:y2="32.166cm">
          <text:p/>
        </draw:line>
        <draw:polyline draw:style-name="gr7" draw:text-style-name="P4" draw:layer="layout" svg:width="0.159cm" svg:height="0.048cm" svg:x="11.341cm" svg:y="32.118cm" svg:viewBox="0 0 160 49" draw:points="160,0 0,0 22,16 38,32 45,49">
          <text:p/>
        </draw:polyline>
        <draw:line draw:style-name="gr1" draw:text-style-name="P1" draw:layer="layout" svg:x1="11.389cm" svg:y1="31.62cm" svg:x2="11.389cm" svg:y2="31.712cm">
          <text:p/>
        </draw:line>
        <draw:polyline draw:style-name="gr1" draw:text-style-name="P1" draw:layer="layout" svg:width="0.159cm" svg:height="0.048cm" svg:x="11.23cm" svg:y="31.664cm" svg:viewBox="0 0 160 49" draw:points="160,0 0,0 22,16 38,32 45,49">
          <text:p/>
        </draw:polyline>
        <draw:polyline draw:style-name="gr1" draw:text-style-name="P1" draw:layer="layout" svg:width="0.159cm" svg:height="0.105cm" svg:x="11.23cm" svg:y="31.461cm" svg:viewBox="0 0 160 106" draw:points="0,106 0,0 160,67">
          <text:p/>
        </draw:polyline>
        <draw:line draw:style-name="gr1" draw:text-style-name="P1" draw:layer="layout" svg:x1="11.112cm" svg:y1="31.909cm" svg:x2="11.112cm" svg:y2="31.274cm">
          <text:p/>
        </draw:line>
        <draw:polyline draw:style-name="gr7" draw:text-style-name="P4" draw:layer="layout" svg:width="0.159cm" svg:height="0.089cm" svg:x="11.024cm" svg:y="32.226cm" svg:viewBox="0 0 160 90" draw:points="77,39 83,13 93,6 105,0 131,0 144,6 153,13 160,29 160,90 0,90 0,39 10,22 16,13 32,6 45,6 61,13 70,22 77,39 77,90">
          <text:p/>
        </draw:polyline>
        <draw:polygon draw:style-name="gr7" draw:text-style-name="P4" draw:layer="layout" svg:width="0.159cm" svg:height="0.092cm" svg:x="11.024cm" svg:y="32.074cm" svg:viewBox="0 0 160 93" draw:points="0,55 0,39 10,22 16,16 32,6 61,0 99,0 131,6 144,16 153,22 160,39 160,55 153,67 144,77 131,83 99,93 61,93 32,83 16,77 10,67">
          <text:p/>
        </draw:polygon>
        <draw:line draw:style-name="gr1" draw:text-style-name="P1" draw:layer="layout" svg:x1="11.071cm" svg:y1="31.62cm" svg:x2="11.071cm" svg:y2="31.712cm">
          <text:p/>
        </draw:line>
        <draw:polyline draw:style-name="gr1" draw:text-style-name="P1" draw:layer="layout" svg:width="0.159cm" svg:height="0.048cm" svg:x="10.912cm" svg:y="31.664cm" svg:viewBox="0 0 160 49" draw:points="160,0 0,0 22,16 38,32 45,49">
          <text:p/>
        </draw:polyline>
        <draw:polyline draw:style-name="gr1" draw:text-style-name="P1" draw:layer="layout" svg:width="0.159cm" svg:height="0.092cm" svg:x="10.912cm" svg:y="31.467cm" svg:viewBox="0 0 160 93" draw:points="70,61 61,77 54,87 38,93 32,93 16,87 10,77 0,61 0,32 10,16 16,10 32,0 38,0 54,10 61,16 70,32 70,61 77,77 83,87 99,93 131,93 144,87 153,77 160,61 160,32 153,16 144,10 131,0 99,0 83,10 77,16 70,32">
          <text:p/>
        </draw:polyline>
        <draw:path draw:style-name="gr1" draw:text-style-name="P1" draw:layer="layout" svg:width="0.159cm" svg:height="0.159cm" svg:x="14.208cm" svg:y="33.814cm" svg:viewBox="0 0 160 160" svg:d="M160 80c0 15-4 27-11 40s-16 22-29 29-25 11-40 11-27-4-40-11-22-16-29-29c-8-13-11-25-11-40s3-27 11-40c7-13 16-22 29-29 13-8 25-11 40-11s27 3 40 11c13 7 22 16 29 29s11 25 11 40z">
          <text:p/>
        </draw:path>
        <draw:line draw:style-name="gr1" draw:text-style-name="P1" draw:layer="layout" svg:x1="14.287cm" svg:y1="33.972cm" svg:x2="14.287cm" svg:y2="34.448cm">
          <text:p/>
        </draw:line>
        <draw:polyline draw:style-name="gr7" draw:text-style-name="P4" draw:layer="layout" svg:width="0.159cm" svg:height="0.098cm" svg:x="14.199cm" svg:y="33.547cm" svg:viewBox="0 0 160 99" draw:points="144,0 153,6 160,32 160,45 153,67 137,83 121,93 93,99 70,99 38,93 22,83 10,67 0,45 0,32 10,6 16,0">
          <text:p/>
        </draw:polyline>
        <draw:line draw:style-name="gr7" draw:text-style-name="P4" draw:layer="layout" svg:x1="14.275cm" svg:y1="33.48cm" svg:x2="14.275cm" svg:y2="33.426cm">
          <text:p/>
        </draw:line>
        <draw:polyline draw:style-name="gr7" draw:text-style-name="P4" draw:layer="layout" svg:width="0.159cm" svg:height="0.076cm" svg:x="14.199cm" svg:y="33.404cm" svg:viewBox="0 0 160 77" draw:points="160,0 160,77 0,77 0,0">
          <text:p/>
        </draw:polyline>
        <draw:line draw:style-name="gr1" draw:text-style-name="P1" draw:layer="layout" svg:x1="14.246cm" svg:y1="34.16cm" svg:x2="14.246cm" svg:y2="34.252cm">
          <text:p/>
        </draw:line>
        <draw:polyline draw:style-name="gr1" draw:text-style-name="P1" draw:layer="layout" svg:width="0.159cm" svg:height="0.048cm" svg:x="14.087cm" svg:y="34.204cm" svg:viewBox="0 0 160 49" draw:points="160,0 0,0 22,16 38,32 45,49">
          <text:p/>
        </draw:polyline>
        <draw:polyline draw:style-name="gr1" draw:text-style-name="P1" draw:layer="layout" svg:width="0.159cm" svg:height="0.092cm" svg:x="14.087cm" svg:y="34.007cm" svg:viewBox="0 0 160 93" draw:points="160,77 160,48 153,32 144,26 121,10 93,0 32,0 16,10 10,16 0,32 0,61 10,77 16,87 32,93 70,93 83,87 93,77 99,61 99,32 93,16 83,10 70,0">
          <text:p/>
        </draw:polyline>
        <draw:line draw:style-name="gr1" draw:text-style-name="P1" draw:layer="layout" svg:x1="11.112cm" svg:y1="33.814cm" svg:x2="11.112cm" svg:y2="34.449cm">
          <text:p/>
        </draw:line>
        <draw:line draw:style-name="gr7" draw:text-style-name="P4" draw:layer="layout" svg:x1="11.138cm" svg:y1="33.645cm" svg:x2="11.138cm" svg:y2="33.569cm">
          <text:p/>
        </draw:line>
        <draw:polyline draw:style-name="gr7" draw:text-style-name="P4" draw:layer="layout" svg:width="0.159cm" svg:height="0.108cm" svg:x="11.024cm" svg:y="33.553cm" svg:viewBox="0 0 160 109" draw:points="160,109 0,54 160,0">
          <text:p/>
        </draw:polyline>
        <draw:polygon draw:style-name="gr7" draw:text-style-name="P4" draw:layer="layout" svg:width="0.159cm" svg:height="0.089cm" svg:x="11.024cm" svg:y="33.42cm" svg:viewBox="0 0 160 90" draw:points="0,51 0,35 10,22 16,13 32,6 61,0 99,0 131,6 144,13 153,22 160,35 160,51 153,67 144,74 131,83 99,90 61,90 32,83 16,74 10,67">
          <text:p/>
        </draw:polygon>
        <draw:polyline draw:style-name="gr1" draw:text-style-name="P1" draw:layer="layout" svg:width="0.159cm" svg:height="0.098cm" svg:x="10.912cm" svg:y="34.084cm" svg:viewBox="0 0 160 99" draw:points="16,93 10,83 0,71 0,32 10,16 16,10 32,0 45,0 70,10 160,99 160,0">
          <text:p/>
        </draw:polyline>
        <draw:line draw:style-name="gr1" draw:text-style-name="P1" draw:layer="layout" svg:x1="10.795cm" svg:y1="32.861cm" svg:x2="10.16cm" svg:y2="32.861cm">
          <text:p/>
        </draw:line>
        <draw:polyline draw:style-name="gr7" draw:text-style-name="P4" draw:layer="layout" svg:width="0.108cm" svg:height="0.159cm" svg:x="10.944cm" svg:y="32.772cm" svg:viewBox="0 0 109 160" draw:points="0,0 54,160 109,0">
          <text:p/>
        </draw:polyline>
        <draw:polyline draw:style-name="gr7" draw:text-style-name="P4" draw:layer="layout" svg:width="0.098cm" svg:height="0.159cm" svg:x="11.097cm" svg:y="32.772cm" svg:viewBox="0 0 99 160" draw:points="99,144 90,153 67,160 55,160 29,153 16,137 6,121 0,93 0,70 6,38 16,22 29,10 55,0 67,0 90,10 99,16">
          <text:p/>
        </draw:polyline>
        <draw:polyline draw:style-name="gr7" draw:text-style-name="P4" draw:layer="layout" svg:width="0.098cm" svg:height="0.159cm" svg:x="11.255cm" svg:y="32.772cm" svg:viewBox="0 0 99 160" draw:points="99,144 90,153 67,160 55,160 29,153 16,137 6,121 0,93 0,70 6,38 16,22 29,10 55,0 67,0 90,10 99,16">
          <text:p/>
        </draw:polyline>
        <draw:polyline draw:style-name="gr1" draw:text-style-name="P1" draw:layer="layout" svg:width="0.098cm" svg:height="0.159cm" svg:x="10.347cm" svg:y="32.661cm" svg:viewBox="0 0 99 160" draw:points="6,16 16,10 32,0 67,0 83,10 93,16 99,32 99,45 93,70 0,160 99,160">
          <text:p/>
        </draw:polyline>
        <draw:polygon draw:style-name="gr1" draw:text-style-name="P1" draw:layer="layout" svg:width="0.092cm" svg:height="0.159cm" svg:x="10.506cm" svg:y="32.661cm" svg:viewBox="0 0 93 160" draw:points="39,0 55,0 67,10 77,16 83,32 93,61 93,99 83,131 77,144 67,153 55,160 39,160 22,153 16,144 6,131 0,99 0,61 6,32 16,16 22,10">
          <text:p/>
        </draw:polygon>
        <draw:line draw:style-name="gr1" draw:text-style-name="P1" draw:layer="layout" svg:x1="11.43cm" svg:y1="33.814cm" svg:x2="11.43cm" svg:y2="34.449cm">
          <text:p/>
        </draw:line>
        <draw:line draw:style-name="gr7" draw:text-style-name="P4" draw:layer="layout" svg:x1="11.455cm" svg:y1="33.645cm" svg:x2="11.455cm" svg:y2="33.569cm">
          <text:p/>
        </draw:line>
        <draw:polyline draw:style-name="gr7" draw:text-style-name="P4" draw:layer="layout" svg:width="0.159cm" svg:height="0.108cm" svg:x="11.341cm" svg:y="33.553cm" svg:viewBox="0 0 160 109" draw:points="160,109 0,54 160,0">
          <text:p/>
        </draw:polyline>
        <draw:line draw:style-name="gr7" draw:text-style-name="P4" draw:layer="layout" svg:x1="11.5cm" svg:y1="33.42cm" svg:x2="11.5cm" svg:y2="33.509cm">
          <text:p/>
        </draw:line>
        <draw:polyline draw:style-name="gr7" draw:text-style-name="P4" draw:layer="layout" svg:width="0.159cm" svg:height="0.044cm" svg:x="11.341cm" svg:y="33.464cm" svg:viewBox="0 0 160 45" draw:points="160,0 0,0 22,16 38,29 45,45">
          <text:p/>
        </draw:polyline>
        <draw:polyline draw:style-name="gr1" draw:text-style-name="P1" draw:layer="layout" svg:width="0.159cm" svg:height="0.098cm" svg:x="11.23cm" svg:y="34.084cm" svg:viewBox="0 0 160 99" draw:points="0,99 0,0 61,55 61,32 70,16 77,10 93,0 131,0 144,10 153,16 160,32 160,77 153,93 144,99">
          <text:p/>
        </draw:polyline>
        <draw:line draw:style-name="gr1" draw:text-style-name="P1" draw:layer="layout" svg:x1="11.747cm" svg:y1="33.814cm" svg:x2="11.747cm" svg:y2="34.449cm">
          <text:p/>
        </draw:line>
        <draw:line draw:style-name="gr7" draw:text-style-name="P4" draw:layer="layout" svg:x1="11.773cm" svg:y1="33.645cm" svg:x2="11.773cm" svg:y2="33.569cm">
          <text:p/>
        </draw:line>
        <draw:polyline draw:style-name="gr7" draw:text-style-name="P4" draw:layer="layout" svg:width="0.159cm" svg:height="0.108cm" svg:x="11.659cm" svg:y="33.553cm" svg:viewBox="0 0 160 109" draw:points="160,109 0,54 160,0">
          <text:p/>
        </draw:polyline>
        <draw:polyline draw:style-name="gr7" draw:text-style-name="P4" draw:layer="layout" svg:width="0.159cm" svg:height="0.098cm" svg:x="11.659cm" svg:y="33.42cm" svg:viewBox="0 0 160 99" draw:points="16,90 10,83 0,67 0,29 10,13 16,6 32,0 45,0 70,6 160,99 160,0">
          <text:p/>
        </draw:polyline>
        <draw:line draw:style-name="gr1" draw:text-style-name="P1" draw:layer="layout" svg:x1="11.601cm" svg:y1="34.099cm" svg:x2="11.706cm" svg:y2="34.099cm">
          <text:p/>
        </draw:line>
        <draw:polyline draw:style-name="gr1" draw:text-style-name="P1" draw:layer="layout" svg:width="0.111cm" svg:height="0.098cm" svg:x="11.541cm" svg:y="34.077cm" svg:viewBox="0 0 112 99" draw:points="0,61 112,99 112,0">
          <text:p/>
        </draw:polyline>
        <draw:line draw:style-name="gr1" draw:text-style-name="P1" draw:layer="layout" svg:x1="12.065cm" svg:y1="33.814cm" svg:x2="12.065cm" svg:y2="34.449cm">
          <text:p/>
        </draw:line>
        <draw:line draw:style-name="gr7" draw:text-style-name="P4" draw:layer="layout" svg:x1="12.09cm" svg:y1="33.645cm" svg:x2="12.09cm" svg:y2="33.569cm">
          <text:p/>
        </draw:line>
        <draw:polyline draw:style-name="gr7" draw:text-style-name="P4" draw:layer="layout" svg:width="0.159cm" svg:height="0.108cm" svg:x="11.976cm" svg:y="33.553cm" svg:viewBox="0 0 160 109" draw:points="160,109 0,54 160,0">
          <text:p/>
        </draw:polyline>
        <draw:polyline draw:style-name="gr7" draw:text-style-name="P4" draw:layer="layout" svg:width="0.159cm" svg:height="0.098cm" svg:x="11.976cm" svg:y="33.42cm" svg:viewBox="0 0 160 99" draw:points="0,99 0,0 61,51 61,29 70,13 77,6 93,0 131,0 144,6 153,13 160,29 160,74 153,90 144,99">
          <text:p/>
        </draw:polyline>
        <draw:polyline draw:style-name="gr1" draw:text-style-name="P1" draw:layer="layout" svg:width="0.159cm" svg:height="0.092cm" svg:x="11.865cm" svg:y="34.084cm" svg:viewBox="0 0 160 93" draw:points="0,10 0,83 77,93 70,83 61,71 61,32 70,16 77,10 93,0 131,0 144,10 153,16 160,32 160,71 153,83 144,93">
          <text:p/>
        </draw:polyline>
        <draw:line draw:style-name="gr1" draw:text-style-name="P1" draw:layer="layout" svg:x1="12.382cm" svg:y1="33.814cm" svg:x2="12.382cm" svg:y2="34.449cm">
          <text:p/>
        </draw:line>
        <draw:line draw:style-name="gr7" draw:text-style-name="P4" draw:layer="layout" svg:x1="12.408cm" svg:y1="33.645cm" svg:x2="12.408cm" svg:y2="33.569cm">
          <text:p/>
        </draw:line>
        <draw:polyline draw:style-name="gr7" draw:text-style-name="P4" draw:layer="layout" svg:width="0.159cm" svg:height="0.108cm" svg:x="12.294cm" svg:y="33.553cm" svg:viewBox="0 0 160 109" draw:points="160,109 0,54 160,0">
          <text:p/>
        </draw:polyline>
        <draw:line draw:style-name="gr7" draw:text-style-name="P4" draw:layer="layout" svg:x1="12.348cm" svg:y1="33.433cm" svg:x2="12.453cm" svg:y2="33.433cm">
          <text:p/>
        </draw:line>
        <draw:polyline draw:style-name="gr7" draw:text-style-name="P4" draw:layer="layout" svg:width="0.111cm" svg:height="0.098cm" svg:x="12.287cm" svg:y="33.411cm" svg:viewBox="0 0 112 99" draw:points="0,61 112,99 112,0">
          <text:p/>
        </draw:polyline>
        <draw:polyline draw:style-name="gr1" draw:text-style-name="P1" draw:layer="layout" svg:width="0.159cm" svg:height="0.092cm" svg:x="12.182cm" svg:y="34.084cm" svg:viewBox="0 0 160 93" draw:points="0,16 0,48 10,61 16,71 38,83 70,93 131,93 144,83 153,77 160,61 160,32 153,16 144,10 131,0 93,0 77,10 70,16 61,32 61,61 70,77 77,83 93,93">
          <text:p/>
        </draw:polyline>
        <draw:line draw:style-name="gr1" draw:text-style-name="P1" draw:layer="layout" svg:x1="12.7cm" svg:y1="33.814cm" svg:x2="12.7cm" svg:y2="34.449cm">
          <text:p/>
        </draw:line>
        <draw:line draw:style-name="gr7" draw:text-style-name="P4" draw:layer="layout" svg:x1="12.725cm" svg:y1="33.645cm" svg:x2="12.725cm" svg:y2="33.569cm">
          <text:p/>
        </draw:line>
        <draw:polyline draw:style-name="gr7" draw:text-style-name="P4" draw:layer="layout" svg:width="0.159cm" svg:height="0.108cm" svg:x="12.611cm" svg:y="33.553cm" svg:viewBox="0 0 160 109" draw:points="160,109 0,54 160,0">
          <text:p/>
        </draw:polyline>
        <draw:polyline draw:style-name="gr7" draw:text-style-name="P4" draw:layer="layout" svg:width="0.159cm" svg:height="0.089cm" svg:x="12.611cm" svg:y="33.42cm" svg:viewBox="0 0 160 90" draw:points="0,6 0,83 77,90 70,83 61,67 61,29 70,13 77,6 93,0 131,0 144,6 153,13 160,29 160,67 153,83 144,90">
          <text:p/>
        </draw:polyline>
        <draw:polyline draw:style-name="gr1" draw:text-style-name="P1" draw:layer="layout" svg:width="0.159cm" svg:height="0.105cm" svg:x="12.5cm" svg:y="34.077cm" svg:viewBox="0 0 160 106" draw:points="0,106 0,0 160,67">
          <text:p/>
        </draw:polyline>
        <draw:line draw:style-name="gr1" draw:text-style-name="P1" draw:layer="layout" svg:x1="13.017cm" svg:y1="33.814cm" svg:x2="13.017cm" svg:y2="34.449cm">
          <text:p/>
        </draw:line>
        <draw:line draw:style-name="gr7" draw:text-style-name="P4" draw:layer="layout" svg:x1="13.043cm" svg:y1="33.645cm" svg:x2="13.043cm" svg:y2="33.569cm">
          <text:p/>
        </draw:line>
        <draw:polyline draw:style-name="gr7" draw:text-style-name="P4" draw:layer="layout" svg:width="0.159cm" svg:height="0.108cm" svg:x="12.929cm" svg:y="33.553cm" svg:viewBox="0 0 160 109" draw:points="160,109 0,54 160,0">
          <text:p/>
        </draw:polyline>
        <draw:polyline draw:style-name="gr7" draw:text-style-name="P4" draw:layer="layout" svg:width="0.159cm" svg:height="0.089cm" svg:x="12.929cm" svg:y="33.42cm" svg:viewBox="0 0 160 90" draw:points="0,13 0,45 10,61 16,67 38,83 70,90 131,90 144,83 153,74 160,61 160,29 153,13 144,6 131,0 93,0 77,6 70,13 61,29 61,61 70,74 77,83 93,90">
          <text:p/>
        </draw:polyline>
        <draw:polyline draw:style-name="gr1" draw:text-style-name="P1" draw:layer="layout" svg:width="0.159cm" svg:height="0.092cm" svg:x="12.817cm" svg:y="34.084cm" svg:viewBox="0 0 160 93" draw:points="70,61 61,77 54,83 38,93 32,93 16,83 10,77 0,61 0,32 10,16 16,10 32,0 38,0 54,10 61,16 70,32 70,61 77,77 83,83 99,93 131,93 144,83 153,77 160,61 160,32 153,16 144,10 131,0 99,0 83,10 77,16 70,32">
          <text:p/>
        </draw:polyline>
        <draw:line draw:style-name="gr1" draw:text-style-name="P1" draw:layer="layout" svg:x1="13.335cm" svg:y1="33.814cm" svg:x2="13.335cm" svg:y2="34.449cm">
          <text:p/>
        </draw:line>
        <draw:line draw:style-name="gr7" draw:text-style-name="P4" draw:layer="layout" svg:x1="13.36cm" svg:y1="33.645cm" svg:x2="13.36cm" svg:y2="33.569cm">
          <text:p/>
        </draw:line>
        <draw:polyline draw:style-name="gr7" draw:text-style-name="P4" draw:layer="layout" svg:width="0.159cm" svg:height="0.108cm" svg:x="13.246cm" svg:y="33.553cm" svg:viewBox="0 0 160 109" draw:points="160,109 0,54 160,0">
          <text:p/>
        </draw:polyline>
        <draw:polyline draw:style-name="gr7" draw:text-style-name="P4" draw:layer="layout" svg:width="0.159cm" svg:height="0.108cm" svg:x="13.246cm" svg:y="33.411cm" svg:viewBox="0 0 160 109" draw:points="0,109 0,0 160,70">
          <text:p/>
        </draw:polyline>
        <draw:polyline draw:style-name="gr1" draw:text-style-name="P1" draw:layer="layout" svg:width="0.159cm" svg:height="0.092cm" svg:x="13.135cm" svg:y="34.084cm" svg:viewBox="0 0 160 93" draw:points="160,77 160,48 153,32 144,22 121,10 93,0 32,0 16,10 10,16 0,32 0,61 10,77 16,83 32,93 70,93 83,83 93,77 99,61 99,32 93,16 83,10 70,0">
          <text:p/>
        </draw:polyline>
        <draw:polyline draw:style-name="gr7" draw:text-style-name="P4" draw:layer="layout" svg:width="0.092cm" svg:height="0.159cm" svg:x="15.415cm" svg:y="32.617cm" svg:viewBox="0 0 93 160" draw:points="0,0 0,131 10,144 16,153 32,160 61,160 77,153 87,144 93,131 93,0">
          <text:p/>
        </draw:polyline>
        <draw:polyline draw:style-name="gr7" draw:text-style-name="P4" draw:layer="layout" svg:width="0.105cm" svg:height="0.159cm" svg:x="15.567cm" svg:y="32.617cm" svg:viewBox="0 0 106 160" draw:points="0,0 106,0 38,160">
          <text:p/>
        </draw:polyline>
        <draw:polyline draw:style-name="gr7" draw:text-style-name="P4" draw:layer="layout" svg:width="0.105cm" svg:height="0.159cm" svg:x="15.402cm" svg:y="32.906cm" svg:viewBox="0 0 106 160" draw:points="0,0 106,0 35,160">
          <text:p/>
        </draw:polyline>
        <draw:line draw:style-name="gr7" draw:text-style-name="P4" draw:layer="layout" svg:x1="15.634cm" svg:y1="32.96cm" svg:x2="15.634cm" svg:y2="33.065cm">
          <text:p/>
        </draw:line>
        <draw:polyline draw:style-name="gr7" draw:text-style-name="P4" draw:layer="layout" svg:width="0.098cm" svg:height="0.111cm" svg:x="15.561cm" svg:y="32.899cm" svg:viewBox="0 0 99 112" draw:points="35,0 0,112 99,112">
          <text:p/>
        </draw:polyline>
        <draw:polyline draw:style-name="gr7" draw:text-style-name="P4" draw:layer="layout" svg:width="0.073cm" svg:height="0.159cm" svg:x="15.719cm" svg:y="32.906cm" svg:viewBox="0 0 74 160" draw:points="74,160 0,160 0,0">
          <text:p/>
        </draw:polyline>
        <draw:polyline draw:style-name="gr7" draw:text-style-name="P4" draw:layer="layout" svg:width="0.089cm" svg:height="0.159cm" svg:x="15.84cm" svg:y="32.906cm" svg:viewBox="0 0 90 160" draw:points="0,153 22,160 61,160 74,153 83,144 90,131 90,115 83,99 74,93 61,83 29,77 13,70 6,61 0,45 0,32 6,16 13,10 29,0 67,0 90,10">
          <text:p/>
        </draw:polyline>
        <draw:polyline draw:style-name="gr7" draw:text-style-name="P4" draw:layer="layout" svg:width="0.098cm" svg:height="0.159cm" svg:x="15.983cm" svg:y="32.906cm" svg:viewBox="0 0 99 160" draw:points="6,16 16,10 29,0 67,0 83,10 90,16 99,32 99,45 90,70 0,160 99,160">
          <text:p/>
        </draw:polyline>
        <draw:line draw:style-name="gr7" draw:text-style-name="P4" draw:layer="layout" svg:x1="16.218cm" svg:y1="32.96cm" svg:x2="16.218cm" svg:y2="33.065cm">
          <text:p/>
        </draw:line>
        <draw:polyline draw:style-name="gr7" draw:text-style-name="P4" draw:layer="layout" svg:width="0.098cm" svg:height="0.111cm" svg:x="16.142cm" svg:y="32.899cm" svg:viewBox="0 0 99 112" draw:points="38,0 0,112 99,112">
          <text:p/>
        </draw:polyline>
        <draw:polyline draw:style-name="gr7" draw:text-style-name="P4" draw:layer="layout" svg:width="0.089cm" svg:height="0.159cm" svg:x="16.294cm" svg:y="32.906cm" svg:viewBox="0 0 90 160" draw:points="83,0 6,0 0,77 6,70 22,61 61,61 74,70 83,77 90,93 90,131 83,144 74,153 61,160 22,160 6,153 0,144">
          <text:p/>
        </draw:polyline>
        <draw:line draw:style-name="gr1" draw:text-style-name="P1" draw:layer="layout" svg:x1="14.424cm" svg:y1="34.474cm" svg:x2="14.5cm" svg:y2="34.474cm">
          <text:p/>
        </draw:line>
        <draw:polyline draw:style-name="gr1" draw:text-style-name="P1" draw:layer="layout" svg:width="0.108cm" svg:height="0.159cm" svg:x="14.408cm" svg:y="34.36cm" svg:viewBox="0 0 109 160" draw:points="0,160 54,0 109,160">
          <text:p/>
        </draw:polyline>
        <draw:polyline draw:style-name="gr1" draw:text-style-name="P1" draw:layer="layout" svg:width="0.076cm" svg:height="0.159cm" svg:x="14.567cm" svg:y="34.36cm" svg:viewBox="0 0 77 160" draw:points="77,160 0,160 0,0">
          <text:p/>
        </draw:polyline>
        <draw:line draw:style-name="gr1" draw:text-style-name="P1" draw:layer="layout" svg:x1="14.697cm" svg:y1="34.436cm" svg:x2="14.748cm" svg:y2="34.436cm">
          <text:p/>
        </draw:line>
        <draw:polyline draw:style-name="gr1" draw:text-style-name="P1" draw:layer="layout" svg:width="0.076cm" svg:height="0.159cm" svg:x="14.697cm" svg:y="34.36cm" svg:viewBox="0 0 77 160" draw:points="77,160 0,160 0,0 77,0">
          <text:p/>
        </draw:polyline>
        <draw:polyline draw:style-name="gr1" draw:text-style-name="P1" draw:layer="layout" svg:width="0.092cm" svg:height="0.159cm" svg:x="14.84cm" svg:y="34.36cm" svg:viewBox="0 0 93 160" draw:points="0,160 0,0 93,160 93,0">
          <text:p/>
        </draw:polyline>
        <draw:polyline draw:style-name="gr1" draw:text-style-name="P1" draw:layer="layout" svg:width="0.048cm" svg:height="0.241cm" svg:x="15.005cm" svg:y="34.338cm" svg:viewBox="0 0 49 242" draw:points="49,242 39,236 26,214 16,198 10,175 0,137 0,105 10,67 16,45 26,32 39,6 49,0">
          <text:p/>
        </draw:polyline>
        <draw:line draw:style-name="gr1" draw:text-style-name="P1" draw:layer="layout" svg:x1="15.113cm" svg:y1="34.519cm" svg:x2="15.113cm" svg:y2="34.414cm">
          <text:p/>
        </draw:line>
        <draw:polyline draw:style-name="gr1" draw:text-style-name="P1" draw:layer="layout" svg:width="0.016cm" svg:height="0.016cm" svg:x="15.103cm" svg:y="34.36cm" svg:viewBox="0 0 17 17" draw:points="10,0 0,10 10,17 17,10 10,0 10,17">
          <text:p/>
        </draw:polyline>
        <draw:line draw:style-name="gr1" draw:text-style-name="P1" draw:layer="layout" svg:x1="15.189cm" svg:y1="34.414cm" svg:x2="15.189cm" svg:y2="34.519cm">
          <text:p/>
        </draw:line>
        <draw:polyline draw:style-name="gr1" draw:text-style-name="P1" draw:layer="layout" svg:width="0.067cm" svg:height="0.105cm" svg:x="15.189cm" svg:y="34.414cm" svg:viewBox="0 0 68 106" draw:points="0,16 6,6 23,0 45,0 61,6 68,22 68,106">
          <text:p/>
        </draw:polyline>
        <draw:polyline draw:style-name="gr1" draw:text-style-name="P1" draw:layer="layout" svg:width="0.076cm" svg:height="0.105cm" svg:x="15.316cm" svg:y="34.414cm" svg:viewBox="0 0 77 106" draw:points="0,0 39,106 77,0">
          <text:p/>
        </draw:polyline>
        <draw:polyline draw:style-name="gr1" draw:text-style-name="P1" draw:layer="layout" svg:width="0.044cm" svg:height="0.241cm" svg:x="15.437cm" svg:y="34.338cm" svg:viewBox="0 0 45 242" draw:points="0,242 6,236 23,214 32,198 39,175 45,137 45,105 39,67 32,45 23,32 6,6 0,0">
          <text:p/>
        </draw:polyline>
        <draw:polygon draw:style-name="gr6" draw:text-style-name="P1" draw:layer="layout" svg:width="1.359cm" svg:height="0.279cm" svg:x="14.287cm" svg:y="34.309cm" svg:viewBox="0 0 1360 280" draw:points="0,140 79,280 1280,280 1360,140 1280,0 79,0">
          <text:p/>
        </draw:polygon>
        <draw:polygon draw:style-name="gr1" draw:text-style-name="P1" draw:layer="layout" svg:width="0.318cm" svg:height="0.318cm" svg:x="14.605cm" svg:y="29.686cm" svg:viewBox="0 0 319 319" draw:points="159,0 159,159 319,159 159,319 0,159 159,159">
          <text:p/>
        </draw:polygon>
        <draw:polyline draw:style-name="gr7" draw:text-style-name="P4" draw:layer="layout" svg:width="0.098cm" svg:height="0.159cm" svg:x="14.567cm" svg:y="30.153cm" svg:viewBox="0 0 99 160" draw:points="90,10 77,0 55,0 29,10 16,22 6,38 0,70 0,93 6,121 16,137 29,153 55,160 67,160 90,153 99,144 99,93 67,93">
          <text:p/>
        </draw:polyline>
        <draw:polyline draw:style-name="gr7" draw:text-style-name="P4" draw:layer="layout" svg:width="0.092cm" svg:height="0.159cm" svg:x="14.732cm" svg:y="30.153cm" svg:viewBox="0 0 93 160" draw:points="0,160 0,0 93,160 93,0">
          <text:p/>
        </draw:polyline>
        <draw:polygon draw:style-name="gr7" draw:text-style-name="P4" draw:layer="layout" svg:width="0.089cm" svg:height="0.159cm" svg:x="14.9cm" svg:y="30.153cm" svg:viewBox="0 0 90 160" draw:points="0,160 0,0 39,0 61,10 74,22 83,38 90,70 90,93 83,121 74,137 61,153 39,160">
          <text:p/>
        </draw:polygon>
        <draw:polygon draw:style-name="gr1" draw:text-style-name="P1" draw:layer="layout" svg:width="0.092cm" svg:height="0.159cm" svg:x="44.91cm" svg:y="24.2cm" svg:viewBox="0 0 93 160" draw:points="0,160 0,0 39,0 61,10 77,22 87,38 93,70 93,93 87,121 77,137 61,153 39,160">
          <text:p/>
        </draw:polygon>
        <draw:line draw:style-name="gr1" draw:text-style-name="P1" draw:layer="layout" svg:x1="45.162cm" svg:y1="24.359cm" svg:x2="45.107cm" svg:y2="24.282cm">
          <text:p/>
        </draw:line>
        <draw:polyline draw:style-name="gr1" draw:text-style-name="P1" draw:layer="layout" svg:width="0.092cm" svg:height="0.159cm" svg:x="45.069cm" svg:y="24.2cm" svg:viewBox="0 0 93 160" draw:points="0,160 0,0 61,0 77,10 87,16 93,32 93,54 87,70 77,77 61,83 0,83">
          <text:p/>
        </draw:polyline>
        <draw:polygon draw:style-name="gr6" draw:text-style-name="P1" draw:layer="layout" svg:width="0.549cm" svg:height="0.279cm" svg:x="44.767cm" svg:y="24.149cm" svg:viewBox="0 0 550 280" draw:points="0,140 80,280 471,280 550,140 471,0 80,0">
          <text:p/>
        </draw:polygon>
        <draw:polygon draw:style-name="gr1" draw:text-style-name="P1" draw:layer="layout" svg:width="0.092cm" svg:height="0.159cm" svg:x="32.052cm" svg:y="21.501cm" svg:viewBox="0 0 93 160" draw:points="0,160 0,0 39,0 61,10 77,22 87,38 93,70 93,93 87,121 77,137 61,153 39,160">
          <text:p/>
        </draw:polygon>
        <draw:line draw:style-name="gr1" draw:text-style-name="P1" draw:layer="layout" svg:x1="32.303cm" svg:y1="21.661cm" svg:x2="32.248cm" svg:y2="21.584cm">
          <text:p/>
        </draw:line>
        <draw:polyline draw:style-name="gr1" draw:text-style-name="P1" draw:layer="layout" svg:width="0.092cm" svg:height="0.159cm" svg:x="32.21cm" svg:y="21.501cm" svg:viewBox="0 0 93 160" draw:points="0,160 0,0 61,0 77,10 87,16 93,32 93,54 87,70 77,77 61,83 0,83">
          <text:p/>
        </draw:polyline>
        <draw:polygon draw:style-name="gr6" draw:text-style-name="P1" draw:layer="layout" svg:width="0.549cm" svg:height="0.279cm" svg:x="31.909cm" svg:y="21.45cm" svg:viewBox="0 0 550 280" draw:points="0,140 80,280 471,280 550,140 471,0 80,0">
          <text:p/>
        </draw:polygon>
        <draw:polygon draw:style-name="gr5" draw:text-style-name="P3" draw:layer="layout" svg:width="2.54cm" svg:height="0.794cm" svg:x="23.654cm" svg:y="7.541cm" svg:viewBox="0 0 2541 795" draw:points="1270,795 0,795 0,0 2541,0 2541,795">
          <text:p/>
        </draw:polygon>
        <draw:polygon draw:style-name="gr6" draw:text-style-name="P1" draw:layer="layout" svg:width="2.54cm" svg:height="0.794cm" svg:x="23.654cm" svg:y="7.541cm" svg:viewBox="0 0 2541 795" draw:points="1270,795 0,795 0,0 2541,0 2541,795">
          <text:p/>
        </draw:polygon>
        <draw:path draw:style-name="gr4" draw:text-style-name="P2" draw:layer="layout" svg:width="0.064cm" svg:height="0.064cm" svg:x="23.781cm" svg:y="7.62cm" svg:viewBox="0 0 65 65" svg:d="M65 32c0 6-2 11-5 16-3 6-6 9-12 12-5 3-10 5-16 5s-11-2-16-5-9-6-12-12c-3-5-4-10-4-16s1-11 4-16 7-9 12-12 10-4 16-4 11 1 16 4c6 3 9 7 12 12s5 10 5 16z">
          <text:p/>
        </draw:path>
        <draw:path draw:style-name="gr4" draw:text-style-name="P2" draw:layer="layout" svg:width="0.064cm" svg:height="0.064cm" svg:x="24.098cm" svg:y="7.62cm" svg:viewBox="0 0 65 65" svg:d="M65 32c0 6-2 11-5 16-3 6-6 9-12 12-5 3-10 5-16 5s-11-2-16-5-9-6-12-12c-3-5-4-10-4-16s1-11 4-16 7-9 12-12 10-4 16-4 11 1 16 4c6 3 9 7 12 12s5 10 5 16z">
          <text:p/>
        </draw:path>
        <draw:path draw:style-name="gr4" draw:text-style-name="P2" draw:layer="layout" svg:width="0.064cm" svg:height="0.064cm" svg:x="24.416cm" svg:y="7.62cm" svg:viewBox="0 0 65 65" svg:d="M65 32c0 6-2 11-5 16-3 6-6 9-12 12-5 3-10 5-16 5s-11-2-16-5-9-6-12-12c-3-5-4-10-4-16s1-11 4-16 7-9 12-12 10-4 16-4 11 1 16 4c6 3 9 7 12 12s5 10 5 16z">
          <text:p/>
        </draw:path>
        <draw:path draw:style-name="gr4" draw:text-style-name="P2" draw:layer="layout" svg:width="0.064cm" svg:height="0.064cm" svg:x="24.733cm" svg:y="7.62cm" svg:viewBox="0 0 65 65" svg:d="M65 32c0 6-2 11-5 16-3 6-6 9-12 12-5 3-10 5-16 5s-11-2-16-5-9-6-12-12c-3-5-4-10-4-16s1-11 4-16 7-9 12-12 10-4 16-4 11 1 16 4c6 3 9 7 12 12s5 10 5 16z">
          <text:p/>
        </draw:path>
        <draw:path draw:style-name="gr4" draw:text-style-name="P2" draw:layer="layout" svg:width="0.064cm" svg:height="0.064cm" svg:x="25.051cm" svg:y="7.62cm" svg:viewBox="0 0 65 65" svg:d="M65 32c0 6-2 11-5 16-3 6-6 9-12 12-5 3-10 5-16 5s-11-2-16-5-9-6-12-12c-3-5-4-10-4-16s1-11 4-16 7-9 12-12 10-4 16-4 11 1 16 4c6 3 9 7 12 12s5 10 5 16z">
          <text:p/>
        </draw:path>
        <draw:path draw:style-name="gr4" draw:text-style-name="P2" draw:layer="layout" svg:width="0.064cm" svg:height="0.064cm" svg:x="25.368cm" svg:y="7.62cm" svg:viewBox="0 0 65 65" svg:d="M65 32c0 6-2 11-5 16-3 6-6 9-12 12-5 3-10 5-16 5s-11-2-16-5-9-6-12-12c-3-5-4-10-4-16s1-11 4-16 7-9 12-12 10-4 16-4 11 1 16 4c6 3 9 7 12 12s5 10 5 16z">
          <text:p/>
        </draw:path>
        <draw:path draw:style-name="gr4" draw:text-style-name="P2" draw:layer="layout" svg:width="0.064cm" svg:height="0.064cm" svg:x="25.686cm" svg:y="7.62cm" svg:viewBox="0 0 65 65" svg:d="M65 32c0 6-2 11-5 16-3 6-6 9-12 12-5 3-10 5-16 5s-11-2-16-5-9-6-12-12c-3-5-4-10-4-16s1-11 4-16 7-9 12-12 10-4 16-4 11 1 16 4c6 3 9 7 12 12s5 10 5 16z">
          <text:p/>
        </draw:path>
        <draw:polygon draw:style-name="gr6" draw:text-style-name="P1" draw:layer="layout" svg:width="0.191cm" svg:height="0.508cm" svg:x="23.717cm" svg:y="7.747cm" svg:viewBox="0 0 192 509" draw:points="96,509 0,509 0,0 192,0 192,509">
          <text:p/>
        </draw:polygon>
        <draw:polygon draw:style-name="gr6" draw:text-style-name="P1" draw:layer="layout" svg:width="0.191cm" svg:height="0.508cm" svg:x="24.035cm" svg:y="7.747cm" svg:viewBox="0 0 192 509" draw:points="96,509 0,509 0,0 192,0 192,509">
          <text:p/>
        </draw:polygon>
        <draw:polygon draw:style-name="gr6" draw:text-style-name="P1" draw:layer="layout" svg:width="0.191cm" svg:height="0.508cm" svg:x="24.352cm" svg:y="7.747cm" svg:viewBox="0 0 192 509" draw:points="96,509 0,509 0,0 192,0 192,509">
          <text:p/>
        </draw:polygon>
        <draw:polygon draw:style-name="gr6" draw:text-style-name="P1" draw:layer="layout" svg:width="0.191cm" svg:height="0.508cm" svg:x="24.67cm" svg:y="7.747cm" svg:viewBox="0 0 192 509" draw:points="96,509 0,509 0,0 192,0 192,509">
          <text:p/>
        </draw:polygon>
        <draw:polygon draw:style-name="gr6" draw:text-style-name="P1" draw:layer="layout" svg:width="0.191cm" svg:height="0.508cm" svg:x="24.987cm" svg:y="7.747cm" svg:viewBox="0 0 192 509" draw:points="96,509 0,509 0,0 192,0 192,509">
          <text:p/>
        </draw:polygon>
        <draw:polygon draw:style-name="gr6" draw:text-style-name="P1" draw:layer="layout" svg:width="0.191cm" svg:height="0.508cm" svg:x="25.305cm" svg:y="7.747cm" svg:viewBox="0 0 192 509" draw:points="96,509 0,509 0,0 192,0 192,509">
          <text:p/>
        </draw:polygon>
        <draw:polygon draw:style-name="gr6" draw:text-style-name="P1" draw:layer="layout" svg:width="0.191cm" svg:height="0.508cm" svg:x="25.622cm" svg:y="7.747cm" svg:viewBox="0 0 192 509" draw:points="96,509 0,509 0,0 192,0 192,509">
          <text:p/>
        </draw:polygon>
        <draw:polygon draw:style-name="gr6" draw:text-style-name="P1" draw:layer="layout" svg:width="0.191cm" svg:height="0.508cm" svg:x="25.94cm" svg:y="7.747cm" svg:viewBox="0 0 192 509" draw:points="96,509 0,509 0,0 192,0 192,509">
          <text:p/>
        </draw:polygon>
        <draw:polygon draw:style-name="gr1" draw:text-style-name="P1" draw:layer="layout" svg:width="0cm" svg:height="0.126cm" svg:x="23.812cm" svg:y="7.62cm" svg:viewBox="0 0 0 127" draw:points="0,0 0,127">
          <text:p/>
        </draw:polygon>
        <draw:polygon draw:style-name="gr1" draw:text-style-name="P1" draw:layer="layout" svg:width="0.318cm" svg:height="0.095cm" svg:x="23.812cm" svg:y="7.652cm" svg:viewBox="0 0 319 96" draw:points="0,96 0,0 319,0 319,96">
          <text:p/>
        </draw:polygon>
        <draw:polygon draw:style-name="gr1" draw:text-style-name="P1" draw:layer="layout" svg:width="0.318cm" svg:height="0.095cm" svg:x="24.13cm" svg:y="7.652cm" svg:viewBox="0 0 319 96" draw:points="0,96 0,0 319,0 319,96">
          <text:p/>
        </draw:polygon>
        <draw:polygon draw:style-name="gr1" draw:text-style-name="P1" draw:layer="layout" svg:width="0.318cm" svg:height="0.095cm" svg:x="24.447cm" svg:y="7.652cm" svg:viewBox="0 0 319 96" draw:points="0,96 0,0 319,0 319,96">
          <text:p/>
        </draw:polygon>
        <draw:polygon draw:style-name="gr1" draw:text-style-name="P1" draw:layer="layout" svg:width="0.318cm" svg:height="0.095cm" svg:x="24.765cm" svg:y="7.652cm" svg:viewBox="0 0 319 96" draw:points="0,96 0,0 319,0 319,96">
          <text:p/>
        </draw:polygon>
        <draw:polygon draw:style-name="gr1" draw:text-style-name="P1" draw:layer="layout" svg:width="0.318cm" svg:height="0.095cm" svg:x="25.082cm" svg:y="7.652cm" svg:viewBox="0 0 319 96" draw:points="0,96 0,0 319,0 319,96">
          <text:p/>
        </draw:polygon>
        <draw:polygon draw:style-name="gr1" draw:text-style-name="P1" draw:layer="layout" svg:width="0.318cm" svg:height="0.095cm" svg:x="25.4cm" svg:y="7.652cm" svg:viewBox="0 0 319 96" draw:points="0,96 0,0 319,0 319,96">
          <text:p/>
        </draw:polygon>
        <draw:polygon draw:style-name="gr1" draw:text-style-name="P1" draw:layer="layout" svg:width="0.318cm" svg:height="0.095cm" svg:x="25.717cm" svg:y="7.652cm" svg:viewBox="0 0 319 96" draw:points="0,96 0,0 319,0 319,96">
          <text:p/>
        </draw:polygon>
        <draw:line draw:style-name="gr1" draw:text-style-name="P1" draw:layer="layout" svg:x1="23.812cm" svg:y1="7.619cm" svg:x2="23.812cm" svg:y2="7.302cm">
          <text:p/>
        </draw:line>
        <draw:line draw:style-name="gr1" draw:text-style-name="P1" draw:layer="layout" svg:x1="23.812cm" svg:y1="8.255cm" svg:x2="23.812cm" svg:y2="8.572cm">
          <text:p/>
        </draw:line>
        <draw:line draw:style-name="gr1" draw:text-style-name="P1" draw:layer="layout" svg:x1="24.13cm" svg:y1="8.255cm" svg:x2="24.13cm" svg:y2="8.572cm">
          <text:p/>
        </draw:line>
        <draw:line draw:style-name="gr1" draw:text-style-name="P1" draw:layer="layout" svg:x1="24.447cm" svg:y1="8.255cm" svg:x2="24.447cm" svg:y2="8.572cm">
          <text:p/>
        </draw:line>
        <draw:line draw:style-name="gr1" draw:text-style-name="P1" draw:layer="layout" svg:x1="24.765cm" svg:y1="8.255cm" svg:x2="24.765cm" svg:y2="8.572cm">
          <text:p/>
        </draw:line>
        <draw:line draw:style-name="gr1" draw:text-style-name="P1" draw:layer="layout" svg:x1="25.082cm" svg:y1="8.255cm" svg:x2="25.082cm" svg:y2="8.572cm">
          <text:p/>
        </draw:line>
        <draw:line draw:style-name="gr1" draw:text-style-name="P1" draw:layer="layout" svg:x1="25.4cm" svg:y1="8.255cm" svg:x2="25.4cm" svg:y2="8.572cm">
          <text:p/>
        </draw:line>
        <draw:line draw:style-name="gr1" draw:text-style-name="P1" draw:layer="layout" svg:x1="25.717cm" svg:y1="8.255cm" svg:x2="25.717cm" svg:y2="8.572cm">
          <text:p/>
        </draw:line>
        <draw:line draw:style-name="gr1" draw:text-style-name="P1" draw:layer="layout" svg:x1="26.035cm" svg:y1="8.255cm" svg:x2="26.035cm" svg:y2="8.572cm">
          <text:p/>
        </draw:line>
        <draw:line draw:style-name="gr7" draw:text-style-name="P4" draw:layer="layout" svg:x1="26.427cm" svg:y1="7.868cm" svg:x2="26.372cm" svg:y2="7.791cm">
          <text:p/>
        </draw:line>
        <draw:polyline draw:style-name="gr7" draw:text-style-name="P4" draw:layer="layout" svg:width="0.092cm" svg:height="0.159cm" svg:x="26.333cm" svg:y="7.709cm" svg:viewBox="0 0 93 160" draw:points="0,160 0,0 61,0 77,10 87,16 93,32 93,54 87,70 77,77 61,83 0,83">
          <text:p/>
        </draw:polyline>
        <draw:polyline draw:style-name="gr7" draw:text-style-name="P4" draw:layer="layout" svg:width="0.092cm" svg:height="0.159cm" svg:x="26.492cm" svg:y="7.709cm" svg:viewBox="0 0 93 160" draw:points="0,160 0,0 93,160 93,0">
          <text:p/>
        </draw:polyline>
        <draw:line draw:style-name="gr7" draw:text-style-name="P4" draw:layer="layout" svg:x1="26.743cm" svg:y1="7.868cm" svg:x2="26.651cm" svg:y2="7.868cm">
          <text:p/>
        </draw:line>
        <draw:polyline draw:style-name="gr7" draw:text-style-name="P4" draw:layer="layout" svg:width="0.048cm" svg:height="0.159cm" svg:x="26.651cm" svg:y="7.709cm" svg:viewBox="0 0 49 160" draw:points="49,160 49,0 32,22 16,38 0,45">
          <text:p/>
        </draw:polyline>
        <draw:line draw:style-name="gr7" draw:text-style-name="P4" draw:layer="layout" svg:x1="26.427cm" svg:y1="8.157cm" svg:x2="26.372cm" svg:y2="8.08cm">
          <text:p/>
        </draw:line>
        <draw:polyline draw:style-name="gr7" draw:text-style-name="P4" draw:layer="layout" svg:width="0.092cm" svg:height="0.159cm" svg:x="26.333cm" svg:y="7.998cm" svg:viewBox="0 0 93 160" draw:points="0,160 0,0 61,0 77,10 87,16 93,32 93,54 87,70 77,77 61,83 0,83">
          <text:p/>
        </draw:polyline>
        <draw:line draw:style-name="gr7" draw:text-style-name="P4" draw:layer="layout" svg:x1="26.454cm" svg:y1="8.172cm" svg:x2="26.578cm" svg:y2="8.172cm">
          <text:p/>
        </draw:line>
        <draw:polyline draw:style-name="gr7" draw:text-style-name="P4" draw:layer="layout" svg:width="0.092cm" svg:height="0.159cm" svg:x="26.613cm" svg:y="7.998cm" svg:viewBox="0 0 93 160" draw:points="0,160 0,0 93,160 93,0">
          <text:p/>
        </draw:polyline>
        <draw:polyline draw:style-name="gr7" draw:text-style-name="P4" draw:layer="layout" svg:width="0.076cm" svg:height="0.105cm" svg:x="26.772cm" svg:y="8.052cm" svg:viewBox="0 0 77 106" draw:points="71,99 55,106 26,106 10,99 0,83 0,22 10,6 26,0 55,0 71,6 77,22 77,38 0,51">
          <text:p/>
        </draw:polyline>
        <draw:line draw:style-name="gr7" draw:text-style-name="P4" draw:layer="layout" svg:x1="26.895cm" svg:y1="8.052cm" svg:x2="26.955cm" svg:y2="8.052cm">
          <text:p/>
        </draw:line>
        <draw:polyline draw:style-name="gr7" draw:text-style-name="P4" draw:layer="layout" svg:width="0.038cm" svg:height="0.159cm" svg:x="26.918cm" svg:y="7.998cm" svg:viewBox="0 0 39 160" draw:points="0,0 0,137 7,153 23,160 39,160">
          <text:p/>
        </draw:polyline>
        <draw:polyline draw:style-name="gr7" draw:text-style-name="P4" draw:layer="layout" svg:width="0.124cm" svg:height="0.105cm" svg:x="26.991cm" svg:y="8.052cm" svg:viewBox="0 0 125 106" draw:points="0,0 32,106 64,29 93,106 125,0">
          <text:p/>
        </draw:polyline>
        <draw:polygon draw:style-name="gr7" draw:text-style-name="P4" draw:layer="layout" svg:width="0.083cm" svg:height="0.105cm" svg:x="27.165cm" svg:y="8.052cm" svg:viewBox="0 0 84 106" draw:points="32,106 16,99 10,90 0,77 0,29 10,16 16,6 32,0 55,0 71,6 77,16 84,29 84,77 77,90 71,99 55,106">
          <text:p/>
        </draw:polygon>
        <draw:line draw:style-name="gr7" draw:text-style-name="P4" draw:layer="layout" svg:x1="27.318cm" svg:y1="8.157cm" svg:x2="27.318cm" svg:y2="8.052cm">
          <text:p/>
        </draw:line>
        <draw:polyline draw:style-name="gr7" draw:text-style-name="P4" draw:layer="layout" svg:width="0.044cm" svg:height="0.029cm" svg:x="27.318cm" svg:y="8.052cm" svg:viewBox="0 0 45 30" draw:points="0,30 6,16 16,7 29,0 45,0">
          <text:p/>
        </draw:polyline>
        <draw:line draw:style-name="gr7" draw:text-style-name="P4" draw:layer="layout" svg:x1="27.416cm" svg:y1="8.157cm" svg:x2="27.416cm" svg:y2="7.998cm">
          <text:p/>
        </draw:line>
        <draw:line draw:style-name="gr7" draw:text-style-name="P4" draw:layer="layout" svg:x1="27.432cm" svg:y1="8.096cm" svg:x2="27.477cm" svg:y2="8.157cm">
          <text:p/>
        </draw:line>
        <draw:line draw:style-name="gr7" draw:text-style-name="P4" draw:layer="layout" svg:x1="27.477cm" svg:y1="8.052cm" svg:x2="27.416cm" svg:y2="8.113cm">
          <text:p/>
        </draw:line>
        <draw:polygon draw:style-name="gr7" draw:text-style-name="P4" draw:layer="layout" svg:width="0.089cm" svg:height="0.159cm" svg:x="27.537cm" svg:y="7.998cm" svg:viewBox="0 0 90 160" draw:points="39,0 55,0 67,10 77,16 83,32 90,61 90,99 83,131 77,144 67,153 55,160 39,160 22,153 16,144 6,131 0,99 0,61 6,32 16,16 22,10">
          <text:p/>
        </draw:polygon>
        <draw:polyline draw:style-name="gr7" draw:text-style-name="P4" draw:layer="layout" svg:width="0.089cm" svg:height="0.159cm" svg:x="27.689cm" svg:y="7.998cm" svg:viewBox="0 0 90 160" draw:points="29,70 13,61 6,54 0,38 0,32 6,16 13,10 29,0 61,0 74,10 83,16 90,32 90,38 83,54 74,61 61,70 29,70 13,77 6,83 0,99 0,131 6,144 13,153 29,160 61,160 74,153 83,144 90,131 90,99 83,83 74,77 61,70">
          <text:p/>
        </draw:polyline>
        <draw:line draw:style-name="gr9" draw:text-style-name="P6" draw:layer="layout" svg:x1="25.4cm" svg:y1="13.176cm" svg:x2="29.527cm" svg:y2="13.176cm">
          <text:p/>
        </draw:line>
        <draw:line draw:style-name="gr9" draw:text-style-name="P6" draw:layer="layout" svg:x1="23.495cm" svg:y1="10.795cm" svg:x2="24.13cm" svg:y2="10.795cm">
          <text:p/>
        </draw:line>
        <draw:line draw:style-name="gr9" draw:text-style-name="P6" draw:layer="layout" svg:x1="23.495cm" svg:y1="10.477cm" svg:x2="24.447cm" svg:y2="10.477cm">
          <text:p/>
        </draw:line>
        <draw:line draw:style-name="gr9" draw:text-style-name="P6" draw:layer="layout" svg:x1="23.495cm" svg:y1="10.16cm" svg:x2="24.765cm" svg:y2="10.16cm">
          <text:p/>
        </draw:line>
        <draw:line draw:style-name="gr9" draw:text-style-name="P6" draw:layer="layout" svg:x1="25.876cm" svg:y1="11.271cm" svg:x2="26.987cm" svg:y2="11.271cm">
          <text:p/>
        </draw:line>
        <draw:line draw:style-name="gr9" draw:text-style-name="P6" draw:layer="layout" svg:x1="23.495cm" svg:y1="8.89cm" svg:x2="26.035cm" svg:y2="8.89cm">
          <text:p/>
        </draw:line>
        <draw:line draw:style-name="gr9" draw:text-style-name="P6" draw:layer="layout" svg:x1="25.241cm" svg:y1="13.335cm" svg:x2="29.686cm" svg:y2="13.335cm">
          <text:p/>
        </draw:line>
        <draw:line draw:style-name="gr9" draw:text-style-name="P6" draw:layer="layout" svg:x1="26.035cm" svg:y1="10.16cm" svg:x2="26.987cm" svg:y2="10.16cm">
          <text:p/>
        </draw:line>
        <draw:line draw:style-name="gr9" draw:text-style-name="P6" draw:layer="layout" svg:x1="26.035cm" svg:y1="8.889cm" svg:x2="26.035cm" svg:y2="8.572cm">
          <text:p/>
        </draw:line>
        <draw:path draw:style-name="gr10" draw:text-style-name="P7" draw:layer="layout" svg:width="0.127cm" svg:height="0.127cm" svg:x="25.971cm" svg:y="8.826cm" svg:viewBox="0 0 128 128" svg:d="M128 64c0 12-3 22-9 32-5 10-13 18-23 23-10 6-20 9-32 9s-22-3-32-9c-10-5-18-13-23-23-6-10-9-20-9-32s3-22 9-32c5-10 13-18 23-23 10-6 20-9 32-9s22 3 32 9c10 5 18 13 23 23 6 10 9 20 9 32z">
          <text:p/>
        </draw:path>
        <draw:line draw:style-name="gr9" draw:text-style-name="P6" draw:layer="layout" svg:x1="26.035cm" svg:y1="8.89cm" svg:x2="26.987cm" svg:y2="8.89cm">
          <text:p/>
        </draw:line>
        <draw:line draw:style-name="gr9" draw:text-style-name="P6" draw:layer="layout" svg:x1="25.717cm" svg:y1="9.207cm" svg:x2="25.717cm" svg:y2="8.572cm">
          <text:p/>
        </draw:line>
        <draw:path draw:style-name="gr10" draw:text-style-name="P7" draw:layer="layout" svg:width="0.127cm" svg:height="0.127cm" svg:x="25.654cm" svg:y="9.144cm" svg:viewBox="0 0 128 128" svg:d="M128 64c0 12-3 22-9 32-5 10-13 18-23 23-10 6-20 9-32 9s-22-3-32-9c-10-5-18-13-23-23-6-10-9-20-9-32s3-22 9-32c5-10 13-18 23-23 10-6 20-9 32-9s22 3 32 9c10 5 18 13 23 23 6 10 9 20 9 32z">
          <text:p/>
        </draw:path>
        <draw:line draw:style-name="gr9" draw:text-style-name="P6" draw:layer="layout" svg:x1="25.717cm" svg:y1="9.207cm" svg:x2="26.034cm" svg:y2="9.207cm">
          <text:p/>
        </draw:line>
        <draw:line draw:style-name="gr9" draw:text-style-name="P6" draw:layer="layout" svg:x1="25.4cm" svg:y1="9.524cm" svg:x2="25.4cm" svg:y2="8.572cm">
          <text:p/>
        </draw:line>
        <draw:path draw:style-name="gr10" draw:text-style-name="P7" draw:layer="layout" svg:width="0.127cm" svg:height="0.127cm" svg:x="25.336cm" svg:y="9.461cm" svg:viewBox="0 0 128 128" svg:d="M128 64c0 12-3 22-9 32-5 10-13 18-23 23-10 6-20 9-32 9s-22-3-32-9c-10-5-18-13-23-23-6-10-9-20-9-32s3-22 9-32c5-10 13-18 23-23 10-6 20-9 32-9s22 3 32 9c10 5 18 13 23 23 6 10 9 20 9 32z">
          <text:p/>
        </draw:path>
        <draw:line draw:style-name="gr9" draw:text-style-name="P6" draw:layer="layout" svg:x1="25.4cm" svg:y1="9.525cm" svg:x2="25.876cm" svg:y2="9.525cm">
          <text:p/>
        </draw:line>
        <draw:line draw:style-name="gr9" draw:text-style-name="P6" draw:layer="layout" svg:x1="25.082cm" svg:y1="9.842cm" svg:x2="25.082cm" svg:y2="8.572cm">
          <text:p/>
        </draw:line>
        <draw:path draw:style-name="gr10" draw:text-style-name="P7" draw:layer="layout" svg:width="0.127cm" svg:height="0.127cm" svg:x="25.019cm" svg:y="9.779cm" svg:viewBox="0 0 128 128" svg:d="M128 64c0 12-3 22-9 32-5 10-13 18-23 23-10 6-20 9-32 9s-22-3-32-9c-10-5-18-13-23-23-6-10-9-20-9-32s3-22 9-32c5-10 13-18 23-23 10-6 20-9 32-9s22 3 32 9c10 5 18 13 23 23 6 10 9 20 9 32z">
          <text:p/>
        </draw:path>
        <draw:line draw:style-name="gr9" draw:text-style-name="P6" draw:layer="layout" svg:x1="25.082cm" svg:y1="9.842cm" svg:x2="25.717cm" svg:y2="9.842cm">
          <text:p/>
        </draw:line>
        <draw:line draw:style-name="gr9" draw:text-style-name="P6" draw:layer="layout" svg:x1="24.765cm" svg:y1="10.159cm" svg:x2="24.765cm" svg:y2="8.572cm">
          <text:p/>
        </draw:line>
        <draw:path draw:style-name="gr10" draw:text-style-name="P7" draw:layer="layout" svg:width="0.127cm" svg:height="0.127cm" svg:x="24.701cm" svg:y="10.096cm" svg:viewBox="0 0 128 128" svg:d="M128 64c0 12-3 22-9 32-5 10-13 18-23 23-10 6-20 9-32 9s-22-3-32-9c-10-5-18-13-23-23-6-10-9-20-9-32s3-22 9-32c5-10 13-18 23-23 10-6 20-9 32-9s22 3 32 9c10 5 18 13 23 23 6 10 9 20 9 32z">
          <text:p/>
        </draw:path>
        <draw:line draw:style-name="gr9" draw:text-style-name="P6" draw:layer="layout" svg:x1="24.765cm" svg:y1="10.16cm" svg:x2="25.559cm" svg:y2="10.16cm">
          <text:p/>
        </draw:line>
        <draw:line draw:style-name="gr9" draw:text-style-name="P6" draw:layer="layout" svg:x1="24.447cm" svg:y1="10.477cm" svg:x2="24.447cm" svg:y2="8.572cm">
          <text:p/>
        </draw:line>
        <draw:path draw:style-name="gr10" draw:text-style-name="P7" draw:layer="layout" svg:width="0.127cm" svg:height="0.127cm" svg:x="24.384cm" svg:y="10.414cm" svg:viewBox="0 0 128 128" svg:d="M128 64c0 12-3 22-9 32-5 10-13 18-23 23-10 6-20 9-32 9s-22-3-32-9c-10-5-18-13-23-23-6-10-9-20-9-32s3-22 9-32c5-10 13-18 23-23 10-6 20-9 32-9s22 3 32 9c10 5 18 13 23 23 6 10 9 20 9 32z">
          <text:p/>
        </draw:path>
        <draw:line draw:style-name="gr9" draw:text-style-name="P6" draw:layer="layout" svg:x1="24.447cm" svg:y1="10.477cm" svg:x2="25.399cm" svg:y2="10.477cm">
          <text:p/>
        </draw:line>
        <draw:line draw:style-name="gr9" draw:text-style-name="P6" draw:layer="layout" svg:x1="24.13cm" svg:y1="10.794cm" svg:x2="24.13cm" svg:y2="8.572cm">
          <text:p/>
        </draw:line>
        <draw:path draw:style-name="gr10" draw:text-style-name="P7" draw:layer="layout" svg:width="0.127cm" svg:height="0.127cm" svg:x="24.066cm" svg:y="10.731cm" svg:viewBox="0 0 128 128" svg:d="M128 64c0 12-3 22-9 32-5 10-13 18-23 23-10 6-20 9-32 9s-22-3-32-9c-10-5-18-13-23-23-6-10-9-20-9-32s3-22 9-32c5-10 13-18 23-23 10-6 20-9 32-9s22 3 32 9c10 5 18 13 23 23 6 10 9 20 9 32z">
          <text:p/>
        </draw:path>
        <draw:line draw:style-name="gr9" draw:text-style-name="P6" draw:layer="layout" svg:x1="24.13cm" svg:y1="10.795cm" svg:x2="25.241cm" svg:y2="10.795cm">
          <text:p/>
        </draw:line>
        <draw:line draw:style-name="gr9" draw:text-style-name="P6" draw:layer="layout" svg:x1="23.495cm" svg:y1="11.112cm" svg:x2="23.812cm" svg:y2="11.112cm">
          <text:p/>
        </draw:line>
        <draw:line draw:style-name="gr9" draw:text-style-name="P6" draw:layer="layout" svg:x1="23.812cm" svg:y1="11.112cm" svg:x2="23.812cm" svg:y2="8.572cm">
          <text:p/>
        </draw:line>
        <draw:line draw:style-name="gr9" draw:text-style-name="P6" draw:layer="layout" svg:x1="25.082cm" svg:y1="13.493cm" svg:x2="25.082cm" svg:y2="11.112cm">
          <text:p/>
        </draw:line>
        <draw:line draw:style-name="gr9" draw:text-style-name="P6" draw:layer="layout" svg:x1="25.082cm" svg:y1="13.494cm" svg:x2="30.003cm" svg:y2="13.494cm">
          <text:p/>
        </draw:line>
        <draw:line draw:style-name="gr9" draw:text-style-name="P6" draw:layer="layout" svg:x1="25.082cm" svg:y1="11.112cm" svg:x2="23.812cm" svg:y2="11.112cm">
          <text:p/>
        </draw:line>
        <draw:path draw:style-name="gr10" draw:text-style-name="P7" draw:layer="layout" svg:width="0.127cm" svg:height="0.127cm" svg:x="23.749cm" svg:y="11.049cm" svg:viewBox="0 0 128 128" svg:d="M128 64c0 12-3 22-9 32-5 10-13 18-23 23-10 6-20 9-32 9s-22-3-32-9c-10-5-18-13-23-23-6-10-9-20-9-32s3-22 9-32c5-10 13-18 23-23 10-6 20-9 32-9s22 3 32 9c10 5 18 13 23 23 6 10 9 20 9 32z">
          <text:p/>
        </draw:path>
        <draw:polygon draw:style-name="gr1" draw:text-style-name="P1" draw:layer="layout" svg:width="0.318cm" svg:height="0.318cm" svg:x="23.654cm" svg:y="6.985cm" svg:viewBox="0 0 319 319" draw:points="159,319 159,159 0,159 159,0 319,159 159,159">
          <text:p/>
        </draw:polygon>
        <draw:polyline draw:style-name="gr7" draw:text-style-name="P4" draw:layer="layout" svg:width="0.098cm" svg:height="0.159cm" svg:x="23.584cm" svg:y="6.655cm" svg:viewBox="0 0 99 160" draw:points="90,10 77,0 55,0 29,10 16,22 6,38 0,70 0,93 6,121 16,137 29,153 55,160 67,160 90,153 99,144 99,93 67,93">
          <text:p/>
        </draw:polyline>
        <draw:polyline draw:style-name="gr7" draw:text-style-name="P4" draw:layer="layout" svg:width="0.092cm" svg:height="0.159cm" svg:x="23.749cm" svg:y="6.655cm" svg:viewBox="0 0 93 160" draw:points="0,160 0,0 93,160 93,0">
          <text:p/>
        </draw:polyline>
        <draw:polygon draw:style-name="gr7" draw:text-style-name="P4" draw:layer="layout" svg:width="0.089cm" svg:height="0.159cm" svg:x="23.917cm" svg:y="6.655cm" svg:viewBox="0 0 90 160" draw:points="0,160 0,0 39,0 61,10 74,22 83,38 90,70 90,93 83,121 74,137 61,153 39,160">
          <text:p/>
        </draw:polygon>
        <draw:path draw:style-name="gr10" draw:text-style-name="P7" draw:layer="layout" svg:width="0.127cm" svg:height="0.127cm" svg:x="31.21cm" svg:y="31.051cm" svg:viewBox="0 0 128 128" svg:d="M128 64c0 12-3 22-9 32-5 10-13 18-23 23-10 6-20 9-32 9s-22-3-32-9c-10-5-18-13-23-23-6-10-9-20-9-32s3-22 9-32c5-10 13-18 23-23 10-6 20-9 32-9s22 3 32 9c10 5 18 13 23 23 6 10 9 20 9 32z">
          <text:p/>
        </draw:path>
        <draw:line draw:style-name="gr11" draw:text-style-name="P8" draw:layer="layout" svg:x1="31.274cm" svg:y1="31.115cm" svg:x2="32.861cm" svg:y2="31.115cm">
          <text:p/>
        </draw:line>
        <draw:line draw:style-name="gr11" draw:text-style-name="P8" draw:layer="layout" svg:x1="31.274cm" svg:y1="31.115cm" svg:x2="25.559cm" svg:y2="31.115cm">
          <text:p/>
        </draw:line>
        <draw:line draw:style-name="gr9" draw:text-style-name="P6" draw:layer="layout" svg:x1="33.337cm" svg:y1="26.352cm" svg:x2="31.75cm" svg:y2="26.352cm">
          <text:p/>
        </draw:line>
        <draw:line draw:style-name="gr9" draw:text-style-name="P6" draw:layer="layout" svg:x1="31.114cm" svg:y1="27.146cm" svg:x2="30.797cm" svg:y2="27.146cm">
          <text:p/>
        </draw:line>
        <draw:line draw:style-name="gr9" draw:text-style-name="P6" draw:layer="layout" svg:x1="31.75cm" svg:y1="26.352cm" svg:x2="31.75cm" svg:y2="27.781cm">
          <text:p/>
        </draw:line>
        <draw:line draw:style-name="gr9" draw:text-style-name="P6" draw:layer="layout" svg:x1="31.749cm" svg:y1="27.781cm" svg:x2="30.797cm" svg:y2="27.781cm">
          <text:p/>
        </draw:line>
        <draw:line draw:style-name="gr9" draw:text-style-name="P6" draw:layer="layout" svg:x1="31.115cm" svg:y1="25.717cm" svg:x2="31.115cm" svg:y2="27.146cm">
          <text:p/>
        </draw:line>
        <draw:line draw:style-name="gr9" draw:text-style-name="P6" draw:layer="layout" svg:x1="31.432cm" svg:y1="27.464cm" svg:x2="30.797cm" svg:y2="27.464cm">
          <text:p/>
        </draw:line>
        <draw:line draw:style-name="gr9" draw:text-style-name="P6" draw:layer="layout" svg:x1="31.432cm" svg:y1="26.035cm" svg:x2="31.432cm" svg:y2="27.464cm">
          <text:p/>
        </draw:line>
        <draw:line draw:style-name="gr11" draw:text-style-name="P8" draw:layer="layout" svg:x1="12.859cm" svg:y1="15.399cm" svg:x2="12.859cm" svg:y2="21.273cm">
          <text:p/>
        </draw:line>
        <draw:line draw:style-name="gr8" draw:text-style-name="P5" draw:layer="layout" svg:x1="14.678cm" svg:y1="25.835cm" svg:x2="14.678cm" svg:y2="25.759cm">
          <text:p/>
        </draw:line>
        <draw:polyline draw:style-name="gr8" draw:text-style-name="P5" draw:layer="layout" svg:width="0.159cm" svg:height="0.108cm" svg:x="14.564cm" svg:y="25.743cm" svg:viewBox="0 0 160 109" draw:points="160,109 0,54 160,0">
          <text:p/>
        </draw:polyline>
        <draw:line draw:style-name="gr8" draw:text-style-name="P5" draw:layer="layout" svg:x1="14.722cm" svg:y1="25.61cm" svg:x2="14.722cm" svg:y2="25.699cm">
          <text:p/>
        </draw:line>
        <draw:polyline draw:style-name="gr8" draw:text-style-name="P5" draw:layer="layout" svg:width="0.159cm" svg:height="0.044cm" svg:x="14.564cm" svg:y="25.654cm" svg:viewBox="0 0 160 45" draw:points="160,0 0,0 22,16 38,29 45,45">
          <text:p/>
        </draw:polyline>
        <draw:polyline draw:style-name="gr8" draw:text-style-name="P5" draw:layer="layout" svg:width="0.159cm" svg:height="0.092cm" svg:x="14.564cm" svg:y="25.457cm" svg:viewBox="0 0 160 93" draw:points="0,16 0,45 10,61 16,67 38,83 70,93 131,93 144,83 153,77 160,61 160,29 153,16 144,6 131,0 93,0 77,6 70,16 61,29 61,61 70,77 77,83 93,93">
          <text:p/>
        </draw:polyline>
        <draw:polygon draw:style-name="gr8" draw:text-style-name="P5" draw:layer="layout" svg:width="0.092cm" svg:height="0.159cm" svg:x="23.698cm" svg:y="17.897cm" svg:viewBox="0 0 93 160" draw:points="0,160 0,0 39,0 61,10 77,22 87,38 93,70 93,93 87,121 77,137 61,153 39,160">
          <text:p/>
        </draw:polygon>
        <draw:polyline draw:style-name="gr8" draw:text-style-name="P5" draw:layer="layout" svg:width="0.105cm" svg:height="0.159cm" svg:x="23.844cm" svg:y="17.897cm" svg:viewBox="0 0 106 160" draw:points="0,0 106,0 38,160">
          <text:p/>
        </draw:polyline>
        <draw:polygon draw:style-name="gr8" draw:text-style-name="P5" draw:layer="layout" svg:width="0.092cm" svg:height="0.159cm" svg:x="23.381cm" svg:y="17.897cm" svg:viewBox="0 0 93 160" draw:points="0,160 0,0 39,0 61,10 77,22 87,38 93,70 93,93 87,121 77,137 61,153 39,160">
          <text:p/>
        </draw:polygon>
        <draw:polyline draw:style-name="gr8" draw:text-style-name="P5" draw:layer="layout" svg:width="0.092cm" svg:height="0.159cm" svg:x="23.533cm" svg:y="17.897cm" svg:viewBox="0 0 93 160" draw:points="77,0 45,0 32,10 22,16 6,38 0,70 0,131 6,144 16,153 32,160 61,160 77,153 83,144 93,131 93,93 83,77 77,70 61,61 32,61 16,70 6,77 0,93">
          <text:p/>
        </draw:polyline>
        <draw:polygon draw:style-name="gr8" draw:text-style-name="P5" draw:layer="layout" svg:width="0.092cm" svg:height="0.159cm" svg:x="23.063cm" svg:y="17.897cm" svg:viewBox="0 0 93 160" draw:points="0,160 0,0 39,0 61,10 77,22 87,38 93,70 93,93 87,121 77,137 61,153 39,160">
          <text:p/>
        </draw:polygon>
        <draw:polyline draw:style-name="gr8" draw:text-style-name="P5" draw:layer="layout" svg:width="0.092cm" svg:height="0.159cm" svg:x="23.216cm" svg:y="17.897cm" svg:viewBox="0 0 93 160" draw:points="83,0 6,0 0,77 6,70 22,61 61,61 77,70 83,77 93,93 93,131 83,144 77,153 61,160 22,160 6,153 0,144">
          <text:p/>
        </draw:polyline>
        <draw:polygon draw:style-name="gr8" draw:text-style-name="P5" draw:layer="layout" svg:width="0.092cm" svg:height="0.159cm" svg:x="22.746cm" svg:y="17.897cm" svg:viewBox="0 0 93 160" draw:points="0,160 0,0 39,0 61,10 77,22 87,38 93,70 93,93 87,121 77,137 61,153 39,160">
          <text:p/>
        </draw:polygon>
        <draw:line draw:style-name="gr8" draw:text-style-name="P5" draw:layer="layout" svg:x1="22.974cm" svg:y1="17.951cm" svg:x2="22.974cm" svg:y2="18.056cm">
          <text:p/>
        </draw:line>
        <draw:polyline draw:style-name="gr8" draw:text-style-name="P5" draw:layer="layout" svg:width="0.098cm" svg:height="0.111cm" svg:x="22.898cm" svg:y="17.891cm" svg:viewBox="0 0 99 112" draw:points="38,0 0,112 99,112">
          <text:p/>
        </draw:polyline>
        <draw:polygon draw:style-name="gr8" draw:text-style-name="P5" draw:layer="layout" svg:width="0.092cm" svg:height="0.159cm" svg:x="22.428cm" svg:y="17.897cm" svg:viewBox="0 0 93 160" draw:points="0,160 0,0 39,0 61,10 77,22 87,38 93,70 93,93 87,121 77,137 61,153 39,160">
          <text:p/>
        </draw:polygon>
        <draw:polyline draw:style-name="gr8" draw:text-style-name="P5" draw:layer="layout" svg:width="0.098cm" svg:height="0.159cm" svg:x="22.574cm" svg:y="17.897cm" svg:viewBox="0 0 99 160" draw:points="0,0 99,0 45,61 67,61 83,70 90,77 99,93 99,131 90,144 83,153 67,160 22,160 6,153 0,144">
          <text:p/>
        </draw:polyline>
        <draw:polygon draw:style-name="gr8" draw:text-style-name="P5" draw:layer="layout" svg:width="0.092cm" svg:height="0.159cm" svg:x="22.111cm" svg:y="17.897cm" svg:viewBox="0 0 93 160" draw:points="0,160 0,0 39,0 61,10 77,22 87,38 93,70 93,93 87,121 77,137 61,153 39,160">
          <text:p/>
        </draw:polygon>
        <draw:polyline draw:style-name="gr8" draw:text-style-name="P5" draw:layer="layout" svg:width="0.098cm" svg:height="0.159cm" svg:x="22.257cm" svg:y="17.897cm" svg:viewBox="0 0 99 160" draw:points="6,16 13,10 29,0 67,0 83,10 90,16 99,32 99,45 90,70 0,160 99,160">
          <text:p/>
        </draw:polyline>
        <draw:polygon draw:style-name="gr8" draw:text-style-name="P5" draw:layer="layout" svg:width="0.092cm" svg:height="0.159cm" svg:x="21.476cm" svg:y="17.897cm" svg:viewBox="0 0 93 160" draw:points="0,160 0,0 39,0 61,10 77,22 87,38 93,70 93,93 87,121 77,137 61,153 39,160">
          <text:p/>
        </draw:polygon>
        <draw:polygon draw:style-name="gr8" draw:text-style-name="P5" draw:layer="layout" svg:width="0.092cm" svg:height="0.159cm" svg:x="21.628cm" svg:y="17.897cm" svg:viewBox="0 0 93 160" draw:points="39,0 55,0 67,10 77,16 83,32 93,61 93,99 83,131 77,144 67,153 55,160 39,160 22,153 16,144 6,131 0,99 0,61 6,32 16,16 22,10">
          <text:p/>
        </draw:polygon>
        <draw:polygon draw:style-name="gr8" draw:text-style-name="P5" draw:layer="layout" svg:width="0.092cm" svg:height="0.159cm" svg:x="21.793cm" svg:y="17.897cm" svg:viewBox="0 0 93 160" draw:points="0,160 0,0 39,0 61,10 77,22 87,38 93,70 93,93 87,121 77,137 61,153 39,160">
          <text:p/>
        </draw:polygon>
        <draw:line draw:style-name="gr8" draw:text-style-name="P5" draw:layer="layout" svg:x1="22.038cm" svg:y1="18.056cm" svg:x2="21.946cm" svg:y2="18.056cm">
          <text:p/>
        </draw:line>
        <draw:polyline draw:style-name="gr8" draw:text-style-name="P5" draw:layer="layout" svg:width="0.044cm" svg:height="0.159cm" svg:x="21.946cm" svg:y="17.897cm" svg:viewBox="0 0 45 160" draw:points="45,160 45,0 32,22 16,38 0,45">
          <text:p/>
        </draw:polyline>
        <draw:line draw:style-name="gr9" draw:text-style-name="P6" draw:layer="layout" svg:x1="11.112cm" svg:y1="17.939cm" svg:x2="13.969cm" svg:y2="17.939cm">
          <text:p/>
        </draw:line>
        <draw:line draw:style-name="gr9" draw:text-style-name="P6" draw:layer="layout" svg:x1="8.731cm" svg:y1="19.526cm" svg:x2="14.763cm" svg:y2="19.526cm">
          <text:p/>
        </draw:line>
        <draw:line draw:style-name="gr9" draw:text-style-name="P6" draw:layer="layout" svg:x1="10.954cm" svg:y1="19.209cm" svg:x2="14.605cm" svg:y2="19.209cm">
          <text:p/>
        </draw:line>
        <draw:line draw:style-name="gr9" draw:text-style-name="P6" draw:layer="layout" svg:x1="10.795cm" svg:y1="18.891cm" svg:x2="14.446cm" svg:y2="18.891cm">
          <text:p/>
        </draw:line>
        <draw:line draw:style-name="gr9" draw:text-style-name="P6" draw:layer="layout" svg:x1="10.636cm" svg:y1="18.574cm" svg:x2="14.287cm" svg:y2="18.574cm">
          <text:p/>
        </draw:line>
        <draw:line draw:style-name="gr9" draw:text-style-name="P6" draw:layer="layout" svg:x1="10.477cm" svg:y1="18.256cm" svg:x2="14.128cm" svg:y2="18.256cm">
          <text:p/>
        </draw:line>
        <draw:line draw:style-name="gr9" draw:text-style-name="P6" draw:layer="layout" svg:x1="11.271cm" svg:y1="17.621cm" svg:x2="13.811cm" svg:y2="17.621cm">
          <text:p/>
        </draw:line>
        <draw:line draw:style-name="gr9" draw:text-style-name="P6" draw:layer="layout" svg:x1="11.43cm" svg:y1="17.304cm" svg:x2="13.652cm" svg:y2="17.304cm">
          <text:p/>
        </draw:line>
        <draw:line draw:style-name="gr9" draw:text-style-name="P6" draw:layer="layout" svg:x1="11.589cm" svg:y1="16.986cm" svg:x2="13.494cm" svg:y2="16.986cm">
          <text:p/>
        </draw:line>
        <draw:line draw:style-name="gr9" draw:text-style-name="P6" draw:layer="layout" svg:x1="11.747cm" svg:y1="16.669cm" svg:x2="13.334cm" svg:y2="16.669cm">
          <text:p/>
        </draw:line>
        <draw:line draw:style-name="gr9" draw:text-style-name="P6" draw:layer="layout" svg:x1="11.906cm" svg:y1="16.351cm" svg:x2="13.176cm" svg:y2="16.351cm">
          <text:p/>
        </draw:line>
        <draw:line draw:style-name="gr9" draw:text-style-name="P6" draw:layer="layout" svg:x1="12.065cm" svg:y1="16.034cm" svg:x2="13.176cm" svg:y2="16.034cm">
          <text:p/>
        </draw:line>
        <draw:line draw:style-name="gr9" draw:text-style-name="P6" draw:layer="layout" svg:x1="12.224cm" svg:y1="15.716cm" svg:x2="13.176cm" svg:y2="15.716cm">
          <text:p/>
        </draw:line>
        <draw:line draw:style-name="gr9" draw:text-style-name="P6" draw:layer="layout" svg:x1="8.414cm" svg:y1="19.844cm" svg:x2="14.923cm" svg:y2="19.844cm">
          <text:p/>
        </draw:line>
        <draw:line draw:style-name="gr9" draw:text-style-name="P6" draw:layer="layout" svg:x1="8.096cm" svg:y1="20.161cm" svg:x2="15.081cm" svg:y2="20.161cm">
          <text:p/>
        </draw:line>
        <draw:line draw:style-name="gr11" draw:text-style-name="P8" draw:layer="layout" svg:x1="5.239cm" svg:y1="25.559cm" svg:x2="6.826cm" svg:y2="25.559cm">
          <text:p/>
        </draw:line>
        <draw:line draw:style-name="gr11" draw:text-style-name="P8" draw:layer="layout" svg:x1="32.861cm" svg:y1="31.115cm" svg:x2="32.861cm" svg:y2="34.925cm">
          <text:p/>
        </draw:line>
        <draw:line draw:style-name="gr9" draw:text-style-name="P6" draw:layer="layout" svg:x1="12.382cm" svg:y1="15.399cm" svg:x2="13.176cm" svg:y2="15.399cm">
          <text:p/>
        </draw:line>
        <draw:line draw:style-name="gr11" draw:text-style-name="P8" draw:layer="layout" svg:x1="21.114cm" svg:y1="17.621cm" svg:x2="23.336cm" svg:y2="17.621cm">
          <text:p/>
        </draw:line>
        <draw:line draw:style-name="gr11" draw:text-style-name="P8" draw:layer="layout" svg:x1="12.859cm" svg:y1="21.272cm" svg:x2="14.923cm" svg:y2="21.272cm">
          <text:p/>
        </draw:line>
        <draw:line draw:style-name="gr11" draw:text-style-name="P8" draw:layer="layout" svg:x1="31.274cm" svg:y1="28.416cm" svg:x2="31.274cm" svg:y2="31.115cm">
          <text:p/>
        </draw:line>
        <draw:line draw:style-name="gr11" draw:text-style-name="P8" draw:layer="layout" svg:x1="5.874cm" svg:y1="21.272cm" svg:x2="12.859cm" svg:y2="21.272cm">
          <text:p/>
        </draw:line>
        <draw:line draw:style-name="gr11" draw:text-style-name="P8" draw:layer="layout" svg:x1="25.559cm" svg:y1="28.099cm" svg:x2="25.559cm" svg:y2="31.115cm">
          <text:p/>
        </draw:line>
        <draw:line draw:style-name="gr11" draw:text-style-name="P8" draw:layer="layout" svg:x1="32.861cm" svg:y1="26.987cm" svg:x2="32.861cm" svg:y2="31.114cm">
          <text:p/>
        </draw:line>
        <draw:line draw:style-name="gr11" draw:text-style-name="P8" draw:layer="layout" svg:x1="6.826cm" svg:y1="30.797cm" svg:x2="18.891cm" svg:y2="30.797cm">
          <text:p/>
        </draw:line>
        <draw:line draw:style-name="gr11" draw:text-style-name="P8" draw:layer="layout" svg:x1="10.795cm" svg:y1="34.925cm" svg:x2="32.861cm" svg:y2="34.925cm">
          <text:p/>
        </draw:line>
        <draw:line draw:style-name="gr11" draw:text-style-name="P8" draw:layer="layout" svg:x1="21.114cm" svg:y1="8.096cm" svg:x2="21.114cm" svg:y2="17.621cm">
          <text:p/>
        </draw:line>
        <draw:line draw:style-name="gr11" draw:text-style-name="P8" draw:layer="layout" svg:x1="6.826cm" svg:y1="25.4cm" svg:x2="18.573cm" svg:y2="25.4cm">
          <text:p/>
        </draw:line>
        <draw:path draw:style-name="gr12" draw:text-style-name="P9" draw:layer="layout" svg:width="2.032cm" svg:height="2.337cm" draw:transform="rotate (-1.89926729202023) translate (19.844cm 27.429cm)" svg:viewBox="0 0 2033 2338" svg:d="M657 2338c560-37 1099-292 1320-775 329-718-871-1067-1473-1315l-504-248">
          <text:p/>
        </draw:path>
        <draw:path draw:style-name="gr12" draw:text-style-name="P9" draw:layer="layout" svg:width="1.225cm" svg:height="0.753cm" draw:transform="rotate (-0.320966049441757) translate (28.046cm 27.297cm)" svg:viewBox="0 0 1226 754" svg:d="M0 0l544 98 418 418 264 238">
          <text:p/>
        </draw:path>
        <draw:path draw:style-name="gr12" draw:text-style-name="P9" draw:layer="layout" svg:width="0.748cm" svg:height="0.616cm" svg:x="29.766cm" svg:y="22.534cm" svg:viewBox="0 0 749 617" svg:d="M0 0l529 88 220 441v88">
          <text:p/>
        </draw:path>
        <draw:path draw:style-name="gr12" draw:text-style-name="P9" draw:layer="layout" svg:width="0.186cm" svg:height="-0.001cm" draw:transform="rotate (-0.789237887751836) translate (30.7360087995066cm 23.5919912678106cm)" svg:viewBox="0 0 187 0" svg:d="M0 0h187">
          <text:p/>
        </draw:path>
        <draw:path draw:style-name="gr12" draw:text-style-name="P9" draw:layer="layout" svg:width="1.763cm" svg:height="0.793cm" svg:x="22.357cm" svg:y="19.535cm" svg:viewBox="0 0 1764 794" svg:d="M0 0c505 208 1024 388 1500 662l264 132">
          <text:p/>
        </draw:path>
        <draw:path draw:style-name="gr12" draw:text-style-name="P9" draw:layer="layout" svg:width="3.704cm" svg:height="0.484cm" draw:transform="rotate (-1.5707963267949) translate (35.763cm 22.269cm)" svg:viewBox="0 0 3705 485" svg:d="M0 0c476 105 971 200 1456 132 528-74 992 174 1499 221l485 44 265 88">
          <text:p/>
        </draw:path>
        <draw:path draw:style-name="gr12" draw:text-style-name="P9" draw:layer="layout" svg:width="2.365cm" svg:height="0.136cm" draw:transform="rotate (-0.110304808726042) translate (16.713cm 32.897cm)" svg:viewBox="0 0 2366 137" svg:d="M0 0c537 42 1073 101 1611 132l444-4 311 9">
          <text:p/>
        </draw:path>
        <draw:path draw:style-name="gr12" draw:text-style-name="P9" draw:layer="layout" svg:width="3.042cm" svg:height="0.52cm" svg:x="11.686cm" svg:y="32.596cm" svg:viewBox="0 0 3043 521" svg:d="M0 36c886-176 1685 345 2558 353l485 88-309 44">
          <text:p/>
        </draw:path>
        <draw:path draw:style-name="gr12" draw:text-style-name="P9" draw:layer="layout" svg:width="2.449cm" svg:height="0.486cm" draw:transform="rotate (-0.164584548463065) translate (12.788cm 22.798cm)" svg:viewBox="0 0 2450 487" svg:d="M0 0c553 48 1099 176 1624 356l464 102 362 29">
          <text:p/>
        </draw:path>
        <draw:path draw:style-name="gr12" draw:text-style-name="P9" draw:layer="layout" svg:width="2.63cm" svg:height="0.454cm" draw:transform="rotate (-0.218166156499291) translate (7.276cm 22.798cm)" svg:viewBox="0 0 2631 455" svg:d="M0 0c575 66 1153 154 1703 345l502 24 426 86">
          <text:p/>
        </draw:path>
        <draw:path draw:style-name="gr12" draw:text-style-name="P9" draw:layer="layout" svg:width="3.483cm" svg:height="2.424cm" svg:x="3.528cm" svg:y="23.195cm" svg:viewBox="0 0 3484 2425" svg:d="M0 0c711 214 1163 822 1808 1146l794 573 573 486 309 220">
          <text:p/>
        </draw:path>
        <draw:path draw:style-name="gr12" draw:text-style-name="P9" draw:layer="layout" svg:width="2.38cm" svg:height="6.085cm" svg:x="17.198cm" svg:y="7.276cm" svg:viewBox="0 0 2381 6086" svg:d="M0 0c771 222 760 1101 926 1720 167 622 380 1172 573 1764 190 583 480 1132 662 1720l220 485v397">
          <text:p/>
        </draw:path>
        <draw:path draw:style-name="gr12" draw:text-style-name="P9" draw:layer="layout" svg:width="5.569cm" svg:height="4.081cm" draw:transform="skewX (1.63841513372301E-016) rotate (-0.586256095744895) translate (17.374cm 15.699cm)" svg:viewBox="0 0 5570 4082" svg:d="M0 0c806 163 1420 763 2078 1214 603 415 1084 929 1746 1275 527 277 913 766 1355 1165l318 318 73 110">
          <text:p/>
        </draw:path>
        <draw:path draw:style-name="gr12" draw:text-style-name="P9" draw:layer="layout" svg:width="3.791cm" svg:height="2.901cm" svg:x="6.571cm" svg:y="8.828cm" svg:viewBox="0 0 3792 2902" svg:d="M0 36c782-229 884 686 1367 1014 481 327 689 990 1278 1191l838 661 309-309">
          <text:p/>
        </draw:path>
        <draw:path draw:style-name="gr12" draw:text-style-name="P9" draw:layer="layout" svg:width="4.408cm" svg:height="2.14cm" svg:x="7.1cm" svg:y="14.881cm" svg:viewBox="0 0 4409 2141" svg:d="M0 24c539-123 1036 243 1411 573 646 569 1512 740 2205 1235l617 221 176 88">
          <text:p/>
        </draw:path>
        <draw:path draw:style-name="gr12" draw:text-style-name="P9" draw:layer="layout" svg:width="1.807cm" svg:height="3.527cm" svg:x="29.016cm" svg:y="20.858cm" svg:viewBox="0 0 1808 3528" svg:d="M0 0c609 279 943 907 1147 1500 161 470 323 940 485 1411l176 529v88">
          <text:p/>
        </draw:path>
        <draw:path draw:style-name="gr12" draw:text-style-name="P9" draw:layer="layout" svg:width="3.042cm" svg:height="6.261cm" svg:x="26.855cm" svg:y="25.753cm" svg:viewBox="0 0 3043 6262" svg:d="M0 0c334 521 271 1178 529 1720 258 541 538 1070 838 1587 326 562 410 1237 882 1720l265 574 353 485 176 176">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sv" fo:country="S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an_20_fyllning_20_och_20_utan_20_linjer" style:display-name="Objekt utan fyllning och utan linjer"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52.499cm" fo:page-height="37.12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1-26T03:14:34.408000000</dc:date>
    <meta:editing-duration>PT1H4M49S</meta:editing-duration>
    <meta:editing-cycles>2</meta:editing-cycles>
    <meta:generator>LibreOffice/5.4.1.2$Windows_x86 LibreOffice_project/ea7cb86e6eeb2bf3a5af73a8f7777ac570321527</meta:generator>
    <meta:document-statistic meta:object-count="7744"/>
  </office:meta>
</office:document-meta>
</file>